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Optimal</text:p>
          </table:table-cell>
          <table:table-cell office:value-type="string">
            <text:p>A*</text:p>
          </table:table-cell>
          <table:table-cell office:value-type="string">
            <text:p>A* Ratio</text:p>
          </table:table-cell>
          <table:table-cell office:value-type="string">
            <text:p>A* PS</text:p>
          </table:table-cell>
          <table:table-cell office:value-type="string">
            <text:p>A* PS Ratio</text:p>
          </table:table-cell>
          <table:table-cell office:value-type="string">
            <text:p>Theta*</text:p>
          </table:table-cell>
          <table:table-cell office:value-type="string">
            <text:p>Theta* Ratio</text:p>
          </table:table-cell>
          <table:table-cell office:value-type="string">
            <text:p>RDP</text:p>
          </table:table-cell>
          <table:table-cell office:value-type="string">
            <text:p>RDP Ratio</text:p>
          </table:table-cell>
          <table:table-cell office:value-type="string">
            <text:p>RPF</text:p>
          </table:table-cell>
          <table:table-cell office:value-type="string">
            <text:p>RPF Ratio</text:p>
          </table:table-cell>
          <table:table-cell/>
          <table:table-cell office:value-type="string">
            <text:p>vs. A*</text:p>
          </table:table-cell>
          <table:table-cell office:value-type="string">
            <text:p>vs. A* PS</text:p>
          </table:table-cell>
          <table:table-cell office:value-type="string">
            <text:p>vs. Theta*</text:p>
          </table:table-cell>
          <table:table-cell office:value-type="string">
            <text:p>vs. RDP</text:p>
          </table:table-cell>
        </table:table-row>
        <table:table-row table:style-name="ro1">
          <table:table-cell office:value-type="float" office:value="196.65">
            <text:p>196.65</text:p>
          </table:table-cell>
          <table:table-cell office:value-type="float" office:value="206.65">
            <text:p>206.65</text:p>
          </table:table-cell>
          <table:table-cell table:formula="of:=[.B2]/[.A2]" office:value-type="float" office:value="1.05085176709891">
            <text:p>1.05</text:p>
          </table:table-cell>
          <table:table-cell office:value-type="float" office:value="195.82">
            <text:p>195.82</text:p>
          </table:table-cell>
          <table:table-cell table:formula="of:=[.D2]/[.A2]" office:value-type="float" office:value="0.995779303330791">
            <text:p>1</text:p>
          </table:table-cell>
          <table:table-cell office:value-type="float" office:value="195.82">
            <text:p>195.82</text:p>
          </table:table-cell>
          <table:table-cell table:formula="of:=[.F2]/[.A2]" office:value-type="float" office:value="0.995779303330791">
            <text:p>1</text:p>
          </table:table-cell>
          <table:table-cell office:value-type="float" office:value="203.82">
            <text:p>203.82</text:p>
          </table:table-cell>
          <table:table-cell table:formula="of:=[.H2]/[.A2]" office:value-type="float" office:value="1.03646071700992">
            <text:p>1.04</text:p>
          </table:table-cell>
          <table:table-cell office:value-type="float" office:value="196.41">
            <text:p>196.41</text:p>
          </table:table-cell>
          <table:table-cell table:formula="of:=[.J2]/[.A2]" office:value-type="float" office:value="0.998779557589626">
            <text:p>1</text:p>
          </table:table-cell>
          <table:table-cell/>
          <table:table-cell table:formula="of:=TTEST([.C2:.C1264];[.K2:.K1264];2;2)" office:value-type="float" office:value="2.40774555706122E-044">
            <text:p>0</text:p>
          </table:table-cell>
          <table:table-cell table:formula="of:=TTEST([.D2:.D1264];[.K2:.K1264];2;2)" office:value-type="float" office:value="0">
            <text:p>0</text:p>
          </table:table-cell>
          <table:table-cell table:formula="of:=TTEST([.E2:.E1264];[.K2:.K1264];2;2)" office:value-type="float" office:value="0.00514318347109975">
            <text:p>0.01</text:p>
          </table:table-cell>
          <table:table-cell table:formula="of:=TTEST([.F2:.F1264];[.K2:.K1264];2;1)" office:value-type="float" office:value="0">
            <text:p>0</text:p>
          </table:table-cell>
        </table:table-row>
        <table:table-row table:style-name="ro1">
          <table:table-cell office:value-type="float" office:value="57.6">
            <text:p>57.6</text:p>
          </table:table-cell>
          <table:table-cell office:value-type="float" office:value="70.28">
            <text:p>70.28</text:p>
          </table:table-cell>
          <table:table-cell table:formula="of:=[.B3]/[.A3]" office:value-type="float" office:value="1.22013888888889">
            <text:p>1.22</text:p>
          </table:table-cell>
          <table:table-cell office:value-type="float" office:value="57.36">
            <text:p>57.36</text:p>
          </table:table-cell>
          <table:table-cell table:formula="of:=[.D3]/[.A3]" office:value-type="float" office:value="0.995833333333333">
            <text:p>1</text:p>
          </table:table-cell>
          <table:table-cell office:value-type="float" office:value="57.36">
            <text:p>57.36</text:p>
          </table:table-cell>
          <table:table-cell table:formula="of:=[.F3]/[.A3]" office:value-type="float" office:value="0.995833333333333">
            <text:p>1</text:p>
          </table:table-cell>
          <table:table-cell office:value-type="float" office:value="70.28">
            <text:p>70.28</text:p>
          </table:table-cell>
          <table:table-cell table:formula="of:=[.H3]/[.A3]" office:value-type="float" office:value="1.22013888888889">
            <text:p>1.22</text:p>
          </table:table-cell>
          <table:table-cell office:value-type="float" office:value="57.36">
            <text:p>57.36</text:p>
          </table:table-cell>
          <table:table-cell table:formula="of:=[.J3]/[.A3]" office:value-type="float" office:value="0.995833333333333">
            <text:p>1</text:p>
          </table:table-cell>
          <table:table-cell table:number-columns-repeated="5"/>
        </table:table-row>
        <table:table-row table:style-name="ro1">
          <table:table-cell office:value-type="float" office:value="206.53">
            <text:p>206.53</text:p>
          </table:table-cell>
          <table:table-cell office:value-type="float" office:value="217.94">
            <text:p>217.94</text:p>
          </table:table-cell>
          <table:table-cell table:formula="of:=[.B4]/[.A4]" office:value-type="float" office:value="1.05524621120418">
            <text:p>1.06</text:p>
          </table:table-cell>
          <table:table-cell office:value-type="float" office:value="205.7">
            <text:p>205.7</text:p>
          </table:table-cell>
          <table:table-cell table:formula="of:=[.D4]/[.A4]" office:value-type="float" office:value="0.995981213383044">
            <text:p>1</text:p>
          </table:table-cell>
          <table:table-cell office:value-type="float" office:value="205.7">
            <text:p>205.7</text:p>
          </table:table-cell>
          <table:table-cell table:formula="of:=[.F4]/[.A4]" office:value-type="float" office:value="0.995981213383044">
            <text:p>1</text:p>
          </table:table-cell>
          <table:table-cell office:value-type="float" office:value="217.94">
            <text:p>217.94</text:p>
          </table:table-cell>
          <table:table-cell table:formula="of:=[.H4]/[.A4]" office:value-type="float" office:value="1.05524621120418">
            <text:p>1.06</text:p>
          </table:table-cell>
          <table:table-cell office:value-type="float" office:value="208.18">
            <text:p>208.18</text:p>
          </table:table-cell>
          <table:table-cell table:formula="of:=[.J4]/[.A4]" office:value-type="float" office:value="1.00798915411805">
            <text:p>1.01</text:p>
          </table:table-cell>
          <table:table-cell table:number-columns-repeated="5"/>
        </table:table-row>
        <table:table-row table:style-name="ro1">
          <table:table-cell office:value-type="float" office:value="62.43">
            <text:p>62.43</text:p>
          </table:table-cell>
          <table:table-cell office:value-type="float" office:value="67.11">
            <text:p>67.11</text:p>
          </table:table-cell>
          <table:table-cell table:formula="of:=[.B5]/[.A5]" office:value-type="float" office:value="1.07496395963479">
            <text:p>1.07</text:p>
          </table:table-cell>
          <table:table-cell office:value-type="float" office:value="62.18">
            <text:p>62.18</text:p>
          </table:table-cell>
          <table:table-cell table:formula="of:=[.D5]/[.A5]" office:value-type="float" office:value="0.995995514976774">
            <text:p>1</text:p>
          </table:table-cell>
          <table:table-cell office:value-type="float" office:value="62.18">
            <text:p>62.18</text:p>
          </table:table-cell>
          <table:table-cell table:formula="of:=[.F5]/[.A5]" office:value-type="float" office:value="0.995995514976774">
            <text:p>1</text:p>
          </table:table-cell>
          <table:table-cell office:value-type="float" office:value="67.11">
            <text:p>67.11</text:p>
          </table:table-cell>
          <table:table-cell table:formula="of:=[.H5]/[.A5]" office:value-type="float" office:value="1.07496395963479">
            <text:p>1.07</text:p>
          </table:table-cell>
          <table:table-cell office:value-type="float" office:value="62.18">
            <text:p>62.18</text:p>
          </table:table-cell>
          <table:table-cell table:formula="of:=[.J5]/[.A5]" office:value-type="float" office:value="0.995995514976774">
            <text:p>1</text:p>
          </table:table-cell>
          <table:table-cell table:number-columns-repeated="5"/>
        </table:table-row>
        <table:table-row table:style-name="ro1">
          <table:table-cell office:value-type="float" office:value="140.36">
            <text:p>140.36</text:p>
          </table:table-cell>
          <table:table-cell office:value-type="float" office:value="162.56">
            <text:p>162.56</text:p>
          </table:table-cell>
          <table:table-cell table:formula="of:=[.B6]/[.A6]" office:value-type="float" office:value="1.15816471929325">
            <text:p>1.16</text:p>
          </table:table-cell>
          <table:table-cell office:value-type="float" office:value="145.28">
            <text:p>145.28</text:p>
          </table:table-cell>
          <table:table-cell table:formula="of:=[.D6]/[.A6]" office:value-type="float" office:value="1.0350527215731">
            <text:p>1.04</text:p>
          </table:table-cell>
          <table:table-cell office:value-type="float" office:value="140.11">
            <text:p>140.11</text:p>
          </table:table-cell>
          <table:table-cell table:formula="of:=[.F6]/[.A6]" office:value-type="float" office:value="0.998218865773725">
            <text:p>1</text:p>
          </table:table-cell>
          <table:table-cell office:value-type="float" office:value="162.56">
            <text:p>162.56</text:p>
          </table:table-cell>
          <table:table-cell table:formula="of:=[.H6]/[.A6]" office:value-type="float" office:value="1.15816471929325">
            <text:p>1.16</text:p>
          </table:table-cell>
          <table:table-cell office:value-type="float" office:value="140.7">
            <text:p>140.7</text:p>
          </table:table-cell>
          <table:table-cell table:formula="of:=[.J6]/[.A6]" office:value-type="float" office:value="1.00242234254773">
            <text:p>1</text:p>
          </table:table-cell>
          <table:table-cell table:number-columns-repeated="5"/>
        </table:table-row>
        <table:table-row table:style-name="ro1">
          <table:table-cell office:value-type="float" office:value="275.63">
            <text:p>275.63</text:p>
          </table:table-cell>
          <table:table-cell office:value-type="float" office:value="287.05">
            <text:p>287.05</text:p>
          </table:table-cell>
          <table:table-cell table:formula="of:=[.B7]/[.A7]" office:value-type="float" office:value="1.04143235496862">
            <text:p>1.04</text:p>
          </table:table-cell>
          <table:table-cell office:value-type="float" office:value="280.46">
            <text:p>280.46</text:p>
          </table:table-cell>
          <table:table-cell table:formula="of:=[.D7]/[.A7]" office:value-type="float" office:value="1.01752349163734">
            <text:p>1.02</text:p>
          </table:table-cell>
          <table:table-cell office:value-type="float" office:value="275.15">
            <text:p>275.15</text:p>
          </table:table-cell>
          <table:table-cell table:formula="of:=[.F7]/[.A7]" office:value-type="float" office:value="0.998258534992563">
            <text:p>1</text:p>
          </table:table-cell>
          <table:table-cell office:value-type="float" office:value="287.05">
            <text:p>287.05</text:p>
          </table:table-cell>
          <table:table-cell table:formula="of:=[.H7]/[.A7]" office:value-type="float" office:value="1.04143235496862">
            <text:p>1.04</text:p>
          </table:table-cell>
          <table:table-cell office:value-type="float" office:value="277.05">
            <text:p>277.05</text:p>
          </table:table-cell>
          <table:table-cell table:formula="of:=[.J7]/[.A7]" office:value-type="float" office:value="1.00515183398034">
            <text:p>1.01</text:p>
          </table:table-cell>
          <table:table-cell table:number-columns-repeated="5"/>
        </table:table-row>
        <table:table-row table:style-name="ro1">
          <table:table-cell office:value-type="float" office:value="150.89">
            <text:p>150.89</text:p>
          </table:table-cell>
          <table:table-cell office:value-type="float" office:value="166.31">
            <text:p>166.31</text:p>
          </table:table-cell>
          <table:table-cell table:formula="of:=[.B8]/[.A8]" office:value-type="float" office:value="1.10219365100404">
            <text:p>1.1</text:p>
          </table:table-cell>
          <table:table-cell office:value-type="float" office:value="150.65">
            <text:p>150.65</text:p>
          </table:table-cell>
          <table:table-cell table:formula="of:=[.D8]/[.A8]" office:value-type="float" office:value="0.998409437338459">
            <text:p>1</text:p>
          </table:table-cell>
          <table:table-cell office:value-type="float" office:value="150.65">
            <text:p>150.65</text:p>
          </table:table-cell>
          <table:table-cell table:formula="of:=[.F8]/[.A8]" office:value-type="float" office:value="0.998409437338459">
            <text:p>1</text:p>
          </table:table-cell>
          <table:table-cell office:value-type="float" office:value="166.31">
            <text:p>166.31</text:p>
          </table:table-cell>
          <table:table-cell table:formula="of:=[.H8]/[.A8]" office:value-type="float" office:value="1.10219365100404">
            <text:p>1.1</text:p>
          </table:table-cell>
          <table:table-cell office:value-type="float" office:value="150.65">
            <text:p>150.65</text:p>
          </table:table-cell>
          <table:table-cell table:formula="of:=[.J8]/[.A8]" office:value-type="float" office:value="0.998409437338459">
            <text:p>1</text:p>
          </table:table-cell>
          <table:table-cell table:number-columns-repeated="5"/>
        </table:table-row>
        <table:table-row table:style-name="ro1">
          <table:table-cell office:value-type="float" office:value="162.47">
            <text:p>162.47</text:p>
          </table:table-cell>
          <table:table-cell office:value-type="float" office:value="171.74">
            <text:p>171.74</text:p>
          </table:table-cell>
          <table:table-cell table:formula="of:=[.B9]/[.A9]" office:value-type="float" office:value="1.05705668738844">
            <text:p>1.06</text:p>
          </table:table-cell>
          <table:table-cell office:value-type="float" office:value="162.23">
            <text:p>162.23</text:p>
          </table:table-cell>
          <table:table-cell table:formula="of:=[.D9]/[.A9]" office:value-type="float" office:value="0.998522804210008">
            <text:p>1</text:p>
          </table:table-cell>
          <table:table-cell office:value-type="float" office:value="162.23">
            <text:p>162.23</text:p>
          </table:table-cell>
          <table:table-cell table:formula="of:=[.F9]/[.A9]" office:value-type="float" office:value="0.998522804210008">
            <text:p>1</text:p>
          </table:table-cell>
          <table:table-cell office:value-type="float" office:value="169.4">
            <text:p>169.4</text:p>
          </table:table-cell>
          <table:table-cell table:formula="of:=[.H9]/[.A9]" office:value-type="float" office:value="1.04265402843602">
            <text:p>1.04</text:p>
          </table:table-cell>
          <table:table-cell office:value-type="float" office:value="162.23">
            <text:p>162.23</text:p>
          </table:table-cell>
          <table:table-cell table:formula="of:=[.J9]/[.A9]" office:value-type="float" office:value="0.998522804210008">
            <text:p>1</text:p>
          </table:table-cell>
          <table:table-cell table:number-columns-repeated="5"/>
        </table:table-row>
        <table:table-row table:style-name="ro1">
          <table:table-cell office:value-type="float" office:value="166.98">
            <text:p>166.98</text:p>
          </table:table-cell>
          <table:table-cell office:value-type="float" office:value="198.88">
            <text:p>198.88</text:p>
          </table:table-cell>
          <table:table-cell table:formula="of:=[.B10]/[.A10]" office:value-type="float" office:value="1.19104084321476">
            <text:p>1.19</text:p>
          </table:table-cell>
          <table:table-cell office:value-type="float" office:value="170.74">
            <text:p>170.74</text:p>
          </table:table-cell>
          <table:table-cell table:formula="of:=[.D10]/[.A10]" office:value-type="float" office:value="1.02251766678644">
            <text:p>1.02</text:p>
          </table:table-cell>
          <table:table-cell office:value-type="float" office:value="166.74">
            <text:p>166.74</text:p>
          </table:table-cell>
          <table:table-cell table:formula="of:=[.F10]/[.A10]" office:value-type="float" office:value="0.998562702120015">
            <text:p>1</text:p>
          </table:table-cell>
          <table:table-cell office:value-type="float" office:value="198.88">
            <text:p>198.88</text:p>
          </table:table-cell>
          <table:table-cell table:formula="of:=[.H10]/[.A10]" office:value-type="float" office:value="1.19104084321476">
            <text:p>1.19</text:p>
          </table:table-cell>
          <table:table-cell office:value-type="float" office:value="166.74">
            <text:p>166.74</text:p>
          </table:table-cell>
          <table:table-cell table:formula="of:=[.J10]/[.A10]" office:value-type="float" office:value="0.998562702120015">
            <text:p>1</text:p>
          </table:table-cell>
          <table:table-cell table:number-columns-repeated="5"/>
        </table:table-row>
        <table:table-row table:style-name="ro1">
          <table:table-cell office:value-type="float" office:value="169.69">
            <text:p>169.69</text:p>
          </table:table-cell>
          <table:table-cell office:value-type="float" office:value="179.21">
            <text:p>179.21</text:p>
          </table:table-cell>
          <table:table-cell table:formula="of:=[.B11]/[.A11]" office:value-type="float" office:value="1.05610230420178">
            <text:p>1.06</text:p>
          </table:table-cell>
          <table:table-cell office:value-type="float" office:value="170.04">
            <text:p>170.04</text:p>
          </table:table-cell>
          <table:table-cell table:formula="of:=[.D11]/[.A11]" office:value-type="float" office:value="1.0020625847133">
            <text:p>1</text:p>
          </table:table-cell>
          <table:table-cell office:value-type="float" office:value="169.45">
            <text:p>169.45</text:p>
          </table:table-cell>
          <table:table-cell table:formula="of:=[.F11]/[.A11]" office:value-type="float" office:value="0.998585656196594">
            <text:p>1</text:p>
          </table:table-cell>
          <table:table-cell office:value-type="float" office:value="175.69">
            <text:p>175.69</text:p>
          </table:table-cell>
          <table:table-cell table:formula="of:=[.H11]/[.A11]" office:value-type="float" office:value="1.03535859508516">
            <text:p>1.04</text:p>
          </table:table-cell>
          <table:table-cell office:value-type="float" office:value="169.45">
            <text:p>169.45</text:p>
          </table:table-cell>
          <table:table-cell table:formula="of:=[.J11]/[.A11]" office:value-type="float" office:value="0.998585656196594">
            <text:p>1</text:p>
          </table:table-cell>
          <table:table-cell table:number-columns-repeated="5"/>
        </table:table-row>
        <table:table-row table:style-name="ro1">
          <table:table-cell office:value-type="float" office:value="187.44">
            <text:p>187.44</text:p>
          </table:table-cell>
          <table:table-cell office:value-type="float" office:value="196.12">
            <text:p>196.12</text:p>
          </table:table-cell>
          <table:table-cell table:formula="of:=[.B12]/[.A12]" office:value-type="float" office:value="1.04630815194195">
            <text:p>1.05</text:p>
          </table:table-cell>
          <table:table-cell office:value-type="float" office:value="190.12">
            <text:p>190.12</text:p>
          </table:table-cell>
          <table:table-cell table:formula="of:=[.D12]/[.A12]" office:value-type="float" office:value="1.01429790866411">
            <text:p>1.01</text:p>
          </table:table-cell>
          <table:table-cell office:value-type="float" office:value="187.2">
            <text:p>187.2</text:p>
          </table:table-cell>
          <table:table-cell table:formula="of:=[.F12]/[.A12]" office:value-type="float" office:value="0.998719590268886">
            <text:p>1</text:p>
          </table:table-cell>
          <table:table-cell office:value-type="float" office:value="196.12">
            <text:p>196.12</text:p>
          </table:table-cell>
          <table:table-cell table:formula="of:=[.H12]/[.A12]" office:value-type="float" office:value="1.04630815194195">
            <text:p>1.05</text:p>
          </table:table-cell>
          <table:table-cell office:value-type="float" office:value="189.54">
            <text:p>189.54</text:p>
          </table:table-cell>
          <table:table-cell table:formula="of:=[.J12]/[.A12]" office:value-type="float" office:value="1.01120358514725">
            <text:p>1.01</text:p>
          </table:table-cell>
          <table:table-cell table:number-columns-repeated="5"/>
        </table:table-row>
        <table:table-row table:style-name="ro1">
          <table:table-cell office:value-type="float" office:value="345.4">
            <text:p>345.4</text:p>
          </table:table-cell>
          <table:table-cell office:value-type="float" office:value="348.33">
            <text:p>348.33</text:p>
          </table:table-cell>
          <table:table-cell table:formula="of:=[.B13]/[.A13]" office:value-type="float" office:value="1.00848291835553">
            <text:p>1.01</text:p>
          </table:table-cell>
          <table:table-cell office:value-type="float" office:value="344.57">
            <text:p>344.57</text:p>
          </table:table-cell>
          <table:table-cell table:formula="of:=[.D13]/[.A13]" office:value-type="float" office:value="0.997596988998263">
            <text:p>1</text:p>
          </table:table-cell>
          <table:table-cell office:value-type="float" office:value="345.15">
            <text:p>345.15</text:p>
          </table:table-cell>
          <table:table-cell table:formula="of:=[.F13]/[.A13]" office:value-type="float" office:value="0.999276201505501">
            <text:p>1</text:p>
          </table:table-cell>
          <table:table-cell office:value-type="float" office:value="348.33">
            <text:p>348.33</text:p>
          </table:table-cell>
          <table:table-cell table:formula="of:=[.H13]/[.A13]" office:value-type="float" office:value="1.00848291835553">
            <text:p>1.01</text:p>
          </table:table-cell>
          <table:table-cell office:value-type="float" office:value="345.15">
            <text:p>345.15</text:p>
          </table:table-cell>
          <table:table-cell table:formula="of:=[.J13]/[.A13]" office:value-type="float" office:value="0.99927620150550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6.83">
            <text:p>6.83</text:p>
          </table:table-cell>
          <table:table-cell table:formula="of:=[.B14]/[.A14]" office:value-type="float" office:value="2.41342756183746">
            <text:p>2.41</text:p>
          </table:table-cell>
          <table:table-cell office:value-type="float" office:value="2.83">
            <text:p>2.83</text:p>
          </table:table-cell>
          <table:table-cell table:formula="of:=[.D14]/[.A14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4]/[.A14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4]/[.A14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4]/[.A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6.83">
            <text:p>6.83</text:p>
          </table:table-cell>
          <table:table-cell table:formula="of:=[.B15]/[.A15]" office:value-type="float" office:value="2.41342756183746">
            <text:p>2.41</text:p>
          </table:table-cell>
          <table:table-cell office:value-type="float" office:value="2.83">
            <text:p>2.83</text:p>
          </table:table-cell>
          <table:table-cell table:formula="of:=[.D15]/[.A1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5]/[.A1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5]/[.A1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5]/[.A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5.41">
            <text:p>5.41</text:p>
          </table:table-cell>
          <table:table-cell table:formula="of:=[.B16]/[.A16]" office:value-type="float" office:value="1.91166077738516">
            <text:p>1.91</text:p>
          </table:table-cell>
          <table:table-cell office:value-type="float" office:value="2.83">
            <text:p>2.83</text:p>
          </table:table-cell>
          <table:table-cell table:formula="of:=[.D16]/[.A16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6]/[.A16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6]/[.A16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6]/[.A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5.41">
            <text:p>5.41</text:p>
          </table:table-cell>
          <table:table-cell table:formula="of:=[.B17]/[.A17]" office:value-type="float" office:value="1.91166077738516">
            <text:p>1.91</text:p>
          </table:table-cell>
          <table:table-cell office:value-type="float" office:value="2.83">
            <text:p>2.83</text:p>
          </table:table-cell>
          <table:table-cell table:formula="of:=[.D17]/[.A1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7]/[.A1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7]/[.A1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7]/[.A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4.83">
            <text:p>4.83</text:p>
          </table:table-cell>
          <table:table-cell table:formula="of:=[.B18]/[.A18]" office:value-type="float" office:value="1.70671378091873">
            <text:p>1.71</text:p>
          </table:table-cell>
          <table:table-cell office:value-type="float" office:value="2.83">
            <text:p>2.83</text:p>
          </table:table-cell>
          <table:table-cell table:formula="of:=[.D18]/[.A18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8]/[.A18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8]/[.A18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8]/[.A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4">
            <text:p>4</text:p>
          </table:table-cell>
          <table:table-cell table:formula="of:=[.B19]/[.A19]" office:value-type="float" office:value="1.41342756183746">
            <text:p>1.41</text:p>
          </table:table-cell>
          <table:table-cell office:value-type="float" office:value="2.83">
            <text:p>2.83</text:p>
          </table:table-cell>
          <table:table-cell table:formula="of:=[.D19]/[.A19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9]/[.A19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9]/[.A19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9]/[.A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12.41">
            <text:p>12.41</text:p>
          </table:table-cell>
          <table:table-cell table:formula="of:=[.B20]/[.A20]" office:value-type="float" office:value="3.2402088772846">
            <text:p>3.24</text:p>
          </table:table-cell>
          <table:table-cell office:value-type="float" office:value="3.83">
            <text:p>3.83</text:p>
          </table:table-cell>
          <table:table-cell table:formula="of:=[.D20]/[.A20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F20]/[.A20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H20]/[.A20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J20]/[.A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7.24">
            <text:p>7.24</text:p>
          </table:table-cell>
          <table:table-cell table:formula="of:=[.B21]/[.A21]" office:value-type="float" office:value="1.89033942558747">
            <text:p>1.89</text:p>
          </table:table-cell>
          <table:table-cell office:value-type="float" office:value="3.83">
            <text:p>3.83</text:p>
          </table:table-cell>
          <table:table-cell table:formula="of:=[.D21]/[.A21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F21]/[.A21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H21]/[.A21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J21]/[.A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34.49">
            <text:p>34.49</text:p>
          </table:table-cell>
          <table:table-cell table:formula="of:=[.B22]/[.A22]" office:value-type="float" office:value="5.0497803806735">
            <text:p>5.05</text:p>
          </table:table-cell>
          <table:table-cell office:value-type="float" office:value="6.83">
            <text:p>6.83</text:p>
          </table:table-cell>
          <table:table-cell table:formula="of:=[.D22]/[.A22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F22]/[.A22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H22]/[.A22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J22]/[.A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8">
            <text:p>8</text:p>
          </table:table-cell>
          <table:table-cell table:formula="of:=[.B23]/[.A23]" office:value-type="float" office:value="1.17130307467057">
            <text:p>1.17</text:p>
          </table:table-cell>
          <table:table-cell office:value-type="float" office:value="6.83">
            <text:p>6.83</text:p>
          </table:table-cell>
          <table:table-cell table:formula="of:=[.D23]/[.A23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F23]/[.A23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H23]/[.A23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J23]/[.A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7.41">
            <text:p>7.41</text:p>
          </table:table-cell>
          <table:table-cell table:formula="of:=[.B24]/[.A24]" office:value-type="float" office:value="1.08491947291362">
            <text:p>1.08</text:p>
          </table:table-cell>
          <table:table-cell office:value-type="float" office:value="6.83">
            <text:p>6.83</text:p>
          </table:table-cell>
          <table:table-cell table:formula="of:=[.D24]/[.A24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F24]/[.A24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H24]/[.A24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J24]/[.A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25.31">
            <text:p>25.31</text:p>
          </table:table-cell>
          <table:table-cell table:formula="of:=[.B25]/[.A25]" office:value-type="float" office:value="3.57991513437058">
            <text:p>3.58</text:p>
          </table:table-cell>
          <table:table-cell office:value-type="float" office:value="7.07">
            <text:p>7.07</text:p>
          </table:table-cell>
          <table:table-cell table:formula="of:=[.D25]/[.A25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F25]/[.A25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H25]/[.A25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J25]/[.A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15.56">
            <text:p>15.56</text:p>
          </table:table-cell>
          <table:table-cell table:formula="of:=[.B26]/[.A26]" office:value-type="float" office:value="2.2008486562942">
            <text:p>2.2</text:p>
          </table:table-cell>
          <table:table-cell office:value-type="float" office:value="7.07">
            <text:p>7.07</text:p>
          </table:table-cell>
          <table:table-cell table:formula="of:=[.D26]/[.A26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F26]/[.A26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H26]/[.A26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J26]/[.A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9.07">
            <text:p>9.07</text:p>
          </table:table-cell>
          <table:table-cell table:formula="of:=[.B27]/[.A27]" office:value-type="float" office:value="1.28288543140028">
            <text:p>1.28</text:p>
          </table:table-cell>
          <table:table-cell office:value-type="float" office:value="7.07">
            <text:p>7.07</text:p>
          </table:table-cell>
          <table:table-cell table:formula="of:=[.D27]/[.A2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F27]/[.A2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H27]/[.A2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J27]/[.A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17.83">
            <text:p>17.83</text:p>
          </table:table-cell>
          <table:table-cell table:formula="of:=[.B28]/[.A28]" office:value-type="float" office:value="2.46270718232044">
            <text:p>2.46</text:p>
          </table:table-cell>
          <table:table-cell office:value-type="float" office:value="7.24">
            <text:p>7.24</text:p>
          </table:table-cell>
          <table:table-cell table:formula="of:=[.D28]/[.A28]" office:value-type="float" office:value="1">
            <text:p>1</text:p>
          </table:table-cell>
          <table:table-cell office:value-type="float" office:value="7.24">
            <text:p>7.24</text:p>
          </table:table-cell>
          <table:table-cell table:formula="of:=[.F28]/[.A28]" office:value-type="float" office:value="1">
            <text:p>1</text:p>
          </table:table-cell>
          <table:table-cell office:value-type="float" office:value="7.24">
            <text:p>7.24</text:p>
          </table:table-cell>
          <table:table-cell table:formula="of:=[.H28]/[.A28]" office:value-type="float" office:value="1">
            <text:p>1</text:p>
          </table:table-cell>
          <table:table-cell office:value-type="float" office:value="7.24">
            <text:p>7.24</text:p>
          </table:table-cell>
          <table:table-cell table:formula="of:=[.J28]/[.A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14.83">
            <text:p>14.83</text:p>
          </table:table-cell>
          <table:table-cell table:formula="of:=[.B29]/[.A29]" office:value-type="float" office:value="2.00134952766532">
            <text:p>2</text:p>
          </table:table-cell>
          <table:table-cell office:value-type="float" office:value="7.41">
            <text:p>7.41</text:p>
          </table:table-cell>
          <table:table-cell table:formula="of:=[.D29]/[.A29]" office:value-type="float" office:value="1">
            <text:p>1</text:p>
          </table:table-cell>
          <table:table-cell office:value-type="float" office:value="7.41">
            <text:p>7.41</text:p>
          </table:table-cell>
          <table:table-cell table:formula="of:=[.F29]/[.A29]" office:value-type="float" office:value="1">
            <text:p>1</text:p>
          </table:table-cell>
          <table:table-cell office:value-type="float" office:value="7.41">
            <text:p>7.41</text:p>
          </table:table-cell>
          <table:table-cell table:formula="of:=[.H29]/[.A29]" office:value-type="float" office:value="1">
            <text:p>1</text:p>
          </table:table-cell>
          <table:table-cell office:value-type="float" office:value="7.41">
            <text:p>7.41</text:p>
          </table:table-cell>
          <table:table-cell table:formula="of:=[.J29]/[.A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14">
            <text:p>14</text:p>
          </table:table-cell>
          <table:table-cell table:formula="of:=[.B30]/[.A30]" office:value-type="float" office:value="1.82767624020888">
            <text:p>1.83</text:p>
          </table:table-cell>
          <table:table-cell office:value-type="float" office:value="7.66">
            <text:p>7.66</text:p>
          </table:table-cell>
          <table:table-cell table:formula="of:=[.D30]/[.A30]" office:value-type="float" office:value="1">
            <text:p>1</text:p>
          </table:table-cell>
          <table:table-cell office:value-type="float" office:value="7.66">
            <text:p>7.66</text:p>
          </table:table-cell>
          <table:table-cell table:formula="of:=[.F30]/[.A30]" office:value-type="float" office:value="1">
            <text:p>1</text:p>
          </table:table-cell>
          <table:table-cell office:value-type="float" office:value="7.66">
            <text:p>7.66</text:p>
          </table:table-cell>
          <table:table-cell table:formula="of:=[.H30]/[.A30]" office:value-type="float" office:value="1">
            <text:p>1</text:p>
          </table:table-cell>
          <table:table-cell office:value-type="float" office:value="7.66">
            <text:p>7.66</text:p>
          </table:table-cell>
          <table:table-cell table:formula="of:=[.J30]/[.A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9">
            <text:p>9</text:p>
          </table:table-cell>
          <table:table-cell table:formula="of:=[.B31]/[.A31]" office:value-type="float" office:value="1.14942528735632">
            <text:p>1.15</text:p>
          </table:table-cell>
          <table:table-cell office:value-type="float" office:value="7.83">
            <text:p>7.83</text:p>
          </table:table-cell>
          <table:table-cell table:formula="of:=[.D31]/[.A31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F31]/[.A31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H31]/[.A31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J31]/[.A3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17">
            <text:p>17</text:p>
          </table:table-cell>
          <table:table-cell table:formula="of:=[.B32]/[.A32]" office:value-type="float" office:value="2.10656753407683">
            <text:p>2.11</text:p>
          </table:table-cell>
          <table:table-cell office:value-type="float" office:value="8.07">
            <text:p>8.07</text:p>
          </table:table-cell>
          <table:table-cell table:formula="of:=[.D32]/[.A32]" office:value-type="float" office:value="1">
            <text:p>1</text:p>
          </table:table-cell>
          <table:table-cell office:value-type="float" office:value="8.07">
            <text:p>8.07</text:p>
          </table:table-cell>
          <table:table-cell table:formula="of:=[.F32]/[.A32]" office:value-type="float" office:value="1">
            <text:p>1</text:p>
          </table:table-cell>
          <table:table-cell office:value-type="float" office:value="8.07">
            <text:p>8.07</text:p>
          </table:table-cell>
          <table:table-cell table:formula="of:=[.H32]/[.A32]" office:value-type="float" office:value="1">
            <text:p>1</text:p>
          </table:table-cell>
          <table:table-cell office:value-type="float" office:value="8.07">
            <text:p>8.07</text:p>
          </table:table-cell>
          <table:table-cell table:formula="of:=[.J32]/[.A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10">
            <text:p>10</text:p>
          </table:table-cell>
          <table:table-cell table:formula="of:=[.B33]/[.A33]" office:value-type="float" office:value="1.13250283125708">
            <text:p>1.13</text:p>
          </table:table-cell>
          <table:table-cell office:value-type="float" office:value="8.83">
            <text:p>8.83</text:p>
          </table:table-cell>
          <table:table-cell table:formula="of:=[.D33]/[.A33]" office:value-type="float" office:value="1">
            <text:p>1</text:p>
          </table:table-cell>
          <table:table-cell office:value-type="float" office:value="8.83">
            <text:p>8.83</text:p>
          </table:table-cell>
          <table:table-cell table:formula="of:=[.F33]/[.A33]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H33]/[.A33]" office:value-type="float" office:value="1.13250283125708">
            <text:p>1.13</text:p>
          </table:table-cell>
          <table:table-cell office:value-type="float" office:value="8.83">
            <text:p>8.83</text:p>
          </table:table-cell>
          <table:table-cell table:formula="of:=[.J33]/[.A3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.49">
            <text:p>10.49</text:p>
          </table:table-cell>
          <table:table-cell office:value-type="float" office:value="17.66">
            <text:p>17.66</text:p>
          </table:table-cell>
          <table:table-cell table:formula="of:=[.B34]/[.A34]" office:value-type="float" office:value="1.6835081029552">
            <text:p>1.68</text:p>
          </table:table-cell>
          <table:table-cell office:value-type="float" office:value="10.49">
            <text:p>10.49</text:p>
          </table:table-cell>
          <table:table-cell table:formula="of:=[.D34]/[.A34]" office:value-type="float" office:value="1">
            <text:p>1</text:p>
          </table:table-cell>
          <table:table-cell office:value-type="float" office:value="10.49">
            <text:p>10.49</text:p>
          </table:table-cell>
          <table:table-cell table:formula="of:=[.F34]/[.A34]" office:value-type="float" office:value="1">
            <text:p>1</text:p>
          </table:table-cell>
          <table:table-cell office:value-type="float" office:value="10.49">
            <text:p>10.49</text:p>
          </table:table-cell>
          <table:table-cell table:formula="of:=[.H34]/[.A34]" office:value-type="float" office:value="1">
            <text:p>1</text:p>
          </table:table-cell>
          <table:table-cell office:value-type="float" office:value="10.49">
            <text:p>10.49</text:p>
          </table:table-cell>
          <table:table-cell table:formula="of:=[.J34]/[.A3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33.63">
            <text:p>33.63</text:p>
          </table:table-cell>
          <table:table-cell table:formula="of:=[.B35]/[.A35]" office:value-type="float" office:value="3.08532110091743">
            <text:p>3.09</text:p>
          </table:table-cell>
          <table:table-cell office:value-type="float" office:value="10.9">
            <text:p>10.9</text:p>
          </table:table-cell>
          <table:table-cell table:formula="of:=[.D35]/[.A35]"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F35]/[.A35]"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H35]/[.A35]"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J35]/[.A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24">
            <text:p>11.24</text:p>
          </table:table-cell>
          <table:table-cell office:value-type="float" office:value="44.07">
            <text:p>44.07</text:p>
          </table:table-cell>
          <table:table-cell table:formula="of:=[.B36]/[.A36]" office:value-type="float" office:value="3.92081850533808">
            <text:p>3.92</text:p>
          </table:table-cell>
          <table:table-cell office:value-type="float" office:value="11.24">
            <text:p>11.24</text:p>
          </table:table-cell>
          <table:table-cell table:formula="of:=[.D36]/[.A36]" office:value-type="float" office:value="1">
            <text:p>1</text:p>
          </table:table-cell>
          <table:table-cell office:value-type="float" office:value="11.24">
            <text:p>11.24</text:p>
          </table:table-cell>
          <table:table-cell table:formula="of:=[.F36]/[.A36]" office:value-type="float" office:value="1">
            <text:p>1</text:p>
          </table:table-cell>
          <table:table-cell office:value-type="float" office:value="11.24">
            <text:p>11.24</text:p>
          </table:table-cell>
          <table:table-cell table:formula="of:=[.H36]/[.A36]" office:value-type="float" office:value="1">
            <text:p>1</text:p>
          </table:table-cell>
          <table:table-cell office:value-type="float" office:value="11.24">
            <text:p>11.24</text:p>
          </table:table-cell>
          <table:table-cell table:formula="of:=[.J36]/[.A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24">
            <text:p>11.24</text:p>
          </table:table-cell>
          <table:table-cell office:value-type="float" office:value="28.41">
            <text:p>28.41</text:p>
          </table:table-cell>
          <table:table-cell table:formula="of:=[.B37]/[.A37]" office:value-type="float" office:value="2.52758007117438">
            <text:p>2.53</text:p>
          </table:table-cell>
          <table:table-cell office:value-type="float" office:value="11.24">
            <text:p>11.24</text:p>
          </table:table-cell>
          <table:table-cell table:formula="of:=[.D37]/[.A37]" office:value-type="float" office:value="1">
            <text:p>1</text:p>
          </table:table-cell>
          <table:table-cell office:value-type="float" office:value="11.24">
            <text:p>11.24</text:p>
          </table:table-cell>
          <table:table-cell table:formula="of:=[.F37]/[.A37]" office:value-type="float" office:value="1">
            <text:p>1</text:p>
          </table:table-cell>
          <table:table-cell office:value-type="float" office:value="11.24">
            <text:p>11.24</text:p>
          </table:table-cell>
          <table:table-cell table:formula="of:=[.H37]/[.A37]" office:value-type="float" office:value="1">
            <text:p>1</text:p>
          </table:table-cell>
          <table:table-cell office:value-type="float" office:value="11.24">
            <text:p>11.24</text:p>
          </table:table-cell>
          <table:table-cell table:formula="of:=[.J37]/[.A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66">
            <text:p>11.66</text:p>
          </table:table-cell>
          <table:table-cell office:value-type="float" office:value="15.41">
            <text:p>15.41</text:p>
          </table:table-cell>
          <table:table-cell table:formula="of:=[.B38]/[.A38]" office:value-type="float" office:value="1.32161234991424">
            <text:p>1.32</text:p>
          </table:table-cell>
          <table:table-cell office:value-type="float" office:value="11.66">
            <text:p>11.66</text:p>
          </table:table-cell>
          <table:table-cell table:formula="of:=[.D38]/[.A38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F38]/[.A38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H38]/[.A38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J38]/[.A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83">
            <text:p>11.83</text:p>
          </table:table-cell>
          <table:table-cell office:value-type="float" office:value="17">
            <text:p>17</text:p>
          </table:table-cell>
          <table:table-cell table:formula="of:=[.B39]/[.A39]" office:value-type="float" office:value="1.43702451394759">
            <text:p>1.44</text:p>
          </table:table-cell>
          <table:table-cell office:value-type="float" office:value="11.83">
            <text:p>11.83</text:p>
          </table:table-cell>
          <table:table-cell table:formula="of:=[.D39]/[.A39]" office:value-type="float" office:value="1">
            <text:p>1</text:p>
          </table:table-cell>
          <table:table-cell office:value-type="float" office:value="11.83">
            <text:p>11.83</text:p>
          </table:table-cell>
          <table:table-cell table:formula="of:=[.F39]/[.A39]" office:value-type="float" office:value="1">
            <text:p>1</text:p>
          </table:table-cell>
          <table:table-cell office:value-type="float" office:value="11.83">
            <text:p>11.83</text:p>
          </table:table-cell>
          <table:table-cell table:formula="of:=[.H39]/[.A39]" office:value-type="float" office:value="1">
            <text:p>1</text:p>
          </table:table-cell>
          <table:table-cell office:value-type="float" office:value="11.83">
            <text:p>11.83</text:p>
          </table:table-cell>
          <table:table-cell table:formula="of:=[.J39]/[.A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18.24">
            <text:p>18.24</text:p>
          </table:table-cell>
          <table:table-cell table:formula="of:=[.B40]/[.A40]" office:value-type="float" office:value="1.5327731092437">
            <text:p>1.53</text:p>
          </table:table-cell>
          <table:table-cell office:value-type="float" office:value="11.9">
            <text:p>11.9</text:p>
          </table:table-cell>
          <table:table-cell table:formula="of:=[.D40]/[.A40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F40]/[.A40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H40]/[.A40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J40]/[.A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.31">
            <text:p>12.31</text:p>
          </table:table-cell>
          <table:table-cell office:value-type="float" office:value="14.9">
            <text:p>14.9</text:p>
          </table:table-cell>
          <table:table-cell table:formula="of:=[.B41]/[.A41]" office:value-type="float" office:value="1.21039805036556">
            <text:p>1.21</text:p>
          </table:table-cell>
          <table:table-cell office:value-type="float" office:value="12.31">
            <text:p>12.31</text:p>
          </table:table-cell>
          <table:table-cell table:formula="of:=[.D41]/[.A41]" office:value-type="float" office:value="1">
            <text:p>1</text:p>
          </table:table-cell>
          <table:table-cell office:value-type="float" office:value="12.31">
            <text:p>12.31</text:p>
          </table:table-cell>
          <table:table-cell table:formula="of:=[.F41]/[.A41]" office:value-type="float" office:value="1">
            <text:p>1</text:p>
          </table:table-cell>
          <table:table-cell office:value-type="float" office:value="12.31">
            <text:p>12.31</text:p>
          </table:table-cell>
          <table:table-cell table:formula="of:=[.H41]/[.A41]" office:value-type="float" office:value="1">
            <text:p>1</text:p>
          </table:table-cell>
          <table:table-cell office:value-type="float" office:value="12.31">
            <text:p>12.31</text:p>
          </table:table-cell>
          <table:table-cell table:formula="of:=[.J41]/[.A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.49">
            <text:p>13.49</text:p>
          </table:table-cell>
          <table:table-cell office:value-type="float" office:value="18.31">
            <text:p>18.31</text:p>
          </table:table-cell>
          <table:table-cell table:formula="of:=[.B42]/[.A42]" office:value-type="float" office:value="1.35730170496664">
            <text:p>1.36</text:p>
          </table:table-cell>
          <table:table-cell office:value-type="float" office:value="13.49">
            <text:p>13.49</text:p>
          </table:table-cell>
          <table:table-cell table:formula="of:=[.D42]/[.A42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F42]/[.A42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H42]/[.A42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J42]/[.A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.24">
            <text:p>14.24</text:p>
          </table:table-cell>
          <table:table-cell office:value-type="float" office:value="30.24">
            <text:p>30.24</text:p>
          </table:table-cell>
          <table:table-cell table:formula="of:=[.B43]/[.A43]" office:value-type="float" office:value="2.12359550561798">
            <text:p>2.12</text:p>
          </table:table-cell>
          <table:table-cell office:value-type="float" office:value="14.24">
            <text:p>14.24</text:p>
          </table:table-cell>
          <table:table-cell table:formula="of:=[.D43]/[.A43]" office:value-type="float" office:value="1">
            <text:p>1</text:p>
          </table:table-cell>
          <table:table-cell office:value-type="float" office:value="14.24">
            <text:p>14.24</text:p>
          </table:table-cell>
          <table:table-cell table:formula="of:=[.F43]/[.A43]" office:value-type="float" office:value="1">
            <text:p>1</text:p>
          </table:table-cell>
          <table:table-cell office:value-type="float" office:value="14.24">
            <text:p>14.24</text:p>
          </table:table-cell>
          <table:table-cell table:formula="of:=[.H43]/[.A43]" office:value-type="float" office:value="1">
            <text:p>1</text:p>
          </table:table-cell>
          <table:table-cell office:value-type="float" office:value="14.24">
            <text:p>14.24</text:p>
          </table:table-cell>
          <table:table-cell table:formula="of:=[.J43]/[.A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.83">
            <text:p>29.83</text:p>
          </table:table-cell>
          <table:table-cell table:formula="of:=[.B44]/[.A44]" office:value-type="float" office:value="1.98866666666667">
            <text:p>1.99</text:p>
          </table:table-cell>
          <table:table-cell office:value-type="float" office:value="15">
            <text:p>15</text:p>
          </table:table-cell>
          <table:table-cell table:formula="of:=[.D44]/[.A44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F44]/[.A44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H44]/[.A44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44]/[.A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07">
            <text:p>15.07</text:p>
          </table:table-cell>
          <table:table-cell office:value-type="float" office:value="23.07">
            <text:p>23.07</text:p>
          </table:table-cell>
          <table:table-cell table:formula="of:=[.B45]/[.A45]" office:value-type="float" office:value="1.53085600530856">
            <text:p>1.53</text:p>
          </table:table-cell>
          <table:table-cell office:value-type="float" office:value="15.07">
            <text:p>15.07</text:p>
          </table:table-cell>
          <table:table-cell table:formula="of:=[.D45]/[.A45]" office:value-type="float" office:value="1">
            <text:p>1</text:p>
          </table:table-cell>
          <table:table-cell office:value-type="float" office:value="15.07">
            <text:p>15.07</text:p>
          </table:table-cell>
          <table:table-cell table:formula="of:=[.F45]/[.A45]" office:value-type="float" office:value="1">
            <text:p>1</text:p>
          </table:table-cell>
          <table:table-cell office:value-type="float" office:value="15.07">
            <text:p>15.07</text:p>
          </table:table-cell>
          <table:table-cell table:formula="of:=[.H45]/[.A45]" office:value-type="float" office:value="1">
            <text:p>1</text:p>
          </table:table-cell>
          <table:table-cell office:value-type="float" office:value="15.07">
            <text:p>15.07</text:p>
          </table:table-cell>
          <table:table-cell table:formula="of:=[.J45]/[.A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24">
            <text:p>15.24</text:p>
          </table:table-cell>
          <table:table-cell office:value-type="float" office:value="20.66">
            <text:p>20.66</text:p>
          </table:table-cell>
          <table:table-cell table:formula="of:=[.B46]/[.A46]" office:value-type="float" office:value="1.35564304461942">
            <text:p>1.36</text:p>
          </table:table-cell>
          <table:table-cell office:value-type="float" office:value="15.24">
            <text:p>15.24</text:p>
          </table:table-cell>
          <table:table-cell table:formula="of:=[.D46]/[.A46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F46]/[.A46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H46]/[.A46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J46]/[.A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83">
            <text:p>15.83</text:p>
          </table:table-cell>
          <table:table-cell office:value-type="float" office:value="28.66">
            <text:p>28.66</text:p>
          </table:table-cell>
          <table:table-cell table:formula="of:=[.B47]/[.A47]" office:value-type="float" office:value="1.8104864181933">
            <text:p>1.81</text:p>
          </table:table-cell>
          <table:table-cell office:value-type="float" office:value="15.83">
            <text:p>15.83</text:p>
          </table:table-cell>
          <table:table-cell table:formula="of:=[.D47]/[.A47]" office:value-type="float" office:value="1">
            <text:p>1</text:p>
          </table:table-cell>
          <table:table-cell office:value-type="float" office:value="15.83">
            <text:p>15.83</text:p>
          </table:table-cell>
          <table:table-cell table:formula="of:=[.F47]/[.A47]" office:value-type="float" office:value="1">
            <text:p>1</text:p>
          </table:table-cell>
          <table:table-cell office:value-type="float" office:value="15.83">
            <text:p>15.83</text:p>
          </table:table-cell>
          <table:table-cell table:formula="of:=[.H47]/[.A47]" office:value-type="float" office:value="1">
            <text:p>1</text:p>
          </table:table-cell>
          <table:table-cell office:value-type="float" office:value="15.83">
            <text:p>15.83</text:p>
          </table:table-cell>
          <table:table-cell table:formula="of:=[.J47]/[.A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24.49">
            <text:p>24.49</text:p>
          </table:table-cell>
          <table:table-cell table:formula="of:=[.B48]/[.A48]" office:value-type="float" office:value="1.54025157232704">
            <text:p>1.54</text:p>
          </table:table-cell>
          <table:table-cell office:value-type="float" office:value="15.9">
            <text:p>15.9</text:p>
          </table:table-cell>
          <table:table-cell table:formula="of:=[.D48]/[.A48]" office:value-type="float" office:value="1">
            <text:p>1</text:p>
          </table:table-cell>
          <table:table-cell office:value-type="float" office:value="15.9">
            <text:p>15.9</text:p>
          </table:table-cell>
          <table:table-cell table:formula="of:=[.F48]/[.A48]" office:value-type="float" office:value="1">
            <text:p>1</text:p>
          </table:table-cell>
          <table:table-cell office:value-type="float" office:value="15.9">
            <text:p>15.9</text:p>
          </table:table-cell>
          <table:table-cell table:formula="of:=[.H48]/[.A48]" office:value-type="float" office:value="1">
            <text:p>1</text:p>
          </table:table-cell>
          <table:table-cell office:value-type="float" office:value="15.9">
            <text:p>15.9</text:p>
          </table:table-cell>
          <table:table-cell table:formula="of:=[.J48]/[.A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.83">
            <text:p>18.83</text:p>
          </table:table-cell>
          <table:table-cell office:value-type="float" office:value="31.31">
            <text:p>31.31</text:p>
          </table:table-cell>
          <table:table-cell table:formula="of:=[.B49]/[.A49]" office:value-type="float" office:value="1.66277217206585">
            <text:p>1.66</text:p>
          </table:table-cell>
          <table:table-cell office:value-type="float" office:value="18.83">
            <text:p>18.83</text:p>
          </table:table-cell>
          <table:table-cell table:formula="of:=[.D49]/[.A49]" office:value-type="float" office:value="1">
            <text:p>1</text:p>
          </table:table-cell>
          <table:table-cell office:value-type="float" office:value="18.83">
            <text:p>18.83</text:p>
          </table:table-cell>
          <table:table-cell table:formula="of:=[.F49]/[.A49]" office:value-type="float" office:value="1">
            <text:p>1</text:p>
          </table:table-cell>
          <table:table-cell office:value-type="float" office:value="18.83">
            <text:p>18.83</text:p>
          </table:table-cell>
          <table:table-cell table:formula="of:=[.H49]/[.A49]" office:value-type="float" office:value="1">
            <text:p>1</text:p>
          </table:table-cell>
          <table:table-cell office:value-type="float" office:value="18.83">
            <text:p>18.83</text:p>
          </table:table-cell>
          <table:table-cell table:formula="of:=[.J49]/[.A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.9">
            <text:p>18.9</text:p>
          </table:table-cell>
          <table:table-cell office:value-type="float" office:value="41.38">
            <text:p>41.38</text:p>
          </table:table-cell>
          <table:table-cell table:formula="of:=[.B50]/[.A50]" office:value-type="float" office:value="2.18941798941799">
            <text:p>2.19</text:p>
          </table:table-cell>
          <table:table-cell office:value-type="float" office:value="18.9">
            <text:p>18.9</text:p>
          </table:table-cell>
          <table:table-cell table:formula="of:=[.D50]/[.A50]" office:value-type="float" office:value="1">
            <text:p>1</text:p>
          </table:table-cell>
          <table:table-cell office:value-type="float" office:value="18.9">
            <text:p>18.9</text:p>
          </table:table-cell>
          <table:table-cell table:formula="of:=[.F50]/[.A50]" office:value-type="float" office:value="1">
            <text:p>1</text:p>
          </table:table-cell>
          <table:table-cell office:value-type="float" office:value="18.9">
            <text:p>18.9</text:p>
          </table:table-cell>
          <table:table-cell table:formula="of:=[.H50]/[.A50]" office:value-type="float" office:value="1">
            <text:p>1</text:p>
          </table:table-cell>
          <table:table-cell office:value-type="float" office:value="18.9">
            <text:p>18.9</text:p>
          </table:table-cell>
          <table:table-cell table:formula="of:=[.J50]/[.A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07">
            <text:p>19.07</text:p>
          </table:table-cell>
          <table:table-cell office:value-type="float" office:value="42.97">
            <text:p>42.97</text:p>
          </table:table-cell>
          <table:table-cell table:formula="of:=[.B51]/[.A51]" office:value-type="float" office:value="2.25327739905611">
            <text:p>2.25</text:p>
          </table:table-cell>
          <table:table-cell office:value-type="float" office:value="19.07">
            <text:p>19.07</text:p>
          </table:table-cell>
          <table:table-cell table:formula="of:=[.D51]/[.A51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F51]/[.A51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H51]/[.A51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J51]/[.A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07">
            <text:p>19.07</text:p>
          </table:table-cell>
          <table:table-cell office:value-type="float" office:value="22.49">
            <text:p>22.49</text:p>
          </table:table-cell>
          <table:table-cell table:formula="of:=[.B52]/[.A52]" office:value-type="float" office:value="1.17933927635029">
            <text:p>1.18</text:p>
          </table:table-cell>
          <table:table-cell office:value-type="float" office:value="19.07">
            <text:p>19.07</text:p>
          </table:table-cell>
          <table:table-cell table:formula="of:=[.D52]/[.A52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F52]/[.A52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H52]/[.A52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J52]/[.A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66">
            <text:p>19.66</text:p>
          </table:table-cell>
          <table:table-cell office:value-type="float" office:value="28.14">
            <text:p>28.14</text:p>
          </table:table-cell>
          <table:table-cell table:formula="of:=[.B53]/[.A53]" office:value-type="float" office:value="1.43133265513733">
            <text:p>1.43</text:p>
          </table:table-cell>
          <table:table-cell office:value-type="float" office:value="19.66">
            <text:p>19.66</text:p>
          </table:table-cell>
          <table:table-cell table:formula="of:=[.D53]/[.A53]" office:value-type="float" office:value="1">
            <text:p>1</text:p>
          </table:table-cell>
          <table:table-cell office:value-type="float" office:value="19.66">
            <text:p>19.66</text:p>
          </table:table-cell>
          <table:table-cell table:formula="of:=[.F53]/[.A53]" office:value-type="float" office:value="1">
            <text:p>1</text:p>
          </table:table-cell>
          <table:table-cell office:value-type="float" office:value="19.66">
            <text:p>19.66</text:p>
          </table:table-cell>
          <table:table-cell table:formula="of:=[.H53]/[.A53]" office:value-type="float" office:value="1">
            <text:p>1</text:p>
          </table:table-cell>
          <table:table-cell office:value-type="float" office:value="19.66">
            <text:p>19.66</text:p>
          </table:table-cell>
          <table:table-cell table:formula="of:=[.J53]/[.A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39.07">
            <text:p>39.07</text:p>
          </table:table-cell>
          <table:table-cell table:formula="of:=[.B54]/[.A54]" office:value-type="float" office:value="1.97323232323232">
            <text:p>1.97</text:p>
          </table:table-cell>
          <table:table-cell office:value-type="float" office:value="19.8">
            <text:p>19.8</text:p>
          </table:table-cell>
          <table:table-cell table:formula="of:=[.D54]/[.A54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F54]/[.A54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H54]/[.A54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J54]/[.A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38.87">
            <text:p>38.87</text:p>
          </table:table-cell>
          <table:table-cell table:formula="of:=[.B55]/[.A55]" office:value-type="float" office:value="1.96313131313131">
            <text:p>1.96</text:p>
          </table:table-cell>
          <table:table-cell office:value-type="float" office:value="19.8">
            <text:p>19.8</text:p>
          </table:table-cell>
          <table:table-cell table:formula="of:=[.D55]/[.A55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F55]/[.A55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H55]/[.A55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J55]/[.A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48.53">
            <text:p>48.53</text:p>
          </table:table-cell>
          <table:table-cell table:formula="of:=[.B56]/[.A56]" office:value-type="float" office:value="2.43869346733668">
            <text:p>2.44</text:p>
          </table:table-cell>
          <table:table-cell office:value-type="float" office:value="19.9">
            <text:p>19.9</text:p>
          </table:table-cell>
          <table:table-cell table:formula="of:=[.D56]/[.A56]" office:value-type="float" office:value="1">
            <text:p>1</text:p>
          </table:table-cell>
          <table:table-cell office:value-type="float" office:value="19.9">
            <text:p>19.9</text:p>
          </table:table-cell>
          <table:table-cell table:formula="of:=[.F56]/[.A56]" office:value-type="float" office:value="1">
            <text:p>1</text:p>
          </table:table-cell>
          <table:table-cell office:value-type="float" office:value="19.9">
            <text:p>19.9</text:p>
          </table:table-cell>
          <table:table-cell table:formula="of:=[.H56]/[.A56]" office:value-type="float" office:value="1">
            <text:p>1</text:p>
          </table:table-cell>
          <table:table-cell office:value-type="float" office:value="19.9">
            <text:p>19.9</text:p>
          </table:table-cell>
          <table:table-cell table:formula="of:=[.J56]/[.A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97">
            <text:p>19.97</text:p>
          </table:table-cell>
          <table:table-cell office:value-type="float" office:value="43.87">
            <text:p>43.87</text:p>
          </table:table-cell>
          <table:table-cell table:formula="of:=[.B57]/[.A57]" office:value-type="float" office:value="2.19679519278918">
            <text:p>2.2</text:p>
          </table:table-cell>
          <table:table-cell office:value-type="float" office:value="19.97">
            <text:p>19.97</text:p>
          </table:table-cell>
          <table:table-cell table:formula="of:=[.D57]/[.A57]" office:value-type="float" office:value="1">
            <text:p>1</text:p>
          </table:table-cell>
          <table:table-cell office:value-type="float" office:value="19.97">
            <text:p>19.97</text:p>
          </table:table-cell>
          <table:table-cell table:formula="of:=[.F57]/[.A57]" office:value-type="float" office:value="1">
            <text:p>1</text:p>
          </table:table-cell>
          <table:table-cell office:value-type="float" office:value="19.97">
            <text:p>19.97</text:p>
          </table:table-cell>
          <table:table-cell table:formula="of:=[.H57]/[.A57]" office:value-type="float" office:value="1">
            <text:p>1</text:p>
          </table:table-cell>
          <table:table-cell office:value-type="float" office:value="19.97">
            <text:p>19.97</text:p>
          </table:table-cell>
          <table:table-cell table:formula="of:=[.J57]/[.A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.66">
            <text:p>21.66</text:p>
          </table:table-cell>
          <table:table-cell office:value-type="float" office:value="42.73">
            <text:p>42.73</text:p>
          </table:table-cell>
          <table:table-cell table:formula="of:=[.B58]/[.A58]" office:value-type="float" office:value="1.97276084949215">
            <text:p>1.97</text:p>
          </table:table-cell>
          <table:table-cell office:value-type="float" office:value="21.66">
            <text:p>21.66</text:p>
          </table:table-cell>
          <table:table-cell table:formula="of:=[.D58]/[.A58]" office:value-type="float" office:value="1">
            <text:p>1</text:p>
          </table:table-cell>
          <table:table-cell office:value-type="float" office:value="21.66">
            <text:p>21.66</text:p>
          </table:table-cell>
          <table:table-cell table:formula="of:=[.F58]/[.A58]" office:value-type="float" office:value="1">
            <text:p>1</text:p>
          </table:table-cell>
          <table:table-cell office:value-type="float" office:value="21.66">
            <text:p>21.66</text:p>
          </table:table-cell>
          <table:table-cell table:formula="of:=[.H58]/[.A58]" office:value-type="float" office:value="1">
            <text:p>1</text:p>
          </table:table-cell>
          <table:table-cell office:value-type="float" office:value="21.66">
            <text:p>21.66</text:p>
          </table:table-cell>
          <table:table-cell table:formula="of:=[.J58]/[.A5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.63">
            <text:p>22.63</text:p>
          </table:table-cell>
          <table:table-cell office:value-type="float" office:value="39.7">
            <text:p>39.7</text:p>
          </table:table-cell>
          <table:table-cell table:formula="of:=[.B59]/[.A59]" office:value-type="float" office:value="1.75430844012373">
            <text:p>1.75</text:p>
          </table:table-cell>
          <table:table-cell office:value-type="float" office:value="22.63">
            <text:p>22.63</text:p>
          </table:table-cell>
          <table:table-cell table:formula="of:=[.D59]/[.A59]" office:value-type="float" office:value="1">
            <text:p>1</text:p>
          </table:table-cell>
          <table:table-cell office:value-type="float" office:value="22.63">
            <text:p>22.63</text:p>
          </table:table-cell>
          <table:table-cell table:formula="of:=[.F59]/[.A59]" office:value-type="float" office:value="1">
            <text:p>1</text:p>
          </table:table-cell>
          <table:table-cell office:value-type="float" office:value="22.63">
            <text:p>22.63</text:p>
          </table:table-cell>
          <table:table-cell table:formula="of:=[.H59]/[.A59]" office:value-type="float" office:value="1">
            <text:p>1</text:p>
          </table:table-cell>
          <table:table-cell office:value-type="float" office:value="22.63">
            <text:p>22.63</text:p>
          </table:table-cell>
          <table:table-cell table:formula="of:=[.J59]/[.A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21">
            <text:p>23.21</text:p>
          </table:table-cell>
          <table:table-cell office:value-type="float" office:value="34.14">
            <text:p>34.14</text:p>
          </table:table-cell>
          <table:table-cell table:formula="of:=[.B60]/[.A60]" office:value-type="float" office:value="1.47091770788453">
            <text:p>1.47</text:p>
          </table:table-cell>
          <table:table-cell office:value-type="float" office:value="23.21">
            <text:p>23.21</text:p>
          </table:table-cell>
          <table:table-cell table:formula="of:=[.D60]/[.A60]" office:value-type="float" office:value="1">
            <text:p>1</text:p>
          </table:table-cell>
          <table:table-cell office:value-type="float" office:value="23.21">
            <text:p>23.21</text:p>
          </table:table-cell>
          <table:table-cell table:formula="of:=[.F60]/[.A60]" office:value-type="float" office:value="1">
            <text:p>1</text:p>
          </table:table-cell>
          <table:table-cell office:value-type="float" office:value="23.21">
            <text:p>23.21</text:p>
          </table:table-cell>
          <table:table-cell table:formula="of:=[.H60]/[.A60]" office:value-type="float" office:value="1">
            <text:p>1</text:p>
          </table:table-cell>
          <table:table-cell office:value-type="float" office:value="23.21">
            <text:p>23.21</text:p>
          </table:table-cell>
          <table:table-cell table:formula="of:=[.J60]/[.A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73">
            <text:p>23.73</text:p>
          </table:table-cell>
          <table:table-cell office:value-type="float" office:value="24.56">
            <text:p>24.56</text:p>
          </table:table-cell>
          <table:table-cell table:formula="of:=[.B61]/[.A61]" office:value-type="float" office:value="1.03497682258744">
            <text:p>1.03</text:p>
          </table:table-cell>
          <table:table-cell office:value-type="float" office:value="23.73">
            <text:p>23.73</text:p>
          </table:table-cell>
          <table:table-cell table:formula="of:=[.D61]/[.A61]" office:value-type="float" office:value="1">
            <text:p>1</text:p>
          </table:table-cell>
          <table:table-cell office:value-type="float" office:value="23.73">
            <text:p>23.73</text:p>
          </table:table-cell>
          <table:table-cell table:formula="of:=[.F61]/[.A61]" office:value-type="float" office:value="1">
            <text:p>1</text:p>
          </table:table-cell>
          <table:table-cell office:value-type="float" office:value="23.73">
            <text:p>23.73</text:p>
          </table:table-cell>
          <table:table-cell table:formula="of:=[.H61]/[.A61]" office:value-type="float" office:value="1">
            <text:p>1</text:p>
          </table:table-cell>
          <table:table-cell office:value-type="float" office:value="23.73">
            <text:p>23.73</text:p>
          </table:table-cell>
          <table:table-cell table:formula="of:=[.J61]/[.A61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3.83">
            <text:p>23.83</text:p>
          </table:table-cell>
          <table:table-cell table:formula="of:=[.B62]/[.A62]" office:value-type="float" office:value="1">
            <text:p>1</text:p>
          </table:table-cell>
          <table:table-cell office:value-type="float" office:value="23.83">
            <text:p>23.83</text:p>
          </table:table-cell>
          <table:table-cell table:formula="of:=[.D62]/[.A62]" office:value-type="float" office:value="1">
            <text:p>1</text:p>
          </table:table-cell>
          <table:table-cell office:value-type="float" office:value="23.83">
            <text:p>23.83</text:p>
          </table:table-cell>
          <table:table-cell table:formula="of:=[.F62]/[.A62]" office:value-type="float" office:value="1">
            <text:p>1</text:p>
          </table:table-cell>
          <table:table-cell office:value-type="float" office:value="23.83">
            <text:p>23.83</text:p>
          </table:table-cell>
          <table:table-cell table:formula="of:=[.H62]/[.A62]" office:value-type="float" office:value="1">
            <text:p>1</text:p>
          </table:table-cell>
          <table:table-cell office:value-type="float" office:value="23.83">
            <text:p>23.83</text:p>
          </table:table-cell>
          <table:table-cell table:formula="of:=[.J62]/[.A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9">
            <text:p>23.9</text:p>
          </table:table-cell>
          <table:table-cell office:value-type="float" office:value="30.38">
            <text:p>30.38</text:p>
          </table:table-cell>
          <table:table-cell table:formula="of:=[.B63]/[.A63]" office:value-type="float" office:value="1.27112970711297">
            <text:p>1.27</text:p>
          </table:table-cell>
          <table:table-cell office:value-type="float" office:value="23.9">
            <text:p>23.9</text:p>
          </table:table-cell>
          <table:table-cell table:formula="of:=[.D63]/[.A63]" office:value-type="float" office:value="1">
            <text:p>1</text:p>
          </table:table-cell>
          <table:table-cell office:value-type="float" office:value="23.9">
            <text:p>23.9</text:p>
          </table:table-cell>
          <table:table-cell table:formula="of:=[.F63]/[.A63]" office:value-type="float" office:value="1">
            <text:p>1</text:p>
          </table:table-cell>
          <table:table-cell office:value-type="float" office:value="23.9">
            <text:p>23.9</text:p>
          </table:table-cell>
          <table:table-cell table:formula="of:=[.H63]/[.A63]" office:value-type="float" office:value="1">
            <text:p>1</text:p>
          </table:table-cell>
          <table:table-cell office:value-type="float" office:value="23.9">
            <text:p>23.9</text:p>
          </table:table-cell>
          <table:table-cell table:formula="of:=[.J63]/[.A6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.38">
            <text:p>25.38</text:p>
          </table:table-cell>
          <table:table-cell office:value-type="float" office:value="35.04">
            <text:p>35.04</text:p>
          </table:table-cell>
          <table:table-cell table:formula="of:=[.B64]/[.A64]" office:value-type="float" office:value="1.3806146572104">
            <text:p>1.38</text:p>
          </table:table-cell>
          <table:table-cell office:value-type="float" office:value="25.38">
            <text:p>25.38</text:p>
          </table:table-cell>
          <table:table-cell table:formula="of:=[.D64]/[.A64]" office:value-type="float" office:value="1">
            <text:p>1</text:p>
          </table:table-cell>
          <table:table-cell office:value-type="float" office:value="25.38">
            <text:p>25.38</text:p>
          </table:table-cell>
          <table:table-cell table:formula="of:=[.F64]/[.A64]" office:value-type="float" office:value="1">
            <text:p>1</text:p>
          </table:table-cell>
          <table:table-cell office:value-type="float" office:value="25.38">
            <text:p>25.38</text:p>
          </table:table-cell>
          <table:table-cell table:formula="of:=[.H64]/[.A64]" office:value-type="float" office:value="1">
            <text:p>1</text:p>
          </table:table-cell>
          <table:table-cell office:value-type="float" office:value="25.38">
            <text:p>25.38</text:p>
          </table:table-cell>
          <table:table-cell table:formula="of:=[.J64]/[.A6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.49">
            <text:p>25.49</text:p>
          </table:table-cell>
          <table:table-cell office:value-type="float" office:value="30.31">
            <text:p>30.31</text:p>
          </table:table-cell>
          <table:table-cell table:formula="of:=[.B65]/[.A65]" office:value-type="float" office:value="1.18909376225971">
            <text:p>1.19</text:p>
          </table:table-cell>
          <table:table-cell office:value-type="float" office:value="25.49">
            <text:p>25.49</text:p>
          </table:table-cell>
          <table:table-cell table:formula="of:=[.D65]/[.A65]" office:value-type="float" office:value="1">
            <text:p>1</text:p>
          </table:table-cell>
          <table:table-cell office:value-type="float" office:value="25.49">
            <text:p>25.49</text:p>
          </table:table-cell>
          <table:table-cell table:formula="of:=[.F65]/[.A65]" office:value-type="float" office:value="1">
            <text:p>1</text:p>
          </table:table-cell>
          <table:table-cell office:value-type="float" office:value="25.49">
            <text:p>25.49</text:p>
          </table:table-cell>
          <table:table-cell table:formula="of:=[.H65]/[.A65]" office:value-type="float" office:value="1">
            <text:p>1</text:p>
          </table:table-cell>
          <table:table-cell office:value-type="float" office:value="25.49">
            <text:p>25.49</text:p>
          </table:table-cell>
          <table:table-cell table:formula="of:=[.J65]/[.A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.87">
            <text:p>26.87</text:p>
          </table:table-cell>
          <table:table-cell office:value-type="float" office:value="64.97">
            <text:p>64.97</text:p>
          </table:table-cell>
          <table:table-cell table:formula="of:=[.B66]/[.A66]" office:value-type="float" office:value="2.41793822106438">
            <text:p>2.42</text:p>
          </table:table-cell>
          <table:table-cell office:value-type="float" office:value="26.87">
            <text:p>26.87</text:p>
          </table:table-cell>
          <table:table-cell table:formula="of:=[.D66]/[.A66]" office:value-type="float" office:value="1">
            <text:p>1</text:p>
          </table:table-cell>
          <table:table-cell office:value-type="float" office:value="26.87">
            <text:p>26.87</text:p>
          </table:table-cell>
          <table:table-cell table:formula="of:=[.F66]/[.A66]" office:value-type="float" office:value="1">
            <text:p>1</text:p>
          </table:table-cell>
          <table:table-cell office:value-type="float" office:value="58.87">
            <text:p>58.87</text:p>
          </table:table-cell>
          <table:table-cell table:formula="of:=[.H66]/[.A66]" office:value-type="float" office:value="2.19091924078898">
            <text:p>2.19</text:p>
          </table:table-cell>
          <table:table-cell office:value-type="float" office:value="26.87">
            <text:p>26.87</text:p>
          </table:table-cell>
          <table:table-cell table:formula="of:=[.J66]/[.A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07">
            <text:p>27.07</text:p>
          </table:table-cell>
          <table:table-cell office:value-type="float" office:value="32.73">
            <text:p>32.73</text:p>
          </table:table-cell>
          <table:table-cell table:formula="of:=[.B67]/[.A67]" office:value-type="float" office:value="1.20908755079424">
            <text:p>1.21</text:p>
          </table:table-cell>
          <table:table-cell office:value-type="float" office:value="27.07">
            <text:p>27.07</text:p>
          </table:table-cell>
          <table:table-cell table:formula="of:=[.D67]/[.A67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F67]/[.A67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H67]/[.A67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J67]/[.A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24">
            <text:p>27.24</text:p>
          </table:table-cell>
          <table:table-cell office:value-type="float" office:value="46.11">
            <text:p>46.11</text:p>
          </table:table-cell>
          <table:table-cell table:formula="of:=[.B68]/[.A68]" office:value-type="float" office:value="1.69273127753304">
            <text:p>1.69</text:p>
          </table:table-cell>
          <table:table-cell office:value-type="float" office:value="27.24">
            <text:p>27.24</text:p>
          </table:table-cell>
          <table:table-cell table:formula="of:=[.D68]/[.A68]" office:value-type="float" office:value="1">
            <text:p>1</text:p>
          </table:table-cell>
          <table:table-cell office:value-type="float" office:value="27.24">
            <text:p>27.24</text:p>
          </table:table-cell>
          <table:table-cell table:formula="of:=[.F68]/[.A68]" office:value-type="float" office:value="1">
            <text:p>1</text:p>
          </table:table-cell>
          <table:table-cell office:value-type="float" office:value="27.24">
            <text:p>27.24</text:p>
          </table:table-cell>
          <table:table-cell table:formula="of:=[.H68]/[.A68]" office:value-type="float" office:value="1">
            <text:p>1</text:p>
          </table:table-cell>
          <table:table-cell office:value-type="float" office:value="27.24">
            <text:p>27.24</text:p>
          </table:table-cell>
          <table:table-cell table:formula="of:=[.J68]/[.A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31">
            <text:p>27.31</text:p>
          </table:table-cell>
          <table:table-cell office:value-type="float" office:value="38.28">
            <text:p>38.28</text:p>
          </table:table-cell>
          <table:table-cell table:formula="of:=[.B69]/[.A69]" office:value-type="float" office:value="1.40168436470157">
            <text:p>1.4</text:p>
          </table:table-cell>
          <table:table-cell office:value-type="float" office:value="27.31">
            <text:p>27.31</text:p>
          </table:table-cell>
          <table:table-cell table:formula="of:=[.D69]/[.A69]" office:value-type="float" office:value="1">
            <text:p>1</text:p>
          </table:table-cell>
          <table:table-cell office:value-type="float" office:value="27.31">
            <text:p>27.31</text:p>
          </table:table-cell>
          <table:table-cell table:formula="of:=[.F69]/[.A69]" office:value-type="float" office:value="1">
            <text:p>1</text:p>
          </table:table-cell>
          <table:table-cell office:value-type="float" office:value="27.31">
            <text:p>27.31</text:p>
          </table:table-cell>
          <table:table-cell table:formula="of:=[.H69]/[.A69]" office:value-type="float" office:value="1">
            <text:p>1</text:p>
          </table:table-cell>
          <table:table-cell office:value-type="float" office:value="27.31">
            <text:p>27.31</text:p>
          </table:table-cell>
          <table:table-cell table:formula="of:=[.J69]/[.A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38">
            <text:p>27.38</text:p>
          </table:table-cell>
          <table:table-cell office:value-type="float" office:value="36.31">
            <text:p>36.31</text:p>
          </table:table-cell>
          <table:table-cell table:formula="of:=[.B70]/[.A70]" office:value-type="float" office:value="1.32615047479912">
            <text:p>1.33</text:p>
          </table:table-cell>
          <table:table-cell office:value-type="float" office:value="27.38">
            <text:p>27.38</text:p>
          </table:table-cell>
          <table:table-cell table:formula="of:=[.D70]/[.A70]" office:value-type="float" office:value="1">
            <text:p>1</text:p>
          </table:table-cell>
          <table:table-cell office:value-type="float" office:value="27.38">
            <text:p>27.38</text:p>
          </table:table-cell>
          <table:table-cell table:formula="of:=[.F70]/[.A70]" office:value-type="float" office:value="1">
            <text:p>1</text:p>
          </table:table-cell>
          <table:table-cell office:value-type="float" office:value="27.38">
            <text:p>27.38</text:p>
          </table:table-cell>
          <table:table-cell table:formula="of:=[.H70]/[.A70]" office:value-type="float" office:value="1">
            <text:p>1</text:p>
          </table:table-cell>
          <table:table-cell office:value-type="float" office:value="27.38">
            <text:p>27.38</text:p>
          </table:table-cell>
          <table:table-cell table:formula="of:=[.J70]/[.A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83">
            <text:p>27.83</text:p>
          </table:table-cell>
          <table:table-cell office:value-type="float" office:value="38.8">
            <text:p>38.8</text:p>
          </table:table-cell>
          <table:table-cell table:formula="of:=[.B71]/[.A71]" office:value-type="float" office:value="1.39417894358606">
            <text:p>1.39</text:p>
          </table:table-cell>
          <table:table-cell office:value-type="float" office:value="27.83">
            <text:p>27.83</text:p>
          </table:table-cell>
          <table:table-cell table:formula="of:=[.D71]/[.A71]" office:value-type="float" office:value="1">
            <text:p>1</text:p>
          </table:table-cell>
          <table:table-cell office:value-type="float" office:value="27.83">
            <text:p>27.83</text:p>
          </table:table-cell>
          <table:table-cell table:formula="of:=[.F71]/[.A71]" office:value-type="float" office:value="1">
            <text:p>1</text:p>
          </table:table-cell>
          <table:table-cell office:value-type="float" office:value="27.83">
            <text:p>27.83</text:p>
          </table:table-cell>
          <table:table-cell table:formula="of:=[.H71]/[.A71]" office:value-type="float" office:value="1">
            <text:p>1</text:p>
          </table:table-cell>
          <table:table-cell office:value-type="float" office:value="27.83">
            <text:p>27.83</text:p>
          </table:table-cell>
          <table:table-cell table:formula="of:=[.J71]/[.A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.41">
            <text:p>28.41</text:p>
          </table:table-cell>
          <table:table-cell office:value-type="float" office:value="32.66">
            <text:p>32.66</text:p>
          </table:table-cell>
          <table:table-cell table:formula="of:=[.B72]/[.A72]" office:value-type="float" office:value="1.14959521295319">
            <text:p>1.15</text:p>
          </table:table-cell>
          <table:table-cell office:value-type="float" office:value="28.41">
            <text:p>28.41</text:p>
          </table:table-cell>
          <table:table-cell table:formula="of:=[.D72]/[.A72]" office:value-type="float" office:value="1">
            <text:p>1</text:p>
          </table:table-cell>
          <table:table-cell office:value-type="float" office:value="28.41">
            <text:p>28.41</text:p>
          </table:table-cell>
          <table:table-cell table:formula="of:=[.F72]/[.A72]" office:value-type="float" office:value="1">
            <text:p>1</text:p>
          </table:table-cell>
          <table:table-cell office:value-type="float" office:value="28.41">
            <text:p>28.41</text:p>
          </table:table-cell>
          <table:table-cell table:formula="of:=[.H72]/[.A72]" office:value-type="float" office:value="1">
            <text:p>1</text:p>
          </table:table-cell>
          <table:table-cell office:value-type="float" office:value="28.41">
            <text:p>28.41</text:p>
          </table:table-cell>
          <table:table-cell table:formula="of:=[.J72]/[.A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.46">
            <text:p>28.46</text:p>
          </table:table-cell>
          <table:table-cell office:value-type="float" office:value="36.94">
            <text:p>36.94</text:p>
          </table:table-cell>
          <table:table-cell table:formula="of:=[.B73]/[.A73]" office:value-type="float" office:value="1.29796205200281">
            <text:p>1.3</text:p>
          </table:table-cell>
          <table:table-cell office:value-type="float" office:value="28.46">
            <text:p>28.46</text:p>
          </table:table-cell>
          <table:table-cell table:formula="of:=[.D73]/[.A73]" office:value-type="float" office:value="1">
            <text:p>1</text:p>
          </table:table-cell>
          <table:table-cell office:value-type="float" office:value="28.46">
            <text:p>28.46</text:p>
          </table:table-cell>
          <table:table-cell table:formula="of:=[.F73]/[.A73]" office:value-type="float" office:value="1">
            <text:p>1</text:p>
          </table:table-cell>
          <table:table-cell office:value-type="float" office:value="28.46">
            <text:p>28.46</text:p>
          </table:table-cell>
          <table:table-cell table:formula="of:=[.H73]/[.A73]" office:value-type="float" office:value="1">
            <text:p>1</text:p>
          </table:table-cell>
          <table:table-cell office:value-type="float" office:value="28.46">
            <text:p>28.46</text:p>
          </table:table-cell>
          <table:table-cell table:formula="of:=[.J73]/[.A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.83">
            <text:p>28.83</text:p>
          </table:table-cell>
          <table:table-cell office:value-type="float" office:value="55.41">
            <text:p>55.41</text:p>
          </table:table-cell>
          <table:table-cell table:formula="of:=[.B74]/[.A74]" office:value-type="float" office:value="1.92195629552549">
            <text:p>1.92</text:p>
          </table:table-cell>
          <table:table-cell office:value-type="float" office:value="28.83">
            <text:p>28.83</text:p>
          </table:table-cell>
          <table:table-cell table:formula="of:=[.D74]/[.A74]" office:value-type="float" office:value="1">
            <text:p>1</text:p>
          </table:table-cell>
          <table:table-cell office:value-type="float" office:value="28.83">
            <text:p>28.83</text:p>
          </table:table-cell>
          <table:table-cell table:formula="of:=[.F74]/[.A74]" office:value-type="float" office:value="1">
            <text:p>1</text:p>
          </table:table-cell>
          <table:table-cell office:value-type="float" office:value="28.83">
            <text:p>28.83</text:p>
          </table:table-cell>
          <table:table-cell table:formula="of:=[.H74]/[.A74]" office:value-type="float" office:value="1">
            <text:p>1</text:p>
          </table:table-cell>
          <table:table-cell office:value-type="float" office:value="28.83">
            <text:p>28.83</text:p>
          </table:table-cell>
          <table:table-cell table:formula="of:=[.J74]/[.A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.21">
            <text:p>29.21</text:p>
          </table:table-cell>
          <table:table-cell office:value-type="float" office:value="44.63">
            <text:p>44.63</text:p>
          </table:table-cell>
          <table:table-cell table:formula="of:=[.B75]/[.A75]" office:value-type="float" office:value="1.52790140362889">
            <text:p>1.53</text:p>
          </table:table-cell>
          <table:table-cell office:value-type="float" office:value="29.21">
            <text:p>29.21</text:p>
          </table:table-cell>
          <table:table-cell table:formula="of:=[.D75]/[.A75]" office:value-type="float" office:value="1">
            <text:p>1</text:p>
          </table:table-cell>
          <table:table-cell office:value-type="float" office:value="29.21">
            <text:p>29.21</text:p>
          </table:table-cell>
          <table:table-cell table:formula="of:=[.F75]/[.A75]" office:value-type="float" office:value="1">
            <text:p>1</text:p>
          </table:table-cell>
          <table:table-cell office:value-type="float" office:value="29.21">
            <text:p>29.21</text:p>
          </table:table-cell>
          <table:table-cell table:formula="of:=[.H75]/[.A75]" office:value-type="float" office:value="1">
            <text:p>1</text:p>
          </table:table-cell>
          <table:table-cell office:value-type="float" office:value="29.21">
            <text:p>29.21</text:p>
          </table:table-cell>
          <table:table-cell table:formula="of:=[.J75]/[.A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.24">
            <text:p>29.24</text:p>
          </table:table-cell>
          <table:table-cell office:value-type="float" office:value="45.73">
            <text:p>45.73</text:p>
          </table:table-cell>
          <table:table-cell table:formula="of:=[.B76]/[.A76]" office:value-type="float" office:value="1.56395348837209">
            <text:p>1.56</text:p>
          </table:table-cell>
          <table:table-cell office:value-type="float" office:value="29.24">
            <text:p>29.24</text:p>
          </table:table-cell>
          <table:table-cell table:formula="of:=[.D76]/[.A76]" office:value-type="float" office:value="1">
            <text:p>1</text:p>
          </table:table-cell>
          <table:table-cell office:value-type="float" office:value="29.24">
            <text:p>29.24</text:p>
          </table:table-cell>
          <table:table-cell table:formula="of:=[.F76]/[.A76]" office:value-type="float" office:value="1">
            <text:p>1</text:p>
          </table:table-cell>
          <table:table-cell office:value-type="float" office:value="29.24">
            <text:p>29.24</text:p>
          </table:table-cell>
          <table:table-cell table:formula="of:=[.H76]/[.A76]" office:value-type="float" office:value="1">
            <text:p>1</text:p>
          </table:table-cell>
          <table:table-cell office:value-type="float" office:value="29.24">
            <text:p>29.24</text:p>
          </table:table-cell>
          <table:table-cell table:formula="of:=[.J76]/[.A7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.56">
            <text:p>29.56</text:p>
          </table:table-cell>
          <table:table-cell office:value-type="float" office:value="57.9">
            <text:p>57.9</text:p>
          </table:table-cell>
          <table:table-cell table:formula="of:=[.B77]/[.A77]" office:value-type="float" office:value="1.95872801082544">
            <text:p>1.96</text:p>
          </table:table-cell>
          <table:table-cell office:value-type="float" office:value="29.56">
            <text:p>29.56</text:p>
          </table:table-cell>
          <table:table-cell table:formula="of:=[.D77]/[.A77]" office:value-type="float" office:value="1">
            <text:p>1</text:p>
          </table:table-cell>
          <table:table-cell office:value-type="float" office:value="29.56">
            <text:p>29.56</text:p>
          </table:table-cell>
          <table:table-cell table:formula="of:=[.F77]/[.A77]" office:value-type="float" office:value="1">
            <text:p>1</text:p>
          </table:table-cell>
          <table:table-cell office:value-type="float" office:value="29.56">
            <text:p>29.56</text:p>
          </table:table-cell>
          <table:table-cell table:formula="of:=[.H77]/[.A77]" office:value-type="float" office:value="1">
            <text:p>1</text:p>
          </table:table-cell>
          <table:table-cell office:value-type="float" office:value="29.56">
            <text:p>29.56</text:p>
          </table:table-cell>
          <table:table-cell table:formula="of:=[.J77]/[.A7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.14">
            <text:p>30.14</text:p>
          </table:table-cell>
          <table:table-cell office:value-type="float" office:value="30.97">
            <text:p>30.97</text:p>
          </table:table-cell>
          <table:table-cell table:formula="of:=[.B78]/[.A78]" office:value-type="float" office:value="1.02753815527538">
            <text:p>1.03</text:p>
          </table:table-cell>
          <table:table-cell office:value-type="float" office:value="30.14">
            <text:p>30.14</text:p>
          </table:table-cell>
          <table:table-cell table:formula="of:=[.D78]/[.A78]" office:value-type="float" office:value="1">
            <text:p>1</text:p>
          </table:table-cell>
          <table:table-cell office:value-type="float" office:value="30.14">
            <text:p>30.14</text:p>
          </table:table-cell>
          <table:table-cell table:formula="of:=[.F78]/[.A78]" office:value-type="float" office:value="1">
            <text:p>1</text:p>
          </table:table-cell>
          <table:table-cell office:value-type="float" office:value="30.14">
            <text:p>30.14</text:p>
          </table:table-cell>
          <table:table-cell table:formula="of:=[.H78]/[.A78]" office:value-type="float" office:value="1">
            <text:p>1</text:p>
          </table:table-cell>
          <table:table-cell office:value-type="float" office:value="30.14">
            <text:p>30.14</text:p>
          </table:table-cell>
          <table:table-cell table:formula="of:=[.J78]/[.A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63">
            <text:p>31.63</text:p>
          </table:table-cell>
          <table:table-cell office:value-type="float" office:value="33.97">
            <text:p>33.97</text:p>
          </table:table-cell>
          <table:table-cell table:formula="of:=[.B79]/[.A79]" office:value-type="float" office:value="1.07398039835599">
            <text:p>1.07</text:p>
          </table:table-cell>
          <table:table-cell office:value-type="float" office:value="31.63">
            <text:p>31.63</text:p>
          </table:table-cell>
          <table:table-cell table:formula="of:=[.D79]/[.A79]" office:value-type="float" office:value="1">
            <text:p>1</text:p>
          </table:table-cell>
          <table:table-cell office:value-type="float" office:value="31.63">
            <text:p>31.63</text:p>
          </table:table-cell>
          <table:table-cell table:formula="of:=[.F79]/[.A79]" office:value-type="float" office:value="1">
            <text:p>1</text:p>
          </table:table-cell>
          <table:table-cell office:value-type="float" office:value="31.63">
            <text:p>31.63</text:p>
          </table:table-cell>
          <table:table-cell table:formula="of:=[.H79]/[.A79]" office:value-type="float" office:value="1">
            <text:p>1</text:p>
          </table:table-cell>
          <table:table-cell office:value-type="float" office:value="31.63">
            <text:p>31.63</text:p>
          </table:table-cell>
          <table:table-cell table:formula="of:=[.J79]/[.A7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73">
            <text:p>31.73</text:p>
          </table:table-cell>
          <table:table-cell office:value-type="float" office:value="37.38">
            <text:p>37.38</text:p>
          </table:table-cell>
          <table:table-cell table:formula="of:=[.B80]/[.A80]" office:value-type="float" office:value="1.17806492278601">
            <text:p>1.18</text:p>
          </table:table-cell>
          <table:table-cell office:value-type="float" office:value="31.73">
            <text:p>31.73</text:p>
          </table:table-cell>
          <table:table-cell table:formula="of:=[.D80]/[.A80]" office:value-type="float" office:value="1">
            <text:p>1</text:p>
          </table:table-cell>
          <table:table-cell office:value-type="float" office:value="31.73">
            <text:p>31.73</text:p>
          </table:table-cell>
          <table:table-cell table:formula="of:=[.F80]/[.A80]" office:value-type="float" office:value="1">
            <text:p>1</text:p>
          </table:table-cell>
          <table:table-cell office:value-type="float" office:value="31.73">
            <text:p>31.73</text:p>
          </table:table-cell>
          <table:table-cell table:formula="of:=[.H80]/[.A80]" office:value-type="float" office:value="1">
            <text:p>1</text:p>
          </table:table-cell>
          <table:table-cell office:value-type="float" office:value="31.73">
            <text:p>31.73</text:p>
          </table:table-cell>
          <table:table-cell table:formula="of:=[.J80]/[.A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83">
            <text:p>31.83</text:p>
          </table:table-cell>
          <table:table-cell office:value-type="float" office:value="48.9">
            <text:p>48.9</text:p>
          </table:table-cell>
          <table:table-cell table:formula="of:=[.B81]/[.A81]" office:value-type="float" office:value="1.53628652214892">
            <text:p>1.54</text:p>
          </table:table-cell>
          <table:table-cell office:value-type="float" office:value="31.83">
            <text:p>31.83</text:p>
          </table:table-cell>
          <table:table-cell table:formula="of:=[.D81]/[.A81]" office:value-type="float" office:value="1">
            <text:p>1</text:p>
          </table:table-cell>
          <table:table-cell office:value-type="float" office:value="31.83">
            <text:p>31.83</text:p>
          </table:table-cell>
          <table:table-cell table:formula="of:=[.F81]/[.A81]" office:value-type="float" office:value="1">
            <text:p>1</text:p>
          </table:table-cell>
          <table:table-cell office:value-type="float" office:value="31.83">
            <text:p>31.83</text:p>
          </table:table-cell>
          <table:table-cell table:formula="of:=[.H81]/[.A81]" office:value-type="float" office:value="1">
            <text:p>1</text:p>
          </table:table-cell>
          <table:table-cell office:value-type="float" office:value="31.83">
            <text:p>31.83</text:p>
          </table:table-cell>
          <table:table-cell table:formula="of:=[.J81]/[.A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.56">
            <text:p>32.56</text:p>
          </table:table-cell>
          <table:table-cell office:value-type="float" office:value="79.73">
            <text:p>79.73</text:p>
          </table:table-cell>
          <table:table-cell table:formula="of:=[.B82]/[.A82]" office:value-type="float" office:value="2.44871007371007">
            <text:p>2.45</text:p>
          </table:table-cell>
          <table:table-cell office:value-type="float" office:value="32.56">
            <text:p>32.56</text:p>
          </table:table-cell>
          <table:table-cell table:formula="of:=[.D82]/[.A82]" office:value-type="float" office:value="1">
            <text:p>1</text:p>
          </table:table-cell>
          <table:table-cell office:value-type="float" office:value="32.56">
            <text:p>32.56</text:p>
          </table:table-cell>
          <table:table-cell table:formula="of:=[.F82]/[.A82]" office:value-type="float" office:value="1">
            <text:p>1</text:p>
          </table:table-cell>
          <table:table-cell office:value-type="float" office:value="32.56">
            <text:p>32.56</text:p>
          </table:table-cell>
          <table:table-cell table:formula="of:=[.H82]/[.A82]" office:value-type="float" office:value="1">
            <text:p>1</text:p>
          </table:table-cell>
          <table:table-cell office:value-type="float" office:value="32.56">
            <text:p>32.56</text:p>
          </table:table-cell>
          <table:table-cell table:formula="of:=[.J82]/[.A82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.97">
            <text:p>33.97</text:p>
          </table:table-cell>
          <table:table-cell table:formula="of:=[.B83]/[.A83]" office:value-type="float" office:value="1">
            <text:p>1</text:p>
          </table:table-cell>
          <table:table-cell office:value-type="float" office:value="33.97">
            <text:p>33.97</text:p>
          </table:table-cell>
          <table:table-cell table:formula="of:=[.D83]/[.A83]" office:value-type="float" office:value="1">
            <text:p>1</text:p>
          </table:table-cell>
          <table:table-cell office:value-type="float" office:value="33.97">
            <text:p>33.97</text:p>
          </table:table-cell>
          <table:table-cell table:formula="of:=[.F83]/[.A83]" office:value-type="float" office:value="1">
            <text:p>1</text:p>
          </table:table-cell>
          <table:table-cell office:value-type="float" office:value="33.97">
            <text:p>33.97</text:p>
          </table:table-cell>
          <table:table-cell table:formula="of:=[.H83]/[.A83]" office:value-type="float" office:value="1">
            <text:p>1</text:p>
          </table:table-cell>
          <table:table-cell office:value-type="float" office:value="33.97">
            <text:p>33.97</text:p>
          </table:table-cell>
          <table:table-cell table:formula="of:=[.J83]/[.A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.8">
            <text:p>34.8</text:p>
          </table:table-cell>
          <table:table-cell office:value-type="float" office:value="38.56">
            <text:p>38.56</text:p>
          </table:table-cell>
          <table:table-cell table:formula="of:=[.B84]/[.A84]" office:value-type="float" office:value="1.10804597701149">
            <text:p>1.11</text:p>
          </table:table-cell>
          <table:table-cell office:value-type="float" office:value="34.8">
            <text:p>34.8</text:p>
          </table:table-cell>
          <table:table-cell table:formula="of:=[.D84]/[.A84]" office:value-type="float" office:value="1">
            <text:p>1</text:p>
          </table:table-cell>
          <table:table-cell office:value-type="float" office:value="34.8">
            <text:p>34.8</text:p>
          </table:table-cell>
          <table:table-cell table:formula="of:=[.F84]/[.A84]" office:value-type="float" office:value="1">
            <text:p>1</text:p>
          </table:table-cell>
          <table:table-cell office:value-type="float" office:value="34.8">
            <text:p>34.8</text:p>
          </table:table-cell>
          <table:table-cell table:formula="of:=[.H84]/[.A84]" office:value-type="float" office:value="1">
            <text:p>1</text:p>
          </table:table-cell>
          <table:table-cell office:value-type="float" office:value="34.8">
            <text:p>34.8</text:p>
          </table:table-cell>
          <table:table-cell table:formula="of:=[.J84]/[.A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.41">
            <text:p>36.41</text:p>
          </table:table-cell>
          <table:table-cell table:formula="of:=[.B85]/[.A85]" office:value-type="float" office:value="1.04028571428571">
            <text:p>1.04</text:p>
          </table:table-cell>
          <table:table-cell office:value-type="float" office:value="35">
            <text:p>35</text:p>
          </table:table-cell>
          <table:table-cell table:formula="of:=[.D85]/[.A85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F85]/[.A85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H85]/[.A85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J85]/[.A85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5.04">
            <text:p>35.04</text:p>
          </table:table-cell>
          <table:table-cell table:formula="of:=[.B86]/[.A86]" office:value-type="float" office:value="1">
            <text:p>1</text:p>
          </table:table-cell>
          <table:table-cell office:value-type="float" office:value="35.04">
            <text:p>35.04</text:p>
          </table:table-cell>
          <table:table-cell table:formula="of:=[.D86]/[.A86]" office:value-type="float" office:value="1">
            <text:p>1</text:p>
          </table:table-cell>
          <table:table-cell office:value-type="float" office:value="35.04">
            <text:p>35.04</text:p>
          </table:table-cell>
          <table:table-cell table:formula="of:=[.F86]/[.A86]" office:value-type="float" office:value="1">
            <text:p>1</text:p>
          </table:table-cell>
          <table:table-cell office:value-type="float" office:value="35.04">
            <text:p>35.04</text:p>
          </table:table-cell>
          <table:table-cell table:formula="of:=[.H86]/[.A86]" office:value-type="float" office:value="1">
            <text:p>1</text:p>
          </table:table-cell>
          <table:table-cell office:value-type="float" office:value="35.04">
            <text:p>35.04</text:p>
          </table:table-cell>
          <table:table-cell table:formula="of:=[.J86]/[.A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11">
            <text:p>35.11</text:p>
          </table:table-cell>
          <table:table-cell office:value-type="float" office:value="46.28">
            <text:p>46.28</text:p>
          </table:table-cell>
          <table:table-cell table:formula="of:=[.B87]/[.A87]" office:value-type="float" office:value="1.3181429792082">
            <text:p>1.32</text:p>
          </table:table-cell>
          <table:table-cell office:value-type="float" office:value="35.11">
            <text:p>35.11</text:p>
          </table:table-cell>
          <table:table-cell table:formula="of:=[.D87]/[.A87]" office:value-type="float" office:value="1">
            <text:p>1</text:p>
          </table:table-cell>
          <table:table-cell office:value-type="float" office:value="35.11">
            <text:p>35.11</text:p>
          </table:table-cell>
          <table:table-cell table:formula="of:=[.F87]/[.A87]" office:value-type="float" office:value="1">
            <text:p>1</text:p>
          </table:table-cell>
          <table:table-cell office:value-type="float" office:value="35.11">
            <text:p>35.11</text:p>
          </table:table-cell>
          <table:table-cell table:formula="of:=[.H87]/[.A87]" office:value-type="float" office:value="1">
            <text:p>1</text:p>
          </table:table-cell>
          <table:table-cell office:value-type="float" office:value="35.11">
            <text:p>35.11</text:p>
          </table:table-cell>
          <table:table-cell table:formula="of:=[.J87]/[.A8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14">
            <text:p>35.14</text:p>
          </table:table-cell>
          <table:table-cell office:value-type="float" office:value="37.38">
            <text:p>37.38</text:p>
          </table:table-cell>
          <table:table-cell table:formula="of:=[.B88]/[.A88]" office:value-type="float" office:value="1.06374501992032">
            <text:p>1.06</text:p>
          </table:table-cell>
          <table:table-cell office:value-type="float" office:value="35.14">
            <text:p>35.14</text:p>
          </table:table-cell>
          <table:table-cell table:formula="of:=[.D88]/[.A88]" office:value-type="float" office:value="1">
            <text:p>1</text:p>
          </table:table-cell>
          <table:table-cell office:value-type="float" office:value="35.14">
            <text:p>35.14</text:p>
          </table:table-cell>
          <table:table-cell table:formula="of:=[.F88]/[.A88]" office:value-type="float" office:value="1">
            <text:p>1</text:p>
          </table:table-cell>
          <table:table-cell office:value-type="float" office:value="35.14">
            <text:p>35.14</text:p>
          </table:table-cell>
          <table:table-cell table:formula="of:=[.H88]/[.A88]" office:value-type="float" office:value="1">
            <text:p>1</text:p>
          </table:table-cell>
          <table:table-cell office:value-type="float" office:value="35.14">
            <text:p>35.14</text:p>
          </table:table-cell>
          <table:table-cell table:formula="of:=[.J88]/[.A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.41">
            <text:p>37.41</text:p>
          </table:table-cell>
          <table:table-cell office:value-type="float" office:value="47.41">
            <text:p>47.41</text:p>
          </table:table-cell>
          <table:table-cell table:formula="of:=[.B89]/[.A89]" office:value-type="float" office:value="1.26730820636194">
            <text:p>1.27</text:p>
          </table:table-cell>
          <table:table-cell office:value-type="float" office:value="37.41">
            <text:p>37.41</text:p>
          </table:table-cell>
          <table:table-cell table:formula="of:=[.D89]/[.A89]" office:value-type="float" office:value="1">
            <text:p>1</text:p>
          </table:table-cell>
          <table:table-cell office:value-type="float" office:value="37.41">
            <text:p>37.41</text:p>
          </table:table-cell>
          <table:table-cell table:formula="of:=[.F89]/[.A89]" office:value-type="float" office:value="1">
            <text:p>1</text:p>
          </table:table-cell>
          <table:table-cell office:value-type="float" office:value="37.41">
            <text:p>37.41</text:p>
          </table:table-cell>
          <table:table-cell table:formula="of:=[.H89]/[.A89]" office:value-type="float" office:value="1">
            <text:p>1</text:p>
          </table:table-cell>
          <table:table-cell office:value-type="float" office:value="37.41">
            <text:p>37.41</text:p>
          </table:table-cell>
          <table:table-cell table:formula="of:=[.J89]/[.A8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.53">
            <text:p>37.53</text:p>
          </table:table-cell>
          <table:table-cell office:value-type="float" office:value="63.87">
            <text:p>63.87</text:p>
          </table:table-cell>
          <table:table-cell table:formula="of:=[.B90]/[.A90]" office:value-type="float" office:value="1.70183852917666">
            <text:p>1.7</text:p>
          </table:table-cell>
          <table:table-cell office:value-type="float" office:value="37.53">
            <text:p>37.53</text:p>
          </table:table-cell>
          <table:table-cell table:formula="of:=[.D90]/[.A90]" office:value-type="float" office:value="1">
            <text:p>1</text:p>
          </table:table-cell>
          <table:table-cell office:value-type="float" office:value="37.53">
            <text:p>37.53</text:p>
          </table:table-cell>
          <table:table-cell table:formula="of:=[.F90]/[.A90]" office:value-type="float" office:value="1">
            <text:p>1</text:p>
          </table:table-cell>
          <table:table-cell office:value-type="float" office:value="37.53">
            <text:p>37.53</text:p>
          </table:table-cell>
          <table:table-cell table:formula="of:=[.H90]/[.A90]" office:value-type="float" office:value="1">
            <text:p>1</text:p>
          </table:table-cell>
          <table:table-cell office:value-type="float" office:value="37.53">
            <text:p>37.53</text:p>
          </table:table-cell>
          <table:table-cell table:formula="of:=[.J90]/[.A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.77">
            <text:p>37.77</text:p>
          </table:table-cell>
          <table:table-cell office:value-type="float" office:value="52.36">
            <text:p>52.36</text:p>
          </table:table-cell>
          <table:table-cell table:formula="of:=[.B91]/[.A91]" office:value-type="float" office:value="1.38628541170241">
            <text:p>1.39</text:p>
          </table:table-cell>
          <table:table-cell office:value-type="float" office:value="37.77">
            <text:p>37.77</text:p>
          </table:table-cell>
          <table:table-cell table:formula="of:=[.D91]/[.A91]" office:value-type="float" office:value="1">
            <text:p>1</text:p>
          </table:table-cell>
          <table:table-cell office:value-type="float" office:value="37.77">
            <text:p>37.77</text:p>
          </table:table-cell>
          <table:table-cell table:formula="of:=[.F91]/[.A91]" office:value-type="float" office:value="1">
            <text:p>1</text:p>
          </table:table-cell>
          <table:table-cell office:value-type="float" office:value="37.77">
            <text:p>37.77</text:p>
          </table:table-cell>
          <table:table-cell table:formula="of:=[.H91]/[.A91]" office:value-type="float" office:value="1">
            <text:p>1</text:p>
          </table:table-cell>
          <table:table-cell office:value-type="float" office:value="37.77">
            <text:p>37.77</text:p>
          </table:table-cell>
          <table:table-cell table:formula="of:=[.J91]/[.A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.63">
            <text:p>38.63</text:p>
          </table:table-cell>
          <table:table-cell office:value-type="float" office:value="93.4">
            <text:p>93.4</text:p>
          </table:table-cell>
          <table:table-cell table:formula="of:=[.B92]/[.A92]" office:value-type="float" office:value="2.41780999223401">
            <text:p>2.42</text:p>
          </table:table-cell>
          <table:table-cell office:value-type="float" office:value="38.63">
            <text:p>38.63</text:p>
          </table:table-cell>
          <table:table-cell table:formula="of:=[.D92]/[.A92]" office:value-type="float" office:value="1">
            <text:p>1</text:p>
          </table:table-cell>
          <table:table-cell office:value-type="float" office:value="38.63">
            <text:p>38.63</text:p>
          </table:table-cell>
          <table:table-cell table:formula="of:=[.F92]/[.A92]" office:value-type="float" office:value="1">
            <text:p>1</text:p>
          </table:table-cell>
          <table:table-cell office:value-type="float" office:value="38.63">
            <text:p>38.63</text:p>
          </table:table-cell>
          <table:table-cell table:formula="of:=[.H92]/[.A92]" office:value-type="float" office:value="1">
            <text:p>1</text:p>
          </table:table-cell>
          <table:table-cell office:value-type="float" office:value="38.63">
            <text:p>38.63</text:p>
          </table:table-cell>
          <table:table-cell table:formula="of:=[.J92]/[.A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.8">
            <text:p>38.8</text:p>
          </table:table-cell>
          <table:table-cell office:value-type="float" office:value="71.73">
            <text:p>71.73</text:p>
          </table:table-cell>
          <table:table-cell table:formula="of:=[.B93]/[.A93]" office:value-type="float" office:value="1.84871134020619">
            <text:p>1.85</text:p>
          </table:table-cell>
          <table:table-cell office:value-type="float" office:value="38.8">
            <text:p>38.8</text:p>
          </table:table-cell>
          <table:table-cell table:formula="of:=[.D93]/[.A93]" office:value-type="float" office:value="1">
            <text:p>1</text:p>
          </table:table-cell>
          <table:table-cell office:value-type="float" office:value="38.8">
            <text:p>38.8</text:p>
          </table:table-cell>
          <table:table-cell table:formula="of:=[.F93]/[.A93]" office:value-type="float" office:value="1">
            <text:p>1</text:p>
          </table:table-cell>
          <table:table-cell office:value-type="float" office:value="38.8">
            <text:p>38.8</text:p>
          </table:table-cell>
          <table:table-cell table:formula="of:=[.H93]/[.A93]" office:value-type="float" office:value="1">
            <text:p>1</text:p>
          </table:table-cell>
          <table:table-cell office:value-type="float" office:value="38.8">
            <text:p>38.8</text:p>
          </table:table-cell>
          <table:table-cell table:formula="of:=[.J93]/[.A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18">
            <text:p>39.18</text:p>
          </table:table-cell>
          <table:table-cell office:value-type="float" office:value="69.28">
            <text:p>69.28</text:p>
          </table:table-cell>
          <table:table-cell table:formula="of:=[.B94]/[.A94]" office:value-type="float" office:value="1.76824910668709">
            <text:p>1.77</text:p>
          </table:table-cell>
          <table:table-cell office:value-type="float" office:value="39.18">
            <text:p>39.18</text:p>
          </table:table-cell>
          <table:table-cell table:formula="of:=[.D94]/[.A94]" office:value-type="float" office:value="1">
            <text:p>1</text:p>
          </table:table-cell>
          <table:table-cell office:value-type="float" office:value="39.18">
            <text:p>39.18</text:p>
          </table:table-cell>
          <table:table-cell table:formula="of:=[.F94]/[.A94]" office:value-type="float" office:value="1">
            <text:p>1</text:p>
          </table:table-cell>
          <table:table-cell office:value-type="float" office:value="39.18">
            <text:p>39.18</text:p>
          </table:table-cell>
          <table:table-cell table:formula="of:=[.H94]/[.A94]" office:value-type="float" office:value="1">
            <text:p>1</text:p>
          </table:table-cell>
          <table:table-cell office:value-type="float" office:value="39.18">
            <text:p>39.18</text:p>
          </table:table-cell>
          <table:table-cell table:formula="of:=[.J94]/[.A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6">
            <text:p>39.6</text:p>
          </table:table-cell>
          <table:table-cell office:value-type="float" office:value="61.7">
            <text:p>61.7</text:p>
          </table:table-cell>
          <table:table-cell table:formula="of:=[.B95]/[.A95]" office:value-type="float" office:value="1.55808080808081">
            <text:p>1.56</text:p>
          </table:table-cell>
          <table:table-cell office:value-type="float" office:value="39.6">
            <text:p>39.6</text:p>
          </table:table-cell>
          <table:table-cell table:formula="of:=[.D95]/[.A95]" office:value-type="float" office:value="1">
            <text:p>1</text:p>
          </table:table-cell>
          <table:table-cell office:value-type="float" office:value="39.6">
            <text:p>39.6</text:p>
          </table:table-cell>
          <table:table-cell table:formula="of:=[.F95]/[.A95]" office:value-type="float" office:value="1">
            <text:p>1</text:p>
          </table:table-cell>
          <table:table-cell office:value-type="float" office:value="39.6">
            <text:p>39.6</text:p>
          </table:table-cell>
          <table:table-cell table:formula="of:=[.H95]/[.A95]" office:value-type="float" office:value="1">
            <text:p>1</text:p>
          </table:table-cell>
          <table:table-cell office:value-type="float" office:value="39.6">
            <text:p>39.6</text:p>
          </table:table-cell>
          <table:table-cell table:formula="of:=[.J95]/[.A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83">
            <text:p>39.83</text:p>
          </table:table-cell>
          <table:table-cell office:value-type="float" office:value="52.66">
            <text:p>52.66</text:p>
          </table:table-cell>
          <table:table-cell table:formula="of:=[.B96]/[.A96]" office:value-type="float" office:value="1.32211900577454">
            <text:p>1.32</text:p>
          </table:table-cell>
          <table:table-cell office:value-type="float" office:value="39.83">
            <text:p>39.83</text:p>
          </table:table-cell>
          <table:table-cell table:formula="of:=[.D96]/[.A96]" office:value-type="float" office:value="1">
            <text:p>1</text:p>
          </table:table-cell>
          <table:table-cell office:value-type="float" office:value="39.83">
            <text:p>39.83</text:p>
          </table:table-cell>
          <table:table-cell table:formula="of:=[.F96]/[.A96]" office:value-type="float" office:value="1">
            <text:p>1</text:p>
          </table:table-cell>
          <table:table-cell office:value-type="float" office:value="39.83">
            <text:p>39.83</text:p>
          </table:table-cell>
          <table:table-cell table:formula="of:=[.H96]/[.A96]" office:value-type="float" office:value="1">
            <text:p>1</text:p>
          </table:table-cell>
          <table:table-cell office:value-type="float" office:value="39.83">
            <text:p>39.83</text:p>
          </table:table-cell>
          <table:table-cell table:formula="of:=[.J96]/[.A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.36">
            <text:p>40.36</text:p>
          </table:table-cell>
          <table:table-cell office:value-type="float" office:value="81.04">
            <text:p>81.04</text:p>
          </table:table-cell>
          <table:table-cell table:formula="of:=[.B97]/[.A97]" office:value-type="float" office:value="2.00792864222002">
            <text:p>2.01</text:p>
          </table:table-cell>
          <table:table-cell office:value-type="float" office:value="40.36">
            <text:p>40.36</text:p>
          </table:table-cell>
          <table:table-cell table:formula="of:=[.D97]/[.A97]" office:value-type="float" office:value="1">
            <text:p>1</text:p>
          </table:table-cell>
          <table:table-cell office:value-type="float" office:value="40.36">
            <text:p>40.36</text:p>
          </table:table-cell>
          <table:table-cell table:formula="of:=[.F97]/[.A97]" office:value-type="float" office:value="1">
            <text:p>1</text:p>
          </table:table-cell>
          <table:table-cell office:value-type="float" office:value="40.36">
            <text:p>40.36</text:p>
          </table:table-cell>
          <table:table-cell table:formula="of:=[.H97]/[.A97]" office:value-type="float" office:value="1">
            <text:p>1</text:p>
          </table:table-cell>
          <table:table-cell office:value-type="float" office:value="40.36">
            <text:p>40.36</text:p>
          </table:table-cell>
          <table:table-cell table:formula="of:=[.J97]/[.A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.53">
            <text:p>40.53</text:p>
          </table:table-cell>
          <table:table-cell office:value-type="float" office:value="44.28">
            <text:p>44.28</text:p>
          </table:table-cell>
          <table:table-cell table:formula="of:=[.B98]/[.A98]" office:value-type="float" office:value="1.09252405625463">
            <text:p>1.09</text:p>
          </table:table-cell>
          <table:table-cell office:value-type="float" office:value="40.53">
            <text:p>40.53</text:p>
          </table:table-cell>
          <table:table-cell table:formula="of:=[.D98]/[.A98]" office:value-type="float" office:value="1">
            <text:p>1</text:p>
          </table:table-cell>
          <table:table-cell office:value-type="float" office:value="40.53">
            <text:p>40.53</text:p>
          </table:table-cell>
          <table:table-cell table:formula="of:=[.F98]/[.A98]" office:value-type="float" office:value="1">
            <text:p>1</text:p>
          </table:table-cell>
          <table:table-cell office:value-type="float" office:value="40.53">
            <text:p>40.53</text:p>
          </table:table-cell>
          <table:table-cell table:formula="of:=[.H98]/[.A98]" office:value-type="float" office:value="1">
            <text:p>1</text:p>
          </table:table-cell>
          <table:table-cell office:value-type="float" office:value="40.53">
            <text:p>40.53</text:p>
          </table:table-cell>
          <table:table-cell table:formula="of:=[.J98]/[.A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.94">
            <text:p>41.94</text:p>
          </table:table-cell>
          <table:table-cell office:value-type="float" office:value="53.6">
            <text:p>53.6</text:p>
          </table:table-cell>
          <table:table-cell table:formula="of:=[.B99]/[.A99]" office:value-type="float" office:value="1.27801621363853">
            <text:p>1.28</text:p>
          </table:table-cell>
          <table:table-cell office:value-type="float" office:value="41.94">
            <text:p>41.94</text:p>
          </table:table-cell>
          <table:table-cell table:formula="of:=[.D99]/[.A99]" office:value-type="float" office:value="1">
            <text:p>1</text:p>
          </table:table-cell>
          <table:table-cell office:value-type="float" office:value="41.94">
            <text:p>41.94</text:p>
          </table:table-cell>
          <table:table-cell table:formula="of:=[.F99]/[.A99]" office:value-type="float" office:value="1">
            <text:p>1</text:p>
          </table:table-cell>
          <table:table-cell office:value-type="float" office:value="41.94">
            <text:p>41.94</text:p>
          </table:table-cell>
          <table:table-cell table:formula="of:=[.H99]/[.A99]" office:value-type="float" office:value="1">
            <text:p>1</text:p>
          </table:table-cell>
          <table:table-cell office:value-type="float" office:value="41.94">
            <text:p>41.94</text:p>
          </table:table-cell>
          <table:table-cell table:formula="of:=[.J99]/[.A9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.18">
            <text:p>43.18</text:p>
          </table:table-cell>
          <table:table-cell office:value-type="float" office:value="51.87">
            <text:p>51.87</text:p>
          </table:table-cell>
          <table:table-cell table:formula="of:=[.B100]/[.A100]" office:value-type="float" office:value="1.20125057897175">
            <text:p>1.2</text:p>
          </table:table-cell>
          <table:table-cell office:value-type="float" office:value="43.18">
            <text:p>43.18</text:p>
          </table:table-cell>
          <table:table-cell table:formula="of:=[.D100]/[.A100]" office:value-type="float" office:value="1">
            <text:p>1</text:p>
          </table:table-cell>
          <table:table-cell office:value-type="float" office:value="43.18">
            <text:p>43.18</text:p>
          </table:table-cell>
          <table:table-cell table:formula="of:=[.F100]/[.A100]" office:value-type="float" office:value="1">
            <text:p>1</text:p>
          </table:table-cell>
          <table:table-cell office:value-type="float" office:value="43.18">
            <text:p>43.18</text:p>
          </table:table-cell>
          <table:table-cell table:formula="of:=[.H100]/[.A100]" office:value-type="float" office:value="1">
            <text:p>1</text:p>
          </table:table-cell>
          <table:table-cell office:value-type="float" office:value="43.18">
            <text:p>43.18</text:p>
          </table:table-cell>
          <table:table-cell table:formula="of:=[.J100]/[.A1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.43">
            <text:p>43.43</text:p>
          </table:table-cell>
          <table:table-cell office:value-type="float" office:value="67.77">
            <text:p>67.77</text:p>
          </table:table-cell>
          <table:table-cell table:formula="of:=[.B101]/[.A101]" office:value-type="float" office:value="1.5604420907207">
            <text:p>1.56</text:p>
          </table:table-cell>
          <table:table-cell office:value-type="float" office:value="43.43">
            <text:p>43.43</text:p>
          </table:table-cell>
          <table:table-cell table:formula="of:=[.D101]/[.A101]" office:value-type="float" office:value="1">
            <text:p>1</text:p>
          </table:table-cell>
          <table:table-cell office:value-type="float" office:value="43.43">
            <text:p>43.43</text:p>
          </table:table-cell>
          <table:table-cell table:formula="of:=[.F101]/[.A101]" office:value-type="float" office:value="1">
            <text:p>1</text:p>
          </table:table-cell>
          <table:table-cell office:value-type="float" office:value="43.43">
            <text:p>43.43</text:p>
          </table:table-cell>
          <table:table-cell table:formula="of:=[.H101]/[.A101]" office:value-type="float" office:value="1">
            <text:p>1</text:p>
          </table:table-cell>
          <table:table-cell office:value-type="float" office:value="43.43">
            <text:p>43.43</text:p>
          </table:table-cell>
          <table:table-cell table:formula="of:=[.J101]/[.A1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.53">
            <text:p>43.53</text:p>
          </table:table-cell>
          <table:table-cell office:value-type="float" office:value="62.11">
            <text:p>62.11</text:p>
          </table:table-cell>
          <table:table-cell table:formula="of:=[.B102]/[.A102]" office:value-type="float" office:value="1.42683206983689">
            <text:p>1.43</text:p>
          </table:table-cell>
          <table:table-cell office:value-type="float" office:value="43.53">
            <text:p>43.53</text:p>
          </table:table-cell>
          <table:table-cell table:formula="of:=[.D102]/[.A102]" office:value-type="float" office:value="1">
            <text:p>1</text:p>
          </table:table-cell>
          <table:table-cell office:value-type="float" office:value="43.53">
            <text:p>43.53</text:p>
          </table:table-cell>
          <table:table-cell table:formula="of:=[.F102]/[.A102]" office:value-type="float" office:value="1">
            <text:p>1</text:p>
          </table:table-cell>
          <table:table-cell office:value-type="float" office:value="62.11">
            <text:p>62.11</text:p>
          </table:table-cell>
          <table:table-cell table:formula="of:=[.H102]/[.A102]" office:value-type="float" office:value="1.42683206983689">
            <text:p>1.43</text:p>
          </table:table-cell>
          <table:table-cell office:value-type="float" office:value="48.36">
            <text:p>48.36</text:p>
          </table:table-cell>
          <table:table-cell table:formula="of:=[.J102]/[.A102]" office:value-type="float" office:value="1.11095796002757">
            <text:p>1.11</text:p>
          </table:table-cell>
          <table:table-cell table:number-columns-repeated="5"/>
        </table:table-row>
        <table:table-row table:style-name="ro1">
          <table:table-cell office:value-type="float" office:value="43.97">
            <text:p>43.97</text:p>
          </table:table-cell>
          <table:table-cell office:value-type="float" office:value="70.66">
            <text:p>70.66</text:p>
          </table:table-cell>
          <table:table-cell table:formula="of:=[.B103]/[.A103]" office:value-type="float" office:value="1.60700477598363">
            <text:p>1.61</text:p>
          </table:table-cell>
          <table:table-cell office:value-type="float" office:value="43.97">
            <text:p>43.97</text:p>
          </table:table-cell>
          <table:table-cell table:formula="of:=[.D103]/[.A103]" office:value-type="float" office:value="1">
            <text:p>1</text:p>
          </table:table-cell>
          <table:table-cell office:value-type="float" office:value="43.97">
            <text:p>43.97</text:p>
          </table:table-cell>
          <table:table-cell table:formula="of:=[.F103]/[.A103]" office:value-type="float" office:value="1">
            <text:p>1</text:p>
          </table:table-cell>
          <table:table-cell office:value-type="float" office:value="43.97">
            <text:p>43.97</text:p>
          </table:table-cell>
          <table:table-cell table:formula="of:=[.H103]/[.A103]" office:value-type="float" office:value="1">
            <text:p>1</text:p>
          </table:table-cell>
          <table:table-cell office:value-type="float" office:value="43.97">
            <text:p>43.97</text:p>
          </table:table-cell>
          <table:table-cell table:formula="of:=[.J103]/[.A1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.04">
            <text:p>44.04</text:p>
          </table:table-cell>
          <table:table-cell office:value-type="float" office:value="53.21">
            <text:p>53.21</text:p>
          </table:table-cell>
          <table:table-cell table:formula="of:=[.B104]/[.A104]" office:value-type="float" office:value="1.20821980018165">
            <text:p>1.21</text:p>
          </table:table-cell>
          <table:table-cell office:value-type="float" office:value="44.04">
            <text:p>44.04</text:p>
          </table:table-cell>
          <table:table-cell table:formula="of:=[.D104]/[.A104]" office:value-type="float" office:value="1">
            <text:p>1</text:p>
          </table:table-cell>
          <table:table-cell office:value-type="float" office:value="44.04">
            <text:p>44.04</text:p>
          </table:table-cell>
          <table:table-cell table:formula="of:=[.F104]/[.A104]" office:value-type="float" office:value="1">
            <text:p>1</text:p>
          </table:table-cell>
          <table:table-cell office:value-type="float" office:value="44.04">
            <text:p>44.04</text:p>
          </table:table-cell>
          <table:table-cell table:formula="of:=[.H104]/[.A104]" office:value-type="float" office:value="1">
            <text:p>1</text:p>
          </table:table-cell>
          <table:table-cell office:value-type="float" office:value="44.04">
            <text:p>44.04</text:p>
          </table:table-cell>
          <table:table-cell table:formula="of:=[.J104]/[.A1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.28">
            <text:p>45.28</text:p>
          </table:table-cell>
          <table:table-cell office:value-type="float" office:value="65.77">
            <text:p>65.77</text:p>
          </table:table-cell>
          <table:table-cell table:formula="of:=[.B105]/[.A105]" office:value-type="float" office:value="1.45251766784452">
            <text:p>1.45</text:p>
          </table:table-cell>
          <table:table-cell office:value-type="float" office:value="45.28">
            <text:p>45.28</text:p>
          </table:table-cell>
          <table:table-cell table:formula="of:=[.D105]/[.A105]" office:value-type="float" office:value="1">
            <text:p>1</text:p>
          </table:table-cell>
          <table:table-cell office:value-type="float" office:value="45.28">
            <text:p>45.28</text:p>
          </table:table-cell>
          <table:table-cell table:formula="of:=[.F105]/[.A105]" office:value-type="float" office:value="1">
            <text:p>1</text:p>
          </table:table-cell>
          <table:table-cell office:value-type="float" office:value="45.28">
            <text:p>45.28</text:p>
          </table:table-cell>
          <table:table-cell table:formula="of:=[.H105]/[.A105]" office:value-type="float" office:value="1">
            <text:p>1</text:p>
          </table:table-cell>
          <table:table-cell office:value-type="float" office:value="45.28">
            <text:p>45.28</text:p>
          </table:table-cell>
          <table:table-cell table:formula="of:=[.J105]/[.A10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.38">
            <text:p>47.38</text:p>
          </table:table-cell>
          <table:table-cell office:value-type="float" office:value="57.04">
            <text:p>57.04</text:p>
          </table:table-cell>
          <table:table-cell table:formula="of:=[.B106]/[.A106]" office:value-type="float" office:value="1.20388349514563">
            <text:p>1.2</text:p>
          </table:table-cell>
          <table:table-cell office:value-type="float" office:value="47.38">
            <text:p>47.38</text:p>
          </table:table-cell>
          <table:table-cell table:formula="of:=[.D106]/[.A106]" office:value-type="float" office:value="1">
            <text:p>1</text:p>
          </table:table-cell>
          <table:table-cell office:value-type="float" office:value="47.38">
            <text:p>47.38</text:p>
          </table:table-cell>
          <table:table-cell table:formula="of:=[.F106]/[.A106]" office:value-type="float" office:value="1">
            <text:p>1</text:p>
          </table:table-cell>
          <table:table-cell office:value-type="float" office:value="47.38">
            <text:p>47.38</text:p>
          </table:table-cell>
          <table:table-cell table:formula="of:=[.H106]/[.A106]" office:value-type="float" office:value="1">
            <text:p>1</text:p>
          </table:table-cell>
          <table:table-cell office:value-type="float" office:value="47.38">
            <text:p>47.38</text:p>
          </table:table-cell>
          <table:table-cell table:formula="of:=[.J106]/[.A1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.6">
            <text:p>47.6</text:p>
          </table:table-cell>
          <table:table-cell office:value-type="float" office:value="56.87">
            <text:p>56.87</text:p>
          </table:table-cell>
          <table:table-cell table:formula="of:=[.B107]/[.A107]" office:value-type="float" office:value="1.19474789915966">
            <text:p>1.19</text:p>
          </table:table-cell>
          <table:table-cell office:value-type="float" office:value="47.6">
            <text:p>47.6</text:p>
          </table:table-cell>
          <table:table-cell table:formula="of:=[.D107]/[.A107]" office:value-type="float" office:value="1">
            <text:p>1</text:p>
          </table:table-cell>
          <table:table-cell office:value-type="float" office:value="47.6">
            <text:p>47.6</text:p>
          </table:table-cell>
          <table:table-cell table:formula="of:=[.F107]/[.A107]" office:value-type="float" office:value="1">
            <text:p>1</text:p>
          </table:table-cell>
          <table:table-cell office:value-type="float" office:value="47.6">
            <text:p>47.6</text:p>
          </table:table-cell>
          <table:table-cell table:formula="of:=[.H107]/[.A107]" office:value-type="float" office:value="1">
            <text:p>1</text:p>
          </table:table-cell>
          <table:table-cell office:value-type="float" office:value="47.6">
            <text:p>47.6</text:p>
          </table:table-cell>
          <table:table-cell table:formula="of:=[.J107]/[.A10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.46">
            <text:p>48.46</text:p>
          </table:table-cell>
          <table:table-cell office:value-type="float" office:value="54.7">
            <text:p>54.7</text:p>
          </table:table-cell>
          <table:table-cell table:formula="of:=[.B108]/[.A108]" office:value-type="float" office:value="1.12876599257119">
            <text:p>1.13</text:p>
          </table:table-cell>
          <table:table-cell office:value-type="float" office:value="48.46">
            <text:p>48.46</text:p>
          </table:table-cell>
          <table:table-cell table:formula="of:=[.D108]/[.A108]" office:value-type="float" office:value="1">
            <text:p>1</text:p>
          </table:table-cell>
          <table:table-cell office:value-type="float" office:value="48.46">
            <text:p>48.46</text:p>
          </table:table-cell>
          <table:table-cell table:formula="of:=[.F108]/[.A108]" office:value-type="float" office:value="1">
            <text:p>1</text:p>
          </table:table-cell>
          <table:table-cell office:value-type="float" office:value="48.46">
            <text:p>48.46</text:p>
          </table:table-cell>
          <table:table-cell table:formula="of:=[.H108]/[.A108]" office:value-type="float" office:value="1">
            <text:p>1</text:p>
          </table:table-cell>
          <table:table-cell office:value-type="float" office:value="48.46">
            <text:p>48.46</text:p>
          </table:table-cell>
          <table:table-cell table:formula="of:=[.J108]/[.A1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25">
            <text:p>50.25</text:p>
          </table:table-cell>
          <table:table-cell office:value-type="float" office:value="51.08">
            <text:p>51.08</text:p>
          </table:table-cell>
          <table:table-cell table:formula="of:=[.B109]/[.A109]" office:value-type="float" office:value="1.01651741293532">
            <text:p>1.02</text:p>
          </table:table-cell>
          <table:table-cell office:value-type="float" office:value="50.25">
            <text:p>50.25</text:p>
          </table:table-cell>
          <table:table-cell table:formula="of:=[.D109]/[.A109]" office:value-type="float" office:value="1">
            <text:p>1</text:p>
          </table:table-cell>
          <table:table-cell office:value-type="float" office:value="50.25">
            <text:p>50.25</text:p>
          </table:table-cell>
          <table:table-cell table:formula="of:=[.F109]/[.A109]" office:value-type="float" office:value="1">
            <text:p>1</text:p>
          </table:table-cell>
          <table:table-cell office:value-type="float" office:value="50.25">
            <text:p>50.25</text:p>
          </table:table-cell>
          <table:table-cell table:formula="of:=[.H109]/[.A109]" office:value-type="float" office:value="1">
            <text:p>1</text:p>
          </table:table-cell>
          <table:table-cell office:value-type="float" office:value="50.25">
            <text:p>50.25</text:p>
          </table:table-cell>
          <table:table-cell table:formula="of:=[.J109]/[.A1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66">
            <text:p>50.66</text:p>
          </table:table-cell>
          <table:table-cell office:value-type="float" office:value="72.7">
            <text:p>72.7</text:p>
          </table:table-cell>
          <table:table-cell table:formula="of:=[.B110]/[.A110]" office:value-type="float" office:value="1.43505724437426">
            <text:p>1.44</text:p>
          </table:table-cell>
          <table:table-cell office:value-type="float" office:value="50.66">
            <text:p>50.66</text:p>
          </table:table-cell>
          <table:table-cell table:formula="of:=[.D110]/[.A110]" office:value-type="float" office:value="1">
            <text:p>1</text:p>
          </table:table-cell>
          <table:table-cell office:value-type="float" office:value="50.66">
            <text:p>50.66</text:p>
          </table:table-cell>
          <table:table-cell table:formula="of:=[.F110]/[.A110]" office:value-type="float" office:value="1">
            <text:p>1</text:p>
          </table:table-cell>
          <table:table-cell office:value-type="float" office:value="50.66">
            <text:p>50.66</text:p>
          </table:table-cell>
          <table:table-cell table:formula="of:=[.H110]/[.A110]" office:value-type="float" office:value="1">
            <text:p>1</text:p>
          </table:table-cell>
          <table:table-cell office:value-type="float" office:value="50.66">
            <text:p>50.66</text:p>
          </table:table-cell>
          <table:table-cell table:formula="of:=[.J110]/[.A1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7">
            <text:p>50.7</text:p>
          </table:table-cell>
          <table:table-cell office:value-type="float" office:value="59.28">
            <text:p>59.28</text:p>
          </table:table-cell>
          <table:table-cell table:formula="of:=[.B111]/[.A111]" office:value-type="float" office:value="1.16923076923077">
            <text:p>1.17</text:p>
          </table:table-cell>
          <table:table-cell office:value-type="float" office:value="50.7">
            <text:p>50.7</text:p>
          </table:table-cell>
          <table:table-cell table:formula="of:=[.D111]/[.A111]" office:value-type="float" office:value="1">
            <text:p>1</text:p>
          </table:table-cell>
          <table:table-cell office:value-type="float" office:value="50.7">
            <text:p>50.7</text:p>
          </table:table-cell>
          <table:table-cell table:formula="of:=[.F111]/[.A111]" office:value-type="float" office:value="1">
            <text:p>1</text:p>
          </table:table-cell>
          <table:table-cell office:value-type="float" office:value="50.7">
            <text:p>50.7</text:p>
          </table:table-cell>
          <table:table-cell table:formula="of:=[.H111]/[.A111]" office:value-type="float" office:value="1">
            <text:p>1</text:p>
          </table:table-cell>
          <table:table-cell office:value-type="float" office:value="50.7">
            <text:p>50.7</text:p>
          </table:table-cell>
          <table:table-cell table:formula="of:=[.J111]/[.A1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7">
            <text:p>50.7</text:p>
          </table:table-cell>
          <table:table-cell office:value-type="float" office:value="52.7">
            <text:p>52.7</text:p>
          </table:table-cell>
          <table:table-cell table:formula="of:=[.B112]/[.A112]" office:value-type="float" office:value="1.03944773175542">
            <text:p>1.04</text:p>
          </table:table-cell>
          <table:table-cell office:value-type="float" office:value="50.7">
            <text:p>50.7</text:p>
          </table:table-cell>
          <table:table-cell table:formula="of:=[.D112]/[.A112]" office:value-type="float" office:value="1">
            <text:p>1</text:p>
          </table:table-cell>
          <table:table-cell office:value-type="float" office:value="50.7">
            <text:p>50.7</text:p>
          </table:table-cell>
          <table:table-cell table:formula="of:=[.F112]/[.A112]" office:value-type="float" office:value="1">
            <text:p>1</text:p>
          </table:table-cell>
          <table:table-cell office:value-type="float" office:value="52.7">
            <text:p>52.7</text:p>
          </table:table-cell>
          <table:table-cell table:formula="of:=[.H112]/[.A112]" office:value-type="float" office:value="1.03944773175542">
            <text:p>1.04</text:p>
          </table:table-cell>
          <table:table-cell office:value-type="float" office:value="50.7">
            <text:p>50.7</text:p>
          </table:table-cell>
          <table:table-cell table:formula="of:=[.J112]/[.A1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97">
            <text:p>50.97</text:p>
          </table:table-cell>
          <table:table-cell office:value-type="float" office:value="58.04">
            <text:p>58.04</text:p>
          </table:table-cell>
          <table:table-cell table:formula="of:=[.B113]/[.A113]" office:value-type="float" office:value="1.138709044536">
            <text:p>1.14</text:p>
          </table:table-cell>
          <table:table-cell office:value-type="float" office:value="50.97">
            <text:p>50.97</text:p>
          </table:table-cell>
          <table:table-cell table:formula="of:=[.D113]/[.A113]" office:value-type="float" office:value="1">
            <text:p>1</text:p>
          </table:table-cell>
          <table:table-cell office:value-type="float" office:value="50.97">
            <text:p>50.97</text:p>
          </table:table-cell>
          <table:table-cell table:formula="of:=[.F113]/[.A113]" office:value-type="float" office:value="1">
            <text:p>1</text:p>
          </table:table-cell>
          <table:table-cell office:value-type="float" office:value="50.97">
            <text:p>50.97</text:p>
          </table:table-cell>
          <table:table-cell table:formula="of:=[.H113]/[.A113]" office:value-type="float" office:value="1">
            <text:p>1</text:p>
          </table:table-cell>
          <table:table-cell office:value-type="float" office:value="50.97">
            <text:p>50.97</text:p>
          </table:table-cell>
          <table:table-cell table:formula="of:=[.J113]/[.A1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.41">
            <text:p>51.41</text:p>
          </table:table-cell>
          <table:table-cell office:value-type="float" office:value="58.24">
            <text:p>58.24</text:p>
          </table:table-cell>
          <table:table-cell table:formula="of:=[.B114]/[.A114]" office:value-type="float" office:value="1.13285353044155">
            <text:p>1.13</text:p>
          </table:table-cell>
          <table:table-cell office:value-type="float" office:value="51.41">
            <text:p>51.41</text:p>
          </table:table-cell>
          <table:table-cell table:formula="of:=[.D114]/[.A114]" office:value-type="float" office:value="1">
            <text:p>1</text:p>
          </table:table-cell>
          <table:table-cell office:value-type="float" office:value="51.41">
            <text:p>51.41</text:p>
          </table:table-cell>
          <table:table-cell table:formula="of:=[.F114]/[.A114]" office:value-type="float" office:value="1">
            <text:p>1</text:p>
          </table:table-cell>
          <table:table-cell office:value-type="float" office:value="51.41">
            <text:p>51.41</text:p>
          </table:table-cell>
          <table:table-cell table:formula="of:=[.H114]/[.A114]" office:value-type="float" office:value="1">
            <text:p>1</text:p>
          </table:table-cell>
          <table:table-cell office:value-type="float" office:value="51.41">
            <text:p>51.41</text:p>
          </table:table-cell>
          <table:table-cell table:formula="of:=[.J114]/[.A1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2.56">
            <text:p>52.56</text:p>
          </table:table-cell>
          <table:table-cell office:value-type="float" office:value="86.11">
            <text:p>86.11</text:p>
          </table:table-cell>
          <table:table-cell table:formula="of:=[.B115]/[.A115]" office:value-type="float" office:value="1.63831811263318">
            <text:p>1.64</text:p>
          </table:table-cell>
          <table:table-cell office:value-type="float" office:value="52.56">
            <text:p>52.56</text:p>
          </table:table-cell>
          <table:table-cell table:formula="of:=[.D115]/[.A115]" office:value-type="float" office:value="1">
            <text:p>1</text:p>
          </table:table-cell>
          <table:table-cell office:value-type="float" office:value="52.56">
            <text:p>52.56</text:p>
          </table:table-cell>
          <table:table-cell table:formula="of:=[.F115]/[.A115]" office:value-type="float" office:value="1">
            <text:p>1</text:p>
          </table:table-cell>
          <table:table-cell office:value-type="float" office:value="52.56">
            <text:p>52.56</text:p>
          </table:table-cell>
          <table:table-cell table:formula="of:=[.H115]/[.A115]" office:value-type="float" office:value="1">
            <text:p>1</text:p>
          </table:table-cell>
          <table:table-cell office:value-type="float" office:value="52.56">
            <text:p>52.56</text:p>
          </table:table-cell>
          <table:table-cell table:formula="of:=[.J115]/[.A1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2.66">
            <text:p>52.66</text:p>
          </table:table-cell>
          <table:table-cell office:value-type="float" office:value="56.41">
            <text:p>56.41</text:p>
          </table:table-cell>
          <table:table-cell table:formula="of:=[.B116]/[.A116]" office:value-type="float" office:value="1.07121154576529">
            <text:p>1.07</text:p>
          </table:table-cell>
          <table:table-cell office:value-type="float" office:value="52.66">
            <text:p>52.66</text:p>
          </table:table-cell>
          <table:table-cell table:formula="of:=[.D116]/[.A116]" office:value-type="float" office:value="1">
            <text:p>1</text:p>
          </table:table-cell>
          <table:table-cell office:value-type="float" office:value="52.66">
            <text:p>52.66</text:p>
          </table:table-cell>
          <table:table-cell table:formula="of:=[.F116]/[.A116]" office:value-type="float" office:value="1">
            <text:p>1</text:p>
          </table:table-cell>
          <table:table-cell office:value-type="float" office:value="56.41">
            <text:p>56.41</text:p>
          </table:table-cell>
          <table:table-cell table:formula="of:=[.H116]/[.A116]" office:value-type="float" office:value="1.07121154576529">
            <text:p>1.07</text:p>
          </table:table-cell>
          <table:table-cell office:value-type="float" office:value="52.66">
            <text:p>52.66</text:p>
          </table:table-cell>
          <table:table-cell table:formula="of:=[.J116]/[.A1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.7">
            <text:p>54.7</text:p>
          </table:table-cell>
          <table:table-cell office:value-type="float" office:value="62.46">
            <text:p>62.46</text:p>
          </table:table-cell>
          <table:table-cell table:formula="of:=[.B117]/[.A117]" office:value-type="float" office:value="1.1418647166362">
            <text:p>1.14</text:p>
          </table:table-cell>
          <table:table-cell office:value-type="float" office:value="54.7">
            <text:p>54.7</text:p>
          </table:table-cell>
          <table:table-cell table:formula="of:=[.D117]/[.A117]" office:value-type="float" office:value="1">
            <text:p>1</text:p>
          </table:table-cell>
          <table:table-cell office:value-type="float" office:value="54.7">
            <text:p>54.7</text:p>
          </table:table-cell>
          <table:table-cell table:formula="of:=[.F117]/[.A117]" office:value-type="float" office:value="1">
            <text:p>1</text:p>
          </table:table-cell>
          <table:table-cell office:value-type="float" office:value="54.7">
            <text:p>54.7</text:p>
          </table:table-cell>
          <table:table-cell table:formula="of:=[.H117]/[.A117]" office:value-type="float" office:value="1">
            <text:p>1</text:p>
          </table:table-cell>
          <table:table-cell office:value-type="float" office:value="54.7">
            <text:p>54.7</text:p>
          </table:table-cell>
          <table:table-cell table:formula="of:=[.J117]/[.A117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5.36">
            <text:p>55.36</text:p>
          </table:table-cell>
          <table:table-cell table:formula="of:=[.B118]/[.A118]" office:value-type="float" office:value="1">
            <text:p>1</text:p>
          </table:table-cell>
          <table:table-cell office:value-type="float" office:value="55.36">
            <text:p>55.36</text:p>
          </table:table-cell>
          <table:table-cell table:formula="of:=[.D118]/[.A118]" office:value-type="float" office:value="1">
            <text:p>1</text:p>
          </table:table-cell>
          <table:table-cell office:value-type="float" office:value="55.36">
            <text:p>55.36</text:p>
          </table:table-cell>
          <table:table-cell table:formula="of:=[.F118]/[.A118]" office:value-type="float" office:value="1">
            <text:p>1</text:p>
          </table:table-cell>
          <table:table-cell office:value-type="float" office:value="55.36">
            <text:p>55.36</text:p>
          </table:table-cell>
          <table:table-cell table:formula="of:=[.H118]/[.A118]" office:value-type="float" office:value="1">
            <text:p>1</text:p>
          </table:table-cell>
          <table:table-cell office:value-type="float" office:value="55.36">
            <text:p>55.36</text:p>
          </table:table-cell>
          <table:table-cell table:formula="of:=[.J118]/[.A1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6.9">
            <text:p>56.9</text:p>
          </table:table-cell>
          <table:table-cell office:value-type="float" office:value="63.14">
            <text:p>63.14</text:p>
          </table:table-cell>
          <table:table-cell table:formula="of:=[.B119]/[.A119]" office:value-type="float" office:value="1.10966608084359">
            <text:p>1.11</text:p>
          </table:table-cell>
          <table:table-cell office:value-type="float" office:value="56.9">
            <text:p>56.9</text:p>
          </table:table-cell>
          <table:table-cell table:formula="of:=[.D119]/[.A119]" office:value-type="float" office:value="1">
            <text:p>1</text:p>
          </table:table-cell>
          <table:table-cell office:value-type="float" office:value="56.9">
            <text:p>56.9</text:p>
          </table:table-cell>
          <table:table-cell table:formula="of:=[.F119]/[.A119]" office:value-type="float" office:value="1">
            <text:p>1</text:p>
          </table:table-cell>
          <table:table-cell office:value-type="float" office:value="56.9">
            <text:p>56.9</text:p>
          </table:table-cell>
          <table:table-cell table:formula="of:=[.H119]/[.A119]" office:value-type="float" office:value="1">
            <text:p>1</text:p>
          </table:table-cell>
          <table:table-cell office:value-type="float" office:value="56.9">
            <text:p>56.9</text:p>
          </table:table-cell>
          <table:table-cell table:formula="of:=[.J119]/[.A1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7.74">
            <text:p>57.74</text:p>
          </table:table-cell>
          <table:table-cell office:value-type="float" office:value="64.08">
            <text:p>64.08</text:p>
          </table:table-cell>
          <table:table-cell table:formula="of:=[.B120]/[.A120]" office:value-type="float" office:value="1.10980256321441">
            <text:p>1.11</text:p>
          </table:table-cell>
          <table:table-cell office:value-type="float" office:value="57.74">
            <text:p>57.74</text:p>
          </table:table-cell>
          <table:table-cell table:formula="of:=[.D120]/[.A120]" office:value-type="float" office:value="1">
            <text:p>1</text:p>
          </table:table-cell>
          <table:table-cell office:value-type="float" office:value="57.74">
            <text:p>57.74</text:p>
          </table:table-cell>
          <table:table-cell table:formula="of:=[.F120]/[.A120]" office:value-type="float" office:value="1">
            <text:p>1</text:p>
          </table:table-cell>
          <table:table-cell office:value-type="float" office:value="57.74">
            <text:p>57.74</text:p>
          </table:table-cell>
          <table:table-cell table:formula="of:=[.H120]/[.A120]" office:value-type="float" office:value="1">
            <text:p>1</text:p>
          </table:table-cell>
          <table:table-cell office:value-type="float" office:value="57.74">
            <text:p>57.74</text:p>
          </table:table-cell>
          <table:table-cell table:formula="of:=[.J120]/[.A1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.28">
            <text:p>58.28</text:p>
          </table:table-cell>
          <table:table-cell office:value-type="float" office:value="80.83">
            <text:p>80.83</text:p>
          </table:table-cell>
          <table:table-cell table:formula="of:=[.B121]/[.A121]" office:value-type="float" office:value="1.38692518874399">
            <text:p>1.39</text:p>
          </table:table-cell>
          <table:table-cell office:value-type="float" office:value="58.28">
            <text:p>58.28</text:p>
          </table:table-cell>
          <table:table-cell table:formula="of:=[.D121]/[.A121]" office:value-type="float" office:value="1">
            <text:p>1</text:p>
          </table:table-cell>
          <table:table-cell office:value-type="float" office:value="58.28">
            <text:p>58.28</text:p>
          </table:table-cell>
          <table:table-cell table:formula="of:=[.F121]/[.A121]" office:value-type="float" office:value="1">
            <text:p>1</text:p>
          </table:table-cell>
          <table:table-cell office:value-type="float" office:value="58.28">
            <text:p>58.28</text:p>
          </table:table-cell>
          <table:table-cell table:formula="of:=[.H121]/[.A121]" office:value-type="float" office:value="1">
            <text:p>1</text:p>
          </table:table-cell>
          <table:table-cell office:value-type="float" office:value="58.28">
            <text:p>58.28</text:p>
          </table:table-cell>
          <table:table-cell table:formula="of:=[.J121]/[.A1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.25">
            <text:p>59.25</text:p>
          </table:table-cell>
          <table:table-cell office:value-type="float" office:value="81.74">
            <text:p>81.74</text:p>
          </table:table-cell>
          <table:table-cell table:formula="of:=[.B122]/[.A122]" office:value-type="float" office:value="1.37957805907173">
            <text:p>1.38</text:p>
          </table:table-cell>
          <table:table-cell office:value-type="float" office:value="59.25">
            <text:p>59.25</text:p>
          </table:table-cell>
          <table:table-cell table:formula="of:=[.D122]/[.A122]" office:value-type="float" office:value="1">
            <text:p>1</text:p>
          </table:table-cell>
          <table:table-cell office:value-type="float" office:value="59.25">
            <text:p>59.25</text:p>
          </table:table-cell>
          <table:table-cell table:formula="of:=[.F122]/[.A122]" office:value-type="float" office:value="1">
            <text:p>1</text:p>
          </table:table-cell>
          <table:table-cell office:value-type="float" office:value="59.25">
            <text:p>59.25</text:p>
          </table:table-cell>
          <table:table-cell table:formula="of:=[.H122]/[.A122]" office:value-type="float" office:value="1">
            <text:p>1</text:p>
          </table:table-cell>
          <table:table-cell office:value-type="float" office:value="59.25">
            <text:p>59.25</text:p>
          </table:table-cell>
          <table:table-cell table:formula="of:=[.J122]/[.A1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.57">
            <text:p>61.57</text:p>
          </table:table-cell>
          <table:table-cell office:value-type="float" office:value="82.5">
            <text:p>82.5</text:p>
          </table:table-cell>
          <table:table-cell table:formula="of:=[.B123]/[.A123]" office:value-type="float" office:value="1.33993828163066">
            <text:p>1.34</text:p>
          </table:table-cell>
          <table:table-cell office:value-type="float" office:value="61.57">
            <text:p>61.57</text:p>
          </table:table-cell>
          <table:table-cell table:formula="of:=[.D123]/[.A123]" office:value-type="float" office:value="1">
            <text:p>1</text:p>
          </table:table-cell>
          <table:table-cell office:value-type="float" office:value="61.57">
            <text:p>61.57</text:p>
          </table:table-cell>
          <table:table-cell table:formula="of:=[.F123]/[.A123]" office:value-type="float" office:value="1">
            <text:p>1</text:p>
          </table:table-cell>
          <table:table-cell office:value-type="float" office:value="61.57">
            <text:p>61.57</text:p>
          </table:table-cell>
          <table:table-cell table:formula="of:=[.H123]/[.A123]" office:value-type="float" office:value="1">
            <text:p>1</text:p>
          </table:table-cell>
          <table:table-cell office:value-type="float" office:value="61.57">
            <text:p>61.57</text:p>
          </table:table-cell>
          <table:table-cell table:formula="of:=[.J123]/[.A1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.94">
            <text:p>61.94</text:p>
          </table:table-cell>
          <table:table-cell office:value-type="float" office:value="70.63">
            <text:p>70.63</text:p>
          </table:table-cell>
          <table:table-cell table:formula="of:=[.B124]/[.A124]" office:value-type="float" office:value="1.14029706167259">
            <text:p>1.14</text:p>
          </table:table-cell>
          <table:table-cell office:value-type="float" office:value="61.94">
            <text:p>61.94</text:p>
          </table:table-cell>
          <table:table-cell table:formula="of:=[.D124]/[.A124]" office:value-type="float" office:value="1">
            <text:p>1</text:p>
          </table:table-cell>
          <table:table-cell office:value-type="float" office:value="61.94">
            <text:p>61.94</text:p>
          </table:table-cell>
          <table:table-cell table:formula="of:=[.F124]/[.A124]" office:value-type="float" office:value="1">
            <text:p>1</text:p>
          </table:table-cell>
          <table:table-cell office:value-type="float" office:value="61.94">
            <text:p>61.94</text:p>
          </table:table-cell>
          <table:table-cell table:formula="of:=[.H124]/[.A124]" office:value-type="float" office:value="1">
            <text:p>1</text:p>
          </table:table-cell>
          <table:table-cell office:value-type="float" office:value="61.94">
            <text:p>61.94</text:p>
          </table:table-cell>
          <table:table-cell table:formula="of:=[.J124]/[.A1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2.36">
            <text:p>62.36</text:p>
          </table:table-cell>
          <table:table-cell office:value-type="float" office:value="69.28">
            <text:p>69.28</text:p>
          </table:table-cell>
          <table:table-cell table:formula="of:=[.B125]/[.A125]" office:value-type="float" office:value="1.11096856959589">
            <text:p>1.11</text:p>
          </table:table-cell>
          <table:table-cell office:value-type="float" office:value="62.36">
            <text:p>62.36</text:p>
          </table:table-cell>
          <table:table-cell table:formula="of:=[.D125]/[.A125]" office:value-type="float" office:value="1">
            <text:p>1</text:p>
          </table:table-cell>
          <table:table-cell office:value-type="float" office:value="62.36">
            <text:p>62.36</text:p>
          </table:table-cell>
          <table:table-cell table:formula="of:=[.F125]/[.A125]" office:value-type="float" office:value="1">
            <text:p>1</text:p>
          </table:table-cell>
          <table:table-cell office:value-type="float" office:value="62.36">
            <text:p>62.36</text:p>
          </table:table-cell>
          <table:table-cell table:formula="of:=[.H125]/[.A125]" office:value-type="float" office:value="1">
            <text:p>1</text:p>
          </table:table-cell>
          <table:table-cell office:value-type="float" office:value="62.36">
            <text:p>62.36</text:p>
          </table:table-cell>
          <table:table-cell table:formula="of:=[.J125]/[.A1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.38">
            <text:p>63.38</text:p>
          </table:table-cell>
          <table:table-cell office:value-type="float" office:value="85">
            <text:p>85</text:p>
          </table:table-cell>
          <table:table-cell table:formula="of:=[.B126]/[.A126]" office:value-type="float" office:value="1.34111707163143">
            <text:p>1.34</text:p>
          </table:table-cell>
          <table:table-cell office:value-type="float" office:value="63.38">
            <text:p>63.38</text:p>
          </table:table-cell>
          <table:table-cell table:formula="of:=[.D126]/[.A126]" office:value-type="float" office:value="1">
            <text:p>1</text:p>
          </table:table-cell>
          <table:table-cell office:value-type="float" office:value="63.38">
            <text:p>63.38</text:p>
          </table:table-cell>
          <table:table-cell table:formula="of:=[.F126]/[.A126]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H126]/[.A126]" office:value-type="float" office:value="1.34111707163143">
            <text:p>1.34</text:p>
          </table:table-cell>
          <table:table-cell office:value-type="float" office:value="64.8">
            <text:p>64.8</text:p>
          </table:table-cell>
          <table:table-cell table:formula="of:=[.J126]/[.A126]" office:value-type="float" office:value="1.0224045440202">
            <text:p>1.02</text:p>
          </table:table-cell>
          <table:table-cell table:number-columns-repeated="5"/>
        </table:table-row>
        <table:table-row table:style-name="ro1">
          <table:table-cell office:value-type="float" office:value="63.5">
            <text:p>63.5</text:p>
          </table:table-cell>
          <table:table-cell office:value-type="float" office:value="64.33">
            <text:p>64.33</text:p>
          </table:table-cell>
          <table:table-cell table:formula="of:=[.B127]/[.A127]" office:value-type="float" office:value="1.01307086614173">
            <text:p>1.01</text:p>
          </table:table-cell>
          <table:table-cell office:value-type="float" office:value="63.5">
            <text:p>63.5</text:p>
          </table:table-cell>
          <table:table-cell table:formula="of:=[.D127]/[.A127]" office:value-type="float" office:value="1">
            <text:p>1</text:p>
          </table:table-cell>
          <table:table-cell office:value-type="float" office:value="63.5">
            <text:p>63.5</text:p>
          </table:table-cell>
          <table:table-cell table:formula="of:=[.F127]/[.A127]" office:value-type="float" office:value="1">
            <text:p>1</text:p>
          </table:table-cell>
          <table:table-cell office:value-type="float" office:value="63.5">
            <text:p>63.5</text:p>
          </table:table-cell>
          <table:table-cell table:formula="of:=[.H127]/[.A127]" office:value-type="float" office:value="1">
            <text:p>1</text:p>
          </table:table-cell>
          <table:table-cell office:value-type="float" office:value="63.5">
            <text:p>63.5</text:p>
          </table:table-cell>
          <table:table-cell table:formula="of:=[.J127]/[.A1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.84">
            <text:p>63.84</text:p>
          </table:table-cell>
          <table:table-cell office:value-type="float" office:value="77.15">
            <text:p>77.15</text:p>
          </table:table-cell>
          <table:table-cell table:formula="of:=[.B128]/[.A128]" office:value-type="float" office:value="1.20848997493734">
            <text:p>1.21</text:p>
          </table:table-cell>
          <table:table-cell office:value-type="float" office:value="63.84">
            <text:p>63.84</text:p>
          </table:table-cell>
          <table:table-cell table:formula="of:=[.D128]/[.A128]" office:value-type="float" office:value="1">
            <text:p>1</text:p>
          </table:table-cell>
          <table:table-cell office:value-type="float" office:value="63.84">
            <text:p>63.84</text:p>
          </table:table-cell>
          <table:table-cell table:formula="of:=[.F128]/[.A128]" office:value-type="float" office:value="1">
            <text:p>1</text:p>
          </table:table-cell>
          <table:table-cell office:value-type="float" office:value="63.84">
            <text:p>63.84</text:p>
          </table:table-cell>
          <table:table-cell table:formula="of:=[.H128]/[.A128]" office:value-type="float" office:value="1">
            <text:p>1</text:p>
          </table:table-cell>
          <table:table-cell office:value-type="float" office:value="63.84">
            <text:p>63.84</text:p>
          </table:table-cell>
          <table:table-cell table:formula="of:=[.J128]/[.A1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.04">
            <text:p>64.04</text:p>
          </table:table-cell>
          <table:table-cell office:value-type="float" office:value="73.36">
            <text:p>73.36</text:p>
          </table:table-cell>
          <table:table-cell table:formula="of:=[.B129]/[.A129]" office:value-type="float" office:value="1.14553404122423">
            <text:p>1.15</text:p>
          </table:table-cell>
          <table:table-cell office:value-type="float" office:value="64.04">
            <text:p>64.04</text:p>
          </table:table-cell>
          <table:table-cell table:formula="of:=[.D129]/[.A129]" office:value-type="float" office:value="1">
            <text:p>1</text:p>
          </table:table-cell>
          <table:table-cell office:value-type="float" office:value="64.04">
            <text:p>64.04</text:p>
          </table:table-cell>
          <table:table-cell table:formula="of:=[.F129]/[.A129]" office:value-type="float" office:value="1">
            <text:p>1</text:p>
          </table:table-cell>
          <table:table-cell office:value-type="float" office:value="64.04">
            <text:p>64.04</text:p>
          </table:table-cell>
          <table:table-cell table:formula="of:=[.H129]/[.A129]" office:value-type="float" office:value="1">
            <text:p>1</text:p>
          </table:table-cell>
          <table:table-cell office:value-type="float" office:value="64.04">
            <text:p>64.04</text:p>
          </table:table-cell>
          <table:table-cell table:formula="of:=[.J129]/[.A1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.14">
            <text:p>64.14</text:p>
          </table:table-cell>
          <table:table-cell office:value-type="float" office:value="73.11">
            <text:p>73.11</text:p>
          </table:table-cell>
          <table:table-cell table:formula="of:=[.B130]/[.A130]" office:value-type="float" office:value="1.13985032740879">
            <text:p>1.14</text:p>
          </table:table-cell>
          <table:table-cell office:value-type="float" office:value="64.14">
            <text:p>64.14</text:p>
          </table:table-cell>
          <table:table-cell table:formula="of:=[.D130]/[.A130]" office:value-type="float" office:value="1">
            <text:p>1</text:p>
          </table:table-cell>
          <table:table-cell office:value-type="float" office:value="64.14">
            <text:p>64.14</text:p>
          </table:table-cell>
          <table:table-cell table:formula="of:=[.F130]/[.A130]" office:value-type="float" office:value="1">
            <text:p>1</text:p>
          </table:table-cell>
          <table:table-cell office:value-type="float" office:value="64.14">
            <text:p>64.14</text:p>
          </table:table-cell>
          <table:table-cell table:formula="of:=[.H130]/[.A130]" office:value-type="float" office:value="1">
            <text:p>1</text:p>
          </table:table-cell>
          <table:table-cell office:value-type="float" office:value="64.14">
            <text:p>64.14</text:p>
          </table:table-cell>
          <table:table-cell table:formula="of:=[.J130]/[.A1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5.33">
            <text:p>65.33</text:p>
          </table:table-cell>
          <table:table-cell office:value-type="float" office:value="69.91">
            <text:p>69.91</text:p>
          </table:table-cell>
          <table:table-cell table:formula="of:=[.B131]/[.A131]" office:value-type="float" office:value="1.07010561763355">
            <text:p>1.07</text:p>
          </table:table-cell>
          <table:table-cell office:value-type="float" office:value="65.33">
            <text:p>65.33</text:p>
          </table:table-cell>
          <table:table-cell table:formula="of:=[.D131]/[.A131]" office:value-type="float" office:value="1">
            <text:p>1</text:p>
          </table:table-cell>
          <table:table-cell office:value-type="float" office:value="65.33">
            <text:p>65.33</text:p>
          </table:table-cell>
          <table:table-cell table:formula="of:=[.F131]/[.A131]" office:value-type="float" office:value="1">
            <text:p>1</text:p>
          </table:table-cell>
          <table:table-cell office:value-type="float" office:value="65.33">
            <text:p>65.33</text:p>
          </table:table-cell>
          <table:table-cell table:formula="of:=[.H131]/[.A131]" office:value-type="float" office:value="1">
            <text:p>1</text:p>
          </table:table-cell>
          <table:table-cell office:value-type="float" office:value="65.33">
            <text:p>65.33</text:p>
          </table:table-cell>
          <table:table-cell table:formula="of:=[.J131]/[.A13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6.38">
            <text:p>66.38</text:p>
          </table:table-cell>
          <table:table-cell office:value-type="float" office:value="74.38">
            <text:p>74.38</text:p>
          </table:table-cell>
          <table:table-cell table:formula="of:=[.B132]/[.A132]" office:value-type="float" office:value="1.12051822838204">
            <text:p>1.12</text:p>
          </table:table-cell>
          <table:table-cell office:value-type="float" office:value="66.38">
            <text:p>66.38</text:p>
          </table:table-cell>
          <table:table-cell table:formula="of:=[.D132]/[.A132]" office:value-type="float" office:value="1">
            <text:p>1</text:p>
          </table:table-cell>
          <table:table-cell office:value-type="float" office:value="66.38">
            <text:p>66.38</text:p>
          </table:table-cell>
          <table:table-cell table:formula="of:=[.F132]/[.A132]" office:value-type="float" office:value="1">
            <text:p>1</text:p>
          </table:table-cell>
          <table:table-cell office:value-type="float" office:value="66.38">
            <text:p>66.38</text:p>
          </table:table-cell>
          <table:table-cell table:formula="of:=[.H132]/[.A132]" office:value-type="float" office:value="1">
            <text:p>1</text:p>
          </table:table-cell>
          <table:table-cell office:value-type="float" office:value="66.38">
            <text:p>66.38</text:p>
          </table:table-cell>
          <table:table-cell table:formula="of:=[.J132]/[.A1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6.7">
            <text:p>66.7</text:p>
          </table:table-cell>
          <table:table-cell office:value-type="float" office:value="72.46">
            <text:p>72.46</text:p>
          </table:table-cell>
          <table:table-cell table:formula="of:=[.B133]/[.A133]" office:value-type="float" office:value="1.08635682158921">
            <text:p>1.09</text:p>
          </table:table-cell>
          <table:table-cell office:value-type="float" office:value="66.7">
            <text:p>66.7</text:p>
          </table:table-cell>
          <table:table-cell table:formula="of:=[.D133]/[.A133]" office:value-type="float" office:value="1">
            <text:p>1</text:p>
          </table:table-cell>
          <table:table-cell office:value-type="float" office:value="66.7">
            <text:p>66.7</text:p>
          </table:table-cell>
          <table:table-cell table:formula="of:=[.F133]/[.A133]" office:value-type="float" office:value="1">
            <text:p>1</text:p>
          </table:table-cell>
          <table:table-cell office:value-type="float" office:value="66.7">
            <text:p>66.7</text:p>
          </table:table-cell>
          <table:table-cell table:formula="of:=[.H133]/[.A133]" office:value-type="float" office:value="1">
            <text:p>1</text:p>
          </table:table-cell>
          <table:table-cell office:value-type="float" office:value="66.7">
            <text:p>66.7</text:p>
          </table:table-cell>
          <table:table-cell table:formula="of:=[.J133]/[.A13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7.28">
            <text:p>67.28</text:p>
          </table:table-cell>
          <table:table-cell office:value-type="float" office:value="81.04">
            <text:p>81.04</text:p>
          </table:table-cell>
          <table:table-cell table:formula="of:=[.B134]/[.A134]" office:value-type="float" office:value="1.20451843043995">
            <text:p>1.2</text:p>
          </table:table-cell>
          <table:table-cell office:value-type="float" office:value="67.28">
            <text:p>67.28</text:p>
          </table:table-cell>
          <table:table-cell table:formula="of:=[.D134]/[.A134]" office:value-type="float" office:value="1">
            <text:p>1</text:p>
          </table:table-cell>
          <table:table-cell office:value-type="float" office:value="67.28">
            <text:p>67.28</text:p>
          </table:table-cell>
          <table:table-cell table:formula="of:=[.F134]/[.A134]" office:value-type="float" office:value="1">
            <text:p>1</text:p>
          </table:table-cell>
          <table:table-cell office:value-type="float" office:value="67.28">
            <text:p>67.28</text:p>
          </table:table-cell>
          <table:table-cell table:formula="of:=[.H134]/[.A134]" office:value-type="float" office:value="1">
            <text:p>1</text:p>
          </table:table-cell>
          <table:table-cell office:value-type="float" office:value="67.28">
            <text:p>67.28</text:p>
          </table:table-cell>
          <table:table-cell table:formula="of:=[.J134]/[.A13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5.66">
            <text:p>85.66</text:p>
          </table:table-cell>
          <table:table-cell table:formula="of:=[.B135]/[.A135]" office:value-type="float" office:value="1.25970588235294">
            <text:p>1.26</text:p>
          </table:table-cell>
          <table:table-cell office:value-type="float" office:value="68">
            <text:p>68</text:p>
          </table:table-cell>
          <table:table-cell table:formula="of:=[.D135]/[.A135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F135]/[.A135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H135]/[.A135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J135]/[.A1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.97">
            <text:p>76.97</text:p>
          </table:table-cell>
          <table:table-cell table:formula="of:=[.B136]/[.A136]" office:value-type="float" office:value="1.13191176470588">
            <text:p>1.13</text:p>
          </table:table-cell>
          <table:table-cell office:value-type="float" office:value="68">
            <text:p>68</text:p>
          </table:table-cell>
          <table:table-cell table:formula="of:=[.D136]/[.A136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F136]/[.A136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H136]/[.A136]"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J136]/[.A1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.83">
            <text:p>69.83</text:p>
          </table:table-cell>
          <table:table-cell office:value-type="float" office:value="103.24">
            <text:p>103.24</text:p>
          </table:table-cell>
          <table:table-cell table:formula="of:=[.B137]/[.A137]" office:value-type="float" office:value="1.47844765859946">
            <text:p>1.48</text:p>
          </table:table-cell>
          <table:table-cell office:value-type="float" office:value="69.83">
            <text:p>69.83</text:p>
          </table:table-cell>
          <table:table-cell table:formula="of:=[.D137]/[.A137]" office:value-type="float" office:value="1">
            <text:p>1</text:p>
          </table:table-cell>
          <table:table-cell office:value-type="float" office:value="69.83">
            <text:p>69.83</text:p>
          </table:table-cell>
          <table:table-cell table:formula="of:=[.F137]/[.A137]" office:value-type="float" office:value="1">
            <text:p>1</text:p>
          </table:table-cell>
          <table:table-cell office:value-type="float" office:value="69.83">
            <text:p>69.83</text:p>
          </table:table-cell>
          <table:table-cell table:formula="of:=[.H137]/[.A137]" office:value-type="float" office:value="1">
            <text:p>1</text:p>
          </table:table-cell>
          <table:table-cell office:value-type="float" office:value="69.83">
            <text:p>69.83</text:p>
          </table:table-cell>
          <table:table-cell table:formula="of:=[.J137]/[.A1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.28">
            <text:p>70.28</text:p>
          </table:table-cell>
          <table:table-cell office:value-type="float" office:value="72.87">
            <text:p>72.87</text:p>
          </table:table-cell>
          <table:table-cell table:formula="of:=[.B138]/[.A138]" office:value-type="float" office:value="1.03685258964143">
            <text:p>1.04</text:p>
          </table:table-cell>
          <table:table-cell office:value-type="float" office:value="70.28">
            <text:p>70.28</text:p>
          </table:table-cell>
          <table:table-cell table:formula="of:=[.D138]/[.A138]" office:value-type="float" office:value="1">
            <text:p>1</text:p>
          </table:table-cell>
          <table:table-cell office:value-type="float" office:value="70.28">
            <text:p>70.28</text:p>
          </table:table-cell>
          <table:table-cell table:formula="of:=[.F138]/[.A138]" office:value-type="float" office:value="1">
            <text:p>1</text:p>
          </table:table-cell>
          <table:table-cell office:value-type="float" office:value="70.28">
            <text:p>70.28</text:p>
          </table:table-cell>
          <table:table-cell table:formula="of:=[.H138]/[.A138]" office:value-type="float" office:value="1">
            <text:p>1</text:p>
          </table:table-cell>
          <table:table-cell office:value-type="float" office:value="70.28">
            <text:p>70.28</text:p>
          </table:table-cell>
          <table:table-cell table:formula="of:=[.J138]/[.A1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.47">
            <text:p>71.47</text:p>
          </table:table-cell>
          <table:table-cell office:value-type="float" office:value="75.81">
            <text:p>75.81</text:p>
          </table:table-cell>
          <table:table-cell table:formula="of:=[.B139]/[.A139]" office:value-type="float" office:value="1.06072477962782">
            <text:p>1.06</text:p>
          </table:table-cell>
          <table:table-cell office:value-type="float" office:value="71.47">
            <text:p>71.47</text:p>
          </table:table-cell>
          <table:table-cell table:formula="of:=[.D139]/[.A139]" office:value-type="float" office:value="1">
            <text:p>1</text:p>
          </table:table-cell>
          <table:table-cell office:value-type="float" office:value="71.47">
            <text:p>71.47</text:p>
          </table:table-cell>
          <table:table-cell table:formula="of:=[.F139]/[.A139]" office:value-type="float" office:value="1">
            <text:p>1</text:p>
          </table:table-cell>
          <table:table-cell office:value-type="float" office:value="71.47">
            <text:p>71.47</text:p>
          </table:table-cell>
          <table:table-cell table:formula="of:=[.H139]/[.A139]" office:value-type="float" office:value="1">
            <text:p>1</text:p>
          </table:table-cell>
          <table:table-cell office:value-type="float" office:value="71.47">
            <text:p>71.47</text:p>
          </table:table-cell>
          <table:table-cell table:formula="of:=[.J139]/[.A1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.83">
            <text:p>71.83</text:p>
          </table:table-cell>
          <table:table-cell office:value-type="float" office:value="94.9">
            <text:p>94.9</text:p>
          </table:table-cell>
          <table:table-cell table:formula="of:=[.B140]/[.A140]" office:value-type="float" office:value="1.32117499651956">
            <text:p>1.32</text:p>
          </table:table-cell>
          <table:table-cell office:value-type="float" office:value="71.83">
            <text:p>71.83</text:p>
          </table:table-cell>
          <table:table-cell table:formula="of:=[.D140]/[.A140]" office:value-type="float" office:value="1">
            <text:p>1</text:p>
          </table:table-cell>
          <table:table-cell office:value-type="float" office:value="71.83">
            <text:p>71.83</text:p>
          </table:table-cell>
          <table:table-cell table:formula="of:=[.F140]/[.A140]" office:value-type="float" office:value="1">
            <text:p>1</text:p>
          </table:table-cell>
          <table:table-cell office:value-type="float" office:value="71.83">
            <text:p>71.83</text:p>
          </table:table-cell>
          <table:table-cell table:formula="of:=[.H140]/[.A140]" office:value-type="float" office:value="1">
            <text:p>1</text:p>
          </table:table-cell>
          <table:table-cell office:value-type="float" office:value="71.83">
            <text:p>71.83</text:p>
          </table:table-cell>
          <table:table-cell table:formula="of:=[.J140]/[.A1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2.14">
            <text:p>72.14</text:p>
          </table:table-cell>
          <table:table-cell office:value-type="float" office:value="78.73">
            <text:p>78.73</text:p>
          </table:table-cell>
          <table:table-cell table:formula="of:=[.B141]/[.A141]" office:value-type="float" office:value="1.09135015248129">
            <text:p>1.09</text:p>
          </table:table-cell>
          <table:table-cell office:value-type="float" office:value="72.14">
            <text:p>72.14</text:p>
          </table:table-cell>
          <table:table-cell table:formula="of:=[.D141]/[.A141]" office:value-type="float" office:value="1">
            <text:p>1</text:p>
          </table:table-cell>
          <table:table-cell office:value-type="float" office:value="72.14">
            <text:p>72.14</text:p>
          </table:table-cell>
          <table:table-cell table:formula="of:=[.F141]/[.A141]" office:value-type="float" office:value="1">
            <text:p>1</text:p>
          </table:table-cell>
          <table:table-cell office:value-type="float" office:value="72.14">
            <text:p>72.14</text:p>
          </table:table-cell>
          <table:table-cell table:formula="of:=[.H141]/[.A141]" office:value-type="float" office:value="1">
            <text:p>1</text:p>
          </table:table-cell>
          <table:table-cell office:value-type="float" office:value="72.14">
            <text:p>72.14</text:p>
          </table:table-cell>
          <table:table-cell table:formula="of:=[.J141]/[.A1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3.08">
            <text:p>73.08</text:p>
          </table:table-cell>
          <table:table-cell office:value-type="float" office:value="87.81">
            <text:p>87.81</text:p>
          </table:table-cell>
          <table:table-cell table:formula="of:=[.B142]/[.A142]" office:value-type="float" office:value="1.20155993431856">
            <text:p>1.2</text:p>
          </table:table-cell>
          <table:table-cell office:value-type="float" office:value="73.08">
            <text:p>73.08</text:p>
          </table:table-cell>
          <table:table-cell table:formula="of:=[.D142]/[.A142]" office:value-type="float" office:value="1">
            <text:p>1</text:p>
          </table:table-cell>
          <table:table-cell office:value-type="float" office:value="73.08">
            <text:p>73.08</text:p>
          </table:table-cell>
          <table:table-cell table:formula="of:=[.F142]/[.A142]" office:value-type="float" office:value="1">
            <text:p>1</text:p>
          </table:table-cell>
          <table:table-cell office:value-type="float" office:value="87.81">
            <text:p>87.81</text:p>
          </table:table-cell>
          <table:table-cell table:formula="of:=[.H142]/[.A142]" office:value-type="float" office:value="1.20155993431856">
            <text:p>1.2</text:p>
          </table:table-cell>
          <table:table-cell office:value-type="float" office:value="73.08">
            <text:p>73.08</text:p>
          </table:table-cell>
          <table:table-cell table:formula="of:=[.J142]/[.A1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.14">
            <text:p>75.14</text:p>
          </table:table-cell>
          <table:table-cell office:value-type="float" office:value="77.14">
            <text:p>77.14</text:p>
          </table:table-cell>
          <table:table-cell table:formula="of:=[.B143]/[.A143]" office:value-type="float" office:value="1.02661698163428">
            <text:p>1.03</text:p>
          </table:table-cell>
          <table:table-cell office:value-type="float" office:value="75.14">
            <text:p>75.14</text:p>
          </table:table-cell>
          <table:table-cell table:formula="of:=[.D143]/[.A143]" office:value-type="float" office:value="1">
            <text:p>1</text:p>
          </table:table-cell>
          <table:table-cell office:value-type="float" office:value="75.14">
            <text:p>75.14</text:p>
          </table:table-cell>
          <table:table-cell table:formula="of:=[.F143]/[.A143]" office:value-type="float" office:value="1">
            <text:p>1</text:p>
          </table:table-cell>
          <table:table-cell office:value-type="float" office:value="75.14">
            <text:p>75.14</text:p>
          </table:table-cell>
          <table:table-cell table:formula="of:=[.H143]/[.A143]" office:value-type="float" office:value="1">
            <text:p>1</text:p>
          </table:table-cell>
          <table:table-cell office:value-type="float" office:value="75.14">
            <text:p>75.14</text:p>
          </table:table-cell>
          <table:table-cell table:formula="of:=[.J143]/[.A1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.4">
            <text:p>75.4</text:p>
          </table:table-cell>
          <table:table-cell office:value-type="float" office:value="78.57">
            <text:p>78.57</text:p>
          </table:table-cell>
          <table:table-cell table:formula="of:=[.B144]/[.A144]" office:value-type="float" office:value="1.0420424403183">
            <text:p>1.04</text:p>
          </table:table-cell>
          <table:table-cell office:value-type="float" office:value="75.4">
            <text:p>75.4</text:p>
          </table:table-cell>
          <table:table-cell table:formula="of:=[.D144]/[.A144]" office:value-type="float" office:value="1">
            <text:p>1</text:p>
          </table:table-cell>
          <table:table-cell office:value-type="float" office:value="75.4">
            <text:p>75.4</text:p>
          </table:table-cell>
          <table:table-cell table:formula="of:=[.F144]/[.A144]" office:value-type="float" office:value="1">
            <text:p>1</text:p>
          </table:table-cell>
          <table:table-cell office:value-type="float" office:value="76.57">
            <text:p>76.57</text:p>
          </table:table-cell>
          <table:table-cell table:formula="of:=[.H144]/[.A144]" office:value-type="float" office:value="1.01551724137931">
            <text:p>1.02</text:p>
          </table:table-cell>
          <table:table-cell office:value-type="float" office:value="75.4">
            <text:p>75.4</text:p>
          </table:table-cell>
          <table:table-cell table:formula="of:=[.J144]/[.A1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6.84">
            <text:p>76.84</text:p>
          </table:table-cell>
          <table:table-cell office:value-type="float" office:value="81.67">
            <text:p>81.67</text:p>
          </table:table-cell>
          <table:table-cell table:formula="of:=[.B145]/[.A145]" office:value-type="float" office:value="1.06285788651744">
            <text:p>1.06</text:p>
          </table:table-cell>
          <table:table-cell office:value-type="float" office:value="76.84">
            <text:p>76.84</text:p>
          </table:table-cell>
          <table:table-cell table:formula="of:=[.D145]/[.A145]" office:value-type="float" office:value="1">
            <text:p>1</text:p>
          </table:table-cell>
          <table:table-cell office:value-type="float" office:value="76.84">
            <text:p>76.84</text:p>
          </table:table-cell>
          <table:table-cell table:formula="of:=[.F145]/[.A145]" office:value-type="float" office:value="1">
            <text:p>1</text:p>
          </table:table-cell>
          <table:table-cell office:value-type="float" office:value="76.84">
            <text:p>76.84</text:p>
          </table:table-cell>
          <table:table-cell table:formula="of:=[.H145]/[.A145]" office:value-type="float" office:value="1">
            <text:p>1</text:p>
          </table:table-cell>
          <table:table-cell office:value-type="float" office:value="76.84">
            <text:p>76.84</text:p>
          </table:table-cell>
          <table:table-cell table:formula="of:=[.J145]/[.A1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7.37">
            <text:p>77.37</text:p>
          </table:table-cell>
          <table:table-cell office:value-type="float" office:value="83.47">
            <text:p>83.47</text:p>
          </table:table-cell>
          <table:table-cell table:formula="of:=[.B146]/[.A146]" office:value-type="float" office:value="1.07884192839602">
            <text:p>1.08</text:p>
          </table:table-cell>
          <table:table-cell office:value-type="float" office:value="77.37">
            <text:p>77.37</text:p>
          </table:table-cell>
          <table:table-cell table:formula="of:=[.D146]/[.A146]" office:value-type="float" office:value="1">
            <text:p>1</text:p>
          </table:table-cell>
          <table:table-cell office:value-type="float" office:value="77.37">
            <text:p>77.37</text:p>
          </table:table-cell>
          <table:table-cell table:formula="of:=[.F146]/[.A146]" office:value-type="float" office:value="1">
            <text:p>1</text:p>
          </table:table-cell>
          <table:table-cell office:value-type="float" office:value="77.37">
            <text:p>77.37</text:p>
          </table:table-cell>
          <table:table-cell table:formula="of:=[.H146]/[.A146]" office:value-type="float" office:value="1">
            <text:p>1</text:p>
          </table:table-cell>
          <table:table-cell office:value-type="float" office:value="77.37">
            <text:p>77.37</text:p>
          </table:table-cell>
          <table:table-cell table:formula="of:=[.J146]/[.A1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7.83">
            <text:p>77.83</text:p>
          </table:table-cell>
          <table:table-cell office:value-type="float" office:value="84.41">
            <text:p>84.41</text:p>
          </table:table-cell>
          <table:table-cell table:formula="of:=[.B147]/[.A147]" office:value-type="float" office:value="1.08454323525633">
            <text:p>1.08</text:p>
          </table:table-cell>
          <table:table-cell office:value-type="float" office:value="77.83">
            <text:p>77.83</text:p>
          </table:table-cell>
          <table:table-cell table:formula="of:=[.D147]/[.A147]" office:value-type="float" office:value="1">
            <text:p>1</text:p>
          </table:table-cell>
          <table:table-cell office:value-type="float" office:value="77.83">
            <text:p>77.83</text:p>
          </table:table-cell>
          <table:table-cell table:formula="of:=[.F147]/[.A147]" office:value-type="float" office:value="1">
            <text:p>1</text:p>
          </table:table-cell>
          <table:table-cell office:value-type="float" office:value="77.83">
            <text:p>77.83</text:p>
          </table:table-cell>
          <table:table-cell table:formula="of:=[.H147]/[.A147]" office:value-type="float" office:value="1">
            <text:p>1</text:p>
          </table:table-cell>
          <table:table-cell office:value-type="float" office:value="77.83">
            <text:p>77.83</text:p>
          </table:table-cell>
          <table:table-cell table:formula="of:=[.J147]/[.A1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1.94">
            <text:p>81.94</text:p>
          </table:table-cell>
          <table:table-cell office:value-type="float" office:value="95.8">
            <text:p>95.8</text:p>
          </table:table-cell>
          <table:table-cell table:formula="of:=[.B148]/[.A148]" office:value-type="float" office:value="1.16914815718819">
            <text:p>1.17</text:p>
          </table:table-cell>
          <table:table-cell office:value-type="float" office:value="81.94">
            <text:p>81.94</text:p>
          </table:table-cell>
          <table:table-cell table:formula="of:=[.D148]/[.A148]" office:value-type="float" office:value="1">
            <text:p>1</text:p>
          </table:table-cell>
          <table:table-cell office:value-type="float" office:value="81.94">
            <text:p>81.94</text:p>
          </table:table-cell>
          <table:table-cell table:formula="of:=[.F148]/[.A148]" office:value-type="float" office:value="1">
            <text:p>1</text:p>
          </table:table-cell>
          <table:table-cell office:value-type="float" office:value="81.94">
            <text:p>81.94</text:p>
          </table:table-cell>
          <table:table-cell table:formula="of:=[.H148]/[.A148]" office:value-type="float" office:value="1">
            <text:p>1</text:p>
          </table:table-cell>
          <table:table-cell office:value-type="float" office:value="81.94">
            <text:p>81.94</text:p>
          </table:table-cell>
          <table:table-cell table:formula="of:=[.J148]/[.A1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2.67">
            <text:p>82.67</text:p>
          </table:table-cell>
          <table:table-cell office:value-type="float" office:value="87.5">
            <text:p>87.5</text:p>
          </table:table-cell>
          <table:table-cell table:formula="of:=[.B149]/[.A149]" office:value-type="float" office:value="1.0584250635055">
            <text:p>1.06</text:p>
          </table:table-cell>
          <table:table-cell office:value-type="float" office:value="82.67">
            <text:p>82.67</text:p>
          </table:table-cell>
          <table:table-cell table:formula="of:=[.D149]/[.A149]" office:value-type="float" office:value="1">
            <text:p>1</text:p>
          </table:table-cell>
          <table:table-cell office:value-type="float" office:value="82.67">
            <text:p>82.67</text:p>
          </table:table-cell>
          <table:table-cell table:formula="of:=[.F149]/[.A149]" office:value-type="float" office:value="1">
            <text:p>1</text:p>
          </table:table-cell>
          <table:table-cell office:value-type="float" office:value="82.67">
            <text:p>82.67</text:p>
          </table:table-cell>
          <table:table-cell table:formula="of:=[.H149]/[.A149]" office:value-type="float" office:value="1">
            <text:p>1</text:p>
          </table:table-cell>
          <table:table-cell office:value-type="float" office:value="82.67">
            <text:p>82.67</text:p>
          </table:table-cell>
          <table:table-cell table:formula="of:=[.J149]/[.A1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3.6">
            <text:p>83.6</text:p>
          </table:table-cell>
          <table:table-cell office:value-type="float" office:value="109.21">
            <text:p>109.21</text:p>
          </table:table-cell>
          <table:table-cell table:formula="of:=[.B150]/[.A150]" office:value-type="float" office:value="1.30633971291866">
            <text:p>1.31</text:p>
          </table:table-cell>
          <table:table-cell office:value-type="float" office:value="83.6">
            <text:p>83.6</text:p>
          </table:table-cell>
          <table:table-cell table:formula="of:=[.D150]/[.A150]" office:value-type="float" office:value="1">
            <text:p>1</text:p>
          </table:table-cell>
          <table:table-cell office:value-type="float" office:value="83.6">
            <text:p>83.6</text:p>
          </table:table-cell>
          <table:table-cell table:formula="of:=[.F150]/[.A150]" office:value-type="float" office:value="1">
            <text:p>1</text:p>
          </table:table-cell>
          <table:table-cell office:value-type="float" office:value="83.6">
            <text:p>83.6</text:p>
          </table:table-cell>
          <table:table-cell table:formula="of:=[.H150]/[.A150]" office:value-type="float" office:value="1">
            <text:p>1</text:p>
          </table:table-cell>
          <table:table-cell office:value-type="float" office:value="83.6">
            <text:p>83.6</text:p>
          </table:table-cell>
          <table:table-cell table:formula="of:=[.J150]/[.A1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4.56">
            <text:p>84.56</text:p>
          </table:table-cell>
          <table:table-cell office:value-type="float" office:value="98.41">
            <text:p>98.41</text:p>
          </table:table-cell>
          <table:table-cell table:formula="of:=[.B151]/[.A151]" office:value-type="float" office:value="1.16378902554399">
            <text:p>1.16</text:p>
          </table:table-cell>
          <table:table-cell office:value-type="float" office:value="84.56">
            <text:p>84.56</text:p>
          </table:table-cell>
          <table:table-cell table:formula="of:=[.D151]/[.A151]" office:value-type="float" office:value="1">
            <text:p>1</text:p>
          </table:table-cell>
          <table:table-cell office:value-type="float" office:value="84.56">
            <text:p>84.56</text:p>
          </table:table-cell>
          <table:table-cell table:formula="of:=[.F151]/[.A151]" office:value-type="float" office:value="1">
            <text:p>1</text:p>
          </table:table-cell>
          <table:table-cell office:value-type="float" office:value="84.56">
            <text:p>84.56</text:p>
          </table:table-cell>
          <table:table-cell table:formula="of:=[.H151]/[.A151]" office:value-type="float" office:value="1">
            <text:p>1</text:p>
          </table:table-cell>
          <table:table-cell office:value-type="float" office:value="84.56">
            <text:p>84.56</text:p>
          </table:table-cell>
          <table:table-cell table:formula="of:=[.J151]/[.A1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5.04">
            <text:p>85.04</text:p>
          </table:table-cell>
          <table:table-cell office:value-type="float" office:value="95.97">
            <text:p>95.97</text:p>
          </table:table-cell>
          <table:table-cell table:formula="of:=[.B152]/[.A152]" office:value-type="float" office:value="1.12852775164628">
            <text:p>1.13</text:p>
          </table:table-cell>
          <table:table-cell office:value-type="float" office:value="85.04">
            <text:p>85.04</text:p>
          </table:table-cell>
          <table:table-cell table:formula="of:=[.D152]/[.A152]" office:value-type="float" office:value="1">
            <text:p>1</text:p>
          </table:table-cell>
          <table:table-cell office:value-type="float" office:value="85.04">
            <text:p>85.04</text:p>
          </table:table-cell>
          <table:table-cell table:formula="of:=[.F152]/[.A152]" office:value-type="float" office:value="1">
            <text:p>1</text:p>
          </table:table-cell>
          <table:table-cell office:value-type="float" office:value="95.97">
            <text:p>95.97</text:p>
          </table:table-cell>
          <table:table-cell table:formula="of:=[.H152]/[.A152]" office:value-type="float" office:value="1.12852775164628">
            <text:p>1.13</text:p>
          </table:table-cell>
          <table:table-cell office:value-type="float" office:value="85.04">
            <text:p>85.04</text:p>
          </table:table-cell>
          <table:table-cell table:formula="of:=[.J152]/[.A1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5.31">
            <text:p>85.31</text:p>
          </table:table-cell>
          <table:table-cell office:value-type="float" office:value="97.7">
            <text:p>97.7</text:p>
          </table:table-cell>
          <table:table-cell table:formula="of:=[.B153]/[.A153]" office:value-type="float" office:value="1.1452350252022">
            <text:p>1.15</text:p>
          </table:table-cell>
          <table:table-cell office:value-type="float" office:value="85.31">
            <text:p>85.31</text:p>
          </table:table-cell>
          <table:table-cell table:formula="of:=[.D153]/[.A153]" office:value-type="float" office:value="1">
            <text:p>1</text:p>
          </table:table-cell>
          <table:table-cell office:value-type="float" office:value="85.31">
            <text:p>85.31</text:p>
          </table:table-cell>
          <table:table-cell table:formula="of:=[.F153]/[.A153]" office:value-type="float" office:value="1">
            <text:p>1</text:p>
          </table:table-cell>
          <table:table-cell office:value-type="float" office:value="85.31">
            <text:p>85.31</text:p>
          </table:table-cell>
          <table:table-cell table:formula="of:=[.H153]/[.A153]" office:value-type="float" office:value="1">
            <text:p>1</text:p>
          </table:table-cell>
          <table:table-cell office:value-type="float" office:value="85.31">
            <text:p>85.31</text:p>
          </table:table-cell>
          <table:table-cell table:formula="of:=[.J153]/[.A1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7.3">
            <text:p>87.3</text:p>
          </table:table-cell>
          <table:table-cell office:value-type="float" office:value="95.98">
            <text:p>95.98</text:p>
          </table:table-cell>
          <table:table-cell table:formula="of:=[.B154]/[.A154]" office:value-type="float" office:value="1.09942726231386">
            <text:p>1.1</text:p>
          </table:table-cell>
          <table:table-cell office:value-type="float" office:value="87.3">
            <text:p>87.3</text:p>
          </table:table-cell>
          <table:table-cell table:formula="of:=[.D154]/[.A154]" office:value-type="float" office:value="1">
            <text:p>1</text:p>
          </table:table-cell>
          <table:table-cell office:value-type="float" office:value="87.3">
            <text:p>87.3</text:p>
          </table:table-cell>
          <table:table-cell table:formula="of:=[.F154]/[.A154]" office:value-type="float" office:value="1">
            <text:p>1</text:p>
          </table:table-cell>
          <table:table-cell office:value-type="float" office:value="87.3">
            <text:p>87.3</text:p>
          </table:table-cell>
          <table:table-cell table:formula="of:=[.H154]/[.A154]" office:value-type="float" office:value="1">
            <text:p>1</text:p>
          </table:table-cell>
          <table:table-cell office:value-type="float" office:value="87.3">
            <text:p>87.3</text:p>
          </table:table-cell>
          <table:table-cell table:formula="of:=[.J154]/[.A1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.43">
            <text:p>91.43</text:p>
          </table:table-cell>
          <table:table-cell office:value-type="float" office:value="100.88">
            <text:p>100.88</text:p>
          </table:table-cell>
          <table:table-cell table:formula="of:=[.B155]/[.A155]" office:value-type="float" office:value="1.103357760035">
            <text:p>1.1</text:p>
          </table:table-cell>
          <table:table-cell office:value-type="float" office:value="91.43">
            <text:p>91.43</text:p>
          </table:table-cell>
          <table:table-cell table:formula="of:=[.D155]/[.A155]" office:value-type="float" office:value="1">
            <text:p>1</text:p>
          </table:table-cell>
          <table:table-cell office:value-type="float" office:value="91.43">
            <text:p>91.43</text:p>
          </table:table-cell>
          <table:table-cell table:formula="of:=[.F155]/[.A155]" office:value-type="float" office:value="1">
            <text:p>1</text:p>
          </table:table-cell>
          <table:table-cell office:value-type="float" office:value="91.43">
            <text:p>91.43</text:p>
          </table:table-cell>
          <table:table-cell table:formula="of:=[.H155]/[.A155]" office:value-type="float" office:value="1">
            <text:p>1</text:p>
          </table:table-cell>
          <table:table-cell office:value-type="float" office:value="91.43">
            <text:p>91.43</text:p>
          </table:table-cell>
          <table:table-cell table:formula="of:=[.J155]/[.A1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.97">
            <text:p>91.97</text:p>
          </table:table-cell>
          <table:table-cell office:value-type="float" office:value="97.73">
            <text:p>97.73</text:p>
          </table:table-cell>
          <table:table-cell table:formula="of:=[.B156]/[.A156]" office:value-type="float" office:value="1.06262911819071">
            <text:p>1.06</text:p>
          </table:table-cell>
          <table:table-cell office:value-type="float" office:value="91.97">
            <text:p>91.97</text:p>
          </table:table-cell>
          <table:table-cell table:formula="of:=[.D156]/[.A156]" office:value-type="float" office:value="1">
            <text:p>1</text:p>
          </table:table-cell>
          <table:table-cell office:value-type="float" office:value="91.97">
            <text:p>91.97</text:p>
          </table:table-cell>
          <table:table-cell table:formula="of:=[.F156]/[.A156]" office:value-type="float" office:value="1">
            <text:p>1</text:p>
          </table:table-cell>
          <table:table-cell office:value-type="float" office:value="91.97">
            <text:p>91.97</text:p>
          </table:table-cell>
          <table:table-cell table:formula="of:=[.H156]/[.A156]" office:value-type="float" office:value="1">
            <text:p>1</text:p>
          </table:table-cell>
          <table:table-cell office:value-type="float" office:value="91.97">
            <text:p>91.97</text:p>
          </table:table-cell>
          <table:table-cell table:formula="of:=[.J156]/[.A1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5.08">
            <text:p>95.08</text:p>
          </table:table-cell>
          <table:table-cell office:value-type="float" office:value="120.15">
            <text:p>120.15</text:p>
          </table:table-cell>
          <table:table-cell table:formula="of:=[.B157]/[.A157]" office:value-type="float" office:value="1.26367269667648">
            <text:p>1.26</text:p>
          </table:table-cell>
          <table:table-cell office:value-type="float" office:value="95.08">
            <text:p>95.08</text:p>
          </table:table-cell>
          <table:table-cell table:formula="of:=[.D157]/[.A157]" office:value-type="float" office:value="1">
            <text:p>1</text:p>
          </table:table-cell>
          <table:table-cell office:value-type="float" office:value="95.08">
            <text:p>95.08</text:p>
          </table:table-cell>
          <table:table-cell table:formula="of:=[.F157]/[.A157]" office:value-type="float" office:value="1">
            <text:p>1</text:p>
          </table:table-cell>
          <table:table-cell office:value-type="float" office:value="95.08">
            <text:p>95.08</text:p>
          </table:table-cell>
          <table:table-cell table:formula="of:=[.H157]/[.A157]" office:value-type="float" office:value="1">
            <text:p>1</text:p>
          </table:table-cell>
          <table:table-cell office:value-type="float" office:value="95.08">
            <text:p>95.08</text:p>
          </table:table-cell>
          <table:table-cell table:formula="of:=[.J157]/[.A1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10.04">
            <text:p>110.04</text:p>
          </table:table-cell>
          <table:table-cell table:formula="of:=[.B158]/[.A158]" office:value-type="float" office:value="1.12515337423313">
            <text:p>1.13</text:p>
          </table:table-cell>
          <table:table-cell office:value-type="float" office:value="97.8">
            <text:p>97.8</text:p>
          </table:table-cell>
          <table:table-cell table:formula="of:=[.D158]/[.A158]" office:value-type="float" office:value="1">
            <text:p>1</text:p>
          </table:table-cell>
          <table:table-cell office:value-type="float" office:value="97.8">
            <text:p>97.8</text:p>
          </table:table-cell>
          <table:table-cell table:formula="of:=[.F158]/[.A158]" office:value-type="float" office:value="1">
            <text:p>1</text:p>
          </table:table-cell>
          <table:table-cell office:value-type="float" office:value="97.8">
            <text:p>97.8</text:p>
          </table:table-cell>
          <table:table-cell table:formula="of:=[.H158]/[.A158]" office:value-type="float" office:value="1">
            <text:p>1</text:p>
          </table:table-cell>
          <table:table-cell office:value-type="float" office:value="97.8">
            <text:p>97.8</text:p>
          </table:table-cell>
          <table:table-cell table:formula="of:=[.J158]/[.A15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8.11">
            <text:p>98.11</text:p>
          </table:table-cell>
          <table:table-cell office:value-type="float" office:value="112.84">
            <text:p>112.84</text:p>
          </table:table-cell>
          <table:table-cell table:formula="of:=[.B159]/[.A159]" office:value-type="float" office:value="1.15013760065233">
            <text:p>1.15</text:p>
          </table:table-cell>
          <table:table-cell office:value-type="float" office:value="98.11">
            <text:p>98.11</text:p>
          </table:table-cell>
          <table:table-cell table:formula="of:=[.D159]/[.A159]" office:value-type="float" office:value="1">
            <text:p>1</text:p>
          </table:table-cell>
          <table:table-cell office:value-type="float" office:value="98.11">
            <text:p>98.11</text:p>
          </table:table-cell>
          <table:table-cell table:formula="of:=[.F159]/[.A159]" office:value-type="float" office:value="1">
            <text:p>1</text:p>
          </table:table-cell>
          <table:table-cell office:value-type="float" office:value="98.11">
            <text:p>98.11</text:p>
          </table:table-cell>
          <table:table-cell table:formula="of:=[.H159]/[.A159]" office:value-type="float" office:value="1">
            <text:p>1</text:p>
          </table:table-cell>
          <table:table-cell office:value-type="float" office:value="98.11">
            <text:p>98.11</text:p>
          </table:table-cell>
          <table:table-cell table:formula="of:=[.J159]/[.A1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20.01">
            <text:p>120.01</text:p>
          </table:table-cell>
          <table:table-cell table:formula="of:=[.B160]/[.A160]" office:value-type="float" office:value="1.21002218189151">
            <text:p>1.21</text:p>
          </table:table-cell>
          <table:table-cell office:value-type="float" office:value="99.18">
            <text:p>99.18</text:p>
          </table:table-cell>
          <table:table-cell table:formula="of:=[.D160]/[.A160]" office:value-type="float" office:value="1">
            <text:p>1</text:p>
          </table:table-cell>
          <table:table-cell office:value-type="float" office:value="99.18">
            <text:p>99.18</text:p>
          </table:table-cell>
          <table:table-cell table:formula="of:=[.F160]/[.A160]" office:value-type="float" office:value="1">
            <text:p>1</text:p>
          </table:table-cell>
          <table:table-cell office:value-type="float" office:value="99.18">
            <text:p>99.18</text:p>
          </table:table-cell>
          <table:table-cell table:formula="of:=[.H160]/[.A160]" office:value-type="float" office:value="1">
            <text:p>1</text:p>
          </table:table-cell>
          <table:table-cell office:value-type="float" office:value="99.18">
            <text:p>99.18</text:p>
          </table:table-cell>
          <table:table-cell table:formula="of:=[.J160]/[.A1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0.66">
            <text:p>100.66</text:p>
          </table:table-cell>
          <table:table-cell office:value-type="float" office:value="101.83">
            <text:p>101.83</text:p>
          </table:table-cell>
          <table:table-cell table:formula="of:=[.B161]/[.A161]" office:value-type="float" office:value="1.01162328631035">
            <text:p>1.01</text:p>
          </table:table-cell>
          <table:table-cell office:value-type="float" office:value="100.66">
            <text:p>100.66</text:p>
          </table:table-cell>
          <table:table-cell table:formula="of:=[.D161]/[.A161]" office:value-type="float" office:value="1">
            <text:p>1</text:p>
          </table:table-cell>
          <table:table-cell office:value-type="float" office:value="100.66">
            <text:p>100.66</text:p>
          </table:table-cell>
          <table:table-cell table:formula="of:=[.F161]/[.A161]" office:value-type="float" office:value="1">
            <text:p>1</text:p>
          </table:table-cell>
          <table:table-cell office:value-type="float" office:value="100.66">
            <text:p>100.66</text:p>
          </table:table-cell>
          <table:table-cell table:formula="of:=[.H161]/[.A161]" office:value-type="float" office:value="1">
            <text:p>1</text:p>
          </table:table-cell>
          <table:table-cell office:value-type="float" office:value="100.66">
            <text:p>100.66</text:p>
          </table:table-cell>
          <table:table-cell table:formula="of:=[.J161]/[.A1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0.91">
            <text:p>100.91</text:p>
          </table:table-cell>
          <table:table-cell office:value-type="float" office:value="109.4">
            <text:p>109.4</text:p>
          </table:table-cell>
          <table:table-cell table:formula="of:=[.B162]/[.A162]" office:value-type="float" office:value="1.08413437716777">
            <text:p>1.08</text:p>
          </table:table-cell>
          <table:table-cell office:value-type="float" office:value="100.91">
            <text:p>100.91</text:p>
          </table:table-cell>
          <table:table-cell table:formula="of:=[.D162]/[.A162]" office:value-type="float" office:value="1">
            <text:p>1</text:p>
          </table:table-cell>
          <table:table-cell office:value-type="float" office:value="100.91">
            <text:p>100.91</text:p>
          </table:table-cell>
          <table:table-cell table:formula="of:=[.F162]/[.A162]" office:value-type="float" office:value="1">
            <text:p>1</text:p>
          </table:table-cell>
          <table:table-cell office:value-type="float" office:value="109.4">
            <text:p>109.4</text:p>
          </table:table-cell>
          <table:table-cell table:formula="of:=[.H162]/[.A162]" office:value-type="float" office:value="1.08413437716777">
            <text:p>1.08</text:p>
          </table:table-cell>
          <table:table-cell office:value-type="float" office:value="100.91">
            <text:p>100.91</text:p>
          </table:table-cell>
          <table:table-cell table:formula="of:=[.J162]/[.A1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1.7">
            <text:p>111.7</text:p>
          </table:table-cell>
          <table:table-cell office:value-type="float" office:value="141.74">
            <text:p>141.74</text:p>
          </table:table-cell>
          <table:table-cell table:formula="of:=[.B163]/[.A163]" office:value-type="float" office:value="1.26893464637422">
            <text:p>1.27</text:p>
          </table:table-cell>
          <table:table-cell office:value-type="float" office:value="111.7">
            <text:p>111.7</text:p>
          </table:table-cell>
          <table:table-cell table:formula="of:=[.D163]/[.A163]" office:value-type="float" office:value="1">
            <text:p>1</text:p>
          </table:table-cell>
          <table:table-cell office:value-type="float" office:value="111.7">
            <text:p>111.7</text:p>
          </table:table-cell>
          <table:table-cell table:formula="of:=[.F163]/[.A163]" office:value-type="float" office:value="1">
            <text:p>1</text:p>
          </table:table-cell>
          <table:table-cell office:value-type="float" office:value="111.7">
            <text:p>111.7</text:p>
          </table:table-cell>
          <table:table-cell table:formula="of:=[.H163]/[.A163]" office:value-type="float" office:value="1">
            <text:p>1</text:p>
          </table:table-cell>
          <table:table-cell office:value-type="float" office:value="117.5">
            <text:p>117.5</text:p>
          </table:table-cell>
          <table:table-cell table:formula="of:=[.J163]/[.A163]" office:value-type="float" office:value="1.05192479856759">
            <text:p>1.05</text:p>
          </table:table-cell>
          <table:table-cell table:number-columns-repeated="5"/>
        </table:table-row>
        <table:table-row table:style-name="ro1">
          <table:table-cell office:value-type="float" office:value="112.64">
            <text:p>112.64</text:p>
          </table:table-cell>
          <table:table-cell office:value-type="float" office:value="113.23">
            <text:p>113.23</text:p>
          </table:table-cell>
          <table:table-cell table:formula="of:=[.B164]/[.A164]" office:value-type="float" office:value="1.00523792613636">
            <text:p>1.01</text:p>
          </table:table-cell>
          <table:table-cell office:value-type="float" office:value="112.64">
            <text:p>112.64</text:p>
          </table:table-cell>
          <table:table-cell table:formula="of:=[.D164]/[.A164]" office:value-type="float" office:value="1">
            <text:p>1</text:p>
          </table:table-cell>
          <table:table-cell office:value-type="float" office:value="112.64">
            <text:p>112.64</text:p>
          </table:table-cell>
          <table:table-cell table:formula="of:=[.F164]/[.A164]" office:value-type="float" office:value="1">
            <text:p>1</text:p>
          </table:table-cell>
          <table:table-cell office:value-type="float" office:value="112.64">
            <text:p>112.64</text:p>
          </table:table-cell>
          <table:table-cell table:formula="of:=[.H164]/[.A164]" office:value-type="float" office:value="1">
            <text:p>1</text:p>
          </table:table-cell>
          <table:table-cell office:value-type="float" office:value="112.64">
            <text:p>112.64</text:p>
          </table:table-cell>
          <table:table-cell table:formula="of:=[.J164]/[.A16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4.18">
            <text:p>114.18</text:p>
          </table:table-cell>
          <table:table-cell office:value-type="float" office:value="121.94">
            <text:p>121.94</text:p>
          </table:table-cell>
          <table:table-cell table:formula="of:=[.B165]/[.A165]" office:value-type="float" office:value="1.06796286565073">
            <text:p>1.07</text:p>
          </table:table-cell>
          <table:table-cell office:value-type="float" office:value="114.18">
            <text:p>114.18</text:p>
          </table:table-cell>
          <table:table-cell table:formula="of:=[.D165]/[.A165]" office:value-type="float" office:value="1">
            <text:p>1</text:p>
          </table:table-cell>
          <table:table-cell office:value-type="float" office:value="114.18">
            <text:p>114.18</text:p>
          </table:table-cell>
          <table:table-cell table:formula="of:=[.F165]/[.A165]" office:value-type="float" office:value="1">
            <text:p>1</text:p>
          </table:table-cell>
          <table:table-cell office:value-type="float" office:value="121.94">
            <text:p>121.94</text:p>
          </table:table-cell>
          <table:table-cell table:formula="of:=[.H165]/[.A165]" office:value-type="float" office:value="1.06796286565073">
            <text:p>1.07</text:p>
          </table:table-cell>
          <table:table-cell office:value-type="float" office:value="114.18">
            <text:p>114.18</text:p>
          </table:table-cell>
          <table:table-cell table:formula="of:=[.J165]/[.A1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4.8">
            <text:p>114.8</text:p>
          </table:table-cell>
          <table:table-cell office:value-type="float" office:value="121.14">
            <text:p>121.14</text:p>
          </table:table-cell>
          <table:table-cell table:formula="of:=[.B166]/[.A166]" office:value-type="float" office:value="1.05522648083624">
            <text:p>1.06</text:p>
          </table:table-cell>
          <table:table-cell office:value-type="float" office:value="114.8">
            <text:p>114.8</text:p>
          </table:table-cell>
          <table:table-cell table:formula="of:=[.D166]/[.A166]" office:value-type="float" office:value="1">
            <text:p>1</text:p>
          </table:table-cell>
          <table:table-cell office:value-type="float" office:value="114.8">
            <text:p>114.8</text:p>
          </table:table-cell>
          <table:table-cell table:formula="of:=[.F166]/[.A166]" office:value-type="float" office:value="1">
            <text:p>1</text:p>
          </table:table-cell>
          <table:table-cell office:value-type="float" office:value="114.8">
            <text:p>114.8</text:p>
          </table:table-cell>
          <table:table-cell table:formula="of:=[.H166]/[.A166]" office:value-type="float" office:value="1">
            <text:p>1</text:p>
          </table:table-cell>
          <table:table-cell office:value-type="float" office:value="114.8">
            <text:p>114.8</text:p>
          </table:table-cell>
          <table:table-cell table:formula="of:=[.J166]/[.A166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8.56">
            <text:p>118.56</text:p>
          </table:table-cell>
          <table:table-cell table:formula="of:=[.B167]/[.A167]" office:value-type="float" office:value="1">
            <text:p>1</text:p>
          </table:table-cell>
          <table:table-cell office:value-type="float" office:value="118.56">
            <text:p>118.56</text:p>
          </table:table-cell>
          <table:table-cell table:formula="of:=[.D167]/[.A167]" office:value-type="float" office:value="1">
            <text:p>1</text:p>
          </table:table-cell>
          <table:table-cell office:value-type="float" office:value="118.56">
            <text:p>118.56</text:p>
          </table:table-cell>
          <table:table-cell table:formula="of:=[.F167]/[.A167]" office:value-type="float" office:value="1">
            <text:p>1</text:p>
          </table:table-cell>
          <table:table-cell office:value-type="float" office:value="118.56">
            <text:p>118.56</text:p>
          </table:table-cell>
          <table:table-cell table:formula="of:=[.H167]/[.A167]" office:value-type="float" office:value="1">
            <text:p>1</text:p>
          </table:table-cell>
          <table:table-cell office:value-type="float" office:value="118.56">
            <text:p>118.56</text:p>
          </table:table-cell>
          <table:table-cell table:formula="of:=[.J167]/[.A167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1.88">
            <text:p>121.88</text:p>
          </table:table-cell>
          <table:table-cell table:formula="of:=[.B168]/[.A168]" office:value-type="float" office:value="1">
            <text:p>1</text:p>
          </table:table-cell>
          <table:table-cell office:value-type="float" office:value="121.88">
            <text:p>121.88</text:p>
          </table:table-cell>
          <table:table-cell table:formula="of:=[.D168]/[.A168]" office:value-type="float" office:value="1">
            <text:p>1</text:p>
          </table:table-cell>
          <table:table-cell office:value-type="float" office:value="121.88">
            <text:p>121.88</text:p>
          </table:table-cell>
          <table:table-cell table:formula="of:=[.F168]/[.A168]" office:value-type="float" office:value="1">
            <text:p>1</text:p>
          </table:table-cell>
          <table:table-cell office:value-type="float" office:value="121.88">
            <text:p>121.88</text:p>
          </table:table-cell>
          <table:table-cell table:formula="of:=[.H168]/[.A168]" office:value-type="float" office:value="1">
            <text:p>1</text:p>
          </table:table-cell>
          <table:table-cell office:value-type="float" office:value="121.88">
            <text:p>121.88</text:p>
          </table:table-cell>
          <table:table-cell table:formula="of:=[.J168]/[.A1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2.91">
            <text:p>122.91</text:p>
          </table:table-cell>
          <table:table-cell office:value-type="float" office:value="136.77">
            <text:p>136.77</text:p>
          </table:table-cell>
          <table:table-cell table:formula="of:=[.B169]/[.A169]" office:value-type="float" office:value="1.11276543812546">
            <text:p>1.11</text:p>
          </table:table-cell>
          <table:table-cell office:value-type="float" office:value="122.91">
            <text:p>122.91</text:p>
          </table:table-cell>
          <table:table-cell table:formula="of:=[.D169]/[.A169]" office:value-type="float" office:value="1">
            <text:p>1</text:p>
          </table:table-cell>
          <table:table-cell office:value-type="float" office:value="122.91">
            <text:p>122.91</text:p>
          </table:table-cell>
          <table:table-cell table:formula="of:=[.F169]/[.A169]" office:value-type="float" office:value="1">
            <text:p>1</text:p>
          </table:table-cell>
          <table:table-cell office:value-type="float" office:value="122.91">
            <text:p>122.91</text:p>
          </table:table-cell>
          <table:table-cell table:formula="of:=[.H169]/[.A169]" office:value-type="float" office:value="1">
            <text:p>1</text:p>
          </table:table-cell>
          <table:table-cell office:value-type="float" office:value="122.91">
            <text:p>122.91</text:p>
          </table:table-cell>
          <table:table-cell table:formula="of:=[.J169]/[.A1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3.47">
            <text:p>123.47</text:p>
          </table:table-cell>
          <table:table-cell office:value-type="float" office:value="142.4">
            <text:p>142.4</text:p>
          </table:table-cell>
          <table:table-cell table:formula="of:=[.B170]/[.A170]" office:value-type="float" office:value="1.15331659512432">
            <text:p>1.15</text:p>
          </table:table-cell>
          <table:table-cell office:value-type="float" office:value="123.47">
            <text:p>123.47</text:p>
          </table:table-cell>
          <table:table-cell table:formula="of:=[.D170]/[.A170]" office:value-type="float" office:value="1">
            <text:p>1</text:p>
          </table:table-cell>
          <table:table-cell office:value-type="float" office:value="123.47">
            <text:p>123.47</text:p>
          </table:table-cell>
          <table:table-cell table:formula="of:=[.F170]/[.A170]" office:value-type="float" office:value="1">
            <text:p>1</text:p>
          </table:table-cell>
          <table:table-cell office:value-type="float" office:value="123.47">
            <text:p>123.47</text:p>
          </table:table-cell>
          <table:table-cell table:formula="of:=[.H170]/[.A170]" office:value-type="float" office:value="1">
            <text:p>1</text:p>
          </table:table-cell>
          <table:table-cell office:value-type="float" office:value="123.47">
            <text:p>123.47</text:p>
          </table:table-cell>
          <table:table-cell table:formula="of:=[.J170]/[.A1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4.11">
            <text:p>124.11</text:p>
          </table:table-cell>
          <table:table-cell office:value-type="float" office:value="132.7">
            <text:p>132.7</text:p>
          </table:table-cell>
          <table:table-cell table:formula="of:=[.B171]/[.A171]" office:value-type="float" office:value="1.06921279510112">
            <text:p>1.07</text:p>
          </table:table-cell>
          <table:table-cell office:value-type="float" office:value="124.11">
            <text:p>124.11</text:p>
          </table:table-cell>
          <table:table-cell table:formula="of:=[.D171]/[.A171]" office:value-type="float" office:value="1">
            <text:p>1</text:p>
          </table:table-cell>
          <table:table-cell office:value-type="float" office:value="124.11">
            <text:p>124.11</text:p>
          </table:table-cell>
          <table:table-cell table:formula="of:=[.F171]/[.A171]" office:value-type="float" office:value="1">
            <text:p>1</text:p>
          </table:table-cell>
          <table:table-cell office:value-type="float" office:value="132.7">
            <text:p>132.7</text:p>
          </table:table-cell>
          <table:table-cell table:formula="of:=[.H171]/[.A171]" office:value-type="float" office:value="1.06921279510112">
            <text:p>1.07</text:p>
          </table:table-cell>
          <table:table-cell office:value-type="float" office:value="124.11">
            <text:p>124.11</text:p>
          </table:table-cell>
          <table:table-cell table:formula="of:=[.J171]/[.A1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7.24">
            <text:p>127.24</text:p>
          </table:table-cell>
          <table:table-cell office:value-type="float" office:value="156.66">
            <text:p>156.66</text:p>
          </table:table-cell>
          <table:table-cell table:formula="of:=[.B172]/[.A172]" office:value-type="float" office:value="1.23121659855391">
            <text:p>1.23</text:p>
          </table:table-cell>
          <table:table-cell office:value-type="float" office:value="127.24">
            <text:p>127.24</text:p>
          </table:table-cell>
          <table:table-cell table:formula="of:=[.D172]/[.A172]" office:value-type="float" office:value="1">
            <text:p>1</text:p>
          </table:table-cell>
          <table:table-cell office:value-type="float" office:value="127.24">
            <text:p>127.24</text:p>
          </table:table-cell>
          <table:table-cell table:formula="of:=[.F172]/[.A172]" office:value-type="float" office:value="1">
            <text:p>1</text:p>
          </table:table-cell>
          <table:table-cell office:value-type="float" office:value="127.24">
            <text:p>127.24</text:p>
          </table:table-cell>
          <table:table-cell table:formula="of:=[.H172]/[.A172]" office:value-type="float" office:value="1">
            <text:p>1</text:p>
          </table:table-cell>
          <table:table-cell office:value-type="float" office:value="128.07">
            <text:p>128.07</text:p>
          </table:table-cell>
          <table:table-cell table:formula="of:=[.J172]/[.A172]" office:value-type="float" office:value="1.00652310594153">
            <text:p>1.01</text:p>
          </table:table-cell>
          <table:table-cell table:number-columns-repeated="5"/>
        </table:table-row>
        <table:table-row table:style-name="ro1">
          <table:table-cell office:value-type="float" office:value="131.55">
            <text:p>131.55</text:p>
          </table:table-cell>
          <table:table-cell office:value-type="float" office:value="153.11">
            <text:p>153.11</text:p>
          </table:table-cell>
          <table:table-cell table:formula="of:=[.B173]/[.A173]" office:value-type="float" office:value="1.16389205625238">
            <text:p>1.16</text:p>
          </table:table-cell>
          <table:table-cell office:value-type="float" office:value="131.55">
            <text:p>131.55</text:p>
          </table:table-cell>
          <table:table-cell table:formula="of:=[.D173]/[.A173]" office:value-type="float" office:value="1">
            <text:p>1</text:p>
          </table:table-cell>
          <table:table-cell office:value-type="float" office:value="131.55">
            <text:p>131.55</text:p>
          </table:table-cell>
          <table:table-cell table:formula="of:=[.F173]/[.A173]" office:value-type="float" office:value="1">
            <text:p>1</text:p>
          </table:table-cell>
          <table:table-cell office:value-type="float" office:value="153.11">
            <text:p>153.11</text:p>
          </table:table-cell>
          <table:table-cell table:formula="of:=[.H173]/[.A173]" office:value-type="float" office:value="1.16389205625238">
            <text:p>1.16</text:p>
          </table:table-cell>
          <table:table-cell office:value-type="float" office:value="131.55">
            <text:p>131.55</text:p>
          </table:table-cell>
          <table:table-cell table:formula="of:=[.J173]/[.A1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3.15">
            <text:p>133.15</text:p>
          </table:table-cell>
          <table:table-cell office:value-type="float" office:value="146.61">
            <text:p>146.61</text:p>
          </table:table-cell>
          <table:table-cell table:formula="of:=[.B174]/[.A174]" office:value-type="float" office:value="1.10108899737139">
            <text:p>1.1</text:p>
          </table:table-cell>
          <table:table-cell office:value-type="float" office:value="133.15">
            <text:p>133.15</text:p>
          </table:table-cell>
          <table:table-cell table:formula="of:=[.D174]/[.A174]" office:value-type="float" office:value="1">
            <text:p>1</text:p>
          </table:table-cell>
          <table:table-cell office:value-type="float" office:value="133.15">
            <text:p>133.15</text:p>
          </table:table-cell>
          <table:table-cell table:formula="of:=[.F174]/[.A174]" office:value-type="float" office:value="1">
            <text:p>1</text:p>
          </table:table-cell>
          <table:table-cell office:value-type="float" office:value="133.98">
            <text:p>133.98</text:p>
          </table:table-cell>
          <table:table-cell table:formula="of:=[.H174]/[.A174]" office:value-type="float" office:value="1.00623357116035">
            <text:p>1.01</text:p>
          </table:table-cell>
          <table:table-cell office:value-type="float" office:value="133.15">
            <text:p>133.15</text:p>
          </table:table-cell>
          <table:table-cell table:formula="of:=[.J174]/[.A1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4.57">
            <text:p>134.57</text:p>
          </table:table-cell>
          <table:table-cell office:value-type="float" office:value="143.98">
            <text:p>143.98</text:p>
          </table:table-cell>
          <table:table-cell table:formula="of:=[.B175]/[.A175]" office:value-type="float" office:value="1.06992643234005">
            <text:p>1.07</text:p>
          </table:table-cell>
          <table:table-cell office:value-type="float" office:value="134.57">
            <text:p>134.57</text:p>
          </table:table-cell>
          <table:table-cell table:formula="of:=[.D175]/[.A175]" office:value-type="float" office:value="1">
            <text:p>1</text:p>
          </table:table-cell>
          <table:table-cell office:value-type="float" office:value="134.57">
            <text:p>134.57</text:p>
          </table:table-cell>
          <table:table-cell table:formula="of:=[.F175]/[.A175]" office:value-type="float" office:value="1">
            <text:p>1</text:p>
          </table:table-cell>
          <table:table-cell office:value-type="float" office:value="143.98">
            <text:p>143.98</text:p>
          </table:table-cell>
          <table:table-cell table:formula="of:=[.H175]/[.A175]" office:value-type="float" office:value="1.06992643234005">
            <text:p>1.07</text:p>
          </table:table-cell>
          <table:table-cell office:value-type="float" office:value="134.57">
            <text:p>134.57</text:p>
          </table:table-cell>
          <table:table-cell table:formula="of:=[.J175]/[.A1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6.81">
            <text:p>136.81</text:p>
          </table:table-cell>
          <table:table-cell office:value-type="float" office:value="142.33">
            <text:p>142.33</text:p>
          </table:table-cell>
          <table:table-cell table:formula="of:=[.B176]/[.A176]" office:value-type="float" office:value="1.04034792778306">
            <text:p>1.04</text:p>
          </table:table-cell>
          <table:table-cell office:value-type="float" office:value="136.81">
            <text:p>136.81</text:p>
          </table:table-cell>
          <table:table-cell table:formula="of:=[.D176]/[.A176]" office:value-type="float" office:value="1">
            <text:p>1</text:p>
          </table:table-cell>
          <table:table-cell office:value-type="float" office:value="136.81">
            <text:p>136.81</text:p>
          </table:table-cell>
          <table:table-cell table:formula="of:=[.F176]/[.A176]" office:value-type="float" office:value="1">
            <text:p>1</text:p>
          </table:table-cell>
          <table:table-cell office:value-type="float" office:value="136.81">
            <text:p>136.81</text:p>
          </table:table-cell>
          <table:table-cell table:formula="of:=[.H176]/[.A176]" office:value-type="float" office:value="1">
            <text:p>1</text:p>
          </table:table-cell>
          <table:table-cell office:value-type="float" office:value="136.81">
            <text:p>136.81</text:p>
          </table:table-cell>
          <table:table-cell table:formula="of:=[.J176]/[.A17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0.05">
            <text:p>140.05</text:p>
          </table:table-cell>
          <table:table-cell office:value-type="float" office:value="156.74">
            <text:p>156.74</text:p>
          </table:table-cell>
          <table:table-cell table:formula="of:=[.B177]/[.A177]" office:value-type="float" office:value="1.11917172438415">
            <text:p>1.12</text:p>
          </table:table-cell>
          <table:table-cell office:value-type="float" office:value="140.05">
            <text:p>140.05</text:p>
          </table:table-cell>
          <table:table-cell table:formula="of:=[.D177]/[.A177]" office:value-type="float" office:value="1">
            <text:p>1</text:p>
          </table:table-cell>
          <table:table-cell office:value-type="float" office:value="140.05">
            <text:p>140.05</text:p>
          </table:table-cell>
          <table:table-cell table:formula="of:=[.F177]/[.A177]" office:value-type="float" office:value="1">
            <text:p>1</text:p>
          </table:table-cell>
          <table:table-cell office:value-type="float" office:value="156.74">
            <text:p>156.74</text:p>
          </table:table-cell>
          <table:table-cell table:formula="of:=[.H177]/[.A177]" office:value-type="float" office:value="1.11917172438415">
            <text:p>1.12</text:p>
          </table:table-cell>
          <table:table-cell office:value-type="float" office:value="141.23">
            <text:p>141.23</text:p>
          </table:table-cell>
          <table:table-cell table:formula="of:=[.J177]/[.A177]" office:value-type="float" office:value="1.00842556229918">
            <text:p>1.01</text:p>
          </table:table-cell>
          <table:table-cell table:number-columns-repeated="5"/>
        </table:table-row>
        <table:table-row table:style-name="ro1">
          <table:table-cell office:value-type="float" office:value="143.34">
            <text:p>143.34</text:p>
          </table:table-cell>
          <table:table-cell office:value-type="float" office:value="145.1">
            <text:p>145.1</text:p>
          </table:table-cell>
          <table:table-cell table:formula="of:=[.B178]/[.A178]" office:value-type="float" office:value="1.01227849867448">
            <text:p>1.01</text:p>
          </table:table-cell>
          <table:table-cell office:value-type="float" office:value="143.34">
            <text:p>143.34</text:p>
          </table:table-cell>
          <table:table-cell table:formula="of:=[.D178]/[.A178]" office:value-type="float" office:value="1">
            <text:p>1</text:p>
          </table:table-cell>
          <table:table-cell office:value-type="float" office:value="143.34">
            <text:p>143.34</text:p>
          </table:table-cell>
          <table:table-cell table:formula="of:=[.F178]/[.A178]" office:value-type="float" office:value="1">
            <text:p>1</text:p>
          </table:table-cell>
          <table:table-cell office:value-type="float" office:value="143.34">
            <text:p>143.34</text:p>
          </table:table-cell>
          <table:table-cell table:formula="of:=[.H178]/[.A178]" office:value-type="float" office:value="1">
            <text:p>1</text:p>
          </table:table-cell>
          <table:table-cell office:value-type="float" office:value="143.34">
            <text:p>143.34</text:p>
          </table:table-cell>
          <table:table-cell table:formula="of:=[.J178]/[.A1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3.57">
            <text:p>143.57</text:p>
          </table:table-cell>
          <table:table-cell office:value-type="float" office:value="149.08">
            <text:p>149.08</text:p>
          </table:table-cell>
          <table:table-cell table:formula="of:=[.B179]/[.A179]" office:value-type="float" office:value="1.03837849132827">
            <text:p>1.04</text:p>
          </table:table-cell>
          <table:table-cell office:value-type="float" office:value="143.57">
            <text:p>143.57</text:p>
          </table:table-cell>
          <table:table-cell table:formula="of:=[.D179]/[.A179]" office:value-type="float" office:value="1">
            <text:p>1</text:p>
          </table:table-cell>
          <table:table-cell office:value-type="float" office:value="143.57">
            <text:p>143.57</text:p>
          </table:table-cell>
          <table:table-cell table:formula="of:=[.F179]/[.A179]" office:value-type="float" office:value="1">
            <text:p>1</text:p>
          </table:table-cell>
          <table:table-cell office:value-type="float" office:value="143.57">
            <text:p>143.57</text:p>
          </table:table-cell>
          <table:table-cell table:formula="of:=[.H179]/[.A179]" office:value-type="float" office:value="1">
            <text:p>1</text:p>
          </table:table-cell>
          <table:table-cell office:value-type="float" office:value="143.57">
            <text:p>143.57</text:p>
          </table:table-cell>
          <table:table-cell table:formula="of:=[.J179]/[.A17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5.24">
            <text:p>145.24</text:p>
          </table:table-cell>
          <table:table-cell office:value-type="float" office:value="152.07">
            <text:p>152.07</text:p>
          </table:table-cell>
          <table:table-cell table:formula="of:=[.B180]/[.A180]" office:value-type="float" office:value="1.04702561277885">
            <text:p>1.05</text:p>
          </table:table-cell>
          <table:table-cell office:value-type="float" office:value="145.24">
            <text:p>145.24</text:p>
          </table:table-cell>
          <table:table-cell table:formula="of:=[.D180]/[.A180]" office:value-type="float" office:value="1">
            <text:p>1</text:p>
          </table:table-cell>
          <table:table-cell office:value-type="float" office:value="145.24">
            <text:p>145.24</text:p>
          </table:table-cell>
          <table:table-cell table:formula="of:=[.F180]/[.A180]" office:value-type="float" office:value="1">
            <text:p>1</text:p>
          </table:table-cell>
          <table:table-cell office:value-type="float" office:value="145.24">
            <text:p>145.24</text:p>
          </table:table-cell>
          <table:table-cell table:formula="of:=[.H180]/[.A180]" office:value-type="float" office:value="1">
            <text:p>1</text:p>
          </table:table-cell>
          <table:table-cell office:value-type="float" office:value="145.24">
            <text:p>145.24</text:p>
          </table:table-cell>
          <table:table-cell table:formula="of:=[.J180]/[.A1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7.56">
            <text:p>147.56</text:p>
          </table:table-cell>
          <table:table-cell office:value-type="float" office:value="167.36">
            <text:p>167.36</text:p>
          </table:table-cell>
          <table:table-cell table:formula="of:=[.B181]/[.A181]" office:value-type="float" office:value="1.1341827053402">
            <text:p>1.13</text:p>
          </table:table-cell>
          <table:table-cell office:value-type="float" office:value="147.56">
            <text:p>147.56</text:p>
          </table:table-cell>
          <table:table-cell table:formula="of:=[.D181]/[.A181]" office:value-type="float" office:value="1">
            <text:p>1</text:p>
          </table:table-cell>
          <table:table-cell office:value-type="float" office:value="147.56">
            <text:p>147.56</text:p>
          </table:table-cell>
          <table:table-cell table:formula="of:=[.F181]/[.A181]" office:value-type="float" office:value="1">
            <text:p>1</text:p>
          </table:table-cell>
          <table:table-cell office:value-type="float" office:value="147.56">
            <text:p>147.56</text:p>
          </table:table-cell>
          <table:table-cell table:formula="of:=[.H181]/[.A181]" office:value-type="float" office:value="1">
            <text:p>1</text:p>
          </table:table-cell>
          <table:table-cell office:value-type="float" office:value="147.56">
            <text:p>147.56</text:p>
          </table:table-cell>
          <table:table-cell table:formula="of:=[.J181]/[.A1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0.37">
            <text:p>150.37</text:p>
          </table:table-cell>
          <table:table-cell office:value-type="float" office:value="154.85">
            <text:p>154.85</text:p>
          </table:table-cell>
          <table:table-cell table:formula="of:=[.B182]/[.A182]" office:value-type="float" office:value="1.02979317683048">
            <text:p>1.03</text:p>
          </table:table-cell>
          <table:table-cell office:value-type="float" office:value="150.37">
            <text:p>150.37</text:p>
          </table:table-cell>
          <table:table-cell table:formula="of:=[.D182]/[.A182]" office:value-type="float" office:value="1">
            <text:p>1</text:p>
          </table:table-cell>
          <table:table-cell office:value-type="float" office:value="150.37">
            <text:p>150.37</text:p>
          </table:table-cell>
          <table:table-cell table:formula="of:=[.F182]/[.A182]" office:value-type="float" office:value="1">
            <text:p>1</text:p>
          </table:table-cell>
          <table:table-cell office:value-type="float" office:value="154.85">
            <text:p>154.85</text:p>
          </table:table-cell>
          <table:table-cell table:formula="of:=[.H182]/[.A182]" office:value-type="float" office:value="1.02979317683048">
            <text:p>1.03</text:p>
          </table:table-cell>
          <table:table-cell office:value-type="float" office:value="150.37">
            <text:p>150.37</text:p>
          </table:table-cell>
          <table:table-cell table:formula="of:=[.J182]/[.A18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4.47">
            <text:p>154.47</text:p>
          </table:table-cell>
          <table:table-cell office:value-type="float" office:value="167.64">
            <text:p>167.64</text:p>
          </table:table-cell>
          <table:table-cell table:formula="of:=[.B183]/[.A183]" office:value-type="float" office:value="1.08525927364537">
            <text:p>1.09</text:p>
          </table:table-cell>
          <table:table-cell office:value-type="float" office:value="154.47">
            <text:p>154.47</text:p>
          </table:table-cell>
          <table:table-cell table:formula="of:=[.D183]/[.A183]" office:value-type="float" office:value="1">
            <text:p>1</text:p>
          </table:table-cell>
          <table:table-cell office:value-type="float" office:value="154.47">
            <text:p>154.47</text:p>
          </table:table-cell>
          <table:table-cell table:formula="of:=[.F183]/[.A183]" office:value-type="float" office:value="1">
            <text:p>1</text:p>
          </table:table-cell>
          <table:table-cell office:value-type="float" office:value="155.05">
            <text:p>155.05</text:p>
          </table:table-cell>
          <table:table-cell table:formula="of:=[.H183]/[.A183]" office:value-type="float" office:value="1.00375477438985">
            <text:p>1</text:p>
          </table:table-cell>
          <table:table-cell office:value-type="float" office:value="154.47">
            <text:p>154.47</text:p>
          </table:table-cell>
          <table:table-cell table:formula="of:=[.J183]/[.A1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8.8">
            <text:p>158.8</text:p>
          </table:table-cell>
          <table:table-cell office:value-type="float" office:value="170.46">
            <text:p>170.46</text:p>
          </table:table-cell>
          <table:table-cell table:formula="of:=[.B184]/[.A184]" office:value-type="float" office:value="1.07342569269521">
            <text:p>1.07</text:p>
          </table:table-cell>
          <table:table-cell office:value-type="float" office:value="158.8">
            <text:p>158.8</text:p>
          </table:table-cell>
          <table:table-cell table:formula="of:=[.D184]/[.A184]" office:value-type="float" office:value="1">
            <text:p>1</text:p>
          </table:table-cell>
          <table:table-cell office:value-type="float" office:value="158.8">
            <text:p>158.8</text:p>
          </table:table-cell>
          <table:table-cell table:formula="of:=[.F184]/[.A184]" office:value-type="float" office:value="1">
            <text:p>1</text:p>
          </table:table-cell>
          <table:table-cell office:value-type="float" office:value="158.8">
            <text:p>158.8</text:p>
          </table:table-cell>
          <table:table-cell table:formula="of:=[.H184]/[.A184]" office:value-type="float" office:value="1">
            <text:p>1</text:p>
          </table:table-cell>
          <table:table-cell office:value-type="float" office:value="158.8">
            <text:p>158.8</text:p>
          </table:table-cell>
          <table:table-cell table:formula="of:=[.J184]/[.A1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1.58">
            <text:p>161.58</text:p>
          </table:table-cell>
          <table:table-cell office:value-type="float" office:value="162.99">
            <text:p>162.99</text:p>
          </table:table-cell>
          <table:table-cell table:formula="of:=[.B185]/[.A185]" office:value-type="float" office:value="1.00872632751578">
            <text:p>1.01</text:p>
          </table:table-cell>
          <table:table-cell office:value-type="float" office:value="161.58">
            <text:p>161.58</text:p>
          </table:table-cell>
          <table:table-cell table:formula="of:=[.D185]/[.A185]" office:value-type="float" office:value="1">
            <text:p>1</text:p>
          </table:table-cell>
          <table:table-cell office:value-type="float" office:value="161.58">
            <text:p>161.58</text:p>
          </table:table-cell>
          <table:table-cell table:formula="of:=[.F185]/[.A185]" office:value-type="float" office:value="1">
            <text:p>1</text:p>
          </table:table-cell>
          <table:table-cell office:value-type="float" office:value="162.99">
            <text:p>162.99</text:p>
          </table:table-cell>
          <table:table-cell table:formula="of:=[.H185]/[.A185]" office:value-type="float" office:value="1.00872632751578">
            <text:p>1.01</text:p>
          </table:table-cell>
          <table:table-cell office:value-type="float" office:value="161.58">
            <text:p>161.58</text:p>
          </table:table-cell>
          <table:table-cell table:formula="of:=[.J185]/[.A18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7.14">
            <text:p>167.14</text:p>
          </table:table-cell>
          <table:table-cell office:value-type="float" office:value="181.73">
            <text:p>181.73</text:p>
          </table:table-cell>
          <table:table-cell table:formula="of:=[.B186]/[.A186]" office:value-type="float" office:value="1.08729209046309">
            <text:p>1.09</text:p>
          </table:table-cell>
          <table:table-cell office:value-type="float" office:value="167.14">
            <text:p>167.14</text:p>
          </table:table-cell>
          <table:table-cell table:formula="of:=[.D186]/[.A186]" office:value-type="float" office:value="1">
            <text:p>1</text:p>
          </table:table-cell>
          <table:table-cell office:value-type="float" office:value="167.14">
            <text:p>167.14</text:p>
          </table:table-cell>
          <table:table-cell table:formula="of:=[.F186]/[.A186]" office:value-type="float" office:value="1">
            <text:p>1</text:p>
          </table:table-cell>
          <table:table-cell office:value-type="float" office:value="167.14">
            <text:p>167.14</text:p>
          </table:table-cell>
          <table:table-cell table:formula="of:=[.H186]/[.A186]" office:value-type="float" office:value="1">
            <text:p>1</text:p>
          </table:table-cell>
          <table:table-cell office:value-type="float" office:value="167.14">
            <text:p>167.14</text:p>
          </table:table-cell>
          <table:table-cell table:formula="of:=[.J186]/[.A1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1.46">
            <text:p>171.46</text:p>
          </table:table-cell>
          <table:table-cell office:value-type="float" office:value="183.6">
            <text:p>183.6</text:p>
          </table:table-cell>
          <table:table-cell table:formula="of:=[.B187]/[.A187]" office:value-type="float" office:value="1.0708036859909">
            <text:p>1.07</text:p>
          </table:table-cell>
          <table:table-cell office:value-type="float" office:value="171.46">
            <text:p>171.46</text:p>
          </table:table-cell>
          <table:table-cell table:formula="of:=[.D187]/[.A187]" office:value-type="float" office:value="1">
            <text:p>1</text:p>
          </table:table-cell>
          <table:table-cell office:value-type="float" office:value="171.46">
            <text:p>171.46</text:p>
          </table:table-cell>
          <table:table-cell table:formula="of:=[.F187]/[.A187]" office:value-type="float" office:value="1">
            <text:p>1</text:p>
          </table:table-cell>
          <table:table-cell office:value-type="float" office:value="183.6">
            <text:p>183.6</text:p>
          </table:table-cell>
          <table:table-cell table:formula="of:=[.H187]/[.A187]" office:value-type="float" office:value="1.0708036859909">
            <text:p>1.07</text:p>
          </table:table-cell>
          <table:table-cell office:value-type="float" office:value="174.77">
            <text:p>174.77</text:p>
          </table:table-cell>
          <table:table-cell table:formula="of:=[.J187]/[.A187]" office:value-type="float" office:value="1.01930479412108">
            <text:p>1.02</text:p>
          </table:table-cell>
          <table:table-cell table:number-columns-repeated="5"/>
        </table:table-row>
        <table:table-row table:style-name="ro1">
          <table:table-cell office:value-type="float" office:value="173.97">
            <text:p>173.97</text:p>
          </table:table-cell>
          <table:table-cell office:value-type="float" office:value="195.08">
            <text:p>195.08</text:p>
          </table:table-cell>
          <table:table-cell table:formula="of:=[.B188]/[.A188]" office:value-type="float" office:value="1.12134276024602">
            <text:p>1.12</text:p>
          </table:table-cell>
          <table:table-cell office:value-type="float" office:value="173.97">
            <text:p>173.97</text:p>
          </table:table-cell>
          <table:table-cell table:formula="of:=[.D188]/[.A188]" office:value-type="float" office:value="1">
            <text:p>1</text:p>
          </table:table-cell>
          <table:table-cell office:value-type="float" office:value="173.97">
            <text:p>173.97</text:p>
          </table:table-cell>
          <table:table-cell table:formula="of:=[.F188]/[.A188]" office:value-type="float" office:value="1">
            <text:p>1</text:p>
          </table:table-cell>
          <table:table-cell office:value-type="float" office:value="173.97">
            <text:p>173.97</text:p>
          </table:table-cell>
          <table:table-cell table:formula="of:=[.H188]/[.A188]" office:value-type="float" office:value="1">
            <text:p>1</text:p>
          </table:table-cell>
          <table:table-cell office:value-type="float" office:value="173.97">
            <text:p>173.97</text:p>
          </table:table-cell>
          <table:table-cell table:formula="of:=[.J188]/[.A1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5.64">
            <text:p>195.64</text:p>
          </table:table-cell>
          <table:table-cell office:value-type="float" office:value="198.57">
            <text:p>198.57</text:p>
          </table:table-cell>
          <table:table-cell table:formula="of:=[.B189]/[.A189]" office:value-type="float" office:value="1.01497648742588">
            <text:p>1.01</text:p>
          </table:table-cell>
          <table:table-cell office:value-type="float" office:value="195.64">
            <text:p>195.64</text:p>
          </table:table-cell>
          <table:table-cell table:formula="of:=[.D189]/[.A189]" office:value-type="float" office:value="1">
            <text:p>1</text:p>
          </table:table-cell>
          <table:table-cell office:value-type="float" office:value="195.64">
            <text:p>195.64</text:p>
          </table:table-cell>
          <table:table-cell table:formula="of:=[.F189]/[.A189]" office:value-type="float" office:value="1">
            <text:p>1</text:p>
          </table:table-cell>
          <table:table-cell office:value-type="float" office:value="198.57">
            <text:p>198.57</text:p>
          </table:table-cell>
          <table:table-cell table:formula="of:=[.H189]/[.A189]" office:value-type="float" office:value="1.01497648742588">
            <text:p>1.01</text:p>
          </table:table-cell>
          <table:table-cell office:value-type="float" office:value="195.64">
            <text:p>195.64</text:p>
          </table:table-cell>
          <table:table-cell table:formula="of:=[.J189]/[.A18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7.31">
            <text:p>197.31</text:p>
          </table:table-cell>
          <table:table-cell office:value-type="float" office:value="204.73">
            <text:p>204.73</text:p>
          </table:table-cell>
          <table:table-cell table:formula="of:=[.B190]/[.A190]" office:value-type="float" office:value="1.03760579798287">
            <text:p>1.04</text:p>
          </table:table-cell>
          <table:table-cell office:value-type="float" office:value="197.31">
            <text:p>197.31</text:p>
          </table:table-cell>
          <table:table-cell table:formula="of:=[.D190]/[.A190]" office:value-type="float" office:value="1">
            <text:p>1</text:p>
          </table:table-cell>
          <table:table-cell office:value-type="float" office:value="197.31">
            <text:p>197.31</text:p>
          </table:table-cell>
          <table:table-cell table:formula="of:=[.F190]/[.A190]" office:value-type="float" office:value="1">
            <text:p>1</text:p>
          </table:table-cell>
          <table:table-cell office:value-type="float" office:value="197.31">
            <text:p>197.31</text:p>
          </table:table-cell>
          <table:table-cell table:formula="of:=[.H190]/[.A190]" office:value-type="float" office:value="1">
            <text:p>1</text:p>
          </table:table-cell>
          <table:table-cell office:value-type="float" office:value="197.31">
            <text:p>197.31</text:p>
          </table:table-cell>
          <table:table-cell table:formula="of:=[.J190]/[.A1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1.99">
            <text:p>201.99</text:p>
          </table:table-cell>
          <table:table-cell office:value-type="float" office:value="207.99">
            <text:p>207.99</text:p>
          </table:table-cell>
          <table:table-cell table:formula="of:=[.B191]/[.A191]" office:value-type="float" office:value="1.0297044408139">
            <text:p>1.03</text:p>
          </table:table-cell>
          <table:table-cell office:value-type="float" office:value="201.99">
            <text:p>201.99</text:p>
          </table:table-cell>
          <table:table-cell table:formula="of:=[.D191]/[.A191]" office:value-type="float" office:value="1">
            <text:p>1</text:p>
          </table:table-cell>
          <table:table-cell office:value-type="float" office:value="201.99">
            <text:p>201.99</text:p>
          </table:table-cell>
          <table:table-cell table:formula="of:=[.F191]/[.A191]" office:value-type="float" office:value="1">
            <text:p>1</text:p>
          </table:table-cell>
          <table:table-cell office:value-type="float" office:value="207.99">
            <text:p>207.99</text:p>
          </table:table-cell>
          <table:table-cell table:formula="of:=[.H191]/[.A191]" office:value-type="float" office:value="1.0297044408139">
            <text:p>1.03</text:p>
          </table:table-cell>
          <table:table-cell office:value-type="float" office:value="201.99">
            <text:p>201.99</text:p>
          </table:table-cell>
          <table:table-cell table:formula="of:=[.J191]/[.A1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3.8">
            <text:p>203.8</text:p>
          </table:table-cell>
          <table:table-cell office:value-type="float" office:value="237.66">
            <text:p>237.66</text:p>
          </table:table-cell>
          <table:table-cell table:formula="of:=[.B192]/[.A192]" office:value-type="float" office:value="1.16614327772326">
            <text:p>1.17</text:p>
          </table:table-cell>
          <table:table-cell office:value-type="float" office:value="203.8">
            <text:p>203.8</text:p>
          </table:table-cell>
          <table:table-cell table:formula="of:=[.D192]/[.A192]" office:value-type="float" office:value="1">
            <text:p>1</text:p>
          </table:table-cell>
          <table:table-cell office:value-type="float" office:value="203.8">
            <text:p>203.8</text:p>
          </table:table-cell>
          <table:table-cell table:formula="of:=[.F192]/[.A192]" office:value-type="float" office:value="1">
            <text:p>1</text:p>
          </table:table-cell>
          <table:table-cell office:value-type="float" office:value="203.8">
            <text:p>203.8</text:p>
          </table:table-cell>
          <table:table-cell table:formula="of:=[.H192]/[.A192]" office:value-type="float" office:value="1">
            <text:p>1</text:p>
          </table:table-cell>
          <table:table-cell office:value-type="float" office:value="203.8">
            <text:p>203.8</text:p>
          </table:table-cell>
          <table:table-cell table:formula="of:=[.J192]/[.A1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9.94">
            <text:p>219.94</text:p>
          </table:table-cell>
          <table:table-cell office:value-type="float" office:value="233.11">
            <text:p>233.11</text:p>
          </table:table-cell>
          <table:table-cell table:formula="of:=[.B193]/[.A193]" office:value-type="float" office:value="1.0598799672638">
            <text:p>1.06</text:p>
          </table:table-cell>
          <table:table-cell office:value-type="float" office:value="219.94">
            <text:p>219.94</text:p>
          </table:table-cell>
          <table:table-cell table:formula="of:=[.D193]/[.A193]" office:value-type="float" office:value="1">
            <text:p>1</text:p>
          </table:table-cell>
          <table:table-cell office:value-type="float" office:value="219.94">
            <text:p>219.94</text:p>
          </table:table-cell>
          <table:table-cell table:formula="of:=[.F193]/[.A193]" office:value-type="float" office:value="1">
            <text:p>1</text:p>
          </table:table-cell>
          <table:table-cell office:value-type="float" office:value="219.94">
            <text:p>219.94</text:p>
          </table:table-cell>
          <table:table-cell table:formula="of:=[.H193]/[.A193]" office:value-type="float" office:value="1">
            <text:p>1</text:p>
          </table:table-cell>
          <table:table-cell office:value-type="float" office:value="219.94">
            <text:p>219.94</text:p>
          </table:table-cell>
          <table:table-cell table:formula="of:=[.J193]/[.A1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9.3">
            <text:p>249.3</text:p>
          </table:table-cell>
          <table:table-cell office:value-type="float" office:value="263.3">
            <text:p>263.3</text:p>
          </table:table-cell>
          <table:table-cell table:formula="of:=[.B194]/[.A194]" office:value-type="float" office:value="1.05615724027276">
            <text:p>1.06</text:p>
          </table:table-cell>
          <table:table-cell office:value-type="float" office:value="249.3">
            <text:p>249.3</text:p>
          </table:table-cell>
          <table:table-cell table:formula="of:=[.D194]/[.A194]" office:value-type="float" office:value="1">
            <text:p>1</text:p>
          </table:table-cell>
          <table:table-cell office:value-type="float" office:value="249.3">
            <text:p>249.3</text:p>
          </table:table-cell>
          <table:table-cell table:formula="of:=[.F194]/[.A194]" office:value-type="float" office:value="1">
            <text:p>1</text:p>
          </table:table-cell>
          <table:table-cell office:value-type="float" office:value="249.3">
            <text:p>249.3</text:p>
          </table:table-cell>
          <table:table-cell table:formula="of:=[.H194]/[.A194]" office:value-type="float" office:value="1">
            <text:p>1</text:p>
          </table:table-cell>
          <table:table-cell office:value-type="float" office:value="249.3">
            <text:p>249.3</text:p>
          </table:table-cell>
          <table:table-cell table:formula="of:=[.J194]/[.A1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2.44">
            <text:p>252.44</text:p>
          </table:table-cell>
          <table:table-cell office:value-type="float" office:value="255.95">
            <text:p>255.95</text:p>
          </table:table-cell>
          <table:table-cell table:formula="of:=[.B195]/[.A195]" office:value-type="float" office:value="1.01390429408968">
            <text:p>1.01</text:p>
          </table:table-cell>
          <table:table-cell office:value-type="float" office:value="252.44">
            <text:p>252.44</text:p>
          </table:table-cell>
          <table:table-cell table:formula="of:=[.D195]/[.A195]" office:value-type="float" office:value="1">
            <text:p>1</text:p>
          </table:table-cell>
          <table:table-cell office:value-type="float" office:value="252.44">
            <text:p>252.44</text:p>
          </table:table-cell>
          <table:table-cell table:formula="of:=[.F195]/[.A195]" office:value-type="float" office:value="1">
            <text:p>1</text:p>
          </table:table-cell>
          <table:table-cell office:value-type="float" office:value="253.02">
            <text:p>253.02</text:p>
          </table:table-cell>
          <table:table-cell table:formula="of:=[.H195]/[.A195]" office:value-type="float" office:value="1.00229757566154">
            <text:p>1</text:p>
          </table:table-cell>
          <table:table-cell office:value-type="float" office:value="252.44">
            <text:p>252.44</text:p>
          </table:table-cell>
          <table:table-cell table:formula="of:=[.J195]/[.A1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1.14">
            <text:p>281.14</text:p>
          </table:table-cell>
          <table:table-cell office:value-type="float" office:value="315.08">
            <text:p>315.08</text:p>
          </table:table-cell>
          <table:table-cell table:formula="of:=[.B196]/[.A196]" office:value-type="float" office:value="1.12072277157288">
            <text:p>1.12</text:p>
          </table:table-cell>
          <table:table-cell office:value-type="float" office:value="281.14">
            <text:p>281.14</text:p>
          </table:table-cell>
          <table:table-cell table:formula="of:=[.D196]/[.A196]" office:value-type="float" office:value="1">
            <text:p>1</text:p>
          </table:table-cell>
          <table:table-cell office:value-type="float" office:value="281.14">
            <text:p>281.14</text:p>
          </table:table-cell>
          <table:table-cell table:formula="of:=[.F196]/[.A196]" office:value-type="float" office:value="1">
            <text:p>1</text:p>
          </table:table-cell>
          <table:table-cell office:value-type="float" office:value="286.79">
            <text:p>286.79</text:p>
          </table:table-cell>
          <table:table-cell table:formula="of:=[.H196]/[.A196]" office:value-type="float" office:value="1.0200967489507">
            <text:p>1.02</text:p>
          </table:table-cell>
          <table:table-cell office:value-type="float" office:value="281.14">
            <text:p>281.14</text:p>
          </table:table-cell>
          <table:table-cell table:formula="of:=[.J196]/[.A1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3.85">
            <text:p>283.85</text:p>
          </table:table-cell>
          <table:table-cell office:value-type="float" office:value="293.75">
            <text:p>293.75</text:p>
          </table:table-cell>
          <table:table-cell table:formula="of:=[.B197]/[.A197]" office:value-type="float" office:value="1.0348775761846">
            <text:p>1.03</text:p>
          </table:table-cell>
          <table:table-cell office:value-type="float" office:value="283.85">
            <text:p>283.85</text:p>
          </table:table-cell>
          <table:table-cell table:formula="of:=[.D197]/[.A197]" office:value-type="float" office:value="1">
            <text:p>1</text:p>
          </table:table-cell>
          <table:table-cell office:value-type="float" office:value="283.85">
            <text:p>283.85</text:p>
          </table:table-cell>
          <table:table-cell table:formula="of:=[.F197]/[.A197]" office:value-type="float" office:value="1">
            <text:p>1</text:p>
          </table:table-cell>
          <table:table-cell office:value-type="float" office:value="287.51">
            <text:p>287.51</text:p>
          </table:table-cell>
          <table:table-cell table:formula="of:=[.H197]/[.A197]" office:value-type="float" office:value="1.01289413422582">
            <text:p>1.01</text:p>
          </table:table-cell>
          <table:table-cell office:value-type="float" office:value="286.34">
            <text:p>286.34</text:p>
          </table:table-cell>
          <table:table-cell table:formula="of:=[.J197]/[.A197]" office:value-type="float" office:value="1.00877223885855">
            <text:p>1.01</text:p>
          </table:table-cell>
          <table:table-cell table:number-columns-repeated="5"/>
        </table:table-row>
        <table:table-row table:style-name="ro1">
          <table:table-cell office:value-type="float" office:value="259.17">
            <text:p>259.17</text:p>
          </table:table-cell>
          <table:table-cell office:value-type="float" office:value="272.1">
            <text:p>272.1</text:p>
          </table:table-cell>
          <table:table-cell table:formula="of:=[.B198]/[.A198]" office:value-type="float" office:value="1.0498900335687">
            <text:p>1.05</text:p>
          </table:table-cell>
          <table:table-cell office:value-type="float" office:value="259.75">
            <text:p>259.75</text:p>
          </table:table-cell>
          <table:table-cell table:formula="of:=[.D198]/[.A198]" office:value-type="float" office:value="1.00223791333874">
            <text:p>1</text:p>
          </table:table-cell>
          <table:table-cell office:value-type="float" office:value="259.17">
            <text:p>259.17</text:p>
          </table:table-cell>
          <table:table-cell table:formula="of:=[.F198]/[.A198]" office:value-type="float" office:value="1">
            <text:p>1</text:p>
          </table:table-cell>
          <table:table-cell office:value-type="float" office:value="264.58">
            <text:p>264.58</text:p>
          </table:table-cell>
          <table:table-cell table:formula="of:=[.H198]/[.A198]" office:value-type="float" office:value="1.02087432959062">
            <text:p>1.02</text:p>
          </table:table-cell>
          <table:table-cell office:value-type="float" office:value="259.17">
            <text:p>259.17</text:p>
          </table:table-cell>
          <table:table-cell table:formula="of:=[.J198]/[.A1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9.31">
            <text:p>239.31</text:p>
          </table:table-cell>
          <table:table-cell office:value-type="float" office:value="240.72">
            <text:p>240.72</text:p>
          </table:table-cell>
          <table:table-cell table:formula="of:=[.B199]/[.A199]" office:value-type="float" office:value="1.00589193932556">
            <text:p>1.01</text:p>
          </table:table-cell>
          <table:table-cell office:value-type="float" office:value="239.89">
            <text:p>239.89</text:p>
          </table:table-cell>
          <table:table-cell table:formula="of:=[.D199]/[.A199]" office:value-type="float" office:value="1.00242363461619">
            <text:p>1</text:p>
          </table:table-cell>
          <table:table-cell office:value-type="float" office:value="239.31">
            <text:p>239.31</text:p>
          </table:table-cell>
          <table:table-cell table:formula="of:=[.F199]/[.A199]" office:value-type="float" office:value="1">
            <text:p>1</text:p>
          </table:table-cell>
          <table:table-cell office:value-type="float" office:value="240.72">
            <text:p>240.72</text:p>
          </table:table-cell>
          <table:table-cell table:formula="of:=[.H199]/[.A199]" office:value-type="float" office:value="1.00589193932556">
            <text:p>1.01</text:p>
          </table:table-cell>
          <table:table-cell office:value-type="float" office:value="239.31">
            <text:p>239.31</text:p>
          </table:table-cell>
          <table:table-cell table:formula="of:=[.J199]/[.A199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7.57">
            <text:p>107.57</text:p>
          </table:table-cell>
          <table:table-cell table:formula="of:=[.B200]/[.A200]" office:value-type="float" office:value="1">
            <text:p>1</text:p>
          </table:table-cell>
          <table:table-cell office:value-type="float" office:value="108.15">
            <text:p>108.15</text:p>
          </table:table-cell>
          <table:table-cell table:formula="of:=[.D200]/[.A200]" office:value-type="float" office:value="1.00539183787301">
            <text:p>1.01</text:p>
          </table:table-cell>
          <table:table-cell office:value-type="float" office:value="107.57">
            <text:p>107.57</text:p>
          </table:table-cell>
          <table:table-cell table:formula="of:=[.F200]/[.A200]" office:value-type="float" office:value="1">
            <text:p>1</text:p>
          </table:table-cell>
          <table:table-cell office:value-type="float" office:value="107.57">
            <text:p>107.57</text:p>
          </table:table-cell>
          <table:table-cell table:formula="of:=[.H200]/[.A200]" office:value-type="float" office:value="1">
            <text:p>1</text:p>
          </table:table-cell>
          <table:table-cell office:value-type="float" office:value="107.57">
            <text:p>107.57</text:p>
          </table:table-cell>
          <table:table-cell table:formula="of:=[.J200]/[.A2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8.84">
            <text:p>88.84</text:p>
          </table:table-cell>
          <table:table-cell office:value-type="float" office:value="123.97">
            <text:p>123.97</text:p>
          </table:table-cell>
          <table:table-cell table:formula="of:=[.B201]/[.A201]" office:value-type="float" office:value="1.39542998649257">
            <text:p>1.4</text:p>
          </table:table-cell>
          <table:table-cell office:value-type="float" office:value="89.43">
            <text:p>89.43</text:p>
          </table:table-cell>
          <table:table-cell table:formula="of:=[.D201]/[.A201]" office:value-type="float" office:value="1.00664115263395">
            <text:p>1.01</text:p>
          </table:table-cell>
          <table:table-cell office:value-type="float" office:value="88.84">
            <text:p>88.84</text:p>
          </table:table-cell>
          <table:table-cell table:formula="of:=[.F201]/[.A201]" office:value-type="float" office:value="1">
            <text:p>1</text:p>
          </table:table-cell>
          <table:table-cell office:value-type="float" office:value="123.97">
            <text:p>123.97</text:p>
          </table:table-cell>
          <table:table-cell table:formula="of:=[.H201]/[.A201]" office:value-type="float" office:value="1.39542998649257">
            <text:p>1.4</text:p>
          </table:table-cell>
          <table:table-cell office:value-type="float" office:value="95.43">
            <text:p>95.43</text:p>
          </table:table-cell>
          <table:table-cell table:formula="of:=[.J201]/[.A201]" office:value-type="float" office:value="1.07417829806394">
            <text:p>1.07</text:p>
          </table:table-cell>
          <table:table-cell table:number-columns-repeated="5"/>
        </table:table-row>
        <table:table-row table:style-name="ro1">
          <table:table-cell office:value-type="float" office:value="173.87">
            <text:p>173.87</text:p>
          </table:table-cell>
          <table:table-cell office:value-type="float" office:value="187.04">
            <text:p>187.04</text:p>
          </table:table-cell>
          <table:table-cell table:formula="of:=[.B202]/[.A202]" office:value-type="float" office:value="1.07574624719618">
            <text:p>1.08</text:p>
          </table:table-cell>
          <table:table-cell office:value-type="float" office:value="175.04">
            <text:p>175.04</text:p>
          </table:table-cell>
          <table:table-cell table:formula="of:=[.D202]/[.A202]" office:value-type="float" office:value="1.00672916546845">
            <text:p>1.01</text:p>
          </table:table-cell>
          <table:table-cell office:value-type="float" office:value="173.87">
            <text:p>173.87</text:p>
          </table:table-cell>
          <table:table-cell table:formula="of:=[.F202]/[.A202]" office:value-type="float" office:value="1">
            <text:p>1</text:p>
          </table:table-cell>
          <table:table-cell office:value-type="float" office:value="173.87">
            <text:p>173.87</text:p>
          </table:table-cell>
          <table:table-cell table:formula="of:=[.H202]/[.A202]" office:value-type="float" office:value="1">
            <text:p>1</text:p>
          </table:table-cell>
          <table:table-cell office:value-type="float" office:value="173.87">
            <text:p>173.87</text:p>
          </table:table-cell>
          <table:table-cell table:formula="of:=[.J202]/[.A2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2.57">
            <text:p>162.57</text:p>
          </table:table-cell>
          <table:table-cell office:value-type="float" office:value="164.91">
            <text:p>164.91</text:p>
          </table:table-cell>
          <table:table-cell table:formula="of:=[.B203]/[.A203]" office:value-type="float" office:value="1.01439379959402">
            <text:p>1.01</text:p>
          </table:table-cell>
          <table:table-cell office:value-type="float" office:value="163.74">
            <text:p>163.74</text:p>
          </table:table-cell>
          <table:table-cell table:formula="of:=[.D203]/[.A203]" office:value-type="float" office:value="1.00719689979701">
            <text:p>1.01</text:p>
          </table:table-cell>
          <table:table-cell office:value-type="float" office:value="162.57">
            <text:p>162.57</text:p>
          </table:table-cell>
          <table:table-cell table:formula="of:=[.F203]/[.A203]" office:value-type="float" office:value="1">
            <text:p>1</text:p>
          </table:table-cell>
          <table:table-cell office:value-type="float" office:value="162.57">
            <text:p>162.57</text:p>
          </table:table-cell>
          <table:table-cell table:formula="of:=[.H203]/[.A203]" office:value-type="float" office:value="1">
            <text:p>1</text:p>
          </table:table-cell>
          <table:table-cell office:value-type="float" office:value="163.15">
            <text:p>163.15</text:p>
          </table:table-cell>
          <table:table-cell table:formula="of:=[.J203]/[.A203]" office:value-type="float" office:value="1.00356769391647">
            <text:p>1</text:p>
          </table:table-cell>
          <table:table-cell table:number-columns-repeated="5"/>
        </table:table-row>
        <table:table-row table:style-name="ro1">
          <table:table-cell office:value-type="float" office:value="198.81">
            <text:p>198.81</text:p>
          </table:table-cell>
          <table:table-cell office:value-type="float" office:value="210.12">
            <text:p>210.12</text:p>
          </table:table-cell>
          <table:table-cell table:formula="of:=[.B204]/[.A204]" office:value-type="float" office:value="1.05688848649464">
            <text:p>1.06</text:p>
          </table:table-cell>
          <table:table-cell office:value-type="float" office:value="200.47">
            <text:p>200.47</text:p>
          </table:table-cell>
          <table:table-cell table:formula="of:=[.D204]/[.A204]" office:value-type="float" office:value="1.00834968059957">
            <text:p>1.01</text:p>
          </table:table-cell>
          <table:table-cell office:value-type="float" office:value="198.81">
            <text:p>198.81</text:p>
          </table:table-cell>
          <table:table-cell table:formula="of:=[.F204]/[.A204]" office:value-type="float" office:value="1">
            <text:p>1</text:p>
          </table:table-cell>
          <table:table-cell office:value-type="float" office:value="198.81">
            <text:p>198.81</text:p>
          </table:table-cell>
          <table:table-cell table:formula="of:=[.H204]/[.A204]" office:value-type="float" office:value="1">
            <text:p>1</text:p>
          </table:table-cell>
          <table:table-cell office:value-type="float" office:value="200.47">
            <text:p>200.47</text:p>
          </table:table-cell>
          <table:table-cell table:formula="of:=[.J204]/[.A204]" office:value-type="float" office:value="1.00834968059957">
            <text:p>1.01</text:p>
          </table:table-cell>
          <table:table-cell table:number-columns-repeated="5"/>
        </table:table-row>
        <table:table-row table:style-name="ro1">
          <table:table-cell office:value-type="float" office:value="126.63">
            <text:p>126.63</text:p>
          </table:table-cell>
          <table:table-cell office:value-type="float" office:value="139.8">
            <text:p>139.8</text:p>
          </table:table-cell>
          <table:table-cell table:formula="of:=[.B205]/[.A205]" office:value-type="float" office:value="1.10400379057096">
            <text:p>1.1</text:p>
          </table:table-cell>
          <table:table-cell office:value-type="float" office:value="127.8">
            <text:p>127.8</text:p>
          </table:table-cell>
          <table:table-cell table:formula="of:=[.D205]/[.A205]" office:value-type="float" office:value="1.0092395167022">
            <text:p>1.01</text:p>
          </table:table-cell>
          <table:table-cell office:value-type="float" office:value="126.63">
            <text:p>126.63</text:p>
          </table:table-cell>
          <table:table-cell table:formula="of:=[.F205]/[.A205]" office:value-type="float" office:value="1">
            <text:p>1</text:p>
          </table:table-cell>
          <table:table-cell office:value-type="float" office:value="139.8">
            <text:p>139.8</text:p>
          </table:table-cell>
          <table:table-cell table:formula="of:=[.H205]/[.A205]" office:value-type="float" office:value="1.10400379057096">
            <text:p>1.1</text:p>
          </table:table-cell>
          <table:table-cell office:value-type="float" office:value="127.8">
            <text:p>127.8</text:p>
          </table:table-cell>
          <table:table-cell table:formula="of:=[.J205]/[.A205]" office:value-type="float" office:value="1.0092395167022">
            <text:p>1.01</text:p>
          </table:table-cell>
          <table:table-cell table:number-columns-repeated="5"/>
        </table:table-row>
        <table:table-row table:style-name="ro1">
          <table:table-cell office:value-type="float" office:value="192.14">
            <text:p>192.14</text:p>
          </table:table-cell>
          <table:table-cell office:value-type="float" office:value="200.28">
            <text:p>200.28</text:p>
          </table:table-cell>
          <table:table-cell table:formula="of:=[.B206]/[.A206]" office:value-type="float" office:value="1.04236494222962">
            <text:p>1.04</text:p>
          </table:table-cell>
          <table:table-cell office:value-type="float" office:value="194.14">
            <text:p>194.14</text:p>
          </table:table-cell>
          <table:table-cell table:formula="of:=[.D206]/[.A206]" office:value-type="float" office:value="1.0104090767149">
            <text:p>1.01</text:p>
          </table:table-cell>
          <table:table-cell office:value-type="float" office:value="192.14">
            <text:p>192.14</text:p>
          </table:table-cell>
          <table:table-cell table:formula="of:=[.F206]/[.A206]" office:value-type="float" office:value="1">
            <text:p>1</text:p>
          </table:table-cell>
          <table:table-cell office:value-type="float" office:value="192.14">
            <text:p>192.14</text:p>
          </table:table-cell>
          <table:table-cell table:formula="of:=[.H206]/[.A206]" office:value-type="float" office:value="1">
            <text:p>1</text:p>
          </table:table-cell>
          <table:table-cell office:value-type="float" office:value="197.11">
            <text:p>197.11</text:p>
          </table:table-cell>
          <table:table-cell table:formula="of:=[.J206]/[.A206]" office:value-type="float" office:value="1.02586655563652">
            <text:p>1.03</text:p>
          </table:table-cell>
          <table:table-cell table:number-columns-repeated="5"/>
        </table:table-row>
        <table:table-row table:style-name="ro1">
          <table:table-cell office:value-type="float" office:value="110.25">
            <text:p>110.25</text:p>
          </table:table-cell>
          <table:table-cell office:value-type="float" office:value="137.77">
            <text:p>137.77</text:p>
          </table:table-cell>
          <table:table-cell table:formula="of:=[.B207]/[.A207]" office:value-type="float" office:value="1.24961451247166">
            <text:p>1.25</text:p>
          </table:table-cell>
          <table:table-cell office:value-type="float" office:value="111.43">
            <text:p>111.43</text:p>
          </table:table-cell>
          <table:table-cell table:formula="of:=[.D207]/[.A207]" office:value-type="float" office:value="1.01070294784581">
            <text:p>1.01</text:p>
          </table:table-cell>
          <table:table-cell office:value-type="float" office:value="110.25">
            <text:p>110.25</text:p>
          </table:table-cell>
          <table:table-cell table:formula="of:=[.F207]/[.A207]" office:value-type="float" office:value="1">
            <text:p>1</text:p>
          </table:table-cell>
          <table:table-cell office:value-type="float" office:value="120.8">
            <text:p>120.8</text:p>
          </table:table-cell>
          <table:table-cell table:formula="of:=[.H207]/[.A207]" office:value-type="float" office:value="1.09569160997732">
            <text:p>1.1</text:p>
          </table:table-cell>
          <table:table-cell office:value-type="float" office:value="111.43">
            <text:p>111.43</text:p>
          </table:table-cell>
          <table:table-cell table:formula="of:=[.J207]/[.A207]" office:value-type="float" office:value="1.01070294784581">
            <text:p>1.01</text:p>
          </table:table-cell>
          <table:table-cell table:number-columns-repeated="5"/>
        </table:table-row>
        <table:table-row table:style-name="ro1">
          <table:table-cell office:value-type="float" office:value="143.41">
            <text:p>143.41</text:p>
          </table:table-cell>
          <table:table-cell office:value-type="float" office:value="152.82">
            <text:p>152.82</text:p>
          </table:table-cell>
          <table:table-cell table:formula="of:=[.B208]/[.A208]" office:value-type="float" office:value="1.06561606582526">
            <text:p>1.07</text:p>
          </table:table-cell>
          <table:table-cell office:value-type="float" office:value="145.65">
            <text:p>145.65</text:p>
          </table:table-cell>
          <table:table-cell table:formula="of:=[.D208]/[.A208]" office:value-type="float" office:value="1.01561955233247">
            <text:p>1.02</text:p>
          </table:table-cell>
          <table:table-cell office:value-type="float" office:value="143.41">
            <text:p>143.41</text:p>
          </table:table-cell>
          <table:table-cell table:formula="of:=[.F208]/[.A208]" office:value-type="float" office:value="1">
            <text:p>1</text:p>
          </table:table-cell>
          <table:table-cell office:value-type="float" office:value="143.41">
            <text:p>143.41</text:p>
          </table:table-cell>
          <table:table-cell table:formula="of:=[.H208]/[.A208]" office:value-type="float" office:value="1">
            <text:p>1</text:p>
          </table:table-cell>
          <table:table-cell office:value-type="float" office:value="143.41">
            <text:p>143.41</text:p>
          </table:table-cell>
          <table:table-cell table:formula="of:=[.J208]/[.A2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.5">
            <text:p>103.5</text:p>
          </table:table-cell>
          <table:table-cell office:value-type="float" office:value="139.2">
            <text:p>139.2</text:p>
          </table:table-cell>
          <table:table-cell table:formula="of:=[.B209]/[.A209]" office:value-type="float" office:value="1.34492753623188">
            <text:p>1.34</text:p>
          </table:table-cell>
          <table:table-cell office:value-type="float" office:value="105.15">
            <text:p>105.15</text:p>
          </table:table-cell>
          <table:table-cell table:formula="of:=[.D209]/[.A209]" office:value-type="float" office:value="1.01594202898551">
            <text:p>1.02</text:p>
          </table:table-cell>
          <table:table-cell office:value-type="float" office:value="103.5">
            <text:p>103.5</text:p>
          </table:table-cell>
          <table:table-cell table:formula="of:=[.F209]/[.A209]" office:value-type="float" office:value="1">
            <text:p>1</text:p>
          </table:table-cell>
          <table:table-cell office:value-type="float" office:value="105.15">
            <text:p>105.15</text:p>
          </table:table-cell>
          <table:table-cell table:formula="of:=[.H209]/[.A209]" office:value-type="float" office:value="1.01594202898551">
            <text:p>1.02</text:p>
          </table:table-cell>
          <table:table-cell office:value-type="float" office:value="105.15">
            <text:p>105.15</text:p>
          </table:table-cell>
          <table:table-cell table:formula="of:=[.J209]/[.A209]" office:value-type="float" office:value="1.01594202898551">
            <text:p>1.02</text:p>
          </table:table-cell>
          <table:table-cell table:number-columns-repeated="5"/>
        </table:table-row>
        <table:table-row table:style-name="ro1">
          <table:table-cell office:value-type="float" office:value="110.77">
            <text:p>110.77</text:p>
          </table:table-cell>
          <table:table-cell office:value-type="float" office:value="138.18">
            <text:p>138.18</text:p>
          </table:table-cell>
          <table:table-cell table:formula="of:=[.B210]/[.A210]" office:value-type="float" office:value="1.2474496704884">
            <text:p>1.25</text:p>
          </table:table-cell>
          <table:table-cell office:value-type="float" office:value="113.01">
            <text:p>113.01</text:p>
          </table:table-cell>
          <table:table-cell table:formula="of:=[.D210]/[.A210]" office:value-type="float" office:value="1.0202220817911">
            <text:p>1.02</text:p>
          </table:table-cell>
          <table:table-cell office:value-type="float" office:value="110.77">
            <text:p>110.77</text:p>
          </table:table-cell>
          <table:table-cell table:formula="of:=[.F210]/[.A210]" office:value-type="float" office:value="1">
            <text:p>1</text:p>
          </table:table-cell>
          <table:table-cell office:value-type="float" office:value="138.18">
            <text:p>138.18</text:p>
          </table:table-cell>
          <table:table-cell table:formula="of:=[.H210]/[.A210]" office:value-type="float" office:value="1.2474496704884">
            <text:p>1.25</text:p>
          </table:table-cell>
          <table:table-cell office:value-type="float" office:value="114.28">
            <text:p>114.28</text:p>
          </table:table-cell>
          <table:table-cell table:formula="of:=[.J210]/[.A210]" office:value-type="float" office:value="1.03168727994944">
            <text:p>1.03</text:p>
          </table:table-cell>
          <table:table-cell table:number-columns-repeated="5"/>
        </table:table-row>
        <table:table-row table:style-name="ro1">
          <table:table-cell office:value-type="float" office:value="53.36">
            <text:p>53.36</text:p>
          </table:table-cell>
          <table:table-cell office:value-type="float" office:value="62.77">
            <text:p>62.77</text:p>
          </table:table-cell>
          <table:table-cell table:formula="of:=[.B211]/[.A211]" office:value-type="float" office:value="1.17634932533733">
            <text:p>1.18</text:p>
          </table:table-cell>
          <table:table-cell office:value-type="float" office:value="54.53">
            <text:p>54.53</text:p>
          </table:table-cell>
          <table:table-cell table:formula="of:=[.D211]/[.A211]" office:value-type="float" office:value="1.02192653673163">
            <text:p>1.02</text:p>
          </table:table-cell>
          <table:table-cell office:value-type="float" office:value="53.36">
            <text:p>53.36</text:p>
          </table:table-cell>
          <table:table-cell table:formula="of:=[.F211]/[.A211]" office:value-type="float" office:value="1">
            <text:p>1</text:p>
          </table:table-cell>
          <table:table-cell office:value-type="float" office:value="62.77">
            <text:p>62.77</text:p>
          </table:table-cell>
          <table:table-cell table:formula="of:=[.H211]/[.A211]" office:value-type="float" office:value="1.17634932533733">
            <text:p>1.18</text:p>
          </table:table-cell>
          <table:table-cell office:value-type="float" office:value="54.53">
            <text:p>54.53</text:p>
          </table:table-cell>
          <table:table-cell table:formula="of:=[.J211]/[.A211]" office:value-type="float" office:value="1.02192653673163">
            <text:p>1.02</text:p>
          </table:table-cell>
          <table:table-cell table:number-columns-repeated="5"/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55.07">
            <text:p>55.07</text:p>
          </table:table-cell>
          <table:table-cell table:formula="of:=[.B212]/[.A212]" office:value-type="float" office:value="1.14968684759917">
            <text:p>1.15</text:p>
          </table:table-cell>
          <table:table-cell office:value-type="float" office:value="49.07">
            <text:p>49.07</text:p>
          </table:table-cell>
          <table:table-cell table:formula="of:=[.D212]/[.A212]" office:value-type="float" office:value="1.02442588726514">
            <text:p>1.02</text:p>
          </table:table-cell>
          <table:table-cell office:value-type="float" office:value="47.9">
            <text:p>47.9</text:p>
          </table:table-cell>
          <table:table-cell table:formula="of:=[.F212]/[.A212]" office:value-type="float" office:value="1">
            <text:p>1</text:p>
          </table:table-cell>
          <table:table-cell office:value-type="float" office:value="55.07">
            <text:p>55.07</text:p>
          </table:table-cell>
          <table:table-cell table:formula="of:=[.H212]/[.A212]" office:value-type="float" office:value="1.14968684759917">
            <text:p>1.15</text:p>
          </table:table-cell>
          <table:table-cell office:value-type="float" office:value="49.07">
            <text:p>49.07</text:p>
          </table:table-cell>
          <table:table-cell table:formula="of:=[.J212]/[.A212]" office:value-type="float" office:value="1.02442588726514">
            <text:p>1.02</text:p>
          </table:table-cell>
          <table:table-cell table:number-columns-repeated="5"/>
        </table:table-row>
        <table:table-row table:style-name="ro1">
          <table:table-cell office:value-type="float" office:value="113.4">
            <text:p>113.4</text:p>
          </table:table-cell>
          <table:table-cell office:value-type="float" office:value="123.25">
            <text:p>123.25</text:p>
          </table:table-cell>
          <table:table-cell table:formula="of:=[.B213]/[.A213]" office:value-type="float" office:value="1.086860670194">
            <text:p>1.09</text:p>
          </table:table-cell>
          <table:table-cell office:value-type="float" office:value="116.57">
            <text:p>116.57</text:p>
          </table:table-cell>
          <table:table-cell table:formula="of:=[.D213]/[.A213]" office:value-type="float" office:value="1.02795414462081">
            <text:p>1.03</text:p>
          </table:table-cell>
          <table:table-cell office:value-type="float" office:value="113.4">
            <text:p>113.4</text:p>
          </table:table-cell>
          <table:table-cell table:formula="of:=[.F213]/[.A213]" office:value-type="float" office:value="1">
            <text:p>1</text:p>
          </table:table-cell>
          <table:table-cell office:value-type="float" office:value="123.25">
            <text:p>123.25</text:p>
          </table:table-cell>
          <table:table-cell table:formula="of:=[.H213]/[.A213]" office:value-type="float" office:value="1.086860670194">
            <text:p>1.09</text:p>
          </table:table-cell>
          <table:table-cell office:value-type="float" office:value="113.4">
            <text:p>113.4</text:p>
          </table:table-cell>
          <table:table-cell table:formula="of:=[.J213]/[.A2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0.15">
            <text:p>120.15</text:p>
          </table:table-cell>
          <table:table-cell office:value-type="float" office:value="156.74">
            <text:p>156.74</text:p>
          </table:table-cell>
          <table:table-cell table:formula="of:=[.B214]/[.A214]" office:value-type="float" office:value="1.30453599667083">
            <text:p>1.3</text:p>
          </table:table-cell>
          <table:table-cell office:value-type="float" office:value="127.95">
            <text:p>127.95</text:p>
          </table:table-cell>
          <table:table-cell table:formula="of:=[.D214]/[.A214]" office:value-type="float" office:value="1.06491885143571">
            <text:p>1.06</text:p>
          </table:table-cell>
          <table:table-cell office:value-type="float" office:value="120.15">
            <text:p>120.15</text:p>
          </table:table-cell>
          <table:table-cell table:formula="of:=[.F214]/[.A214]" office:value-type="float" office:value="1">
            <text:p>1</text:p>
          </table:table-cell>
          <table:table-cell office:value-type="float" office:value="132.64">
            <text:p>132.64</text:p>
          </table:table-cell>
          <table:table-cell table:formula="of:=[.H214]/[.A214]" office:value-type="float" office:value="1.10395339159384">
            <text:p>1.1</text:p>
          </table:table-cell>
          <table:table-cell office:value-type="float" office:value="127.95">
            <text:p>127.95</text:p>
          </table:table-cell>
          <table:table-cell table:formula="of:=[.J214]/[.A214]" office:value-type="float" office:value="1.06491885143571">
            <text:p>1.06</text:p>
          </table:table-cell>
          <table:table-cell table:number-columns-repeated="5"/>
        </table:table-row>
        <table:table-row table:style-name="ro1">
          <table:table-cell office:value-type="float" office:value="53.21">
            <text:p>53.21</text:p>
          </table:table-cell>
          <table:table-cell office:value-type="float" office:value="94.77">
            <text:p>94.77</text:p>
          </table:table-cell>
          <table:table-cell table:formula="of:=[.B215]/[.A215]" office:value-type="float" office:value="1.78105619244503">
            <text:p>1.78</text:p>
          </table:table-cell>
          <table:table-cell office:value-type="float" office:value="56.87">
            <text:p>56.87</text:p>
          </table:table-cell>
          <table:table-cell table:formula="of:=[.D215]/[.A215]" office:value-type="float" office:value="1.06878406314603">
            <text:p>1.07</text:p>
          </table:table-cell>
          <table:table-cell office:value-type="float" office:value="53.21">
            <text:p>53.21</text:p>
          </table:table-cell>
          <table:table-cell table:formula="of:=[.F215]/[.A215]" office:value-type="float" office:value="1">
            <text:p>1</text:p>
          </table:table-cell>
          <table:table-cell office:value-type="float" office:value="53.21">
            <text:p>53.21</text:p>
          </table:table-cell>
          <table:table-cell table:formula="of:=[.H215]/[.A215]" office:value-type="float" office:value="1">
            <text:p>1</text:p>
          </table:table-cell>
          <table:table-cell office:value-type="float" office:value="53.21">
            <text:p>53.21</text:p>
          </table:table-cell>
          <table:table-cell table:formula="of:=[.J215]/[.A2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0.41">
            <text:p>130.41</text:p>
          </table:table-cell>
          <table:table-cell office:value-type="float" office:value="158.75">
            <text:p>158.75</text:p>
          </table:table-cell>
          <table:table-cell table:formula="of:=[.B216]/[.A216]" office:value-type="float" office:value="1.21731462311172">
            <text:p>1.22</text:p>
          </table:table-cell>
          <table:table-cell office:value-type="float" office:value="139.78">
            <text:p>139.78</text:p>
          </table:table-cell>
          <table:table-cell table:formula="of:=[.D216]/[.A216]" office:value-type="float" office:value="1.07185031822713">
            <text:p>1.07</text:p>
          </table:table-cell>
          <table:table-cell office:value-type="float" office:value="130.41">
            <text:p>130.41</text:p>
          </table:table-cell>
          <table:table-cell table:formula="of:=[.F216]/[.A216]" office:value-type="float" office:value="1">
            <text:p>1</text:p>
          </table:table-cell>
          <table:table-cell office:value-type="float" office:value="139.78">
            <text:p>139.78</text:p>
          </table:table-cell>
          <table:table-cell table:formula="of:=[.H216]/[.A216]" office:value-type="float" office:value="1.07185031822713">
            <text:p>1.07</text:p>
          </table:table-cell>
          <table:table-cell office:value-type="float" office:value="139.78">
            <text:p>139.78</text:p>
          </table:table-cell>
          <table:table-cell table:formula="of:=[.J216]/[.A216]" office:value-type="float" office:value="1.07185031822713">
            <text:p>1.07</text:p>
          </table:table-cell>
          <table:table-cell table:number-columns-repeated="5"/>
        </table:table-row>
        <table:table-row table:style-name="ro1">
          <table:table-cell office:value-type="float" office:value="36.24">
            <text:p>36.24</text:p>
          </table:table-cell>
          <table:table-cell office:value-type="float" office:value="47.66">
            <text:p>47.66</text:p>
          </table:table-cell>
          <table:table-cell table:formula="of:=[.B217]/[.A217]" office:value-type="float" office:value="1.31512141280353">
            <text:p>1.32</text:p>
          </table:table-cell>
          <table:table-cell office:value-type="float" office:value="39.31">
            <text:p>39.31</text:p>
          </table:table-cell>
          <table:table-cell table:formula="of:=[.D217]/[.A217]" office:value-type="float" office:value="1.08471302428256">
            <text:p>1.08</text:p>
          </table:table-cell>
          <table:table-cell office:value-type="float" office:value="36.24">
            <text:p>36.24</text:p>
          </table:table-cell>
          <table:table-cell table:formula="of:=[.F217]/[.A217]" office:value-type="float" office:value="1">
            <text:p>1</text:p>
          </table:table-cell>
          <table:table-cell office:value-type="float" office:value="47.66">
            <text:p>47.66</text:p>
          </table:table-cell>
          <table:table-cell table:formula="of:=[.H217]/[.A217]" office:value-type="float" office:value="1.31512141280353">
            <text:p>1.32</text:p>
          </table:table-cell>
          <table:table-cell office:value-type="float" office:value="36.24">
            <text:p>36.24</text:p>
          </table:table-cell>
          <table:table-cell table:formula="of:=[.J217]/[.A2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3.49">
            <text:p>93.49</text:p>
          </table:table-cell>
          <table:table-cell office:value-type="float" office:value="113.63">
            <text:p>113.63</text:p>
          </table:table-cell>
          <table:table-cell table:formula="of:=[.B218]/[.A218]" office:value-type="float" office:value="1.21542410953043">
            <text:p>1.22</text:p>
          </table:table-cell>
          <table:table-cell office:value-type="float" office:value="103.38">
            <text:p>103.38</text:p>
          </table:table-cell>
          <table:table-cell table:formula="of:=[.D218]/[.A218]" office:value-type="float" office:value="1.1057867151567">
            <text:p>1.11</text:p>
          </table:table-cell>
          <table:table-cell office:value-type="float" office:value="93.49">
            <text:p>93.49</text:p>
          </table:table-cell>
          <table:table-cell table:formula="of:=[.F218]/[.A218]" office:value-type="float" office:value="1">
            <text:p>1</text:p>
          </table:table-cell>
          <table:table-cell office:value-type="float" office:value="94.07">
            <text:p>94.07</text:p>
          </table:table-cell>
          <table:table-cell table:formula="of:=[.H218]/[.A218]" office:value-type="float" office:value="1.00620387207188">
            <text:p>1.01</text:p>
          </table:table-cell>
          <table:table-cell office:value-type="float" office:value="94.07">
            <text:p>94.07</text:p>
          </table:table-cell>
          <table:table-cell table:formula="of:=[.J218]/[.A218]" office:value-type="float" office:value="1.00620387207188">
            <text:p>1.01</text:p>
          </table:table-cell>
          <table:table-cell table:number-columns-repeated="5"/>
        </table:table-row>
        <table:table-row table:style-name="ro1">
          <table:table-cell office:value-type="float" office:value="22.83">
            <text:p>22.83</text:p>
          </table:table-cell>
          <table:table-cell office:value-type="float" office:value="35.31">
            <text:p>35.31</text:p>
          </table:table-cell>
          <table:table-cell table:formula="of:=[.B219]/[.A219]" office:value-type="float" office:value="1.54664914586071">
            <text:p>1.55</text:p>
          </table:table-cell>
          <table:table-cell office:value-type="float" office:value="29.66">
            <text:p>29.66</text:p>
          </table:table-cell>
          <table:table-cell table:formula="of:=[.D219]/[.A219]" office:value-type="float" office:value="1.29916776171704">
            <text:p>1.3</text:p>
          </table:table-cell>
          <table:table-cell office:value-type="float" office:value="22.83">
            <text:p>22.83</text:p>
          </table:table-cell>
          <table:table-cell table:formula="of:=[.F219]/[.A219]" office:value-type="float" office:value="1">
            <text:p>1</text:p>
          </table:table-cell>
          <table:table-cell office:value-type="float" office:value="35.31">
            <text:p>35.31</text:p>
          </table:table-cell>
          <table:table-cell table:formula="of:=[.H219]/[.A219]" office:value-type="float" office:value="1.54664914586071">
            <text:p>1.55</text:p>
          </table:table-cell>
          <table:table-cell office:value-type="float" office:value="29.66">
            <text:p>29.66</text:p>
          </table:table-cell>
          <table:table-cell table:formula="of:=[.J219]/[.A219]" office:value-type="float" office:value="1.29916776171704">
            <text:p>1.3</text:p>
          </table:table-cell>
          <table:table-cell table:number-columns-repeated="5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8">
            <text:p>8</text:p>
          </table:table-cell>
          <table:table-cell table:formula="of:=[.B220]/[.A220]" office:value-type="float" office:value="2.34604105571847">
            <text:p>2.35</text:p>
          </table:table-cell>
          <table:table-cell office:value-type="float" office:value="7.41">
            <text:p>7.41</text:p>
          </table:table-cell>
          <table:table-cell table:formula="of:=[.D220]/[.A220]" office:value-type="float" office:value="2.17302052785924">
            <text:p>2.17</text:p>
          </table:table-cell>
          <table:table-cell office:value-type="float" office:value="3.41">
            <text:p>3.41</text:p>
          </table:table-cell>
          <table:table-cell table:formula="of:=[.F220]/[.A220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H220]/[.A220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J220]/[.A2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9.65">
            <text:p>339.65</text:p>
          </table:table-cell>
          <table:table-cell office:value-type="float" office:value="346.82">
            <text:p>346.82</text:p>
          </table:table-cell>
          <table:table-cell table:formula="of:=[.B221]/[.A221]" office:value-type="float" office:value="1.02110996614162">
            <text:p>1.02</text:p>
          </table:table-cell>
          <table:table-cell office:value-type="float" office:value="340.58">
            <text:p>340.58</text:p>
          </table:table-cell>
          <table:table-cell table:formula="of:=[.D221]/[.A221]" office:value-type="float" office:value="1.00273811276314">
            <text:p>1</text:p>
          </table:table-cell>
          <table:table-cell office:value-type="float" office:value="339.99">
            <text:p>339.99</text:p>
          </table:table-cell>
          <table:table-cell table:formula="of:=[.F221]/[.A221]" office:value-type="float" office:value="1.00100103047255">
            <text:p>1</text:p>
          </table:table-cell>
          <table:table-cell office:value-type="float" office:value="346.82">
            <text:p>346.82</text:p>
          </table:table-cell>
          <table:table-cell table:formula="of:=[.H221]/[.A221]" office:value-type="float" office:value="1.02110996614162">
            <text:p>1.02</text:p>
          </table:table-cell>
          <table:table-cell office:value-type="float" office:value="340.58">
            <text:p>340.58</text:p>
          </table:table-cell>
          <table:table-cell table:formula="of:=[.J221]/[.A221]" office:value-type="float" office:value="1.00273811276314">
            <text:p>1</text:p>
          </table:table-cell>
          <table:table-cell table:number-columns-repeated="5"/>
        </table:table-row>
        <table:table-row table:style-name="ro1">
          <table:table-cell office:value-type="float" office:value="302.91">
            <text:p>302.91</text:p>
          </table:table-cell>
          <table:table-cell office:value-type="float" office:value="309.5">
            <text:p>309.5</text:p>
          </table:table-cell>
          <table:table-cell table:formula="of:=[.B222]/[.A222]" office:value-type="float" office:value="1.02175563698788">
            <text:p>1.02</text:p>
          </table:table-cell>
          <table:table-cell office:value-type="float" office:value="303.74">
            <text:p>303.74</text:p>
          </table:table-cell>
          <table:table-cell table:formula="of:=[.D222]/[.A222]" office:value-type="float" office:value="1.00274008781486">
            <text:p>1</text:p>
          </table:table-cell>
          <table:table-cell office:value-type="float" office:value="303.25">
            <text:p>303.25</text:p>
          </table:table-cell>
          <table:table-cell table:formula="of:=[.F222]/[.A222]" office:value-type="float" office:value="1.00112244561091">
            <text:p>1</text:p>
          </table:table-cell>
          <table:table-cell office:value-type="float" office:value="309.5">
            <text:p>309.5</text:p>
          </table:table-cell>
          <table:table-cell table:formula="of:=[.H222]/[.A222]" office:value-type="float" office:value="1.02175563698788">
            <text:p>1.02</text:p>
          </table:table-cell>
          <table:table-cell office:value-type="float" office:value="303.74">
            <text:p>303.74</text:p>
          </table:table-cell>
          <table:table-cell table:formula="of:=[.J222]/[.A222]" office:value-type="float" office:value="1.00274008781486">
            <text:p>1</text:p>
          </table:table-cell>
          <table:table-cell table:number-columns-repeated="5"/>
        </table:table-row>
        <table:table-row table:style-name="ro1">
          <table:table-cell office:value-type="float" office:value="260.1">
            <text:p>260.1</text:p>
          </table:table-cell>
          <table:table-cell office:value-type="float" office:value="265.85">
            <text:p>265.85</text:p>
          </table:table-cell>
          <table:table-cell table:formula="of:=[.B223]/[.A223]" office:value-type="float" office:value="1.02210688196847">
            <text:p>1.02</text:p>
          </table:table-cell>
          <table:table-cell office:value-type="float" office:value="260.1">
            <text:p>260.1</text:p>
          </table:table-cell>
          <table:table-cell table:formula="of:=[.D223]/[.A223]" office:value-type="float" office:value="1">
            <text:p>1</text:p>
          </table:table-cell>
          <table:table-cell office:value-type="float" office:value="260.44">
            <text:p>260.44</text:p>
          </table:table-cell>
          <table:table-cell table:formula="of:=[.F223]/[.A223]" office:value-type="float" office:value="1.00130718954248">
            <text:p>1</text:p>
          </table:table-cell>
          <table:table-cell office:value-type="float" office:value="265.85">
            <text:p>265.85</text:p>
          </table:table-cell>
          <table:table-cell table:formula="of:=[.H223]/[.A223]" office:value-type="float" office:value="1.02210688196847">
            <text:p>1.02</text:p>
          </table:table-cell>
          <table:table-cell office:value-type="float" office:value="260.1">
            <text:p>260.1</text:p>
          </table:table-cell>
          <table:table-cell table:formula="of:=[.J223]/[.A2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0.61">
            <text:p>390.61</text:p>
          </table:table-cell>
          <table:table-cell office:value-type="float" office:value="395.92">
            <text:p>395.92</text:p>
          </table:table-cell>
          <table:table-cell table:formula="of:=[.B224]/[.A224]" office:value-type="float" office:value="1.01359412201429">
            <text:p>1.01</text:p>
          </table:table-cell>
          <table:table-cell office:value-type="float" office:value="393.44">
            <text:p>393.44</text:p>
          </table:table-cell>
          <table:table-cell table:formula="of:=[.D224]/[.A224]" office:value-type="float" office:value="1.007245078211">
            <text:p>1.01</text:p>
          </table:table-cell>
          <table:table-cell office:value-type="float" office:value="391.2">
            <text:p>391.2</text:p>
          </table:table-cell>
          <table:table-cell table:formula="of:=[.F224]/[.A224]" office:value-type="float" office:value="1.00151045800159">
            <text:p>1</text:p>
          </table:table-cell>
          <table:table-cell office:value-type="float" office:value="395.92">
            <text:p>395.92</text:p>
          </table:table-cell>
          <table:table-cell table:formula="of:=[.H224]/[.A224]" office:value-type="float" office:value="1.01359412201429">
            <text:p>1.01</text:p>
          </table:table-cell>
          <table:table-cell office:value-type="float" office:value="392.85">
            <text:p>392.85</text:p>
          </table:table-cell>
          <table:table-cell table:formula="of:=[.J224]/[.A224]" office:value-type="float" office:value="1.00573462020942">
            <text:p>1.01</text:p>
          </table:table-cell>
          <table:table-cell table:number-columns-repeated="5"/>
        </table:table-row>
        <table:table-row table:style-name="ro1">
          <table:table-cell office:value-type="float" office:value="387.95">
            <text:p>387.95</text:p>
          </table:table-cell>
          <table:table-cell office:value-type="float" office:value="393.85">
            <text:p>393.85</text:p>
          </table:table-cell>
          <table:table-cell table:formula="of:=[.B225]/[.A225]" office:value-type="float" office:value="1.01520814537956">
            <text:p>1.02</text:p>
          </table:table-cell>
          <table:table-cell office:value-type="float" office:value="387.95">
            <text:p>387.95</text:p>
          </table:table-cell>
          <table:table-cell table:formula="of:=[.D225]/[.A225]" office:value-type="float" office:value="1">
            <text:p>1</text:p>
          </table:table-cell>
          <table:table-cell office:value-type="float" office:value="388.54">
            <text:p>388.54</text:p>
          </table:table-cell>
          <table:table-cell table:formula="of:=[.F225]/[.A225]" office:value-type="float" office:value="1.00152081453796">
            <text:p>1</text:p>
          </table:table-cell>
          <table:table-cell office:value-type="float" office:value="387.95">
            <text:p>387.95</text:p>
          </table:table-cell>
          <table:table-cell table:formula="of:=[.H225]/[.A225]" office:value-type="float" office:value="1">
            <text:p>1</text:p>
          </table:table-cell>
          <table:table-cell office:value-type="float" office:value="388.54">
            <text:p>388.54</text:p>
          </table:table-cell>
          <table:table-cell table:formula="of:=[.J225]/[.A225]" office:value-type="float" office:value="1.00152081453796">
            <text:p>1</text:p>
          </table:table-cell>
          <table:table-cell table:number-columns-repeated="5"/>
        </table:table-row>
        <table:table-row table:style-name="ro1">
          <table:table-cell office:value-type="float" office:value="207.29">
            <text:p>207.29</text:p>
          </table:table-cell>
          <table:table-cell office:value-type="float" office:value="217.74">
            <text:p>217.74</text:p>
          </table:table-cell>
          <table:table-cell table:formula="of:=[.B226]/[.A226]" office:value-type="float" office:value="1.05041246562786">
            <text:p>1.05</text:p>
          </table:table-cell>
          <table:table-cell office:value-type="float" office:value="208.22">
            <text:p>208.22</text:p>
          </table:table-cell>
          <table:table-cell table:formula="of:=[.D226]/[.A226]" office:value-type="float" office:value="1.00448646823291">
            <text:p>1</text:p>
          </table:table-cell>
          <table:table-cell office:value-type="float" office:value="207.63">
            <text:p>207.63</text:p>
          </table:table-cell>
          <table:table-cell table:formula="of:=[.F226]/[.A226]" office:value-type="float" office:value="1.00164021419268">
            <text:p>1</text:p>
          </table:table-cell>
          <table:table-cell office:value-type="float" office:value="210.81">
            <text:p>210.81</text:p>
          </table:table-cell>
          <table:table-cell table:formula="of:=[.H226]/[.A226]" office:value-type="float" office:value="1.0169810410536">
            <text:p>1.02</text:p>
          </table:table-cell>
          <table:table-cell office:value-type="float" office:value="207.05">
            <text:p>207.05</text:p>
          </table:table-cell>
          <table:table-cell table:formula="of:=[.J226]/[.A226]" office:value-type="float" office:value="0.998842201746346">
            <text:p>1</text:p>
          </table:table-cell>
          <table:table-cell table:number-columns-repeated="5"/>
        </table:table-row>
        <table:table-row table:style-name="ro1">
          <table:table-cell office:value-type="float" office:value="218.41">
            <text:p>218.41</text:p>
          </table:table-cell>
          <table:table-cell office:value-type="float" office:value="223.34">
            <text:p>223.34</text:p>
          </table:table-cell>
          <table:table-cell table:formula="of:=[.B227]/[.A227]" office:value-type="float" office:value="1.0225722265464">
            <text:p>1.02</text:p>
          </table:table-cell>
          <table:table-cell office:value-type="float" office:value="219.92">
            <text:p>219.92</text:p>
          </table:table-cell>
          <table:table-cell table:formula="of:=[.D227]/[.A227]" office:value-type="float" office:value="1.00691360285701">
            <text:p>1.01</text:p>
          </table:table-cell>
          <table:table-cell office:value-type="float" office:value="218.79">
            <text:p>218.79</text:p>
          </table:table-cell>
          <table:table-cell table:formula="of:=[.F227]/[.A227]" office:value-type="float" office:value="1.0017398470766">
            <text:p>1</text:p>
          </table:table-cell>
          <table:table-cell office:value-type="float" office:value="220.51">
            <text:p>220.51</text:p>
          </table:table-cell>
          <table:table-cell table:formula="of:=[.H227]/[.A227]" office:value-type="float" office:value="1.00961494437068">
            <text:p>1.01</text:p>
          </table:table-cell>
          <table:table-cell office:value-type="float" office:value="220.51">
            <text:p>220.51</text:p>
          </table:table-cell>
          <table:table-cell table:formula="of:=[.J227]/[.A227]" office:value-type="float" office:value="1.00961494437068">
            <text:p>1.01</text:p>
          </table:table-cell>
          <table:table-cell table:number-columns-repeated="5"/>
        </table:table-row>
        <table:table-row table:style-name="ro1">
          <table:table-cell office:value-type="float" office:value="330.91">
            <text:p>330.91</text:p>
          </table:table-cell>
          <table:table-cell office:value-type="float" office:value="352.08">
            <text:p>352.08</text:p>
          </table:table-cell>
          <table:table-cell table:formula="of:=[.B228]/[.A228]" office:value-type="float" office:value="1.06397509896951">
            <text:p>1.06</text:p>
          </table:table-cell>
          <table:table-cell office:value-type="float" office:value="331.49">
            <text:p>331.49</text:p>
          </table:table-cell>
          <table:table-cell table:formula="of:=[.D228]/[.A228]" office:value-type="float" office:value="1.00175274243752">
            <text:p>1</text:p>
          </table:table-cell>
          <table:table-cell office:value-type="float" office:value="331.49">
            <text:p>331.49</text:p>
          </table:table-cell>
          <table:table-cell table:formula="of:=[.F228]/[.A228]" office:value-type="float" office:value="1.00175274243752">
            <text:p>1</text:p>
          </table:table-cell>
          <table:table-cell office:value-type="float" office:value="344.32">
            <text:p>344.32</text:p>
          </table:table-cell>
          <table:table-cell table:formula="of:=[.H228]/[.A228]" office:value-type="float" office:value="1.04052461394337">
            <text:p>1.04</text:p>
          </table:table-cell>
          <table:table-cell office:value-type="float" office:value="331.49">
            <text:p>331.49</text:p>
          </table:table-cell>
          <table:table-cell table:formula="of:=[.J228]/[.A228]" office:value-type="float" office:value="1.00175274243752">
            <text:p>1</text:p>
          </table:table-cell>
          <table:table-cell table:number-columns-repeated="5"/>
        </table:table-row>
        <table:table-row table:style-name="ro1">
          <table:table-cell office:value-type="float" office:value="318.57">
            <text:p>318.57</text:p>
          </table:table-cell>
          <table:table-cell office:value-type="float" office:value="326.91">
            <text:p>326.91</text:p>
          </table:table-cell>
          <table:table-cell table:formula="of:=[.B229]/[.A229]" office:value-type="float" office:value="1.02617948959412">
            <text:p>1.03</text:p>
          </table:table-cell>
          <table:table-cell office:value-type="float" office:value="318.57">
            <text:p>318.57</text:p>
          </table:table-cell>
          <table:table-cell table:formula="of:=[.D229]/[.A229]" office:value-type="float" office:value="1">
            <text:p>1</text:p>
          </table:table-cell>
          <table:table-cell office:value-type="float" office:value="319.15">
            <text:p>319.15</text:p>
          </table:table-cell>
          <table:table-cell table:formula="of:=[.F229]/[.A229]" office:value-type="float" office:value="1.00182063596698">
            <text:p>1</text:p>
          </table:table-cell>
          <table:table-cell office:value-type="float" office:value="318.57">
            <text:p>318.57</text:p>
          </table:table-cell>
          <table:table-cell table:formula="of:=[.H229]/[.A229]" office:value-type="float" office:value="1">
            <text:p>1</text:p>
          </table:table-cell>
          <table:table-cell office:value-type="float" office:value="318.57">
            <text:p>318.57</text:p>
          </table:table-cell>
          <table:table-cell table:formula="of:=[.J229]/[.A2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9.33">
            <text:p>309.33</text:p>
          </table:table-cell>
          <table:table-cell office:value-type="float" office:value="314.98">
            <text:p>314.98</text:p>
          </table:table-cell>
          <table:table-cell table:formula="of:=[.B230]/[.A230]" office:value-type="float" office:value="1.01826528303107">
            <text:p>1.02</text:p>
          </table:table-cell>
          <table:table-cell office:value-type="float" office:value="309.91">
            <text:p>309.91</text:p>
          </table:table-cell>
          <table:table-cell table:formula="of:=[.D230]/[.A230]" office:value-type="float" office:value="1.00187502020496">
            <text:p>1</text:p>
          </table:table-cell>
          <table:table-cell office:value-type="float" office:value="309.91">
            <text:p>309.91</text:p>
          </table:table-cell>
          <table:table-cell table:formula="of:=[.F230]/[.A230]" office:value-type="float" office:value="1.00187502020496">
            <text:p>1</text:p>
          </table:table-cell>
          <table:table-cell office:value-type="float" office:value="314.98">
            <text:p>314.98</text:p>
          </table:table-cell>
          <table:table-cell table:formula="of:=[.H230]/[.A230]" office:value-type="float" office:value="1.01826528303107">
            <text:p>1.02</text:p>
          </table:table-cell>
          <table:table-cell office:value-type="float" office:value="309.91">
            <text:p>309.91</text:p>
          </table:table-cell>
          <table:table-cell table:formula="of:=[.J230]/[.A230]" office:value-type="float" office:value="1.00187502020496">
            <text:p>1</text:p>
          </table:table-cell>
          <table:table-cell table:number-columns-repeated="5"/>
        </table:table-row>
        <table:table-row table:style-name="ro1">
          <table:table-cell office:value-type="float" office:value="308.19">
            <text:p>308.19</text:p>
          </table:table-cell>
          <table:table-cell office:value-type="float" office:value="318.53">
            <text:p>318.53</text:p>
          </table:table-cell>
          <table:table-cell table:formula="of:=[.B231]/[.A231]" office:value-type="float" office:value="1.03355073169149">
            <text:p>1.03</text:p>
          </table:table-cell>
          <table:table-cell office:value-type="float" office:value="315.36">
            <text:p>315.36</text:p>
          </table:table-cell>
          <table:table-cell table:formula="of:=[.D231]/[.A231]" office:value-type="float" office:value="1.02326486907427">
            <text:p>1.02</text:p>
          </table:table-cell>
          <table:table-cell office:value-type="float" office:value="308.78">
            <text:p>308.78</text:p>
          </table:table-cell>
          <table:table-cell table:formula="of:=[.F231]/[.A231]" office:value-type="float" office:value="1.00191440345242">
            <text:p>1</text:p>
          </table:table-cell>
          <table:table-cell office:value-type="float" office:value="318.53">
            <text:p>318.53</text:p>
          </table:table-cell>
          <table:table-cell table:formula="of:=[.H231]/[.A231]" office:value-type="float" office:value="1.03355073169149">
            <text:p>1.03</text:p>
          </table:table-cell>
          <table:table-cell office:value-type="float" office:value="309.36">
            <text:p>309.36</text:p>
          </table:table-cell>
          <table:table-cell table:formula="of:=[.J231]/[.A231]" office:value-type="float" office:value="1.00379635938869">
            <text:p>1</text:p>
          </table:table-cell>
          <table:table-cell table:number-columns-repeated="5"/>
        </table:table-row>
        <table:table-row table:style-name="ro1">
          <table:table-cell office:value-type="float" office:value="299.17">
            <text:p>299.17</text:p>
          </table:table-cell>
          <table:table-cell office:value-type="float" office:value="313.75">
            <text:p>313.75</text:p>
          </table:table-cell>
          <table:table-cell table:formula="of:=[.B232]/[.A232]" office:value-type="float" office:value="1.04873483303807">
            <text:p>1.05</text:p>
          </table:table-cell>
          <table:table-cell office:value-type="float" office:value="299.75">
            <text:p>299.75</text:p>
          </table:table-cell>
          <table:table-cell table:formula="of:=[.D232]/[.A232]" office:value-type="float" office:value="1.00193869706187">
            <text:p>1</text:p>
          </table:table-cell>
          <table:table-cell office:value-type="float" office:value="299.75">
            <text:p>299.75</text:p>
          </table:table-cell>
          <table:table-cell table:formula="of:=[.F232]/[.A232]" office:value-type="float" office:value="1.00193869706187">
            <text:p>1</text:p>
          </table:table-cell>
          <table:table-cell office:value-type="float" office:value="300.92">
            <text:p>300.92</text:p>
          </table:table-cell>
          <table:table-cell table:formula="of:=[.H232]/[.A232]" office:value-type="float" office:value="1.00584951699703">
            <text:p>1.01</text:p>
          </table:table-cell>
          <table:table-cell office:value-type="float" office:value="299.17">
            <text:p>299.17</text:p>
          </table:table-cell>
          <table:table-cell table:formula="of:=[.J232]/[.A2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6.41">
            <text:p>296.41</text:p>
          </table:table-cell>
          <table:table-cell office:value-type="float" office:value="313.92">
            <text:p>313.92</text:p>
          </table:table-cell>
          <table:table-cell table:formula="of:=[.B233]/[.A233]" office:value-type="float" office:value="1.05907358051348">
            <text:p>1.06</text:p>
          </table:table-cell>
          <table:table-cell office:value-type="float" office:value="296.41">
            <text:p>296.41</text:p>
          </table:table-cell>
          <table:table-cell table:formula="of:=[.D233]/[.A233]" office:value-type="float" office:value="1">
            <text:p>1</text:p>
          </table:table-cell>
          <table:table-cell office:value-type="float" office:value="296.99">
            <text:p>296.99</text:p>
          </table:table-cell>
          <table:table-cell table:formula="of:=[.F233]/[.A233]" office:value-type="float" office:value="1.00195674909753">
            <text:p>1</text:p>
          </table:table-cell>
          <table:table-cell office:value-type="float" office:value="296.41">
            <text:p>296.41</text:p>
          </table:table-cell>
          <table:table-cell table:formula="of:=[.H233]/[.A233]" office:value-type="float" office:value="1">
            <text:p>1</text:p>
          </table:table-cell>
          <table:table-cell office:value-type="float" office:value="296.41">
            <text:p>296.41</text:p>
          </table:table-cell>
          <table:table-cell table:formula="of:=[.J233]/[.A23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2.49">
            <text:p>172.49</text:p>
          </table:table-cell>
          <table:table-cell office:value-type="float" office:value="179.52">
            <text:p>179.52</text:p>
          </table:table-cell>
          <table:table-cell table:formula="of:=[.B234]/[.A234]" office:value-type="float" office:value="1.04075598585425">
            <text:p>1.04</text:p>
          </table:table-cell>
          <table:table-cell office:value-type="float" office:value="172.84">
            <text:p>172.84</text:p>
          </table:table-cell>
          <table:table-cell table:formula="of:=[.D234]/[.A234]" office:value-type="float" office:value="1.00202910313641">
            <text:p>1</text:p>
          </table:table-cell>
          <table:table-cell office:value-type="float" office:value="172.84">
            <text:p>172.84</text:p>
          </table:table-cell>
          <table:table-cell table:formula="of:=[.F234]/[.A234]" office:value-type="float" office:value="1.00202910313641">
            <text:p>1</text:p>
          </table:table-cell>
          <table:table-cell office:value-type="float" office:value="179.52">
            <text:p>179.52</text:p>
          </table:table-cell>
          <table:table-cell table:formula="of:=[.H234]/[.A234]" office:value-type="float" office:value="1.04075598585425">
            <text:p>1.04</text:p>
          </table:table-cell>
          <table:table-cell office:value-type="float" office:value="172.25">
            <text:p>172.25</text:p>
          </table:table-cell>
          <table:table-cell table:formula="of:=[.J234]/[.A234]" office:value-type="float" office:value="0.998608614992173">
            <text:p>1</text:p>
          </table:table-cell>
          <table:table-cell table:number-columns-repeated="5"/>
        </table:table-row>
        <table:table-row table:style-name="ro1">
          <table:table-cell office:value-type="float" office:value="270.15">
            <text:p>270.15</text:p>
          </table:table-cell>
          <table:table-cell office:value-type="float" office:value="278.4">
            <text:p>278.4</text:p>
          </table:table-cell>
          <table:table-cell table:formula="of:=[.B235]/[.A235]" office:value-type="float" office:value="1.0305385896724">
            <text:p>1.03</text:p>
          </table:table-cell>
          <table:table-cell office:value-type="float" office:value="270.74">
            <text:p>270.74</text:p>
          </table:table-cell>
          <table:table-cell table:formula="of:=[.D235]/[.A235]" office:value-type="float" office:value="1.00218397186748">
            <text:p>1</text:p>
          </table:table-cell>
          <table:table-cell office:value-type="float" office:value="270.74">
            <text:p>270.74</text:p>
          </table:table-cell>
          <table:table-cell table:formula="of:=[.F235]/[.A235]" office:value-type="float" office:value="1.00218397186748">
            <text:p>1</text:p>
          </table:table-cell>
          <table:table-cell office:value-type="float" office:value="270.15">
            <text:p>270.15</text:p>
          </table:table-cell>
          <table:table-cell table:formula="of:=[.H235]/[.A235]" office:value-type="float" office:value="1">
            <text:p>1</text:p>
          </table:table-cell>
          <table:table-cell office:value-type="float" office:value="270.15">
            <text:p>270.15</text:p>
          </table:table-cell>
          <table:table-cell table:formula="of:=[.J235]/[.A2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8.92">
            <text:p>158.92</text:p>
          </table:table-cell>
          <table:table-cell office:value-type="float" office:value="163.37">
            <text:p>163.37</text:p>
          </table:table-cell>
          <table:table-cell table:formula="of:=[.B236]/[.A236]" office:value-type="float" office:value="1.02800151019381">
            <text:p>1.03</text:p>
          </table:table-cell>
          <table:table-cell office:value-type="float" office:value="161.61">
            <text:p>161.61</text:p>
          </table:table-cell>
          <table:table-cell table:formula="of:=[.D236]/[.A236]" office:value-type="float" office:value="1.0169267556003">
            <text:p>1.02</text:p>
          </table:table-cell>
          <table:table-cell office:value-type="float" office:value="159.27">
            <text:p>159.27</text:p>
          </table:table-cell>
          <table:table-cell table:formula="of:=[.F236]/[.A236]" office:value-type="float" office:value="1.0022023659703">
            <text:p>1</text:p>
          </table:table-cell>
          <table:table-cell office:value-type="float" office:value="163.37">
            <text:p>163.37</text:p>
          </table:table-cell>
          <table:table-cell table:formula="of:=[.H236]/[.A236]" office:value-type="float" office:value="1.02800151019381">
            <text:p>1.03</text:p>
          </table:table-cell>
          <table:table-cell office:value-type="float" office:value="159.85">
            <text:p>159.85</text:p>
          </table:table-cell>
          <table:table-cell table:formula="of:=[.J236]/[.A236]" office:value-type="float" office:value="1.0058520010068">
            <text:p>1.01</text:p>
          </table:table-cell>
          <table:table-cell table:number-columns-repeated="5"/>
        </table:table-row>
        <table:table-row table:style-name="ro1">
          <table:table-cell office:value-type="float" office:value="146.78">
            <text:p>146.78</text:p>
          </table:table-cell>
          <table:table-cell office:value-type="float" office:value="155.71">
            <text:p>155.71</text:p>
          </table:table-cell>
          <table:table-cell table:formula="of:=[.B237]/[.A237]" office:value-type="float" office:value="1.06083935141027">
            <text:p>1.06</text:p>
          </table:table-cell>
          <table:table-cell office:value-type="float" office:value="149.47">
            <text:p>149.47</text:p>
          </table:table-cell>
          <table:table-cell table:formula="of:=[.D237]/[.A237]" office:value-type="float" office:value="1.01832674751329">
            <text:p>1.02</text:p>
          </table:table-cell>
          <table:table-cell office:value-type="float" office:value="147.12">
            <text:p>147.12</text:p>
          </table:table-cell>
          <table:table-cell table:formula="of:=[.F237]/[.A237]" office:value-type="float" office:value="1.002316391879">
            <text:p>1</text:p>
          </table:table-cell>
          <table:table-cell office:value-type="float" office:value="155.71">
            <text:p>155.71</text:p>
          </table:table-cell>
          <table:table-cell table:formula="of:=[.H237]/[.A237]" office:value-type="float" office:value="1.06083935141027">
            <text:p>1.06</text:p>
          </table:table-cell>
          <table:table-cell office:value-type="float" office:value="145.95">
            <text:p>145.95</text:p>
          </table:table-cell>
          <table:table-cell table:formula="of:=[.J237]/[.A237]" office:value-type="float" office:value="0.994345278648317">
            <text:p>0.99</text:p>
          </table:table-cell>
          <table:table-cell table:number-columns-repeated="5"/>
        </table:table-row>
        <table:table-row table:style-name="ro1">
          <table:table-cell office:value-type="float" office:value="244.27">
            <text:p>244.27</text:p>
          </table:table-cell>
          <table:table-cell office:value-type="float" office:value="254.95">
            <text:p>254.95</text:p>
          </table:table-cell>
          <table:table-cell table:formula="of:=[.B238]/[.A238]" office:value-type="float" office:value="1.04372211077906">
            <text:p>1.04</text:p>
          </table:table-cell>
          <table:table-cell office:value-type="float" office:value="244.85">
            <text:p>244.85</text:p>
          </table:table-cell>
          <table:table-cell table:formula="of:=[.D238]/[.A238]" office:value-type="float" office:value="1.00237442174643">
            <text:p>1</text:p>
          </table:table-cell>
          <table:table-cell office:value-type="float" office:value="244.85">
            <text:p>244.85</text:p>
          </table:table-cell>
          <table:table-cell table:formula="of:=[.F238]/[.A238]" office:value-type="float" office:value="1.00237442174643">
            <text:p>1</text:p>
          </table:table-cell>
          <table:table-cell office:value-type="float" office:value="246.61">
            <text:p>246.61</text:p>
          </table:table-cell>
          <table:table-cell table:formula="of:=[.H238]/[.A238]" office:value-type="float" office:value="1.00957956359766">
            <text:p>1.01</text:p>
          </table:table-cell>
          <table:table-cell office:value-type="float" office:value="244.85">
            <text:p>244.85</text:p>
          </table:table-cell>
          <table:table-cell table:formula="of:=[.J238]/[.A238]" office:value-type="float" office:value="1.00237442174643">
            <text:p>1</text:p>
          </table:table-cell>
          <table:table-cell table:number-columns-repeated="5"/>
        </table:table-row>
        <table:table-row table:style-name="ro1">
          <table:table-cell office:value-type="float" office:value="243.05">
            <text:p>243.05</text:p>
          </table:table-cell>
          <table:table-cell office:value-type="float" office:value="256.81">
            <text:p>256.81</text:p>
          </table:table-cell>
          <table:table-cell table:formula="of:=[.B239]/[.A239]" office:value-type="float" office:value="1.05661386545978">
            <text:p>1.06</text:p>
          </table:table-cell>
          <table:table-cell office:value-type="float" office:value="243.05">
            <text:p>243.05</text:p>
          </table:table-cell>
          <table:table-cell table:formula="of:=[.D239]/[.A239]" office:value-type="float" office:value="1">
            <text:p>1</text:p>
          </table:table-cell>
          <table:table-cell office:value-type="float" office:value="243.64">
            <text:p>243.64</text:p>
          </table:table-cell>
          <table:table-cell table:formula="of:=[.F239]/[.A239]" office:value-type="float" office:value="1.00242748405678">
            <text:p>1</text:p>
          </table:table-cell>
          <table:table-cell office:value-type="float" office:value="253.4">
            <text:p>253.4</text:p>
          </table:table-cell>
          <table:table-cell table:formula="of:=[.H239]/[.A239]" office:value-type="float" office:value="1.04258383048755">
            <text:p>1.04</text:p>
          </table:table-cell>
          <table:table-cell office:value-type="float" office:value="243.05">
            <text:p>243.05</text:p>
          </table:table-cell>
          <table:table-cell table:formula="of:=[.J239]/[.A2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0.67">
            <text:p>230.67</text:p>
          </table:table-cell>
          <table:table-cell office:value-type="float" office:value="234.57">
            <text:p>234.57</text:p>
          </table:table-cell>
          <table:table-cell table:formula="of:=[.B240]/[.A240]" office:value-type="float" office:value="1.01690727012615">
            <text:p>1.02</text:p>
          </table:table-cell>
          <table:table-cell office:value-type="float" office:value="231.25">
            <text:p>231.25</text:p>
          </table:table-cell>
          <table:table-cell table:formula="of:=[.D240]/[.A240]" office:value-type="float" office:value="1.00251441453158">
            <text:p>1</text:p>
          </table:table-cell>
          <table:table-cell office:value-type="float" office:value="231.25">
            <text:p>231.25</text:p>
          </table:table-cell>
          <table:table-cell table:formula="of:=[.F240]/[.A240]" office:value-type="float" office:value="1.00251441453158">
            <text:p>1</text:p>
          </table:table-cell>
          <table:table-cell office:value-type="float" office:value="234.57">
            <text:p>234.57</text:p>
          </table:table-cell>
          <table:table-cell table:formula="of:=[.H240]/[.A240]" office:value-type="float" office:value="1.01690727012615">
            <text:p>1.02</text:p>
          </table:table-cell>
          <table:table-cell office:value-type="float" office:value="233.98">
            <text:p>233.98</text:p>
          </table:table-cell>
          <table:table-cell table:formula="of:=[.J240]/[.A240]" office:value-type="float" office:value="1.01434950361989">
            <text:p>1.01</text:p>
          </table:table-cell>
          <table:table-cell table:number-columns-repeated="5"/>
        </table:table-row>
        <table:table-row table:style-name="ro1">
          <table:table-cell office:value-type="float" office:value="226.36">
            <text:p>226.36</text:p>
          </table:table-cell>
          <table:table-cell office:value-type="float" office:value="236.15">
            <text:p>236.15</text:p>
          </table:table-cell>
          <table:table-cell table:formula="of:=[.B241]/[.A241]" office:value-type="float" office:value="1.04324969075808">
            <text:p>1.04</text:p>
          </table:table-cell>
          <table:table-cell office:value-type="float" office:value="228.84">
            <text:p>228.84</text:p>
          </table:table-cell>
          <table:table-cell table:formula="of:=[.D241]/[.A241]" office:value-type="float" office:value="1.01095599929316">
            <text:p>1.01</text:p>
          </table:table-cell>
          <table:table-cell office:value-type="float" office:value="226.94">
            <text:p>226.94</text:p>
          </table:table-cell>
          <table:table-cell table:formula="of:=[.F241]/[.A241]" office:value-type="float" office:value="1.00256229015727">
            <text:p>1</text:p>
          </table:table-cell>
          <table:table-cell office:value-type="float" office:value="236.15">
            <text:p>236.15</text:p>
          </table:table-cell>
          <table:table-cell table:formula="of:=[.H241]/[.A241]" office:value-type="float" office:value="1.04324969075808">
            <text:p>1.04</text:p>
          </table:table-cell>
          <table:table-cell office:value-type="float" office:value="229.43">
            <text:p>229.43</text:p>
          </table:table-cell>
          <table:table-cell table:formula="of:=[.J241]/[.A241]" office:value-type="float" office:value="1.01356246686694">
            <text:p>1.01</text:p>
          </table:table-cell>
          <table:table-cell table:number-columns-repeated="5"/>
        </table:table-row>
        <table:table-row table:style-name="ro1">
          <table:table-cell office:value-type="float" office:value="491.59">
            <text:p>491.59</text:p>
          </table:table-cell>
          <table:table-cell office:value-type="float" office:value="514.32">
            <text:p>514.32</text:p>
          </table:table-cell>
          <table:table-cell table:formula="of:=[.B242]/[.A242]" office:value-type="float" office:value="1.04623771842389">
            <text:p>1.05</text:p>
          </table:table-cell>
          <table:table-cell office:value-type="float" office:value="494.17">
            <text:p>494.17</text:p>
          </table:table-cell>
          <table:table-cell table:formula="of:=[.D242]/[.A242]" office:value-type="float" office:value="1.00524827600236">
            <text:p>1.01</text:p>
          </table:table-cell>
          <table:table-cell office:value-type="float" office:value="492.86">
            <text:p>492.86</text:p>
          </table:table-cell>
          <table:table-cell table:formula="of:=[.F242]/[.A242]" office:value-type="float" office:value="1.00258345369108">
            <text:p>1</text:p>
          </table:table-cell>
          <table:table-cell office:value-type="float" office:value="501.59">
            <text:p>501.59</text:p>
          </table:table-cell>
          <table:table-cell table:formula="of:=[.H242]/[.A242]" office:value-type="float" office:value="1.02034215504791">
            <text:p>1.02</text:p>
          </table:table-cell>
          <table:table-cell office:value-type="float" office:value="493.59">
            <text:p>493.59</text:p>
          </table:table-cell>
          <table:table-cell table:formula="of:=[.J242]/[.A242]" office:value-type="float" office:value="1.00406843100958">
            <text:p>1</text:p>
          </table:table-cell>
          <table:table-cell table:number-columns-repeated="5"/>
        </table:table-row>
        <table:table-row table:style-name="ro1">
          <table:table-cell office:value-type="float" office:value="216.23">
            <text:p>216.23</text:p>
          </table:table-cell>
          <table:table-cell office:value-type="float" office:value="224.61">
            <text:p>224.61</text:p>
          </table:table-cell>
          <table:table-cell table:formula="of:=[.B243]/[.A243]" office:value-type="float" office:value="1.03875502936688">
            <text:p>1.04</text:p>
          </table:table-cell>
          <table:table-cell office:value-type="float" office:value="216.81">
            <text:p>216.81</text:p>
          </table:table-cell>
          <table:table-cell table:formula="of:=[.D243]/[.A243]" office:value-type="float" office:value="1.00268232900153">
            <text:p>1</text:p>
          </table:table-cell>
          <table:table-cell office:value-type="float" office:value="216.81">
            <text:p>216.81</text:p>
          </table:table-cell>
          <table:table-cell table:formula="of:=[.F243]/[.A243]" office:value-type="float" office:value="1.00268232900153">
            <text:p>1</text:p>
          </table:table-cell>
          <table:table-cell office:value-type="float" office:value="217.64">
            <text:p>217.64</text:p>
          </table:table-cell>
          <table:table-cell table:formula="of:=[.H243]/[.A243]" office:value-type="float" office:value="1.00652083429681">
            <text:p>1.01</text:p>
          </table:table-cell>
          <table:table-cell office:value-type="float" office:value="217.64">
            <text:p>217.64</text:p>
          </table:table-cell>
          <table:table-cell table:formula="of:=[.J243]/[.A243]" office:value-type="float" office:value="1.00652083429681">
            <text:p>1.01</text:p>
          </table:table-cell>
          <table:table-cell table:number-columns-repeated="5"/>
        </table:table-row>
        <table:table-row table:style-name="ro1">
          <table:table-cell office:value-type="float" office:value="219.05">
            <text:p>219.05</text:p>
          </table:table-cell>
          <table:table-cell office:value-type="float" office:value="245.88">
            <text:p>245.88</text:p>
          </table:table-cell>
          <table:table-cell table:formula="of:=[.B244]/[.A244]" office:value-type="float" office:value="1.12248345126683">
            <text:p>1.12</text:p>
          </table:table-cell>
          <table:table-cell office:value-type="float" office:value="220.23">
            <text:p>220.23</text:p>
          </table:table-cell>
          <table:table-cell table:formula="of:=[.D244]/[.A244]" office:value-type="float" office:value="1.0053868979685">
            <text:p>1.01</text:p>
          </table:table-cell>
          <table:table-cell office:value-type="float" office:value="219.64">
            <text:p>219.64</text:p>
          </table:table-cell>
          <table:table-cell table:formula="of:=[.F244]/[.A244]" office:value-type="float" office:value="1.00269344898425">
            <text:p>1</text:p>
          </table:table-cell>
          <table:table-cell office:value-type="float" office:value="245.88">
            <text:p>245.88</text:p>
          </table:table-cell>
          <table:table-cell table:formula="of:=[.H244]/[.A244]" office:value-type="float" office:value="1.12248345126683">
            <text:p>1.12</text:p>
          </table:table-cell>
          <table:table-cell office:value-type="float" office:value="219.05">
            <text:p>219.05</text:p>
          </table:table-cell>
          <table:table-cell table:formula="of:=[.J244]/[.A2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7.44">
            <text:p>337.44</text:p>
          </table:table-cell>
          <table:table-cell office:value-type="float" office:value="349.4">
            <text:p>349.4</text:p>
          </table:table-cell>
          <table:table-cell table:formula="of:=[.B245]/[.A245]" office:value-type="float" office:value="1.03544333807492">
            <text:p>1.04</text:p>
          </table:table-cell>
          <table:table-cell office:value-type="float" office:value="340.71">
            <text:p>340.71</text:p>
          </table:table-cell>
          <table:table-cell table:formula="of:=[.D245]/[.A245]" office:value-type="float" office:value="1.0096906116643">
            <text:p>1.01</text:p>
          </table:table-cell>
          <table:table-cell office:value-type="float" office:value="338.37">
            <text:p>338.37</text:p>
          </table:table-cell>
          <table:table-cell table:formula="of:=[.F245]/[.A245]" office:value-type="float" office:value="1.0027560455192">
            <text:p>1</text:p>
          </table:table-cell>
          <table:table-cell office:value-type="float" office:value="349.4">
            <text:p>349.4</text:p>
          </table:table-cell>
          <table:table-cell table:formula="of:=[.H245]/[.A245]" office:value-type="float" office:value="1.03544333807492">
            <text:p>1.04</text:p>
          </table:table-cell>
          <table:table-cell office:value-type="float" office:value="343.05">
            <text:p>343.05</text:p>
          </table:table-cell>
          <table:table-cell table:formula="of:=[.J245]/[.A245]" office:value-type="float" office:value="1.01662517780939">
            <text:p>1.02</text:p>
          </table:table-cell>
          <table:table-cell table:number-columns-repeated="5"/>
        </table:table-row>
        <table:table-row table:style-name="ro1">
          <table:table-cell office:value-type="float" office:value="406.07">
            <text:p>406.07</text:p>
          </table:table-cell>
          <table:table-cell office:value-type="float" office:value="415.92">
            <text:p>415.92</text:p>
          </table:table-cell>
          <table:table-cell table:formula="of:=[.B246]/[.A246]" office:value-type="float" office:value="1.02425690151944">
            <text:p>1.02</text:p>
          </table:table-cell>
          <table:table-cell office:value-type="float" office:value="411.34">
            <text:p>411.34</text:p>
          </table:table-cell>
          <table:table-cell table:formula="of:=[.D246]/[.A246]" office:value-type="float" office:value="1.0129780579703">
            <text:p>1.01</text:p>
          </table:table-cell>
          <table:table-cell office:value-type="float" office:value="407.24">
            <text:p>407.24</text:p>
          </table:table-cell>
          <table:table-cell table:formula="of:=[.F246]/[.A246]" office:value-type="float" office:value="1.00288127662718">
            <text:p>1</text:p>
          </table:table-cell>
          <table:table-cell office:value-type="float" office:value="410.75">
            <text:p>410.75</text:p>
          </table:table-cell>
          <table:table-cell table:formula="of:=[.H246]/[.A246]" office:value-type="float" office:value="1.01152510650873">
            <text:p>1.01</text:p>
          </table:table-cell>
          <table:table-cell office:value-type="float" office:value="411.34">
            <text:p>411.34</text:p>
          </table:table-cell>
          <table:table-cell table:formula="of:=[.J246]/[.A246]" office:value-type="float" office:value="1.0129780579703">
            <text:p>1.01</text:p>
          </table:table-cell>
          <table:table-cell table:number-columns-repeated="5"/>
        </table:table-row>
        <table:table-row table:style-name="ro1">
          <table:table-cell office:value-type="float" office:value="321.86">
            <text:p>321.86</text:p>
          </table:table-cell>
          <table:table-cell office:value-type="float" office:value="325.72">
            <text:p>325.72</text:p>
          </table:table-cell>
          <table:table-cell table:formula="of:=[.B247]/[.A247]" office:value-type="float" office:value="1.0119927918971">
            <text:p>1.01</text:p>
          </table:table-cell>
          <table:table-cell office:value-type="float" office:value="322.79">
            <text:p>322.79</text:p>
          </table:table-cell>
          <table:table-cell table:formula="of:=[.D247]/[.A247]" office:value-type="float" office:value="1.00288945504257">
            <text:p>1</text:p>
          </table:table-cell>
          <table:table-cell office:value-type="float" office:value="322.79">
            <text:p>322.79</text:p>
          </table:table-cell>
          <table:table-cell table:formula="of:=[.F247]/[.A247]" office:value-type="float" office:value="1.00288945504257">
            <text:p>1</text:p>
          </table:table-cell>
          <table:table-cell office:value-type="float" office:value="325.72">
            <text:p>325.72</text:p>
          </table:table-cell>
          <table:table-cell table:formula="of:=[.H247]/[.A247]" office:value-type="float" office:value="1.0119927918971">
            <text:p>1.01</text:p>
          </table:table-cell>
          <table:table-cell office:value-type="float" office:value="323.37">
            <text:p>323.37</text:p>
          </table:table-cell>
          <table:table-cell table:formula="of:=[.J247]/[.A247]" office:value-type="float" office:value="1.00469148076804">
            <text:p>1</text:p>
          </table:table-cell>
          <table:table-cell table:number-columns-repeated="5"/>
        </table:table-row>
        <table:table-row table:style-name="ro1">
          <table:table-cell office:value-type="float" office:value="202.74">
            <text:p>202.74</text:p>
          </table:table-cell>
          <table:table-cell office:value-type="float" office:value="231.17">
            <text:p>231.17</text:p>
          </table:table-cell>
          <table:table-cell table:formula="of:=[.B248]/[.A248]" office:value-type="float" office:value="1.14022886455559">
            <text:p>1.14</text:p>
          </table:table-cell>
          <table:table-cell office:value-type="float" office:value="202.74">
            <text:p>202.74</text:p>
          </table:table-cell>
          <table:table-cell table:formula="of:=[.D248]/[.A248]" office:value-type="float" office:value="1">
            <text:p>1</text:p>
          </table:table-cell>
          <table:table-cell office:value-type="float" office:value="203.33">
            <text:p>203.33</text:p>
          </table:table-cell>
          <table:table-cell table:formula="of:=[.F248]/[.A248]" office:value-type="float" office:value="1.00291013120253">
            <text:p>1</text:p>
          </table:table-cell>
          <table:table-cell office:value-type="float" office:value="231.17">
            <text:p>231.17</text:p>
          </table:table-cell>
          <table:table-cell table:formula="of:=[.H248]/[.A248]" office:value-type="float" office:value="1.14022886455559">
            <text:p>1.14</text:p>
          </table:table-cell>
          <table:table-cell office:value-type="float" office:value="202.74">
            <text:p>202.74</text:p>
          </table:table-cell>
          <table:table-cell table:formula="of:=[.J248]/[.A2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0.15">
            <text:p>200.15</text:p>
          </table:table-cell>
          <table:table-cell office:value-type="float" office:value="209.57">
            <text:p>209.57</text:p>
          </table:table-cell>
          <table:table-cell table:formula="of:=[.B249]/[.A249]" office:value-type="float" office:value="1.04706470147389">
            <text:p>1.05</text:p>
          </table:table-cell>
          <table:table-cell office:value-type="float" office:value="200.15">
            <text:p>200.15</text:p>
          </table:table-cell>
          <table:table-cell table:formula="of:=[.D249]/[.A249]" office:value-type="float" office:value="1">
            <text:p>1</text:p>
          </table:table-cell>
          <table:table-cell office:value-type="float" office:value="200.74">
            <text:p>200.74</text:p>
          </table:table-cell>
          <table:table-cell table:formula="of:=[.F249]/[.A249]" office:value-type="float" office:value="1.00294778915813">
            <text:p>1</text:p>
          </table:table-cell>
          <table:table-cell office:value-type="float" office:value="209.57">
            <text:p>209.57</text:p>
          </table:table-cell>
          <table:table-cell table:formula="of:=[.H249]/[.A249]" office:value-type="float" office:value="1.04706470147389">
            <text:p>1.05</text:p>
          </table:table-cell>
          <table:table-cell office:value-type="float" office:value="200.98">
            <text:p>200.98</text:p>
          </table:table-cell>
          <table:table-cell table:formula="of:=[.J249]/[.A249]" office:value-type="float" office:value="1.00414688983263">
            <text:p>1</text:p>
          </table:table-cell>
          <table:table-cell table:number-columns-repeated="5"/>
        </table:table-row>
        <table:table-row table:style-name="ro1">
          <table:table-cell office:value-type="float" office:value="199.28">
            <text:p>199.28</text:p>
          </table:table-cell>
          <table:table-cell office:value-type="float" office:value="203.04">
            <text:p>203.04</text:p>
          </table:table-cell>
          <table:table-cell table:formula="of:=[.B250]/[.A250]" office:value-type="float" office:value="1.0188679245283">
            <text:p>1.02</text:p>
          </table:table-cell>
          <table:table-cell office:value-type="float" office:value="199.28">
            <text:p>199.28</text:p>
          </table:table-cell>
          <table:table-cell table:formula="of:=[.D250]/[.A250]" office:value-type="float" office:value="1">
            <text:p>1</text:p>
          </table:table-cell>
          <table:table-cell office:value-type="float" office:value="199.87">
            <text:p>199.87</text:p>
          </table:table-cell>
          <table:table-cell table:formula="of:=[.F250]/[.A250]" office:value-type="float" office:value="1.00296065837013">
            <text:p>1</text:p>
          </table:table-cell>
          <table:table-cell office:value-type="float" office:value="203.04">
            <text:p>203.04</text:p>
          </table:table-cell>
          <table:table-cell table:formula="of:=[.H250]/[.A250]" office:value-type="float" office:value="1.0188679245283">
            <text:p>1.02</text:p>
          </table:table-cell>
          <table:table-cell office:value-type="float" office:value="199.28">
            <text:p>199.28</text:p>
          </table:table-cell>
          <table:table-cell table:formula="of:=[.J250]/[.A2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8.58">
            <text:p>388.58</text:p>
          </table:table-cell>
          <table:table-cell office:value-type="float" office:value="394.68">
            <text:p>394.68</text:p>
          </table:table-cell>
          <table:table-cell table:formula="of:=[.B251]/[.A251]" office:value-type="float" office:value="1.01569818312831">
            <text:p>1.02</text:p>
          </table:table-cell>
          <table:table-cell office:value-type="float" office:value="390.58">
            <text:p>390.58</text:p>
          </table:table-cell>
          <table:table-cell table:formula="of:=[.D251]/[.A251]" office:value-type="float" office:value="1.00514694528797">
            <text:p>1.01</text:p>
          </table:table-cell>
          <table:table-cell office:value-type="float" office:value="389.75">
            <text:p>389.75</text:p>
          </table:table-cell>
          <table:table-cell table:formula="of:=[.F251]/[.A251]" office:value-type="float" office:value="1.00301096299346">
            <text:p>1</text:p>
          </table:table-cell>
          <table:table-cell office:value-type="float" office:value="394.1">
            <text:p>394.1</text:p>
          </table:table-cell>
          <table:table-cell table:formula="of:=[.H251]/[.A251]" office:value-type="float" office:value="1.0142055689948">
            <text:p>1.01</text:p>
          </table:table-cell>
          <table:table-cell office:value-type="float" office:value="389.41">
            <text:p>389.41</text:p>
          </table:table-cell>
          <table:table-cell table:formula="of:=[.J251]/[.A251]" office:value-type="float" office:value="1.00213598229451">
            <text:p>1</text:p>
          </table:table-cell>
          <table:table-cell table:number-columns-repeated="5"/>
        </table:table-row>
        <table:table-row table:style-name="ro1">
          <table:table-cell office:value-type="float" office:value="195.74">
            <text:p>195.74</text:p>
          </table:table-cell>
          <table:table-cell office:value-type="float" office:value="227.5">
            <text:p>227.5</text:p>
          </table:table-cell>
          <table:table-cell table:formula="of:=[.B252]/[.A252]" office:value-type="float" office:value="1.16225605394912">
            <text:p>1.16</text:p>
          </table:table-cell>
          <table:table-cell office:value-type="float" office:value="196.33">
            <text:p>196.33</text:p>
          </table:table-cell>
          <table:table-cell table:formula="of:=[.D252]/[.A252]" office:value-type="float" office:value="1.00301420251354">
            <text:p>1</text:p>
          </table:table-cell>
          <table:table-cell office:value-type="float" office:value="196.33">
            <text:p>196.33</text:p>
          </table:table-cell>
          <table:table-cell table:formula="of:=[.F252]/[.A252]" office:value-type="float" office:value="1.00301420251354">
            <text:p>1</text:p>
          </table:table-cell>
          <table:table-cell office:value-type="float" office:value="227.5">
            <text:p>227.5</text:p>
          </table:table-cell>
          <table:table-cell table:formula="of:=[.H252]/[.A252]" office:value-type="float" office:value="1.16225605394912">
            <text:p>1.16</text:p>
          </table:table-cell>
          <table:table-cell office:value-type="float" office:value="198.23">
            <text:p>198.23</text:p>
          </table:table-cell>
          <table:table-cell table:formula="of:=[.J252]/[.A252]" office:value-type="float" office:value="1.0127209563707">
            <text:p>1.01</text:p>
          </table:table-cell>
          <table:table-cell table:number-columns-repeated="5"/>
        </table:table-row>
        <table:table-row table:style-name="ro1">
          <table:table-cell office:value-type="float" office:value="116.05">
            <text:p>116.05</text:p>
          </table:table-cell>
          <table:table-cell office:value-type="float" office:value="123.57">
            <text:p>123.57</text:p>
          </table:table-cell>
          <table:table-cell table:formula="of:=[.B253]/[.A253]" office:value-type="float" office:value="1.06479965532098">
            <text:p>1.06</text:p>
          </table:table-cell>
          <table:table-cell office:value-type="float" office:value="116.98">
            <text:p>116.98</text:p>
          </table:table-cell>
          <table:table-cell table:formula="of:=[.D253]/[.A253]" office:value-type="float" office:value="1.00801378716071">
            <text:p>1.01</text:p>
          </table:table-cell>
          <table:table-cell office:value-type="float" office:value="116.4">
            <text:p>116.4</text:p>
          </table:table-cell>
          <table:table-cell table:formula="of:=[.F253]/[.A253]" office:value-type="float" office:value="1.00301594140457">
            <text:p>1</text:p>
          </table:table-cell>
          <table:table-cell office:value-type="float" office:value="123.57">
            <text:p>123.57</text:p>
          </table:table-cell>
          <table:table-cell table:formula="of:=[.H253]/[.A253]" office:value-type="float" office:value="1.06479965532098">
            <text:p>1.06</text:p>
          </table:table-cell>
          <table:table-cell office:value-type="float" office:value="115.81">
            <text:p>115.81</text:p>
          </table:table-cell>
          <table:table-cell table:formula="of:=[.J253]/[.A253]" office:value-type="float" office:value="0.997931925894011">
            <text:p>1</text:p>
          </table:table-cell>
          <table:table-cell table:number-columns-repeated="5"/>
        </table:table-row>
        <table:table-row table:style-name="ro1">
          <table:table-cell office:value-type="float" office:value="307.81">
            <text:p>307.81</text:p>
          </table:table-cell>
          <table:table-cell office:value-type="float" office:value="328.15">
            <text:p>328.15</text:p>
          </table:table-cell>
          <table:table-cell table:formula="of:=[.B254]/[.A254]" office:value-type="float" office:value="1.06607972450538">
            <text:p>1.07</text:p>
          </table:table-cell>
          <table:table-cell office:value-type="float" office:value="321.46">
            <text:p>321.46</text:p>
          </table:table-cell>
          <table:table-cell table:formula="of:=[.D254]/[.A254]" office:value-type="float" office:value="1.04434553783178">
            <text:p>1.04</text:p>
          </table:table-cell>
          <table:table-cell office:value-type="float" office:value="308.74">
            <text:p>308.74</text:p>
          </table:table-cell>
          <table:table-cell table:formula="of:=[.F254]/[.A254]" office:value-type="float" office:value="1.00302134433579">
            <text:p>1</text:p>
          </table:table-cell>
          <table:table-cell office:value-type="float" office:value="328.15">
            <text:p>328.15</text:p>
          </table:table-cell>
          <table:table-cell table:formula="of:=[.H254]/[.A254]" office:value-type="float" office:value="1.06607972450538">
            <text:p>1.07</text:p>
          </table:table-cell>
          <table:table-cell office:value-type="float" office:value="319.56">
            <text:p>319.56</text:p>
          </table:table-cell>
          <table:table-cell table:formula="of:=[.J254]/[.A254]" office:value-type="float" office:value="1.03817289886618">
            <text:p>1.04</text:p>
          </table:table-cell>
          <table:table-cell table:number-columns-repeated="5"/>
        </table:table-row>
        <table:table-row table:style-name="ro1">
          <table:table-cell office:value-type="float" office:value="194.28">
            <text:p>194.28</text:p>
          </table:table-cell>
          <table:table-cell office:value-type="float" office:value="196.87">
            <text:p>196.87</text:p>
          </table:table-cell>
          <table:table-cell table:formula="of:=[.B255]/[.A255]" office:value-type="float" office:value="1.01333127444925">
            <text:p>1.01</text:p>
          </table:table-cell>
          <table:table-cell office:value-type="float" office:value="194.87">
            <text:p>194.87</text:p>
          </table:table-cell>
          <table:table-cell table:formula="of:=[.D255]/[.A255]" office:value-type="float" office:value="1.00303685402512">
            <text:p>1</text:p>
          </table:table-cell>
          <table:table-cell office:value-type="float" office:value="194.87">
            <text:p>194.87</text:p>
          </table:table-cell>
          <table:table-cell table:formula="of:=[.F255]/[.A255]" office:value-type="float" office:value="1.00303685402512">
            <text:p>1</text:p>
          </table:table-cell>
          <table:table-cell office:value-type="float" office:value="196.87">
            <text:p>196.87</text:p>
          </table:table-cell>
          <table:table-cell table:formula="of:=[.H255]/[.A255]" office:value-type="float" office:value="1.01333127444925">
            <text:p>1.01</text:p>
          </table:table-cell>
          <table:table-cell office:value-type="float" office:value="194.87">
            <text:p>194.87</text:p>
          </table:table-cell>
          <table:table-cell table:formula="of:=[.J255]/[.A255]" office:value-type="float" office:value="1.00303685402512">
            <text:p>1</text:p>
          </table:table-cell>
          <table:table-cell table:number-columns-repeated="5"/>
        </table:table-row>
        <table:table-row table:style-name="ro1">
          <table:table-cell office:value-type="float" office:value="305.27">
            <text:p>305.27</text:p>
          </table:table-cell>
          <table:table-cell office:value-type="float" office:value="317.96">
            <text:p>317.96</text:p>
          </table:table-cell>
          <table:table-cell table:formula="of:=[.B256]/[.A256]" office:value-type="float" office:value="1.04156975791922">
            <text:p>1.04</text:p>
          </table:table-cell>
          <table:table-cell office:value-type="float" office:value="306.2">
            <text:p>306.2</text:p>
          </table:table-cell>
          <table:table-cell table:formula="of:=[.D256]/[.A256]" office:value-type="float" office:value="1.00304648344089">
            <text:p>1</text:p>
          </table:table-cell>
          <table:table-cell office:value-type="float" office:value="306.2">
            <text:p>306.2</text:p>
          </table:table-cell>
          <table:table-cell table:formula="of:=[.F256]/[.A256]" office:value-type="float" office:value="1.00304648344089">
            <text:p>1</text:p>
          </table:table-cell>
          <table:table-cell office:value-type="float" office:value="317.96">
            <text:p>317.96</text:p>
          </table:table-cell>
          <table:table-cell table:formula="of:=[.H256]/[.A256]" office:value-type="float" office:value="1.04156975791922">
            <text:p>1.04</text:p>
          </table:table-cell>
          <table:table-cell office:value-type="float" office:value="306.79">
            <text:p>306.79</text:p>
          </table:table-cell>
          <table:table-cell table:formula="of:=[.J256]/[.A256]" office:value-type="float" office:value="1.0049791987421">
            <text:p>1</text:p>
          </table:table-cell>
          <table:table-cell table:number-columns-repeated="5"/>
        </table:table-row>
        <table:table-row table:style-name="ro1">
          <table:table-cell office:value-type="float" office:value="189.4">
            <text:p>189.4</text:p>
          </table:table-cell>
          <table:table-cell office:value-type="float" office:value="196.81">
            <text:p>196.81</text:p>
          </table:table-cell>
          <table:table-cell table:formula="of:=[.B257]/[.A257]" office:value-type="float" office:value="1.03912354804646">
            <text:p>1.04</text:p>
          </table:table-cell>
          <table:table-cell office:value-type="float" office:value="189.4">
            <text:p>189.4</text:p>
          </table:table-cell>
          <table:table-cell table:formula="of:=[.D257]/[.A257]" office:value-type="float" office:value="1">
            <text:p>1</text:p>
          </table:table-cell>
          <table:table-cell office:value-type="float" office:value="189.98">
            <text:p>189.98</text:p>
          </table:table-cell>
          <table:table-cell table:formula="of:=[.F257]/[.A257]" office:value-type="float" office:value="1.00306230200634">
            <text:p>1</text:p>
          </table:table-cell>
          <table:table-cell office:value-type="float" office:value="196.81">
            <text:p>196.81</text:p>
          </table:table-cell>
          <table:table-cell table:formula="of:=[.H257]/[.A257]" office:value-type="float" office:value="1.03912354804646">
            <text:p>1.04</text:p>
          </table:table-cell>
          <table:table-cell office:value-type="float" office:value="189.4">
            <text:p>189.4</text:p>
          </table:table-cell>
          <table:table-cell table:formula="of:=[.J257]/[.A2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1.25">
            <text:p>191.25</text:p>
          </table:table-cell>
          <table:table-cell office:value-type="float" office:value="194.43">
            <text:p>194.43</text:p>
          </table:table-cell>
          <table:table-cell table:formula="of:=[.B258]/[.A258]" office:value-type="float" office:value="1.01662745098039">
            <text:p>1.02</text:p>
          </table:table-cell>
          <table:table-cell office:value-type="float" office:value="191.01">
            <text:p>191.01</text:p>
          </table:table-cell>
          <table:table-cell table:formula="of:=[.D258]/[.A258]" office:value-type="float" office:value="0.998745098039216">
            <text:p>1</text:p>
          </table:table-cell>
          <table:table-cell office:value-type="float" office:value="191.84">
            <text:p>191.84</text:p>
          </table:table-cell>
          <table:table-cell table:formula="of:=[.F258]/[.A258]" office:value-type="float" office:value="1.00308496732026">
            <text:p>1</text:p>
          </table:table-cell>
          <table:table-cell office:value-type="float" office:value="194.43">
            <text:p>194.43</text:p>
          </table:table-cell>
          <table:table-cell table:formula="of:=[.H258]/[.A258]" office:value-type="float" office:value="1.01662745098039">
            <text:p>1.02</text:p>
          </table:table-cell>
          <table:table-cell office:value-type="float" office:value="190.43">
            <text:p>190.43</text:p>
          </table:table-cell>
          <table:table-cell table:formula="of:=[.J258]/[.A258]" office:value-type="float" office:value="0.995712418300654">
            <text:p>1</text:p>
          </table:table-cell>
          <table:table-cell table:number-columns-repeated="5"/>
        </table:table-row>
        <table:table-row table:style-name="ro1">
          <table:table-cell office:value-type="float" office:value="405.78">
            <text:p>405.78</text:p>
          </table:table-cell>
          <table:table-cell office:value-type="float" office:value="419.19">
            <text:p>419.19</text:p>
          </table:table-cell>
          <table:table-cell table:formula="of:=[.B259]/[.A259]" office:value-type="float" office:value="1.03304746414313">
            <text:p>1.03</text:p>
          </table:table-cell>
          <table:table-cell office:value-type="float" office:value="408.95">
            <text:p>408.95</text:p>
          </table:table-cell>
          <table:table-cell table:formula="of:=[.D259]/[.A259]" office:value-type="float" office:value="1.00781211493913">
            <text:p>1.01</text:p>
          </table:table-cell>
          <table:table-cell office:value-type="float" office:value="407.05">
            <text:p>407.05</text:p>
          </table:table-cell>
          <table:table-cell table:formula="of:=[.F259]/[.A259]" office:value-type="float" office:value="1.00312977475479">
            <text:p>1</text:p>
          </table:table-cell>
          <table:table-cell office:value-type="float" office:value="419.19">
            <text:p>419.19</text:p>
          </table:table-cell>
          <table:table-cell table:formula="of:=[.H259]/[.A259]" office:value-type="float" office:value="1.03304746414313">
            <text:p>1.03</text:p>
          </table:table-cell>
          <table:table-cell office:value-type="float" office:value="408.36">
            <text:p>408.36</text:p>
          </table:table-cell>
          <table:table-cell table:formula="of:=[.J259]/[.A259]" office:value-type="float" office:value="1.00635812509241">
            <text:p>1.01</text:p>
          </table:table-cell>
          <table:table-cell table:number-columns-repeated="5"/>
        </table:table-row>
        <table:table-row table:style-name="ro1">
          <table:table-cell office:value-type="float" office:value="363.4">
            <text:p>363.4</text:p>
          </table:table-cell>
          <table:table-cell office:value-type="float" office:value="380.12">
            <text:p>380.12</text:p>
          </table:table-cell>
          <table:table-cell table:formula="of:=[.B260]/[.A260]" office:value-type="float" office:value="1.04600990643919">
            <text:p>1.05</text:p>
          </table:table-cell>
          <table:table-cell office:value-type="float" office:value="363.4">
            <text:p>363.4</text:p>
          </table:table-cell>
          <table:table-cell table:formula="of:=[.D260]/[.A260]" office:value-type="float" office:value="1">
            <text:p>1</text:p>
          </table:table-cell>
          <table:table-cell office:value-type="float" office:value="364.57">
            <text:p>364.57</text:p>
          </table:table-cell>
          <table:table-cell table:formula="of:=[.F260]/[.A260]" office:value-type="float" office:value="1.00321959273528">
            <text:p>1</text:p>
          </table:table-cell>
          <table:table-cell office:value-type="float" office:value="380.12">
            <text:p>380.12</text:p>
          </table:table-cell>
          <table:table-cell table:formula="of:=[.H260]/[.A260]" office:value-type="float" office:value="1.04600990643919">
            <text:p>1.05</text:p>
          </table:table-cell>
          <table:table-cell office:value-type="float" office:value="363.98">
            <text:p>363.98</text:p>
          </table:table-cell>
          <table:table-cell table:formula="of:=[.J260]/[.A260]" office:value-type="float" office:value="1.00159603742433">
            <text:p>1</text:p>
          </table:table-cell>
          <table:table-cell table:number-columns-repeated="5"/>
        </table:table-row>
        <table:table-row table:style-name="ro1">
          <table:table-cell office:value-type="float" office:value="183.15">
            <text:p>183.15</text:p>
          </table:table-cell>
          <table:table-cell office:value-type="float" office:value="196.23">
            <text:p>196.23</text:p>
          </table:table-cell>
          <table:table-cell table:formula="of:=[.B261]/[.A261]" office:value-type="float" office:value="1.07141687141687">
            <text:p>1.07</text:p>
          </table:table-cell>
          <table:table-cell office:value-type="float" office:value="183.15">
            <text:p>183.15</text:p>
          </table:table-cell>
          <table:table-cell table:formula="of:=[.D261]/[.A261]" office:value-type="float" office:value="1">
            <text:p>1</text:p>
          </table:table-cell>
          <table:table-cell office:value-type="float" office:value="183.74">
            <text:p>183.74</text:p>
          </table:table-cell>
          <table:table-cell table:formula="of:=[.F261]/[.A261]" office:value-type="float" office:value="1.0032214032214">
            <text:p>1</text:p>
          </table:table-cell>
          <table:table-cell office:value-type="float" office:value="196.23">
            <text:p>196.23</text:p>
          </table:table-cell>
          <table:table-cell table:formula="of:=[.H261]/[.A261]" office:value-type="float" office:value="1.07141687141687">
            <text:p>1.07</text:p>
          </table:table-cell>
          <table:table-cell office:value-type="float" office:value="183.15">
            <text:p>183.15</text:p>
          </table:table-cell>
          <table:table-cell table:formula="of:=[.J261]/[.A2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8.54">
            <text:p>358.54</text:p>
          </table:table-cell>
          <table:table-cell office:value-type="float" office:value="384.15">
            <text:p>384.15</text:p>
          </table:table-cell>
          <table:table-cell table:formula="of:=[.B262]/[.A262]" office:value-type="float" office:value="1.07142857142857">
            <text:p>1.07</text:p>
          </table:table-cell>
          <table:table-cell office:value-type="float" office:value="358.54">
            <text:p>358.54</text:p>
          </table:table-cell>
          <table:table-cell table:formula="of:=[.D262]/[.A262]" office:value-type="float" office:value="1">
            <text:p>1</text:p>
          </table:table-cell>
          <table:table-cell office:value-type="float" office:value="359.71">
            <text:p>359.71</text:p>
          </table:table-cell>
          <table:table-cell table:formula="of:=[.F262]/[.A262]" office:value-type="float" office:value="1.0032632342277">
            <text:p>1</text:p>
          </table:table-cell>
          <table:table-cell office:value-type="float" office:value="384.15">
            <text:p>384.15</text:p>
          </table:table-cell>
          <table:table-cell table:formula="of:=[.H262]/[.A262]" office:value-type="float" office:value="1.07142857142857">
            <text:p>1.07</text:p>
          </table:table-cell>
          <table:table-cell office:value-type="float" office:value="358.54">
            <text:p>358.54</text:p>
          </table:table-cell>
          <table:table-cell table:formula="of:=[.J262]/[.A2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6.25">
            <text:p>176.25</text:p>
          </table:table-cell>
          <table:table-cell office:value-type="float" office:value="202.15">
            <text:p>202.15</text:p>
          </table:table-cell>
          <table:table-cell table:formula="of:=[.B263]/[.A263]" office:value-type="float" office:value="1.14695035460993">
            <text:p>1.15</text:p>
          </table:table-cell>
          <table:table-cell office:value-type="float" office:value="182.6">
            <text:p>182.6</text:p>
          </table:table-cell>
          <table:table-cell table:formula="of:=[.D263]/[.A263]" office:value-type="float" office:value="1.03602836879433">
            <text:p>1.04</text:p>
          </table:table-cell>
          <table:table-cell office:value-type="float" office:value="176.84">
            <text:p>176.84</text:p>
          </table:table-cell>
          <table:table-cell table:formula="of:=[.F263]/[.A263]" office:value-type="float" office:value="1.0033475177305">
            <text:p>1</text:p>
          </table:table-cell>
          <table:table-cell office:value-type="float" office:value="202.15">
            <text:p>202.15</text:p>
          </table:table-cell>
          <table:table-cell table:formula="of:=[.H263]/[.A263]" office:value-type="float" office:value="1.14695035460993">
            <text:p>1.15</text:p>
          </table:table-cell>
          <table:table-cell office:value-type="float" office:value="182.6">
            <text:p>182.6</text:p>
          </table:table-cell>
          <table:table-cell table:formula="of:=[.J263]/[.A263]" office:value-type="float" office:value="1.03602836879433">
            <text:p>1.04</text:p>
          </table:table-cell>
          <table:table-cell table:number-columns-repeated="5"/>
        </table:table-row>
        <table:table-row table:style-name="ro1">
          <table:table-cell office:value-type="float" office:value="346.87">
            <text:p>346.87</text:p>
          </table:table-cell>
          <table:table-cell office:value-type="float" office:value="359.21">
            <text:p>359.21</text:p>
          </table:table-cell>
          <table:table-cell table:formula="of:=[.B264]/[.A264]" office:value-type="float" office:value="1.03557528757171">
            <text:p>1.04</text:p>
          </table:table-cell>
          <table:table-cell office:value-type="float" office:value="348.04">
            <text:p>348.04</text:p>
          </table:table-cell>
          <table:table-cell table:formula="of:=[.D264]/[.A264]" office:value-type="float" office:value="1.0033730215931">
            <text:p>1</text:p>
          </table:table-cell>
          <table:table-cell office:value-type="float" office:value="348.04">
            <text:p>348.04</text:p>
          </table:table-cell>
          <table:table-cell table:formula="of:=[.F264]/[.A264]" office:value-type="float" office:value="1.0033730215931">
            <text:p>1</text:p>
          </table:table-cell>
          <table:table-cell office:value-type="float" office:value="352.97">
            <text:p>352.97</text:p>
          </table:table-cell>
          <table:table-cell table:formula="of:=[.H264]/[.A264]" office:value-type="float" office:value="1.01758583907516">
            <text:p>1.02</text:p>
          </table:table-cell>
          <table:table-cell office:value-type="float" office:value="348.04">
            <text:p>348.04</text:p>
          </table:table-cell>
          <table:table-cell table:formula="of:=[.J264]/[.A264]" office:value-type="float" office:value="1.0033730215931">
            <text:p>1</text:p>
          </table:table-cell>
          <table:table-cell table:number-columns-repeated="5"/>
        </table:table-row>
        <table:table-row table:style-name="ro1">
          <table:table-cell office:value-type="float" office:value="344.18">
            <text:p>344.18</text:p>
          </table:table-cell>
          <table:table-cell office:value-type="float" office:value="352.52">
            <text:p>352.52</text:p>
          </table:table-cell>
          <table:table-cell table:formula="of:=[.B265]/[.A265]" office:value-type="float" office:value="1.02423150676971">
            <text:p>1.02</text:p>
          </table:table-cell>
          <table:table-cell office:value-type="float" office:value="345.35">
            <text:p>345.35</text:p>
          </table:table-cell>
          <table:table-cell table:formula="of:=[.D265]/[.A265]" office:value-type="float" office:value="1.00339938404323">
            <text:p>1</text:p>
          </table:table-cell>
          <table:table-cell office:value-type="float" office:value="345.35">
            <text:p>345.35</text:p>
          </table:table-cell>
          <table:table-cell table:formula="of:=[.F265]/[.A265]" office:value-type="float" office:value="1.00339938404323">
            <text:p>1</text:p>
          </table:table-cell>
          <table:table-cell office:value-type="float" office:value="351.35">
            <text:p>351.35</text:p>
          </table:table-cell>
          <table:table-cell table:formula="of:=[.H265]/[.A265]" office:value-type="float" office:value="1.02083212272648">
            <text:p>1.02</text:p>
          </table:table-cell>
          <table:table-cell office:value-type="float" office:value="345.35">
            <text:p>345.35</text:p>
          </table:table-cell>
          <table:table-cell table:formula="of:=[.J265]/[.A265]" office:value-type="float" office:value="1.00339938404323">
            <text:p>1</text:p>
          </table:table-cell>
          <table:table-cell table:number-columns-repeated="5"/>
        </table:table-row>
        <table:table-row table:style-name="ro1">
          <table:table-cell office:value-type="float" office:value="170.01">
            <text:p>170.01</text:p>
          </table:table-cell>
          <table:table-cell office:value-type="float" office:value="188.4">
            <text:p>188.4</text:p>
          </table:table-cell>
          <table:table-cell table:formula="of:=[.B266]/[.A266]" office:value-type="float" office:value="1.10817010764073">
            <text:p>1.11</text:p>
          </table:table-cell>
          <table:table-cell office:value-type="float" office:value="170.84">
            <text:p>170.84</text:p>
          </table:table-cell>
          <table:table-cell table:formula="of:=[.D266]/[.A266]" office:value-type="float" office:value="1.00488206576084">
            <text:p>1</text:p>
          </table:table-cell>
          <table:table-cell office:value-type="float" office:value="170.6">
            <text:p>170.6</text:p>
          </table:table-cell>
          <table:table-cell table:formula="of:=[.F266]/[.A266]" office:value-type="float" office:value="1.00347038409505">
            <text:p>1</text:p>
          </table:table-cell>
          <table:table-cell office:value-type="float" office:value="188.4">
            <text:p>188.4</text:p>
          </table:table-cell>
          <table:table-cell table:formula="of:=[.H266]/[.A266]" office:value-type="float" office:value="1.10817010764073">
            <text:p>1.11</text:p>
          </table:table-cell>
          <table:table-cell office:value-type="float" office:value="170.84">
            <text:p>170.84</text:p>
          </table:table-cell>
          <table:table-cell table:formula="of:=[.J266]/[.A266]" office:value-type="float" office:value="1.00488206576084">
            <text:p>1</text:p>
          </table:table-cell>
          <table:table-cell table:number-columns-repeated="5"/>
        </table:table-row>
        <table:table-row table:style-name="ro1">
          <table:table-cell office:value-type="float" office:value="239.04">
            <text:p>239.04</text:p>
          </table:table-cell>
          <table:table-cell office:value-type="float" office:value="246.8">
            <text:p>246.8</text:p>
          </table:table-cell>
          <table:table-cell table:formula="of:=[.B267]/[.A267]" office:value-type="float" office:value="1.03246318607764">
            <text:p>1.03</text:p>
          </table:table-cell>
          <table:table-cell office:value-type="float" office:value="239.87">
            <text:p>239.87</text:p>
          </table:table-cell>
          <table:table-cell table:formula="of:=[.D267]/[.A267]" office:value-type="float" office:value="1.00347222222222">
            <text:p>1</text:p>
          </table:table-cell>
          <table:table-cell office:value-type="float" office:value="239.87">
            <text:p>239.87</text:p>
          </table:table-cell>
          <table:table-cell table:formula="of:=[.F267]/[.A267]" office:value-type="float" office:value="1.00347222222222">
            <text:p>1</text:p>
          </table:table-cell>
          <table:table-cell office:value-type="float" office:value="246.8">
            <text:p>246.8</text:p>
          </table:table-cell>
          <table:table-cell table:formula="of:=[.H267]/[.A267]" office:value-type="float" office:value="1.03246318607764">
            <text:p>1.03</text:p>
          </table:table-cell>
          <table:table-cell office:value-type="float" office:value="239.87">
            <text:p>239.87</text:p>
          </table:table-cell>
          <table:table-cell table:formula="of:=[.J267]/[.A267]" office:value-type="float" office:value="1.00347222222222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19.64">
            <text:p>319.64</text:p>
          </table:table-cell>
          <table:table-cell table:formula="of:=[.B268]/[.A268]" office:value-type="float" office:value="1">
            <text:p>1</text:p>
          </table:table-cell>
          <table:table-cell office:value-type="float" office:value="319.64">
            <text:p>319.64</text:p>
          </table:table-cell>
          <table:table-cell table:formula="of:=[.D268]/[.A268]" office:value-type="float" office:value="1">
            <text:p>1</text:p>
          </table:table-cell>
          <table:table-cell office:value-type="float" office:value="320.81">
            <text:p>320.81</text:p>
          </table:table-cell>
          <table:table-cell table:formula="of:=[.F268]/[.A268]" office:value-type="float" office:value="1.0036603679139">
            <text:p>1</text:p>
          </table:table-cell>
          <table:table-cell office:value-type="float" office:value="319.64">
            <text:p>319.64</text:p>
          </table:table-cell>
          <table:table-cell table:formula="of:=[.H268]/[.A268]" office:value-type="float" office:value="1">
            <text:p>1</text:p>
          </table:table-cell>
          <table:table-cell office:value-type="float" office:value="319.64">
            <text:p>319.64</text:p>
          </table:table-cell>
          <table:table-cell table:formula="of:=[.J268]/[.A2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5.88">
            <text:p>315.88</text:p>
          </table:table-cell>
          <table:table-cell office:value-type="float" office:value="324.81">
            <text:p>324.81</text:p>
          </table:table-cell>
          <table:table-cell table:formula="of:=[.B269]/[.A269]" office:value-type="float" office:value="1.02827022920096">
            <text:p>1.03</text:p>
          </table:table-cell>
          <table:table-cell office:value-type="float" office:value="316.47">
            <text:p>316.47</text:p>
          </table:table-cell>
          <table:table-cell table:formula="of:=[.D269]/[.A269]" office:value-type="float" office:value="1.00186779789794">
            <text:p>1</text:p>
          </table:table-cell>
          <table:table-cell office:value-type="float" office:value="317.05">
            <text:p>317.05</text:p>
          </table:table-cell>
          <table:table-cell table:formula="of:=[.F269]/[.A269]" office:value-type="float" office:value="1.00370393820438">
            <text:p>1</text:p>
          </table:table-cell>
          <table:table-cell office:value-type="float" office:value="317.05">
            <text:p>317.05</text:p>
          </table:table-cell>
          <table:table-cell table:formula="of:=[.H269]/[.A269]" office:value-type="float" office:value="1.00370393820438">
            <text:p>1</text:p>
          </table:table-cell>
          <table:table-cell office:value-type="float" office:value="317.05">
            <text:p>317.05</text:p>
          </table:table-cell>
          <table:table-cell table:formula="of:=[.J269]/[.A269]" office:value-type="float" office:value="1.00370393820438">
            <text:p>1</text:p>
          </table:table-cell>
          <table:table-cell table:number-columns-repeated="5"/>
        </table:table-row>
        <table:table-row table:style-name="ro1">
          <table:table-cell office:value-type="float" office:value="93.25">
            <text:p>93.25</text:p>
          </table:table-cell>
          <table:table-cell office:value-type="float" office:value="112.53">
            <text:p>112.53</text:p>
          </table:table-cell>
          <table:table-cell table:formula="of:=[.B270]/[.A270]" office:value-type="float" office:value="1.20675603217158">
            <text:p>1.21</text:p>
          </table:table-cell>
          <table:table-cell office:value-type="float" office:value="95.94">
            <text:p>95.94</text:p>
          </table:table-cell>
          <table:table-cell table:formula="of:=[.D270]/[.A270]" office:value-type="float" office:value="1.0288471849866">
            <text:p>1.03</text:p>
          </table:table-cell>
          <table:table-cell office:value-type="float" office:value="93.6">
            <text:p>93.6</text:p>
          </table:table-cell>
          <table:table-cell table:formula="of:=[.F270]/[.A270]" office:value-type="float" office:value="1.00375335120643">
            <text:p>1</text:p>
          </table:table-cell>
          <table:table-cell office:value-type="float" office:value="112.53">
            <text:p>112.53</text:p>
          </table:table-cell>
          <table:table-cell table:formula="of:=[.H270]/[.A270]" office:value-type="float" office:value="1.20675603217158">
            <text:p>1.21</text:p>
          </table:table-cell>
          <table:table-cell office:value-type="float" office:value="93.6">
            <text:p>93.6</text:p>
          </table:table-cell>
          <table:table-cell table:formula="of:=[.J270]/[.A270]" office:value-type="float" office:value="1.00375335120643">
            <text:p>1</text:p>
          </table:table-cell>
          <table:table-cell table:number-columns-repeated="5"/>
        </table:table-row>
        <table:table-row table:style-name="ro1">
          <table:table-cell office:value-type="float" office:value="156.52">
            <text:p>156.52</text:p>
          </table:table-cell>
          <table:table-cell office:value-type="float" office:value="164.62">
            <text:p>164.62</text:p>
          </table:table-cell>
          <table:table-cell table:formula="of:=[.B271]/[.A271]" office:value-type="float" office:value="1.05175057500639">
            <text:p>1.05</text:p>
          </table:table-cell>
          <table:table-cell office:value-type="float" office:value="157.11">
            <text:p>157.11</text:p>
          </table:table-cell>
          <table:table-cell table:formula="of:=[.D271]/[.A271]" office:value-type="float" office:value="1.00376948632763">
            <text:p>1</text:p>
          </table:table-cell>
          <table:table-cell office:value-type="float" office:value="157.11">
            <text:p>157.11</text:p>
          </table:table-cell>
          <table:table-cell table:formula="of:=[.F271]/[.A271]" office:value-type="float" office:value="1.00376948632763">
            <text:p>1</text:p>
          </table:table-cell>
          <table:table-cell office:value-type="float" office:value="164.62">
            <text:p>164.62</text:p>
          </table:table-cell>
          <table:table-cell table:formula="of:=[.H271]/[.A271]" office:value-type="float" office:value="1.05175057500639">
            <text:p>1.05</text:p>
          </table:table-cell>
          <table:table-cell office:value-type="float" office:value="157.11">
            <text:p>157.11</text:p>
          </table:table-cell>
          <table:table-cell table:formula="of:=[.J271]/[.A271]" office:value-type="float" office:value="1.00376948632763">
            <text:p>1</text:p>
          </table:table-cell>
          <table:table-cell table:number-columns-repeated="5"/>
        </table:table-row>
        <table:table-row table:style-name="ro1">
          <table:table-cell office:value-type="float" office:value="153.07">
            <text:p>153.07</text:p>
          </table:table-cell>
          <table:table-cell office:value-type="float" office:value="164.82">
            <text:p>164.82</text:p>
          </table:table-cell>
          <table:table-cell table:formula="of:=[.B272]/[.A272]" office:value-type="float" office:value="1.0767622656301">
            <text:p>1.08</text:p>
          </table:table-cell>
          <table:table-cell office:value-type="float" office:value="154.24">
            <text:p>154.24</text:p>
          </table:table-cell>
          <table:table-cell table:formula="of:=[.D272]/[.A272]" office:value-type="float" office:value="1.00764356176913">
            <text:p>1.01</text:p>
          </table:table-cell>
          <table:table-cell office:value-type="float" office:value="153.65">
            <text:p>153.65</text:p>
          </table:table-cell>
          <table:table-cell table:formula="of:=[.F272]/[.A272]" office:value-type="float" office:value="1.00378911609068">
            <text:p>1</text:p>
          </table:table-cell>
          <table:table-cell office:value-type="float" office:value="164.82">
            <text:p>164.82</text:p>
          </table:table-cell>
          <table:table-cell table:formula="of:=[.H272]/[.A272]" office:value-type="float" office:value="1.0767622656301">
            <text:p>1.08</text:p>
          </table:table-cell>
          <table:table-cell office:value-type="float" office:value="156.58">
            <text:p>156.58</text:p>
          </table:table-cell>
          <table:table-cell table:formula="of:=[.J272]/[.A272]" office:value-type="float" office:value="1.02293068530738">
            <text:p>1.02</text:p>
          </table:table-cell>
          <table:table-cell table:number-columns-repeated="5"/>
        </table:table-row>
        <table:table-row table:style-name="ro1">
          <table:table-cell office:value-type="float" office:value="152.31">
            <text:p>152.31</text:p>
          </table:table-cell>
          <table:table-cell office:value-type="float" office:value="173.52">
            <text:p>173.52</text:p>
          </table:table-cell>
          <table:table-cell table:formula="of:=[.B273]/[.A273]" office:value-type="float" office:value="1.13925546582628">
            <text:p>1.14</text:p>
          </table:table-cell>
          <table:table-cell office:value-type="float" office:value="154.07">
            <text:p>154.07</text:p>
          </table:table-cell>
          <table:table-cell table:formula="of:=[.D273]/[.A273]" office:value-type="float" office:value="1.01155538047403">
            <text:p>1.01</text:p>
          </table:table-cell>
          <table:table-cell office:value-type="float" office:value="152.89">
            <text:p>152.89</text:p>
          </table:table-cell>
          <table:table-cell table:formula="of:=[.F273]/[.A273]" office:value-type="float" office:value="1.00380802311076">
            <text:p>1</text:p>
          </table:table-cell>
          <table:table-cell office:value-type="float" office:value="173.52">
            <text:p>173.52</text:p>
          </table:table-cell>
          <table:table-cell table:formula="of:=[.H273]/[.A273]" office:value-type="float" office:value="1.13925546582628">
            <text:p>1.14</text:p>
          </table:table-cell>
          <table:table-cell office:value-type="float" office:value="152.89">
            <text:p>152.89</text:p>
          </table:table-cell>
          <table:table-cell table:formula="of:=[.J273]/[.A273]" office:value-type="float" office:value="1.00380802311076">
            <text:p>1</text:p>
          </table:table-cell>
          <table:table-cell table:number-columns-repeated="5"/>
        </table:table-row>
        <table:table-row table:style-name="ro1">
          <table:table-cell office:value-type="float" office:value="151.65">
            <text:p>151.65</text:p>
          </table:table-cell>
          <table:table-cell office:value-type="float" office:value="160.48">
            <text:p>160.48</text:p>
          </table:table-cell>
          <table:table-cell table:formula="of:=[.B274]/[.A274]" office:value-type="float" office:value="1.05822617870096">
            <text:p>1.06</text:p>
          </table:table-cell>
          <table:table-cell office:value-type="float" office:value="152.24">
            <text:p>152.24</text:p>
          </table:table-cell>
          <table:table-cell table:formula="of:=[.D274]/[.A274]" office:value-type="float" office:value="1.00389053742169">
            <text:p>1</text:p>
          </table:table-cell>
          <table:table-cell office:value-type="float" office:value="152.24">
            <text:p>152.24</text:p>
          </table:table-cell>
          <table:table-cell table:formula="of:=[.F274]/[.A274]" office:value-type="float" office:value="1.00389053742169">
            <text:p>1</text:p>
          </table:table-cell>
          <table:table-cell office:value-type="float" office:value="160.48">
            <text:p>160.48</text:p>
          </table:table-cell>
          <table:table-cell table:formula="of:=[.H274]/[.A274]" office:value-type="float" office:value="1.05822617870096">
            <text:p>1.06</text:p>
          </table:table-cell>
          <table:table-cell office:value-type="float" office:value="152.24">
            <text:p>152.24</text:p>
          </table:table-cell>
          <table:table-cell table:formula="of:=[.J274]/[.A274]" office:value-type="float" office:value="1.00389053742169">
            <text:p>1</text:p>
          </table:table-cell>
          <table:table-cell table:number-columns-repeated="5"/>
        </table:table-row>
        <table:table-row table:style-name="ro1">
          <table:table-cell office:value-type="float" office:value="297.31">
            <text:p>297.31</text:p>
          </table:table-cell>
          <table:table-cell office:value-type="float" office:value="311.79">
            <text:p>311.79</text:p>
          </table:table-cell>
          <table:table-cell table:formula="of:=[.B275]/[.A275]" office:value-type="float" office:value="1.04870337358313">
            <text:p>1.05</text:p>
          </table:table-cell>
          <table:table-cell office:value-type="float" office:value="300.14">
            <text:p>300.14</text:p>
          </table:table-cell>
          <table:table-cell table:formula="of:=[.D275]/[.A275]" office:value-type="float" office:value="1.00951868420168">
            <text:p>1.01</text:p>
          </table:table-cell>
          <table:table-cell office:value-type="float" office:value="298.48">
            <text:p>298.48</text:p>
          </table:table-cell>
          <table:table-cell table:formula="of:=[.F275]/[.A275]" office:value-type="float" office:value="1.0039352864014">
            <text:p>1</text:p>
          </table:table-cell>
          <table:table-cell office:value-type="float" office:value="311.79">
            <text:p>311.79</text:p>
          </table:table-cell>
          <table:table-cell table:formula="of:=[.H275]/[.A275]" office:value-type="float" office:value="1.04870337358313">
            <text:p>1.05</text:p>
          </table:table-cell>
          <table:table-cell office:value-type="float" office:value="299.55">
            <text:p>299.55</text:p>
          </table:table-cell>
          <table:table-cell table:formula="of:=[.J275]/[.A275]" office:value-type="float" office:value="1.00753422353772">
            <text:p>1.01</text:p>
          </table:table-cell>
          <table:table-cell table:number-columns-repeated="5"/>
        </table:table-row>
        <table:table-row table:style-name="ro1">
          <table:table-cell office:value-type="float" office:value="295.85">
            <text:p>295.85</text:p>
          </table:table-cell>
          <table:table-cell office:value-type="float" office:value="311.23">
            <text:p>311.23</text:p>
          </table:table-cell>
          <table:table-cell table:formula="of:=[.B276]/[.A276]" office:value-type="float" office:value="1.0519858036167">
            <text:p>1.05</text:p>
          </table:table-cell>
          <table:table-cell office:value-type="float" office:value="297.02">
            <text:p>297.02</text:p>
          </table:table-cell>
          <table:table-cell table:formula="of:=[.D276]/[.A276]" office:value-type="float" office:value="1.00395470677708">
            <text:p>1</text:p>
          </table:table-cell>
          <table:table-cell office:value-type="float" office:value="297.02">
            <text:p>297.02</text:p>
          </table:table-cell>
          <table:table-cell table:formula="of:=[.F276]/[.A276]" office:value-type="float" office:value="1.00395470677708">
            <text:p>1</text:p>
          </table:table-cell>
          <table:table-cell office:value-type="float" office:value="311.23">
            <text:p>311.23</text:p>
          </table:table-cell>
          <table:table-cell table:formula="of:=[.H276]/[.A276]" office:value-type="float" office:value="1.0519858036167">
            <text:p>1.05</text:p>
          </table:table-cell>
          <table:table-cell office:value-type="float" office:value="299.37">
            <text:p>299.37</text:p>
          </table:table-cell>
          <table:table-cell table:formula="of:=[.J276]/[.A276]" office:value-type="float" office:value="1.01189792124387">
            <text:p>1.01</text:p>
          </table:table-cell>
          <table:table-cell table:number-columns-repeated="5"/>
        </table:table-row>
        <table:table-row table:style-name="ro1">
          <table:table-cell office:value-type="float" office:value="145.81">
            <text:p>145.81</text:p>
          </table:table-cell>
          <table:table-cell office:value-type="float" office:value="155.71">
            <text:p>155.71</text:p>
          </table:table-cell>
          <table:table-cell table:formula="of:=[.B277]/[.A277]" office:value-type="float" office:value="1.06789657773815">
            <text:p>1.07</text:p>
          </table:table-cell>
          <table:table-cell office:value-type="float" office:value="145.81">
            <text:p>145.81</text:p>
          </table:table-cell>
          <table:table-cell table:formula="of:=[.D277]/[.A277]" office:value-type="float" office:value="1">
            <text:p>1</text:p>
          </table:table-cell>
          <table:table-cell office:value-type="float" office:value="146.4">
            <text:p>146.4</text:p>
          </table:table-cell>
          <table:table-cell table:formula="of:=[.F277]/[.A277]" office:value-type="float" office:value="1.00404636170359">
            <text:p>1</text:p>
          </table:table-cell>
          <table:table-cell office:value-type="float" office:value="155.71">
            <text:p>155.71</text:p>
          </table:table-cell>
          <table:table-cell table:formula="of:=[.H277]/[.A277]" office:value-type="float" office:value="1.06789657773815">
            <text:p>1.07</text:p>
          </table:table-cell>
          <table:table-cell office:value-type="float" office:value="145.81">
            <text:p>145.81</text:p>
          </table:table-cell>
          <table:table-cell table:formula="of:=[.J277]/[.A27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3.82">
            <text:p>433.82</text:p>
          </table:table-cell>
          <table:table-cell office:value-type="float" office:value="445.1">
            <text:p>445.1</text:p>
          </table:table-cell>
          <table:table-cell table:formula="of:=[.B278]/[.A278]" office:value-type="float" office:value="1.02600156747038">
            <text:p>1.03</text:p>
          </table:table-cell>
          <table:table-cell office:value-type="float" office:value="433.82">
            <text:p>433.82</text:p>
          </table:table-cell>
          <table:table-cell table:formula="of:=[.D278]/[.A278]" office:value-type="float" office:value="1">
            <text:p>1</text:p>
          </table:table-cell>
          <table:table-cell office:value-type="float" office:value="435.58">
            <text:p>435.58</text:p>
          </table:table-cell>
          <table:table-cell table:formula="of:=[.F278]/[.A278]" office:value-type="float" office:value="1.0040569821585">
            <text:p>1</text:p>
          </table:table-cell>
          <table:table-cell office:value-type="float" office:value="445.1">
            <text:p>445.1</text:p>
          </table:table-cell>
          <table:table-cell table:formula="of:=[.H278]/[.A278]" office:value-type="float" office:value="1.02600156747038">
            <text:p>1.03</text:p>
          </table:table-cell>
          <table:table-cell office:value-type="float" office:value="433.82">
            <text:p>433.82</text:p>
          </table:table-cell>
          <table:table-cell table:formula="of:=[.J278]/[.A2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4.45">
            <text:p>144.45</text:p>
          </table:table-cell>
          <table:table-cell office:value-type="float" office:value="152.11">
            <text:p>152.11</text:p>
          </table:table-cell>
          <table:table-cell table:formula="of:=[.B279]/[.A279]" office:value-type="float" office:value="1.05302872966424">
            <text:p>1.05</text:p>
          </table:table-cell>
          <table:table-cell office:value-type="float" office:value="145.04">
            <text:p>145.04</text:p>
          </table:table-cell>
          <table:table-cell table:formula="of:=[.D279]/[.A279]" office:value-type="float" office:value="1.00408445829007">
            <text:p>1</text:p>
          </table:table-cell>
          <table:table-cell office:value-type="float" office:value="145.04">
            <text:p>145.04</text:p>
          </table:table-cell>
          <table:table-cell table:formula="of:=[.F279]/[.A279]" office:value-type="float" office:value="1.00408445829007">
            <text:p>1</text:p>
          </table:table-cell>
          <table:table-cell office:value-type="float" office:value="152.11">
            <text:p>152.11</text:p>
          </table:table-cell>
          <table:table-cell table:formula="of:=[.H279]/[.A279]" office:value-type="float" office:value="1.05302872966424">
            <text:p>1.05</text:p>
          </table:table-cell>
          <table:table-cell office:value-type="float" office:value="145.04">
            <text:p>145.04</text:p>
          </table:table-cell>
          <table:table-cell table:formula="of:=[.J279]/[.A279]" office:value-type="float" office:value="1.00408445829007">
            <text:p>1</text:p>
          </table:table-cell>
          <table:table-cell table:number-columns-repeated="5"/>
        </table:table-row>
        <table:table-row table:style-name="ro1">
          <table:table-cell office:value-type="float" office:value="284.64">
            <text:p>284.64</text:p>
          </table:table-cell>
          <table:table-cell office:value-type="float" office:value="301.71">
            <text:p>301.71</text:p>
          </table:table-cell>
          <table:table-cell table:formula="of:=[.B280]/[.A280]" office:value-type="float" office:value="1.05997048903879">
            <text:p>1.06</text:p>
          </table:table-cell>
          <table:table-cell office:value-type="float" office:value="286.3">
            <text:p>286.3</text:p>
          </table:table-cell>
          <table:table-cell table:formula="of:=[.D280]/[.A280]" office:value-type="float" office:value="1.00583192804947">
            <text:p>1.01</text:p>
          </table:table-cell>
          <table:table-cell office:value-type="float" office:value="285.81">
            <text:p>285.81</text:p>
          </table:table-cell>
          <table:table-cell table:formula="of:=[.F280]/[.A280]" office:value-type="float" office:value="1.00411045531197">
            <text:p>1</text:p>
          </table:table-cell>
          <table:table-cell office:value-type="float" office:value="301.71">
            <text:p>301.71</text:p>
          </table:table-cell>
          <table:table-cell table:formula="of:=[.H280]/[.A280]" office:value-type="float" office:value="1.05997048903879">
            <text:p>1.06</text:p>
          </table:table-cell>
          <table:table-cell office:value-type="float" office:value="286.88">
            <text:p>286.88</text:p>
          </table:table-cell>
          <table:table-cell table:formula="of:=[.J280]/[.A280]" office:value-type="float" office:value="1.00786958965711">
            <text:p>1.01</text:p>
          </table:table-cell>
          <table:table-cell table:number-columns-repeated="5"/>
        </table:table-row>
        <table:table-row table:style-name="ro1">
          <table:table-cell office:value-type="float" office:value="284.33">
            <text:p>284.33</text:p>
          </table:table-cell>
          <table:table-cell office:value-type="float" office:value="290.67">
            <text:p>290.67</text:p>
          </table:table-cell>
          <table:table-cell table:formula="of:=[.B281]/[.A281]" office:value-type="float" office:value="1.02229803397461">
            <text:p>1.02</text:p>
          </table:table-cell>
          <table:table-cell office:value-type="float" office:value="284.91">
            <text:p>284.91</text:p>
          </table:table-cell>
          <table:table-cell table:formula="of:=[.D281]/[.A281]" office:value-type="float" office:value="1.00203988323427">
            <text:p>1</text:p>
          </table:table-cell>
          <table:table-cell office:value-type="float" office:value="285.5">
            <text:p>285.5</text:p>
          </table:table-cell>
          <table:table-cell table:formula="of:=[.F281]/[.A281]" office:value-type="float" office:value="1.00411493686913">
            <text:p>1</text:p>
          </table:table-cell>
          <table:table-cell office:value-type="float" office:value="290.67">
            <text:p>290.67</text:p>
          </table:table-cell>
          <table:table-cell table:formula="of:=[.H281]/[.A281]" office:value-type="float" office:value="1.02229803397461">
            <text:p>1.02</text:p>
          </table:table-cell>
          <table:table-cell office:value-type="float" office:value="284.91">
            <text:p>284.91</text:p>
          </table:table-cell>
          <table:table-cell table:formula="of:=[.J281]/[.A281]" office:value-type="float" office:value="1.00203988323427">
            <text:p>1</text:p>
          </table:table-cell>
          <table:table-cell table:number-columns-repeated="5"/>
        </table:table-row>
        <table:table-row table:style-name="ro1">
          <table:table-cell office:value-type="float" office:value="225.32">
            <text:p>225.32</text:p>
          </table:table-cell>
          <table:table-cell office:value-type="float" office:value="234.11">
            <text:p>234.11</text:p>
          </table:table-cell>
          <table:table-cell table:formula="of:=[.B282]/[.A282]" office:value-type="float" office:value="1.03901118409373">
            <text:p>1.04</text:p>
          </table:table-cell>
          <table:table-cell office:value-type="float" office:value="228.01">
            <text:p>228.01</text:p>
          </table:table-cell>
          <table:table-cell table:formula="of:=[.D282]/[.A282]" office:value-type="float" office:value="1.01193857624712">
            <text:p>1.01</text:p>
          </table:table-cell>
          <table:table-cell office:value-type="float" office:value="226.25">
            <text:p>226.25</text:p>
          </table:table-cell>
          <table:table-cell table:formula="of:=[.F282]/[.A282]" office:value-type="float" office:value="1.0041274631635">
            <text:p>1</text:p>
          </table:table-cell>
          <table:table-cell office:value-type="float" office:value="234.11">
            <text:p>234.11</text:p>
          </table:table-cell>
          <table:table-cell table:formula="of:=[.H282]/[.A282]" office:value-type="float" office:value="1.03901118409373">
            <text:p>1.04</text:p>
          </table:table-cell>
          <table:table-cell office:value-type="float" office:value="227.42">
            <text:p>227.42</text:p>
          </table:table-cell>
          <table:table-cell table:formula="of:=[.J282]/[.A282]" office:value-type="float" office:value="1.00932007811113">
            <text:p>1.01</text:p>
          </table:table-cell>
          <table:table-cell table:number-columns-repeated="5"/>
        </table:table-row>
        <table:table-row table:style-name="ro1">
          <table:table-cell office:value-type="float" office:value="139.77">
            <text:p>139.77</text:p>
          </table:table-cell>
          <table:table-cell office:value-type="float" office:value="145.04">
            <text:p>145.04</text:p>
          </table:table-cell>
          <table:table-cell table:formula="of:=[.B283]/[.A283]" office:value-type="float" office:value="1.03770480074408">
            <text:p>1.04</text:p>
          </table:table-cell>
          <table:table-cell office:value-type="float" office:value="140.36">
            <text:p>140.36</text:p>
          </table:table-cell>
          <table:table-cell table:formula="of:=[.D283]/[.A283]" office:value-type="float" office:value="1.00422122057666">
            <text:p>1</text:p>
          </table:table-cell>
          <table:table-cell office:value-type="float" office:value="140.36">
            <text:p>140.36</text:p>
          </table:table-cell>
          <table:table-cell table:formula="of:=[.F283]/[.A283]" office:value-type="float" office:value="1.00422122057666">
            <text:p>1</text:p>
          </table:table-cell>
          <table:table-cell office:value-type="float" office:value="145.04">
            <text:p>145.04</text:p>
          </table:table-cell>
          <table:table-cell table:formula="of:=[.H283]/[.A283]" office:value-type="float" office:value="1.03770480074408">
            <text:p>1.04</text:p>
          </table:table-cell>
          <table:table-cell office:value-type="float" office:value="140.36">
            <text:p>140.36</text:p>
          </table:table-cell>
          <table:table-cell table:formula="of:=[.J283]/[.A283]" office:value-type="float" office:value="1.00422122057666">
            <text:p>1</text:p>
          </table:table-cell>
          <table:table-cell table:number-columns-repeated="5"/>
        </table:table-row>
        <table:table-row table:style-name="ro1">
          <table:table-cell office:value-type="float" office:value="273.61">
            <text:p>273.61</text:p>
          </table:table-cell>
          <table:table-cell office:value-type="float" office:value="301.99">
            <text:p>301.99</text:p>
          </table:table-cell>
          <table:table-cell table:formula="of:=[.B284]/[.A284]" office:value-type="float" office:value="1.10372427908337">
            <text:p>1.1</text:p>
          </table:table-cell>
          <table:table-cell office:value-type="float" office:value="279.17">
            <text:p>279.17</text:p>
          </table:table-cell>
          <table:table-cell table:formula="of:=[.D284]/[.A284]" office:value-type="float" office:value="1.02032089470414">
            <text:p>1.02</text:p>
          </table:table-cell>
          <table:table-cell office:value-type="float" office:value="274.78">
            <text:p>274.78</text:p>
          </table:table-cell>
          <table:table-cell table:formula="of:=[.F284]/[.A284]" office:value-type="float" office:value="1.00427615949709">
            <text:p>1</text:p>
          </table:table-cell>
          <table:table-cell office:value-type="float" office:value="291.17">
            <text:p>291.17</text:p>
          </table:table-cell>
          <table:table-cell table:formula="of:=[.H284]/[.A284]" office:value-type="float" office:value="1.06417894082819">
            <text:p>1.06</text:p>
          </table:table-cell>
          <table:table-cell office:value-type="float" office:value="275.85">
            <text:p>275.85</text:p>
          </table:table-cell>
          <table:table-cell table:formula="of:=[.J284]/[.A284]" office:value-type="float" office:value="1.00818683527649">
            <text:p>1.01</text:p>
          </table:table-cell>
          <table:table-cell table:number-columns-repeated="5"/>
        </table:table-row>
        <table:table-row table:style-name="ro1">
          <table:table-cell office:value-type="float" office:value="273.04">
            <text:p>273.04</text:p>
          </table:table-cell>
          <table:table-cell office:value-type="float" office:value="284.94">
            <text:p>284.94</text:p>
          </table:table-cell>
          <table:table-cell table:formula="of:=[.B285]/[.A285]" office:value-type="float" office:value="1.04358335774978">
            <text:p>1.04</text:p>
          </table:table-cell>
          <table:table-cell office:value-type="float" office:value="273.62">
            <text:p>273.62</text:p>
          </table:table-cell>
          <table:table-cell table:formula="of:=[.D285]/[.A285]" office:value-type="float" office:value="1.00212423088192">
            <text:p>1</text:p>
          </table:table-cell>
          <table:table-cell office:value-type="float" office:value="274.21">
            <text:p>274.21</text:p>
          </table:table-cell>
          <table:table-cell table:formula="of:=[.F285]/[.A285]" office:value-type="float" office:value="1.00428508643422">
            <text:p>1</text:p>
          </table:table-cell>
          <table:table-cell office:value-type="float" office:value="284.94">
            <text:p>284.94</text:p>
          </table:table-cell>
          <table:table-cell table:formula="of:=[.H285]/[.A285]" office:value-type="float" office:value="1.04358335774978">
            <text:p>1.04</text:p>
          </table:table-cell>
          <table:table-cell office:value-type="float" office:value="273.04">
            <text:p>273.04</text:p>
          </table:table-cell>
          <table:table-cell table:formula="of:=[.J285]/[.A28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4.27">
            <text:p>354.27</text:p>
          </table:table-cell>
          <table:table-cell office:value-type="float" office:value="362.62">
            <text:p>362.62</text:p>
          </table:table-cell>
          <table:table-cell table:formula="of:=[.B286]/[.A286]" office:value-type="float" office:value="1.02356959381263">
            <text:p>1.02</text:p>
          </table:table-cell>
          <table:table-cell office:value-type="float" office:value="360.62">
            <text:p>360.62</text:p>
          </table:table-cell>
          <table:table-cell table:formula="of:=[.D286]/[.A286]" office:value-type="float" office:value="1.01792418212098">
            <text:p>1.02</text:p>
          </table:table-cell>
          <table:table-cell office:value-type="float" office:value="355.79">
            <text:p>355.79</text:p>
          </table:table-cell>
          <table:table-cell table:formula="of:=[.F286]/[.A286]" office:value-type="float" office:value="1.00429051288565">
            <text:p>1</text:p>
          </table:table-cell>
          <table:table-cell office:value-type="float" office:value="359.69">
            <text:p>359.69</text:p>
          </table:table-cell>
          <table:table-cell table:formula="of:=[.H286]/[.A286]" office:value-type="float" office:value="1.01529906568437">
            <text:p>1.02</text:p>
          </table:table-cell>
          <table:table-cell office:value-type="float" office:value="358.27">
            <text:p>358.27</text:p>
          </table:table-cell>
          <table:table-cell table:formula="of:=[.J286]/[.A286]" office:value-type="float" office:value="1.0112908233833">
            <text:p>1.01</text:p>
          </table:table-cell>
          <table:table-cell table:number-columns-repeated="5"/>
        </table:table-row>
        <table:table-row table:style-name="ro1">
          <table:table-cell office:value-type="float" office:value="136.74">
            <text:p>136.74</text:p>
          </table:table-cell>
          <table:table-cell office:value-type="float" office:value="139.08">
            <text:p>139.08</text:p>
          </table:table-cell>
          <table:table-cell table:formula="of:=[.B287]/[.A287]" office:value-type="float" office:value="1.01711276875823">
            <text:p>1.02</text:p>
          </table:table-cell>
          <table:table-cell office:value-type="float" office:value="137.91">
            <text:p>137.91</text:p>
          </table:table-cell>
          <table:table-cell table:formula="of:=[.D287]/[.A287]" office:value-type="float" office:value="1.00855638437911">
            <text:p>1.01</text:p>
          </table:table-cell>
          <table:table-cell office:value-type="float" office:value="137.33">
            <text:p>137.33</text:p>
          </table:table-cell>
          <table:table-cell table:formula="of:=[.F287]/[.A287]" office:value-type="float" office:value="1.00431475793477">
            <text:p>1</text:p>
          </table:table-cell>
          <table:table-cell office:value-type="float" office:value="139.08">
            <text:p>139.08</text:p>
          </table:table-cell>
          <table:table-cell table:formula="of:=[.H287]/[.A287]" office:value-type="float" office:value="1.01711276875823">
            <text:p>1.02</text:p>
          </table:table-cell>
          <table:table-cell office:value-type="float" office:value="137.91">
            <text:p>137.91</text:p>
          </table:table-cell>
          <table:table-cell table:formula="of:=[.J287]/[.A287]" office:value-type="float" office:value="1.00855638437911">
            <text:p>1.01</text:p>
          </table:table-cell>
          <table:table-cell table:number-columns-repeated="5"/>
        </table:table-row>
        <table:table-row table:style-name="ro1">
          <table:table-cell office:value-type="float" office:value="270.85">
            <text:p>270.85</text:p>
          </table:table-cell>
          <table:table-cell office:value-type="float" office:value="273.44">
            <text:p>273.44</text:p>
          </table:table-cell>
          <table:table-cell table:formula="of:=[.B288]/[.A288]" office:value-type="float" office:value="1.00956248846225">
            <text:p>1.01</text:p>
          </table:table-cell>
          <table:table-cell office:value-type="float" office:value="271.44">
            <text:p>271.44</text:p>
          </table:table-cell>
          <table:table-cell table:formula="of:=[.D288]/[.A288]" office:value-type="float" office:value="1.00217832748754">
            <text:p>1</text:p>
          </table:table-cell>
          <table:table-cell office:value-type="float" office:value="272.02">
            <text:p>272.02</text:p>
          </table:table-cell>
          <table:table-cell table:formula="of:=[.F288]/[.A288]" office:value-type="float" office:value="1.0043197341702">
            <text:p>1</text:p>
          </table:table-cell>
          <table:table-cell office:value-type="float" office:value="273.44">
            <text:p>273.44</text:p>
          </table:table-cell>
          <table:table-cell table:formula="of:=[.H288]/[.A288]" office:value-type="float" office:value="1.00956248846225">
            <text:p>1.01</text:p>
          </table:table-cell>
          <table:table-cell office:value-type="float" office:value="271.68">
            <text:p>271.68</text:p>
          </table:table-cell>
          <table:table-cell table:formula="of:=[.J288]/[.A288]" office:value-type="float" office:value="1.0030644268045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69.48">
            <text:p>269.48</text:p>
          </table:table-cell>
          <table:table-cell table:formula="of:=[.B289]/[.A289]" office:value-type="float" office:value="1">
            <text:p>1</text:p>
          </table:table-cell>
          <table:table-cell office:value-type="float" office:value="270.06">
            <text:p>270.06</text:p>
          </table:table-cell>
          <table:table-cell table:formula="of:=[.D289]/[.A289]" office:value-type="float" office:value="1.00215229330563">
            <text:p>1</text:p>
          </table:table-cell>
          <table:table-cell office:value-type="float" office:value="270.65">
            <text:p>270.65</text:p>
          </table:table-cell>
          <table:table-cell table:formula="of:=[.F289]/[.A289]" office:value-type="float" office:value="1.00434169511652">
            <text:p>1</text:p>
          </table:table-cell>
          <table:table-cell office:value-type="float" office:value="269.48">
            <text:p>269.48</text:p>
          </table:table-cell>
          <table:table-cell table:formula="of:=[.H289]/[.A289]" office:value-type="float" office:value="1">
            <text:p>1</text:p>
          </table:table-cell>
          <table:table-cell office:value-type="float" office:value="270.06">
            <text:p>270.06</text:p>
          </table:table-cell>
          <table:table-cell table:formula="of:=[.J289]/[.A289]" office:value-type="float" office:value="1.00215229330563">
            <text:p>1</text:p>
          </table:table-cell>
          <table:table-cell table:number-columns-repeated="5"/>
        </table:table-row>
        <table:table-row table:style-name="ro1">
          <table:table-cell office:value-type="float" office:value="403.1">
            <text:p>403.1</text:p>
          </table:table-cell>
          <table:table-cell office:value-type="float" office:value="417.2">
            <text:p>417.2</text:p>
          </table:table-cell>
          <table:table-cell table:formula="of:=[.B290]/[.A290]" office:value-type="float" office:value="1.03497891342099">
            <text:p>1.03</text:p>
          </table:table-cell>
          <table:table-cell office:value-type="float" office:value="406.62">
            <text:p>406.62</text:p>
          </table:table-cell>
          <table:table-cell table:formula="of:=[.D290]/[.A290]" office:value-type="float" office:value="1.00873232448524">
            <text:p>1.01</text:p>
          </table:table-cell>
          <table:table-cell office:value-type="float" office:value="404.86">
            <text:p>404.86</text:p>
          </table:table-cell>
          <table:table-cell table:formula="of:=[.F290]/[.A290]" office:value-type="float" office:value="1.00436616224262">
            <text:p>1</text:p>
          </table:table-cell>
          <table:table-cell office:value-type="float" office:value="417.2">
            <text:p>417.2</text:p>
          </table:table-cell>
          <table:table-cell table:formula="of:=[.H290]/[.A290]" office:value-type="float" office:value="1.03497891342099">
            <text:p>1.03</text:p>
          </table:table-cell>
          <table:table-cell office:value-type="float" office:value="406.03">
            <text:p>406.03</text:p>
          </table:table-cell>
          <table:table-cell table:formula="of:=[.J290]/[.A290]" office:value-type="float" office:value="1.00726866782436">
            <text:p>1.01</text:p>
          </table:table-cell>
          <table:table-cell table:number-columns-repeated="5"/>
        </table:table-row>
        <table:table-row table:style-name="ro1">
          <table:table-cell office:value-type="float" office:value="258.74">
            <text:p>258.74</text:p>
          </table:table-cell>
          <table:table-cell office:value-type="float" office:value="260.5">
            <text:p>260.5</text:p>
          </table:table-cell>
          <table:table-cell table:formula="of:=[.B291]/[.A291]" office:value-type="float" office:value="1.00680219525392">
            <text:p>1.01</text:p>
          </table:table-cell>
          <table:table-cell office:value-type="float" office:value="258.74">
            <text:p>258.74</text:p>
          </table:table-cell>
          <table:table-cell table:formula="of:=[.D291]/[.A291]" office:value-type="float" office:value="1">
            <text:p>1</text:p>
          </table:table-cell>
          <table:table-cell office:value-type="float" office:value="259.91">
            <text:p>259.91</text:p>
          </table:table-cell>
          <table:table-cell table:formula="of:=[.F291]/[.A291]" office:value-type="float" office:value="1.00452191389039">
            <text:p>1</text:p>
          </table:table-cell>
          <table:table-cell office:value-type="float" office:value="260.5">
            <text:p>260.5</text:p>
          </table:table-cell>
          <table:table-cell table:formula="of:=[.H291]/[.A291]" office:value-type="float" office:value="1.00680219525392">
            <text:p>1.01</text:p>
          </table:table-cell>
          <table:table-cell office:value-type="float" office:value="258.74">
            <text:p>258.74</text:p>
          </table:table-cell>
          <table:table-cell table:formula="of:=[.J291]/[.A2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6.2">
            <text:p>126.2</text:p>
          </table:table-cell>
          <table:table-cell office:value-type="float" office:value="135.37">
            <text:p>135.37</text:p>
          </table:table-cell>
          <table:table-cell table:formula="of:=[.B292]/[.A292]" office:value-type="float" office:value="1.07266244057052">
            <text:p>1.07</text:p>
          </table:table-cell>
          <table:table-cell office:value-type="float" office:value="126.78">
            <text:p>126.78</text:p>
          </table:table-cell>
          <table:table-cell table:formula="of:=[.D292]/[.A292]" office:value-type="float" office:value="1.00459587955626">
            <text:p>1</text:p>
          </table:table-cell>
          <table:table-cell office:value-type="float" office:value="126.78">
            <text:p>126.78</text:p>
          </table:table-cell>
          <table:table-cell table:formula="of:=[.F292]/[.A292]" office:value-type="float" office:value="1.00459587955626">
            <text:p>1</text:p>
          </table:table-cell>
          <table:table-cell office:value-type="float" office:value="135.37">
            <text:p>135.37</text:p>
          </table:table-cell>
          <table:table-cell table:formula="of:=[.H292]/[.A292]" office:value-type="float" office:value="1.07266244057052">
            <text:p>1.07</text:p>
          </table:table-cell>
          <table:table-cell office:value-type="float" office:value="126.2">
            <text:p>126.2</text:p>
          </table:table-cell>
          <table:table-cell table:formula="of:=[.J292]/[.A2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9.85">
            <text:p>379.85</text:p>
          </table:table-cell>
          <table:table-cell office:value-type="float" office:value="392.33">
            <text:p>392.33</text:p>
          </table:table-cell>
          <table:table-cell table:formula="of:=[.B293]/[.A293]" office:value-type="float" office:value="1.03285507437146">
            <text:p>1.03</text:p>
          </table:table-cell>
          <table:table-cell office:value-type="float" office:value="381.02">
            <text:p>381.02</text:p>
          </table:table-cell>
          <table:table-cell table:formula="of:=[.D293]/[.A293]" office:value-type="float" office:value="1.00308016322232">
            <text:p>1</text:p>
          </table:table-cell>
          <table:table-cell office:value-type="float" office:value="381.61">
            <text:p>381.61</text:p>
          </table:table-cell>
          <table:table-cell table:formula="of:=[.F293]/[.A293]" office:value-type="float" office:value="1.00463340792418">
            <text:p>1</text:p>
          </table:table-cell>
          <table:table-cell office:value-type="float" office:value="381.02">
            <text:p>381.02</text:p>
          </table:table-cell>
          <table:table-cell table:formula="of:=[.H293]/[.A293]" office:value-type="float" office:value="1.00308016322232">
            <text:p>1</text:p>
          </table:table-cell>
          <table:table-cell office:value-type="float" office:value="379.85">
            <text:p>379.85</text:p>
          </table:table-cell>
          <table:table-cell table:formula="of:=[.J293]/[.A2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8.71">
            <text:p>428.71</text:p>
          </table:table-cell>
          <table:table-cell office:value-type="float" office:value="440.23">
            <text:p>440.23</text:p>
          </table:table-cell>
          <table:table-cell table:formula="of:=[.B294]/[.A294]" office:value-type="float" office:value="1.02687131160925">
            <text:p>1.03</text:p>
          </table:table-cell>
          <table:table-cell office:value-type="float" office:value="435.88">
            <text:p>435.88</text:p>
          </table:table-cell>
          <table:table-cell table:formula="of:=[.D294]/[.A294]" office:value-type="float" office:value="1.0167245923818">
            <text:p>1.02</text:p>
          </table:table-cell>
          <table:table-cell office:value-type="float" office:value="430.71">
            <text:p>430.71</text:p>
          </table:table-cell>
          <table:table-cell table:formula="of:=[.F294]/[.A294]" office:value-type="float" office:value="1.00466515826549">
            <text:p>1</text:p>
          </table:table-cell>
          <table:table-cell office:value-type="float" office:value="440.23">
            <text:p>440.23</text:p>
          </table:table-cell>
          <table:table-cell table:formula="of:=[.H294]/[.A294]" office:value-type="float" office:value="1.02687131160925">
            <text:p>1.03</text:p>
          </table:table-cell>
          <table:table-cell office:value-type="float" office:value="432.37">
            <text:p>432.37</text:p>
          </table:table-cell>
          <table:table-cell table:formula="of:=[.J294]/[.A294]" office:value-type="float" office:value="1.00853723962585">
            <text:p>1.01</text:p>
          </table:table-cell>
          <table:table-cell table:number-columns-repeated="5"/>
        </table:table-row>
        <table:table-row table:style-name="ro1">
          <table:table-cell office:value-type="float" office:value="502.71">
            <text:p>502.71</text:p>
          </table:table-cell>
          <table:table-cell office:value-type="float" office:value="519.06">
            <text:p>519.06</text:p>
          </table:table-cell>
          <table:table-cell table:formula="of:=[.B295]/[.A295]" office:value-type="float" office:value="1.03252372142985">
            <text:p>1.03</text:p>
          </table:table-cell>
          <table:table-cell office:value-type="float" office:value="506.23">
            <text:p>506.23</text:p>
          </table:table-cell>
          <table:table-cell table:formula="of:=[.D295]/[.A295]" office:value-type="float" office:value="1.00700204889499">
            <text:p>1.01</text:p>
          </table:table-cell>
          <table:table-cell office:value-type="float" office:value="505.06">
            <text:p>505.06</text:p>
          </table:table-cell>
          <table:table-cell table:formula="of:=[.F295]/[.A295]" office:value-type="float" office:value="1.00467466332478">
            <text:p>1</text:p>
          </table:table-cell>
          <table:table-cell office:value-type="float" office:value="519.06">
            <text:p>519.06</text:p>
          </table:table-cell>
          <table:table-cell table:formula="of:=[.H295]/[.A295]" office:value-type="float" office:value="1.03252372142985">
            <text:p>1.03</text:p>
          </table:table-cell>
          <table:table-cell office:value-type="float" office:value="510.23">
            <text:p>510.23</text:p>
          </table:table-cell>
          <table:table-cell table:formula="of:=[.J295]/[.A295]" office:value-type="float" office:value="1.0149589226393">
            <text:p>1.01</text:p>
          </table:table-cell>
          <table:table-cell table:number-columns-repeated="5"/>
        </table:table-row>
        <table:table-row table:style-name="ro1">
          <table:table-cell office:value-type="float" office:value="323.53">
            <text:p>323.53</text:p>
          </table:table-cell>
          <table:table-cell office:value-type="float" office:value="327.98">
            <text:p>327.98</text:p>
          </table:table-cell>
          <table:table-cell table:formula="of:=[.B296]/[.A296]" office:value-type="float" office:value="1.01375452044633">
            <text:p>1.01</text:p>
          </table:table-cell>
          <table:table-cell office:value-type="float" office:value="326.22">
            <text:p>326.22</text:p>
          </table:table-cell>
          <table:table-cell table:formula="of:=[.D296]/[.A296]" office:value-type="float" office:value="1.00831453033722">
            <text:p>1.01</text:p>
          </table:table-cell>
          <table:table-cell office:value-type="float" office:value="325.05">
            <text:p>325.05</text:p>
          </table:table-cell>
          <table:table-cell table:formula="of:=[.F296]/[.A296]" office:value-type="float" office:value="1.00469817327605">
            <text:p>1</text:p>
          </table:table-cell>
          <table:table-cell office:value-type="float" office:value="327.98">
            <text:p>327.98</text:p>
          </table:table-cell>
          <table:table-cell table:formula="of:=[.H296]/[.A296]" office:value-type="float" office:value="1.01375452044633">
            <text:p>1.01</text:p>
          </table:table-cell>
          <table:table-cell office:value-type="float" office:value="325.05">
            <text:p>325.05</text:p>
          </table:table-cell>
          <table:table-cell table:formula="of:=[.J296]/[.A296]" office:value-type="float" office:value="1.00469817327605">
            <text:p>1</text:p>
          </table:table-cell>
          <table:table-cell table:number-columns-repeated="5"/>
        </table:table-row>
        <table:table-row table:style-name="ro1">
          <table:table-cell office:value-type="float" office:value="123.2">
            <text:p>123.2</text:p>
          </table:table-cell>
          <table:table-cell office:value-type="float" office:value="142.75">
            <text:p>142.75</text:p>
          </table:table-cell>
          <table:table-cell table:formula="of:=[.B297]/[.A297]" office:value-type="float" office:value="1.15868506493506">
            <text:p>1.16</text:p>
          </table:table-cell>
          <table:table-cell office:value-type="float" office:value="123.78">
            <text:p>123.78</text:p>
          </table:table-cell>
          <table:table-cell table:formula="of:=[.D297]/[.A297]" office:value-type="float" office:value="1.00470779220779">
            <text:p>1</text:p>
          </table:table-cell>
          <table:table-cell office:value-type="float" office:value="123.78">
            <text:p>123.78</text:p>
          </table:table-cell>
          <table:table-cell table:formula="of:=[.F297]/[.A297]" office:value-type="float" office:value="1.00470779220779">
            <text:p>1</text:p>
          </table:table-cell>
          <table:table-cell office:value-type="float" office:value="123.78">
            <text:p>123.78</text:p>
          </table:table-cell>
          <table:table-cell table:formula="of:=[.H297]/[.A297]" office:value-type="float" office:value="1.00470779220779">
            <text:p>1</text:p>
          </table:table-cell>
          <table:table-cell office:value-type="float" office:value="123.78">
            <text:p>123.78</text:p>
          </table:table-cell>
          <table:table-cell table:formula="of:=[.J297]/[.A297]" office:value-type="float" office:value="1.00470779220779">
            <text:p>1</text:p>
          </table:table-cell>
          <table:table-cell table:number-columns-repeated="5"/>
        </table:table-row>
        <table:table-row table:style-name="ro1">
          <table:table-cell office:value-type="float" office:value="248.2">
            <text:p>248.2</text:p>
          </table:table-cell>
          <table:table-cell office:value-type="float" office:value="263.27">
            <text:p>263.27</text:p>
          </table:table-cell>
          <table:table-cell table:formula="of:=[.B298]/[.A298]" office:value-type="float" office:value="1.06071716357776">
            <text:p>1.06</text:p>
          </table:table-cell>
          <table:table-cell office:value-type="float" office:value="249.37">
            <text:p>249.37</text:p>
          </table:table-cell>
          <table:table-cell table:formula="of:=[.D298]/[.A298]" office:value-type="float" office:value="1.00471394037067">
            <text:p>1</text:p>
          </table:table-cell>
          <table:table-cell office:value-type="float" office:value="249.37">
            <text:p>249.37</text:p>
          </table:table-cell>
          <table:table-cell table:formula="of:=[.F298]/[.A298]" office:value-type="float" office:value="1.00471394037067">
            <text:p>1</text:p>
          </table:table-cell>
          <table:table-cell office:value-type="float" office:value="263.27">
            <text:p>263.27</text:p>
          </table:table-cell>
          <table:table-cell table:formula="of:=[.H298]/[.A298]" office:value-type="float" office:value="1.06071716357776">
            <text:p>1.06</text:p>
          </table:table-cell>
          <table:table-cell office:value-type="float" office:value="248.2">
            <text:p>248.2</text:p>
          </table:table-cell>
          <table:table-cell table:formula="of:=[.J298]/[.A2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7.99">
            <text:p>247.99</text:p>
          </table:table-cell>
          <table:table-cell office:value-type="float" office:value="255.17">
            <text:p>255.17</text:p>
          </table:table-cell>
          <table:table-cell table:formula="of:=[.B299]/[.A299]" office:value-type="float" office:value="1.02895278035405">
            <text:p>1.03</text:p>
          </table:table-cell>
          <table:table-cell office:value-type="float" office:value="251.17">
            <text:p>251.17</text:p>
          </table:table-cell>
          <table:table-cell table:formula="of:=[.D299]/[.A299]" office:value-type="float" office:value="1.01282309770555">
            <text:p>1.01</text:p>
          </table:table-cell>
          <table:table-cell office:value-type="float" office:value="249.17">
            <text:p>249.17</text:p>
          </table:table-cell>
          <table:table-cell table:formula="of:=[.F299]/[.A299]" office:value-type="float" office:value="1.00475825638131">
            <text:p>1</text:p>
          </table:table-cell>
          <table:table-cell office:value-type="float" office:value="255.17">
            <text:p>255.17</text:p>
          </table:table-cell>
          <table:table-cell table:formula="of:=[.H299]/[.A299]" office:value-type="float" office:value="1.02895278035405">
            <text:p>1.03</text:p>
          </table:table-cell>
          <table:table-cell office:value-type="float" office:value="249.17">
            <text:p>249.17</text:p>
          </table:table-cell>
          <table:table-cell table:formula="of:=[.J299]/[.A299]" office:value-type="float" office:value="1.00475825638131">
            <text:p>1</text:p>
          </table:table-cell>
          <table:table-cell table:number-columns-repeated="5"/>
        </table:table-row>
        <table:table-row table:style-name="ro1">
          <table:table-cell office:value-type="float" office:value="241.36">
            <text:p>241.36</text:p>
          </table:table-cell>
          <table:table-cell office:value-type="float" office:value="267.6">
            <text:p>267.6</text:p>
          </table:table-cell>
          <table:table-cell table:formula="of:=[.B300]/[.A300]" office:value-type="float" office:value="1.10871726881008">
            <text:p>1.11</text:p>
          </table:table-cell>
          <table:table-cell office:value-type="float" office:value="243.11">
            <text:p>243.11</text:p>
          </table:table-cell>
          <table:table-cell table:formula="of:=[.D300]/[.A300]" office:value-type="float" office:value="1.0072505800464">
            <text:p>1.01</text:p>
          </table:table-cell>
          <table:table-cell office:value-type="float" office:value="242.53">
            <text:p>242.53</text:p>
          </table:table-cell>
          <table:table-cell table:formula="of:=[.F300]/[.A300]" office:value-type="float" office:value="1.0048475306596">
            <text:p>1</text:p>
          </table:table-cell>
          <table:table-cell office:value-type="float" office:value="250.47">
            <text:p>250.47</text:p>
          </table:table-cell>
          <table:table-cell table:formula="of:=[.H300]/[.A300]" office:value-type="float" office:value="1.03774444812728">
            <text:p>1.04</text:p>
          </table:table-cell>
          <table:table-cell office:value-type="float" office:value="250.47">
            <text:p>250.47</text:p>
          </table:table-cell>
          <table:table-cell table:formula="of:=[.J300]/[.A300]" office:value-type="float" office:value="1.03774444812728">
            <text:p>1.04</text:p>
          </table:table-cell>
          <table:table-cell table:number-columns-repeated="5"/>
        </table:table-row>
        <table:table-row table:style-name="ro1">
          <table:table-cell office:value-type="float" office:value="290.79">
            <text:p>290.79</text:p>
          </table:table-cell>
          <table:table-cell office:value-type="float" office:value="305.28">
            <text:p>305.28</text:p>
          </table:table-cell>
          <table:table-cell table:formula="of:=[.B301]/[.A301]" office:value-type="float" office:value="1.04982977406376">
            <text:p>1.05</text:p>
          </table:table-cell>
          <table:table-cell office:value-type="float" office:value="295.62">
            <text:p>295.62</text:p>
          </table:table-cell>
          <table:table-cell table:formula="of:=[.D301]/[.A301]" office:value-type="float" office:value="1.01660992468792">
            <text:p>1.02</text:p>
          </table:table-cell>
          <table:table-cell office:value-type="float" office:value="292.21">
            <text:p>292.21</text:p>
          </table:table-cell>
          <table:table-cell table:formula="of:=[.F301]/[.A301]" office:value-type="float" office:value="1.00488324908009">
            <text:p>1</text:p>
          </table:table-cell>
          <table:table-cell office:value-type="float" office:value="305.28">
            <text:p>305.28</text:p>
          </table:table-cell>
          <table:table-cell table:formula="of:=[.H301]/[.A301]" office:value-type="float" office:value="1.04982977406376">
            <text:p>1.05</text:p>
          </table:table-cell>
          <table:table-cell office:value-type="float" office:value="295.62">
            <text:p>295.62</text:p>
          </table:table-cell>
          <table:table-cell table:formula="of:=[.J301]/[.A301]" office:value-type="float" office:value="1.01660992468792">
            <text:p>1.02</text:p>
          </table:table-cell>
          <table:table-cell table:number-columns-repeated="5"/>
        </table:table-row>
        <table:table-row table:style-name="ro1">
          <table:table-cell office:value-type="float" office:value="119.85">
            <text:p>119.85</text:p>
          </table:table-cell>
          <table:table-cell office:value-type="float" office:value="128.44">
            <text:p>128.44</text:p>
          </table:table-cell>
          <table:table-cell table:formula="of:=[.B302]/[.A302]" office:value-type="float" office:value="1.07167292448894">
            <text:p>1.07</text:p>
          </table:table-cell>
          <table:table-cell office:value-type="float" office:value="121.61">
            <text:p>121.61</text:p>
          </table:table-cell>
          <table:table-cell table:formula="of:=[.D302]/[.A302]" office:value-type="float" office:value="1.01468502294535">
            <text:p>1.01</text:p>
          </table:table-cell>
          <table:table-cell office:value-type="float" office:value="120.44">
            <text:p>120.44</text:p>
          </table:table-cell>
          <table:table-cell table:formula="of:=[.F302]/[.A302]" office:value-type="float" office:value="1.00492282019191">
            <text:p>1</text:p>
          </table:table-cell>
          <table:table-cell office:value-type="float" office:value="128.44">
            <text:p>128.44</text:p>
          </table:table-cell>
          <table:table-cell table:formula="of:=[.H302]/[.A302]" office:value-type="float" office:value="1.07167292448894">
            <text:p>1.07</text:p>
          </table:table-cell>
          <table:table-cell office:value-type="float" office:value="120.44">
            <text:p>120.44</text:p>
          </table:table-cell>
          <table:table-cell table:formula="of:=[.J302]/[.A302]" office:value-type="float" office:value="1.00492282019191">
            <text:p>1</text:p>
          </table:table-cell>
          <table:table-cell table:number-columns-repeated="5"/>
        </table:table-row>
        <table:table-row table:style-name="ro1">
          <table:table-cell office:value-type="float" office:value="117.61">
            <text:p>117.61</text:p>
          </table:table-cell>
          <table:table-cell office:value-type="float" office:value="133.51">
            <text:p>133.51</text:p>
          </table:table-cell>
          <table:table-cell table:formula="of:=[.B303]/[.A303]" office:value-type="float" office:value="1.13519258566448">
            <text:p>1.14</text:p>
          </table:table-cell>
          <table:table-cell office:value-type="float" office:value="122.68">
            <text:p>122.68</text:p>
          </table:table-cell>
          <table:table-cell table:formula="of:=[.D303]/[.A303]" office:value-type="float" office:value="1.04310857920245">
            <text:p>1.04</text:p>
          </table:table-cell>
          <table:table-cell office:value-type="float" office:value="118.2">
            <text:p>118.2</text:p>
          </table:table-cell>
          <table:table-cell table:formula="of:=[.F303]/[.A303]" office:value-type="float" office:value="1.00501658022277">
            <text:p>1.01</text:p>
          </table:table-cell>
          <table:table-cell office:value-type="float" office:value="133.51">
            <text:p>133.51</text:p>
          </table:table-cell>
          <table:table-cell table:formula="of:=[.H303]/[.A303]" office:value-type="float" office:value="1.13519258566448">
            <text:p>1.14</text:p>
          </table:table-cell>
          <table:table-cell office:value-type="float" office:value="118.2">
            <text:p>118.2</text:p>
          </table:table-cell>
          <table:table-cell table:formula="of:=[.J303]/[.A303]" office:value-type="float" office:value="1.00501658022277">
            <text:p>1.01</text:p>
          </table:table-cell>
          <table:table-cell table:number-columns-repeated="5"/>
        </table:table-row>
        <table:table-row table:style-name="ro1">
          <table:table-cell office:value-type="float" office:value="117.05">
            <text:p>117.05</text:p>
          </table:table-cell>
          <table:table-cell office:value-type="float" office:value="124.57">
            <text:p>124.57</text:p>
          </table:table-cell>
          <table:table-cell table:formula="of:=[.B304]/[.A304]" office:value-type="float" office:value="1.06424604869714">
            <text:p>1.06</text:p>
          </table:table-cell>
          <table:table-cell office:value-type="float" office:value="116.81">
            <text:p>116.81</text:p>
          </table:table-cell>
          <table:table-cell table:formula="of:=[.D304]/[.A304]" office:value-type="float" office:value="0.997949594190517">
            <text:p>1</text:p>
          </table:table-cell>
          <table:table-cell office:value-type="float" office:value="117.64">
            <text:p>117.64</text:p>
          </table:table-cell>
          <table:table-cell table:formula="of:=[.F304]/[.A304]" office:value-type="float" office:value="1.00504058094831">
            <text:p>1.01</text:p>
          </table:table-cell>
          <table:table-cell office:value-type="float" office:value="124.91">
            <text:p>124.91</text:p>
          </table:table-cell>
          <table:table-cell table:formula="of:=[.H304]/[.A304]" office:value-type="float" office:value="1.06715079026057">
            <text:p>1.07</text:p>
          </table:table-cell>
          <table:table-cell office:value-type="float" office:value="116.81">
            <text:p>116.81</text:p>
          </table:table-cell>
          <table:table-cell table:formula="of:=[.J304]/[.A304]" office:value-type="float" office:value="0.997949594190517">
            <text:p>1</text:p>
          </table:table-cell>
          <table:table-cell table:number-columns-repeated="5"/>
        </table:table-row>
        <table:table-row table:style-name="ro1">
          <table:table-cell office:value-type="float" office:value="180.33">
            <text:p>180.33</text:p>
          </table:table-cell>
          <table:table-cell office:value-type="float" office:value="204.67">
            <text:p>204.67</text:p>
          </table:table-cell>
          <table:table-cell table:formula="of:=[.B305]/[.A305]" office:value-type="float" office:value="1.13497476848001">
            <text:p>1.13</text:p>
          </table:table-cell>
          <table:table-cell office:value-type="float" office:value="183.01">
            <text:p>183.01</text:p>
          </table:table-cell>
          <table:table-cell table:formula="of:=[.D305]/[.A305]" office:value-type="float" office:value="1.01486164254422">
            <text:p>1.01</text:p>
          </table:table-cell>
          <table:table-cell office:value-type="float" office:value="181.25">
            <text:p>181.25</text:p>
          </table:table-cell>
          <table:table-cell table:formula="of:=[.F305]/[.A305]" office:value-type="float" office:value="1.00510175788832">
            <text:p>1.01</text:p>
          </table:table-cell>
          <table:table-cell office:value-type="float" office:value="204.67">
            <text:p>204.67</text:p>
          </table:table-cell>
          <table:table-cell table:formula="of:=[.H305]/[.A305]" office:value-type="float" office:value="1.13497476848001">
            <text:p>1.13</text:p>
          </table:table-cell>
          <table:table-cell office:value-type="float" office:value="180.08">
            <text:p>180.08</text:p>
          </table:table-cell>
          <table:table-cell table:formula="of:=[.J305]/[.A305]" office:value-type="float" office:value="0.99861365274774">
            <text:p>1</text:p>
          </table:table-cell>
          <table:table-cell table:number-columns-repeated="5"/>
        </table:table-row>
        <table:table-row table:style-name="ro1">
          <table:table-cell office:value-type="float" office:value="342.76">
            <text:p>342.76</text:p>
          </table:table-cell>
          <table:table-cell office:value-type="float" office:value="352.37">
            <text:p>352.37</text:p>
          </table:table-cell>
          <table:table-cell table:formula="of:=[.B306]/[.A306]" office:value-type="float" office:value="1.02803711051465">
            <text:p>1.03</text:p>
          </table:table-cell>
          <table:table-cell office:value-type="float" office:value="346.86">
            <text:p>346.86</text:p>
          </table:table-cell>
          <table:table-cell table:formula="of:=[.D306]/[.A306]" office:value-type="float" office:value="1.01196172248804">
            <text:p>1.01</text:p>
          </table:table-cell>
          <table:table-cell office:value-type="float" office:value="344.52">
            <text:p>344.52</text:p>
          </table:table-cell>
          <table:table-cell table:formula="of:=[.F306]/[.A306]" office:value-type="float" office:value="1.00513478818999">
            <text:p>1.01</text:p>
          </table:table-cell>
          <table:table-cell office:value-type="float" office:value="349.45">
            <text:p>349.45</text:p>
          </table:table-cell>
          <table:table-cell table:formula="of:=[.H306]/[.A306]" office:value-type="float" office:value="1.01951803010853">
            <text:p>1.02</text:p>
          </table:table-cell>
          <table:table-cell office:value-type="float" office:value="345.69">
            <text:p>345.69</text:p>
          </table:table-cell>
          <table:table-cell table:formula="of:=[.J306]/[.A306]" office:value-type="float" office:value="1.00854825533901">
            <text:p>1.01</text:p>
          </table:table-cell>
          <table:table-cell table:number-columns-repeated="5"/>
        </table:table-row>
        <table:table-row table:style-name="ro1">
          <table:table-cell office:value-type="float" office:value="342.55">
            <text:p>342.55</text:p>
          </table:table-cell>
          <table:table-cell office:value-type="float" office:value="363.97">
            <text:p>363.97</text:p>
          </table:table-cell>
          <table:table-cell table:formula="of:=[.B307]/[.A307]" office:value-type="float" office:value="1.06253101736973">
            <text:p>1.06</text:p>
          </table:table-cell>
          <table:table-cell office:value-type="float" office:value="343.14">
            <text:p>343.14</text:p>
          </table:table-cell>
          <table:table-cell table:formula="of:=[.D307]/[.A307]" office:value-type="float" office:value="1.00172237629543">
            <text:p>1</text:p>
          </table:table-cell>
          <table:table-cell office:value-type="float" office:value="344.31">
            <text:p>344.31</text:p>
          </table:table-cell>
          <table:table-cell table:formula="of:=[.F307]/[.A307]" office:value-type="float" office:value="1.00513793606773">
            <text:p>1.01</text:p>
          </table:table-cell>
          <table:table-cell office:value-type="float" office:value="363.97">
            <text:p>363.97</text:p>
          </table:table-cell>
          <table:table-cell table:formula="of:=[.H307]/[.A307]" office:value-type="float" office:value="1.06253101736973">
            <text:p>1.06</text:p>
          </table:table-cell>
          <table:table-cell office:value-type="float" office:value="342.55">
            <text:p>342.55</text:p>
          </table:table-cell>
          <table:table-cell table:formula="of:=[.J307]/[.A30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7.67">
            <text:p>227.67</text:p>
          </table:table-cell>
          <table:table-cell office:value-type="float" office:value="244.94">
            <text:p>244.94</text:p>
          </table:table-cell>
          <table:table-cell table:formula="of:=[.B308]/[.A308]" office:value-type="float" office:value="1.07585540475249">
            <text:p>1.08</text:p>
          </table:table-cell>
          <table:table-cell office:value-type="float" office:value="227.67">
            <text:p>227.67</text:p>
          </table:table-cell>
          <table:table-cell table:formula="of:=[.D308]/[.A308]" office:value-type="float" office:value="1">
            <text:p>1</text:p>
          </table:table-cell>
          <table:table-cell office:value-type="float" office:value="228.84">
            <text:p>228.84</text:p>
          </table:table-cell>
          <table:table-cell table:formula="of:=[.F308]/[.A308]" office:value-type="float" office:value="1.00513901699829">
            <text:p>1.01</text:p>
          </table:table-cell>
          <table:table-cell office:value-type="float" office:value="244.94">
            <text:p>244.94</text:p>
          </table:table-cell>
          <table:table-cell table:formula="of:=[.H308]/[.A308]" office:value-type="float" office:value="1.07585540475249">
            <text:p>1.08</text:p>
          </table:table-cell>
          <table:table-cell office:value-type="float" office:value="228.25">
            <text:p>228.25</text:p>
          </table:table-cell>
          <table:table-cell table:formula="of:=[.J308]/[.A308]" office:value-type="float" office:value="1.00254754688804">
            <text:p>1</text:p>
          </table:table-cell>
          <table:table-cell table:number-columns-repeated="5"/>
        </table:table-row>
        <table:table-row table:style-name="ro1">
          <table:table-cell office:value-type="float" office:value="338.91">
            <text:p>338.91</text:p>
          </table:table-cell>
          <table:table-cell office:value-type="float" office:value="345.84">
            <text:p>345.84</text:p>
          </table:table-cell>
          <table:table-cell table:formula="of:=[.B309]/[.A309]" office:value-type="float" office:value="1.02044790652386">
            <text:p>1.02</text:p>
          </table:table-cell>
          <table:table-cell office:value-type="float" office:value="343.01">
            <text:p>343.01</text:p>
          </table:table-cell>
          <table:table-cell table:formula="of:=[.D309]/[.A309]" office:value-type="float" office:value="1.01209760703432">
            <text:p>1.01</text:p>
          </table:table-cell>
          <table:table-cell office:value-type="float" office:value="340.67">
            <text:p>340.67</text:p>
          </table:table-cell>
          <table:table-cell table:formula="of:=[.F309]/[.A309]" office:value-type="float" office:value="1.00519311911717">
            <text:p>1.01</text:p>
          </table:table-cell>
          <table:table-cell office:value-type="float" office:value="345.84">
            <text:p>345.84</text:p>
          </table:table-cell>
          <table:table-cell table:formula="of:=[.H309]/[.A309]" office:value-type="float" office:value="1.02044790652386">
            <text:p>1.02</text:p>
          </table:table-cell>
          <table:table-cell office:value-type="float" office:value="340.08">
            <text:p>340.08</text:p>
          </table:table-cell>
          <table:table-cell table:formula="of:=[.J309]/[.A309]" office:value-type="float" office:value="1.00345224395857">
            <text:p>1</text:p>
          </table:table-cell>
          <table:table-cell table:number-columns-repeated="5"/>
        </table:table-row>
        <table:table-row table:style-name="ro1">
          <table:table-cell office:value-type="float" office:value="111.2">
            <text:p>111.2</text:p>
          </table:table-cell>
          <table:table-cell office:value-type="float" office:value="116.37">
            <text:p>116.37</text:p>
          </table:table-cell>
          <table:table-cell table:formula="of:=[.B310]/[.A310]" office:value-type="float" office:value="1.0464928057554">
            <text:p>1.05</text:p>
          </table:table-cell>
          <table:table-cell office:value-type="float" office:value="111.78">
            <text:p>111.78</text:p>
          </table:table-cell>
          <table:table-cell table:formula="of:=[.D310]/[.A310]" office:value-type="float" office:value="1.00521582733813">
            <text:p>1.01</text:p>
          </table:table-cell>
          <table:table-cell office:value-type="float" office:value="111.78">
            <text:p>111.78</text:p>
          </table:table-cell>
          <table:table-cell table:formula="of:=[.F310]/[.A310]" office:value-type="float" office:value="1.00521582733813">
            <text:p>1.01</text:p>
          </table:table-cell>
          <table:table-cell office:value-type="float" office:value="111.78">
            <text:p>111.78</text:p>
          </table:table-cell>
          <table:table-cell table:formula="of:=[.H310]/[.A310]" office:value-type="float" office:value="1.00521582733813">
            <text:p>1.01</text:p>
          </table:table-cell>
          <table:table-cell office:value-type="float" office:value="111.2">
            <text:p>111.2</text:p>
          </table:table-cell>
          <table:table-cell table:formula="of:=[.J310]/[.A3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1.75">
            <text:p>241.75</text:p>
          </table:table-cell>
          <table:table-cell office:value-type="float" office:value="244.78">
            <text:p>244.78</text:p>
          </table:table-cell>
          <table:table-cell table:formula="of:=[.B311]/[.A311]" office:value-type="float" office:value="1.01253360910031">
            <text:p>1.01</text:p>
          </table:table-cell>
          <table:table-cell office:value-type="float" office:value="243.61">
            <text:p>243.61</text:p>
          </table:table-cell>
          <table:table-cell table:formula="of:=[.D311]/[.A311]" office:value-type="float" office:value="1.00769389865564">
            <text:p>1.01</text:p>
          </table:table-cell>
          <table:table-cell office:value-type="float" office:value="243.02">
            <text:p>243.02</text:p>
          </table:table-cell>
          <table:table-cell table:formula="of:=[.F311]/[.A311]" office:value-type="float" office:value="1.00525336091003">
            <text:p>1.01</text:p>
          </table:table-cell>
          <table:table-cell office:value-type="float" office:value="244.78">
            <text:p>244.78</text:p>
          </table:table-cell>
          <table:table-cell table:formula="of:=[.H311]/[.A311]" office:value-type="float" office:value="1.01253360910031">
            <text:p>1.01</text:p>
          </table:table-cell>
          <table:table-cell office:value-type="float" office:value="245.36">
            <text:p>245.36</text:p>
          </table:table-cell>
          <table:table-cell table:formula="of:=[.J311]/[.A311]" office:value-type="float" office:value="1.01493278179938">
            <text:p>1.01</text:p>
          </table:table-cell>
          <table:table-cell table:number-columns-repeated="5"/>
        </table:table-row>
        <table:table-row table:style-name="ro1">
          <table:table-cell office:value-type="float" office:value="221.55">
            <text:p>221.55</text:p>
          </table:table-cell>
          <table:table-cell office:value-type="float" office:value="243.94">
            <text:p>243.94</text:p>
          </table:table-cell>
          <table:table-cell table:formula="of:=[.B312]/[.A312]" office:value-type="float" office:value="1.10106070864365">
            <text:p>1.1</text:p>
          </table:table-cell>
          <table:table-cell office:value-type="float" office:value="222.14">
            <text:p>222.14</text:p>
          </table:table-cell>
          <table:table-cell table:formula="of:=[.D312]/[.A312]" office:value-type="float" office:value="1.00266305574362">
            <text:p>1</text:p>
          </table:table-cell>
          <table:table-cell office:value-type="float" office:value="222.72">
            <text:p>222.72</text:p>
          </table:table-cell>
          <table:table-cell table:formula="of:=[.F312]/[.A312]" office:value-type="float" office:value="1.00528097494922">
            <text:p>1.01</text:p>
          </table:table-cell>
          <table:table-cell office:value-type="float" office:value="243.94">
            <text:p>243.94</text:p>
          </table:table-cell>
          <table:table-cell table:formula="of:=[.H312]/[.A312]" office:value-type="float" office:value="1.10106070864365">
            <text:p>1.1</text:p>
          </table:table-cell>
          <table:table-cell office:value-type="float" office:value="222.14">
            <text:p>222.14</text:p>
          </table:table-cell>
          <table:table-cell table:formula="of:=[.J312]/[.A312]" office:value-type="float" office:value="1.00266305574362">
            <text:p>1</text:p>
          </table:table-cell>
          <table:table-cell table:number-columns-repeated="5"/>
        </table:table-row>
        <table:table-row table:style-name="ro1">
          <table:table-cell office:value-type="float" office:value="156.85">
            <text:p>156.85</text:p>
          </table:table-cell>
          <table:table-cell office:value-type="float" office:value="163.44">
            <text:p>163.44</text:p>
          </table:table-cell>
          <table:table-cell table:formula="of:=[.B313]/[.A313]" office:value-type="float" office:value="1.04201466369143">
            <text:p>1.04</text:p>
          </table:table-cell>
          <table:table-cell office:value-type="float" office:value="157.68">
            <text:p>157.68</text:p>
          </table:table-cell>
          <table:table-cell table:formula="of:=[.D313]/[.A313]" office:value-type="float" office:value="1.005291679949">
            <text:p>1.01</text:p>
          </table:table-cell>
          <table:table-cell office:value-type="float" office:value="157.68">
            <text:p>157.68</text:p>
          </table:table-cell>
          <table:table-cell table:formula="of:=[.F313]/[.A313]" office:value-type="float" office:value="1.005291679949">
            <text:p>1.01</text:p>
          </table:table-cell>
          <table:table-cell office:value-type="float" office:value="163.44">
            <text:p>163.44</text:p>
          </table:table-cell>
          <table:table-cell table:formula="of:=[.H313]/[.A313]" office:value-type="float" office:value="1.04201466369143">
            <text:p>1.04</text:p>
          </table:table-cell>
          <table:table-cell office:value-type="float" office:value="157.68">
            <text:p>157.68</text:p>
          </table:table-cell>
          <table:table-cell table:formula="of:=[.J313]/[.A313]" office:value-type="float" office:value="1.005291679949">
            <text:p>1.01</text:p>
          </table:table-cell>
          <table:table-cell table:number-columns-repeated="5"/>
        </table:table-row>
        <table:table-row table:style-name="ro1">
          <table:table-cell office:value-type="float" office:value="266.24">
            <text:p>266.24</text:p>
          </table:table-cell>
          <table:table-cell office:value-type="float" office:value="282.52">
            <text:p>282.52</text:p>
          </table:table-cell>
          <table:table-cell table:formula="of:=[.B314]/[.A314]" office:value-type="float" office:value="1.06114783653846">
            <text:p>1.06</text:p>
          </table:table-cell>
          <table:table-cell office:value-type="float" office:value="269.89">
            <text:p>269.89</text:p>
          </table:table-cell>
          <table:table-cell table:formula="of:=[.D314]/[.A314]" office:value-type="float" office:value="1.01370943509615">
            <text:p>1.01</text:p>
          </table:table-cell>
          <table:table-cell office:value-type="float" office:value="267.65">
            <text:p>267.65</text:p>
          </table:table-cell>
          <table:table-cell table:formula="of:=[.F314]/[.A314]" office:value-type="float" office:value="1.00529597355769">
            <text:p>1.01</text:p>
          </table:table-cell>
          <table:table-cell office:value-type="float" office:value="282.52">
            <text:p>282.52</text:p>
          </table:table-cell>
          <table:table-cell table:formula="of:=[.H314]/[.A314]" office:value-type="float" office:value="1.06114783653846">
            <text:p>1.06</text:p>
          </table:table-cell>
          <table:table-cell office:value-type="float" office:value="269.89">
            <text:p>269.89</text:p>
          </table:table-cell>
          <table:table-cell table:formula="of:=[.J314]/[.A314]" office:value-type="float" office:value="1.01370943509615">
            <text:p>1.01</text:p>
          </table:table-cell>
          <table:table-cell table:number-columns-repeated="5"/>
        </table:table-row>
        <table:table-row table:style-name="ro1">
          <table:table-cell office:value-type="float" office:value="438.88">
            <text:p>438.88</text:p>
          </table:table-cell>
          <table:table-cell office:value-type="float" office:value="449.85">
            <text:p>449.85</text:p>
          </table:table-cell>
          <table:table-cell table:formula="of:=[.B315]/[.A315]" office:value-type="float" office:value="1.02499544294568">
            <text:p>1.02</text:p>
          </table:table-cell>
          <table:table-cell office:value-type="float" office:value="445.36">
            <text:p>445.36</text:p>
          </table:table-cell>
          <table:table-cell table:formula="of:=[.D315]/[.A315]" office:value-type="float" office:value="1.01476485599708">
            <text:p>1.01</text:p>
          </table:table-cell>
          <table:table-cell office:value-type="float" office:value="441.22">
            <text:p>441.22</text:p>
          </table:table-cell>
          <table:table-cell table:formula="of:=[.F315]/[.A315]" office:value-type="float" office:value="1.0053317535545">
            <text:p>1.01</text:p>
          </table:table-cell>
          <table:table-cell office:value-type="float" office:value="449.85">
            <text:p>449.85</text:p>
          </table:table-cell>
          <table:table-cell table:formula="of:=[.H315]/[.A315]" office:value-type="float" office:value="1.02499544294568">
            <text:p>1.02</text:p>
          </table:table-cell>
          <table:table-cell office:value-type="float" office:value="444.19">
            <text:p>444.19</text:p>
          </table:table-cell>
          <table:table-cell table:formula="of:=[.J315]/[.A315]" office:value-type="float" office:value="1.01209897921983">
            <text:p>1.01</text:p>
          </table:table-cell>
          <table:table-cell table:number-columns-repeated="5"/>
        </table:table-row>
        <table:table-row table:style-name="ro1">
          <table:table-cell office:value-type="float" office:value="172.57">
            <text:p>172.57</text:p>
          </table:table-cell>
          <table:table-cell office:value-type="float" office:value="191.15">
            <text:p>191.15</text:p>
          </table:table-cell>
          <table:table-cell table:formula="of:=[.B316]/[.A316]" office:value-type="float" office:value="1.1076664541925">
            <text:p>1.11</text:p>
          </table:table-cell>
          <table:table-cell office:value-type="float" office:value="177.84">
            <text:p>177.84</text:p>
          </table:table-cell>
          <table:table-cell table:formula="of:=[.D316]/[.A316]" office:value-type="float" office:value="1.03053833227096">
            <text:p>1.03</text:p>
          </table:table-cell>
          <table:table-cell office:value-type="float" office:value="173.5">
            <text:p>173.5</text:p>
          </table:table-cell>
          <table:table-cell table:formula="of:=[.F316]/[.A316]" office:value-type="float" office:value="1.00538911745958">
            <text:p>1.01</text:p>
          </table:table-cell>
          <table:table-cell office:value-type="float" office:value="191.15">
            <text:p>191.15</text:p>
          </table:table-cell>
          <table:table-cell table:formula="of:=[.H316]/[.A316]" office:value-type="float" office:value="1.1076664541925">
            <text:p>1.11</text:p>
          </table:table-cell>
          <table:table-cell office:value-type="float" office:value="172.91">
            <text:p>172.91</text:p>
          </table:table-cell>
          <table:table-cell table:formula="of:=[.J316]/[.A316]" office:value-type="float" office:value="1.00197021498522">
            <text:p>1</text:p>
          </table:table-cell>
          <table:table-cell table:number-columns-repeated="5"/>
        </table:table-row>
        <table:table-row table:style-name="ro1">
          <table:table-cell office:value-type="float" office:value="326.49">
            <text:p>326.49</text:p>
          </table:table-cell>
          <table:table-cell office:value-type="float" office:value="344.49">
            <text:p>344.49</text:p>
          </table:table-cell>
          <table:table-cell table:formula="of:=[.B317]/[.A317]" office:value-type="float" office:value="1.05513185702472">
            <text:p>1.06</text:p>
          </table:table-cell>
          <table:table-cell office:value-type="float" office:value="333.66">
            <text:p>333.66</text:p>
          </table:table-cell>
          <table:table-cell table:formula="of:=[.D317]/[.A317]" office:value-type="float" office:value="1.02196085638151">
            <text:p>1.02</text:p>
          </table:table-cell>
          <table:table-cell office:value-type="float" office:value="328.25">
            <text:p>328.25</text:p>
          </table:table-cell>
          <table:table-cell table:formula="of:=[.F317]/[.A317]" office:value-type="float" office:value="1.00539067046464">
            <text:p>1.01</text:p>
          </table:table-cell>
          <table:table-cell office:value-type="float" office:value="344.49">
            <text:p>344.49</text:p>
          </table:table-cell>
          <table:table-cell table:formula="of:=[.H317]/[.A317]" office:value-type="float" office:value="1.05513185702472">
            <text:p>1.06</text:p>
          </table:table-cell>
          <table:table-cell office:value-type="float" office:value="328.74">
            <text:p>328.74</text:p>
          </table:table-cell>
          <table:table-cell table:formula="of:=[.J317]/[.A317]" office:value-type="float" office:value="1.00689148212809">
            <text:p>1.01</text:p>
          </table:table-cell>
          <table:table-cell table:number-columns-repeated="5"/>
        </table:table-row>
        <table:table-row table:style-name="ro1">
          <table:table-cell office:value-type="float" office:value="430.16">
            <text:p>430.16</text:p>
          </table:table-cell>
          <table:table-cell office:value-type="float" office:value="474.83">
            <text:p>474.83</text:p>
          </table:table-cell>
          <table:table-cell table:formula="of:=[.B318]/[.A318]" office:value-type="float" office:value="1.10384508090013">
            <text:p>1.1</text:p>
          </table:table-cell>
          <table:table-cell office:value-type="float" office:value="436.16">
            <text:p>436.16</text:p>
          </table:table-cell>
          <table:table-cell table:formula="of:=[.D318]/[.A318]" office:value-type="float" office:value="1.01394829830761">
            <text:p>1.01</text:p>
          </table:table-cell>
          <table:table-cell office:value-type="float" office:value="432.5">
            <text:p>432.5</text:p>
          </table:table-cell>
          <table:table-cell table:formula="of:=[.F318]/[.A318]" office:value-type="float" office:value="1.00543983633997">
            <text:p>1.01</text:p>
          </table:table-cell>
          <table:table-cell office:value-type="float" office:value="474.83">
            <text:p>474.83</text:p>
          </table:table-cell>
          <table:table-cell table:formula="of:=[.H318]/[.A318]" office:value-type="float" office:value="1.10384508090013">
            <text:p>1.1</text:p>
          </table:table-cell>
          <table:table-cell office:value-type="float" office:value="432.5">
            <text:p>432.5</text:p>
          </table:table-cell>
          <table:table-cell table:formula="of:=[.J318]/[.A318]" office:value-type="float" office:value="1.00543983633997">
            <text:p>1.01</text:p>
          </table:table-cell>
          <table:table-cell table:number-columns-repeated="5"/>
        </table:table-row>
        <table:table-row table:style-name="ro1">
          <table:table-cell office:value-type="float" office:value="214.68">
            <text:p>214.68</text:p>
          </table:table-cell>
          <table:table-cell office:value-type="float" office:value="228.54">
            <text:p>228.54</text:p>
          </table:table-cell>
          <table:table-cell table:formula="of:=[.B319]/[.A319]" office:value-type="float" office:value="1.06456120737842">
            <text:p>1.06</text:p>
          </table:table-cell>
          <table:table-cell office:value-type="float" office:value="215.27">
            <text:p>215.27</text:p>
          </table:table-cell>
          <table:table-cell table:formula="of:=[.D319]/[.A319]" office:value-type="float" office:value="1.00274827650457">
            <text:p>1</text:p>
          </table:table-cell>
          <table:table-cell office:value-type="float" office:value="215.85">
            <text:p>215.85</text:p>
          </table:table-cell>
          <table:table-cell table:formula="of:=[.F319]/[.A319]" office:value-type="float" office:value="1.00544997205143">
            <text:p>1.01</text:p>
          </table:table-cell>
          <table:table-cell office:value-type="float" office:value="228.54">
            <text:p>228.54</text:p>
          </table:table-cell>
          <table:table-cell table:formula="of:=[.H319]/[.A319]" office:value-type="float" office:value="1.06456120737842">
            <text:p>1.06</text:p>
          </table:table-cell>
          <table:table-cell office:value-type="float" office:value="215.27">
            <text:p>215.27</text:p>
          </table:table-cell>
          <table:table-cell table:formula="of:=[.J319]/[.A319]" office:value-type="float" office:value="1.00274827650457">
            <text:p>1</text:p>
          </table:table-cell>
          <table:table-cell table:number-columns-repeated="5"/>
        </table:table-row>
        <table:table-row table:style-name="ro1">
          <table:table-cell office:value-type="float" office:value="213.37">
            <text:p>213.37</text:p>
          </table:table-cell>
          <table:table-cell office:value-type="float" office:value="224.44">
            <text:p>224.44</text:p>
          </table:table-cell>
          <table:table-cell table:formula="of:=[.B320]/[.A320]" office:value-type="float" office:value="1.05188170783147">
            <text:p>1.05</text:p>
          </table:table-cell>
          <table:table-cell office:value-type="float" office:value="216.2">
            <text:p>216.2</text:p>
          </table:table-cell>
          <table:table-cell table:formula="of:=[.D320]/[.A320]" office:value-type="float" office:value="1.01326334536252">
            <text:p>1.01</text:p>
          </table:table-cell>
          <table:table-cell office:value-type="float" office:value="214.54">
            <text:p>214.54</text:p>
          </table:table-cell>
          <table:table-cell table:formula="of:=[.F320]/[.A320]" office:value-type="float" office:value="1.00548343253503">
            <text:p>1.01</text:p>
          </table:table-cell>
          <table:table-cell office:value-type="float" office:value="217.61">
            <text:p>217.61</text:p>
          </table:table-cell>
          <table:table-cell table:formula="of:=[.H320]/[.A320]" office:value-type="float" office:value="1.0198715845714">
            <text:p>1.02</text:p>
          </table:table-cell>
          <table:table-cell office:value-type="float" office:value="216.2">
            <text:p>216.2</text:p>
          </table:table-cell>
          <table:table-cell table:formula="of:=[.J320]/[.A320]" office:value-type="float" office:value="1.01326334536252">
            <text:p>1.01</text:p>
          </table:table-cell>
          <table:table-cell table:number-columns-repeated="5"/>
        </table:table-row>
        <table:table-row table:style-name="ro1">
          <table:table-cell office:value-type="float" office:value="408.4">
            <text:p>408.4</text:p>
          </table:table-cell>
          <table:table-cell office:value-type="float" office:value="434.54">
            <text:p>434.54</text:p>
          </table:table-cell>
          <table:table-cell table:formula="of:=[.B321]/[.A321]" office:value-type="float" office:value="1.06400587659158">
            <text:p>1.06</text:p>
          </table:table-cell>
          <table:table-cell office:value-type="float" office:value="413.57">
            <text:p>413.57</text:p>
          </table:table-cell>
          <table:table-cell table:formula="of:=[.D321]/[.A321]" office:value-type="float" office:value="1.01265915768854">
            <text:p>1.01</text:p>
          </table:table-cell>
          <table:table-cell office:value-type="float" office:value="410.64">
            <text:p>410.64</text:p>
          </table:table-cell>
          <table:table-cell table:formula="of:=[.F321]/[.A321]" office:value-type="float" office:value="1.00548481880509">
            <text:p>1.01</text:p>
          </table:table-cell>
          <table:table-cell office:value-type="float" office:value="427.95">
            <text:p>427.95</text:p>
          </table:table-cell>
          <table:table-cell table:formula="of:=[.H321]/[.A321]" office:value-type="float" office:value="1.04786973555338">
            <text:p>1.05</text:p>
          </table:table-cell>
          <table:table-cell office:value-type="float" office:value="411.23">
            <text:p>411.23</text:p>
          </table:table-cell>
          <table:table-cell table:formula="of:=[.J321]/[.A321]" office:value-type="float" office:value="1.00692948090108">
            <text:p>1.01</text:p>
          </table:table-cell>
          <table:table-cell table:number-columns-repeated="5"/>
        </table:table-row>
        <table:table-row table:style-name="ro1">
          <table:table-cell office:value-type="float" office:value="276.36">
            <text:p>276.36</text:p>
          </table:table-cell>
          <table:table-cell office:value-type="float" office:value="286.71">
            <text:p>286.71</text:p>
          </table:table-cell>
          <table:table-cell table:formula="of:=[.B322]/[.A322]" office:value-type="float" office:value="1.03745115067304">
            <text:p>1.04</text:p>
          </table:table-cell>
          <table:table-cell office:value-type="float" office:value="277.88">
            <text:p>277.88</text:p>
          </table:table-cell>
          <table:table-cell table:formula="of:=[.D322]/[.A322]" office:value-type="float" office:value="1.00550007236937">
            <text:p>1.01</text:p>
          </table:table-cell>
          <table:table-cell office:value-type="float" office:value="277.88">
            <text:p>277.88</text:p>
          </table:table-cell>
          <table:table-cell table:formula="of:=[.F322]/[.A322]" office:value-type="float" office:value="1.00550007236937">
            <text:p>1.01</text:p>
          </table:table-cell>
          <table:table-cell office:value-type="float" office:value="286.71">
            <text:p>286.71</text:p>
          </table:table-cell>
          <table:table-cell table:formula="of:=[.H322]/[.A322]" office:value-type="float" office:value="1.03745115067304">
            <text:p>1.04</text:p>
          </table:table-cell>
          <table:table-cell office:value-type="float" office:value="277.29">
            <text:p>277.29</text:p>
          </table:table-cell>
          <table:table-cell table:formula="of:=[.J322]/[.A322]" office:value-type="float" office:value="1.00336517585758">
            <text:p>1</text:p>
          </table:table-cell>
          <table:table-cell table:number-columns-repeated="5"/>
        </table:table-row>
        <table:table-row table:style-name="ro1">
          <table:table-cell office:value-type="float" office:value="107.05">
            <text:p>107.05</text:p>
          </table:table-cell>
          <table:table-cell office:value-type="float" office:value="128.91">
            <text:p>128.91</text:p>
          </table:table-cell>
          <table:table-cell table:formula="of:=[.B323]/[.A323]" office:value-type="float" office:value="1.2042036431574">
            <text:p>1.2</text:p>
          </table:table-cell>
          <table:table-cell office:value-type="float" office:value="112.91">
            <text:p>112.91</text:p>
          </table:table-cell>
          <table:table-cell table:formula="of:=[.D323]/[.A323]" office:value-type="float" office:value="1.05474077533863">
            <text:p>1.05</text:p>
          </table:table-cell>
          <table:table-cell office:value-type="float" office:value="107.64">
            <text:p>107.64</text:p>
          </table:table-cell>
          <table:table-cell table:formula="of:=[.F323]/[.A323]" office:value-type="float" office:value="1.00551144325082">
            <text:p>1.01</text:p>
          </table:table-cell>
          <table:table-cell office:value-type="float" office:value="128.91">
            <text:p>128.91</text:p>
          </table:table-cell>
          <table:table-cell table:formula="of:=[.H323]/[.A323]" office:value-type="float" office:value="1.2042036431574">
            <text:p>1.2</text:p>
          </table:table-cell>
          <table:table-cell office:value-type="float" office:value="112.91">
            <text:p>112.91</text:p>
          </table:table-cell>
          <table:table-cell table:formula="of:=[.J323]/[.A323]" office:value-type="float" office:value="1.05474077533863">
            <text:p>1.05</text:p>
          </table:table-cell>
          <table:table-cell table:number-columns-repeated="5"/>
        </table:table-row>
        <table:table-row table:style-name="ro1">
          <table:table-cell office:value-type="float" office:value="106.78">
            <text:p>106.78</text:p>
          </table:table-cell>
          <table:table-cell office:value-type="float" office:value="120.3">
            <text:p>120.3</text:p>
          </table:table-cell>
          <table:table-cell table:formula="of:=[.B324]/[.A324]" office:value-type="float" office:value="1.126615471062">
            <text:p>1.13</text:p>
          </table:table-cell>
          <table:table-cell office:value-type="float" office:value="109.12">
            <text:p>109.12</text:p>
          </table:table-cell>
          <table:table-cell table:formula="of:=[.D324]/[.A324]" office:value-type="float" office:value="1.02191421614535">
            <text:p>1.02</text:p>
          </table:table-cell>
          <table:table-cell office:value-type="float" office:value="107.37">
            <text:p>107.37</text:p>
          </table:table-cell>
          <table:table-cell table:formula="of:=[.F324]/[.A324]" office:value-type="float" office:value="1.00552537928451">
            <text:p>1.01</text:p>
          </table:table-cell>
          <table:table-cell office:value-type="float" office:value="120.3">
            <text:p>120.3</text:p>
          </table:table-cell>
          <table:table-cell table:formula="of:=[.H324]/[.A324]" office:value-type="float" office:value="1.126615471062">
            <text:p>1.13</text:p>
          </table:table-cell>
          <table:table-cell office:value-type="float" office:value="109.12">
            <text:p>109.12</text:p>
          </table:table-cell>
          <table:table-cell table:formula="of:=[.J324]/[.A324]" office:value-type="float" office:value="1.02191421614535">
            <text:p>1.02</text:p>
          </table:table-cell>
          <table:table-cell table:number-columns-repeated="5"/>
        </table:table-row>
        <table:table-row table:style-name="ro1">
          <table:table-cell office:value-type="float" office:value="361.08">
            <text:p>361.08</text:p>
          </table:table-cell>
          <table:table-cell office:value-type="float" office:value="371.67">
            <text:p>371.67</text:p>
          </table:table-cell>
          <table:table-cell table:formula="of:=[.B325]/[.A325]" office:value-type="float" office:value="1.02932868062479">
            <text:p>1.03</text:p>
          </table:table-cell>
          <table:table-cell office:value-type="float" office:value="367.08">
            <text:p>367.08</text:p>
          </table:table-cell>
          <table:table-cell table:formula="of:=[.D325]/[.A325]" office:value-type="float" office:value="1.01661681621801">
            <text:p>1.02</text:p>
          </table:table-cell>
          <table:table-cell office:value-type="float" office:value="363.08">
            <text:p>363.08</text:p>
          </table:table-cell>
          <table:table-cell table:formula="of:=[.F325]/[.A325]" office:value-type="float" office:value="1.00553893873934">
            <text:p>1.01</text:p>
          </table:table-cell>
          <table:table-cell office:value-type="float" office:value="371.67">
            <text:p>371.67</text:p>
          </table:table-cell>
          <table:table-cell table:formula="of:=[.H325]/[.A325]" office:value-type="float" office:value="1.02932868062479">
            <text:p>1.03</text:p>
          </table:table-cell>
          <table:table-cell office:value-type="float" office:value="364.74">
            <text:p>364.74</text:p>
          </table:table-cell>
          <table:table-cell table:formula="of:=[.J325]/[.A325]" office:value-type="float" office:value="1.01013625789299">
            <text:p>1.01</text:p>
          </table:table-cell>
          <table:table-cell table:number-columns-repeated="5"/>
        </table:table-row>
        <table:table-row table:style-name="ro1">
          <table:table-cell office:value-type="float" office:value="104.27">
            <text:p>104.27</text:p>
          </table:table-cell>
          <table:table-cell office:value-type="float" office:value="114.51">
            <text:p>114.51</text:p>
          </table:table-cell>
          <table:table-cell table:formula="of:=[.B326]/[.A326]" office:value-type="float" office:value="1.09820657907356">
            <text:p>1.1</text:p>
          </table:table-cell>
          <table:table-cell office:value-type="float" office:value="104.85">
            <text:p>104.85</text:p>
          </table:table-cell>
          <table:table-cell table:formula="of:=[.D326]/[.A326]" office:value-type="float" office:value="1.00556248201784">
            <text:p>1.01</text:p>
          </table:table-cell>
          <table:table-cell office:value-type="float" office:value="104.85">
            <text:p>104.85</text:p>
          </table:table-cell>
          <table:table-cell table:formula="of:=[.F326]/[.A326]" office:value-type="float" office:value="1.00556248201784">
            <text:p>1.01</text:p>
          </table:table-cell>
          <table:table-cell office:value-type="float" office:value="114.51">
            <text:p>114.51</text:p>
          </table:table-cell>
          <table:table-cell table:formula="of:=[.H326]/[.A326]" office:value-type="float" office:value="1.09820657907356">
            <text:p>1.1</text:p>
          </table:table-cell>
          <table:table-cell office:value-type="float" office:value="104.85">
            <text:p>104.85</text:p>
          </table:table-cell>
          <table:table-cell table:formula="of:=[.J326]/[.A326]" office:value-type="float" office:value="1.00556248201784">
            <text:p>1.01</text:p>
          </table:table-cell>
          <table:table-cell table:number-columns-repeated="5"/>
        </table:table-row>
        <table:table-row table:style-name="ro1">
          <table:table-cell office:value-type="float" office:value="463.61">
            <text:p>463.61</text:p>
          </table:table-cell>
          <table:table-cell office:value-type="float" office:value="471.85">
            <text:p>471.85</text:p>
          </table:table-cell>
          <table:table-cell table:formula="of:=[.B327]/[.A327]" office:value-type="float" office:value="1.017773559673">
            <text:p>1.02</text:p>
          </table:table-cell>
          <table:table-cell office:value-type="float" office:value="467.26">
            <text:p>467.26</text:p>
          </table:table-cell>
          <table:table-cell table:formula="of:=[.D327]/[.A327]" office:value-type="float" office:value="1.00787299669981">
            <text:p>1.01</text:p>
          </table:table-cell>
          <table:table-cell office:value-type="float" office:value="466.19">
            <text:p>466.19</text:p>
          </table:table-cell>
          <table:table-cell table:formula="of:=[.F327]/[.A327]" office:value-type="float" office:value="1.0055650223248">
            <text:p>1.01</text:p>
          </table:table-cell>
          <table:table-cell office:value-type="float" office:value="471.85">
            <text:p>471.85</text:p>
          </table:table-cell>
          <table:table-cell table:formula="of:=[.H327]/[.A327]" office:value-type="float" office:value="1.017773559673">
            <text:p>1.02</text:p>
          </table:table-cell>
          <table:table-cell office:value-type="float" office:value="467.85">
            <text:p>467.85</text:p>
          </table:table-cell>
          <table:table-cell table:formula="of:=[.J327]/[.A327]" office:value-type="float" office:value="1.00914561808417">
            <text:p>1.01</text:p>
          </table:table-cell>
          <table:table-cell table:number-columns-repeated="5"/>
        </table:table-row>
        <table:table-row table:style-name="ro1">
          <table:table-cell office:value-type="float" office:value="315.95">
            <text:p>315.95</text:p>
          </table:table-cell>
          <table:table-cell office:value-type="float" office:value="335.61">
            <text:p>335.61</text:p>
          </table:table-cell>
          <table:table-cell table:formula="of:=[.B328]/[.A328]" office:value-type="float" office:value="1.0622250356069">
            <text:p>1.06</text:p>
          </table:table-cell>
          <table:table-cell office:value-type="float" office:value="317.71">
            <text:p>317.71</text:p>
          </table:table-cell>
          <table:table-cell table:formula="of:=[.D328]/[.A328]" office:value-type="float" office:value="1.00557050166166">
            <text:p>1.01</text:p>
          </table:table-cell>
          <table:table-cell office:value-type="float" office:value="317.71">
            <text:p>317.71</text:p>
          </table:table-cell>
          <table:table-cell table:formula="of:=[.F328]/[.A328]" office:value-type="float" office:value="1.00557050166166">
            <text:p>1.01</text:p>
          </table:table-cell>
          <table:table-cell office:value-type="float" office:value="335.61">
            <text:p>335.61</text:p>
          </table:table-cell>
          <table:table-cell table:formula="of:=[.H328]/[.A328]" office:value-type="float" office:value="1.0622250356069">
            <text:p>1.06</text:p>
          </table:table-cell>
          <table:table-cell office:value-type="float" office:value="316.53">
            <text:p>316.53</text:p>
          </table:table-cell>
          <table:table-cell table:formula="of:=[.J328]/[.A328]" office:value-type="float" office:value="1.00183573350214">
            <text:p>1</text:p>
          </table:table-cell>
          <table:table-cell table:number-columns-repeated="5"/>
        </table:table-row>
        <table:table-row table:style-name="ro1">
          <table:table-cell office:value-type="float" office:value="315.76">
            <text:p>315.76</text:p>
          </table:table-cell>
          <table:table-cell office:value-type="float" office:value="339.32">
            <text:p>339.32</text:p>
          </table:table-cell>
          <table:table-cell table:formula="of:=[.B329]/[.A329]" office:value-type="float" office:value="1.07461363060552">
            <text:p>1.07</text:p>
          </table:table-cell>
          <table:table-cell office:value-type="float" office:value="317.52">
            <text:p>317.52</text:p>
          </table:table-cell>
          <table:table-cell table:formula="of:=[.D329]/[.A329]" office:value-type="float" office:value="1.00557385355967">
            <text:p>1.01</text:p>
          </table:table-cell>
          <table:table-cell office:value-type="float" office:value="317.52">
            <text:p>317.52</text:p>
          </table:table-cell>
          <table:table-cell table:formula="of:=[.F329]/[.A329]" office:value-type="float" office:value="1.00557385355967">
            <text:p>1.01</text:p>
          </table:table-cell>
          <table:table-cell office:value-type="float" office:value="339.32">
            <text:p>339.32</text:p>
          </table:table-cell>
          <table:table-cell table:formula="of:=[.H329]/[.A329]" office:value-type="float" office:value="1.07461363060552">
            <text:p>1.07</text:p>
          </table:table-cell>
          <table:table-cell office:value-type="float" office:value="315.76">
            <text:p>315.76</text:p>
          </table:table-cell>
          <table:table-cell table:formula="of:=[.J329]/[.A3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5.21">
            <text:p>105.21</text:p>
          </table:table-cell>
          <table:table-cell office:value-type="float" office:value="106.04">
            <text:p>106.04</text:p>
          </table:table-cell>
          <table:table-cell table:formula="of:=[.B330]/[.A330]" office:value-type="float" office:value="1.00788898393689">
            <text:p>1.01</text:p>
          </table:table-cell>
          <table:table-cell office:value-type="float" office:value="105.8">
            <text:p>105.8</text:p>
          </table:table-cell>
          <table:table-cell table:formula="of:=[.D330]/[.A330]" office:value-type="float" office:value="1.00560783195514">
            <text:p>1.01</text:p>
          </table:table-cell>
          <table:table-cell office:value-type="float" office:value="105.8">
            <text:p>105.8</text:p>
          </table:table-cell>
          <table:table-cell table:formula="of:=[.F330]/[.A330]" office:value-type="float" office:value="1.00560783195514">
            <text:p>1.01</text:p>
          </table:table-cell>
          <table:table-cell office:value-type="float" office:value="106.04">
            <text:p>106.04</text:p>
          </table:table-cell>
          <table:table-cell table:formula="of:=[.H330]/[.A330]" office:value-type="float" office:value="1.00788898393689">
            <text:p>1.01</text:p>
          </table:table-cell>
          <table:table-cell office:value-type="float" office:value="105.8">
            <text:p>105.8</text:p>
          </table:table-cell>
          <table:table-cell table:formula="of:=[.J330]/[.A330]" office:value-type="float" office:value="1.00560783195514">
            <text:p>1.01</text:p>
          </table:table-cell>
          <table:table-cell table:number-columns-repeated="5"/>
        </table:table-row>
        <table:table-row table:style-name="ro1">
          <table:table-cell office:value-type="float" office:value="207.12">
            <text:p>207.12</text:p>
          </table:table-cell>
          <table:table-cell office:value-type="float" office:value="220.39">
            <text:p>220.39</text:p>
          </table:table-cell>
          <table:table-cell table:formula="of:=[.B331]/[.A331]" office:value-type="float" office:value="1.06406913866358">
            <text:p>1.06</text:p>
          </table:table-cell>
          <table:table-cell office:value-type="float" office:value="208.53">
            <text:p>208.53</text:p>
          </table:table-cell>
          <table:table-cell table:formula="of:=[.D331]/[.A331]" office:value-type="float" office:value="1.00680764774044">
            <text:p>1.01</text:p>
          </table:table-cell>
          <table:table-cell office:value-type="float" office:value="208.29">
            <text:p>208.29</text:p>
          </table:table-cell>
          <table:table-cell table:formula="of:=[.F331]/[.A331]" office:value-type="float" office:value="1.00564889918888">
            <text:p>1.01</text:p>
          </table:table-cell>
          <table:table-cell office:value-type="float" office:value="220.39">
            <text:p>220.39</text:p>
          </table:table-cell>
          <table:table-cell table:formula="of:=[.H331]/[.A331]" office:value-type="float" office:value="1.06406913866358">
            <text:p>1.06</text:p>
          </table:table-cell>
          <table:table-cell office:value-type="float" office:value="212.05">
            <text:p>212.05</text:p>
          </table:table-cell>
          <table:table-cell table:formula="of:=[.J331]/[.A331]" office:value-type="float" office:value="1.02380262649672">
            <text:p>1.02</text:p>
          </table:table-cell>
          <table:table-cell table:number-columns-repeated="5"/>
        </table:table-row>
        <table:table-row table:style-name="ro1">
          <table:table-cell office:value-type="float" office:value="104.28">
            <text:p>104.28</text:p>
          </table:table-cell>
          <table:table-cell office:value-type="float" office:value="109.21">
            <text:p>109.21</text:p>
          </table:table-cell>
          <table:table-cell table:formula="of:=[.B332]/[.A332]" office:value-type="float" office:value="1.04727656309935">
            <text:p>1.05</text:p>
          </table:table-cell>
          <table:table-cell office:value-type="float" office:value="106.87">
            <text:p>106.87</text:p>
          </table:table-cell>
          <table:table-cell table:formula="of:=[.D332]/[.A332]" office:value-type="float" office:value="1.02483697736862">
            <text:p>1.02</text:p>
          </table:table-cell>
          <table:table-cell office:value-type="float" office:value="104.87">
            <text:p>104.87</text:p>
          </table:table-cell>
          <table:table-cell table:formula="of:=[.F332]/[.A332]" office:value-type="float" office:value="1.00565784426544">
            <text:p>1.01</text:p>
          </table:table-cell>
          <table:table-cell office:value-type="float" office:value="107.46">
            <text:p>107.46</text:p>
          </table:table-cell>
          <table:table-cell table:formula="of:=[.H332]/[.A332]" office:value-type="float" office:value="1.03049482163406">
            <text:p>1.03</text:p>
          </table:table-cell>
          <table:table-cell office:value-type="float" office:value="107.46">
            <text:p>107.46</text:p>
          </table:table-cell>
          <table:table-cell table:formula="of:=[.J332]/[.A332]" office:value-type="float" office:value="1.03049482163406">
            <text:p>1.03</text:p>
          </table:table-cell>
          <table:table-cell table:number-columns-repeated="5"/>
        </table:table-row>
        <table:table-row table:style-name="ro1">
          <table:table-cell office:value-type="float" office:value="247.66">
            <text:p>247.66</text:p>
          </table:table-cell>
          <table:table-cell office:value-type="float" office:value="251.91">
            <text:p>251.91</text:p>
          </table:table-cell>
          <table:table-cell table:formula="of:=[.B333]/[.A333]" office:value-type="float" office:value="1.01716062343536">
            <text:p>1.02</text:p>
          </table:table-cell>
          <table:table-cell office:value-type="float" office:value="250.74">
            <text:p>250.74</text:p>
          </table:table-cell>
          <table:table-cell table:formula="of:=[.D333]/[.A333]" office:value-type="float" office:value="1.01243640474845">
            <text:p>1.01</text:p>
          </table:table-cell>
          <table:table-cell office:value-type="float" office:value="249.08">
            <text:p>249.08</text:p>
          </table:table-cell>
          <table:table-cell table:formula="of:=[.F333]/[.A333]" office:value-type="float" office:value="1.00573366712428">
            <text:p>1.01</text:p>
          </table:table-cell>
          <table:table-cell office:value-type="float" office:value="251.91">
            <text:p>251.91</text:p>
          </table:table-cell>
          <table:table-cell table:formula="of:=[.H333]/[.A333]" office:value-type="float" office:value="1.01716062343536">
            <text:p>1.02</text:p>
          </table:table-cell>
          <table:table-cell office:value-type="float" office:value="250.74">
            <text:p>250.74</text:p>
          </table:table-cell>
          <table:table-cell table:formula="of:=[.J333]/[.A333]" office:value-type="float" office:value="1.01243640474845">
            <text:p>1.01</text:p>
          </table:table-cell>
          <table:table-cell table:number-columns-repeated="5"/>
        </table:table-row>
        <table:table-row table:style-name="ro1">
          <table:table-cell office:value-type="float" office:value="306.89">
            <text:p>306.89</text:p>
          </table:table-cell>
          <table:table-cell office:value-type="float" office:value="328.89">
            <text:p>328.89</text:p>
          </table:table-cell>
          <table:table-cell table:formula="of:=[.B334]/[.A334]" office:value-type="float" office:value="1.07168692365343">
            <text:p>1.07</text:p>
          </table:table-cell>
          <table:table-cell office:value-type="float" office:value="308.65">
            <text:p>308.65</text:p>
          </table:table-cell>
          <table:table-cell table:formula="of:=[.D334]/[.A334]" office:value-type="float" office:value="1.00573495389227">
            <text:p>1.01</text:p>
          </table:table-cell>
          <table:table-cell office:value-type="float" office:value="308.65">
            <text:p>308.65</text:p>
          </table:table-cell>
          <table:table-cell table:formula="of:=[.F334]/[.A334]" office:value-type="float" office:value="1.00573495389227">
            <text:p>1.01</text:p>
          </table:table-cell>
          <table:table-cell office:value-type="float" office:value="328.89">
            <text:p>328.89</text:p>
          </table:table-cell>
          <table:table-cell table:formula="of:=[.H334]/[.A334]" office:value-type="float" office:value="1.07168692365343">
            <text:p>1.07</text:p>
          </table:table-cell>
          <table:table-cell office:value-type="float" office:value="306.89">
            <text:p>306.89</text:p>
          </table:table-cell>
          <table:table-cell table:formula="of:=[.J334]/[.A33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3.62">
            <text:p>303.62</text:p>
          </table:table-cell>
          <table:table-cell office:value-type="float" office:value="310.94">
            <text:p>310.94</text:p>
          </table:table-cell>
          <table:table-cell table:formula="of:=[.B335]/[.A335]" office:value-type="float" office:value="1.02410908372307">
            <text:p>1.02</text:p>
          </table:table-cell>
          <table:table-cell office:value-type="float" office:value="306.45">
            <text:p>306.45</text:p>
          </table:table-cell>
          <table:table-cell table:formula="of:=[.D335]/[.A335]" office:value-type="float" office:value="1.00932086160332">
            <text:p>1.01</text:p>
          </table:table-cell>
          <table:table-cell office:value-type="float" office:value="305.38">
            <text:p>305.38</text:p>
          </table:table-cell>
          <table:table-cell table:formula="of:=[.F335]/[.A335]" office:value-type="float" office:value="1.00579671958369">
            <text:p>1.01</text:p>
          </table:table-cell>
          <table:table-cell office:value-type="float" office:value="308.69">
            <text:p>308.69</text:p>
          </table:table-cell>
          <table:table-cell table:formula="of:=[.H335]/[.A335]" office:value-type="float" office:value="1.01669850470983">
            <text:p>1.02</text:p>
          </table:table-cell>
          <table:table-cell office:value-type="float" office:value="305.87">
            <text:p>305.87</text:p>
          </table:table-cell>
          <table:table-cell table:formula="of:=[.J335]/[.A335]" office:value-type="float" office:value="1.00741057901324">
            <text:p>1.01</text:p>
          </table:table-cell>
          <table:table-cell table:number-columns-repeated="5"/>
        </table:table-row>
        <table:table-row table:style-name="ro1">
          <table:table-cell office:value-type="float" office:value="243.14">
            <text:p>243.14</text:p>
          </table:table-cell>
          <table:table-cell office:value-type="float" office:value="273.04">
            <text:p>273.04</text:p>
          </table:table-cell>
          <table:table-cell table:formula="of:=[.B336]/[.A336]" office:value-type="float" office:value="1.12297441803076">
            <text:p>1.12</text:p>
          </table:table-cell>
          <table:table-cell office:value-type="float" office:value="246.79">
            <text:p>246.79</text:p>
          </table:table-cell>
          <table:table-cell table:formula="of:=[.D336]/[.A336]" office:value-type="float" office:value="1.01501192728469">
            <text:p>1.02</text:p>
          </table:table-cell>
          <table:table-cell office:value-type="float" office:value="244.55">
            <text:p>244.55</text:p>
          </table:table-cell>
          <table:table-cell table:formula="of:=[.F336]/[.A336]" office:value-type="float" office:value="1.00579912807436">
            <text:p>1.01</text:p>
          </table:table-cell>
          <table:table-cell office:value-type="float" office:value="250.55">
            <text:p>250.55</text:p>
          </table:table-cell>
          <table:table-cell table:formula="of:=[.H336]/[.A336]" office:value-type="float" office:value="1.03047626881632">
            <text:p>1.03</text:p>
          </table:table-cell>
          <table:table-cell office:value-type="float" office:value="246.21">
            <text:p>246.21</text:p>
          </table:table-cell>
          <table:table-cell table:formula="of:=[.J336]/[.A336]" office:value-type="float" office:value="1.0126264703463">
            <text:p>1.01</text:p>
          </table:table-cell>
          <table:table-cell table:number-columns-repeated="5"/>
        </table:table-row>
        <table:table-row table:style-name="ro1">
          <table:table-cell office:value-type="float" office:value="403.42">
            <text:p>403.42</text:p>
          </table:table-cell>
          <table:table-cell office:value-type="float" office:value="416.93">
            <text:p>416.93</text:p>
          </table:table-cell>
          <table:table-cell table:formula="of:=[.B337]/[.A337]" office:value-type="float" office:value="1.03348867185563">
            <text:p>1.03</text:p>
          </table:table-cell>
          <table:table-cell office:value-type="float" office:value="405.76">
            <text:p>405.76</text:p>
          </table:table-cell>
          <table:table-cell table:formula="of:=[.D337]/[.A337]" office:value-type="float" office:value="1.00580040652422">
            <text:p>1.01</text:p>
          </table:table-cell>
          <table:table-cell office:value-type="float" office:value="405.76">
            <text:p>405.76</text:p>
          </table:table-cell>
          <table:table-cell table:formula="of:=[.F337]/[.A337]" office:value-type="float" office:value="1.00580040652422">
            <text:p>1.01</text:p>
          </table:table-cell>
          <table:table-cell office:value-type="float" office:value="412.93">
            <text:p>412.93</text:p>
          </table:table-cell>
          <table:table-cell table:formula="of:=[.H337]/[.A337]" office:value-type="float" office:value="1.02357344702791">
            <text:p>1.02</text:p>
          </table:table-cell>
          <table:table-cell office:value-type="float" office:value="405.17">
            <text:p>405.17</text:p>
          </table:table-cell>
          <table:table-cell table:formula="of:=[.J337]/[.A337]" office:value-type="float" office:value="1.00433791086213">
            <text:p>1</text:p>
          </table:table-cell>
          <table:table-cell table:number-columns-repeated="5"/>
        </table:table-row>
        <table:table-row table:style-name="ro1">
          <table:table-cell office:value-type="float" office:value="343.71">
            <text:p>343.71</text:p>
          </table:table-cell>
          <table:table-cell office:value-type="float" office:value="362.54">
            <text:p>362.54</text:p>
          </table:table-cell>
          <table:table-cell table:formula="of:=[.B338]/[.A338]" office:value-type="float" office:value="1.05478455674842">
            <text:p>1.05</text:p>
          </table:table-cell>
          <table:table-cell office:value-type="float" office:value="347.95">
            <text:p>347.95</text:p>
          </table:table-cell>
          <table:table-cell table:formula="of:=[.D338]/[.A338]" office:value-type="float" office:value="1.01233598091414">
            <text:p>1.01</text:p>
          </table:table-cell>
          <table:table-cell office:value-type="float" office:value="345.71">
            <text:p>345.71</text:p>
          </table:table-cell>
          <table:table-cell table:formula="of:=[.F338]/[.A338]" office:value-type="float" office:value="1.00581885892177">
            <text:p>1.01</text:p>
          </table:table-cell>
          <table:table-cell office:value-type="float" office:value="346.2">
            <text:p>346.2</text:p>
          </table:table-cell>
          <table:table-cell table:formula="of:=[.H338]/[.A338]" office:value-type="float" office:value="1.0072444793576">
            <text:p>1.01</text:p>
          </table:table-cell>
          <table:table-cell office:value-type="float" office:value="346.78">
            <text:p>346.78</text:p>
          </table:table-cell>
          <table:table-cell table:formula="of:=[.J338]/[.A338]" office:value-type="float" office:value="1.00893194844491">
            <text:p>1.01</text:p>
          </table:table-cell>
          <table:table-cell table:number-columns-repeated="5"/>
        </table:table-row>
        <table:table-row table:style-name="ro1">
          <table:table-cell office:value-type="float" office:value="299.71">
            <text:p>299.71</text:p>
          </table:table-cell>
          <table:table-cell office:value-type="float" office:value="300.3">
            <text:p>300.3</text:p>
          </table:table-cell>
          <table:table-cell table:formula="of:=[.B339]/[.A339]" office:value-type="float" office:value="1.0019685696173">
            <text:p>1</text:p>
          </table:table-cell>
          <table:table-cell office:value-type="float" office:value="300.3">
            <text:p>300.3</text:p>
          </table:table-cell>
          <table:table-cell table:formula="of:=[.D339]/[.A339]" office:value-type="float" office:value="1.0019685696173">
            <text:p>1</text:p>
          </table:table-cell>
          <table:table-cell office:value-type="float" office:value="301.47">
            <text:p>301.47</text:p>
          </table:table-cell>
          <table:table-cell table:formula="of:=[.F339]/[.A339]" office:value-type="float" office:value="1.00587234326516">
            <text:p>1.01</text:p>
          </table:table-cell>
          <table:table-cell office:value-type="float" office:value="299.71">
            <text:p>299.71</text:p>
          </table:table-cell>
          <table:table-cell table:formula="of:=[.H339]/[.A339]" office:value-type="float" office:value="1">
            <text:p>1</text:p>
          </table:table-cell>
          <table:table-cell office:value-type="float" office:value="300.3">
            <text:p>300.3</text:p>
          </table:table-cell>
          <table:table-cell table:formula="of:=[.J339]/[.A339]" office:value-type="float" office:value="1.0019685696173">
            <text:p>1</text:p>
          </table:table-cell>
          <table:table-cell table:number-columns-repeated="5"/>
        </table:table-row>
        <table:table-row table:style-name="ro1">
          <table:table-cell office:value-type="float" office:value="396.24">
            <text:p>396.24</text:p>
          </table:table-cell>
          <table:table-cell office:value-type="float" office:value="420.14">
            <text:p>420.14</text:p>
          </table:table-cell>
          <table:table-cell table:formula="of:=[.B340]/[.A340]" office:value-type="float" office:value="1.06031697960832">
            <text:p>1.06</text:p>
          </table:table-cell>
          <table:table-cell office:value-type="float" office:value="397.41">
            <text:p>397.41</text:p>
          </table:table-cell>
          <table:table-cell table:formula="of:=[.D340]/[.A340]" office:value-type="float" office:value="1.00295275590551">
            <text:p>1</text:p>
          </table:table-cell>
          <table:table-cell office:value-type="float" office:value="398.58">
            <text:p>398.58</text:p>
          </table:table-cell>
          <table:table-cell table:formula="of:=[.F340]/[.A340]" office:value-type="float" office:value="1.00590551181102">
            <text:p>1.01</text:p>
          </table:table-cell>
          <table:table-cell office:value-type="float" office:value="420.14">
            <text:p>420.14</text:p>
          </table:table-cell>
          <table:table-cell table:formula="of:=[.H340]/[.A340]" office:value-type="float" office:value="1.06031697960832">
            <text:p>1.06</text:p>
          </table:table-cell>
          <table:table-cell office:value-type="float" office:value="397.41">
            <text:p>397.41</text:p>
          </table:table-cell>
          <table:table-cell table:formula="of:=[.J340]/[.A340]" office:value-type="float" office:value="1.00295275590551">
            <text:p>1</text:p>
          </table:table-cell>
          <table:table-cell table:number-columns-repeated="5"/>
        </table:table-row>
        <table:table-row table:style-name="ro1">
          <table:table-cell office:value-type="float" office:value="97.73">
            <text:p>97.73</text:p>
          </table:table-cell>
          <table:table-cell office:value-type="float" office:value="98.9">
            <text:p>98.9</text:p>
          </table:table-cell>
          <table:table-cell table:formula="of:=[.B341]/[.A341]" office:value-type="float" office:value="1.01197175892766">
            <text:p>1.01</text:p>
          </table:table-cell>
          <table:table-cell office:value-type="float" office:value="98.31">
            <text:p>98.31</text:p>
          </table:table-cell>
          <table:table-cell table:formula="of:=[.D341]/[.A341]" office:value-type="float" office:value="1.00593471810089">
            <text:p>1.01</text:p>
          </table:table-cell>
          <table:table-cell office:value-type="float" office:value="98.31">
            <text:p>98.31</text:p>
          </table:table-cell>
          <table:table-cell table:formula="of:=[.F341]/[.A341]" office:value-type="float" office:value="1.00593471810089">
            <text:p>1.01</text:p>
          </table:table-cell>
          <table:table-cell office:value-type="float" office:value="97.73">
            <text:p>97.73</text:p>
          </table:table-cell>
          <table:table-cell table:formula="of:=[.H341]/[.A341]" office:value-type="float" office:value="1">
            <text:p>1</text:p>
          </table:table-cell>
          <table:table-cell office:value-type="float" office:value="97.73">
            <text:p>97.73</text:p>
          </table:table-cell>
          <table:table-cell table:formula="of:=[.J341]/[.A3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6.35">
            <text:p>196.35</text:p>
          </table:table-cell>
          <table:table-cell office:value-type="float" office:value="202.01">
            <text:p>202.01</text:p>
          </table:table-cell>
          <table:table-cell table:formula="of:=[.B342]/[.A342]" office:value-type="float" office:value="1.0288260758849">
            <text:p>1.03</text:p>
          </table:table-cell>
          <table:table-cell office:value-type="float" office:value="197.52">
            <text:p>197.52</text:p>
          </table:table-cell>
          <table:table-cell table:formula="of:=[.D342]/[.A342]" office:value-type="float" office:value="1.00595874713522">
            <text:p>1.01</text:p>
          </table:table-cell>
          <table:table-cell office:value-type="float" office:value="197.52">
            <text:p>197.52</text:p>
          </table:table-cell>
          <table:table-cell table:formula="of:=[.F342]/[.A342]" office:value-type="float" office:value="1.00595874713522">
            <text:p>1.01</text:p>
          </table:table-cell>
          <table:table-cell office:value-type="float" office:value="202.01">
            <text:p>202.01</text:p>
          </table:table-cell>
          <table:table-cell table:formula="of:=[.H342]/[.A342]" office:value-type="float" office:value="1.0288260758849">
            <text:p>1.03</text:p>
          </table:table-cell>
          <table:table-cell office:value-type="float" office:value="197.52">
            <text:p>197.52</text:p>
          </table:table-cell>
          <table:table-cell table:formula="of:=[.J342]/[.A342]" office:value-type="float" office:value="1.00595874713522">
            <text:p>1.01</text:p>
          </table:table-cell>
          <table:table-cell table:number-columns-repeated="5"/>
        </table:table-row>
        <table:table-row table:style-name="ro1">
          <table:table-cell office:value-type="float" office:value="138.41">
            <text:p>138.41</text:p>
          </table:table-cell>
          <table:table-cell office:value-type="float" office:value="139.24">
            <text:p>139.24</text:p>
          </table:table-cell>
          <table:table-cell table:formula="of:=[.B343]/[.A343]" office:value-type="float" office:value="1.00599667654071">
            <text:p>1.01</text:p>
          </table:table-cell>
          <table:table-cell office:value-type="float" office:value="139.24">
            <text:p>139.24</text:p>
          </table:table-cell>
          <table:table-cell table:formula="of:=[.D343]/[.A343]" office:value-type="float" office:value="1.00599667654071">
            <text:p>1.01</text:p>
          </table:table-cell>
          <table:table-cell office:value-type="float" office:value="139.24">
            <text:p>139.24</text:p>
          </table:table-cell>
          <table:table-cell table:formula="of:=[.F343]/[.A343]" office:value-type="float" office:value="1.00599667654071">
            <text:p>1.01</text:p>
          </table:table-cell>
          <table:table-cell office:value-type="float" office:value="139.24">
            <text:p>139.24</text:p>
          </table:table-cell>
          <table:table-cell table:formula="of:=[.H343]/[.A343]" office:value-type="float" office:value="1.00599667654071">
            <text:p>1.01</text:p>
          </table:table-cell>
          <table:table-cell office:value-type="float" office:value="138.41">
            <text:p>138.41</text:p>
          </table:table-cell>
          <table:table-cell table:formula="of:=[.J343]/[.A3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07.56">
            <text:p>107.56</text:p>
          </table:table-cell>
          <table:table-cell table:formula="of:=[.B344]/[.A344]" office:value-type="float" office:value="1.09867211440245">
            <text:p>1.1</text:p>
          </table:table-cell>
          <table:table-cell office:value-type="float" office:value="98.49">
            <text:p>98.49</text:p>
          </table:table-cell>
          <table:table-cell table:formula="of:=[.D344]/[.A344]" office:value-type="float" office:value="1.00602655771195">
            <text:p>1.01</text:p>
          </table:table-cell>
          <table:table-cell office:value-type="float" office:value="98.49">
            <text:p>98.49</text:p>
          </table:table-cell>
          <table:table-cell table:formula="of:=[.F344]/[.A344]" office:value-type="float" office:value="1.00602655771195">
            <text:p>1.01</text:p>
          </table:table-cell>
          <table:table-cell office:value-type="float" office:value="107.56">
            <text:p>107.56</text:p>
          </table:table-cell>
          <table:table-cell table:formula="of:=[.H344]/[.A344]" office:value-type="float" office:value="1.09867211440245">
            <text:p>1.1</text:p>
          </table:table-cell>
          <table:table-cell office:value-type="float" office:value="98.49">
            <text:p>98.49</text:p>
          </table:table-cell>
          <table:table-cell table:formula="of:=[.J344]/[.A344]" office:value-type="float" office:value="1.00602655771195">
            <text:p>1.01</text:p>
          </table:table-cell>
          <table:table-cell table:number-columns-repeated="5"/>
        </table:table-row>
        <table:table-row table:style-name="ro1">
          <table:table-cell office:value-type="float" office:value="330.04">
            <text:p>330.04</text:p>
          </table:table-cell>
          <table:table-cell office:value-type="float" office:value="334.76">
            <text:p>334.76</text:p>
          </table:table-cell>
          <table:table-cell table:formula="of:=[.B345]/[.A345]" office:value-type="float" office:value="1.01430129681251">
            <text:p>1.01</text:p>
          </table:table-cell>
          <table:table-cell office:value-type="float" office:value="332.04">
            <text:p>332.04</text:p>
          </table:table-cell>
          <table:table-cell table:formula="of:=[.D345]/[.A345]" office:value-type="float" office:value="1.00605987153072">
            <text:p>1.01</text:p>
          </table:table-cell>
          <table:table-cell office:value-type="float" office:value="332.04">
            <text:p>332.04</text:p>
          </table:table-cell>
          <table:table-cell table:formula="of:=[.F345]/[.A345]" office:value-type="float" office:value="1.00605987153072">
            <text:p>1.01</text:p>
          </table:table-cell>
          <table:table-cell office:value-type="float" office:value="334.76">
            <text:p>334.76</text:p>
          </table:table-cell>
          <table:table-cell table:formula="of:=[.H345]/[.A345]" office:value-type="float" office:value="1.01430129681251">
            <text:p>1.01</text:p>
          </table:table-cell>
          <table:table-cell office:value-type="float" office:value="332.52">
            <text:p>332.52</text:p>
          </table:table-cell>
          <table:table-cell table:formula="of:=[.J345]/[.A345]" office:value-type="float" office:value="1.0075142406981">
            <text:p>1.01</text:p>
          </table:table-cell>
          <table:table-cell table:number-columns-repeated="5"/>
        </table:table-row>
        <table:table-row table:style-name="ro1">
          <table:table-cell office:value-type="float" office:value="152.91">
            <text:p>152.91</text:p>
          </table:table-cell>
          <table:table-cell office:value-type="float" office:value="156.18">
            <text:p>156.18</text:p>
          </table:table-cell>
          <table:table-cell table:formula="of:=[.B346]/[.A346]" office:value-type="float" office:value="1.02138512850697">
            <text:p>1.02</text:p>
          </table:table-cell>
          <table:table-cell office:value-type="float" office:value="155.6">
            <text:p>155.6</text:p>
          </table:table-cell>
          <table:table-cell table:formula="of:=[.D346]/[.A346]" office:value-type="float" office:value="1.01759204760971">
            <text:p>1.02</text:p>
          </table:table-cell>
          <table:table-cell office:value-type="float" office:value="153.84">
            <text:p>153.84</text:p>
          </table:table-cell>
          <table:table-cell table:formula="of:=[.F346]/[.A346]" office:value-type="float" office:value="1.00608200902492">
            <text:p>1.01</text:p>
          </table:table-cell>
          <table:table-cell office:value-type="float" office:value="156.18">
            <text:p>156.18</text:p>
          </table:table-cell>
          <table:table-cell table:formula="of:=[.H346]/[.A346]" office:value-type="float" office:value="1.02138512850697">
            <text:p>1.02</text:p>
          </table:table-cell>
          <table:table-cell office:value-type="float" office:value="152.67">
            <text:p>152.67</text:p>
          </table:table-cell>
          <table:table-cell table:formula="of:=[.J346]/[.A346]" office:value-type="float" office:value="0.998430449283892">
            <text:p>1</text:p>
          </table:table-cell>
          <table:table-cell table:number-columns-repeated="5"/>
        </table:table-row>
        <table:table-row table:style-name="ro1">
          <table:table-cell office:value-type="float" office:value="286.58">
            <text:p>286.58</text:p>
          </table:table-cell>
          <table:table-cell office:value-type="float" office:value="304.2">
            <text:p>304.2</text:p>
          </table:table-cell>
          <table:table-cell table:formula="of:=[.B347]/[.A347]" office:value-type="float" office:value="1.06148370437574">
            <text:p>1.06</text:p>
          </table:table-cell>
          <table:table-cell office:value-type="float" office:value="287.17">
            <text:p>287.17</text:p>
          </table:table-cell>
          <table:table-cell table:formula="of:=[.D347]/[.A347]" office:value-type="float" office:value="1.00205876195129">
            <text:p>1</text:p>
          </table:table-cell>
          <table:table-cell office:value-type="float" office:value="288.34">
            <text:p>288.34</text:p>
          </table:table-cell>
          <table:table-cell table:formula="of:=[.F347]/[.A347]" office:value-type="float" office:value="1.0061413915835">
            <text:p>1.01</text:p>
          </table:table-cell>
          <table:table-cell office:value-type="float" office:value="287.75">
            <text:p>287.75</text:p>
          </table:table-cell>
          <table:table-cell table:formula="of:=[.H347]/[.A347]" office:value-type="float" office:value="1.00408262963221">
            <text:p>1</text:p>
          </table:table-cell>
          <table:table-cell office:value-type="float" office:value="286.58">
            <text:p>286.58</text:p>
          </table:table-cell>
          <table:table-cell table:formula="of:=[.J347]/[.A3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4.91">
            <text:p>244.91</text:p>
          </table:table-cell>
          <table:table-cell office:value-type="float" office:value="257.49">
            <text:p>257.49</text:p>
          </table:table-cell>
          <table:table-cell table:formula="of:=[.B348]/[.A348]" office:value-type="float" office:value="1.05136580784778">
            <text:p>1.05</text:p>
          </table:table-cell>
          <table:table-cell office:value-type="float" office:value="245.25">
            <text:p>245.25</text:p>
          </table:table-cell>
          <table:table-cell table:formula="of:=[.D348]/[.A348]" office:value-type="float" office:value="1.00138826507697">
            <text:p>1</text:p>
          </table:table-cell>
          <table:table-cell office:value-type="float" office:value="246.42">
            <text:p>246.42</text:p>
          </table:table-cell>
          <table:table-cell table:formula="of:=[.F348]/[.A348]" office:value-type="float" office:value="1.00616553019477">
            <text:p>1.01</text:p>
          </table:table-cell>
          <table:table-cell office:value-type="float" office:value="257.49">
            <text:p>257.49</text:p>
          </table:table-cell>
          <table:table-cell table:formula="of:=[.H348]/[.A348]" office:value-type="float" office:value="1.05136580784778">
            <text:p>1.05</text:p>
          </table:table-cell>
          <table:table-cell office:value-type="float" office:value="244.66">
            <text:p>244.66</text:p>
          </table:table-cell>
          <table:table-cell table:formula="of:=[.J348]/[.A348]" office:value-type="float" office:value="0.998979216855171">
            <text:p>1</text:p>
          </table:table-cell>
          <table:table-cell table:number-columns-repeated="5"/>
        </table:table-row>
        <table:table-row table:style-name="ro1">
          <table:table-cell office:value-type="float" office:value="419.59">
            <text:p>419.59</text:p>
          </table:table-cell>
          <table:table-cell office:value-type="float" office:value="429.74">
            <text:p>429.74</text:p>
          </table:table-cell>
          <table:table-cell table:formula="of:=[.B349]/[.A349]" office:value-type="float" office:value="1.02419028098858">
            <text:p>1.02</text:p>
          </table:table-cell>
          <table:table-cell office:value-type="float" office:value="423.25">
            <text:p>423.25</text:p>
          </table:table-cell>
          <table:table-cell table:formula="of:=[.D349]/[.A349]" office:value-type="float" office:value="1.00872280082938">
            <text:p>1.01</text:p>
          </table:table-cell>
          <table:table-cell office:value-type="float" office:value="422.18">
            <text:p>422.18</text:p>
          </table:table-cell>
          <table:table-cell table:formula="of:=[.F349]/[.A349]" office:value-type="float" office:value="1.00617269239019">
            <text:p>1.01</text:p>
          </table:table-cell>
          <table:table-cell office:value-type="float" office:value="429.74">
            <text:p>429.74</text:p>
          </table:table-cell>
          <table:table-cell table:formula="of:=[.H349]/[.A349]" office:value-type="float" office:value="1.02419028098858">
            <text:p>1.02</text:p>
          </table:table-cell>
          <table:table-cell office:value-type="float" office:value="423.25">
            <text:p>423.25</text:p>
          </table:table-cell>
          <table:table-cell table:formula="of:=[.J349]/[.A349]" office:value-type="float" office:value="1.00872280082938">
            <text:p>1.01</text:p>
          </table:table-cell>
          <table:table-cell table:number-columns-repeated="5"/>
        </table:table-row>
        <table:table-row table:style-name="ro1">
          <table:table-cell office:value-type="float" office:value="363.79">
            <text:p>363.79</text:p>
          </table:table-cell>
          <table:table-cell office:value-type="float" office:value="372.87">
            <text:p>372.87</text:p>
          </table:table-cell>
          <table:table-cell table:formula="of:=[.B350]/[.A350]" office:value-type="float" office:value="1.02495945463042">
            <text:p>1.02</text:p>
          </table:table-cell>
          <table:table-cell office:value-type="float" office:value="366.04">
            <text:p>366.04</text:p>
          </table:table-cell>
          <table:table-cell table:formula="of:=[.D350]/[.A350]" office:value-type="float" office:value="1.00618488688529">
            <text:p>1.01</text:p>
          </table:table-cell>
          <table:table-cell office:value-type="float" office:value="366.04">
            <text:p>366.04</text:p>
          </table:table-cell>
          <table:table-cell table:formula="of:=[.F350]/[.A350]" office:value-type="float" office:value="1.00618488688529">
            <text:p>1.01</text:p>
          </table:table-cell>
          <table:table-cell office:value-type="float" office:value="372.87">
            <text:p>372.87</text:p>
          </table:table-cell>
          <table:table-cell table:formula="of:=[.H350]/[.A350]" office:value-type="float" office:value="1.02495945463042">
            <text:p>1.02</text:p>
          </table:table-cell>
          <table:table-cell office:value-type="float" office:value="366.04">
            <text:p>366.04</text:p>
          </table:table-cell>
          <table:table-cell table:formula="of:=[.J350]/[.A350]" office:value-type="float" office:value="1.00618488688529">
            <text:p>1.01</text:p>
          </table:table-cell>
          <table:table-cell table:number-columns-repeated="5"/>
        </table:table-row>
        <table:table-row table:style-name="ro1">
          <table:table-cell office:value-type="float" office:value="94.91">
            <text:p>94.91</text:p>
          </table:table-cell>
          <table:table-cell office:value-type="float" office:value="116.71">
            <text:p>116.71</text:p>
          </table:table-cell>
          <table:table-cell table:formula="of:=[.B351]/[.A351]" office:value-type="float" office:value="1.22969128648193">
            <text:p>1.23</text:p>
          </table:table-cell>
          <table:table-cell office:value-type="float" office:value="94.91">
            <text:p>94.91</text:p>
          </table:table-cell>
          <table:table-cell table:formula="of:=[.D351]/[.A351]" office:value-type="float" office:value="1">
            <text:p>1</text:p>
          </table:table-cell>
          <table:table-cell office:value-type="float" office:value="95.5">
            <text:p>95.5</text:p>
          </table:table-cell>
          <table:table-cell table:formula="of:=[.F351]/[.A351]" office:value-type="float" office:value="1.00621641555158">
            <text:p>1.01</text:p>
          </table:table-cell>
          <table:table-cell office:value-type="float" office:value="116.71">
            <text:p>116.71</text:p>
          </table:table-cell>
          <table:table-cell table:formula="of:=[.H351]/[.A351]" office:value-type="float" office:value="1.22969128648193">
            <text:p>1.23</text:p>
          </table:table-cell>
          <table:table-cell office:value-type="float" office:value="107.2">
            <text:p>107.2</text:p>
          </table:table-cell>
          <table:table-cell table:formula="of:=[.J351]/[.A351]" office:value-type="float" office:value="1.12949109682857">
            <text:p>1.13</text:p>
          </table:table-cell>
          <table:table-cell table:number-columns-repeated="5"/>
        </table:table-row>
        <table:table-row table:style-name="ro1">
          <table:table-cell office:value-type="float" office:value="414.42">
            <text:p>414.42</text:p>
          </table:table-cell>
          <table:table-cell office:value-type="float" office:value="439.05">
            <text:p>439.05</text:p>
          </table:table-cell>
          <table:table-cell table:formula="of:=[.B352]/[.A352]" office:value-type="float" office:value="1.05943245982337">
            <text:p>1.06</text:p>
          </table:table-cell>
          <table:table-cell office:value-type="float" office:value="418.08">
            <text:p>418.08</text:p>
          </table:table-cell>
          <table:table-cell table:formula="of:=[.D352]/[.A352]" office:value-type="float" office:value="1.00883162009556">
            <text:p>1.01</text:p>
          </table:table-cell>
          <table:table-cell office:value-type="float" office:value="417.01">
            <text:p>417.01</text:p>
          </table:table-cell>
          <table:table-cell table:formula="of:=[.F352]/[.A352]" office:value-type="float" office:value="1.00624969837363">
            <text:p>1.01</text:p>
          </table:table-cell>
          <table:table-cell office:value-type="float" office:value="439.05">
            <text:p>439.05</text:p>
          </table:table-cell>
          <table:table-cell table:formula="of:=[.H352]/[.A352]" office:value-type="float" office:value="1.05943245982337">
            <text:p>1.06</text:p>
          </table:table-cell>
          <table:table-cell office:value-type="float" office:value="416.91">
            <text:p>416.91</text:p>
          </table:table-cell>
          <table:table-cell table:formula="of:=[.J352]/[.A352]" office:value-type="float" office:value="1.00600839727812">
            <text:p>1.01</text:p>
          </table:table-cell>
          <table:table-cell table:number-columns-repeated="5"/>
        </table:table-row>
        <table:table-row table:style-name="ro1">
          <table:table-cell office:value-type="float" office:value="279.34">
            <text:p>279.34</text:p>
          </table:table-cell>
          <table:table-cell office:value-type="float" office:value="301.34">
            <text:p>301.34</text:p>
          </table:table-cell>
          <table:table-cell table:formula="of:=[.B353]/[.A353]" office:value-type="float" office:value="1.07875707023699">
            <text:p>1.08</text:p>
          </table:table-cell>
          <table:table-cell office:value-type="float" office:value="280.51">
            <text:p>280.51</text:p>
          </table:table-cell>
          <table:table-cell table:formula="of:=[.D353]/[.A353]" office:value-type="float" office:value="1.00418844418988">
            <text:p>1</text:p>
          </table:table-cell>
          <table:table-cell office:value-type="float" office:value="281.1">
            <text:p>281.1</text:p>
          </table:table-cell>
          <table:table-cell table:formula="of:=[.F353]/[.A353]" office:value-type="float" office:value="1.00630056561896">
            <text:p>1.01</text:p>
          </table:table-cell>
          <table:table-cell office:value-type="float" office:value="279.34">
            <text:p>279.34</text:p>
          </table:table-cell>
          <table:table-cell table:formula="of:=[.H353]/[.A353]" office:value-type="float" office:value="1">
            <text:p>1</text:p>
          </table:table-cell>
          <table:table-cell office:value-type="float" office:value="279.34">
            <text:p>279.34</text:p>
          </table:table-cell>
          <table:table-cell table:formula="of:=[.J353]/[.A3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4.41">
            <text:p>314.41</text:p>
          </table:table-cell>
          <table:table-cell office:value-type="float" office:value="319.24">
            <text:p>319.24</text:p>
          </table:table-cell>
          <table:table-cell table:formula="of:=[.B354]/[.A354]" office:value-type="float" office:value="1.01536210680322">
            <text:p>1.02</text:p>
          </table:table-cell>
          <table:table-cell office:value-type="float" office:value="316.89">
            <text:p>316.89</text:p>
          </table:table-cell>
          <table:table-cell table:formula="of:=[.D354]/[.A354]" office:value-type="float" office:value="1.00788778982857">
            <text:p>1.01</text:p>
          </table:table-cell>
          <table:table-cell office:value-type="float" office:value="316.41">
            <text:p>316.41</text:p>
          </table:table-cell>
          <table:table-cell table:formula="of:=[.F354]/[.A354]" office:value-type="float" office:value="1.00636112082949">
            <text:p>1.01</text:p>
          </table:table-cell>
          <table:table-cell office:value-type="float" office:value="319.24">
            <text:p>319.24</text:p>
          </table:table-cell>
          <table:table-cell table:formula="of:=[.H354]/[.A354]" office:value-type="float" office:value="1.01536210680322">
            <text:p>1.02</text:p>
          </table:table-cell>
          <table:table-cell office:value-type="float" office:value="316.89">
            <text:p>316.89</text:p>
          </table:table-cell>
          <table:table-cell table:formula="of:=[.J354]/[.A354]" office:value-type="float" office:value="1.00788778982857">
            <text:p>1.01</text:p>
          </table:table-cell>
          <table:table-cell table:number-columns-repeated="5"/>
        </table:table-row>
        <table:table-row table:style-name="ro1">
          <table:table-cell office:value-type="float" office:value="494.86">
            <text:p>494.86</text:p>
          </table:table-cell>
          <table:table-cell office:value-type="float" office:value="505.24">
            <text:p>505.24</text:p>
          </table:table-cell>
          <table:table-cell table:formula="of:=[.B355]/[.A355]" office:value-type="float" office:value="1.02097562947096">
            <text:p>1.02</text:p>
          </table:table-cell>
          <table:table-cell office:value-type="float" office:value="496.86">
            <text:p>496.86</text:p>
          </table:table-cell>
          <table:table-cell table:formula="of:=[.D355]/[.A355]" office:value-type="float" office:value="1.00404154710423">
            <text:p>1</text:p>
          </table:table-cell>
          <table:table-cell office:value-type="float" office:value="498.03">
            <text:p>498.03</text:p>
          </table:table-cell>
          <table:table-cell table:formula="of:=[.F355]/[.A355]" office:value-type="float" office:value="1.00640585216021">
            <text:p>1.01</text:p>
          </table:table-cell>
          <table:table-cell office:value-type="float" office:value="505.24">
            <text:p>505.24</text:p>
          </table:table-cell>
          <table:table-cell table:formula="of:=[.H355]/[.A355]" office:value-type="float" office:value="1.02097562947096">
            <text:p>1.02</text:p>
          </table:table-cell>
          <table:table-cell office:value-type="float" office:value="498.03">
            <text:p>498.03</text:p>
          </table:table-cell>
          <table:table-cell table:formula="of:=[.J355]/[.A355]" office:value-type="float" office:value="1.00640585216021">
            <text:p>1.01</text:p>
          </table:table-cell>
          <table:table-cell table:number-columns-repeated="5"/>
        </table:table-row>
        <table:table-row table:style-name="ro1">
          <table:table-cell office:value-type="float" office:value="180.55">
            <text:p>180.55</text:p>
          </table:table-cell>
          <table:table-cell office:value-type="float" office:value="192.51">
            <text:p>192.51</text:p>
          </table:table-cell>
          <table:table-cell table:formula="of:=[.B356]/[.A356]" office:value-type="float" office:value="1.06624203821656">
            <text:p>1.07</text:p>
          </table:table-cell>
          <table:table-cell office:value-type="float" office:value="181.14">
            <text:p>181.14</text:p>
          </table:table-cell>
          <table:table-cell table:formula="of:=[.D356]/[.A356]" office:value-type="float" office:value="1.00326779285516">
            <text:p>1</text:p>
          </table:table-cell>
          <table:table-cell office:value-type="float" office:value="181.72">
            <text:p>181.72</text:p>
          </table:table-cell>
          <table:table-cell table:formula="of:=[.F356]/[.A356]" office:value-type="float" office:value="1.00648019939075">
            <text:p>1.01</text:p>
          </table:table-cell>
          <table:table-cell office:value-type="float" office:value="192.51">
            <text:p>192.51</text:p>
          </table:table-cell>
          <table:table-cell table:formula="of:=[.H356]/[.A356]" office:value-type="float" office:value="1.06624203821656">
            <text:p>1.07</text:p>
          </table:table-cell>
          <table:table-cell office:value-type="float" office:value="181.14">
            <text:p>181.14</text:p>
          </table:table-cell>
          <table:table-cell table:formula="of:=[.J356]/[.A356]" office:value-type="float" office:value="1.00326779285516">
            <text:p>1</text:p>
          </table:table-cell>
          <table:table-cell table:number-columns-repeated="5"/>
        </table:table-row>
        <table:table-row table:style-name="ro1">
          <table:table-cell office:value-type="float" office:value="90.74">
            <text:p>90.74</text:p>
          </table:table-cell>
          <table:table-cell office:value-type="float" office:value="100.4">
            <text:p>100.4</text:p>
          </table:table-cell>
          <table:table-cell table:formula="of:=[.B357]/[.A357]" office:value-type="float" office:value="1.10645801190214">
            <text:p>1.11</text:p>
          </table:table-cell>
          <table:table-cell office:value-type="float" office:value="91.33">
            <text:p>91.33</text:p>
          </table:table-cell>
          <table:table-cell table:formula="of:=[.D357]/[.A357]" office:value-type="float" office:value="1.00650209389464">
            <text:p>1.01</text:p>
          </table:table-cell>
          <table:table-cell office:value-type="float" office:value="91.33">
            <text:p>91.33</text:p>
          </table:table-cell>
          <table:table-cell table:formula="of:=[.F357]/[.A357]" office:value-type="float" office:value="1.00650209389464">
            <text:p>1.01</text:p>
          </table:table-cell>
          <table:table-cell office:value-type="float" office:value="100.4">
            <text:p>100.4</text:p>
          </table:table-cell>
          <table:table-cell table:formula="of:=[.H357]/[.A357]" office:value-type="float" office:value="1.10645801190214">
            <text:p>1.11</text:p>
          </table:table-cell>
          <table:table-cell office:value-type="float" office:value="91.33">
            <text:p>91.33</text:p>
          </table:table-cell>
          <table:table-cell table:formula="of:=[.J357]/[.A357]" office:value-type="float" office:value="1.00650209389464">
            <text:p>1.01</text:p>
          </table:table-cell>
          <table:table-cell table:number-columns-repeated="5"/>
        </table:table-row>
        <table:table-row table:style-name="ro1">
          <table:table-cell office:value-type="float" office:value="484.83">
            <text:p>484.83</text:p>
          </table:table-cell>
          <table:table-cell office:value-type="float" office:value="506.24">
            <text:p>506.24</text:p>
          </table:table-cell>
          <table:table-cell table:formula="of:=[.B358]/[.A358]" office:value-type="float" office:value="1.0441598085927">
            <text:p>1.04</text:p>
          </table:table-cell>
          <table:table-cell office:value-type="float" office:value="487.42">
            <text:p>487.42</text:p>
          </table:table-cell>
          <table:table-cell table:formula="of:=[.D358]/[.A358]" office:value-type="float" office:value="1.00534207866675">
            <text:p>1.01</text:p>
          </table:table-cell>
          <table:table-cell office:value-type="float" office:value="488">
            <text:p>488</text:p>
          </table:table-cell>
          <table:table-cell table:formula="of:=[.F358]/[.A358]" office:value-type="float" office:value="1.00653837427552">
            <text:p>1.01</text:p>
          </table:table-cell>
          <table:table-cell office:value-type="float" office:value="497.9">
            <text:p>497.9</text:p>
          </table:table-cell>
          <table:table-cell table:formula="of:=[.H358]/[.A358]" office:value-type="float" office:value="1.02695790277004">
            <text:p>1.03</text:p>
          </table:table-cell>
          <table:table-cell office:value-type="float" office:value="488">
            <text:p>488</text:p>
          </table:table-cell>
          <table:table-cell table:formula="of:=[.J358]/[.A358]" office:value-type="float" office:value="1.00653837427552">
            <text:p>1.01</text:p>
          </table:table-cell>
          <table:table-cell table:number-columns-repeated="5"/>
        </table:table-row>
        <table:table-row table:style-name="ro1">
          <table:table-cell office:value-type="float" office:value="216.85">
            <text:p>216.85</text:p>
          </table:table-cell>
          <table:table-cell office:value-type="float" office:value="242.99">
            <text:p>242.99</text:p>
          </table:table-cell>
          <table:table-cell table:formula="of:=[.B359]/[.A359]" office:value-type="float" office:value="1.12054415494582">
            <text:p>1.12</text:p>
          </table:table-cell>
          <table:table-cell office:value-type="float" office:value="219.92">
            <text:p>219.92</text:p>
          </table:table-cell>
          <table:table-cell table:formula="of:=[.D359]/[.A359]" office:value-type="float" office:value="1.01415725155638">
            <text:p>1.01</text:p>
          </table:table-cell>
          <table:table-cell office:value-type="float" office:value="218.27">
            <text:p>218.27</text:p>
          </table:table-cell>
          <table:table-cell table:formula="of:=[.F359]/[.A359]" office:value-type="float" office:value="1.00654830528015">
            <text:p>1.01</text:p>
          </table:table-cell>
          <table:table-cell office:value-type="float" office:value="233.24">
            <text:p>233.24</text:p>
          </table:table-cell>
          <table:table-cell table:formula="of:=[.H359]/[.A359]" office:value-type="float" office:value="1.0755821996772">
            <text:p>1.08</text:p>
          </table:table-cell>
          <table:table-cell office:value-type="float" office:value="219.92">
            <text:p>219.92</text:p>
          </table:table-cell>
          <table:table-cell table:formula="of:=[.J359]/[.A359]" office:value-type="float" office:value="1.01415725155638">
            <text:p>1.01</text:p>
          </table:table-cell>
          <table:table-cell table:number-columns-repeated="5"/>
        </table:table-row>
        <table:table-row table:style-name="ro1">
          <table:table-cell office:value-type="float" office:value="395.03">
            <text:p>395.03</text:p>
          </table:table-cell>
          <table:table-cell office:value-type="float" office:value="400.79">
            <text:p>400.79</text:p>
          </table:table-cell>
          <table:table-cell table:formula="of:=[.B360]/[.A360]" office:value-type="float" office:value="1.0145811710503">
            <text:p>1.01</text:p>
          </table:table-cell>
          <table:table-cell office:value-type="float" office:value="397.62">
            <text:p>397.62</text:p>
          </table:table-cell>
          <table:table-cell table:formula="of:=[.D360]/[.A360]" office:value-type="float" office:value="1.00655646406602">
            <text:p>1.01</text:p>
          </table:table-cell>
          <table:table-cell office:value-type="float" office:value="397.62">
            <text:p>397.62</text:p>
          </table:table-cell>
          <table:table-cell table:formula="of:=[.F360]/[.A360]" office:value-type="float" office:value="1.00655646406602">
            <text:p>1.01</text:p>
          </table:table-cell>
          <table:table-cell office:value-type="float" office:value="397.62">
            <text:p>397.62</text:p>
          </table:table-cell>
          <table:table-cell table:formula="of:=[.H360]/[.A360]" office:value-type="float" office:value="1.00655646406602">
            <text:p>1.01</text:p>
          </table:table-cell>
          <table:table-cell office:value-type="float" office:value="397.62">
            <text:p>397.62</text:p>
          </table:table-cell>
          <table:table-cell table:formula="of:=[.J360]/[.A360]" office:value-type="float" office:value="1.00655646406602">
            <text:p>1.01</text:p>
          </table:table-cell>
          <table:table-cell table:number-columns-repeated="5"/>
        </table:table-row>
        <table:table-row table:style-name="ro1">
          <table:table-cell office:value-type="float" office:value="267.85">
            <text:p>267.85</text:p>
          </table:table-cell>
          <table:table-cell office:value-type="float" office:value="287.27">
            <text:p>287.27</text:p>
          </table:table-cell>
          <table:table-cell table:formula="of:=[.B361]/[.A361]" office:value-type="float" office:value="1.07250326675378">
            <text:p>1.07</text:p>
          </table:table-cell>
          <table:table-cell office:value-type="float" office:value="268.44">
            <text:p>268.44</text:p>
          </table:table-cell>
          <table:table-cell table:formula="of:=[.D361]/[.A361]" office:value-type="float" office:value="1.00220272540601">
            <text:p>1</text:p>
          </table:table-cell>
          <table:table-cell office:value-type="float" office:value="269.61">
            <text:p>269.61</text:p>
          </table:table-cell>
          <table:table-cell table:formula="of:=[.F361]/[.A361]" office:value-type="float" office:value="1.00657084188912">
            <text:p>1.01</text:p>
          </table:table-cell>
          <table:table-cell office:value-type="float" office:value="269.85">
            <text:p>269.85</text:p>
          </table:table-cell>
          <table:table-cell table:formula="of:=[.H361]/[.A361]" office:value-type="float" office:value="1.00746686578309">
            <text:p>1.01</text:p>
          </table:table-cell>
          <table:table-cell office:value-type="float" office:value="267.85">
            <text:p>267.85</text:p>
          </table:table-cell>
          <table:table-cell table:formula="of:=[.J361]/[.A3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5.02">
            <text:p>355.02</text:p>
          </table:table-cell>
          <table:table-cell office:value-type="float" office:value="363.61">
            <text:p>363.61</text:p>
          </table:table-cell>
          <table:table-cell table:formula="of:=[.B362]/[.A362]" office:value-type="float" office:value="1.02419581995381">
            <text:p>1.02</text:p>
          </table:table-cell>
          <table:table-cell office:value-type="float" office:value="360.78">
            <text:p>360.78</text:p>
          </table:table-cell>
          <table:table-cell table:formula="of:=[.D362]/[.A362]" office:value-type="float" office:value="1.01622443805983">
            <text:p>1.02</text:p>
          </table:table-cell>
          <table:table-cell office:value-type="float" office:value="357.37">
            <text:p>357.37</text:p>
          </table:table-cell>
          <table:table-cell table:formula="of:=[.F362]/[.A362]" office:value-type="float" office:value="1.00661934538899">
            <text:p>1.01</text:p>
          </table:table-cell>
          <table:table-cell office:value-type="float" office:value="363.61">
            <text:p>363.61</text:p>
          </table:table-cell>
          <table:table-cell table:formula="of:=[.H362]/[.A362]" office:value-type="float" office:value="1.02419581995381">
            <text:p>1.02</text:p>
          </table:table-cell>
          <table:table-cell office:value-type="float" office:value="357.85">
            <text:p>357.85</text:p>
          </table:table-cell>
          <table:table-cell table:formula="of:=[.J362]/[.A362]" office:value-type="float" office:value="1.00797138189398">
            <text:p>1.01</text:p>
          </table:table-cell>
          <table:table-cell table:number-columns-repeated="5"/>
        </table:table-row>
        <table:table-row table:style-name="ro1">
          <table:table-cell office:value-type="float" office:value="264.15">
            <text:p>264.15</text:p>
          </table:table-cell>
          <table:table-cell office:value-type="float" office:value="268.29">
            <text:p>268.29</text:p>
          </table:table-cell>
          <table:table-cell table:formula="of:=[.B363]/[.A363]" office:value-type="float" office:value="1.01567291311755">
            <text:p>1.02</text:p>
          </table:table-cell>
          <table:table-cell office:value-type="float" office:value="265.32">
            <text:p>265.32</text:p>
          </table:table-cell>
          <table:table-cell table:formula="of:=[.D363]/[.A363]" office:value-type="float" office:value="1.00442930153322">
            <text:p>1</text:p>
          </table:table-cell>
          <table:table-cell office:value-type="float" office:value="265.91">
            <text:p>265.91</text:p>
          </table:table-cell>
          <table:table-cell table:formula="of:=[.F363]/[.A363]" office:value-type="float" office:value="1.00666288093886">
            <text:p>1.01</text:p>
          </table:table-cell>
          <table:table-cell office:value-type="float" office:value="268.29">
            <text:p>268.29</text:p>
          </table:table-cell>
          <table:table-cell table:formula="of:=[.H363]/[.A363]" office:value-type="float" office:value="1.01567291311755">
            <text:p>1.02</text:p>
          </table:table-cell>
          <table:table-cell office:value-type="float" office:value="265.32">
            <text:p>265.32</text:p>
          </table:table-cell>
          <table:table-cell table:formula="of:=[.J363]/[.A363]" office:value-type="float" office:value="1.00442930153322">
            <text:p>1</text:p>
          </table:table-cell>
          <table:table-cell table:number-columns-repeated="5"/>
        </table:table-row>
        <table:table-row table:style-name="ro1">
          <table:table-cell office:value-type="float" office:value="263.92">
            <text:p>263.92</text:p>
          </table:table-cell>
          <table:table-cell office:value-type="float" office:value="269.68">
            <text:p>269.68</text:p>
          </table:table-cell>
          <table:table-cell table:formula="of:=[.B364]/[.A364]" office:value-type="float" office:value="1.02182479539254">
            <text:p>1.02</text:p>
          </table:table-cell>
          <table:table-cell office:value-type="float" office:value="265.68">
            <text:p>265.68</text:p>
          </table:table-cell>
          <table:table-cell table:formula="of:=[.D364]/[.A364]" office:value-type="float" office:value="1.00666868748105">
            <text:p>1.01</text:p>
          </table:table-cell>
          <table:table-cell office:value-type="float" office:value="265.68">
            <text:p>265.68</text:p>
          </table:table-cell>
          <table:table-cell table:formula="of:=[.F364]/[.A364]" office:value-type="float" office:value="1.00666868748105">
            <text:p>1.01</text:p>
          </table:table-cell>
          <table:table-cell office:value-type="float" office:value="269.68">
            <text:p>269.68</text:p>
          </table:table-cell>
          <table:table-cell table:formula="of:=[.H364]/[.A364]" office:value-type="float" office:value="1.02182479539254">
            <text:p>1.02</text:p>
          </table:table-cell>
          <table:table-cell office:value-type="float" office:value="264.51">
            <text:p>264.51</text:p>
          </table:table-cell>
          <table:table-cell table:formula="of:=[.J364]/[.A364]" office:value-type="float" office:value="1.00223552591694">
            <text:p>1</text:p>
          </table:table-cell>
          <table:table-cell table:number-columns-repeated="5"/>
        </table:table-row>
        <table:table-row table:style-name="ro1">
          <table:table-cell office:value-type="float" office:value="175.27">
            <text:p>175.27</text:p>
          </table:table-cell>
          <table:table-cell office:value-type="float" office:value="180.34">
            <text:p>180.34</text:p>
          </table:table-cell>
          <table:table-cell table:formula="of:=[.B365]/[.A365]" office:value-type="float" office:value="1.02892679865351">
            <text:p>1.03</text:p>
          </table:table-cell>
          <table:table-cell office:value-type="float" office:value="175.85">
            <text:p>175.85</text:p>
          </table:table-cell>
          <table:table-cell table:formula="of:=[.D365]/[.A365]" office:value-type="float" office:value="1.0033091801221">
            <text:p>1</text:p>
          </table:table-cell>
          <table:table-cell office:value-type="float" office:value="176.44">
            <text:p>176.44</text:p>
          </table:table-cell>
          <table:table-cell table:formula="of:=[.F365]/[.A365]" office:value-type="float" office:value="1.00667541507389">
            <text:p>1.01</text:p>
          </table:table-cell>
          <table:table-cell office:value-type="float" office:value="180.34">
            <text:p>180.34</text:p>
          </table:table-cell>
          <table:table-cell table:formula="of:=[.H365]/[.A365]" office:value-type="float" office:value="1.02892679865351">
            <text:p>1.03</text:p>
          </table:table-cell>
          <table:table-cell office:value-type="float" office:value="175.85">
            <text:p>175.85</text:p>
          </table:table-cell>
          <table:table-cell table:formula="of:=[.J365]/[.A365]" office:value-type="float" office:value="1.0033091801221">
            <text:p>1</text:p>
          </table:table-cell>
          <table:table-cell table:number-columns-repeated="5"/>
        </table:table-row>
        <table:table-row table:style-name="ro1">
          <table:table-cell office:value-type="float" office:value="384.61">
            <text:p>384.61</text:p>
          </table:table-cell>
          <table:table-cell office:value-type="float" office:value="404.4">
            <text:p>404.4</text:p>
          </table:table-cell>
          <table:table-cell table:formula="of:=[.B366]/[.A366]" office:value-type="float" office:value="1.05145472036609">
            <text:p>1.05</text:p>
          </table:table-cell>
          <table:table-cell office:value-type="float" office:value="388.26">
            <text:p>388.26</text:p>
          </table:table-cell>
          <table:table-cell table:formula="of:=[.D366]/[.A366]" office:value-type="float" office:value="1.00949013286186">
            <text:p>1.01</text:p>
          </table:table-cell>
          <table:table-cell office:value-type="float" office:value="387.19">
            <text:p>387.19</text:p>
          </table:table-cell>
          <table:table-cell table:formula="of:=[.F366]/[.A366]" office:value-type="float" office:value="1.00670809391331">
            <text:p>1.01</text:p>
          </table:table-cell>
          <table:table-cell office:value-type="float" office:value="404.4">
            <text:p>404.4</text:p>
          </table:table-cell>
          <table:table-cell table:formula="of:=[.H366]/[.A366]" office:value-type="float" office:value="1.05145472036609">
            <text:p>1.05</text:p>
          </table:table-cell>
          <table:table-cell office:value-type="float" office:value="388.26">
            <text:p>388.26</text:p>
          </table:table-cell>
          <table:table-cell table:formula="of:=[.J366]/[.A366]" office:value-type="float" office:value="1.00949013286186">
            <text:p>1.01</text:p>
          </table:table-cell>
          <table:table-cell table:number-columns-repeated="5"/>
        </table:table-row>
        <table:table-row table:style-name="ro1">
          <table:table-cell office:value-type="float" office:value="87.91">
            <text:p>87.91</text:p>
          </table:table-cell>
          <table:table-cell office:value-type="float" office:value="98.5">
            <text:p>98.5</text:p>
          </table:table-cell>
          <table:table-cell table:formula="of:=[.B367]/[.A367]" office:value-type="float" office:value="1.12046411102264">
            <text:p>1.12</text:p>
          </table:table-cell>
          <table:table-cell office:value-type="float" office:value="89.67">
            <text:p>89.67</text:p>
          </table:table-cell>
          <table:table-cell table:formula="of:=[.D367]/[.A367]" office:value-type="float" office:value="1.02002047548629">
            <text:p>1.02</text:p>
          </table:table-cell>
          <table:table-cell office:value-type="float" office:value="88.5">
            <text:p>88.5</text:p>
          </table:table-cell>
          <table:table-cell table:formula="of:=[.F367]/[.A367]" office:value-type="float" office:value="1.00671140939597">
            <text:p>1.01</text:p>
          </table:table-cell>
          <table:table-cell office:value-type="float" office:value="87.91">
            <text:p>87.91</text:p>
          </table:table-cell>
          <table:table-cell table:formula="of:=[.H367]/[.A367]" office:value-type="float" office:value="1">
            <text:p>1</text:p>
          </table:table-cell>
          <table:table-cell office:value-type="float" office:value="87.91">
            <text:p>87.91</text:p>
          </table:table-cell>
          <table:table-cell table:formula="of:=[.J367]/[.A3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5.05">
            <text:p>175.05</text:p>
          </table:table-cell>
          <table:table-cell office:value-type="float" office:value="178.23">
            <text:p>178.23</text:p>
          </table:table-cell>
          <table:table-cell table:formula="of:=[.B368]/[.A368]" office:value-type="float" office:value="1.01816623821765">
            <text:p>1.02</text:p>
          </table:table-cell>
          <table:table-cell office:value-type="float" office:value="175.05">
            <text:p>175.05</text:p>
          </table:table-cell>
          <table:table-cell table:formula="of:=[.D368]/[.A368]" office:value-type="float" office:value="1">
            <text:p>1</text:p>
          </table:table-cell>
          <table:table-cell office:value-type="float" office:value="176.23">
            <text:p>176.23</text:p>
          </table:table-cell>
          <table:table-cell table:formula="of:=[.F368]/[.A368]" office:value-type="float" office:value="1.00674093116252">
            <text:p>1.01</text:p>
          </table:table-cell>
          <table:table-cell office:value-type="float" office:value="178.23">
            <text:p>178.23</text:p>
          </table:table-cell>
          <table:table-cell table:formula="of:=[.H368]/[.A368]" office:value-type="float" office:value="1.01816623821765">
            <text:p>1.02</text:p>
          </table:table-cell>
          <table:table-cell office:value-type="float" office:value="175.05">
            <text:p>175.05</text:p>
          </table:table-cell>
          <table:table-cell table:formula="of:=[.J368]/[.A3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9.02">
            <text:p>399.02</text:p>
          </table:table-cell>
          <table:table-cell office:value-type="float" office:value="419.71">
            <text:p>419.71</text:p>
          </table:table-cell>
          <table:table-cell table:formula="of:=[.B369]/[.A369]" office:value-type="float" office:value="1.05185203749186">
            <text:p>1.05</text:p>
          </table:table-cell>
          <table:table-cell office:value-type="float" office:value="401.12">
            <text:p>401.12</text:p>
          </table:table-cell>
          <table:table-cell table:formula="of:=[.D369]/[.A369]" office:value-type="float" office:value="1.00526289409052">
            <text:p>1.01</text:p>
          </table:table-cell>
          <table:table-cell office:value-type="float" office:value="401.71">
            <text:p>401.71</text:p>
          </table:table-cell>
          <table:table-cell table:formula="of:=[.F369]/[.A369]" office:value-type="float" office:value="1.00674151671595">
            <text:p>1.01</text:p>
          </table:table-cell>
          <table:table-cell office:value-type="float" office:value="399.36">
            <text:p>399.36</text:p>
          </table:table-cell>
          <table:table-cell table:formula="of:=[.H369]/[.A369]" office:value-type="float" office:value="1.00085208761466">
            <text:p>1</text:p>
          </table:table-cell>
          <table:table-cell office:value-type="float" office:value="400.53">
            <text:p>400.53</text:p>
          </table:table-cell>
          <table:table-cell table:formula="of:=[.J369]/[.A369]" office:value-type="float" office:value="1.00378427146509">
            <text:p>1</text:p>
          </table:table-cell>
          <table:table-cell table:number-columns-repeated="5"/>
        </table:table-row>
        <table:table-row table:style-name="ro1">
          <table:table-cell office:value-type="float" office:value="209.07">
            <text:p>209.07</text:p>
          </table:table-cell>
          <table:table-cell office:value-type="float" office:value="215.65">
            <text:p>215.65</text:p>
          </table:table-cell>
          <table:table-cell table:formula="of:=[.B370]/[.A370]" office:value-type="float" office:value="1.03147271248864">
            <text:p>1.03</text:p>
          </table:table-cell>
          <table:table-cell office:value-type="float" office:value="209.89">
            <text:p>209.89</text:p>
          </table:table-cell>
          <table:table-cell table:formula="of:=[.D370]/[.A370]" office:value-type="float" office:value="1.00392213134357">
            <text:p>1</text:p>
          </table:table-cell>
          <table:table-cell office:value-type="float" office:value="210.48">
            <text:p>210.48</text:p>
          </table:table-cell>
          <table:table-cell table:formula="of:=[.F370]/[.A370]" office:value-type="float" office:value="1.00674415267614">
            <text:p>1.01</text:p>
          </table:table-cell>
          <table:table-cell office:value-type="float" office:value="215.65">
            <text:p>215.65</text:p>
          </table:table-cell>
          <table:table-cell table:formula="of:=[.H370]/[.A370]" office:value-type="float" office:value="1.03147271248864">
            <text:p>1.03</text:p>
          </table:table-cell>
          <table:table-cell office:value-type="float" office:value="209.89">
            <text:p>209.89</text:p>
          </table:table-cell>
          <table:table-cell table:formula="of:=[.J370]/[.A370]" office:value-type="float" office:value="1.00392213134357">
            <text:p>1</text:p>
          </table:table-cell>
          <table:table-cell table:number-columns-repeated="5"/>
        </table:table-row>
        <table:table-row table:style-name="ro1">
          <table:table-cell office:value-type="float" office:value="173.07">
            <text:p>173.07</text:p>
          </table:table-cell>
          <table:table-cell office:value-type="float" office:value="212.67">
            <text:p>212.67</text:p>
          </table:table-cell>
          <table:table-cell table:formula="of:=[.B371]/[.A371]" office:value-type="float" office:value="1.22880915236609">
            <text:p>1.23</text:p>
          </table:table-cell>
          <table:table-cell office:value-type="float" office:value="176.49">
            <text:p>176.49</text:p>
          </table:table-cell>
          <table:table-cell table:formula="of:=[.D371]/[.A371]" office:value-type="float" office:value="1.01976079043162">
            <text:p>1.02</text:p>
          </table:table-cell>
          <table:table-cell office:value-type="float" office:value="174.24">
            <text:p>174.24</text:p>
          </table:table-cell>
          <table:table-cell table:formula="of:=[.F371]/[.A371]" office:value-type="float" office:value="1.00676027041082">
            <text:p>1.01</text:p>
          </table:table-cell>
          <table:table-cell office:value-type="float" office:value="212.67">
            <text:p>212.67</text:p>
          </table:table-cell>
          <table:table-cell table:formula="of:=[.H371]/[.A371]" office:value-type="float" office:value="1.22880915236609">
            <text:p>1.23</text:p>
          </table:table-cell>
          <table:table-cell office:value-type="float" office:value="174.24">
            <text:p>174.24</text:p>
          </table:table-cell>
          <table:table-cell table:formula="of:=[.J371]/[.A371]" office:value-type="float" office:value="1.00676027041082">
            <text:p>1.01</text:p>
          </table:table-cell>
          <table:table-cell table:number-columns-repeated="5"/>
        </table:table-row>
        <table:table-row table:style-name="ro1">
          <table:table-cell office:value-type="float" office:value="260.18">
            <text:p>260.18</text:p>
          </table:table-cell>
          <table:table-cell office:value-type="float" office:value="270.04">
            <text:p>270.04</text:p>
          </table:table-cell>
          <table:table-cell table:formula="of:=[.B372]/[.A372]" office:value-type="float" office:value="1.03789684064878">
            <text:p>1.04</text:p>
          </table:table-cell>
          <table:table-cell office:value-type="float" office:value="261.35">
            <text:p>261.35</text:p>
          </table:table-cell>
          <table:table-cell table:formula="of:=[.D372]/[.A372]" office:value-type="float" office:value="1.0044968867707">
            <text:p>1</text:p>
          </table:table-cell>
          <table:table-cell office:value-type="float" office:value="261.94">
            <text:p>261.94</text:p>
          </table:table-cell>
          <table:table-cell table:formula="of:=[.F372]/[.A372]" office:value-type="float" office:value="1.00676454762088">
            <text:p>1.01</text:p>
          </table:table-cell>
          <table:table-cell office:value-type="float" office:value="269.45">
            <text:p>269.45</text:p>
          </table:table-cell>
          <table:table-cell table:formula="of:=[.H372]/[.A372]" office:value-type="float" office:value="1.0356291797986">
            <text:p>1.04</text:p>
          </table:table-cell>
          <table:table-cell office:value-type="float" office:value="260.76">
            <text:p>260.76</text:p>
          </table:table-cell>
          <table:table-cell table:formula="of:=[.J372]/[.A372]" office:value-type="float" office:value="1.00222922592052">
            <text:p>1</text:p>
          </table:table-cell>
          <table:table-cell table:number-columns-repeated="5"/>
        </table:table-row>
        <table:table-row table:style-name="ro1">
          <table:table-cell office:value-type="float" office:value="244.7">
            <text:p>244.7</text:p>
          </table:table-cell>
          <table:table-cell office:value-type="float" office:value="255.87">
            <text:p>255.87</text:p>
          </table:table-cell>
          <table:table-cell table:formula="of:=[.B373]/[.A373]" office:value-type="float" office:value="1.04564773191663">
            <text:p>1.05</text:p>
          </table:table-cell>
          <table:table-cell office:value-type="float" office:value="249.87">
            <text:p>249.87</text:p>
          </table:table-cell>
          <table:table-cell table:formula="of:=[.D373]/[.A373]" office:value-type="float" office:value="1.02112791172865">
            <text:p>1.02</text:p>
          </table:table-cell>
          <table:table-cell office:value-type="float" office:value="246.36">
            <text:p>246.36</text:p>
          </table:table-cell>
          <table:table-cell table:formula="of:=[.F373]/[.A373]" office:value-type="float" office:value="1.00678381691868">
            <text:p>1.01</text:p>
          </table:table-cell>
          <table:table-cell office:value-type="float" office:value="255.87">
            <text:p>255.87</text:p>
          </table:table-cell>
          <table:table-cell table:formula="of:=[.H373]/[.A373]" office:value-type="float" office:value="1.04564773191663">
            <text:p>1.05</text:p>
          </table:table-cell>
          <table:table-cell office:value-type="float" office:value="251.28">
            <text:p>251.28</text:p>
          </table:table-cell>
          <table:table-cell table:formula="of:=[.J373]/[.A373]" office:value-type="float" office:value="1.02689006947282">
            <text:p>1.03</text:p>
          </table:table-cell>
          <table:table-cell table:number-columns-repeated="5"/>
        </table:table-row>
        <table:table-row table:style-name="ro1">
          <table:table-cell office:value-type="float" office:value="291.76">
            <text:p>291.76</text:p>
          </table:table-cell>
          <table:table-cell office:value-type="float" office:value="312.88">
            <text:p>312.88</text:p>
          </table:table-cell>
          <table:table-cell table:formula="of:=[.B374]/[.A374]" office:value-type="float" office:value="1.07238826432684">
            <text:p>1.07</text:p>
          </table:table-cell>
          <table:table-cell office:value-type="float" office:value="294.84">
            <text:p>294.84</text:p>
          </table:table-cell>
          <table:table-cell table:formula="of:=[.D374]/[.A374]" office:value-type="float" office:value="1.010556621881">
            <text:p>1.01</text:p>
          </table:table-cell>
          <table:table-cell office:value-type="float" office:value="293.76">
            <text:p>293.76</text:p>
          </table:table-cell>
          <table:table-cell table:formula="of:=[.F374]/[.A374]" office:value-type="float" office:value="1.00685494927338">
            <text:p>1.01</text:p>
          </table:table-cell>
          <table:table-cell office:value-type="float" office:value="312.88">
            <text:p>312.88</text:p>
          </table:table-cell>
          <table:table-cell table:formula="of:=[.H374]/[.A374]" office:value-type="float" office:value="1.07238826432684">
            <text:p>1.07</text:p>
          </table:table-cell>
          <table:table-cell office:value-type="float" office:value="294.84">
            <text:p>294.84</text:p>
          </table:table-cell>
          <table:table-cell table:formula="of:=[.J374]/[.A374]" office:value-type="float" office:value="1.010556621881">
            <text:p>1.01</text:p>
          </table:table-cell>
          <table:table-cell table:number-columns-repeated="5"/>
        </table:table-row>
        <table:table-row table:style-name="ro1">
          <table:table-cell office:value-type="float" office:value="326.54">
            <text:p>326.54</text:p>
          </table:table-cell>
          <table:table-cell office:value-type="float" office:value="356.2">
            <text:p>356.2</text:p>
          </table:table-cell>
          <table:table-cell table:formula="of:=[.B375]/[.A375]" office:value-type="float" office:value="1.09083113860477">
            <text:p>1.09</text:p>
          </table:table-cell>
          <table:table-cell office:value-type="float" office:value="330.68">
            <text:p>330.68</text:p>
          </table:table-cell>
          <table:table-cell table:formula="of:=[.D375]/[.A375]" office:value-type="float" office:value="1.01267838549642">
            <text:p>1.01</text:p>
          </table:table-cell>
          <table:table-cell office:value-type="float" office:value="328.78">
            <text:p>328.78</text:p>
          </table:table-cell>
          <table:table-cell table:formula="of:=[.F375]/[.A375]" office:value-type="float" office:value="1.00685980278067">
            <text:p>1.01</text:p>
          </table:table-cell>
          <table:table-cell office:value-type="float" office:value="355.61">
            <text:p>355.61</text:p>
          </table:table-cell>
          <table:table-cell table:formula="of:=[.H375]/[.A375]" office:value-type="float" office:value="1.08902431555093">
            <text:p>1.09</text:p>
          </table:table-cell>
          <table:table-cell office:value-type="float" office:value="331.27">
            <text:p>331.27</text:p>
          </table:table-cell>
          <table:table-cell table:formula="of:=[.J375]/[.A375]" office:value-type="float" office:value="1.01448520855025">
            <text:p>1.01</text:p>
          </table:table-cell>
          <table:table-cell table:number-columns-repeated="5"/>
        </table:table-row>
        <table:table-row table:style-name="ro1">
          <table:table-cell office:value-type="float" office:value="337.42">
            <text:p>337.42</text:p>
          </table:table-cell>
          <table:table-cell office:value-type="float" office:value="349.81">
            <text:p>349.81</text:p>
          </table:table-cell>
          <table:table-cell table:formula="of:=[.B376]/[.A376]" office:value-type="float" office:value="1.03671981506728">
            <text:p>1.04</text:p>
          </table:table-cell>
          <table:table-cell office:value-type="float" office:value="338.59">
            <text:p>338.59</text:p>
          </table:table-cell>
          <table:table-cell table:formula="of:=[.D376]/[.A376]" office:value-type="float" office:value="1.00346748858989">
            <text:p>1</text:p>
          </table:table-cell>
          <table:table-cell office:value-type="float" office:value="339.76">
            <text:p>339.76</text:p>
          </table:table-cell>
          <table:table-cell table:formula="of:=[.F376]/[.A376]" office:value-type="float" office:value="1.00693497717978">
            <text:p>1.01</text:p>
          </table:table-cell>
          <table:table-cell office:value-type="float" office:value="340.25">
            <text:p>340.25</text:p>
          </table:table-cell>
          <table:table-cell table:formula="of:=[.H376]/[.A376]" office:value-type="float" office:value="1.00838717325588">
            <text:p>1.01</text:p>
          </table:table-cell>
          <table:table-cell office:value-type="float" office:value="338.01">
            <text:p>338.01</text:p>
          </table:table-cell>
          <table:table-cell table:formula="of:=[.J376]/[.A376]" office:value-type="float" office:value="1.00174856262225">
            <text:p>1</text:p>
          </table:table-cell>
          <table:table-cell table:number-columns-repeated="5"/>
        </table:table-row>
        <table:table-row table:style-name="ro1">
          <table:table-cell office:value-type="float" office:value="351.59">
            <text:p>351.59</text:p>
          </table:table-cell>
          <table:table-cell office:value-type="float" office:value="368.37">
            <text:p>368.37</text:p>
          </table:table-cell>
          <table:table-cell table:formula="of:=[.B377]/[.A377]" office:value-type="float" office:value="1.04772604454052">
            <text:p>1.05</text:p>
          </table:table-cell>
          <table:table-cell office:value-type="float" office:value="356.37">
            <text:p>356.37</text:p>
          </table:table-cell>
          <table:table-cell table:formula="of:=[.D377]/[.A377]" office:value-type="float" office:value="1.01359538098353">
            <text:p>1.01</text:p>
          </table:table-cell>
          <table:table-cell office:value-type="float" office:value="354.03">
            <text:p>354.03</text:p>
          </table:table-cell>
          <table:table-cell table:formula="of:=[.F377]/[.A377]" office:value-type="float" office:value="1.00693990158992">
            <text:p>1.01</text:p>
          </table:table-cell>
          <table:table-cell office:value-type="float" office:value="366.62">
            <text:p>366.62</text:p>
          </table:table-cell>
          <table:table-cell table:formula="of:=[.H377]/[.A377]" office:value-type="float" office:value="1.04274865610512">
            <text:p>1.04</text:p>
          </table:table-cell>
          <table:table-cell office:value-type="float" office:value="353.45">
            <text:p>353.45</text:p>
          </table:table-cell>
          <table:table-cell table:formula="of:=[.J377]/[.A377]" office:value-type="float" office:value="1.00529025285133">
            <text:p>1.01</text:p>
          </table:table-cell>
          <table:table-cell table:number-columns-repeated="5"/>
        </table:table-row>
        <table:table-row table:style-name="ro1">
          <table:table-cell office:value-type="float" office:value="167.6">
            <text:p>167.6</text:p>
          </table:table-cell>
          <table:table-cell office:value-type="float" office:value="187.56">
            <text:p>187.56</text:p>
          </table:table-cell>
          <table:table-cell table:formula="of:=[.B378]/[.A378]" office:value-type="float" office:value="1.11909307875895">
            <text:p>1.12</text:p>
          </table:table-cell>
          <table:table-cell office:value-type="float" office:value="171.11">
            <text:p>171.11</text:p>
          </table:table-cell>
          <table:table-cell table:formula="of:=[.D378]/[.A378]" office:value-type="float" office:value="1.02094272076372">
            <text:p>1.02</text:p>
          </table:table-cell>
          <table:table-cell office:value-type="float" office:value="168.77">
            <text:p>168.77</text:p>
          </table:table-cell>
          <table:table-cell table:formula="of:=[.F378]/[.A378]" office:value-type="float" office:value="1.00698090692124">
            <text:p>1.01</text:p>
          </table:table-cell>
          <table:table-cell office:value-type="float" office:value="187.56">
            <text:p>187.56</text:p>
          </table:table-cell>
          <table:table-cell table:formula="of:=[.H378]/[.A378]" office:value-type="float" office:value="1.11909307875895">
            <text:p>1.12</text:p>
          </table:table-cell>
          <table:table-cell office:value-type="float" office:value="167.6">
            <text:p>167.6</text:p>
          </table:table-cell>
          <table:table-cell table:formula="of:=[.J378]/[.A3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6.01">
            <text:p>286.01</text:p>
          </table:table-cell>
          <table:table-cell office:value-type="float" office:value="310.54">
            <text:p>310.54</text:p>
          </table:table-cell>
          <table:table-cell table:formula="of:=[.B379]/[.A379]" office:value-type="float" office:value="1.08576623194993">
            <text:p>1.09</text:p>
          </table:table-cell>
          <table:table-cell office:value-type="float" office:value="292.64">
            <text:p>292.64</text:p>
          </table:table-cell>
          <table:table-cell table:formula="of:=[.D379]/[.A379]" office:value-type="float" office:value="1.02318100765707">
            <text:p>1.02</text:p>
          </table:table-cell>
          <table:table-cell office:value-type="float" office:value="288.01">
            <text:p>288.01</text:p>
          </table:table-cell>
          <table:table-cell table:formula="of:=[.F379]/[.A379]" office:value-type="float" office:value="1.00699276249082">
            <text:p>1.01</text:p>
          </table:table-cell>
          <table:table-cell office:value-type="float" office:value="310.54">
            <text:p>310.54</text:p>
          </table:table-cell>
          <table:table-cell table:formula="of:=[.H379]/[.A379]" office:value-type="float" office:value="1.08576623194993">
            <text:p>1.09</text:p>
          </table:table-cell>
          <table:table-cell office:value-type="float" office:value="293.23">
            <text:p>293.23</text:p>
          </table:table-cell>
          <table:table-cell table:formula="of:=[.J379]/[.A379]" office:value-type="float" office:value="1.02524387259187">
            <text:p>1.03</text:p>
          </table:table-cell>
          <table:table-cell table:number-columns-repeated="5"/>
        </table:table-row>
        <table:table-row table:style-name="ro1">
          <table:table-cell office:value-type="float" office:value="251.57">
            <text:p>251.57</text:p>
          </table:table-cell>
          <table:table-cell office:value-type="float" office:value="257.08">
            <text:p>257.08</text:p>
          </table:table-cell>
          <table:table-cell table:formula="of:=[.B380]/[.A380]" office:value-type="float" office:value="1.02190245259769">
            <text:p>1.02</text:p>
          </table:table-cell>
          <table:table-cell office:value-type="float" office:value="251.57">
            <text:p>251.57</text:p>
          </table:table-cell>
          <table:table-cell table:formula="of:=[.D380]/[.A380]" office:value-type="float" office:value="1">
            <text:p>1</text:p>
          </table:table-cell>
          <table:table-cell office:value-type="float" office:value="253.33">
            <text:p>253.33</text:p>
          </table:table-cell>
          <table:table-cell table:formula="of:=[.F380]/[.A380]" office:value-type="float" office:value="1.0069960647136">
            <text:p>1.01</text:p>
          </table:table-cell>
          <table:table-cell office:value-type="float" office:value="257.08">
            <text:p>257.08</text:p>
          </table:table-cell>
          <table:table-cell table:formula="of:=[.H380]/[.A380]" office:value-type="float" office:value="1.02190245259769">
            <text:p>1.02</text:p>
          </table:table-cell>
          <table:table-cell office:value-type="float" office:value="251.57">
            <text:p>251.57</text:p>
          </table:table-cell>
          <table:table-cell table:formula="of:=[.J380]/[.A3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0.99">
            <text:p>330.99</text:p>
          </table:table-cell>
          <table:table-cell office:value-type="float" office:value="336.51">
            <text:p>336.51</text:p>
          </table:table-cell>
          <table:table-cell table:formula="of:=[.B381]/[.A381]" office:value-type="float" office:value="1.01667724100426">
            <text:p>1.02</text:p>
          </table:table-cell>
          <table:table-cell office:value-type="float" office:value="332.41">
            <text:p>332.41</text:p>
          </table:table-cell>
          <table:table-cell table:formula="of:=[.D381]/[.A381]" office:value-type="float" office:value="1.00429015982356">
            <text:p>1</text:p>
          </table:table-cell>
          <table:table-cell office:value-type="float" office:value="333.34">
            <text:p>333.34</text:p>
          </table:table-cell>
          <table:table-cell table:formula="of:=[.F381]/[.A381]" office:value-type="float" office:value="1.00709991238406">
            <text:p>1.01</text:p>
          </table:table-cell>
          <table:table-cell office:value-type="float" office:value="336.51">
            <text:p>336.51</text:p>
          </table:table-cell>
          <table:table-cell table:formula="of:=[.H381]/[.A381]" office:value-type="float" office:value="1.01667724100426">
            <text:p>1.02</text:p>
          </table:table-cell>
          <table:table-cell office:value-type="float" office:value="336.85">
            <text:p>336.85</text:p>
          </table:table-cell>
          <table:table-cell table:formula="of:=[.J381]/[.A381]" office:value-type="float" office:value="1.01770446237046">
            <text:p>1.02</text:p>
          </table:table-cell>
          <table:table-cell table:number-columns-repeated="5"/>
        </table:table-row>
        <table:table-row table:style-name="ro1">
          <table:table-cell office:value-type="float" office:value="364.59">
            <text:p>364.59</text:p>
          </table:table-cell>
          <table:table-cell office:value-type="float" office:value="371.08">
            <text:p>371.08</text:p>
          </table:table-cell>
          <table:table-cell table:formula="of:=[.B382]/[.A382]" office:value-type="float" office:value="1.01780081735648">
            <text:p>1.02</text:p>
          </table:table-cell>
          <table:table-cell office:value-type="float" office:value="366.59">
            <text:p>366.59</text:p>
          </table:table-cell>
          <table:table-cell table:formula="of:=[.D382]/[.A382]" office:value-type="float" office:value="1.00548561397734">
            <text:p>1.01</text:p>
          </table:table-cell>
          <table:table-cell office:value-type="float" office:value="367.18">
            <text:p>367.18</text:p>
          </table:table-cell>
          <table:table-cell table:formula="of:=[.F382]/[.A382]" office:value-type="float" office:value="1.00710387010066">
            <text:p>1.01</text:p>
          </table:table-cell>
          <table:table-cell office:value-type="float" office:value="371.08">
            <text:p>371.08</text:p>
          </table:table-cell>
          <table:table-cell table:formula="of:=[.H382]/[.A382]" office:value-type="float" office:value="1.01780081735648">
            <text:p>1.02</text:p>
          </table:table-cell>
          <table:table-cell office:value-type="float" office:value="368.25">
            <text:p>368.25</text:p>
          </table:table-cell>
          <table:table-cell table:formula="of:=[.J382]/[.A382]" office:value-type="float" office:value="1.01003867357854">
            <text:p>1.01</text:p>
          </table:table-cell>
          <table:table-cell table:number-columns-repeated="5"/>
        </table:table-row>
        <table:table-row table:style-name="ro1">
          <table:table-cell office:value-type="float" office:value="330.49">
            <text:p>330.49</text:p>
          </table:table-cell>
          <table:table-cell office:value-type="float" office:value="361.71">
            <text:p>361.71</text:p>
          </table:table-cell>
          <table:table-cell table:formula="of:=[.B383]/[.A383]" office:value-type="float" office:value="1.09446579321613">
            <text:p>1.09</text:p>
          </table:table-cell>
          <table:table-cell office:value-type="float" office:value="330.49">
            <text:p>330.49</text:p>
          </table:table-cell>
          <table:table-cell table:formula="of:=[.D383]/[.A383]" office:value-type="float" office:value="1">
            <text:p>1</text:p>
          </table:table-cell>
          <table:table-cell office:value-type="float" office:value="332.84">
            <text:p>332.84</text:p>
          </table:table-cell>
          <table:table-cell table:formula="of:=[.F383]/[.A383]" office:value-type="float" office:value="1.00711065387758">
            <text:p>1.01</text:p>
          </table:table-cell>
          <table:table-cell office:value-type="float" office:value="333.08">
            <text:p>333.08</text:p>
          </table:table-cell>
          <table:table-cell table:formula="of:=[.H383]/[.A383]" office:value-type="float" office:value="1.00783684831614">
            <text:p>1.01</text:p>
          </table:table-cell>
          <table:table-cell office:value-type="float" office:value="330.49">
            <text:p>330.49</text:p>
          </table:table-cell>
          <table:table-cell table:formula="of:=[.J383]/[.A3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2.88">
            <text:p>82.88</text:p>
          </table:table-cell>
          <table:table-cell office:value-type="float" office:value="88.88">
            <text:p>88.88</text:p>
          </table:table-cell>
          <table:table-cell table:formula="of:=[.B384]/[.A384]" office:value-type="float" office:value="1.07239382239382">
            <text:p>1.07</text:p>
          </table:table-cell>
          <table:table-cell office:value-type="float" office:value="83.47">
            <text:p>83.47</text:p>
          </table:table-cell>
          <table:table-cell table:formula="of:=[.D384]/[.A384]" office:value-type="float" office:value="1.00711872586873">
            <text:p>1.01</text:p>
          </table:table-cell>
          <table:table-cell office:value-type="float" office:value="83.47">
            <text:p>83.47</text:p>
          </table:table-cell>
          <table:table-cell table:formula="of:=[.F384]/[.A384]" office:value-type="float" office:value="1.00711872586873">
            <text:p>1.01</text:p>
          </table:table-cell>
          <table:table-cell office:value-type="float" office:value="88.88">
            <text:p>88.88</text:p>
          </table:table-cell>
          <table:table-cell table:formula="of:=[.H384]/[.A384]" office:value-type="float" office:value="1.07239382239382">
            <text:p>1.07</text:p>
          </table:table-cell>
          <table:table-cell office:value-type="float" office:value="83.47">
            <text:p>83.47</text:p>
          </table:table-cell>
          <table:table-cell table:formula="of:=[.J384]/[.A384]" office:value-type="float" office:value="1.00711872586873">
            <text:p>1.01</text:p>
          </table:table-cell>
          <table:table-cell table:number-columns-repeated="5"/>
        </table:table-row>
        <table:table-row table:style-name="ro1">
          <table:table-cell office:value-type="float" office:value="280.66">
            <text:p>280.66</text:p>
          </table:table-cell>
          <table:table-cell office:value-type="float" office:value="292.22">
            <text:p>292.22</text:p>
          </table:table-cell>
          <table:table-cell table:formula="of:=[.B385]/[.A385]" office:value-type="float" office:value="1.04118862680824">
            <text:p>1.04</text:p>
          </table:table-cell>
          <table:table-cell office:value-type="float" office:value="284.32">
            <text:p>284.32</text:p>
          </table:table-cell>
          <table:table-cell table:formula="of:=[.D385]/[.A385]" office:value-type="float" office:value="1.01304068980261">
            <text:p>1.01</text:p>
          </table:table-cell>
          <table:table-cell office:value-type="float" office:value="282.66">
            <text:p>282.66</text:p>
          </table:table-cell>
          <table:table-cell table:formula="of:=[.F385]/[.A385]" office:value-type="float" office:value="1.00712606000143">
            <text:p>1.01</text:p>
          </table:table-cell>
          <table:table-cell office:value-type="float" office:value="290.81">
            <text:p>290.81</text:p>
          </table:table-cell>
          <table:table-cell table:formula="of:=[.H385]/[.A385]" office:value-type="float" office:value="1.03616475450723">
            <text:p>1.04</text:p>
          </table:table-cell>
          <table:table-cell office:value-type="float" office:value="283.74">
            <text:p>283.74</text:p>
          </table:table-cell>
          <table:table-cell table:formula="of:=[.J385]/[.A385]" office:value-type="float" office:value="1.01097413240219">
            <text:p>1.01</text:p>
          </table:table-cell>
          <table:table-cell table:number-columns-repeated="5"/>
        </table:table-row>
        <table:table-row table:style-name="ro1">
          <table:table-cell office:value-type="float" office:value="163.24">
            <text:p>163.24</text:p>
          </table:table-cell>
          <table:table-cell office:value-type="float" office:value="192.11">
            <text:p>192.11</text:p>
          </table:table-cell>
          <table:table-cell table:formula="of:=[.B386]/[.A386]" office:value-type="float" office:value="1.17685616270522">
            <text:p>1.18</text:p>
          </table:table-cell>
          <table:table-cell office:value-type="float" office:value="166.66">
            <text:p>166.66</text:p>
          </table:table-cell>
          <table:table-cell table:formula="of:=[.D386]/[.A386]" office:value-type="float" office:value="1.02095074736584">
            <text:p>1.02</text:p>
          </table:table-cell>
          <table:table-cell office:value-type="float" office:value="164.41">
            <text:p>164.41</text:p>
          </table:table-cell>
          <table:table-cell table:formula="of:=[.F386]/[.A386]" office:value-type="float" office:value="1.00716736094095">
            <text:p>1.01</text:p>
          </table:table-cell>
          <table:table-cell office:value-type="float" office:value="192.11">
            <text:p>192.11</text:p>
          </table:table-cell>
          <table:table-cell table:formula="of:=[.H386]/[.A386]" office:value-type="float" office:value="1.17685616270522">
            <text:p>1.18</text:p>
          </table:table-cell>
          <table:table-cell office:value-type="float" office:value="166.07">
            <text:p>166.07</text:p>
          </table:table-cell>
          <table:table-cell table:formula="of:=[.J386]/[.A386]" office:value-type="float" office:value="1.01733643714776">
            <text:p>1.02</text:p>
          </table:table-cell>
          <table:table-cell table:number-columns-repeated="5"/>
        </table:table-row>
        <table:table-row table:style-name="ro1">
          <table:table-cell office:value-type="float" office:value="394.44">
            <text:p>394.44</text:p>
          </table:table-cell>
          <table:table-cell office:value-type="float" office:value="410.78">
            <text:p>410.78</text:p>
          </table:table-cell>
          <table:table-cell table:formula="of:=[.B387]/[.A387]" office:value-type="float" office:value="1.04142581888247">
            <text:p>1.04</text:p>
          </table:table-cell>
          <table:table-cell office:value-type="float" office:value="401.37">
            <text:p>401.37</text:p>
          </table:table-cell>
          <table:table-cell table:formula="of:=[.D387]/[.A387]" office:value-type="float" office:value="1.01756921204746">
            <text:p>1.02</text:p>
          </table:table-cell>
          <table:table-cell office:value-type="float" office:value="397.27">
            <text:p>397.27</text:p>
          </table:table-cell>
          <table:table-cell table:formula="of:=[.F387]/[.A387]" office:value-type="float" office:value="1.00717472872934">
            <text:p>1.01</text:p>
          </table:table-cell>
          <table:table-cell office:value-type="float" office:value="410.78">
            <text:p>410.78</text:p>
          </table:table-cell>
          <table:table-cell table:formula="of:=[.H387]/[.A387]" office:value-type="float" office:value="1.04142581888247">
            <text:p>1.04</text:p>
          </table:table-cell>
          <table:table-cell office:value-type="float" office:value="397.27">
            <text:p>397.27</text:p>
          </table:table-cell>
          <table:table-cell table:formula="of:=[.J387]/[.A387]" office:value-type="float" office:value="1.00717472872934">
            <text:p>1.01</text:p>
          </table:table-cell>
          <table:table-cell table:number-columns-repeated="5"/>
        </table:table-row>
        <table:table-row table:style-name="ro1">
          <table:table-cell office:value-type="float" office:value="80.43">
            <text:p>80.43</text:p>
          </table:table-cell>
          <table:table-cell office:value-type="float" office:value="95.05">
            <text:p>95.05</text:p>
          </table:table-cell>
          <table:table-cell table:formula="of:=[.B388]/[.A388]" office:value-type="float" office:value="1.18177297028472">
            <text:p>1.18</text:p>
          </table:table-cell>
          <table:table-cell office:value-type="float" office:value="80.43">
            <text:p>80.43</text:p>
          </table:table-cell>
          <table:table-cell table:formula="of:=[.D388]/[.A388]" office:value-type="float" office:value="1">
            <text:p>1</text:p>
          </table:table-cell>
          <table:table-cell office:value-type="float" office:value="81.01">
            <text:p>81.01</text:p>
          </table:table-cell>
          <table:table-cell table:formula="of:=[.F388]/[.A388]" office:value-type="float" office:value="1.00721123958722">
            <text:p>1.01</text:p>
          </table:table-cell>
          <table:table-cell office:value-type="float" office:value="95.05">
            <text:p>95.05</text:p>
          </table:table-cell>
          <table:table-cell table:formula="of:=[.H388]/[.A388]" office:value-type="float" office:value="1.18177297028472">
            <text:p>1.18</text:p>
          </table:table-cell>
          <table:table-cell office:value-type="float" office:value="80.43">
            <text:p>80.43</text:p>
          </table:table-cell>
          <table:table-cell table:formula="of:=[.J388]/[.A3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9.21">
            <text:p>389.21</text:p>
          </table:table-cell>
          <table:table-cell office:value-type="float" office:value="423.35">
            <text:p>423.35</text:p>
          </table:table-cell>
          <table:table-cell table:formula="of:=[.B389]/[.A389]" office:value-type="float" office:value="1.08771614295624">
            <text:p>1.09</text:p>
          </table:table-cell>
          <table:table-cell office:value-type="float" office:value="401.94">
            <text:p>401.94</text:p>
          </table:table-cell>
          <table:table-cell table:formula="of:=[.D389]/[.A389]" office:value-type="float" office:value="1.0327072788469">
            <text:p>1.03</text:p>
          </table:table-cell>
          <table:table-cell office:value-type="float" office:value="392.04">
            <text:p>392.04</text:p>
          </table:table-cell>
          <table:table-cell table:formula="of:=[.F389]/[.A389]" office:value-type="float" office:value="1.00727113897382">
            <text:p>1.01</text:p>
          </table:table-cell>
          <table:table-cell office:value-type="float" office:value="423.35">
            <text:p>423.35</text:p>
          </table:table-cell>
          <table:table-cell table:formula="of:=[.H389]/[.A389]" office:value-type="float" office:value="1.08771614295624">
            <text:p>1.09</text:p>
          </table:table-cell>
          <table:table-cell office:value-type="float" office:value="392.04">
            <text:p>392.04</text:p>
          </table:table-cell>
          <table:table-cell table:formula="of:=[.J389]/[.A389]" office:value-type="float" office:value="1.00727113897382">
            <text:p>1.01</text:p>
          </table:table-cell>
          <table:table-cell table:number-columns-repeated="5"/>
        </table:table-row>
        <table:table-row table:style-name="ro1">
          <table:table-cell office:value-type="float" office:value="307.71">
            <text:p>307.71</text:p>
          </table:table-cell>
          <table:table-cell office:value-type="float" office:value="327.02">
            <text:p>327.02</text:p>
          </table:table-cell>
          <table:table-cell table:formula="of:=[.B390]/[.A390]" office:value-type="float" office:value="1.06275389165123">
            <text:p>1.06</text:p>
          </table:table-cell>
          <table:table-cell office:value-type="float" office:value="311.71">
            <text:p>311.71</text:p>
          </table:table-cell>
          <table:table-cell table:formula="of:=[.D390]/[.A390]" office:value-type="float" office:value="1.01299925254298">
            <text:p>1.01</text:p>
          </table:table-cell>
          <table:table-cell office:value-type="float" office:value="309.95">
            <text:p>309.95</text:p>
          </table:table-cell>
          <table:table-cell table:formula="of:=[.F390]/[.A390]" office:value-type="float" office:value="1.00727958142407">
            <text:p>1.01</text:p>
          </table:table-cell>
          <table:table-cell office:value-type="float" office:value="327.02">
            <text:p>327.02</text:p>
          </table:table-cell>
          <table:table-cell table:formula="of:=[.H390]/[.A390]" office:value-type="float" office:value="1.06275389165123">
            <text:p>1.06</text:p>
          </table:table-cell>
          <table:table-cell office:value-type="float" office:value="309.95">
            <text:p>309.95</text:p>
          </table:table-cell>
          <table:table-cell table:formula="of:=[.J390]/[.A390]" office:value-type="float" office:value="1.00727958142407">
            <text:p>1.01</text:p>
          </table:table-cell>
          <table:table-cell table:number-columns-repeated="5"/>
        </table:table-row>
        <table:table-row table:style-name="ro1">
          <table:table-cell office:value-type="float" office:value="420.41">
            <text:p>420.41</text:p>
          </table:table-cell>
          <table:table-cell office:value-type="float" office:value="432.07">
            <text:p>432.07</text:p>
          </table:table-cell>
          <table:table-cell table:formula="of:=[.B391]/[.A391]" office:value-type="float" office:value="1.02773483028472">
            <text:p>1.03</text:p>
          </table:table-cell>
          <table:table-cell office:value-type="float" office:value="424.65">
            <text:p>424.65</text:p>
          </table:table-cell>
          <table:table-cell table:formula="of:=[.D391]/[.A391]" office:value-type="float" office:value="1.01008539283081">
            <text:p>1.01</text:p>
          </table:table-cell>
          <table:table-cell office:value-type="float" office:value="423.48">
            <text:p>423.48</text:p>
          </table:table-cell>
          <table:table-cell table:formula="of:=[.F391]/[.A391]" office:value-type="float" office:value="1.0073023952808">
            <text:p>1.01</text:p>
          </table:table-cell>
          <table:table-cell office:value-type="float" office:value="432.07">
            <text:p>432.07</text:p>
          </table:table-cell>
          <table:table-cell table:formula="of:=[.H391]/[.A391]" office:value-type="float" office:value="1.02773483028472">
            <text:p>1.03</text:p>
          </table:table-cell>
          <table:table-cell office:value-type="float" office:value="422.89">
            <text:p>422.89</text:p>
          </table:table-cell>
          <table:table-cell table:formula="of:=[.J391]/[.A391]" office:value-type="float" office:value="1.00589900335387">
            <text:p>1.01</text:p>
          </table:table-cell>
          <table:table-cell table:number-columns-repeated="5"/>
        </table:table-row>
        <table:table-row table:style-name="ro1">
          <table:table-cell office:value-type="float" office:value="354.22">
            <text:p>354.22</text:p>
          </table:table-cell>
          <table:table-cell office:value-type="float" office:value="374.71">
            <text:p>374.71</text:p>
          </table:table-cell>
          <table:table-cell table:formula="of:=[.B392]/[.A392]" office:value-type="float" office:value="1.05784540680933">
            <text:p>1.06</text:p>
          </table:table-cell>
          <table:table-cell office:value-type="float" office:value="359.53">
            <text:p>359.53</text:p>
          </table:table-cell>
          <table:table-cell table:formula="of:=[.D392]/[.A392]" office:value-type="float" office:value="1.01499068375586">
            <text:p>1.01</text:p>
          </table:table-cell>
          <table:table-cell office:value-type="float" office:value="356.81">
            <text:p>356.81</text:p>
          </table:table-cell>
          <table:table-cell table:formula="of:=[.F392]/[.A392]" office:value-type="float" office:value="1.00731184009937">
            <text:p>1.01</text:p>
          </table:table-cell>
          <table:table-cell office:value-type="float" office:value="358.36">
            <text:p>358.36</text:p>
          </table:table-cell>
          <table:table-cell table:formula="of:=[.H392]/[.A392]" office:value-type="float" office:value="1.01168765174186">
            <text:p>1.01</text:p>
          </table:table-cell>
          <table:table-cell office:value-type="float" office:value="358.95">
            <text:p>358.95</text:p>
          </table:table-cell>
          <table:table-cell table:formula="of:=[.J392]/[.A392]" office:value-type="float" office:value="1.01335328327028">
            <text:p>1.01</text:p>
          </table:table-cell>
          <table:table-cell table:number-columns-repeated="5"/>
        </table:table-row>
        <table:table-row table:style-name="ro1">
          <table:table-cell office:value-type="float" office:value="159.57">
            <text:p>159.57</text:p>
          </table:table-cell>
          <table:table-cell office:value-type="float" office:value="163.91">
            <text:p>163.91</text:p>
          </table:table-cell>
          <table:table-cell table:formula="of:=[.B393]/[.A393]" office:value-type="float" office:value="1.02719809487999">
            <text:p>1.03</text:p>
          </table:table-cell>
          <table:table-cell office:value-type="float" office:value="160.15">
            <text:p>160.15</text:p>
          </table:table-cell>
          <table:table-cell table:formula="of:=[.D393]/[.A393]" office:value-type="float" office:value="1.00363476844018">
            <text:p>1</text:p>
          </table:table-cell>
          <table:table-cell office:value-type="float" office:value="160.74">
            <text:p>160.74</text:p>
          </table:table-cell>
          <table:table-cell table:formula="of:=[.F393]/[.A393]" office:value-type="float" office:value="1.00733220530175">
            <text:p>1.01</text:p>
          </table:table-cell>
          <table:table-cell office:value-type="float" office:value="163.91">
            <text:p>163.91</text:p>
          </table:table-cell>
          <table:table-cell table:formula="of:=[.H393]/[.A393]" office:value-type="float" office:value="1.02719809487999">
            <text:p>1.03</text:p>
          </table:table-cell>
          <table:table-cell office:value-type="float" office:value="159.57">
            <text:p>159.57</text:p>
          </table:table-cell>
          <table:table-cell table:formula="of:=[.J393]/[.A3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7.05">
            <text:p>237.05</text:p>
          </table:table-cell>
          <table:table-cell office:value-type="float" office:value="243.05">
            <text:p>243.05</text:p>
          </table:table-cell>
          <table:table-cell table:formula="of:=[.B394]/[.A394]" office:value-type="float" office:value="1.02531111579835">
            <text:p>1.03</text:p>
          </table:table-cell>
          <table:table-cell office:value-type="float" office:value="238.22">
            <text:p>238.22</text:p>
          </table:table-cell>
          <table:table-cell table:formula="of:=[.D394]/[.A394]" office:value-type="float" office:value="1.00493566758068">
            <text:p>1</text:p>
          </table:table-cell>
          <table:table-cell office:value-type="float" office:value="238.81">
            <text:p>238.81</text:p>
          </table:table-cell>
          <table:table-cell table:formula="of:=[.F394]/[.A394]" office:value-type="float" office:value="1.00742459396752">
            <text:p>1.01</text:p>
          </table:table-cell>
          <table:table-cell office:value-type="float" office:value="243.05">
            <text:p>243.05</text:p>
          </table:table-cell>
          <table:table-cell table:formula="of:=[.H394]/[.A394]" office:value-type="float" office:value="1.02531111579835">
            <text:p>1.03</text:p>
          </table:table-cell>
          <table:table-cell office:value-type="float" office:value="238.22">
            <text:p>238.22</text:p>
          </table:table-cell>
          <table:table-cell table:formula="of:=[.J394]/[.A394]" office:value-type="float" office:value="1.00493566758068">
            <text:p>1</text:p>
          </table:table-cell>
          <table:table-cell table:number-columns-repeated="5"/>
        </table:table-row>
        <table:table-row table:style-name="ro1">
          <table:table-cell office:value-type="float" office:value="235.46">
            <text:p>235.46</text:p>
          </table:table-cell>
          <table:table-cell office:value-type="float" office:value="243.36">
            <text:p>243.36</text:p>
          </table:table-cell>
          <table:table-cell table:formula="of:=[.B395]/[.A395]" office:value-type="float" office:value="1.03355134630086">
            <text:p>1.03</text:p>
          </table:table-cell>
          <table:table-cell office:value-type="float" office:value="235.46">
            <text:p>235.46</text:p>
          </table:table-cell>
          <table:table-cell table:formula="of:=[.D395]/[.A395]" office:value-type="float" office:value="1">
            <text:p>1</text:p>
          </table:table-cell>
          <table:table-cell office:value-type="float" office:value="237.21">
            <text:p>237.21</text:p>
          </table:table-cell>
          <table:table-cell table:formula="of:=[.F395]/[.A395]" office:value-type="float" office:value="1.00743226025652">
            <text:p>1.01</text:p>
          </table:table-cell>
          <table:table-cell office:value-type="float" office:value="243.36">
            <text:p>243.36</text:p>
          </table:table-cell>
          <table:table-cell table:formula="of:=[.H395]/[.A395]" office:value-type="float" office:value="1.03355134630086">
            <text:p>1.03</text:p>
          </table:table-cell>
          <table:table-cell office:value-type="float" office:value="238.53">
            <text:p>238.53</text:p>
          </table:table-cell>
          <table:table-cell table:formula="of:=[.J395]/[.A395]" office:value-type="float" office:value="1.01303830799287">
            <text:p>1.01</text:p>
          </table:table-cell>
          <table:table-cell table:number-columns-repeated="5"/>
        </table:table-row>
        <table:table-row table:style-name="ro1">
          <table:table-cell office:value-type="float" office:value="356.44">
            <text:p>356.44</text:p>
          </table:table-cell>
          <table:table-cell office:value-type="float" office:value="385.99">
            <text:p>385.99</text:p>
          </table:table-cell>
          <table:table-cell table:formula="of:=[.B396]/[.A396]" office:value-type="float" office:value="1.0829031534059">
            <text:p>1.08</text:p>
          </table:table-cell>
          <table:table-cell office:value-type="float" office:value="359.12">
            <text:p>359.12</text:p>
          </table:table-cell>
          <table:table-cell table:formula="of:=[.D396]/[.A396]" office:value-type="float" office:value="1.00751879699248">
            <text:p>1.01</text:p>
          </table:table-cell>
          <table:table-cell office:value-type="float" office:value="359.12">
            <text:p>359.12</text:p>
          </table:table-cell>
          <table:table-cell table:formula="of:=[.F396]/[.A396]" office:value-type="float" office:value="1.00751879699248">
            <text:p>1.01</text:p>
          </table:table-cell>
          <table:table-cell office:value-type="float" office:value="385.99">
            <text:p>385.99</text:p>
          </table:table-cell>
          <table:table-cell table:formula="of:=[.H396]/[.A396]" office:value-type="float" office:value="1.0829031534059">
            <text:p>1.08</text:p>
          </table:table-cell>
          <table:table-cell office:value-type="float" office:value="356.2">
            <text:p>356.2</text:p>
          </table:table-cell>
          <table:table-cell table:formula="of:=[.J396]/[.A396]" office:value-type="float" office:value="0.999326674896196">
            <text:p>1</text:p>
          </table:table-cell>
          <table:table-cell table:number-columns-repeated="5"/>
        </table:table-row>
        <table:table-row table:style-name="ro1">
          <table:table-cell office:value-type="float" office:value="498.52">
            <text:p>498.52</text:p>
          </table:table-cell>
          <table:table-cell office:value-type="float" office:value="533.73">
            <text:p>533.73</text:p>
          </table:table-cell>
          <table:table-cell table:formula="of:=[.B397]/[.A397]" office:value-type="float" office:value="1.07062906202359">
            <text:p>1.07</text:p>
          </table:table-cell>
          <table:table-cell office:value-type="float" office:value="501.69">
            <text:p>501.69</text:p>
          </table:table-cell>
          <table:table-cell table:formula="of:=[.D397]/[.A397]" office:value-type="float" office:value="1.00635882211346">
            <text:p>1.01</text:p>
          </table:table-cell>
          <table:table-cell office:value-type="float" office:value="502.27">
            <text:p>502.27</text:p>
          </table:table-cell>
          <table:table-cell table:formula="of:=[.F397]/[.A397]" office:value-type="float" office:value="1.00752226590709">
            <text:p>1.01</text:p>
          </table:table-cell>
          <table:table-cell office:value-type="float" office:value="531.14">
            <text:p>531.14</text:p>
          </table:table-cell>
          <table:table-cell table:formula="of:=[.H397]/[.A397]" office:value-type="float" office:value="1.06543368370376">
            <text:p>1.07</text:p>
          </table:table-cell>
          <table:table-cell office:value-type="float" office:value="501.1">
            <text:p>501.1</text:p>
          </table:table-cell>
          <table:table-cell table:formula="of:=[.J397]/[.A397]" office:value-type="float" office:value="1.00517531894407">
            <text:p>1.01</text:p>
          </table:table-cell>
          <table:table-cell table:number-columns-repeated="5"/>
        </table:table-row>
        <table:table-row table:style-name="ro1">
          <table:table-cell office:value-type="float" office:value="467.75">
            <text:p>467.75</text:p>
          </table:table-cell>
          <table:table-cell office:value-type="float" office:value="482.54">
            <text:p>482.54</text:p>
          </table:table-cell>
          <table:table-cell table:formula="of:=[.B398]/[.A398]" office:value-type="float" office:value="1.03161945483699">
            <text:p>1.03</text:p>
          </table:table-cell>
          <table:table-cell office:value-type="float" office:value="478.88">
            <text:p>478.88</text:p>
          </table:table-cell>
          <table:table-cell table:formula="of:=[.D398]/[.A398]" office:value-type="float" office:value="1.02379476215927">
            <text:p>1.02</text:p>
          </table:table-cell>
          <table:table-cell office:value-type="float" office:value="471.27">
            <text:p>471.27</text:p>
          </table:table-cell>
          <table:table-cell table:formula="of:=[.F398]/[.A398]" office:value-type="float" office:value="1.00752538749332">
            <text:p>1.01</text:p>
          </table:table-cell>
          <table:table-cell office:value-type="float" office:value="482.54">
            <text:p>482.54</text:p>
          </table:table-cell>
          <table:table-cell table:formula="of:=[.H398]/[.A398]" office:value-type="float" office:value="1.03161945483699">
            <text:p>1.03</text:p>
          </table:table-cell>
          <table:table-cell office:value-type="float" office:value="480.54">
            <text:p>480.54</text:p>
          </table:table-cell>
          <table:table-cell table:formula="of:=[.J398]/[.A398]" office:value-type="float" office:value="1.02734366648851">
            <text:p>1.03</text:p>
          </table:table-cell>
          <table:table-cell table:number-columns-repeated="5"/>
        </table:table-row>
        <table:table-row table:style-name="ro1">
          <table:table-cell office:value-type="float" office:value="435.24">
            <text:p>435.24</text:p>
          </table:table-cell>
          <table:table-cell office:value-type="float" office:value="439.69">
            <text:p>439.69</text:p>
          </table:table-cell>
          <table:table-cell table:formula="of:=[.B399]/[.A399]" office:value-type="float" office:value="1.01022424409521">
            <text:p>1.01</text:p>
          </table:table-cell>
          <table:table-cell office:value-type="float" office:value="438.52">
            <text:p>438.52</text:p>
          </table:table-cell>
          <table:table-cell table:formula="of:=[.D399]/[.A399]" office:value-type="float" office:value="1.0075360720522">
            <text:p>1.01</text:p>
          </table:table-cell>
          <table:table-cell office:value-type="float" office:value="438.52">
            <text:p>438.52</text:p>
          </table:table-cell>
          <table:table-cell table:formula="of:=[.F399]/[.A399]" office:value-type="float" office:value="1.0075360720522">
            <text:p>1.01</text:p>
          </table:table-cell>
          <table:table-cell office:value-type="float" office:value="439.69">
            <text:p>439.69</text:p>
          </table:table-cell>
          <table:table-cell table:formula="of:=[.H399]/[.A399]" office:value-type="float" office:value="1.01022424409521">
            <text:p>1.01</text:p>
          </table:table-cell>
          <table:table-cell office:value-type="float" office:value="437.35">
            <text:p>437.35</text:p>
          </table:table-cell>
          <table:table-cell table:formula="of:=[.J399]/[.A399]" office:value-type="float" office:value="1.00484790000919">
            <text:p>1</text:p>
          </table:table-cell>
          <table:table-cell table:number-columns-repeated="5"/>
        </table:table-row>
        <table:table-row table:style-name="ro1">
          <table:table-cell office:value-type="float" office:value="295.64">
            <text:p>295.64</text:p>
          </table:table-cell>
          <table:table-cell office:value-type="float" office:value="312.95">
            <text:p>312.95</text:p>
          </table:table-cell>
          <table:table-cell table:formula="of:=[.B400]/[.A400]" office:value-type="float" office:value="1.05855094033284">
            <text:p>1.06</text:p>
          </table:table-cell>
          <table:table-cell office:value-type="float" office:value="297.88">
            <text:p>297.88</text:p>
          </table:table-cell>
          <table:table-cell table:formula="of:=[.D400]/[.A400]" office:value-type="float" office:value="1.0075767825734">
            <text:p>1.01</text:p>
          </table:table-cell>
          <table:table-cell office:value-type="float" office:value="297.88">
            <text:p>297.88</text:p>
          </table:table-cell>
          <table:table-cell table:formula="of:=[.F400]/[.A400]" office:value-type="float" office:value="1.0075767825734">
            <text:p>1.01</text:p>
          </table:table-cell>
          <table:table-cell office:value-type="float" office:value="297.88">
            <text:p>297.88</text:p>
          </table:table-cell>
          <table:table-cell table:formula="of:=[.H400]/[.A400]" office:value-type="float" office:value="1.0075767825734">
            <text:p>1.01</text:p>
          </table:table-cell>
          <table:table-cell office:value-type="float" office:value="297.88">
            <text:p>297.88</text:p>
          </table:table-cell>
          <table:table-cell table:formula="of:=[.J400]/[.A400]" office:value-type="float" office:value="1.0075767825734">
            <text:p>1.01</text:p>
          </table:table-cell>
          <table:table-cell table:number-columns-repeated="5"/>
        </table:table-row>
        <table:table-row table:style-name="ro1">
          <table:table-cell office:value-type="float" office:value="187.01">
            <text:p>187.01</text:p>
          </table:table-cell>
          <table:table-cell office:value-type="float" office:value="213.84">
            <text:p>213.84</text:p>
          </table:table-cell>
          <table:table-cell table:formula="of:=[.B401]/[.A401]" office:value-type="float" office:value="1.14346826372921">
            <text:p>1.14</text:p>
          </table:table-cell>
          <table:table-cell office:value-type="float" office:value="192.08">
            <text:p>192.08</text:p>
          </table:table-cell>
          <table:table-cell table:formula="of:=[.D401]/[.A401]" office:value-type="float" office:value="1.02711084968718">
            <text:p>1.03</text:p>
          </table:table-cell>
          <table:table-cell office:value-type="float" office:value="188.43">
            <text:p>188.43</text:p>
          </table:table-cell>
          <table:table-cell table:formula="of:=[.F401]/[.A401]" office:value-type="float" office:value="1.00759317683546">
            <text:p>1.01</text:p>
          </table:table-cell>
          <table:table-cell office:value-type="float" office:value="213.84">
            <text:p>213.84</text:p>
          </table:table-cell>
          <table:table-cell table:formula="of:=[.H401]/[.A401]" office:value-type="float" office:value="1.14346826372921">
            <text:p>1.14</text:p>
          </table:table-cell>
          <table:table-cell office:value-type="float" office:value="192.57">
            <text:p>192.57</text:p>
          </table:table-cell>
          <table:table-cell table:formula="of:=[.J401]/[.A401]" office:value-type="float" office:value="1.02973103042618">
            <text:p>1.03</text:p>
          </table:table-cell>
          <table:table-cell table:number-columns-repeated="5"/>
        </table:table-row>
        <table:table-row table:style-name="ro1">
          <table:table-cell office:value-type="float" office:value="307.84">
            <text:p>307.84</text:p>
          </table:table-cell>
          <table:table-cell office:value-type="float" office:value="315.74">
            <text:p>315.74</text:p>
          </table:table-cell>
          <table:table-cell table:formula="of:=[.B402]/[.A402]" office:value-type="float" office:value="1.02566268191268">
            <text:p>1.03</text:p>
          </table:table-cell>
          <table:table-cell office:value-type="float" office:value="309.01">
            <text:p>309.01</text:p>
          </table:table-cell>
          <table:table-cell table:formula="of:=[.D402]/[.A402]" office:value-type="float" office:value="1.00380067567568">
            <text:p>1</text:p>
          </table:table-cell>
          <table:table-cell office:value-type="float" office:value="310.18">
            <text:p>310.18</text:p>
          </table:table-cell>
          <table:table-cell table:formula="of:=[.F402]/[.A402]" office:value-type="float" office:value="1.00760135135135">
            <text:p>1.01</text:p>
          </table:table-cell>
          <table:table-cell office:value-type="float" office:value="312.91">
            <text:p>312.91</text:p>
          </table:table-cell>
          <table:table-cell table:formula="of:=[.H402]/[.A402]" office:value-type="float" office:value="1.01646959459459">
            <text:p>1.02</text:p>
          </table:table-cell>
          <table:table-cell office:value-type="float" office:value="311.74">
            <text:p>311.74</text:p>
          </table:table-cell>
          <table:table-cell table:formula="of:=[.J402]/[.A402]" office:value-type="float" office:value="1.01266891891892">
            <text:p>1.01</text:p>
          </table:table-cell>
          <table:table-cell table:number-columns-repeated="5"/>
        </table:table-row>
        <table:table-row table:style-name="ro1">
          <table:table-cell office:value-type="float" office:value="231.41">
            <text:p>231.41</text:p>
          </table:table-cell>
          <table:table-cell office:value-type="float" office:value="242.2">
            <text:p>242.2</text:p>
          </table:table-cell>
          <table:table-cell table:formula="of:=[.B403]/[.A403]" office:value-type="float" office:value="1.04662719847889">
            <text:p>1.05</text:p>
          </table:table-cell>
          <table:table-cell office:value-type="float" office:value="237.85">
            <text:p>237.85</text:p>
          </table:table-cell>
          <table:table-cell table:formula="of:=[.D403]/[.A403]" office:value-type="float" office:value="1.02782939371678">
            <text:p>1.03</text:p>
          </table:table-cell>
          <table:table-cell office:value-type="float" office:value="233.17">
            <text:p>233.17</text:p>
          </table:table-cell>
          <table:table-cell table:formula="of:=[.F403]/[.A403]" office:value-type="float" office:value="1.00760554859341">
            <text:p>1.01</text:p>
          </table:table-cell>
          <table:table-cell office:value-type="float" office:value="242.2">
            <text:p>242.2</text:p>
          </table:table-cell>
          <table:table-cell table:formula="of:=[.H403]/[.A403]" office:value-type="float" office:value="1.04662719847889">
            <text:p>1.05</text:p>
          </table:table-cell>
          <table:table-cell office:value-type="float" office:value="233.75">
            <text:p>233.75</text:p>
          </table:table-cell>
          <table:table-cell table:formula="of:=[.J403]/[.A403]" office:value-type="float" office:value="1.01011192256169">
            <text:p>1.01</text:p>
          </table:table-cell>
          <table:table-cell table:number-columns-repeated="5"/>
        </table:table-row>
        <table:table-row table:style-name="ro1">
          <table:table-cell office:value-type="float" office:value="339.66">
            <text:p>339.66</text:p>
          </table:table-cell>
          <table:table-cell office:value-type="float" office:value="354.63">
            <text:p>354.63</text:p>
          </table:table-cell>
          <table:table-cell table:formula="of:=[.B404]/[.A404]" office:value-type="float" office:value="1.04407348524996">
            <text:p>1.04</text:p>
          </table:table-cell>
          <table:table-cell office:value-type="float" office:value="342.15">
            <text:p>342.15</text:p>
          </table:table-cell>
          <table:table-cell table:formula="of:=[.D404]/[.A404]" office:value-type="float" office:value="1.00733086027204">
            <text:p>1.01</text:p>
          </table:table-cell>
          <table:table-cell office:value-type="float" office:value="342.25">
            <text:p>342.25</text:p>
          </table:table-cell>
          <table:table-cell table:formula="of:=[.F404]/[.A404]" office:value-type="float" office:value="1.00762527233115">
            <text:p>1.01</text:p>
          </table:table-cell>
          <table:table-cell office:value-type="float" office:value="354.63">
            <text:p>354.63</text:p>
          </table:table-cell>
          <table:table-cell table:formula="of:=[.H404]/[.A404]" office:value-type="float" office:value="1.04407348524996">
            <text:p>1.04</text:p>
          </table:table-cell>
          <table:table-cell office:value-type="float" office:value="342.15">
            <text:p>342.15</text:p>
          </table:table-cell>
          <table:table-cell table:formula="of:=[.J404]/[.A404]" office:value-type="float" office:value="1.00733086027204">
            <text:p>1.01</text:p>
          </table:table-cell>
          <table:table-cell table:number-columns-repeated="5"/>
        </table:table-row>
        <table:table-row table:style-name="ro1">
          <table:table-cell office:value-type="float" office:value="461.37">
            <text:p>461.37</text:p>
          </table:table-cell>
          <table:table-cell office:value-type="float" office:value="464.55">
            <text:p>464.55</text:p>
          </table:table-cell>
          <table:table-cell table:formula="of:=[.B405]/[.A405]" office:value-type="float" office:value="1.00689251576826">
            <text:p>1.01</text:p>
          </table:table-cell>
          <table:table-cell office:value-type="float" office:value="464.55">
            <text:p>464.55</text:p>
          </table:table-cell>
          <table:table-cell table:formula="of:=[.D405]/[.A405]" office:value-type="float" office:value="1.00689251576826">
            <text:p>1.01</text:p>
          </table:table-cell>
          <table:table-cell office:value-type="float" office:value="464.89">
            <text:p>464.89</text:p>
          </table:table-cell>
          <table:table-cell table:formula="of:=[.F405]/[.A405]" office:value-type="float" office:value="1.00762945141643">
            <text:p>1.01</text:p>
          </table:table-cell>
          <table:table-cell office:value-type="float" office:value="464.55">
            <text:p>464.55</text:p>
          </table:table-cell>
          <table:table-cell table:formula="of:=[.H405]/[.A405]" office:value-type="float" office:value="1.00689251576826">
            <text:p>1.01</text:p>
          </table:table-cell>
          <table:table-cell office:value-type="float" office:value="464.3">
            <text:p>464.3</text:p>
          </table:table-cell>
          <table:table-cell table:formula="of:=[.J405]/[.A405]" office:value-type="float" office:value="1.00635065132107">
            <text:p>1.01</text:p>
          </table:table-cell>
          <table:table-cell table:number-columns-repeated="5"/>
        </table:table-row>
        <table:table-row table:style-name="ro1">
          <table:table-cell office:value-type="float" office:value="383.9">
            <text:p>383.9</text:p>
          </table:table-cell>
          <table:table-cell office:value-type="float" office:value="389.07">
            <text:p>389.07</text:p>
          </table:table-cell>
          <table:table-cell table:formula="of:=[.B406]/[.A406]" office:value-type="float" office:value="1.0134670487106">
            <text:p>1.01</text:p>
          </table:table-cell>
          <table:table-cell office:value-type="float" office:value="385.07">
            <text:p>385.07</text:p>
          </table:table-cell>
          <table:table-cell table:formula="of:=[.D406]/[.A406]" office:value-type="float" office:value="1.00304766866371">
            <text:p>1</text:p>
          </table:table-cell>
          <table:table-cell office:value-type="float" office:value="386.83">
            <text:p>386.83</text:p>
          </table:table-cell>
          <table:table-cell table:formula="of:=[.F406]/[.A406]" office:value-type="float" office:value="1.00763219588434">
            <text:p>1.01</text:p>
          </table:table-cell>
          <table:table-cell office:value-type="float" office:value="383.9">
            <text:p>383.9</text:p>
          </table:table-cell>
          <table:table-cell table:formula="of:=[.H406]/[.A406]" office:value-type="float" office:value="1">
            <text:p>1</text:p>
          </table:table-cell>
          <table:table-cell office:value-type="float" office:value="384.49">
            <text:p>384.49</text:p>
          </table:table-cell>
          <table:table-cell table:formula="of:=[.J406]/[.A406]" office:value-type="float" office:value="1.00153685855692">
            <text:p>1</text:p>
          </table:table-cell>
          <table:table-cell table:number-columns-repeated="5"/>
        </table:table-row>
        <table:table-row table:style-name="ro1">
          <table:table-cell office:value-type="float" office:value="152.72">
            <text:p>152.72</text:p>
          </table:table-cell>
          <table:table-cell office:value-type="float" office:value="157.65">
            <text:p>157.65</text:p>
          </table:table-cell>
          <table:table-cell table:formula="of:=[.B407]/[.A407]" office:value-type="float" office:value="1.03228129910948">
            <text:p>1.03</text:p>
          </table:table-cell>
          <table:table-cell office:value-type="float" office:value="153.89">
            <text:p>153.89</text:p>
          </table:table-cell>
          <table:table-cell table:formula="of:=[.D407]/[.A407]" office:value-type="float" office:value="1.007661079099">
            <text:p>1.01</text:p>
          </table:table-cell>
          <table:table-cell office:value-type="float" office:value="153.89">
            <text:p>153.89</text:p>
          </table:table-cell>
          <table:table-cell table:formula="of:=[.F407]/[.A407]" office:value-type="float" office:value="1.007661079099">
            <text:p>1.01</text:p>
          </table:table-cell>
          <table:table-cell office:value-type="float" office:value="157.65">
            <text:p>157.65</text:p>
          </table:table-cell>
          <table:table-cell table:formula="of:=[.H407]/[.A407]" office:value-type="float" office:value="1.03228129910948">
            <text:p>1.03</text:p>
          </table:table-cell>
          <table:table-cell office:value-type="float" office:value="153.89">
            <text:p>153.89</text:p>
          </table:table-cell>
          <table:table-cell table:formula="of:=[.J407]/[.A407]" office:value-type="float" office:value="1.007661079099">
            <text:p>1.01</text:p>
          </table:table-cell>
          <table:table-cell table:number-columns-repeated="5"/>
        </table:table-row>
        <table:table-row table:style-name="ro1">
          <table:table-cell office:value-type="float" office:value="197.01">
            <text:p>197.01</text:p>
          </table:table-cell>
          <table:table-cell office:value-type="float" office:value="218.87">
            <text:p>218.87</text:p>
          </table:table-cell>
          <table:table-cell table:formula="of:=[.B408]/[.A408]" office:value-type="float" office:value="1.11095883457693">
            <text:p>1.11</text:p>
          </table:table-cell>
          <table:table-cell office:value-type="float" office:value="201.45">
            <text:p>201.45</text:p>
          </table:table-cell>
          <table:table-cell table:formula="of:=[.D408]/[.A408]" office:value-type="float" office:value="1.02253692705954">
            <text:p>1.02</text:p>
          </table:table-cell>
          <table:table-cell office:value-type="float" office:value="198.52">
            <text:p>198.52</text:p>
          </table:table-cell>
          <table:table-cell table:formula="of:=[.F408]/[.A408]" office:value-type="float" office:value="1.00766458555403">
            <text:p>1.01</text:p>
          </table:table-cell>
          <table:table-cell office:value-type="float" office:value="218.87">
            <text:p>218.87</text:p>
          </table:table-cell>
          <table:table-cell table:formula="of:=[.H408]/[.A408]" office:value-type="float" office:value="1.11095883457693">
            <text:p>1.11</text:p>
          </table:table-cell>
          <table:table-cell office:value-type="float" office:value="201.45">
            <text:p>201.45</text:p>
          </table:table-cell>
          <table:table-cell table:formula="of:=[.J408]/[.A408]" office:value-type="float" office:value="1.02253692705954">
            <text:p>1.02</text:p>
          </table:table-cell>
          <table:table-cell table:number-columns-repeated="5"/>
        </table:table-row>
        <table:table-row table:style-name="ro1">
          <table:table-cell office:value-type="float" office:value="229.59">
            <text:p>229.59</text:p>
          </table:table-cell>
          <table:table-cell office:value-type="float" office:value="239.21">
            <text:p>239.21</text:p>
          </table:table-cell>
          <table:table-cell table:formula="of:=[.B409]/[.A409]" office:value-type="float" office:value="1.04190077965068">
            <text:p>1.04</text:p>
          </table:table-cell>
          <table:table-cell office:value-type="float" office:value="234.28">
            <text:p>234.28</text:p>
          </table:table-cell>
          <table:table-cell table:formula="of:=[.D409]/[.A409]" office:value-type="float" office:value="1.02042771897731">
            <text:p>1.02</text:p>
          </table:table-cell>
          <table:table-cell office:value-type="float" office:value="231.35">
            <text:p>231.35</text:p>
          </table:table-cell>
          <table:table-cell table:formula="of:=[.F409]/[.A409]" office:value-type="float" office:value="1.00766583910449">
            <text:p>1.01</text:p>
          </table:table-cell>
          <table:table-cell office:value-type="float" office:value="239.21">
            <text:p>239.21</text:p>
          </table:table-cell>
          <table:table-cell table:formula="of:=[.H409]/[.A409]" office:value-type="float" office:value="1.04190077965068">
            <text:p>1.04</text:p>
          </table:table-cell>
          <table:table-cell office:value-type="float" office:value="233.69">
            <text:p>233.69</text:p>
          </table:table-cell>
          <table:table-cell table:formula="of:=[.J409]/[.A409]" office:value-type="float" office:value="1.01785792064114">
            <text:p>1.02</text:p>
          </table:table-cell>
          <table:table-cell table:number-columns-repeated="5"/>
        </table:table-row>
        <table:table-row table:style-name="ro1">
          <table:table-cell office:value-type="float" office:value="337.12">
            <text:p>337.12</text:p>
          </table:table-cell>
          <table:table-cell office:value-type="float" office:value="348.43">
            <text:p>348.43</text:p>
          </table:table-cell>
          <table:table-cell table:formula="of:=[.B410]/[.A410]" office:value-type="float" office:value="1.03354888467015">
            <text:p>1.03</text:p>
          </table:table-cell>
          <table:table-cell office:value-type="float" office:value="339.12">
            <text:p>339.12</text:p>
          </table:table-cell>
          <table:table-cell table:formula="of:=[.D410]/[.A410]" office:value-type="float" office:value="1.00593260560038">
            <text:p>1.01</text:p>
          </table:table-cell>
          <table:table-cell office:value-type="float" office:value="339.71">
            <text:p>339.71</text:p>
          </table:table-cell>
          <table:table-cell table:formula="of:=[.F410]/[.A410]" office:value-type="float" office:value="1.00768272425249">
            <text:p>1.01</text:p>
          </table:table-cell>
          <table:table-cell office:value-type="float" office:value="348.43">
            <text:p>348.43</text:p>
          </table:table-cell>
          <table:table-cell table:formula="of:=[.H410]/[.A410]" office:value-type="float" office:value="1.03354888467015">
            <text:p>1.03</text:p>
          </table:table-cell>
          <table:table-cell office:value-type="float" office:value="340.78">
            <text:p>340.78</text:p>
          </table:table-cell>
          <table:table-cell table:formula="of:=[.J410]/[.A410]" office:value-type="float" office:value="1.01085666824869">
            <text:p>1.01</text:p>
          </table:table-cell>
          <table:table-cell table:number-columns-repeated="5"/>
        </table:table-row>
        <table:table-row table:style-name="ro1">
          <table:table-cell office:value-type="float" office:value="151.94">
            <text:p>151.94</text:p>
          </table:table-cell>
          <table:table-cell office:value-type="float" office:value="163.25">
            <text:p>163.25</text:p>
          </table:table-cell>
          <table:table-cell table:formula="of:=[.B411]/[.A411]" office:value-type="float" office:value="1.07443727787284">
            <text:p>1.07</text:p>
          </table:table-cell>
          <table:table-cell office:value-type="float" office:value="153.7">
            <text:p>153.7</text:p>
          </table:table-cell>
          <table:table-cell table:formula="of:=[.D411]/[.A411]" office:value-type="float" office:value="1.01158351981045">
            <text:p>1.01</text:p>
          </table:table-cell>
          <table:table-cell office:value-type="float" office:value="153.11">
            <text:p>153.11</text:p>
          </table:table-cell>
          <table:table-cell table:formula="of:=[.F411]/[.A411]" office:value-type="float" office:value="1.00770040805581">
            <text:p>1.01</text:p>
          </table:table-cell>
          <table:table-cell office:value-type="float" office:value="163.25">
            <text:p>163.25</text:p>
          </table:table-cell>
          <table:table-cell table:formula="of:=[.H411]/[.A411]" office:value-type="float" office:value="1.07443727787284">
            <text:p>1.07</text:p>
          </table:table-cell>
          <table:table-cell office:value-type="float" office:value="151.94">
            <text:p>151.94</text:p>
          </table:table-cell>
          <table:table-cell table:formula="of:=[.J411]/[.A4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1.28">
            <text:p>151.28</text:p>
          </table:table-cell>
          <table:table-cell office:value-type="float" office:value="157.62">
            <text:p>157.62</text:p>
          </table:table-cell>
          <table:table-cell table:formula="of:=[.B412]/[.A412]" office:value-type="float" office:value="1.04190904283448">
            <text:p>1.04</text:p>
          </table:table-cell>
          <table:table-cell office:value-type="float" office:value="152.45">
            <text:p>152.45</text:p>
          </table:table-cell>
          <table:table-cell table:formula="of:=[.D412]/[.A412]" office:value-type="float" office:value="1.00773400317292">
            <text:p>1.01</text:p>
          </table:table-cell>
          <table:table-cell office:value-type="float" office:value="152.45">
            <text:p>152.45</text:p>
          </table:table-cell>
          <table:table-cell table:formula="of:=[.F412]/[.A412]" office:value-type="float" office:value="1.00773400317292">
            <text:p>1.01</text:p>
          </table:table-cell>
          <table:table-cell office:value-type="float" office:value="157.62">
            <text:p>157.62</text:p>
          </table:table-cell>
          <table:table-cell table:formula="of:=[.H412]/[.A412]" office:value-type="float" office:value="1.04190904283448">
            <text:p>1.04</text:p>
          </table:table-cell>
          <table:table-cell office:value-type="float" office:value="152.45">
            <text:p>152.45</text:p>
          </table:table-cell>
          <table:table-cell table:formula="of:=[.J412]/[.A412]" office:value-type="float" office:value="1.00773400317292">
            <text:p>1.01</text:p>
          </table:table-cell>
          <table:table-cell table:number-columns-repeated="5"/>
        </table:table-row>
        <table:table-row table:style-name="ro1">
          <table:table-cell office:value-type="float" office:value="303.79">
            <text:p>303.79</text:p>
          </table:table-cell>
          <table:table-cell office:value-type="float" office:value="307.21">
            <text:p>307.21</text:p>
          </table:table-cell>
          <table:table-cell table:formula="of:=[.B413]/[.A413]" office:value-type="float" office:value="1.01125777675368">
            <text:p>1.01</text:p>
          </table:table-cell>
          <table:table-cell office:value-type="float" office:value="305.55">
            <text:p>305.55</text:p>
          </table:table-cell>
          <table:table-cell table:formula="of:=[.D413]/[.A413]" office:value-type="float" office:value="1.00579347575628">
            <text:p>1.01</text:p>
          </table:table-cell>
          <table:table-cell office:value-type="float" office:value="306.14">
            <text:p>306.14</text:p>
          </table:table-cell>
          <table:table-cell table:formula="of:=[.F413]/[.A413]" office:value-type="float" office:value="1.00773560683367">
            <text:p>1.01</text:p>
          </table:table-cell>
          <table:table-cell office:value-type="float" office:value="305.79">
            <text:p>305.79</text:p>
          </table:table-cell>
          <table:table-cell table:formula="of:=[.H413]/[.A413]" office:value-type="float" office:value="1.00658349517759">
            <text:p>1.01</text:p>
          </table:table-cell>
          <table:table-cell office:value-type="float" office:value="304.38">
            <text:p>304.38</text:p>
          </table:table-cell>
          <table:table-cell table:formula="of:=[.J413]/[.A413]" office:value-type="float" office:value="1.00194213107739">
            <text:p>1</text:p>
          </table:table-cell>
          <table:table-cell table:number-columns-repeated="5"/>
        </table:table-row>
        <table:table-row table:style-name="ro1">
          <table:table-cell office:value-type="float" office:value="303.53">
            <text:p>303.53</text:p>
          </table:table-cell>
          <table:table-cell office:value-type="float" office:value="304.71">
            <text:p>304.71</text:p>
          </table:table-cell>
          <table:table-cell table:formula="of:=[.B414]/[.A414]" office:value-type="float" office:value="1.00388758936514">
            <text:p>1</text:p>
          </table:table-cell>
          <table:table-cell office:value-type="float" office:value="304.71">
            <text:p>304.71</text:p>
          </table:table-cell>
          <table:table-cell table:formula="of:=[.D414]/[.A414]" office:value-type="float" office:value="1.00388758936514">
            <text:p>1</text:p>
          </table:table-cell>
          <table:table-cell office:value-type="float" office:value="305.88">
            <text:p>305.88</text:p>
          </table:table-cell>
          <table:table-cell table:formula="of:=[.F414]/[.A414]" office:value-type="float" office:value="1.00774223305769">
            <text:p>1.01</text:p>
          </table:table-cell>
          <table:table-cell office:value-type="float" office:value="304.71">
            <text:p>304.71</text:p>
          </table:table-cell>
          <table:table-cell table:formula="of:=[.H414]/[.A414]" office:value-type="float" office:value="1.00388758936514">
            <text:p>1</text:p>
          </table:table-cell>
          <table:table-cell office:value-type="float" office:value="304.12">
            <text:p>304.12</text:p>
          </table:table-cell>
          <table:table-cell table:formula="of:=[.J414]/[.A414]" office:value-type="float" office:value="1.00194379468257">
            <text:p>1</text:p>
          </table:table-cell>
          <table:table-cell table:number-columns-repeated="5"/>
        </table:table-row>
        <table:table-row table:style-name="ro1">
          <table:table-cell office:value-type="float" office:value="106.97">
            <text:p>106.97</text:p>
          </table:table-cell>
          <table:table-cell office:value-type="float" office:value="116">
            <text:p>116</text:p>
          </table:table-cell>
          <table:table-cell table:formula="of:=[.B415]/[.A415]" office:value-type="float" office:value="1.08441619145555">
            <text:p>1.08</text:p>
          </table:table-cell>
          <table:table-cell office:value-type="float" office:value="107.8">
            <text:p>107.8</text:p>
          </table:table-cell>
          <table:table-cell table:formula="of:=[.D415]/[.A415]" office:value-type="float" office:value="1.00775918481817">
            <text:p>1.01</text:p>
          </table:table-cell>
          <table:table-cell office:value-type="float" office:value="107.8">
            <text:p>107.8</text:p>
          </table:table-cell>
          <table:table-cell table:formula="of:=[.F415]/[.A415]" office:value-type="float" office:value="1.00775918481817">
            <text:p>1.01</text:p>
          </table:table-cell>
          <table:table-cell office:value-type="float" office:value="116">
            <text:p>116</text:p>
          </table:table-cell>
          <table:table-cell table:formula="of:=[.H415]/[.A415]" office:value-type="float" office:value="1.08441619145555">
            <text:p>1.08</text:p>
          </table:table-cell>
          <table:table-cell office:value-type="float" office:value="107.8">
            <text:p>107.8</text:p>
          </table:table-cell>
          <table:table-cell table:formula="of:=[.J415]/[.A415]" office:value-type="float" office:value="1.00775918481817">
            <text:p>1.01</text:p>
          </table:table-cell>
          <table:table-cell table:number-columns-repeated="5"/>
        </table:table-row>
        <table:table-row table:style-name="ro1">
          <table:table-cell office:value-type="float" office:value="74.6">
            <text:p>74.6</text:p>
          </table:table-cell>
          <table:table-cell office:value-type="float" office:value="84.25">
            <text:p>84.25</text:p>
          </table:table-cell>
          <table:table-cell table:formula="of:=[.B416]/[.A416]" office:value-type="float" office:value="1.12935656836461">
            <text:p>1.13</text:p>
          </table:table-cell>
          <table:table-cell office:value-type="float" office:value="75.18">
            <text:p>75.18</text:p>
          </table:table-cell>
          <table:table-cell table:formula="of:=[.D416]/[.A416]" office:value-type="float" office:value="1.00777479892761">
            <text:p>1.01</text:p>
          </table:table-cell>
          <table:table-cell office:value-type="float" office:value="75.18">
            <text:p>75.18</text:p>
          </table:table-cell>
          <table:table-cell table:formula="of:=[.F416]/[.A416]" office:value-type="float" office:value="1.00777479892761">
            <text:p>1.01</text:p>
          </table:table-cell>
          <table:table-cell office:value-type="float" office:value="84.25">
            <text:p>84.25</text:p>
          </table:table-cell>
          <table:table-cell table:formula="of:=[.H416]/[.A416]" office:value-type="float" office:value="1.12935656836461">
            <text:p>1.13</text:p>
          </table:table-cell>
          <table:table-cell office:value-type="float" office:value="75.18">
            <text:p>75.18</text:p>
          </table:table-cell>
          <table:table-cell table:formula="of:=[.J416]/[.A416]" office:value-type="float" office:value="1.00777479892761">
            <text:p>1.01</text:p>
          </table:table-cell>
          <table:table-cell table:number-columns-repeated="5"/>
        </table:table-row>
        <table:table-row table:style-name="ro1">
          <table:table-cell office:value-type="float" office:value="375.72">
            <text:p>375.72</text:p>
          </table:table-cell>
          <table:table-cell office:value-type="float" office:value="388.06">
            <text:p>388.06</text:p>
          </table:table-cell>
          <table:table-cell table:formula="of:=[.B417]/[.A417]" office:value-type="float" office:value="1.03284360694134">
            <text:p>1.03</text:p>
          </table:table-cell>
          <table:table-cell office:value-type="float" office:value="380.89">
            <text:p>380.89</text:p>
          </table:table-cell>
          <table:table-cell table:formula="of:=[.D417]/[.A417]" office:value-type="float" office:value="1.01376024699244">
            <text:p>1.01</text:p>
          </table:table-cell>
          <table:table-cell office:value-type="float" office:value="378.65">
            <text:p>378.65</text:p>
          </table:table-cell>
          <table:table-cell table:formula="of:=[.F417]/[.A417]" office:value-type="float" office:value="1.00779836048121">
            <text:p>1.01</text:p>
          </table:table-cell>
          <table:table-cell office:value-type="float" office:value="388.06">
            <text:p>388.06</text:p>
          </table:table-cell>
          <table:table-cell table:formula="of:=[.H417]/[.A417]" office:value-type="float" office:value="1.03284360694134">
            <text:p>1.03</text:p>
          </table:table-cell>
          <table:table-cell office:value-type="float" office:value="384.3">
            <text:p>384.3</text:p>
          </table:table-cell>
          <table:table-cell table:formula="of:=[.J417]/[.A417]" office:value-type="float" office:value="1.0228361545832">
            <text:p>1.02</text:p>
          </table:table-cell>
          <table:table-cell table:number-columns-repeated="5"/>
        </table:table-row>
        <table:table-row table:style-name="ro1">
          <table:table-cell office:value-type="float" office:value="375.12">
            <text:p>375.12</text:p>
          </table:table-cell>
          <table:table-cell office:value-type="float" office:value="390.49">
            <text:p>390.49</text:p>
          </table:table-cell>
          <table:table-cell table:formula="of:=[.B418]/[.A418]" office:value-type="float" office:value="1.04097355512903">
            <text:p>1.04</text:p>
          </table:table-cell>
          <table:table-cell office:value-type="float" office:value="376.88">
            <text:p>376.88</text:p>
          </table:table-cell>
          <table:table-cell table:formula="of:=[.D418]/[.A418]" office:value-type="float" office:value="1.00469183194711">
            <text:p>1</text:p>
          </table:table-cell>
          <table:table-cell office:value-type="float" office:value="378.05">
            <text:p>378.05</text:p>
          </table:table-cell>
          <table:table-cell table:formula="of:=[.F418]/[.A418]" office:value-type="float" office:value="1.0078108338665">
            <text:p>1.01</text:p>
          </table:table-cell>
          <table:table-cell office:value-type="float" office:value="378.63">
            <text:p>378.63</text:p>
          </table:table-cell>
          <table:table-cell table:formula="of:=[.H418]/[.A418]" office:value-type="float" office:value="1.00935700575816">
            <text:p>1.01</text:p>
          </table:table-cell>
          <table:table-cell office:value-type="float" office:value="375.71">
            <text:p>375.71</text:p>
          </table:table-cell>
          <table:table-cell table:formula="of:=[.J418]/[.A418]" office:value-type="float" office:value="1.00157283002772">
            <text:p>1</text:p>
          </table:table-cell>
          <table:table-cell table:number-columns-repeated="5"/>
        </table:table-row>
        <table:table-row table:style-name="ro1">
          <table:table-cell office:value-type="float" office:value="148.97">
            <text:p>148.97</text:p>
          </table:table-cell>
          <table:table-cell office:value-type="float" office:value="154.24">
            <text:p>154.24</text:p>
          </table:table-cell>
          <table:table-cell table:formula="of:=[.B419]/[.A419]" office:value-type="float" office:value="1.03537625025173">
            <text:p>1.04</text:p>
          </table:table-cell>
          <table:table-cell office:value-type="float" office:value="151.31">
            <text:p>151.31</text:p>
          </table:table-cell>
          <table:table-cell table:formula="of:=[.D419]/[.A419]" office:value-type="float" office:value="1.01570786064308">
            <text:p>1.02</text:p>
          </table:table-cell>
          <table:table-cell office:value-type="float" office:value="150.14">
            <text:p>150.14</text:p>
          </table:table-cell>
          <table:table-cell table:formula="of:=[.F419]/[.A419]" office:value-type="float" office:value="1.00785393032154">
            <text:p>1.01</text:p>
          </table:table-cell>
          <table:table-cell office:value-type="float" office:value="154.24">
            <text:p>154.24</text:p>
          </table:table-cell>
          <table:table-cell table:formula="of:=[.H419]/[.A419]" office:value-type="float" office:value="1.03537625025173">
            <text:p>1.04</text:p>
          </table:table-cell>
          <table:table-cell office:value-type="float" office:value="151.31">
            <text:p>151.31</text:p>
          </table:table-cell>
          <table:table-cell table:formula="of:=[.J419]/[.A419]" office:value-type="float" office:value="1.01570786064308">
            <text:p>1.02</text:p>
          </table:table-cell>
          <table:table-cell table:number-columns-repeated="5"/>
        </table:table-row>
        <table:table-row table:style-name="ro1">
          <table:table-cell office:value-type="float" office:value="328.45">
            <text:p>328.45</text:p>
          </table:table-cell>
          <table:table-cell office:value-type="float" office:value="349.38">
            <text:p>349.38</text:p>
          </table:table-cell>
          <table:table-cell table:formula="of:=[.B420]/[.A420]" office:value-type="float" office:value="1.06372355000761">
            <text:p>1.06</text:p>
          </table:table-cell>
          <table:table-cell office:value-type="float" office:value="340.89">
            <text:p>340.89</text:p>
          </table:table-cell>
          <table:table-cell table:formula="of:=[.D420]/[.A420]" office:value-type="float" office:value="1.0378748667986">
            <text:p>1.04</text:p>
          </table:table-cell>
          <table:table-cell office:value-type="float" office:value="331.04">
            <text:p>331.04</text:p>
          </table:table-cell>
          <table:table-cell table:formula="of:=[.F420]/[.A420]" office:value-type="float" office:value="1.00788552291064">
            <text:p>1.01</text:p>
          </table:table-cell>
          <table:table-cell office:value-type="float" office:value="349.38">
            <text:p>349.38</text:p>
          </table:table-cell>
          <table:table-cell table:formula="of:=[.H420]/[.A420]" office:value-type="float" office:value="1.06372355000761">
            <text:p>1.06</text:p>
          </table:table-cell>
          <table:table-cell office:value-type="float" office:value="331.52">
            <text:p>331.52</text:p>
          </table:table-cell>
          <table:table-cell table:formula="of:=[.J420]/[.A420]" office:value-type="float" office:value="1.00934693256203">
            <text:p>1.01</text:p>
          </table:table-cell>
          <table:table-cell table:number-columns-repeated="5"/>
        </table:table-row>
        <table:table-row table:style-name="ro1">
          <table:table-cell office:value-type="float" office:value="326.42">
            <text:p>326.42</text:p>
          </table:table-cell>
          <table:table-cell office:value-type="float" office:value="333.74">
            <text:p>333.74</text:p>
          </table:table-cell>
          <table:table-cell table:formula="of:=[.B421]/[.A421]" office:value-type="float" office:value="1.02242509650144">
            <text:p>1.02</text:p>
          </table:table-cell>
          <table:table-cell office:value-type="float" office:value="330.91">
            <text:p>330.91</text:p>
          </table:table-cell>
          <table:table-cell table:formula="of:=[.D421]/[.A421]" office:value-type="float" office:value="1.01375528460266">
            <text:p>1.01</text:p>
          </table:table-cell>
          <table:table-cell office:value-type="float" office:value="329.01">
            <text:p>329.01</text:p>
          </table:table-cell>
          <table:table-cell table:formula="of:=[.F421]/[.A421]" office:value-type="float" office:value="1.00793456283316">
            <text:p>1.01</text:p>
          </table:table-cell>
          <table:table-cell office:value-type="float" office:value="333.74">
            <text:p>333.74</text:p>
          </table:table-cell>
          <table:table-cell table:formula="of:=[.H421]/[.A421]" office:value-type="float" office:value="1.02242509650144">
            <text:p>1.02</text:p>
          </table:table-cell>
          <table:table-cell office:value-type="float" office:value="330.32">
            <text:p>330.32</text:p>
          </table:table-cell>
          <table:table-cell table:formula="of:=[.J421]/[.A421]" office:value-type="float" office:value="1.01194779731634">
            <text:p>1.01</text:p>
          </table:table-cell>
          <table:table-cell table:number-columns-repeated="5"/>
        </table:table-row>
        <table:table-row table:style-name="ro1">
          <table:table-cell office:value-type="float" office:value="503.59">
            <text:p>503.59</text:p>
          </table:table-cell>
          <table:table-cell office:value-type="float" office:value="511.49">
            <text:p>511.49</text:p>
          </table:table-cell>
          <table:table-cell table:formula="of:=[.B422]/[.A422]" office:value-type="float" office:value="1.0156873647213">
            <text:p>1.02</text:p>
          </table:table-cell>
          <table:table-cell office:value-type="float" office:value="507">
            <text:p>507</text:p>
          </table:table-cell>
          <table:table-cell table:formula="of:=[.D422]/[.A422]" office:value-type="float" office:value="1.00677138148097">
            <text:p>1.01</text:p>
          </table:table-cell>
          <table:table-cell office:value-type="float" office:value="507.59">
            <text:p>507.59</text:p>
          </table:table-cell>
          <table:table-cell table:formula="of:=[.F422]/[.A422]" office:value-type="float" office:value="1.00794296947914">
            <text:p>1.01</text:p>
          </table:table-cell>
          <table:table-cell office:value-type="float" office:value="508.66">
            <text:p>508.66</text:p>
          </table:table-cell>
          <table:table-cell table:formula="of:=[.H422]/[.A422]" office:value-type="float" office:value="1.01006771381481">
            <text:p>1.01</text:p>
          </table:table-cell>
          <table:table-cell office:value-type="float" office:value="510.66">
            <text:p>510.66</text:p>
          </table:table-cell>
          <table:table-cell table:formula="of:=[.J422]/[.A422]" office:value-type="float" office:value="1.01403919855438">
            <text:p>1.01</text:p>
          </table:table-cell>
          <table:table-cell table:number-columns-repeated="5"/>
        </table:table-row>
        <table:table-row table:style-name="ro1">
          <table:table-cell office:value-type="float" office:value="251.69">
            <text:p>251.69</text:p>
          </table:table-cell>
          <table:table-cell office:value-type="float" office:value="261.35">
            <text:p>261.35</text:p>
          </table:table-cell>
          <table:table-cell table:formula="of:=[.B423]/[.A423]" office:value-type="float" office:value="1.03838054749891">
            <text:p>1.04</text:p>
          </table:table-cell>
          <table:table-cell office:value-type="float" office:value="255.35">
            <text:p>255.35</text:p>
          </table:table-cell>
          <table:table-cell table:formula="of:=[.D423]/[.A423]" office:value-type="float" office:value="1.0145416981207">
            <text:p>1.01</text:p>
          </table:table-cell>
          <table:table-cell office:value-type="float" office:value="253.69">
            <text:p>253.69</text:p>
          </table:table-cell>
          <table:table-cell table:formula="of:=[.F423]/[.A423]" office:value-type="float" office:value="1.00794628312607">
            <text:p>1.01</text:p>
          </table:table-cell>
          <table:table-cell office:value-type="float" office:value="255.59">
            <text:p>255.59</text:p>
          </table:table-cell>
          <table:table-cell table:formula="of:=[.H423]/[.A423]" office:value-type="float" office:value="1.01549525209583">
            <text:p>1.02</text:p>
          </table:table-cell>
          <table:table-cell office:value-type="float" office:value="255.01">
            <text:p>255.01</text:p>
          </table:table-cell>
          <table:table-cell table:formula="of:=[.J423]/[.A423]" office:value-type="float" office:value="1.01319082998927">
            <text:p>1.01</text:p>
          </table:table-cell>
          <table:table-cell table:number-columns-repeated="5"/>
        </table:table-row>
        <table:table-row table:style-name="ro1">
          <table:table-cell office:value-type="float" office:value="471.32">
            <text:p>471.32</text:p>
          </table:table-cell>
          <table:table-cell office:value-type="float" office:value="493.9">
            <text:p>493.9</text:p>
          </table:table-cell>
          <table:table-cell table:formula="of:=[.B424]/[.A424]" office:value-type="float" office:value="1.04790800305525">
            <text:p>1.05</text:p>
          </table:table-cell>
          <table:table-cell office:value-type="float" office:value="475.07">
            <text:p>475.07</text:p>
          </table:table-cell>
          <table:table-cell table:formula="of:=[.D424]/[.A424]" office:value-type="float" office:value="1.00795637783247">
            <text:p>1.01</text:p>
          </table:table-cell>
          <table:table-cell office:value-type="float" office:value="475.07">
            <text:p>475.07</text:p>
          </table:table-cell>
          <table:table-cell table:formula="of:=[.F424]/[.A424]" office:value-type="float" office:value="1.00795637783247">
            <text:p>1.01</text:p>
          </table:table-cell>
          <table:table-cell office:value-type="float" office:value="491.32">
            <text:p>491.32</text:p>
          </table:table-cell>
          <table:table-cell table:formula="of:=[.H424]/[.A424]" office:value-type="float" office:value="1.04243401510651">
            <text:p>1.04</text:p>
          </table:table-cell>
          <table:table-cell office:value-type="float" office:value="473.9">
            <text:p>473.9</text:p>
          </table:table-cell>
          <table:table-cell table:formula="of:=[.J424]/[.A424]" office:value-type="float" office:value="1.00547398794874">
            <text:p>1.01</text:p>
          </table:table-cell>
          <table:table-cell table:number-columns-repeated="5"/>
        </table:table-row>
        <table:table-row table:style-name="ro1">
          <table:table-cell office:value-type="float" office:value="397.84">
            <text:p>397.84</text:p>
          </table:table-cell>
          <table:table-cell office:value-type="float" office:value="404.46">
            <text:p>404.46</text:p>
          </table:table-cell>
          <table:table-cell table:formula="of:=[.B425]/[.A425]" office:value-type="float" office:value="1.01663985521818">
            <text:p>1.02</text:p>
          </table:table-cell>
          <table:table-cell office:value-type="float" office:value="400.91">
            <text:p>400.91</text:p>
          </table:table-cell>
          <table:table-cell table:formula="of:=[.D425]/[.A425]" office:value-type="float" office:value="1.0077166700181">
            <text:p>1.01</text:p>
          </table:table-cell>
          <table:table-cell office:value-type="float" office:value="401.01">
            <text:p>401.01</text:p>
          </table:table-cell>
          <table:table-cell table:formula="of:=[.F425]/[.A425]" office:value-type="float" office:value="1.00796802734768">
            <text:p>1.01</text:p>
          </table:table-cell>
          <table:table-cell office:value-type="float" office:value="404.46">
            <text:p>404.46</text:p>
          </table:table-cell>
          <table:table-cell table:formula="of:=[.H425]/[.A425]" office:value-type="float" office:value="1.01663985521818">
            <text:p>1.02</text:p>
          </table:table-cell>
          <table:table-cell office:value-type="float" office:value="400.91">
            <text:p>400.91</text:p>
          </table:table-cell>
          <table:table-cell table:formula="of:=[.J425]/[.A425]" office:value-type="float" office:value="1.0077166700181">
            <text:p>1.01</text:p>
          </table:table-cell>
          <table:table-cell table:number-columns-repeated="5"/>
        </table:table-row>
        <table:table-row table:style-name="ro1">
          <table:table-cell office:value-type="float" office:value="471.1">
            <text:p>471.1</text:p>
          </table:table-cell>
          <table:table-cell office:value-type="float" office:value="487.49">
            <text:p>487.49</text:p>
          </table:table-cell>
          <table:table-cell table:formula="of:=[.B426]/[.A426]" office:value-type="float" office:value="1.03479091488007">
            <text:p>1.03</text:p>
          </table:table-cell>
          <table:table-cell office:value-type="float" office:value="473.69">
            <text:p>473.69</text:p>
          </table:table-cell>
          <table:table-cell table:formula="of:=[.D426]/[.A426]" office:value-type="float" office:value="1.00549777117385">
            <text:p>1.01</text:p>
          </table:table-cell>
          <table:table-cell office:value-type="float" office:value="474.86">
            <text:p>474.86</text:p>
          </table:table-cell>
          <table:table-cell table:formula="of:=[.F426]/[.A426]" office:value-type="float" office:value="1.00798132031416">
            <text:p>1.01</text:p>
          </table:table-cell>
          <table:table-cell office:value-type="float" office:value="487.49">
            <text:p>487.49</text:p>
          </table:table-cell>
          <table:table-cell table:formula="of:=[.H426]/[.A426]" office:value-type="float" office:value="1.03479091488007">
            <text:p>1.03</text:p>
          </table:table-cell>
          <table:table-cell office:value-type="float" office:value="474.27">
            <text:p>474.27</text:p>
          </table:table-cell>
          <table:table-cell table:formula="of:=[.J426]/[.A426]" office:value-type="float" office:value="1.00672893228614">
            <text:p>1.01</text:p>
          </table:table-cell>
          <table:table-cell table:number-columns-repeated="5"/>
        </table:table-row>
        <table:table-row table:style-name="ro1">
          <table:table-cell office:value-type="float" office:value="427.99">
            <text:p>427.99</text:p>
          </table:table-cell>
          <table:table-cell office:value-type="float" office:value="451.17">
            <text:p>451.17</text:p>
          </table:table-cell>
          <table:table-cell table:formula="of:=[.B427]/[.A427]" office:value-type="float" office:value="1.0541601439286">
            <text:p>1.05</text:p>
          </table:table-cell>
          <table:table-cell office:value-type="float" office:value="437.31">
            <text:p>437.31</text:p>
          </table:table-cell>
          <table:table-cell table:formula="of:=[.D427]/[.A427]" office:value-type="float" office:value="1.02177620972453">
            <text:p>1.02</text:p>
          </table:table-cell>
          <table:table-cell office:value-type="float" office:value="431.41">
            <text:p>431.41</text:p>
          </table:table-cell>
          <table:table-cell table:formula="of:=[.F427]/[.A427]" office:value-type="float" office:value="1.0079908409075">
            <text:p>1.01</text:p>
          </table:table-cell>
          <table:table-cell office:value-type="float" office:value="451.17">
            <text:p>451.17</text:p>
          </table:table-cell>
          <table:table-cell table:formula="of:=[.H427]/[.A427]" office:value-type="float" office:value="1.0541601439286">
            <text:p>1.05</text:p>
          </table:table-cell>
          <table:table-cell office:value-type="float" office:value="430.24">
            <text:p>430.24</text:p>
          </table:table-cell>
          <table:table-cell table:formula="of:=[.J427]/[.A427]" office:value-type="float" office:value="1.00525713217599">
            <text:p>1.01</text:p>
          </table:table-cell>
          <table:table-cell table:number-columns-repeated="5"/>
        </table:table-row>
        <table:table-row table:style-name="ro1">
          <table:table-cell office:value-type="float" office:value="145.94">
            <text:p>145.94</text:p>
          </table:table-cell>
          <table:table-cell office:value-type="float" office:value="153.45">
            <text:p>153.45</text:p>
          </table:table-cell>
          <table:table-cell table:formula="of:=[.B428]/[.A428]" office:value-type="float" office:value="1.05145950390571">
            <text:p>1.05</text:p>
          </table:table-cell>
          <table:table-cell office:value-type="float" office:value="147.11">
            <text:p>147.11</text:p>
          </table:table-cell>
          <table:table-cell table:formula="of:=[.D428]/[.A428]" office:value-type="float" office:value="1.00801699328491">
            <text:p>1.01</text:p>
          </table:table-cell>
          <table:table-cell office:value-type="float" office:value="147.11">
            <text:p>147.11</text:p>
          </table:table-cell>
          <table:table-cell table:formula="of:=[.F428]/[.A428]" office:value-type="float" office:value="1.00801699328491">
            <text:p>1.01</text:p>
          </table:table-cell>
          <table:table-cell office:value-type="float" office:value="153.45">
            <text:p>153.45</text:p>
          </table:table-cell>
          <table:table-cell table:formula="of:=[.H428]/[.A428]" office:value-type="float" office:value="1.05145950390571">
            <text:p>1.05</text:p>
          </table:table-cell>
          <table:table-cell office:value-type="float" office:value="145.94">
            <text:p>145.94</text:p>
          </table:table-cell>
          <table:table-cell table:formula="of:=[.J428]/[.A4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5.85">
            <text:p>145.85</text:p>
          </table:table-cell>
          <table:table-cell office:value-type="float" office:value="168.44">
            <text:p>168.44</text:p>
          </table:table-cell>
          <table:table-cell table:formula="of:=[.B429]/[.A429]" office:value-type="float" office:value="1.15488515598217">
            <text:p>1.15</text:p>
          </table:table-cell>
          <table:table-cell office:value-type="float" office:value="145.85">
            <text:p>145.85</text:p>
          </table:table-cell>
          <table:table-cell table:formula="of:=[.D429]/[.A429]" office:value-type="float" office:value="1">
            <text:p>1</text:p>
          </table:table-cell>
          <table:table-cell office:value-type="float" office:value="147.02">
            <text:p>147.02</text:p>
          </table:table-cell>
          <table:table-cell table:formula="of:=[.F429]/[.A429]" office:value-type="float" office:value="1.00802194034967">
            <text:p>1.01</text:p>
          </table:table-cell>
          <table:table-cell office:value-type="float" office:value="168.44">
            <text:p>168.44</text:p>
          </table:table-cell>
          <table:table-cell table:formula="of:=[.H429]/[.A429]" office:value-type="float" office:value="1.15488515598217">
            <text:p>1.15</text:p>
          </table:table-cell>
          <table:table-cell office:value-type="float" office:value="146.44">
            <text:p>146.44</text:p>
          </table:table-cell>
          <table:table-cell table:formula="of:=[.J429]/[.A429]" office:value-type="float" office:value="1.0040452519712">
            <text:p>1</text:p>
          </table:table-cell>
          <table:table-cell table:number-columns-repeated="5"/>
        </table:table-row>
        <table:table-row table:style-name="ro1">
          <table:table-cell office:value-type="float" office:value="322.75">
            <text:p>322.75</text:p>
          </table:table-cell>
          <table:table-cell office:value-type="float" office:value="331.34">
            <text:p>331.34</text:p>
          </table:table-cell>
          <table:table-cell table:formula="of:=[.B430]/[.A430]" office:value-type="float" office:value="1.02661502711077">
            <text:p>1.03</text:p>
          </table:table-cell>
          <table:table-cell office:value-type="float" office:value="325.24">
            <text:p>325.24</text:p>
          </table:table-cell>
          <table:table-cell table:formula="of:=[.D430]/[.A430]" office:value-type="float" office:value="1.00771494965143">
            <text:p>1.01</text:p>
          </table:table-cell>
          <table:table-cell office:value-type="float" office:value="325.34">
            <text:p>325.34</text:p>
          </table:table-cell>
          <table:table-cell table:formula="of:=[.F430]/[.A430]" office:value-type="float" office:value="1.00802478698683">
            <text:p>1.01</text:p>
          </table:table-cell>
          <table:table-cell office:value-type="float" office:value="331.34">
            <text:p>331.34</text:p>
          </table:table-cell>
          <table:table-cell table:formula="of:=[.H430]/[.A430]" office:value-type="float" office:value="1.02661502711077">
            <text:p>1.03</text:p>
          </table:table-cell>
          <table:table-cell office:value-type="float" office:value="325.82">
            <text:p>325.82</text:p>
          </table:table-cell>
          <table:table-cell table:formula="of:=[.J430]/[.A430]" office:value-type="float" office:value="1.00951200619675">
            <text:p>1.01</text:p>
          </table:table-cell>
          <table:table-cell table:number-columns-repeated="5"/>
        </table:table-row>
        <table:table-row table:style-name="ro1">
          <table:table-cell office:value-type="float" office:value="351.71">
            <text:p>351.71</text:p>
          </table:table-cell>
          <table:table-cell office:value-type="float" office:value="370.44">
            <text:p>370.44</text:p>
          </table:table-cell>
          <table:table-cell table:formula="of:=[.B431]/[.A431]" office:value-type="float" office:value="1.05325410139035">
            <text:p>1.05</text:p>
          </table:table-cell>
          <table:table-cell office:value-type="float" office:value="356.78">
            <text:p>356.78</text:p>
          </table:table-cell>
          <table:table-cell table:formula="of:=[.D431]/[.A431]" office:value-type="float" office:value="1.01441528532029">
            <text:p>1.01</text:p>
          </table:table-cell>
          <table:table-cell office:value-type="float" office:value="354.54">
            <text:p>354.54</text:p>
          </table:table-cell>
          <table:table-cell table:formula="of:=[.F431]/[.A431]" office:value-type="float" office:value="1.00804640186517">
            <text:p>1.01</text:p>
          </table:table-cell>
          <table:table-cell office:value-type="float" office:value="370.44">
            <text:p>370.44</text:p>
          </table:table-cell>
          <table:table-cell table:formula="of:=[.H431]/[.A431]" office:value-type="float" office:value="1.05325410139035">
            <text:p>1.05</text:p>
          </table:table-cell>
          <table:table-cell office:value-type="float" office:value="356.2">
            <text:p>356.2</text:p>
          </table:table-cell>
          <table:table-cell table:formula="of:=[.J431]/[.A431]" office:value-type="float" office:value="1.01276619942566">
            <text:p>1.01</text:p>
          </table:table-cell>
          <table:table-cell table:number-columns-repeated="5"/>
        </table:table-row>
        <table:table-row table:style-name="ro1">
          <table:table-cell office:value-type="float" office:value="203.63">
            <text:p>203.63</text:p>
          </table:table-cell>
          <table:table-cell office:value-type="float" office:value="228.66">
            <text:p>228.66</text:p>
          </table:table-cell>
          <table:table-cell table:formula="of:=[.B432]/[.A432]" office:value-type="float" office:value="1.1229190197908">
            <text:p>1.12</text:p>
          </table:table-cell>
          <table:table-cell office:value-type="float" office:value="205.28">
            <text:p>205.28</text:p>
          </table:table-cell>
          <table:table-cell table:formula="of:=[.D432]/[.A432]" office:value-type="float" office:value="1.00810293178805">
            <text:p>1.01</text:p>
          </table:table-cell>
          <table:table-cell office:value-type="float" office:value="205.28">
            <text:p>205.28</text:p>
          </table:table-cell>
          <table:table-cell table:formula="of:=[.F432]/[.A432]" office:value-type="float" office:value="1.00810293178805">
            <text:p>1.01</text:p>
          </table:table-cell>
          <table:table-cell office:value-type="float" office:value="228.66">
            <text:p>228.66</text:p>
          </table:table-cell>
          <table:table-cell table:formula="of:=[.H432]/[.A432]" office:value-type="float" office:value="1.1229190197908">
            <text:p>1.12</text:p>
          </table:table-cell>
          <table:table-cell office:value-type="float" office:value="205.28">
            <text:p>205.28</text:p>
          </table:table-cell>
          <table:table-cell table:formula="of:=[.J432]/[.A432]" office:value-type="float" office:value="1.00810293178805">
            <text:p>1.01</text:p>
          </table:table-cell>
          <table:table-cell table:number-columns-repeated="5"/>
        </table:table-row>
        <table:table-row table:style-name="ro1">
          <table:table-cell office:value-type="float" office:value="143.85">
            <text:p>143.85</text:p>
          </table:table-cell>
          <table:table-cell office:value-type="float" office:value="150.78">
            <text:p>150.78</text:p>
          </table:table-cell>
          <table:table-cell table:formula="of:=[.B433]/[.A433]" office:value-type="float" office:value="1.04817518248175">
            <text:p>1.05</text:p>
          </table:table-cell>
          <table:table-cell office:value-type="float" office:value="144.44">
            <text:p>144.44</text:p>
          </table:table-cell>
          <table:table-cell table:formula="of:=[.D433]/[.A433]" office:value-type="float" office:value="1.00410149461244">
            <text:p>1</text:p>
          </table:table-cell>
          <table:table-cell office:value-type="float" office:value="145.02">
            <text:p>145.02</text:p>
          </table:table-cell>
          <table:table-cell table:formula="of:=[.F433]/[.A433]" office:value-type="float" office:value="1.00813347236705">
            <text:p>1.01</text:p>
          </table:table-cell>
          <table:table-cell office:value-type="float" office:value="150.78">
            <text:p>150.78</text:p>
          </table:table-cell>
          <table:table-cell table:formula="of:=[.H433]/[.A433]" office:value-type="float" office:value="1.04817518248175">
            <text:p>1.05</text:p>
          </table:table-cell>
          <table:table-cell office:value-type="float" office:value="144.44">
            <text:p>144.44</text:p>
          </table:table-cell>
          <table:table-cell table:formula="of:=[.J433]/[.A433]" office:value-type="float" office:value="1.00410149461244">
            <text:p>1</text:p>
          </table:table-cell>
          <table:table-cell table:number-columns-repeated="5"/>
        </table:table-row>
        <table:table-row table:style-name="ro1">
          <table:table-cell office:value-type="float" office:value="431.7">
            <text:p>431.7</text:p>
          </table:table-cell>
          <table:table-cell office:value-type="float" office:value="445.22">
            <text:p>445.22</text:p>
          </table:table-cell>
          <table:table-cell table:formula="of:=[.B434]/[.A434]" office:value-type="float" office:value="1.03131804493861">
            <text:p>1.03</text:p>
          </table:table-cell>
          <table:table-cell office:value-type="float" office:value="435.22">
            <text:p>435.22</text:p>
          </table:table-cell>
          <table:table-cell table:formula="of:=[.D434]/[.A434]" office:value-type="float" office:value="1.00815381051656">
            <text:p>1.01</text:p>
          </table:table-cell>
          <table:table-cell office:value-type="float" office:value="435.22">
            <text:p>435.22</text:p>
          </table:table-cell>
          <table:table-cell table:formula="of:=[.F434]/[.A434]" office:value-type="float" office:value="1.00815381051656">
            <text:p>1.01</text:p>
          </table:table-cell>
          <table:table-cell office:value-type="float" office:value="445.22">
            <text:p>445.22</text:p>
          </table:table-cell>
          <table:table-cell table:formula="of:=[.H434]/[.A434]" office:value-type="float" office:value="1.03131804493861">
            <text:p>1.03</text:p>
          </table:table-cell>
          <table:table-cell office:value-type="float" office:value="435.22">
            <text:p>435.22</text:p>
          </table:table-cell>
          <table:table-cell table:formula="of:=[.J434]/[.A434]" office:value-type="float" office:value="1.00815381051656">
            <text:p>1.01</text:p>
          </table:table-cell>
          <table:table-cell table:number-columns-repeated="5"/>
        </table:table-row>
        <table:table-row table:style-name="ro1">
          <table:table-cell office:value-type="float" office:value="214.95">
            <text:p>214.95</text:p>
          </table:table-cell>
          <table:table-cell office:value-type="float" office:value="219.3">
            <text:p>219.3</text:p>
          </table:table-cell>
          <table:table-cell table:formula="of:=[.B435]/[.A435]" office:value-type="float" office:value="1.02023726448011">
            <text:p>1.02</text:p>
          </table:table-cell>
          <table:table-cell office:value-type="float" office:value="214.95">
            <text:p>214.95</text:p>
          </table:table-cell>
          <table:table-cell table:formula="of:=[.D435]/[.A435]" office:value-type="float" office:value="1">
            <text:p>1</text:p>
          </table:table-cell>
          <table:table-cell office:value-type="float" office:value="216.71">
            <text:p>216.71</text:p>
          </table:table-cell>
          <table:table-cell table:formula="of:=[.F435]/[.A435]" office:value-type="float" office:value="1.00818795068621">
            <text:p>1.01</text:p>
          </table:table-cell>
          <table:table-cell office:value-type="float" office:value="214.95">
            <text:p>214.95</text:p>
          </table:table-cell>
          <table:table-cell table:formula="of:=[.H435]/[.A435]" office:value-type="float" office:value="1">
            <text:p>1</text:p>
          </table:table-cell>
          <table:table-cell office:value-type="float" office:value="214.95">
            <text:p>214.95</text:p>
          </table:table-cell>
          <table:table-cell table:formula="of:=[.J435]/[.A4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4.85">
            <text:p>314.85</text:p>
          </table:table-cell>
          <table:table-cell office:value-type="float" office:value="325.33">
            <text:p>325.33</text:p>
          </table:table-cell>
          <table:table-cell table:formula="of:=[.B436]/[.A436]" office:value-type="float" office:value="1.03328569159917">
            <text:p>1.03</text:p>
          </table:table-cell>
          <table:table-cell office:value-type="float" office:value="319.68">
            <text:p>319.68</text:p>
          </table:table-cell>
          <table:table-cell table:formula="of:=[.D436]/[.A436]" office:value-type="float" office:value="1.01534063839924">
            <text:p>1.02</text:p>
          </table:table-cell>
          <table:table-cell office:value-type="float" office:value="317.43">
            <text:p>317.43</text:p>
          </table:table-cell>
          <table:table-cell table:formula="of:=[.F436]/[.A436]" office:value-type="float" office:value="1.00819437827537">
            <text:p>1.01</text:p>
          </table:table-cell>
          <table:table-cell office:value-type="float" office:value="325.33">
            <text:p>325.33</text:p>
          </table:table-cell>
          <table:table-cell table:formula="of:=[.H436]/[.A436]" office:value-type="float" office:value="1.03328569159917">
            <text:p>1.03</text:p>
          </table:table-cell>
          <table:table-cell office:value-type="float" office:value="319.09">
            <text:p>319.09</text:p>
          </table:table-cell>
          <table:table-cell table:formula="of:=[.J436]/[.A436]" office:value-type="float" office:value="1.01346673018898">
            <text:p>1.01</text:p>
          </table:table-cell>
          <table:table-cell table:number-columns-repeated="5"/>
        </table:table-row>
        <table:table-row table:style-name="ro1">
          <table:table-cell office:value-type="float" office:value="143.89">
            <text:p>143.89</text:p>
          </table:table-cell>
          <table:table-cell office:value-type="float" office:value="146.14">
            <text:p>146.14</text:p>
          </table:table-cell>
          <table:table-cell table:formula="of:=[.B437]/[.A437]" office:value-type="float" office:value="1.01563694488846">
            <text:p>1.02</text:p>
          </table:table-cell>
          <table:table-cell office:value-type="float" office:value="145.65">
            <text:p>145.65</text:p>
          </table:table-cell>
          <table:table-cell table:formula="of:=[.D437]/[.A437]" office:value-type="float" office:value="1.01223156577942">
            <text:p>1.01</text:p>
          </table:table-cell>
          <table:table-cell office:value-type="float" office:value="145.07">
            <text:p>145.07</text:p>
          </table:table-cell>
          <table:table-cell table:formula="of:=[.F437]/[.A437]" office:value-type="float" office:value="1.00820070887484">
            <text:p>1.01</text:p>
          </table:table-cell>
          <table:table-cell office:value-type="float" office:value="146.14">
            <text:p>146.14</text:p>
          </table:table-cell>
          <table:table-cell table:formula="of:=[.H437]/[.A437]" office:value-type="float" office:value="1.01563694488846">
            <text:p>1.02</text:p>
          </table:table-cell>
          <table:table-cell office:value-type="float" office:value="145.07">
            <text:p>145.07</text:p>
          </table:table-cell>
          <table:table-cell table:formula="of:=[.J437]/[.A437]" office:value-type="float" office:value="1.00820070887484">
            <text:p>1.01</text:p>
          </table:table-cell>
          <table:table-cell table:number-columns-repeated="5"/>
        </table:table-row>
        <table:table-row table:style-name="ro1">
          <table:table-cell office:value-type="float" office:value="212.79">
            <text:p>212.79</text:p>
          </table:table-cell>
          <table:table-cell office:value-type="float" office:value="222.55">
            <text:p>222.55</text:p>
          </table:table-cell>
          <table:table-cell table:formula="of:=[.B438]/[.A438]" office:value-type="float" office:value="1.04586681704967">
            <text:p>1.05</text:p>
          </table:table-cell>
          <table:table-cell office:value-type="float" office:value="213.38">
            <text:p>213.38</text:p>
          </table:table-cell>
          <table:table-cell table:formula="of:=[.D438]/[.A438]" office:value-type="float" office:value="1.0027726866864">
            <text:p>1</text:p>
          </table:table-cell>
          <table:table-cell office:value-type="float" office:value="214.55">
            <text:p>214.55</text:p>
          </table:table-cell>
          <table:table-cell table:formula="of:=[.F438]/[.A438]" office:value-type="float" office:value="1.00827106536961">
            <text:p>1.01</text:p>
          </table:table-cell>
          <table:table-cell office:value-type="float" office:value="222.55">
            <text:p>222.55</text:p>
          </table:table-cell>
          <table:table-cell table:formula="of:=[.H438]/[.A438]" office:value-type="float" office:value="1.04586681704967">
            <text:p>1.05</text:p>
          </table:table-cell>
          <table:table-cell office:value-type="float" office:value="215.62">
            <text:p>215.62</text:p>
          </table:table-cell>
          <table:table-cell table:formula="of:=[.J438]/[.A438]" office:value-type="float" office:value="1.01329949715682">
            <text:p>1.01</text:p>
          </table:table-cell>
          <table:table-cell table:number-columns-repeated="5"/>
        </table:table-row>
        <table:table-row table:style-name="ro1">
          <table:table-cell office:value-type="float" office:value="69.7">
            <text:p>69.7</text:p>
          </table:table-cell>
          <table:table-cell office:value-type="float" office:value="82.73">
            <text:p>82.73</text:p>
          </table:table-cell>
          <table:table-cell table:formula="of:=[.B439]/[.A439]" office:value-type="float" office:value="1.18694404591105">
            <text:p>1.19</text:p>
          </table:table-cell>
          <table:table-cell office:value-type="float" office:value="69.7">
            <text:p>69.7</text:p>
          </table:table-cell>
          <table:table-cell table:formula="of:=[.D439]/[.A439]" office:value-type="float" office:value="1">
            <text:p>1</text:p>
          </table:table-cell>
          <table:table-cell office:value-type="float" office:value="70.28">
            <text:p>70.28</text:p>
          </table:table-cell>
          <table:table-cell table:formula="of:=[.F439]/[.A439]" office:value-type="float" office:value="1.00832137733142">
            <text:p>1.01</text:p>
          </table:table-cell>
          <table:table-cell office:value-type="float" office:value="82.73">
            <text:p>82.73</text:p>
          </table:table-cell>
          <table:table-cell table:formula="of:=[.H439]/[.A439]" office:value-type="float" office:value="1.18694404591105">
            <text:p>1.19</text:p>
          </table:table-cell>
          <table:table-cell office:value-type="float" office:value="70.28">
            <text:p>70.28</text:p>
          </table:table-cell>
          <table:table-cell table:formula="of:=[.J439]/[.A439]" office:value-type="float" office:value="1.00832137733142">
            <text:p>1.01</text:p>
          </table:table-cell>
          <table:table-cell table:number-columns-repeated="5"/>
        </table:table-row>
        <table:table-row table:style-name="ro1">
          <table:table-cell office:value-type="float" office:value="351.32">
            <text:p>351.32</text:p>
          </table:table-cell>
          <table:table-cell office:value-type="float" office:value="353.56">
            <text:p>353.56</text:p>
          </table:table-cell>
          <table:table-cell table:formula="of:=[.B440]/[.A440]" office:value-type="float" office:value="1.00637595354662">
            <text:p>1.01</text:p>
          </table:table-cell>
          <table:table-cell office:value-type="float" office:value="351.91">
            <text:p>351.91</text:p>
          </table:table-cell>
          <table:table-cell table:formula="of:=[.D440]/[.A440]" office:value-type="float" office:value="1.00167938062166">
            <text:p>1</text:p>
          </table:table-cell>
          <table:table-cell office:value-type="float" office:value="354.25">
            <text:p>354.25</text:p>
          </table:table-cell>
          <table:table-cell table:formula="of:=[.F440]/[.A440]" office:value-type="float" office:value="1.00833997495161">
            <text:p>1.01</text:p>
          </table:table-cell>
          <table:table-cell office:value-type="float" office:value="353.56">
            <text:p>353.56</text:p>
          </table:table-cell>
          <table:table-cell table:formula="of:=[.H440]/[.A440]" office:value-type="float" office:value="1.00637595354662">
            <text:p>1.01</text:p>
          </table:table-cell>
          <table:table-cell office:value-type="float" office:value="351.32">
            <text:p>351.32</text:p>
          </table:table-cell>
          <table:table-cell table:formula="of:=[.J440]/[.A4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8.79">
            <text:p>378.79</text:p>
          </table:table-cell>
          <table:table-cell office:value-type="float" office:value="383.03">
            <text:p>383.03</text:p>
          </table:table-cell>
          <table:table-cell table:formula="of:=[.B441]/[.A441]" office:value-type="float" office:value="1.01119353731619">
            <text:p>1.01</text:p>
          </table:table-cell>
          <table:table-cell office:value-type="float" office:value="382.45">
            <text:p>382.45</text:p>
          </table:table-cell>
          <table:table-cell table:formula="of:=[.D441]/[.A441]" office:value-type="float" office:value="1.00966234589086">
            <text:p>1.01</text:p>
          </table:table-cell>
          <table:table-cell office:value-type="float" office:value="381.96">
            <text:p>381.96</text:p>
          </table:table-cell>
          <table:table-cell table:formula="of:=[.F441]/[.A441]" office:value-type="float" office:value="1.00836875313498">
            <text:p>1.01</text:p>
          </table:table-cell>
          <table:table-cell office:value-type="float" office:value="383.03">
            <text:p>383.03</text:p>
          </table:table-cell>
          <table:table-cell table:formula="of:=[.H441]/[.A441]" office:value-type="float" office:value="1.01119353731619">
            <text:p>1.01</text:p>
          </table:table-cell>
          <table:table-cell office:value-type="float" office:value="382.45">
            <text:p>382.45</text:p>
          </table:table-cell>
          <table:table-cell table:formula="of:=[.J441]/[.A441]" office:value-type="float" office:value="1.00966234589086">
            <text:p>1.01</text:p>
          </table:table-cell>
          <table:table-cell table:number-columns-repeated="5"/>
        </table:table-row>
        <table:table-row table:style-name="ro1">
          <table:table-cell office:value-type="float" office:value="309.46">
            <text:p>309.46</text:p>
          </table:table-cell>
          <table:table-cell office:value-type="float" office:value="316.78">
            <text:p>316.78</text:p>
          </table:table-cell>
          <table:table-cell table:formula="of:=[.B442]/[.A442]" office:value-type="float" office:value="1.0236541071544">
            <text:p>1.02</text:p>
          </table:table-cell>
          <table:table-cell office:value-type="float" office:value="313.71">
            <text:p>313.71</text:p>
          </table:table-cell>
          <table:table-cell table:formula="of:=[.D442]/[.A442]" office:value-type="float" office:value="1.01373360046533">
            <text:p>1.01</text:p>
          </table:table-cell>
          <table:table-cell office:value-type="float" office:value="312.05">
            <text:p>312.05</text:p>
          </table:table-cell>
          <table:table-cell table:formula="of:=[.F442]/[.A442]" office:value-type="float" office:value="1.00836941769534">
            <text:p>1.01</text:p>
          </table:table-cell>
          <table:table-cell office:value-type="float" office:value="316.78">
            <text:p>316.78</text:p>
          </table:table-cell>
          <table:table-cell table:formula="of:=[.H442]/[.A442]" office:value-type="float" office:value="1.0236541071544">
            <text:p>1.02</text:p>
          </table:table-cell>
          <table:table-cell office:value-type="float" office:value="313.71">
            <text:p>313.71</text:p>
          </table:table-cell>
          <table:table-cell table:formula="of:=[.J442]/[.A442]" office:value-type="float" office:value="1.01373360046533">
            <text:p>1.01</text:p>
          </table:table-cell>
          <table:table-cell table:number-columns-repeated="5"/>
        </table:table-row>
        <table:table-row table:style-name="ro1">
          <table:table-cell office:value-type="float" office:value="489.09">
            <text:p>489.09</text:p>
          </table:table-cell>
          <table:table-cell office:value-type="float" office:value="498.4">
            <text:p>498.4</text:p>
          </table:table-cell>
          <table:table-cell table:formula="of:=[.B443]/[.A443]" office:value-type="float" office:value="1.01903535136682">
            <text:p>1.02</text:p>
          </table:table-cell>
          <table:table-cell office:value-type="float" office:value="496.5">
            <text:p>496.5</text:p>
          </table:table-cell>
          <table:table-cell table:formula="of:=[.D443]/[.A443]" office:value-type="float" office:value="1.01515058578176">
            <text:p>1.02</text:p>
          </table:table-cell>
          <table:table-cell office:value-type="float" office:value="493.19">
            <text:p>493.19</text:p>
          </table:table-cell>
          <table:table-cell table:formula="of:=[.F443]/[.A443]" office:value-type="float" office:value="1.00838291520988">
            <text:p>1.01</text:p>
          </table:table-cell>
          <table:table-cell office:value-type="float" office:value="498.4">
            <text:p>498.4</text:p>
          </table:table-cell>
          <table:table-cell table:formula="of:=[.H443]/[.A443]" office:value-type="float" office:value="1.01903535136682">
            <text:p>1.02</text:p>
          </table:table-cell>
          <table:table-cell office:value-type="float" office:value="495.33">
            <text:p>495.33</text:p>
          </table:table-cell>
          <table:table-cell table:formula="of:=[.J443]/[.A443]" office:value-type="float" office:value="1.01275838802674">
            <text:p>1.01</text:p>
          </table:table-cell>
          <table:table-cell table:number-columns-repeated="5"/>
        </table:table-row>
        <table:table-row table:style-name="ro1">
          <table:table-cell office:value-type="float" office:value="209.44">
            <text:p>209.44</text:p>
          </table:table-cell>
          <table:table-cell office:value-type="float" office:value="215.2">
            <text:p>215.2</text:p>
          </table:table-cell>
          <table:table-cell table:formula="of:=[.B444]/[.A444]" office:value-type="float" office:value="1.02750190985485">
            <text:p>1.03</text:p>
          </table:table-cell>
          <table:table-cell office:value-type="float" office:value="212.27">
            <text:p>212.27</text:p>
          </table:table-cell>
          <table:table-cell table:formula="of:=[.D444]/[.A444]" office:value-type="float" office:value="1.01351222307105">
            <text:p>1.01</text:p>
          </table:table-cell>
          <table:table-cell office:value-type="float" office:value="211.2">
            <text:p>211.2</text:p>
          </table:table-cell>
          <table:table-cell table:formula="of:=[.F444]/[.A444]" office:value-type="float" office:value="1.00840336134454">
            <text:p>1.01</text:p>
          </table:table-cell>
          <table:table-cell office:value-type="float" office:value="214.61">
            <text:p>214.61</text:p>
          </table:table-cell>
          <table:table-cell table:formula="of:=[.H444]/[.A444]" office:value-type="float" office:value="1.02468487394958">
            <text:p>1.02</text:p>
          </table:table-cell>
          <table:table-cell office:value-type="float" office:value="212.27">
            <text:p>212.27</text:p>
          </table:table-cell>
          <table:table-cell table:formula="of:=[.J444]/[.A444]" office:value-type="float" office:value="1.01351222307105">
            <text:p>1.01</text:p>
          </table:table-cell>
          <table:table-cell table:number-columns-repeated="5"/>
        </table:table-row>
        <table:table-row table:style-name="ro1">
          <table:table-cell office:value-type="float" office:value="347.21">
            <text:p>347.21</text:p>
          </table:table-cell>
          <table:table-cell office:value-type="float" office:value="353.55">
            <text:p>353.55</text:p>
          </table:table-cell>
          <table:table-cell table:formula="of:=[.B445]/[.A445]" office:value-type="float" office:value="1.01825984274646">
            <text:p>1.02</text:p>
          </table:table-cell>
          <table:table-cell office:value-type="float" office:value="349.55">
            <text:p>349.55</text:p>
          </table:table-cell>
          <table:table-cell table:formula="of:=[.D445]/[.A445]" office:value-type="float" office:value="1.00673943722819">
            <text:p>1.01</text:p>
          </table:table-cell>
          <table:table-cell office:value-type="float" office:value="350.14">
            <text:p>350.14</text:p>
          </table:table-cell>
          <table:table-cell table:formula="of:=[.F445]/[.A445]" office:value-type="float" office:value="1.00843869704214">
            <text:p>1.01</text:p>
          </table:table-cell>
          <table:table-cell office:value-type="float" office:value="352.38">
            <text:p>352.38</text:p>
          </table:table-cell>
          <table:table-cell table:formula="of:=[.H445]/[.A445]" office:value-type="float" office:value="1.01489012413237">
            <text:p>1.01</text:p>
          </table:table-cell>
          <table:table-cell office:value-type="float" office:value="347.21">
            <text:p>347.21</text:p>
          </table:table-cell>
          <table:table-cell table:formula="of:=[.J445]/[.A4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8.29">
            <text:p>248.29</text:p>
          </table:table-cell>
          <table:table-cell office:value-type="float" office:value="255.32">
            <text:p>255.32</text:p>
          </table:table-cell>
          <table:table-cell table:formula="of:=[.B446]/[.A446]" office:value-type="float" office:value="1.02831366547183">
            <text:p>1.03</text:p>
          </table:table-cell>
          <table:table-cell office:value-type="float" office:value="251.56">
            <text:p>251.56</text:p>
          </table:table-cell>
          <table:table-cell table:formula="of:=[.D446]/[.A446]" office:value-type="float" office:value="1.01317008337025">
            <text:p>1.01</text:p>
          </table:table-cell>
          <table:table-cell office:value-type="float" office:value="250.39">
            <text:p>250.39</text:p>
          </table:table-cell>
          <table:table-cell table:formula="of:=[.F446]/[.A446]" office:value-type="float" office:value="1.00845785170567">
            <text:p>1.01</text:p>
          </table:table-cell>
          <table:table-cell office:value-type="float" office:value="255.32">
            <text:p>255.32</text:p>
          </table:table-cell>
          <table:table-cell table:formula="of:=[.H446]/[.A446]" office:value-type="float" office:value="1.02831366547183">
            <text:p>1.03</text:p>
          </table:table-cell>
          <table:table-cell office:value-type="float" office:value="250.39">
            <text:p>250.39</text:p>
          </table:table-cell>
          <table:table-cell table:formula="of:=[.J446]/[.A446]" office:value-type="float" office:value="1.00845785170567">
            <text:p>1.01</text:p>
          </table:table-cell>
          <table:table-cell table:number-columns-repeated="5"/>
        </table:table-row>
        <table:table-row table:style-name="ro1">
          <table:table-cell office:value-type="float" office:value="483.59">
            <text:p>483.59</text:p>
          </table:table-cell>
          <table:table-cell office:value-type="float" office:value="510.07">
            <text:p>510.07</text:p>
          </table:table-cell>
          <table:table-cell table:formula="of:=[.B447]/[.A447]" office:value-type="float" office:value="1.05475712897289">
            <text:p>1.05</text:p>
          </table:table-cell>
          <table:table-cell office:value-type="float" office:value="489.35">
            <text:p>489.35</text:p>
          </table:table-cell>
          <table:table-cell table:formula="of:=[.D447]/[.A447]" office:value-type="float" office:value="1.01191091627205">
            <text:p>1.01</text:p>
          </table:table-cell>
          <table:table-cell office:value-type="float" office:value="487.69">
            <text:p>487.69</text:p>
          </table:table-cell>
          <table:table-cell table:formula="of:=[.F447]/[.A447]" office:value-type="float" office:value="1.0084782563742">
            <text:p>1.01</text:p>
          </table:table-cell>
          <table:table-cell office:value-type="float" office:value="510.07">
            <text:p>510.07</text:p>
          </table:table-cell>
          <table:table-cell table:formula="of:=[.H447]/[.A447]" office:value-type="float" office:value="1.05475712897289">
            <text:p>1.05</text:p>
          </table:table-cell>
          <table:table-cell office:value-type="float" office:value="488.17">
            <text:p>488.17</text:p>
          </table:table-cell>
          <table:table-cell table:formula="of:=[.J447]/[.A447]" office:value-type="float" office:value="1.00947083273021">
            <text:p>1.01</text:p>
          </table:table-cell>
          <table:table-cell table:number-columns-repeated="5"/>
        </table:table-row>
        <table:table-row table:style-name="ro1">
          <table:table-cell office:value-type="float" office:value="373.35">
            <text:p>373.35</text:p>
          </table:table-cell>
          <table:table-cell office:value-type="float" office:value="388.42">
            <text:p>388.42</text:p>
          </table:table-cell>
          <table:table-cell table:formula="of:=[.B448]/[.A448]" office:value-type="float" office:value="1.04036426945226">
            <text:p>1.04</text:p>
          </table:table-cell>
          <table:table-cell office:value-type="float" office:value="376.42">
            <text:p>376.42</text:p>
          </table:table-cell>
          <table:table-cell table:formula="of:=[.D448]/[.A448]" office:value-type="float" office:value="1.00822284719432">
            <text:p>1.01</text:p>
          </table:table-cell>
          <table:table-cell office:value-type="float" office:value="376.52">
            <text:p>376.52</text:p>
          </table:table-cell>
          <table:table-cell table:formula="of:=[.F448]/[.A448]" office:value-type="float" office:value="1.0084906923798">
            <text:p>1.01</text:p>
          </table:table-cell>
          <table:table-cell office:value-type="float" office:value="388.42">
            <text:p>388.42</text:p>
          </table:table-cell>
          <table:table-cell table:formula="of:=[.H448]/[.A448]" office:value-type="float" office:value="1.04036426945226">
            <text:p>1.04</text:p>
          </table:table-cell>
          <table:table-cell office:value-type="float" office:value="377">
            <text:p>377</text:p>
          </table:table-cell>
          <table:table-cell table:formula="of:=[.J448]/[.A448]" office:value-type="float" office:value="1.00977634927012">
            <text:p>1.01</text:p>
          </table:table-cell>
          <table:table-cell table:number-columns-repeated="5"/>
        </table:table-row>
        <table:table-row table:style-name="ro1">
          <table:table-cell office:value-type="float" office:value="137.46">
            <text:p>137.46</text:p>
          </table:table-cell>
          <table:table-cell office:value-type="float" office:value="140.87">
            <text:p>140.87</text:p>
          </table:table-cell>
          <table:table-cell table:formula="of:=[.B449]/[.A449]" office:value-type="float" office:value="1.02480721664484">
            <text:p>1.02</text:p>
          </table:table-cell>
          <table:table-cell office:value-type="float" office:value="138.63">
            <text:p>138.63</text:p>
          </table:table-cell>
          <table:table-cell table:formula="of:=[.D449]/[.A449]" office:value-type="float" office:value="1.00851156700131">
            <text:p>1.01</text:p>
          </table:table-cell>
          <table:table-cell office:value-type="float" office:value="138.63">
            <text:p>138.63</text:p>
          </table:table-cell>
          <table:table-cell table:formula="of:=[.F449]/[.A449]" office:value-type="float" office:value="1.00851156700131">
            <text:p>1.01</text:p>
          </table:table-cell>
          <table:table-cell office:value-type="float" office:value="140.87">
            <text:p>140.87</text:p>
          </table:table-cell>
          <table:table-cell table:formula="of:=[.H449]/[.A449]" office:value-type="float" office:value="1.02480721664484">
            <text:p>1.02</text:p>
          </table:table-cell>
          <table:table-cell office:value-type="float" office:value="138.63">
            <text:p>138.63</text:p>
          </table:table-cell>
          <table:table-cell table:formula="of:=[.J449]/[.A449]" office:value-type="float" office:value="1.00851156700131">
            <text:p>1.01</text:p>
          </table:table-cell>
          <table:table-cell table:number-columns-repeated="5"/>
        </table:table-row>
        <table:table-row table:style-name="ro1">
          <table:table-cell office:value-type="float" office:value="427.82">
            <text:p>427.82</text:p>
          </table:table-cell>
          <table:table-cell office:value-type="float" office:value="448.21">
            <text:p>448.21</text:p>
          </table:table-cell>
          <table:table-cell table:formula="of:=[.B450]/[.A450]" office:value-type="float" office:value="1.04766023093825">
            <text:p>1.05</text:p>
          </table:table-cell>
          <table:table-cell office:value-type="float" office:value="430.89">
            <text:p>430.89</text:p>
          </table:table-cell>
          <table:table-cell table:formula="of:=[.D450]/[.A450]" office:value-type="float" office:value="1.00717591510448">
            <text:p>1.01</text:p>
          </table:table-cell>
          <table:table-cell office:value-type="float" office:value="431.48">
            <text:p>431.48</text:p>
          </table:table-cell>
          <table:table-cell table:formula="of:=[.F450]/[.A450]" office:value-type="float" office:value="1.00855499976626">
            <text:p>1.01</text:p>
          </table:table-cell>
          <table:table-cell office:value-type="float" office:value="447.62">
            <text:p>447.62</text:p>
          </table:table-cell>
          <table:table-cell table:formula="of:=[.H450]/[.A450]" office:value-type="float" office:value="1.04628114627647">
            <text:p>1.05</text:p>
          </table:table-cell>
          <table:table-cell office:value-type="float" office:value="432.55">
            <text:p>432.55</text:p>
          </table:table-cell>
          <table:table-cell table:formula="of:=[.J450]/[.A450]" office:value-type="float" office:value="1.01105605161049">
            <text:p>1.01</text:p>
          </table:table-cell>
          <table:table-cell table:number-columns-repeated="5"/>
        </table:table-row>
        <table:table-row table:style-name="ro1">
          <table:table-cell office:value-type="float" office:value="437.49">
            <text:p>437.49</text:p>
          </table:table-cell>
          <table:table-cell office:value-type="float" office:value="465">
            <text:p>465</text:p>
          </table:table-cell>
          <table:table-cell table:formula="of:=[.B451]/[.A451]" office:value-type="float" office:value="1.06288143729">
            <text:p>1.06</text:p>
          </table:table-cell>
          <table:table-cell office:value-type="float" office:value="441.24">
            <text:p>441.24</text:p>
          </table:table-cell>
          <table:table-cell table:formula="of:=[.D451]/[.A451]" office:value-type="float" office:value="1.00857162449427">
            <text:p>1.01</text:p>
          </table:table-cell>
          <table:table-cell office:value-type="float" office:value="441.24">
            <text:p>441.24</text:p>
          </table:table-cell>
          <table:table-cell table:formula="of:=[.F451]/[.A451]" office:value-type="float" office:value="1.00857162449427">
            <text:p>1.01</text:p>
          </table:table-cell>
          <table:table-cell office:value-type="float" office:value="465">
            <text:p>465</text:p>
          </table:table-cell>
          <table:table-cell table:formula="of:=[.H451]/[.A451]" office:value-type="float" office:value="1.06288143729">
            <text:p>1.06</text:p>
          </table:table-cell>
          <table:table-cell office:value-type="float" office:value="440.07">
            <text:p>440.07</text:p>
          </table:table-cell>
          <table:table-cell table:formula="of:=[.J451]/[.A451]" office:value-type="float" office:value="1.00589727765206">
            <text:p>1.01</text:p>
          </table:table-cell>
          <table:table-cell table:number-columns-repeated="5"/>
        </table:table-row>
        <table:table-row table:style-name="ro1">
          <table:table-cell office:value-type="float" office:value="340.99">
            <text:p>340.99</text:p>
          </table:table-cell>
          <table:table-cell office:value-type="float" office:value="351.68">
            <text:p>351.68</text:p>
          </table:table-cell>
          <table:table-cell table:formula="of:=[.B452]/[.A452]" office:value-type="float" office:value="1.03134989295874">
            <text:p>1.03</text:p>
          </table:table-cell>
          <table:table-cell office:value-type="float" office:value="345.09">
            <text:p>345.09</text:p>
          </table:table-cell>
          <table:table-cell table:formula="of:=[.D452]/[.A452]" office:value-type="float" office:value="1.01202381301504">
            <text:p>1.01</text:p>
          </table:table-cell>
          <table:table-cell office:value-type="float" office:value="343.92">
            <text:p>343.92</text:p>
          </table:table-cell>
          <table:table-cell table:formula="of:=[.F452]/[.A452]" office:value-type="float" office:value="1.00859262734978">
            <text:p>1.01</text:p>
          </table:table-cell>
          <table:table-cell office:value-type="float" office:value="351.68">
            <text:p>351.68</text:p>
          </table:table-cell>
          <table:table-cell table:formula="of:=[.H452]/[.A452]" office:value-type="float" office:value="1.03134989295874">
            <text:p>1.03</text:p>
          </table:table-cell>
          <table:table-cell office:value-type="float" office:value="345.09">
            <text:p>345.09</text:p>
          </table:table-cell>
          <table:table-cell table:formula="of:=[.J452]/[.A452]" office:value-type="float" office:value="1.01202381301504">
            <text:p>1.01</text:p>
          </table:table-cell>
          <table:table-cell table:number-columns-repeated="5"/>
        </table:table-row>
        <table:table-row table:style-name="ro1">
          <table:table-cell office:value-type="float" office:value="503.55">
            <text:p>503.55</text:p>
          </table:table-cell>
          <table:table-cell office:value-type="float" office:value="520.86">
            <text:p>520.86</text:p>
          </table:table-cell>
          <table:table-cell table:formula="of:=[.B453]/[.A453]" office:value-type="float" office:value="1.03437593089068">
            <text:p>1.03</text:p>
          </table:table-cell>
          <table:table-cell office:value-type="float" office:value="509.79">
            <text:p>509.79</text:p>
          </table:table-cell>
          <table:table-cell table:formula="of:=[.D453]/[.A453]" office:value-type="float" office:value="1.01239201668156">
            <text:p>1.01</text:p>
          </table:table-cell>
          <table:table-cell office:value-type="float" office:value="507.89">
            <text:p>507.89</text:p>
          </table:table-cell>
          <table:table-cell table:formula="of:=[.F453]/[.A453]" office:value-type="float" office:value="1.00861880647403">
            <text:p>1.01</text:p>
          </table:table-cell>
          <table:table-cell office:value-type="float" office:value="520.86">
            <text:p>520.86</text:p>
          </table:table-cell>
          <table:table-cell table:formula="of:=[.H453]/[.A453]" office:value-type="float" office:value="1.03437593089068">
            <text:p>1.03</text:p>
          </table:table-cell>
          <table:table-cell office:value-type="float" office:value="511.45">
            <text:p>511.45</text:p>
          </table:table-cell>
          <table:table-cell table:formula="of:=[.J453]/[.A453]" office:value-type="float" office:value="1.01568861086287">
            <text:p>1.02</text:p>
          </table:table-cell>
          <table:table-cell table:number-columns-repeated="5"/>
        </table:table-row>
        <table:table-row table:style-name="ro1">
          <table:table-cell office:value-type="float" office:value="135.55">
            <text:p>135.55</text:p>
          </table:table-cell>
          <table:table-cell office:value-type="float" office:value="147.31">
            <text:p>147.31</text:p>
          </table:table-cell>
          <table:table-cell table:formula="of:=[.B454]/[.A454]" office:value-type="float" office:value="1.08675765400221">
            <text:p>1.09</text:p>
          </table:table-cell>
          <table:table-cell office:value-type="float" office:value="144.14">
            <text:p>144.14</text:p>
          </table:table-cell>
          <table:table-cell table:formula="of:=[.D454]/[.A454]" office:value-type="float" office:value="1.06337144964958">
            <text:p>1.06</text:p>
          </table:table-cell>
          <table:table-cell office:value-type="float" office:value="136.72">
            <text:p>136.72</text:p>
          </table:table-cell>
          <table:table-cell table:formula="of:=[.F454]/[.A454]" office:value-type="float" office:value="1.00863150129104">
            <text:p>1.01</text:p>
          </table:table-cell>
          <table:table-cell office:value-type="float" office:value="147.31">
            <text:p>147.31</text:p>
          </table:table-cell>
          <table:table-cell table:formula="of:=[.H454]/[.A454]" office:value-type="float" office:value="1.08675765400221">
            <text:p>1.09</text:p>
          </table:table-cell>
          <table:table-cell office:value-type="float" office:value="135.55">
            <text:p>135.55</text:p>
          </table:table-cell>
          <table:table-cell table:formula="of:=[.J454]/[.A4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5.51">
            <text:p>135.51</text:p>
          </table:table-cell>
          <table:table-cell office:value-type="float" office:value="181.55">
            <text:p>181.55</text:p>
          </table:table-cell>
          <table:table-cell table:formula="of:=[.B455]/[.A455]" office:value-type="float" office:value="1.33975352372519">
            <text:p>1.34</text:p>
          </table:table-cell>
          <table:table-cell office:value-type="float" office:value="136.1">
            <text:p>136.1</text:p>
          </table:table-cell>
          <table:table-cell table:formula="of:=[.D455]/[.A455]" office:value-type="float" office:value="1.00435392221976">
            <text:p>1</text:p>
          </table:table-cell>
          <table:table-cell office:value-type="float" office:value="136.68">
            <text:p>136.68</text:p>
          </table:table-cell>
          <table:table-cell table:formula="of:=[.F455]/[.A455]" office:value-type="float" office:value="1.00863404914766">
            <text:p>1.01</text:p>
          </table:table-cell>
          <table:table-cell office:value-type="float" office:value="136.68">
            <text:p>136.68</text:p>
          </table:table-cell>
          <table:table-cell table:formula="of:=[.H455]/[.A455]" office:value-type="float" office:value="1.00863404914766">
            <text:p>1.01</text:p>
          </table:table-cell>
          <table:table-cell office:value-type="float" office:value="135.51">
            <text:p>135.51</text:p>
          </table:table-cell>
          <table:table-cell table:formula="of:=[.J455]/[.A4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0.71">
            <text:p>270.71</text:p>
          </table:table-cell>
          <table:table-cell office:value-type="float" office:value="284.12">
            <text:p>284.12</text:p>
          </table:table-cell>
          <table:table-cell table:formula="of:=[.B456]/[.A456]" office:value-type="float" office:value="1.04953640427025">
            <text:p>1.05</text:p>
          </table:table-cell>
          <table:table-cell office:value-type="float" office:value="272.46">
            <text:p>272.46</text:p>
          </table:table-cell>
          <table:table-cell table:formula="of:=[.D456]/[.A456]" office:value-type="float" office:value="1.00646448228732">
            <text:p>1.01</text:p>
          </table:table-cell>
          <table:table-cell office:value-type="float" office:value="273.05">
            <text:p>273.05</text:p>
          </table:table-cell>
          <table:table-cell table:formula="of:=[.F456]/[.A456]" office:value-type="float" office:value="1.00864393631561">
            <text:p>1.01</text:p>
          </table:table-cell>
          <table:table-cell office:value-type="float" office:value="274.46">
            <text:p>274.46</text:p>
          </table:table-cell>
          <table:table-cell table:formula="of:=[.H456]/[.A456]" office:value-type="float" office:value="1.01385246204425">
            <text:p>1.01</text:p>
          </table:table-cell>
          <table:table-cell office:value-type="float" office:value="271.88">
            <text:p>271.88</text:p>
          </table:table-cell>
          <table:table-cell table:formula="of:=[.J456]/[.A456]" office:value-type="float" office:value="1.00432196815781">
            <text:p>1</text:p>
          </table:table-cell>
          <table:table-cell table:number-columns-repeated="5"/>
        </table:table-row>
        <table:table-row table:style-name="ro1">
          <table:table-cell office:value-type="float" office:value="203.12">
            <text:p>203.12</text:p>
          </table:table-cell>
          <table:table-cell office:value-type="float" office:value="227.71">
            <text:p>227.71</text:p>
          </table:table-cell>
          <table:table-cell table:formula="of:=[.B457]/[.A457]" office:value-type="float" office:value="1.12106144151241">
            <text:p>1.12</text:p>
          </table:table-cell>
          <table:table-cell office:value-type="float" office:value="205.37">
            <text:p>205.37</text:p>
          </table:table-cell>
          <table:table-cell table:formula="of:=[.D457]/[.A457]" office:value-type="float" office:value="1.01107719574636">
            <text:p>1.01</text:p>
          </table:table-cell>
          <table:table-cell office:value-type="float" office:value="204.88">
            <text:p>204.88</text:p>
          </table:table-cell>
          <table:table-cell table:formula="of:=[.F457]/[.A457]" office:value-type="float" office:value="1.00866482867271">
            <text:p>1.01</text:p>
          </table:table-cell>
          <table:table-cell office:value-type="float" office:value="227.71">
            <text:p>227.71</text:p>
          </table:table-cell>
          <table:table-cell table:formula="of:=[.H457]/[.A457]" office:value-type="float" office:value="1.12106144151241">
            <text:p>1.12</text:p>
          </table:table-cell>
          <table:table-cell office:value-type="float" office:value="205.37">
            <text:p>205.37</text:p>
          </table:table-cell>
          <table:table-cell table:formula="of:=[.J457]/[.A457]" office:value-type="float" office:value="1.01107719574636">
            <text:p>1.01</text:p>
          </table:table-cell>
          <table:table-cell table:number-columns-repeated="5"/>
        </table:table-row>
        <table:table-row table:style-name="ro1">
          <table:table-cell office:value-type="float" office:value="433.92">
            <text:p>433.92</text:p>
          </table:table-cell>
          <table:table-cell office:value-type="float" office:value="439.92">
            <text:p>439.92</text:p>
          </table:table-cell>
          <table:table-cell table:formula="of:=[.B458]/[.A458]" office:value-type="float" office:value="1.01382743362832">
            <text:p>1.01</text:p>
          </table:table-cell>
          <table:table-cell office:value-type="float" office:value="436.5">
            <text:p>436.5</text:p>
          </table:table-cell>
          <table:table-cell table:formula="of:=[.D458]/[.A458]" office:value-type="float" office:value="1.00594579646018">
            <text:p>1.01</text:p>
          </table:table-cell>
          <table:table-cell office:value-type="float" office:value="437.68">
            <text:p>437.68</text:p>
          </table:table-cell>
          <table:table-cell table:formula="of:=[.F458]/[.A458]" office:value-type="float" office:value="1.00866519174041">
            <text:p>1.01</text:p>
          </table:table-cell>
          <table:table-cell office:value-type="float" office:value="439.09">
            <text:p>439.09</text:p>
          </table:table-cell>
          <table:table-cell table:formula="of:=[.H458]/[.A458]" office:value-type="float" office:value="1.01191463864307">
            <text:p>1.01</text:p>
          </table:table-cell>
          <table:table-cell office:value-type="float" office:value="436.5">
            <text:p>436.5</text:p>
          </table:table-cell>
          <table:table-cell table:formula="of:=[.J458]/[.A458]" office:value-type="float" office:value="1.00594579646018">
            <text:p>1.01</text:p>
          </table:table-cell>
          <table:table-cell table:number-columns-repeated="5"/>
        </table:table-row>
        <table:table-row table:style-name="ro1">
          <table:table-cell office:value-type="float" office:value="364.59">
            <text:p>364.59</text:p>
          </table:table-cell>
          <table:table-cell office:value-type="float" office:value="370.49">
            <text:p>370.49</text:p>
          </table:table-cell>
          <table:table-cell table:formula="of:=[.B459]/[.A459]" office:value-type="float" office:value="1.01618256123317">
            <text:p>1.02</text:p>
          </table:table-cell>
          <table:table-cell office:value-type="float" office:value="369.42">
            <text:p>369.42</text:p>
          </table:table-cell>
          <table:table-cell table:formula="of:=[.D459]/[.A459]" office:value-type="float" office:value="1.01324775775529">
            <text:p>1.01</text:p>
          </table:table-cell>
          <table:table-cell office:value-type="float" office:value="367.76">
            <text:p>367.76</text:p>
          </table:table-cell>
          <table:table-cell table:formula="of:=[.F459]/[.A459]" office:value-type="float" office:value="1.00869469815409">
            <text:p>1.01</text:p>
          </table:table-cell>
          <table:table-cell office:value-type="float" office:value="370.49">
            <text:p>370.49</text:p>
          </table:table-cell>
          <table:table-cell table:formula="of:=[.H459]/[.A459]" office:value-type="float" office:value="1.01618256123317">
            <text:p>1.02</text:p>
          </table:table-cell>
          <table:table-cell office:value-type="float" office:value="368.83">
            <text:p>368.83</text:p>
          </table:table-cell>
          <table:table-cell table:formula="of:=[.J459]/[.A459]" office:value-type="float" office:value="1.01162950163197">
            <text:p>1.01</text:p>
          </table:table-cell>
          <table:table-cell table:number-columns-repeated="5"/>
        </table:table-row>
        <table:table-row table:style-name="ro1">
          <table:table-cell office:value-type="float" office:value="163.08">
            <text:p>163.08</text:p>
          </table:table-cell>
          <table:table-cell office:value-type="float" office:value="188.3">
            <text:p>188.3</text:p>
          </table:table-cell>
          <table:table-cell table:formula="of:=[.B460]/[.A460]" office:value-type="float" office:value="1.15464802550895">
            <text:p>1.15</text:p>
          </table:table-cell>
          <table:table-cell office:value-type="float" office:value="169.67">
            <text:p>169.67</text:p>
          </table:table-cell>
          <table:table-cell table:formula="of:=[.D460]/[.A460]" office:value-type="float" office:value="1.04040961491293">
            <text:p>1.04</text:p>
          </table:table-cell>
          <table:table-cell office:value-type="float" office:value="164.5">
            <text:p>164.5</text:p>
          </table:table-cell>
          <table:table-cell table:formula="of:=[.F460]/[.A460]" office:value-type="float" office:value="1.00870738287957">
            <text:p>1.01</text:p>
          </table:table-cell>
          <table:table-cell office:value-type="float" office:value="188.3">
            <text:p>188.3</text:p>
          </table:table-cell>
          <table:table-cell table:formula="of:=[.H460]/[.A460]" office:value-type="float" office:value="1.15464802550895">
            <text:p>1.15</text:p>
          </table:table-cell>
          <table:table-cell office:value-type="float" office:value="177.02">
            <text:p>177.02</text:p>
          </table:table-cell>
          <table:table-cell table:formula="of:=[.J460]/[.A460]" office:value-type="float" office:value="1.08547951925435">
            <text:p>1.09</text:p>
          </table:table-cell>
          <table:table-cell table:number-columns-repeated="5"/>
        </table:table-row>
        <table:table-row table:style-name="ro1">
          <table:table-cell office:value-type="float" office:value="295.87">
            <text:p>295.87</text:p>
          </table:table-cell>
          <table:table-cell office:value-type="float" office:value="311.18">
            <text:p>311.18</text:p>
          </table:table-cell>
          <table:table-cell table:formula="of:=[.B461]/[.A461]" office:value-type="float" office:value="1.05174569912462">
            <text:p>1.05</text:p>
          </table:table-cell>
          <table:table-cell office:value-type="float" office:value="298.45">
            <text:p>298.45</text:p>
          </table:table-cell>
          <table:table-cell table:formula="of:=[.D461]/[.A461]" office:value-type="float" office:value="1.00872004596613">
            <text:p>1.01</text:p>
          </table:table-cell>
          <table:table-cell office:value-type="float" office:value="298.45">
            <text:p>298.45</text:p>
          </table:table-cell>
          <table:table-cell table:formula="of:=[.F461]/[.A461]" office:value-type="float" office:value="1.00872004596613">
            <text:p>1.01</text:p>
          </table:table-cell>
          <table:table-cell office:value-type="float" office:value="311.18">
            <text:p>311.18</text:p>
          </table:table-cell>
          <table:table-cell table:formula="of:=[.H461]/[.A461]" office:value-type="float" office:value="1.05174569912462">
            <text:p>1.05</text:p>
          </table:table-cell>
          <table:table-cell office:value-type="float" office:value="298.94">
            <text:p>298.94</text:p>
          </table:table-cell>
          <table:table-cell table:formula="of:=[.J461]/[.A461]" office:value-type="float" office:value="1.01037617872714">
            <text:p>1.01</text:p>
          </table:table-cell>
          <table:table-cell table:number-columns-repeated="5"/>
        </table:table-row>
        <table:table-row table:style-name="ro1">
          <table:table-cell office:value-type="float" office:value="495.32">
            <text:p>495.32</text:p>
          </table:table-cell>
          <table:table-cell office:value-type="float" office:value="501.42">
            <text:p>501.42</text:p>
          </table:table-cell>
          <table:table-cell table:formula="of:=[.B462]/[.A462]" office:value-type="float" office:value="1.01231527093596">
            <text:p>1.01</text:p>
          </table:table-cell>
          <table:table-cell office:value-type="float" office:value="498.49">
            <text:p>498.49</text:p>
          </table:table-cell>
          <table:table-cell table:formula="of:=[.D462]/[.A462]" office:value-type="float" office:value="1.00639990309295">
            <text:p>1.01</text:p>
          </table:table-cell>
          <table:table-cell office:value-type="float" office:value="499.66">
            <text:p>499.66</text:p>
          </table:table-cell>
          <table:table-cell table:formula="of:=[.F462]/[.A462]" office:value-type="float" office:value="1.0087620124364">
            <text:p>1.01</text:p>
          </table:table-cell>
          <table:table-cell office:value-type="float" office:value="501.42">
            <text:p>501.42</text:p>
          </table:table-cell>
          <table:table-cell table:formula="of:=[.H462]/[.A462]" office:value-type="float" office:value="1.01231527093596">
            <text:p>1.01</text:p>
          </table:table-cell>
          <table:table-cell office:value-type="float" office:value="499.66">
            <text:p>499.66</text:p>
          </table:table-cell>
          <table:table-cell table:formula="of:=[.J462]/[.A462]" office:value-type="float" office:value="1.0087620124364">
            <text:p>1.01</text:p>
          </table:table-cell>
          <table:table-cell table:number-columns-repeated="5"/>
        </table:table-row>
        <table:table-row table:style-name="ro1">
          <table:table-cell office:value-type="float" office:value="67.21">
            <text:p>67.21</text:p>
          </table:table-cell>
          <table:table-cell office:value-type="float" office:value="70.14">
            <text:p>70.14</text:p>
          </table:table-cell>
          <table:table-cell table:formula="of:=[.B463]/[.A463]" office:value-type="float" office:value="1.04359470316917">
            <text:p>1.04</text:p>
          </table:table-cell>
          <table:table-cell office:value-type="float" office:value="67.8">
            <text:p>67.8</text:p>
          </table:table-cell>
          <table:table-cell table:formula="of:=[.D463]/[.A463]" office:value-type="float" office:value="1.00877845558697">
            <text:p>1.01</text:p>
          </table:table-cell>
          <table:table-cell office:value-type="float" office:value="67.8">
            <text:p>67.8</text:p>
          </table:table-cell>
          <table:table-cell table:formula="of:=[.F463]/[.A463]" office:value-type="float" office:value="1.00877845558697">
            <text:p>1.01</text:p>
          </table:table-cell>
          <table:table-cell office:value-type="float" office:value="70.14">
            <text:p>70.14</text:p>
          </table:table-cell>
          <table:table-cell table:formula="of:=[.H463]/[.A463]" office:value-type="float" office:value="1.04359470316917">
            <text:p>1.04</text:p>
          </table:table-cell>
          <table:table-cell office:value-type="float" office:value="67.8">
            <text:p>67.8</text:p>
          </table:table-cell>
          <table:table-cell table:formula="of:=[.J463]/[.A463]" office:value-type="float" office:value="1.00877845558697">
            <text:p>1.01</text:p>
          </table:table-cell>
          <table:table-cell table:number-columns-repeated="5"/>
        </table:table-row>
        <table:table-row table:style-name="ro1">
          <table:table-cell office:value-type="float" office:value="133.08">
            <text:p>133.08</text:p>
          </table:table-cell>
          <table:table-cell office:value-type="float" office:value="136.25">
            <text:p>136.25</text:p>
          </table:table-cell>
          <table:table-cell table:formula="of:=[.B464]/[.A464]" office:value-type="float" office:value="1.02382025849113">
            <text:p>1.02</text:p>
          </table:table-cell>
          <table:table-cell office:value-type="float" office:value="133.67">
            <text:p>133.67</text:p>
          </table:table-cell>
          <table:table-cell table:formula="of:=[.D464]/[.A464]" office:value-type="float" office:value="1.00443342350466">
            <text:p>1</text:p>
          </table:table-cell>
          <table:table-cell office:value-type="float" office:value="134.25">
            <text:p>134.25</text:p>
          </table:table-cell>
          <table:table-cell table:formula="of:=[.F464]/[.A464]" office:value-type="float" office:value="1.00879170423805">
            <text:p>1.01</text:p>
          </table:table-cell>
          <table:table-cell office:value-type="float" office:value="136.25">
            <text:p>136.25</text:p>
          </table:table-cell>
          <table:table-cell table:formula="of:=[.H464]/[.A464]" office:value-type="float" office:value="1.02382025849113">
            <text:p>1.02</text:p>
          </table:table-cell>
          <table:table-cell office:value-type="float" office:value="133.08">
            <text:p>133.08</text:p>
          </table:table-cell>
          <table:table-cell table:formula="of:=[.J464]/[.A46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0.44">
            <text:p>360.44</text:p>
          </table:table-cell>
          <table:table-cell office:value-type="float" office:value="372.1">
            <text:p>372.1</text:p>
          </table:table-cell>
          <table:table-cell table:formula="of:=[.B465]/[.A465]" office:value-type="float" office:value="1.03234935079347">
            <text:p>1.03</text:p>
          </table:table-cell>
          <table:table-cell office:value-type="float" office:value="362.92">
            <text:p>362.92</text:p>
          </table:table-cell>
          <table:table-cell table:formula="of:=[.D465]/[.A465]" office:value-type="float" office:value="1.00688047941405">
            <text:p>1.01</text:p>
          </table:table-cell>
          <table:table-cell office:value-type="float" office:value="363.61">
            <text:p>363.61</text:p>
          </table:table-cell>
          <table:table-cell table:formula="of:=[.F465]/[.A465]" office:value-type="float" office:value="1.0087948063478">
            <text:p>1.01</text:p>
          </table:table-cell>
          <table:table-cell office:value-type="float" office:value="372.1">
            <text:p>372.1</text:p>
          </table:table-cell>
          <table:table-cell table:formula="of:=[.H465]/[.A465]" office:value-type="float" office:value="1.03234935079347">
            <text:p>1.03</text:p>
          </table:table-cell>
          <table:table-cell office:value-type="float" office:value="362.92">
            <text:p>362.92</text:p>
          </table:table-cell>
          <table:table-cell table:formula="of:=[.J465]/[.A465]" office:value-type="float" office:value="1.00688047941405">
            <text:p>1.01</text:p>
          </table:table-cell>
          <table:table-cell table:number-columns-repeated="5"/>
        </table:table-row>
        <table:table-row table:style-name="ro1">
          <table:table-cell office:value-type="float" office:value="332.5">
            <text:p>332.5</text:p>
          </table:table-cell>
          <table:table-cell office:value-type="float" office:value="344.61">
            <text:p>344.61</text:p>
          </table:table-cell>
          <table:table-cell table:formula="of:=[.B466]/[.A466]" office:value-type="float" office:value="1.03642105263158">
            <text:p>1.04</text:p>
          </table:table-cell>
          <table:table-cell office:value-type="float" office:value="334.85">
            <text:p>334.85</text:p>
          </table:table-cell>
          <table:table-cell table:formula="of:=[.D466]/[.A466]" office:value-type="float" office:value="1.00706766917293">
            <text:p>1.01</text:p>
          </table:table-cell>
          <table:table-cell office:value-type="float" office:value="335.43">
            <text:p>335.43</text:p>
          </table:table-cell>
          <table:table-cell table:formula="of:=[.F466]/[.A466]" office:value-type="float" office:value="1.00881203007519">
            <text:p>1.01</text:p>
          </table:table-cell>
          <table:table-cell office:value-type="float" office:value="344.61">
            <text:p>344.61</text:p>
          </table:table-cell>
          <table:table-cell table:formula="of:=[.H466]/[.A466]" office:value-type="float" office:value="1.03642105263158">
            <text:p>1.04</text:p>
          </table:table-cell>
          <table:table-cell office:value-type="float" office:value="333.68">
            <text:p>333.68</text:p>
          </table:table-cell>
          <table:table-cell table:formula="of:=[.J466]/[.A466]" office:value-type="float" office:value="1.00354887218045">
            <text:p>1</text:p>
          </table:table-cell>
          <table:table-cell table:number-columns-repeated="5"/>
        </table:table-row>
        <table:table-row table:style-name="ro1">
          <table:table-cell office:value-type="float" office:value="464.79">
            <text:p>464.79</text:p>
          </table:table-cell>
          <table:table-cell office:value-type="float" office:value="478.79">
            <text:p>478.79</text:p>
          </table:table-cell>
          <table:table-cell table:formula="of:=[.B467]/[.A467]" office:value-type="float" office:value="1.03012112997268">
            <text:p>1.03</text:p>
          </table:table-cell>
          <table:table-cell office:value-type="float" office:value="467.13">
            <text:p>467.13</text:p>
          </table:table-cell>
          <table:table-cell table:formula="of:=[.D467]/[.A467]" office:value-type="float" office:value="1.005034531724">
            <text:p>1.01</text:p>
          </table:table-cell>
          <table:table-cell office:value-type="float" office:value="468.89">
            <text:p>468.89</text:p>
          </table:table-cell>
          <table:table-cell table:formula="of:=[.F467]/[.A467]" office:value-type="float" office:value="1.00882118806343">
            <text:p>1.01</text:p>
          </table:table-cell>
          <table:table-cell office:value-type="float" office:value="470.3">
            <text:p>470.3</text:p>
          </table:table-cell>
          <table:table-cell table:formula="of:=[.H467]/[.A467]" office:value-type="float" office:value="1.01185481615353">
            <text:p>1.01</text:p>
          </table:table-cell>
          <table:table-cell office:value-type="float" office:value="465.96">
            <text:p>465.96</text:p>
          </table:table-cell>
          <table:table-cell table:formula="of:=[.J467]/[.A467]" office:value-type="float" office:value="1.002517265862">
            <text:p>1</text:p>
          </table:table-cell>
          <table:table-cell table:number-columns-repeated="5"/>
        </table:table-row>
        <table:table-row table:style-name="ro1">
          <table:table-cell office:value-type="float" office:value="263.38">
            <text:p>263.38</text:p>
          </table:table-cell>
          <table:table-cell office:value-type="float" office:value="268.55">
            <text:p>268.55</text:p>
          </table:table-cell>
          <table:table-cell table:formula="of:=[.B468]/[.A468]" office:value-type="float" office:value="1.01962943275875">
            <text:p>1.02</text:p>
          </table:table-cell>
          <table:table-cell office:value-type="float" office:value="266.31">
            <text:p>266.31</text:p>
          </table:table-cell>
          <table:table-cell table:formula="of:=[.D468]/[.A468]" office:value-type="float" office:value="1.01112461082846">
            <text:p>1.01</text:p>
          </table:table-cell>
          <table:table-cell office:value-type="float" office:value="265.72">
            <text:p>265.72</text:p>
          </table:table-cell>
          <table:table-cell table:formula="of:=[.F468]/[.A468]" office:value-type="float" office:value="1.00888450148075">
            <text:p>1.01</text:p>
          </table:table-cell>
          <table:table-cell office:value-type="float" office:value="268.55">
            <text:p>268.55</text:p>
          </table:table-cell>
          <table:table-cell table:formula="of:=[.H468]/[.A468]" office:value-type="float" office:value="1.01962943275875">
            <text:p>1.02</text:p>
          </table:table-cell>
          <table:table-cell office:value-type="float" office:value="266.31">
            <text:p>266.31</text:p>
          </table:table-cell>
          <table:table-cell table:formula="of:=[.J468]/[.A468]" office:value-type="float" office:value="1.01112461082846">
            <text:p>1.01</text:p>
          </table:table-cell>
          <table:table-cell table:number-columns-repeated="5"/>
        </table:table-row>
        <table:table-row table:style-name="ro1">
          <table:table-cell office:value-type="float" office:value="459.78">
            <text:p>459.78</text:p>
          </table:table-cell>
          <table:table-cell office:value-type="float" office:value="479.64">
            <text:p>479.64</text:p>
          </table:table-cell>
          <table:table-cell table:formula="of:=[.B469]/[.A469]" office:value-type="float" office:value="1.04319457131672">
            <text:p>1.04</text:p>
          </table:table-cell>
          <table:table-cell office:value-type="float" office:value="463.3">
            <text:p>463.3</text:p>
          </table:table-cell>
          <table:table-cell table:formula="of:=[.D469]/[.A469]" office:value-type="float" office:value="1.00765583539954">
            <text:p>1.01</text:p>
          </table:table-cell>
          <table:table-cell office:value-type="float" office:value="463.88">
            <text:p>463.88</text:p>
          </table:table-cell>
          <table:table-cell table:formula="of:=[.F469]/[.A469]" office:value-type="float" office:value="1.00891730827787">
            <text:p>1.01</text:p>
          </table:table-cell>
          <table:table-cell office:value-type="float" office:value="479.64">
            <text:p>479.64</text:p>
          </table:table-cell>
          <table:table-cell table:formula="of:=[.H469]/[.A469]" office:value-type="float" office:value="1.04319457131672">
            <text:p>1.04</text:p>
          </table:table-cell>
          <table:table-cell office:value-type="float" office:value="463.3">
            <text:p>463.3</text:p>
          </table:table-cell>
          <table:table-cell table:formula="of:=[.J469]/[.A469]" office:value-type="float" office:value="1.00765583539954">
            <text:p>1.01</text:p>
          </table:table-cell>
          <table:table-cell table:number-columns-repeated="5"/>
        </table:table-row>
        <table:table-row table:style-name="ro1">
          <table:table-cell office:value-type="float" office:value="103.67">
            <text:p>103.67</text:p>
          </table:table-cell>
          <table:table-cell office:value-type="float" office:value="107.53">
            <text:p>107.53</text:p>
          </table:table-cell>
          <table:table-cell table:formula="of:=[.B470]/[.A470]" office:value-type="float" office:value="1.03723352946851">
            <text:p>1.04</text:p>
          </table:table-cell>
          <table:table-cell office:value-type="float" office:value="106.94">
            <text:p>106.94</text:p>
          </table:table-cell>
          <table:table-cell table:formula="of:=[.D470]/[.A470]" office:value-type="float" office:value="1.03154239413524">
            <text:p>1.03</text:p>
          </table:table-cell>
          <table:table-cell office:value-type="float" office:value="104.6">
            <text:p>104.6</text:p>
          </table:table-cell>
          <table:table-cell table:formula="of:=[.F470]/[.A470]" office:value-type="float" office:value="1.00897077264397">
            <text:p>1.01</text:p>
          </table:table-cell>
          <table:table-cell office:value-type="float" office:value="107.53">
            <text:p>107.53</text:p>
          </table:table-cell>
          <table:table-cell table:formula="of:=[.H470]/[.A470]" office:value-type="float" office:value="1.03723352946851">
            <text:p>1.04</text:p>
          </table:table-cell>
          <table:table-cell office:value-type="float" office:value="104.6">
            <text:p>104.6</text:p>
          </table:table-cell>
          <table:table-cell table:formula="of:=[.J470]/[.A470]" office:value-type="float" office:value="1.00897077264397">
            <text:p>1.01</text:p>
          </table:table-cell>
          <table:table-cell table:number-columns-repeated="5"/>
        </table:table-row>
        <table:table-row table:style-name="ro1">
          <table:table-cell office:value-type="float" office:value="130.11">
            <text:p>130.11</text:p>
          </table:table-cell>
          <table:table-cell office:value-type="float" office:value="134.46">
            <text:p>134.46</text:p>
          </table:table-cell>
          <table:table-cell table:formula="of:=[.B471]/[.A471]" office:value-type="float" office:value="1.03343324878949">
            <text:p>1.03</text:p>
          </table:table-cell>
          <table:table-cell office:value-type="float" office:value="133.04">
            <text:p>133.04</text:p>
          </table:table-cell>
          <table:table-cell table:formula="of:=[.D471]/[.A471]" office:value-type="float" office:value="1.02251940665591">
            <text:p>1.02</text:p>
          </table:table-cell>
          <table:table-cell office:value-type="float" office:value="131.28">
            <text:p>131.28</text:p>
          </table:table-cell>
          <table:table-cell table:formula="of:=[.F471]/[.A471]" office:value-type="float" office:value="1.00899239105372">
            <text:p>1.01</text:p>
          </table:table-cell>
          <table:table-cell office:value-type="float" office:value="133.28">
            <text:p>133.28</text:p>
          </table:table-cell>
          <table:table-cell table:formula="of:=[.H471]/[.A471]" office:value-type="float" office:value="1.02436399969257">
            <text:p>1.02</text:p>
          </table:table-cell>
          <table:table-cell office:value-type="float" office:value="130.7">
            <text:p>130.7</text:p>
          </table:table-cell>
          <table:table-cell table:formula="of:=[.J471]/[.A471]" office:value-type="float" office:value="1.00453462454846">
            <text:p>1</text:p>
          </table:table-cell>
          <table:table-cell table:number-columns-repeated="5"/>
        </table:table-row>
        <table:table-row table:style-name="ro1">
          <table:table-cell office:value-type="float" office:value="483.26">
            <text:p>483.26</text:p>
          </table:table-cell>
          <table:table-cell office:value-type="float" office:value="503.61">
            <text:p>503.61</text:p>
          </table:table-cell>
          <table:table-cell table:formula="of:=[.B472]/[.A472]" office:value-type="float" office:value="1.04210983735463">
            <text:p>1.04</text:p>
          </table:table-cell>
          <table:table-cell office:value-type="float" office:value="486.43">
            <text:p>486.43</text:p>
          </table:table-cell>
          <table:table-cell table:formula="of:=[.D472]/[.A472]" office:value-type="float" office:value="1.00655961594173">
            <text:p>1.01</text:p>
          </table:table-cell>
          <table:table-cell office:value-type="float" office:value="487.61">
            <text:p>487.61</text:p>
          </table:table-cell>
          <table:table-cell table:formula="of:=[.F472]/[.A472]" office:value-type="float" office:value="1.00900136572445">
            <text:p>1.01</text:p>
          </table:table-cell>
          <table:table-cell office:value-type="float" office:value="498.68">
            <text:p>498.68</text:p>
          </table:table-cell>
          <table:table-cell table:formula="of:=[.H472]/[.A472]" office:value-type="float" office:value="1.03190828953358">
            <text:p>1.03</text:p>
          </table:table-cell>
          <table:table-cell office:value-type="float" office:value="485.85">
            <text:p>485.85</text:p>
          </table:table-cell>
          <table:table-cell table:formula="of:=[.J472]/[.A472]" office:value-type="float" office:value="1.00535943384514">
            <text:p>1.01</text:p>
          </table:table-cell>
          <table:table-cell table:number-columns-repeated="5"/>
        </table:table-row>
        <table:table-row table:style-name="ro1">
          <table:table-cell office:value-type="float" office:value="416.19">
            <text:p>416.19</text:p>
          </table:table-cell>
          <table:table-cell office:value-type="float" office:value="427.61">
            <text:p>427.61</text:p>
          </table:table-cell>
          <table:table-cell table:formula="of:=[.B473]/[.A473]" office:value-type="float" office:value="1.02743939066292">
            <text:p>1.03</text:p>
          </table:table-cell>
          <table:table-cell office:value-type="float" office:value="419.36">
            <text:p>419.36</text:p>
          </table:table-cell>
          <table:table-cell table:formula="of:=[.D473]/[.A473]" office:value-type="float" office:value="1.00761671352027">
            <text:p>1.01</text:p>
          </table:table-cell>
          <table:table-cell office:value-type="float" office:value="419.95">
            <text:p>419.95</text:p>
          </table:table-cell>
          <table:table-cell table:formula="of:=[.F473]/[.A473]" office:value-type="float" office:value="1.00903433527956">
            <text:p>1.01</text:p>
          </table:table-cell>
          <table:table-cell office:value-type="float" office:value="427.61">
            <text:p>427.61</text:p>
          </table:table-cell>
          <table:table-cell table:formula="of:=[.H473]/[.A473]" office:value-type="float" office:value="1.02743939066292">
            <text:p>1.03</text:p>
          </table:table-cell>
          <table:table-cell office:value-type="float" office:value="421.02">
            <text:p>421.02</text:p>
          </table:table-cell>
          <table:table-cell table:formula="of:=[.J473]/[.A473]" office:value-type="float" office:value="1.01160527643624">
            <text:p>1.01</text:p>
          </table:table-cell>
          <table:table-cell table:number-columns-repeated="5"/>
        </table:table-row>
        <table:table-row table:style-name="ro1">
          <table:table-cell office:value-type="float" office:value="258.71">
            <text:p>258.71</text:p>
          </table:table-cell>
          <table:table-cell office:value-type="float" office:value="272.12">
            <text:p>272.12</text:p>
          </table:table-cell>
          <table:table-cell table:formula="of:=[.B474]/[.A474]" office:value-type="float" office:value="1.05183409995748">
            <text:p>1.05</text:p>
          </table:table-cell>
          <table:table-cell office:value-type="float" office:value="259.3">
            <text:p>259.3</text:p>
          </table:table-cell>
          <table:table-cell table:formula="of:=[.D474]/[.A474]" office:value-type="float" office:value="1.00228054578486">
            <text:p>1</text:p>
          </table:table-cell>
          <table:table-cell office:value-type="float" office:value="261.05">
            <text:p>261.05</text:p>
          </table:table-cell>
          <table:table-cell table:formula="of:=[.F474]/[.A474]" office:value-type="float" office:value="1.00904487650265">
            <text:p>1.01</text:p>
          </table:table-cell>
          <table:table-cell office:value-type="float" office:value="267.64">
            <text:p>267.64</text:p>
          </table:table-cell>
          <table:table-cell table:formula="of:=[.H474]/[.A474]" office:value-type="float" office:value="1.03451741331993">
            <text:p>1.03</text:p>
          </table:table-cell>
          <table:table-cell office:value-type="float" office:value="258.71">
            <text:p>258.71</text:p>
          </table:table-cell>
          <table:table-cell table:formula="of:=[.J474]/[.A4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2.77">
            <text:p>182.77</text:p>
          </table:table-cell>
          <table:table-cell office:value-type="float" office:value="189.74">
            <text:p>189.74</text:p>
          </table:table-cell>
          <table:table-cell table:formula="of:=[.B475]/[.A475]" office:value-type="float" office:value="1.03813536138316">
            <text:p>1.04</text:p>
          </table:table-cell>
          <table:table-cell office:value-type="float" office:value="184.43">
            <text:p>184.43</text:p>
          </table:table-cell>
          <table:table-cell table:formula="of:=[.D475]/[.A475]" office:value-type="float" office:value="1.00908245335668">
            <text:p>1.01</text:p>
          </table:table-cell>
          <table:table-cell office:value-type="float" office:value="184.43">
            <text:p>184.43</text:p>
          </table:table-cell>
          <table:table-cell table:formula="of:=[.F475]/[.A475]" office:value-type="float" office:value="1.00908245335668">
            <text:p>1.01</text:p>
          </table:table-cell>
          <table:table-cell office:value-type="float" office:value="189.74">
            <text:p>189.74</text:p>
          </table:table-cell>
          <table:table-cell table:formula="of:=[.H475]/[.A475]" office:value-type="float" office:value="1.03813536138316">
            <text:p>1.04</text:p>
          </table:table-cell>
          <table:table-cell office:value-type="float" office:value="184.43">
            <text:p>184.43</text:p>
          </table:table-cell>
          <table:table-cell table:formula="of:=[.J475]/[.A475]" office:value-type="float" office:value="1.00908245335668">
            <text:p>1.01</text:p>
          </table:table-cell>
          <table:table-cell table:number-columns-repeated="5"/>
        </table:table-row>
        <table:table-row table:style-name="ro1">
          <table:table-cell office:value-type="float" office:value="411.84">
            <text:p>411.84</text:p>
          </table:table-cell>
          <table:table-cell office:value-type="float" office:value="424.08">
            <text:p>424.08</text:p>
          </table:table-cell>
          <table:table-cell table:formula="of:=[.B476]/[.A476]" office:value-type="float" office:value="1.02972027972028">
            <text:p>1.03</text:p>
          </table:table-cell>
          <table:table-cell office:value-type="float" office:value="414.91">
            <text:p>414.91</text:p>
          </table:table-cell>
          <table:table-cell table:formula="of:=[.D476]/[.A476]" office:value-type="float" office:value="1.00745435120435">
            <text:p>1.01</text:p>
          </table:table-cell>
          <table:table-cell office:value-type="float" office:value="415.59">
            <text:p>415.59</text:p>
          </table:table-cell>
          <table:table-cell table:formula="of:=[.F476]/[.A476]" office:value-type="float" office:value="1.00910547785548">
            <text:p>1.01</text:p>
          </table:table-cell>
          <table:table-cell office:value-type="float" office:value="424.08">
            <text:p>424.08</text:p>
          </table:table-cell>
          <table:table-cell table:formula="of:=[.H476]/[.A476]" office:value-type="float" office:value="1.02972027972028">
            <text:p>1.03</text:p>
          </table:table-cell>
          <table:table-cell office:value-type="float" office:value="415.49">
            <text:p>415.49</text:p>
          </table:table-cell>
          <table:table-cell table:formula="of:=[.J476]/[.A476]" office:value-type="float" office:value="1.00886266511267">
            <text:p>1.01</text:p>
          </table:table-cell>
          <table:table-cell table:number-columns-repeated="5"/>
        </table:table-row>
        <table:table-row table:style-name="ro1">
          <table:table-cell office:value-type="float" office:value="295.2">
            <text:p>295.2</text:p>
          </table:table-cell>
          <table:table-cell office:value-type="float" office:value="306.58">
            <text:p>306.58</text:p>
          </table:table-cell>
          <table:table-cell table:formula="of:=[.B477]/[.A477]" office:value-type="float" office:value="1.03855013550136">
            <text:p>1.04</text:p>
          </table:table-cell>
          <table:table-cell office:value-type="float" office:value="300.82">
            <text:p>300.82</text:p>
          </table:table-cell>
          <table:table-cell table:formula="of:=[.D477]/[.A477]" office:value-type="float" office:value="1.0190379403794">
            <text:p>1.02</text:p>
          </table:table-cell>
          <table:table-cell office:value-type="float" office:value="297.89">
            <text:p>297.89</text:p>
          </table:table-cell>
          <table:table-cell table:formula="of:=[.F477]/[.A477]" office:value-type="float" office:value="1.00911246612466">
            <text:p>1.01</text:p>
          </table:table-cell>
          <table:table-cell office:value-type="float" office:value="306.58">
            <text:p>306.58</text:p>
          </table:table-cell>
          <table:table-cell table:formula="of:=[.H477]/[.A477]" office:value-type="float" office:value="1.03855013550136">
            <text:p>1.04</text:p>
          </table:table-cell>
          <table:table-cell office:value-type="float" office:value="298.48">
            <text:p>298.48</text:p>
          </table:table-cell>
          <table:table-cell table:formula="of:=[.J477]/[.A477]" office:value-type="float" office:value="1.01111111111111">
            <text:p>1.01</text:p>
          </table:table-cell>
          <table:table-cell table:number-columns-repeated="5"/>
        </table:table-row>
        <table:table-row table:style-name="ro1">
          <table:table-cell office:value-type="float" office:value="154.56">
            <text:p>154.56</text:p>
          </table:table-cell>
          <table:table-cell office:value-type="float" office:value="175.77">
            <text:p>175.77</text:p>
          </table:table-cell>
          <table:table-cell table:formula="of:=[.B478]/[.A478]" office:value-type="float" office:value="1.13722826086957">
            <text:p>1.14</text:p>
          </table:table-cell>
          <table:table-cell office:value-type="float" office:value="157.04">
            <text:p>157.04</text:p>
          </table:table-cell>
          <table:table-cell table:formula="of:=[.D478]/[.A478]" office:value-type="float" office:value="1.01604554865424">
            <text:p>1.02</text:p>
          </table:table-cell>
          <table:table-cell office:value-type="float" office:value="155.97">
            <text:p>155.97</text:p>
          </table:table-cell>
          <table:table-cell table:formula="of:=[.F478]/[.A478]" office:value-type="float" office:value="1.00912267080745">
            <text:p>1.01</text:p>
          </table:table-cell>
          <table:table-cell office:value-type="float" office:value="175.77">
            <text:p>175.77</text:p>
          </table:table-cell>
          <table:table-cell table:formula="of:=[.H478]/[.A478]" office:value-type="float" office:value="1.13722826086957">
            <text:p>1.14</text:p>
          </table:table-cell>
          <table:table-cell office:value-type="float" office:value="157.04">
            <text:p>157.04</text:p>
          </table:table-cell>
          <table:table-cell table:formula="of:=[.J478]/[.A478]" office:value-type="float" office:value="1.01604554865424">
            <text:p>1.02</text:p>
          </table:table-cell>
          <table:table-cell table:number-columns-repeated="5"/>
        </table:table-row>
        <table:table-row table:style-name="ro1">
          <table:table-cell office:value-type="float" office:value="128.23">
            <text:p>128.23</text:p>
          </table:table-cell>
          <table:table-cell office:value-type="float" office:value="135.74">
            <text:p>135.74</text:p>
          </table:table-cell>
          <table:table-cell table:formula="of:=[.B479]/[.A479]" office:value-type="float" office:value="1.05856663807221">
            <text:p>1.06</text:p>
          </table:table-cell>
          <table:table-cell office:value-type="float" office:value="128.81">
            <text:p>128.81</text:p>
          </table:table-cell>
          <table:table-cell table:formula="of:=[.D479]/[.A479]" office:value-type="float" office:value="1.00452312251423">
            <text:p>1</text:p>
          </table:table-cell>
          <table:table-cell office:value-type="float" office:value="129.4">
            <text:p>129.4</text:p>
          </table:table-cell>
          <table:table-cell table:formula="of:=[.F479]/[.A479]" office:value-type="float" office:value="1.0091242298994">
            <text:p>1.01</text:p>
          </table:table-cell>
          <table:table-cell office:value-type="float" office:value="130.57">
            <text:p>130.57</text:p>
          </table:table-cell>
          <table:table-cell table:formula="of:=[.H479]/[.A479]" office:value-type="float" office:value="1.0182484597988">
            <text:p>1.02</text:p>
          </table:table-cell>
          <table:table-cell office:value-type="float" office:value="128.81">
            <text:p>128.81</text:p>
          </table:table-cell>
          <table:table-cell table:formula="of:=[.J479]/[.A479]" office:value-type="float" office:value="1.00452312251423">
            <text:p>1</text:p>
          </table:table-cell>
          <table:table-cell table:number-columns-repeated="5"/>
        </table:table-row>
        <table:table-row table:style-name="ro1">
          <table:table-cell office:value-type="float" office:value="448.59">
            <text:p>448.59</text:p>
          </table:table-cell>
          <table:table-cell office:value-type="float" office:value="454.83">
            <text:p>454.83</text:p>
          </table:table-cell>
          <table:table-cell table:formula="of:=[.B480]/[.A480]" office:value-type="float" office:value="1.01391025212332">
            <text:p>1.01</text:p>
          </table:table-cell>
          <table:table-cell office:value-type="float" office:value="450.93">
            <text:p>450.93</text:p>
          </table:table-cell>
          <table:table-cell table:formula="of:=[.D480]/[.A480]" office:value-type="float" office:value="1.00521634454625">
            <text:p>1.01</text:p>
          </table:table-cell>
          <table:table-cell office:value-type="float" office:value="452.69">
            <text:p>452.69</text:p>
          </table:table-cell>
          <table:table-cell table:formula="of:=[.F480]/[.A480]" office:value-type="float" office:value="1.00913974899128">
            <text:p>1.01</text:p>
          </table:table-cell>
          <table:table-cell office:value-type="float" office:value="454.83">
            <text:p>454.83</text:p>
          </table:table-cell>
          <table:table-cell table:formula="of:=[.H480]/[.A480]" office:value-type="float" office:value="1.01391025212332">
            <text:p>1.01</text:p>
          </table:table-cell>
          <table:table-cell office:value-type="float" office:value="452">
            <text:p>452</text:p>
          </table:table-cell>
          <table:table-cell table:formula="of:=[.J480]/[.A480]" office:value-type="float" office:value="1.00760159611226">
            <text:p>1.01</text:p>
          </table:table-cell>
          <table:table-cell table:number-columns-repeated="5"/>
        </table:table-row>
        <table:table-row table:style-name="ro1">
          <table:table-cell office:value-type="float" office:value="319.45">
            <text:p>319.45</text:p>
          </table:table-cell>
          <table:table-cell office:value-type="float" office:value="341.55">
            <text:p>341.55</text:p>
          </table:table-cell>
          <table:table-cell table:formula="of:=[.B481]/[.A481]" office:value-type="float" office:value="1.06918140554077">
            <text:p>1.07</text:p>
          </table:table-cell>
          <table:table-cell office:value-type="float" office:value="327.2">
            <text:p>327.2</text:p>
          </table:table-cell>
          <table:table-cell table:formula="of:=[.D481]/[.A481]" office:value-type="float" office:value="1.02426044764439">
            <text:p>1.02</text:p>
          </table:table-cell>
          <table:table-cell office:value-type="float" office:value="322.37">
            <text:p>322.37</text:p>
          </table:table-cell>
          <table:table-cell table:formula="of:=[.F481]/[.A481]" office:value-type="float" office:value="1.00914071059634">
            <text:p>1.01</text:p>
          </table:table-cell>
          <table:table-cell office:value-type="float" office:value="341.55">
            <text:p>341.55</text:p>
          </table:table-cell>
          <table:table-cell table:formula="of:=[.H481]/[.A481]" office:value-type="float" office:value="1.06918140554077">
            <text:p>1.07</text:p>
          </table:table-cell>
          <table:table-cell office:value-type="float" office:value="324.37">
            <text:p>324.37</text:p>
          </table:table-cell>
          <table:table-cell table:formula="of:=[.J481]/[.A481]" office:value-type="float" office:value="1.01540147127876">
            <text:p>1.02</text:p>
          </table:table-cell>
          <table:table-cell table:number-columns-repeated="5"/>
        </table:table-row>
        <table:table-row table:style-name="ro1">
          <table:table-cell office:value-type="float" office:value="335.17">
            <text:p>335.17</text:p>
          </table:table-cell>
          <table:table-cell office:value-type="float" office:value="354.97">
            <text:p>354.97</text:p>
          </table:table-cell>
          <table:table-cell table:formula="of:=[.B482]/[.A482]" office:value-type="float" office:value="1.05907449950771">
            <text:p>1.06</text:p>
          </table:table-cell>
          <table:table-cell office:value-type="float" office:value="344.38">
            <text:p>344.38</text:p>
          </table:table-cell>
          <table:table-cell table:formula="of:=[.D482]/[.A482]" office:value-type="float" office:value="1.02747859295283">
            <text:p>1.03</text:p>
          </table:table-cell>
          <table:table-cell office:value-type="float" office:value="338.24">
            <text:p>338.24</text:p>
          </table:table-cell>
          <table:table-cell table:formula="of:=[.F482]/[.A482]" office:value-type="float" office:value="1.00915953098428">
            <text:p>1.01</text:p>
          </table:table-cell>
          <table:table-cell office:value-type="float" office:value="346.62">
            <text:p>346.62</text:p>
          </table:table-cell>
          <table:table-cell table:formula="of:=[.H482]/[.A482]" office:value-type="float" office:value="1.03416176865471">
            <text:p>1.03</text:p>
          </table:table-cell>
          <table:table-cell office:value-type="float" office:value="343.21">
            <text:p>343.21</text:p>
          </table:table-cell>
          <table:table-cell table:formula="of:=[.J482]/[.A482]" office:value-type="float" office:value="1.02398782707283">
            <text:p>1.02</text:p>
          </table:table-cell>
          <table:table-cell table:number-columns-repeated="5"/>
        </table:table-row>
        <table:table-row table:style-name="ro1">
          <table:table-cell office:value-type="float" office:value="165.55">
            <text:p>165.55</text:p>
          </table:table-cell>
          <table:table-cell office:value-type="float" office:value="169.99">
            <text:p>169.99</text:p>
          </table:table-cell>
          <table:table-cell table:formula="of:=[.B483]/[.A483]" office:value-type="float" office:value="1.02681969193597">
            <text:p>1.03</text:p>
          </table:table-cell>
          <table:table-cell office:value-type="float" office:value="166.48">
            <text:p>166.48</text:p>
          </table:table-cell>
          <table:table-cell table:formula="of:=[.D483]/[.A483]" office:value-type="float" office:value="1.00561763817578">
            <text:p>1.01</text:p>
          </table:table-cell>
          <table:table-cell office:value-type="float" office:value="167.07">
            <text:p>167.07</text:p>
          </table:table-cell>
          <table:table-cell table:formula="of:=[.F483]/[.A483]" office:value-type="float" office:value="1.00918151615826">
            <text:p>1.01</text:p>
          </table:table-cell>
          <table:table-cell office:value-type="float" office:value="169.99">
            <text:p>169.99</text:p>
          </table:table-cell>
          <table:table-cell table:formula="of:=[.H483]/[.A483]" office:value-type="float" office:value="1.02681969193597">
            <text:p>1.03</text:p>
          </table:table-cell>
          <table:table-cell office:value-type="float" office:value="166.48">
            <text:p>166.48</text:p>
          </table:table-cell>
          <table:table-cell table:formula="of:=[.J483]/[.A483]" office:value-type="float" office:value="1.00561763817578">
            <text:p>1.01</text:p>
          </table:table-cell>
          <table:table-cell table:number-columns-repeated="5"/>
        </table:table-row>
        <table:table-row table:style-name="ro1">
          <table:table-cell office:value-type="float" office:value="343.96">
            <text:p>343.96</text:p>
          </table:table-cell>
          <table:table-cell office:value-type="float" office:value="355.48">
            <text:p>355.48</text:p>
          </table:table-cell>
          <table:table-cell table:formula="of:=[.B484]/[.A484]" office:value-type="float" office:value="1.03349226654262">
            <text:p>1.03</text:p>
          </table:table-cell>
          <table:table-cell office:value-type="float" office:value="349.48">
            <text:p>349.48</text:p>
          </table:table-cell>
          <table:table-cell table:formula="of:=[.D484]/[.A484]" office:value-type="float" office:value="1.01604837771834">
            <text:p>1.02</text:p>
          </table:table-cell>
          <table:table-cell office:value-type="float" office:value="347.13">
            <text:p>347.13</text:p>
          </table:table-cell>
          <table:table-cell table:formula="of:=[.F484]/[.A484]" office:value-type="float" office:value="1.00921618792883">
            <text:p>1.01</text:p>
          </table:table-cell>
          <table:table-cell office:value-type="float" office:value="355.48">
            <text:p>355.48</text:p>
          </table:table-cell>
          <table:table-cell table:formula="of:=[.H484]/[.A484]" office:value-type="float" office:value="1.03349226654262">
            <text:p>1.03</text:p>
          </table:table-cell>
          <table:table-cell office:value-type="float" office:value="347.72">
            <text:p>347.72</text:p>
          </table:table-cell>
          <table:table-cell table:formula="of:=[.J484]/[.A484]" office:value-type="float" office:value="1.01093150366322">
            <text:p>1.01</text:p>
          </table:table-cell>
          <table:table-cell table:number-columns-repeated="5"/>
        </table:table-row>
        <table:table-row table:style-name="ro1">
          <table:table-cell office:value-type="float" office:value="227.74">
            <text:p>227.74</text:p>
          </table:table-cell>
          <table:table-cell office:value-type="float" office:value="230.66">
            <text:p>230.66</text:p>
          </table:table-cell>
          <table:table-cell table:formula="of:=[.B485]/[.A485]" office:value-type="float" office:value="1.01282163871081">
            <text:p>1.01</text:p>
          </table:table-cell>
          <table:table-cell office:value-type="float" office:value="229.25">
            <text:p>229.25</text:p>
          </table:table-cell>
          <table:table-cell table:formula="of:=[.D485]/[.A485]" office:value-type="float" office:value="1.00663036796347">
            <text:p>1.01</text:p>
          </table:table-cell>
          <table:table-cell office:value-type="float" office:value="229.84">
            <text:p>229.84</text:p>
          </table:table-cell>
          <table:table-cell table:formula="of:=[.F485]/[.A485]" office:value-type="float" office:value="1.0092210415386">
            <text:p>1.01</text:p>
          </table:table-cell>
          <table:table-cell office:value-type="float" office:value="230.66">
            <text:p>230.66</text:p>
          </table:table-cell>
          <table:table-cell table:formula="of:=[.H485]/[.A485]" office:value-type="float" office:value="1.01282163871081">
            <text:p>1.01</text:p>
          </table:table-cell>
          <table:table-cell office:value-type="float" office:value="229.25">
            <text:p>229.25</text:p>
          </table:table-cell>
          <table:table-cell table:formula="of:=[.J485]/[.A485]" office:value-type="float" office:value="1.00663036796347">
            <text:p>1.01</text:p>
          </table:table-cell>
          <table:table-cell table:number-columns-repeated="5"/>
        </table:table-row>
        <table:table-row table:style-name="ro1">
          <table:table-cell office:value-type="float" office:value="317.21">
            <text:p>317.21</text:p>
          </table:table-cell>
          <table:table-cell office:value-type="float" office:value="329.21">
            <text:p>329.21</text:p>
          </table:table-cell>
          <table:table-cell table:formula="of:=[.B486]/[.A486]" office:value-type="float" office:value="1.03782982882002">
            <text:p>1.04</text:p>
          </table:table-cell>
          <table:table-cell office:value-type="float" office:value="320.72">
            <text:p>320.72</text:p>
          </table:table-cell>
          <table:table-cell table:formula="of:=[.D486]/[.A486]" office:value-type="float" office:value="1.01106522492986">
            <text:p>1.01</text:p>
          </table:table-cell>
          <table:table-cell office:value-type="float" office:value="320.14">
            <text:p>320.14</text:p>
          </table:table-cell>
          <table:table-cell table:formula="of:=[.F486]/[.A486]" office:value-type="float" office:value="1.00923678320356">
            <text:p>1.01</text:p>
          </table:table-cell>
          <table:table-cell office:value-type="float" office:value="318.38">
            <text:p>318.38</text:p>
          </table:table-cell>
          <table:table-cell table:formula="of:=[.H486]/[.A486]" office:value-type="float" office:value="1.00368840830995">
            <text:p>1</text:p>
          </table:table-cell>
          <table:table-cell office:value-type="float" office:value="318.97">
            <text:p>318.97</text:p>
          </table:table-cell>
          <table:table-cell table:formula="of:=[.J486]/[.A486]" office:value-type="float" office:value="1.0055483748936">
            <text:p>1.01</text:p>
          </table:table-cell>
          <table:table-cell table:number-columns-repeated="5"/>
        </table:table-row>
        <table:table-row table:style-name="ro1">
          <table:table-cell office:value-type="float" office:value="368.82">
            <text:p>368.82</text:p>
          </table:table-cell>
          <table:table-cell office:value-type="float" office:value="377.89">
            <text:p>377.89</text:p>
          </table:table-cell>
          <table:table-cell table:formula="of:=[.B487]/[.A487]" office:value-type="float" office:value="1.02459194186866">
            <text:p>1.02</text:p>
          </table:table-cell>
          <table:table-cell office:value-type="float" office:value="373.07">
            <text:p>373.07</text:p>
          </table:table-cell>
          <table:table-cell table:formula="of:=[.D487]/[.A487]" office:value-type="float" office:value="1.01152323626701">
            <text:p>1.01</text:p>
          </table:table-cell>
          <table:table-cell office:value-type="float" office:value="372.24">
            <text:p>372.24</text:p>
          </table:table-cell>
          <table:table-cell table:formula="of:=[.F487]/[.A487]" office:value-type="float" office:value="1.00927281600781">
            <text:p>1.01</text:p>
          </table:table-cell>
          <table:table-cell office:value-type="float" office:value="377.89">
            <text:p>377.89</text:p>
          </table:table-cell>
          <table:table-cell table:formula="of:=[.H487]/[.A487]" office:value-type="float" office:value="1.02459194186866">
            <text:p>1.02</text:p>
          </table:table-cell>
          <table:table-cell office:value-type="float" office:value="372.48">
            <text:p>372.48</text:p>
          </table:table-cell>
          <table:table-cell table:formula="of:=[.J487]/[.A487]" office:value-type="float" office:value="1.00992353993818">
            <text:p>1.01</text:p>
          </table:table-cell>
          <table:table-cell table:number-columns-repeated="5"/>
        </table:table-row>
        <table:table-row table:style-name="ro1">
          <table:table-cell office:value-type="float" office:value="330.34">
            <text:p>330.34</text:p>
          </table:table-cell>
          <table:table-cell office:value-type="float" office:value="337.65">
            <text:p>337.65</text:p>
          </table:table-cell>
          <table:table-cell table:formula="of:=[.B488]/[.A488]" office:value-type="float" office:value="1.0221287158685">
            <text:p>1.02</text:p>
          </table:table-cell>
          <table:table-cell office:value-type="float" office:value="333.41">
            <text:p>333.41</text:p>
          </table:table-cell>
          <table:table-cell table:formula="of:=[.D488]/[.A488]" office:value-type="float" office:value="1.00929345522795">
            <text:p>1.01</text:p>
          </table:table-cell>
          <table:table-cell office:value-type="float" office:value="333.41">
            <text:p>333.41</text:p>
          </table:table-cell>
          <table:table-cell table:formula="of:=[.F488]/[.A488]" office:value-type="float" office:value="1.00929345522795">
            <text:p>1.01</text:p>
          </table:table-cell>
          <table:table-cell office:value-type="float" office:value="337.65">
            <text:p>337.65</text:p>
          </table:table-cell>
          <table:table-cell table:formula="of:=[.H488]/[.A488]" office:value-type="float" office:value="1.0221287158685">
            <text:p>1.02</text:p>
          </table:table-cell>
          <table:table-cell office:value-type="float" office:value="333.41">
            <text:p>333.41</text:p>
          </table:table-cell>
          <table:table-cell table:formula="of:=[.J488]/[.A488]" office:value-type="float" office:value="1.00929345522795">
            <text:p>1.01</text:p>
          </table:table-cell>
          <table:table-cell table:number-columns-repeated="5"/>
        </table:table-row>
        <table:table-row table:style-name="ro1">
          <table:table-cell office:value-type="float" office:value="188.54">
            <text:p>188.54</text:p>
          </table:table-cell>
          <table:table-cell office:value-type="float" office:value="196.2">
            <text:p>196.2</text:p>
          </table:table-cell>
          <table:table-cell table:formula="of:=[.B489]/[.A489]" office:value-type="float" office:value="1.04062798345179">
            <text:p>1.04</text:p>
          </table:table-cell>
          <table:table-cell office:value-type="float" office:value="190.88">
            <text:p>190.88</text:p>
          </table:table-cell>
          <table:table-cell table:formula="of:=[.D489]/[.A489]" office:value-type="float" office:value="1.01241115943566">
            <text:p>1.01</text:p>
          </table:table-cell>
          <table:table-cell office:value-type="float" office:value="190.3">
            <text:p>190.3</text:p>
          </table:table-cell>
          <table:table-cell table:formula="of:=[.F489]/[.A489]" office:value-type="float" office:value="1.00933488914819">
            <text:p>1.01</text:p>
          </table:table-cell>
          <table:table-cell office:value-type="float" office:value="194.78">
            <text:p>194.78</text:p>
          </table:table-cell>
          <table:table-cell table:formula="of:=[.H489]/[.A489]" office:value-type="float" office:value="1.03309642516177">
            <text:p>1.03</text:p>
          </table:table-cell>
          <table:table-cell office:value-type="float" office:value="189.12">
            <text:p>189.12</text:p>
          </table:table-cell>
          <table:table-cell table:formula="of:=[.J489]/[.A489]" office:value-type="float" office:value="1.00307627028747">
            <text:p>1</text:p>
          </table:table-cell>
          <table:table-cell table:number-columns-repeated="5"/>
        </table:table-row>
        <table:table-row table:style-name="ro1">
          <table:table-cell office:value-type="float" office:value="251.62">
            <text:p>251.62</text:p>
          </table:table-cell>
          <table:table-cell office:value-type="float" office:value="258.45">
            <text:p>258.45</text:p>
          </table:table-cell>
          <table:table-cell table:formula="of:=[.B490]/[.A490]" office:value-type="float" office:value="1.02714410619188">
            <text:p>1.03</text:p>
          </table:table-cell>
          <table:table-cell office:value-type="float" office:value="253.97">
            <text:p>253.97</text:p>
          </table:table-cell>
          <table:table-cell table:formula="of:=[.D490]/[.A490]" office:value-type="float" office:value="1.00933948016851">
            <text:p>1.01</text:p>
          </table:table-cell>
          <table:table-cell office:value-type="float" office:value="253.97">
            <text:p>253.97</text:p>
          </table:table-cell>
          <table:table-cell table:formula="of:=[.F490]/[.A490]" office:value-type="float" office:value="1.00933948016851">
            <text:p>1.01</text:p>
          </table:table-cell>
          <table:table-cell office:value-type="float" office:value="258.45">
            <text:p>258.45</text:p>
          </table:table-cell>
          <table:table-cell table:formula="of:=[.H490]/[.A490]" office:value-type="float" office:value="1.02714410619188">
            <text:p>1.03</text:p>
          </table:table-cell>
          <table:table-cell office:value-type="float" office:value="253.97">
            <text:p>253.97</text:p>
          </table:table-cell>
          <table:table-cell table:formula="of:=[.J490]/[.A490]" office:value-type="float" office:value="1.00933948016851">
            <text:p>1.01</text:p>
          </table:table-cell>
          <table:table-cell table:number-columns-repeated="5"/>
        </table:table-row>
        <table:table-row table:style-name="ro1">
          <table:table-cell office:value-type="float" office:value="124.75">
            <text:p>124.75</text:p>
          </table:table-cell>
          <table:table-cell office:value-type="float" office:value="134.65">
            <text:p>134.65</text:p>
          </table:table-cell>
          <table:table-cell table:formula="of:=[.B491]/[.A491]" office:value-type="float" office:value="1.07935871743487">
            <text:p>1.08</text:p>
          </table:table-cell>
          <table:table-cell office:value-type="float" office:value="125.92">
            <text:p>125.92</text:p>
          </table:table-cell>
          <table:table-cell table:formula="of:=[.D491]/[.A491]" office:value-type="float" office:value="1.00937875751503">
            <text:p>1.01</text:p>
          </table:table-cell>
          <table:table-cell office:value-type="float" office:value="125.92">
            <text:p>125.92</text:p>
          </table:table-cell>
          <table:table-cell table:formula="of:=[.F491]/[.A491]" office:value-type="float" office:value="1.00937875751503">
            <text:p>1.01</text:p>
          </table:table-cell>
          <table:table-cell office:value-type="float" office:value="134.65">
            <text:p>134.65</text:p>
          </table:table-cell>
          <table:table-cell table:formula="of:=[.H491]/[.A491]" office:value-type="float" office:value="1.07935871743487">
            <text:p>1.08</text:p>
          </table:table-cell>
          <table:table-cell office:value-type="float" office:value="125.92">
            <text:p>125.92</text:p>
          </table:table-cell>
          <table:table-cell table:formula="of:=[.J491]/[.A491]" office:value-type="float" office:value="1.00937875751503">
            <text:p>1.01</text:p>
          </table:table-cell>
          <table:table-cell table:number-columns-repeated="5"/>
        </table:table-row>
        <table:table-row table:style-name="ro1">
          <table:table-cell office:value-type="float" office:value="395.82">
            <text:p>395.82</text:p>
          </table:table-cell>
          <table:table-cell office:value-type="float" office:value="401.82">
            <text:p>401.82</text:p>
          </table:table-cell>
          <table:table-cell table:formula="of:=[.B492]/[.A492]" office:value-type="float" office:value="1.01515840533576">
            <text:p>1.02</text:p>
          </table:table-cell>
          <table:table-cell office:value-type="float" office:value="398.4">
            <text:p>398.4</text:p>
          </table:table-cell>
          <table:table-cell table:formula="of:=[.D492]/[.A492]" office:value-type="float" office:value="1.00651811429438">
            <text:p>1.01</text:p>
          </table:table-cell>
          <table:table-cell office:value-type="float" office:value="399.58">
            <text:p>399.58</text:p>
          </table:table-cell>
          <table:table-cell table:formula="of:=[.F492]/[.A492]" office:value-type="float" office:value="1.00949926734374">
            <text:p>1.01</text:p>
          </table:table-cell>
          <table:table-cell office:value-type="float" office:value="399.58">
            <text:p>399.58</text:p>
          </table:table-cell>
          <table:table-cell table:formula="of:=[.H492]/[.A492]" office:value-type="float" office:value="1.00949926734374">
            <text:p>1.01</text:p>
          </table:table-cell>
          <table:table-cell office:value-type="float" office:value="398.4">
            <text:p>398.4</text:p>
          </table:table-cell>
          <table:table-cell table:formula="of:=[.J492]/[.A492]" office:value-type="float" office:value="1.00651811429438">
            <text:p>1.01</text:p>
          </table:table-cell>
          <table:table-cell table:number-columns-repeated="5"/>
        </table:table-row>
        <table:table-row table:style-name="ro1">
          <table:table-cell office:value-type="float" office:value="420.31">
            <text:p>420.31</text:p>
          </table:table-cell>
          <table:table-cell office:value-type="float" office:value="431.14">
            <text:p>431.14</text:p>
          </table:table-cell>
          <table:table-cell table:formula="of:=[.B493]/[.A493]" office:value-type="float" office:value="1.02576669601009">
            <text:p>1.03</text:p>
          </table:table-cell>
          <table:table-cell office:value-type="float" office:value="427.72">
            <text:p>427.72</text:p>
          </table:table-cell>
          <table:table-cell table:formula="of:=[.D493]/[.A493]" office:value-type="float" office:value="1.01762984463848">
            <text:p>1.02</text:p>
          </table:table-cell>
          <table:table-cell office:value-type="float" office:value="424.31">
            <text:p>424.31</text:p>
          </table:table-cell>
          <table:table-cell table:formula="of:=[.F493]/[.A493]" office:value-type="float" office:value="1.00951678522995">
            <text:p>1.01</text:p>
          </table:table-cell>
          <table:table-cell office:value-type="float" office:value="431.14">
            <text:p>431.14</text:p>
          </table:table-cell>
          <table:table-cell table:formula="of:=[.H493]/[.A493]" office:value-type="float" office:value="1.02576669601009">
            <text:p>1.03</text:p>
          </table:table-cell>
          <table:table-cell office:value-type="float" office:value="423.14">
            <text:p>423.14</text:p>
          </table:table-cell>
          <table:table-cell table:formula="of:=[.J493]/[.A493]" office:value-type="float" office:value="1.00673312555019">
            <text:p>1.01</text:p>
          </table:table-cell>
          <table:table-cell table:number-columns-repeated="5"/>
        </table:table-row>
        <table:table-row table:style-name="ro1">
          <table:table-cell office:value-type="float" office:value="455.35">
            <text:p>455.35</text:p>
          </table:table-cell>
          <table:table-cell office:value-type="float" office:value="463.83">
            <text:p>463.83</text:p>
          </table:table-cell>
          <table:table-cell table:formula="of:=[.B494]/[.A494]" office:value-type="float" office:value="1.01862303722411">
            <text:p>1.02</text:p>
          </table:table-cell>
          <table:table-cell office:value-type="float" office:value="460.17">
            <text:p>460.17</text:p>
          </table:table-cell>
          <table:table-cell table:formula="of:=[.D494]/[.A494]" office:value-type="float" office:value="1.01058526408257">
            <text:p>1.01</text:p>
          </table:table-cell>
          <table:table-cell office:value-type="float" office:value="459.69">
            <text:p>459.69</text:p>
          </table:table-cell>
          <table:table-cell table:formula="of:=[.F494]/[.A494]" office:value-type="float" office:value="1.00953112990008">
            <text:p>1.01</text:p>
          </table:table-cell>
          <table:table-cell office:value-type="float" office:value="463.83">
            <text:p>463.83</text:p>
          </table:table-cell>
          <table:table-cell table:formula="of:=[.H494]/[.A494]" office:value-type="float" office:value="1.01862303722411">
            <text:p>1.02</text:p>
          </table:table-cell>
          <table:table-cell office:value-type="float" office:value="461.24">
            <text:p>461.24</text:p>
          </table:table-cell>
          <table:table-cell table:formula="of:=[.J494]/[.A494]" office:value-type="float" office:value="1.01293510486439">
            <text:p>1.01</text:p>
          </table:table-cell>
          <table:table-cell table:number-columns-repeated="5"/>
        </table:table-row>
        <table:table-row table:style-name="ro1">
          <table:table-cell office:value-type="float" office:value="184.6">
            <text:p>184.6</text:p>
          </table:table-cell>
          <table:table-cell office:value-type="float" office:value="202.01">
            <text:p>202.01</text:p>
          </table:table-cell>
          <table:table-cell table:formula="of:=[.B495]/[.A495]" office:value-type="float" office:value="1.09431202600217">
            <text:p>1.09</text:p>
          </table:table-cell>
          <table:table-cell office:value-type="float" office:value="185.77">
            <text:p>185.77</text:p>
          </table:table-cell>
          <table:table-cell table:formula="of:=[.D495]/[.A495]" office:value-type="float" office:value="1.00633802816901">
            <text:p>1.01</text:p>
          </table:table-cell>
          <table:table-cell office:value-type="float" office:value="186.36">
            <text:p>186.36</text:p>
          </table:table-cell>
          <table:table-cell table:formula="of:=[.F495]/[.A495]" office:value-type="float" office:value="1.00953412784399">
            <text:p>1.01</text:p>
          </table:table-cell>
          <table:table-cell office:value-type="float" office:value="202.01">
            <text:p>202.01</text:p>
          </table:table-cell>
          <table:table-cell table:formula="of:=[.H495]/[.A495]" office:value-type="float" office:value="1.09431202600217">
            <text:p>1.09</text:p>
          </table:table-cell>
          <table:table-cell office:value-type="float" office:value="185.18">
            <text:p>185.18</text:p>
          </table:table-cell>
          <table:table-cell table:formula="of:=[.J495]/[.A495]" office:value-type="float" office:value="1.00314192849404">
            <text:p>1</text:p>
          </table:table-cell>
          <table:table-cell table:number-columns-repeated="5"/>
        </table:table-row>
        <table:table-row table:style-name="ro1">
          <table:table-cell office:value-type="float" office:value="393.3">
            <text:p>393.3</text:p>
          </table:table-cell>
          <table:table-cell office:value-type="float" office:value="395.89">
            <text:p>395.89</text:p>
          </table:table-cell>
          <table:table-cell table:formula="of:=[.B496]/[.A496]" office:value-type="float" office:value="1.00658530383931">
            <text:p>1.01</text:p>
          </table:table-cell>
          <table:table-cell office:value-type="float" office:value="395.89">
            <text:p>395.89</text:p>
          </table:table-cell>
          <table:table-cell table:formula="of:=[.D496]/[.A496]" office:value-type="float" office:value="1.00658530383931">
            <text:p>1.01</text:p>
          </table:table-cell>
          <table:table-cell office:value-type="float" office:value="397.06">
            <text:p>397.06</text:p>
          </table:table-cell>
          <table:table-cell table:formula="of:=[.F496]/[.A496]" office:value-type="float" office:value="1.00956013221459">
            <text:p>1.01</text:p>
          </table:table-cell>
          <table:table-cell office:value-type="float" office:value="395.89">
            <text:p>395.89</text:p>
          </table:table-cell>
          <table:table-cell table:formula="of:=[.H496]/[.A496]" office:value-type="float" office:value="1.00658530383931">
            <text:p>1.01</text:p>
          </table:table-cell>
          <table:table-cell office:value-type="float" office:value="396.48">
            <text:p>396.48</text:p>
          </table:table-cell>
          <table:table-cell table:formula="of:=[.J496]/[.A496]" office:value-type="float" office:value="1.00808543096873">
            <text:p>1.01</text:p>
          </table:table-cell>
          <table:table-cell table:number-columns-repeated="5"/>
        </table:table-row>
        <table:table-row table:style-name="ro1">
          <table:table-cell office:value-type="float" office:value="305.75">
            <text:p>305.75</text:p>
          </table:table-cell>
          <table:table-cell office:value-type="float" office:value="316.92">
            <text:p>316.92</text:p>
          </table:table-cell>
          <table:table-cell table:formula="of:=[.B497]/[.A497]" office:value-type="float" office:value="1.03653311529027">
            <text:p>1.04</text:p>
          </table:table-cell>
          <table:table-cell office:value-type="float" office:value="307.51">
            <text:p>307.51</text:p>
          </table:table-cell>
          <table:table-cell table:formula="of:=[.D497]/[.A497]" office:value-type="float" office:value="1.00575633687653">
            <text:p>1.01</text:p>
          </table:table-cell>
          <table:table-cell office:value-type="float" office:value="308.68">
            <text:p>308.68</text:p>
          </table:table-cell>
          <table:table-cell table:formula="of:=[.F497]/[.A497]" office:value-type="float" office:value="1.00958299264105">
            <text:p>1.01</text:p>
          </table:table-cell>
          <table:table-cell office:value-type="float" office:value="311.75">
            <text:p>311.75</text:p>
          </table:table-cell>
          <table:table-cell table:formula="of:=[.H497]/[.A497]" office:value-type="float" office:value="1.01962387571545">
            <text:p>1.02</text:p>
          </table:table-cell>
          <table:table-cell office:value-type="float" office:value="307.51">
            <text:p>307.51</text:p>
          </table:table-cell>
          <table:table-cell table:formula="of:=[.J497]/[.A497]" office:value-type="float" office:value="1.00575633687653">
            <text:p>1.01</text:p>
          </table:table-cell>
          <table:table-cell table:number-columns-repeated="5"/>
        </table:table-row>
        <table:table-row table:style-name="ro1">
          <table:table-cell office:value-type="float" office:value="183.6">
            <text:p>183.6</text:p>
          </table:table-cell>
          <table:table-cell office:value-type="float" office:value="198.53">
            <text:p>198.53</text:p>
          </table:table-cell>
          <table:table-cell table:formula="of:=[.B498]/[.A498]" office:value-type="float" office:value="1.08131808278867">
            <text:p>1.08</text:p>
          </table:table-cell>
          <table:table-cell office:value-type="float" office:value="183.6">
            <text:p>183.6</text:p>
          </table:table-cell>
          <table:table-cell table:formula="of:=[.D498]/[.A498]" office:value-type="float" office:value="1">
            <text:p>1</text:p>
          </table:table-cell>
          <table:table-cell office:value-type="float" office:value="185.36">
            <text:p>185.36</text:p>
          </table:table-cell>
          <table:table-cell table:formula="of:=[.F498]/[.A498]" office:value-type="float" office:value="1.00958605664488">
            <text:p>1.01</text:p>
          </table:table-cell>
          <table:table-cell office:value-type="float" office:value="198.53">
            <text:p>198.53</text:p>
          </table:table-cell>
          <table:table-cell table:formula="of:=[.H498]/[.A498]" office:value-type="float" office:value="1.08131808278867">
            <text:p>1.08</text:p>
          </table:table-cell>
          <table:table-cell office:value-type="float" office:value="183.6">
            <text:p>183.6</text:p>
          </table:table-cell>
          <table:table-cell table:formula="of:=[.J498]/[.A4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9.11">
            <text:p>279.11</text:p>
          </table:table-cell>
          <table:table-cell office:value-type="float" office:value="283.79">
            <text:p>283.79</text:p>
          </table:table-cell>
          <table:table-cell table:formula="of:=[.B499]/[.A499]" office:value-type="float" office:value="1.0167675826735">
            <text:p>1.02</text:p>
          </table:table-cell>
          <table:table-cell office:value-type="float" office:value="283.79">
            <text:p>283.79</text:p>
          </table:table-cell>
          <table:table-cell table:formula="of:=[.D499]/[.A499]" office:value-type="float" office:value="1.0167675826735">
            <text:p>1.02</text:p>
          </table:table-cell>
          <table:table-cell office:value-type="float" office:value="281.79">
            <text:p>281.79</text:p>
          </table:table-cell>
          <table:table-cell table:formula="of:=[.F499]/[.A499]" office:value-type="float" office:value="1.00960194905235">
            <text:p>1.01</text:p>
          </table:table-cell>
          <table:table-cell office:value-type="float" office:value="283.79">
            <text:p>283.79</text:p>
          </table:table-cell>
          <table:table-cell table:formula="of:=[.H499]/[.A499]" office:value-type="float" office:value="1.0167675826735">
            <text:p>1.02</text:p>
          </table:table-cell>
          <table:table-cell office:value-type="float" office:value="282.04">
            <text:p>282.04</text:p>
          </table:table-cell>
          <table:table-cell table:formula="of:=[.J499]/[.A499]" office:value-type="float" office:value="1.01049765325499">
            <text:p>1.01</text:p>
          </table:table-cell>
          <table:table-cell table:number-columns-repeated="5"/>
        </table:table-row>
        <table:table-row table:style-name="ro1">
          <table:table-cell office:value-type="float" office:value="183.25">
            <text:p>183.25</text:p>
          </table:table-cell>
          <table:table-cell office:value-type="float" office:value="211.4">
            <text:p>211.4</text:p>
          </table:table-cell>
          <table:table-cell table:formula="of:=[.B500]/[.A500]" office:value-type="float" office:value="1.15361527967258">
            <text:p>1.15</text:p>
          </table:table-cell>
          <table:table-cell office:value-type="float" office:value="186.77">
            <text:p>186.77</text:p>
          </table:table-cell>
          <table:table-cell table:formula="of:=[.D500]/[.A500]" office:value-type="float" office:value="1.01920873124147">
            <text:p>1.02</text:p>
          </table:table-cell>
          <table:table-cell office:value-type="float" office:value="185.01">
            <text:p>185.01</text:p>
          </table:table-cell>
          <table:table-cell table:formula="of:=[.F500]/[.A500]" office:value-type="float" office:value="1.00960436562074">
            <text:p>1.01</text:p>
          </table:table-cell>
          <table:table-cell office:value-type="float" office:value="211.4">
            <text:p>211.4</text:p>
          </table:table-cell>
          <table:table-cell table:formula="of:=[.H500]/[.A500]" office:value-type="float" office:value="1.15361527967258">
            <text:p>1.15</text:p>
          </table:table-cell>
          <table:table-cell office:value-type="float" office:value="183.84">
            <text:p>183.84</text:p>
          </table:table-cell>
          <table:table-cell table:formula="of:=[.J500]/[.A500]" office:value-type="float" office:value="1.00321964529332">
            <text:p>1</text:p>
          </table:table-cell>
          <table:table-cell table:number-columns-repeated="5"/>
        </table:table-row>
        <table:table-row table:style-name="ro1">
          <table:table-cell office:value-type="float" office:value="461.6">
            <text:p>461.6</text:p>
          </table:table-cell>
          <table:table-cell office:value-type="float" office:value="473.66">
            <text:p>473.66</text:p>
          </table:table-cell>
          <table:table-cell table:formula="of:=[.B501]/[.A501]" office:value-type="float" office:value="1.02612651646447">
            <text:p>1.03</text:p>
          </table:table-cell>
          <table:table-cell office:value-type="float" office:value="468.97">
            <text:p>468.97</text:p>
          </table:table-cell>
          <table:table-cell table:formula="of:=[.D501]/[.A501]" office:value-type="float" office:value="1.01596620450607">
            <text:p>1.02</text:p>
          </table:table-cell>
          <table:table-cell office:value-type="float" office:value="466.04">
            <text:p>466.04</text:p>
          </table:table-cell>
          <table:table-cell table:formula="of:=[.F501]/[.A501]" office:value-type="float" office:value="1.00961871750433">
            <text:p>1.01</text:p>
          </table:table-cell>
          <table:table-cell office:value-type="float" office:value="473.07">
            <text:p>473.07</text:p>
          </table:table-cell>
          <table:table-cell table:formula="of:=[.H501]/[.A501]" office:value-type="float" office:value="1.02484835355286">
            <text:p>1.02</text:p>
          </table:table-cell>
          <table:table-cell office:value-type="float" office:value="467.22">
            <text:p>467.22</text:p>
          </table:table-cell>
          <table:table-cell table:formula="of:=[.J501]/[.A501]" office:value-type="float" office:value="1.01217504332756">
            <text:p>1.01</text:p>
          </table:table-cell>
          <table:table-cell table:number-columns-repeated="5"/>
        </table:table-row>
        <table:table-row table:style-name="ro1">
          <table:table-cell office:value-type="float" office:value="511.09">
            <text:p>511.09</text:p>
          </table:table-cell>
          <table:table-cell office:value-type="float" office:value="515.67">
            <text:p>515.67</text:p>
          </table:table-cell>
          <table:table-cell table:formula="of:=[.B502]/[.A502]" office:value-type="float" office:value="1.00896123970338">
            <text:p>1.01</text:p>
          </table:table-cell>
          <table:table-cell office:value-type="float" office:value="513.67">
            <text:p>513.67</text:p>
          </table:table-cell>
          <table:table-cell table:formula="of:=[.D502]/[.A502]" office:value-type="float" office:value="1.00504803459273">
            <text:p>1.01</text:p>
          </table:table-cell>
          <table:table-cell office:value-type="float" office:value="516.01">
            <text:p>516.01</text:p>
          </table:table-cell>
          <table:table-cell table:formula="of:=[.F502]/[.A502]" office:value-type="float" office:value="1.00962648457219">
            <text:p>1.01</text:p>
          </table:table-cell>
          <table:table-cell office:value-type="float" office:value="515.67">
            <text:p>515.67</text:p>
          </table:table-cell>
          <table:table-cell table:formula="of:=[.H502]/[.A502]" office:value-type="float" office:value="1.00896123970338">
            <text:p>1.01</text:p>
          </table:table-cell>
          <table:table-cell office:value-type="float" office:value="514.84">
            <text:p>514.84</text:p>
          </table:table-cell>
          <table:table-cell table:formula="of:=[.J502]/[.A502]" office:value-type="float" office:value="1.00733725958246">
            <text:p>1.01</text:p>
          </table:table-cell>
          <table:table-cell table:number-columns-repeated="5"/>
        </table:table-row>
        <table:table-row table:style-name="ro1">
          <table:table-cell office:value-type="float" office:value="243.02">
            <text:p>243.02</text:p>
          </table:table-cell>
          <table:table-cell office:value-type="float" office:value="279.85">
            <text:p>279.85</text:p>
          </table:table-cell>
          <table:table-cell table:formula="of:=[.B503]/[.A503]" office:value-type="float" office:value="1.15155131264916">
            <text:p>1.15</text:p>
          </table:table-cell>
          <table:table-cell office:value-type="float" office:value="248.29">
            <text:p>248.29</text:p>
          </table:table-cell>
          <table:table-cell table:formula="of:=[.D503]/[.A503]" office:value-type="float" office:value="1.021685457987">
            <text:p>1.02</text:p>
          </table:table-cell>
          <table:table-cell office:value-type="float" office:value="245.36">
            <text:p>245.36</text:p>
          </table:table-cell>
          <table:table-cell table:formula="of:=[.F503]/[.A503]" office:value-type="float" office:value="1.00962883713275">
            <text:p>1.01</text:p>
          </table:table-cell>
          <table:table-cell office:value-type="float" office:value="279.85">
            <text:p>279.85</text:p>
          </table:table-cell>
          <table:table-cell table:formula="of:=[.H503]/[.A503]" office:value-type="float" office:value="1.15155131264916">
            <text:p>1.15</text:p>
          </table:table-cell>
          <table:table-cell office:value-type="float" office:value="243.61">
            <text:p>243.61</text:p>
          </table:table-cell>
          <table:table-cell table:formula="of:=[.J503]/[.A503]" office:value-type="float" office:value="1.0024277837215">
            <text:p>1</text:p>
          </table:table-cell>
          <table:table-cell table:number-columns-repeated="5"/>
        </table:table-row>
        <table:table-row table:style-name="ro1">
          <table:table-cell office:value-type="float" office:value="131.3">
            <text:p>131.3</text:p>
          </table:table-cell>
          <table:table-cell office:value-type="float" office:value="144.08">
            <text:p>144.08</text:p>
          </table:table-cell>
          <table:table-cell table:formula="of:=[.B504]/[.A504]" office:value-type="float" office:value="1.0973343488195">
            <text:p>1.1</text:p>
          </table:table-cell>
          <table:table-cell office:value-type="float" office:value="132.57">
            <text:p>132.57</text:p>
          </table:table-cell>
          <table:table-cell table:formula="of:=[.D504]/[.A504]" office:value-type="float" office:value="1.00967250571211">
            <text:p>1.01</text:p>
          </table:table-cell>
          <table:table-cell office:value-type="float" office:value="132.57">
            <text:p>132.57</text:p>
          </table:table-cell>
          <table:table-cell table:formula="of:=[.F504]/[.A504]" office:value-type="float" office:value="1.00967250571211">
            <text:p>1.01</text:p>
          </table:table-cell>
          <table:table-cell office:value-type="float" office:value="144.08">
            <text:p>144.08</text:p>
          </table:table-cell>
          <table:table-cell table:formula="of:=[.H504]/[.A504]" office:value-type="float" office:value="1.0973343488195">
            <text:p>1.1</text:p>
          </table:table-cell>
          <table:table-cell office:value-type="float" office:value="132.57">
            <text:p>132.57</text:p>
          </table:table-cell>
          <table:table-cell table:formula="of:=[.J504]/[.A504]" office:value-type="float" office:value="1.00967250571211">
            <text:p>1.01</text:p>
          </table:table-cell>
          <table:table-cell table:number-columns-repeated="5"/>
        </table:table-row>
        <table:table-row table:style-name="ro1">
          <table:table-cell office:value-type="float" office:value="327.58">
            <text:p>327.58</text:p>
          </table:table-cell>
          <table:table-cell office:value-type="float" office:value="337.82">
            <text:p>337.82</text:p>
          </table:table-cell>
          <table:table-cell table:formula="of:=[.B505]/[.A505]" office:value-type="float" office:value="1.03125953965444">
            <text:p>1.03</text:p>
          </table:table-cell>
          <table:table-cell office:value-type="float" office:value="333.82">
            <text:p>333.82</text:p>
          </table:table-cell>
          <table:table-cell table:formula="of:=[.D505]/[.A505]" office:value-type="float" office:value="1.01904878197692">
            <text:p>1.02</text:p>
          </table:table-cell>
          <table:table-cell office:value-type="float" office:value="330.75">
            <text:p>330.75</text:p>
          </table:table-cell>
          <table:table-cell table:formula="of:=[.F505]/[.A505]" office:value-type="float" office:value="1.00967702545943">
            <text:p>1.01</text:p>
          </table:table-cell>
          <table:table-cell office:value-type="float" office:value="337.82">
            <text:p>337.82</text:p>
          </table:table-cell>
          <table:table-cell table:formula="of:=[.H505]/[.A505]" office:value-type="float" office:value="1.03125953965444">
            <text:p>1.03</text:p>
          </table:table-cell>
          <table:table-cell office:value-type="float" office:value="332.07">
            <text:p>332.07</text:p>
          </table:table-cell>
          <table:table-cell table:formula="of:=[.J505]/[.A505]" office:value-type="float" office:value="1.01370657549301">
            <text:p>1.01</text:p>
          </table:table-cell>
          <table:table-cell table:number-columns-repeated="5"/>
        </table:table-row>
        <table:table-row table:style-name="ro1">
          <table:table-cell office:value-type="float" office:value="120.84">
            <text:p>120.84</text:p>
          </table:table-cell>
          <table:table-cell office:value-type="float" office:value="126.6">
            <text:p>126.6</text:p>
          </table:table-cell>
          <table:table-cell table:formula="of:=[.B506]/[.A506]" office:value-type="float" office:value="1.04766633565045">
            <text:p>1.05</text:p>
          </table:table-cell>
          <table:table-cell office:value-type="float" office:value="120.84">
            <text:p>120.84</text:p>
          </table:table-cell>
          <table:table-cell table:formula="of:=[.D506]/[.A506]" office:value-type="float" office:value="1">
            <text:p>1</text:p>
          </table:table-cell>
          <table:table-cell office:value-type="float" office:value="122.01">
            <text:p>122.01</text:p>
          </table:table-cell>
          <table:table-cell table:formula="of:=[.F506]/[.A506]" office:value-type="float" office:value="1.009682224429">
            <text:p>1.01</text:p>
          </table:table-cell>
          <table:table-cell office:value-type="float" office:value="126.6">
            <text:p>126.6</text:p>
          </table:table-cell>
          <table:table-cell table:formula="of:=[.H506]/[.A506]" office:value-type="float" office:value="1.04766633565045">
            <text:p>1.05</text:p>
          </table:table-cell>
          <table:table-cell office:value-type="float" office:value="121.43">
            <text:p>121.43</text:p>
          </table:table-cell>
          <table:table-cell table:formula="of:=[.J506]/[.A506]" office:value-type="float" office:value="1.00488248924197">
            <text:p>1</text:p>
          </table:table-cell>
          <table:table-cell table:number-columns-repeated="5"/>
        </table:table-row>
        <table:table-row table:style-name="ro1">
          <table:table-cell office:value-type="float" office:value="337.58">
            <text:p>337.58</text:p>
          </table:table-cell>
          <table:table-cell office:value-type="float" office:value="343.43">
            <text:p>343.43</text:p>
          </table:table-cell>
          <table:table-cell table:formula="of:=[.B507]/[.A507]" office:value-type="float" office:value="1.01732922566503">
            <text:p>1.02</text:p>
          </table:table-cell>
          <table:table-cell office:value-type="float" office:value="340.26">
            <text:p>340.26</text:p>
          </table:table-cell>
          <table:table-cell table:formula="of:=[.D507]/[.A507]" office:value-type="float" office:value="1.00793885893714">
            <text:p>1.01</text:p>
          </table:table-cell>
          <table:table-cell office:value-type="float" office:value="340.85">
            <text:p>340.85</text:p>
          </table:table-cell>
          <table:table-cell table:formula="of:=[.F507]/[.A507]" office:value-type="float" office:value="1.00968659280763">
            <text:p>1.01</text:p>
          </table:table-cell>
          <table:table-cell office:value-type="float" office:value="342.85">
            <text:p>342.85</text:p>
          </table:table-cell>
          <table:table-cell table:formula="of:=[.H507]/[.A507]" office:value-type="float" office:value="1.01561111440251">
            <text:p>1.02</text:p>
          </table:table-cell>
          <table:table-cell office:value-type="float" office:value="339.09">
            <text:p>339.09</text:p>
          </table:table-cell>
          <table:table-cell table:formula="of:=[.J507]/[.A507]" office:value-type="float" office:value="1.00447301380414">
            <text:p>1</text:p>
          </table:table-cell>
          <table:table-cell table:number-columns-repeated="5"/>
        </table:table-row>
        <table:table-row table:style-name="ro1">
          <table:table-cell office:value-type="float" office:value="315.88">
            <text:p>315.88</text:p>
          </table:table-cell>
          <table:table-cell office:value-type="float" office:value="340.17">
            <text:p>340.17</text:p>
          </table:table-cell>
          <table:table-cell table:formula="of:=[.B508]/[.A508]" office:value-type="float" office:value="1.07689628973028">
            <text:p>1.08</text:p>
          </table:table-cell>
          <table:table-cell office:value-type="float" office:value="318.37">
            <text:p>318.37</text:p>
          </table:table-cell>
          <table:table-cell table:formula="of:=[.D508]/[.A508]" office:value-type="float" office:value="1.00788274028112">
            <text:p>1.01</text:p>
          </table:table-cell>
          <table:table-cell office:value-type="float" office:value="318.95">
            <text:p>318.95</text:p>
          </table:table-cell>
          <table:table-cell table:formula="of:=[.F508]/[.A508]" office:value-type="float" office:value="1.00971888058757">
            <text:p>1.01</text:p>
          </table:table-cell>
          <table:table-cell office:value-type="float" office:value="318.37">
            <text:p>318.37</text:p>
          </table:table-cell>
          <table:table-cell table:formula="of:=[.H508]/[.A508]" office:value-type="float" office:value="1.00788274028112">
            <text:p>1.01</text:p>
          </table:table-cell>
          <table:table-cell office:value-type="float" office:value="318.37">
            <text:p>318.37</text:p>
          </table:table-cell>
          <table:table-cell table:formula="of:=[.J508]/[.A508]" office:value-type="float" office:value="1.00788274028112">
            <text:p>1.01</text:p>
          </table:table-cell>
          <table:table-cell table:number-columns-repeated="5"/>
        </table:table-row>
        <table:table-row table:style-name="ro1">
          <table:table-cell office:value-type="float" office:value="59.67">
            <text:p>59.67</text:p>
          </table:table-cell>
          <table:table-cell office:value-type="float" office:value="61.43">
            <text:p>61.43</text:p>
          </table:table-cell>
          <table:table-cell table:formula="of:=[.B509]/[.A509]" office:value-type="float" office:value="1.02949555890732">
            <text:p>1.03</text:p>
          </table:table-cell>
          <table:table-cell office:value-type="float" office:value="60.25">
            <text:p>60.25</text:p>
          </table:table-cell>
          <table:table-cell table:formula="of:=[.D509]/[.A509]" office:value-type="float" office:value="1.00972012736719">
            <text:p>1.01</text:p>
          </table:table-cell>
          <table:table-cell office:value-type="float" office:value="60.25">
            <text:p>60.25</text:p>
          </table:table-cell>
          <table:table-cell table:formula="of:=[.F509]/[.A509]" office:value-type="float" office:value="1.00972012736719">
            <text:p>1.01</text:p>
          </table:table-cell>
          <table:table-cell office:value-type="float" office:value="61.43">
            <text:p>61.43</text:p>
          </table:table-cell>
          <table:table-cell table:formula="of:=[.H509]/[.A509]" office:value-type="float" office:value="1.02949555890732">
            <text:p>1.03</text:p>
          </table:table-cell>
          <table:table-cell office:value-type="float" office:value="60.25">
            <text:p>60.25</text:p>
          </table:table-cell>
          <table:table-cell table:formula="of:=[.J509]/[.A509]" office:value-type="float" office:value="1.00972012736719">
            <text:p>1.01</text:p>
          </table:table-cell>
          <table:table-cell table:number-columns-repeated="5"/>
        </table:table-row>
        <table:table-row table:style-name="ro1">
          <table:table-cell office:value-type="float" office:value="384.71">
            <text:p>384.71</text:p>
          </table:table-cell>
          <table:table-cell office:value-type="float" office:value="401.68">
            <text:p>401.68</text:p>
          </table:table-cell>
          <table:table-cell table:formula="of:=[.B510]/[.A510]" office:value-type="float" office:value="1.04411114865743">
            <text:p>1.04</text:p>
          </table:table-cell>
          <table:table-cell office:value-type="float" office:value="387.88">
            <text:p>387.88</text:p>
          </table:table-cell>
          <table:table-cell table:formula="of:=[.D510]/[.A510]" office:value-type="float" office:value="1.00823997296665">
            <text:p>1.01</text:p>
          </table:table-cell>
          <table:table-cell office:value-type="float" office:value="388.46">
            <text:p>388.46</text:p>
          </table:table-cell>
          <table:table-cell table:formula="of:=[.F510]/[.A510]" office:value-type="float" office:value="1.00974760208989">
            <text:p>1.01</text:p>
          </table:table-cell>
          <table:table-cell office:value-type="float" office:value="401.68">
            <text:p>401.68</text:p>
          </table:table-cell>
          <table:table-cell table:formula="of:=[.H510]/[.A510]" office:value-type="float" office:value="1.04411114865743">
            <text:p>1.04</text:p>
          </table:table-cell>
          <table:table-cell office:value-type="float" office:value="387.78">
            <text:p>387.78</text:p>
          </table:table-cell>
          <table:table-cell table:formula="of:=[.J510]/[.A510]" office:value-type="float" office:value="1.00798003691092">
            <text:p>1.01</text:p>
          </table:table-cell>
          <table:table-cell table:number-columns-repeated="5"/>
        </table:table-row>
        <table:table-row table:style-name="ro1">
          <table:table-cell office:value-type="float" office:value="118.91">
            <text:p>118.91</text:p>
          </table:table-cell>
          <table:table-cell office:value-type="float" office:value="129.74">
            <text:p>129.74</text:p>
          </table:table-cell>
          <table:table-cell table:formula="of:=[.B511]/[.A511]" office:value-type="float" office:value="1.09107728534186">
            <text:p>1.09</text:p>
          </table:table-cell>
          <table:table-cell office:value-type="float" office:value="121.84">
            <text:p>121.84</text:p>
          </table:table-cell>
          <table:table-cell table:formula="of:=[.D511]/[.A511]" office:value-type="float" office:value="1.02464048439997">
            <text:p>1.02</text:p>
          </table:table-cell>
          <table:table-cell office:value-type="float" office:value="120.08">
            <text:p>120.08</text:p>
          </table:table-cell>
          <table:table-cell table:formula="of:=[.F511]/[.A511]" office:value-type="float" office:value="1.00983937431671">
            <text:p>1.01</text:p>
          </table:table-cell>
          <table:table-cell office:value-type="float" office:value="129.74">
            <text:p>129.74</text:p>
          </table:table-cell>
          <table:table-cell table:formula="of:=[.H511]/[.A511]" office:value-type="float" office:value="1.09107728534186">
            <text:p>1.09</text:p>
          </table:table-cell>
          <table:table-cell office:value-type="float" office:value="119.5">
            <text:p>119.5</text:p>
          </table:table-cell>
          <table:table-cell table:formula="of:=[.J511]/[.A511]" office:value-type="float" office:value="1.00496173576655">
            <text:p>1</text:p>
          </table:table-cell>
          <table:table-cell table:number-columns-repeated="5"/>
        </table:table-row>
        <table:table-row table:style-name="ro1">
          <table:table-cell office:value-type="float" office:value="395.85">
            <text:p>395.85</text:p>
          </table:table-cell>
          <table:table-cell office:value-type="float" office:value="402.1">
            <text:p>402.1</text:p>
          </table:table-cell>
          <table:table-cell table:formula="of:=[.B512]/[.A512]" office:value-type="float" office:value="1.01578880889226">
            <text:p>1.02</text:p>
          </table:table-cell>
          <table:table-cell office:value-type="float" office:value="399.85">
            <text:p>399.85</text:p>
          </table:table-cell>
          <table:table-cell table:formula="of:=[.D512]/[.A512]" office:value-type="float" office:value="1.01010483769104">
            <text:p>1.01</text:p>
          </table:table-cell>
          <table:table-cell office:value-type="float" office:value="399.75">
            <text:p>399.75</text:p>
          </table:table-cell>
          <table:table-cell table:formula="of:=[.F512]/[.A512]" office:value-type="float" office:value="1.00985221674877">
            <text:p>1.01</text:p>
          </table:table-cell>
          <table:table-cell office:value-type="float" office:value="397.51">
            <text:p>397.51</text:p>
          </table:table-cell>
          <table:table-cell table:formula="of:=[.H512]/[.A512]" office:value-type="float" office:value="1.00419350764178">
            <text:p>1</text:p>
          </table:table-cell>
          <table:table-cell office:value-type="float" office:value="398.1">
            <text:p>398.1</text:p>
          </table:table-cell>
          <table:table-cell table:formula="of:=[.J512]/[.A512]" office:value-type="float" office:value="1.00568397120121">
            <text:p>1.01</text:p>
          </table:table-cell>
          <table:table-cell table:number-columns-repeated="5"/>
        </table:table-row>
        <table:table-row table:style-name="ro1">
          <table:table-cell office:value-type="float" office:value="58.67">
            <text:p>58.67</text:p>
          </table:table-cell>
          <table:table-cell office:value-type="float" office:value="71.11">
            <text:p>71.11</text:p>
          </table:table-cell>
          <table:table-cell table:formula="of:=[.B513]/[.A513]" office:value-type="float" office:value="1.21203340719277">
            <text:p>1.21</text:p>
          </table:table-cell>
          <table:table-cell office:value-type="float" office:value="60.43">
            <text:p>60.43</text:p>
          </table:table-cell>
          <table:table-cell table:formula="of:=[.D513]/[.A513]" office:value-type="float" office:value="1.02999829555139">
            <text:p>1.03</text:p>
          </table:table-cell>
          <table:table-cell office:value-type="float" office:value="59.25">
            <text:p>59.25</text:p>
          </table:table-cell>
          <table:table-cell table:formula="of:=[.F513]/[.A513]" office:value-type="float" office:value="1.00988580194307">
            <text:p>1.01</text:p>
          </table:table-cell>
          <table:table-cell office:value-type="float" office:value="71.11">
            <text:p>71.11</text:p>
          </table:table-cell>
          <table:table-cell table:formula="of:=[.H513]/[.A513]" office:value-type="float" office:value="1.21203340719277">
            <text:p>1.21</text:p>
          </table:table-cell>
          <table:table-cell office:value-type="float" office:value="60.43">
            <text:p>60.43</text:p>
          </table:table-cell>
          <table:table-cell table:formula="of:=[.J513]/[.A513]" office:value-type="float" office:value="1.02999829555139">
            <text:p>1.03</text:p>
          </table:table-cell>
          <table:table-cell table:number-columns-repeated="5"/>
        </table:table-row>
        <table:table-row table:style-name="ro1">
          <table:table-cell office:value-type="float" office:value="211.45">
            <text:p>211.45</text:p>
          </table:table-cell>
          <table:table-cell office:value-type="float" office:value="220.72">
            <text:p>220.72</text:p>
          </table:table-cell>
          <table:table-cell table:formula="of:=[.B514]/[.A514]" office:value-type="float" office:value="1.04384015133601">
            <text:p>1.04</text:p>
          </table:table-cell>
          <table:table-cell office:value-type="float" office:value="211.79">
            <text:p>211.79</text:p>
          </table:table-cell>
          <table:table-cell table:formula="of:=[.D514]/[.A514]" office:value-type="float" office:value="1.0016079451407">
            <text:p>1</text:p>
          </table:table-cell>
          <table:table-cell office:value-type="float" office:value="213.55">
            <text:p>213.55</text:p>
          </table:table-cell>
          <table:table-cell table:formula="of:=[.F514]/[.A514]" office:value-type="float" office:value="1.009931425869">
            <text:p>1.01</text:p>
          </table:table-cell>
          <table:table-cell office:value-type="float" office:value="212.38">
            <text:p>212.38</text:p>
          </table:table-cell>
          <table:table-cell table:formula="of:=[.H514]/[.A514]" office:value-type="float" office:value="1.00439820288484">
            <text:p>1</text:p>
          </table:table-cell>
          <table:table-cell office:value-type="float" office:value="211.79">
            <text:p>211.79</text:p>
          </table:table-cell>
          <table:table-cell table:formula="of:=[.J514]/[.A514]" office:value-type="float" office:value="1.0016079451407">
            <text:p>1</text:p>
          </table:table-cell>
          <table:table-cell table:number-columns-repeated="5"/>
        </table:table-row>
        <table:table-row table:style-name="ro1">
          <table:table-cell office:value-type="float" office:value="152.84">
            <text:p>152.84</text:p>
          </table:table-cell>
          <table:table-cell office:value-type="float" office:value="178.6">
            <text:p>178.6</text:p>
          </table:table-cell>
          <table:table-cell table:formula="of:=[.B515]/[.A515]" office:value-type="float" office:value="1.1685422664224">
            <text:p>1.17</text:p>
          </table:table-cell>
          <table:table-cell office:value-type="float" office:value="157.87">
            <text:p>157.87</text:p>
          </table:table-cell>
          <table:table-cell table:formula="of:=[.D515]/[.A515]" office:value-type="float" office:value="1.03291023292332">
            <text:p>1.03</text:p>
          </table:table-cell>
          <table:table-cell office:value-type="float" office:value="154.36">
            <text:p>154.36</text:p>
          </table:table-cell>
          <table:table-cell table:formula="of:=[.F515]/[.A515]" office:value-type="float" office:value="1.0099450405653">
            <text:p>1.01</text:p>
          </table:table-cell>
          <table:table-cell office:value-type="float" office:value="178.6">
            <text:p>178.6</text:p>
          </table:table-cell>
          <table:table-cell table:formula="of:=[.H515]/[.A515]" office:value-type="float" office:value="1.1685422664224">
            <text:p>1.17</text:p>
          </table:table-cell>
          <table:table-cell office:value-type="float" office:value="153.18">
            <text:p>153.18</text:p>
          </table:table-cell>
          <table:table-cell table:formula="of:=[.J515]/[.A515]" office:value-type="float" office:value="1.0022245485475">
            <text:p>1</text:p>
          </table:table-cell>
          <table:table-cell table:number-columns-repeated="5"/>
        </table:table-row>
        <table:table-row table:style-name="ro1">
          <table:table-cell office:value-type="float" office:value="503.55">
            <text:p>503.55</text:p>
          </table:table-cell>
          <table:table-cell office:value-type="float" office:value="509.75">
            <text:p>509.75</text:p>
          </table:table-cell>
          <table:table-cell table:formula="of:=[.B516]/[.A516]" office:value-type="float" office:value="1.01231258067719">
            <text:p>1.01</text:p>
          </table:table-cell>
          <table:table-cell office:value-type="float" office:value="508">
            <text:p>508</text:p>
          </table:table-cell>
          <table:table-cell table:formula="of:=[.D516]/[.A516]" office:value-type="float" office:value="1.00883725548605">
            <text:p>1.01</text:p>
          </table:table-cell>
          <table:table-cell office:value-type="float" office:value="508.58">
            <text:p>508.58</text:p>
          </table:table-cell>
          <table:table-cell table:formula="of:=[.F516]/[.A516]" office:value-type="float" office:value="1.0099890775494">
            <text:p>1.01</text:p>
          </table:table-cell>
          <table:table-cell office:value-type="float" office:value="507.41">
            <text:p>507.41</text:p>
          </table:table-cell>
          <table:table-cell table:formula="of:=[.H516]/[.A516]" office:value-type="float" office:value="1.00766557442161">
            <text:p>1.01</text:p>
          </table:table-cell>
          <table:table-cell office:value-type="float" office:value="506.83">
            <text:p>506.83</text:p>
          </table:table-cell>
          <table:table-cell table:formula="of:=[.J516]/[.A516]" office:value-type="float" office:value="1.00651375235826">
            <text:p>1.01</text:p>
          </table:table-cell>
          <table:table-cell table:number-columns-repeated="5"/>
        </table:table-row>
        <table:table-row table:style-name="ro1">
          <table:table-cell office:value-type="float" office:value="166.18">
            <text:p>166.18</text:p>
          </table:table-cell>
          <table:table-cell office:value-type="float" office:value="169.84">
            <text:p>169.84</text:p>
          </table:table-cell>
          <table:table-cell table:formula="of:=[.B517]/[.A517]" office:value-type="float" office:value="1.02202431098809">
            <text:p>1.02</text:p>
          </table:table-cell>
          <table:table-cell office:value-type="float" office:value="167.84">
            <text:p>167.84</text:p>
          </table:table-cell>
          <table:table-cell table:formula="of:=[.D517]/[.A517]" office:value-type="float" office:value="1.00998916837165">
            <text:p>1.01</text:p>
          </table:table-cell>
          <table:table-cell office:value-type="float" office:value="167.84">
            <text:p>167.84</text:p>
          </table:table-cell>
          <table:table-cell table:formula="of:=[.F517]/[.A517]" office:value-type="float" office:value="1.00998916837165">
            <text:p>1.01</text:p>
          </table:table-cell>
          <table:table-cell office:value-type="float" office:value="169.84">
            <text:p>169.84</text:p>
          </table:table-cell>
          <table:table-cell table:formula="of:=[.H517]/[.A517]" office:value-type="float" office:value="1.02202431098809">
            <text:p>1.02</text:p>
          </table:table-cell>
          <table:table-cell office:value-type="float" office:value="167.84">
            <text:p>167.84</text:p>
          </table:table-cell>
          <table:table-cell table:formula="of:=[.J517]/[.A517]" office:value-type="float" office:value="1.00998916837165">
            <text:p>1.01</text:p>
          </table:table-cell>
          <table:table-cell table:number-columns-repeated="5"/>
        </table:table-row>
        <table:table-row table:style-name="ro1">
          <table:table-cell office:value-type="float" office:value="352.29">
            <text:p>352.29</text:p>
          </table:table-cell>
          <table:table-cell office:value-type="float" office:value="362.74">
            <text:p>362.74</text:p>
          </table:table-cell>
          <table:table-cell table:formula="of:=[.B518]/[.A518]" office:value-type="float" office:value="1.02966306168214">
            <text:p>1.03</text:p>
          </table:table-cell>
          <table:table-cell office:value-type="float" office:value="356.98">
            <text:p>356.98</text:p>
          </table:table-cell>
          <table:table-cell table:formula="of:=[.D518]/[.A518]" office:value-type="float" office:value="1.01331289562576">
            <text:p>1.01</text:p>
          </table:table-cell>
          <table:table-cell office:value-type="float" office:value="355.81">
            <text:p>355.81</text:p>
          </table:table-cell>
          <table:table-cell table:formula="of:=[.F518]/[.A518]" office:value-type="float" office:value="1.00999176814556">
            <text:p>1.01</text:p>
          </table:table-cell>
          <table:table-cell office:value-type="float" office:value="362.74">
            <text:p>362.74</text:p>
          </table:table-cell>
          <table:table-cell table:formula="of:=[.H518]/[.A518]" office:value-type="float" office:value="1.02966306168214">
            <text:p>1.03</text:p>
          </table:table-cell>
          <table:table-cell office:value-type="float" office:value="356.39">
            <text:p>356.39</text:p>
          </table:table-cell>
          <table:table-cell table:formula="of:=[.J518]/[.A518]" office:value-type="float" office:value="1.01163813903318">
            <text:p>1.01</text:p>
          </table:table-cell>
          <table:table-cell table:number-columns-repeated="5"/>
        </table:table-row>
        <table:table-row table:style-name="ro1">
          <table:table-cell office:value-type="float" office:value="174.87">
            <text:p>174.87</text:p>
          </table:table-cell>
          <table:table-cell office:value-type="float" office:value="178.04">
            <text:p>178.04</text:p>
          </table:table-cell>
          <table:table-cell table:formula="of:=[.B519]/[.A519]" office:value-type="float" office:value="1.01812775204438">
            <text:p>1.02</text:p>
          </table:table-cell>
          <table:table-cell office:value-type="float" office:value="176.04">
            <text:p>176.04</text:p>
          </table:table-cell>
          <table:table-cell table:formula="of:=[.D519]/[.A519]" office:value-type="float" office:value="1.00669068450849">
            <text:p>1.01</text:p>
          </table:table-cell>
          <table:table-cell office:value-type="float" office:value="176.62">
            <text:p>176.62</text:p>
          </table:table-cell>
          <table:table-cell table:formula="of:=[.F519]/[.A519]" office:value-type="float" office:value="1.0100074340939">
            <text:p>1.01</text:p>
          </table:table-cell>
          <table:table-cell office:value-type="float" office:value="178.04">
            <text:p>178.04</text:p>
          </table:table-cell>
          <table:table-cell table:formula="of:=[.H519]/[.A519]" office:value-type="float" office:value="1.01812775204438">
            <text:p>1.02</text:p>
          </table:table-cell>
          <table:table-cell office:value-type="float" office:value="176.04">
            <text:p>176.04</text:p>
          </table:table-cell>
          <table:table-cell table:formula="of:=[.J519]/[.A519]" office:value-type="float" office:value="1.00669068450849">
            <text:p>1.01</text:p>
          </table:table-cell>
          <table:table-cell table:number-columns-repeated="5"/>
        </table:table-row>
        <table:table-row table:style-name="ro1">
          <table:table-cell office:value-type="float" office:value="492.46">
            <text:p>492.46</text:p>
          </table:table-cell>
          <table:table-cell office:value-type="float" office:value="496.46">
            <text:p>496.46</text:p>
          </table:table-cell>
          <table:table-cell table:formula="of:=[.B520]/[.A520]" office:value-type="float" office:value="1.00812248710555">
            <text:p>1.01</text:p>
          </table:table-cell>
          <table:table-cell office:value-type="float" office:value="495.04">
            <text:p>495.04</text:p>
          </table:table-cell>
          <table:table-cell table:formula="of:=[.D520]/[.A520]" office:value-type="float" office:value="1.00523900418308">
            <text:p>1.01</text:p>
          </table:table-cell>
          <table:table-cell office:value-type="float" office:value="497.39">
            <text:p>497.39</text:p>
          </table:table-cell>
          <table:table-cell table:formula="of:=[.F520]/[.A520]" office:value-type="float" office:value="1.01001096535759">
            <text:p>1.01</text:p>
          </table:table-cell>
          <table:table-cell office:value-type="float" office:value="496.46">
            <text:p>496.46</text:p>
          </table:table-cell>
          <table:table-cell table:formula="of:=[.H520]/[.A520]" office:value-type="float" office:value="1.00812248710555">
            <text:p>1.01</text:p>
          </table:table-cell>
          <table:table-cell office:value-type="float" office:value="495.63">
            <text:p>495.63</text:p>
          </table:table-cell>
          <table:table-cell table:formula="of:=[.J520]/[.A520]" office:value-type="float" office:value="1.00643707103115">
            <text:p>1.01</text:p>
          </table:table-cell>
          <table:table-cell table:number-columns-repeated="5"/>
        </table:table-row>
        <table:table-row table:style-name="ro1">
          <table:table-cell office:value-type="float" office:value="140.57">
            <text:p>140.57</text:p>
          </table:table-cell>
          <table:table-cell office:value-type="float" office:value="155.88">
            <text:p>155.88</text:p>
          </table:table-cell>
          <table:table-cell table:formula="of:=[.B521]/[.A521]" office:value-type="float" office:value="1.10891370847265">
            <text:p>1.11</text:p>
          </table:table-cell>
          <table:table-cell office:value-type="float" office:value="143.64">
            <text:p>143.64</text:p>
          </table:table-cell>
          <table:table-cell table:formula="of:=[.D521]/[.A521]" office:value-type="float" office:value="1.021839652842">
            <text:p>1.02</text:p>
          </table:table-cell>
          <table:table-cell office:value-type="float" office:value="141.98">
            <text:p>141.98</text:p>
          </table:table-cell>
          <table:table-cell table:formula="of:=[.F521]/[.A521]" office:value-type="float" office:value="1.01003058974177">
            <text:p>1.01</text:p>
          </table:table-cell>
          <table:table-cell office:value-type="float" office:value="147.3">
            <text:p>147.3</text:p>
          </table:table-cell>
          <table:table-cell table:formula="of:=[.H521]/[.A521]" office:value-type="float" office:value="1.04787650280999">
            <text:p>1.05</text:p>
          </table:table-cell>
          <table:table-cell office:value-type="float" office:value="143.64">
            <text:p>143.64</text:p>
          </table:table-cell>
          <table:table-cell table:formula="of:=[.J521]/[.A521]" office:value-type="float" office:value="1.021839652842">
            <text:p>1.02</text:p>
          </table:table-cell>
          <table:table-cell table:number-columns-repeated="5"/>
        </table:table-row>
        <table:table-row table:style-name="ro1">
          <table:table-cell office:value-type="float" office:value="374.4">
            <text:p>374.4</text:p>
          </table:table-cell>
          <table:table-cell office:value-type="float" office:value="397.33">
            <text:p>397.33</text:p>
          </table:table-cell>
          <table:table-cell table:formula="of:=[.B522]/[.A522]" office:value-type="float" office:value="1.06124465811966">
            <text:p>1.06</text:p>
          </table:table-cell>
          <table:table-cell office:value-type="float" office:value="376.99">
            <text:p>376.99</text:p>
          </table:table-cell>
          <table:table-cell table:formula="of:=[.D522]/[.A522]" office:value-type="float" office:value="1.00691773504274">
            <text:p>1.01</text:p>
          </table:table-cell>
          <table:table-cell office:value-type="float" office:value="378.16">
            <text:p>378.16</text:p>
          </table:table-cell>
          <table:table-cell table:formula="of:=[.F522]/[.A522]" office:value-type="float" office:value="1.01004273504274">
            <text:p>1.01</text:p>
          </table:table-cell>
          <table:table-cell office:value-type="float" office:value="397.33">
            <text:p>397.33</text:p>
          </table:table-cell>
          <table:table-cell table:formula="of:=[.H522]/[.A522]" office:value-type="float" office:value="1.06124465811966">
            <text:p>1.06</text:p>
          </table:table-cell>
          <table:table-cell office:value-type="float" office:value="377.58">
            <text:p>377.58</text:p>
          </table:table-cell>
          <table:table-cell table:formula="of:=[.J522]/[.A522]" office:value-type="float" office:value="1.00849358974359">
            <text:p>1.01</text:p>
          </table:table-cell>
          <table:table-cell table:number-columns-repeated="5"/>
        </table:table-row>
        <table:table-row table:style-name="ro1">
          <table:table-cell office:value-type="float" office:value="405.48">
            <text:p>405.48</text:p>
          </table:table-cell>
          <table:table-cell office:value-type="float" office:value="419.37">
            <text:p>419.37</text:p>
          </table:table-cell>
          <table:table-cell table:formula="of:=[.B523]/[.A523]" office:value-type="float" office:value="1.03425569695176">
            <text:p>1.03</text:p>
          </table:table-cell>
          <table:table-cell office:value-type="float" office:value="408.75">
            <text:p>408.75</text:p>
          </table:table-cell>
          <table:table-cell table:formula="of:=[.D523]/[.A523]" office:value-type="float" office:value="1.00806451612903">
            <text:p>1.01</text:p>
          </table:table-cell>
          <table:table-cell office:value-type="float" office:value="409.58">
            <text:p>409.58</text:p>
          </table:table-cell>
          <table:table-cell table:formula="of:=[.F523]/[.A523]" office:value-type="float" office:value="1.01011147282233">
            <text:p>1.01</text:p>
          </table:table-cell>
          <table:table-cell office:value-type="float" office:value="411.33">
            <text:p>411.33</text:p>
          </table:table-cell>
          <table:table-cell table:formula="of:=[.H523]/[.A523]" office:value-type="float" office:value="1.01442734536845">
            <text:p>1.01</text:p>
          </table:table-cell>
          <table:table-cell office:value-type="float" office:value="406.99">
            <text:p>406.99</text:p>
          </table:table-cell>
          <table:table-cell table:formula="of:=[.J523]/[.A523]" office:value-type="float" office:value="1.00372398145408">
            <text:p>1</text:p>
          </table:table-cell>
          <table:table-cell table:number-columns-repeated="5"/>
        </table:table-row>
        <table:table-row table:style-name="ro1">
          <table:table-cell office:value-type="float" office:value="231.89">
            <text:p>231.89</text:p>
          </table:table-cell>
          <table:table-cell office:value-type="float" office:value="239.55">
            <text:p>239.55</text:p>
          </table:table-cell>
          <table:table-cell table:formula="of:=[.B524]/[.A524]" office:value-type="float" office:value="1.03303290353185">
            <text:p>1.03</text:p>
          </table:table-cell>
          <table:table-cell office:value-type="float" office:value="234.24">
            <text:p>234.24</text:p>
          </table:table-cell>
          <table:table-cell table:formula="of:=[.D524]/[.A524]" office:value-type="float" office:value="1.0101341153133">
            <text:p>1.01</text:p>
          </table:table-cell>
          <table:table-cell office:value-type="float" office:value="234.24">
            <text:p>234.24</text:p>
          </table:table-cell>
          <table:table-cell table:formula="of:=[.F524]/[.A524]" office:value-type="float" office:value="1.0101341153133">
            <text:p>1.01</text:p>
          </table:table-cell>
          <table:table-cell office:value-type="float" office:value="239.55">
            <text:p>239.55</text:p>
          </table:table-cell>
          <table:table-cell table:formula="of:=[.H524]/[.A524]" office:value-type="float" office:value="1.03303290353185">
            <text:p>1.03</text:p>
          </table:table-cell>
          <table:table-cell office:value-type="float" office:value="232.48">
            <text:p>232.48</text:p>
          </table:table-cell>
          <table:table-cell table:formula="of:=[.J524]/[.A524]" office:value-type="float" office:value="1.00254430980206">
            <text:p>1</text:p>
          </table:table-cell>
          <table:table-cell table:number-columns-repeated="5"/>
        </table:table-row>
        <table:table-row table:style-name="ro1">
          <table:table-cell office:value-type="float" office:value="207.05">
            <text:p>207.05</text:p>
          </table:table-cell>
          <table:table-cell office:value-type="float" office:value="219.15">
            <text:p>219.15</text:p>
          </table:table-cell>
          <table:table-cell table:formula="of:=[.B525]/[.A525]" office:value-type="float" office:value="1.0584399903405">
            <text:p>1.06</text:p>
          </table:table-cell>
          <table:table-cell office:value-type="float" office:value="208.56">
            <text:p>208.56</text:p>
          </table:table-cell>
          <table:table-cell table:formula="of:=[.D525]/[.A525]" office:value-type="float" office:value="1.00729292441439">
            <text:p>1.01</text:p>
          </table:table-cell>
          <table:table-cell office:value-type="float" office:value="209.15">
            <text:p>209.15</text:p>
          </table:table-cell>
          <table:table-cell table:formula="of:=[.F525]/[.A525]" office:value-type="float" office:value="1.0101424776624">
            <text:p>1.01</text:p>
          </table:table-cell>
          <table:table-cell office:value-type="float" office:value="219.15">
            <text:p>219.15</text:p>
          </table:table-cell>
          <table:table-cell table:formula="of:=[.H525]/[.A525]" office:value-type="float" office:value="1.0584399903405">
            <text:p>1.06</text:p>
          </table:table-cell>
          <table:table-cell office:value-type="float" office:value="206.22">
            <text:p>206.22</text:p>
          </table:table-cell>
          <table:table-cell table:formula="of:=[.J525]/[.A525]" office:value-type="float" office:value="0.995991306447718">
            <text:p>1</text:p>
          </table:table-cell>
          <table:table-cell table:number-columns-repeated="5"/>
        </table:table-row>
        <table:table-row table:style-name="ro1">
          <table:table-cell office:value-type="float" office:value="312.23">
            <text:p>312.23</text:p>
          </table:table-cell>
          <table:table-cell office:value-type="float" office:value="324.72">
            <text:p>324.72</text:p>
          </table:table-cell>
          <table:table-cell table:formula="of:=[.B526]/[.A526]" office:value-type="float" office:value="1.04000256221375">
            <text:p>1.04</text:p>
          </table:table-cell>
          <table:table-cell office:value-type="float" office:value="316.48">
            <text:p>316.48</text:p>
          </table:table-cell>
          <table:table-cell table:formula="of:=[.D526]/[.A526]" office:value-type="float" office:value="1.01361176056112">
            <text:p>1.01</text:p>
          </table:table-cell>
          <table:table-cell office:value-type="float" office:value="315.4">
            <text:p>315.4</text:p>
          </table:table-cell>
          <table:table-cell table:formula="of:=[.F526]/[.A526]" office:value-type="float" office:value="1.010152771995">
            <text:p>1.01</text:p>
          </table:table-cell>
          <table:table-cell office:value-type="float" office:value="324.72">
            <text:p>324.72</text:p>
          </table:table-cell>
          <table:table-cell table:formula="of:=[.H526]/[.A526]" office:value-type="float" office:value="1.04000256221375">
            <text:p>1.04</text:p>
          </table:table-cell>
          <table:table-cell office:value-type="float" office:value="315.89">
            <text:p>315.89</text:p>
          </table:table-cell>
          <table:table-cell table:formula="of:=[.J526]/[.A526]" office:value-type="float" office:value="1.01172212791852">
            <text:p>1.01</text:p>
          </table:table-cell>
          <table:table-cell table:number-columns-repeated="5"/>
        </table:table-row>
        <table:table-row table:style-name="ro1">
          <table:table-cell office:value-type="float" office:value="57.87">
            <text:p>57.87</text:p>
          </table:table-cell>
          <table:table-cell office:value-type="float" office:value="65.38">
            <text:p>65.38</text:p>
          </table:table-cell>
          <table:table-cell table:formula="of:=[.B527]/[.A527]" office:value-type="float" office:value="1.12977363055124">
            <text:p>1.13</text:p>
          </table:table-cell>
          <table:table-cell office:value-type="float" office:value="58.46">
            <text:p>58.46</text:p>
          </table:table-cell>
          <table:table-cell table:formula="of:=[.D527]/[.A527]" office:value-type="float" office:value="1.0101952652497">
            <text:p>1.01</text:p>
          </table:table-cell>
          <table:table-cell office:value-type="float" office:value="58.46">
            <text:p>58.46</text:p>
          </table:table-cell>
          <table:table-cell table:formula="of:=[.F527]/[.A527]" office:value-type="float" office:value="1.0101952652497">
            <text:p>1.01</text:p>
          </table:table-cell>
          <table:table-cell office:value-type="float" office:value="65.38">
            <text:p>65.38</text:p>
          </table:table-cell>
          <table:table-cell table:formula="of:=[.H527]/[.A527]" office:value-type="float" office:value="1.12977363055124">
            <text:p>1.13</text:p>
          </table:table-cell>
          <table:table-cell office:value-type="float" office:value="63.04">
            <text:p>63.04</text:p>
          </table:table-cell>
          <table:table-cell table:formula="of:=[.J527]/[.A527]" office:value-type="float" office:value="1.0893381717643">
            <text:p>1.09</text:p>
          </table:table-cell>
          <table:table-cell table:number-columns-repeated="5"/>
        </table:table-row>
        <table:table-row table:style-name="ro1">
          <table:table-cell office:value-type="float" office:value="367.81">
            <text:p>367.81</text:p>
          </table:table-cell>
          <table:table-cell office:value-type="float" office:value="376.29">
            <text:p>376.29</text:p>
          </table:table-cell>
          <table:table-cell table:formula="of:=[.B528]/[.A528]" office:value-type="float" office:value="1.02305538185476">
            <text:p>1.02</text:p>
          </table:table-cell>
          <table:table-cell office:value-type="float" office:value="370.98">
            <text:p>370.98</text:p>
          </table:table-cell>
          <table:table-cell table:formula="of:=[.D528]/[.A528]" office:value-type="float" office:value="1.00861858024524">
            <text:p>1.01</text:p>
          </table:table-cell>
          <table:table-cell office:value-type="float" office:value="371.56">
            <text:p>371.56</text:p>
          </table:table-cell>
          <table:table-cell table:formula="of:=[.F528]/[.A528]" office:value-type="float" office:value="1.01019548136266">
            <text:p>1.01</text:p>
          </table:table-cell>
          <table:table-cell office:value-type="float" office:value="376.29">
            <text:p>376.29</text:p>
          </table:table-cell>
          <table:table-cell table:formula="of:=[.H528]/[.A528]" office:value-type="float" office:value="1.02305538185476">
            <text:p>1.02</text:p>
          </table:table-cell>
          <table:table-cell office:value-type="float" office:value="372.05">
            <text:p>372.05</text:p>
          </table:table-cell>
          <table:table-cell table:formula="of:=[.J528]/[.A528]" office:value-type="float" office:value="1.01152769092738">
            <text:p>1.01</text:p>
          </table:table-cell>
          <table:table-cell table:number-columns-repeated="5"/>
        </table:table-row>
        <table:table-row table:style-name="ro1">
          <table:table-cell office:value-type="float" office:value="449.63">
            <text:p>449.63</text:p>
          </table:table-cell>
          <table:table-cell office:value-type="float" office:value="456.7">
            <text:p>456.7</text:p>
          </table:table-cell>
          <table:table-cell table:formula="of:=[.B529]/[.A529]" office:value-type="float" office:value="1.01572403976603">
            <text:p>1.02</text:p>
          </table:table-cell>
          <table:table-cell office:value-type="float" office:value="455.87">
            <text:p>455.87</text:p>
          </table:table-cell>
          <table:table-cell table:formula="of:=[.D529]/[.A529]" office:value-type="float" office:value="1.01387807753041">
            <text:p>1.01</text:p>
          </table:table-cell>
          <table:table-cell office:value-type="float" office:value="454.22">
            <text:p>454.22</text:p>
          </table:table-cell>
          <table:table-cell table:formula="of:=[.F529]/[.A529]" office:value-type="float" office:value="1.01020839356804">
            <text:p>1.01</text:p>
          </table:table-cell>
          <table:table-cell office:value-type="float" office:value="456.7">
            <text:p>456.7</text:p>
          </table:table-cell>
          <table:table-cell table:formula="of:=[.H529]/[.A529]" office:value-type="float" office:value="1.01572403976603">
            <text:p>1.02</text:p>
          </table:table-cell>
          <table:table-cell office:value-type="float" office:value="456.46">
            <text:p>456.46</text:p>
          </table:table-cell>
          <table:table-cell table:formula="of:=[.J529]/[.A529]" office:value-type="float" office:value="1.01519026755332">
            <text:p>1.02</text:p>
          </table:table-cell>
          <table:table-cell table:number-columns-repeated="5"/>
        </table:table-row>
        <table:table-row table:style-name="ro1">
          <table:table-cell office:value-type="float" office:value="308.61">
            <text:p>308.61</text:p>
          </table:table-cell>
          <table:table-cell office:value-type="float" office:value="312.5">
            <text:p>312.5</text:p>
          </table:table-cell>
          <table:table-cell table:formula="of:=[.B530]/[.A530]" office:value-type="float" office:value="1.01260490586825">
            <text:p>1.01</text:p>
          </table:table-cell>
          <table:table-cell office:value-type="float" office:value="313.43">
            <text:p>313.43</text:p>
          </table:table-cell>
          <table:table-cell table:formula="of:=[.D530]/[.A530]" office:value-type="float" office:value="1.01561841806811">
            <text:p>1.02</text:p>
          </table:table-cell>
          <table:table-cell office:value-type="float" office:value="311.78">
            <text:p>311.78</text:p>
          </table:table-cell>
          <table:table-cell table:formula="of:=[.F530]/[.A530]" office:value-type="float" office:value="1.01027186416513">
            <text:p>1.01</text:p>
          </table:table-cell>
          <table:table-cell office:value-type="float" office:value="312.5">
            <text:p>312.5</text:p>
          </table:table-cell>
          <table:table-cell table:formula="of:=[.H530]/[.A530]" office:value-type="float" office:value="1.01260490586825">
            <text:p>1.01</text:p>
          </table:table-cell>
          <table:table-cell office:value-type="float" office:value="312.85">
            <text:p>312.85</text:p>
          </table:table-cell>
          <table:table-cell table:formula="of:=[.J530]/[.A530]" office:value-type="float" office:value="1.01373902336282">
            <text:p>1.01</text:p>
          </table:table-cell>
          <table:table-cell table:number-columns-repeated="5"/>
        </table:table-row>
        <table:table-row table:style-name="ro1">
          <table:table-cell office:value-type="float" office:value="398.75">
            <text:p>398.75</text:p>
          </table:table-cell>
          <table:table-cell office:value-type="float" office:value="413.78">
            <text:p>413.78</text:p>
          </table:table-cell>
          <table:table-cell table:formula="of:=[.B531]/[.A531]" office:value-type="float" office:value="1.03769278996865">
            <text:p>1.04</text:p>
          </table:table-cell>
          <table:table-cell office:value-type="float" office:value="401.68">
            <text:p>401.68</text:p>
          </table:table-cell>
          <table:table-cell table:formula="of:=[.D531]/[.A531]" office:value-type="float" office:value="1.00734796238245">
            <text:p>1.01</text:p>
          </table:table-cell>
          <table:table-cell office:value-type="float" office:value="402.85">
            <text:p>402.85</text:p>
          </table:table-cell>
          <table:table-cell table:formula="of:=[.F531]/[.A531]" office:value-type="float" office:value="1.01028213166144">
            <text:p>1.01</text:p>
          </table:table-cell>
          <table:table-cell office:value-type="float" office:value="400.5">
            <text:p>400.5</text:p>
          </table:table-cell>
          <table:table-cell table:formula="of:=[.H531]/[.A531]" office:value-type="float" office:value="1.00438871473354">
            <text:p>1</text:p>
          </table:table-cell>
          <table:table-cell office:value-type="float" office:value="401.09">
            <text:p>401.09</text:p>
          </table:table-cell>
          <table:table-cell table:formula="of:=[.J531]/[.A531]" office:value-type="float" office:value="1.00586833855799">
            <text:p>1.01</text:p>
          </table:table-cell>
          <table:table-cell table:number-columns-repeated="5"/>
        </table:table-row>
        <table:table-row table:style-name="ro1">
          <table:table-cell office:value-type="float" office:value="502.53">
            <text:p>502.53</text:p>
          </table:table-cell>
          <table:table-cell office:value-type="float" office:value="527.74">
            <text:p>527.74</text:p>
          </table:table-cell>
          <table:table-cell table:formula="of:=[.B532]/[.A532]" office:value-type="float" office:value="1.05016615923427">
            <text:p>1.05</text:p>
          </table:table-cell>
          <table:table-cell office:value-type="float" office:value="514.43">
            <text:p>514.43</text:p>
          </table:table-cell>
          <table:table-cell table:formula="of:=[.D532]/[.A532]" office:value-type="float" office:value="1.02368017829781">
            <text:p>1.02</text:p>
          </table:table-cell>
          <table:table-cell office:value-type="float" office:value="507.7">
            <text:p>507.7</text:p>
          </table:table-cell>
          <table:table-cell table:formula="of:=[.F532]/[.A532]" office:value-type="float" office:value="1.01028794300838">
            <text:p>1.01</text:p>
          </table:table-cell>
          <table:table-cell office:value-type="float" office:value="527.74">
            <text:p>527.74</text:p>
          </table:table-cell>
          <table:table-cell table:formula="of:=[.H532]/[.A532]" office:value-type="float" office:value="1.05016615923427">
            <text:p>1.05</text:p>
          </table:table-cell>
          <table:table-cell office:value-type="float" office:value="514.43">
            <text:p>514.43</text:p>
          </table:table-cell>
          <table:table-cell table:formula="of:=[.J532]/[.A532]" office:value-type="float" office:value="1.02368017829781">
            <text:p>1.02</text:p>
          </table:table-cell>
          <table:table-cell table:number-columns-repeated="5"/>
        </table:table-row>
        <table:table-row table:style-name="ro1">
          <table:table-cell office:value-type="float" office:value="298.24">
            <text:p>298.24</text:p>
          </table:table-cell>
          <table:table-cell office:value-type="float" office:value="314.38">
            <text:p>314.38</text:p>
          </table:table-cell>
          <table:table-cell table:formula="of:=[.B533]/[.A533]" office:value-type="float" office:value="1.05411748927039">
            <text:p>1.05</text:p>
          </table:table-cell>
          <table:table-cell office:value-type="float" office:value="301.31">
            <text:p>301.31</text:p>
          </table:table-cell>
          <table:table-cell table:formula="of:=[.D533]/[.A533]" office:value-type="float" office:value="1.01029372317597">
            <text:p>1.01</text:p>
          </table:table-cell>
          <table:table-cell office:value-type="float" office:value="301.31">
            <text:p>301.31</text:p>
          </table:table-cell>
          <table:table-cell table:formula="of:=[.F533]/[.A533]" office:value-type="float" office:value="1.01029372317597">
            <text:p>1.01</text:p>
          </table:table-cell>
          <table:table-cell office:value-type="float" office:value="303.55">
            <text:p>303.55</text:p>
          </table:table-cell>
          <table:table-cell table:formula="of:=[.H533]/[.A533]" office:value-type="float" office:value="1.0178044527897">
            <text:p>1.02</text:p>
          </table:table-cell>
          <table:table-cell office:value-type="float" office:value="300.72">
            <text:p>300.72</text:p>
          </table:table-cell>
          <table:table-cell table:formula="of:=[.J533]/[.A533]" office:value-type="float" office:value="1.00831545064378">
            <text:p>1.01</text:p>
          </table:table-cell>
          <table:table-cell table:number-columns-repeated="5"/>
        </table:table-row>
        <table:table-row table:style-name="ro1">
          <table:table-cell office:value-type="float" office:value="365.09">
            <text:p>365.09</text:p>
          </table:table-cell>
          <table:table-cell office:value-type="float" office:value="409.27">
            <text:p>409.27</text:p>
          </table:table-cell>
          <table:table-cell table:formula="of:=[.B534]/[.A534]" office:value-type="float" office:value="1.12101125749815">
            <text:p>1.12</text:p>
          </table:table-cell>
          <table:table-cell office:value-type="float" office:value="367.68">
            <text:p>367.68</text:p>
          </table:table-cell>
          <table:table-cell table:formula="of:=[.D534]/[.A534]" office:value-type="float" office:value="1.00709414117067">
            <text:p>1.01</text:p>
          </table:table-cell>
          <table:table-cell office:value-type="float" office:value="368.85">
            <text:p>368.85</text:p>
          </table:table-cell>
          <table:table-cell table:formula="of:=[.F534]/[.A534]" office:value-type="float" office:value="1.01029883042537">
            <text:p>1.01</text:p>
          </table:table-cell>
          <table:table-cell office:value-type="float" office:value="409.27">
            <text:p>409.27</text:p>
          </table:table-cell>
          <table:table-cell table:formula="of:=[.H534]/[.A534]" office:value-type="float" office:value="1.12101125749815">
            <text:p>1.12</text:p>
          </table:table-cell>
          <table:table-cell office:value-type="float" office:value="367.68">
            <text:p>367.68</text:p>
          </table:table-cell>
          <table:table-cell table:formula="of:=[.J534]/[.A534]" office:value-type="float" office:value="1.00709414117067">
            <text:p>1.01</text:p>
          </table:table-cell>
          <table:table-cell table:number-columns-repeated="5"/>
        </table:table-row>
        <table:table-row table:style-name="ro1">
          <table:table-cell office:value-type="float" office:value="373.52">
            <text:p>373.52</text:p>
          </table:table-cell>
          <table:table-cell office:value-type="float" office:value="388.3">
            <text:p>388.3</text:p>
          </table:table-cell>
          <table:table-cell table:formula="of:=[.B535]/[.A535]" office:value-type="float" office:value="1.0395695009638">
            <text:p>1.04</text:p>
          </table:table-cell>
          <table:table-cell office:value-type="float" office:value="380.3">
            <text:p>380.3</text:p>
          </table:table-cell>
          <table:table-cell table:formula="of:=[.D535]/[.A535]" office:value-type="float" office:value="1.01815163846648">
            <text:p>1.02</text:p>
          </table:table-cell>
          <table:table-cell office:value-type="float" office:value="377.37">
            <text:p>377.37</text:p>
          </table:table-cell>
          <table:table-cell table:formula="of:=[.F535]/[.A535]" office:value-type="float" office:value="1.01030734632684">
            <text:p>1.01</text:p>
          </table:table-cell>
          <table:table-cell office:value-type="float" office:value="388.3">
            <text:p>388.3</text:p>
          </table:table-cell>
          <table:table-cell table:formula="of:=[.H535]/[.A535]" office:value-type="float" office:value="1.0395695009638">
            <text:p>1.04</text:p>
          </table:table-cell>
          <table:table-cell office:value-type="float" office:value="378.55">
            <text:p>378.55</text:p>
          </table:table-cell>
          <table:table-cell table:formula="of:=[.J535]/[.A535]" office:value-type="float" office:value="1.01346648104519">
            <text:p>1.01</text:p>
          </table:table-cell>
          <table:table-cell table:number-columns-repeated="5"/>
        </table:table-row>
        <table:table-row table:style-name="ro1">
          <table:table-cell office:value-type="float" office:value="443.46">
            <text:p>443.46</text:p>
          </table:table-cell>
          <table:table-cell office:value-type="float" office:value="459.8">
            <text:p>459.8</text:p>
          </table:table-cell>
          <table:table-cell table:formula="of:=[.B536]/[.A536]" office:value-type="float" office:value="1.03684661525279">
            <text:p>1.04</text:p>
          </table:table-cell>
          <table:table-cell office:value-type="float" office:value="449.7">
            <text:p>449.7</text:p>
          </table:table-cell>
          <table:table-cell table:formula="of:=[.D536]/[.A536]" office:value-type="float" office:value="1.01407116763631">
            <text:p>1.01</text:p>
          </table:table-cell>
          <table:table-cell office:value-type="float" office:value="448.04">
            <text:p>448.04</text:p>
          </table:table-cell>
          <table:table-cell table:formula="of:=[.F536]/[.A536]" office:value-type="float" office:value="1.01032787624588">
            <text:p>1.01</text:p>
          </table:table-cell>
          <table:table-cell office:value-type="float" office:value="448.53">
            <text:p>448.53</text:p>
          </table:table-cell>
          <table:table-cell table:formula="of:=[.H536]/[.A536]" office:value-type="float" office:value="1.01143282370451">
            <text:p>1.01</text:p>
          </table:table-cell>
          <table:table-cell office:value-type="float" office:value="448.53">
            <text:p>448.53</text:p>
          </table:table-cell>
          <table:table-cell table:formula="of:=[.J536]/[.A536]" office:value-type="float" office:value="1.01143282370451">
            <text:p>1.01</text:p>
          </table:table-cell>
          <table:table-cell table:number-columns-repeated="5"/>
        </table:table-row>
        <table:table-row table:style-name="ro1">
          <table:table-cell office:value-type="float" office:value="259.08">
            <text:p>259.08</text:p>
          </table:table-cell>
          <table:table-cell office:value-type="float" office:value="268.79">
            <text:p>268.79</text:p>
          </table:table-cell>
          <table:table-cell table:formula="of:=[.B537]/[.A537]" office:value-type="float" office:value="1.03747877103597">
            <text:p>1.04</text:p>
          </table:table-cell>
          <table:table-cell office:value-type="float" office:value="265.28">
            <text:p>265.28</text:p>
          </table:table-cell>
          <table:table-cell table:formula="of:=[.D537]/[.A537]" office:value-type="float" office:value="1.02393083217539">
            <text:p>1.02</text:p>
          </table:table-cell>
          <table:table-cell office:value-type="float" office:value="261.76">
            <text:p>261.76</text:p>
          </table:table-cell>
          <table:table-cell table:formula="of:=[.F537]/[.A537]" office:value-type="float" office:value="1.01034429519839">
            <text:p>1.01</text:p>
          </table:table-cell>
          <table:table-cell office:value-type="float" office:value="268.79">
            <text:p>268.79</text:p>
          </table:table-cell>
          <table:table-cell table:formula="of:=[.H537]/[.A537]" office:value-type="float" office:value="1.03747877103597">
            <text:p>1.04</text:p>
          </table:table-cell>
          <table:table-cell office:value-type="float" office:value="267.04">
            <text:p>267.04</text:p>
          </table:table-cell>
          <table:table-cell table:formula="of:=[.J537]/[.A537]" office:value-type="float" office:value="1.03072410066389">
            <text:p>1.03</text:p>
          </table:table-cell>
          <table:table-cell table:number-columns-repeated="5"/>
        </table:table-row>
        <table:table-row table:style-name="ro1">
          <table:table-cell office:value-type="float" office:value="239.4">
            <text:p>239.4</text:p>
          </table:table-cell>
          <table:table-cell office:value-type="float" office:value="248.02">
            <text:p>248.02</text:p>
          </table:table-cell>
          <table:table-cell table:formula="of:=[.B538]/[.A538]" office:value-type="float" office:value="1.0360066833751">
            <text:p>1.04</text:p>
          </table:table-cell>
          <table:table-cell office:value-type="float" office:value="241.88">
            <text:p>241.88</text:p>
          </table:table-cell>
          <table:table-cell table:formula="of:=[.D538]/[.A538]" office:value-type="float" office:value="1.01035923141186">
            <text:p>1.01</text:p>
          </table:table-cell>
          <table:table-cell office:value-type="float" office:value="241.88">
            <text:p>241.88</text:p>
          </table:table-cell>
          <table:table-cell table:formula="of:=[.F538]/[.A538]" office:value-type="float" office:value="1.01035923141186">
            <text:p>1.01</text:p>
          </table:table-cell>
          <table:table-cell office:value-type="float" office:value="248.02">
            <text:p>248.02</text:p>
          </table:table-cell>
          <table:table-cell table:formula="of:=[.H538]/[.A538]" office:value-type="float" office:value="1.0360066833751">
            <text:p>1.04</text:p>
          </table:table-cell>
          <table:table-cell office:value-type="float" office:value="241.88">
            <text:p>241.88</text:p>
          </table:table-cell>
          <table:table-cell table:formula="of:=[.J538]/[.A538]" office:value-type="float" office:value="1.01035923141186">
            <text:p>1.01</text:p>
          </table:table-cell>
          <table:table-cell table:number-columns-repeated="5"/>
        </table:table-row>
        <table:table-row table:style-name="ro1">
          <table:table-cell office:value-type="float" office:value="371.5">
            <text:p>371.5</text:p>
          </table:table-cell>
          <table:table-cell office:value-type="float" office:value="382.68">
            <text:p>382.68</text:p>
          </table:table-cell>
          <table:table-cell table:formula="of:=[.B539]/[.A539]" office:value-type="float" office:value="1.03009421265141">
            <text:p>1.03</text:p>
          </table:table-cell>
          <table:table-cell office:value-type="float" office:value="375.95">
            <text:p>375.95</text:p>
          </table:table-cell>
          <table:table-cell table:formula="of:=[.D539]/[.A539]" office:value-type="float" office:value="1.01197846567968">
            <text:p>1.01</text:p>
          </table:table-cell>
          <table:table-cell office:value-type="float" office:value="375.36">
            <text:p>375.36</text:p>
          </table:table-cell>
          <table:table-cell table:formula="of:=[.F539]/[.A539]" office:value-type="float" office:value="1.01039030955585">
            <text:p>1.01</text:p>
          </table:table-cell>
          <table:table-cell office:value-type="float" office:value="376.53">
            <text:p>376.53</text:p>
          </table:table-cell>
          <table:table-cell table:formula="of:=[.H539]/[.A539]" office:value-type="float" office:value="1.0135397039031">
            <text:p>1.01</text:p>
          </table:table-cell>
          <table:table-cell office:value-type="float" office:value="374.19">
            <text:p>374.19</text:p>
          </table:table-cell>
          <table:table-cell table:formula="of:=[.J539]/[.A539]" office:value-type="float" office:value="1.00724091520861">
            <text:p>1.01</text:p>
          </table:table-cell>
          <table:table-cell table:number-columns-repeated="5"/>
        </table:table-row>
        <table:table-row table:style-name="ro1">
          <table:table-cell office:value-type="float" office:value="392.83">
            <text:p>392.83</text:p>
          </table:table-cell>
          <table:table-cell office:value-type="float" office:value="399.76">
            <text:p>399.76</text:p>
          </table:table-cell>
          <table:table-cell table:formula="of:=[.B540]/[.A540]" office:value-type="float" office:value="1.01764121884785">
            <text:p>1.02</text:p>
          </table:table-cell>
          <table:table-cell office:value-type="float" office:value="398.59">
            <text:p>398.59</text:p>
          </table:table-cell>
          <table:table-cell table:formula="of:=[.D540]/[.A540]" office:value-type="float" office:value="1.01466283125016">
            <text:p>1.01</text:p>
          </table:table-cell>
          <table:table-cell office:value-type="float" office:value="396.93">
            <text:p>396.93</text:p>
          </table:table-cell>
          <table:table-cell table:formula="of:=[.F540]/[.A540]" office:value-type="float" office:value="1.01043708474404">
            <text:p>1.01</text:p>
          </table:table-cell>
          <table:table-cell office:value-type="float" office:value="399.76">
            <text:p>399.76</text:p>
          </table:table-cell>
          <table:table-cell table:formula="of:=[.H540]/[.A540]" office:value-type="float" office:value="1.01764121884785">
            <text:p>1.02</text:p>
          </table:table-cell>
          <table:table-cell office:value-type="float" office:value="398">
            <text:p>398</text:p>
          </table:table-cell>
          <table:table-cell table:formula="of:=[.J540]/[.A540]" office:value-type="float" office:value="1.01316090929919">
            <text:p>1.01</text:p>
          </table:table-cell>
          <table:table-cell table:number-columns-repeated="5"/>
        </table:table-row>
        <table:table-row table:style-name="ro1">
          <table:table-cell office:value-type="float" office:value="494.69">
            <text:p>494.69</text:p>
          </table:table-cell>
          <table:table-cell office:value-type="float" office:value="504.83">
            <text:p>504.83</text:p>
          </table:table-cell>
          <table:table-cell table:formula="of:=[.B541]/[.A541]" office:value-type="float" office:value="1.02049768541915">
            <text:p>1.02</text:p>
          </table:table-cell>
          <table:table-cell office:value-type="float" office:value="501.86">
            <text:p>501.86</text:p>
          </table:table-cell>
          <table:table-cell table:formula="of:=[.D541]/[.A541]" office:value-type="float" office:value="1.01449392548869">
            <text:p>1.01</text:p>
          </table:table-cell>
          <table:table-cell office:value-type="float" office:value="499.86">
            <text:p>499.86</text:p>
          </table:table-cell>
          <table:table-cell table:formula="of:=[.F541]/[.A541]" office:value-type="float" office:value="1.01045098950858">
            <text:p>1.01</text:p>
          </table:table-cell>
          <table:table-cell office:value-type="float" office:value="501.17">
            <text:p>501.17</text:p>
          </table:table-cell>
          <table:table-cell table:formula="of:=[.H541]/[.A541]" office:value-type="float" office:value="1.01309911257555">
            <text:p>1.01</text:p>
          </table:table-cell>
          <table:table-cell office:value-type="float" office:value="500.1">
            <text:p>500.1</text:p>
          </table:table-cell>
          <table:table-cell table:formula="of:=[.J541]/[.A541]" office:value-type="float" office:value="1.01093614182619">
            <text:p>1.01</text:p>
          </table:table-cell>
          <table:table-cell table:number-columns-repeated="5"/>
        </table:table-row>
        <table:table-row table:style-name="ro1">
          <table:table-cell office:value-type="float" office:value="503.47">
            <text:p>503.47</text:p>
          </table:table-cell>
          <table:table-cell office:value-type="float" office:value="509.91">
            <text:p>509.91</text:p>
          </table:table-cell>
          <table:table-cell table:formula="of:=[.B542]/[.A542]" office:value-type="float" office:value="1.01279122887163">
            <text:p>1.01</text:p>
          </table:table-cell>
          <table:table-cell office:value-type="float" office:value="508.16">
            <text:p>508.16</text:p>
          </table:table-cell>
          <table:table-cell table:formula="of:=[.D542]/[.A542]" office:value-type="float" office:value="1.00931535146086">
            <text:p>1.01</text:p>
          </table:table-cell>
          <table:table-cell office:value-type="float" office:value="508.74">
            <text:p>508.74</text:p>
          </table:table-cell>
          <table:table-cell table:formula="of:=[.F542]/[.A542]" office:value-type="float" office:value="1.01046735654557">
            <text:p>1.01</text:p>
          </table:table-cell>
          <table:table-cell office:value-type="float" office:value="509.91">
            <text:p>509.91</text:p>
          </table:table-cell>
          <table:table-cell table:formula="of:=[.H542]/[.A542]" office:value-type="float" office:value="1.01279122887163">
            <text:p>1.01</text:p>
          </table:table-cell>
          <table:table-cell office:value-type="float" office:value="506.98">
            <text:p>506.98</text:p>
          </table:table-cell>
          <table:table-cell table:formula="of:=[.J542]/[.A542]" office:value-type="float" office:value="1.00697161697817">
            <text:p>1.01</text:p>
          </table:table-cell>
          <table:table-cell table:number-columns-repeated="5"/>
        </table:table-row>
        <table:table-row table:style-name="ro1">
          <table:table-cell office:value-type="float" office:value="279.45">
            <text:p>279.45</text:p>
          </table:table-cell>
          <table:table-cell office:value-type="float" office:value="287.69">
            <text:p>287.69</text:p>
          </table:table-cell>
          <table:table-cell table:formula="of:=[.B543]/[.A543]" office:value-type="float" office:value="1.02948649132224">
            <text:p>1.03</text:p>
          </table:table-cell>
          <table:table-cell office:value-type="float" office:value="282.38">
            <text:p>282.38</text:p>
          </table:table-cell>
          <table:table-cell table:formula="of:=[.D543]/[.A543]" office:value-type="float" office:value="1.01048488101628">
            <text:p>1.01</text:p>
          </table:table-cell>
          <table:table-cell office:value-type="float" office:value="282.38">
            <text:p>282.38</text:p>
          </table:table-cell>
          <table:table-cell table:formula="of:=[.F543]/[.A543]" office:value-type="float" office:value="1.01048488101628">
            <text:p>1.01</text:p>
          </table:table-cell>
          <table:table-cell office:value-type="float" office:value="287.69">
            <text:p>287.69</text:p>
          </table:table-cell>
          <table:table-cell table:formula="of:=[.H543]/[.A543]" office:value-type="float" office:value="1.02948649132224">
            <text:p>1.03</text:p>
          </table:table-cell>
          <table:table-cell office:value-type="float" office:value="280.04">
            <text:p>280.04</text:p>
          </table:table-cell>
          <table:table-cell table:formula="of:=[.J543]/[.A543]" office:value-type="float" office:value="1.002111290034">
            <text:p>1</text:p>
          </table:table-cell>
          <table:table-cell table:number-columns-repeated="5"/>
        </table:table-row>
        <table:table-row table:style-name="ro1">
          <table:table-cell office:value-type="float" office:value="222.25">
            <text:p>222.25</text:p>
          </table:table-cell>
          <table:table-cell office:value-type="float" office:value="239.32">
            <text:p>239.32</text:p>
          </table:table-cell>
          <table:table-cell table:formula="of:=[.B544]/[.A544]" office:value-type="float" office:value="1.07680539932508">
            <text:p>1.08</text:p>
          </table:table-cell>
          <table:table-cell office:value-type="float" office:value="223.42">
            <text:p>223.42</text:p>
          </table:table-cell>
          <table:table-cell table:formula="of:=[.D544]/[.A544]" office:value-type="float" office:value="1.00526434195726">
            <text:p>1.01</text:p>
          </table:table-cell>
          <table:table-cell office:value-type="float" office:value="224.59">
            <text:p>224.59</text:p>
          </table:table-cell>
          <table:table-cell table:formula="of:=[.F544]/[.A544]" office:value-type="float" office:value="1.01052868391451">
            <text:p>1.01</text:p>
          </table:table-cell>
          <table:table-cell office:value-type="float" office:value="239.32">
            <text:p>239.32</text:p>
          </table:table-cell>
          <table:table-cell table:formula="of:=[.H544]/[.A544]" office:value-type="float" office:value="1.07680539932508">
            <text:p>1.08</text:p>
          </table:table-cell>
          <table:table-cell office:value-type="float" office:value="222.84">
            <text:p>222.84</text:p>
          </table:table-cell>
          <table:table-cell table:formula="of:=[.J544]/[.A544]" office:value-type="float" office:value="1.00265466816648">
            <text:p>1</text:p>
          </table:table-cell>
          <table:table-cell table:number-columns-repeated="5"/>
        </table:table-row>
        <table:table-row table:style-name="ro1">
          <table:table-cell office:value-type="float" office:value="420.13">
            <text:p>420.13</text:p>
          </table:table-cell>
          <table:table-cell office:value-type="float" office:value="451.2">
            <text:p>451.2</text:p>
          </table:table-cell>
          <table:table-cell table:formula="of:=[.B545]/[.A545]" office:value-type="float" office:value="1.073953300169">
            <text:p>1.07</text:p>
          </table:table-cell>
          <table:table-cell office:value-type="float" office:value="423.89">
            <text:p>423.89</text:p>
          </table:table-cell>
          <table:table-cell table:formula="of:=[.D545]/[.A545]" office:value-type="float" office:value="1.00894961083474">
            <text:p>1.01</text:p>
          </table:table-cell>
          <table:table-cell office:value-type="float" office:value="424.58">
            <text:p>424.58</text:p>
          </table:table-cell>
          <table:table-cell table:formula="of:=[.F545]/[.A545]" office:value-type="float" office:value="1.01059195963154">
            <text:p>1.01</text:p>
          </table:table-cell>
          <table:table-cell office:value-type="float" office:value="451.2">
            <text:p>451.2</text:p>
          </table:table-cell>
          <table:table-cell table:formula="of:=[.H545]/[.A545]" office:value-type="float" office:value="1.073953300169">
            <text:p>1.07</text:p>
          </table:table-cell>
          <table:table-cell office:value-type="float" office:value="422.13">
            <text:p>422.13</text:p>
          </table:table-cell>
          <table:table-cell table:formula="of:=[.J545]/[.A545]" office:value-type="float" office:value="1.00476043129508">
            <text:p>1</text:p>
          </table:table-cell>
          <table:table-cell table:number-columns-repeated="5"/>
        </table:table-row>
        <table:table-row table:style-name="ro1">
          <table:table-cell office:value-type="float" office:value="400.14">
            <text:p>400.14</text:p>
          </table:table-cell>
          <table:table-cell office:value-type="float" office:value="423.55">
            <text:p>423.55</text:p>
          </table:table-cell>
          <table:table-cell table:formula="of:=[.B546]/[.A546]" office:value-type="float" office:value="1.0585045234168">
            <text:p>1.06</text:p>
          </table:table-cell>
          <table:table-cell office:value-type="float" office:value="403.79">
            <text:p>403.79</text:p>
          </table:table-cell>
          <table:table-cell table:formula="of:=[.D546]/[.A546]" office:value-type="float" office:value="1.00912180736742">
            <text:p>1.01</text:p>
          </table:table-cell>
          <table:table-cell office:value-type="float" office:value="404.38">
            <text:p>404.38</text:p>
          </table:table-cell>
          <table:table-cell table:formula="of:=[.F546]/[.A546]" office:value-type="float" office:value="1.01059629129805">
            <text:p>1.01</text:p>
          </table:table-cell>
          <table:table-cell office:value-type="float" office:value="418.28">
            <text:p>418.28</text:p>
          </table:table-cell>
          <table:table-cell table:formula="of:=[.H546]/[.A546]" office:value-type="float" office:value="1.04533413305343">
            <text:p>1.05</text:p>
          </table:table-cell>
          <table:table-cell office:value-type="float" office:value="405.69">
            <text:p>405.69</text:p>
          </table:table-cell>
          <table:table-cell table:formula="of:=[.J546]/[.A546]" office:value-type="float" office:value="1.01387014544909">
            <text:p>1.01</text:p>
          </table:table-cell>
          <table:table-cell table:number-columns-repeated="5"/>
        </table:table-row>
        <table:table-row table:style-name="ro1">
          <table:table-cell office:value-type="float" office:value="211.14">
            <text:p>211.14</text:p>
          </table:table-cell>
          <table:table-cell office:value-type="float" office:value="232.11">
            <text:p>232.11</text:p>
          </table:table-cell>
          <table:table-cell table:formula="of:=[.B547]/[.A547]" office:value-type="float" office:value="1.09931798806479">
            <text:p>1.1</text:p>
          </table:table-cell>
          <table:table-cell office:value-type="float" office:value="217.77">
            <text:p>217.77</text:p>
          </table:table-cell>
          <table:table-cell table:formula="of:=[.D547]/[.A547]" office:value-type="float" office:value="1.03140096618358">
            <text:p>1.03</text:p>
          </table:table-cell>
          <table:table-cell office:value-type="float" office:value="213.38">
            <text:p>213.38</text:p>
          </table:table-cell>
          <table:table-cell table:formula="of:=[.F547]/[.A547]" office:value-type="float" office:value="1.01060907454769">
            <text:p>1.01</text:p>
          </table:table-cell>
          <table:table-cell office:value-type="float" office:value="232.11">
            <text:p>232.11</text:p>
          </table:table-cell>
          <table:table-cell table:formula="of:=[.H547]/[.A547]" office:value-type="float" office:value="1.09931798806479">
            <text:p>1.1</text:p>
          </table:table-cell>
          <table:table-cell office:value-type="float" office:value="217.77">
            <text:p>217.77</text:p>
          </table:table-cell>
          <table:table-cell table:formula="of:=[.J547]/[.A547]" office:value-type="float" office:value="1.03140096618358">
            <text:p>1.03</text:p>
          </table:table-cell>
          <table:table-cell table:number-columns-repeated="5"/>
        </table:table-row>
        <table:table-row table:style-name="ro1">
          <table:table-cell office:value-type="float" office:value="253.22">
            <text:p>253.22</text:p>
          </table:table-cell>
          <table:table-cell office:value-type="float" office:value="274.74">
            <text:p>274.74</text:p>
          </table:table-cell>
          <table:table-cell table:formula="of:=[.B548]/[.A548]" office:value-type="float" office:value="1.08498538819998">
            <text:p>1.08</text:p>
          </table:table-cell>
          <table:table-cell office:value-type="float" office:value="267.56">
            <text:p>267.56</text:p>
          </table:table-cell>
          <table:table-cell table:formula="of:=[.D548]/[.A548]" office:value-type="float" office:value="1.05663059789906">
            <text:p>1.06</text:p>
          </table:table-cell>
          <table:table-cell office:value-type="float" office:value="255.91">
            <text:p>255.91</text:p>
          </table:table-cell>
          <table:table-cell table:formula="of:=[.F548]/[.A548]" office:value-type="float" office:value="1.010623173525">
            <text:p>1.01</text:p>
          </table:table-cell>
          <table:table-cell office:value-type="float" office:value="274.74">
            <text:p>274.74</text:p>
          </table:table-cell>
          <table:table-cell table:formula="of:=[.H548]/[.A548]" office:value-type="float" office:value="1.08498538819998">
            <text:p>1.08</text:p>
          </table:table-cell>
          <table:table-cell office:value-type="float" office:value="255.32">
            <text:p>255.32</text:p>
          </table:table-cell>
          <table:table-cell table:formula="of:=[.J548]/[.A548]" office:value-type="float" office:value="1.00829318379275">
            <text:p>1.01</text:p>
          </table:table-cell>
          <table:table-cell table:number-columns-repeated="5"/>
        </table:table-row>
        <table:table-row table:style-name="ro1">
          <table:table-cell office:value-type="float" office:value="385.78">
            <text:p>385.78</text:p>
          </table:table-cell>
          <table:table-cell office:value-type="float" office:value="392.61">
            <text:p>392.61</text:p>
          </table:table-cell>
          <table:table-cell table:formula="of:=[.B549]/[.A549]" office:value-type="float" office:value="1.01770439110374">
            <text:p>1.02</text:p>
          </table:table-cell>
          <table:table-cell office:value-type="float" office:value="386.95">
            <text:p>386.95</text:p>
          </table:table-cell>
          <table:table-cell table:formula="of:=[.D549]/[.A549]" office:value-type="float" office:value="1.00303281663124">
            <text:p>1</text:p>
          </table:table-cell>
          <table:table-cell office:value-type="float" office:value="389.88">
            <text:p>389.88</text:p>
          </table:table-cell>
          <table:table-cell table:formula="of:=[.F549]/[.A549]" office:value-type="float" office:value="1.01062781896418">
            <text:p>1.01</text:p>
          </table:table-cell>
          <table:table-cell office:value-type="float" office:value="392.61">
            <text:p>392.61</text:p>
          </table:table-cell>
          <table:table-cell table:formula="of:=[.H549]/[.A549]" office:value-type="float" office:value="1.01770439110374">
            <text:p>1.02</text:p>
          </table:table-cell>
          <table:table-cell office:value-type="float" office:value="389.43">
            <text:p>389.43</text:p>
          </table:table-cell>
          <table:table-cell table:formula="of:=[.J549]/[.A549]" office:value-type="float" office:value="1.00946135102908">
            <text:p>1.01</text:p>
          </table:table-cell>
          <table:table-cell table:number-columns-repeated="5"/>
        </table:table-row>
        <table:table-row table:style-name="ro1">
          <table:table-cell office:value-type="float" office:value="275.42">
            <text:p>275.42</text:p>
          </table:table-cell>
          <table:table-cell office:value-type="float" office:value="281.76">
            <text:p>281.76</text:p>
          </table:table-cell>
          <table:table-cell table:formula="of:=[.B550]/[.A550]" office:value-type="float" office:value="1.02301938857018">
            <text:p>1.02</text:p>
          </table:table-cell>
          <table:table-cell office:value-type="float" office:value="277.18">
            <text:p>277.18</text:p>
          </table:table-cell>
          <table:table-cell table:formula="of:=[.D550]/[.A550]" office:value-type="float" office:value="1.00639024036018">
            <text:p>1.01</text:p>
          </table:table-cell>
          <table:table-cell office:value-type="float" office:value="278.35">
            <text:p>278.35</text:p>
          </table:table-cell>
          <table:table-cell table:formula="of:=[.F550]/[.A550]" office:value-type="float" office:value="1.01063829787234">
            <text:p>1.01</text:p>
          </table:table-cell>
          <table:table-cell office:value-type="float" office:value="281.76">
            <text:p>281.76</text:p>
          </table:table-cell>
          <table:table-cell table:formula="of:=[.H550]/[.A550]" office:value-type="float" office:value="1.02301938857018">
            <text:p>1.02</text:p>
          </table:table-cell>
          <table:table-cell office:value-type="float" office:value="276.59">
            <text:p>276.59</text:p>
          </table:table-cell>
          <table:table-cell table:formula="of:=[.J550]/[.A550]" office:value-type="float" office:value="1.00424805751216">
            <text:p>1</text:p>
          </table:table-cell>
          <table:table-cell table:number-columns-repeated="5"/>
        </table:table-row>
        <table:table-row table:style-name="ro1">
          <table:table-cell office:value-type="float" office:value="219.55">
            <text:p>219.55</text:p>
          </table:table-cell>
          <table:table-cell office:value-type="float" office:value="243.59">
            <text:p>243.59</text:p>
          </table:table-cell>
          <table:table-cell table:formula="of:=[.B551]/[.A551]" office:value-type="float" office:value="1.10949669779094">
            <text:p>1.11</text:p>
          </table:table-cell>
          <table:table-cell office:value-type="float" office:value="220.72">
            <text:p>220.72</text:p>
          </table:table-cell>
          <table:table-cell table:formula="of:=[.D551]/[.A551]" office:value-type="float" office:value="1.00532908221362">
            <text:p>1.01</text:p>
          </table:table-cell>
          <table:table-cell office:value-type="float" office:value="221.89">
            <text:p>221.89</text:p>
          </table:table-cell>
          <table:table-cell table:formula="of:=[.F551]/[.A551]" office:value-type="float" office:value="1.01065816442724">
            <text:p>1.01</text:p>
          </table:table-cell>
          <table:table-cell office:value-type="float" office:value="243.01">
            <text:p>243.01</text:p>
          </table:table-cell>
          <table:table-cell table:formula="of:=[.H551]/[.A551]" office:value-type="float" office:value="1.10685493053974">
            <text:p>1.11</text:p>
          </table:table-cell>
          <table:table-cell office:value-type="float" office:value="219.55">
            <text:p>219.55</text:p>
          </table:table-cell>
          <table:table-cell table:formula="of:=[.J551]/[.A5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1.27">
            <text:p>381.27</text:p>
          </table:table-cell>
          <table:table-cell office:value-type="float" office:value="388.2">
            <text:p>388.2</text:p>
          </table:table-cell>
          <table:table-cell table:formula="of:=[.B552]/[.A552]" office:value-type="float" office:value="1.01817609568023">
            <text:p>1.02</text:p>
          </table:table-cell>
          <table:table-cell office:value-type="float" office:value="383.03">
            <text:p>383.03</text:p>
          </table:table-cell>
          <table:table-cell table:formula="of:=[.D552]/[.A552]" office:value-type="float" office:value="1.00461615128387">
            <text:p>1</text:p>
          </table:table-cell>
          <table:table-cell office:value-type="float" office:value="385.37">
            <text:p>385.37</text:p>
          </table:table-cell>
          <table:table-cell table:formula="of:=[.F552]/[.A552]" office:value-type="float" office:value="1.01075353424083">
            <text:p>1.01</text:p>
          </table:table-cell>
          <table:table-cell office:value-type="float" office:value="381.27">
            <text:p>381.27</text:p>
          </table:table-cell>
          <table:table-cell table:formula="of:=[.H552]/[.A552]" office:value-type="float" office:value="1">
            <text:p>1</text:p>
          </table:table-cell>
          <table:table-cell office:value-type="float" office:value="381.86">
            <text:p>381.86</text:p>
          </table:table-cell>
          <table:table-cell table:formula="of:=[.J552]/[.A552]" office:value-type="float" office:value="1.00154745980539">
            <text:p>1</text:p>
          </table:table-cell>
          <table:table-cell table:number-columns-repeated="5"/>
        </table:table-row>
        <table:table-row table:style-name="ro1">
          <table:table-cell office:value-type="float" office:value="108.61">
            <text:p>108.61</text:p>
          </table:table-cell>
          <table:table-cell office:value-type="float" office:value="117.88">
            <text:p>117.88</text:p>
          </table:table-cell>
          <table:table-cell table:formula="of:=[.B553]/[.A553]" office:value-type="float" office:value="1.08535125679035">
            <text:p>1.09</text:p>
          </table:table-cell>
          <table:table-cell office:value-type="float" office:value="112.12">
            <text:p>112.12</text:p>
          </table:table-cell>
          <table:table-cell table:formula="of:=[.D553]/[.A553]" office:value-type="float" office:value="1.03231746616334">
            <text:p>1.03</text:p>
          </table:table-cell>
          <table:table-cell office:value-type="float" office:value="109.78">
            <text:p>109.78</text:p>
          </table:table-cell>
          <table:table-cell table:formula="of:=[.F553]/[.A553]" office:value-type="float" office:value="1.01077248872111">
            <text:p>1.01</text:p>
          </table:table-cell>
          <table:table-cell office:value-type="float" office:value="117.88">
            <text:p>117.88</text:p>
          </table:table-cell>
          <table:table-cell table:formula="of:=[.H553]/[.A553]" office:value-type="float" office:value="1.08535125679035">
            <text:p>1.09</text:p>
          </table:table-cell>
          <table:table-cell office:value-type="float" office:value="108.61">
            <text:p>108.61</text:p>
          </table:table-cell>
          <table:table-cell table:formula="of:=[.J553]/[.A5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66.03">
            <text:p>466.03</text:p>
          </table:table-cell>
          <table:table-cell office:value-type="float" office:value="489.65">
            <text:p>489.65</text:p>
          </table:table-cell>
          <table:table-cell table:formula="of:=[.B554]/[.A554]" office:value-type="float" office:value="1.05068343239706">
            <text:p>1.05</text:p>
          </table:table-cell>
          <table:table-cell office:value-type="float" office:value="471.06">
            <text:p>471.06</text:p>
          </table:table-cell>
          <table:table-cell table:formula="of:=[.D554]/[.A554]" office:value-type="float" office:value="1.01079329656889">
            <text:p>1.01</text:p>
          </table:table-cell>
          <table:table-cell office:value-type="float" office:value="471.06">
            <text:p>471.06</text:p>
          </table:table-cell>
          <table:table-cell table:formula="of:=[.F554]/[.A554]" office:value-type="float" office:value="1.01079329656889">
            <text:p>1.01</text:p>
          </table:table-cell>
          <table:table-cell office:value-type="float" office:value="489.65">
            <text:p>489.65</text:p>
          </table:table-cell>
          <table:table-cell table:formula="of:=[.H554]/[.A554]" office:value-type="float" office:value="1.05068343239706">
            <text:p>1.05</text:p>
          </table:table-cell>
          <table:table-cell office:value-type="float" office:value="468.72">
            <text:p>468.72</text:p>
          </table:table-cell>
          <table:table-cell table:formula="of:=[.J554]/[.A554]" office:value-type="float" office:value="1.00577216059052">
            <text:p>1.01</text:p>
          </table:table-cell>
          <table:table-cell table:number-columns-repeated="5"/>
        </table:table-row>
        <table:table-row table:style-name="ro1">
          <table:table-cell office:value-type="float" office:value="486.58">
            <text:p>486.58</text:p>
          </table:table-cell>
          <table:table-cell office:value-type="float" office:value="495.61">
            <text:p>495.61</text:p>
          </table:table-cell>
          <table:table-cell table:formula="of:=[.B555]/[.A555]" office:value-type="float" office:value="1.01855809938756">
            <text:p>1.02</text:p>
          </table:table-cell>
          <table:table-cell office:value-type="float" office:value="492.43">
            <text:p>492.43</text:p>
          </table:table-cell>
          <table:table-cell table:formula="of:=[.D555]/[.A555]" office:value-type="float" office:value="1.01202268897201">
            <text:p>1.01</text:p>
          </table:table-cell>
          <table:table-cell office:value-type="float" office:value="491.85">
            <text:p>491.85</text:p>
          </table:table-cell>
          <table:table-cell table:formula="of:=[.F555]/[.A555]" office:value-type="float" office:value="1.01083069587735">
            <text:p>1.01</text:p>
          </table:table-cell>
          <table:table-cell office:value-type="float" office:value="492.43">
            <text:p>492.43</text:p>
          </table:table-cell>
          <table:table-cell table:formula="of:=[.H555]/[.A555]" office:value-type="float" office:value="1.01202268897201">
            <text:p>1.01</text:p>
          </table:table-cell>
          <table:table-cell office:value-type="float" office:value="489.5">
            <text:p>489.5</text:p>
          </table:table-cell>
          <table:table-cell table:formula="of:=[.J555]/[.A555]" office:value-type="float" office:value="1.00600106868346">
            <text:p>1.01</text:p>
          </table:table-cell>
          <table:table-cell table:number-columns-repeated="5"/>
        </table:table-row>
        <table:table-row table:style-name="ro1">
          <table:table-cell office:value-type="float" office:value="453.84">
            <text:p>453.84</text:p>
          </table:table-cell>
          <table:table-cell office:value-type="float" office:value="473.5">
            <text:p>473.5</text:p>
          </table:table-cell>
          <table:table-cell table:formula="of:=[.B556]/[.A556]" office:value-type="float" office:value="1.04331923144721">
            <text:p>1.04</text:p>
          </table:table-cell>
          <table:table-cell office:value-type="float" office:value="457.6">
            <text:p>457.6</text:p>
          </table:table-cell>
          <table:table-cell table:formula="of:=[.D556]/[.A556]" office:value-type="float" office:value="1.00828485809977">
            <text:p>1.01</text:p>
          </table:table-cell>
          <table:table-cell office:value-type="float" office:value="458.77">
            <text:p>458.77</text:p>
          </table:table-cell>
          <table:table-cell table:formula="of:=[.F556]/[.A556]" office:value-type="float" office:value="1.01086285915741">
            <text:p>1.01</text:p>
          </table:table-cell>
          <table:table-cell office:value-type="float" office:value="473.5">
            <text:p>473.5</text:p>
          </table:table-cell>
          <table:table-cell table:formula="of:=[.H556]/[.A556]" office:value-type="float" office:value="1.04331923144721">
            <text:p>1.04</text:p>
          </table:table-cell>
          <table:table-cell office:value-type="float" office:value="457.6">
            <text:p>457.6</text:p>
          </table:table-cell>
          <table:table-cell table:formula="of:=[.J556]/[.A556]" office:value-type="float" office:value="1.00828485809977">
            <text:p>1.01</text:p>
          </table:table-cell>
          <table:table-cell table:number-columns-repeated="5"/>
        </table:table-row>
        <table:table-row table:style-name="ro1">
          <table:table-cell office:value-type="float" office:value="355.3">
            <text:p>355.3</text:p>
          </table:table-cell>
          <table:table-cell office:value-type="float" office:value="361.75">
            <text:p>361.75</text:p>
          </table:table-cell>
          <table:table-cell table:formula="of:=[.B557]/[.A557]" office:value-type="float" office:value="1.01815367295243">
            <text:p>1.02</text:p>
          </table:table-cell>
          <table:table-cell office:value-type="float" office:value="359.75">
            <text:p>359.75</text:p>
          </table:table-cell>
          <table:table-cell table:formula="of:=[.D557]/[.A557]" office:value-type="float" office:value="1.01252462707571">
            <text:p>1.01</text:p>
          </table:table-cell>
          <table:table-cell office:value-type="float" office:value="359.16">
            <text:p>359.16</text:p>
          </table:table-cell>
          <table:table-cell table:formula="of:=[.F557]/[.A557]" office:value-type="float" office:value="1.01086405854208">
            <text:p>1.01</text:p>
          </table:table-cell>
          <table:table-cell office:value-type="float" office:value="361.75">
            <text:p>361.75</text:p>
          </table:table-cell>
          <table:table-cell table:formula="of:=[.H557]/[.A557]" office:value-type="float" office:value="1.01815367295243">
            <text:p>1.02</text:p>
          </table:table-cell>
          <table:table-cell office:value-type="float" office:value="357.99">
            <text:p>357.99</text:p>
          </table:table-cell>
          <table:table-cell table:formula="of:=[.J557]/[.A557]" office:value-type="float" office:value="1.00757106670419">
            <text:p>1.01</text:p>
          </table:table-cell>
          <table:table-cell table:number-columns-repeated="5"/>
        </table:table-row>
        <table:table-row table:style-name="ro1">
          <table:table-cell office:value-type="float" office:value="484.58">
            <text:p>484.58</text:p>
          </table:table-cell>
          <table:table-cell office:value-type="float" office:value="491.51">
            <text:p>491.51</text:p>
          </table:table-cell>
          <table:table-cell table:formula="of:=[.B558]/[.A558]" office:value-type="float" office:value="1.01430104420323">
            <text:p>1.01</text:p>
          </table:table-cell>
          <table:table-cell office:value-type="float" office:value="488.1">
            <text:p>488.1</text:p>
          </table:table-cell>
          <table:table-cell table:formula="of:=[.D558]/[.A558]" office:value-type="float" office:value="1.00726402245243">
            <text:p>1.01</text:p>
          </table:table-cell>
          <table:table-cell office:value-type="float" office:value="489.85">
            <text:p>489.85</text:p>
          </table:table-cell>
          <table:table-cell table:formula="of:=[.F558]/[.A558]" office:value-type="float" office:value="1.01087539725123">
            <text:p>1.01</text:p>
          </table:table-cell>
          <table:table-cell office:value-type="float" office:value="491.51">
            <text:p>491.51</text:p>
          </table:table-cell>
          <table:table-cell table:formula="of:=[.H558]/[.A558]" office:value-type="float" office:value="1.01430104420323">
            <text:p>1.01</text:p>
          </table:table-cell>
          <table:table-cell office:value-type="float" office:value="489.85">
            <text:p>489.85</text:p>
          </table:table-cell>
          <table:table-cell table:formula="of:=[.J558]/[.A558]" office:value-type="float" office:value="1.01087539725123">
            <text:p>1.01</text:p>
          </table:table-cell>
          <table:table-cell table:number-columns-repeated="5"/>
        </table:table-row>
        <table:table-row table:style-name="ro1">
          <table:table-cell office:value-type="float" office:value="290.65">
            <text:p>290.65</text:p>
          </table:table-cell>
          <table:table-cell office:value-type="float" office:value="303.58">
            <text:p>303.58</text:p>
          </table:table-cell>
          <table:table-cell table:formula="of:=[.B559]/[.A559]" office:value-type="float" office:value="1.04448649578531">
            <text:p>1.04</text:p>
          </table:table-cell>
          <table:table-cell office:value-type="float" office:value="293.82">
            <text:p>293.82</text:p>
          </table:table-cell>
          <table:table-cell table:formula="of:=[.D559]/[.A559]" office:value-type="float" office:value="1.01090658868054">
            <text:p>1.01</text:p>
          </table:table-cell>
          <table:table-cell office:value-type="float" office:value="293.82">
            <text:p>293.82</text:p>
          </table:table-cell>
          <table:table-cell table:formula="of:=[.F559]/[.A559]" office:value-type="float" office:value="1.01090658868054">
            <text:p>1.01</text:p>
          </table:table-cell>
          <table:table-cell office:value-type="float" office:value="303.58">
            <text:p>303.58</text:p>
          </table:table-cell>
          <table:table-cell table:formula="of:=[.H559]/[.A559]" office:value-type="float" office:value="1.04448649578531">
            <text:p>1.04</text:p>
          </table:table-cell>
          <table:table-cell office:value-type="float" office:value="295.58">
            <text:p>295.58</text:p>
          </table:table-cell>
          <table:table-cell table:formula="of:=[.J559]/[.A559]" office:value-type="float" office:value="1.01696198176501">
            <text:p>1.02</text:p>
          </table:table-cell>
          <table:table-cell table:number-columns-repeated="5"/>
        </table:table-row>
        <table:table-row table:style-name="ro1">
          <table:table-cell office:value-type="float" office:value="458.88">
            <text:p>458.88</text:p>
          </table:table-cell>
          <table:table-cell office:value-type="float" office:value="468.84">
            <text:p>468.84</text:p>
          </table:table-cell>
          <table:table-cell table:formula="of:=[.B560]/[.A560]" office:value-type="float" office:value="1.0217050209205">
            <text:p>1.02</text:p>
          </table:table-cell>
          <table:table-cell office:value-type="float" office:value="462.74">
            <text:p>462.74</text:p>
          </table:table-cell>
          <table:table-cell table:formula="of:=[.D560]/[.A560]" office:value-type="float" office:value="1.00841178521618">
            <text:p>1.01</text:p>
          </table:table-cell>
          <table:table-cell office:value-type="float" office:value="463.91">
            <text:p>463.91</text:p>
          </table:table-cell>
          <table:table-cell table:formula="of:=[.F560]/[.A560]" office:value-type="float" office:value="1.01096147140865">
            <text:p>1.01</text:p>
          </table:table-cell>
          <table:table-cell office:value-type="float" office:value="468.84">
            <text:p>468.84</text:p>
          </table:table-cell>
          <table:table-cell table:formula="of:=[.H560]/[.A560]" office:value-type="float" office:value="1.0217050209205">
            <text:p>1.02</text:p>
          </table:table-cell>
          <table:table-cell office:value-type="float" office:value="460.98">
            <text:p>460.98</text:p>
          </table:table-cell>
          <table:table-cell table:formula="of:=[.J560]/[.A560]" office:value-type="float" office:value="1.00457635983264">
            <text:p>1</text:p>
          </table:table-cell>
          <table:table-cell table:number-columns-repeated="5"/>
        </table:table-row>
        <table:table-row table:style-name="ro1">
          <table:table-cell office:value-type="float" office:value="332.17">
            <text:p>332.17</text:p>
          </table:table-cell>
          <table:table-cell office:value-type="float" office:value="342.69">
            <text:p>342.69</text:p>
          </table:table-cell>
          <table:table-cell table:formula="of:=[.B561]/[.A561]" office:value-type="float" office:value="1.03167053015022">
            <text:p>1.03</text:p>
          </table:table-cell>
          <table:table-cell office:value-type="float" office:value="338.89">
            <text:p>338.89</text:p>
          </table:table-cell>
          <table:table-cell table:formula="of:=[.D561]/[.A561]" office:value-type="float" office:value="1.02023060481079">
            <text:p>1.02</text:p>
          </table:table-cell>
          <table:table-cell office:value-type="float" office:value="335.82">
            <text:p>335.82</text:p>
          </table:table-cell>
          <table:table-cell table:formula="of:=[.F561]/[.A561]" office:value-type="float" office:value="1.01098834933919">
            <text:p>1.01</text:p>
          </table:table-cell>
          <table:table-cell office:value-type="float" office:value="342.69">
            <text:p>342.69</text:p>
          </table:table-cell>
          <table:table-cell table:formula="of:=[.H561]/[.A561]" office:value-type="float" office:value="1.03167053015022">
            <text:p>1.03</text:p>
          </table:table-cell>
          <table:table-cell office:value-type="float" office:value="338.31">
            <text:p>338.31</text:p>
          </table:table-cell>
          <table:table-cell table:formula="of:=[.J561]/[.A561]" office:value-type="float" office:value="1.01848451094319">
            <text:p>1.02</text:p>
          </table:table-cell>
          <table:table-cell table:number-columns-repeated="5"/>
        </table:table-row>
        <table:table-row table:style-name="ro1">
          <table:table-cell office:value-type="float" office:value="296.16">
            <text:p>296.16</text:p>
          </table:table-cell>
          <table:table-cell office:value-type="float" office:value="314.26">
            <text:p>314.26</text:p>
          </table:table-cell>
          <table:table-cell table:formula="of:=[.B562]/[.A562]" office:value-type="float" office:value="1.06111561318206">
            <text:p>1.06</text:p>
          </table:table-cell>
          <table:table-cell office:value-type="float" office:value="311.33">
            <text:p>311.33</text:p>
          </table:table-cell>
          <table:table-cell table:formula="of:=[.D562]/[.A562]" office:value-type="float" office:value="1.05122231226364">
            <text:p>1.05</text:p>
          </table:table-cell>
          <table:table-cell office:value-type="float" office:value="299.43">
            <text:p>299.43</text:p>
          </table:table-cell>
          <table:table-cell table:formula="of:=[.F562]/[.A562]" office:value-type="float" office:value="1.01104132901135">
            <text:p>1.01</text:p>
          </table:table-cell>
          <table:table-cell office:value-type="float" office:value="314.26">
            <text:p>314.26</text:p>
          </table:table-cell>
          <table:table-cell table:formula="of:=[.H562]/[.A562]" office:value-type="float" office:value="1.06111561318206">
            <text:p>1.06</text:p>
          </table:table-cell>
          <table:table-cell office:value-type="float" office:value="303.82">
            <text:p>303.82</text:p>
          </table:table-cell>
          <table:table-cell table:formula="of:=[.J562]/[.A562]" office:value-type="float" office:value="1.02586439762291">
            <text:p>1.03</text:p>
          </table:table-cell>
          <table:table-cell table:number-columns-repeated="5"/>
        </table:table-row>
        <table:table-row table:style-name="ro1">
          <table:table-cell office:value-type="float" office:value="158.4">
            <text:p>158.4</text:p>
          </table:table-cell>
          <table:table-cell office:value-type="float" office:value="168.88">
            <text:p>168.88</text:p>
          </table:table-cell>
          <table:table-cell table:formula="of:=[.B563]/[.A563]" office:value-type="float" office:value="1.06616161616162">
            <text:p>1.07</text:p>
          </table:table-cell>
          <table:table-cell office:value-type="float" office:value="158.4">
            <text:p>158.4</text:p>
          </table:table-cell>
          <table:table-cell table:formula="of:=[.D563]/[.A563]" office:value-type="float" office:value="1">
            <text:p>1</text:p>
          </table:table-cell>
          <table:table-cell office:value-type="float" office:value="160.15">
            <text:p>160.15</text:p>
          </table:table-cell>
          <table:table-cell table:formula="of:=[.F563]/[.A563]" office:value-type="float" office:value="1.01104797979798">
            <text:p>1.01</text:p>
          </table:table-cell>
          <table:table-cell office:value-type="float" office:value="168.88">
            <text:p>168.88</text:p>
          </table:table-cell>
          <table:table-cell table:formula="of:=[.H563]/[.A563]" office:value-type="float" office:value="1.06616161616162">
            <text:p>1.07</text:p>
          </table:table-cell>
          <table:table-cell office:value-type="float" office:value="158.4">
            <text:p>158.4</text:p>
          </table:table-cell>
          <table:table-cell table:formula="of:=[.J563]/[.A56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.04">
            <text:p>75.04</text:p>
          </table:table-cell>
          <table:table-cell office:value-type="float" office:value="77.04">
            <text:p>77.04</text:p>
          </table:table-cell>
          <table:table-cell table:formula="of:=[.B564]/[.A564]" office:value-type="float" office:value="1.02665245202559">
            <text:p>1.03</text:p>
          </table:table-cell>
          <table:table-cell office:value-type="float" office:value="76.46">
            <text:p>76.46</text:p>
          </table:table-cell>
          <table:table-cell table:formula="of:=[.D564]/[.A564]" office:value-type="float" office:value="1.01892324093817">
            <text:p>1.02</text:p>
          </table:table-cell>
          <table:table-cell office:value-type="float" office:value="75.87">
            <text:p>75.87</text:p>
          </table:table-cell>
          <table:table-cell table:formula="of:=[.F564]/[.A564]" office:value-type="float" office:value="1.01106076759062">
            <text:p>1.01</text:p>
          </table:table-cell>
          <table:table-cell office:value-type="float" office:value="77.04">
            <text:p>77.04</text:p>
          </table:table-cell>
          <table:table-cell table:formula="of:=[.H564]/[.A564]" office:value-type="float" office:value="1.02665245202559">
            <text:p>1.03</text:p>
          </table:table-cell>
          <table:table-cell office:value-type="float" office:value="76.46">
            <text:p>76.46</text:p>
          </table:table-cell>
          <table:table-cell table:formula="of:=[.J564]/[.A564]" office:value-type="float" office:value="1.01892324093817">
            <text:p>1.02</text:p>
          </table:table-cell>
          <table:table-cell table:number-columns-repeated="5"/>
        </table:table-row>
        <table:table-row table:style-name="ro1">
          <table:table-cell office:value-type="float" office:value="338.98">
            <text:p>338.98</text:p>
          </table:table-cell>
          <table:table-cell office:value-type="float" office:value="363.12">
            <text:p>363.12</text:p>
          </table:table-cell>
          <table:table-cell table:formula="of:=[.B565]/[.A565]" office:value-type="float" office:value="1.07121364092277">
            <text:p>1.07</text:p>
          </table:table-cell>
          <table:table-cell office:value-type="float" office:value="341.56">
            <text:p>341.56</text:p>
          </table:table-cell>
          <table:table-cell table:formula="of:=[.D565]/[.A565]" office:value-type="float" office:value="1.00761106849962">
            <text:p>1.01</text:p>
          </table:table-cell>
          <table:table-cell office:value-type="float" office:value="342.74">
            <text:p>342.74</text:p>
          </table:table-cell>
          <table:table-cell table:formula="of:=[.F565]/[.A565]" office:value-type="float" office:value="1.0110920998289">
            <text:p>1.01</text:p>
          </table:table-cell>
          <table:table-cell office:value-type="float" office:value="363.12">
            <text:p>363.12</text:p>
          </table:table-cell>
          <table:table-cell table:formula="of:=[.H565]/[.A565]" office:value-type="float" office:value="1.07121364092277">
            <text:p>1.07</text:p>
          </table:table-cell>
          <table:table-cell office:value-type="float" office:value="342.63">
            <text:p>342.63</text:p>
          </table:table-cell>
          <table:table-cell table:formula="of:=[.J565]/[.A565]" office:value-type="float" office:value="1.01076759690837">
            <text:p>1.01</text:p>
          </table:table-cell>
          <table:table-cell table:number-columns-repeated="5"/>
        </table:table-row>
        <table:table-row table:style-name="ro1">
          <table:table-cell office:value-type="float" office:value="390.63">
            <text:p>390.63</text:p>
          </table:table-cell>
          <table:table-cell office:value-type="float" office:value="399.46">
            <text:p>399.46</text:p>
          </table:table-cell>
          <table:table-cell table:formula="of:=[.B566]/[.A566]" office:value-type="float" office:value="1.02260451066226">
            <text:p>1.02</text:p>
          </table:table-cell>
          <table:table-cell office:value-type="float" office:value="396.63">
            <text:p>396.63</text:p>
          </table:table-cell>
          <table:table-cell table:formula="of:=[.D566]/[.A566]" office:value-type="float" office:value="1.01535980339452">
            <text:p>1.02</text:p>
          </table:table-cell>
          <table:table-cell office:value-type="float" office:value="394.97">
            <text:p>394.97</text:p>
          </table:table-cell>
          <table:table-cell table:formula="of:=[.F566]/[.A566]" office:value-type="float" office:value="1.0111102577887">
            <text:p>1.01</text:p>
          </table:table-cell>
          <table:table-cell office:value-type="float" office:value="397.46">
            <text:p>397.46</text:p>
          </table:table-cell>
          <table:table-cell table:formula="of:=[.H566]/[.A566]" office:value-type="float" office:value="1.01748457619742">
            <text:p>1.02</text:p>
          </table:table-cell>
          <table:table-cell office:value-type="float" office:value="396.04">
            <text:p>396.04</text:p>
          </table:table-cell>
          <table:table-cell table:formula="of:=[.J566]/[.A566]" office:value-type="float" office:value="1.01384942272739">
            <text:p>1.01</text:p>
          </table:table-cell>
          <table:table-cell table:number-columns-repeated="5"/>
        </table:table-row>
        <table:table-row table:style-name="ro1">
          <table:table-cell office:value-type="float" office:value="338.12">
            <text:p>338.12</text:p>
          </table:table-cell>
          <table:table-cell office:value-type="float" office:value="345.19">
            <text:p>345.19</text:p>
          </table:table-cell>
          <table:table-cell table:formula="of:=[.B567]/[.A567]" office:value-type="float" office:value="1.02090973618834">
            <text:p>1.02</text:p>
          </table:table-cell>
          <table:table-cell office:value-type="float" office:value="340.71">
            <text:p>340.71</text:p>
          </table:table-cell>
          <table:table-cell table:formula="of:=[.D567]/[.A567]" office:value-type="float" office:value="1.00766000236602">
            <text:p>1.01</text:p>
          </table:table-cell>
          <table:table-cell office:value-type="float" office:value="341.88">
            <text:p>341.88</text:p>
          </table:table-cell>
          <table:table-cell table:formula="of:=[.F567]/[.A567]" office:value-type="float" office:value="1.01112031231515">
            <text:p>1.01</text:p>
          </table:table-cell>
          <table:table-cell office:value-type="float" office:value="340.71">
            <text:p>340.71</text:p>
          </table:table-cell>
          <table:table-cell table:formula="of:=[.H567]/[.A567]" office:value-type="float" office:value="1.00766000236602">
            <text:p>1.01</text:p>
          </table:table-cell>
          <table:table-cell office:value-type="float" office:value="340.71">
            <text:p>340.71</text:p>
          </table:table-cell>
          <table:table-cell table:formula="of:=[.J567]/[.A567]" office:value-type="float" office:value="1.00766000236602">
            <text:p>1.01</text:p>
          </table:table-cell>
          <table:table-cell table:number-columns-repeated="5"/>
        </table:table-row>
        <table:table-row table:style-name="ro1">
          <table:table-cell office:value-type="float" office:value="274.92">
            <text:p>274.92</text:p>
          </table:table-cell>
          <table:table-cell office:value-type="float" office:value="284.34">
            <text:p>284.34</text:p>
          </table:table-cell>
          <table:table-cell table:formula="of:=[.B568]/[.A568]" office:value-type="float" office:value="1.03426451331296">
            <text:p>1.03</text:p>
          </table:table-cell>
          <table:table-cell office:value-type="float" office:value="277.41">
            <text:p>277.41</text:p>
          </table:table-cell>
          <table:table-cell table:formula="of:=[.D568]/[.A568]" office:value-type="float" office:value="1.00905718027062">
            <text:p>1.01</text:p>
          </table:table-cell>
          <table:table-cell office:value-type="float" office:value="277.99">
            <text:p>277.99</text:p>
          </table:table-cell>
          <table:table-cell table:formula="of:=[.F568]/[.A568]" office:value-type="float" office:value="1.01116688491197">
            <text:p>1.01</text:p>
          </table:table-cell>
          <table:table-cell office:value-type="float" office:value="279.75">
            <text:p>279.75</text:p>
          </table:table-cell>
          <table:table-cell table:formula="of:=[.H568]/[.A568]" office:value-type="float" office:value="1.01756874727193">
            <text:p>1.02</text:p>
          </table:table-cell>
          <table:table-cell office:value-type="float" office:value="277.41">
            <text:p>277.41</text:p>
          </table:table-cell>
          <table:table-cell table:formula="of:=[.J568]/[.A568]" office:value-type="float" office:value="1.00905718027062">
            <text:p>1.01</text:p>
          </table:table-cell>
          <table:table-cell table:number-columns-repeated="5"/>
        </table:table-row>
        <table:table-row table:style-name="ro1">
          <table:table-cell office:value-type="float" office:value="440.58">
            <text:p>440.58</text:p>
          </table:table-cell>
          <table:table-cell office:value-type="float" office:value="456.27">
            <text:p>456.27</text:p>
          </table:table-cell>
          <table:table-cell table:formula="of:=[.B569]/[.A569]" office:value-type="float" office:value="1.03561214762359">
            <text:p>1.04</text:p>
          </table:table-cell>
          <table:table-cell office:value-type="float" office:value="443.16">
            <text:p>443.16</text:p>
          </table:table-cell>
          <table:table-cell table:formula="of:=[.D569]/[.A569]" office:value-type="float" office:value="1.00585591720005">
            <text:p>1.01</text:p>
          </table:table-cell>
          <table:table-cell office:value-type="float" office:value="445.5">
            <text:p>445.5</text:p>
          </table:table-cell>
          <table:table-cell table:formula="of:=[.F569]/[.A569]" office:value-type="float" office:value="1.01116709791638">
            <text:p>1.01</text:p>
          </table:table-cell>
          <table:table-cell office:value-type="float" office:value="456.27">
            <text:p>456.27</text:p>
          </table:table-cell>
          <table:table-cell table:formula="of:=[.H569]/[.A569]" office:value-type="float" office:value="1.03561214762359">
            <text:p>1.04</text:p>
          </table:table-cell>
          <table:table-cell office:value-type="float" office:value="443.75">
            <text:p>443.75</text:p>
          </table:table-cell>
          <table:table-cell table:formula="of:=[.J569]/[.A569]" office:value-type="float" office:value="1.00719506105588">
            <text:p>1.01</text:p>
          </table:table-cell>
          <table:table-cell table:number-columns-repeated="5"/>
        </table:table-row>
        <table:table-row table:style-name="ro1">
          <table:table-cell office:value-type="float" office:value="239.84">
            <text:p>239.84</text:p>
          </table:table-cell>
          <table:table-cell office:value-type="float" office:value="250.97">
            <text:p>250.97</text:p>
          </table:table-cell>
          <table:table-cell table:formula="of:=[.B570]/[.A570]" office:value-type="float" office:value="1.04640593729153">
            <text:p>1.05</text:p>
          </table:table-cell>
          <table:table-cell office:value-type="float" office:value="245.45">
            <text:p>245.45</text:p>
          </table:table-cell>
          <table:table-cell table:formula="of:=[.D570]/[.A570]" office:value-type="float" office:value="1.02339059372915">
            <text:p>1.02</text:p>
          </table:table-cell>
          <table:table-cell office:value-type="float" office:value="242.52">
            <text:p>242.52</text:p>
          </table:table-cell>
          <table:table-cell table:formula="of:=[.F570]/[.A570]" office:value-type="float" office:value="1.01117411607739">
            <text:p>1.01</text:p>
          </table:table-cell>
          <table:table-cell office:value-type="float" office:value="250.97">
            <text:p>250.97</text:p>
          </table:table-cell>
          <table:table-cell table:formula="of:=[.H570]/[.A570]" office:value-type="float" office:value="1.04640593729153">
            <text:p>1.05</text:p>
          </table:table-cell>
          <table:table-cell office:value-type="float" office:value="246.04">
            <text:p>246.04</text:p>
          </table:table-cell>
          <table:table-cell table:formula="of:=[.J570]/[.A570]" office:value-type="float" office:value="1.0258505670447">
            <text:p>1.03</text:p>
          </table:table-cell>
          <table:table-cell table:number-columns-repeated="5"/>
        </table:table-row>
        <table:table-row table:style-name="ro1">
          <table:table-cell office:value-type="float" office:value="209.2">
            <text:p>209.2</text:p>
          </table:table-cell>
          <table:table-cell office:value-type="float" office:value="213.3">
            <text:p>213.3</text:p>
          </table:table-cell>
          <table:table-cell table:formula="of:=[.B571]/[.A571]" office:value-type="float" office:value="1.01959847036329">
            <text:p>1.02</text:p>
          </table:table-cell>
          <table:table-cell office:value-type="float" office:value="212.12">
            <text:p>212.12</text:p>
          </table:table-cell>
          <table:table-cell table:formula="of:=[.D571]/[.A571]" office:value-type="float" office:value="1.01395793499044">
            <text:p>1.01</text:p>
          </table:table-cell>
          <table:table-cell office:value-type="float" office:value="211.54">
            <text:p>211.54</text:p>
          </table:table-cell>
          <table:table-cell table:formula="of:=[.F571]/[.A571]" office:value-type="float" office:value="1.01118546845124">
            <text:p>1.01</text:p>
          </table:table-cell>
          <table:table-cell office:value-type="float" office:value="213.3">
            <text:p>213.3</text:p>
          </table:table-cell>
          <table:table-cell table:formula="of:=[.H571]/[.A571]" office:value-type="float" office:value="1.01959847036329">
            <text:p>1.02</text:p>
          </table:table-cell>
          <table:table-cell office:value-type="float" office:value="210.37">
            <text:p>210.37</text:p>
          </table:table-cell>
          <table:table-cell table:formula="of:=[.J571]/[.A571]" office:value-type="float" office:value="1.00559273422562">
            <text:p>1.01</text:p>
          </table:table-cell>
          <table:table-cell table:number-columns-repeated="5"/>
        </table:table-row>
        <table:table-row table:style-name="ro1">
          <table:table-cell office:value-type="float" office:value="177.99">
            <text:p>177.99</text:p>
          </table:table-cell>
          <table:table-cell office:value-type="float" office:value="196.58">
            <text:p>196.58</text:p>
          </table:table-cell>
          <table:table-cell table:formula="of:=[.B572]/[.A572]" office:value-type="float" office:value="1.10444406989157">
            <text:p>1.1</text:p>
          </table:table-cell>
          <table:table-cell office:value-type="float" office:value="179.41">
            <text:p>179.41</text:p>
          </table:table-cell>
          <table:table-cell table:formula="of:=[.D572]/[.A572]" office:value-type="float" office:value="1.0079779762908">
            <text:p>1.01</text:p>
          </table:table-cell>
          <table:table-cell office:value-type="float" office:value="179.99">
            <text:p>179.99</text:p>
          </table:table-cell>
          <table:table-cell table:formula="of:=[.F572]/[.A572]" office:value-type="float" office:value="1.01123658632507">
            <text:p>1.01</text:p>
          </table:table-cell>
          <table:table-cell office:value-type="float" office:value="196.58">
            <text:p>196.58</text:p>
          </table:table-cell>
          <table:table-cell table:formula="of:=[.H572]/[.A572]" office:value-type="float" office:value="1.10444406989157">
            <text:p>1.1</text:p>
          </table:table-cell>
          <table:table-cell office:value-type="float" office:value="179.41">
            <text:p>179.41</text:p>
          </table:table-cell>
          <table:table-cell table:formula="of:=[.J572]/[.A572]" office:value-type="float" office:value="1.0079779762908">
            <text:p>1.01</text:p>
          </table:table-cell>
          <table:table-cell table:number-columns-repeated="5"/>
        </table:table-row>
        <table:table-row table:style-name="ro1">
          <table:table-cell office:value-type="float" office:value="281.72">
            <text:p>281.72</text:p>
          </table:table-cell>
          <table:table-cell office:value-type="float" office:value="293.04">
            <text:p>293.04</text:p>
          </table:table-cell>
          <table:table-cell table:formula="of:=[.B573]/[.A573]" office:value-type="float" office:value="1.04018174073548">
            <text:p>1.04</text:p>
          </table:table-cell>
          <table:table-cell office:value-type="float" office:value="283.72">
            <text:p>283.72</text:p>
          </table:table-cell>
          <table:table-cell table:formula="of:=[.D573]/[.A573]" office:value-type="float" office:value="1.00709924747977">
            <text:p>1.01</text:p>
          </table:table-cell>
          <table:table-cell office:value-type="float" office:value="284.89">
            <text:p>284.89</text:p>
          </table:table-cell>
          <table:table-cell table:formula="of:=[.F573]/[.A573]" office:value-type="float" office:value="1.01125230725543">
            <text:p>1.01</text:p>
          </table:table-cell>
          <table:table-cell office:value-type="float" office:value="293.04">
            <text:p>293.04</text:p>
          </table:table-cell>
          <table:table-cell table:formula="of:=[.H573]/[.A573]" office:value-type="float" office:value="1.04018174073548">
            <text:p>1.04</text:p>
          </table:table-cell>
          <table:table-cell office:value-type="float" office:value="283.72">
            <text:p>283.72</text:p>
          </table:table-cell>
          <table:table-cell table:formula="of:=[.J573]/[.A573]" office:value-type="float" office:value="1.00709924747977">
            <text:p>1.01</text:p>
          </table:table-cell>
          <table:table-cell table:number-columns-repeated="5"/>
        </table:table-row>
        <table:table-row table:style-name="ro1">
          <table:table-cell office:value-type="float" office:value="103.95">
            <text:p>103.95</text:p>
          </table:table-cell>
          <table:table-cell office:value-type="float" office:value="108.88">
            <text:p>108.88</text:p>
          </table:table-cell>
          <table:table-cell table:formula="of:=[.B574]/[.A574]" office:value-type="float" office:value="1.04742664742665">
            <text:p>1.05</text:p>
          </table:table-cell>
          <table:table-cell office:value-type="float" office:value="103.95">
            <text:p>103.95</text:p>
          </table:table-cell>
          <table:table-cell table:formula="of:=[.D574]/[.A574]" office:value-type="float" office:value="1">
            <text:p>1</text:p>
          </table:table-cell>
          <table:table-cell office:value-type="float" office:value="105.12">
            <text:p>105.12</text:p>
          </table:table-cell>
          <table:table-cell table:formula="of:=[.F574]/[.A574]" office:value-type="float" office:value="1.01125541125541">
            <text:p>1.01</text:p>
          </table:table-cell>
          <table:table-cell office:value-type="float" office:value="108.88">
            <text:p>108.88</text:p>
          </table:table-cell>
          <table:table-cell table:formula="of:=[.H574]/[.A574]" office:value-type="float" office:value="1.04742664742665">
            <text:p>1.05</text:p>
          </table:table-cell>
          <table:table-cell office:value-type="float" office:value="104.54">
            <text:p>104.54</text:p>
          </table:table-cell>
          <table:table-cell table:formula="of:=[.J574]/[.A574]" office:value-type="float" office:value="1.00567580567581">
            <text:p>1.01</text:p>
          </table:table-cell>
          <table:table-cell table:number-columns-repeated="5"/>
        </table:table-row>
        <table:table-row table:style-name="ro1">
          <table:table-cell office:value-type="float" office:value="311.74">
            <text:p>311.74</text:p>
          </table:table-cell>
          <table:table-cell office:value-type="float" office:value="323.74">
            <text:p>323.74</text:p>
          </table:table-cell>
          <table:table-cell table:formula="of:=[.B575]/[.A575]" office:value-type="float" office:value="1.03849361647527">
            <text:p>1.04</text:p>
          </table:table-cell>
          <table:table-cell office:value-type="float" office:value="313.49">
            <text:p>313.49</text:p>
          </table:table-cell>
          <table:table-cell table:formula="of:=[.D575]/[.A575]" office:value-type="float" office:value="1.00561365240264">
            <text:p>1.01</text:p>
          </table:table-cell>
          <table:table-cell office:value-type="float" office:value="315.25">
            <text:p>315.25</text:p>
          </table:table-cell>
          <table:table-cell table:formula="of:=[.F575]/[.A575]" office:value-type="float" office:value="1.01125938281902">
            <text:p>1.01</text:p>
          </table:table-cell>
          <table:table-cell office:value-type="float" office:value="323.74">
            <text:p>323.74</text:p>
          </table:table-cell>
          <table:table-cell table:formula="of:=[.H575]/[.A575]" office:value-type="float" office:value="1.03849361647527">
            <text:p>1.04</text:p>
          </table:table-cell>
          <table:table-cell office:value-type="float" office:value="312.91">
            <text:p>312.91</text:p>
          </table:table-cell>
          <table:table-cell table:formula="of:=[.J575]/[.A575]" office:value-type="float" office:value="1.00375312760634">
            <text:p>1</text:p>
          </table:table-cell>
          <table:table-cell table:number-columns-repeated="5"/>
        </table:table-row>
        <table:table-row table:style-name="ro1">
          <table:table-cell office:value-type="float" office:value="511.51">
            <text:p>511.51</text:p>
          </table:table-cell>
          <table:table-cell office:value-type="float" office:value="530">
            <text:p>530</text:p>
          </table:table-cell>
          <table:table-cell table:formula="of:=[.B576]/[.A576]" office:value-type="float" office:value="1.03614787589685">
            <text:p>1.04</text:p>
          </table:table-cell>
          <table:table-cell office:value-type="float" office:value="517.75">
            <text:p>517.75</text:p>
          </table:table-cell>
          <table:table-cell table:formula="of:=[.D576]/[.A576]" office:value-type="float" office:value="1.01219917499169">
            <text:p>1.01</text:p>
          </table:table-cell>
          <table:table-cell office:value-type="float" office:value="517.27">
            <text:p>517.27</text:p>
          </table:table-cell>
          <table:table-cell table:formula="of:=[.F576]/[.A576]" office:value-type="float" office:value="1.01126077691541">
            <text:p>1.01</text:p>
          </table:table-cell>
          <table:table-cell office:value-type="float" office:value="519.75">
            <text:p>519.75</text:p>
          </table:table-cell>
          <table:table-cell table:formula="of:=[.H576]/[.A576]" office:value-type="float" office:value="1.01610916697621">
            <text:p>1.02</text:p>
          </table:table-cell>
          <table:table-cell office:value-type="float" office:value="516.58">
            <text:p>516.58</text:p>
          </table:table-cell>
          <table:table-cell table:formula="of:=[.J576]/[.A576]" office:value-type="float" office:value="1.00991182968075">
            <text:p>1.01</text:p>
          </table:table-cell>
          <table:table-cell table:number-columns-repeated="5"/>
        </table:table-row>
        <table:table-row table:style-name="ro1">
          <table:table-cell office:value-type="float" office:value="376.99">
            <text:p>376.99</text:p>
          </table:table-cell>
          <table:table-cell office:value-type="float" office:value="397.38">
            <text:p>397.38</text:p>
          </table:table-cell>
          <table:table-cell table:formula="of:=[.B577]/[.A577]" office:value-type="float" office:value="1.05408631528688">
            <text:p>1.05</text:p>
          </table:table-cell>
          <table:table-cell office:value-type="float" office:value="382.55">
            <text:p>382.55</text:p>
          </table:table-cell>
          <table:table-cell table:formula="of:=[.D577]/[.A577]" office:value-type="float" office:value="1.01474840181437">
            <text:p>1.01</text:p>
          </table:table-cell>
          <table:table-cell office:value-type="float" office:value="381.24">
            <text:p>381.24</text:p>
          </table:table-cell>
          <table:table-cell table:formula="of:=[.F577]/[.A577]" office:value-type="float" office:value="1.01127350858113">
            <text:p>1.01</text:p>
          </table:table-cell>
          <table:table-cell office:value-type="float" office:value="397.38">
            <text:p>397.38</text:p>
          </table:table-cell>
          <table:table-cell table:formula="of:=[.H577]/[.A577]" office:value-type="float" office:value="1.05408631528688">
            <text:p>1.05</text:p>
          </table:table-cell>
          <table:table-cell office:value-type="float" office:value="383.38">
            <text:p>383.38</text:p>
          </table:table-cell>
          <table:table-cell table:formula="of:=[.J577]/[.A577]" office:value-type="float" office:value="1.01695005172551">
            <text:p>1.02</text:p>
          </table:table-cell>
          <table:table-cell table:number-columns-repeated="5"/>
        </table:table-row>
        <table:table-row table:style-name="ro1">
          <table:table-cell office:value-type="float" office:value="303.08">
            <text:p>303.08</text:p>
          </table:table-cell>
          <table:table-cell office:value-type="float" office:value="309.33">
            <text:p>309.33</text:p>
          </table:table-cell>
          <table:table-cell table:formula="of:=[.B578]/[.A578]" office:value-type="float" office:value="1.02062161805464">
            <text:p>1.02</text:p>
          </table:table-cell>
          <table:table-cell office:value-type="float" office:value="306.98">
            <text:p>306.98</text:p>
          </table:table-cell>
          <table:table-cell table:formula="of:=[.D578]/[.A578]" office:value-type="float" office:value="1.0128678896661">
            <text:p>1.01</text:p>
          </table:table-cell>
          <table:table-cell office:value-type="float" office:value="306.5">
            <text:p>306.5</text:p>
          </table:table-cell>
          <table:table-cell table:formula="of:=[.F578]/[.A578]" office:value-type="float" office:value="1.0112841493995">
            <text:p>1.01</text:p>
          </table:table-cell>
          <table:table-cell office:value-type="float" office:value="309.33">
            <text:p>309.33</text:p>
          </table:table-cell>
          <table:table-cell table:formula="of:=[.H578]/[.A578]" office:value-type="float" office:value="1.02062161805464">
            <text:p>1.02</text:p>
          </table:table-cell>
          <table:table-cell office:value-type="float" office:value="306.4">
            <text:p>306.4</text:p>
          </table:table-cell>
          <table:table-cell table:formula="of:=[.J578]/[.A578]" office:value-type="float" office:value="1.01095420351062">
            <text:p>1.01</text:p>
          </table:table-cell>
          <table:table-cell table:number-columns-repeated="5"/>
        </table:table-row>
        <table:table-row table:style-name="ro1">
          <table:table-cell office:value-type="float" office:value="52.28">
            <text:p>52.28</text:p>
          </table:table-cell>
          <table:table-cell office:value-type="float" office:value="57.46">
            <text:p>57.46</text:p>
          </table:table-cell>
          <table:table-cell table:formula="of:=[.B579]/[.A579]" office:value-type="float" office:value="1.0990818668707">
            <text:p>1.1</text:p>
          </table:table-cell>
          <table:table-cell office:value-type="float" office:value="52.87">
            <text:p>52.87</text:p>
          </table:table-cell>
          <table:table-cell table:formula="of:=[.D579]/[.A579]" office:value-type="float" office:value="1.01128538638103">
            <text:p>1.01</text:p>
          </table:table-cell>
          <table:table-cell office:value-type="float" office:value="52.87">
            <text:p>52.87</text:p>
          </table:table-cell>
          <table:table-cell table:formula="of:=[.F579]/[.A579]" office:value-type="float" office:value="1.01128538638103">
            <text:p>1.01</text:p>
          </table:table-cell>
          <table:table-cell office:value-type="float" office:value="57.46">
            <text:p>57.46</text:p>
          </table:table-cell>
          <table:table-cell table:formula="of:=[.H579]/[.A579]" office:value-type="float" office:value="1.0990818668707">
            <text:p>1.1</text:p>
          </table:table-cell>
          <table:table-cell office:value-type="float" office:value="52.87">
            <text:p>52.87</text:p>
          </table:table-cell>
          <table:table-cell table:formula="of:=[.J579]/[.A579]" office:value-type="float" office:value="1.01128538638103">
            <text:p>1.01</text:p>
          </table:table-cell>
          <table:table-cell table:number-columns-repeated="5"/>
        </table:table-row>
        <table:table-row table:style-name="ro1">
          <table:table-cell office:value-type="float" office:value="185.87">
            <text:p>185.87</text:p>
          </table:table-cell>
          <table:table-cell office:value-type="float" office:value="201.24">
            <text:p>201.24</text:p>
          </table:table-cell>
          <table:table-cell table:formula="of:=[.B580]/[.A580]" office:value-type="float" office:value="1.08269220422876">
            <text:p>1.08</text:p>
          </table:table-cell>
          <table:table-cell office:value-type="float" office:value="189.72">
            <text:p>189.72</text:p>
          </table:table-cell>
          <table:table-cell table:formula="of:=[.D580]/[.A580]" office:value-type="float" office:value="1.02071340184">
            <text:p>1.02</text:p>
          </table:table-cell>
          <table:table-cell office:value-type="float" office:value="187.97">
            <text:p>187.97</text:p>
          </table:table-cell>
          <table:table-cell table:formula="of:=[.F580]/[.A580]" office:value-type="float" office:value="1.01129821918545">
            <text:p>1.01</text:p>
          </table:table-cell>
          <table:table-cell office:value-type="float" office:value="201.24">
            <text:p>201.24</text:p>
          </table:table-cell>
          <table:table-cell table:formula="of:=[.H580]/[.A580]" office:value-type="float" office:value="1.08269220422876">
            <text:p>1.08</text:p>
          </table:table-cell>
          <table:table-cell office:value-type="float" office:value="188.55">
            <text:p>188.55</text:p>
          </table:table-cell>
          <table:table-cell table:formula="of:=[.J580]/[.A580]" office:value-type="float" office:value="1.01441867972239">
            <text:p>1.01</text:p>
          </table:table-cell>
          <table:table-cell table:number-columns-repeated="5"/>
        </table:table-row>
        <table:table-row table:style-name="ro1">
          <table:table-cell office:value-type="float" office:value="280.24">
            <text:p>280.24</text:p>
          </table:table-cell>
          <table:table-cell office:value-type="float" office:value="289.31">
            <text:p>289.31</text:p>
          </table:table-cell>
          <table:table-cell table:formula="of:=[.B581]/[.A581]" office:value-type="float" office:value="1.03236511561519">
            <text:p>1.03</text:p>
          </table:table-cell>
          <table:table-cell office:value-type="float" office:value="285.31">
            <text:p>285.31</text:p>
          </table:table-cell>
          <table:table-cell table:formula="of:=[.D581]/[.A581]" office:value-type="float" office:value="1.01809163574079">
            <text:p>1.02</text:p>
          </table:table-cell>
          <table:table-cell office:value-type="float" office:value="283.41">
            <text:p>283.41</text:p>
          </table:table-cell>
          <table:table-cell table:formula="of:=[.F581]/[.A581]" office:value-type="float" office:value="1.01131173280046">
            <text:p>1.01</text:p>
          </table:table-cell>
          <table:table-cell office:value-type="float" office:value="289.31">
            <text:p>289.31</text:p>
          </table:table-cell>
          <table:table-cell table:formula="of:=[.H581]/[.A581]" office:value-type="float" office:value="1.03236511561519">
            <text:p>1.03</text:p>
          </table:table-cell>
          <table:table-cell office:value-type="float" office:value="284.14">
            <text:p>284.14</text:p>
          </table:table-cell>
          <table:table-cell table:formula="of:=[.J581]/[.A581]" office:value-type="float" office:value="1.01391664287753">
            <text:p>1.01</text:p>
          </table:table-cell>
          <table:table-cell table:number-columns-repeated="5"/>
        </table:table-row>
        <table:table-row table:style-name="ro1">
          <table:table-cell office:value-type="float" office:value="443.65">
            <text:p>443.65</text:p>
          </table:table-cell>
          <table:table-cell office:value-type="float" office:value="449.4">
            <text:p>449.4</text:p>
          </table:table-cell>
          <table:table-cell table:formula="of:=[.B582]/[.A582]" office:value-type="float" office:value="1.01296066719261">
            <text:p>1.01</text:p>
          </table:table-cell>
          <table:table-cell office:value-type="float" office:value="446.23">
            <text:p>446.23</text:p>
          </table:table-cell>
          <table:table-cell table:formula="of:=[.D582]/[.A582]" office:value-type="float" office:value="1.0058153950186">
            <text:p>1.01</text:p>
          </table:table-cell>
          <table:table-cell office:value-type="float" office:value="448.68">
            <text:p>448.68</text:p>
          </table:table-cell>
          <table:table-cell table:formula="of:=[.F582]/[.A582]" office:value-type="float" office:value="1.01133776625718">
            <text:p>1.01</text:p>
          </table:table-cell>
          <table:table-cell office:value-type="float" office:value="449.4">
            <text:p>449.4</text:p>
          </table:table-cell>
          <table:table-cell table:formula="of:=[.H582]/[.A582]" office:value-type="float" office:value="1.01296066719261">
            <text:p>1.01</text:p>
          </table:table-cell>
          <table:table-cell office:value-type="float" office:value="445.65">
            <text:p>445.65</text:p>
          </table:table-cell>
          <table:table-cell table:formula="of:=[.J582]/[.A582]" office:value-type="float" office:value="1.00450805815395">
            <text:p>1</text:p>
          </table:table-cell>
          <table:table-cell table:number-columns-repeated="5"/>
        </table:table-row>
        <table:table-row table:style-name="ro1">
          <table:table-cell office:value-type="float" office:value="308.89">
            <text:p>308.89</text:p>
          </table:table-cell>
          <table:table-cell office:value-type="float" office:value="316.06">
            <text:p>316.06</text:p>
          </table:table-cell>
          <table:table-cell table:formula="of:=[.B583]/[.A583]" office:value-type="float" office:value="1.0232121467189">
            <text:p>1.02</text:p>
          </table:table-cell>
          <table:table-cell office:value-type="float" office:value="311.82">
            <text:p>311.82</text:p>
          </table:table-cell>
          <table:table-cell table:formula="of:=[.D583]/[.A583]" office:value-type="float" office:value="1.00948557739001">
            <text:p>1.01</text:p>
          </table:table-cell>
          <table:table-cell office:value-type="float" office:value="312.4">
            <text:p>312.4</text:p>
          </table:table-cell>
          <table:table-cell table:formula="of:=[.F583]/[.A583]" office:value-type="float" office:value="1.01136326847745">
            <text:p>1.01</text:p>
          </table:table-cell>
          <table:table-cell office:value-type="float" office:value="316.06">
            <text:p>316.06</text:p>
          </table:table-cell>
          <table:table-cell table:formula="of:=[.H583]/[.A583]" office:value-type="float" office:value="1.0232121467189">
            <text:p>1.02</text:p>
          </table:table-cell>
          <table:table-cell office:value-type="float" office:value="310.65">
            <text:p>310.65</text:p>
          </table:table-cell>
          <table:table-cell table:formula="of:=[.J583]/[.A583]" office:value-type="float" office:value="1.00569782123086">
            <text:p>1.01</text:p>
          </table:table-cell>
          <table:table-cell table:number-columns-repeated="5"/>
        </table:table-row>
        <table:table-row table:style-name="ro1">
          <table:table-cell office:value-type="float" office:value="235.84">
            <text:p>235.84</text:p>
          </table:table-cell>
          <table:table-cell office:value-type="float" office:value="246.87">
            <text:p>246.87</text:p>
          </table:table-cell>
          <table:table-cell table:formula="of:=[.B584]/[.A584]" office:value-type="float" office:value="1.04676899592944">
            <text:p>1.05</text:p>
          </table:table-cell>
          <table:table-cell office:value-type="float" office:value="240.28">
            <text:p>240.28</text:p>
          </table:table-cell>
          <table:table-cell table:formula="of:=[.D584]/[.A584]" office:value-type="float" office:value="1.0188263229308">
            <text:p>1.02</text:p>
          </table:table-cell>
          <table:table-cell office:value-type="float" office:value="238.52">
            <text:p>238.52</text:p>
          </table:table-cell>
          <table:table-cell table:formula="of:=[.F584]/[.A584]" office:value-type="float" office:value="1.01136363636364">
            <text:p>1.01</text:p>
          </table:table-cell>
          <table:table-cell office:value-type="float" office:value="246.87">
            <text:p>246.87</text:p>
          </table:table-cell>
          <table:table-cell table:formula="of:=[.H584]/[.A584]" office:value-type="float" office:value="1.04676899592944">
            <text:p>1.05</text:p>
          </table:table-cell>
          <table:table-cell office:value-type="float" office:value="239.11">
            <text:p>239.11</text:p>
          </table:table-cell>
          <table:table-cell table:formula="of:=[.J584]/[.A584]" office:value-type="float" office:value="1.01386533242877">
            <text:p>1.01</text:p>
          </table:table-cell>
          <table:table-cell table:number-columns-repeated="5"/>
        </table:table-row>
        <table:table-row table:style-name="ro1">
          <table:table-cell office:value-type="float" office:value="442.13">
            <text:p>442.13</text:p>
          </table:table-cell>
          <table:table-cell office:value-type="float" office:value="465.89">
            <text:p>465.89</text:p>
          </table:table-cell>
          <table:table-cell table:formula="of:=[.B585]/[.A585]" office:value-type="float" office:value="1.05373985027028">
            <text:p>1.05</text:p>
          </table:table-cell>
          <table:table-cell office:value-type="float" office:value="443.06">
            <text:p>443.06</text:p>
          </table:table-cell>
          <table:table-cell table:formula="of:=[.D585]/[.A585]" office:value-type="float" office:value="1.00210345373533">
            <text:p>1</text:p>
          </table:table-cell>
          <table:table-cell office:value-type="float" office:value="447.16">
            <text:p>447.16</text:p>
          </table:table-cell>
          <table:table-cell table:formula="of:=[.F585]/[.A585]" office:value-type="float" office:value="1.01137674439644">
            <text:p>1.01</text:p>
          </table:table-cell>
          <table:table-cell office:value-type="float" office:value="449.3">
            <text:p>449.3</text:p>
          </table:table-cell>
          <table:table-cell table:formula="of:=[.H585]/[.A585]" office:value-type="float" office:value="1.01621694976591">
            <text:p>1.02</text:p>
          </table:table-cell>
          <table:table-cell office:value-type="float" office:value="442.48">
            <text:p>442.48</text:p>
          </table:table-cell>
          <table:table-cell table:formula="of:=[.J585]/[.A585]" office:value-type="float" office:value="1.00079162237351">
            <text:p>1</text:p>
          </table:table-cell>
          <table:table-cell table:number-columns-repeated="5"/>
        </table:table-row>
        <table:table-row table:style-name="ro1">
          <table:table-cell office:value-type="float" office:value="256.82">
            <text:p>256.82</text:p>
          </table:table-cell>
          <table:table-cell office:value-type="float" office:value="266.24">
            <text:p>266.24</text:p>
          </table:table-cell>
          <table:table-cell table:formula="of:=[.B586]/[.A586]" office:value-type="float" office:value="1.03667938634063">
            <text:p>1.04</text:p>
          </table:table-cell>
          <table:table-cell office:value-type="float" office:value="261.51">
            <text:p>261.51</text:p>
          </table:table-cell>
          <table:table-cell table:formula="of:=[.D586]/[.A586]" office:value-type="float" office:value="1.01826181761545">
            <text:p>1.02</text:p>
          </table:table-cell>
          <table:table-cell office:value-type="float" office:value="259.75">
            <text:p>259.75</text:p>
          </table:table-cell>
          <table:table-cell table:formula="of:=[.F586]/[.A586]" office:value-type="float" office:value="1.01140876878748">
            <text:p>1.01</text:p>
          </table:table-cell>
          <table:table-cell office:value-type="float" office:value="266.24">
            <text:p>266.24</text:p>
          </table:table-cell>
          <table:table-cell table:formula="of:=[.H586]/[.A586]" office:value-type="float" office:value="1.03667938634063">
            <text:p>1.04</text:p>
          </table:table-cell>
          <table:table-cell office:value-type="float" office:value="261.51">
            <text:p>261.51</text:p>
          </table:table-cell>
          <table:table-cell table:formula="of:=[.J586]/[.A586]" office:value-type="float" office:value="1.01826181761545">
            <text:p>1.02</text:p>
          </table:table-cell>
          <table:table-cell table:number-columns-repeated="5"/>
        </table:table-row>
        <table:table-row table:style-name="ro1">
          <table:table-cell office:value-type="float" office:value="453.09">
            <text:p>453.09</text:p>
          </table:table-cell>
          <table:table-cell office:value-type="float" office:value="459.92">
            <text:p>459.92</text:p>
          </table:table-cell>
          <table:table-cell table:formula="of:=[.B587]/[.A587]" office:value-type="float" office:value="1.01507426780551">
            <text:p>1.02</text:p>
          </table:table-cell>
          <table:table-cell office:value-type="float" office:value="458.26">
            <text:p>458.26</text:p>
          </table:table-cell>
          <table:table-cell table:formula="of:=[.D587]/[.A587]" office:value-type="float" office:value="1.01141053653799">
            <text:p>1.01</text:p>
          </table:table-cell>
          <table:table-cell office:value-type="float" office:value="458.26">
            <text:p>458.26</text:p>
          </table:table-cell>
          <table:table-cell table:formula="of:=[.F587]/[.A587]" office:value-type="float" office:value="1.01141053653799">
            <text:p>1.01</text:p>
          </table:table-cell>
          <table:table-cell office:value-type="float" office:value="459.92">
            <text:p>459.92</text:p>
          </table:table-cell>
          <table:table-cell table:formula="of:=[.H587]/[.A587]" office:value-type="float" office:value="1.01507426780551">
            <text:p>1.02</text:p>
          </table:table-cell>
          <table:table-cell office:value-type="float" office:value="457.58">
            <text:p>457.58</text:p>
          </table:table-cell>
          <table:table-cell table:formula="of:=[.J587]/[.A587]" office:value-type="float" office:value="1.00990973095853">
            <text:p>1.01</text:p>
          </table:table-cell>
          <table:table-cell table:number-columns-repeated="5"/>
        </table:table-row>
        <table:table-row table:style-name="ro1">
          <table:table-cell office:value-type="float" office:value="492.33">
            <text:p>492.33</text:p>
          </table:table-cell>
          <table:table-cell office:value-type="float" office:value="506.68">
            <text:p>506.68</text:p>
          </table:table-cell>
          <table:table-cell table:formula="of:=[.B588]/[.A588]" office:value-type="float" office:value="1.02914711677127">
            <text:p>1.03</text:p>
          </table:table-cell>
          <table:table-cell office:value-type="float" office:value="495.5">
            <text:p>495.5</text:p>
          </table:table-cell>
          <table:table-cell table:formula="of:=[.D588]/[.A588]" office:value-type="float" office:value="1.0064387707432">
            <text:p>1.01</text:p>
          </table:table-cell>
          <table:table-cell office:value-type="float" office:value="497.95">
            <text:p>497.95</text:p>
          </table:table-cell>
          <table:table-cell table:formula="of:=[.F588]/[.A588]" office:value-type="float" office:value="1.01141510775293">
            <text:p>1.01</text:p>
          </table:table-cell>
          <table:table-cell office:value-type="float" office:value="506.68">
            <text:p>506.68</text:p>
          </table:table-cell>
          <table:table-cell table:formula="of:=[.H588]/[.A588]" office:value-type="float" office:value="1.02914711677127">
            <text:p>1.03</text:p>
          </table:table-cell>
          <table:table-cell office:value-type="float" office:value="499.5">
            <text:p>499.5</text:p>
          </table:table-cell>
          <table:table-cell table:formula="of:=[.J588]/[.A588]" office:value-type="float" office:value="1.01456340259582">
            <text:p>1.01</text:p>
          </table:table-cell>
          <table:table-cell table:number-columns-repeated="5"/>
        </table:table-row>
        <table:table-row table:style-name="ro1">
          <table:table-cell office:value-type="float" office:value="511.87">
            <text:p>511.87</text:p>
          </table:table-cell>
          <table:table-cell office:value-type="float" office:value="528.41">
            <text:p>528.41</text:p>
          </table:table-cell>
          <table:table-cell table:formula="of:=[.B589]/[.A589]" office:value-type="float" office:value="1.03231289194522">
            <text:p>1.03</text:p>
          </table:table-cell>
          <table:table-cell office:value-type="float" office:value="517.14">
            <text:p>517.14</text:p>
          </table:table-cell>
          <table:table-cell table:formula="of:=[.D589]/[.A589]" office:value-type="float" office:value="1.01029558286284">
            <text:p>1.01</text:p>
          </table:table-cell>
          <table:table-cell office:value-type="float" office:value="517.72">
            <text:p>517.72</text:p>
          </table:table-cell>
          <table:table-cell table:formula="of:=[.F589]/[.A589]" office:value-type="float" office:value="1.01142868306406">
            <text:p>1.01</text:p>
          </table:table-cell>
          <table:table-cell office:value-type="float" office:value="527.83">
            <text:p>527.83</text:p>
          </table:table-cell>
          <table:table-cell table:formula="of:=[.H589]/[.A589]" office:value-type="float" office:value="1.031179791744">
            <text:p>1.03</text:p>
          </table:table-cell>
          <table:table-cell office:value-type="float" office:value="515.38">
            <text:p>515.38</text:p>
          </table:table-cell>
          <table:table-cell table:formula="of:=[.J589]/[.A589]" office:value-type="float" office:value="1.00685720983844">
            <text:p>1.01</text:p>
          </table:table-cell>
          <table:table-cell table:number-columns-repeated="5"/>
        </table:table-row>
        <table:table-row table:style-name="ro1">
          <table:table-cell office:value-type="float" office:value="344.04">
            <text:p>344.04</text:p>
          </table:table-cell>
          <table:table-cell office:value-type="float" office:value="351.45">
            <text:p>351.45</text:p>
          </table:table-cell>
          <table:table-cell table:formula="of:=[.B590]/[.A590]" office:value-type="float" office:value="1.02153819323335">
            <text:p>1.02</text:p>
          </table:table-cell>
          <table:table-cell office:value-type="float" office:value="347.45">
            <text:p>347.45</text:p>
          </table:table-cell>
          <table:table-cell table:formula="of:=[.D590]/[.A590]" office:value-type="float" office:value="1.00991163818161">
            <text:p>1.01</text:p>
          </table:table-cell>
          <table:table-cell office:value-type="float" office:value="348.04">
            <text:p>348.04</text:p>
          </table:table-cell>
          <table:table-cell table:formula="of:=[.F590]/[.A590]" office:value-type="float" office:value="1.01162655505174">
            <text:p>1.01</text:p>
          </table:table-cell>
          <table:table-cell office:value-type="float" office:value="348.87">
            <text:p>348.87</text:p>
          </table:table-cell>
          <table:table-cell table:formula="of:=[.H590]/[.A590]" office:value-type="float" office:value="1.01403906522497">
            <text:p>1.01</text:p>
          </table:table-cell>
          <table:table-cell office:value-type="float" office:value="346.28">
            <text:p>346.28</text:p>
          </table:table-cell>
          <table:table-cell table:formula="of:=[.J590]/[.A590]" office:value-type="float" office:value="1.00651087082897">
            <text:p>1.01</text:p>
          </table:table-cell>
          <table:table-cell table:number-columns-repeated="5"/>
        </table:table-row>
        <table:table-row table:style-name="ro1">
          <table:table-cell office:value-type="float" office:value="423.26">
            <text:p>423.26</text:p>
          </table:table-cell>
          <table:table-cell office:value-type="float" office:value="438.09">
            <text:p>438.09</text:p>
          </table:table-cell>
          <table:table-cell table:formula="of:=[.B591]/[.A591]" office:value-type="float" office:value="1.03503756556254">
            <text:p>1.04</text:p>
          </table:table-cell>
          <table:table-cell office:value-type="float" office:value="425.85">
            <text:p>425.85</text:p>
          </table:table-cell>
          <table:table-cell table:formula="of:=[.D591]/[.A591]" office:value-type="float" office:value="1.00611917024996">
            <text:p>1.01</text:p>
          </table:table-cell>
          <table:table-cell office:value-type="float" office:value="428.19">
            <text:p>428.19</text:p>
          </table:table-cell>
          <table:table-cell table:formula="of:=[.F591]/[.A591]" office:value-type="float" office:value="1.0116476870009">
            <text:p>1.01</text:p>
          </table:table-cell>
          <table:table-cell office:value-type="float" office:value="438.09">
            <text:p>438.09</text:p>
          </table:table-cell>
          <table:table-cell table:formula="of:=[.H591]/[.A591]" office:value-type="float" office:value="1.03503756556254">
            <text:p>1.04</text:p>
          </table:table-cell>
          <table:table-cell office:value-type="float" office:value="426.43">
            <text:p>426.43</text:p>
          </table:table-cell>
          <table:table-cell table:formula="of:=[.J591]/[.A591]" office:value-type="float" office:value="1.00748948636772">
            <text:p>1.01</text:p>
          </table:table-cell>
          <table:table-cell table:number-columns-repeated="5"/>
        </table:table-row>
        <table:table-row table:style-name="ro1">
          <table:table-cell office:value-type="float" office:value="351.83">
            <text:p>351.83</text:p>
          </table:table-cell>
          <table:table-cell office:value-type="float" office:value="357.93">
            <text:p>357.93</text:p>
          </table:table-cell>
          <table:table-cell table:formula="of:=[.B592]/[.A592]" office:value-type="float" office:value="1.01733791888128">
            <text:p>1.02</text:p>
          </table:table-cell>
          <table:table-cell office:value-type="float" office:value="358.27">
            <text:p>358.27</text:p>
          </table:table-cell>
          <table:table-cell table:formula="of:=[.D592]/[.A592]" office:value-type="float" office:value="1.01830429468778">
            <text:p>1.02</text:p>
          </table:table-cell>
          <table:table-cell office:value-type="float" office:value="355.93">
            <text:p>355.93</text:p>
          </table:table-cell>
          <table:table-cell table:formula="of:=[.F592]/[.A592]" office:value-type="float" office:value="1.01165335531365">
            <text:p>1.01</text:p>
          </table:table-cell>
          <table:table-cell office:value-type="float" office:value="357.1">
            <text:p>357.1</text:p>
          </table:table-cell>
          <table:table-cell table:formula="of:=[.H592]/[.A592]" office:value-type="float" office:value="1.01497882500071">
            <text:p>1.01</text:p>
          </table:table-cell>
          <table:table-cell office:value-type="float" office:value="357.1">
            <text:p>357.1</text:p>
          </table:table-cell>
          <table:table-cell table:formula="of:=[.J592]/[.A592]" office:value-type="float" office:value="1.01497882500071">
            <text:p>1.01</text:p>
          </table:table-cell>
          <table:table-cell table:number-columns-repeated="5"/>
        </table:table-row>
        <table:table-row table:style-name="ro1">
          <table:table-cell office:value-type="float" office:value="100.36">
            <text:p>100.36</text:p>
          </table:table-cell>
          <table:table-cell office:value-type="float" office:value="125.28">
            <text:p>125.28</text:p>
          </table:table-cell>
          <table:table-cell table:formula="of:=[.B593]/[.A593]" office:value-type="float" office:value="1.24830609804703">
            <text:p>1.25</text:p>
          </table:table-cell>
          <table:table-cell office:value-type="float" office:value="105.43">
            <text:p>105.43</text:p>
          </table:table-cell>
          <table:table-cell table:formula="of:=[.D593]/[.A593]" office:value-type="float" office:value="1.05051813471503">
            <text:p>1.05</text:p>
          </table:table-cell>
          <table:table-cell office:value-type="float" office:value="101.53">
            <text:p>101.53</text:p>
          </table:table-cell>
          <table:table-cell table:formula="of:=[.F593]/[.A593]" office:value-type="float" office:value="1.01165803108808">
            <text:p>1.01</text:p>
          </table:table-cell>
          <table:table-cell office:value-type="float" office:value="125.28">
            <text:p>125.28</text:p>
          </table:table-cell>
          <table:table-cell table:formula="of:=[.H593]/[.A593]" office:value-type="float" office:value="1.24830609804703">
            <text:p>1.25</text:p>
          </table:table-cell>
          <table:table-cell office:value-type="float" office:value="104.25">
            <text:p>104.25</text:p>
          </table:table-cell>
          <table:table-cell table:formula="of:=[.J593]/[.A593]" office:value-type="float" office:value="1.03876046233559">
            <text:p>1.04</text:p>
          </table:table-cell>
          <table:table-cell table:number-columns-repeated="5"/>
        </table:table-row>
        <table:table-row table:style-name="ro1">
          <table:table-cell office:value-type="float" office:value="313.45">
            <text:p>313.45</text:p>
          </table:table-cell>
          <table:table-cell office:value-type="float" office:value="329.21">
            <text:p>329.21</text:p>
          </table:table-cell>
          <table:table-cell table:formula="of:=[.B594]/[.A594]" office:value-type="float" office:value="1.05027915137981">
            <text:p>1.05</text:p>
          </table:table-cell>
          <table:table-cell office:value-type="float" office:value="324.14">
            <text:p>324.14</text:p>
          </table:table-cell>
          <table:table-cell table:formula="of:=[.D594]/[.A594]" office:value-type="float" office:value="1.03410432285851">
            <text:p>1.03</text:p>
          </table:table-cell>
          <table:table-cell office:value-type="float" office:value="317.11">
            <text:p>317.11</text:p>
          </table:table-cell>
          <table:table-cell table:formula="of:=[.F594]/[.A594]" office:value-type="float" office:value="1.01167650342957">
            <text:p>1.01</text:p>
          </table:table-cell>
          <table:table-cell office:value-type="float" office:value="329.21">
            <text:p>329.21</text:p>
          </table:table-cell>
          <table:table-cell table:formula="of:=[.H594]/[.A594]" office:value-type="float" office:value="1.05027915137981">
            <text:p>1.05</text:p>
          </table:table-cell>
          <table:table-cell office:value-type="float" office:value="316.52">
            <text:p>316.52</text:p>
          </table:table-cell>
          <table:table-cell table:formula="of:=[.J594]/[.A594]" office:value-type="float" office:value="1.00979422555431">
            <text:p>1.01</text:p>
          </table:table-cell>
          <table:table-cell table:number-columns-repeated="5"/>
        </table:table-row>
        <table:table-row table:style-name="ro1">
          <table:table-cell office:value-type="float" office:value="481.06">
            <text:p>481.06</text:p>
          </table:table-cell>
          <table:table-cell office:value-type="float" office:value="489.06">
            <text:p>489.06</text:p>
          </table:table-cell>
          <table:table-cell table:formula="of:=[.B595]/[.A595]" office:value-type="float" office:value="1.01662994221095">
            <text:p>1.02</text:p>
          </table:table-cell>
          <table:table-cell office:value-type="float" office:value="484.23">
            <text:p>484.23</text:p>
          </table:table-cell>
          <table:table-cell table:formula="of:=[.D595]/[.A595]" office:value-type="float" office:value="1.00658961460109">
            <text:p>1.01</text:p>
          </table:table-cell>
          <table:table-cell office:value-type="float" office:value="486.68">
            <text:p>486.68</text:p>
          </table:table-cell>
          <table:table-cell table:formula="of:=[.F595]/[.A595]" office:value-type="float" office:value="1.01168253440319">
            <text:p>1.01</text:p>
          </table:table-cell>
          <table:table-cell office:value-type="float" office:value="489.06">
            <text:p>489.06</text:p>
          </table:table-cell>
          <table:table-cell table:formula="of:=[.H595]/[.A595]" office:value-type="float" office:value="1.01662994221095">
            <text:p>1.02</text:p>
          </table:table-cell>
          <table:table-cell office:value-type="float" office:value="483.65">
            <text:p>483.65</text:p>
          </table:table-cell>
          <table:table-cell table:formula="of:=[.J595]/[.A595]" office:value-type="float" office:value="1.0053839437908">
            <text:p>1.01</text:p>
          </table:table-cell>
          <table:table-cell table:number-columns-repeated="5"/>
        </table:table-row>
        <table:table-row table:style-name="ro1">
          <table:table-cell office:value-type="float" office:value="370.85">
            <text:p>370.85</text:p>
          </table:table-cell>
          <table:table-cell office:value-type="float" office:value="388.4">
            <text:p>388.4</text:p>
          </table:table-cell>
          <table:table-cell table:formula="of:=[.B596]/[.A596]" office:value-type="float" office:value="1.04732371578805">
            <text:p>1.05</text:p>
          </table:table-cell>
          <table:table-cell office:value-type="float" office:value="380.16">
            <text:p>380.16</text:p>
          </table:table-cell>
          <table:table-cell table:formula="of:=[.D596]/[.A596]" office:value-type="float" office:value="1.02510448968586">
            <text:p>1.03</text:p>
          </table:table-cell>
          <table:table-cell office:value-type="float" office:value="375.19">
            <text:p>375.19</text:p>
          </table:table-cell>
          <table:table-cell table:formula="of:=[.F596]/[.A596]" office:value-type="float" office:value="1.01170284481596">
            <text:p>1.01</text:p>
          </table:table-cell>
          <table:table-cell office:value-type="float" office:value="380.75">
            <text:p>380.75</text:p>
          </table:table-cell>
          <table:table-cell table:formula="of:=[.H596]/[.A596]" office:value-type="float" office:value="1.0266954294189">
            <text:p>1.03</text:p>
          </table:table-cell>
          <table:table-cell office:value-type="float" office:value="380.75">
            <text:p>380.75</text:p>
          </table:table-cell>
          <table:table-cell table:formula="of:=[.J596]/[.A596]" office:value-type="float" office:value="1.0266954294189">
            <text:p>1.03</text:p>
          </table:table-cell>
          <table:table-cell table:number-columns-repeated="5"/>
        </table:table-row>
        <table:table-row table:style-name="ro1">
          <table:table-cell office:value-type="float" office:value="300.52">
            <text:p>300.52</text:p>
          </table:table-cell>
          <table:table-cell office:value-type="float" office:value="313.21">
            <text:p>313.21</text:p>
          </table:table-cell>
          <table:table-cell table:formula="of:=[.B597]/[.A597]" office:value-type="float" office:value="1.0422268068681">
            <text:p>1.04</text:p>
          </table:table-cell>
          <table:table-cell office:value-type="float" office:value="305.21">
            <text:p>305.21</text:p>
          </table:table-cell>
          <table:table-cell table:formula="of:=[.D597]/[.A597]" office:value-type="float" office:value="1.01560628244376">
            <text:p>1.02</text:p>
          </table:table-cell>
          <table:table-cell office:value-type="float" office:value="304.04">
            <text:p>304.04</text:p>
          </table:table-cell>
          <table:table-cell table:formula="of:=[.F597]/[.A597]" office:value-type="float" office:value="1.01171303074671">
            <text:p>1.01</text:p>
          </table:table-cell>
          <table:table-cell office:value-type="float" office:value="313.21">
            <text:p>313.21</text:p>
          </table:table-cell>
          <table:table-cell table:formula="of:=[.H597]/[.A597]" office:value-type="float" office:value="1.0422268068681">
            <text:p>1.04</text:p>
          </table:table-cell>
          <table:table-cell office:value-type="float" office:value="304.62">
            <text:p>304.62</text:p>
          </table:table-cell>
          <table:table-cell table:formula="of:=[.J597]/[.A597]" office:value-type="float" office:value="1.01364301876747">
            <text:p>1.01</text:p>
          </table:table-cell>
          <table:table-cell table:number-columns-repeated="5"/>
        </table:table-row>
        <table:table-row table:style-name="ro1">
          <table:table-cell office:value-type="float" office:value="361.48">
            <text:p>361.48</text:p>
          </table:table-cell>
          <table:table-cell office:value-type="float" office:value="368.31">
            <text:p>368.31</text:p>
          </table:table-cell>
          <table:table-cell table:formula="of:=[.B598]/[.A598]" office:value-type="float" office:value="1.01889454464977">
            <text:p>1.02</text:p>
          </table:table-cell>
          <table:table-cell office:value-type="float" office:value="364.89">
            <text:p>364.89</text:p>
          </table:table-cell>
          <table:table-cell table:formula="of:=[.D598]/[.A598]" office:value-type="float" office:value="1.00943344030098">
            <text:p>1.01</text:p>
          </table:table-cell>
          <table:table-cell office:value-type="float" office:value="365.72">
            <text:p>365.72</text:p>
          </table:table-cell>
          <table:table-cell table:formula="of:=[.F598]/[.A598]" office:value-type="float" office:value="1.01172955626867">
            <text:p>1.01</text:p>
          </table:table-cell>
          <table:table-cell office:value-type="float" office:value="368.31">
            <text:p>368.31</text:p>
          </table:table-cell>
          <table:table-cell table:formula="of:=[.H598]/[.A598]" office:value-type="float" office:value="1.01889454464977">
            <text:p>1.02</text:p>
          </table:table-cell>
          <table:table-cell office:value-type="float" office:value="365.38">
            <text:p>365.38</text:p>
          </table:table-cell>
          <table:table-cell table:formula="of:=[.J598]/[.A598]" office:value-type="float" office:value="1.01078897864336">
            <text:p>1.01</text:p>
          </table:table-cell>
          <table:table-cell table:number-columns-repeated="5"/>
        </table:table-row>
        <table:table-row table:style-name="ro1">
          <table:table-cell office:value-type="float" office:value="389.23">
            <text:p>389.23</text:p>
          </table:table-cell>
          <table:table-cell office:value-type="float" office:value="412.05">
            <text:p>412.05</text:p>
          </table:table-cell>
          <table:table-cell table:formula="of:=[.B599]/[.A599]" office:value-type="float" office:value="1.05862857436477">
            <text:p>1.06</text:p>
          </table:table-cell>
          <table:table-cell office:value-type="float" office:value="393.71">
            <text:p>393.71</text:p>
          </table:table-cell>
          <table:table-cell table:formula="of:=[.D599]/[.A599]" office:value-type="float" office:value="1.01150990416977">
            <text:p>1.01</text:p>
          </table:table-cell>
          <table:table-cell office:value-type="float" office:value="393.81">
            <text:p>393.81</text:p>
          </table:table-cell>
          <table:table-cell table:formula="of:=[.F599]/[.A599]" office:value-type="float" office:value="1.01176682167356">
            <text:p>1.01</text:p>
          </table:table-cell>
          <table:table-cell office:value-type="float" office:value="394.88">
            <text:p>394.88</text:p>
          </table:table-cell>
          <table:table-cell table:formula="of:=[.H599]/[.A599]" office:value-type="float" office:value="1.01451583896411">
            <text:p>1.01</text:p>
          </table:table-cell>
          <table:table-cell office:value-type="float" office:value="393.12">
            <text:p>393.12</text:p>
          </table:table-cell>
          <table:table-cell table:formula="of:=[.J599]/[.A599]" office:value-type="float" office:value="1.00999409089741">
            <text:p>1.01</text:p>
          </table:table-cell>
          <table:table-cell table:number-columns-repeated="5"/>
        </table:table-row>
        <table:table-row table:style-name="ro1">
          <table:table-cell office:value-type="float" office:value="98.87">
            <text:p>98.87</text:p>
          </table:table-cell>
          <table:table-cell office:value-type="float" office:value="127.74">
            <text:p>127.74</text:p>
          </table:table-cell>
          <table:table-cell table:formula="of:=[.B600]/[.A600]" office:value-type="float" office:value="1.29199959542834">
            <text:p>1.29</text:p>
          </table:table-cell>
          <table:table-cell office:value-type="float" office:value="100.04">
            <text:p>100.04</text:p>
          </table:table-cell>
          <table:table-cell table:formula="of:=[.D600]/[.A600]" office:value-type="float" office:value="1.01183372104784">
            <text:p>1.01</text:p>
          </table:table-cell>
          <table:table-cell office:value-type="float" office:value="100.04">
            <text:p>100.04</text:p>
          </table:table-cell>
          <table:table-cell table:formula="of:=[.F600]/[.A600]" office:value-type="float" office:value="1.01183372104784">
            <text:p>1.01</text:p>
          </table:table-cell>
          <table:table-cell office:value-type="float" office:value="127.74">
            <text:p>127.74</text:p>
          </table:table-cell>
          <table:table-cell table:formula="of:=[.H600]/[.A600]" office:value-type="float" office:value="1.29199959542834">
            <text:p>1.29</text:p>
          </table:table-cell>
          <table:table-cell office:value-type="float" office:value="101.46">
            <text:p>101.46</text:p>
          </table:table-cell>
          <table:table-cell table:formula="of:=[.J600]/[.A600]" office:value-type="float" office:value="1.02619601496915">
            <text:p>1.03</text:p>
          </table:table-cell>
          <table:table-cell table:number-columns-repeated="5"/>
        </table:table-row>
        <table:table-row table:style-name="ro1">
          <table:table-cell office:value-type="float" office:value="473.3">
            <text:p>473.3</text:p>
          </table:table-cell>
          <table:table-cell office:value-type="float" office:value="486.33">
            <text:p>486.33</text:p>
          </table:table-cell>
          <table:table-cell table:formula="of:=[.B601]/[.A601]" office:value-type="float" office:value="1.02753010775407">
            <text:p>1.03</text:p>
          </table:table-cell>
          <table:table-cell office:value-type="float" office:value="478.33">
            <text:p>478.33</text:p>
          </table:table-cell>
          <table:table-cell table:formula="of:=[.D601]/[.A601]" office:value-type="float" office:value="1.01062750897951">
            <text:p>1.01</text:p>
          </table:table-cell>
          <table:table-cell office:value-type="float" office:value="478.92">
            <text:p>478.92</text:p>
          </table:table-cell>
          <table:table-cell table:formula="of:=[.F601]/[.A601]" office:value-type="float" office:value="1.01187407563913">
            <text:p>1.01</text:p>
          </table:table-cell>
          <table:table-cell office:value-type="float" office:value="477.16">
            <text:p>477.16</text:p>
          </table:table-cell>
          <table:table-cell table:formula="of:=[.H601]/[.A601]" office:value-type="float" office:value="1.00815550390873">
            <text:p>1.01</text:p>
          </table:table-cell>
          <table:table-cell office:value-type="float" office:value="475.99">
            <text:p>475.99</text:p>
          </table:table-cell>
          <table:table-cell table:formula="of:=[.J601]/[.A601]" office:value-type="float" office:value="1.00568349883795">
            <text:p>1.01</text:p>
          </table:table-cell>
          <table:table-cell table:number-columns-repeated="5"/>
        </table:table-row>
        <table:table-row table:style-name="ro1">
          <table:table-cell office:value-type="float" office:value="414.78">
            <text:p>414.78</text:p>
          </table:table-cell>
          <table:table-cell office:value-type="float" office:value="424.43">
            <text:p>424.43</text:p>
          </table:table-cell>
          <table:table-cell table:formula="of:=[.B602]/[.A602]" office:value-type="float" office:value="1.02326534548435">
            <text:p>1.02</text:p>
          </table:table-cell>
          <table:table-cell office:value-type="float" office:value="419.71">
            <text:p>419.71</text:p>
          </table:table-cell>
          <table:table-cell table:formula="of:=[.D602]/[.A602]" office:value-type="float" office:value="1.01188581898838">
            <text:p>1.01</text:p>
          </table:table-cell>
          <table:table-cell office:value-type="float" office:value="419.71">
            <text:p>419.71</text:p>
          </table:table-cell>
          <table:table-cell table:formula="of:=[.F602]/[.A602]" office:value-type="float" office:value="1.01188581898838">
            <text:p>1.01</text:p>
          </table:table-cell>
          <table:table-cell office:value-type="float" office:value="417.36">
            <text:p>417.36</text:p>
          </table:table-cell>
          <table:table-cell table:formula="of:=[.H602]/[.A602]" office:value-type="float" office:value="1.0062201649067">
            <text:p>1.01</text:p>
          </table:table-cell>
          <table:table-cell office:value-type="float" office:value="418.53">
            <text:p>418.53</text:p>
          </table:table-cell>
          <table:table-cell table:formula="of:=[.J602]/[.A602]" office:value-type="float" office:value="1.00904093736439">
            <text:p>1.01</text:p>
          </table:table-cell>
          <table:table-cell table:number-columns-repeated="5"/>
        </table:table-row>
        <table:table-row table:style-name="ro1">
          <table:table-cell office:value-type="float" office:value="453.89">
            <text:p>453.89</text:p>
          </table:table-cell>
          <table:table-cell office:value-type="float" office:value="464.37">
            <text:p>464.37</text:p>
          </table:table-cell>
          <table:table-cell table:formula="of:=[.B603]/[.A603]" office:value-type="float" office:value="1.02308929476305">
            <text:p>1.02</text:p>
          </table:table-cell>
          <table:table-cell office:value-type="float" office:value="460.48">
            <text:p>460.48</text:p>
          </table:table-cell>
          <table:table-cell table:formula="of:=[.D603]/[.A603]" office:value-type="float" office:value="1.01451893630615">
            <text:p>1.01</text:p>
          </table:table-cell>
          <table:table-cell office:value-type="float" office:value="459.3">
            <text:p>459.3</text:p>
          </table:table-cell>
          <table:table-cell table:formula="of:=[.F603]/[.A603]" office:value-type="float" office:value="1.01191918746833">
            <text:p>1.01</text:p>
          </table:table-cell>
          <table:table-cell office:value-type="float" office:value="464.37">
            <text:p>464.37</text:p>
          </table:table-cell>
          <table:table-cell table:formula="of:=[.H603]/[.A603]" office:value-type="float" office:value="1.02308929476305">
            <text:p>1.02</text:p>
          </table:table-cell>
          <table:table-cell office:value-type="float" office:value="458.72">
            <text:p>458.72</text:p>
          </table:table-cell>
          <table:table-cell table:formula="of:=[.J603]/[.A603]" office:value-type="float" office:value="1.01064134481923">
            <text:p>1.01</text:p>
          </table:table-cell>
          <table:table-cell table:number-columns-repeated="5"/>
        </table:table-row>
        <table:table-row table:style-name="ro1">
          <table:table-cell office:value-type="float" office:value="343.22">
            <text:p>343.22</text:p>
          </table:table-cell>
          <table:table-cell office:value-type="float" office:value="348.05">
            <text:p>348.05</text:p>
          </table:table-cell>
          <table:table-cell table:formula="of:=[.B604]/[.A604]" office:value-type="float" office:value="1.01407260649146">
            <text:p>1.01</text:p>
          </table:table-cell>
          <table:table-cell office:value-type="float" office:value="344.39">
            <text:p>344.39</text:p>
          </table:table-cell>
          <table:table-cell table:formula="of:=[.D604]/[.A604]" office:value-type="float" office:value="1.0034088922557">
            <text:p>1</text:p>
          </table:table-cell>
          <table:table-cell office:value-type="float" office:value="347.32">
            <text:p>347.32</text:p>
          </table:table-cell>
          <table:table-cell table:formula="of:=[.F604]/[.A604]" office:value-type="float" office:value="1.01194569081056">
            <text:p>1.01</text:p>
          </table:table-cell>
          <table:table-cell office:value-type="float" office:value="348.05">
            <text:p>348.05</text:p>
          </table:table-cell>
          <table:table-cell table:formula="of:=[.H604]/[.A604]" office:value-type="float" office:value="1.01407260649146">
            <text:p>1.01</text:p>
          </table:table-cell>
          <table:table-cell office:value-type="float" office:value="344.39">
            <text:p>344.39</text:p>
          </table:table-cell>
          <table:table-cell table:formula="of:=[.J604]/[.A604]" office:value-type="float" office:value="1.0034088922557">
            <text:p>1</text:p>
          </table:table-cell>
          <table:table-cell table:number-columns-repeated="5"/>
        </table:table-row>
        <table:table-row table:style-name="ro1">
          <table:table-cell office:value-type="float" office:value="440.91">
            <text:p>440.91</text:p>
          </table:table-cell>
          <table:table-cell office:value-type="float" office:value="449.6">
            <text:p>449.6</text:p>
          </table:table-cell>
          <table:table-cell table:formula="of:=[.B605]/[.A605]" office:value-type="float" office:value="1.01970923771291">
            <text:p>1.02</text:p>
          </table:table-cell>
          <table:table-cell office:value-type="float" office:value="443.84">
            <text:p>443.84</text:p>
          </table:table-cell>
          <table:table-cell table:formula="of:=[.D605]/[.A605]" office:value-type="float" office:value="1.006645347123">
            <text:p>1.01</text:p>
          </table:table-cell>
          <table:table-cell office:value-type="float" office:value="446.19">
            <text:p>446.19</text:p>
          </table:table-cell>
          <table:table-cell table:formula="of:=[.F605]/[.A605]" office:value-type="float" office:value="1.01197523304076">
            <text:p>1.01</text:p>
          </table:table-cell>
          <table:table-cell office:value-type="float" office:value="449.6">
            <text:p>449.6</text:p>
          </table:table-cell>
          <table:table-cell table:formula="of:=[.H605]/[.A605]" office:value-type="float" office:value="1.01970923771291">
            <text:p>1.02</text:p>
          </table:table-cell>
          <table:table-cell office:value-type="float" office:value="446.19">
            <text:p>446.19</text:p>
          </table:table-cell>
          <table:table-cell table:formula="of:=[.J605]/[.A605]" office:value-type="float" office:value="1.01197523304076">
            <text:p>1.01</text:p>
          </table:table-cell>
          <table:table-cell table:number-columns-repeated="5"/>
        </table:table-row>
        <table:table-row table:style-name="ro1">
          <table:table-cell office:value-type="float" office:value="403.01">
            <text:p>403.01</text:p>
          </table:table-cell>
          <table:table-cell office:value-type="float" office:value="413.84">
            <text:p>413.84</text:p>
          </table:table-cell>
          <table:table-cell table:formula="of:=[.B606]/[.A606]" office:value-type="float" office:value="1.02687278231309">
            <text:p>1.03</text:p>
          </table:table-cell>
          <table:table-cell office:value-type="float" office:value="407.84">
            <text:p>407.84</text:p>
          </table:table-cell>
          <table:table-cell table:formula="of:=[.D606]/[.A606]" office:value-type="float" office:value="1.0119848142726">
            <text:p>1.01</text:p>
          </table:table-cell>
          <table:table-cell office:value-type="float" office:value="407.84">
            <text:p>407.84</text:p>
          </table:table-cell>
          <table:table-cell table:formula="of:=[.F606]/[.A606]" office:value-type="float" office:value="1.0119848142726">
            <text:p>1.01</text:p>
          </table:table-cell>
          <table:table-cell office:value-type="float" office:value="413.84">
            <text:p>413.84</text:p>
          </table:table-cell>
          <table:table-cell table:formula="of:=[.H606]/[.A606]" office:value-type="float" office:value="1.02687278231309">
            <text:p>1.03</text:p>
          </table:table-cell>
          <table:table-cell office:value-type="float" office:value="406.08">
            <text:p>406.08</text:p>
          </table:table-cell>
          <table:table-cell table:formula="of:=[.J606]/[.A606]" office:value-type="float" office:value="1.00761767698072">
            <text:p>1.01</text:p>
          </table:table-cell>
          <table:table-cell table:number-columns-repeated="5"/>
        </table:table-row>
        <table:table-row table:style-name="ro1">
          <table:table-cell office:value-type="float" office:value="222.08">
            <text:p>222.08</text:p>
          </table:table-cell>
          <table:table-cell office:value-type="float" office:value="227.94">
            <text:p>227.94</text:p>
          </table:table-cell>
          <table:table-cell table:formula="of:=[.B607]/[.A607]" office:value-type="float" office:value="1.02638688760807">
            <text:p>1.03</text:p>
          </table:table-cell>
          <table:table-cell office:value-type="float" office:value="225.35">
            <text:p>225.35</text:p>
          </table:table-cell>
          <table:table-cell table:formula="of:=[.D607]/[.A607]" office:value-type="float" office:value="1.01472442363112">
            <text:p>1.01</text:p>
          </table:table-cell>
          <table:table-cell office:value-type="float" office:value="224.76">
            <text:p>224.76</text:p>
          </table:table-cell>
          <table:table-cell table:formula="of:=[.F607]/[.A607]" office:value-type="float" office:value="1.01206772334294">
            <text:p>1.01</text:p>
          </table:table-cell>
          <table:table-cell office:value-type="float" office:value="227.94">
            <text:p>227.94</text:p>
          </table:table-cell>
          <table:table-cell table:formula="of:=[.H607]/[.A607]" office:value-type="float" office:value="1.02638688760807">
            <text:p>1.03</text:p>
          </table:table-cell>
          <table:table-cell office:value-type="float" office:value="227.69">
            <text:p>227.69</text:p>
          </table:table-cell>
          <table:table-cell table:formula="of:=[.J607]/[.A607]" office:value-type="float" office:value="1.02526116714697">
            <text:p>1.03</text:p>
          </table:table-cell>
          <table:table-cell table:number-columns-repeated="5"/>
        </table:table-row>
        <table:table-row table:style-name="ro1">
          <table:table-cell office:value-type="float" office:value="435.95">
            <text:p>435.95</text:p>
          </table:table-cell>
          <table:table-cell office:value-type="float" office:value="444.05">
            <text:p>444.05</text:p>
          </table:table-cell>
          <table:table-cell table:formula="of:=[.B608]/[.A608]" office:value-type="float" office:value="1.01858011239821">
            <text:p>1.02</text:p>
          </table:table-cell>
          <table:table-cell office:value-type="float" office:value="445.22">
            <text:p>445.22</text:p>
          </table:table-cell>
          <table:table-cell table:formula="of:=[.D608]/[.A608]" office:value-type="float" office:value="1.02126390641129">
            <text:p>1.02</text:p>
          </table:table-cell>
          <table:table-cell office:value-type="float" office:value="441.22">
            <text:p>441.22</text:p>
          </table:table-cell>
          <table:table-cell table:formula="of:=[.F608]/[.A608]" office:value-type="float" office:value="1.01208854226402">
            <text:p>1.01</text:p>
          </table:table-cell>
          <table:table-cell office:value-type="float" office:value="444.05">
            <text:p>444.05</text:p>
          </table:table-cell>
          <table:table-cell table:formula="of:=[.H608]/[.A608]" office:value-type="float" office:value="1.01858011239821">
            <text:p>1.02</text:p>
          </table:table-cell>
          <table:table-cell office:value-type="float" office:value="444.63">
            <text:p>444.63</text:p>
          </table:table-cell>
          <table:table-cell table:formula="of:=[.J608]/[.A608]" office:value-type="float" office:value="1.01991054019956">
            <text:p>1.02</text:p>
          </table:table-cell>
          <table:table-cell table:number-columns-repeated="5"/>
        </table:table-row>
        <table:table-row table:style-name="ro1">
          <table:table-cell office:value-type="float" office:value="446.96">
            <text:p>446.96</text:p>
          </table:table-cell>
          <table:table-cell office:value-type="float" office:value="480.17">
            <text:p>480.17</text:p>
          </table:table-cell>
          <table:table-cell table:formula="of:=[.B609]/[.A609]" office:value-type="float" office:value="1.07430195095758">
            <text:p>1.07</text:p>
          </table:table-cell>
          <table:table-cell office:value-type="float" office:value="456.52">
            <text:p>456.52</text:p>
          </table:table-cell>
          <table:table-cell table:formula="of:=[.D609]/[.A609]" office:value-type="float" office:value="1.02138893860748">
            <text:p>1.02</text:p>
          </table:table-cell>
          <table:table-cell office:value-type="float" office:value="452.37">
            <text:p>452.37</text:p>
          </table:table-cell>
          <table:table-cell table:formula="of:=[.F609]/[.A609]" office:value-type="float" office:value="1.01210399140863">
            <text:p>1.01</text:p>
          </table:table-cell>
          <table:table-cell office:value-type="float" office:value="480.17">
            <text:p>480.17</text:p>
          </table:table-cell>
          <table:table-cell table:formula="of:=[.H609]/[.A609]" office:value-type="float" office:value="1.07430195095758">
            <text:p>1.07</text:p>
          </table:table-cell>
          <table:table-cell office:value-type="float" office:value="450.62">
            <text:p>450.62</text:p>
          </table:table-cell>
          <table:table-cell table:formula="of:=[.J609]/[.A609]" office:value-type="float" office:value="1.00818865222839">
            <text:p>1.01</text:p>
          </table:table-cell>
          <table:table-cell table:number-columns-repeated="5"/>
        </table:table-row>
        <table:table-row table:style-name="ro1">
          <table:table-cell office:value-type="float" office:value="424.78">
            <text:p>424.78</text:p>
          </table:table-cell>
          <table:table-cell office:value-type="float" office:value="430.78">
            <text:p>430.78</text:p>
          </table:table-cell>
          <table:table-cell table:formula="of:=[.B610]/[.A610]" office:value-type="float" office:value="1.0141249588022">
            <text:p>1.01</text:p>
          </table:table-cell>
          <table:table-cell office:value-type="float" office:value="429.36">
            <text:p>429.36</text:p>
          </table:table-cell>
          <table:table-cell table:formula="of:=[.D610]/[.A610]" office:value-type="float" office:value="1.01078205188568">
            <text:p>1.01</text:p>
          </table:table-cell>
          <table:table-cell office:value-type="float" office:value="429.95">
            <text:p>429.95</text:p>
          </table:table-cell>
          <table:table-cell table:formula="of:=[.F610]/[.A610]" office:value-type="float" office:value="1.0121710061679">
            <text:p>1.01</text:p>
          </table:table-cell>
          <table:table-cell office:value-type="float" office:value="427.61">
            <text:p>427.61</text:p>
          </table:table-cell>
          <table:table-cell table:formula="of:=[.H610]/[.A610]" office:value-type="float" office:value="1.00666227223504">
            <text:p>1.01</text:p>
          </table:table-cell>
          <table:table-cell office:value-type="float" office:value="428.78">
            <text:p>428.78</text:p>
          </table:table-cell>
          <table:table-cell table:formula="of:=[.J610]/[.A610]" office:value-type="float" office:value="1.00941663920147">
            <text:p>1.01</text:p>
          </table:table-cell>
          <table:table-cell table:number-columns-repeated="5"/>
        </table:table-row>
        <table:table-row table:style-name="ro1">
          <table:table-cell office:value-type="float" office:value="251.98">
            <text:p>251.98</text:p>
          </table:table-cell>
          <table:table-cell office:value-type="float" office:value="262.71">
            <text:p>262.71</text:p>
          </table:table-cell>
          <table:table-cell table:formula="of:=[.B611]/[.A611]" office:value-type="float" office:value="1.04258274466227">
            <text:p>1.04</text:p>
          </table:table-cell>
          <table:table-cell office:value-type="float" office:value="255.64">
            <text:p>255.64</text:p>
          </table:table-cell>
          <table:table-cell table:formula="of:=[.D611]/[.A611]" office:value-type="float" office:value="1.0145249622986">
            <text:p>1.01</text:p>
          </table:table-cell>
          <table:table-cell office:value-type="float" office:value="255.05">
            <text:p>255.05</text:p>
          </table:table-cell>
          <table:table-cell table:formula="of:=[.F611]/[.A611]" office:value-type="float" office:value="1.01218350662751">
            <text:p>1.01</text:p>
          </table:table-cell>
          <table:table-cell office:value-type="float" office:value="255.05">
            <text:p>255.05</text:p>
          </table:table-cell>
          <table:table-cell table:formula="of:=[.H611]/[.A611]" office:value-type="float" office:value="1.01218350662751">
            <text:p>1.01</text:p>
          </table:table-cell>
          <table:table-cell office:value-type="float" office:value="255.05">
            <text:p>255.05</text:p>
          </table:table-cell>
          <table:table-cell table:formula="of:=[.J611]/[.A611]" office:value-type="float" office:value="1.01218350662751">
            <text:p>1.01</text:p>
          </table:table-cell>
          <table:table-cell table:number-columns-repeated="5"/>
        </table:table-row>
        <table:table-row table:style-name="ro1">
          <table:table-cell office:value-type="float" office:value="491.82">
            <text:p>491.82</text:p>
          </table:table-cell>
          <table:table-cell office:value-type="float" office:value="504.79">
            <text:p>504.79</text:p>
          </table:table-cell>
          <table:table-cell table:formula="of:=[.B612]/[.A612]" office:value-type="float" office:value="1.02637143670449">
            <text:p>1.03</text:p>
          </table:table-cell>
          <table:table-cell office:value-type="float" office:value="497.82">
            <text:p>497.82</text:p>
          </table:table-cell>
          <table:table-cell table:formula="of:=[.D612]/[.A612]" office:value-type="float" office:value="1.0121995852141">
            <text:p>1.01</text:p>
          </table:table-cell>
          <table:table-cell office:value-type="float" office:value="497.82">
            <text:p>497.82</text:p>
          </table:table-cell>
          <table:table-cell table:formula="of:=[.F612]/[.A612]" office:value-type="float" office:value="1.0121995852141">
            <text:p>1.01</text:p>
          </table:table-cell>
          <table:table-cell office:value-type="float" office:value="496.89">
            <text:p>496.89</text:p>
          </table:table-cell>
          <table:table-cell table:formula="of:=[.H612]/[.A612]" office:value-type="float" office:value="1.01030864950592">
            <text:p>1.01</text:p>
          </table:table-cell>
          <table:table-cell office:value-type="float" office:value="496.06">
            <text:p>496.06</text:p>
          </table:table-cell>
          <table:table-cell table:formula="of:=[.J612]/[.A612]" office:value-type="float" office:value="1.00862104021797">
            <text:p>1.01</text:p>
          </table:table-cell>
          <table:table-cell table:number-columns-repeated="5"/>
        </table:table-row>
        <table:table-row table:style-name="ro1">
          <table:table-cell office:value-type="float" office:value="335.55">
            <text:p>335.55</text:p>
          </table:table-cell>
          <table:table-cell office:value-type="float" office:value="340.82">
            <text:p>340.82</text:p>
          </table:table-cell>
          <table:table-cell table:formula="of:=[.B613]/[.A613]" office:value-type="float" office:value="1.01570555803904">
            <text:p>1.02</text:p>
          </table:table-cell>
          <table:table-cell office:value-type="float" office:value="339.65">
            <text:p>339.65</text:p>
          </table:table-cell>
          <table:table-cell table:formula="of:=[.D613]/[.A613]" office:value-type="float" office:value="1.01221874534347">
            <text:p>1.01</text:p>
          </table:table-cell>
          <table:table-cell office:value-type="float" office:value="339.65">
            <text:p>339.65</text:p>
          </table:table-cell>
          <table:table-cell table:formula="of:=[.F613]/[.A613]" office:value-type="float" office:value="1.01221874534347">
            <text:p>1.01</text:p>
          </table:table-cell>
          <table:table-cell office:value-type="float" office:value="340.82">
            <text:p>340.82</text:p>
          </table:table-cell>
          <table:table-cell table:formula="of:=[.H613]/[.A613]" office:value-type="float" office:value="1.01570555803904">
            <text:p>1.02</text:p>
          </table:table-cell>
          <table:table-cell office:value-type="float" office:value="339.65">
            <text:p>339.65</text:p>
          </table:table-cell>
          <table:table-cell table:formula="of:=[.J613]/[.A613]" office:value-type="float" office:value="1.01221874534347">
            <text:p>1.01</text:p>
          </table:table-cell>
          <table:table-cell table:number-columns-repeated="5"/>
        </table:table-row>
        <table:table-row table:style-name="ro1">
          <table:table-cell office:value-type="float" office:value="442.58">
            <text:p>442.58</text:p>
          </table:table-cell>
          <table:table-cell office:value-type="float" office:value="460.97">
            <text:p>460.97</text:p>
          </table:table-cell>
          <table:table-cell table:formula="of:=[.B614]/[.A614]" office:value-type="float" office:value="1.04155180984229">
            <text:p>1.04</text:p>
          </table:table-cell>
          <table:table-cell office:value-type="float" office:value="445.65">
            <text:p>445.65</text:p>
          </table:table-cell>
          <table:table-cell table:formula="of:=[.D614]/[.A614]" office:value-type="float" office:value="1.00693659903294">
            <text:p>1.01</text:p>
          </table:table-cell>
          <table:table-cell office:value-type="float" office:value="447.99">
            <text:p>447.99</text:p>
          </table:table-cell>
          <table:table-cell table:formula="of:=[.F614]/[.A614]" office:value-type="float" office:value="1.01222377875186">
            <text:p>1.01</text:p>
          </table:table-cell>
          <table:table-cell office:value-type="float" office:value="460.97">
            <text:p>460.97</text:p>
          </table:table-cell>
          <table:table-cell table:formula="of:=[.H614]/[.A614]" office:value-type="float" office:value="1.04155180984229">
            <text:p>1.04</text:p>
          </table:table-cell>
          <table:table-cell office:value-type="float" office:value="448.38">
            <text:p>448.38</text:p>
          </table:table-cell>
          <table:table-cell table:formula="of:=[.J614]/[.A614]" office:value-type="float" office:value="1.01310497537168">
            <text:p>1.01</text:p>
          </table:table-cell>
          <table:table-cell table:number-columns-repeated="5"/>
        </table:table-row>
        <table:table-row table:style-name="ro1">
          <table:table-cell office:value-type="float" office:value="422.78">
            <text:p>422.78</text:p>
          </table:table-cell>
          <table:table-cell office:value-type="float" office:value="443.61">
            <text:p>443.61</text:p>
          </table:table-cell>
          <table:table-cell table:formula="of:=[.B615]/[.A615]" office:value-type="float" office:value="1.04926912342116">
            <text:p>1.05</text:p>
          </table:table-cell>
          <table:table-cell office:value-type="float" office:value="429.71">
            <text:p>429.71</text:p>
          </table:table-cell>
          <table:table-cell table:formula="of:=[.D615]/[.A615]" office:value-type="float" office:value="1.01639150385543">
            <text:p>1.02</text:p>
          </table:table-cell>
          <table:table-cell office:value-type="float" office:value="427.95">
            <text:p>427.95</text:p>
          </table:table-cell>
          <table:table-cell table:formula="of:=[.F615]/[.A615]" office:value-type="float" office:value="1.01222858224135">
            <text:p>1.01</text:p>
          </table:table-cell>
          <table:table-cell office:value-type="float" office:value="435.12">
            <text:p>435.12</text:p>
          </table:table-cell>
          <table:table-cell table:formula="of:=[.H615]/[.A615]" office:value-type="float" office:value="1.02918775722598">
            <text:p>1.03</text:p>
          </table:table-cell>
          <table:table-cell office:value-type="float" office:value="427.36">
            <text:p>427.36</text:p>
          </table:table-cell>
          <table:table-cell table:formula="of:=[.J615]/[.A615]" office:value-type="float" office:value="1.01083305738209">
            <text:p>1.01</text:p>
          </table:table-cell>
          <table:table-cell table:number-columns-repeated="5"/>
        </table:table-row>
        <table:table-row table:style-name="ro1">
          <table:table-cell office:value-type="float" office:value="507.49">
            <text:p>507.49</text:p>
          </table:table-cell>
          <table:table-cell office:value-type="float" office:value="522.97">
            <text:p>522.97</text:p>
          </table:table-cell>
          <table:table-cell table:formula="of:=[.B616]/[.A616]" office:value-type="float" office:value="1.03050306409979">
            <text:p>1.03</text:p>
          </table:table-cell>
          <table:table-cell office:value-type="float" office:value="514.28">
            <text:p>514.28</text:p>
          </table:table-cell>
          <table:table-cell table:formula="of:=[.D616]/[.A616]" office:value-type="float" office:value="1.01337957398175">
            <text:p>1.01</text:p>
          </table:table-cell>
          <table:table-cell office:value-type="float" office:value="513.7">
            <text:p>513.7</text:p>
          </table:table-cell>
          <table:table-cell table:formula="of:=[.F616]/[.A616]" office:value-type="float" office:value="1.0122366943191">
            <text:p>1.01</text:p>
          </table:table-cell>
          <table:table-cell office:value-type="float" office:value="518.87">
            <text:p>518.87</text:p>
          </table:table-cell>
          <table:table-cell table:formula="of:=[.H616]/[.A616]" office:value-type="float" office:value="1.02242408717413">
            <text:p>1.02</text:p>
          </table:table-cell>
          <table:table-cell office:value-type="float" office:value="511.35">
            <text:p>511.35</text:p>
          </table:table-cell>
          <table:table-cell table:formula="of:=[.J616]/[.A616]" office:value-type="float" office:value="1.00760606120318">
            <text:p>1.01</text:p>
          </table:table-cell>
          <table:table-cell table:number-columns-repeated="5"/>
        </table:table-row>
        <table:table-row table:style-name="ro1">
          <table:table-cell office:value-type="float" office:value="418.95">
            <text:p>418.95</text:p>
          </table:table-cell>
          <table:table-cell office:value-type="float" office:value="441.68">
            <text:p>441.68</text:p>
          </table:table-cell>
          <table:table-cell table:formula="of:=[.B617]/[.A617]" office:value-type="float" office:value="1.05425468432987">
            <text:p>1.05</text:p>
          </table:table-cell>
          <table:table-cell office:value-type="float" office:value="424.12">
            <text:p>424.12</text:p>
          </table:table-cell>
          <table:table-cell table:formula="of:=[.D617]/[.A617]" office:value-type="float" office:value="1.01234037474639">
            <text:p>1.01</text:p>
          </table:table-cell>
          <table:table-cell office:value-type="float" office:value="424.12">
            <text:p>424.12</text:p>
          </table:table-cell>
          <table:table-cell table:formula="of:=[.F617]/[.A617]" office:value-type="float" office:value="1.01234037474639">
            <text:p>1.01</text:p>
          </table:table-cell>
          <table:table-cell office:value-type="float" office:value="428.12">
            <text:p>428.12</text:p>
          </table:table-cell>
          <table:table-cell table:formula="of:=[.H617]/[.A617]" office:value-type="float" office:value="1.021888053467">
            <text:p>1.02</text:p>
          </table:table-cell>
          <table:table-cell office:value-type="float" office:value="422.95">
            <text:p>422.95</text:p>
          </table:table-cell>
          <table:table-cell table:formula="of:=[.J617]/[.A617]" office:value-type="float" office:value="1.00954767872061">
            <text:p>1.01</text:p>
          </table:table-cell>
          <table:table-cell table:number-columns-repeated="5"/>
        </table:table-row>
        <table:table-row table:style-name="ro1">
          <table:table-cell office:value-type="float" office:value="407.4">
            <text:p>407.4</text:p>
          </table:table-cell>
          <table:table-cell office:value-type="float" office:value="428.33">
            <text:p>428.33</text:p>
          </table:table-cell>
          <table:table-cell table:formula="of:=[.B618]/[.A618]" office:value-type="float" office:value="1.05137457044674">
            <text:p>1.05</text:p>
          </table:table-cell>
          <table:table-cell office:value-type="float" office:value="414.33">
            <text:p>414.33</text:p>
          </table:table-cell>
          <table:table-cell table:formula="of:=[.D618]/[.A618]" office:value-type="float" office:value="1.01701030927835">
            <text:p>1.02</text:p>
          </table:table-cell>
          <table:table-cell office:value-type="float" office:value="412.43">
            <text:p>412.43</text:p>
          </table:table-cell>
          <table:table-cell table:formula="of:=[.F618]/[.A618]" office:value-type="float" office:value="1.01234658811978">
            <text:p>1.01</text:p>
          </table:table-cell>
          <table:table-cell office:value-type="float" office:value="426.92">
            <text:p>426.92</text:p>
          </table:table-cell>
          <table:table-cell table:formula="of:=[.H618]/[.A618]" office:value-type="float" office:value="1.04791359842906">
            <text:p>1.05</text:p>
          </table:table-cell>
          <table:table-cell office:value-type="float" office:value="413.16">
            <text:p>413.16</text:p>
          </table:table-cell>
          <table:table-cell table:formula="of:=[.J618]/[.A618]" office:value-type="float" office:value="1.01413843888071">
            <text:p>1.01</text:p>
          </table:table-cell>
          <table:table-cell table:number-columns-repeated="5"/>
        </table:table-row>
        <table:table-row table:style-name="ro1">
          <table:table-cell office:value-type="float" office:value="234.71">
            <text:p>234.71</text:p>
          </table:table-cell>
          <table:table-cell office:value-type="float" office:value="240.22">
            <text:p>240.22</text:p>
          </table:table-cell>
          <table:table-cell table:formula="of:=[.B619]/[.A619]" office:value-type="float" office:value="1.02347577862043">
            <text:p>1.02</text:p>
          </table:table-cell>
          <table:table-cell office:value-type="float" office:value="235.88">
            <text:p>235.88</text:p>
          </table:table-cell>
          <table:table-cell table:formula="of:=[.D619]/[.A619]" office:value-type="float" office:value="1.00498487495207">
            <text:p>1</text:p>
          </table:table-cell>
          <table:table-cell office:value-type="float" office:value="237.63">
            <text:p>237.63</text:p>
          </table:table-cell>
          <table:table-cell table:formula="of:=[.F619]/[.A619]" office:value-type="float" office:value="1.01244088449576">
            <text:p>1.01</text:p>
          </table:table-cell>
          <table:table-cell office:value-type="float" office:value="240.22">
            <text:p>240.22</text:p>
          </table:table-cell>
          <table:table-cell table:formula="of:=[.H619]/[.A619]" office:value-type="float" office:value="1.02347577862043">
            <text:p>1.02</text:p>
          </table:table-cell>
          <table:table-cell office:value-type="float" office:value="235.29">
            <text:p>235.29</text:p>
          </table:table-cell>
          <table:table-cell table:formula="of:=[.J619]/[.A619]" office:value-type="float" office:value="1.00247113459162">
            <text:p>1</text:p>
          </table:table-cell>
          <table:table-cell table:number-columns-repeated="5"/>
        </table:table-row>
        <table:table-row table:style-name="ro1">
          <table:table-cell office:value-type="float" office:value="235.31">
            <text:p>235.31</text:p>
          </table:table-cell>
          <table:table-cell office:value-type="float" office:value="238.82">
            <text:p>238.82</text:p>
          </table:table-cell>
          <table:table-cell table:formula="of:=[.B620]/[.A620]" office:value-type="float" office:value="1.01491649313671">
            <text:p>1.01</text:p>
          </table:table-cell>
          <table:table-cell office:value-type="float" office:value="237.65">
            <text:p>237.65</text:p>
          </table:table-cell>
          <table:table-cell table:formula="of:=[.D620]/[.A620]" office:value-type="float" office:value="1.00994432875781">
            <text:p>1.01</text:p>
          </table:table-cell>
          <table:table-cell office:value-type="float" office:value="238.24">
            <text:p>238.24</text:p>
          </table:table-cell>
          <table:table-cell table:formula="of:=[.F620]/[.A620]" office:value-type="float" office:value="1.01245165951298">
            <text:p>1.01</text:p>
          </table:table-cell>
          <table:table-cell office:value-type="float" office:value="238.82">
            <text:p>238.82</text:p>
          </table:table-cell>
          <table:table-cell table:formula="of:=[.H620]/[.A620]" office:value-type="float" office:value="1.01491649313671">
            <text:p>1.01</text:p>
          </table:table-cell>
          <table:table-cell office:value-type="float" office:value="237.65">
            <text:p>237.65</text:p>
          </table:table-cell>
          <table:table-cell table:formula="of:=[.J620]/[.A620]" office:value-type="float" office:value="1.00994432875781">
            <text:p>1.01</text:p>
          </table:table-cell>
          <table:table-cell table:number-columns-repeated="5"/>
        </table:table-row>
        <table:table-row table:style-name="ro1">
          <table:table-cell office:value-type="float" office:value="349.26">
            <text:p>349.26</text:p>
          </table:table-cell>
          <table:table-cell office:value-type="float" office:value="365.02">
            <text:p>365.02</text:p>
          </table:table-cell>
          <table:table-cell table:formula="of:=[.B621]/[.A621]" office:value-type="float" office:value="1.04512397640726">
            <text:p>1.05</text:p>
          </table:table-cell>
          <table:table-cell office:value-type="float" office:value="355.95">
            <text:p>355.95</text:p>
          </table:table-cell>
          <table:table-cell table:formula="of:=[.D621]/[.A621]" office:value-type="float" office:value="1.01915478440131">
            <text:p>1.02</text:p>
          </table:table-cell>
          <table:table-cell office:value-type="float" office:value="353.61">
            <text:p>353.61</text:p>
          </table:table-cell>
          <table:table-cell table:formula="of:=[.F621]/[.A621]" office:value-type="float" office:value="1.01245490465556">
            <text:p>1.01</text:p>
          </table:table-cell>
          <table:table-cell office:value-type="float" office:value="355.61">
            <text:p>355.61</text:p>
          </table:table-cell>
          <table:table-cell table:formula="of:=[.H621]/[.A621]" office:value-type="float" office:value="1.01818129760064">
            <text:p>1.02</text:p>
          </table:table-cell>
          <table:table-cell office:value-type="float" office:value="353.02">
            <text:p>353.02</text:p>
          </table:table-cell>
          <table:table-cell table:formula="of:=[.J621]/[.A621]" office:value-type="float" office:value="1.01076561873676">
            <text:p>1.01</text:p>
          </table:table-cell>
          <table:table-cell table:number-columns-repeated="5"/>
        </table:table-row>
        <table:table-row table:style-name="ro1">
          <table:table-cell office:value-type="float" office:value="160.37">
            <text:p>160.37</text:p>
          </table:table-cell>
          <table:table-cell office:value-type="float" office:value="172.81">
            <text:p>172.81</text:p>
          </table:table-cell>
          <table:table-cell table:formula="of:=[.B622]/[.A622]" office:value-type="float" office:value="1.077570617946">
            <text:p>1.08</text:p>
          </table:table-cell>
          <table:table-cell office:value-type="float" office:value="163.54">
            <text:p>163.54</text:p>
          </table:table-cell>
          <table:table-cell table:formula="of:=[.D622]/[.A622]" office:value-type="float" office:value="1.01976678929974">
            <text:p>1.02</text:p>
          </table:table-cell>
          <table:table-cell office:value-type="float" office:value="162.37">
            <text:p>162.37</text:p>
          </table:table-cell>
          <table:table-cell table:formula="of:=[.F622]/[.A622]" office:value-type="float" office:value="1.01247116044148">
            <text:p>1.01</text:p>
          </table:table-cell>
          <table:table-cell office:value-type="float" office:value="166.95">
            <text:p>166.95</text:p>
          </table:table-cell>
          <table:table-cell table:formula="of:=[.H622]/[.A622]" office:value-type="float" office:value="1.04103011785247">
            <text:p>1.04</text:p>
          </table:table-cell>
          <table:table-cell office:value-type="float" office:value="162.37">
            <text:p>162.37</text:p>
          </table:table-cell>
          <table:table-cell table:formula="of:=[.J622]/[.A622]" office:value-type="float" office:value="1.01247116044148">
            <text:p>1.01</text:p>
          </table:table-cell>
          <table:table-cell table:number-columns-repeated="5"/>
        </table:table-row>
        <table:table-row table:style-name="ro1">
          <table:table-cell office:value-type="float" office:value="195.41">
            <text:p>195.41</text:p>
          </table:table-cell>
          <table:table-cell office:value-type="float" office:value="203.95">
            <text:p>203.95</text:p>
          </table:table-cell>
          <table:table-cell table:formula="of:=[.B623]/[.A623]" office:value-type="float" office:value="1.04370298347065">
            <text:p>1.04</text:p>
          </table:table-cell>
          <table:table-cell office:value-type="float" office:value="197.85">
            <text:p>197.85</text:p>
          </table:table-cell>
          <table:table-cell table:formula="of:=[.D623]/[.A623]" office:value-type="float" office:value="1.0124865667059">
            <text:p>1.01</text:p>
          </table:table-cell>
          <table:table-cell office:value-type="float" office:value="197.85">
            <text:p>197.85</text:p>
          </table:table-cell>
          <table:table-cell table:formula="of:=[.F623]/[.A623]" office:value-type="float" office:value="1.0124865667059">
            <text:p>1.01</text:p>
          </table:table-cell>
          <table:table-cell office:value-type="float" office:value="203.95">
            <text:p>203.95</text:p>
          </table:table-cell>
          <table:table-cell table:formula="of:=[.H623]/[.A623]" office:value-type="float" office:value="1.04370298347065">
            <text:p>1.04</text:p>
          </table:table-cell>
          <table:table-cell office:value-type="float" office:value="197.85">
            <text:p>197.85</text:p>
          </table:table-cell>
          <table:table-cell table:formula="of:=[.J623]/[.A623]" office:value-type="float" office:value="1.0124865667059">
            <text:p>1.01</text:p>
          </table:table-cell>
          <table:table-cell table:number-columns-repeated="5"/>
        </table:table-row>
        <table:table-row table:style-name="ro1">
          <table:table-cell office:value-type="float" office:value="271.43">
            <text:p>271.43</text:p>
          </table:table-cell>
          <table:table-cell office:value-type="float" office:value="293.95">
            <text:p>293.95</text:p>
          </table:table-cell>
          <table:table-cell table:formula="of:=[.B624]/[.A624]" office:value-type="float" office:value="1.08296798437903">
            <text:p>1.08</text:p>
          </table:table-cell>
          <table:table-cell office:value-type="float" office:value="274.74">
            <text:p>274.74</text:p>
          </table:table-cell>
          <table:table-cell table:formula="of:=[.D624]/[.A624]" office:value-type="float" office:value="1.01219467265962">
            <text:p>1.01</text:p>
          </table:table-cell>
          <table:table-cell office:value-type="float" office:value="274.84">
            <text:p>274.84</text:p>
          </table:table-cell>
          <table:table-cell table:formula="of:=[.F624]/[.A624]" office:value-type="float" office:value="1.0125630917732">
            <text:p>1.01</text:p>
          </table:table-cell>
          <table:table-cell office:value-type="float" office:value="293.95">
            <text:p>293.95</text:p>
          </table:table-cell>
          <table:table-cell table:formula="of:=[.H624]/[.A624]" office:value-type="float" office:value="1.08296798437903">
            <text:p>1.08</text:p>
          </table:table-cell>
          <table:table-cell office:value-type="float" office:value="278.05">
            <text:p>278.05</text:p>
          </table:table-cell>
          <table:table-cell table:formula="of:=[.J624]/[.A624]" office:value-type="float" office:value="1.02438934531924">
            <text:p>1.02</text:p>
          </table:table-cell>
          <table:table-cell table:number-columns-repeated="5"/>
        </table:table-row>
        <table:table-row table:style-name="ro1">
          <table:table-cell office:value-type="float" office:value="399.82">
            <text:p>399.82</text:p>
          </table:table-cell>
          <table:table-cell office:value-type="float" office:value="414.3">
            <text:p>414.3</text:p>
          </table:table-cell>
          <table:table-cell table:formula="of:=[.B625]/[.A625]" office:value-type="float" office:value="1.0362162973338">
            <text:p>1.04</text:p>
          </table:table-cell>
          <table:table-cell office:value-type="float" office:value="401.33">
            <text:p>401.33</text:p>
          </table:table-cell>
          <table:table-cell table:formula="of:=[.D625]/[.A625]" office:value-type="float" office:value="1.00377669951478">
            <text:p>1</text:p>
          </table:table-cell>
          <table:table-cell office:value-type="float" office:value="404.85">
            <text:p>404.85</text:p>
          </table:table-cell>
          <table:table-cell table:formula="of:=[.F625]/[.A625]" office:value-type="float" office:value="1.01258066129758">
            <text:p>1.01</text:p>
          </table:table-cell>
          <table:table-cell office:value-type="float" office:value="414.3">
            <text:p>414.3</text:p>
          </table:table-cell>
          <table:table-cell table:formula="of:=[.H625]/[.A625]" office:value-type="float" office:value="1.0362162973338">
            <text:p>1.04</text:p>
          </table:table-cell>
          <table:table-cell office:value-type="float" office:value="400.75">
            <text:p>400.75</text:p>
          </table:table-cell>
          <table:table-cell table:formula="of:=[.J625]/[.A625]" office:value-type="float" office:value="1.00232604672102">
            <text:p>1</text:p>
          </table:table-cell>
          <table:table-cell table:number-columns-repeated="5"/>
        </table:table-row>
        <table:table-row table:style-name="ro1">
          <table:table-cell office:value-type="float" office:value="279.69">
            <text:p>279.69</text:p>
          </table:table-cell>
          <table:table-cell office:value-type="float" office:value="282.18">
            <text:p>282.18</text:p>
          </table:table-cell>
          <table:table-cell table:formula="of:=[.B626]/[.A626]" office:value-type="float" office:value="1.00890271371876">
            <text:p>1.01</text:p>
          </table:table-cell>
          <table:table-cell office:value-type="float" office:value="279.69">
            <text:p>279.69</text:p>
          </table:table-cell>
          <table:table-cell table:formula="of:=[.D626]/[.A626]" office:value-type="float" office:value="1">
            <text:p>1</text:p>
          </table:table-cell>
          <table:table-cell office:value-type="float" office:value="283.21">
            <text:p>283.21</text:p>
          </table:table-cell>
          <table:table-cell table:formula="of:=[.F626]/[.A626]" office:value-type="float" office:value="1.01258536236548">
            <text:p>1.01</text:p>
          </table:table-cell>
          <table:table-cell office:value-type="float" office:value="282.18">
            <text:p>282.18</text:p>
          </table:table-cell>
          <table:table-cell table:formula="of:=[.H626]/[.A626]" office:value-type="float" office:value="1.00890271371876">
            <text:p>1.01</text:p>
          </table:table-cell>
          <table:table-cell office:value-type="float" office:value="279.69">
            <text:p>279.69</text:p>
          </table:table-cell>
          <table:table-cell table:formula="of:=[.J626]/[.A6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1.87">
            <text:p>381.87</text:p>
          </table:table-cell>
          <table:table-cell office:value-type="float" office:value="385.18">
            <text:p>385.18</text:p>
          </table:table-cell>
          <table:table-cell table:formula="of:=[.B627]/[.A627]" office:value-type="float" office:value="1.00866787126509">
            <text:p>1.01</text:p>
          </table:table-cell>
          <table:table-cell office:value-type="float" office:value="386.69">
            <text:p>386.69</text:p>
          </table:table-cell>
          <table:table-cell table:formula="of:=[.D627]/[.A627]" office:value-type="float" office:value="1.012622096525">
            <text:p>1.01</text:p>
          </table:table-cell>
          <table:table-cell office:value-type="float" office:value="386.69">
            <text:p>386.69</text:p>
          </table:table-cell>
          <table:table-cell table:formula="of:=[.F627]/[.A627]" office:value-type="float" office:value="1.012622096525">
            <text:p>1.01</text:p>
          </table:table-cell>
          <table:table-cell office:value-type="float" office:value="384.35">
            <text:p>384.35</text:p>
          </table:table-cell>
          <table:table-cell table:formula="of:=[.H627]/[.A627]" office:value-type="float" office:value="1.00649435671826">
            <text:p>1.01</text:p>
          </table:table-cell>
          <table:table-cell office:value-type="float" office:value="384.94">
            <text:p>384.94</text:p>
          </table:table-cell>
          <table:table-cell table:formula="of:=[.J627]/[.A627]" office:value-type="float" office:value="1.00803938513107">
            <text:p>1.01</text:p>
          </table:table-cell>
          <table:table-cell table:number-columns-repeated="5"/>
        </table:table-row>
        <table:table-row table:style-name="ro1">
          <table:table-cell office:value-type="float" office:value="463.89">
            <text:p>463.89</text:p>
          </table:table-cell>
          <table:table-cell office:value-type="float" office:value="484.58">
            <text:p>484.58</text:p>
          </table:table-cell>
          <table:table-cell table:formula="of:=[.B628]/[.A628]" office:value-type="float" office:value="1.04460109077583">
            <text:p>1.04</text:p>
          </table:table-cell>
          <table:table-cell office:value-type="float" office:value="467.89">
            <text:p>467.89</text:p>
          </table:table-cell>
          <table:table-cell table:formula="of:=[.D628]/[.A628]" office:value-type="float" office:value="1.00862273383776">
            <text:p>1.01</text:p>
          </table:table-cell>
          <table:table-cell office:value-type="float" office:value="469.75">
            <text:p>469.75</text:p>
          </table:table-cell>
          <table:table-cell table:formula="of:=[.F628]/[.A628]" office:value-type="float" office:value="1.01263230507232">
            <text:p>1.01</text:p>
          </table:table-cell>
          <table:table-cell office:value-type="float" office:value="484.58">
            <text:p>484.58</text:p>
          </table:table-cell>
          <table:table-cell table:formula="of:=[.H628]/[.A628]" office:value-type="float" office:value="1.04460109077583">
            <text:p>1.04</text:p>
          </table:table-cell>
          <table:table-cell office:value-type="float" office:value="466.72">
            <text:p>466.72</text:p>
          </table:table-cell>
          <table:table-cell table:formula="of:=[.J628]/[.A628]" office:value-type="float" office:value="1.00610058419022">
            <text:p>1.01</text:p>
          </table:table-cell>
          <table:table-cell table:number-columns-repeated="5"/>
        </table:table-row>
        <table:table-row table:style-name="ro1">
          <table:table-cell office:value-type="float" office:value="416.59">
            <text:p>416.59</text:p>
          </table:table-cell>
          <table:table-cell office:value-type="float" office:value="425.03">
            <text:p>425.03</text:p>
          </table:table-cell>
          <table:table-cell table:formula="of:=[.B629]/[.A629]" office:value-type="float" office:value="1.02025972778991">
            <text:p>1.02</text:p>
          </table:table-cell>
          <table:table-cell office:value-type="float" office:value="422.45">
            <text:p>422.45</text:p>
          </table:table-cell>
          <table:table-cell table:formula="of:=[.D629]/[.A629]" office:value-type="float" office:value="1.01406658825224">
            <text:p>1.01</text:p>
          </table:table-cell>
          <table:table-cell office:value-type="float" office:value="421.86">
            <text:p>421.86</text:p>
          </table:table-cell>
          <table:table-cell table:formula="of:=[.F629]/[.A629]" office:value-type="float" office:value="1.01265032766029">
            <text:p>1.01</text:p>
          </table:table-cell>
          <table:table-cell office:value-type="float" office:value="425.03">
            <text:p>425.03</text:p>
          </table:table-cell>
          <table:table-cell table:formula="of:=[.H629]/[.A629]" office:value-type="float" office:value="1.02025972778991">
            <text:p>1.02</text:p>
          </table:table-cell>
          <table:table-cell office:value-type="float" office:value="420.69">
            <text:p>420.69</text:p>
          </table:table-cell>
          <table:table-cell table:formula="of:=[.J629]/[.A629]" office:value-type="float" office:value="1.0098418108932">
            <text:p>1.01</text:p>
          </table:table-cell>
          <table:table-cell table:number-columns-repeated="5"/>
        </table:table-row>
        <table:table-row table:style-name="ro1">
          <table:table-cell office:value-type="float" office:value="408.09">
            <text:p>408.09</text:p>
          </table:table-cell>
          <table:table-cell office:value-type="float" office:value="422.09">
            <text:p>422.09</text:p>
          </table:table-cell>
          <table:table-cell table:formula="of:=[.B630]/[.A630]" office:value-type="float" office:value="1.03430615795535">
            <text:p>1.03</text:p>
          </table:table-cell>
          <table:table-cell office:value-type="float" office:value="413.85">
            <text:p>413.85</text:p>
          </table:table-cell>
          <table:table-cell table:formula="of:=[.D630]/[.A630]" office:value-type="float" office:value="1.01411453355877">
            <text:p>1.01</text:p>
          </table:table-cell>
          <table:table-cell office:value-type="float" office:value="413.26">
            <text:p>413.26</text:p>
          </table:table-cell>
          <table:table-cell table:formula="of:=[.F630]/[.A630]" office:value-type="float" office:value="1.01266877404494">
            <text:p>1.01</text:p>
          </table:table-cell>
          <table:table-cell office:value-type="float" office:value="422.09">
            <text:p>422.09</text:p>
          </table:table-cell>
          <table:table-cell table:formula="of:=[.H630]/[.A630]" office:value-type="float" office:value="1.03430615795535">
            <text:p>1.03</text:p>
          </table:table-cell>
          <table:table-cell office:value-type="float" office:value="412.09">
            <text:p>412.09</text:p>
          </table:table-cell>
          <table:table-cell table:formula="of:=[.J630]/[.A630]" office:value-type="float" office:value="1.00980175941582">
            <text:p>1.01</text:p>
          </table:table-cell>
          <table:table-cell table:number-columns-repeated="5"/>
        </table:table-row>
        <table:table-row table:style-name="ro1">
          <table:table-cell office:value-type="float" office:value="433.48">
            <text:p>433.48</text:p>
          </table:table-cell>
          <table:table-cell office:value-type="float" office:value="450.06">
            <text:p>450.06</text:p>
          </table:table-cell>
          <table:table-cell table:formula="of:=[.B631]/[.A631]" office:value-type="float" office:value="1.03824859278398">
            <text:p>1.04</text:p>
          </table:table-cell>
          <table:table-cell office:value-type="float" office:value="438.99">
            <text:p>438.99</text:p>
          </table:table-cell>
          <table:table-cell table:formula="of:=[.D631]/[.A631]" office:value-type="float" office:value="1.01271108240288">
            <text:p>1.01</text:p>
          </table:table-cell>
          <table:table-cell office:value-type="float" office:value="438.99">
            <text:p>438.99</text:p>
          </table:table-cell>
          <table:table-cell table:formula="of:=[.F631]/[.A631]" office:value-type="float" office:value="1.01271108240288">
            <text:p>1.01</text:p>
          </table:table-cell>
          <table:table-cell office:value-type="float" office:value="439.23">
            <text:p>439.23</text:p>
          </table:table-cell>
          <table:table-cell table:formula="of:=[.H631]/[.A631]" office:value-type="float" office:value="1.01326474116453">
            <text:p>1.01</text:p>
          </table:table-cell>
          <table:table-cell office:value-type="float" office:value="437.82">
            <text:p>437.82</text:p>
          </table:table-cell>
          <table:table-cell table:formula="of:=[.J631]/[.A631]" office:value-type="float" office:value="1.01001199593984">
            <text:p>1.01</text:p>
          </table:table-cell>
          <table:table-cell table:number-columns-repeated="5"/>
        </table:table-row>
        <table:table-row table:style-name="ro1">
          <table:table-cell office:value-type="float" office:value="257.69">
            <text:p>257.69</text:p>
          </table:table-cell>
          <table:table-cell office:value-type="float" office:value="265.21">
            <text:p>265.21</text:p>
          </table:table-cell>
          <table:table-cell table:formula="of:=[.B632]/[.A632]" office:value-type="float" office:value="1.02918235088672">
            <text:p>1.03</text:p>
          </table:table-cell>
          <table:table-cell office:value-type="float" office:value="262.72">
            <text:p>262.72</text:p>
          </table:table-cell>
          <table:table-cell table:formula="of:=[.D632]/[.A632]" office:value-type="float" office:value="1.01951957778726">
            <text:p>1.02</text:p>
          </table:table-cell>
          <table:table-cell office:value-type="float" office:value="260.97">
            <text:p>260.97</text:p>
          </table:table-cell>
          <table:table-cell table:formula="of:=[.F632]/[.A632]" office:value-type="float" office:value="1.01272847219527">
            <text:p>1.01</text:p>
          </table:table-cell>
          <table:table-cell office:value-type="float" office:value="265.21">
            <text:p>265.21</text:p>
          </table:table-cell>
          <table:table-cell table:formula="of:=[.H632]/[.A632]" office:value-type="float" office:value="1.02918235088672">
            <text:p>1.03</text:p>
          </table:table-cell>
          <table:table-cell office:value-type="float" office:value="262.72">
            <text:p>262.72</text:p>
          </table:table-cell>
          <table:table-cell table:formula="of:=[.J632]/[.A632]" office:value-type="float" office:value="1.01951957778726">
            <text:p>1.02</text:p>
          </table:table-cell>
          <table:table-cell table:number-columns-repeated="5"/>
        </table:table-row>
        <table:table-row table:style-name="ro1">
          <table:table-cell office:value-type="float" office:value="91.84">
            <text:p>91.84</text:p>
          </table:table-cell>
          <table:table-cell office:value-type="float" office:value="100.18">
            <text:p>100.18</text:p>
          </table:table-cell>
          <table:table-cell table:formula="of:=[.B633]/[.A633]" office:value-type="float" office:value="1.09081010452962">
            <text:p>1.09</text:p>
          </table:table-cell>
          <table:table-cell office:value-type="float" office:value="93.01">
            <text:p>93.01</text:p>
          </table:table-cell>
          <table:table-cell table:formula="of:=[.D633]/[.A633]" office:value-type="float" office:value="1.01273954703833">
            <text:p>1.01</text:p>
          </table:table-cell>
          <table:table-cell office:value-type="float" office:value="93.01">
            <text:p>93.01</text:p>
          </table:table-cell>
          <table:table-cell table:formula="of:=[.F633]/[.A633]" office:value-type="float" office:value="1.01273954703833">
            <text:p>1.01</text:p>
          </table:table-cell>
          <table:table-cell office:value-type="float" office:value="100.18">
            <text:p>100.18</text:p>
          </table:table-cell>
          <table:table-cell table:formula="of:=[.H633]/[.A633]" office:value-type="float" office:value="1.09081010452962">
            <text:p>1.09</text:p>
          </table:table-cell>
          <table:table-cell office:value-type="float" office:value="93.01">
            <text:p>93.01</text:p>
          </table:table-cell>
          <table:table-cell table:formula="of:=[.J633]/[.A633]" office:value-type="float" office:value="1.01273954703833">
            <text:p>1.01</text:p>
          </table:table-cell>
          <table:table-cell table:number-columns-repeated="5"/>
        </table:table-row>
        <table:table-row table:style-name="ro1">
          <table:table-cell office:value-type="float" office:value="385.82">
            <text:p>385.82</text:p>
          </table:table-cell>
          <table:table-cell office:value-type="float" office:value="389.82">
            <text:p>389.82</text:p>
          </table:table-cell>
          <table:table-cell table:formula="of:=[.B634]/[.A634]" office:value-type="float" office:value="1.01036752889949">
            <text:p>1.01</text:p>
          </table:table-cell>
          <table:table-cell office:value-type="float" office:value="388.99">
            <text:p>388.99</text:p>
          </table:table-cell>
          <table:table-cell table:formula="of:=[.D634]/[.A634]" office:value-type="float" office:value="1.00821626665284">
            <text:p>1.01</text:p>
          </table:table-cell>
          <table:table-cell office:value-type="float" office:value="390.75">
            <text:p>390.75</text:p>
          </table:table-cell>
          <table:table-cell table:formula="of:=[.F634]/[.A634]" office:value-type="float" office:value="1.01277797936862">
            <text:p>1.01</text:p>
          </table:table-cell>
          <table:table-cell office:value-type="float" office:value="389.82">
            <text:p>389.82</text:p>
          </table:table-cell>
          <table:table-cell table:formula="of:=[.H634]/[.A634]" office:value-type="float" office:value="1.01036752889949">
            <text:p>1.01</text:p>
          </table:table-cell>
          <table:table-cell office:value-type="float" office:value="389.58">
            <text:p>389.58</text:p>
          </table:table-cell>
          <table:table-cell table:formula="of:=[.J634]/[.A634]" office:value-type="float" office:value="1.00974547716552">
            <text:p>1.01</text:p>
          </table:table-cell>
          <table:table-cell table:number-columns-repeated="5"/>
        </table:table-row>
        <table:table-row table:style-name="ro1">
          <table:table-cell office:value-type="float" office:value="369.45">
            <text:p>369.45</text:p>
          </table:table-cell>
          <table:table-cell office:value-type="float" office:value="386.18">
            <text:p>386.18</text:p>
          </table:table-cell>
          <table:table-cell table:formula="of:=[.B635]/[.A635]" office:value-type="float" office:value="1.04528352957098">
            <text:p>1.05</text:p>
          </table:table-cell>
          <table:table-cell office:value-type="float" office:value="379.59">
            <text:p>379.59</text:p>
          </table:table-cell>
          <table:table-cell table:formula="of:=[.D635]/[.A635]" office:value-type="float" office:value="1.02744620381648">
            <text:p>1.03</text:p>
          </table:table-cell>
          <table:table-cell office:value-type="float" office:value="374.18">
            <text:p>374.18</text:p>
          </table:table-cell>
          <table:table-cell table:formula="of:=[.F635]/[.A635]" office:value-type="float" office:value="1.01280281499526">
            <text:p>1.01</text:p>
          </table:table-cell>
          <table:table-cell office:value-type="float" office:value="385.35">
            <text:p>385.35</text:p>
          </table:table-cell>
          <table:table-cell table:formula="of:=[.H635]/[.A635]" office:value-type="float" office:value="1.04303694681283">
            <text:p>1.04</text:p>
          </table:table-cell>
          <table:table-cell office:value-type="float" office:value="379.59">
            <text:p>379.59</text:p>
          </table:table-cell>
          <table:table-cell table:formula="of:=[.J635]/[.A635]" office:value-type="float" office:value="1.02744620381648">
            <text:p>1.03</text:p>
          </table:table-cell>
          <table:table-cell table:number-columns-repeated="5"/>
        </table:table-row>
        <table:table-row table:style-name="ro1">
          <table:table-cell office:value-type="float" office:value="91.36">
            <text:p>91.36</text:p>
          </table:table-cell>
          <table:table-cell office:value-type="float" office:value="105.5">
            <text:p>105.5</text:p>
          </table:table-cell>
          <table:table-cell table:formula="of:=[.B636]/[.A636]" office:value-type="float" office:value="1.15477232924694">
            <text:p>1.15</text:p>
          </table:table-cell>
          <table:table-cell office:value-type="float" office:value="93.11">
            <text:p>93.11</text:p>
          </table:table-cell>
          <table:table-cell table:formula="of:=[.D636]/[.A636]" office:value-type="float" office:value="1.01915499124343">
            <text:p>1.02</text:p>
          </table:table-cell>
          <table:table-cell office:value-type="float" office:value="92.53">
            <text:p>92.53</text:p>
          </table:table-cell>
          <table:table-cell table:formula="of:=[.F636]/[.A636]" office:value-type="float" office:value="1.0128064798599">
            <text:p>1.01</text:p>
          </table:table-cell>
          <table:table-cell office:value-type="float" office:value="105.5">
            <text:p>105.5</text:p>
          </table:table-cell>
          <table:table-cell table:formula="of:=[.H636]/[.A636]" office:value-type="float" office:value="1.15477232924694">
            <text:p>1.15</text:p>
          </table:table-cell>
          <table:table-cell office:value-type="float" office:value="93.11">
            <text:p>93.11</text:p>
          </table:table-cell>
          <table:table-cell table:formula="of:=[.J636]/[.A636]" office:value-type="float" office:value="1.01915499124343">
            <text:p>1.02</text:p>
          </table:table-cell>
          <table:table-cell table:number-columns-repeated="5"/>
        </table:table-row>
        <table:table-row table:style-name="ro1">
          <table:table-cell office:value-type="float" office:value="239.23">
            <text:p>239.23</text:p>
          </table:table-cell>
          <table:table-cell office:value-type="float" office:value="246.64">
            <text:p>246.64</text:p>
          </table:table-cell>
          <table:table-cell table:formula="of:=[.B637]/[.A637]" office:value-type="float" office:value="1.0309743761234">
            <text:p>1.03</text:p>
          </table:table-cell>
          <table:table-cell office:value-type="float" office:value="245.23">
            <text:p>245.23</text:p>
          </table:table-cell>
          <table:table-cell table:formula="of:=[.D637]/[.A637]" office:value-type="float" office:value="1.02508046649668">
            <text:p>1.03</text:p>
          </table:table-cell>
          <table:table-cell office:value-type="float" office:value="242.3">
            <text:p>242.3</text:p>
          </table:table-cell>
          <table:table-cell table:formula="of:=[.F637]/[.A637]" office:value-type="float" office:value="1.0128328386908">
            <text:p>1.01</text:p>
          </table:table-cell>
          <table:table-cell office:value-type="float" office:value="246.64">
            <text:p>246.64</text:p>
          </table:table-cell>
          <table:table-cell table:formula="of:=[.H637]/[.A637]" office:value-type="float" office:value="1.0309743761234">
            <text:p>1.03</text:p>
          </table:table-cell>
          <table:table-cell office:value-type="float" office:value="241.71">
            <text:p>241.71</text:p>
          </table:table-cell>
          <table:table-cell table:formula="of:=[.J637]/[.A637]" office:value-type="float" office:value="1.01036659281863">
            <text:p>1.01</text:p>
          </table:table-cell>
          <table:table-cell table:number-columns-repeated="5"/>
        </table:table-row>
        <table:table-row table:style-name="ro1">
          <table:table-cell office:value-type="float" office:value="383.2">
            <text:p>383.2</text:p>
          </table:table-cell>
          <table:table-cell office:value-type="float" office:value="414.17">
            <text:p>414.17</text:p>
          </table:table-cell>
          <table:table-cell table:formula="of:=[.B638]/[.A638]" office:value-type="float" office:value="1.08081941544885">
            <text:p>1.08</text:p>
          </table:table-cell>
          <table:table-cell office:value-type="float" office:value="390.41">
            <text:p>390.41</text:p>
          </table:table-cell>
          <table:table-cell table:formula="of:=[.D638]/[.A638]" office:value-type="float" office:value="1.01881524008351">
            <text:p>1.02</text:p>
          </table:table-cell>
          <table:table-cell office:value-type="float" office:value="388.12">
            <text:p>388.12</text:p>
          </table:table-cell>
          <table:table-cell table:formula="of:=[.F638]/[.A638]" office:value-type="float" office:value="1.01283924843424">
            <text:p>1.01</text:p>
          </table:table-cell>
          <table:table-cell office:value-type="float" office:value="414.17">
            <text:p>414.17</text:p>
          </table:table-cell>
          <table:table-cell table:formula="of:=[.H638]/[.A638]" office:value-type="float" office:value="1.08081941544885">
            <text:p>1.08</text:p>
          </table:table-cell>
          <table:table-cell office:value-type="float" office:value="389.82">
            <text:p>389.82</text:p>
          </table:table-cell>
          <table:table-cell table:formula="of:=[.J638]/[.A638]" office:value-type="float" office:value="1.01727557411273">
            <text:p>1.02</text:p>
          </table:table-cell>
          <table:table-cell table:number-columns-repeated="5"/>
        </table:table-row>
        <table:table-row table:style-name="ro1">
          <table:table-cell office:value-type="float" office:value="474.94">
            <text:p>474.94</text:p>
          </table:table-cell>
          <table:table-cell office:value-type="float" office:value="485.73">
            <text:p>485.73</text:p>
          </table:table-cell>
          <table:table-cell table:formula="of:=[.B639]/[.A639]" office:value-type="float" office:value="1.02271865919906">
            <text:p>1.02</text:p>
          </table:table-cell>
          <table:table-cell office:value-type="float" office:value="480.46">
            <text:p>480.46</text:p>
          </table:table-cell>
          <table:table-cell table:formula="of:=[.D639]/[.A639]" office:value-type="float" office:value="1.01162252073946">
            <text:p>1.01</text:p>
          </table:table-cell>
          <table:table-cell office:value-type="float" office:value="481.04">
            <text:p>481.04</text:p>
          </table:table-cell>
          <table:table-cell table:formula="of:=[.F639]/[.A639]" office:value-type="float" office:value="1.01284372762875">
            <text:p>1.01</text:p>
          </table:table-cell>
          <table:table-cell office:value-type="float" office:value="485.73">
            <text:p>485.73</text:p>
          </table:table-cell>
          <table:table-cell table:formula="of:=[.H639]/[.A639]" office:value-type="float" office:value="1.02271865919906">
            <text:p>1.02</text:p>
          </table:table-cell>
          <table:table-cell office:value-type="float" office:value="479.87">
            <text:p>479.87</text:p>
          </table:table-cell>
          <table:table-cell table:formula="of:=[.J639]/[.A639]" office:value-type="float" office:value="1.01038025855898">
            <text:p>1.01</text:p>
          </table:table-cell>
          <table:table-cell table:number-columns-repeated="5"/>
        </table:table-row>
        <table:table-row table:style-name="ro1">
          <table:table-cell office:value-type="float" office:value="382.35">
            <text:p>382.35</text:p>
          </table:table-cell>
          <table:table-cell office:value-type="float" office:value="396.49">
            <text:p>396.49</text:p>
          </table:table-cell>
          <table:table-cell table:formula="of:=[.B640]/[.A640]" office:value-type="float" office:value="1.0369818229371">
            <text:p>1.04</text:p>
          </table:table-cell>
          <table:table-cell office:value-type="float" office:value="385.42">
            <text:p>385.42</text:p>
          </table:table-cell>
          <table:table-cell table:formula="of:=[.D640]/[.A640]" office:value-type="float" office:value="1.00802929253302">
            <text:p>1.01</text:p>
          </table:table-cell>
          <table:table-cell office:value-type="float" office:value="387.27">
            <text:p>387.27</text:p>
          </table:table-cell>
          <table:table-cell table:formula="of:=[.F640]/[.A640]" office:value-type="float" office:value="1.0128677912907">
            <text:p>1.01</text:p>
          </table:table-cell>
          <table:table-cell office:value-type="float" office:value="396.49">
            <text:p>396.49</text:p>
          </table:table-cell>
          <table:table-cell table:formula="of:=[.H640]/[.A640]" office:value-type="float" office:value="1.0369818229371">
            <text:p>1.04</text:p>
          </table:table-cell>
          <table:table-cell office:value-type="float" office:value="388">
            <text:p>388</text:p>
          </table:table-cell>
          <table:table-cell table:formula="of:=[.J640]/[.A640]" office:value-type="float" office:value="1.01477703674644">
            <text:p>1.01</text:p>
          </table:table-cell>
          <table:table-cell table:number-columns-repeated="5"/>
        </table:table-row>
        <table:table-row table:style-name="ro1">
          <table:table-cell office:value-type="float" office:value="428.75">
            <text:p>428.75</text:p>
          </table:table-cell>
          <table:table-cell office:value-type="float" office:value="454.94">
            <text:p>454.94</text:p>
          </table:table-cell>
          <table:table-cell table:formula="of:=[.B641]/[.A641]" office:value-type="float" office:value="1.06108454810496">
            <text:p>1.06</text:p>
          </table:table-cell>
          <table:table-cell office:value-type="float" office:value="431.82">
            <text:p>431.82</text:p>
          </table:table-cell>
          <table:table-cell table:formula="of:=[.D641]/[.A641]" office:value-type="float" office:value="1.00716034985423">
            <text:p>1.01</text:p>
          </table:table-cell>
          <table:table-cell office:value-type="float" office:value="434.27">
            <text:p>434.27</text:p>
          </table:table-cell>
          <table:table-cell table:formula="of:=[.F641]/[.A641]" office:value-type="float" office:value="1.01287463556851">
            <text:p>1.01</text:p>
          </table:table-cell>
          <table:table-cell office:value-type="float" office:value="454.94">
            <text:p>454.94</text:p>
          </table:table-cell>
          <table:table-cell table:formula="of:=[.H641]/[.A641]" office:value-type="float" office:value="1.06108454810496">
            <text:p>1.06</text:p>
          </table:table-cell>
          <table:table-cell office:value-type="float" office:value="431.24">
            <text:p>431.24</text:p>
          </table:table-cell>
          <table:table-cell table:formula="of:=[.J641]/[.A641]" office:value-type="float" office:value="1.00580758017493">
            <text:p>1.01</text:p>
          </table:table-cell>
          <table:table-cell table:number-columns-repeated="5"/>
        </table:table-row>
        <table:table-row table:style-name="ro1">
          <table:table-cell office:value-type="float" office:value="254.4">
            <text:p>254.4</text:p>
          </table:table-cell>
          <table:table-cell office:value-type="float" office:value="277.53">
            <text:p>277.53</text:p>
          </table:table-cell>
          <table:table-cell table:formula="of:=[.B642]/[.A642]" office:value-type="float" office:value="1.09091981132075">
            <text:p>1.09</text:p>
          </table:table-cell>
          <table:table-cell office:value-type="float" office:value="256.5">
            <text:p>256.5</text:p>
          </table:table-cell>
          <table:table-cell table:formula="of:=[.D642]/[.A642]" office:value-type="float" office:value="1.00825471698113">
            <text:p>1.01</text:p>
          </table:table-cell>
          <table:table-cell office:value-type="float" office:value="257.68">
            <text:p>257.68</text:p>
          </table:table-cell>
          <table:table-cell table:formula="of:=[.F642]/[.A642]" office:value-type="float" office:value="1.01289308176101">
            <text:p>1.01</text:p>
          </table:table-cell>
          <table:table-cell office:value-type="float" office:value="277.53">
            <text:p>277.53</text:p>
          </table:table-cell>
          <table:table-cell table:formula="of:=[.H642]/[.A642]" office:value-type="float" office:value="1.09091981132075">
            <text:p>1.09</text:p>
          </table:table-cell>
          <table:table-cell office:value-type="float" office:value="256.5">
            <text:p>256.5</text:p>
          </table:table-cell>
          <table:table-cell table:formula="of:=[.J642]/[.A642]" office:value-type="float" office:value="1.00825471698113">
            <text:p>1.01</text:p>
          </table:table-cell>
          <table:table-cell table:number-columns-repeated="5"/>
        </table:table-row>
        <table:table-row table:style-name="ro1">
          <table:table-cell office:value-type="float" office:value="388.55">
            <text:p>388.55</text:p>
          </table:table-cell>
          <table:table-cell office:value-type="float" office:value="394.06">
            <text:p>394.06</text:p>
          </table:table-cell>
          <table:table-cell table:formula="of:=[.B643]/[.A643]" office:value-type="float" office:value="1.01418092909535">
            <text:p>1.01</text:p>
          </table:table-cell>
          <table:table-cell office:value-type="float" office:value="390.06">
            <text:p>390.06</text:p>
          </table:table-cell>
          <table:table-cell table:formula="of:=[.D643]/[.A643]" office:value-type="float" office:value="1.00388624372668">
            <text:p>1</text:p>
          </table:table-cell>
          <table:table-cell office:value-type="float" office:value="393.58">
            <text:p>393.58</text:p>
          </table:table-cell>
          <table:table-cell table:formula="of:=[.F643]/[.A643]" office:value-type="float" office:value="1.01294556685111">
            <text:p>1.01</text:p>
          </table:table-cell>
          <table:table-cell office:value-type="float" office:value="394.06">
            <text:p>394.06</text:p>
          </table:table-cell>
          <table:table-cell table:formula="of:=[.H643]/[.A643]" office:value-type="float" office:value="1.01418092909535">
            <text:p>1.01</text:p>
          </table:table-cell>
          <table:table-cell office:value-type="float" office:value="388.89">
            <text:p>388.89</text:p>
          </table:table-cell>
          <table:table-cell table:formula="of:=[.J643]/[.A643]" office:value-type="float" office:value="1.00087504825634">
            <text:p>1</text:p>
          </table:table-cell>
          <table:table-cell table:number-columns-repeated="5"/>
        </table:table-row>
        <table:table-row table:style-name="ro1">
          <table:table-cell office:value-type="float" office:value="391.4">
            <text:p>391.4</text:p>
          </table:table-cell>
          <table:table-cell office:value-type="float" office:value="420.71">
            <text:p>420.71</text:p>
          </table:table-cell>
          <table:table-cell table:formula="of:=[.B644]/[.A644]" office:value-type="float" office:value="1.07488502810424">
            <text:p>1.07</text:p>
          </table:table-cell>
          <table:table-cell office:value-type="float" office:value="395.3">
            <text:p>395.3</text:p>
          </table:table-cell>
          <table:table-cell table:formula="of:=[.D644]/[.A644]" office:value-type="float" office:value="1.00996423096576">
            <text:p>1.01</text:p>
          </table:table-cell>
          <table:table-cell office:value-type="float" office:value="396.47">
            <text:p>396.47</text:p>
          </table:table-cell>
          <table:table-cell table:formula="of:=[.F644]/[.A644]" office:value-type="float" office:value="1.01295350025549">
            <text:p>1.01</text:p>
          </table:table-cell>
          <table:table-cell office:value-type="float" office:value="398.12">
            <text:p>398.12</text:p>
          </table:table-cell>
          <table:table-cell table:formula="of:=[.H644]/[.A644]" office:value-type="float" office:value="1.01716913643332">
            <text:p>1.02</text:p>
          </table:table-cell>
          <table:table-cell office:value-type="float" office:value="396.95">
            <text:p>396.95</text:p>
          </table:table-cell>
          <table:table-cell table:formula="of:=[.J644]/[.A644]" office:value-type="float" office:value="1.01417986714359">
            <text:p>1.01</text:p>
          </table:table-cell>
          <table:table-cell table:number-columns-repeated="5"/>
        </table:table-row>
        <table:table-row table:style-name="ro1">
          <table:table-cell office:value-type="float" office:value="178.6">
            <text:p>178.6</text:p>
          </table:table-cell>
          <table:table-cell office:value-type="float" office:value="189.43">
            <text:p>189.43</text:p>
          </table:table-cell>
          <table:table-cell table:formula="of:=[.B645]/[.A645]" office:value-type="float" office:value="1.06063829787234">
            <text:p>1.06</text:p>
          </table:table-cell>
          <table:table-cell office:value-type="float" office:value="178.6">
            <text:p>178.6</text:p>
          </table:table-cell>
          <table:table-cell table:formula="of:=[.D645]/[.A645]" office:value-type="float" office:value="1">
            <text:p>1</text:p>
          </table:table-cell>
          <table:table-cell office:value-type="float" office:value="180.94">
            <text:p>180.94</text:p>
          </table:table-cell>
          <table:table-cell table:formula="of:=[.F645]/[.A645]" office:value-type="float" office:value="1.01310190369541">
            <text:p>1.01</text:p>
          </table:table-cell>
          <table:table-cell office:value-type="float" office:value="189.43">
            <text:p>189.43</text:p>
          </table:table-cell>
          <table:table-cell table:formula="of:=[.H645]/[.A645]" office:value-type="float" office:value="1.06063829787234">
            <text:p>1.06</text:p>
          </table:table-cell>
          <table:table-cell office:value-type="float" office:value="178.6">
            <text:p>178.6</text:p>
          </table:table-cell>
          <table:table-cell table:formula="of:=[.J645]/[.A6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9.3">
            <text:p>89.3</text:p>
          </table:table-cell>
          <table:table-cell office:value-type="float" office:value="104.12">
            <text:p>104.12</text:p>
          </table:table-cell>
          <table:table-cell table:formula="of:=[.B646]/[.A646]" office:value-type="float" office:value="1.16595744680851">
            <text:p>1.17</text:p>
          </table:table-cell>
          <table:table-cell office:value-type="float" office:value="92.71">
            <text:p>92.71</text:p>
          </table:table-cell>
          <table:table-cell table:formula="of:=[.D646]/[.A646]" office:value-type="float" office:value="1.03818589025756">
            <text:p>1.04</text:p>
          </table:table-cell>
          <table:table-cell office:value-type="float" office:value="90.47">
            <text:p>90.47</text:p>
          </table:table-cell>
          <table:table-cell table:formula="of:=[.F646]/[.A646]" office:value-type="float" office:value="1.01310190369541">
            <text:p>1.01</text:p>
          </table:table-cell>
          <table:table-cell office:value-type="float" office:value="104.12">
            <text:p>104.12</text:p>
          </table:table-cell>
          <table:table-cell table:formula="of:=[.H646]/[.A646]" office:value-type="float" office:value="1.16595744680851">
            <text:p>1.17</text:p>
          </table:table-cell>
          <table:table-cell office:value-type="float" office:value="92.71">
            <text:p>92.71</text:p>
          </table:table-cell>
          <table:table-cell table:formula="of:=[.J646]/[.A646]" office:value-type="float" office:value="1.03818589025756">
            <text:p>1.04</text:p>
          </table:table-cell>
          <table:table-cell table:number-columns-repeated="5"/>
        </table:table-row>
        <table:table-row table:style-name="ro1">
          <table:table-cell office:value-type="float" office:value="427.59">
            <text:p>427.59</text:p>
          </table:table-cell>
          <table:table-cell office:value-type="float" office:value="436.86">
            <text:p>436.86</text:p>
          </table:table-cell>
          <table:table-cell table:formula="of:=[.B647]/[.A647]" office:value-type="float" office:value="1.02167964639023">
            <text:p>1.02</text:p>
          </table:table-cell>
          <table:table-cell office:value-type="float" office:value="430.86">
            <text:p>430.86</text:p>
          </table:table-cell>
          <table:table-cell table:formula="of:=[.D647]/[.A647]" office:value-type="float" office:value="1.00764751280432">
            <text:p>1.01</text:p>
          </table:table-cell>
          <table:table-cell office:value-type="float" office:value="433.2">
            <text:p>433.2</text:p>
          </table:table-cell>
          <table:table-cell table:formula="of:=[.F647]/[.A647]" office:value-type="float" office:value="1.01312004490283">
            <text:p>1.01</text:p>
          </table:table-cell>
          <table:table-cell office:value-type="float" office:value="436.86">
            <text:p>436.86</text:p>
          </table:table-cell>
          <table:table-cell table:formula="of:=[.H647]/[.A647]" office:value-type="float" office:value="1.02167964639023">
            <text:p>1.02</text:p>
          </table:table-cell>
          <table:table-cell office:value-type="float" office:value="429.1">
            <text:p>429.1</text:p>
          </table:table-cell>
          <table:table-cell table:formula="of:=[.J647]/[.A647]" office:value-type="float" office:value="1.00353142028579">
            <text:p>1</text:p>
          </table:table-cell>
          <table:table-cell table:number-columns-repeated="5"/>
        </table:table-row>
        <table:table-row table:style-name="ro1">
          <table:table-cell office:value-type="float" office:value="133.89">
            <text:p>133.89</text:p>
          </table:table-cell>
          <table:table-cell office:value-type="float" office:value="150.92">
            <text:p>150.92</text:p>
          </table:table-cell>
          <table:table-cell table:formula="of:=[.B648]/[.A648]" office:value-type="float" office:value="1.12719396519531">
            <text:p>1.13</text:p>
          </table:table-cell>
          <table:table-cell office:value-type="float" office:value="133.89">
            <text:p>133.89</text:p>
          </table:table-cell>
          <table:table-cell table:formula="of:=[.D648]/[.A648]" office:value-type="float" office:value="1">
            <text:p>1</text:p>
          </table:table-cell>
          <table:table-cell office:value-type="float" office:value="135.65">
            <text:p>135.65</text:p>
          </table:table-cell>
          <table:table-cell table:formula="of:=[.F648]/[.A648]" office:value-type="float" office:value="1.01314511912764">
            <text:p>1.01</text:p>
          </table:table-cell>
          <table:table-cell office:value-type="float" office:value="150.92">
            <text:p>150.92</text:p>
          </table:table-cell>
          <table:table-cell table:formula="of:=[.H648]/[.A648]" office:value-type="float" office:value="1.12719396519531">
            <text:p>1.13</text:p>
          </table:table-cell>
          <table:table-cell office:value-type="float" office:value="133.89">
            <text:p>133.89</text:p>
          </table:table-cell>
          <table:table-cell table:formula="of:=[.J648]/[.A6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7.31">
            <text:p>507.31</text:p>
          </table:table-cell>
          <table:table-cell office:value-type="float" office:value="519.51">
            <text:p>519.51</text:p>
          </table:table-cell>
          <table:table-cell table:formula="of:=[.B649]/[.A649]" office:value-type="float" office:value="1.02404841221344">
            <text:p>1.02</text:p>
          </table:table-cell>
          <table:table-cell office:value-type="float" office:value="516.34">
            <text:p>516.34</text:p>
          </table:table-cell>
          <table:table-cell table:formula="of:=[.D649]/[.A649]" office:value-type="float" office:value="1.0177997674006">
            <text:p>1.02</text:p>
          </table:table-cell>
          <table:table-cell office:value-type="float" office:value="514">
            <text:p>514</text:p>
          </table:table-cell>
          <table:table-cell table:formula="of:=[.F649]/[.A649]" office:value-type="float" office:value="1.01318720309081">
            <text:p>1.01</text:p>
          </table:table-cell>
          <table:table-cell office:value-type="float" office:value="519.51">
            <text:p>519.51</text:p>
          </table:table-cell>
          <table:table-cell table:formula="of:=[.H649]/[.A649]" office:value-type="float" office:value="1.02404841221344">
            <text:p>1.02</text:p>
          </table:table-cell>
          <table:table-cell office:value-type="float" office:value="514">
            <text:p>514</text:p>
          </table:table-cell>
          <table:table-cell table:formula="of:=[.J649]/[.A649]" office:value-type="float" office:value="1.01318720309081">
            <text:p>1.01</text:p>
          </table:table-cell>
          <table:table-cell table:number-columns-repeated="5"/>
        </table:table-row>
        <table:table-row table:style-name="ro1">
          <table:table-cell office:value-type="float" office:value="507.25">
            <text:p>507.25</text:p>
          </table:table-cell>
          <table:table-cell office:value-type="float" office:value="519.84">
            <text:p>519.84</text:p>
          </table:table-cell>
          <table:table-cell table:formula="of:=[.B650]/[.A650]" office:value-type="float" office:value="1.0248201084278">
            <text:p>1.02</text:p>
          </table:table-cell>
          <table:table-cell office:value-type="float" office:value="511.6">
            <text:p>511.6</text:p>
          </table:table-cell>
          <table:table-cell table:formula="of:=[.D650]/[.A650]" office:value-type="float" office:value="1.00857565303105">
            <text:p>1.01</text:p>
          </table:table-cell>
          <table:table-cell office:value-type="float" office:value="513.94">
            <text:p>513.94</text:p>
          </table:table-cell>
          <table:table-cell table:formula="of:=[.F650]/[.A650]" office:value-type="float" office:value="1.01318876293741">
            <text:p>1.01</text:p>
          </table:table-cell>
          <table:table-cell office:value-type="float" office:value="519.84">
            <text:p>519.84</text:p>
          </table:table-cell>
          <table:table-cell table:formula="of:=[.H650]/[.A650]" office:value-type="float" office:value="1.0248201084278">
            <text:p>1.02</text:p>
          </table:table-cell>
          <table:table-cell office:value-type="float" office:value="513.94">
            <text:p>513.94</text:p>
          </table:table-cell>
          <table:table-cell table:formula="of:=[.J650]/[.A650]" office:value-type="float" office:value="1.01318876293741">
            <text:p>1.01</text:p>
          </table:table-cell>
          <table:table-cell table:number-columns-repeated="5"/>
        </table:table-row>
        <table:table-row table:style-name="ro1">
          <table:table-cell office:value-type="float" office:value="221.62">
            <text:p>221.62</text:p>
          </table:table-cell>
          <table:table-cell office:value-type="float" office:value="233.24">
            <text:p>233.24</text:p>
          </table:table-cell>
          <table:table-cell table:formula="of:=[.B651]/[.A651]" office:value-type="float" office:value="1.05243209096652">
            <text:p>1.05</text:p>
          </table:table-cell>
          <table:table-cell office:value-type="float" office:value="226.31">
            <text:p>226.31</text:p>
          </table:table-cell>
          <table:table-cell table:formula="of:=[.D651]/[.A651]" office:value-type="float" office:value="1.02116234996841">
            <text:p>1.02</text:p>
          </table:table-cell>
          <table:table-cell office:value-type="float" office:value="224.55">
            <text:p>224.55</text:p>
          </table:table-cell>
          <table:table-cell table:formula="of:=[.F651]/[.A651]" office:value-type="float" office:value="1.01322082844509">
            <text:p>1.01</text:p>
          </table:table-cell>
          <table:table-cell office:value-type="float" office:value="227.48">
            <text:p>227.48</text:p>
          </table:table-cell>
          <table:table-cell table:formula="of:=[.H651]/[.A651]" office:value-type="float" office:value="1.02644165689017">
            <text:p>1.03</text:p>
          </table:table-cell>
          <table:table-cell office:value-type="float" office:value="223.97">
            <text:p>223.97</text:p>
          </table:table-cell>
          <table:table-cell table:formula="of:=[.J651]/[.A651]" office:value-type="float" office:value="1.0106037361249">
            <text:p>1.01</text:p>
          </table:table-cell>
          <table:table-cell table:number-columns-repeated="5"/>
        </table:table-row>
        <table:table-row table:style-name="ro1">
          <table:table-cell office:value-type="float" office:value="353.75">
            <text:p>353.75</text:p>
          </table:table-cell>
          <table:table-cell office:value-type="float" office:value="366.09">
            <text:p>366.09</text:p>
          </table:table-cell>
          <table:table-cell table:formula="of:=[.B652]/[.A652]" office:value-type="float" office:value="1.03488339222615">
            <text:p>1.03</text:p>
          </table:table-cell>
          <table:table-cell office:value-type="float" office:value="357.85">
            <text:p>357.85</text:p>
          </table:table-cell>
          <table:table-cell table:formula="of:=[.D652]/[.A652]" office:value-type="float" office:value="1.01159010600707">
            <text:p>1.01</text:p>
          </table:table-cell>
          <table:table-cell office:value-type="float" office:value="358.43">
            <text:p>358.43</text:p>
          </table:table-cell>
          <table:table-cell table:formula="of:=[.F652]/[.A652]" office:value-type="float" office:value="1.0132296819788">
            <text:p>1.01</text:p>
          </table:table-cell>
          <table:table-cell office:value-type="float" office:value="366.09">
            <text:p>366.09</text:p>
          </table:table-cell>
          <table:table-cell table:formula="of:=[.H652]/[.A652]" office:value-type="float" office:value="1.03488339222615">
            <text:p>1.03</text:p>
          </table:table-cell>
          <table:table-cell office:value-type="float" office:value="357.85">
            <text:p>357.85</text:p>
          </table:table-cell>
          <table:table-cell table:formula="of:=[.J652]/[.A652]" office:value-type="float" office:value="1.01159010600707">
            <text:p>1.01</text:p>
          </table:table-cell>
          <table:table-cell table:number-columns-repeated="5"/>
        </table:table-row>
        <table:table-row table:style-name="ro1">
          <table:table-cell office:value-type="float" office:value="379.16">
            <text:p>379.16</text:p>
          </table:table-cell>
          <table:table-cell office:value-type="float" office:value="383.02">
            <text:p>383.02</text:p>
          </table:table-cell>
          <table:table-cell table:formula="of:=[.B653]/[.A653]" office:value-type="float" office:value="1.01018039877624">
            <text:p>1.01</text:p>
          </table:table-cell>
          <table:table-cell office:value-type="float" office:value="380.68">
            <text:p>380.68</text:p>
          </table:table-cell>
          <table:table-cell table:formula="of:=[.D653]/[.A653]" office:value-type="float" office:value="1.00400886169427">
            <text:p>1</text:p>
          </table:table-cell>
          <table:table-cell office:value-type="float" office:value="384.19">
            <text:p>384.19</text:p>
          </table:table-cell>
          <table:table-cell table:formula="of:=[.F653]/[.A653]" office:value-type="float" office:value="1.01326616731723">
            <text:p>1.01</text:p>
          </table:table-cell>
          <table:table-cell office:value-type="float" office:value="383.02">
            <text:p>383.02</text:p>
          </table:table-cell>
          <table:table-cell table:formula="of:=[.H653]/[.A653]" office:value-type="float" office:value="1.01018039877624">
            <text:p>1.01</text:p>
          </table:table-cell>
          <table:table-cell office:value-type="float" office:value="380.09">
            <text:p>380.09</text:p>
          </table:table-cell>
          <table:table-cell table:formula="of:=[.J653]/[.A653]" office:value-type="float" office:value="1.00245279037873">
            <text:p>1</text:p>
          </table:table-cell>
          <table:table-cell table:number-columns-repeated="5"/>
        </table:table-row>
        <table:table-row table:style-name="ro1">
          <table:table-cell office:value-type="float" office:value="415.06">
            <text:p>415.06</text:p>
          </table:table-cell>
          <table:table-cell office:value-type="float" office:value="431.01">
            <text:p>431.01</text:p>
          </table:table-cell>
          <table:table-cell table:formula="of:=[.B654]/[.A654]" office:value-type="float" office:value="1.03842817905845">
            <text:p>1.04</text:p>
          </table:table-cell>
          <table:table-cell office:value-type="float" office:value="423.5">
            <text:p>423.5</text:p>
          </table:table-cell>
          <table:table-cell table:formula="of:=[.D654]/[.A654]" office:value-type="float" office:value="1.02033440948297">
            <text:p>1.02</text:p>
          </table:table-cell>
          <table:table-cell office:value-type="float" office:value="420.57">
            <text:p>420.57</text:p>
          </table:table-cell>
          <table:table-cell table:formula="of:=[.F654]/[.A654]" office:value-type="float" office:value="1.01327518912928">
            <text:p>1.01</text:p>
          </table:table-cell>
          <table:table-cell office:value-type="float" office:value="424.33">
            <text:p>424.33</text:p>
          </table:table-cell>
          <table:table-cell table:formula="of:=[.H654]/[.A654]" office:value-type="float" office:value="1.02233412036814">
            <text:p>1.02</text:p>
          </table:table-cell>
          <table:table-cell office:value-type="float" office:value="421.16">
            <text:p>421.16</text:p>
          </table:table-cell>
          <table:table-cell table:formula="of:=[.J654]/[.A654]" office:value-type="float" office:value="1.01469667036091">
            <text:p>1.01</text:p>
          </table:table-cell>
          <table:table-cell table:number-columns-repeated="5"/>
        </table:table-row>
        <table:table-row table:style-name="ro1">
          <table:table-cell office:value-type="float" office:value="414.89">
            <text:p>414.89</text:p>
          </table:table-cell>
          <table:table-cell office:value-type="float" office:value="439.03">
            <text:p>439.03</text:p>
          </table:table-cell>
          <table:table-cell table:formula="of:=[.B655]/[.A655]" office:value-type="float" office:value="1.05818409698956">
            <text:p>1.06</text:p>
          </table:table-cell>
          <table:table-cell office:value-type="float" office:value="418.65">
            <text:p>418.65</text:p>
          </table:table-cell>
          <table:table-cell table:formula="of:=[.D655]/[.A655]" office:value-type="float" office:value="1.00906264311022">
            <text:p>1.01</text:p>
          </table:table-cell>
          <table:table-cell office:value-type="float" office:value="420.4">
            <text:p>420.4</text:p>
          </table:table-cell>
          <table:table-cell table:formula="of:=[.F655]/[.A655]" office:value-type="float" office:value="1.01328062860035">
            <text:p>1.01</text:p>
          </table:table-cell>
          <table:table-cell office:value-type="float" office:value="439.03">
            <text:p>439.03</text:p>
          </table:table-cell>
          <table:table-cell table:formula="of:=[.H655]/[.A655]" office:value-type="float" office:value="1.05818409698956">
            <text:p>1.06</text:p>
          </table:table-cell>
          <table:table-cell office:value-type="float" office:value="418.65">
            <text:p>418.65</text:p>
          </table:table-cell>
          <table:table-cell table:formula="of:=[.J655]/[.A655]" office:value-type="float" office:value="1.00906264311022">
            <text:p>1.01</text:p>
          </table:table-cell>
          <table:table-cell table:number-columns-repeated="5"/>
        </table:table-row>
        <table:table-row table:style-name="ro1">
          <table:table-cell office:value-type="float" office:value="131.04">
            <text:p>131.04</text:p>
          </table:table-cell>
          <table:table-cell office:value-type="float" office:value="156.79">
            <text:p>156.79</text:p>
          </table:table-cell>
          <table:table-cell table:formula="of:=[.B656]/[.A656]" office:value-type="float" office:value="1.19650488400488">
            <text:p>1.2</text:p>
          </table:table-cell>
          <table:table-cell office:value-type="float" office:value="132.79">
            <text:p>132.79</text:p>
          </table:table-cell>
          <table:table-cell table:formula="of:=[.D656]/[.A656]" office:value-type="float" office:value="1.0133547008547">
            <text:p>1.01</text:p>
          </table:table-cell>
          <table:table-cell office:value-type="float" office:value="132.79">
            <text:p>132.79</text:p>
          </table:table-cell>
          <table:table-cell table:formula="of:=[.F656]/[.A656]" office:value-type="float" office:value="1.0133547008547">
            <text:p>1.01</text:p>
          </table:table-cell>
          <table:table-cell office:value-type="float" office:value="156.79">
            <text:p>156.79</text:p>
          </table:table-cell>
          <table:table-cell table:formula="of:=[.H656]/[.A656]" office:value-type="float" office:value="1.19650488400488">
            <text:p>1.2</text:p>
          </table:table-cell>
          <table:table-cell office:value-type="float" office:value="131.04">
            <text:p>131.04</text:p>
          </table:table-cell>
          <table:table-cell table:formula="of:=[.J656]/[.A6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2.88">
            <text:p>482.88</text:p>
          </table:table-cell>
          <table:table-cell office:value-type="float" office:value="503.67">
            <text:p>503.67</text:p>
          </table:table-cell>
          <table:table-cell table:formula="of:=[.B657]/[.A657]" office:value-type="float" office:value="1.0430541749503">
            <text:p>1.04</text:p>
          </table:table-cell>
          <table:table-cell office:value-type="float" office:value="490.5">
            <text:p>490.5</text:p>
          </table:table-cell>
          <table:table-cell table:formula="of:=[.D657]/[.A657]" office:value-type="float" office:value="1.01578031809145">
            <text:p>1.02</text:p>
          </table:table-cell>
          <table:table-cell office:value-type="float" office:value="489.33">
            <text:p>489.33</text:p>
          </table:table-cell>
          <table:table-cell table:formula="of:=[.F657]/[.A657]" office:value-type="float" office:value="1.01335735586481">
            <text:p>1.01</text:p>
          </table:table-cell>
          <table:table-cell office:value-type="float" office:value="503.67">
            <text:p>503.67</text:p>
          </table:table-cell>
          <table:table-cell table:formula="of:=[.H657]/[.A657]" office:value-type="float" office:value="1.0430541749503">
            <text:p>1.04</text:p>
          </table:table-cell>
          <table:table-cell office:value-type="float" office:value="488.74">
            <text:p>488.74</text:p>
          </table:table-cell>
          <table:table-cell table:formula="of:=[.J657]/[.A657]" office:value-type="float" office:value="1.01213552021206">
            <text:p>1.01</text:p>
          </table:table-cell>
          <table:table-cell table:number-columns-repeated="5"/>
        </table:table-row>
        <table:table-row table:style-name="ro1">
          <table:table-cell office:value-type="float" office:value="324.79">
            <text:p>324.79</text:p>
          </table:table-cell>
          <table:table-cell office:value-type="float" office:value="338.16">
            <text:p>338.16</text:p>
          </table:table-cell>
          <table:table-cell table:formula="of:=[.B658]/[.A658]" office:value-type="float" office:value="1.04116506050063">
            <text:p>1.04</text:p>
          </table:table-cell>
          <table:table-cell office:value-type="float" office:value="329.72">
            <text:p>329.72</text:p>
          </table:table-cell>
          <table:table-cell table:formula="of:=[.D658]/[.A658]" office:value-type="float" office:value="1.01517903876351">
            <text:p>1.02</text:p>
          </table:table-cell>
          <table:table-cell office:value-type="float" office:value="329.13">
            <text:p>329.13</text:p>
          </table:table-cell>
          <table:table-cell table:formula="of:=[.F658]/[.A658]" office:value-type="float" office:value="1.01336248037193">
            <text:p>1.01</text:p>
          </table:table-cell>
          <table:table-cell office:value-type="float" office:value="338.16">
            <text:p>338.16</text:p>
          </table:table-cell>
          <table:table-cell table:formula="of:=[.H658]/[.A658]" office:value-type="float" office:value="1.04116506050063">
            <text:p>1.04</text:p>
          </table:table-cell>
          <table:table-cell office:value-type="float" office:value="329.72">
            <text:p>329.72</text:p>
          </table:table-cell>
          <table:table-cell table:formula="of:=[.J658]/[.A658]" office:value-type="float" office:value="1.01517903876351">
            <text:p>1.02</text:p>
          </table:table-cell>
          <table:table-cell table:number-columns-repeated="5"/>
        </table:table-row>
        <table:table-row table:style-name="ro1">
          <table:table-cell office:value-type="float" office:value="341.92">
            <text:p>341.92</text:p>
          </table:table-cell>
          <table:table-cell office:value-type="float" office:value="372.69">
            <text:p>372.69</text:p>
          </table:table-cell>
          <table:table-cell table:formula="of:=[.B659]/[.A659]" office:value-type="float" office:value="1.08999181094993">
            <text:p>1.09</text:p>
          </table:table-cell>
          <table:table-cell office:value-type="float" office:value="345.33">
            <text:p>345.33</text:p>
          </table:table-cell>
          <table:table-cell table:formula="of:=[.D659]/[.A659]" office:value-type="float" office:value="1.0099730931212">
            <text:p>1.01</text:p>
          </table:table-cell>
          <table:table-cell office:value-type="float" office:value="346.5">
            <text:p>346.5</text:p>
          </table:table-cell>
          <table:table-cell table:formula="of:=[.F659]/[.A659]" office:value-type="float" office:value="1.01339494618624">
            <text:p>1.01</text:p>
          </table:table-cell>
          <table:table-cell office:value-type="float" office:value="372.69">
            <text:p>372.69</text:p>
          </table:table-cell>
          <table:table-cell table:formula="of:=[.H659]/[.A659]" office:value-type="float" office:value="1.08999181094993">
            <text:p>1.09</text:p>
          </table:table-cell>
          <table:table-cell office:value-type="float" office:value="345.92">
            <text:p>345.92</text:p>
          </table:table-cell>
          <table:table-cell table:formula="of:=[.J659]/[.A659]" office:value-type="float" office:value="1.01169864295742">
            <text:p>1.01</text:p>
          </table:table-cell>
          <table:table-cell table:number-columns-repeated="5"/>
        </table:table-row>
        <table:table-row table:style-name="ro1">
          <table:table-cell office:value-type="float" office:value="447.75">
            <text:p>447.75</text:p>
          </table:table-cell>
          <table:table-cell office:value-type="float" office:value="455.06">
            <text:p>455.06</text:p>
          </table:table-cell>
          <table:table-cell table:formula="of:=[.B660]/[.A660]" office:value-type="float" office:value="1.01632607481854">
            <text:p>1.02</text:p>
          </table:table-cell>
          <table:table-cell office:value-type="float" office:value="453.16">
            <text:p>453.16</text:p>
          </table:table-cell>
          <table:table-cell table:formula="of:=[.D660]/[.A660]" office:value-type="float" office:value="1.01208263539922">
            <text:p>1.01</text:p>
          </table:table-cell>
          <table:table-cell office:value-type="float" office:value="453.75">
            <text:p>453.75</text:p>
          </table:table-cell>
          <table:table-cell table:formula="of:=[.F660]/[.A660]" office:value-type="float" office:value="1.01340033500838">
            <text:p>1.01</text:p>
          </table:table-cell>
          <table:table-cell office:value-type="float" office:value="455.06">
            <text:p>455.06</text:p>
          </table:table-cell>
          <table:table-cell table:formula="of:=[.H660]/[.A660]" office:value-type="float" office:value="1.01632607481854">
            <text:p>1.02</text:p>
          </table:table-cell>
          <table:table-cell office:value-type="float" office:value="451.99">
            <text:p>451.99</text:p>
          </table:table-cell>
          <table:table-cell table:formula="of:=[.J660]/[.A660]" office:value-type="float" office:value="1.00946957007259">
            <text:p>1.01</text:p>
          </table:table-cell>
          <table:table-cell table:number-columns-repeated="5"/>
        </table:table-row>
        <table:table-row table:style-name="ro1">
          <table:table-cell office:value-type="float" office:value="87.3">
            <text:p>87.3</text:p>
          </table:table-cell>
          <table:table-cell office:value-type="float" office:value="103.54">
            <text:p>103.54</text:p>
          </table:table-cell>
          <table:table-cell table:formula="of:=[.B661]/[.A661]" office:value-type="float" office:value="1.18602520045819">
            <text:p>1.19</text:p>
          </table:table-cell>
          <table:table-cell office:value-type="float" office:value="88.47">
            <text:p>88.47</text:p>
          </table:table-cell>
          <table:table-cell table:formula="of:=[.D661]/[.A661]" office:value-type="float" office:value="1.01340206185567">
            <text:p>1.01</text:p>
          </table:table-cell>
          <table:table-cell office:value-type="float" office:value="88.47">
            <text:p>88.47</text:p>
          </table:table-cell>
          <table:table-cell table:formula="of:=[.F661]/[.A661]" office:value-type="float" office:value="1.01340206185567">
            <text:p>1.01</text:p>
          </table:table-cell>
          <table:table-cell office:value-type="float" office:value="103.54">
            <text:p>103.54</text:p>
          </table:table-cell>
          <table:table-cell table:formula="of:=[.H661]/[.A661]" office:value-type="float" office:value="1.18602520045819">
            <text:p>1.19</text:p>
          </table:table-cell>
          <table:table-cell office:value-type="float" office:value="88.47">
            <text:p>88.47</text:p>
          </table:table-cell>
          <table:table-cell table:formula="of:=[.J661]/[.A661]" office:value-type="float" office:value="1.01340206185567">
            <text:p>1.01</text:p>
          </table:table-cell>
          <table:table-cell table:number-columns-repeated="5"/>
        </table:table-row>
        <table:table-row table:style-name="ro1">
          <table:table-cell office:value-type="float" office:value="420.75">
            <text:p>420.75</text:p>
          </table:table-cell>
          <table:table-cell office:value-type="float" office:value="433.13">
            <text:p>433.13</text:p>
          </table:table-cell>
          <table:table-cell table:formula="of:=[.B662]/[.A662]" office:value-type="float" office:value="1.02942364824718">
            <text:p>1.03</text:p>
          </table:table-cell>
          <table:table-cell office:value-type="float" office:value="425.82">
            <text:p>425.82</text:p>
          </table:table-cell>
          <table:table-cell table:formula="of:=[.D662]/[.A662]" office:value-type="float" office:value="1.01204991087344">
            <text:p>1.01</text:p>
          </table:table-cell>
          <table:table-cell office:value-type="float" office:value="426.4">
            <text:p>426.4</text:p>
          </table:table-cell>
          <table:table-cell table:formula="of:=[.F662]/[.A662]" office:value-type="float" office:value="1.0134284016637">
            <text:p>1.01</text:p>
          </table:table-cell>
          <table:table-cell office:value-type="float" office:value="425.82">
            <text:p>425.82</text:p>
          </table:table-cell>
          <table:table-cell table:formula="of:=[.H662]/[.A662]" office:value-type="float" office:value="1.01204991087344">
            <text:p>1.01</text:p>
          </table:table-cell>
          <table:table-cell office:value-type="float" office:value="425.82">
            <text:p>425.82</text:p>
          </table:table-cell>
          <table:table-cell table:formula="of:=[.J662]/[.A662]" office:value-type="float" office:value="1.01204991087344">
            <text:p>1.01</text:p>
          </table:table-cell>
          <table:table-cell table:number-columns-repeated="5"/>
        </table:table-row>
        <table:table-row table:style-name="ro1">
          <table:table-cell office:value-type="float" office:value="304.52">
            <text:p>304.52</text:p>
          </table:table-cell>
          <table:table-cell office:value-type="float" office:value="316.04">
            <text:p>316.04</text:p>
          </table:table-cell>
          <table:table-cell table:formula="of:=[.B663]/[.A663]" office:value-type="float" office:value="1.0378300275844">
            <text:p>1.04</text:p>
          </table:table-cell>
          <table:table-cell office:value-type="float" office:value="310.62">
            <text:p>310.62</text:p>
          </table:table-cell>
          <table:table-cell table:formula="of:=[.D663]/[.A663]" office:value-type="float" office:value="1.02003152502299">
            <text:p>1.02</text:p>
          </table:table-cell>
          <table:table-cell office:value-type="float" office:value="308.62">
            <text:p>308.62</text:p>
          </table:table-cell>
          <table:table-cell table:formula="of:=[.F663]/[.A663]" office:value-type="float" office:value="1.0134638119007">
            <text:p>1.01</text:p>
          </table:table-cell>
          <table:table-cell office:value-type="float" office:value="316.04">
            <text:p>316.04</text:p>
          </table:table-cell>
          <table:table-cell table:formula="of:=[.H663]/[.A663]" office:value-type="float" office:value="1.0378300275844">
            <text:p>1.04</text:p>
          </table:table-cell>
          <table:table-cell office:value-type="float" office:value="308.87">
            <text:p>308.87</text:p>
          </table:table-cell>
          <table:table-cell table:formula="of:=[.J663]/[.A663]" office:value-type="float" office:value="1.01428477604098">
            <text:p>1.01</text:p>
          </table:table-cell>
          <table:table-cell table:number-columns-repeated="5"/>
        </table:table-row>
        <table:table-row table:style-name="ro1">
          <table:table-cell office:value-type="float" office:value="235.2">
            <text:p>235.2</text:p>
          </table:table-cell>
          <table:table-cell office:value-type="float" office:value="260.02">
            <text:p>260.02</text:p>
          </table:table-cell>
          <table:table-cell table:formula="of:=[.B664]/[.A664]" office:value-type="float" office:value="1.10552721088435">
            <text:p>1.11</text:p>
          </table:table-cell>
          <table:table-cell office:value-type="float" office:value="240.02">
            <text:p>240.02</text:p>
          </table:table-cell>
          <table:table-cell table:formula="of:=[.D664]/[.A664]" office:value-type="float" office:value="1.02049319727891">
            <text:p>1.02</text:p>
          </table:table-cell>
          <table:table-cell office:value-type="float" office:value="238.37">
            <text:p>238.37</text:p>
          </table:table-cell>
          <table:table-cell table:formula="of:=[.F664]/[.A664]" office:value-type="float" office:value="1.01347789115646">
            <text:p>1.01</text:p>
          </table:table-cell>
          <table:table-cell office:value-type="float" office:value="260.02">
            <text:p>260.02</text:p>
          </table:table-cell>
          <table:table-cell table:formula="of:=[.H664]/[.A664]" office:value-type="float" office:value="1.10552721088435">
            <text:p>1.11</text:p>
          </table:table-cell>
          <table:table-cell office:value-type="float" office:value="241.2">
            <text:p>241.2</text:p>
          </table:table-cell>
          <table:table-cell table:formula="of:=[.J664]/[.A664]" office:value-type="float" office:value="1.02551020408163">
            <text:p>1.03</text:p>
          </table:table-cell>
          <table:table-cell table:number-columns-repeated="5"/>
        </table:table-row>
        <table:table-row table:style-name="ro1">
          <table:table-cell office:value-type="float" office:value="409.13">
            <text:p>409.13</text:p>
          </table:table-cell>
          <table:table-cell office:value-type="float" office:value="412.89">
            <text:p>412.89</text:p>
          </table:table-cell>
          <table:table-cell table:formula="of:=[.B665]/[.A665]" office:value-type="float" office:value="1.0091902329333">
            <text:p>1.01</text:p>
          </table:table-cell>
          <table:table-cell office:value-type="float" office:value="412.3">
            <text:p>412.3</text:p>
          </table:table-cell>
          <table:table-cell table:formula="of:=[.D665]/[.A665]" office:value-type="float" office:value="1.00774814851025">
            <text:p>1.01</text:p>
          </table:table-cell>
          <table:table-cell office:value-type="float" office:value="414.65">
            <text:p>414.65</text:p>
          </table:table-cell>
          <table:table-cell table:formula="of:=[.F665]/[.A665]" office:value-type="float" office:value="1.01349204409356">
            <text:p>1.01</text:p>
          </table:table-cell>
          <table:table-cell office:value-type="float" office:value="412.89">
            <text:p>412.89</text:p>
          </table:table-cell>
          <table:table-cell table:formula="of:=[.H665]/[.A665]" office:value-type="float" office:value="1.0091902329333">
            <text:p>1.01</text:p>
          </table:table-cell>
          <table:table-cell office:value-type="float" office:value="412.89">
            <text:p>412.89</text:p>
          </table:table-cell>
          <table:table-cell table:formula="of:=[.J665]/[.A665]" office:value-type="float" office:value="1.0091902329333">
            <text:p>1.01</text:p>
          </table:table-cell>
          <table:table-cell table:number-columns-repeated="5"/>
        </table:table-row>
        <table:table-row table:style-name="ro1">
          <table:table-cell office:value-type="float" office:value="375.74">
            <text:p>375.74</text:p>
          </table:table-cell>
          <table:table-cell office:value-type="float" office:value="385.4">
            <text:p>385.4</text:p>
          </table:table-cell>
          <table:table-cell table:formula="of:=[.B666]/[.A666]" office:value-type="float" office:value="1.02570926704636">
            <text:p>1.03</text:p>
          </table:table-cell>
          <table:table-cell office:value-type="float" office:value="382.57">
            <text:p>382.57</text:p>
          </table:table-cell>
          <table:table-cell table:formula="of:=[.D666]/[.A666]" office:value-type="float" office:value="1.01817746313941">
            <text:p>1.02</text:p>
          </table:table-cell>
          <table:table-cell office:value-type="float" office:value="380.81">
            <text:p>380.81</text:p>
          </table:table-cell>
          <table:table-cell table:formula="of:=[.F666]/[.A666]" office:value-type="float" office:value="1.01349337307713">
            <text:p>1.01</text:p>
          </table:table-cell>
          <table:table-cell office:value-type="float" office:value="385.4">
            <text:p>385.4</text:p>
          </table:table-cell>
          <table:table-cell table:formula="of:=[.H666]/[.A666]" office:value-type="float" office:value="1.02570926704636">
            <text:p>1.03</text:p>
          </table:table-cell>
          <table:table-cell office:value-type="float" office:value="380.23">
            <text:p>380.23</text:p>
          </table:table-cell>
          <table:table-cell table:formula="of:=[.J666]/[.A666]" office:value-type="float" office:value="1.01194975248842">
            <text:p>1.01</text:p>
          </table:table-cell>
          <table:table-cell table:number-columns-repeated="5"/>
        </table:table-row>
        <table:table-row table:style-name="ro1">
          <table:table-cell office:value-type="float" office:value="434.23">
            <text:p>434.23</text:p>
          </table:table-cell>
          <table:table-cell office:value-type="float" office:value="456.33">
            <text:p>456.33</text:p>
          </table:table-cell>
          <table:table-cell table:formula="of:=[.B667]/[.A667]" office:value-type="float" office:value="1.05089468714736">
            <text:p>1.05</text:p>
          </table:table-cell>
          <table:table-cell office:value-type="float" office:value="438.91">
            <text:p>438.91</text:p>
          </table:table-cell>
          <table:table-cell table:formula="of:=[.D667]/[.A667]" office:value-type="float" office:value="1.01077769845474">
            <text:p>1.01</text:p>
          </table:table-cell>
          <table:table-cell office:value-type="float" office:value="440.09">
            <text:p>440.09</text:p>
          </table:table-cell>
          <table:table-cell table:formula="of:=[.F667]/[.A667]" office:value-type="float" office:value="1.01349515233862">
            <text:p>1.01</text:p>
          </table:table-cell>
          <table:table-cell office:value-type="float" office:value="456.33">
            <text:p>456.33</text:p>
          </table:table-cell>
          <table:table-cell table:formula="of:=[.H667]/[.A667]" office:value-type="float" office:value="1.05089468714736">
            <text:p>1.05</text:p>
          </table:table-cell>
          <table:table-cell office:value-type="float" office:value="440.09">
            <text:p>440.09</text:p>
          </table:table-cell>
          <table:table-cell table:formula="of:=[.J667]/[.A667]" office:value-type="float" office:value="1.01349515233862">
            <text:p>1.01</text:p>
          </table:table-cell>
          <table:table-cell table:number-columns-repeated="5"/>
        </table:table-row>
        <table:table-row table:style-name="ro1">
          <table:table-cell office:value-type="float" office:value="383.17">
            <text:p>383.17</text:p>
          </table:table-cell>
          <table:table-cell office:value-type="float" office:value="401.66">
            <text:p>401.66</text:p>
          </table:table-cell>
          <table:table-cell table:formula="of:=[.B668]/[.A668]" office:value-type="float" office:value="1.04825534358118">
            <text:p>1.05</text:p>
          </table:table-cell>
          <table:table-cell office:value-type="float" office:value="389.42">
            <text:p>389.42</text:p>
          </table:table-cell>
          <table:table-cell table:formula="of:=[.D668]/[.A668]" office:value-type="float" office:value="1.01631129785735">
            <text:p>1.02</text:p>
          </table:table-cell>
          <table:table-cell office:value-type="float" office:value="388.35">
            <text:p>388.35</text:p>
          </table:table-cell>
          <table:table-cell table:formula="of:=[.F668]/[.A668]" office:value-type="float" office:value="1.01351880366417">
            <text:p>1.01</text:p>
          </table:table-cell>
          <table:table-cell office:value-type="float" office:value="401.66">
            <text:p>401.66</text:p>
          </table:table-cell>
          <table:table-cell table:formula="of:=[.H668]/[.A668]" office:value-type="float" office:value="1.04825534358118">
            <text:p>1.05</text:p>
          </table:table-cell>
          <table:table-cell office:value-type="float" office:value="390">
            <text:p>390</text:p>
          </table:table-cell>
          <table:table-cell table:formula="of:=[.J668]/[.A668]" office:value-type="float" office:value="1.01782498629851">
            <text:p>1.02</text:p>
          </table:table-cell>
          <table:table-cell table:number-columns-repeated="5"/>
        </table:table-row>
        <table:table-row table:style-name="ro1">
          <table:table-cell office:value-type="float" office:value="450.97">
            <text:p>450.97</text:p>
          </table:table-cell>
          <table:table-cell office:value-type="float" office:value="458.24">
            <text:p>458.24</text:p>
          </table:table-cell>
          <table:table-cell table:formula="of:=[.B669]/[.A669]" office:value-type="float" office:value="1.01612080626206">
            <text:p>1.02</text:p>
          </table:table-cell>
          <table:table-cell office:value-type="float" office:value="455.9">
            <text:p>455.9</text:p>
          </table:table-cell>
          <table:table-cell table:formula="of:=[.D669]/[.A669]" office:value-type="float" office:value="1.01093199104153">
            <text:p>1.01</text:p>
          </table:table-cell>
          <table:table-cell office:value-type="float" office:value="457.07">
            <text:p>457.07</text:p>
          </table:table-cell>
          <table:table-cell table:formula="of:=[.F669]/[.A669]" office:value-type="float" office:value="1.01352639865179">
            <text:p>1.01</text:p>
          </table:table-cell>
          <table:table-cell office:value-type="float" office:value="456.49">
            <text:p>456.49</text:p>
          </table:table-cell>
          <table:table-cell table:formula="of:=[.H669]/[.A669]" office:value-type="float" office:value="1.01224028205867">
            <text:p>1.01</text:p>
          </table:table-cell>
          <table:table-cell office:value-type="float" office:value="455.32">
            <text:p>455.32</text:p>
          </table:table-cell>
          <table:table-cell table:formula="of:=[.J669]/[.A669]" office:value-type="float" office:value="1.00964587444841">
            <text:p>1.01</text:p>
          </table:table-cell>
          <table:table-cell table:number-columns-repeated="5"/>
        </table:table-row>
        <table:table-row table:style-name="ro1">
          <table:table-cell office:value-type="float" office:value="320.15">
            <text:p>320.15</text:p>
          </table:table-cell>
          <table:table-cell office:value-type="float" office:value="332.05">
            <text:p>332.05</text:p>
          </table:table-cell>
          <table:table-cell table:formula="of:=[.B670]/[.A670]" office:value-type="float" office:value="1.03717007652663">
            <text:p>1.04</text:p>
          </table:table-cell>
          <table:table-cell office:value-type="float" office:value="323.81">
            <text:p>323.81</text:p>
          </table:table-cell>
          <table:table-cell table:formula="of:=[.D670]/[.A670]" office:value-type="float" office:value="1.01143214118382">
            <text:p>1.01</text:p>
          </table:table-cell>
          <table:table-cell office:value-type="float" office:value="324.49">
            <text:p>324.49</text:p>
          </table:table-cell>
          <table:table-cell table:formula="of:=[.F670]/[.A670]" office:value-type="float" office:value="1.01355614555677">
            <text:p>1.01</text:p>
          </table:table-cell>
          <table:table-cell office:value-type="float" office:value="332.05">
            <text:p>332.05</text:p>
          </table:table-cell>
          <table:table-cell table:formula="of:=[.H670]/[.A670]" office:value-type="float" office:value="1.03717007652663">
            <text:p>1.04</text:p>
          </table:table-cell>
          <table:table-cell office:value-type="float" office:value="324.39">
            <text:p>324.39</text:p>
          </table:table-cell>
          <table:table-cell table:formula="of:=[.J670]/[.A670]" office:value-type="float" office:value="1.01324379197251">
            <text:p>1.01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9.97">
            <text:p>269.97</text:p>
          </table:table-cell>
          <table:table-cell table:formula="of:=[.B671]/[.A671]" office:value-type="float" office:value="1.11098765432099">
            <text:p>1.11</text:p>
          </table:table-cell>
          <table:table-cell office:value-type="float" office:value="244.66">
            <text:p>244.66</text:p>
          </table:table-cell>
          <table:table-cell table:formula="of:=[.D671]/[.A671]" office:value-type="float" office:value="1.00683127572016">
            <text:p>1.01</text:p>
          </table:table-cell>
          <table:table-cell office:value-type="float" office:value="246.31">
            <text:p>246.31</text:p>
          </table:table-cell>
          <table:table-cell table:formula="of:=[.F671]/[.A671]" office:value-type="float" office:value="1.01362139917695">
            <text:p>1.01</text:p>
          </table:table-cell>
          <table:table-cell office:value-type="float" office:value="243">
            <text:p>243</text:p>
          </table:table-cell>
          <table:table-cell table:formula="of:=[.H671]/[.A671]" office:value-type="float" office:value="1">
            <text:p>1</text:p>
          </table:table-cell>
          <table:table-cell office:value-type="float" office:value="247.97">
            <text:p>247.97</text:p>
          </table:table-cell>
          <table:table-cell table:formula="of:=[.J671]/[.A671]" office:value-type="float" office:value="1.02045267489712">
            <text:p>1.02</text:p>
          </table:table-cell>
          <table:table-cell table:number-columns-repeated="5"/>
        </table:table-row>
        <table:table-row table:style-name="ro1">
          <table:table-cell office:value-type="float" office:value="146.82">
            <text:p>146.82</text:p>
          </table:table-cell>
          <table:table-cell office:value-type="float" office:value="149.41">
            <text:p>149.41</text:p>
          </table:table-cell>
          <table:table-cell table:formula="of:=[.B672]/[.A672]" office:value-type="float" office:value="1.01764064841302">
            <text:p>1.02</text:p>
          </table:table-cell>
          <table:table-cell office:value-type="float" office:value="148.82">
            <text:p>148.82</text:p>
          </table:table-cell>
          <table:table-cell table:formula="of:=[.D672]/[.A672]" office:value-type="float" office:value="1.01362212232666">
            <text:p>1.01</text:p>
          </table:table-cell>
          <table:table-cell office:value-type="float" office:value="148.82">
            <text:p>148.82</text:p>
          </table:table-cell>
          <table:table-cell table:formula="of:=[.F672]/[.A672]" office:value-type="float" office:value="1.01362212232666">
            <text:p>1.01</text:p>
          </table:table-cell>
          <table:table-cell office:value-type="float" office:value="148.82">
            <text:p>148.82</text:p>
          </table:table-cell>
          <table:table-cell table:formula="of:=[.H672]/[.A672]" office:value-type="float" office:value="1.01362212232666">
            <text:p>1.01</text:p>
          </table:table-cell>
          <table:table-cell office:value-type="float" office:value="148.82">
            <text:p>148.82</text:p>
          </table:table-cell>
          <table:table-cell table:formula="of:=[.J672]/[.A672]" office:value-type="float" office:value="1.01362212232666">
            <text:p>1.01</text:p>
          </table:table-cell>
          <table:table-cell table:number-columns-repeated="5"/>
        </table:table-row>
        <table:table-row table:style-name="ro1">
          <table:table-cell office:value-type="float" office:value="43.28">
            <text:p>43.28</text:p>
          </table:table-cell>
          <table:table-cell office:value-type="float" office:value="50.84">
            <text:p>50.84</text:p>
          </table:table-cell>
          <table:table-cell table:formula="of:=[.B673]/[.A673]" office:value-type="float" office:value="1.17467652495379">
            <text:p>1.17</text:p>
          </table:table-cell>
          <table:table-cell office:value-type="float" office:value="44.46">
            <text:p>44.46</text:p>
          </table:table-cell>
          <table:table-cell table:formula="of:=[.D673]/[.A673]" office:value-type="float" office:value="1.02726432532348">
            <text:p>1.03</text:p>
          </table:table-cell>
          <table:table-cell office:value-type="float" office:value="43.87">
            <text:p>43.87</text:p>
          </table:table-cell>
          <table:table-cell table:formula="of:=[.F673]/[.A673]" office:value-type="float" office:value="1.01363216266174">
            <text:p>1.01</text:p>
          </table:table-cell>
          <table:table-cell office:value-type="float" office:value="50.84">
            <text:p>50.84</text:p>
          </table:table-cell>
          <table:table-cell table:formula="of:=[.H673]/[.A673]" office:value-type="float" office:value="1.17467652495379">
            <text:p>1.17</text:p>
          </table:table-cell>
          <table:table-cell office:value-type="float" office:value="44.46">
            <text:p>44.46</text:p>
          </table:table-cell>
          <table:table-cell table:formula="of:=[.J673]/[.A673]" office:value-type="float" office:value="1.02726432532348">
            <text:p>1.03</text:p>
          </table:table-cell>
          <table:table-cell table:number-columns-repeated="5"/>
        </table:table-row>
        <table:table-row table:style-name="ro1">
          <table:table-cell office:value-type="float" office:value="341.91">
            <text:p>341.91</text:p>
          </table:table-cell>
          <table:table-cell office:value-type="float" office:value="361.18">
            <text:p>361.18</text:p>
          </table:table-cell>
          <table:table-cell table:formula="of:=[.B674]/[.A674]" office:value-type="float" office:value="1.05635986078208">
            <text:p>1.06</text:p>
          </table:table-cell>
          <table:table-cell office:value-type="float" office:value="352.59">
            <text:p>352.59</text:p>
          </table:table-cell>
          <table:table-cell table:formula="of:=[.D674]/[.A674]" office:value-type="float" office:value="1.03123629025182">
            <text:p>1.03</text:p>
          </table:table-cell>
          <table:table-cell office:value-type="float" office:value="346.59">
            <text:p>346.59</text:p>
          </table:table-cell>
          <table:table-cell table:formula="of:=[.F674]/[.A674]" office:value-type="float" office:value="1.01368781258226">
            <text:p>1.01</text:p>
          </table:table-cell>
          <table:table-cell office:value-type="float" office:value="358.94">
            <text:p>358.94</text:p>
          </table:table-cell>
          <table:table-cell table:formula="of:=[.H674]/[.A674]" office:value-type="float" office:value="1.04980842911877">
            <text:p>1.05</text:p>
          </table:table-cell>
          <table:table-cell office:value-type="float" office:value="353.18">
            <text:p>353.18</text:p>
          </table:table-cell>
          <table:table-cell table:formula="of:=[.J674]/[.A674]" office:value-type="float" office:value="1.03296189055599">
            <text:p>1.03</text:p>
          </table:table-cell>
          <table:table-cell table:number-columns-repeated="5"/>
        </table:table-row>
        <table:table-row table:style-name="ro1">
          <table:table-cell office:value-type="float" office:value="187.87">
            <text:p>187.87</text:p>
          </table:table-cell>
          <table:table-cell office:value-type="float" office:value="198.31">
            <text:p>198.31</text:p>
          </table:table-cell>
          <table:table-cell table:formula="of:=[.B675]/[.A675]" office:value-type="float" office:value="1.05557034119338">
            <text:p>1.06</text:p>
          </table:table-cell>
          <table:table-cell office:value-type="float" office:value="190.45">
            <text:p>190.45</text:p>
          </table:table-cell>
          <table:table-cell table:formula="of:=[.D675]/[.A675]" office:value-type="float" office:value="1.01373290040986">
            <text:p>1.01</text:p>
          </table:table-cell>
          <table:table-cell office:value-type="float" office:value="190.45">
            <text:p>190.45</text:p>
          </table:table-cell>
          <table:table-cell table:formula="of:=[.F675]/[.A675]" office:value-type="float" office:value="1.01373290040986">
            <text:p>1.01</text:p>
          </table:table-cell>
          <table:table-cell office:value-type="float" office:value="198.31">
            <text:p>198.31</text:p>
          </table:table-cell>
          <table:table-cell table:formula="of:=[.H675]/[.A675]" office:value-type="float" office:value="1.05557034119338">
            <text:p>1.06</text:p>
          </table:table-cell>
          <table:table-cell office:value-type="float" office:value="190.45">
            <text:p>190.45</text:p>
          </table:table-cell>
          <table:table-cell table:formula="of:=[.J675]/[.A675]" office:value-type="float" office:value="1.01373290040986">
            <text:p>1.01</text:p>
          </table:table-cell>
          <table:table-cell table:number-columns-repeated="5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09.24">
            <text:p>509.24</text:p>
          </table:table-cell>
          <table:table-cell table:formula="of:=[.B676]/[.A676]" office:value-type="float" office:value="1.0246277665996">
            <text:p>1.02</text:p>
          </table:table-cell>
          <table:table-cell office:value-type="float" office:value="501">
            <text:p>501</text:p>
          </table:table-cell>
          <table:table-cell table:formula="of:=[.D676]/[.A676]" office:value-type="float" office:value="1.00804828973843">
            <text:p>1.01</text:p>
          </table:table-cell>
          <table:table-cell office:value-type="float" office:value="503.83">
            <text:p>503.83</text:p>
          </table:table-cell>
          <table:table-cell table:formula="of:=[.F676]/[.A676]" office:value-type="float" office:value="1.01374245472837">
            <text:p>1.01</text:p>
          </table:table-cell>
          <table:table-cell office:value-type="float" office:value="509.24">
            <text:p>509.24</text:p>
          </table:table-cell>
          <table:table-cell table:formula="of:=[.H676]/[.A676]" office:value-type="float" office:value="1.0246277665996">
            <text:p>1.02</text:p>
          </table:table-cell>
          <table:table-cell office:value-type="float" office:value="502.66">
            <text:p>502.66</text:p>
          </table:table-cell>
          <table:table-cell table:formula="of:=[.J676]/[.A676]" office:value-type="float" office:value="1.01138832997988">
            <text:p>1.01</text:p>
          </table:table-cell>
          <table:table-cell table:number-columns-repeated="5"/>
        </table:table-row>
        <table:table-row table:style-name="ro1">
          <table:table-cell office:value-type="float" office:value="459.72">
            <text:p>459.72</text:p>
          </table:table-cell>
          <table:table-cell office:value-type="float" office:value="472.2">
            <text:p>472.2</text:p>
          </table:table-cell>
          <table:table-cell table:formula="of:=[.B677]/[.A677]" office:value-type="float" office:value="1.02714695901853">
            <text:p>1.03</text:p>
          </table:table-cell>
          <table:table-cell office:value-type="float" office:value="463.72">
            <text:p>463.72</text:p>
          </table:table-cell>
          <table:table-cell table:formula="of:=[.D677]/[.A677]" office:value-type="float" office:value="1.00870094840338">
            <text:p>1.01</text:p>
          </table:table-cell>
          <table:table-cell office:value-type="float" office:value="466.06">
            <text:p>466.06</text:p>
          </table:table-cell>
          <table:table-cell table:formula="of:=[.F677]/[.A677]" office:value-type="float" office:value="1.01379100321935">
            <text:p>1.01</text:p>
          </table:table-cell>
          <table:table-cell office:value-type="float" office:value="472.2">
            <text:p>472.2</text:p>
          </table:table-cell>
          <table:table-cell table:formula="of:=[.H677]/[.A677]" office:value-type="float" office:value="1.02714695901853">
            <text:p>1.03</text:p>
          </table:table-cell>
          <table:table-cell office:value-type="float" office:value="465.37">
            <text:p>465.37</text:p>
          </table:table-cell>
          <table:table-cell table:formula="of:=[.J677]/[.A677]" office:value-type="float" office:value="1.01229008961977">
            <text:p>1.01</text:p>
          </table:table-cell>
          <table:table-cell table:number-columns-repeated="5"/>
        </table:table-row>
        <table:table-row table:style-name="ro1">
          <table:table-cell office:value-type="float" office:value="179.8">
            <text:p>179.8</text:p>
          </table:table-cell>
          <table:table-cell office:value-type="float" office:value="189.46">
            <text:p>189.46</text:p>
          </table:table-cell>
          <table:table-cell table:formula="of:=[.B678]/[.A678]" office:value-type="float" office:value="1.05372636262514">
            <text:p>1.05</text:p>
          </table:table-cell>
          <table:table-cell office:value-type="float" office:value="180.63">
            <text:p>180.63</text:p>
          </table:table-cell>
          <table:table-cell table:formula="of:=[.D678]/[.A678]" office:value-type="float" office:value="1.00461624026696">
            <text:p>1</text:p>
          </table:table-cell>
          <table:table-cell office:value-type="float" office:value="182.28">
            <text:p>182.28</text:p>
          </table:table-cell>
          <table:table-cell table:formula="of:=[.F678]/[.A678]" office:value-type="float" office:value="1.01379310344828">
            <text:p>1.01</text:p>
          </table:table-cell>
          <table:table-cell office:value-type="float" office:value="189.46">
            <text:p>189.46</text:p>
          </table:table-cell>
          <table:table-cell table:formula="of:=[.H678]/[.A678]" office:value-type="float" office:value="1.05372636262514">
            <text:p>1.05</text:p>
          </table:table-cell>
          <table:table-cell office:value-type="float" office:value="180.63">
            <text:p>180.63</text:p>
          </table:table-cell>
          <table:table-cell table:formula="of:=[.J678]/[.A678]" office:value-type="float" office:value="1.00461624026696">
            <text:p>1</text:p>
          </table:table-cell>
          <table:table-cell table:number-columns-repeated="5"/>
        </table:table-row>
        <table:table-row table:style-name="ro1">
          <table:table-cell office:value-type="float" office:value="349.56">
            <text:p>349.56</text:p>
          </table:table-cell>
          <table:table-cell office:value-type="float" office:value="357.22">
            <text:p>357.22</text:p>
          </table:table-cell>
          <table:table-cell table:formula="of:=[.B679]/[.A679]" office:value-type="float" office:value="1.021913262387">
            <text:p>1.02</text:p>
          </table:table-cell>
          <table:table-cell office:value-type="float" office:value="353.81">
            <text:p>353.81</text:p>
          </table:table-cell>
          <table:table-cell table:formula="of:=[.D679]/[.A679]" office:value-type="float" office:value="1.01215814166381">
            <text:p>1.01</text:p>
          </table:table-cell>
          <table:table-cell office:value-type="float" office:value="354.39">
            <text:p>354.39</text:p>
          </table:table-cell>
          <table:table-cell table:formula="of:=[.F679]/[.A679]" office:value-type="float" office:value="1.01381737040851">
            <text:p>1.01</text:p>
          </table:table-cell>
          <table:table-cell office:value-type="float" office:value="357.22">
            <text:p>357.22</text:p>
          </table:table-cell>
          <table:table-cell table:formula="of:=[.H679]/[.A679]" office:value-type="float" office:value="1.021913262387">
            <text:p>1.02</text:p>
          </table:table-cell>
          <table:table-cell office:value-type="float" office:value="352.63">
            <text:p>352.63</text:p>
          </table:table-cell>
          <table:table-cell table:formula="of:=[.J679]/[.A679]" office:value-type="float" office:value="1.00878246939009">
            <text:p>1.01</text:p>
          </table:table-cell>
          <table:table-cell table:number-columns-repeated="5"/>
        </table:table-row>
        <table:table-row table:style-name="ro1">
          <table:table-cell office:value-type="float" office:value="211.42">
            <text:p>211.42</text:p>
          </table:table-cell>
          <table:table-cell office:value-type="float" office:value="218.25">
            <text:p>218.25</text:p>
          </table:table-cell>
          <table:table-cell table:formula="of:=[.B680]/[.A680]" office:value-type="float" office:value="1.03230536373096">
            <text:p>1.03</text:p>
          </table:table-cell>
          <table:table-cell office:value-type="float" office:value="213.18">
            <text:p>213.18</text:p>
          </table:table-cell>
          <table:table-cell table:formula="of:=[.D680]/[.A680]" office:value-type="float" office:value="1.00832466181061">
            <text:p>1.01</text:p>
          </table:table-cell>
          <table:table-cell office:value-type="float" office:value="214.35">
            <text:p>214.35</text:p>
          </table:table-cell>
          <table:table-cell table:formula="of:=[.F680]/[.A680]" office:value-type="float" office:value="1.01385866994608">
            <text:p>1.01</text:p>
          </table:table-cell>
          <table:table-cell office:value-type="float" office:value="218.25">
            <text:p>218.25</text:p>
          </table:table-cell>
          <table:table-cell table:formula="of:=[.H680]/[.A680]" office:value-type="float" office:value="1.03230536373096">
            <text:p>1.03</text:p>
          </table:table-cell>
          <table:table-cell office:value-type="float" office:value="213.76">
            <text:p>213.76</text:p>
          </table:table-cell>
          <table:table-cell table:formula="of:=[.J680]/[.A680]" office:value-type="float" office:value="1.01106801627093">
            <text:p>1.01</text:p>
          </table:table-cell>
          <table:table-cell table:number-columns-repeated="5"/>
        </table:table-row>
        <table:table-row table:style-name="ro1">
          <table:table-cell office:value-type="float" office:value="457.36">
            <text:p>457.36</text:p>
          </table:table-cell>
          <table:table-cell office:value-type="float" office:value="469.36">
            <text:p>469.36</text:p>
          </table:table-cell>
          <table:table-cell table:formula="of:=[.B681]/[.A681]" office:value-type="float" office:value="1.02623753716984">
            <text:p>1.03</text:p>
          </table:table-cell>
          <table:table-cell office:value-type="float" office:value="462.43">
            <text:p>462.43</text:p>
          </table:table-cell>
          <table:table-cell table:formula="of:=[.D681]/[.A681]" office:value-type="float" office:value="1.01108535945426">
            <text:p>1.01</text:p>
          </table:table-cell>
          <table:table-cell office:value-type="float" office:value="463.7">
            <text:p>463.7</text:p>
          </table:table-cell>
          <table:table-cell table:formula="of:=[.F681]/[.A681]" office:value-type="float" office:value="1.0138621654714">
            <text:p>1.01</text:p>
          </table:table-cell>
          <table:table-cell office:value-type="float" office:value="469.36">
            <text:p>469.36</text:p>
          </table:table-cell>
          <table:table-cell table:formula="of:=[.H681]/[.A681]" office:value-type="float" office:value="1.02623753716984">
            <text:p>1.03</text:p>
          </table:table-cell>
          <table:table-cell office:value-type="float" office:value="463.01">
            <text:p>463.01</text:p>
          </table:table-cell>
          <table:table-cell table:formula="of:=[.J681]/[.A681]" office:value-type="float" office:value="1.01235350708414">
            <text:p>1.01</text:p>
          </table:table-cell>
          <table:table-cell table:number-columns-repeated="5"/>
        </table:table-row>
        <table:table-row table:style-name="ro1">
          <table:table-cell office:value-type="float" office:value="323.75">
            <text:p>323.75</text:p>
          </table:table-cell>
          <table:table-cell office:value-type="float" office:value="329.07">
            <text:p>329.07</text:p>
          </table:table-cell>
          <table:table-cell table:formula="of:=[.B682]/[.A682]" office:value-type="float" office:value="1.01643243243243">
            <text:p>1.02</text:p>
          </table:table-cell>
          <table:table-cell office:value-type="float" office:value="327.65">
            <text:p>327.65</text:p>
          </table:table-cell>
          <table:table-cell table:formula="of:=[.D682]/[.A682]" office:value-type="float" office:value="1.01204633204633">
            <text:p>1.01</text:p>
          </table:table-cell>
          <table:table-cell office:value-type="float" office:value="328.24">
            <text:p>328.24</text:p>
          </table:table-cell>
          <table:table-cell table:formula="of:=[.F682]/[.A682]" office:value-type="float" office:value="1.01386872586873">
            <text:p>1.01</text:p>
          </table:table-cell>
          <table:table-cell office:value-type="float" office:value="329.07">
            <text:p>329.07</text:p>
          </table:table-cell>
          <table:table-cell table:formula="of:=[.H682]/[.A682]" office:value-type="float" office:value="1.01643243243243">
            <text:p>1.02</text:p>
          </table:table-cell>
          <table:table-cell office:value-type="float" office:value="327.07">
            <text:p>327.07</text:p>
          </table:table-cell>
          <table:table-cell table:formula="of:=[.J682]/[.A682]" office:value-type="float" office:value="1.01025482625483">
            <text:p>1.01</text:p>
          </table:table-cell>
          <table:table-cell table:number-columns-repeated="5"/>
        </table:table-row>
        <table:table-row table:style-name="ro1">
          <table:table-cell office:value-type="float" office:value="408.06">
            <text:p>408.06</text:p>
          </table:table-cell>
          <table:table-cell office:value-type="float" office:value="426.79">
            <text:p>426.79</text:p>
          </table:table-cell>
          <table:table-cell table:formula="of:=[.B683]/[.A683]" office:value-type="float" office:value="1.04590011272852">
            <text:p>1.05</text:p>
          </table:table-cell>
          <table:table-cell office:value-type="float" office:value="413.13">
            <text:p>413.13</text:p>
          </table:table-cell>
          <table:table-cell table:formula="of:=[.D683]/[.A683]" office:value-type="float" office:value="1.01242464343479">
            <text:p>1.01</text:p>
          </table:table-cell>
          <table:table-cell office:value-type="float" office:value="413.72">
            <text:p>413.72</text:p>
          </table:table-cell>
          <table:table-cell table:formula="of:=[.F683]/[.A683]" office:value-type="float" office:value="1.01387050923884">
            <text:p>1.01</text:p>
          </table:table-cell>
          <table:table-cell office:value-type="float" office:value="413.13">
            <text:p>413.13</text:p>
          </table:table-cell>
          <table:table-cell table:formula="of:=[.H683]/[.A683]" office:value-type="float" office:value="1.01242464343479">
            <text:p>1.01</text:p>
          </table:table-cell>
          <table:table-cell office:value-type="float" office:value="413.13">
            <text:p>413.13</text:p>
          </table:table-cell>
          <table:table-cell table:formula="of:=[.J683]/[.A683]" office:value-type="float" office:value="1.01242464343479">
            <text:p>1.01</text:p>
          </table:table-cell>
          <table:table-cell table:number-columns-repeated="5"/>
        </table:table-row>
        <table:table-row table:style-name="ro1">
          <table:table-cell office:value-type="float" office:value="186.48">
            <text:p>186.48</text:p>
          </table:table-cell>
          <table:table-cell office:value-type="float" office:value="194.92">
            <text:p>194.92</text:p>
          </table:table-cell>
          <table:table-cell table:formula="of:=[.B684]/[.A684]" office:value-type="float" office:value="1.04525954525955">
            <text:p>1.05</text:p>
          </table:table-cell>
          <table:table-cell office:value-type="float" office:value="189.07">
            <text:p>189.07</text:p>
          </table:table-cell>
          <table:table-cell table:formula="of:=[.D684]/[.A684]" office:value-type="float" office:value="1.01388888888889">
            <text:p>1.01</text:p>
          </table:table-cell>
          <table:table-cell office:value-type="float" office:value="189.07">
            <text:p>189.07</text:p>
          </table:table-cell>
          <table:table-cell table:formula="of:=[.F684]/[.A684]" office:value-type="float" office:value="1.01388888888889">
            <text:p>1.01</text:p>
          </table:table-cell>
          <table:table-cell office:value-type="float" office:value="192.58">
            <text:p>192.58</text:p>
          </table:table-cell>
          <table:table-cell table:formula="of:=[.H684]/[.A684]" office:value-type="float" office:value="1.03271128271128">
            <text:p>1.03</text:p>
          </table:table-cell>
          <table:table-cell office:value-type="float" office:value="188.48">
            <text:p>188.48</text:p>
          </table:table-cell>
          <table:table-cell table:formula="of:=[.J684]/[.A684]" office:value-type="float" office:value="1.01072501072501">
            <text:p>1.01</text:p>
          </table:table-cell>
          <table:table-cell table:number-columns-repeated="5"/>
        </table:table-row>
        <table:table-row table:style-name="ro1">
          <table:table-cell office:value-type="float" office:value="481.63">
            <text:p>481.63</text:p>
          </table:table-cell>
          <table:table-cell office:value-type="float" office:value="499.77">
            <text:p>499.77</text:p>
          </table:table-cell>
          <table:table-cell table:formula="of:=[.B685]/[.A685]" office:value-type="float" office:value="1.03766376679194">
            <text:p>1.04</text:p>
          </table:table-cell>
          <table:table-cell office:value-type="float" office:value="486.56">
            <text:p>486.56</text:p>
          </table:table-cell>
          <table:table-cell table:formula="of:=[.D685]/[.A685]" office:value-type="float" office:value="1.0102360733343">
            <text:p>1.01</text:p>
          </table:table-cell>
          <table:table-cell office:value-type="float" office:value="488.32">
            <text:p>488.32</text:p>
          </table:table-cell>
          <table:table-cell table:formula="of:=[.F685]/[.A685]" office:value-type="float" office:value="1.01389033075182">
            <text:p>1.01</text:p>
          </table:table-cell>
          <table:table-cell office:value-type="float" office:value="499.77">
            <text:p>499.77</text:p>
          </table:table-cell>
          <table:table-cell table:formula="of:=[.H685]/[.A685]" office:value-type="float" office:value="1.03766376679194">
            <text:p>1.04</text:p>
          </table:table-cell>
          <table:table-cell office:value-type="float" office:value="486.56">
            <text:p>486.56</text:p>
          </table:table-cell>
          <table:table-cell table:formula="of:=[.J685]/[.A685]" office:value-type="float" office:value="1.0102360733343">
            <text:p>1.01</text:p>
          </table:table-cell>
          <table:table-cell table:number-columns-repeated="5"/>
        </table:table-row>
        <table:table-row table:style-name="ro1">
          <table:table-cell office:value-type="float" office:value="126.51">
            <text:p>126.51</text:p>
          </table:table-cell>
          <table:table-cell office:value-type="float" office:value="141.82">
            <text:p>141.82</text:p>
          </table:table-cell>
          <table:table-cell table:formula="of:=[.B686]/[.A686]" office:value-type="float" office:value="1.12101810133586">
            <text:p>1.12</text:p>
          </table:table-cell>
          <table:table-cell office:value-type="float" office:value="128.27">
            <text:p>128.27</text:p>
          </table:table-cell>
          <table:table-cell table:formula="of:=[.D686]/[.A686]" office:value-type="float" office:value="1.01391194371986">
            <text:p>1.01</text:p>
          </table:table-cell>
          <table:table-cell office:value-type="float" office:value="128.27">
            <text:p>128.27</text:p>
          </table:table-cell>
          <table:table-cell table:formula="of:=[.F686]/[.A686]" office:value-type="float" office:value="1.01391194371986">
            <text:p>1.01</text:p>
          </table:table-cell>
          <table:table-cell office:value-type="float" office:value="141.82">
            <text:p>141.82</text:p>
          </table:table-cell>
          <table:table-cell table:formula="of:=[.H686]/[.A686]" office:value-type="float" office:value="1.12101810133586">
            <text:p>1.12</text:p>
          </table:table-cell>
          <table:table-cell office:value-type="float" office:value="134.27">
            <text:p>134.27</text:p>
          </table:table-cell>
          <table:table-cell table:formula="of:=[.J686]/[.A686]" office:value-type="float" office:value="1.06133902458304">
            <text:p>1.06</text:p>
          </table:table-cell>
          <table:table-cell table:number-columns-repeated="5"/>
        </table:table-row>
        <table:table-row table:style-name="ro1">
          <table:table-cell office:value-type="float" office:value="462.44">
            <text:p>462.44</text:p>
          </table:table-cell>
          <table:table-cell office:value-type="float" office:value="481.75">
            <text:p>481.75</text:p>
          </table:table-cell>
          <table:table-cell table:formula="of:=[.B687]/[.A687]" office:value-type="float" office:value="1.04175676844564">
            <text:p>1.04</text:p>
          </table:table-cell>
          <table:table-cell office:value-type="float" office:value="466.54">
            <text:p>466.54</text:p>
          </table:table-cell>
          <table:table-cell table:formula="of:=[.D687]/[.A687]" office:value-type="float" office:value="1.0088660150506">
            <text:p>1.01</text:p>
          </table:table-cell>
          <table:table-cell office:value-type="float" office:value="468.88">
            <text:p>468.88</text:p>
          </table:table-cell>
          <table:table-cell table:formula="of:=[.F687]/[.A687]" office:value-type="float" office:value="1.01392613095753">
            <text:p>1.01</text:p>
          </table:table-cell>
          <table:table-cell office:value-type="float" office:value="481.75">
            <text:p>481.75</text:p>
          </table:table-cell>
          <table:table-cell table:formula="of:=[.H687]/[.A687]" office:value-type="float" office:value="1.04175676844564">
            <text:p>1.04</text:p>
          </table:table-cell>
          <table:table-cell office:value-type="float" office:value="465.37">
            <text:p>465.37</text:p>
          </table:table-cell>
          <table:table-cell table:formula="of:=[.J687]/[.A687]" office:value-type="float" office:value="1.00633595709714">
            <text:p>1.01</text:p>
          </table:table-cell>
          <table:table-cell table:number-columns-repeated="5"/>
        </table:table-row>
        <table:table-row table:style-name="ro1">
          <table:table-cell office:value-type="float" office:value="101.2">
            <text:p>101.2</text:p>
          </table:table-cell>
          <table:table-cell office:value-type="float" office:value="112.61">
            <text:p>112.61</text:p>
          </table:table-cell>
          <table:table-cell table:formula="of:=[.B688]/[.A688]" office:value-type="float" office:value="1.11274703557312">
            <text:p>1.11</text:p>
          </table:table-cell>
          <table:table-cell office:value-type="float" office:value="102.61">
            <text:p>102.61</text:p>
          </table:table-cell>
          <table:table-cell table:formula="of:=[.D688]/[.A688]" office:value-type="float" office:value="1.01393280632411">
            <text:p>1.01</text:p>
          </table:table-cell>
          <table:table-cell office:value-type="float" office:value="102.61">
            <text:p>102.61</text:p>
          </table:table-cell>
          <table:table-cell table:formula="of:=[.F688]/[.A688]" office:value-type="float" office:value="1.01393280632411">
            <text:p>1.01</text:p>
          </table:table-cell>
          <table:table-cell office:value-type="float" office:value="112.61">
            <text:p>112.61</text:p>
          </table:table-cell>
          <table:table-cell table:formula="of:=[.H688]/[.A688]" office:value-type="float" office:value="1.11274703557312">
            <text:p>1.11</text:p>
          </table:table-cell>
          <table:table-cell office:value-type="float" office:value="102.61">
            <text:p>102.61</text:p>
          </table:table-cell>
          <table:table-cell table:formula="of:=[.J688]/[.A688]" office:value-type="float" office:value="1.01393280632411">
            <text:p>1.01</text:p>
          </table:table-cell>
          <table:table-cell table:number-columns-repeated="5"/>
        </table:table-row>
        <table:table-row table:style-name="ro1">
          <table:table-cell office:value-type="float" office:value="126.31">
            <text:p>126.31</text:p>
          </table:table-cell>
          <table:table-cell office:value-type="float" office:value="143.63">
            <text:p>143.63</text:p>
          </table:table-cell>
          <table:table-cell table:formula="of:=[.B689]/[.A689]" office:value-type="float" office:value="1.13712295146861">
            <text:p>1.14</text:p>
          </table:table-cell>
          <table:table-cell office:value-type="float" office:value="126.9">
            <text:p>126.9</text:p>
          </table:table-cell>
          <table:table-cell table:formula="of:=[.D689]/[.A689]" office:value-type="float" office:value="1.00467104742301">
            <text:p>1</text:p>
          </table:table-cell>
          <table:table-cell office:value-type="float" office:value="128.07">
            <text:p>128.07</text:p>
          </table:table-cell>
          <table:table-cell table:formula="of:=[.F689]/[.A689]" office:value-type="float" office:value="1.01393397197372">
            <text:p>1.01</text:p>
          </table:table-cell>
          <table:table-cell office:value-type="float" office:value="143.63">
            <text:p>143.63</text:p>
          </table:table-cell>
          <table:table-cell table:formula="of:=[.H689]/[.A689]" office:value-type="float" office:value="1.13712295146861">
            <text:p>1.14</text:p>
          </table:table-cell>
          <table:table-cell office:value-type="float" office:value="133.53">
            <text:p>133.53</text:p>
          </table:table-cell>
          <table:table-cell table:formula="of:=[.J689]/[.A689]" office:value-type="float" office:value="1.05716095321036">
            <text:p>1.06</text:p>
          </table:table-cell>
          <table:table-cell table:number-columns-repeated="5"/>
        </table:table-row>
        <table:table-row table:style-name="ro1">
          <table:table-cell office:value-type="float" office:value="447.66">
            <text:p>447.66</text:p>
          </table:table-cell>
          <table:table-cell office:value-type="float" office:value="459.81">
            <text:p>459.81</text:p>
          </table:table-cell>
          <table:table-cell table:formula="of:=[.B690]/[.A690]" office:value-type="float" office:value="1.02714113389626">
            <text:p>1.03</text:p>
          </table:table-cell>
          <table:table-cell office:value-type="float" office:value="454.05">
            <text:p>454.05</text:p>
          </table:table-cell>
          <table:table-cell table:formula="of:=[.D690]/[.A690]" office:value-type="float" office:value="1.01427422597507">
            <text:p>1.01</text:p>
          </table:table-cell>
          <table:table-cell office:value-type="float" office:value="453.91">
            <text:p>453.91</text:p>
          </table:table-cell>
          <table:table-cell table:formula="of:=[.F690]/[.A690]" office:value-type="float" office:value="1.01396148862976">
            <text:p>1.01</text:p>
          </table:table-cell>
          <table:table-cell office:value-type="float" office:value="459.81">
            <text:p>459.81</text:p>
          </table:table-cell>
          <table:table-cell table:formula="of:=[.H690]/[.A690]" office:value-type="float" office:value="1.02714113389626">
            <text:p>1.03</text:p>
          </table:table-cell>
          <table:table-cell office:value-type="float" office:value="455.22">
            <text:p>455.22</text:p>
          </table:table-cell>
          <table:table-cell table:formula="of:=[.J690]/[.A690]" office:value-type="float" office:value="1.01688781664656">
            <text:p>1.02</text:p>
          </table:table-cell>
          <table:table-cell table:number-columns-repeated="5"/>
        </table:table-row>
        <table:table-row table:style-name="ro1">
          <table:table-cell office:value-type="float" office:value="335.66">
            <text:p>335.66</text:p>
          </table:table-cell>
          <table:table-cell office:value-type="float" office:value="344.69">
            <text:p>344.69</text:p>
          </table:table-cell>
          <table:table-cell table:formula="of:=[.B691]/[.A691]" office:value-type="float" office:value="1.02690222248704">
            <text:p>1.03</text:p>
          </table:table-cell>
          <table:table-cell office:value-type="float" office:value="341.52">
            <text:p>341.52</text:p>
          </table:table-cell>
          <table:table-cell table:formula="of:=[.D691]/[.A691]" office:value-type="float" office:value="1.01745814216767">
            <text:p>1.02</text:p>
          </table:table-cell>
          <table:table-cell office:value-type="float" office:value="340.35">
            <text:p>340.35</text:p>
          </table:table-cell>
          <table:table-cell table:formula="of:=[.F691]/[.A691]" office:value-type="float" office:value="1.01397247214443">
            <text:p>1.01</text:p>
          </table:table-cell>
          <table:table-cell office:value-type="float" office:value="342.69">
            <text:p>342.69</text:p>
          </table:table-cell>
          <table:table-cell table:formula="of:=[.H691]/[.A691]" office:value-type="float" office:value="1.02094381219091">
            <text:p>1.02</text:p>
          </table:table-cell>
          <table:table-cell office:value-type="float" office:value="339.17">
            <text:p>339.17</text:p>
          </table:table-cell>
          <table:table-cell table:formula="of:=[.J691]/[.A691]" office:value-type="float" office:value="1.01045701006971">
            <text:p>1.01</text:p>
          </table:table-cell>
          <table:table-cell table:number-columns-repeated="5"/>
        </table:table-row>
        <table:table-row table:style-name="ro1">
          <table:table-cell office:value-type="float" office:value="471.33">
            <text:p>471.33</text:p>
          </table:table-cell>
          <table:table-cell office:value-type="float" office:value="487.92">
            <text:p>487.92</text:p>
          </table:table-cell>
          <table:table-cell table:formula="of:=[.B692]/[.A692]" office:value-type="float" office:value="1.03519826872892">
            <text:p>1.04</text:p>
          </table:table-cell>
          <table:table-cell office:value-type="float" office:value="477.92">
            <text:p>477.92</text:p>
          </table:table-cell>
          <table:table-cell table:formula="of:=[.D692]/[.A692]" office:value-type="float" office:value="1.01398171132752">
            <text:p>1.01</text:p>
          </table:table-cell>
          <table:table-cell office:value-type="float" office:value="477.92">
            <text:p>477.92</text:p>
          </table:table-cell>
          <table:table-cell table:formula="of:=[.F692]/[.A692]" office:value-type="float" office:value="1.01398171132752">
            <text:p>1.01</text:p>
          </table:table-cell>
          <table:table-cell office:value-type="float" office:value="475.58">
            <text:p>475.58</text:p>
          </table:table-cell>
          <table:table-cell table:formula="of:=[.H692]/[.A692]" office:value-type="float" office:value="1.00901703689559">
            <text:p>1.01</text:p>
          </table:table-cell>
          <table:table-cell office:value-type="float" office:value="476.16">
            <text:p>476.16</text:p>
          </table:table-cell>
          <table:table-cell table:formula="of:=[.J692]/[.A692]" office:value-type="float" office:value="1.01024759722487">
            <text:p>1.01</text:p>
          </table:table-cell>
          <table:table-cell table:number-columns-repeated="5"/>
        </table:table-row>
        <table:table-row table:style-name="ro1">
          <table:table-cell office:value-type="float" office:value="327.26">
            <text:p>327.26</text:p>
          </table:table-cell>
          <table:table-cell office:value-type="float" office:value="375.2">
            <text:p>375.2</text:p>
          </table:table-cell>
          <table:table-cell table:formula="of:=[.B693]/[.A693]" office:value-type="float" office:value="1.14648903012895">
            <text:p>1.15</text:p>
          </table:table-cell>
          <table:table-cell office:value-type="float" office:value="330.68">
            <text:p>330.68</text:p>
          </table:table-cell>
          <table:table-cell table:formula="of:=[.D693]/[.A693]" office:value-type="float" office:value="1.01045040640469">
            <text:p>1.01</text:p>
          </table:table-cell>
          <table:table-cell office:value-type="float" office:value="331.85">
            <text:p>331.85</text:p>
          </table:table-cell>
          <table:table-cell table:formula="of:=[.F693]/[.A693]" office:value-type="float" office:value="1.01402554543788">
            <text:p>1.01</text:p>
          </table:table-cell>
          <table:table-cell office:value-type="float" office:value="370.13">
            <text:p>370.13</text:p>
          </table:table-cell>
          <table:table-cell table:formula="of:=[.H693]/[.A693]" office:value-type="float" office:value="1.13099676098515">
            <text:p>1.13</text:p>
          </table:table-cell>
          <table:table-cell office:value-type="float" office:value="331.26">
            <text:p>331.26</text:p>
          </table:table-cell>
          <table:table-cell table:formula="of:=[.J693]/[.A693]" office:value-type="float" office:value="1.01222269754935">
            <text:p>1.01</text:p>
          </table:table-cell>
          <table:table-cell table:number-columns-repeated="5"/>
        </table:table-row>
        <table:table-row table:style-name="ro1">
          <table:table-cell office:value-type="float" office:value="351.33">
            <text:p>351.33</text:p>
          </table:table-cell>
          <table:table-cell office:value-type="float" office:value="370.3">
            <text:p>370.3</text:p>
          </table:table-cell>
          <table:table-cell table:formula="of:=[.B694]/[.A694]" office:value-type="float" office:value="1.0539948196852">
            <text:p>1.05</text:p>
          </table:table-cell>
          <table:table-cell office:value-type="float" office:value="354.4">
            <text:p>354.4</text:p>
          </table:table-cell>
          <table:table-cell table:formula="of:=[.D694]/[.A694]" office:value-type="float" office:value="1.0087382233228">
            <text:p>1.01</text:p>
          </table:table-cell>
          <table:table-cell office:value-type="float" office:value="356.26">
            <text:p>356.26</text:p>
          </table:table-cell>
          <table:table-cell table:formula="of:=[.F694]/[.A694]" office:value-type="float" office:value="1.01403239119916">
            <text:p>1.01</text:p>
          </table:table-cell>
          <table:table-cell office:value-type="float" office:value="370.3">
            <text:p>370.3</text:p>
          </table:table-cell>
          <table:table-cell table:formula="of:=[.H694]/[.A694]" office:value-type="float" office:value="1.0539948196852">
            <text:p>1.05</text:p>
          </table:table-cell>
          <table:table-cell office:value-type="float" office:value="354.4">
            <text:p>354.4</text:p>
          </table:table-cell>
          <table:table-cell table:formula="of:=[.J694]/[.A694]" office:value-type="float" office:value="1.0087382233228">
            <text:p>1.01</text:p>
          </table:table-cell>
          <table:table-cell table:number-columns-repeated="5"/>
        </table:table-row>
        <table:table-row table:style-name="ro1">
          <table:table-cell office:value-type="float" office:value="367.68">
            <text:p>367.68</text:p>
          </table:table-cell>
          <table:table-cell office:value-type="float" office:value="382.06">
            <text:p>382.06</text:p>
          </table:table-cell>
          <table:table-cell table:formula="of:=[.B695]/[.A695]" office:value-type="float" office:value="1.03911009573542">
            <text:p>1.04</text:p>
          </table:table-cell>
          <table:table-cell office:value-type="float" office:value="372.75">
            <text:p>372.75</text:p>
          </table:table-cell>
          <table:table-cell table:formula="of:=[.D695]/[.A695]" office:value-type="float" office:value="1.01378916449086">
            <text:p>1.01</text:p>
          </table:table-cell>
          <table:table-cell office:value-type="float" office:value="372.85">
            <text:p>372.85</text:p>
          </table:table-cell>
          <table:table-cell table:formula="of:=[.F695]/[.A695]" office:value-type="float" office:value="1.01406114012185">
            <text:p>1.01</text:p>
          </table:table-cell>
          <table:table-cell office:value-type="float" office:value="382.06">
            <text:p>382.06</text:p>
          </table:table-cell>
          <table:table-cell table:formula="of:=[.H695]/[.A695]" office:value-type="float" office:value="1.03911009573542">
            <text:p>1.04</text:p>
          </table:table-cell>
          <table:table-cell office:value-type="float" office:value="372.16">
            <text:p>372.16</text:p>
          </table:table-cell>
          <table:table-cell table:formula="of:=[.J695]/[.A695]" office:value-type="float" office:value="1.01218450826806">
            <text:p>1.01</text:p>
          </table:table-cell>
          <table:table-cell table:number-columns-repeated="5"/>
        </table:table-row>
        <table:table-row table:style-name="ro1">
          <table:table-cell office:value-type="float" office:value="300.23">
            <text:p>300.23</text:p>
          </table:table-cell>
          <table:table-cell office:value-type="float" office:value="328.71">
            <text:p>328.71</text:p>
          </table:table-cell>
          <table:table-cell table:formula="of:=[.B696]/[.A696]" office:value-type="float" office:value="1.09486060686807">
            <text:p>1.09</text:p>
          </table:table-cell>
          <table:table-cell office:value-type="float" office:value="302.71">
            <text:p>302.71</text:p>
          </table:table-cell>
          <table:table-cell table:formula="of:=[.D696]/[.A696]" office:value-type="float" office:value="1.00826033374413">
            <text:p>1.01</text:p>
          </table:table-cell>
          <table:table-cell office:value-type="float" office:value="304.47">
            <text:p>304.47</text:p>
          </table:table-cell>
          <table:table-cell table:formula="of:=[.F696]/[.A696]" office:value-type="float" office:value="1.01412250607867">
            <text:p>1.01</text:p>
          </table:table-cell>
          <table:table-cell office:value-type="float" office:value="302.71">
            <text:p>302.71</text:p>
          </table:table-cell>
          <table:table-cell table:formula="of:=[.H696]/[.A696]" office:value-type="float" office:value="1.00826033374413">
            <text:p>1.01</text:p>
          </table:table-cell>
          <table:table-cell office:value-type="float" office:value="303.3">
            <text:p>303.3</text:p>
          </table:table-cell>
          <table:table-cell table:formula="of:=[.J696]/[.A696]" office:value-type="float" office:value="1.0102254937881">
            <text:p>1.01</text:p>
          </table:table-cell>
          <table:table-cell table:number-columns-repeated="5"/>
        </table:table-row>
        <table:table-row table:style-name="ro1">
          <table:table-cell office:value-type="float" office:value="431.52">
            <text:p>431.52</text:p>
          </table:table-cell>
          <table:table-cell office:value-type="float" office:value="445.42">
            <text:p>445.42</text:p>
          </table:table-cell>
          <table:table-cell table:formula="of:=[.B697]/[.A697]" office:value-type="float" office:value="1.03221171672228">
            <text:p>1.03</text:p>
          </table:table-cell>
          <table:table-cell office:value-type="float" office:value="437.03">
            <text:p>437.03</text:p>
          </table:table-cell>
          <table:table-cell table:formula="of:=[.D697]/[.A697]" office:value-type="float" office:value="1.0127688172043">
            <text:p>1.01</text:p>
          </table:table-cell>
          <table:table-cell office:value-type="float" office:value="437.62">
            <text:p>437.62</text:p>
          </table:table-cell>
          <table:table-cell table:formula="of:=[.F697]/[.A697]" office:value-type="float" office:value="1.01413607712273">
            <text:p>1.01</text:p>
          </table:table-cell>
          <table:table-cell office:value-type="float" office:value="445.42">
            <text:p>445.42</text:p>
          </table:table-cell>
          <table:table-cell table:formula="of:=[.H697]/[.A697]" office:value-type="float" office:value="1.03221171672228">
            <text:p>1.03</text:p>
          </table:table-cell>
          <table:table-cell office:value-type="float" office:value="435.86">
            <text:p>435.86</text:p>
          </table:table-cell>
          <table:table-cell table:formula="of:=[.J697]/[.A697]" office:value-type="float" office:value="1.01005747126437">
            <text:p>1.01</text:p>
          </table:table-cell>
          <table:table-cell table:number-columns-repeated="5"/>
        </table:table-row>
        <table:table-row table:style-name="ro1">
          <table:table-cell office:value-type="float" office:value="372.16">
            <text:p>372.16</text:p>
          </table:table-cell>
          <table:table-cell office:value-type="float" office:value="380.95">
            <text:p>380.95</text:p>
          </table:table-cell>
          <table:table-cell table:formula="of:=[.B698]/[.A698]" office:value-type="float" office:value="1.02361887360275">
            <text:p>1.02</text:p>
          </table:table-cell>
          <table:table-cell office:value-type="float" office:value="379.19">
            <text:p>379.19</text:p>
          </table:table-cell>
          <table:table-cell table:formula="of:=[.D698]/[.A698]" office:value-type="float" office:value="1.01888972484953">
            <text:p>1.02</text:p>
          </table:table-cell>
          <table:table-cell office:value-type="float" office:value="377.43">
            <text:p>377.43</text:p>
          </table:table-cell>
          <table:table-cell table:formula="of:=[.F698]/[.A698]" office:value-type="float" office:value="1.0141605760963">
            <text:p>1.01</text:p>
          </table:table-cell>
          <table:table-cell office:value-type="float" office:value="379.78">
            <text:p>379.78</text:p>
          </table:table-cell>
          <table:table-cell table:formula="of:=[.H698]/[.A698]" office:value-type="float" office:value="1.02047506448839">
            <text:p>1.02</text:p>
          </table:table-cell>
          <table:table-cell office:value-type="float" office:value="379.19">
            <text:p>379.19</text:p>
          </table:table-cell>
          <table:table-cell table:formula="of:=[.J698]/[.A698]" office:value-type="float" office:value="1.01888972484953">
            <text:p>1.02</text:p>
          </table:table-cell>
          <table:table-cell table:number-columns-repeated="5"/>
        </table:table-row>
        <table:table-row table:style-name="ro1">
          <table:table-cell office:value-type="float" office:value="230.01">
            <text:p>230.01</text:p>
          </table:table-cell>
          <table:table-cell office:value-type="float" office:value="240.45">
            <text:p>240.45</text:p>
          </table:table-cell>
          <table:table-cell table:formula="of:=[.B699]/[.A699]" office:value-type="float" office:value="1.04538933089866">
            <text:p>1.05</text:p>
          </table:table-cell>
          <table:table-cell office:value-type="float" office:value="235.04">
            <text:p>235.04</text:p>
          </table:table-cell>
          <table:table-cell table:formula="of:=[.D699]/[.A699]" office:value-type="float" office:value="1.02186861440807">
            <text:p>1.02</text:p>
          </table:table-cell>
          <table:table-cell office:value-type="float" office:value="233.28">
            <text:p>233.28</text:p>
          </table:table-cell>
          <table:table-cell table:formula="of:=[.F699]/[.A699]" office:value-type="float" office:value="1.01421677318377">
            <text:p>1.01</text:p>
          </table:table-cell>
          <table:table-cell office:value-type="float" office:value="240.45">
            <text:p>240.45</text:p>
          </table:table-cell>
          <table:table-cell table:formula="of:=[.H699]/[.A699]" office:value-type="float" office:value="1.04538933089866">
            <text:p>1.05</text:p>
          </table:table-cell>
          <table:table-cell office:value-type="float" office:value="233.87">
            <text:p>233.87</text:p>
          </table:table-cell>
          <table:table-cell table:formula="of:=[.J699]/[.A699]" office:value-type="float" office:value="1.01678187904874">
            <text:p>1.02</text:p>
          </table:table-cell>
          <table:table-cell table:number-columns-repeated="5"/>
        </table:table-row>
        <table:table-row table:style-name="ro1">
          <table:table-cell office:value-type="float" office:value="363.26">
            <text:p>363.26</text:p>
          </table:table-cell>
          <table:table-cell office:value-type="float" office:value="386.48">
            <text:p>386.48</text:p>
          </table:table-cell>
          <table:table-cell table:formula="of:=[.B700]/[.A700]" office:value-type="float" office:value="1.06392115839894">
            <text:p>1.06</text:p>
          </table:table-cell>
          <table:table-cell office:value-type="float" office:value="366.68">
            <text:p>366.68</text:p>
          </table:table-cell>
          <table:table-cell table:formula="of:=[.D700]/[.A700]" office:value-type="float" office:value="1.00941474426031">
            <text:p>1.01</text:p>
          </table:table-cell>
          <table:table-cell office:value-type="float" office:value="368.43">
            <text:p>368.43</text:p>
          </table:table-cell>
          <table:table-cell table:formula="of:=[.F700]/[.A700]" office:value-type="float" office:value="1.01423223035842">
            <text:p>1.01</text:p>
          </table:table-cell>
          <table:table-cell office:value-type="float" office:value="386.48">
            <text:p>386.48</text:p>
          </table:table-cell>
          <table:table-cell table:formula="of:=[.H700]/[.A700]" office:value-type="float" office:value="1.06392115839894">
            <text:p>1.06</text:p>
          </table:table-cell>
          <table:table-cell office:value-type="float" office:value="367.85">
            <text:p>367.85</text:p>
          </table:table-cell>
          <table:table-cell table:formula="of:=[.J700]/[.A700]" office:value-type="float" office:value="1.01263557782305">
            <text:p>1.01</text:p>
          </table:table-cell>
          <table:table-cell table:number-columns-repeated="5"/>
        </table:table-row>
        <table:table-row table:style-name="ro1">
          <table:table-cell office:value-type="float" office:value="304.74">
            <text:p>304.74</text:p>
          </table:table-cell>
          <table:table-cell office:value-type="float" office:value="315.42">
            <text:p>315.42</text:p>
          </table:table-cell>
          <table:table-cell table:formula="of:=[.B701]/[.A701]" office:value-type="float" office:value="1.03504626895058">
            <text:p>1.04</text:p>
          </table:table-cell>
          <table:table-cell office:value-type="float" office:value="309.66">
            <text:p>309.66</text:p>
          </table:table-cell>
          <table:table-cell table:formula="of:=[.D701]/[.A701]" office:value-type="float" office:value="1.01614491041544">
            <text:p>1.02</text:p>
          </table:table-cell>
          <table:table-cell office:value-type="float" office:value="309.08">
            <text:p>309.08</text:p>
          </table:table-cell>
          <table:table-cell table:formula="of:=[.F701]/[.A701]" office:value-type="float" office:value="1.01424164861849">
            <text:p>1.01</text:p>
          </table:table-cell>
          <table:table-cell office:value-type="float" office:value="314.25">
            <text:p>314.25</text:p>
          </table:table-cell>
          <table:table-cell table:formula="of:=[.H701]/[.A701]" office:value-type="float" office:value="1.03120693049813">
            <text:p>1.03</text:p>
          </table:table-cell>
          <table:table-cell office:value-type="float" office:value="310.84">
            <text:p>310.84</text:p>
          </table:table-cell>
          <table:table-cell table:formula="of:=[.J701]/[.A701]" office:value-type="float" office:value="1.02001706372646">
            <text:p>1.02</text:p>
          </table:table-cell>
          <table:table-cell table:number-columns-repeated="5"/>
        </table:table-row>
        <table:table-row table:style-name="ro1">
          <table:table-cell office:value-type="float" office:value="65.25">
            <text:p>65.25</text:p>
          </table:table-cell>
          <table:table-cell office:value-type="float" office:value="79.46">
            <text:p>79.46</text:p>
          </table:table-cell>
          <table:table-cell table:formula="of:=[.B702]/[.A702]" office:value-type="float" office:value="1.21777777777778">
            <text:p>1.22</text:p>
          </table:table-cell>
          <table:table-cell office:value-type="float" office:value="65.01">
            <text:p>65.01</text:p>
          </table:table-cell>
          <table:table-cell table:formula="of:=[.D702]/[.A702]" office:value-type="float" office:value="0.99632183908046">
            <text:p>1</text:p>
          </table:table-cell>
          <table:table-cell office:value-type="float" office:value="66.18">
            <text:p>66.18</text:p>
          </table:table-cell>
          <table:table-cell table:formula="of:=[.F702]/[.A702]" office:value-type="float" office:value="1.01425287356322">
            <text:p>1.01</text:p>
          </table:table-cell>
          <table:table-cell office:value-type="float" office:value="79.46">
            <text:p>79.46</text:p>
          </table:table-cell>
          <table:table-cell table:formula="of:=[.H702]/[.A702]" office:value-type="float" office:value="1.21777777777778">
            <text:p>1.22</text:p>
          </table:table-cell>
          <table:table-cell office:value-type="float" office:value="65.01">
            <text:p>65.01</text:p>
          </table:table-cell>
          <table:table-cell table:formula="of:=[.J702]/[.A702]" office:value-type="float" office:value="0.99632183908046">
            <text:p>1</text:p>
          </table:table-cell>
          <table:table-cell table:number-columns-repeated="5"/>
        </table:table-row>
        <table:table-row table:style-name="ro1">
          <table:table-cell office:value-type="float" office:value="188.72">
            <text:p>188.72</text:p>
          </table:table-cell>
          <table:table-cell office:value-type="float" office:value="189.89">
            <text:p>189.89</text:p>
          </table:table-cell>
          <table:table-cell table:formula="of:=[.B703]/[.A703]" office:value-type="float" office:value="1.00619966087325">
            <text:p>1.01</text:p>
          </table:table-cell>
          <table:table-cell office:value-type="float" office:value="191.41">
            <text:p>191.41</text:p>
          </table:table-cell>
          <table:table-cell table:formula="of:=[.D703]/[.A703]" office:value-type="float" office:value="1.01425392115303">
            <text:p>1.01</text:p>
          </table:table-cell>
          <table:table-cell office:value-type="float" office:value="191.41">
            <text:p>191.41</text:p>
          </table:table-cell>
          <table:table-cell table:formula="of:=[.F703]/[.A703]" office:value-type="float" office:value="1.01425392115303">
            <text:p>1.01</text:p>
          </table:table-cell>
          <table:table-cell office:value-type="float" office:value="189.89">
            <text:p>189.89</text:p>
          </table:table-cell>
          <table:table-cell table:formula="of:=[.H703]/[.A703]" office:value-type="float" office:value="1.00619966087325">
            <text:p>1.01</text:p>
          </table:table-cell>
          <table:table-cell office:value-type="float" office:value="191.99">
            <text:p>191.99</text:p>
          </table:table-cell>
          <table:table-cell table:formula="of:=[.J703]/[.A703]" office:value-type="float" office:value="1.01732725731242">
            <text:p>1.02</text:p>
          </table:table-cell>
          <table:table-cell table:number-columns-repeated="5"/>
        </table:table-row>
        <table:table-row table:style-name="ro1">
          <table:table-cell office:value-type="float" office:value="394.97">
            <text:p>394.97</text:p>
          </table:table-cell>
          <table:table-cell office:value-type="float" office:value="398.87">
            <text:p>398.87</text:p>
          </table:table-cell>
          <table:table-cell table:formula="of:=[.B704]/[.A704]" office:value-type="float" office:value="1.0098741676583">
            <text:p>1.01</text:p>
          </table:table-cell>
          <table:table-cell office:value-type="float" office:value="400.62">
            <text:p>400.62</text:p>
          </table:table-cell>
          <table:table-cell table:formula="of:=[.D704]/[.A704]" office:value-type="float" office:value="1.01430488391523">
            <text:p>1.01</text:p>
          </table:table-cell>
          <table:table-cell office:value-type="float" office:value="400.62">
            <text:p>400.62</text:p>
          </table:table-cell>
          <table:table-cell table:formula="of:=[.F704]/[.A704]" office:value-type="float" office:value="1.01430488391523">
            <text:p>1.01</text:p>
          </table:table-cell>
          <table:table-cell office:value-type="float" office:value="398.87">
            <text:p>398.87</text:p>
          </table:table-cell>
          <table:table-cell table:formula="of:=[.H704]/[.A704]" office:value-type="float" office:value="1.0098741676583">
            <text:p>1.01</text:p>
          </table:table-cell>
          <table:table-cell office:value-type="float" office:value="399.45">
            <text:p>399.45</text:p>
          </table:table-cell>
          <table:table-cell table:formula="of:=[.J704]/[.A704]" office:value-type="float" office:value="1.01134263361774">
            <text:p>1.01</text:p>
          </table:table-cell>
          <table:table-cell table:number-columns-repeated="5"/>
        </table:table-row>
        <table:table-row table:style-name="ro1">
          <table:table-cell office:value-type="float" office:value="244.85">
            <text:p>244.85</text:p>
          </table:table-cell>
          <table:table-cell office:value-type="float" office:value="253.53">
            <text:p>253.53</text:p>
          </table:table-cell>
          <table:table-cell table:formula="of:=[.B705]/[.A705]" office:value-type="float" office:value="1.03545027567899">
            <text:p>1.04</text:p>
          </table:table-cell>
          <table:table-cell office:value-type="float" office:value="247.19">
            <text:p>247.19</text:p>
          </table:table-cell>
          <table:table-cell table:formula="of:=[.D705]/[.A705]" office:value-type="float" office:value="1.00955687155401">
            <text:p>1.01</text:p>
          </table:table-cell>
          <table:table-cell office:value-type="float" office:value="248.36">
            <text:p>248.36</text:p>
          </table:table-cell>
          <table:table-cell table:formula="of:=[.F705]/[.A705]" office:value-type="float" office:value="1.01433530733102">
            <text:p>1.01</text:p>
          </table:table-cell>
          <table:table-cell office:value-type="float" office:value="253.53">
            <text:p>253.53</text:p>
          </table:table-cell>
          <table:table-cell table:formula="of:=[.H705]/[.A705]" office:value-type="float" office:value="1.03545027567899">
            <text:p>1.04</text:p>
          </table:table-cell>
          <table:table-cell office:value-type="float" office:value="246.02">
            <text:p>246.02</text:p>
          </table:table-cell>
          <table:table-cell table:formula="of:=[.J705]/[.A705]" office:value-type="float" office:value="1.00477843577701">
            <text:p>1</text:p>
          </table:table-cell>
          <table:table-cell table:number-columns-repeated="5"/>
        </table:table-row>
        <table:table-row table:style-name="ro1">
          <table:table-cell office:value-type="float" office:value="475.55">
            <text:p>475.55</text:p>
          </table:table-cell>
          <table:table-cell office:value-type="float" office:value="488.62">
            <text:p>488.62</text:p>
          </table:table-cell>
          <table:table-cell table:formula="of:=[.B706]/[.A706]" office:value-type="float" office:value="1.02748396593418">
            <text:p>1.03</text:p>
          </table:table-cell>
          <table:table-cell office:value-type="float" office:value="479.55">
            <text:p>479.55</text:p>
          </table:table-cell>
          <table:table-cell table:formula="of:=[.D706]/[.A706]" office:value-type="float" office:value="1.00841131321628">
            <text:p>1.01</text:p>
          </table:table-cell>
          <table:table-cell office:value-type="float" office:value="482.37">
            <text:p>482.37</text:p>
          </table:table-cell>
          <table:table-cell table:formula="of:=[.F706]/[.A706]" office:value-type="float" office:value="1.01434128903375">
            <text:p>1.01</text:p>
          </table:table-cell>
          <table:table-cell office:value-type="float" office:value="488.62">
            <text:p>488.62</text:p>
          </table:table-cell>
          <table:table-cell table:formula="of:=[.H706]/[.A706]" office:value-type="float" office:value="1.02748396593418">
            <text:p>1.03</text:p>
          </table:table-cell>
          <table:table-cell office:value-type="float" office:value="480.62">
            <text:p>480.62</text:p>
          </table:table-cell>
          <table:table-cell table:formula="of:=[.J706]/[.A706]" office:value-type="float" office:value="1.01066133950163">
            <text:p>1.01</text:p>
          </table:table-cell>
          <table:table-cell table:number-columns-repeated="5"/>
        </table:table-row>
        <table:table-row table:style-name="ro1">
          <table:table-cell office:value-type="float" office:value="472.66">
            <text:p>472.66</text:p>
          </table:table-cell>
          <table:table-cell office:value-type="float" office:value="478.17">
            <text:p>478.17</text:p>
          </table:table-cell>
          <table:table-cell table:formula="of:=[.B707]/[.A707]" office:value-type="float" office:value="1.01165742817247">
            <text:p>1.01</text:p>
          </table:table-cell>
          <table:table-cell office:value-type="float" office:value="474.17">
            <text:p>474.17</text:p>
          </table:table-cell>
          <table:table-cell table:formula="of:=[.D707]/[.A707]" office:value-type="float" office:value="1.00319468539754">
            <text:p>1</text:p>
          </table:table-cell>
          <table:table-cell office:value-type="float" office:value="479.45">
            <text:p>479.45</text:p>
          </table:table-cell>
          <table:table-cell table:formula="of:=[.F707]/[.A707]" office:value-type="float" office:value="1.01436550586045">
            <text:p>1.01</text:p>
          </table:table-cell>
          <table:table-cell office:value-type="float" office:value="478.17">
            <text:p>478.17</text:p>
          </table:table-cell>
          <table:table-cell table:formula="of:=[.H707]/[.A707]" office:value-type="float" office:value="1.01165742817247">
            <text:p>1.01</text:p>
          </table:table-cell>
          <table:table-cell office:value-type="float" office:value="473.59">
            <text:p>473.59</text:p>
          </table:table-cell>
          <table:table-cell table:formula="of:=[.J707]/[.A707]" office:value-type="float" office:value="1.00196758769517">
            <text:p>1</text:p>
          </table:table-cell>
          <table:table-cell table:number-columns-repeated="5"/>
        </table:table-row>
        <table:table-row table:style-name="ro1">
          <table:table-cell office:value-type="float" office:value="226.42">
            <text:p>226.42</text:p>
          </table:table-cell>
          <table:table-cell office:value-type="float" office:value="236.62">
            <text:p>236.62</text:p>
          </table:table-cell>
          <table:table-cell table:formula="of:=[.B708]/[.A708]" office:value-type="float" office:value="1.04504902393781">
            <text:p>1.05</text:p>
          </table:table-cell>
          <table:table-cell office:value-type="float" office:value="229.94">
            <text:p>229.94</text:p>
          </table:table-cell>
          <table:table-cell table:formula="of:=[.D708]/[.A708]" office:value-type="float" office:value="1.01554632982952">
            <text:p>1.02</text:p>
          </table:table-cell>
          <table:table-cell office:value-type="float" office:value="229.69">
            <text:p>229.69</text:p>
          </table:table-cell>
          <table:table-cell table:formula="of:=[.F708]/[.A708]" office:value-type="float" office:value="1.01444218708595">
            <text:p>1.01</text:p>
          </table:table-cell>
          <table:table-cell office:value-type="float" office:value="236.62">
            <text:p>236.62</text:p>
          </table:table-cell>
          <table:table-cell table:formula="of:=[.H708]/[.A708]" office:value-type="float" office:value="1.04504902393781">
            <text:p>1.05</text:p>
          </table:table-cell>
          <table:table-cell office:value-type="float" office:value="229.94">
            <text:p>229.94</text:p>
          </table:table-cell>
          <table:table-cell table:formula="of:=[.J708]/[.A708]" office:value-type="float" office:value="1.01554632982952">
            <text:p>1.02</text:p>
          </table:table-cell>
          <table:table-cell table:number-columns-repeated="5"/>
        </table:table-row>
        <table:table-row table:style-name="ro1">
          <table:table-cell office:value-type="float" office:value="431.58">
            <text:p>431.58</text:p>
          </table:table-cell>
          <table:table-cell office:value-type="float" office:value="440.89">
            <text:p>440.89</text:p>
          </table:table-cell>
          <table:table-cell table:formula="of:=[.B709]/[.A709]" office:value-type="float" office:value="1.02157189860513">
            <text:p>1.02</text:p>
          </table:table-cell>
          <table:table-cell office:value-type="float" office:value="436.99">
            <text:p>436.99</text:p>
          </table:table-cell>
          <table:table-cell table:formula="of:=[.D709]/[.A709]" office:value-type="float" office:value="1.01253533527967">
            <text:p>1.01</text:p>
          </table:table-cell>
          <table:table-cell office:value-type="float" office:value="437.82">
            <text:p>437.82</text:p>
          </table:table-cell>
          <table:table-cell table:formula="of:=[.F709]/[.A709]" office:value-type="float" office:value="1.01445850132073">
            <text:p>1.01</text:p>
          </table:table-cell>
          <table:table-cell office:value-type="float" office:value="435.23">
            <text:p>435.23</text:p>
          </table:table-cell>
          <table:table-cell table:formula="of:=[.H709]/[.A709]" office:value-type="float" office:value="1.00845729644562">
            <text:p>1.01</text:p>
          </table:table-cell>
          <table:table-cell office:value-type="float" office:value="435.23">
            <text:p>435.23</text:p>
          </table:table-cell>
          <table:table-cell table:formula="of:=[.J709]/[.A709]" office:value-type="float" office:value="1.00845729644562">
            <text:p>1.01</text:p>
          </table:table-cell>
          <table:table-cell table:number-columns-repeated="5"/>
        </table:table-row>
        <table:table-row table:style-name="ro1">
          <table:table-cell office:value-type="float" office:value="275.47">
            <text:p>275.47</text:p>
          </table:table-cell>
          <table:table-cell office:value-type="float" office:value="316.72">
            <text:p>316.72</text:p>
          </table:table-cell>
          <table:table-cell table:formula="of:=[.B710]/[.A710]" office:value-type="float" office:value="1.14974407376484">
            <text:p>1.15</text:p>
          </table:table-cell>
          <table:table-cell office:value-type="float" office:value="278.88">
            <text:p>278.88</text:p>
          </table:table-cell>
          <table:table-cell table:formula="of:=[.D710]/[.A710]" office:value-type="float" office:value="1.01237884343123">
            <text:p>1.01</text:p>
          </table:table-cell>
          <table:table-cell office:value-type="float" office:value="279.47">
            <text:p>279.47</text:p>
          </table:table-cell>
          <table:table-cell table:formula="of:=[.F710]/[.A710]" office:value-type="float" office:value="1.01452063745598">
            <text:p>1.01</text:p>
          </table:table-cell>
          <table:table-cell office:value-type="float" office:value="294.14">
            <text:p>294.14</text:p>
          </table:table-cell>
          <table:table-cell table:formula="of:=[.H710]/[.A710]" office:value-type="float" office:value="1.06777507532581">
            <text:p>1.07</text:p>
          </table:table-cell>
          <table:table-cell office:value-type="float" office:value="275.47">
            <text:p>275.47</text:p>
          </table:table-cell>
          <table:table-cell table:formula="of:=[.J710]/[.A7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0.17">
            <text:p>120.17</text:p>
          </table:table-cell>
          <table:table-cell office:value-type="float" office:value="129.44">
            <text:p>129.44</text:p>
          </table:table-cell>
          <table:table-cell table:formula="of:=[.B711]/[.A711]" office:value-type="float" office:value="1.07714071731713">
            <text:p>1.08</text:p>
          </table:table-cell>
          <table:table-cell office:value-type="float" office:value="120.75">
            <text:p>120.75</text:p>
          </table:table-cell>
          <table:table-cell table:formula="of:=[.D711]/[.A711]" office:value-type="float" office:value="1.00482649579762">
            <text:p>1</text:p>
          </table:table-cell>
          <table:table-cell office:value-type="float" office:value="121.92">
            <text:p>121.92</text:p>
          </table:table-cell>
          <table:table-cell table:formula="of:=[.F711]/[.A711]" office:value-type="float" office:value="1.01456270283765">
            <text:p>1.01</text:p>
          </table:table-cell>
          <table:table-cell office:value-type="float" office:value="129.44">
            <text:p>129.44</text:p>
          </table:table-cell>
          <table:table-cell table:formula="of:=[.H711]/[.A711]" office:value-type="float" office:value="1.07714071731713">
            <text:p>1.08</text:p>
          </table:table-cell>
          <table:table-cell office:value-type="float" office:value="120.75">
            <text:p>120.75</text:p>
          </table:table-cell>
          <table:table-cell table:formula="of:=[.J711]/[.A711]" office:value-type="float" office:value="1.00482649579762">
            <text:p>1</text:p>
          </table:table-cell>
          <table:table-cell table:number-columns-repeated="5"/>
        </table:table-row>
        <table:table-row table:style-name="ro1">
          <table:table-cell office:value-type="float" office:value="345.1">
            <text:p>345.1</text:p>
          </table:table-cell>
          <table:table-cell office:value-type="float" office:value="355.55">
            <text:p>355.55</text:p>
          </table:table-cell>
          <table:table-cell table:formula="of:=[.B712]/[.A712]" office:value-type="float" office:value="1.03028107794842">
            <text:p>1.03</text:p>
          </table:table-cell>
          <table:table-cell office:value-type="float" office:value="350.13">
            <text:p>350.13</text:p>
          </table:table-cell>
          <table:table-cell table:formula="of:=[.D712]/[.A712]" office:value-type="float" office:value="1.01457548536656">
            <text:p>1.01</text:p>
          </table:table-cell>
          <table:table-cell office:value-type="float" office:value="350.13">
            <text:p>350.13</text:p>
          </table:table-cell>
          <table:table-cell table:formula="of:=[.F712]/[.A712]" office:value-type="float" office:value="1.01457548536656">
            <text:p>1.01</text:p>
          </table:table-cell>
          <table:table-cell office:value-type="float" office:value="353.79">
            <text:p>353.79</text:p>
          </table:table-cell>
          <table:table-cell table:formula="of:=[.H712]/[.A712]" office:value-type="float" office:value="1.02518110692553">
            <text:p>1.03</text:p>
          </table:table-cell>
          <table:table-cell office:value-type="float" office:value="346.62">
            <text:p>346.62</text:p>
          </table:table-cell>
          <table:table-cell table:formula="of:=[.J712]/[.A712]" office:value-type="float" office:value="1.00440452042886">
            <text:p>1</text:p>
          </table:table-cell>
          <table:table-cell table:number-columns-repeated="5"/>
        </table:table-row>
        <table:table-row table:style-name="ro1">
          <table:table-cell office:value-type="float" office:value="442.11">
            <text:p>442.11</text:p>
          </table:table-cell>
          <table:table-cell office:value-type="float" office:value="454.94">
            <text:p>454.94</text:p>
          </table:table-cell>
          <table:table-cell table:formula="of:=[.B713]/[.A713]" office:value-type="float" office:value="1.02901992716745">
            <text:p>1.03</text:p>
          </table:table-cell>
          <table:table-cell office:value-type="float" office:value="446.7">
            <text:p>446.7</text:p>
          </table:table-cell>
          <table:table-cell table:formula="of:=[.D713]/[.A713]" office:value-type="float" office:value="1.01038203162109">
            <text:p>1.01</text:p>
          </table:table-cell>
          <table:table-cell office:value-type="float" office:value="448.56">
            <text:p>448.56</text:p>
          </table:table-cell>
          <table:table-cell table:formula="of:=[.F713]/[.A713]" office:value-type="float" office:value="1.01458912940219">
            <text:p>1.01</text:p>
          </table:table-cell>
          <table:table-cell office:value-type="float" office:value="454.94">
            <text:p>454.94</text:p>
          </table:table-cell>
          <table:table-cell table:formula="of:=[.H713]/[.A713]" office:value-type="float" office:value="1.02901992716745">
            <text:p>1.03</text:p>
          </table:table-cell>
          <table:table-cell office:value-type="float" office:value="444.94">
            <text:p>444.94</text:p>
          </table:table-cell>
          <table:table-cell table:formula="of:=[.J713]/[.A713]" office:value-type="float" office:value="1.00640112189274">
            <text:p>1.01</text:p>
          </table:table-cell>
          <table:table-cell table:number-columns-repeated="5"/>
        </table:table-row>
        <table:table-row table:style-name="ro1">
          <table:table-cell office:value-type="float" office:value="79.91">
            <text:p>79.91</text:p>
          </table:table-cell>
          <table:table-cell office:value-type="float" office:value="84.74">
            <text:p>84.74</text:p>
          </table:table-cell>
          <table:table-cell table:formula="of:=[.B714]/[.A714]" office:value-type="float" office:value="1.06044299837317">
            <text:p>1.06</text:p>
          </table:table-cell>
          <table:table-cell office:value-type="float" office:value="79.91">
            <text:p>79.91</text:p>
          </table:table-cell>
          <table:table-cell table:formula="of:=[.D714]/[.A714]" office:value-type="float" office:value="1">
            <text:p>1</text:p>
          </table:table-cell>
          <table:table-cell office:value-type="float" office:value="81.08">
            <text:p>81.08</text:p>
          </table:table-cell>
          <table:table-cell table:formula="of:=[.F714]/[.A714]" office:value-type="float" office:value="1.01464147165561">
            <text:p>1.01</text:p>
          </table:table-cell>
          <table:table-cell office:value-type="float" office:value="84.74">
            <text:p>84.74</text:p>
          </table:table-cell>
          <table:table-cell table:formula="of:=[.H714]/[.A714]" office:value-type="float" office:value="1.06044299837317">
            <text:p>1.06</text:p>
          </table:table-cell>
          <table:table-cell office:value-type="float" office:value="79.91">
            <text:p>79.91</text:p>
          </table:table-cell>
          <table:table-cell table:formula="of:=[.J714]/[.A7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.28">
            <text:p>40.28</text:p>
          </table:table-cell>
          <table:table-cell office:value-type="float" office:value="49.9">
            <text:p>49.9</text:p>
          </table:table-cell>
          <table:table-cell table:formula="of:=[.B715]/[.A715]" office:value-type="float" office:value="1.23882820258193">
            <text:p>1.24</text:p>
          </table:table-cell>
          <table:table-cell office:value-type="float" office:value="48.49">
            <text:p>48.49</text:p>
          </table:table-cell>
          <table:table-cell table:formula="of:=[.D715]/[.A715]" office:value-type="float" office:value="1.20382323733863">
            <text:p>1.2</text:p>
          </table:table-cell>
          <table:table-cell office:value-type="float" office:value="40.87">
            <text:p>40.87</text:p>
          </table:table-cell>
          <table:table-cell table:formula="of:=[.F715]/[.A715]" office:value-type="float" office:value="1.01464746772592">
            <text:p>1.01</text:p>
          </table:table-cell>
          <table:table-cell office:value-type="float" office:value="49.9">
            <text:p>49.9</text:p>
          </table:table-cell>
          <table:table-cell table:formula="of:=[.H715]/[.A715]" office:value-type="float" office:value="1.23882820258193">
            <text:p>1.24</text:p>
          </table:table-cell>
          <table:table-cell office:value-type="float" office:value="48.49">
            <text:p>48.49</text:p>
          </table:table-cell>
          <table:table-cell table:formula="of:=[.J715]/[.A715]" office:value-type="float" office:value="1.20382323733863">
            <text:p>1.2</text:p>
          </table:table-cell>
          <table:table-cell table:number-columns-repeated="5"/>
        </table:table-row>
        <table:table-row table:style-name="ro1">
          <table:table-cell office:value-type="float" office:value="439.77">
            <text:p>439.77</text:p>
          </table:table-cell>
          <table:table-cell office:value-type="float" office:value="450.56">
            <text:p>450.56</text:p>
          </table:table-cell>
          <table:table-cell table:formula="of:=[.B716]/[.A716]" office:value-type="float" office:value="1.02453555267526">
            <text:p>1.02</text:p>
          </table:table-cell>
          <table:table-cell office:value-type="float" office:value="447.97">
            <text:p>447.97</text:p>
          </table:table-cell>
          <table:table-cell table:formula="of:=[.D716]/[.A716]" office:value-type="float" office:value="1.01864611046684">
            <text:p>1.02</text:p>
          </table:table-cell>
          <table:table-cell office:value-type="float" office:value="446.22">
            <text:p>446.22</text:p>
          </table:table-cell>
          <table:table-cell table:formula="of:=[.F716]/[.A716]" office:value-type="float" office:value="1.0146667576233">
            <text:p>1.01</text:p>
          </table:table-cell>
          <table:table-cell office:value-type="float" office:value="450.56">
            <text:p>450.56</text:p>
          </table:table-cell>
          <table:table-cell table:formula="of:=[.H716]/[.A716]" office:value-type="float" office:value="1.02453555267526">
            <text:p>1.02</text:p>
          </table:table-cell>
          <table:table-cell office:value-type="float" office:value="445.63">
            <text:p>445.63</text:p>
          </table:table-cell>
          <table:table-cell table:formula="of:=[.J716]/[.A716]" office:value-type="float" office:value="1.01332514723606">
            <text:p>1.01</text:p>
          </table:table-cell>
          <table:table-cell table:number-columns-repeated="5"/>
        </table:table-row>
        <table:table-row table:style-name="ro1">
          <table:table-cell office:value-type="float" office:value="294.01">
            <text:p>294.01</text:p>
          </table:table-cell>
          <table:table-cell office:value-type="float" office:value="303.08">
            <text:p>303.08</text:p>
          </table:table-cell>
          <table:table-cell table:formula="of:=[.B717]/[.A717]" office:value-type="float" office:value="1.03084929084045">
            <text:p>1.03</text:p>
          </table:table-cell>
          <table:table-cell office:value-type="float" office:value="297.08">
            <text:p>297.08</text:p>
          </table:table-cell>
          <table:table-cell table:formula="of:=[.D717]/[.A717]" office:value-type="float" office:value="1.01044182170674">
            <text:p>1.01</text:p>
          </table:table-cell>
          <table:table-cell office:value-type="float" office:value="298.35">
            <text:p>298.35</text:p>
          </table:table-cell>
          <table:table-cell table:formula="of:=[.F717]/[.A717]" office:value-type="float" office:value="1.01476140267338">
            <text:p>1.01</text:p>
          </table:table-cell>
          <table:table-cell office:value-type="float" office:value="303.08">
            <text:p>303.08</text:p>
          </table:table-cell>
          <table:table-cell table:formula="of:=[.H717]/[.A717]" office:value-type="float" office:value="1.03084929084045">
            <text:p>1.03</text:p>
          </table:table-cell>
          <table:table-cell office:value-type="float" office:value="296.49">
            <text:p>296.49</text:p>
          </table:table-cell>
          <table:table-cell table:formula="of:=[.J717]/[.A717]" office:value-type="float" office:value="1.00843508724193">
            <text:p>1.01</text:p>
          </table:table-cell>
          <table:table-cell table:number-columns-repeated="5"/>
        </table:table-row>
        <table:table-row table:style-name="ro1">
          <table:table-cell office:value-type="float" office:value="475.07">
            <text:p>475.07</text:p>
          </table:table-cell>
          <table:table-cell office:value-type="float" office:value="495.51">
            <text:p>495.51</text:p>
          </table:table-cell>
          <table:table-cell table:formula="of:=[.B718]/[.A718]" office:value-type="float" office:value="1.04302523838592">
            <text:p>1.04</text:p>
          </table:table-cell>
          <table:table-cell office:value-type="float" office:value="482.68">
            <text:p>482.68</text:p>
          </table:table-cell>
          <table:table-cell table:formula="of:=[.D718]/[.A718]" office:value-type="float" office:value="1.01601869198223">
            <text:p>1.02</text:p>
          </table:table-cell>
          <table:table-cell office:value-type="float" office:value="482.1">
            <text:p>482.1</text:p>
          </table:table-cell>
          <table:table-cell table:formula="of:=[.F718]/[.A718]" office:value-type="float" office:value="1.01479781926874">
            <text:p>1.01</text:p>
          </table:table-cell>
          <table:table-cell office:value-type="float" office:value="491.41">
            <text:p>491.41</text:p>
          </table:table-cell>
          <table:table-cell table:formula="of:=[.H718]/[.A718]" office:value-type="float" office:value="1.03439493127329">
            <text:p>1.03</text:p>
          </table:table-cell>
          <table:table-cell office:value-type="float" office:value="479.75">
            <text:p>479.75</text:p>
          </table:table-cell>
          <table:table-cell table:formula="of:=[.J718]/[.A718]" office:value-type="float" office:value="1.00985117982613">
            <text:p>1.01</text:p>
          </table:table-cell>
          <table:table-cell table:number-columns-repeated="5"/>
        </table:table-row>
        <table:table-row table:style-name="ro1">
          <table:table-cell office:value-type="float" office:value="78.71">
            <text:p>78.71</text:p>
          </table:table-cell>
          <table:table-cell office:value-type="float" office:value="107.64">
            <text:p>107.64</text:p>
          </table:table-cell>
          <table:table-cell table:formula="of:=[.B719]/[.A719]" office:value-type="float" office:value="1.3675517723288">
            <text:p>1.37</text:p>
          </table:table-cell>
          <table:table-cell office:value-type="float" office:value="79.3">
            <text:p>79.3</text:p>
          </table:table-cell>
          <table:table-cell table:formula="of:=[.D719]/[.A719]" office:value-type="float" office:value="1.00749587091856">
            <text:p>1.01</text:p>
          </table:table-cell>
          <table:table-cell office:value-type="float" office:value="79.88">
            <text:p>79.88</text:p>
          </table:table-cell>
          <table:table-cell table:formula="of:=[.F719]/[.A719]" office:value-type="float" office:value="1.01486469317749">
            <text:p>1.01</text:p>
          </table:table-cell>
          <table:table-cell office:value-type="float" office:value="107.64">
            <text:p>107.64</text:p>
          </table:table-cell>
          <table:table-cell table:formula="of:=[.H719]/[.A719]" office:value-type="float" office:value="1.3675517723288">
            <text:p>1.37</text:p>
          </table:table-cell>
          <table:table-cell office:value-type="float" office:value="89.54">
            <text:p>89.54</text:p>
          </table:table-cell>
          <table:table-cell table:formula="of:=[.J719]/[.A719]" office:value-type="float" office:value="1.13759369838648">
            <text:p>1.14</text:p>
          </table:table-cell>
          <table:table-cell table:number-columns-repeated="5"/>
        </table:table-row>
        <table:table-row table:style-name="ro1">
          <table:table-cell office:value-type="float" office:value="291.18">
            <text:p>291.18</text:p>
          </table:table-cell>
          <table:table-cell office:value-type="float" office:value="300.25">
            <text:p>300.25</text:p>
          </table:table-cell>
          <table:table-cell table:formula="of:=[.B720]/[.A720]" office:value-type="float" office:value="1.03114911738444">
            <text:p>1.03</text:p>
          </table:table-cell>
          <table:table-cell office:value-type="float" office:value="293.66">
            <text:p>293.66</text:p>
          </table:table-cell>
          <table:table-cell table:formula="of:=[.D720]/[.A720]" office:value-type="float" office:value="1.00851706847998">
            <text:p>1.01</text:p>
          </table:table-cell>
          <table:table-cell office:value-type="float" office:value="295.52">
            <text:p>295.52</text:p>
          </table:table-cell>
          <table:table-cell table:formula="of:=[.F720]/[.A720]" office:value-type="float" office:value="1.01490486983996">
            <text:p>1.01</text:p>
          </table:table-cell>
          <table:table-cell office:value-type="float" office:value="300.25">
            <text:p>300.25</text:p>
          </table:table-cell>
          <table:table-cell table:formula="of:=[.H720]/[.A720]" office:value-type="float" office:value="1.03114911738444">
            <text:p>1.03</text:p>
          </table:table-cell>
          <table:table-cell office:value-type="float" office:value="293.66">
            <text:p>293.66</text:p>
          </table:table-cell>
          <table:table-cell table:formula="of:=[.J720]/[.A720]" office:value-type="float" office:value="1.00851706847998">
            <text:p>1.01</text:p>
          </table:table-cell>
          <table:table-cell table:number-columns-repeated="5"/>
        </table:table-row>
        <table:table-row table:style-name="ro1">
          <table:table-cell office:value-type="float" office:value="361.72">
            <text:p>361.72</text:p>
          </table:table-cell>
          <table:table-cell office:value-type="float" office:value="366.2">
            <text:p>366.2</text:p>
          </table:table-cell>
          <table:table-cell table:formula="of:=[.B721]/[.A721]" office:value-type="float" office:value="1.01238527037488">
            <text:p>1.01</text:p>
          </table:table-cell>
          <table:table-cell office:value-type="float" office:value="365.37">
            <text:p>365.37</text:p>
          </table:table-cell>
          <table:table-cell table:formula="of:=[.D721]/[.A721]" office:value-type="float" office:value="1.01009067787239">
            <text:p>1.01</text:p>
          </table:table-cell>
          <table:table-cell office:value-type="float" office:value="367.13">
            <text:p>367.13</text:p>
          </table:table-cell>
          <table:table-cell table:formula="of:=[.F721]/[.A721]" office:value-type="float" office:value="1.01495631980537">
            <text:p>1.01</text:p>
          </table:table-cell>
          <table:table-cell office:value-type="float" office:value="366.2">
            <text:p>366.2</text:p>
          </table:table-cell>
          <table:table-cell table:formula="of:=[.H721]/[.A721]" office:value-type="float" office:value="1.01238527037488">
            <text:p>1.01</text:p>
          </table:table-cell>
          <table:table-cell office:value-type="float" office:value="365.96">
            <text:p>365.96</text:p>
          </table:table-cell>
          <table:table-cell table:formula="of:=[.J721]/[.A721]" office:value-type="float" office:value="1.01172177374765">
            <text:p>1.01</text:p>
          </table:table-cell>
          <table:table-cell table:number-columns-repeated="5"/>
        </table:table-row>
        <table:table-row table:style-name="ro1">
          <table:table-cell office:value-type="float" office:value="438.19">
            <text:p>438.19</text:p>
          </table:table-cell>
          <table:table-cell office:value-type="float" office:value="454.29">
            <text:p>454.29</text:p>
          </table:table-cell>
          <table:table-cell table:formula="of:=[.B722]/[.A722]" office:value-type="float" office:value="1.03674205253429">
            <text:p>1.04</text:p>
          </table:table-cell>
          <table:table-cell office:value-type="float" office:value="450.77">
            <text:p>450.77</text:p>
          </table:table-cell>
          <table:table-cell table:formula="of:=[.D722]/[.A722]" office:value-type="float" office:value="1.02870900750816">
            <text:p>1.03</text:p>
          </table:table-cell>
          <table:table-cell office:value-type="float" office:value="444.77">
            <text:p>444.77</text:p>
          </table:table-cell>
          <table:table-cell table:formula="of:=[.F722]/[.A722]" office:value-type="float" office:value="1.01501631712271">
            <text:p>1.02</text:p>
          </table:table-cell>
          <table:table-cell office:value-type="float" office:value="454.29">
            <text:p>454.29</text:p>
          </table:table-cell>
          <table:table-cell table:formula="of:=[.H722]/[.A722]" office:value-type="float" office:value="1.03674205253429">
            <text:p>1.04</text:p>
          </table:table-cell>
          <table:table-cell office:value-type="float" office:value="450.19">
            <text:p>450.19</text:p>
          </table:table-cell>
          <table:table-cell table:formula="of:=[.J722]/[.A722]" office:value-type="float" office:value="1.0273853807709">
            <text:p>1.03</text:p>
          </table:table-cell>
          <table:table-cell table:number-columns-repeated="5"/>
        </table:table-row>
        <table:table-row table:style-name="ro1">
          <table:table-cell office:value-type="float" office:value="327.96">
            <text:p>327.96</text:p>
          </table:table-cell>
          <table:table-cell office:value-type="float" office:value="335.96">
            <text:p>335.96</text:p>
          </table:table-cell>
          <table:table-cell table:formula="of:=[.B723]/[.A723]" office:value-type="float" office:value="1.02439321868521">
            <text:p>1.02</text:p>
          </table:table-cell>
          <table:table-cell office:value-type="float" office:value="332.3">
            <text:p>332.3</text:p>
          </table:table-cell>
          <table:table-cell table:formula="of:=[.D723]/[.A723]" office:value-type="float" office:value="1.01323332113672">
            <text:p>1.01</text:p>
          </table:table-cell>
          <table:table-cell office:value-type="float" office:value="332.89">
            <text:p>332.89</text:p>
          </table:table-cell>
          <table:table-cell table:formula="of:=[.F723]/[.A723]" office:value-type="float" office:value="1.01503232101476">
            <text:p>1.02</text:p>
          </table:table-cell>
          <table:table-cell office:value-type="float" office:value="335.96">
            <text:p>335.96</text:p>
          </table:table-cell>
          <table:table-cell table:formula="of:=[.H723]/[.A723]" office:value-type="float" office:value="1.02439321868521">
            <text:p>1.02</text:p>
          </table:table-cell>
          <table:table-cell office:value-type="float" office:value="331.72">
            <text:p>331.72</text:p>
          </table:table-cell>
          <table:table-cell table:formula="of:=[.J723]/[.A723]" office:value-type="float" office:value="1.01146481278205">
            <text:p>1.01</text:p>
          </table:table-cell>
          <table:table-cell table:number-columns-repeated="5"/>
        </table:table-row>
        <table:table-row table:style-name="ro1">
          <table:table-cell office:value-type="float" office:value="210.59">
            <text:p>210.59</text:p>
          </table:table-cell>
          <table:table-cell office:value-type="float" office:value="223.28">
            <text:p>223.28</text:p>
          </table:table-cell>
          <table:table-cell table:formula="of:=[.B724]/[.A724]" office:value-type="float" office:value="1.06025927157035">
            <text:p>1.06</text:p>
          </table:table-cell>
          <table:table-cell office:value-type="float" office:value="214.94">
            <text:p>214.94</text:p>
          </table:table-cell>
          <table:table-cell table:formula="of:=[.D724]/[.A724]" office:value-type="float" office:value="1.02065625148393">
            <text:p>1.02</text:p>
          </table:table-cell>
          <table:table-cell office:value-type="float" office:value="213.76">
            <text:p>213.76</text:p>
          </table:table-cell>
          <table:table-cell table:formula="of:=[.F724]/[.A724]" office:value-type="float" office:value="1.01505294648369">
            <text:p>1.02</text:p>
          </table:table-cell>
          <table:table-cell office:value-type="float" office:value="223.28">
            <text:p>223.28</text:p>
          </table:table-cell>
          <table:table-cell table:formula="of:=[.H724]/[.A724]" office:value-type="float" office:value="1.06025927157035">
            <text:p>1.06</text:p>
          </table:table-cell>
          <table:table-cell office:value-type="float" office:value="214.35">
            <text:p>214.35</text:p>
          </table:table-cell>
          <table:table-cell table:formula="of:=[.J724]/[.A724]" office:value-type="float" office:value="1.01785459898381">
            <text:p>1.02</text:p>
          </table:table-cell>
          <table:table-cell table:number-columns-repeated="5"/>
        </table:table-row>
        <table:table-row table:style-name="ro1">
          <table:table-cell office:value-type="float" office:value="309.98">
            <text:p>309.98</text:p>
          </table:table-cell>
          <table:table-cell office:value-type="float" office:value="321.01">
            <text:p>321.01</text:p>
          </table:table-cell>
          <table:table-cell table:formula="of:=[.B725]/[.A725]" office:value-type="float" office:value="1.03558294083489">
            <text:p>1.04</text:p>
          </table:table-cell>
          <table:table-cell office:value-type="float" office:value="316.42">
            <text:p>316.42</text:p>
          </table:table-cell>
          <table:table-cell table:formula="of:=[.D725]/[.A725]" office:value-type="float" office:value="1.02077553390541">
            <text:p>1.02</text:p>
          </table:table-cell>
          <table:table-cell office:value-type="float" office:value="314.66">
            <text:p>314.66</text:p>
          </table:table-cell>
          <table:table-cell table:formula="of:=[.F725]/[.A725]" office:value-type="float" office:value="1.01509774824182">
            <text:p>1.02</text:p>
          </table:table-cell>
          <table:table-cell office:value-type="float" office:value="319.84">
            <text:p>319.84</text:p>
          </table:table-cell>
          <table:table-cell table:formula="of:=[.H725]/[.A725]" office:value-type="float" office:value="1.03180850377444">
            <text:p>1.03</text:p>
          </table:table-cell>
          <table:table-cell office:value-type="float" office:value="314.66">
            <text:p>314.66</text:p>
          </table:table-cell>
          <table:table-cell table:formula="of:=[.J725]/[.A725]" office:value-type="float" office:value="1.01509774824182">
            <text:p>1.02</text:p>
          </table:table-cell>
          <table:table-cell table:number-columns-repeated="5"/>
        </table:table-row>
        <table:table-row table:style-name="ro1">
          <table:table-cell office:value-type="float" office:value="403.23">
            <text:p>403.23</text:p>
          </table:table-cell>
          <table:table-cell office:value-type="float" office:value="407.72">
            <text:p>407.72</text:p>
          </table:table-cell>
          <table:table-cell table:formula="of:=[.B726]/[.A726]" office:value-type="float" office:value="1.01113508419512">
            <text:p>1.01</text:p>
          </table:table-cell>
          <table:table-cell office:value-type="float" office:value="407.48">
            <text:p>407.48</text:p>
          </table:table-cell>
          <table:table-cell table:formula="of:=[.D726]/[.A726]" office:value-type="float" office:value="1.01053989038514">
            <text:p>1.01</text:p>
          </table:table-cell>
          <table:table-cell office:value-type="float" office:value="409.33">
            <text:p>409.33</text:p>
          </table:table-cell>
          <table:table-cell table:formula="of:=[.F726]/[.A726]" office:value-type="float" office:value="1.01512784267044">
            <text:p>1.02</text:p>
          </table:table-cell>
          <table:table-cell office:value-type="float" office:value="407.72">
            <text:p>407.72</text:p>
          </table:table-cell>
          <table:table-cell table:formula="of:=[.H726]/[.A726]" office:value-type="float" office:value="1.01113508419512">
            <text:p>1.01</text:p>
          </table:table-cell>
          <table:table-cell office:value-type="float" office:value="406.89">
            <text:p>406.89</text:p>
          </table:table-cell>
          <table:table-cell table:formula="of:=[.J726]/[.A726]" office:value-type="float" office:value="1.00907670560226">
            <text:p>1.01</text:p>
          </table:table-cell>
          <table:table-cell table:number-columns-repeated="5"/>
        </table:table-row>
        <table:table-row table:style-name="ro1">
          <table:table-cell office:value-type="float" office:value="319.27">
            <text:p>319.27</text:p>
          </table:table-cell>
          <table:table-cell office:value-type="float" office:value="322.92">
            <text:p>322.92</text:p>
          </table:table-cell>
          <table:table-cell table:formula="of:=[.B727]/[.A727]" office:value-type="float" office:value="1.01143233000282">
            <text:p>1.01</text:p>
          </table:table-cell>
          <table:table-cell office:value-type="float" office:value="322.1">
            <text:p>322.1</text:p>
          </table:table-cell>
          <table:table-cell table:formula="of:=[.D727]/[.A727]" office:value-type="float" office:value="1.00886397093369">
            <text:p>1.01</text:p>
          </table:table-cell>
          <table:table-cell office:value-type="float" office:value="324.1">
            <text:p>324.1</text:p>
          </table:table-cell>
          <table:table-cell table:formula="of:=[.F727]/[.A727]" office:value-type="float" office:value="1.0151282613462">
            <text:p>1.02</text:p>
          </table:table-cell>
          <table:table-cell office:value-type="float" office:value="322.92">
            <text:p>322.92</text:p>
          </table:table-cell>
          <table:table-cell table:formula="of:=[.H727]/[.A727]" office:value-type="float" office:value="1.01143233000282">
            <text:p>1.01</text:p>
          </table:table-cell>
          <table:table-cell office:value-type="float" office:value="322.1">
            <text:p>322.1</text:p>
          </table:table-cell>
          <table:table-cell table:formula="of:=[.J727]/[.A727]" office:value-type="float" office:value="1.00886397093369">
            <text:p>1.01</text:p>
          </table:table-cell>
          <table:table-cell table:number-columns-repeated="5"/>
        </table:table-row>
        <table:table-row table:style-name="ro1">
          <table:table-cell office:value-type="float" office:value="511.65">
            <text:p>511.65</text:p>
          </table:table-cell>
          <table:table-cell office:value-type="float" office:value="526.48">
            <text:p>526.48</text:p>
          </table:table-cell>
          <table:table-cell table:formula="of:=[.B728]/[.A728]" office:value-type="float" office:value="1.0289846574807">
            <text:p>1.03</text:p>
          </table:table-cell>
          <table:table-cell office:value-type="float" office:value="519.06">
            <text:p>519.06</text:p>
          </table:table-cell>
          <table:table-cell table:formula="of:=[.D728]/[.A728]" office:value-type="float" office:value="1.01448255643506">
            <text:p>1.01</text:p>
          </table:table-cell>
          <table:table-cell office:value-type="float" office:value="519.4">
            <text:p>519.4</text:p>
          </table:table-cell>
          <table:table-cell table:formula="of:=[.F728]/[.A728]" office:value-type="float" office:value="1.01514707319457">
            <text:p>1.02</text:p>
          </table:table-cell>
          <table:table-cell office:value-type="float" office:value="526.48">
            <text:p>526.48</text:p>
          </table:table-cell>
          <table:table-cell table:formula="of:=[.H728]/[.A728]" office:value-type="float" office:value="1.0289846574807">
            <text:p>1.03</text:p>
          </table:table-cell>
          <table:table-cell office:value-type="float" office:value="518.48">
            <text:p>518.48</text:p>
          </table:table-cell>
          <table:table-cell table:formula="of:=[.J728]/[.A728]" office:value-type="float" office:value="1.01334896902179">
            <text:p>1.01</text:p>
          </table:table-cell>
          <table:table-cell table:number-columns-repeated="5"/>
        </table:table-row>
        <table:table-row table:style-name="ro1">
          <table:table-cell office:value-type="float" office:value="401.82">
            <text:p>401.82</text:p>
          </table:table-cell>
          <table:table-cell office:value-type="float" office:value="408.16">
            <text:p>408.16</text:p>
          </table:table-cell>
          <table:table-cell table:formula="of:=[.B729]/[.A729]" office:value-type="float" office:value="1.01577820914838">
            <text:p>1.02</text:p>
          </table:table-cell>
          <table:table-cell office:value-type="float" office:value="406.16">
            <text:p>406.16</text:p>
          </table:table-cell>
          <table:table-cell table:formula="of:=[.D729]/[.A729]" office:value-type="float" office:value="1.01080085610472">
            <text:p>1.01</text:p>
          </table:table-cell>
          <table:table-cell office:value-type="float" office:value="407.92">
            <text:p>407.92</text:p>
          </table:table-cell>
          <table:table-cell table:formula="of:=[.F729]/[.A729]" office:value-type="float" office:value="1.01518092678314">
            <text:p>1.02</text:p>
          </table:table-cell>
          <table:table-cell office:value-type="float" office:value="407.58">
            <text:p>407.58</text:p>
          </table:table-cell>
          <table:table-cell table:formula="of:=[.H729]/[.A729]" office:value-type="float" office:value="1.01433477676572">
            <text:p>1.01</text:p>
          </table:table-cell>
          <table:table-cell office:value-type="float" office:value="404.99">
            <text:p>404.99</text:p>
          </table:table-cell>
          <table:table-cell table:formula="of:=[.J729]/[.A729]" office:value-type="float" office:value="1.00788910457419">
            <text:p>1.01</text:p>
          </table:table-cell>
          <table:table-cell table:number-columns-repeated="5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60.76">
            <text:p>460.76</text:p>
          </table:table-cell>
          <table:table-cell table:formula="of:=[.B730]/[.A730]" office:value-type="float" office:value="1.03078299776286">
            <text:p>1.03</text:p>
          </table:table-cell>
          <table:table-cell office:value-type="float" office:value="449.1">
            <text:p>449.1</text:p>
          </table:table-cell>
          <table:table-cell table:formula="of:=[.D730]/[.A730]" office:value-type="float" office:value="1.00469798657718">
            <text:p>1</text:p>
          </table:table-cell>
          <table:table-cell office:value-type="float" office:value="453.79">
            <text:p>453.79</text:p>
          </table:table-cell>
          <table:table-cell table:formula="of:=[.F730]/[.A730]" office:value-type="float" office:value="1.01519015659955">
            <text:p>1.02</text:p>
          </table:table-cell>
          <table:table-cell office:value-type="float" office:value="460.76">
            <text:p>460.76</text:p>
          </table:table-cell>
          <table:table-cell table:formula="of:=[.H730]/[.A730]" office:value-type="float" office:value="1.03078299776286">
            <text:p>1.03</text:p>
          </table:table-cell>
          <table:table-cell office:value-type="float" office:value="447.35">
            <text:p>447.35</text:p>
          </table:table-cell>
          <table:table-cell table:formula="of:=[.J730]/[.A730]" office:value-type="float" office:value="1.00078299776286">
            <text:p>1</text:p>
          </table:table-cell>
          <table:table-cell table:number-columns-repeated="5"/>
        </table:table-row>
        <table:table-row table:style-name="ro1">
          <table:table-cell office:value-type="float" office:value="269.42">
            <text:p>269.42</text:p>
          </table:table-cell>
          <table:table-cell office:value-type="float" office:value="279.04">
            <text:p>279.04</text:p>
          </table:table-cell>
          <table:table-cell table:formula="of:=[.B731]/[.A731]" office:value-type="float" office:value="1.03570633212085">
            <text:p>1.04</text:p>
          </table:table-cell>
          <table:table-cell office:value-type="float" office:value="274.69">
            <text:p>274.69</text:p>
          </table:table-cell>
          <table:table-cell table:formula="of:=[.D731]/[.A731]" office:value-type="float" office:value="1.01956053745082">
            <text:p>1.02</text:p>
          </table:table-cell>
          <table:table-cell office:value-type="float" office:value="273.52">
            <text:p>273.52</text:p>
          </table:table-cell>
          <table:table-cell table:formula="of:=[.F731]/[.A731]" office:value-type="float" office:value="1.01521787543612">
            <text:p>1.02</text:p>
          </table:table-cell>
          <table:table-cell office:value-type="float" office:value="279.04">
            <text:p>279.04</text:p>
          </table:table-cell>
          <table:table-cell table:formula="of:=[.H731]/[.A731]" office:value-type="float" office:value="1.03570633212085">
            <text:p>1.04</text:p>
          </table:table-cell>
          <table:table-cell office:value-type="float" office:value="274.11">
            <text:p>274.11</text:p>
          </table:table-cell>
          <table:table-cell table:formula="of:=[.J731]/[.A731]" office:value-type="float" office:value="1.01740776482815">
            <text:p>1.02</text:p>
          </table:table-cell>
          <table:table-cell table:number-columns-repeated="5"/>
        </table:table-row>
        <table:table-row table:style-name="ro1">
          <table:table-cell office:value-type="float" office:value="447.22">
            <text:p>447.22</text:p>
          </table:table-cell>
          <table:table-cell office:value-type="float" office:value="454.04">
            <text:p>454.04</text:p>
          </table:table-cell>
          <table:table-cell table:formula="of:=[.B732]/[.A732]" office:value-type="float" office:value="1.01524976521622">
            <text:p>1.02</text:p>
          </table:table-cell>
          <table:table-cell office:value-type="float" office:value="453.46">
            <text:p>453.46</text:p>
          </table:table-cell>
          <table:table-cell table:formula="of:=[.D732]/[.A732]" office:value-type="float" office:value="1.01395286436206">
            <text:p>1.01</text:p>
          </table:table-cell>
          <table:table-cell office:value-type="float" office:value="454.04">
            <text:p>454.04</text:p>
          </table:table-cell>
          <table:table-cell table:formula="of:=[.F732]/[.A732]" office:value-type="float" office:value="1.01524976521622">
            <text:p>1.02</text:p>
          </table:table-cell>
          <table:table-cell office:value-type="float" office:value="454.04">
            <text:p>454.04</text:p>
          </table:table-cell>
          <table:table-cell table:formula="of:=[.H732]/[.A732]" office:value-type="float" office:value="1.01524976521622">
            <text:p>1.02</text:p>
          </table:table-cell>
          <table:table-cell office:value-type="float" office:value="452.87">
            <text:p>452.87</text:p>
          </table:table-cell>
          <table:table-cell table:formula="of:=[.J732]/[.A732]" office:value-type="float" office:value="1.01263360314834">
            <text:p>1.01</text:p>
          </table:table-cell>
          <table:table-cell table:number-columns-repeated="5"/>
        </table:table-row>
        <table:table-row table:style-name="ro1">
          <table:table-cell office:value-type="float" office:value="291.66">
            <text:p>291.66</text:p>
          </table:table-cell>
          <table:table-cell office:value-type="float" office:value="294.84">
            <text:p>294.84</text:p>
          </table:table-cell>
          <table:table-cell table:formula="of:=[.B733]/[.A733]" office:value-type="float" office:value="1.01090310635672">
            <text:p>1.01</text:p>
          </table:table-cell>
          <table:table-cell office:value-type="float" office:value="293.76">
            <text:p>293.76</text:p>
          </table:table-cell>
          <table:table-cell table:formula="of:=[.D733]/[.A733]" office:value-type="float" office:value="1.00720016457519">
            <text:p>1.01</text:p>
          </table:table-cell>
          <table:table-cell office:value-type="float" office:value="296.11">
            <text:p>296.11</text:p>
          </table:table-cell>
          <table:table-cell table:formula="of:=[.F733]/[.A733]" office:value-type="float" office:value="1.01525749159981">
            <text:p>1.02</text:p>
          </table:table-cell>
          <table:table-cell office:value-type="float" office:value="294.84">
            <text:p>294.84</text:p>
          </table:table-cell>
          <table:table-cell table:formula="of:=[.H733]/[.A733]" office:value-type="float" office:value="1.01090310635672">
            <text:p>1.01</text:p>
          </table:table-cell>
          <table:table-cell office:value-type="float" office:value="291.42">
            <text:p>291.42</text:p>
          </table:table-cell>
          <table:table-cell table:formula="of:=[.J733]/[.A733]" office:value-type="float" office:value="0.99917712404855">
            <text:p>1</text:p>
          </table:table-cell>
          <table:table-cell table:number-columns-repeated="5"/>
        </table:table-row>
        <table:table-row table:style-name="ro1">
          <table:table-cell office:value-type="float" office:value="153.04">
            <text:p>153.04</text:p>
          </table:table-cell>
          <table:table-cell office:value-type="float" office:value="167.48">
            <text:p>167.48</text:p>
          </table:table-cell>
          <table:table-cell table:formula="of:=[.B734]/[.A734]" office:value-type="float" office:value="1.09435441714584">
            <text:p>1.09</text:p>
          </table:table-cell>
          <table:table-cell office:value-type="float" office:value="155.38">
            <text:p>155.38</text:p>
          </table:table-cell>
          <table:table-cell table:formula="of:=[.D734]/[.A734]" office:value-type="float" office:value="1.01529012023001">
            <text:p>1.02</text:p>
          </table:table-cell>
          <table:table-cell office:value-type="float" office:value="155.38">
            <text:p>155.38</text:p>
          </table:table-cell>
          <table:table-cell table:formula="of:=[.F734]/[.A734]" office:value-type="float" office:value="1.01529012023001">
            <text:p>1.02</text:p>
          </table:table-cell>
          <table:table-cell office:value-type="float" office:value="167.48">
            <text:p>167.48</text:p>
          </table:table-cell>
          <table:table-cell table:formula="of:=[.H734]/[.A734]" office:value-type="float" office:value="1.09435441714584">
            <text:p>1.09</text:p>
          </table:table-cell>
          <table:table-cell office:value-type="float" office:value="154.79">
            <text:p>154.79</text:p>
          </table:table-cell>
          <table:table-cell table:formula="of:=[.J734]/[.A734]" office:value-type="float" office:value="1.01143491897543">
            <text:p>1.01</text:p>
          </table:table-cell>
          <table:table-cell table:number-columns-repeated="5"/>
        </table:table-row>
        <table:table-row table:style-name="ro1">
          <table:table-cell office:value-type="float" office:value="459.58">
            <text:p>459.58</text:p>
          </table:table-cell>
          <table:table-cell office:value-type="float" office:value="474.03">
            <text:p>474.03</text:p>
          </table:table-cell>
          <table:table-cell table:formula="of:=[.B735]/[.A735]" office:value-type="float" office:value="1.03144175116411">
            <text:p>1.03</text:p>
          </table:table-cell>
          <table:table-cell office:value-type="float" office:value="466.61">
            <text:p>466.61</text:p>
          </table:table-cell>
          <table:table-cell table:formula="of:=[.D735]/[.A735]" office:value-type="float" office:value="1.01529657513382">
            <text:p>1.02</text:p>
          </table:table-cell>
          <table:table-cell office:value-type="float" office:value="466.61">
            <text:p>466.61</text:p>
          </table:table-cell>
          <table:table-cell table:formula="of:=[.F735]/[.A735]" office:value-type="float" office:value="1.01529657513382">
            <text:p>1.02</text:p>
          </table:table-cell>
          <table:table-cell office:value-type="float" office:value="471.68">
            <text:p>471.68</text:p>
          </table:table-cell>
          <table:table-cell table:formula="of:=[.H735]/[.A735]" office:value-type="float" office:value="1.02632838678794">
            <text:p>1.03</text:p>
          </table:table-cell>
          <table:table-cell office:value-type="float" office:value="465.44">
            <text:p>465.44</text:p>
          </table:table-cell>
          <table:table-cell table:formula="of:=[.J735]/[.A735]" office:value-type="float" office:value="1.01275077244441">
            <text:p>1.01</text:p>
          </table:table-cell>
          <table:table-cell table:number-columns-repeated="5"/>
        </table:table-row>
        <table:table-row table:style-name="ro1">
          <table:table-cell office:value-type="float" office:value="507.16">
            <text:p>507.16</text:p>
          </table:table-cell>
          <table:table-cell office:value-type="float" office:value="524.43">
            <text:p>524.43</text:p>
          </table:table-cell>
          <table:table-cell table:formula="of:=[.B736]/[.A736]" office:value-type="float" office:value="1.03405237006073">
            <text:p>1.03</text:p>
          </table:table-cell>
          <table:table-cell office:value-type="float" office:value="515.99">
            <text:p>515.99</text:p>
          </table:table-cell>
          <table:table-cell table:formula="of:=[.D736]/[.A736]" office:value-type="float" office:value="1.01741067907564">
            <text:p>1.02</text:p>
          </table:table-cell>
          <table:table-cell office:value-type="float" office:value="514.92">
            <text:p>514.92</text:p>
          </table:table-cell>
          <table:table-cell table:formula="of:=[.F736]/[.A736]" office:value-type="float" office:value="1.01530089123748">
            <text:p>1.02</text:p>
          </table:table-cell>
          <table:table-cell office:value-type="float" office:value="524.43">
            <text:p>524.43</text:p>
          </table:table-cell>
          <table:table-cell table:formula="of:=[.H736]/[.A736]" office:value-type="float" office:value="1.03405237006073">
            <text:p>1.03</text:p>
          </table:table-cell>
          <table:table-cell office:value-type="float" office:value="514.82">
            <text:p>514.82</text:p>
          </table:table-cell>
          <table:table-cell table:formula="of:=[.J736]/[.A736]" office:value-type="float" office:value="1.01510371480401">
            <text:p>1.02</text:p>
          </table:table-cell>
          <table:table-cell table:number-columns-repeated="5"/>
        </table:table-row>
        <table:table-row table:style-name="ro1">
          <table:table-cell office:value-type="float" office:value="283.55">
            <text:p>283.55</text:p>
          </table:table-cell>
          <table:table-cell office:value-type="float" office:value="305.79">
            <text:p>305.79</text:p>
          </table:table-cell>
          <table:table-cell table:formula="of:=[.B737]/[.A737]" office:value-type="float" office:value="1.07843413859989">
            <text:p>1.08</text:p>
          </table:table-cell>
          <table:table-cell office:value-type="float" office:value="288.87">
            <text:p>288.87</text:p>
          </table:table-cell>
          <table:table-cell table:formula="of:=[.D737]/[.A737]" office:value-type="float" office:value="1.01876212308235">
            <text:p>1.02</text:p>
          </table:table-cell>
          <table:table-cell office:value-type="float" office:value="287.89">
            <text:p>287.89</text:p>
          </table:table-cell>
          <table:table-cell table:formula="of:=[.F737]/[.A737]" office:value-type="float" office:value="1.01530594251455">
            <text:p>1.02</text:p>
          </table:table-cell>
          <table:table-cell office:value-type="float" office:value="302.97">
            <text:p>302.97</text:p>
          </table:table-cell>
          <table:table-cell table:formula="of:=[.H737]/[.A737]" office:value-type="float" office:value="1.0684888026803">
            <text:p>1.07</text:p>
          </table:table-cell>
          <table:table-cell office:value-type="float" office:value="286.62">
            <text:p>286.62</text:p>
          </table:table-cell>
          <table:table-cell table:formula="of:=[.J737]/[.A737]" office:value-type="float" office:value="1.01082701463587">
            <text:p>1.01</text:p>
          </table:table-cell>
          <table:table-cell table:number-columns-repeated="5"/>
        </table:table-row>
        <table:table-row table:style-name="ro1">
          <table:table-cell office:value-type="float" office:value="359.02">
            <text:p>359.02</text:p>
          </table:table-cell>
          <table:table-cell office:value-type="float" office:value="378.98">
            <text:p>378.98</text:p>
          </table:table-cell>
          <table:table-cell table:formula="of:=[.B738]/[.A738]" office:value-type="float" office:value="1.05559578853546">
            <text:p>1.06</text:p>
          </table:table-cell>
          <table:table-cell office:value-type="float" office:value="366.88">
            <text:p>366.88</text:p>
          </table:table-cell>
          <table:table-cell table:formula="of:=[.D738]/[.A738]" office:value-type="float" office:value="1.02189293075595">
            <text:p>1.02</text:p>
          </table:table-cell>
          <table:table-cell office:value-type="float" office:value="364.53">
            <text:p>364.53</text:p>
          </table:table-cell>
          <table:table-cell table:formula="of:=[.F738]/[.A738]" office:value-type="float" office:value="1.01534733441034">
            <text:p>1.02</text:p>
          </table:table-cell>
          <table:table-cell office:value-type="float" office:value="371.12">
            <text:p>371.12</text:p>
          </table:table-cell>
          <table:table-cell table:formula="of:=[.H738]/[.A738]" office:value-type="float" office:value="1.03370285777951">
            <text:p>1.03</text:p>
          </table:table-cell>
          <table:table-cell office:value-type="float" office:value="366.88">
            <text:p>366.88</text:p>
          </table:table-cell>
          <table:table-cell table:formula="of:=[.J738]/[.A738]" office:value-type="float" office:value="1.02189293075595">
            <text:p>1.02</text:p>
          </table:table-cell>
          <table:table-cell table:number-columns-repeated="5"/>
        </table:table-row>
        <table:table-row table:style-name="ro1">
          <table:table-cell office:value-type="float" office:value="457.6">
            <text:p>457.6</text:p>
          </table:table-cell>
          <table:table-cell office:value-type="float" office:value="464.29">
            <text:p>464.29</text:p>
          </table:table-cell>
          <table:table-cell table:formula="of:=[.B739]/[.A739]" office:value-type="float" office:value="1.01461975524476">
            <text:p>1.01</text:p>
          </table:table-cell>
          <table:table-cell office:value-type="float" office:value="461.7">
            <text:p>461.7</text:p>
          </table:table-cell>
          <table:table-cell table:formula="of:=[.D739]/[.A739]" office:value-type="float" office:value="1.00895979020979">
            <text:p>1.01</text:p>
          </table:table-cell>
          <table:table-cell office:value-type="float" office:value="464.63">
            <text:p>464.63</text:p>
          </table:table-cell>
          <table:table-cell table:formula="of:=[.F739]/[.A739]" office:value-type="float" office:value="1.01536276223776">
            <text:p>1.02</text:p>
          </table:table-cell>
          <table:table-cell office:value-type="float" office:value="464.29">
            <text:p>464.29</text:p>
          </table:table-cell>
          <table:table-cell table:formula="of:=[.H739]/[.A739]" office:value-type="float" office:value="1.01461975524476">
            <text:p>1.01</text:p>
          </table:table-cell>
          <table:table-cell office:value-type="float" office:value="460.53">
            <text:p>460.53</text:p>
          </table:table-cell>
          <table:table-cell table:formula="of:=[.J739]/[.A739]" office:value-type="float" office:value="1.00640297202797">
            <text:p>1.01</text:p>
          </table:table-cell>
          <table:table-cell table:number-columns-repeated="5"/>
        </table:table-row>
        <table:table-row table:style-name="ro1">
          <table:table-cell office:value-type="float" office:value="184.21">
            <text:p>184.21</text:p>
          </table:table-cell>
          <table:table-cell office:value-type="float" office:value="200.25">
            <text:p>200.25</text:p>
          </table:table-cell>
          <table:table-cell table:formula="of:=[.B740]/[.A740]" office:value-type="float" office:value="1.08707453449867">
            <text:p>1.09</text:p>
          </table:table-cell>
          <table:table-cell office:value-type="float" office:value="187.63">
            <text:p>187.63</text:p>
          </table:table-cell>
          <table:table-cell table:formula="of:=[.D740]/[.A740]" office:value-type="float" office:value="1.01856576733076">
            <text:p>1.02</text:p>
          </table:table-cell>
          <table:table-cell office:value-type="float" office:value="187.04">
            <text:p>187.04</text:p>
          </table:table-cell>
          <table:table-cell table:formula="of:=[.F740]/[.A740]" office:value-type="float" office:value="1.01536290103686">
            <text:p>1.02</text:p>
          </table:table-cell>
          <table:table-cell office:value-type="float" office:value="184.21">
            <text:p>184.21</text:p>
          </table:table-cell>
          <table:table-cell table:formula="of:=[.H740]/[.A740]" office:value-type="float" office:value="1">
            <text:p>1</text:p>
          </table:table-cell>
          <table:table-cell office:value-type="float" office:value="184.21">
            <text:p>184.21</text:p>
          </table:table-cell>
          <table:table-cell table:formula="of:=[.J740]/[.A7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7.99">
            <text:p>357.99</text:p>
          </table:table-cell>
          <table:table-cell office:value-type="float" office:value="373.16">
            <text:p>373.16</text:p>
          </table:table-cell>
          <table:table-cell table:formula="of:=[.B741]/[.A741]" office:value-type="float" office:value="1.04237548534875">
            <text:p>1.04</text:p>
          </table:table-cell>
          <table:table-cell office:value-type="float" office:value="365.85">
            <text:p>365.85</text:p>
          </table:table-cell>
          <table:table-cell table:formula="of:=[.D741]/[.A741]" office:value-type="float" office:value="1.02195592055644">
            <text:p>1.02</text:p>
          </table:table-cell>
          <table:table-cell office:value-type="float" office:value="363.5">
            <text:p>363.5</text:p>
          </table:table-cell>
          <table:table-cell table:formula="of:=[.F741]/[.A741]" office:value-type="float" office:value="1.01539149138244">
            <text:p>1.02</text:p>
          </table:table-cell>
          <table:table-cell office:value-type="float" office:value="373.16">
            <text:p>373.16</text:p>
          </table:table-cell>
          <table:table-cell table:formula="of:=[.H741]/[.A741]" office:value-type="float" office:value="1.04237548534875">
            <text:p>1.04</text:p>
          </table:table-cell>
          <table:table-cell office:value-type="float" office:value="362.92">
            <text:p>362.92</text:p>
          </table:table-cell>
          <table:table-cell table:formula="of:=[.J741]/[.A741]" office:value-type="float" office:value="1.01377133439482">
            <text:p>1.01</text:p>
          </table:table-cell>
          <table:table-cell table:number-columns-repeated="5"/>
        </table:table-row>
        <table:table-row table:style-name="ro1">
          <table:table-cell office:value-type="float" office:value="266.06">
            <text:p>266.06</text:p>
          </table:table-cell>
          <table:table-cell office:value-type="float" office:value="276.16">
            <text:p>276.16</text:p>
          </table:table-cell>
          <table:table-cell table:formula="of:=[.B742]/[.A742]" office:value-type="float" office:value="1.03796136209877">
            <text:p>1.04</text:p>
          </table:table-cell>
          <table:table-cell office:value-type="float" office:value="269.58">
            <text:p>269.58</text:p>
          </table:table-cell>
          <table:table-cell table:formula="of:=[.D742]/[.A742]" office:value-type="float" office:value="1.01323009847403">
            <text:p>1.01</text:p>
          </table:table-cell>
          <table:table-cell office:value-type="float" office:value="270.16">
            <text:p>270.16</text:p>
          </table:table-cell>
          <table:table-cell table:formula="of:=[.F742]/[.A742]" office:value-type="float" office:value="1.01541005788168">
            <text:p>1.02</text:p>
          </table:table-cell>
          <table:table-cell office:value-type="float" office:value="270.75">
            <text:p>270.75</text:p>
          </table:table-cell>
          <table:table-cell table:formula="of:=[.H742]/[.A742]" office:value-type="float" office:value="1.01762760279636">
            <text:p>1.02</text:p>
          </table:table-cell>
          <table:table-cell office:value-type="float" office:value="269.58">
            <text:p>269.58</text:p>
          </table:table-cell>
          <table:table-cell table:formula="of:=[.J742]/[.A742]" office:value-type="float" office:value="1.01323009847403">
            <text:p>1.01</text:p>
          </table:table-cell>
          <table:table-cell table:number-columns-repeated="5"/>
        </table:table-row>
        <table:table-row table:style-name="ro1">
          <table:table-cell office:value-type="float" office:value="75.91">
            <text:p>75.91</text:p>
          </table:table-cell>
          <table:table-cell office:value-type="float" office:value="100.25">
            <text:p>100.25</text:p>
          </table:table-cell>
          <table:table-cell table:formula="of:=[.B743]/[.A743]" office:value-type="float" office:value="1.3206428665525">
            <text:p>1.32</text:p>
          </table:table-cell>
          <table:table-cell office:value-type="float" office:value="75.91">
            <text:p>75.91</text:p>
          </table:table-cell>
          <table:table-cell table:formula="of:=[.D743]/[.A743]" office:value-type="float" office:value="1">
            <text:p>1</text:p>
          </table:table-cell>
          <table:table-cell office:value-type="float" office:value="77.08">
            <text:p>77.08</text:p>
          </table:table-cell>
          <table:table-cell table:formula="of:=[.F743]/[.A743]" office:value-type="float" office:value="1.015412989066">
            <text:p>1.02</text:p>
          </table:table-cell>
          <table:table-cell office:value-type="float" office:value="100.25">
            <text:p>100.25</text:p>
          </table:table-cell>
          <table:table-cell table:formula="of:=[.H743]/[.A743]" office:value-type="float" office:value="1.3206428665525">
            <text:p>1.32</text:p>
          </table:table-cell>
          <table:table-cell office:value-type="float" office:value="75.91">
            <text:p>75.91</text:p>
          </table:table-cell>
          <table:table-cell table:formula="of:=[.J743]/[.A7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3.56">
            <text:p>243.56</text:p>
          </table:table-cell>
          <table:table-cell office:value-type="float" office:value="256.39">
            <text:p>256.39</text:p>
          </table:table-cell>
          <table:table-cell table:formula="of:=[.B744]/[.A744]" office:value-type="float" office:value="1.05267695844966">
            <text:p>1.05</text:p>
          </table:table-cell>
          <table:table-cell office:value-type="float" office:value="246.74">
            <text:p>246.74</text:p>
          </table:table-cell>
          <table:table-cell table:formula="of:=[.D744]/[.A744]" office:value-type="float" office:value="1.01305633108885">
            <text:p>1.01</text:p>
          </table:table-cell>
          <table:table-cell office:value-type="float" office:value="247.32">
            <text:p>247.32</text:p>
          </table:table-cell>
          <table:table-cell table:formula="of:=[.F744]/[.A744]" office:value-type="float" office:value="1.01543767449499">
            <text:p>1.02</text:p>
          </table:table-cell>
          <table:table-cell office:value-type="float" office:value="256.39">
            <text:p>256.39</text:p>
          </table:table-cell>
          <table:table-cell table:formula="of:=[.H744]/[.A744]" office:value-type="float" office:value="1.05267695844966">
            <text:p>1.05</text:p>
          </table:table-cell>
          <table:table-cell office:value-type="float" office:value="244.74">
            <text:p>244.74</text:p>
          </table:table-cell>
          <table:table-cell table:formula="of:=[.J744]/[.A744]" office:value-type="float" office:value="1.00484480210215">
            <text:p>1</text:p>
          </table:table-cell>
          <table:table-cell table:number-columns-repeated="5"/>
        </table:table-row>
        <table:table-row table:style-name="ro1">
          <table:table-cell office:value-type="float" office:value="508.04">
            <text:p>508.04</text:p>
          </table:table-cell>
          <table:table-cell office:value-type="float" office:value="525.9">
            <text:p>525.9</text:p>
          </table:table-cell>
          <table:table-cell table:formula="of:=[.B745]/[.A745]" office:value-type="float" office:value="1.03515471222738">
            <text:p>1.04</text:p>
          </table:table-cell>
          <table:table-cell office:value-type="float" office:value="514.14">
            <text:p>514.14</text:p>
          </table:table-cell>
          <table:table-cell table:formula="of:=[.D745]/[.A745]" office:value-type="float" office:value="1.0120069285883">
            <text:p>1.01</text:p>
          </table:table-cell>
          <table:table-cell office:value-type="float" office:value="515.9">
            <text:p>515.9</text:p>
          </table:table-cell>
          <table:table-cell table:formula="of:=[.F745]/[.A745]" office:value-type="float" office:value="1.01547122273837">
            <text:p>1.02</text:p>
          </table:table-cell>
          <table:table-cell office:value-type="float" office:value="525.31">
            <text:p>525.31</text:p>
          </table:table-cell>
          <table:table-cell table:formula="of:=[.H745]/[.A745]" office:value-type="float" office:value="1.03399338634753">
            <text:p>1.03</text:p>
          </table:table-cell>
          <table:table-cell office:value-type="float" office:value="512.38">
            <text:p>512.38</text:p>
          </table:table-cell>
          <table:table-cell table:formula="of:=[.J745]/[.A745]" office:value-type="float" office:value="1.00854263443823">
            <text:p>1.01</text:p>
          </table:table-cell>
          <table:table-cell table:number-columns-repeated="5"/>
        </table:table-row>
        <table:table-row table:style-name="ro1">
          <table:table-cell office:value-type="float" office:value="296.58">
            <text:p>296.58</text:p>
          </table:table-cell>
          <table:table-cell office:value-type="float" office:value="306.92">
            <text:p>306.92</text:p>
          </table:table-cell>
          <table:table-cell table:formula="of:=[.B746]/[.A746]" office:value-type="float" office:value="1.03486411760739">
            <text:p>1.03</text:p>
          </table:table-cell>
          <table:table-cell office:value-type="float" office:value="300.58">
            <text:p>300.58</text:p>
          </table:table-cell>
          <table:table-cell table:formula="of:=[.D746]/[.A746]" office:value-type="float" office:value="1.01348708611505">
            <text:p>1.01</text:p>
          </table:table-cell>
          <table:table-cell office:value-type="float" office:value="301.17">
            <text:p>301.17</text:p>
          </table:table-cell>
          <table:table-cell table:formula="of:=[.F746]/[.A746]" office:value-type="float" office:value="1.01547643131701">
            <text:p>1.02</text:p>
          </table:table-cell>
          <table:table-cell office:value-type="float" office:value="306.92">
            <text:p>306.92</text:p>
          </table:table-cell>
          <table:table-cell table:formula="of:=[.H746]/[.A746]" office:value-type="float" office:value="1.03486411760739">
            <text:p>1.03</text:p>
          </table:table-cell>
          <table:table-cell office:value-type="float" office:value="296.34">
            <text:p>296.34</text:p>
          </table:table-cell>
          <table:table-cell table:formula="of:=[.J746]/[.A746]" office:value-type="float" office:value="0.999190774833097">
            <text:p>1</text:p>
          </table:table-cell>
          <table:table-cell table:number-columns-repeated="5"/>
        </table:table-row>
        <table:table-row table:style-name="ro1">
          <table:table-cell office:value-type="float" office:value="454.01">
            <text:p>454.01</text:p>
          </table:table-cell>
          <table:table-cell office:value-type="float" office:value="469.39">
            <text:p>469.39</text:p>
          </table:table-cell>
          <table:table-cell table:formula="of:=[.B747]/[.A747]" office:value-type="float" office:value="1.03387590581705">
            <text:p>1.03</text:p>
          </table:table-cell>
          <table:table-cell office:value-type="float" office:value="458.11">
            <text:p>458.11</text:p>
          </table:table-cell>
          <table:table-cell table:formula="of:=[.D747]/[.A747]" office:value-type="float" office:value="1.00903063809167">
            <text:p>1.01</text:p>
          </table:table-cell>
          <table:table-cell office:value-type="float" office:value="461.04">
            <text:p>461.04</text:p>
          </table:table-cell>
          <table:table-cell table:formula="of:=[.F747]/[.A747]" office:value-type="float" office:value="1.01548424043523">
            <text:p>1.02</text:p>
          </table:table-cell>
          <table:table-cell office:value-type="float" office:value="466.8">
            <text:p>466.8</text:p>
          </table:table-cell>
          <table:table-cell table:formula="of:=[.H747]/[.A747]" office:value-type="float" office:value="1.0281711856567">
            <text:p>1.03</text:p>
          </table:table-cell>
          <table:table-cell office:value-type="float" office:value="456.94">
            <text:p>456.94</text:p>
          </table:table-cell>
          <table:table-cell table:formula="of:=[.J747]/[.A747]" office:value-type="float" office:value="1.00645360234356">
            <text:p>1.01</text:p>
          </table:table-cell>
          <table:table-cell table:number-columns-repeated="5"/>
        </table:table-row>
        <table:table-row table:style-name="ro1">
          <table:table-cell office:value-type="float" office:value="375.86">
            <text:p>375.86</text:p>
          </table:table-cell>
          <table:table-cell office:value-type="float" office:value="382.45">
            <text:p>382.45</text:p>
          </table:table-cell>
          <table:table-cell table:formula="of:=[.B748]/[.A748]" office:value-type="float" office:value="1.01753312403555">
            <text:p>1.02</text:p>
          </table:table-cell>
          <table:table-cell office:value-type="float" office:value="379.86">
            <text:p>379.86</text:p>
          </table:table-cell>
          <table:table-cell table:formula="of:=[.D748]/[.A748]" office:value-type="float" office:value="1.01064226041611">
            <text:p>1.01</text:p>
          </table:table-cell>
          <table:table-cell office:value-type="float" office:value="381.72">
            <text:p>381.72</text:p>
          </table:table-cell>
          <table:table-cell table:formula="of:=[.F748]/[.A748]" office:value-type="float" office:value="1.0155909115096">
            <text:p>1.02</text:p>
          </table:table-cell>
          <table:table-cell office:value-type="float" office:value="382.45">
            <text:p>382.45</text:p>
          </table:table-cell>
          <table:table-cell table:formula="of:=[.H748]/[.A748]" office:value-type="float" office:value="1.01753312403555">
            <text:p>1.02</text:p>
          </table:table-cell>
          <table:table-cell office:value-type="float" office:value="378.69">
            <text:p>378.69</text:p>
          </table:table-cell>
          <table:table-cell table:formula="of:=[.J748]/[.A748]" office:value-type="float" office:value="1.0075293992444">
            <text:p>1.01</text:p>
          </table:table-cell>
          <table:table-cell table:number-columns-repeated="5"/>
        </table:table-row>
        <table:table-row table:style-name="ro1">
          <table:table-cell office:value-type="float" office:value="112.84">
            <text:p>112.84</text:p>
          </table:table-cell>
          <table:table-cell office:value-type="float" office:value="139.91">
            <text:p>139.91</text:p>
          </table:table-cell>
          <table:table-cell table:formula="of:=[.B749]/[.A749]" office:value-type="float" office:value="1.23989719957462">
            <text:p>1.24</text:p>
          </table:table-cell>
          <table:table-cell office:value-type="float" office:value="112.84">
            <text:p>112.84</text:p>
          </table:table-cell>
          <table:table-cell table:formula="of:=[.D749]/[.A749]" office:value-type="float" office:value="1">
            <text:p>1</text:p>
          </table:table-cell>
          <table:table-cell office:value-type="float" office:value="114.6">
            <text:p>114.6</text:p>
          </table:table-cell>
          <table:table-cell table:formula="of:=[.F749]/[.A749]" office:value-type="float" office:value="1.01559730591989">
            <text:p>1.02</text:p>
          </table:table-cell>
          <table:table-cell office:value-type="float" office:value="139.91">
            <text:p>139.91</text:p>
          </table:table-cell>
          <table:table-cell table:formula="of:=[.H749]/[.A749]" office:value-type="float" office:value="1.23989719957462">
            <text:p>1.24</text:p>
          </table:table-cell>
          <table:table-cell office:value-type="float" office:value="112.84">
            <text:p>112.84</text:p>
          </table:table-cell>
          <table:table-cell table:formula="of:=[.J749]/[.A7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6.88">
            <text:p>486.88</text:p>
          </table:table-cell>
          <table:table-cell office:value-type="float" office:value="493.91">
            <text:p>493.91</text:p>
          </table:table-cell>
          <table:table-cell table:formula="of:=[.B750]/[.A750]" office:value-type="float" office:value="1.0144388761091">
            <text:p>1.01</text:p>
          </table:table-cell>
          <table:table-cell office:value-type="float" office:value="493.33">
            <text:p>493.33</text:p>
          </table:table-cell>
          <table:table-cell table:formula="of:=[.D750]/[.A750]" office:value-type="float" office:value="1.01324761748275">
            <text:p>1.01</text:p>
          </table:table-cell>
          <table:table-cell office:value-type="float" office:value="494.5">
            <text:p>494.5</text:p>
          </table:table-cell>
          <table:table-cell table:formula="of:=[.F750]/[.A750]" office:value-type="float" office:value="1.01565067367729">
            <text:p>1.02</text:p>
          </table:table-cell>
          <table:table-cell office:value-type="float" office:value="492.16">
            <text:p>492.16</text:p>
          </table:table-cell>
          <table:table-cell table:formula="of:=[.H750]/[.A750]" office:value-type="float" office:value="1.0108445612882">
            <text:p>1.01</text:p>
          </table:table-cell>
          <table:table-cell office:value-type="float" office:value="492.16">
            <text:p>492.16</text:p>
          </table:table-cell>
          <table:table-cell table:formula="of:=[.J750]/[.A750]" office:value-type="float" office:value="1.0108445612882">
            <text:p>1.01</text:p>
          </table:table-cell>
          <table:table-cell table:number-columns-repeated="5"/>
        </table:table-row>
        <table:table-row table:style-name="ro1">
          <table:table-cell office:value-type="float" office:value="171.14">
            <text:p>171.14</text:p>
          </table:table-cell>
          <table:table-cell office:value-type="float" office:value="198.61">
            <text:p>198.61</text:p>
          </table:table-cell>
          <table:table-cell table:formula="of:=[.B751]/[.A751]" office:value-type="float" office:value="1.16051186163375">
            <text:p>1.16</text:p>
          </table:table-cell>
          <table:table-cell office:value-type="float" office:value="173.82">
            <text:p>173.82</text:p>
          </table:table-cell>
          <table:table-cell table:formula="of:=[.D751]/[.A751]" office:value-type="float" office:value="1.01565969381793">
            <text:p>1.02</text:p>
          </table:table-cell>
          <table:table-cell office:value-type="float" office:value="173.82">
            <text:p>173.82</text:p>
          </table:table-cell>
          <table:table-cell table:formula="of:=[.F751]/[.A751]" office:value-type="float" office:value="1.01565969381793">
            <text:p>1.02</text:p>
          </table:table-cell>
          <table:table-cell office:value-type="float" office:value="198.61">
            <text:p>198.61</text:p>
          </table:table-cell>
          <table:table-cell table:formula="of:=[.H751]/[.A751]" office:value-type="float" office:value="1.16051186163375">
            <text:p>1.16</text:p>
          </table:table-cell>
          <table:table-cell office:value-type="float" office:value="172.07">
            <text:p>172.07</text:p>
          </table:table-cell>
          <table:table-cell table:formula="of:=[.J751]/[.A751]" office:value-type="float" office:value="1.00543414748159">
            <text:p>1.01</text:p>
          </table:table-cell>
          <table:table-cell table:number-columns-repeated="5"/>
        </table:table-row>
        <table:table-row table:style-name="ro1">
          <table:table-cell office:value-type="float" office:value="75.25">
            <text:p>75.25</text:p>
          </table:table-cell>
          <table:table-cell office:value-type="float" office:value="85.6">
            <text:p>85.6</text:p>
          </table:table-cell>
          <table:table-cell table:formula="of:=[.B752]/[.A752]" office:value-type="float" office:value="1.1375415282392">
            <text:p>1.14</text:p>
          </table:table-cell>
          <table:table-cell office:value-type="float" office:value="75.84">
            <text:p>75.84</text:p>
          </table:table-cell>
          <table:table-cell table:formula="of:=[.D752]/[.A752]" office:value-type="float" office:value="1.00784053156146">
            <text:p>1.01</text:p>
          </table:table-cell>
          <table:table-cell office:value-type="float" office:value="76.43">
            <text:p>76.43</text:p>
          </table:table-cell>
          <table:table-cell table:formula="of:=[.F752]/[.A752]" office:value-type="float" office:value="1.01568106312292">
            <text:p>1.02</text:p>
          </table:table-cell>
          <table:table-cell office:value-type="float" office:value="85.6">
            <text:p>85.6</text:p>
          </table:table-cell>
          <table:table-cell table:formula="of:=[.H752]/[.A752]" office:value-type="float" office:value="1.1375415282392">
            <text:p>1.14</text:p>
          </table:table-cell>
          <table:table-cell office:value-type="float" office:value="75.84">
            <text:p>75.84</text:p>
          </table:table-cell>
          <table:table-cell table:formula="of:=[.J752]/[.A752]" office:value-type="float" office:value="1.00784053156146">
            <text:p>1.01</text:p>
          </table:table-cell>
          <table:table-cell table:number-columns-repeated="5"/>
        </table:table-row>
        <table:table-row table:style-name="ro1">
          <table:table-cell office:value-type="float" office:value="239.56">
            <text:p>239.56</text:p>
          </table:table-cell>
          <table:table-cell office:value-type="float" office:value="253.46">
            <text:p>253.46</text:p>
          </table:table-cell>
          <table:table-cell table:formula="of:=[.B753]/[.A753]" office:value-type="float" office:value="1.05802304224411">
            <text:p>1.06</text:p>
          </table:table-cell>
          <table:table-cell office:value-type="float" office:value="241.56">
            <text:p>241.56</text:p>
          </table:table-cell>
          <table:table-cell table:formula="of:=[.D753]/[.A753]" office:value-type="float" office:value="1.00834863917182">
            <text:p>1.01</text:p>
          </table:table-cell>
          <table:table-cell office:value-type="float" office:value="243.32">
            <text:p>243.32</text:p>
          </table:table-cell>
          <table:table-cell table:formula="of:=[.F753]/[.A753]" office:value-type="float" office:value="1.01569544164301">
            <text:p>1.02</text:p>
          </table:table-cell>
          <table:table-cell office:value-type="float" office:value="253.46">
            <text:p>253.46</text:p>
          </table:table-cell>
          <table:table-cell table:formula="of:=[.H753]/[.A753]" office:value-type="float" office:value="1.05802304224411">
            <text:p>1.06</text:p>
          </table:table-cell>
          <table:table-cell office:value-type="float" office:value="242.15">
            <text:p>242.15</text:p>
          </table:table-cell>
          <table:table-cell table:formula="of:=[.J753]/[.A753]" office:value-type="float" office:value="1.0108114877275">
            <text:p>1.01</text:p>
          </table:table-cell>
          <table:table-cell table:number-columns-repeated="5"/>
        </table:table-row>
        <table:table-row table:style-name="ro1">
          <table:table-cell office:value-type="float" office:value="261.76">
            <text:p>261.76</text:p>
          </table:table-cell>
          <table:table-cell office:value-type="float" office:value="269.62">
            <text:p>269.62</text:p>
          </table:table-cell>
          <table:table-cell table:formula="of:=[.B754]/[.A754]" office:value-type="float" office:value="1.03002750611247">
            <text:p>1.03</text:p>
          </table:table-cell>
          <table:table-cell office:value-type="float" office:value="267.62">
            <text:p>267.62</text:p>
          </table:table-cell>
          <table:table-cell table:formula="of:=[.D754]/[.A754]" office:value-type="float" office:value="1.0223869193154">
            <text:p>1.02</text:p>
          </table:table-cell>
          <table:table-cell office:value-type="float" office:value="265.87">
            <text:p>265.87</text:p>
          </table:table-cell>
          <table:table-cell table:formula="of:=[.F754]/[.A754]" office:value-type="float" office:value="1.01570140586797">
            <text:p>1.02</text:p>
          </table:table-cell>
          <table:table-cell office:value-type="float" office:value="268.45">
            <text:p>268.45</text:p>
          </table:table-cell>
          <table:table-cell table:formula="of:=[.H754]/[.A754]" office:value-type="float" office:value="1.02555776283619">
            <text:p>1.03</text:p>
          </table:table-cell>
          <table:table-cell office:value-type="float" office:value="264.69">
            <text:p>264.69</text:p>
          </table:table-cell>
          <table:table-cell table:formula="of:=[.J754]/[.A754]" office:value-type="float" office:value="1.0111934596577">
            <text:p>1.01</text:p>
          </table:table-cell>
          <table:table-cell table:number-columns-repeated="5"/>
        </table:table-row>
        <table:table-row table:style-name="ro1">
          <table:table-cell office:value-type="float" office:value="461.96">
            <text:p>461.96</text:p>
          </table:table-cell>
          <table:table-cell office:value-type="float" office:value="477.81">
            <text:p>477.81</text:p>
          </table:table-cell>
          <table:table-cell table:formula="of:=[.B755]/[.A755]" office:value-type="float" office:value="1.03431032989869">
            <text:p>1.03</text:p>
          </table:table-cell>
          <table:table-cell office:value-type="float" office:value="468.06">
            <text:p>468.06</text:p>
          </table:table-cell>
          <table:table-cell table:formula="of:=[.D755]/[.A755]" office:value-type="float" office:value="1.01320460645943">
            <text:p>1.01</text:p>
          </table:table-cell>
          <table:table-cell office:value-type="float" office:value="469.23">
            <text:p>469.23</text:p>
          </table:table-cell>
          <table:table-cell table:formula="of:=[.F755]/[.A755]" office:value-type="float" office:value="1.01573729327215">
            <text:p>1.02</text:p>
          </table:table-cell>
          <table:table-cell office:value-type="float" office:value="477.23">
            <text:p>477.23</text:p>
          </table:table-cell>
          <table:table-cell table:formula="of:=[.H755]/[.A755]" office:value-type="float" office:value="1.03305480994025">
            <text:p>1.03</text:p>
          </table:table-cell>
          <table:table-cell office:value-type="float" office:value="466.88">
            <text:p>466.88</text:p>
          </table:table-cell>
          <table:table-cell table:formula="of:=[.J755]/[.A755]" office:value-type="float" office:value="1.01065027275089">
            <text:p>1.01</text:p>
          </table:table-cell>
          <table:table-cell table:number-columns-repeated="5"/>
        </table:table-row>
        <table:table-row table:style-name="ro1">
          <table:table-cell office:value-type="float" office:value="372.14">
            <text:p>372.14</text:p>
          </table:table-cell>
          <table:table-cell office:value-type="float" office:value="393.42">
            <text:p>393.42</text:p>
          </table:table-cell>
          <table:table-cell table:formula="of:=[.B756]/[.A756]" office:value-type="float" office:value="1.05718278067394">
            <text:p>1.06</text:p>
          </table:table-cell>
          <table:table-cell office:value-type="float" office:value="383.07">
            <text:p>383.07</text:p>
          </table:table-cell>
          <table:table-cell table:formula="of:=[.D756]/[.A756]" office:value-type="float" office:value="1.0293706669533">
            <text:p>1.03</text:p>
          </table:table-cell>
          <table:table-cell office:value-type="float" office:value="378">
            <text:p>378</text:p>
          </table:table-cell>
          <table:table-cell table:formula="of:=[.F756]/[.A756]" office:value-type="float" office:value="1.0157467619713">
            <text:p>1.02</text:p>
          </table:table-cell>
          <table:table-cell office:value-type="float" office:value="391.07">
            <text:p>391.07</text:p>
          </table:table-cell>
          <table:table-cell table:formula="of:=[.H756]/[.A756]" office:value-type="float" office:value="1.05086795292094">
            <text:p>1.05</text:p>
          </table:table-cell>
          <table:table-cell office:value-type="float" office:value="381.32">
            <text:p>381.32</text:p>
          </table:table-cell>
          <table:table-cell table:formula="of:=[.J756]/[.A756]" office:value-type="float" office:value="1.02466813564787">
            <text:p>1.02</text:p>
          </table:table-cell>
          <table:table-cell table:number-columns-repeated="5"/>
        </table:table-row>
        <table:table-row table:style-name="ro1">
          <table:table-cell office:value-type="float" office:value="483.77">
            <text:p>483.77</text:p>
          </table:table-cell>
          <table:table-cell office:value-type="float" office:value="499.53">
            <text:p>499.53</text:p>
          </table:table-cell>
          <table:table-cell table:formula="of:=[.B757]/[.A757]" office:value-type="float" office:value="1.03257746449759">
            <text:p>1.03</text:p>
          </table:table-cell>
          <table:table-cell office:value-type="float" office:value="488.94">
            <text:p>488.94</text:p>
          </table:table-cell>
          <table:table-cell table:formula="of:=[.D757]/[.A757]" office:value-type="float" office:value="1.01068689666577">
            <text:p>1.01</text:p>
          </table:table-cell>
          <table:table-cell office:value-type="float" office:value="491.39">
            <text:p>491.39</text:p>
          </table:table-cell>
          <table:table-cell table:formula="of:=[.F757]/[.A757]" office:value-type="float" office:value="1.01575128676851">
            <text:p>1.02</text:p>
          </table:table-cell>
          <table:table-cell office:value-type="float" office:value="499.53">
            <text:p>499.53</text:p>
          </table:table-cell>
          <table:table-cell table:formula="of:=[.H757]/[.A757]" office:value-type="float" office:value="1.03257746449759">
            <text:p>1.03</text:p>
          </table:table-cell>
          <table:table-cell office:value-type="float" office:value="487.19">
            <text:p>487.19</text:p>
          </table:table-cell>
          <table:table-cell table:formula="of:=[.J757]/[.A757]" office:value-type="float" office:value="1.00706947516382">
            <text:p>1.01</text:p>
          </table:table-cell>
          <table:table-cell table:number-columns-repeated="5"/>
        </table:table-row>
        <table:table-row table:style-name="ro1">
          <table:table-cell office:value-type="float" office:value="461.55">
            <text:p>461.55</text:p>
          </table:table-cell>
          <table:table-cell office:value-type="float" office:value="478.68">
            <text:p>478.68</text:p>
          </table:table-cell>
          <table:table-cell table:formula="of:=[.B758]/[.A758]" office:value-type="float" office:value="1.0371140721482">
            <text:p>1.04</text:p>
          </table:table-cell>
          <table:table-cell office:value-type="float" office:value="468.24">
            <text:p>468.24</text:p>
          </table:table-cell>
          <table:table-cell table:formula="of:=[.D758]/[.A758]" office:value-type="float" office:value="1.01449463763406">
            <text:p>1.01</text:p>
          </table:table-cell>
          <table:table-cell office:value-type="float" office:value="468.83">
            <text:p>468.83</text:p>
          </table:table-cell>
          <table:table-cell table:formula="of:=[.F758]/[.A758]" office:value-type="float" office:value="1.01577293900986">
            <text:p>1.02</text:p>
          </table:table-cell>
          <table:table-cell office:value-type="float" office:value="478.68">
            <text:p>478.68</text:p>
          </table:table-cell>
          <table:table-cell table:formula="of:=[.H758]/[.A758]" office:value-type="float" office:value="1.0371140721482">
            <text:p>1.04</text:p>
          </table:table-cell>
          <table:table-cell office:value-type="float" office:value="466.48">
            <text:p>466.48</text:p>
          </table:table-cell>
          <table:table-cell table:formula="of:=[.J758]/[.A758]" office:value-type="float" office:value="1.01068139963168">
            <text:p>1.01</text:p>
          </table:table-cell>
          <table:table-cell table:number-columns-repeated="5"/>
        </table:table-row>
        <table:table-row table:style-name="ro1">
          <table:table-cell office:value-type="float" office:value="491.85">
            <text:p>491.85</text:p>
          </table:table-cell>
          <table:table-cell office:value-type="float" office:value="505.02">
            <text:p>505.02</text:p>
          </table:table-cell>
          <table:table-cell table:formula="of:=[.B759]/[.A759]" office:value-type="float" office:value="1.02677645623666">
            <text:p>1.03</text:p>
          </table:table-cell>
          <table:table-cell office:value-type="float" office:value="499.61">
            <text:p>499.61</text:p>
          </table:table-cell>
          <table:table-cell table:formula="of:=[.D759]/[.A759]" office:value-type="float" office:value="1.01577716783572">
            <text:p>1.02</text:p>
          </table:table-cell>
          <table:table-cell office:value-type="float" office:value="499.61">
            <text:p>499.61</text:p>
          </table:table-cell>
          <table:table-cell table:formula="of:=[.F759]/[.A759]" office:value-type="float" office:value="1.01577716783572">
            <text:p>1.02</text:p>
          </table:table-cell>
          <table:table-cell office:value-type="float" office:value="505.02">
            <text:p>505.02</text:p>
          </table:table-cell>
          <table:table-cell table:formula="of:=[.H759]/[.A759]" office:value-type="float" office:value="1.02677645623666">
            <text:p>1.03</text:p>
          </table:table-cell>
          <table:table-cell office:value-type="float" office:value="497.85">
            <text:p>497.85</text:p>
          </table:table-cell>
          <table:table-cell table:formula="of:=[.J759]/[.A759]" office:value-type="float" office:value="1.01219884111009">
            <text:p>1.01</text:p>
          </table:table-cell>
          <table:table-cell table:number-columns-repeated="5"/>
        </table:table-row>
        <table:table-row table:style-name="ro1">
          <table:table-cell office:value-type="float" office:value="491.16">
            <text:p>491.16</text:p>
          </table:table-cell>
          <table:table-cell office:value-type="float" office:value="507.88">
            <text:p>507.88</text:p>
          </table:table-cell>
          <table:table-cell table:formula="of:=[.B760]/[.A760]" office:value-type="float" office:value="1.03404186008633">
            <text:p>1.03</text:p>
          </table:table-cell>
          <table:table-cell office:value-type="float" office:value="496.57">
            <text:p>496.57</text:p>
          </table:table-cell>
          <table:table-cell table:formula="of:=[.D760]/[.A760]" office:value-type="float" office:value="1.01101474061406">
            <text:p>1.01</text:p>
          </table:table-cell>
          <table:table-cell office:value-type="float" office:value="498.91">
            <text:p>498.91</text:p>
          </table:table-cell>
          <table:table-cell table:formula="of:=[.F760]/[.A760]" office:value-type="float" office:value="1.01577897222901">
            <text:p>1.02</text:p>
          </table:table-cell>
          <table:table-cell office:value-type="float" office:value="507.88">
            <text:p>507.88</text:p>
          </table:table-cell>
          <table:table-cell table:formula="of:=[.H760]/[.A760]" office:value-type="float" office:value="1.03404186008633">
            <text:p>1.03</text:p>
          </table:table-cell>
          <table:table-cell office:value-type="float" office:value="497.16">
            <text:p>497.16</text:p>
          </table:table-cell>
          <table:table-cell table:formula="of:=[.J760]/[.A760]" office:value-type="float" office:value="1.01221597849988">
            <text:p>1.01</text:p>
          </table:table-cell>
          <table:table-cell table:number-columns-repeated="5"/>
        </table:table-row>
        <table:table-row table:style-name="ro1">
          <table:table-cell office:value-type="float" office:value="461.14">
            <text:p>461.14</text:p>
          </table:table-cell>
          <table:table-cell office:value-type="float" office:value="472.76">
            <text:p>472.76</text:p>
          </table:table-cell>
          <table:table-cell table:formula="of:=[.B761]/[.A761]" office:value-type="float" office:value="1.02519842130373">
            <text:p>1.03</text:p>
          </table:table-cell>
          <table:table-cell office:value-type="float" office:value="469">
            <text:p>469</text:p>
          </table:table-cell>
          <table:table-cell table:formula="of:=[.D761]/[.A761]" office:value-type="float" office:value="1.01704471527085">
            <text:p>1.02</text:p>
          </table:table-cell>
          <table:table-cell office:value-type="float" office:value="468.42">
            <text:p>468.42</text:p>
          </table:table-cell>
          <table:table-cell table:formula="of:=[.F761]/[.A761]" office:value-type="float" office:value="1.0157869627445">
            <text:p>1.02</text:p>
          </table:table-cell>
          <table:table-cell office:value-type="float" office:value="471.59">
            <text:p>471.59</text:p>
          </table:table-cell>
          <table:table-cell table:formula="of:=[.H761]/[.A761]" office:value-type="float" office:value="1.02266123086264">
            <text:p>1.02</text:p>
          </table:table-cell>
          <table:table-cell office:value-type="float" office:value="469">
            <text:p>469</text:p>
          </table:table-cell>
          <table:table-cell table:formula="of:=[.J761]/[.A761]" office:value-type="float" office:value="1.01704471527085">
            <text:p>1.02</text:p>
          </table:table-cell>
          <table:table-cell table:number-columns-repeated="5"/>
        </table:table-row>
        <table:table-row table:style-name="ro1">
          <table:table-cell office:value-type="float" office:value="386.98">
            <text:p>386.98</text:p>
          </table:table-cell>
          <table:table-cell office:value-type="float" office:value="418.6">
            <text:p>418.6</text:p>
          </table:table-cell>
          <table:table-cell table:formula="of:=[.B762]/[.A762]" office:value-type="float" office:value="1.08170964907747">
            <text:p>1.08</text:p>
          </table:table-cell>
          <table:table-cell office:value-type="float" office:value="393.09">
            <text:p>393.09</text:p>
          </table:table-cell>
          <table:table-cell table:formula="of:=[.D762]/[.A762]" office:value-type="float" office:value="1.01578892966045">
            <text:p>1.02</text:p>
          </table:table-cell>
          <table:table-cell office:value-type="float" office:value="393.09">
            <text:p>393.09</text:p>
          </table:table-cell>
          <table:table-cell table:formula="of:=[.F762]/[.A762]" office:value-type="float" office:value="1.01578892966045">
            <text:p>1.02</text:p>
          </table:table-cell>
          <table:table-cell office:value-type="float" office:value="416.26">
            <text:p>416.26</text:p>
          </table:table-cell>
          <table:table-cell table:formula="of:=[.H762]/[.A762]" office:value-type="float" office:value="1.07566282495219">
            <text:p>1.08</text:p>
          </table:table-cell>
          <table:table-cell office:value-type="float" office:value="391.91">
            <text:p>391.91</text:p>
          </table:table-cell>
          <table:table-cell table:formula="of:=[.J762]/[.A762]" office:value-type="float" office:value="1.01273967646907">
            <text:p>1.01</text:p>
          </table:table-cell>
          <table:table-cell table:number-columns-repeated="5"/>
        </table:table-row>
        <table:table-row table:style-name="ro1">
          <table:table-cell office:value-type="float" office:value="279.93">
            <text:p>279.93</text:p>
          </table:table-cell>
          <table:table-cell office:value-type="float" office:value="291.3">
            <text:p>291.3</text:p>
          </table:table-cell>
          <table:table-cell table:formula="of:=[.B763]/[.A763]" office:value-type="float" office:value="1.04061729718144">
            <text:p>1.04</text:p>
          </table:table-cell>
          <table:table-cell office:value-type="float" office:value="288.48">
            <text:p>288.48</text:p>
          </table:table-cell>
          <table:table-cell table:formula="of:=[.D763]/[.A763]" office:value-type="float" office:value="1.03054335012325">
            <text:p>1.03</text:p>
          </table:table-cell>
          <table:table-cell office:value-type="float" office:value="284.37">
            <text:p>284.37</text:p>
          </table:table-cell>
          <table:table-cell table:formula="of:=[.F763]/[.A763]" office:value-type="float" office:value="1.01586110813418">
            <text:p>1.02</text:p>
          </table:table-cell>
          <table:table-cell office:value-type="float" office:value="291.3">
            <text:p>291.3</text:p>
          </table:table-cell>
          <table:table-cell table:formula="of:=[.H763]/[.A763]" office:value-type="float" office:value="1.04061729718144">
            <text:p>1.04</text:p>
          </table:table-cell>
          <table:table-cell office:value-type="float" office:value="286.13">
            <text:p>286.13</text:p>
          </table:table-cell>
          <table:table-cell table:formula="of:=[.J763]/[.A763]" office:value-type="float" office:value="1.02214839424142">
            <text:p>1.02</text:p>
          </table:table-cell>
          <table:table-cell table:number-columns-repeated="5"/>
        </table:table-row>
        <table:table-row table:style-name="ro1">
          <table:table-cell office:value-type="float" office:value="295.16">
            <text:p>295.16</text:p>
          </table:table-cell>
          <table:table-cell office:value-type="float" office:value="329.99">
            <text:p>329.99</text:p>
          </table:table-cell>
          <table:table-cell table:formula="of:=[.B764]/[.A764]" office:value-type="float" office:value="1.11800379455211">
            <text:p>1.12</text:p>
          </table:table-cell>
          <table:table-cell office:value-type="float" office:value="298.92">
            <text:p>298.92</text:p>
          </table:table-cell>
          <table:table-cell table:formula="of:=[.D764]/[.A764]" office:value-type="float" office:value="1.01273885350318">
            <text:p>1.01</text:p>
          </table:table-cell>
          <table:table-cell office:value-type="float" office:value="299.85">
            <text:p>299.85</text:p>
          </table:table-cell>
          <table:table-cell table:formula="of:=[.F764]/[.A764]" office:value-type="float" office:value="1.01588968694945">
            <text:p>1.02</text:p>
          </table:table-cell>
          <table:table-cell office:value-type="float" office:value="310.43">
            <text:p>310.43</text:p>
          </table:table-cell>
          <table:table-cell table:formula="of:=[.H764]/[.A764]" office:value-type="float" office:value="1.05173465239192">
            <text:p>1.05</text:p>
          </table:table-cell>
          <table:table-cell office:value-type="float" office:value="298.33">
            <text:p>298.33</text:p>
          </table:table-cell>
          <table:table-cell table:formula="of:=[.J764]/[.A764]" office:value-type="float" office:value="1.01073993766093">
            <text:p>1.01</text:p>
          </table:table-cell>
          <table:table-cell table:number-columns-repeated="5"/>
        </table:table-row>
        <table:table-row table:style-name="ro1">
          <table:table-cell office:value-type="float" office:value="407.88">
            <text:p>407.88</text:p>
          </table:table-cell>
          <table:table-cell office:value-type="float" office:value="428.99">
            <text:p>428.99</text:p>
          </table:table-cell>
          <table:table-cell table:formula="of:=[.B765]/[.A765]" office:value-type="float" office:value="1.05175541826027">
            <text:p>1.05</text:p>
          </table:table-cell>
          <table:table-cell office:value-type="float" office:value="413.44">
            <text:p>413.44</text:p>
          </table:table-cell>
          <table:table-cell table:formula="of:=[.D765]/[.A765]" office:value-type="float" office:value="1.0136314602334">
            <text:p>1.01</text:p>
          </table:table-cell>
          <table:table-cell office:value-type="float" office:value="414.37">
            <text:p>414.37</text:p>
          </table:table-cell>
          <table:table-cell table:formula="of:=[.F765]/[.A765]" office:value-type="float" office:value="1.01591154261057">
            <text:p>1.02</text:p>
          </table:table-cell>
          <table:table-cell office:value-type="float" office:value="426.07">
            <text:p>426.07</text:p>
          </table:table-cell>
          <table:table-cell table:formula="of:=[.H765]/[.A765]" office:value-type="float" office:value="1.04459644993626">
            <text:p>1.04</text:p>
          </table:table-cell>
          <table:table-cell office:value-type="float" office:value="414.02">
            <text:p>414.02</text:p>
          </table:table-cell>
          <table:table-cell table:formula="of:=[.J765]/[.A765]" office:value-type="float" office:value="1.01505344709228">
            <text:p>1.02</text:p>
          </table:table-cell>
          <table:table-cell table:number-columns-repeated="5"/>
        </table:table-row>
        <table:table-row table:style-name="ro1">
          <table:table-cell office:value-type="float" office:value="73.5">
            <text:p>73.5</text:p>
          </table:table-cell>
          <table:table-cell office:value-type="float" office:value="76.08">
            <text:p>76.08</text:p>
          </table:table-cell>
          <table:table-cell table:formula="of:=[.B766]/[.A766]" office:value-type="float" office:value="1.03510204081633">
            <text:p>1.04</text:p>
          </table:table-cell>
          <table:table-cell office:value-type="float" office:value="74.67">
            <text:p>74.67</text:p>
          </table:table-cell>
          <table:table-cell table:formula="of:=[.D766]/[.A766]" office:value-type="float" office:value="1.01591836734694">
            <text:p>1.02</text:p>
          </table:table-cell>
          <table:table-cell office:value-type="float" office:value="74.67">
            <text:p>74.67</text:p>
          </table:table-cell>
          <table:table-cell table:formula="of:=[.F766]/[.A766]" office:value-type="float" office:value="1.01591836734694">
            <text:p>1.02</text:p>
          </table:table-cell>
          <table:table-cell office:value-type="float" office:value="74.67">
            <text:p>74.67</text:p>
          </table:table-cell>
          <table:table-cell table:formula="of:=[.H766]/[.A766]" office:value-type="float" office:value="1.01591836734694">
            <text:p>1.02</text:p>
          </table:table-cell>
          <table:table-cell office:value-type="float" office:value="74.67">
            <text:p>74.67</text:p>
          </table:table-cell>
          <table:table-cell table:formula="of:=[.J766]/[.A766]" office:value-type="float" office:value="1.01591836734694">
            <text:p>1.02</text:p>
          </table:table-cell>
          <table:table-cell table:number-columns-repeated="5"/>
        </table:table-row>
        <table:table-row table:style-name="ro1">
          <table:table-cell office:value-type="float" office:value="315.35">
            <text:p>315.35</text:p>
          </table:table-cell>
          <table:table-cell office:value-type="float" office:value="323.2">
            <text:p>323.2</text:p>
          </table:table-cell>
          <table:table-cell table:formula="of:=[.B767]/[.A767]" office:value-type="float" office:value="1.02489297605835">
            <text:p>1.02</text:p>
          </table:table-cell>
          <table:table-cell office:value-type="float" office:value="320.37">
            <text:p>320.37</text:p>
          </table:table-cell>
          <table:table-cell table:formula="of:=[.D767]/[.A767]" office:value-type="float" office:value="1.01591882035833">
            <text:p>1.02</text:p>
          </table:table-cell>
          <table:table-cell office:value-type="float" office:value="320.37">
            <text:p>320.37</text:p>
          </table:table-cell>
          <table:table-cell table:formula="of:=[.F767]/[.A767]" office:value-type="float" office:value="1.01591882035833">
            <text:p>1.02</text:p>
          </table:table-cell>
          <table:table-cell office:value-type="float" office:value="321.45">
            <text:p>321.45</text:p>
          </table:table-cell>
          <table:table-cell table:formula="of:=[.H767]/[.A767]" office:value-type="float" office:value="1.0193435864912">
            <text:p>1.02</text:p>
          </table:table-cell>
          <table:table-cell office:value-type="float" office:value="318.03">
            <text:p>318.03</text:p>
          </table:table-cell>
          <table:table-cell table:formula="of:=[.J767]/[.A767]" office:value-type="float" office:value="1.00849849373712">
            <text:p>1.01</text:p>
          </table:table-cell>
          <table:table-cell table:number-columns-repeated="5"/>
        </table:table-row>
        <table:table-row table:style-name="ro1">
          <table:table-cell office:value-type="float" office:value="490.87">
            <text:p>490.87</text:p>
          </table:table-cell>
          <table:table-cell office:value-type="float" office:value="509.46">
            <text:p>509.46</text:p>
          </table:table-cell>
          <table:table-cell table:formula="of:=[.B768]/[.A768]" office:value-type="float" office:value="1.03787153421476">
            <text:p>1.04</text:p>
          </table:table-cell>
          <table:table-cell office:value-type="float" office:value="498.14">
            <text:p>498.14</text:p>
          </table:table-cell>
          <table:table-cell table:formula="of:=[.D768]/[.A768]" office:value-type="float" office:value="1.014810438609">
            <text:p>1.01</text:p>
          </table:table-cell>
          <table:table-cell office:value-type="float" office:value="498.73">
            <text:p>498.73</text:p>
          </table:table-cell>
          <table:table-cell table:formula="of:=[.F768]/[.A768]" office:value-type="float" office:value="1.01601238617149">
            <text:p>1.02</text:p>
          </table:table-cell>
          <table:table-cell office:value-type="float" office:value="506.63">
            <text:p>506.63</text:p>
          </table:table-cell>
          <table:table-cell table:formula="of:=[.H768]/[.A768]" office:value-type="float" office:value="1.03210626031332">
            <text:p>1.03</text:p>
          </table:table-cell>
          <table:table-cell office:value-type="float" office:value="497.56">
            <text:p>497.56</text:p>
          </table:table-cell>
          <table:table-cell table:formula="of:=[.J768]/[.A768]" office:value-type="float" office:value="1.01362886303909">
            <text:p>1.01</text:p>
          </table:table-cell>
          <table:table-cell table:number-columns-repeated="5"/>
        </table:table-row>
        <table:table-row table:style-name="ro1">
          <table:table-cell office:value-type="float" office:value="438.71">
            <text:p>438.71</text:p>
          </table:table-cell>
          <table:table-cell office:value-type="float" office:value="448.33">
            <text:p>448.33</text:p>
          </table:table-cell>
          <table:table-cell table:formula="of:=[.B769]/[.A769]" office:value-type="float" office:value="1.021927925053">
            <text:p>1.02</text:p>
          </table:table-cell>
          <table:table-cell office:value-type="float" office:value="444.57">
            <text:p>444.57</text:p>
          </table:table-cell>
          <table:table-cell table:formula="of:=[.D769]/[.A769]" office:value-type="float" office:value="1.0133573431196">
            <text:p>1.01</text:p>
          </table:table-cell>
          <table:table-cell office:value-type="float" office:value="445.74">
            <text:p>445.74</text:p>
          </table:table-cell>
          <table:table-cell table:formula="of:=[.F769]/[.A769]" office:value-type="float" office:value="1.01602425292334">
            <text:p>1.02</text:p>
          </table:table-cell>
          <table:table-cell office:value-type="float" office:value="447.74">
            <text:p>447.74</text:p>
          </table:table-cell>
          <table:table-cell table:formula="of:=[.H769]/[.A769]" office:value-type="float" office:value="1.02058307310068">
            <text:p>1.02</text:p>
          </table:table-cell>
          <table:table-cell office:value-type="float" office:value="442.81">
            <text:p>442.81</text:p>
          </table:table-cell>
          <table:table-cell table:formula="of:=[.J769]/[.A769]" office:value-type="float" office:value="1.00934558136354">
            <text:p>1.01</text:p>
          </table:table-cell>
          <table:table-cell table:number-columns-repeated="5"/>
        </table:table-row>
        <table:table-row table:style-name="ro1">
          <table:table-cell office:value-type="float" office:value="291.71">
            <text:p>291.71</text:p>
          </table:table-cell>
          <table:table-cell office:value-type="float" office:value="303.32">
            <text:p>303.32</text:p>
          </table:table-cell>
          <table:table-cell table:formula="of:=[.B770]/[.A770]" office:value-type="float" office:value="1.0397998011724">
            <text:p>1.04</text:p>
          </table:table-cell>
          <table:table-cell office:value-type="float" office:value="298.15">
            <text:p>298.15</text:p>
          </table:table-cell>
          <table:table-cell table:formula="of:=[.D770]/[.A770]" office:value-type="float" office:value="1.02207672003017">
            <text:p>1.02</text:p>
          </table:table-cell>
          <table:table-cell office:value-type="float" office:value="296.39">
            <text:p>296.39</text:p>
          </table:table-cell>
          <table:table-cell table:formula="of:=[.F770]/[.A770]" office:value-type="float" office:value="1.01604333070515">
            <text:p>1.02</text:p>
          </table:table-cell>
          <table:table-cell office:value-type="float" office:value="300.98">
            <text:p>300.98</text:p>
          </table:table-cell>
          <table:table-cell table:formula="of:=[.H770]/[.A770]" office:value-type="float" office:value="1.03177813581982">
            <text:p>1.03</text:p>
          </table:table-cell>
          <table:table-cell office:value-type="float" office:value="295.81">
            <text:p>295.81</text:p>
          </table:table-cell>
          <table:table-cell table:formula="of:=[.J770]/[.A770]" office:value-type="float" office:value="1.01405505467759">
            <text:p>1.01</text:p>
          </table:table-cell>
          <table:table-cell table:number-columns-repeated="5"/>
        </table:table-row>
        <table:table-row table:style-name="ro1">
          <table:table-cell office:value-type="float" office:value="422.5">
            <text:p>422.5</text:p>
          </table:table-cell>
          <table:table-cell office:value-type="float" office:value="430.36">
            <text:p>430.36</text:p>
          </table:table-cell>
          <table:table-cell table:formula="of:=[.B771]/[.A771]" office:value-type="float" office:value="1.01860355029586">
            <text:p>1.02</text:p>
          </table:table-cell>
          <table:table-cell office:value-type="float" office:value="428.11">
            <text:p>428.11</text:p>
          </table:table-cell>
          <table:table-cell table:formula="of:=[.D771]/[.A771]" office:value-type="float" office:value="1.01327810650888">
            <text:p>1.01</text:p>
          </table:table-cell>
          <table:table-cell office:value-type="float" office:value="429.29">
            <text:p>429.29</text:p>
          </table:table-cell>
          <table:table-cell table:formula="of:=[.F771]/[.A771]" office:value-type="float" office:value="1.01607100591716">
            <text:p>1.02</text:p>
          </table:table-cell>
          <table:table-cell office:value-type="float" office:value="430.36">
            <text:p>430.36</text:p>
          </table:table-cell>
          <table:table-cell table:formula="of:=[.H771]/[.A771]" office:value-type="float" office:value="1.01860355029586">
            <text:p>1.02</text:p>
          </table:table-cell>
          <table:table-cell office:value-type="float" office:value="428.7">
            <text:p>428.7</text:p>
          </table:table-cell>
          <table:table-cell table:formula="of:=[.J771]/[.A771]" office:value-type="float" office:value="1.01467455621302">
            <text:p>1.01</text:p>
          </table:table-cell>
          <table:table-cell table:number-columns-repeated="5"/>
        </table:table-row>
        <table:table-row table:style-name="ro1">
          <table:table-cell office:value-type="float" office:value="399.53">
            <text:p>399.53</text:p>
          </table:table-cell>
          <table:table-cell office:value-type="float" office:value="418.8">
            <text:p>418.8</text:p>
          </table:table-cell>
          <table:table-cell table:formula="of:=[.B772]/[.A772]" office:value-type="float" office:value="1.04823167221485">
            <text:p>1.05</text:p>
          </table:table-cell>
          <table:table-cell office:value-type="float" office:value="402.46">
            <text:p>402.46</text:p>
          </table:table-cell>
          <table:table-cell table:formula="of:=[.D772]/[.A772]" office:value-type="float" office:value="1.00733361699998">
            <text:p>1.01</text:p>
          </table:table-cell>
          <table:table-cell office:value-type="float" office:value="405.97">
            <text:p>405.97</text:p>
          </table:table-cell>
          <table:table-cell table:formula="of:=[.F772]/[.A772]" office:value-type="float" office:value="1.01611893975421">
            <text:p>1.02</text:p>
          </table:table-cell>
          <table:table-cell office:value-type="float" office:value="418.8">
            <text:p>418.8</text:p>
          </table:table-cell>
          <table:table-cell table:formula="of:=[.H772]/[.A772]" office:value-type="float" office:value="1.04823167221485">
            <text:p>1.05</text:p>
          </table:table-cell>
          <table:table-cell office:value-type="float" office:value="402.46">
            <text:p>402.46</text:p>
          </table:table-cell>
          <table:table-cell table:formula="of:=[.J772]/[.A772]" office:value-type="float" office:value="1.00733361699998">
            <text:p>1.01</text:p>
          </table:table-cell>
          <table:table-cell table:number-columns-repeated="5"/>
        </table:table-row>
        <table:table-row table:style-name="ro1">
          <table:table-cell office:value-type="float" office:value="232.04">
            <text:p>232.04</text:p>
          </table:table-cell>
          <table:table-cell office:value-type="float" office:value="239.55">
            <text:p>239.55</text:p>
          </table:table-cell>
          <table:table-cell table:formula="of:=[.B773]/[.A773]" office:value-type="float" office:value="1.03236510946389">
            <text:p>1.03</text:p>
          </table:table-cell>
          <table:table-cell office:value-type="float" office:value="235.21">
            <text:p>235.21</text:p>
          </table:table-cell>
          <table:table-cell table:formula="of:=[.D773]/[.A773]" office:value-type="float" office:value="1.01366143768316">
            <text:p>1.01</text:p>
          </table:table-cell>
          <table:table-cell office:value-type="float" office:value="235.79">
            <text:p>235.79</text:p>
          </table:table-cell>
          <table:table-cell table:formula="of:=[.F773]/[.A773]" office:value-type="float" office:value="1.01616100672298">
            <text:p>1.02</text:p>
          </table:table-cell>
          <table:table-cell office:value-type="float" office:value="239.55">
            <text:p>239.55</text:p>
          </table:table-cell>
          <table:table-cell table:formula="of:=[.H773]/[.A773]" office:value-type="float" office:value="1.03236510946389">
            <text:p>1.03</text:p>
          </table:table-cell>
          <table:table-cell office:value-type="float" office:value="235.21">
            <text:p>235.21</text:p>
          </table:table-cell>
          <table:table-cell table:formula="of:=[.J773]/[.A773]" office:value-type="float" office:value="1.01366143768316">
            <text:p>1.01</text:p>
          </table:table-cell>
          <table:table-cell table:number-columns-repeated="5"/>
        </table:table-row>
        <table:table-row table:style-name="ro1">
          <table:table-cell office:value-type="float" office:value="449.13">
            <text:p>449.13</text:p>
          </table:table-cell>
          <table:table-cell office:value-type="float" office:value="467.96">
            <text:p>467.96</text:p>
          </table:table-cell>
          <table:table-cell table:formula="of:=[.B774]/[.A774]" office:value-type="float" office:value="1.04192550041191">
            <text:p>1.04</text:p>
          </table:table-cell>
          <table:table-cell office:value-type="float" office:value="459.96">
            <text:p>459.96</text:p>
          </table:table-cell>
          <table:table-cell table:formula="of:=[.D774]/[.A774]" office:value-type="float" office:value="1.02411328568566">
            <text:p>1.02</text:p>
          </table:table-cell>
          <table:table-cell office:value-type="float" office:value="456.4">
            <text:p>456.4</text:p>
          </table:table-cell>
          <table:table-cell table:formula="of:=[.F774]/[.A774]" office:value-type="float" office:value="1.01618685013248">
            <text:p>1.02</text:p>
          </table:table-cell>
          <table:table-cell office:value-type="float" office:value="467.96">
            <text:p>467.96</text:p>
          </table:table-cell>
          <table:table-cell table:formula="of:=[.H774]/[.A774]" office:value-type="float" office:value="1.04192550041191">
            <text:p>1.04</text:p>
          </table:table-cell>
          <table:table-cell office:value-type="float" office:value="454.55">
            <text:p>454.55</text:p>
          </table:table-cell>
          <table:table-cell table:formula="of:=[.J774]/[.A774]" office:value-type="float" office:value="1.01206777547703">
            <text:p>1.01</text:p>
          </table:table-cell>
          <table:table-cell table:number-columns-repeated="5"/>
        </table:table-row>
        <table:table-row table:style-name="ro1">
          <table:table-cell office:value-type="float" office:value="144.48">
            <text:p>144.48</text:p>
          </table:table-cell>
          <table:table-cell office:value-type="float" office:value="153.17">
            <text:p>153.17</text:p>
          </table:table-cell>
          <table:table-cell table:formula="of:=[.B775]/[.A775]" office:value-type="float" office:value="1.06014673311185">
            <text:p>1.06</text:p>
          </table:table-cell>
          <table:table-cell office:value-type="float" office:value="147.41">
            <text:p>147.41</text:p>
          </table:table-cell>
          <table:table-cell table:formula="of:=[.D775]/[.A775]" office:value-type="float" office:value="1.0202796234773">
            <text:p>1.02</text:p>
          </table:table-cell>
          <table:table-cell office:value-type="float" office:value="146.82">
            <text:p>146.82</text:p>
          </table:table-cell>
          <table:table-cell table:formula="of:=[.F775]/[.A775]" office:value-type="float" office:value="1.01619601328904">
            <text:p>1.02</text:p>
          </table:table-cell>
          <table:table-cell office:value-type="float" office:value="153.17">
            <text:p>153.17</text:p>
          </table:table-cell>
          <table:table-cell table:formula="of:=[.H775]/[.A775]" office:value-type="float" office:value="1.06014673311185">
            <text:p>1.06</text:p>
          </table:table-cell>
          <table:table-cell office:value-type="float" office:value="146.82">
            <text:p>146.82</text:p>
          </table:table-cell>
          <table:table-cell table:formula="of:=[.J775]/[.A775]" office:value-type="float" office:value="1.01619601328904">
            <text:p>1.02</text:p>
          </table:table-cell>
          <table:table-cell table:number-columns-repeated="5"/>
        </table:table-row>
        <table:table-row table:style-name="ro1">
          <table:table-cell office:value-type="float" office:value="348.75">
            <text:p>348.75</text:p>
          </table:table-cell>
          <table:table-cell office:value-type="float" office:value="369.37">
            <text:p>369.37</text:p>
          </table:table-cell>
          <table:table-cell table:formula="of:=[.B776]/[.A776]" office:value-type="float" office:value="1.05912544802867">
            <text:p>1.06</text:p>
          </table:table-cell>
          <table:table-cell office:value-type="float" office:value="353.23">
            <text:p>353.23</text:p>
          </table:table-cell>
          <table:table-cell table:formula="of:=[.D776]/[.A776]" office:value-type="float" office:value="1.0128458781362">
            <text:p>1.01</text:p>
          </table:table-cell>
          <table:table-cell office:value-type="float" office:value="354.4">
            <text:p>354.4</text:p>
          </table:table-cell>
          <table:table-cell table:formula="of:=[.F776]/[.A776]" office:value-type="float" office:value="1.01620071684588">
            <text:p>1.02</text:p>
          </table:table-cell>
          <table:table-cell office:value-type="float" office:value="369.37">
            <text:p>369.37</text:p>
          </table:table-cell>
          <table:table-cell table:formula="of:=[.H776]/[.A776]" office:value-type="float" office:value="1.05912544802867">
            <text:p>1.06</text:p>
          </table:table-cell>
          <table:table-cell office:value-type="float" office:value="353.82">
            <text:p>353.82</text:p>
          </table:table-cell>
          <table:table-cell table:formula="of:=[.J776]/[.A776]" office:value-type="float" office:value="1.0145376344086">
            <text:p>1.01</text:p>
          </table:table-cell>
          <table:table-cell table:number-columns-repeated="5"/>
        </table:table-row>
        <table:table-row table:style-name="ro1">
          <table:table-cell office:value-type="float" office:value="457.29">
            <text:p>457.29</text:p>
          </table:table-cell>
          <table:table-cell office:value-type="float" office:value="493.91">
            <text:p>493.91</text:p>
          </table:table-cell>
          <table:table-cell table:formula="of:=[.B777]/[.A777]" office:value-type="float" office:value="1.0800804740974">
            <text:p>1.08</text:p>
          </table:table-cell>
          <table:table-cell office:value-type="float" office:value="464.11">
            <text:p>464.11</text:p>
          </table:table-cell>
          <table:table-cell table:formula="of:=[.D777]/[.A777]" office:value-type="float" office:value="1.01491394957248">
            <text:p>1.01</text:p>
          </table:table-cell>
          <table:table-cell office:value-type="float" office:value="464.7">
            <text:p>464.7</text:p>
          </table:table-cell>
          <table:table-cell table:formula="of:=[.F777]/[.A777]" office:value-type="float" office:value="1.01620415928623">
            <text:p>1.02</text:p>
          </table:table-cell>
          <table:table-cell office:value-type="float" office:value="462.36">
            <text:p>462.36</text:p>
          </table:table-cell>
          <table:table-cell table:formula="of:=[.H777]/[.A777]" office:value-type="float" office:value="1.01108705635374">
            <text:p>1.01</text:p>
          </table:table-cell>
          <table:table-cell office:value-type="float" office:value="462.36">
            <text:p>462.36</text:p>
          </table:table-cell>
          <table:table-cell table:formula="of:=[.J777]/[.A777]" office:value-type="float" office:value="1.01108705635374">
            <text:p>1.01</text:p>
          </table:table-cell>
          <table:table-cell table:number-columns-repeated="5"/>
        </table:table-row>
        <table:table-row table:style-name="ro1">
          <table:table-cell office:value-type="float" office:value="325.03">
            <text:p>325.03</text:p>
          </table:table-cell>
          <table:table-cell office:value-type="float" office:value="346.99">
            <text:p>346.99</text:p>
          </table:table-cell>
          <table:table-cell table:formula="of:=[.B778]/[.A778]" office:value-type="float" office:value="1.06756299418515">
            <text:p>1.07</text:p>
          </table:table-cell>
          <table:table-cell office:value-type="float" office:value="330.3">
            <text:p>330.3</text:p>
          </table:table-cell>
          <table:table-cell table:formula="of:=[.D778]/[.A778]" office:value-type="float" office:value="1.0162138879488">
            <text:p>1.02</text:p>
          </table:table-cell>
          <table:table-cell office:value-type="float" office:value="330.3">
            <text:p>330.3</text:p>
          </table:table-cell>
          <table:table-cell table:formula="of:=[.F778]/[.A778]" office:value-type="float" office:value="1.0162138879488">
            <text:p>1.02</text:p>
          </table:table-cell>
          <table:table-cell office:value-type="float" office:value="346.4">
            <text:p>346.4</text:p>
          </table:table-cell>
          <table:table-cell table:formula="of:=[.H778]/[.A778]" office:value-type="float" office:value="1.06574777712827">
            <text:p>1.07</text:p>
          </table:table-cell>
          <table:table-cell office:value-type="float" office:value="329.13">
            <text:p>329.13</text:p>
          </table:table-cell>
          <table:table-cell table:formula="of:=[.J778]/[.A778]" office:value-type="float" office:value="1.01261422022583">
            <text:p>1.01</text:p>
          </table:table-cell>
          <table:table-cell table:number-columns-repeated="5"/>
        </table:table-row>
        <table:table-row table:style-name="ro1">
          <table:table-cell office:value-type="float" office:value="433.46">
            <text:p>433.46</text:p>
          </table:table-cell>
          <table:table-cell office:value-type="float" office:value="446.39">
            <text:p>446.39</text:p>
          </table:table-cell>
          <table:table-cell table:formula="of:=[.B779]/[.A779]" office:value-type="float" office:value="1.02982974207539">
            <text:p>1.03</text:p>
          </table:table-cell>
          <table:table-cell office:value-type="float" office:value="437.56">
            <text:p>437.56</text:p>
          </table:table-cell>
          <table:table-cell table:formula="of:=[.D779]/[.A779]" office:value-type="float" office:value="1.00945877358926">
            <text:p>1.01</text:p>
          </table:table-cell>
          <table:table-cell office:value-type="float" office:value="440.49">
            <text:p>440.49</text:p>
          </table:table-cell>
          <table:table-cell table:formula="of:=[.F779]/[.A779]" office:value-type="float" office:value="1.01621833617866">
            <text:p>1.02</text:p>
          </table:table-cell>
          <table:table-cell office:value-type="float" office:value="445.8">
            <text:p>445.8</text:p>
          </table:table-cell>
          <table:table-cell table:formula="of:=[.H779]/[.A779]" office:value-type="float" office:value="1.02846860148572">
            <text:p>1.03</text:p>
          </table:table-cell>
          <table:table-cell office:value-type="float" office:value="436.97">
            <text:p>436.97</text:p>
          </table:table-cell>
          <table:table-cell table:formula="of:=[.J779]/[.A779]" office:value-type="float" office:value="1.00809763299958">
            <text:p>1.01</text:p>
          </table:table-cell>
          <table:table-cell table:number-columns-repeated="5"/>
        </table:table-row>
        <table:table-row table:style-name="ro1">
          <table:table-cell office:value-type="float" office:value="129.99">
            <text:p>129.99</text:p>
          </table:table-cell>
          <table:table-cell office:value-type="float" office:value="140.68">
            <text:p>140.68</text:p>
          </table:table-cell>
          <table:table-cell table:formula="of:=[.B780]/[.A780]" office:value-type="float" office:value="1.08223709516117">
            <text:p>1.08</text:p>
          </table:table-cell>
          <table:table-cell office:value-type="float" office:value="130.92">
            <text:p>130.92</text:p>
          </table:table-cell>
          <table:table-cell table:formula="of:=[.D780]/[.A780]" office:value-type="float" office:value="1.00715439649204">
            <text:p>1.01</text:p>
          </table:table-cell>
          <table:table-cell office:value-type="float" office:value="132.1">
            <text:p>132.1</text:p>
          </table:table-cell>
          <table:table-cell table:formula="of:=[.F780]/[.A780]" office:value-type="float" office:value="1.01623201784753">
            <text:p>1.02</text:p>
          </table:table-cell>
          <table:table-cell office:value-type="float" office:value="140.68">
            <text:p>140.68</text:p>
          </table:table-cell>
          <table:table-cell table:formula="of:=[.H780]/[.A780]" office:value-type="float" office:value="1.08223709516117">
            <text:p>1.08</text:p>
          </table:table-cell>
          <table:table-cell office:value-type="float" office:value="130.92">
            <text:p>130.92</text:p>
          </table:table-cell>
          <table:table-cell table:formula="of:=[.J780]/[.A780]" office:value-type="float" office:value="1.00715439649204">
            <text:p>1.01</text:p>
          </table:table-cell>
          <table:table-cell table:number-columns-repeated="5"/>
        </table:table-row>
        <table:table-row table:style-name="ro1">
          <table:table-cell office:value-type="float" office:value="51.04">
            <text:p>51.04</text:p>
          </table:table-cell>
          <table:table-cell office:value-type="float" office:value="57.04">
            <text:p>57.04</text:p>
          </table:table-cell>
          <table:table-cell table:formula="of:=[.B781]/[.A781]" office:value-type="float" office:value="1.11755485893417">
            <text:p>1.12</text:p>
          </table:table-cell>
          <table:table-cell office:value-type="float" office:value="54.21">
            <text:p>54.21</text:p>
          </table:table-cell>
          <table:table-cell table:formula="of:=[.D781]/[.A781]" office:value-type="float" office:value="1.06210815047022">
            <text:p>1.06</text:p>
          </table:table-cell>
          <table:table-cell office:value-type="float" office:value="51.87">
            <text:p>51.87</text:p>
          </table:table-cell>
          <table:table-cell table:formula="of:=[.F781]/[.A781]" office:value-type="float" office:value="1.01626175548589">
            <text:p>1.02</text:p>
          </table:table-cell>
          <table:table-cell office:value-type="float" office:value="57.04">
            <text:p>57.04</text:p>
          </table:table-cell>
          <table:table-cell table:formula="of:=[.H781]/[.A781]" office:value-type="float" office:value="1.11755485893417">
            <text:p>1.12</text:p>
          </table:table-cell>
          <table:table-cell office:value-type="float" office:value="54.21">
            <text:p>54.21</text:p>
          </table:table-cell>
          <table:table-cell table:formula="of:=[.J781]/[.A781]" office:value-type="float" office:value="1.06210815047022">
            <text:p>1.06</text:p>
          </table:table-cell>
          <table:table-cell table:number-columns-repeated="5"/>
        </table:table-row>
        <table:table-row table:style-name="ro1">
          <table:table-cell office:value-type="float" office:value="71.91">
            <text:p>71.91</text:p>
          </table:table-cell>
          <table:table-cell office:value-type="float" office:value="90.5">
            <text:p>90.5</text:p>
          </table:table-cell>
          <table:table-cell table:formula="of:=[.B782]/[.A782]" office:value-type="float" office:value="1.25851759143374">
            <text:p>1.26</text:p>
          </table:table-cell>
          <table:table-cell office:value-type="float" office:value="73.08">
            <text:p>73.08</text:p>
          </table:table-cell>
          <table:table-cell table:formula="of:=[.D782]/[.A782]" office:value-type="float" office:value="1.0162703379224">
            <text:p>1.02</text:p>
          </table:table-cell>
          <table:table-cell office:value-type="float" office:value="73.08">
            <text:p>73.08</text:p>
          </table:table-cell>
          <table:table-cell table:formula="of:=[.F782]/[.A782]" office:value-type="float" office:value="1.0162703379224">
            <text:p>1.02</text:p>
          </table:table-cell>
          <table:table-cell office:value-type="float" office:value="89.91">
            <text:p>89.91</text:p>
          </table:table-cell>
          <table:table-cell table:formula="of:=[.H782]/[.A782]" office:value-type="float" office:value="1.25031289111389">
            <text:p>1.25</text:p>
          </table:table-cell>
          <table:table-cell office:value-type="float" office:value="73.08">
            <text:p>73.08</text:p>
          </table:table-cell>
          <table:table-cell table:formula="of:=[.J782]/[.A782]" office:value-type="float" office:value="1.0162703379224">
            <text:p>1.02</text:p>
          </table:table-cell>
          <table:table-cell table:number-columns-repeated="5"/>
        </table:table-row>
        <table:table-row table:style-name="ro1">
          <table:table-cell office:value-type="float" office:value="395.47">
            <text:p>395.47</text:p>
          </table:table-cell>
          <table:table-cell office:value-type="float" office:value="413.19">
            <text:p>413.19</text:p>
          </table:table-cell>
          <table:table-cell table:formula="of:=[.B783]/[.A783]" office:value-type="float" office:value="1.04480744430677">
            <text:p>1.04</text:p>
          </table:table-cell>
          <table:table-cell office:value-type="float" office:value="405.43">
            <text:p>405.43</text:p>
          </table:table-cell>
          <table:table-cell table:formula="of:=[.D783]/[.A783]" office:value-type="float" office:value="1.02518522264647">
            <text:p>1.03</text:p>
          </table:table-cell>
          <table:table-cell office:value-type="float" office:value="401.91">
            <text:p>401.91</text:p>
          </table:table-cell>
          <table:table-cell table:formula="of:=[.F783]/[.A783]" office:value-type="float" office:value="1.0162844210686">
            <text:p>1.02</text:p>
          </table:table-cell>
          <table:table-cell office:value-type="float" office:value="413.19">
            <text:p>413.19</text:p>
          </table:table-cell>
          <table:table-cell table:formula="of:=[.H783]/[.A783]" office:value-type="float" office:value="1.04480744430677">
            <text:p>1.04</text:p>
          </table:table-cell>
          <table:table-cell office:value-type="float" office:value="406.01">
            <text:p>406.01</text:p>
          </table:table-cell>
          <table:table-cell table:formula="of:=[.J783]/[.A783]" office:value-type="float" office:value="1.02665183199737">
            <text:p>1.03</text:p>
          </table:table-cell>
          <table:table-cell table:number-columns-repeated="5"/>
        </table:table-row>
        <table:table-row table:style-name="ro1">
          <table:table-cell office:value-type="float" office:value="395.84">
            <text:p>395.84</text:p>
          </table:table-cell>
          <table:table-cell office:value-type="float" office:value="402.29">
            <text:p>402.29</text:p>
          </table:table-cell>
          <table:table-cell table:formula="of:=[.B784]/[.A784]" office:value-type="float" office:value="1.01629446240905">
            <text:p>1.02</text:p>
          </table:table-cell>
          <table:table-cell office:value-type="float" office:value="402.87">
            <text:p>402.87</text:p>
          </table:table-cell>
          <table:table-cell table:formula="of:=[.D784]/[.A784]" office:value-type="float" office:value="1.01775970088925">
            <text:p>1.02</text:p>
          </table:table-cell>
          <table:table-cell office:value-type="float" office:value="402.29">
            <text:p>402.29</text:p>
          </table:table-cell>
          <table:table-cell table:formula="of:=[.F784]/[.A784]" office:value-type="float" office:value="1.01629446240905">
            <text:p>1.02</text:p>
          </table:table-cell>
          <table:table-cell office:value-type="float" office:value="401.11">
            <text:p>401.11</text:p>
          </table:table-cell>
          <table:table-cell table:formula="of:=[.H784]/[.A784]" office:value-type="float" office:value="1.01331345998383">
            <text:p>1.01</text:p>
          </table:table-cell>
          <table:table-cell office:value-type="float" office:value="401.11">
            <text:p>401.11</text:p>
          </table:table-cell>
          <table:table-cell table:formula="of:=[.J784]/[.A784]" office:value-type="float" office:value="1.01331345998383">
            <text:p>1.01</text:p>
          </table:table-cell>
          <table:table-cell table:number-columns-repeated="5"/>
        </table:table-row>
        <table:table-row table:style-name="ro1">
          <table:table-cell office:value-type="float" office:value="287.5">
            <text:p>287.5</text:p>
          </table:table-cell>
          <table:table-cell office:value-type="float" office:value="295.61">
            <text:p>295.61</text:p>
          </table:table-cell>
          <table:table-cell table:formula="of:=[.B785]/[.A785]" office:value-type="float" office:value="1.02820869565217">
            <text:p>1.03</text:p>
          </table:table-cell>
          <table:table-cell office:value-type="float" office:value="292.19">
            <text:p>292.19</text:p>
          </table:table-cell>
          <table:table-cell table:formula="of:=[.D785]/[.A785]" office:value-type="float" office:value="1.01631304347826">
            <text:p>1.02</text:p>
          </table:table-cell>
          <table:table-cell office:value-type="float" office:value="292.19">
            <text:p>292.19</text:p>
          </table:table-cell>
          <table:table-cell table:formula="of:=[.F785]/[.A785]" office:value-type="float" office:value="1.01631304347826">
            <text:p>1.02</text:p>
          </table:table-cell>
          <table:table-cell office:value-type="float" office:value="293.85">
            <text:p>293.85</text:p>
          </table:table-cell>
          <table:table-cell table:formula="of:=[.H785]/[.A785]" office:value-type="float" office:value="1.02208695652174">
            <text:p>1.02</text:p>
          </table:table-cell>
          <table:table-cell office:value-type="float" office:value="291.61">
            <text:p>291.61</text:p>
          </table:table-cell>
          <table:table-cell table:formula="of:=[.J785]/[.A785]" office:value-type="float" office:value="1.01429565217391">
            <text:p>1.01</text:p>
          </table:table-cell>
          <table:table-cell table:number-columns-repeated="5"/>
        </table:table-row>
        <table:table-row table:style-name="ro1">
          <table:table-cell office:value-type="float" office:value="286.85">
            <text:p>286.85</text:p>
          </table:table-cell>
          <table:table-cell office:value-type="float" office:value="299.53">
            <text:p>299.53</text:p>
          </table:table-cell>
          <table:table-cell table:formula="of:=[.B786]/[.A786]" office:value-type="float" office:value="1.04420428795538">
            <text:p>1.04</text:p>
          </table:table-cell>
          <table:table-cell office:value-type="float" office:value="292.71">
            <text:p>292.71</text:p>
          </table:table-cell>
          <table:table-cell table:formula="of:=[.D786]/[.A786]" office:value-type="float" office:value="1.02042879553774">
            <text:p>1.02</text:p>
          </table:table-cell>
          <table:table-cell office:value-type="float" office:value="291.53">
            <text:p>291.53</text:p>
          </table:table-cell>
          <table:table-cell table:formula="of:=[.F786]/[.A786]" office:value-type="float" office:value="1.01631514728952">
            <text:p>1.02</text:p>
          </table:table-cell>
          <table:table-cell office:value-type="float" office:value="297.78">
            <text:p>297.78</text:p>
          </table:table-cell>
          <table:table-cell table:formula="of:=[.H786]/[.A786]" office:value-type="float" office:value="1.03810353843472">
            <text:p>1.04</text:p>
          </table:table-cell>
          <table:table-cell office:value-type="float" office:value="291.53">
            <text:p>291.53</text:p>
          </table:table-cell>
          <table:table-cell table:formula="of:=[.J786]/[.A786]" office:value-type="float" office:value="1.01631514728952">
            <text:p>1.02</text:p>
          </table:table-cell>
          <table:table-cell table:number-columns-repeated="5"/>
        </table:table-row>
        <table:table-row table:style-name="ro1">
          <table:table-cell office:value-type="float" office:value="407.35">
            <text:p>407.35</text:p>
          </table:table-cell>
          <table:table-cell office:value-type="float" office:value="441.83">
            <text:p>441.83</text:p>
          </table:table-cell>
          <table:table-cell table:formula="of:=[.B787]/[.A787]" office:value-type="float" office:value="1.08464465447404">
            <text:p>1.08</text:p>
          </table:table-cell>
          <table:table-cell office:value-type="float" office:value="412.27">
            <text:p>412.27</text:p>
          </table:table-cell>
          <table:table-cell table:formula="of:=[.D787]/[.A787]" office:value-type="float" office:value="1.0120780655456">
            <text:p>1.01</text:p>
          </table:table-cell>
          <table:table-cell office:value-type="float" office:value="414.03">
            <text:p>414.03</text:p>
          </table:table-cell>
          <table:table-cell table:formula="of:=[.F787]/[.A787]" office:value-type="float" office:value="1.01639867435866">
            <text:p>1.02</text:p>
          </table:table-cell>
          <table:table-cell office:value-type="float" office:value="441.83">
            <text:p>441.83</text:p>
          </table:table-cell>
          <table:table-cell table:formula="of:=[.H787]/[.A787]" office:value-type="float" office:value="1.08464465447404">
            <text:p>1.08</text:p>
          </table:table-cell>
          <table:table-cell office:value-type="float" office:value="412.86">
            <text:p>412.86</text:p>
          </table:table-cell>
          <table:table-cell table:formula="of:=[.J787]/[.A787]" office:value-type="float" office:value="1.01352645145452">
            <text:p>1.01</text:p>
          </table:table-cell>
          <table:table-cell table:number-columns-repeated="5"/>
        </table:table-row>
        <table:table-row table:style-name="ro1">
          <table:table-cell office:value-type="float" office:value="163.31">
            <text:p>163.31</text:p>
          </table:table-cell>
          <table:table-cell office:value-type="float" office:value="168.58">
            <text:p>168.58</text:p>
          </table:table-cell>
          <table:table-cell table:formula="of:=[.B788]/[.A788]" office:value-type="float" office:value="1.03226991611047">
            <text:p>1.03</text:p>
          </table:table-cell>
          <table:table-cell office:value-type="float" office:value="164.24">
            <text:p>164.24</text:p>
          </table:table-cell>
          <table:table-cell table:formula="of:=[.D788]/[.A788]" office:value-type="float" office:value="1.00569469107832">
            <text:p>1.01</text:p>
          </table:table-cell>
          <table:table-cell office:value-type="float" office:value="165.99">
            <text:p>165.99</text:p>
          </table:table-cell>
          <table:table-cell table:formula="of:=[.F788]/[.A788]" office:value-type="float" office:value="1.01641050762354">
            <text:p>1.02</text:p>
          </table:table-cell>
          <table:table-cell office:value-type="float" office:value="168.58">
            <text:p>168.58</text:p>
          </table:table-cell>
          <table:table-cell table:formula="of:=[.H788]/[.A788]" office:value-type="float" office:value="1.03226991611047">
            <text:p>1.03</text:p>
          </table:table-cell>
          <table:table-cell office:value-type="float" office:value="164.24">
            <text:p>164.24</text:p>
          </table:table-cell>
          <table:table-cell table:formula="of:=[.J788]/[.A788]" office:value-type="float" office:value="1.00569469107832">
            <text:p>1.01</text:p>
          </table:table-cell>
          <table:table-cell table:number-columns-repeated="5"/>
        </table:table-row>
        <table:table-row table:style-name="ro1">
          <table:table-cell office:value-type="float" office:value="264.75">
            <text:p>264.75</text:p>
          </table:table-cell>
          <table:table-cell office:value-type="float" office:value="269.24">
            <text:p>269.24</text:p>
          </table:table-cell>
          <table:table-cell table:formula="of:=[.B789]/[.A789]" office:value-type="float" office:value="1.01695939565628">
            <text:p>1.02</text:p>
          </table:table-cell>
          <table:table-cell office:value-type="float" office:value="267.24">
            <text:p>267.24</text:p>
          </table:table-cell>
          <table:table-cell table:formula="of:=[.D789]/[.A789]" office:value-type="float" office:value="1.00940509915014">
            <text:p>1.01</text:p>
          </table:table-cell>
          <table:table-cell office:value-type="float" office:value="269.1">
            <text:p>269.1</text:p>
          </table:table-cell>
          <table:table-cell table:formula="of:=[.F789]/[.A789]" office:value-type="float" office:value="1.01643059490085">
            <text:p>1.02</text:p>
          </table:table-cell>
          <table:table-cell office:value-type="float" office:value="267.82">
            <text:p>267.82</text:p>
          </table:table-cell>
          <table:table-cell table:formula="of:=[.H789]/[.A789]" office:value-type="float" office:value="1.01159584513692">
            <text:p>1.01</text:p>
          </table:table-cell>
          <table:table-cell office:value-type="float" office:value="267.24">
            <text:p>267.24</text:p>
          </table:table-cell>
          <table:table-cell table:formula="of:=[.J789]/[.A789]" office:value-type="float" office:value="1.00940509915014">
            <text:p>1.01</text:p>
          </table:table-cell>
          <table:table-cell table:number-columns-repeated="5"/>
        </table:table-row>
        <table:table-row table:style-name="ro1">
          <table:table-cell office:value-type="float" office:value="390.82">
            <text:p>390.82</text:p>
          </table:table-cell>
          <table:table-cell office:value-type="float" office:value="410.48">
            <text:p>410.48</text:p>
          </table:table-cell>
          <table:table-cell table:formula="of:=[.B790]/[.A790]" office:value-type="float" office:value="1.05030448799959">
            <text:p>1.05</text:p>
          </table:table-cell>
          <table:table-cell office:value-type="float" office:value="394.23">
            <text:p>394.23</text:p>
          </table:table-cell>
          <table:table-cell table:formula="of:=[.D790]/[.A790]" office:value-type="float" office:value="1.00872524435802">
            <text:p>1.01</text:p>
          </table:table-cell>
          <table:table-cell office:value-type="float" office:value="397.26">
            <text:p>397.26</text:p>
          </table:table-cell>
          <table:table-cell table:formula="of:=[.F790]/[.A790]" office:value-type="float" office:value="1.01647817409549">
            <text:p>1.02</text:p>
          </table:table-cell>
          <table:table-cell office:value-type="float" office:value="410.48">
            <text:p>410.48</text:p>
          </table:table-cell>
          <table:table-cell table:formula="of:=[.H790]/[.A790]" office:value-type="float" office:value="1.05030448799959">
            <text:p>1.05</text:p>
          </table:table-cell>
          <table:table-cell office:value-type="float" office:value="393.65">
            <text:p>393.65</text:p>
          </table:table-cell>
          <table:table-cell table:formula="of:=[.J790]/[.A790]" office:value-type="float" office:value="1.00724118520035">
            <text:p>1.01</text:p>
          </table:table-cell>
          <table:table-cell table:number-columns-repeated="5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489.96">
            <text:p>489.96</text:p>
          </table:table-cell>
          <table:table-cell table:formula="of:=[.B791]/[.A791]" office:value-type="float" office:value="1.02932773109244">
            <text:p>1.03</text:p>
          </table:table-cell>
          <table:table-cell office:value-type="float" office:value="483.27">
            <text:p>483.27</text:p>
          </table:table-cell>
          <table:table-cell table:formula="of:=[.D791]/[.A791]" office:value-type="float" office:value="1.0152731092437">
            <text:p>1.02</text:p>
          </table:table-cell>
          <table:table-cell office:value-type="float" office:value="483.85">
            <text:p>483.85</text:p>
          </table:table-cell>
          <table:table-cell table:formula="of:=[.F791]/[.A791]" office:value-type="float" office:value="1.01649159663866">
            <text:p>1.02</text:p>
          </table:table-cell>
          <table:table-cell office:value-type="float" office:value="489.96">
            <text:p>489.96</text:p>
          </table:table-cell>
          <table:table-cell table:formula="of:=[.H791]/[.A791]" office:value-type="float" office:value="1.02932773109244">
            <text:p>1.03</text:p>
          </table:table-cell>
          <table:table-cell office:value-type="float" office:value="481.51">
            <text:p>481.51</text:p>
          </table:table-cell>
          <table:table-cell table:formula="of:=[.J791]/[.A791]" office:value-type="float" office:value="1.0115756302521">
            <text:p>1.01</text:p>
          </table:table-cell>
          <table:table-cell table:number-columns-repeated="5"/>
        </table:table-row>
        <table:table-row table:style-name="ro1">
          <table:table-cell office:value-type="float" office:value="106.61">
            <text:p>106.61</text:p>
          </table:table-cell>
          <table:table-cell office:value-type="float" office:value="108.37">
            <text:p>108.37</text:p>
          </table:table-cell>
          <table:table-cell table:formula="of:=[.B792]/[.A792]" office:value-type="float" office:value="1.01650877028421">
            <text:p>1.02</text:p>
          </table:table-cell>
          <table:table-cell office:value-type="float" office:value="107.78">
            <text:p>107.78</text:p>
          </table:table-cell>
          <table:table-cell table:formula="of:=[.D792]/[.A792]" office:value-type="float" office:value="1.01097458024576">
            <text:p>1.01</text:p>
          </table:table-cell>
          <table:table-cell office:value-type="float" office:value="108.37">
            <text:p>108.37</text:p>
          </table:table-cell>
          <table:table-cell table:formula="of:=[.F792]/[.A792]" office:value-type="float" office:value="1.01650877028421">
            <text:p>1.02</text:p>
          </table:table-cell>
          <table:table-cell office:value-type="float" office:value="108.37">
            <text:p>108.37</text:p>
          </table:table-cell>
          <table:table-cell table:formula="of:=[.H792]/[.A792]" office:value-type="float" office:value="1.01650877028421">
            <text:p>1.02</text:p>
          </table:table-cell>
          <table:table-cell office:value-type="float" office:value="108.37">
            <text:p>108.37</text:p>
          </table:table-cell>
          <table:table-cell table:formula="of:=[.J792]/[.A792]" office:value-type="float" office:value="1.01650877028421">
            <text:p>1.02</text:p>
          </table:table-cell>
          <table:table-cell table:number-columns-repeated="5"/>
        </table:table-row>
        <table:table-row table:style-name="ro1">
          <table:table-cell office:value-type="float" office:value="495.33">
            <text:p>495.33</text:p>
          </table:table-cell>
          <table:table-cell office:value-type="float" office:value="509.04">
            <text:p>509.04</text:p>
          </table:table-cell>
          <table:table-cell table:formula="of:=[.B793]/[.A793]" office:value-type="float" office:value="1.02767851735207">
            <text:p>1.03</text:p>
          </table:table-cell>
          <table:table-cell office:value-type="float" office:value="505.87">
            <text:p>505.87</text:p>
          </table:table-cell>
          <table:table-cell table:formula="of:=[.D793]/[.A793]" office:value-type="float" office:value="1.02127874346395">
            <text:p>1.02</text:p>
          </table:table-cell>
          <table:table-cell office:value-type="float" office:value="503.53">
            <text:p>503.53</text:p>
          </table:table-cell>
          <table:table-cell table:formula="of:=[.F793]/[.A793]" office:value-type="float" office:value="1.01655462015222">
            <text:p>1.02</text:p>
          </table:table-cell>
          <table:table-cell office:value-type="float" office:value="507.87">
            <text:p>507.87</text:p>
          </table:table-cell>
          <table:table-cell table:formula="of:=[.H793]/[.A793]" office:value-type="float" office:value="1.0253164556962">
            <text:p>1.03</text:p>
          </table:table-cell>
          <table:table-cell office:value-type="float" office:value="505.87">
            <text:p>505.87</text:p>
          </table:table-cell>
          <table:table-cell table:formula="of:=[.J793]/[.A793]" office:value-type="float" office:value="1.02127874346395">
            <text:p>1.02</text:p>
          </table:table-cell>
          <table:table-cell table:number-columns-repeated="5"/>
        </table:table-row>
        <table:table-row table:style-name="ro1">
          <table:table-cell office:value-type="float" office:value="106.21">
            <text:p>106.21</text:p>
          </table:table-cell>
          <table:table-cell office:value-type="float" office:value="128.66">
            <text:p>128.66</text:p>
          </table:table-cell>
          <table:table-cell table:formula="of:=[.B794]/[.A794]" office:value-type="float" office:value="1.21137369362584">
            <text:p>1.21</text:p>
          </table:table-cell>
          <table:table-cell office:value-type="float" office:value="107.97">
            <text:p>107.97</text:p>
          </table:table-cell>
          <table:table-cell table:formula="of:=[.D794]/[.A794]" office:value-type="float" office:value="1.01657094435552">
            <text:p>1.02</text:p>
          </table:table-cell>
          <table:table-cell office:value-type="float" office:value="107.97">
            <text:p>107.97</text:p>
          </table:table-cell>
          <table:table-cell table:formula="of:=[.F794]/[.A794]" office:value-type="float" office:value="1.01657094435552">
            <text:p>1.02</text:p>
          </table:table-cell>
          <table:table-cell office:value-type="float" office:value="128.66">
            <text:p>128.66</text:p>
          </table:table-cell>
          <table:table-cell table:formula="of:=[.H794]/[.A794]" office:value-type="float" office:value="1.21137369362584">
            <text:p>1.21</text:p>
          </table:table-cell>
          <table:table-cell office:value-type="float" office:value="107.97">
            <text:p>107.97</text:p>
          </table:table-cell>
          <table:table-cell table:formula="of:=[.J794]/[.A794]" office:value-type="float" office:value="1.01657094435552">
            <text:p>1.02</text:p>
          </table:table-cell>
          <table:table-cell table:number-columns-repeated="5"/>
        </table:table-row>
        <table:table-row table:style-name="ro1">
          <table:table-cell office:value-type="float" office:value="387.7">
            <text:p>387.7</text:p>
          </table:table-cell>
          <table:table-cell office:value-type="float" office:value="399.9">
            <text:p>399.9</text:p>
          </table:table-cell>
          <table:table-cell table:formula="of:=[.B795]/[.A795]" office:value-type="float" office:value="1.03146762961052">
            <text:p>1.03</text:p>
          </table:table-cell>
          <table:table-cell office:value-type="float" office:value="392.29">
            <text:p>392.29</text:p>
          </table:table-cell>
          <table:table-cell table:formula="of:=[.D795]/[.A795]" office:value-type="float" office:value="1.01183905081248">
            <text:p>1.01</text:p>
          </table:table-cell>
          <table:table-cell office:value-type="float" office:value="394.14">
            <text:p>394.14</text:p>
          </table:table-cell>
          <table:table-cell table:formula="of:=[.F795]/[.A795]" office:value-type="float" office:value="1.01661078153211">
            <text:p>1.02</text:p>
          </table:table-cell>
          <table:table-cell office:value-type="float" office:value="399.9">
            <text:p>399.9</text:p>
          </table:table-cell>
          <table:table-cell table:formula="of:=[.H795]/[.A795]" office:value-type="float" office:value="1.03146762961052">
            <text:p>1.03</text:p>
          </table:table-cell>
          <table:table-cell office:value-type="float" office:value="392.87">
            <text:p>392.87</text:p>
          </table:table-cell>
          <table:table-cell table:formula="of:=[.J795]/[.A795]" office:value-type="float" office:value="1.01333505287594">
            <text:p>1.01</text:p>
          </table:table-cell>
          <table:table-cell table:number-columns-repeated="5"/>
        </table:table-row>
        <table:table-row table:style-name="ro1">
          <table:table-cell office:value-type="float" office:value="387.91">
            <text:p>387.91</text:p>
          </table:table-cell>
          <table:table-cell office:value-type="float" office:value="398.94">
            <text:p>398.94</text:p>
          </table:table-cell>
          <table:table-cell table:formula="of:=[.B796]/[.A796]" office:value-type="float" office:value="1.02843443066691">
            <text:p>1.03</text:p>
          </table:table-cell>
          <table:table-cell office:value-type="float" office:value="393.77">
            <text:p>393.77</text:p>
          </table:table-cell>
          <table:table-cell table:formula="of:=[.D796]/[.A796]" office:value-type="float" office:value="1.01510659689103">
            <text:p>1.02</text:p>
          </table:table-cell>
          <table:table-cell office:value-type="float" office:value="394.36">
            <text:p>394.36</text:p>
          </table:table-cell>
          <table:table-cell table:formula="of:=[.F796]/[.A796]" office:value-type="float" office:value="1.01662756825037">
            <text:p>1.02</text:p>
          </table:table-cell>
          <table:table-cell office:value-type="float" office:value="394.36">
            <text:p>394.36</text:p>
          </table:table-cell>
          <table:table-cell table:formula="of:=[.H796]/[.A796]" office:value-type="float" office:value="1.01662756825037">
            <text:p>1.02</text:p>
          </table:table-cell>
          <table:table-cell office:value-type="float" office:value="393.19">
            <text:p>393.19</text:p>
          </table:table-cell>
          <table:table-cell table:formula="of:=[.J796]/[.A796]" office:value-type="float" office:value="1.01361140470728">
            <text:p>1.01</text:p>
          </table:table-cell>
          <table:table-cell table:number-columns-repeated="5"/>
        </table:table-row>
        <table:table-row table:style-name="ro1">
          <table:table-cell office:value-type="float" office:value="225.95">
            <text:p>225.95</text:p>
          </table:table-cell>
          <table:table-cell office:value-type="float" office:value="266.24">
            <text:p>266.24</text:p>
          </table:table-cell>
          <table:table-cell table:formula="of:=[.B797]/[.A797]" office:value-type="float" office:value="1.17831378623589">
            <text:p>1.18</text:p>
          </table:table-cell>
          <table:table-cell office:value-type="float" office:value="231.95">
            <text:p>231.95</text:p>
          </table:table-cell>
          <table:table-cell table:formula="of:=[.D797]/[.A797]" office:value-type="float" office:value="1.02655454746625">
            <text:p>1.03</text:p>
          </table:table-cell>
          <table:table-cell office:value-type="float" office:value="229.71">
            <text:p>229.71</text:p>
          </table:table-cell>
          <table:table-cell table:formula="of:=[.F797]/[.A797]" office:value-type="float" office:value="1.01664084974552">
            <text:p>1.02</text:p>
          </table:table-cell>
          <table:table-cell office:value-type="float" office:value="245.85">
            <text:p>245.85</text:p>
          </table:table-cell>
          <table:table-cell table:formula="of:=[.H797]/[.A797]" office:value-type="float" office:value="1.08807258242974">
            <text:p>1.09</text:p>
          </table:table-cell>
          <table:table-cell office:value-type="float" office:value="231.95">
            <text:p>231.95</text:p>
          </table:table-cell>
          <table:table-cell table:formula="of:=[.J797]/[.A797]" office:value-type="float" office:value="1.02655454746625">
            <text:p>1.03</text:p>
          </table:table-cell>
          <table:table-cell table:number-columns-repeated="5"/>
        </table:table-row>
        <table:table-row table:style-name="ro1">
          <table:table-cell office:value-type="float" office:value="231.25">
            <text:p>231.25</text:p>
          </table:table-cell>
          <table:table-cell office:value-type="float" office:value="237.94">
            <text:p>237.94</text:p>
          </table:table-cell>
          <table:table-cell table:formula="of:=[.B798]/[.A798]" office:value-type="float" office:value="1.02892972972973">
            <text:p>1.03</text:p>
          </table:table-cell>
          <table:table-cell office:value-type="float" office:value="235.69">
            <text:p>235.69</text:p>
          </table:table-cell>
          <table:table-cell table:formula="of:=[.D798]/[.A798]" office:value-type="float" office:value="1.0192">
            <text:p>1.02</text:p>
          </table:table-cell>
          <table:table-cell office:value-type="float" office:value="235.11">
            <text:p>235.11</text:p>
          </table:table-cell>
          <table:table-cell table:formula="of:=[.F798]/[.A798]" office:value-type="float" office:value="1.01669189189189">
            <text:p>1.02</text:p>
          </table:table-cell>
          <table:table-cell office:value-type="float" office:value="237.94">
            <text:p>237.94</text:p>
          </table:table-cell>
          <table:table-cell table:formula="of:=[.H798]/[.A798]" office:value-type="float" office:value="1.02892972972973">
            <text:p>1.03</text:p>
          </table:table-cell>
          <table:table-cell office:value-type="float" office:value="232.76">
            <text:p>232.76</text:p>
          </table:table-cell>
          <table:table-cell table:formula="of:=[.J798]/[.A798]" office:value-type="float" office:value="1.00652972972973">
            <text:p>1.01</text:p>
          </table:table-cell>
          <table:table-cell table:number-columns-repeated="5"/>
        </table:table-row>
        <table:table-row table:style-name="ro1">
          <table:table-cell office:value-type="float" office:value="499.47">
            <text:p>499.47</text:p>
          </table:table-cell>
          <table:table-cell office:value-type="float" office:value="521.61">
            <text:p>521.61</text:p>
          </table:table-cell>
          <table:table-cell table:formula="of:=[.B799]/[.A799]" office:value-type="float" office:value="1.0443269866058">
            <text:p>1.04</text:p>
          </table:table-cell>
          <table:table-cell office:value-type="float" office:value="507.47">
            <text:p>507.47</text:p>
          </table:table-cell>
          <table:table-cell table:formula="of:=[.D799]/[.A799]" office:value-type="float" office:value="1.01601697799668">
            <text:p>1.02</text:p>
          </table:table-cell>
          <table:table-cell office:value-type="float" office:value="507.81">
            <text:p>507.81</text:p>
          </table:table-cell>
          <table:table-cell table:formula="of:=[.F799]/[.A799]" office:value-type="float" office:value="1.01669769956154">
            <text:p>1.02</text:p>
          </table:table-cell>
          <table:table-cell office:value-type="float" office:value="521.61">
            <text:p>521.61</text:p>
          </table:table-cell>
          <table:table-cell table:formula="of:=[.H799]/[.A799]" office:value-type="float" office:value="1.0443269866058">
            <text:p>1.04</text:p>
          </table:table-cell>
          <table:table-cell office:value-type="float" office:value="507.47">
            <text:p>507.47</text:p>
          </table:table-cell>
          <table:table-cell table:formula="of:=[.J799]/[.A799]" office:value-type="float" office:value="1.01601697799668">
            <text:p>1.02</text:p>
          </table:table-cell>
          <table:table-cell table:number-columns-repeated="5"/>
        </table:table-row>
        <table:table-row table:style-name="ro1">
          <table:table-cell office:value-type="float" office:value="330.43">
            <text:p>330.43</text:p>
          </table:table-cell>
          <table:table-cell office:value-type="float" office:value="340.53">
            <text:p>340.53</text:p>
          </table:table-cell>
          <table:table-cell table:formula="of:=[.B800]/[.A800]" office:value-type="float" office:value="1.03056623187967">
            <text:p>1.03</text:p>
          </table:table-cell>
          <table:table-cell office:value-type="float" office:value="335.95">
            <text:p>335.95</text:p>
          </table:table-cell>
          <table:table-cell table:formula="of:=[.D800]/[.A800]" office:value-type="float" office:value="1.0167055049481">
            <text:p>1.02</text:p>
          </table:table-cell>
          <table:table-cell office:value-type="float" office:value="335.95">
            <text:p>335.95</text:p>
          </table:table-cell>
          <table:table-cell table:formula="of:=[.F800]/[.A800]" office:value-type="float" office:value="1.0167055049481">
            <text:p>1.02</text:p>
          </table:table-cell>
          <table:table-cell office:value-type="float" office:value="340.53">
            <text:p>340.53</text:p>
          </table:table-cell>
          <table:table-cell table:formula="of:=[.H800]/[.A800]" office:value-type="float" office:value="1.03056623187967">
            <text:p>1.03</text:p>
          </table:table-cell>
          <table:table-cell office:value-type="float" office:value="334.19">
            <text:p>334.19</text:p>
          </table:table-cell>
          <table:table-cell table:formula="of:=[.J800]/[.A800]" office:value-type="float" office:value="1.0113791120661">
            <text:p>1.01</text:p>
          </table:table-cell>
          <table:table-cell table:number-columns-repeated="5"/>
        </table:table-row>
        <table:table-row table:style-name="ro1">
          <table:table-cell office:value-type="float" office:value="475.81">
            <text:p>475.81</text:p>
          </table:table-cell>
          <table:table-cell office:value-type="float" office:value="492.26">
            <text:p>492.26</text:p>
          </table:table-cell>
          <table:table-cell table:formula="of:=[.B801]/[.A801]" office:value-type="float" office:value="1.0345726235262">
            <text:p>1.03</text:p>
          </table:table-cell>
          <table:table-cell office:value-type="float" office:value="483.67">
            <text:p>483.67</text:p>
          </table:table-cell>
          <table:table-cell table:formula="of:=[.D801]/[.A801]" office:value-type="float" office:value="1.01651919883987">
            <text:p>1.02</text:p>
          </table:table-cell>
          <table:table-cell office:value-type="float" office:value="483.77">
            <text:p>483.77</text:p>
          </table:table-cell>
          <table:table-cell table:formula="of:=[.F801]/[.A801]" office:value-type="float" office:value="1.01672936676404">
            <text:p>1.02</text:p>
          </table:table-cell>
          <table:table-cell office:value-type="float" office:value="492.26">
            <text:p>492.26</text:p>
          </table:table-cell>
          <table:table-cell table:formula="of:=[.H801]/[.A801]" office:value-type="float" office:value="1.0345726235262">
            <text:p>1.03</text:p>
          </table:table-cell>
          <table:table-cell office:value-type="float" office:value="480.16">
            <text:p>480.16</text:p>
          </table:table-cell>
          <table:table-cell table:formula="of:=[.J801]/[.A801]" office:value-type="float" office:value="1.00914230470146">
            <text:p>1.01</text:p>
          </table:table-cell>
          <table:table-cell table:number-columns-repeated="5"/>
        </table:table-row>
        <table:table-row table:style-name="ro1">
          <table:table-cell office:value-type="float" office:value="34.56">
            <text:p>34.56</text:p>
          </table:table-cell>
          <table:table-cell office:value-type="float" office:value="36.9">
            <text:p>36.9</text:p>
          </table:table-cell>
          <table:table-cell table:formula="of:=[.B802]/[.A802]" office:value-type="float" office:value="1.06770833333333">
            <text:p>1.07</text:p>
          </table:table-cell>
          <table:table-cell office:value-type="float" office:value="34.56">
            <text:p>34.56</text:p>
          </table:table-cell>
          <table:table-cell table:formula="of:=[.D802]/[.A802]" office:value-type="float" office:value="1">
            <text:p>1</text:p>
          </table:table-cell>
          <table:table-cell office:value-type="float" office:value="35.14">
            <text:p>35.14</text:p>
          </table:table-cell>
          <table:table-cell table:formula="of:=[.F802]/[.A802]" office:value-type="float" office:value="1.01678240740741">
            <text:p>1.02</text:p>
          </table:table-cell>
          <table:table-cell office:value-type="float" office:value="36.9">
            <text:p>36.9</text:p>
          </table:table-cell>
          <table:table-cell table:formula="of:=[.H802]/[.A802]" office:value-type="float" office:value="1.06770833333333">
            <text:p>1.07</text:p>
          </table:table-cell>
          <table:table-cell office:value-type="float" office:value="34.56">
            <text:p>34.56</text:p>
          </table:table-cell>
          <table:table-cell table:formula="of:=[.J802]/[.A8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9.99">
            <text:p>139.99</text:p>
          </table:table-cell>
          <table:table-cell office:value-type="float" office:value="144.34">
            <text:p>144.34</text:p>
          </table:table-cell>
          <table:table-cell table:formula="of:=[.B803]/[.A803]" office:value-type="float" office:value="1.03107364811772">
            <text:p>1.03</text:p>
          </table:table-cell>
          <table:table-cell office:value-type="float" office:value="141.75">
            <text:p>141.75</text:p>
          </table:table-cell>
          <table:table-cell table:formula="of:=[.D803]/[.A803]" office:value-type="float" office:value="1.01257232659476">
            <text:p>1.01</text:p>
          </table:table-cell>
          <table:table-cell office:value-type="float" office:value="142.34">
            <text:p>142.34</text:p>
          </table:table-cell>
          <table:table-cell table:formula="of:=[.F803]/[.A803]" office:value-type="float" office:value="1.01678691335095">
            <text:p>1.02</text:p>
          </table:table-cell>
          <table:table-cell office:value-type="float" office:value="144.34">
            <text:p>144.34</text:p>
          </table:table-cell>
          <table:table-cell table:formula="of:=[.H803]/[.A803]" office:value-type="float" office:value="1.03107364811772">
            <text:p>1.03</text:p>
          </table:table-cell>
          <table:table-cell office:value-type="float" office:value="141.75">
            <text:p>141.75</text:p>
          </table:table-cell>
          <table:table-cell table:formula="of:=[.J803]/[.A803]" office:value-type="float" office:value="1.01257232659476">
            <text:p>1.01</text:p>
          </table:table-cell>
          <table:table-cell table:number-columns-repeated="5"/>
        </table:table-row>
        <table:table-row table:style-name="ro1">
          <table:table-cell office:value-type="float" office:value="159.04">
            <text:p>159.04</text:p>
          </table:table-cell>
          <table:table-cell office:value-type="float" office:value="164.65">
            <text:p>164.65</text:p>
          </table:table-cell>
          <table:table-cell table:formula="of:=[.B804]/[.A804]" office:value-type="float" office:value="1.03527414486922">
            <text:p>1.04</text:p>
          </table:table-cell>
          <table:table-cell office:value-type="float" office:value="161.72">
            <text:p>161.72</text:p>
          </table:table-cell>
          <table:table-cell table:formula="of:=[.D804]/[.A804]" office:value-type="float" office:value="1.01685110663984">
            <text:p>1.02</text:p>
          </table:table-cell>
          <table:table-cell office:value-type="float" office:value="161.72">
            <text:p>161.72</text:p>
          </table:table-cell>
          <table:table-cell table:formula="of:=[.F804]/[.A804]" office:value-type="float" office:value="1.01685110663984">
            <text:p>1.02</text:p>
          </table:table-cell>
          <table:table-cell office:value-type="float" office:value="164.65">
            <text:p>164.65</text:p>
          </table:table-cell>
          <table:table-cell table:formula="of:=[.H804]/[.A804]" office:value-type="float" office:value="1.03527414486922">
            <text:p>1.04</text:p>
          </table:table-cell>
          <table:table-cell office:value-type="float" office:value="159.38">
            <text:p>159.38</text:p>
          </table:table-cell>
          <table:table-cell table:formula="of:=[.J804]/[.A804]" office:value-type="float" office:value="1.00213782696177">
            <text:p>1</text:p>
          </table:table-cell>
          <table:table-cell table:number-columns-repeated="5"/>
        </table:table-row>
        <table:table-row table:style-name="ro1">
          <table:table-cell office:value-type="float" office:value="470.69">
            <text:p>470.69</text:p>
          </table:table-cell>
          <table:table-cell office:value-type="float" office:value="485.52">
            <text:p>485.52</text:p>
          </table:table-cell>
          <table:table-cell table:formula="of:=[.B805]/[.A805]" office:value-type="float" office:value="1.03150693662495">
            <text:p>1.03</text:p>
          </table:table-cell>
          <table:table-cell office:value-type="float" office:value="479.27">
            <text:p>479.27</text:p>
          </table:table-cell>
          <table:table-cell table:formula="of:=[.D805]/[.A805]" office:value-type="float" office:value="1.01822855807432">
            <text:p>1.02</text:p>
          </table:table-cell>
          <table:table-cell office:value-type="float" office:value="478.69">
            <text:p>478.69</text:p>
          </table:table-cell>
          <table:table-cell table:formula="of:=[.F805]/[.A805]" office:value-type="float" office:value="1.01699632454482">
            <text:p>1.02</text:p>
          </table:table-cell>
          <table:table-cell office:value-type="float" office:value="485.52">
            <text:p>485.52</text:p>
          </table:table-cell>
          <table:table-cell table:formula="of:=[.H805]/[.A805]" office:value-type="float" office:value="1.03150693662495">
            <text:p>1.03</text:p>
          </table:table-cell>
          <table:table-cell office:value-type="float" office:value="478.1">
            <text:p>478.1</text:p>
          </table:table-cell>
          <table:table-cell table:formula="of:=[.J805]/[.A805]" office:value-type="float" office:value="1.01574284560964">
            <text:p>1.02</text:p>
          </table:table-cell>
          <table:table-cell table:number-columns-repeated="5"/>
        </table:table-row>
        <table:table-row table:style-name="ro1">
          <table:table-cell office:value-type="float" office:value="410.74">
            <text:p>410.74</text:p>
          </table:table-cell>
          <table:table-cell office:value-type="float" office:value="421.53">
            <text:p>421.53</text:p>
          </table:table-cell>
          <table:table-cell table:formula="of:=[.B806]/[.A806]" office:value-type="float" office:value="1.0262696596387">
            <text:p>1.03</text:p>
          </table:table-cell>
          <table:table-cell office:value-type="float" office:value="419.53">
            <text:p>419.53</text:p>
          </table:table-cell>
          <table:table-cell table:formula="of:=[.D806]/[.A806]" office:value-type="float" office:value="1.02140039927935">
            <text:p>1.02</text:p>
          </table:table-cell>
          <table:table-cell office:value-type="float" office:value="417.77">
            <text:p>417.77</text:p>
          </table:table-cell>
          <table:table-cell table:formula="of:=[.F806]/[.A806]" office:value-type="float" office:value="1.01711545016312">
            <text:p>1.02</text:p>
          </table:table-cell>
          <table:table-cell office:value-type="float" office:value="417.43">
            <text:p>417.43</text:p>
          </table:table-cell>
          <table:table-cell table:formula="of:=[.H806]/[.A806]" office:value-type="float" office:value="1.01628767590203">
            <text:p>1.02</text:p>
          </table:table-cell>
          <table:table-cell office:value-type="float" office:value="416.01">
            <text:p>416.01</text:p>
          </table:table-cell>
          <table:table-cell table:formula="of:=[.J806]/[.A806]" office:value-type="float" office:value="1.01283050104689">
            <text:p>1.01</text:p>
          </table:table-cell>
          <table:table-cell table:number-columns-repeated="5"/>
        </table:table-row>
        <table:table-row table:style-name="ro1">
          <table:table-cell office:value-type="float" office:value="287.26">
            <text:p>287.26</text:p>
          </table:table-cell>
          <table:table-cell office:value-type="float" office:value="310.82">
            <text:p>310.82</text:p>
          </table:table-cell>
          <table:table-cell table:formula="of:=[.B807]/[.A807]" office:value-type="float" office:value="1.08201629186103">
            <text:p>1.08</text:p>
          </table:table-cell>
          <table:table-cell office:value-type="float" office:value="290.43">
            <text:p>290.43</text:p>
          </table:table-cell>
          <table:table-cell table:formula="of:=[.D807]/[.A807]" office:value-type="float" office:value="1.01103529903224">
            <text:p>1.01</text:p>
          </table:table-cell>
          <table:table-cell office:value-type="float" office:value="292.19">
            <text:p>292.19</text:p>
          </table:table-cell>
          <table:table-cell table:formula="of:=[.F807]/[.A807]" office:value-type="float" office:value="1.0171621527536">
            <text:p>1.02</text:p>
          </table:table-cell>
          <table:table-cell office:value-type="float" office:value="294.68">
            <text:p>294.68</text:p>
          </table:table-cell>
          <table:table-cell table:formula="of:=[.H807]/[.A807]" office:value-type="float" office:value="1.02583025830258">
            <text:p>1.03</text:p>
          </table:table-cell>
          <table:table-cell office:value-type="float" office:value="291.02">
            <text:p>291.02</text:p>
          </table:table-cell>
          <table:table-cell table:formula="of:=[.J807]/[.A807]" office:value-type="float" office:value="1.01308918749565">
            <text:p>1.01</text:p>
          </table:table-cell>
          <table:table-cell table:number-columns-repeated="5"/>
        </table:table-row>
        <table:table-row table:style-name="ro1">
          <table:table-cell office:value-type="float" office:value="500.06">
            <text:p>500.06</text:p>
          </table:table-cell>
          <table:table-cell office:value-type="float" office:value="507.48">
            <text:p>507.48</text:p>
          </table:table-cell>
          <table:table-cell table:formula="of:=[.B808]/[.A808]" office:value-type="float" office:value="1.01483821941367">
            <text:p>1.01</text:p>
          </table:table-cell>
          <table:table-cell office:value-type="float" office:value="505.82">
            <text:p>505.82</text:p>
          </table:table-cell>
          <table:table-cell table:formula="of:=[.D808]/[.A808]" office:value-type="float" office:value="1.01151861776587">
            <text:p>1.01</text:p>
          </table:table-cell>
          <table:table-cell office:value-type="float" office:value="508.65">
            <text:p>508.65</text:p>
          </table:table-cell>
          <table:table-cell table:formula="of:=[.F808]/[.A808]" office:value-type="float" office:value="1.01717793864736">
            <text:p>1.02</text:p>
          </table:table-cell>
          <table:table-cell office:value-type="float" office:value="507.48">
            <text:p>507.48</text:p>
          </table:table-cell>
          <table:table-cell table:formula="of:=[.H808]/[.A808]" office:value-type="float" office:value="1.01483821941367">
            <text:p>1.01</text:p>
          </table:table-cell>
          <table:table-cell office:value-type="float" office:value="506.89">
            <text:p>506.89</text:p>
          </table:table-cell>
          <table:table-cell table:formula="of:=[.J808]/[.A808]" office:value-type="float" office:value="1.01365836099668">
            <text:p>1.01</text:p>
          </table:table-cell>
          <table:table-cell table:number-columns-repeated="5"/>
        </table:table-row>
        <table:table-row table:style-name="ro1">
          <table:table-cell office:value-type="float" office:value="408.59">
            <text:p>408.59</text:p>
          </table:table-cell>
          <table:table-cell office:value-type="float" office:value="415.76">
            <text:p>415.76</text:p>
          </table:table-cell>
          <table:table-cell table:formula="of:=[.B809]/[.A809]" office:value-type="float" office:value="1.01754815340561">
            <text:p>1.02</text:p>
          </table:table-cell>
          <table:table-cell office:value-type="float" office:value="413.76">
            <text:p>413.76</text:p>
          </table:table-cell>
          <table:table-cell table:formula="of:=[.D809]/[.A809]" office:value-type="float" office:value="1.01265327100516">
            <text:p>1.01</text:p>
          </table:table-cell>
          <table:table-cell office:value-type="float" office:value="415.62">
            <text:p>415.62</text:p>
          </table:table-cell>
          <table:table-cell table:formula="of:=[.F809]/[.A809]" office:value-type="float" office:value="1.01720551163758">
            <text:p>1.02</text:p>
          </table:table-cell>
          <table:table-cell office:value-type="float" office:value="415.76">
            <text:p>415.76</text:p>
          </table:table-cell>
          <table:table-cell table:formula="of:=[.H809]/[.A809]" office:value-type="float" office:value="1.01754815340561">
            <text:p>1.02</text:p>
          </table:table-cell>
          <table:table-cell office:value-type="float" office:value="411.42">
            <text:p>411.42</text:p>
          </table:table-cell>
          <table:table-cell table:formula="of:=[.J809]/[.A809]" office:value-type="float" office:value="1.00692625859664">
            <text:p>1.01</text:p>
          </table:table-cell>
          <table:table-cell table:number-columns-repeated="5"/>
        </table:table-row>
        <table:table-row table:style-name="ro1">
          <table:table-cell office:value-type="float" office:value="170.12">
            <text:p>170.12</text:p>
          </table:table-cell>
          <table:table-cell office:value-type="float" office:value="177.3">
            <text:p>177.3</text:p>
          </table:table-cell>
          <table:table-cell table:formula="of:=[.B810]/[.A810]" office:value-type="float" office:value="1.04220550199859">
            <text:p>1.04</text:p>
          </table:table-cell>
          <table:table-cell office:value-type="float" office:value="172.47">
            <text:p>172.47</text:p>
          </table:table-cell>
          <table:table-cell table:formula="of:=[.D810]/[.A810]" office:value-type="float" office:value="1.01381377850929">
            <text:p>1.01</text:p>
          </table:table-cell>
          <table:table-cell office:value-type="float" office:value="173.05">
            <text:p>173.05</text:p>
          </table:table-cell>
          <table:table-cell table:formula="of:=[.F810]/[.A810]" office:value-type="float" office:value="1.01722313660945">
            <text:p>1.02</text:p>
          </table:table-cell>
          <table:table-cell office:value-type="float" office:value="177.3">
            <text:p>177.3</text:p>
          </table:table-cell>
          <table:table-cell table:formula="of:=[.H810]/[.A810]" office:value-type="float" office:value="1.04220550199859">
            <text:p>1.04</text:p>
          </table:table-cell>
          <table:table-cell office:value-type="float" office:value="172.47">
            <text:p>172.47</text:p>
          </table:table-cell>
          <table:table-cell table:formula="of:=[.J810]/[.A810]" office:value-type="float" office:value="1.01381377850929">
            <text:p>1.01</text:p>
          </table:table-cell>
          <table:table-cell table:number-columns-repeated="5"/>
        </table:table-row>
        <table:table-row table:style-name="ro1">
          <table:table-cell office:value-type="float" office:value="406.24">
            <text:p>406.24</text:p>
          </table:table-cell>
          <table:table-cell office:value-type="float" office:value="417.03">
            <text:p>417.03</text:p>
          </table:table-cell>
          <table:table-cell table:formula="of:=[.B811]/[.A811]" office:value-type="float" office:value="1.02656065380071">
            <text:p>1.03</text:p>
          </table:table-cell>
          <table:table-cell office:value-type="float" office:value="413.27">
            <text:p>413.27</text:p>
          </table:table-cell>
          <table:table-cell table:formula="of:=[.D811]/[.A811]" office:value-type="float" office:value="1.01730504135486">
            <text:p>1.02</text:p>
          </table:table-cell>
          <table:table-cell office:value-type="float" office:value="413.27">
            <text:p>413.27</text:p>
          </table:table-cell>
          <table:table-cell table:formula="of:=[.F811]/[.A811]" office:value-type="float" office:value="1.01730504135486">
            <text:p>1.02</text:p>
          </table:table-cell>
          <table:table-cell office:value-type="float" office:value="417.03">
            <text:p>417.03</text:p>
          </table:table-cell>
          <table:table-cell table:formula="of:=[.H811]/[.A811]" office:value-type="float" office:value="1.02656065380071">
            <text:p>1.03</text:p>
          </table:table-cell>
          <table:table-cell office:value-type="float" office:value="412.69">
            <text:p>412.69</text:p>
          </table:table-cell>
          <table:table-cell table:formula="of:=[.J811]/[.A811]" office:value-type="float" office:value="1.01587731390311">
            <text:p>1.02</text:p>
          </table:table-cell>
          <table:table-cell table:number-columns-repeated="5"/>
        </table:table-row>
        <table:table-row table:style-name="ro1">
          <table:table-cell office:value-type="float" office:value="467.01">
            <text:p>467.01</text:p>
          </table:table-cell>
          <table:table-cell office:value-type="float" office:value="486.71">
            <text:p>486.71</text:p>
          </table:table-cell>
          <table:table-cell table:formula="of:=[.B812]/[.A812]" office:value-type="float" office:value="1.04218325089399">
            <text:p>1.04</text:p>
          </table:table-cell>
          <table:table-cell office:value-type="float" office:value="478.67">
            <text:p>478.67</text:p>
          </table:table-cell>
          <table:table-cell table:formula="of:=[.D812]/[.A812]" office:value-type="float" office:value="1.02496734545299">
            <text:p>1.02</text:p>
          </table:table-cell>
          <table:table-cell office:value-type="float" office:value="475.11">
            <text:p>475.11</text:p>
          </table:table-cell>
          <table:table-cell table:formula="of:=[.F812]/[.A812]" office:value-type="float" office:value="1.01734438234727">
            <text:p>1.02</text:p>
          </table:table-cell>
          <table:table-cell office:value-type="float" office:value="486.71">
            <text:p>486.71</text:p>
          </table:table-cell>
          <table:table-cell table:formula="of:=[.H812]/[.A812]" office:value-type="float" office:value="1.04218325089399">
            <text:p>1.04</text:p>
          </table:table-cell>
          <table:table-cell office:value-type="float" office:value="475.6">
            <text:p>475.6</text:p>
          </table:table-cell>
          <table:table-cell table:formula="of:=[.J812]/[.A812]" office:value-type="float" office:value="1.01839361041519">
            <text:p>1.02</text:p>
          </table:table-cell>
          <table:table-cell table:number-columns-repeated="5"/>
        </table:table-row>
        <table:table-row table:style-name="ro1">
          <table:table-cell office:value-type="float" office:value="371.22">
            <text:p>371.22</text:p>
          </table:table-cell>
          <table:table-cell office:value-type="float" office:value="379.66">
            <text:p>379.66</text:p>
          </table:table-cell>
          <table:table-cell table:formula="of:=[.B813]/[.A813]" office:value-type="float" office:value="1.02273584397392">
            <text:p>1.02</text:p>
          </table:table-cell>
          <table:table-cell office:value-type="float" office:value="377.07">
            <text:p>377.07</text:p>
          </table:table-cell>
          <table:table-cell table:formula="of:=[.D813]/[.A813]" office:value-type="float" office:value="1.01575884919994">
            <text:p>1.02</text:p>
          </table:table-cell>
          <table:table-cell office:value-type="float" office:value="377.66">
            <text:p>377.66</text:p>
          </table:table-cell>
          <table:table-cell table:formula="of:=[.F813]/[.A813]" office:value-type="float" office:value="1.01734820322181">
            <text:p>1.02</text:p>
          </table:table-cell>
          <table:table-cell office:value-type="float" office:value="379.66">
            <text:p>379.66</text:p>
          </table:table-cell>
          <table:table-cell table:formula="of:=[.H813]/[.A813]" office:value-type="float" office:value="1.02273584397392">
            <text:p>1.02</text:p>
          </table:table-cell>
          <table:table-cell office:value-type="float" office:value="375.9">
            <text:p>375.9</text:p>
          </table:table-cell>
          <table:table-cell table:formula="of:=[.J813]/[.A813]" office:value-type="float" office:value="1.01260707935995">
            <text:p>1.01</text:p>
          </table:table-cell>
          <table:table-cell table:number-columns-repeated="5"/>
        </table:table-row>
        <table:table-row table:style-name="ro1">
          <table:table-cell office:value-type="float" office:value="472.34">
            <text:p>472.34</text:p>
          </table:table-cell>
          <table:table-cell office:value-type="float" office:value="498.78">
            <text:p>498.78</text:p>
          </table:table-cell>
          <table:table-cell table:formula="of:=[.B814]/[.A814]" office:value-type="float" office:value="1.05597662700597">
            <text:p>1.06</text:p>
          </table:table-cell>
          <table:table-cell office:value-type="float" office:value="479.96">
            <text:p>479.96</text:p>
          </table:table-cell>
          <table:table-cell table:formula="of:=[.D814]/[.A814]" office:value-type="float" office:value="1.01613244696617">
            <text:p>1.02</text:p>
          </table:table-cell>
          <table:table-cell office:value-type="float" office:value="480.54">
            <text:p>480.54</text:p>
          </table:table-cell>
          <table:table-cell table:formula="of:=[.F814]/[.A814]" office:value-type="float" office:value="1.01736037600034">
            <text:p>1.02</text:p>
          </table:table-cell>
          <table:table-cell office:value-type="float" office:value="498.78">
            <text:p>498.78</text:p>
          </table:table-cell>
          <table:table-cell table:formula="of:=[.H814]/[.A814]" office:value-type="float" office:value="1.05597662700597">
            <text:p>1.06</text:p>
          </table:table-cell>
          <table:table-cell office:value-type="float" office:value="478.2">
            <text:p>478.2</text:p>
          </table:table-cell>
          <table:table-cell table:formula="of:=[.J814]/[.A814]" office:value-type="float" office:value="1.01240631748317">
            <text:p>1.01</text:p>
          </table:table-cell>
          <table:table-cell table:number-columns-repeated="5"/>
        </table:table-row>
        <table:table-row table:style-name="ro1">
          <table:table-cell office:value-type="float" office:value="369.72">
            <text:p>369.72</text:p>
          </table:table-cell>
          <table:table-cell office:value-type="float" office:value="374.89">
            <text:p>374.89</text:p>
          </table:table-cell>
          <table:table-cell table:formula="of:=[.B815]/[.A815]" office:value-type="float" office:value="1.0139835551228">
            <text:p>1.01</text:p>
          </table:table-cell>
          <table:table-cell office:value-type="float" office:value="371.48">
            <text:p>371.48</text:p>
          </table:table-cell>
          <table:table-cell table:formula="of:=[.D815]/[.A815]" office:value-type="float" office:value="1.00476035919074">
            <text:p>1</text:p>
          </table:table-cell>
          <table:table-cell office:value-type="float" office:value="376.17">
            <text:p>376.17</text:p>
          </table:table-cell>
          <table:table-cell table:formula="of:=[.F815]/[.A815]" office:value-type="float" office:value="1.01744563453424">
            <text:p>1.02</text:p>
          </table:table-cell>
          <table:table-cell office:value-type="float" office:value="372.31">
            <text:p>372.31</text:p>
          </table:table-cell>
          <table:table-cell table:formula="of:=[.H815]/[.A815]" office:value-type="float" office:value="1.0070053013091">
            <text:p>1.01</text:p>
          </table:table-cell>
          <table:table-cell office:value-type="float" office:value="369.72">
            <text:p>369.72</text:p>
          </table:table-cell>
          <table:table-cell table:formula="of:=[.J815]/[.A8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2.39">
            <text:p>402.39</text:p>
          </table:table-cell>
          <table:table-cell office:value-type="float" office:value="421.22">
            <text:p>421.22</text:p>
          </table:table-cell>
          <table:table-cell table:formula="of:=[.B816]/[.A816]" office:value-type="float" office:value="1.04679539749994">
            <text:p>1.05</text:p>
          </table:table-cell>
          <table:table-cell office:value-type="float" office:value="410.59">
            <text:p>410.59</text:p>
          </table:table-cell>
          <table:table-cell table:formula="of:=[.D816]/[.A816]" office:value-type="float" office:value="1.02037824001591">
            <text:p>1.02</text:p>
          </table:table-cell>
          <table:table-cell office:value-type="float" office:value="409.42">
            <text:p>409.42</text:p>
          </table:table-cell>
          <table:table-cell table:formula="of:=[.F816]/[.A816]" office:value-type="float" office:value="1.01747061308681">
            <text:p>1.02</text:p>
          </table:table-cell>
          <table:table-cell office:value-type="float" office:value="411.42">
            <text:p>411.42</text:p>
          </table:table-cell>
          <table:table-cell table:formula="of:=[.H816]/[.A816]" office:value-type="float" office:value="1.02244091552971">
            <text:p>1.02</text:p>
          </table:table-cell>
          <table:table-cell office:value-type="float" office:value="409.42">
            <text:p>409.42</text:p>
          </table:table-cell>
          <table:table-cell table:formula="of:=[.J816]/[.A816]" office:value-type="float" office:value="1.01747061308681">
            <text:p>1.02</text:p>
          </table:table-cell>
          <table:table-cell table:number-columns-repeated="5"/>
        </table:table-row>
        <table:table-row table:style-name="ro1">
          <table:table-cell office:value-type="float" office:value="435.73">
            <text:p>435.73</text:p>
          </table:table-cell>
          <table:table-cell office:value-type="float" office:value="458.17">
            <text:p>458.17</text:p>
          </table:table-cell>
          <table:table-cell table:formula="of:=[.B817]/[.A817]" office:value-type="float" office:value="1.05149978197508">
            <text:p>1.05</text:p>
          </table:table-cell>
          <table:table-cell office:value-type="float" office:value="442.76">
            <text:p>442.76</text:p>
          </table:table-cell>
          <table:table-cell table:formula="of:=[.D817]/[.A817]" office:value-type="float" office:value="1.01613384435315">
            <text:p>1.02</text:p>
          </table:table-cell>
          <table:table-cell office:value-type="float" office:value="443.35">
            <text:p>443.35</text:p>
          </table:table-cell>
          <table:table-cell table:formula="of:=[.F817]/[.A817]" office:value-type="float" office:value="1.01748789387924">
            <text:p>1.02</text:p>
          </table:table-cell>
          <table:table-cell office:value-type="float" office:value="447.35">
            <text:p>447.35</text:p>
          </table:table-cell>
          <table:table-cell table:formula="of:=[.H817]/[.A817]" office:value-type="float" office:value="1.02666789066624">
            <text:p>1.03</text:p>
          </table:table-cell>
          <table:table-cell office:value-type="float" office:value="442.76">
            <text:p>442.76</text:p>
          </table:table-cell>
          <table:table-cell table:formula="of:=[.J817]/[.A817]" office:value-type="float" office:value="1.01613384435315">
            <text:p>1.02</text:p>
          </table:table-cell>
          <table:table-cell table:number-columns-repeated="5"/>
        </table:table-row>
        <table:table-row table:style-name="ro1">
          <table:table-cell office:value-type="float" office:value="415.45">
            <text:p>415.45</text:p>
          </table:table-cell>
          <table:table-cell office:value-type="float" office:value="428.37">
            <text:p>428.37</text:p>
          </table:table-cell>
          <table:table-cell table:formula="of:=[.B818]/[.A818]" office:value-type="float" office:value="1.03109880852088">
            <text:p>1.03</text:p>
          </table:table-cell>
          <table:table-cell office:value-type="float" office:value="424.96">
            <text:p>424.96</text:p>
          </table:table-cell>
          <table:table-cell table:formula="of:=[.D818]/[.A818]" office:value-type="float" office:value="1.02289084125647">
            <text:p>1.02</text:p>
          </table:table-cell>
          <table:table-cell office:value-type="float" office:value="422.72">
            <text:p>422.72</text:p>
          </table:table-cell>
          <table:table-cell table:formula="of:=[.F818]/[.A818]" office:value-type="float" office:value="1.0174990973643">
            <text:p>1.02</text:p>
          </table:table-cell>
          <table:table-cell office:value-type="float" office:value="426.62">
            <text:p>426.62</text:p>
          </table:table-cell>
          <table:table-cell table:formula="of:=[.H818]/[.A818]" office:value-type="float" office:value="1.02688650860513">
            <text:p>1.03</text:p>
          </table:table-cell>
          <table:table-cell office:value-type="float" office:value="423.79">
            <text:p>423.79</text:p>
          </table:table-cell>
          <table:table-cell table:formula="of:=[.J818]/[.A818]" office:value-type="float" office:value="1.02007461788422">
            <text:p>1.02</text:p>
          </table:table-cell>
          <table:table-cell table:number-columns-repeated="5"/>
        </table:table-row>
        <table:table-row table:style-name="ro1">
          <table:table-cell office:value-type="float" office:value="449.04">
            <text:p>449.04</text:p>
          </table:table-cell>
          <table:table-cell office:value-type="float" office:value="463.24">
            <text:p>463.24</text:p>
          </table:table-cell>
          <table:table-cell table:formula="of:=[.B819]/[.A819]" office:value-type="float" office:value="1.03162301799394">
            <text:p>1.03</text:p>
          </table:table-cell>
          <table:table-cell office:value-type="float" office:value="456.9">
            <text:p>456.9</text:p>
          </table:table-cell>
          <table:table-cell table:formula="of:=[.D819]/[.A819]" office:value-type="float" office:value="1.01750400855158">
            <text:p>1.02</text:p>
          </table:table-cell>
          <table:table-cell office:value-type="float" office:value="456.9">
            <text:p>456.9</text:p>
          </table:table-cell>
          <table:table-cell table:formula="of:=[.F819]/[.A819]" office:value-type="float" office:value="1.01750400855158">
            <text:p>1.02</text:p>
          </table:table-cell>
          <table:table-cell office:value-type="float" office:value="461.49">
            <text:p>461.49</text:p>
          </table:table-cell>
          <table:table-cell table:formula="of:=[.H819]/[.A819]" office:value-type="float" office:value="1.02772581507215">
            <text:p>1.03</text:p>
          </table:table-cell>
          <table:table-cell office:value-type="float" office:value="454.56">
            <text:p>454.56</text:p>
          </table:table-cell>
          <table:table-cell table:formula="of:=[.J819]/[.A819]" office:value-type="float" office:value="1.01229289150187">
            <text:p>1.01</text:p>
          </table:table-cell>
          <table:table-cell table:number-columns-repeated="5"/>
        </table:table-row>
        <table:table-row table:style-name="ro1">
          <table:table-cell office:value-type="float" office:value="47.31">
            <text:p>47.31</text:p>
          </table:table-cell>
          <table:table-cell office:value-type="float" office:value="52.49">
            <text:p>52.49</text:p>
          </table:table-cell>
          <table:table-cell table:formula="of:=[.B820]/[.A820]" office:value-type="float" office:value="1.10949059395477">
            <text:p>1.11</text:p>
          </table:table-cell>
          <table:table-cell office:value-type="float" office:value="48.14">
            <text:p>48.14</text:p>
          </table:table-cell>
          <table:table-cell table:formula="of:=[.D820]/[.A820]" office:value-type="float" office:value="1.01754385964912">
            <text:p>1.02</text:p>
          </table:table-cell>
          <table:table-cell office:value-type="float" office:value="48.14">
            <text:p>48.14</text:p>
          </table:table-cell>
          <table:table-cell table:formula="of:=[.F820]/[.A820]" office:value-type="float" office:value="1.01754385964912">
            <text:p>1.02</text:p>
          </table:table-cell>
          <table:table-cell office:value-type="float" office:value="52.49">
            <text:p>52.49</text:p>
          </table:table-cell>
          <table:table-cell table:formula="of:=[.H820]/[.A820]" office:value-type="float" office:value="1.10949059395477">
            <text:p>1.11</text:p>
          </table:table-cell>
          <table:table-cell office:value-type="float" office:value="48.14">
            <text:p>48.14</text:p>
          </table:table-cell>
          <table:table-cell table:formula="of:=[.J820]/[.A820]" office:value-type="float" office:value="1.01754385964912">
            <text:p>1.02</text:p>
          </table:table-cell>
          <table:table-cell table:number-columns-repeated="5"/>
        </table:table-row>
        <table:table-row table:style-name="ro1">
          <table:table-cell office:value-type="float" office:value="80.36">
            <text:p>80.36</text:p>
          </table:table-cell>
          <table:table-cell office:value-type="float" office:value="88.6">
            <text:p>88.6</text:p>
          </table:table-cell>
          <table:table-cell table:formula="of:=[.B821]/[.A821]" office:value-type="float" office:value="1.10253857640617">
            <text:p>1.1</text:p>
          </table:table-cell>
          <table:table-cell office:value-type="float" office:value="82.94">
            <text:p>82.94</text:p>
          </table:table-cell>
          <table:table-cell table:formula="of:=[.D821]/[.A821]" office:value-type="float" office:value="1.03210552513688">
            <text:p>1.03</text:p>
          </table:table-cell>
          <table:table-cell office:value-type="float" office:value="81.77">
            <text:p>81.77</text:p>
          </table:table-cell>
          <table:table-cell table:formula="of:=[.F821]/[.A821]" office:value-type="float" office:value="1.01754604280737">
            <text:p>1.02</text:p>
          </table:table-cell>
          <table:table-cell office:value-type="float" office:value="88.6">
            <text:p>88.6</text:p>
          </table:table-cell>
          <table:table-cell table:formula="of:=[.H821]/[.A821]" office:value-type="float" office:value="1.10253857640617">
            <text:p>1.1</text:p>
          </table:table-cell>
          <table:table-cell office:value-type="float" office:value="81.77">
            <text:p>81.77</text:p>
          </table:table-cell>
          <table:table-cell table:formula="of:=[.J821]/[.A821]" office:value-type="float" office:value="1.01754604280737">
            <text:p>1.02</text:p>
          </table:table-cell>
          <table:table-cell table:number-columns-repeated="5"/>
        </table:table-row>
        <table:table-row table:style-name="ro1">
          <table:table-cell office:value-type="float" office:value="479.07">
            <text:p>479.07</text:p>
          </table:table-cell>
          <table:table-cell office:value-type="float" office:value="502.38">
            <text:p>502.38</text:p>
          </table:table-cell>
          <table:table-cell table:formula="of:=[.B822]/[.A822]" office:value-type="float" office:value="1.04865677249671">
            <text:p>1.05</text:p>
          </table:table-cell>
          <table:table-cell office:value-type="float" office:value="483.41">
            <text:p>483.41</text:p>
          </table:table-cell>
          <table:table-cell table:formula="of:=[.D822]/[.A822]" office:value-type="float" office:value="1.00905921890329">
            <text:p>1.01</text:p>
          </table:table-cell>
          <table:table-cell office:value-type="float" office:value="487.51">
            <text:p>487.51</text:p>
          </table:table-cell>
          <table:table-cell table:formula="of:=[.F822]/[.A822]" office:value-type="float" office:value="1.01761746717599">
            <text:p>1.02</text:p>
          </table:table-cell>
          <table:table-cell office:value-type="float" office:value="502.38">
            <text:p>502.38</text:p>
          </table:table-cell>
          <table:table-cell table:formula="of:=[.H822]/[.A822]" office:value-type="float" office:value="1.04865677249671">
            <text:p>1.05</text:p>
          </table:table-cell>
          <table:table-cell office:value-type="float" office:value="485.75">
            <text:p>485.75</text:p>
          </table:table-cell>
          <table:table-cell table:formula="of:=[.J822]/[.A822]" office:value-type="float" office:value="1.01394368255161">
            <text:p>1.01</text:p>
          </table:table-cell>
          <table:table-cell table:number-columns-repeated="5"/>
        </table:table-row>
        <table:table-row table:style-name="ro1">
          <table:table-cell office:value-type="float" office:value="379.7">
            <text:p>379.7</text:p>
          </table:table-cell>
          <table:table-cell office:value-type="float" office:value="396.39">
            <text:p>396.39</text:p>
          </table:table-cell>
          <table:table-cell table:formula="of:=[.B823]/[.A823]" office:value-type="float" office:value="1.04395575454306">
            <text:p>1.04</text:p>
          </table:table-cell>
          <table:table-cell office:value-type="float" office:value="384.04">
            <text:p>384.04</text:p>
          </table:table-cell>
          <table:table-cell table:formula="of:=[.D823]/[.A823]" office:value-type="float" office:value="1.01143007637609">
            <text:p>1.01</text:p>
          </table:table-cell>
          <table:table-cell office:value-type="float" office:value="386.39">
            <text:p>386.39</text:p>
          </table:table-cell>
          <table:table-cell table:formula="of:=[.F823]/[.A823]" office:value-type="float" office:value="1.01761917303134">
            <text:p>1.02</text:p>
          </table:table-cell>
          <table:table-cell office:value-type="float" office:value="393.56">
            <text:p>393.56</text:p>
          </table:table-cell>
          <table:table-cell table:formula="of:=[.H823]/[.A823]" office:value-type="float" office:value="1.03650250197524">
            <text:p>1.04</text:p>
          </table:table-cell>
          <table:table-cell office:value-type="float" office:value="384.04">
            <text:p>384.04</text:p>
          </table:table-cell>
          <table:table-cell table:formula="of:=[.J823]/[.A823]" office:value-type="float" office:value="1.01143007637609">
            <text:p>1.01</text:p>
          </table:table-cell>
          <table:table-cell table:number-columns-repeated="5"/>
        </table:table-row>
        <table:table-row table:style-name="ro1">
          <table:table-cell office:value-type="float" office:value="478.8">
            <text:p>478.8</text:p>
          </table:table-cell>
          <table:table-cell office:value-type="float" office:value="487.83">
            <text:p>487.83</text:p>
          </table:table-cell>
          <table:table-cell table:formula="of:=[.B824]/[.A824]" office:value-type="float" office:value="1.01885964912281">
            <text:p>1.02</text:p>
          </table:table-cell>
          <table:table-cell office:value-type="float" office:value="484.9">
            <text:p>484.9</text:p>
          </table:table-cell>
          <table:table-cell table:formula="of:=[.D824]/[.A824]" office:value-type="float" office:value="1.01274018379282">
            <text:p>1.01</text:p>
          </table:table-cell>
          <table:table-cell office:value-type="float" office:value="487.24">
            <text:p>487.24</text:p>
          </table:table-cell>
          <table:table-cell table:formula="of:=[.F824]/[.A824]" office:value-type="float" office:value="1.01762740183793">
            <text:p>1.02</text:p>
          </table:table-cell>
          <table:table-cell office:value-type="float" office:value="486.65">
            <text:p>486.65</text:p>
          </table:table-cell>
          <table:table-cell table:formula="of:=[.H824]/[.A824]" office:value-type="float" office:value="1.01639515455305">
            <text:p>1.02</text:p>
          </table:table-cell>
          <table:table-cell office:value-type="float" office:value="484.9">
            <text:p>484.9</text:p>
          </table:table-cell>
          <table:table-cell table:formula="of:=[.J824]/[.A824]" office:value-type="float" office:value="1.01274018379282">
            <text:p>1.01</text:p>
          </table:table-cell>
          <table:table-cell table:number-columns-repeated="5"/>
        </table:table-row>
        <table:table-row table:style-name="ro1">
          <table:table-cell office:value-type="float" office:value="179.52">
            <text:p>179.52</text:p>
          </table:table-cell>
          <table:table-cell office:value-type="float" office:value="186.11">
            <text:p>186.11</text:p>
          </table:table-cell>
          <table:table-cell table:formula="of:=[.B825]/[.A825]" office:value-type="float" office:value="1.03670900178253">
            <text:p>1.04</text:p>
          </table:table-cell>
          <table:table-cell office:value-type="float" office:value="183.28">
            <text:p>183.28</text:p>
          </table:table-cell>
          <table:table-cell table:formula="of:=[.D825]/[.A825]" office:value-type="float" office:value="1.02094474153298">
            <text:p>1.02</text:p>
          </table:table-cell>
          <table:table-cell office:value-type="float" office:value="182.69">
            <text:p>182.69</text:p>
          </table:table-cell>
          <table:table-cell table:formula="of:=[.F825]/[.A825]" office:value-type="float" office:value="1.01765819964349">
            <text:p>1.02</text:p>
          </table:table-cell>
          <table:table-cell office:value-type="float" office:value="183.28">
            <text:p>183.28</text:p>
          </table:table-cell>
          <table:table-cell table:formula="of:=[.H825]/[.A825]" office:value-type="float" office:value="1.02094474153298">
            <text:p>1.02</text:p>
          </table:table-cell>
          <table:table-cell office:value-type="float" office:value="183.28">
            <text:p>183.28</text:p>
          </table:table-cell>
          <table:table-cell table:formula="of:=[.J825]/[.A825]" office:value-type="float" office:value="1.02094474153298">
            <text:p>1.02</text:p>
          </table:table-cell>
          <table:table-cell table:number-columns-repeated="5"/>
        </table:table-row>
        <table:table-row table:style-name="ro1">
          <table:table-cell office:value-type="float" office:value="476.93">
            <text:p>476.93</text:p>
          </table:table-cell>
          <table:table-cell office:value-type="float" office:value="488.3">
            <text:p>488.3</text:p>
          </table:table-cell>
          <table:table-cell table:formula="of:=[.B826]/[.A826]" office:value-type="float" office:value="1.02383997651647">
            <text:p>1.02</text:p>
          </table:table-cell>
          <table:table-cell office:value-type="float" office:value="487.71">
            <text:p>487.71</text:p>
          </table:table-cell>
          <table:table-cell table:formula="of:=[.D826]/[.A826]" office:value-type="float" office:value="1.02260289769987">
            <text:p>1.02</text:p>
          </table:table-cell>
          <table:table-cell office:value-type="float" office:value="485.37">
            <text:p>485.37</text:p>
          </table:table-cell>
          <table:table-cell table:formula="of:=[.F826]/[.A826]" office:value-type="float" office:value="1.01769651730862">
            <text:p>1.02</text:p>
          </table:table-cell>
          <table:table-cell office:value-type="float" office:value="488.3">
            <text:p>488.3</text:p>
          </table:table-cell>
          <table:table-cell table:formula="of:=[.H826]/[.A826]" office:value-type="float" office:value="1.02383997651647">
            <text:p>1.02</text:p>
          </table:table-cell>
          <table:table-cell office:value-type="float" office:value="485.37">
            <text:p>485.37</text:p>
          </table:table-cell>
          <table:table-cell table:formula="of:=[.J826]/[.A826]" office:value-type="float" office:value="1.01769651730862">
            <text:p>1.02</text:p>
          </table:table-cell>
          <table:table-cell table:number-columns-repeated="5"/>
        </table:table-row>
        <table:table-row table:style-name="ro1">
          <table:table-cell office:value-type="float" office:value="385.26">
            <text:p>385.26</text:p>
          </table:table-cell>
          <table:table-cell office:value-type="float" office:value="400.19">
            <text:p>400.19</text:p>
          </table:table-cell>
          <table:table-cell table:formula="of:=[.B827]/[.A827]" office:value-type="float" office:value="1.03875304988839">
            <text:p>1.04</text:p>
          </table:table-cell>
          <table:table-cell office:value-type="float" office:value="395.01">
            <text:p>395.01</text:p>
          </table:table-cell>
          <table:table-cell table:formula="of:=[.D827]/[.A827]" office:value-type="float" office:value="1.0253075844884">
            <text:p>1.03</text:p>
          </table:table-cell>
          <table:table-cell office:value-type="float" office:value="392.09">
            <text:p>392.09</text:p>
          </table:table-cell>
          <table:table-cell table:formula="of:=[.F827]/[.A827]" office:value-type="float" office:value="1.01772828739033">
            <text:p>1.02</text:p>
          </table:table-cell>
          <table:table-cell office:value-type="float" office:value="400.19">
            <text:p>400.19</text:p>
          </table:table-cell>
          <table:table-cell table:formula="of:=[.H827]/[.A827]" office:value-type="float" office:value="1.03875304988839">
            <text:p>1.04</text:p>
          </table:table-cell>
          <table:table-cell office:value-type="float" office:value="395.01">
            <text:p>395.01</text:p>
          </table:table-cell>
          <table:table-cell table:formula="of:=[.J827]/[.A827]" office:value-type="float" office:value="1.0253075844884">
            <text:p>1.03</text:p>
          </table:table-cell>
          <table:table-cell table:number-columns-repeated="5"/>
        </table:table-row>
        <table:table-row table:style-name="ro1">
          <table:table-cell office:value-type="float" office:value="455.86">
            <text:p>455.86</text:p>
          </table:table-cell>
          <table:table-cell office:value-type="float" office:value="471.96">
            <text:p>471.96</text:p>
          </table:table-cell>
          <table:table-cell table:formula="of:=[.B828]/[.A828]" office:value-type="float" office:value="1.03531786074672">
            <text:p>1.04</text:p>
          </table:table-cell>
          <table:table-cell office:value-type="float" office:value="464.45">
            <text:p>464.45</text:p>
          </table:table-cell>
          <table:table-cell table:formula="of:=[.D828]/[.A828]" office:value-type="float" office:value="1.01884350458474">
            <text:p>1.02</text:p>
          </table:table-cell>
          <table:table-cell office:value-type="float" office:value="463.96">
            <text:p>463.96</text:p>
          </table:table-cell>
          <table:table-cell table:formula="of:=[.F828]/[.A828]" office:value-type="float" office:value="1.01776861317071">
            <text:p>1.02</text:p>
          </table:table-cell>
          <table:table-cell office:value-type="float" office:value="467.62">
            <text:p>467.62</text:p>
          </table:table-cell>
          <table:table-cell table:formula="of:=[.H828]/[.A828]" office:value-type="float" office:value="1.02579739393673">
            <text:p>1.03</text:p>
          </table:table-cell>
          <table:table-cell office:value-type="float" office:value="462.69">
            <text:p>462.69</text:p>
          </table:table-cell>
          <table:table-cell table:formula="of:=[.J828]/[.A828]" office:value-type="float" office:value="1.01498267011802">
            <text:p>1.01</text:p>
          </table:table-cell>
          <table:table-cell table:number-columns-repeated="5"/>
        </table:table-row>
        <table:table-row table:style-name="ro1">
          <table:table-cell office:value-type="float" office:value="361.71">
            <text:p>361.71</text:p>
          </table:table-cell>
          <table:table-cell office:value-type="float" office:value="389.75">
            <text:p>389.75</text:p>
          </table:table-cell>
          <table:table-cell table:formula="of:=[.B829]/[.A829]" office:value-type="float" office:value="1.07752066572669">
            <text:p>1.08</text:p>
          </table:table-cell>
          <table:table-cell office:value-type="float" office:value="364.05">
            <text:p>364.05</text:p>
          </table:table-cell>
          <table:table-cell table:formula="of:=[.D829]/[.A829]" office:value-type="float" office:value="1.00646927096293">
            <text:p>1.01</text:p>
          </table:table-cell>
          <table:table-cell office:value-type="float" office:value="368.15">
            <text:p>368.15</text:p>
          </table:table-cell>
          <table:table-cell table:formula="of:=[.F829]/[.A829]" office:value-type="float" office:value="1.0178043183766">
            <text:p>1.02</text:p>
          </table:table-cell>
          <table:table-cell office:value-type="float" office:value="389.75">
            <text:p>389.75</text:p>
          </table:table-cell>
          <table:table-cell table:formula="of:=[.H829]/[.A829]" office:value-type="float" office:value="1.07752066572669">
            <text:p>1.08</text:p>
          </table:table-cell>
          <table:table-cell office:value-type="float" office:value="363.46">
            <text:p>363.46</text:p>
          </table:table-cell>
          <table:table-cell table:formula="of:=[.J829]/[.A829]" office:value-type="float" office:value="1.00483812999364">
            <text:p>1</text:p>
          </table:table-cell>
          <table:table-cell table:number-columns-repeated="5"/>
        </table:table-row>
        <table:table-row table:style-name="ro1">
          <table:table-cell office:value-type="float" office:value="262.74">
            <text:p>262.74</text:p>
          </table:table-cell>
          <table:table-cell office:value-type="float" office:value="268.84">
            <text:p>268.84</text:p>
          </table:table-cell>
          <table:table-cell table:formula="of:=[.B830]/[.A830]" office:value-type="float" office:value="1.023216868387">
            <text:p>1.02</text:p>
          </table:table-cell>
          <table:table-cell office:value-type="float" office:value="270.59">
            <text:p>270.59</text:p>
          </table:table-cell>
          <table:table-cell table:formula="of:=[.D830]/[.A830]" office:value-type="float" office:value="1.02987744538327">
            <text:p>1.03</text:p>
          </table:table-cell>
          <table:table-cell office:value-type="float" office:value="267.42">
            <text:p>267.42</text:p>
          </table:table-cell>
          <table:table-cell table:formula="of:=[.F830]/[.A830]" office:value-type="float" office:value="1.01781228591003">
            <text:p>1.02</text:p>
          </table:table-cell>
          <table:table-cell office:value-type="float" office:value="268.84">
            <text:p>268.84</text:p>
          </table:table-cell>
          <table:table-cell table:formula="of:=[.H830]/[.A830]" office:value-type="float" office:value="1.023216868387">
            <text:p>1.02</text:p>
          </table:table-cell>
          <table:table-cell office:value-type="float" office:value="267.66">
            <text:p>267.66</text:p>
          </table:table-cell>
          <table:table-cell table:formula="of:=[.J830]/[.A830]" office:value-type="float" office:value="1.01872573646951">
            <text:p>1.02</text:p>
          </table:table-cell>
          <table:table-cell table:number-columns-repeated="5"/>
        </table:table-row>
        <table:table-row table:style-name="ro1">
          <table:table-cell office:value-type="float" office:value="467.52">
            <text:p>467.52</text:p>
          </table:table-cell>
          <table:table-cell office:value-type="float" office:value="484.1">
            <text:p>484.1</text:p>
          </table:table-cell>
          <table:table-cell table:formula="of:=[.B831]/[.A831]" office:value-type="float" office:value="1.03546372347707">
            <text:p>1.04</text:p>
          </table:table-cell>
          <table:table-cell office:value-type="float" office:value="475.62">
            <text:p>475.62</text:p>
          </table:table-cell>
          <table:table-cell table:formula="of:=[.D831]/[.A831]" office:value-type="float" office:value="1.01732546201232">
            <text:p>1.02</text:p>
          </table:table-cell>
          <table:table-cell office:value-type="float" office:value="475.86">
            <text:p>475.86</text:p>
          </table:table-cell>
          <table:table-cell table:formula="of:=[.F831]/[.A831]" office:value-type="float" office:value="1.01783880903491">
            <text:p>1.02</text:p>
          </table:table-cell>
          <table:table-cell office:value-type="float" office:value="480">
            <text:p>480</text:p>
          </table:table-cell>
          <table:table-cell table:formula="of:=[.H831]/[.A831]" office:value-type="float" office:value="1.02669404517454">
            <text:p>1.03</text:p>
          </table:table-cell>
          <table:table-cell office:value-type="float" office:value="472.69">
            <text:p>472.69</text:p>
          </table:table-cell>
          <table:table-cell table:formula="of:=[.J831]/[.A831]" office:value-type="float" office:value="1.0110583504449">
            <text:p>1.01</text:p>
          </table:table-cell>
          <table:table-cell table:number-columns-repeated="5"/>
        </table:table-row>
        <table:table-row table:style-name="ro1">
          <table:table-cell office:value-type="float" office:value="238.15">
            <text:p>238.15</text:p>
          </table:table-cell>
          <table:table-cell office:value-type="float" office:value="246.98">
            <text:p>246.98</text:p>
          </table:table-cell>
          <table:table-cell table:formula="of:=[.B832]/[.A832]" office:value-type="float" office:value="1.0370774721814">
            <text:p>1.04</text:p>
          </table:table-cell>
          <table:table-cell office:value-type="float" office:value="244.15">
            <text:p>244.15</text:p>
          </table:table-cell>
          <table:table-cell table:formula="of:=[.D832]/[.A832]" office:value-type="float" office:value="1.02519420533277">
            <text:p>1.03</text:p>
          </table:table-cell>
          <table:table-cell office:value-type="float" office:value="242.4">
            <text:p>242.4</text:p>
          </table:table-cell>
          <table:table-cell table:formula="of:=[.F832]/[.A832]" office:value-type="float" office:value="1.01784589544405">
            <text:p>1.02</text:p>
          </table:table-cell>
          <table:table-cell office:value-type="float" office:value="246.98">
            <text:p>246.98</text:p>
          </table:table-cell>
          <table:table-cell table:formula="of:=[.H832]/[.A832]" office:value-type="float" office:value="1.0370774721814">
            <text:p>1.04</text:p>
          </table:table-cell>
          <table:table-cell office:value-type="float" office:value="241.23">
            <text:p>241.23</text:p>
          </table:table-cell>
          <table:table-cell table:formula="of:=[.J832]/[.A832]" office:value-type="float" office:value="1.01293302540416">
            <text:p>1.01</text:p>
          </table:table-cell>
          <table:table-cell table:number-columns-repeated="5"/>
        </table:table-row>
        <table:table-row table:style-name="ro1">
          <table:table-cell office:value-type="float" office:value="447.95">
            <text:p>447.95</text:p>
          </table:table-cell>
          <table:table-cell office:value-type="float" office:value="483.5">
            <text:p>483.5</text:p>
          </table:table-cell>
          <table:table-cell table:formula="of:=[.B833]/[.A833]" office:value-type="float" office:value="1.0793615358857">
            <text:p>1.08</text:p>
          </table:table-cell>
          <table:table-cell office:value-type="float" office:value="455.36">
            <text:p>455.36</text:p>
          </table:table-cell>
          <table:table-cell table:formula="of:=[.D833]/[.A833]" office:value-type="float" office:value="1.01654202477955">
            <text:p>1.02</text:p>
          </table:table-cell>
          <table:table-cell office:value-type="float" office:value="455.95">
            <text:p>455.95</text:p>
          </table:table-cell>
          <table:table-cell table:formula="of:=[.F833]/[.A833]" office:value-type="float" office:value="1.01785913606429">
            <text:p>1.02</text:p>
          </table:table-cell>
          <table:table-cell office:value-type="float" office:value="455.36">
            <text:p>455.36</text:p>
          </table:table-cell>
          <table:table-cell table:formula="of:=[.H833]/[.A833]" office:value-type="float" office:value="1.01654202477955">
            <text:p>1.02</text:p>
          </table:table-cell>
          <table:table-cell office:value-type="float" office:value="454.19">
            <text:p>454.19</text:p>
          </table:table-cell>
          <table:table-cell table:formula="of:=[.J833]/[.A833]" office:value-type="float" office:value="1.01393012613015">
            <text:p>1.01</text:p>
          </table:table-cell>
          <table:table-cell table:number-columns-repeated="5"/>
        </table:table-row>
        <table:table-row table:style-name="ro1">
          <table:table-cell office:value-type="float" office:value="491.17">
            <text:p>491.17</text:p>
          </table:table-cell>
          <table:table-cell office:value-type="float" office:value="501.96">
            <text:p>501.96</text:p>
          </table:table-cell>
          <table:table-cell table:formula="of:=[.B834]/[.A834]" office:value-type="float" office:value="1.02196795406886">
            <text:p>1.02</text:p>
          </table:table-cell>
          <table:table-cell office:value-type="float" office:value="497.61">
            <text:p>497.61</text:p>
          </table:table-cell>
          <table:table-cell table:formula="of:=[.D834]/[.A834]" office:value-type="float" office:value="1.01311154997251">
            <text:p>1.01</text:p>
          </table:table-cell>
          <table:table-cell office:value-type="float" office:value="499.96">
            <text:p>499.96</text:p>
          </table:table-cell>
          <table:table-cell table:formula="of:=[.F834]/[.A834]" office:value-type="float" office:value="1.0178960441395">
            <text:p>1.02</text:p>
          </table:table-cell>
          <table:table-cell office:value-type="float" office:value="501.96">
            <text:p>501.96</text:p>
          </table:table-cell>
          <table:table-cell table:formula="of:=[.H834]/[.A834]" office:value-type="float" office:value="1.02196795406886">
            <text:p>1.02</text:p>
          </table:table-cell>
          <table:table-cell office:value-type="float" office:value="498.78">
            <text:p>498.78</text:p>
          </table:table-cell>
          <table:table-cell table:formula="of:=[.J834]/[.A834]" office:value-type="float" office:value="1.01549361728119">
            <text:p>1.02</text:p>
          </table:table-cell>
          <table:table-cell table:number-columns-repeated="5"/>
        </table:table-row>
        <table:table-row table:style-name="ro1">
          <table:table-cell office:value-type="float" office:value="424.91">
            <text:p>424.91</text:p>
          </table:table-cell>
          <table:table-cell office:value-type="float" office:value="441.26">
            <text:p>441.26</text:p>
          </table:table-cell>
          <table:table-cell table:formula="of:=[.B835]/[.A835]" office:value-type="float" office:value="1.03847873667365">
            <text:p>1.04</text:p>
          </table:table-cell>
          <table:table-cell office:value-type="float" office:value="429.6">
            <text:p>429.6</text:p>
          </table:table-cell>
          <table:table-cell table:formula="of:=[.D835]/[.A835]" office:value-type="float" office:value="1.01103763149844">
            <text:p>1.01</text:p>
          </table:table-cell>
          <table:table-cell office:value-type="float" office:value="432.53">
            <text:p>432.53</text:p>
          </table:table-cell>
          <table:table-cell table:formula="of:=[.F835]/[.A835]" office:value-type="float" office:value="1.01793320938552">
            <text:p>1.02</text:p>
          </table:table-cell>
          <table:table-cell office:value-type="float" office:value="440.09">
            <text:p>440.09</text:p>
          </table:table-cell>
          <table:table-cell table:formula="of:=[.H835]/[.A835]" office:value-type="float" office:value="1.03572521239792">
            <text:p>1.04</text:p>
          </table:table-cell>
          <table:table-cell office:value-type="float" office:value="430.19">
            <text:p>430.19</text:p>
          </table:table-cell>
          <table:table-cell table:formula="of:=[.J835]/[.A835]" office:value-type="float" office:value="1.01242616083406">
            <text:p>1.01</text:p>
          </table:table-cell>
          <table:table-cell table:number-columns-repeated="5"/>
        </table:table-row>
        <table:table-row table:style-name="ro1">
          <table:table-cell office:value-type="float" office:value="477.75">
            <text:p>477.75</text:p>
          </table:table-cell>
          <table:table-cell office:value-type="float" office:value="496.92">
            <text:p>496.92</text:p>
          </table:table-cell>
          <table:table-cell table:formula="of:=[.B836]/[.A836]" office:value-type="float" office:value="1.04012558869702">
            <text:p>1.04</text:p>
          </table:table-cell>
          <table:table-cell office:value-type="float" office:value="486.92">
            <text:p>486.92</text:p>
          </table:table-cell>
          <table:table-cell table:formula="of:=[.D836]/[.A836]" office:value-type="float" office:value="1.01919413919414">
            <text:p>1.02</text:p>
          </table:table-cell>
          <table:table-cell office:value-type="float" office:value="486.33">
            <text:p>486.33</text:p>
          </table:table-cell>
          <table:table-cell table:formula="of:=[.F836]/[.A836]" office:value-type="float" office:value="1.01795918367347">
            <text:p>1.02</text:p>
          </table:table-cell>
          <table:table-cell office:value-type="float" office:value="487.99">
            <text:p>487.99</text:p>
          </table:table-cell>
          <table:table-cell table:formula="of:=[.H836]/[.A836]" office:value-type="float" office:value="1.02143380429095">
            <text:p>1.02</text:p>
          </table:table-cell>
          <table:table-cell office:value-type="float" office:value="484.58">
            <text:p>484.58</text:p>
          </table:table-cell>
          <table:table-cell table:formula="of:=[.J836]/[.A836]" office:value-type="float" office:value="1.01429618001047">
            <text:p>1.01</text:p>
          </table:table-cell>
          <table:table-cell table:number-columns-repeated="5"/>
        </table:table-row>
        <table:table-row table:style-name="ro1">
          <table:table-cell office:value-type="float" office:value="483.74">
            <text:p>483.74</text:p>
          </table:table-cell>
          <table:table-cell office:value-type="float" office:value="503.06">
            <text:p>503.06</text:p>
          </table:table-cell>
          <table:table-cell table:formula="of:=[.B837]/[.A837]" office:value-type="float" office:value="1.0399388101046">
            <text:p>1.04</text:p>
          </table:table-cell>
          <table:table-cell office:value-type="float" office:value="491.16">
            <text:p>491.16</text:p>
          </table:table-cell>
          <table:table-cell table:formula="of:=[.D837]/[.A837]" office:value-type="float" office:value="1.01533881837351">
            <text:p>1.02</text:p>
          </table:table-cell>
          <table:table-cell office:value-type="float" office:value="492.43">
            <text:p>492.43</text:p>
          </table:table-cell>
          <table:table-cell table:formula="of:=[.F837]/[.A837]" office:value-type="float" office:value="1.01796419564229">
            <text:p>1.02</text:p>
          </table:table-cell>
          <table:table-cell office:value-type="float" office:value="503.06">
            <text:p>503.06</text:p>
          </table:table-cell>
          <table:table-cell table:formula="of:=[.H837]/[.A837]" office:value-type="float" office:value="1.0399388101046">
            <text:p>1.04</text:p>
          </table:table-cell>
          <table:table-cell office:value-type="float" office:value="489.98">
            <text:p>489.98</text:p>
          </table:table-cell>
          <table:table-cell table:formula="of:=[.J837]/[.A837]" office:value-type="float" office:value="1.01289949146236">
            <text:p>1.01</text:p>
          </table:table-cell>
          <table:table-cell table:number-columns-repeated="5"/>
        </table:table-row>
        <table:table-row table:style-name="ro1">
          <table:table-cell office:value-type="float" office:value="366.5">
            <text:p>366.5</text:p>
          </table:table-cell>
          <table:table-cell office:value-type="float" office:value="396.89">
            <text:p>396.89</text:p>
          </table:table-cell>
          <table:table-cell table:formula="of:=[.B838]/[.A838]" office:value-type="float" office:value="1.08291950886767">
            <text:p>1.08</text:p>
          </table:table-cell>
          <table:table-cell office:value-type="float" office:value="373.09">
            <text:p>373.09</text:p>
          </table:table-cell>
          <table:table-cell table:formula="of:=[.D838]/[.A838]" office:value-type="float" office:value="1.01798090040928">
            <text:p>1.02</text:p>
          </table:table-cell>
          <table:table-cell office:value-type="float" office:value="373.09">
            <text:p>373.09</text:p>
          </table:table-cell>
          <table:table-cell table:formula="of:=[.F838]/[.A838]" office:value-type="float" office:value="1.01798090040928">
            <text:p>1.02</text:p>
          </table:table-cell>
          <table:table-cell office:value-type="float" office:value="396.89">
            <text:p>396.89</text:p>
          </table:table-cell>
          <table:table-cell table:formula="of:=[.H838]/[.A838]" office:value-type="float" office:value="1.08291950886767">
            <text:p>1.08</text:p>
          </table:table-cell>
          <table:table-cell office:value-type="float" office:value="373.09">
            <text:p>373.09</text:p>
          </table:table-cell>
          <table:table-cell table:formula="of:=[.J838]/[.A838]" office:value-type="float" office:value="1.01798090040928">
            <text:p>1.02</text:p>
          </table:table-cell>
          <table:table-cell table:number-columns-repeated="5"/>
        </table:table-row>
        <table:table-row table:style-name="ro1">
          <table:table-cell office:value-type="float" office:value="267.85">
            <text:p>267.85</text:p>
          </table:table-cell>
          <table:table-cell office:value-type="float" office:value="299.65">
            <text:p>299.65</text:p>
          </table:table-cell>
          <table:table-cell table:formula="of:=[.B839]/[.A839]" office:value-type="float" office:value="1.11872316595109">
            <text:p>1.12</text:p>
          </table:table-cell>
          <table:table-cell office:value-type="float" office:value="271.51">
            <text:p>271.51</text:p>
          </table:table-cell>
          <table:table-cell table:formula="of:=[.D839]/[.A839]" office:value-type="float" office:value="1.01366436438305">
            <text:p>1.01</text:p>
          </table:table-cell>
          <table:table-cell office:value-type="float" office:value="272.68">
            <text:p>272.68</text:p>
          </table:table-cell>
          <table:table-cell table:formula="of:=[.F839]/[.A839]" office:value-type="float" office:value="1.01803248086616">
            <text:p>1.02</text:p>
          </table:table-cell>
          <table:table-cell office:value-type="float" office:value="270.34">
            <text:p>270.34</text:p>
          </table:table-cell>
          <table:table-cell table:formula="of:=[.H839]/[.A839]" office:value-type="float" office:value="1.00929624789994">
            <text:p>1.01</text:p>
          </table:table-cell>
          <table:table-cell office:value-type="float" office:value="270.34">
            <text:p>270.34</text:p>
          </table:table-cell>
          <table:table-cell table:formula="of:=[.J839]/[.A839]" office:value-type="float" office:value="1.00929624789994">
            <text:p>1.01</text:p>
          </table:table-cell>
          <table:table-cell table:number-columns-repeated="5"/>
        </table:table-row>
        <table:table-row table:style-name="ro1">
          <table:table-cell office:value-type="float" office:value="474.3">
            <text:p>474.3</text:p>
          </table:table-cell>
          <table:table-cell office:value-type="float" office:value="483.96">
            <text:p>483.96</text:p>
          </table:table-cell>
          <table:table-cell table:formula="of:=[.B840]/[.A840]" office:value-type="float" office:value="1.02036685641999">
            <text:p>1.02</text:p>
          </table:table-cell>
          <table:table-cell office:value-type="float" office:value="479.48">
            <text:p>479.48</text:p>
          </table:table-cell>
          <table:table-cell table:formula="of:=[.D840]/[.A840]" office:value-type="float" office:value="1.01092135779043">
            <text:p>1.01</text:p>
          </table:table-cell>
          <table:table-cell office:value-type="float" office:value="482.89">
            <text:p>482.89</text:p>
          </table:table-cell>
          <table:table-cell table:formula="of:=[.F840]/[.A840]" office:value-type="float" office:value="1.01811090027409">
            <text:p>1.02</text:p>
          </table:table-cell>
          <table:table-cell office:value-type="float" office:value="483.96">
            <text:p>483.96</text:p>
          </table:table-cell>
          <table:table-cell table:formula="of:=[.H840]/[.A840]" office:value-type="float" office:value="1.02036685641999">
            <text:p>1.02</text:p>
          </table:table-cell>
          <table:table-cell office:value-type="float" office:value="480.55">
            <text:p>480.55</text:p>
          </table:table-cell>
          <table:table-cell table:formula="of:=[.J840]/[.A840]" office:value-type="float" office:value="1.01317731393633">
            <text:p>1.01</text:p>
          </table:table-cell>
          <table:table-cell table:number-columns-repeated="5"/>
        </table:table-row>
        <table:table-row table:style-name="ro1">
          <table:table-cell office:value-type="float" office:value="213.11">
            <text:p>213.11</text:p>
          </table:table-cell>
          <table:table-cell office:value-type="float" office:value="217.45">
            <text:p>217.45</text:p>
          </table:table-cell>
          <table:table-cell table:formula="of:=[.B841]/[.A841]" office:value-type="float" office:value="1.02036506968232">
            <text:p>1.02</text:p>
          </table:table-cell>
          <table:table-cell office:value-type="float" office:value="216.97">
            <text:p>216.97</text:p>
          </table:table-cell>
          <table:table-cell table:formula="of:=[.D841]/[.A841]" office:value-type="float" office:value="1.01811271174511">
            <text:p>1.02</text:p>
          </table:table-cell>
          <table:table-cell office:value-type="float" office:value="216.97">
            <text:p>216.97</text:p>
          </table:table-cell>
          <table:table-cell table:formula="of:=[.F841]/[.A841]" office:value-type="float" office:value="1.01811271174511">
            <text:p>1.02</text:p>
          </table:table-cell>
          <table:table-cell office:value-type="float" office:value="217.45">
            <text:p>217.45</text:p>
          </table:table-cell>
          <table:table-cell table:formula="of:=[.H841]/[.A841]" office:value-type="float" office:value="1.02036506968232">
            <text:p>1.02</text:p>
          </table:table-cell>
          <table:table-cell office:value-type="float" office:value="216.97">
            <text:p>216.97</text:p>
          </table:table-cell>
          <table:table-cell table:formula="of:=[.J841]/[.A841]" office:value-type="float" office:value="1.01811271174511">
            <text:p>1.02</text:p>
          </table:table-cell>
          <table:table-cell table:number-columns-repeated="5"/>
        </table:table-row>
        <table:table-row table:style-name="ro1">
          <table:table-cell office:value-type="float" office:value="382.33">
            <text:p>382.33</text:p>
          </table:table-cell>
          <table:table-cell office:value-type="float" office:value="408.82">
            <text:p>408.82</text:p>
          </table:table-cell>
          <table:table-cell table:formula="of:=[.B842]/[.A842]" office:value-type="float" office:value="1.06928569560327">
            <text:p>1.07</text:p>
          </table:table-cell>
          <table:table-cell office:value-type="float" office:value="390.58">
            <text:p>390.58</text:p>
          </table:table-cell>
          <table:table-cell table:formula="of:=[.D842]/[.A842]" office:value-type="float" office:value="1.02157821776999">
            <text:p>1.02</text:p>
          </table:table-cell>
          <table:table-cell office:value-type="float" office:value="389.26">
            <text:p>389.26</text:p>
          </table:table-cell>
          <table:table-cell table:formula="of:=[.F842]/[.A842]" office:value-type="float" office:value="1.01812570292679">
            <text:p>1.02</text:p>
          </table:table-cell>
          <table:table-cell office:value-type="float" office:value="396.09">
            <text:p>396.09</text:p>
          </table:table-cell>
          <table:table-cell table:formula="of:=[.H842]/[.A842]" office:value-type="float" office:value="1.03598985169879">
            <text:p>1.04</text:p>
          </table:table-cell>
          <table:table-cell office:value-type="float" office:value="386.33">
            <text:p>386.33</text:p>
          </table:table-cell>
          <table:table-cell table:formula="of:=[.J842]/[.A842]" office:value-type="float" office:value="1.01046216619151">
            <text:p>1.01</text:p>
          </table:table-cell>
          <table:table-cell table:number-columns-repeated="5"/>
        </table:table-row>
        <table:table-row table:style-name="ro1">
          <table:table-cell office:value-type="float" office:value="459.35">
            <text:p>459.35</text:p>
          </table:table-cell>
          <table:table-cell office:value-type="float" office:value="466.76">
            <text:p>466.76</text:p>
          </table:table-cell>
          <table:table-cell table:formula="of:=[.B843]/[.A843]" office:value-type="float" office:value="1.01613149014912">
            <text:p>1.02</text:p>
          </table:table-cell>
          <table:table-cell office:value-type="float" office:value="463.69">
            <text:p>463.69</text:p>
          </table:table-cell>
          <table:table-cell table:formula="of:=[.D843]/[.A843]" office:value-type="float" office:value="1.00944813323174">
            <text:p>1.01</text:p>
          </table:table-cell>
          <table:table-cell office:value-type="float" office:value="467.69">
            <text:p>467.69</text:p>
          </table:table-cell>
          <table:table-cell table:formula="of:=[.F843]/[.A843]" office:value-type="float" office:value="1.01815609012735">
            <text:p>1.02</text:p>
          </table:table-cell>
          <table:table-cell office:value-type="float" office:value="466.76">
            <text:p>466.76</text:p>
          </table:table-cell>
          <table:table-cell table:formula="of:=[.H843]/[.A843]" office:value-type="float" office:value="1.01613149014912">
            <text:p>1.02</text:p>
          </table:table-cell>
          <table:table-cell office:value-type="float" office:value="463">
            <text:p>463</text:p>
          </table:table-cell>
          <table:table-cell table:formula="of:=[.J843]/[.A843]" office:value-type="float" office:value="1.00794601066725">
            <text:p>1.01</text:p>
          </table:table-cell>
          <table:table-cell table:number-columns-repeated="5"/>
        </table:table-row>
        <table:table-row table:style-name="ro1">
          <table:table-cell office:value-type="float" office:value="368.09">
            <text:p>368.09</text:p>
          </table:table-cell>
          <table:table-cell office:value-type="float" office:value="377.65">
            <text:p>377.65</text:p>
          </table:table-cell>
          <table:table-cell table:formula="of:=[.B844]/[.A844]" office:value-type="float" office:value="1.02597190904398">
            <text:p>1.03</text:p>
          </table:table-cell>
          <table:table-cell office:value-type="float" office:value="372.92">
            <text:p>372.92</text:p>
          </table:table-cell>
          <table:table-cell table:formula="of:=[.D844]/[.A844]" office:value-type="float" office:value="1.01312179086636">
            <text:p>1.01</text:p>
          </table:table-cell>
          <table:table-cell office:value-type="float" office:value="374.78">
            <text:p>374.78</text:p>
          </table:table-cell>
          <table:table-cell table:formula="of:=[.F844]/[.A844]" office:value-type="float" office:value="1.01817490287701">
            <text:p>1.02</text:p>
          </table:table-cell>
          <table:table-cell office:value-type="float" office:value="377.65">
            <text:p>377.65</text:p>
          </table:table-cell>
          <table:table-cell table:formula="of:=[.H844]/[.A844]" office:value-type="float" office:value="1.02597190904398">
            <text:p>1.03</text:p>
          </table:table-cell>
          <table:table-cell office:value-type="float" office:value="371.16">
            <text:p>371.16</text:p>
          </table:table-cell>
          <table:table-cell table:formula="of:=[.J844]/[.A844]" office:value-type="float" office:value="1.00834035154446">
            <text:p>1.01</text:p>
          </table:table-cell>
          <table:table-cell table:number-columns-repeated="5"/>
        </table:table-row>
        <table:table-row table:style-name="ro1">
          <table:table-cell office:value-type="float" office:value="95.36">
            <text:p>95.36</text:p>
          </table:table-cell>
          <table:table-cell office:value-type="float" office:value="97.36">
            <text:p>97.36</text:p>
          </table:table-cell>
          <table:table-cell table:formula="of:=[.B845]/[.A845]" office:value-type="float" office:value="1.02097315436242">
            <text:p>1.02</text:p>
          </table:table-cell>
          <table:table-cell office:value-type="float" office:value="96.18">
            <text:p>96.18</text:p>
          </table:table-cell>
          <table:table-cell table:formula="of:=[.D845]/[.A845]" office:value-type="float" office:value="1.00859899328859">
            <text:p>1.01</text:p>
          </table:table-cell>
          <table:table-cell office:value-type="float" office:value="97.11">
            <text:p>97.11</text:p>
          </table:table-cell>
          <table:table-cell table:formula="of:=[.F845]/[.A845]" office:value-type="float" office:value="1.01835151006711">
            <text:p>1.02</text:p>
          </table:table-cell>
          <table:table-cell office:value-type="float" office:value="97.36">
            <text:p>97.36</text:p>
          </table:table-cell>
          <table:table-cell table:formula="of:=[.H845]/[.A845]" office:value-type="float" office:value="1.02097315436242">
            <text:p>1.02</text:p>
          </table:table-cell>
          <table:table-cell office:value-type="float" office:value="96.18">
            <text:p>96.18</text:p>
          </table:table-cell>
          <table:table-cell table:formula="of:=[.J845]/[.A845]" office:value-type="float" office:value="1.00859899328859">
            <text:p>1.01</text:p>
          </table:table-cell>
          <table:table-cell table:number-columns-repeated="5"/>
        </table:table-row>
        <table:table-row table:style-name="ro1">
          <table:table-cell office:value-type="float" office:value="331.94">
            <text:p>331.94</text:p>
          </table:table-cell>
          <table:table-cell office:value-type="float" office:value="369.79">
            <text:p>369.79</text:p>
          </table:table-cell>
          <table:table-cell table:formula="of:=[.B846]/[.A846]" office:value-type="float" office:value="1.11402663131891">
            <text:p>1.11</text:p>
          </table:table-cell>
          <table:table-cell office:value-type="float" office:value="337.45">
            <text:p>337.45</text:p>
          </table:table-cell>
          <table:table-cell table:formula="of:=[.D846]/[.A846]" office:value-type="float" office:value="1.0165993854311">
            <text:p>1.02</text:p>
          </table:table-cell>
          <table:table-cell office:value-type="float" office:value="338.04">
            <text:p>338.04</text:p>
          </table:table-cell>
          <table:table-cell table:formula="of:=[.F846]/[.A846]" office:value-type="float" office:value="1.01837681508706">
            <text:p>1.02</text:p>
          </table:table-cell>
          <table:table-cell office:value-type="float" office:value="369.79">
            <text:p>369.79</text:p>
          </table:table-cell>
          <table:table-cell table:formula="of:=[.H846]/[.A846]" office:value-type="float" office:value="1.11402663131891">
            <text:p>1.11</text:p>
          </table:table-cell>
          <table:table-cell office:value-type="float" office:value="349.25">
            <text:p>349.25</text:p>
          </table:table-cell>
          <table:table-cell table:formula="of:=[.J846]/[.A846]" office:value-type="float" office:value="1.05214797855034">
            <text:p>1.05</text:p>
          </table:table-cell>
          <table:table-cell table:number-columns-repeated="5"/>
        </table:table-row>
        <table:table-row table:style-name="ro1">
          <table:table-cell office:value-type="float" office:value="177.87">
            <text:p>177.87</text:p>
          </table:table-cell>
          <table:table-cell office:value-type="float" office:value="185.14">
            <text:p>185.14</text:p>
          </table:table-cell>
          <table:table-cell table:formula="of:=[.B847]/[.A847]" office:value-type="float" office:value="1.04087254736605">
            <text:p>1.04</text:p>
          </table:table-cell>
          <table:table-cell office:value-type="float" office:value="181.72">
            <text:p>181.72</text:p>
          </table:table-cell>
          <table:table-cell table:formula="of:=[.D847]/[.A847]" office:value-type="float" office:value="1.02164502164502">
            <text:p>1.02</text:p>
          </table:table-cell>
          <table:table-cell office:value-type="float" office:value="181.14">
            <text:p>181.14</text:p>
          </table:table-cell>
          <table:table-cell table:formula="of:=[.F847]/[.A847]" office:value-type="float" office:value="1.01838421318941">
            <text:p>1.02</text:p>
          </table:table-cell>
          <table:table-cell office:value-type="float" office:value="185.14">
            <text:p>185.14</text:p>
          </table:table-cell>
          <table:table-cell table:formula="of:=[.H847]/[.A847]" office:value-type="float" office:value="1.04087254736605">
            <text:p>1.04</text:p>
          </table:table-cell>
          <table:table-cell office:value-type="float" office:value="179.97">
            <text:p>179.97</text:p>
          </table:table-cell>
          <table:table-cell table:formula="of:=[.J847]/[.A847]" office:value-type="float" office:value="1.01180637544274">
            <text:p>1.01</text:p>
          </table:table-cell>
          <table:table-cell table:number-columns-repeated="5"/>
        </table:table-row>
        <table:table-row table:style-name="ro1">
          <table:table-cell office:value-type="float" office:value="134.67">
            <text:p>134.67</text:p>
          </table:table-cell>
          <table:table-cell office:value-type="float" office:value="147.74">
            <text:p>147.74</text:p>
          </table:table-cell>
          <table:table-cell table:formula="of:=[.B848]/[.A848]" office:value-type="float" office:value="1.097052053167">
            <text:p>1.1</text:p>
          </table:table-cell>
          <table:table-cell office:value-type="float" office:value="137.15">
            <text:p>137.15</text:p>
          </table:table-cell>
          <table:table-cell table:formula="of:=[.D848]/[.A848]" office:value-type="float" office:value="1.01841538575778">
            <text:p>1.02</text:p>
          </table:table-cell>
          <table:table-cell office:value-type="float" office:value="137.15">
            <text:p>137.15</text:p>
          </table:table-cell>
          <table:table-cell table:formula="of:=[.F848]/[.A848]" office:value-type="float" office:value="1.01841538575778">
            <text:p>1.02</text:p>
          </table:table-cell>
          <table:table-cell office:value-type="float" office:value="139.74">
            <text:p>139.74</text:p>
          </table:table-cell>
          <table:table-cell table:formula="of:=[.H848]/[.A848]" office:value-type="float" office:value="1.03764758298062">
            <text:p>1.04</text:p>
          </table:table-cell>
          <table:table-cell office:value-type="float" office:value="137.15">
            <text:p>137.15</text:p>
          </table:table-cell>
          <table:table-cell table:formula="of:=[.J848]/[.A848]" office:value-type="float" office:value="1.01841538575778">
            <text:p>1.02</text:p>
          </table:table-cell>
          <table:table-cell table:number-columns-repeated="5"/>
        </table:table-row>
        <table:table-row table:style-name="ro1">
          <table:table-cell office:value-type="float" office:value="159.01">
            <text:p>159.01</text:p>
          </table:table-cell>
          <table:table-cell office:value-type="float" office:value="161.6">
            <text:p>161.6</text:p>
          </table:table-cell>
          <table:table-cell table:formula="of:=[.B849]/[.A849]" office:value-type="float" office:value="1.01628828375574">
            <text:p>1.02</text:p>
          </table:table-cell>
          <table:table-cell office:value-type="float" office:value="161.36">
            <text:p>161.36</text:p>
          </table:table-cell>
          <table:table-cell table:formula="of:=[.D849]/[.A849]" office:value-type="float" office:value="1.01477894472046">
            <text:p>1.01</text:p>
          </table:table-cell>
          <table:table-cell office:value-type="float" office:value="161.94">
            <text:p>161.94</text:p>
          </table:table-cell>
          <table:table-cell table:formula="of:=[.F849]/[.A849]" office:value-type="float" office:value="1.01842651405572">
            <text:p>1.02</text:p>
          </table:table-cell>
          <table:table-cell office:value-type="float" office:value="161.6">
            <text:p>161.6</text:p>
          </table:table-cell>
          <table:table-cell table:formula="of:=[.H849]/[.A849]" office:value-type="float" office:value="1.01628828375574">
            <text:p>1.02</text:p>
          </table:table-cell>
          <table:table-cell office:value-type="float" office:value="159.6">
            <text:p>159.6</text:p>
          </table:table-cell>
          <table:table-cell table:formula="of:=[.J849]/[.A849]" office:value-type="float" office:value="1.00371045846173">
            <text:p>1</text:p>
          </table:table-cell>
          <table:table-cell table:number-columns-repeated="5"/>
        </table:table-row>
        <table:table-row table:style-name="ro1">
          <table:table-cell office:value-type="float" office:value="362.9">
            <text:p>362.9</text:p>
          </table:table-cell>
          <table:table-cell office:value-type="float" office:value="375">
            <text:p>375</text:p>
          </table:table-cell>
          <table:table-cell table:formula="of:=[.B850]/[.A850]" office:value-type="float" office:value="1.03334251860017">
            <text:p>1.03</text:p>
          </table:table-cell>
          <table:table-cell office:value-type="float" office:value="367.24">
            <text:p>367.24</text:p>
          </table:table-cell>
          <table:table-cell table:formula="of:=[.D850]/[.A850]" office:value-type="float" office:value="1.01195921741527">
            <text:p>1.01</text:p>
          </table:table-cell>
          <table:table-cell office:value-type="float" office:value="369.59">
            <text:p>369.59</text:p>
          </table:table-cell>
          <table:table-cell table:formula="of:=[.F850]/[.A850]" office:value-type="float" office:value="1.01843483053183">
            <text:p>1.02</text:p>
          </table:table-cell>
          <table:table-cell office:value-type="float" office:value="371">
            <text:p>371</text:p>
          </table:table-cell>
          <table:table-cell table:formula="of:=[.H850]/[.A850]" office:value-type="float" office:value="1.02232019840176">
            <text:p>1.02</text:p>
          </table:table-cell>
          <table:table-cell office:value-type="float" office:value="367.83">
            <text:p>367.83</text:p>
          </table:table-cell>
          <table:table-cell table:formula="of:=[.J850]/[.A850]" office:value-type="float" office:value="1.01358500964453">
            <text:p>1.01</text:p>
          </table:table-cell>
          <table:table-cell table:number-columns-repeated="5"/>
        </table:table-row>
        <table:table-row table:style-name="ro1">
          <table:table-cell office:value-type="float" office:value="63.43">
            <text:p>63.43</text:p>
          </table:table-cell>
          <table:table-cell office:value-type="float" office:value="70.11">
            <text:p>70.11</text:p>
          </table:table-cell>
          <table:table-cell table:formula="of:=[.B851]/[.A851]" office:value-type="float" office:value="1.10531294340218">
            <text:p>1.11</text:p>
          </table:table-cell>
          <table:table-cell office:value-type="float" office:value="63.43">
            <text:p>63.43</text:p>
          </table:table-cell>
          <table:table-cell table:formula="of:=[.D851]/[.A851]" office:value-type="float" office:value="1">
            <text:p>1</text:p>
          </table:table-cell>
          <table:table-cell office:value-type="float" office:value="64.6">
            <text:p>64.6</text:p>
          </table:table-cell>
          <table:table-cell table:formula="of:=[.F851]/[.A851]" office:value-type="float" office:value="1.01844553050607">
            <text:p>1.02</text:p>
          </table:table-cell>
          <table:table-cell office:value-type="float" office:value="70.11">
            <text:p>70.11</text:p>
          </table:table-cell>
          <table:table-cell table:formula="of:=[.H851]/[.A851]" office:value-type="float" office:value="1.10531294340218">
            <text:p>1.11</text:p>
          </table:table-cell>
          <table:table-cell office:value-type="float" office:value="63.43">
            <text:p>63.43</text:p>
          </table:table-cell>
          <table:table-cell table:formula="of:=[.J851]/[.A8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.43">
            <text:p>63.43</text:p>
          </table:table-cell>
          <table:table-cell office:value-type="float" office:value="69.77">
            <text:p>69.77</text:p>
          </table:table-cell>
          <table:table-cell table:formula="of:=[.B852]/[.A852]" office:value-type="float" office:value="1.09995270376793">
            <text:p>1.1</text:p>
          </table:table-cell>
          <table:table-cell office:value-type="float" office:value="63.43">
            <text:p>63.43</text:p>
          </table:table-cell>
          <table:table-cell table:formula="of:=[.D852]/[.A852]" office:value-type="float" office:value="1">
            <text:p>1</text:p>
          </table:table-cell>
          <table:table-cell office:value-type="float" office:value="64.6">
            <text:p>64.6</text:p>
          </table:table-cell>
          <table:table-cell table:formula="of:=[.F852]/[.A852]" office:value-type="float" office:value="1.01844553050607">
            <text:p>1.02</text:p>
          </table:table-cell>
          <table:table-cell office:value-type="float" office:value="69.77">
            <text:p>69.77</text:p>
          </table:table-cell>
          <table:table-cell table:formula="of:=[.H852]/[.A852]" office:value-type="float" office:value="1.09995270376793">
            <text:p>1.1</text:p>
          </table:table-cell>
          <table:table-cell office:value-type="float" office:value="64.6">
            <text:p>64.6</text:p>
          </table:table-cell>
          <table:table-cell table:formula="of:=[.J852]/[.A852]" office:value-type="float" office:value="1.01844553050607">
            <text:p>1.02</text:p>
          </table:table-cell>
          <table:table-cell table:number-columns-repeated="5"/>
        </table:table-row>
        <table:table-row table:style-name="ro1">
          <table:table-cell office:value-type="float" office:value="451.83">
            <text:p>451.83</text:p>
          </table:table-cell>
          <table:table-cell office:value-type="float" office:value="465.1">
            <text:p>465.1</text:p>
          </table:table-cell>
          <table:table-cell table:formula="of:=[.B853]/[.A853]" office:value-type="float" office:value="1.0293694531129">
            <text:p>1.03</text:p>
          </table:table-cell>
          <table:table-cell office:value-type="float" office:value="458.52">
            <text:p>458.52</text:p>
          </table:table-cell>
          <table:table-cell table:formula="of:=[.D853]/[.A853]" office:value-type="float" office:value="1.01480645375473">
            <text:p>1.01</text:p>
          </table:table-cell>
          <table:table-cell office:value-type="float" office:value="460.17">
            <text:p>460.17</text:p>
          </table:table-cell>
          <table:table-cell table:formula="of:=[.F853]/[.A853]" office:value-type="float" office:value="1.01845826970321">
            <text:p>1.02</text:p>
          </table:table-cell>
          <table:table-cell office:value-type="float" office:value="463.93">
            <text:p>463.93</text:p>
          </table:table-cell>
          <table:table-cell table:formula="of:=[.H853]/[.A853]" office:value-type="float" office:value="1.02677998362216">
            <text:p>1.03</text:p>
          </table:table-cell>
          <table:table-cell office:value-type="float" office:value="459.1">
            <text:p>459.1</text:p>
          </table:table-cell>
          <table:table-cell table:formula="of:=[.J853]/[.A853]" office:value-type="float" office:value="1.01609012239117">
            <text:p>1.02</text:p>
          </table:table-cell>
          <table:table-cell table:number-columns-repeated="5"/>
        </table:table-row>
        <table:table-row table:style-name="ro1">
          <table:table-cell office:value-type="float" office:value="441.7">
            <text:p>441.7</text:p>
          </table:table-cell>
          <table:table-cell office:value-type="float" office:value="461.66">
            <text:p>461.66</text:p>
          </table:table-cell>
          <table:table-cell table:formula="of:=[.B854]/[.A854]" office:value-type="float" office:value="1.04518904233643">
            <text:p>1.05</text:p>
          </table:table-cell>
          <table:table-cell office:value-type="float" office:value="449.8">
            <text:p>449.8</text:p>
          </table:table-cell>
          <table:table-cell table:formula="of:=[.D854]/[.A854]" office:value-type="float" office:value="1.0183382386235">
            <text:p>1.02</text:p>
          </table:table-cell>
          <table:table-cell office:value-type="float" office:value="449.9">
            <text:p>449.9</text:p>
          </table:table-cell>
          <table:table-cell table:formula="of:=[.F854]/[.A854]" office:value-type="float" office:value="1.0185646366312">
            <text:p>1.02</text:p>
          </table:table-cell>
          <table:table-cell office:value-type="float" office:value="461.66">
            <text:p>461.66</text:p>
          </table:table-cell>
          <table:table-cell table:formula="of:=[.H854]/[.A854]" office:value-type="float" office:value="1.04518904233643">
            <text:p>1.05</text:p>
          </table:table-cell>
          <table:table-cell office:value-type="float" office:value="446.87">
            <text:p>446.87</text:p>
          </table:table-cell>
          <table:table-cell table:formula="of:=[.J854]/[.A854]" office:value-type="float" office:value="1.01170477699796">
            <text:p>1.01</text:p>
          </table:table-cell>
          <table:table-cell table:number-columns-repeated="5"/>
        </table:table-row>
        <table:table-row table:style-name="ro1">
          <table:table-cell office:value-type="float" office:value="219.74">
            <text:p>219.74</text:p>
          </table:table-cell>
          <table:table-cell office:value-type="float" office:value="233.94">
            <text:p>233.94</text:p>
          </table:table-cell>
          <table:table-cell table:formula="of:=[.B855]/[.A855]" office:value-type="float" office:value="1.06462182579412">
            <text:p>1.06</text:p>
          </table:table-cell>
          <table:table-cell office:value-type="float" office:value="224.42">
            <text:p>224.42</text:p>
          </table:table-cell>
          <table:table-cell table:formula="of:=[.D855]/[.A855]" office:value-type="float" office:value="1.02129789751525">
            <text:p>1.02</text:p>
          </table:table-cell>
          <table:table-cell office:value-type="float" office:value="223.84">
            <text:p>223.84</text:p>
          </table:table-cell>
          <table:table-cell table:formula="of:=[.F855]/[.A855]" office:value-type="float" office:value="1.01865841448985">
            <text:p>1.02</text:p>
          </table:table-cell>
          <table:table-cell office:value-type="float" office:value="227.59">
            <text:p>227.59</text:p>
          </table:table-cell>
          <table:table-cell table:formula="of:=[.H855]/[.A855]" office:value-type="float" office:value="1.03572403749886">
            <text:p>1.04</text:p>
          </table:table-cell>
          <table:table-cell office:value-type="float" office:value="226.18">
            <text:p>226.18</text:p>
          </table:table-cell>
          <table:table-cell table:formula="of:=[.J855]/[.A855]" office:value-type="float" office:value="1.02930736324747">
            <text:p>1.03</text:p>
          </table:table-cell>
          <table:table-cell table:number-columns-repeated="5"/>
        </table:table-row>
        <table:table-row table:style-name="ro1">
          <table:table-cell office:value-type="float" office:value="419.78">
            <text:p>419.78</text:p>
          </table:table-cell>
          <table:table-cell office:value-type="float" office:value="434.02">
            <text:p>434.02</text:p>
          </table:table-cell>
          <table:table-cell table:formula="of:=[.B856]/[.A856]" office:value-type="float" office:value="1.03392253084949">
            <text:p>1.03</text:p>
          </table:table-cell>
          <table:table-cell office:value-type="float" office:value="423.53">
            <text:p>423.53</text:p>
          </table:table-cell>
          <table:table-cell table:formula="of:=[.D856]/[.A856]" office:value-type="float" office:value="1.00893325075039">
            <text:p>1.01</text:p>
          </table:table-cell>
          <table:table-cell office:value-type="float" office:value="427.63">
            <text:p>427.63</text:p>
          </table:table-cell>
          <table:table-cell table:formula="of:=[.F856]/[.A856]" office:value-type="float" office:value="1.01870027157082">
            <text:p>1.02</text:p>
          </table:table-cell>
          <table:table-cell office:value-type="float" office:value="426.02">
            <text:p>426.02</text:p>
          </table:table-cell>
          <table:table-cell table:formula="of:=[.H856]/[.A856]" office:value-type="float" office:value="1.01486492924865">
            <text:p>1.01</text:p>
          </table:table-cell>
          <table:table-cell office:value-type="float" office:value="423.43">
            <text:p>423.43</text:p>
          </table:table-cell>
          <table:table-cell table:formula="of:=[.J856]/[.A856]" office:value-type="float" office:value="1.00869503073038">
            <text:p>1.01</text:p>
          </table:table-cell>
          <table:table-cell table:number-columns-repeated="5"/>
        </table:table-row>
        <table:table-row table:style-name="ro1">
          <table:table-cell office:value-type="float" office:value="263.04">
            <text:p>263.04</text:p>
          </table:table-cell>
          <table:table-cell office:value-type="float" office:value="267.18">
            <text:p>267.18</text:p>
          </table:table-cell>
          <table:table-cell table:formula="of:=[.B857]/[.A857]" office:value-type="float" office:value="1.01573905109489">
            <text:p>1.02</text:p>
          </table:table-cell>
          <table:table-cell office:value-type="float" office:value="266.79">
            <text:p>266.79</text:p>
          </table:table-cell>
          <table:table-cell table:formula="of:=[.D857]/[.A857]" office:value-type="float" office:value="1.01425638686131">
            <text:p>1.01</text:p>
          </table:table-cell>
          <table:table-cell office:value-type="float" office:value="267.97">
            <text:p>267.97</text:p>
          </table:table-cell>
          <table:table-cell table:formula="of:=[.F857]/[.A857]" office:value-type="float" office:value="1.01874239659367">
            <text:p>1.02</text:p>
          </table:table-cell>
          <table:table-cell office:value-type="float" office:value="267.18">
            <text:p>267.18</text:p>
          </table:table-cell>
          <table:table-cell table:formula="of:=[.H857]/[.A857]" office:value-type="float" office:value="1.01573905109489">
            <text:p>1.02</text:p>
          </table:table-cell>
          <table:table-cell office:value-type="float" office:value="267.87">
            <text:p>267.87</text:p>
          </table:table-cell>
          <table:table-cell table:formula="of:=[.J857]/[.A857]" office:value-type="float" office:value="1.01836222627737">
            <text:p>1.02</text:p>
          </table:table-cell>
          <table:table-cell table:number-columns-repeated="5"/>
        </table:table-row>
        <table:table-row table:style-name="ro1">
          <table:table-cell office:value-type="float" office:value="418.74">
            <text:p>418.74</text:p>
          </table:table-cell>
          <table:table-cell office:value-type="float" office:value="428.36">
            <text:p>428.36</text:p>
          </table:table-cell>
          <table:table-cell table:formula="of:=[.B858]/[.A858]" office:value-type="float" office:value="1.02297368295362">
            <text:p>1.02</text:p>
          </table:table-cell>
          <table:table-cell office:value-type="float" office:value="424.84">
            <text:p>424.84</text:p>
          </table:table-cell>
          <table:table-cell table:formula="of:=[.D858]/[.A858]" office:value-type="float" office:value="1.01456751205999">
            <text:p>1.01</text:p>
          </table:table-cell>
          <table:table-cell office:value-type="float" office:value="426.6">
            <text:p>426.6</text:p>
          </table:table-cell>
          <table:table-cell table:formula="of:=[.F858]/[.A858]" office:value-type="float" office:value="1.01877059750681">
            <text:p>1.02</text:p>
          </table:table-cell>
          <table:table-cell office:value-type="float" office:value="426.01">
            <text:p>426.01</text:p>
          </table:table-cell>
          <table:table-cell table:formula="of:=[.H858]/[.A858]" office:value-type="float" office:value="1.01736160863543">
            <text:p>1.02</text:p>
          </table:table-cell>
          <table:table-cell office:value-type="float" office:value="423.67">
            <text:p>423.67</text:p>
          </table:table-cell>
          <table:table-cell table:formula="of:=[.J858]/[.A858]" office:value-type="float" office:value="1.01177341548455">
            <text:p>1.01</text:p>
          </table:table-cell>
          <table:table-cell table:number-columns-repeated="5"/>
        </table:table-row>
        <table:table-row table:style-name="ro1">
          <table:table-cell office:value-type="float" office:value="93.6">
            <text:p>93.6</text:p>
          </table:table-cell>
          <table:table-cell office:value-type="float" office:value="129.6">
            <text:p>129.6</text:p>
          </table:table-cell>
          <table:table-cell table:formula="of:=[.B859]/[.A859]" office:value-type="float" office:value="1.38461538461538">
            <text:p>1.38</text:p>
          </table:table-cell>
          <table:table-cell office:value-type="float" office:value="95.36">
            <text:p>95.36</text:p>
          </table:table-cell>
          <table:table-cell table:formula="of:=[.D859]/[.A859]" office:value-type="float" office:value="1.01880341880342">
            <text:p>1.02</text:p>
          </table:table-cell>
          <table:table-cell office:value-type="float" office:value="95.36">
            <text:p>95.36</text:p>
          </table:table-cell>
          <table:table-cell table:formula="of:=[.F859]/[.A859]" office:value-type="float" office:value="1.01880341880342">
            <text:p>1.02</text:p>
          </table:table-cell>
          <table:table-cell office:value-type="float" office:value="129.6">
            <text:p>129.6</text:p>
          </table:table-cell>
          <table:table-cell table:formula="of:=[.H859]/[.A859]" office:value-type="float" office:value="1.38461538461538">
            <text:p>1.38</text:p>
          </table:table-cell>
          <table:table-cell office:value-type="float" office:value="100.18">
            <text:p>100.18</text:p>
          </table:table-cell>
          <table:table-cell table:formula="of:=[.J859]/[.A859]" office:value-type="float" office:value="1.07029914529915">
            <text:p>1.07</text:p>
          </table:table-cell>
          <table:table-cell table:number-columns-repeated="5"/>
        </table:table-row>
        <table:table-row table:style-name="ro1">
          <table:table-cell office:value-type="float" office:value="373.86">
            <text:p>373.86</text:p>
          </table:table-cell>
          <table:table-cell office:value-type="float" office:value="382.93">
            <text:p>382.93</text:p>
          </table:table-cell>
          <table:table-cell table:formula="of:=[.B860]/[.A860]" office:value-type="float" office:value="1.02426041833842">
            <text:p>1.02</text:p>
          </table:table-cell>
          <table:table-cell office:value-type="float" office:value="379.03">
            <text:p>379.03</text:p>
          </table:table-cell>
          <table:table-cell table:formula="of:=[.D860]/[.A860]" office:value-type="float" office:value="1.0138287059327">
            <text:p>1.01</text:p>
          </table:table-cell>
          <table:table-cell office:value-type="float" office:value="380.89">
            <text:p>380.89</text:p>
          </table:table-cell>
          <table:table-cell table:formula="of:=[.F860]/[.A860]" office:value-type="float" office:value="1.01880383031081">
            <text:p>1.02</text:p>
          </table:table-cell>
          <table:table-cell office:value-type="float" office:value="382.93">
            <text:p>382.93</text:p>
          </table:table-cell>
          <table:table-cell table:formula="of:=[.H860]/[.A860]" office:value-type="float" office:value="1.02426041833842">
            <text:p>1.02</text:p>
          </table:table-cell>
          <table:table-cell office:value-type="float" office:value="377.27">
            <text:p>377.27</text:p>
          </table:table-cell>
          <table:table-cell table:formula="of:=[.J860]/[.A860]" office:value-type="float" office:value="1.00912106135987">
            <text:p>1.01</text:p>
          </table:table-cell>
          <table:table-cell table:number-columns-repeated="5"/>
        </table:table-row>
        <table:table-row table:style-name="ro1">
          <table:table-cell office:value-type="float" office:value="249.32">
            <text:p>249.32</text:p>
          </table:table-cell>
          <table:table-cell office:value-type="float" office:value="259.66">
            <text:p>259.66</text:p>
          </table:table-cell>
          <table:table-cell table:formula="of:=[.B861]/[.A861]" office:value-type="float" office:value="1.04147280603241">
            <text:p>1.04</text:p>
          </table:table-cell>
          <table:table-cell office:value-type="float" office:value="254.59">
            <text:p>254.59</text:p>
          </table:table-cell>
          <table:table-cell table:formula="of:=[.D861]/[.A861]" office:value-type="float" office:value="1.02113749398364">
            <text:p>1.02</text:p>
          </table:table-cell>
          <table:table-cell office:value-type="float" office:value="254.01">
            <text:p>254.01</text:p>
          </table:table-cell>
          <table:table-cell table:formula="of:=[.F861]/[.A861]" office:value-type="float" office:value="1.01881116637253">
            <text:p>1.02</text:p>
          </table:table-cell>
          <table:table-cell office:value-type="float" office:value="259.66">
            <text:p>259.66</text:p>
          </table:table-cell>
          <table:table-cell table:formula="of:=[.H861]/[.A861]" office:value-type="float" office:value="1.04147280603241">
            <text:p>1.04</text:p>
          </table:table-cell>
          <table:table-cell office:value-type="float" office:value="252.84">
            <text:p>252.84</text:p>
          </table:table-cell>
          <table:table-cell table:formula="of:=[.J861]/[.A861]" office:value-type="float" office:value="1.01411840205359">
            <text:p>1.01</text:p>
          </table:table-cell>
          <table:table-cell table:number-columns-repeated="5"/>
        </table:table-row>
        <table:table-row table:style-name="ro1">
          <table:table-cell office:value-type="float" office:value="355.1">
            <text:p>355.1</text:p>
          </table:table-cell>
          <table:table-cell office:value-type="float" office:value="363.2">
            <text:p>363.2</text:p>
          </table:table-cell>
          <table:table-cell table:formula="of:=[.B862]/[.A862]" office:value-type="float" office:value="1.02281047592228">
            <text:p>1.02</text:p>
          </table:table-cell>
          <table:table-cell office:value-type="float" office:value="360.62">
            <text:p>360.62</text:p>
          </table:table-cell>
          <table:table-cell table:formula="of:=[.D862]/[.A862]" office:value-type="float" office:value="1.01554491692481">
            <text:p>1.02</text:p>
          </table:table-cell>
          <table:table-cell office:value-type="float" office:value="361.79">
            <text:p>361.79</text:p>
          </table:table-cell>
          <table:table-cell table:formula="of:=[.F862]/[.A862]" office:value-type="float" office:value="1.01883976344692">
            <text:p>1.02</text:p>
          </table:table-cell>
          <table:table-cell office:value-type="float" office:value="363.2">
            <text:p>363.2</text:p>
          </table:table-cell>
          <table:table-cell table:formula="of:=[.H862]/[.A862]" office:value-type="float" office:value="1.02281047592228">
            <text:p>1.02</text:p>
          </table:table-cell>
          <table:table-cell office:value-type="float" office:value="360.03">
            <text:p>360.03</text:p>
          </table:table-cell>
          <table:table-cell table:formula="of:=[.J862]/[.A862]" office:value-type="float" office:value="1.01388341312306">
            <text:p>1.01</text:p>
          </table:table-cell>
          <table:table-cell table:number-columns-repeated="5"/>
        </table:table-row>
        <table:table-row table:style-name="ro1">
          <table:table-cell office:value-type="float" office:value="211.75">
            <text:p>211.75</text:p>
          </table:table-cell>
          <table:table-cell office:value-type="float" office:value="219.27">
            <text:p>219.27</text:p>
          </table:table-cell>
          <table:table-cell table:formula="of:=[.B863]/[.A863]" office:value-type="float" office:value="1.03551357733176">
            <text:p>1.04</text:p>
          </table:table-cell>
          <table:table-cell office:value-type="float" office:value="213.51">
            <text:p>213.51</text:p>
          </table:table-cell>
          <table:table-cell table:formula="of:=[.D863]/[.A863]" office:value-type="float" office:value="1.00831168831169">
            <text:p>1.01</text:p>
          </table:table-cell>
          <table:table-cell office:value-type="float" office:value="215.75">
            <text:p>215.75</text:p>
          </table:table-cell>
          <table:table-cell table:formula="of:=[.F863]/[.A863]" office:value-type="float" office:value="1.01889020070838">
            <text:p>1.02</text:p>
          </table:table-cell>
          <table:table-cell office:value-type="float" office:value="219.27">
            <text:p>219.27</text:p>
          </table:table-cell>
          <table:table-cell table:formula="of:=[.H863]/[.A863]" office:value-type="float" office:value="1.03551357733176">
            <text:p>1.04</text:p>
          </table:table-cell>
          <table:table-cell office:value-type="float" office:value="213.51">
            <text:p>213.51</text:p>
          </table:table-cell>
          <table:table-cell table:formula="of:=[.J863]/[.A863]" office:value-type="float" office:value="1.00831168831169">
            <text:p>1.01</text:p>
          </table:table-cell>
          <table:table-cell table:number-columns-repeated="5"/>
        </table:table-row>
        <table:table-row table:style-name="ro1">
          <table:table-cell office:value-type="float" office:value="279.37">
            <text:p>279.37</text:p>
          </table:table-cell>
          <table:table-cell office:value-type="float" office:value="289.82">
            <text:p>289.82</text:p>
          </table:table-cell>
          <table:table-cell table:formula="of:=[.B864]/[.A864]" office:value-type="float" office:value="1.03740559115152">
            <text:p>1.04</text:p>
          </table:table-cell>
          <table:table-cell office:value-type="float" office:value="285.82">
            <text:p>285.82</text:p>
          </table:table-cell>
          <table:table-cell table:formula="of:=[.D864]/[.A864]" office:value-type="float" office:value="1.02308766152414">
            <text:p>1.02</text:p>
          </table:table-cell>
          <table:table-cell office:value-type="float" office:value="284.65">
            <text:p>284.65</text:p>
          </table:table-cell>
          <table:table-cell table:formula="of:=[.F864]/[.A864]" office:value-type="float" office:value="1.01889966710814">
            <text:p>1.02</text:p>
          </table:table-cell>
          <table:table-cell office:value-type="float" office:value="284.65">
            <text:p>284.65</text:p>
          </table:table-cell>
          <table:table-cell table:formula="of:=[.H864]/[.A864]" office:value-type="float" office:value="1.01889966710814">
            <text:p>1.02</text:p>
          </table:table-cell>
          <table:table-cell office:value-type="float" office:value="282.3">
            <text:p>282.3</text:p>
          </table:table-cell>
          <table:table-cell table:formula="of:=[.J864]/[.A864]" office:value-type="float" office:value="1.01048788345205">
            <text:p>1.01</text:p>
          </table:table-cell>
          <table:table-cell table:number-columns-repeated="5"/>
        </table:table-row>
        <table:table-row table:style-name="ro1">
          <table:table-cell office:value-type="float" office:value="446.68">
            <text:p>446.68</text:p>
          </table:table-cell>
          <table:table-cell office:value-type="float" office:value="456.3">
            <text:p>456.3</text:p>
          </table:table-cell>
          <table:table-cell table:formula="of:=[.B865]/[.A865]" office:value-type="float" office:value="1.02153667054715">
            <text:p>1.02</text:p>
          </table:table-cell>
          <table:table-cell office:value-type="float" office:value="453.37">
            <text:p>453.37</text:p>
          </table:table-cell>
          <table:table-cell table:formula="of:=[.D865]/[.A865]" office:value-type="float" office:value="1.01497716486075">
            <text:p>1.01</text:p>
          </table:table-cell>
          <table:table-cell office:value-type="float" office:value="455.13">
            <text:p>455.13</text:p>
          </table:table-cell>
          <table:table-cell table:formula="of:=[.F865]/[.A865]" office:value-type="float" office:value="1.01891734575087">
            <text:p>1.02</text:p>
          </table:table-cell>
          <table:table-cell office:value-type="float" office:value="455.13">
            <text:p>455.13</text:p>
          </table:table-cell>
          <table:table-cell table:formula="of:=[.H865]/[.A865]" office:value-type="float" office:value="1.01891734575087">
            <text:p>1.02</text:p>
          </table:table-cell>
          <table:table-cell office:value-type="float" office:value="451.61">
            <text:p>451.61</text:p>
          </table:table-cell>
          <table:table-cell table:formula="of:=[.J865]/[.A865]" office:value-type="float" office:value="1.01103698397063">
            <text:p>1.01</text:p>
          </table:table-cell>
          <table:table-cell table:number-columns-repeated="5"/>
        </table:table-row>
        <table:table-row table:style-name="ro1">
          <table:table-cell office:value-type="float" office:value="507.6">
            <text:p>507.6</text:p>
          </table:table-cell>
          <table:table-cell office:value-type="float" office:value="532.83">
            <text:p>532.83</text:p>
          </table:table-cell>
          <table:table-cell table:formula="of:=[.B866]/[.A866]" office:value-type="float" office:value="1.04970449172577">
            <text:p>1.05</text:p>
          </table:table-cell>
          <table:table-cell office:value-type="float" office:value="520.14">
            <text:p>520.14</text:p>
          </table:table-cell>
          <table:table-cell table:formula="of:=[.D866]/[.A866]" office:value-type="float" office:value="1.02470449172577">
            <text:p>1.02</text:p>
          </table:table-cell>
          <table:table-cell office:value-type="float" office:value="517.21">
            <text:p>517.21</text:p>
          </table:table-cell>
          <table:table-cell table:formula="of:=[.F866]/[.A866]" office:value-type="float" office:value="1.01893223010244">
            <text:p>1.02</text:p>
          </table:table-cell>
          <table:table-cell office:value-type="float" office:value="532.83">
            <text:p>532.83</text:p>
          </table:table-cell>
          <table:table-cell table:formula="of:=[.H866]/[.A866]" office:value-type="float" office:value="1.04970449172577">
            <text:p>1.05</text:p>
          </table:table-cell>
          <table:table-cell office:value-type="float" office:value="517.8">
            <text:p>517.8</text:p>
          </table:table-cell>
          <table:table-cell table:formula="of:=[.J866]/[.A866]" office:value-type="float" office:value="1.02009456264775">
            <text:p>1.02</text:p>
          </table:table-cell>
          <table:table-cell table:number-columns-repeated="5"/>
        </table:table-row>
        <table:table-row table:style-name="ro1">
          <table:table-cell office:value-type="float" office:value="506.94">
            <text:p>506.94</text:p>
          </table:table-cell>
          <table:table-cell office:value-type="float" office:value="522.94">
            <text:p>522.94</text:p>
          </table:table-cell>
          <table:table-cell table:formula="of:=[.B867]/[.A867]" office:value-type="float" office:value="1.03156192054287">
            <text:p>1.03</text:p>
          </table:table-cell>
          <table:table-cell office:value-type="float" office:value="515.38">
            <text:p>515.38</text:p>
          </table:table-cell>
          <table:table-cell table:formula="of:=[.D867]/[.A867]" office:value-type="float" office:value="1.01664891308636">
            <text:p>1.02</text:p>
          </table:table-cell>
          <table:table-cell office:value-type="float" office:value="516.55">
            <text:p>516.55</text:p>
          </table:table-cell>
          <table:table-cell table:formula="of:=[.F867]/[.A867]" office:value-type="float" office:value="1.01895687852606">
            <text:p>1.02</text:p>
          </table:table-cell>
          <table:table-cell office:value-type="float" office:value="521.52">
            <text:p>521.52</text:p>
          </table:table-cell>
          <table:table-cell table:formula="of:=[.H867]/[.A867]" office:value-type="float" office:value="1.02876080009469">
            <text:p>1.03</text:p>
          </table:table-cell>
          <table:table-cell office:value-type="float" office:value="513.04">
            <text:p>513.04</text:p>
          </table:table-cell>
          <table:table-cell table:formula="of:=[.J867]/[.A867]" office:value-type="float" office:value="1.01203298220697">
            <text:p>1.01</text:p>
          </table:table-cell>
          <table:table-cell table:number-columns-repeated="5"/>
        </table:table-row>
        <table:table-row table:style-name="ro1">
          <table:table-cell office:value-type="float" office:value="192.44">
            <text:p>192.44</text:p>
          </table:table-cell>
          <table:table-cell office:value-type="float" office:value="204.82">
            <text:p>204.82</text:p>
          </table:table-cell>
          <table:table-cell table:formula="of:=[.B868]/[.A868]" office:value-type="float" office:value="1.06433173976304">
            <text:p>1.06</text:p>
          </table:table-cell>
          <table:table-cell office:value-type="float" office:value="194.92">
            <text:p>194.92</text:p>
          </table:table-cell>
          <table:table-cell table:formula="of:=[.D868]/[.A868]" office:value-type="float" office:value="1.01288713365205">
            <text:p>1.01</text:p>
          </table:table-cell>
          <table:table-cell office:value-type="float" office:value="196.1">
            <text:p>196.1</text:p>
          </table:table-cell>
          <table:table-cell table:formula="of:=[.F868]/[.A868]" office:value-type="float" office:value="1.01901891498649">
            <text:p>1.02</text:p>
          </table:table-cell>
          <table:table-cell office:value-type="float" office:value="194.92">
            <text:p>194.92</text:p>
          </table:table-cell>
          <table:table-cell table:formula="of:=[.H868]/[.A868]" office:value-type="float" office:value="1.01288713365205">
            <text:p>1.01</text:p>
          </table:table-cell>
          <table:table-cell office:value-type="float" office:value="194.92">
            <text:p>194.92</text:p>
          </table:table-cell>
          <table:table-cell table:formula="of:=[.J868]/[.A868]" office:value-type="float" office:value="1.01288713365205">
            <text:p>1.01</text:p>
          </table:table-cell>
          <table:table-cell table:number-columns-repeated="5"/>
        </table:table-row>
        <table:table-row table:style-name="ro1">
          <table:table-cell office:value-type="float" office:value="490.83">
            <text:p>490.83</text:p>
          </table:table-cell>
          <table:table-cell office:value-type="float" office:value="516.44">
            <text:p>516.44</text:p>
          </table:table-cell>
          <table:table-cell table:formula="of:=[.B869]/[.A869]" office:value-type="float" office:value="1.05217692480085">
            <text:p>1.05</text:p>
          </table:table-cell>
          <table:table-cell office:value-type="float" office:value="498.44">
            <text:p>498.44</text:p>
          </table:table-cell>
          <table:table-cell table:formula="of:=[.D869]/[.A869]" office:value-type="float" office:value="1.01550434977487">
            <text:p>1.02</text:p>
          </table:table-cell>
          <table:table-cell office:value-type="float" office:value="500.2">
            <text:p>500.2</text:p>
          </table:table-cell>
          <table:table-cell table:formula="of:=[.F869]/[.A869]" office:value-type="float" office:value="1.0190901126663">
            <text:p>1.02</text:p>
          </table:table-cell>
          <table:table-cell office:value-type="float" office:value="516.44">
            <text:p>516.44</text:p>
          </table:table-cell>
          <table:table-cell table:formula="of:=[.H869]/[.A869]" office:value-type="float" office:value="1.05217692480085">
            <text:p>1.05</text:p>
          </table:table-cell>
          <table:table-cell office:value-type="float" office:value="499.61">
            <text:p>499.61</text:p>
          </table:table-cell>
          <table:table-cell table:formula="of:=[.J869]/[.A869]" office:value-type="float" office:value="1.01788806715156">
            <text:p>1.02</text:p>
          </table:table-cell>
          <table:table-cell table:number-columns-repeated="5"/>
        </table:table-row>
        <table:table-row table:style-name="ro1">
          <table:table-cell office:value-type="float" office:value="507.9">
            <text:p>507.9</text:p>
          </table:table-cell>
          <table:table-cell office:value-type="float" office:value="542.78">
            <text:p>542.78</text:p>
          </table:table-cell>
          <table:table-cell table:formula="of:=[.B870]/[.A870]" office:value-type="float" office:value="1.06867493601103">
            <text:p>1.07</text:p>
          </table:table-cell>
          <table:table-cell office:value-type="float" office:value="520.54">
            <text:p>520.54</text:p>
          </table:table-cell>
          <table:table-cell table:formula="of:=[.D870]/[.A870]" office:value-type="float" office:value="1.02488678873794">
            <text:p>1.02</text:p>
          </table:table-cell>
          <table:table-cell office:value-type="float" office:value="517.61">
            <text:p>517.61</text:p>
          </table:table-cell>
          <table:table-cell table:formula="of:=[.F870]/[.A870]" office:value-type="float" office:value="1.01911793660169">
            <text:p>1.02</text:p>
          </table:table-cell>
          <table:table-cell office:value-type="float" office:value="542.78">
            <text:p>542.78</text:p>
          </table:table-cell>
          <table:table-cell table:formula="of:=[.H870]/[.A870]" office:value-type="float" office:value="1.06867493601103">
            <text:p>1.07</text:p>
          </table:table-cell>
          <table:table-cell office:value-type="float" office:value="515.27">
            <text:p>515.27</text:p>
          </table:table-cell>
          <table:table-cell table:formula="of:=[.J870]/[.A870]" office:value-type="float" office:value="1.01451073045875">
            <text:p>1.01</text:p>
          </table:table-cell>
          <table:table-cell table:number-columns-repeated="5"/>
        </table:table-row>
        <table:table-row table:style-name="ro1">
          <table:table-cell office:value-type="float" office:value="359.3">
            <text:p>359.3</text:p>
          </table:table-cell>
          <table:table-cell office:value-type="float" office:value="368.27">
            <text:p>368.27</text:p>
          </table:table-cell>
          <table:table-cell table:formula="of:=[.B871]/[.A871]" office:value-type="float" office:value="1.02496521013081">
            <text:p>1.02</text:p>
          </table:table-cell>
          <table:table-cell office:value-type="float" office:value="364.37">
            <text:p>364.37</text:p>
          </table:table-cell>
          <table:table-cell table:formula="of:=[.D871]/[.A871]" office:value-type="float" office:value="1.0141107709435">
            <text:p>1.01</text:p>
          </table:table-cell>
          <table:table-cell office:value-type="float" office:value="366.23">
            <text:p>366.23</text:p>
          </table:table-cell>
          <table:table-cell table:formula="of:=[.F871]/[.A871]" office:value-type="float" office:value="1.01928750347899">
            <text:p>1.02</text:p>
          </table:table-cell>
          <table:table-cell office:value-type="float" office:value="368.27">
            <text:p>368.27</text:p>
          </table:table-cell>
          <table:table-cell table:formula="of:=[.H871]/[.A871]" office:value-type="float" office:value="1.02496521013081">
            <text:p>1.02</text:p>
          </table:table-cell>
          <table:table-cell office:value-type="float" office:value="363.2">
            <text:p>363.2</text:p>
          </table:table-cell>
          <table:table-cell table:formula="of:=[.J871]/[.A871]" office:value-type="float" office:value="1.01085443918731">
            <text:p>1.01</text:p>
          </table:table-cell>
          <table:table-cell table:number-columns-repeated="5"/>
        </table:table-row>
        <table:table-row table:style-name="ro1">
          <table:table-cell office:value-type="float" office:value="455.4">
            <text:p>455.4</text:p>
          </table:table-cell>
          <table:table-cell office:value-type="float" office:value="463.26">
            <text:p>463.26</text:p>
          </table:table-cell>
          <table:table-cell table:formula="of:=[.B872]/[.A872]" office:value-type="float" office:value="1.01725955204216">
            <text:p>1.02</text:p>
          </table:table-cell>
          <table:table-cell office:value-type="float" office:value="463.01">
            <text:p>463.01</text:p>
          </table:table-cell>
          <table:table-cell table:formula="of:=[.D872]/[.A872]" office:value-type="float" office:value="1.01671058410189">
            <text:p>1.02</text:p>
          </table:table-cell>
          <table:table-cell office:value-type="float" office:value="464.19">
            <text:p>464.19</text:p>
          </table:table-cell>
          <table:table-cell table:formula="of:=[.F872]/[.A872]" office:value-type="float" office:value="1.01930171277997">
            <text:p>1.02</text:p>
          </table:table-cell>
          <table:table-cell office:value-type="float" office:value="463.26">
            <text:p>463.26</text:p>
          </table:table-cell>
          <table:table-cell table:formula="of:=[.H872]/[.A872]" office:value-type="float" office:value="1.01725955204216">
            <text:p>1.02</text:p>
          </table:table-cell>
          <table:table-cell office:value-type="float" office:value="463.01">
            <text:p>463.01</text:p>
          </table:table-cell>
          <table:table-cell table:formula="of:=[.J872]/[.A872]" office:value-type="float" office:value="1.01671058410189">
            <text:p>1.02</text:p>
          </table:table-cell>
          <table:table-cell table:number-columns-repeated="5"/>
        </table:table-row>
        <table:table-row table:style-name="ro1">
          <table:table-cell office:value-type="float" office:value="289.68">
            <text:p>289.68</text:p>
          </table:table-cell>
          <table:table-cell office:value-type="float" office:value="299.53">
            <text:p>299.53</text:p>
          </table:table-cell>
          <table:table-cell table:formula="of:=[.B873]/[.A873]" office:value-type="float" office:value="1.03400303783485">
            <text:p>1.03</text:p>
          </table:table-cell>
          <table:table-cell office:value-type="float" office:value="299.53">
            <text:p>299.53</text:p>
          </table:table-cell>
          <table:table-cell table:formula="of:=[.D873]/[.A873]" office:value-type="float" office:value="1.03400303783485">
            <text:p>1.03</text:p>
          </table:table-cell>
          <table:table-cell office:value-type="float" office:value="295.29">
            <text:p>295.29</text:p>
          </table:table-cell>
          <table:table-cell table:formula="of:=[.F873]/[.A873]" office:value-type="float" office:value="1.0193661971831">
            <text:p>1.02</text:p>
          </table:table-cell>
          <table:table-cell office:value-type="float" office:value="299.53">
            <text:p>299.53</text:p>
          </table:table-cell>
          <table:table-cell table:formula="of:=[.H873]/[.A873]" office:value-type="float" office:value="1.03400303783485">
            <text:p>1.03</text:p>
          </table:table-cell>
          <table:table-cell office:value-type="float" office:value="295.43">
            <text:p>295.43</text:p>
          </table:table-cell>
          <table:table-cell table:formula="of:=[.J873]/[.A873]" office:value-type="float" office:value="1.01984948909141">
            <text:p>1.02</text:p>
          </table:table-cell>
          <table:table-cell table:number-columns-repeated="5"/>
        </table:table-row>
        <table:table-row table:style-name="ro1">
          <table:table-cell office:value-type="float" office:value="393.1">
            <text:p>393.1</text:p>
          </table:table-cell>
          <table:table-cell office:value-type="float" office:value="409.59">
            <text:p>409.59</text:p>
          </table:table-cell>
          <table:table-cell table:formula="of:=[.B874]/[.A874]" office:value-type="float" office:value="1.04194861358433">
            <text:p>1.04</text:p>
          </table:table-cell>
          <table:table-cell office:value-type="float" office:value="397.1">
            <text:p>397.1</text:p>
          </table:table-cell>
          <table:table-cell table:formula="of:=[.D874]/[.A874]" office:value-type="float" office:value="1.01017552785551">
            <text:p>1.01</text:p>
          </table:table-cell>
          <table:table-cell office:value-type="float" office:value="400.72">
            <text:p>400.72</text:p>
          </table:table-cell>
          <table:table-cell table:formula="of:=[.F874]/[.A874]" office:value-type="float" office:value="1.01938438056474">
            <text:p>1.02</text:p>
          </table:table-cell>
          <table:table-cell office:value-type="float" office:value="409.59">
            <text:p>409.59</text:p>
          </table:table-cell>
          <table:table-cell table:formula="of:=[.H874]/[.A874]" office:value-type="float" office:value="1.04194861358433">
            <text:p>1.04</text:p>
          </table:table-cell>
          <table:table-cell office:value-type="float" office:value="396.52">
            <text:p>396.52</text:p>
          </table:table-cell>
          <table:table-cell table:formula="of:=[.J874]/[.A874]" office:value-type="float" office:value="1.00870007631646">
            <text:p>1.01</text:p>
          </table:table-cell>
          <table:table-cell table:number-columns-repeated="5"/>
        </table:table-row>
        <table:table-row table:style-name="ro1">
          <table:table-cell office:value-type="float" office:value="254.18">
            <text:p>254.18</text:p>
          </table:table-cell>
          <table:table-cell office:value-type="float" office:value="269.94">
            <text:p>269.94</text:p>
          </table:table-cell>
          <table:table-cell table:formula="of:=[.B875]/[.A875]" office:value-type="float" office:value="1.06200330474467">
            <text:p>1.06</text:p>
          </table:table-cell>
          <table:table-cell office:value-type="float" office:value="257.94">
            <text:p>257.94</text:p>
          </table:table-cell>
          <table:table-cell table:formula="of:=[.D875]/[.A875]" office:value-type="float" office:value="1.01479266661421">
            <text:p>1.01</text:p>
          </table:table-cell>
          <table:table-cell office:value-type="float" office:value="259.11">
            <text:p>259.11</text:p>
          </table:table-cell>
          <table:table-cell table:formula="of:=[.F875]/[.A875]" office:value-type="float" office:value="1.01939570383193">
            <text:p>1.02</text:p>
          </table:table-cell>
          <table:table-cell office:value-type="float" office:value="269.94">
            <text:p>269.94</text:p>
          </table:table-cell>
          <table:table-cell table:formula="of:=[.H875]/[.A875]" office:value-type="float" office:value="1.06200330474467">
            <text:p>1.06</text:p>
          </table:table-cell>
          <table:table-cell office:value-type="float" office:value="259.11">
            <text:p>259.11</text:p>
          </table:table-cell>
          <table:table-cell table:formula="of:=[.J875]/[.A875]" office:value-type="float" office:value="1.01939570383193">
            <text:p>1.02</text:p>
          </table:table-cell>
          <table:table-cell table:number-columns-repeated="5"/>
        </table:table-row>
        <table:table-row table:style-name="ro1">
          <table:table-cell office:value-type="float" office:value="405.11">
            <text:p>405.11</text:p>
          </table:table-cell>
          <table:table-cell office:value-type="float" office:value="416.63">
            <text:p>416.63</text:p>
          </table:table-cell>
          <table:table-cell table:formula="of:=[.B876]/[.A876]" office:value-type="float" office:value="1.02843672089062">
            <text:p>1.03</text:p>
          </table:table-cell>
          <table:table-cell office:value-type="float" office:value="411.7">
            <text:p>411.7</text:p>
          </table:table-cell>
          <table:table-cell table:formula="of:=[.D876]/[.A876]" office:value-type="float" office:value="1.01626718669003">
            <text:p>1.02</text:p>
          </table:table-cell>
          <table:table-cell office:value-type="float" office:value="412.97">
            <text:p>412.97</text:p>
          </table:table-cell>
          <table:table-cell table:formula="of:=[.F876]/[.A876]" office:value-type="float" office:value="1.019402137691">
            <text:p>1.02</text:p>
          </table:table-cell>
          <table:table-cell office:value-type="float" office:value="416.63">
            <text:p>416.63</text:p>
          </table:table-cell>
          <table:table-cell table:formula="of:=[.H876]/[.A876]" office:value-type="float" office:value="1.02843672089062">
            <text:p>1.03</text:p>
          </table:table-cell>
          <table:table-cell office:value-type="float" office:value="410.53">
            <text:p>410.53</text:p>
          </table:table-cell>
          <table:table-cell table:formula="of:=[.J876]/[.A876]" office:value-type="float" office:value="1.01337908222458">
            <text:p>1.01</text:p>
          </table:table-cell>
          <table:table-cell table:number-columns-repeated="5"/>
        </table:table-row>
        <table:table-row table:style-name="ro1">
          <table:table-cell office:value-type="float" office:value="331.2">
            <text:p>331.2</text:p>
          </table:table-cell>
          <table:table-cell office:value-type="float" office:value="346.48">
            <text:p>346.48</text:p>
          </table:table-cell>
          <table:table-cell table:formula="of:=[.B877]/[.A877]" office:value-type="float" office:value="1.04613526570048">
            <text:p>1.05</text:p>
          </table:table-cell>
          <table:table-cell office:value-type="float" office:value="335.3">
            <text:p>335.3</text:p>
          </table:table-cell>
          <table:table-cell table:formula="of:=[.D877]/[.A877]" office:value-type="float" office:value="1.01237922705314">
            <text:p>1.01</text:p>
          </table:table-cell>
          <table:table-cell office:value-type="float" office:value="337.65">
            <text:p>337.65</text:p>
          </table:table-cell>
          <table:table-cell table:formula="of:=[.F877]/[.A877]" office:value-type="float" office:value="1.01947463768116">
            <text:p>1.02</text:p>
          </table:table-cell>
          <table:table-cell office:value-type="float" office:value="346.48">
            <text:p>346.48</text:p>
          </table:table-cell>
          <table:table-cell table:formula="of:=[.H877]/[.A877]" office:value-type="float" office:value="1.04613526570048">
            <text:p>1.05</text:p>
          </table:table-cell>
          <table:table-cell office:value-type="float" office:value="334.13">
            <text:p>334.13</text:p>
          </table:table-cell>
          <table:table-cell table:formula="of:=[.J877]/[.A877]" office:value-type="float" office:value="1.00884661835749">
            <text:p>1.01</text:p>
          </table:table-cell>
          <table:table-cell table:number-columns-repeated="5"/>
        </table:table-row>
        <table:table-row table:style-name="ro1">
          <table:table-cell office:value-type="float" office:value="119.94">
            <text:p>119.94</text:p>
          </table:table-cell>
          <table:table-cell office:value-type="float" office:value="130.63">
            <text:p>130.63</text:p>
          </table:table-cell>
          <table:table-cell table:formula="of:=[.B878]/[.A878]" office:value-type="float" office:value="1.08912789728197">
            <text:p>1.09</text:p>
          </table:table-cell>
          <table:table-cell office:value-type="float" office:value="120.53">
            <text:p>120.53</text:p>
          </table:table-cell>
          <table:table-cell table:formula="of:=[.D878]/[.A878]" office:value-type="float" office:value="1.00491912622978">
            <text:p>1</text:p>
          </table:table-cell>
          <table:table-cell office:value-type="float" office:value="122.28">
            <text:p>122.28</text:p>
          </table:table-cell>
          <table:table-cell table:formula="of:=[.F878]/[.A878]" office:value-type="float" office:value="1.01950975487744">
            <text:p>1.02</text:p>
          </table:table-cell>
          <table:table-cell office:value-type="float" office:value="130.63">
            <text:p>130.63</text:p>
          </table:table-cell>
          <table:table-cell table:formula="of:=[.H878]/[.A878]" office:value-type="float" office:value="1.08912789728197">
            <text:p>1.09</text:p>
          </table:table-cell>
          <table:table-cell office:value-type="float" office:value="128.87">
            <text:p>128.87</text:p>
          </table:table-cell>
          <table:table-cell table:formula="of:=[.J878]/[.A878]" office:value-type="float" office:value="1.07445389361347">
            <text:p>1.07</text:p>
          </table:table-cell>
          <table:table-cell table:number-columns-repeated="5"/>
        </table:table-row>
        <table:table-row table:style-name="ro1">
          <table:table-cell office:value-type="float" office:value="379.36">
            <text:p>379.36</text:p>
          </table:table-cell>
          <table:table-cell office:value-type="float" office:value="390.53">
            <text:p>390.53</text:p>
          </table:table-cell>
          <table:table-cell table:formula="of:=[.B879]/[.A879]" office:value-type="float" office:value="1.02944432728806">
            <text:p>1.03</text:p>
          </table:table-cell>
          <table:table-cell office:value-type="float" office:value="386.77">
            <text:p>386.77</text:p>
          </table:table-cell>
          <table:table-cell table:formula="of:=[.D879]/[.A879]" office:value-type="float" office:value="1.0195328975116">
            <text:p>1.02</text:p>
          </table:table-cell>
          <table:table-cell office:value-type="float" office:value="386.77">
            <text:p>386.77</text:p>
          </table:table-cell>
          <table:table-cell table:formula="of:=[.F879]/[.A879]" office:value-type="float" office:value="1.0195328975116">
            <text:p>1.02</text:p>
          </table:table-cell>
          <table:table-cell office:value-type="float" office:value="390.53">
            <text:p>390.53</text:p>
          </table:table-cell>
          <table:table-cell table:formula="of:=[.H879]/[.A879]" office:value-type="float" office:value="1.02944432728806">
            <text:p>1.03</text:p>
          </table:table-cell>
          <table:table-cell office:value-type="float" office:value="386.19">
            <text:p>386.19</text:p>
          </table:table-cell>
          <table:table-cell table:formula="of:=[.J879]/[.A879]" office:value-type="float" office:value="1.01800400674821">
            <text:p>1.02</text:p>
          </table:table-cell>
          <table:table-cell table:number-columns-repeated="5"/>
        </table:table-row>
        <table:table-row table:style-name="ro1">
          <table:table-cell office:value-type="float" office:value="491.2">
            <text:p>491.2</text:p>
          </table:table-cell>
          <table:table-cell office:value-type="float" office:value="519.88">
            <text:p>519.88</text:p>
          </table:table-cell>
          <table:table-cell table:formula="of:=[.B880]/[.A880]" office:value-type="float" office:value="1.05838762214984">
            <text:p>1.06</text:p>
          </table:table-cell>
          <table:table-cell office:value-type="float" office:value="497.3">
            <text:p>497.3</text:p>
          </table:table-cell>
          <table:table-cell table:formula="of:=[.D880]/[.A880]" office:value-type="float" office:value="1.01241856677524">
            <text:p>1.01</text:p>
          </table:table-cell>
          <table:table-cell office:value-type="float" office:value="500.81">
            <text:p>500.81</text:p>
          </table:table-cell>
          <table:table-cell table:formula="of:=[.F880]/[.A880]" office:value-type="float" office:value="1.01956433224756">
            <text:p>1.02</text:p>
          </table:table-cell>
          <table:table-cell office:value-type="float" office:value="519.88">
            <text:p>519.88</text:p>
          </table:table-cell>
          <table:table-cell table:formula="of:=[.H880]/[.A880]" office:value-type="float" office:value="1.05838762214984">
            <text:p>1.06</text:p>
          </table:table-cell>
          <table:table-cell office:value-type="float" office:value="497.3">
            <text:p>497.3</text:p>
          </table:table-cell>
          <table:table-cell table:formula="of:=[.J880]/[.A880]" office:value-type="float" office:value="1.01241856677524">
            <text:p>1.01</text:p>
          </table:table-cell>
          <table:table-cell table:number-columns-repeated="5"/>
        </table:table-row>
        <table:table-row table:style-name="ro1">
          <table:table-cell office:value-type="float" office:value="431.16">
            <text:p>431.16</text:p>
          </table:table-cell>
          <table:table-cell office:value-type="float" office:value="451.11">
            <text:p>451.11</text:p>
          </table:table-cell>
          <table:table-cell table:formula="of:=[.B881]/[.A881]" office:value-type="float" office:value="1.04627052602282">
            <text:p>1.05</text:p>
          </table:table-cell>
          <table:table-cell office:value-type="float" office:value="440.77">
            <text:p>440.77</text:p>
          </table:table-cell>
          <table:table-cell table:formula="of:=[.D881]/[.A881]" office:value-type="float" office:value="1.02228870952779">
            <text:p>1.02</text:p>
          </table:table-cell>
          <table:table-cell office:value-type="float" office:value="439.6">
            <text:p>439.6</text:p>
          </table:table-cell>
          <table:table-cell table:formula="of:=[.F881]/[.A881]" office:value-type="float" office:value="1.01957509973096">
            <text:p>1.02</text:p>
          </table:table-cell>
          <table:table-cell office:value-type="float" office:value="451.11">
            <text:p>451.11</text:p>
          </table:table-cell>
          <table:table-cell table:formula="of:=[.H881]/[.A881]" office:value-type="float" office:value="1.04627052602282">
            <text:p>1.05</text:p>
          </table:table-cell>
          <table:table-cell office:value-type="float" office:value="439.6">
            <text:p>439.6</text:p>
          </table:table-cell>
          <table:table-cell table:formula="of:=[.J881]/[.A881]" office:value-type="float" office:value="1.01957509973096">
            <text:p>1.02</text:p>
          </table:table-cell>
          <table:table-cell table:number-columns-repeated="5"/>
        </table:table-row>
        <table:table-row table:style-name="ro1">
          <table:table-cell office:value-type="float" office:value="370.48">
            <text:p>370.48</text:p>
          </table:table-cell>
          <table:table-cell office:value-type="float" office:value="380.72">
            <text:p>380.72</text:p>
          </table:table-cell>
          <table:table-cell table:formula="of:=[.B882]/[.A882]" office:value-type="float" office:value="1.02763981861369">
            <text:p>1.03</text:p>
          </table:table-cell>
          <table:table-cell office:value-type="float" office:value="375.89">
            <text:p>375.89</text:p>
          </table:table-cell>
          <table:table-cell table:formula="of:=[.D882]/[.A882]" office:value-type="float" office:value="1.01460267760743">
            <text:p>1.01</text:p>
          </table:table-cell>
          <table:table-cell office:value-type="float" office:value="377.75">
            <text:p>377.75</text:p>
          </table:table-cell>
          <table:table-cell table:formula="of:=[.F882]/[.A882]" office:value-type="float" office:value="1.01962319153531">
            <text:p>1.02</text:p>
          </table:table-cell>
          <table:table-cell office:value-type="float" office:value="380.72">
            <text:p>380.72</text:p>
          </table:table-cell>
          <table:table-cell table:formula="of:=[.H882]/[.A882]" office:value-type="float" office:value="1.02763981861369">
            <text:p>1.03</text:p>
          </table:table-cell>
          <table:table-cell office:value-type="float" office:value="374.72">
            <text:p>374.72</text:p>
          </table:table-cell>
          <table:table-cell table:formula="of:=[.J882]/[.A882]" office:value-type="float" office:value="1.01144461239473">
            <text:p>1.01</text:p>
          </table:table-cell>
          <table:table-cell table:number-columns-repeated="5"/>
        </table:table-row>
        <table:table-row table:style-name="ro1">
          <table:table-cell office:value-type="float" office:value="476.13">
            <text:p>476.13</text:p>
          </table:table-cell>
          <table:table-cell office:value-type="float" office:value="495.74">
            <text:p>495.74</text:p>
          </table:table-cell>
          <table:table-cell table:formula="of:=[.B883]/[.A883]" office:value-type="float" office:value="1.04118623065129">
            <text:p>1.04</text:p>
          </table:table-cell>
          <table:table-cell office:value-type="float" office:value="481.4">
            <text:p>481.4</text:p>
          </table:table-cell>
          <table:table-cell table:formula="of:=[.D883]/[.A883]" office:value-type="float" office:value="1.01106840568752">
            <text:p>1.01</text:p>
          </table:table-cell>
          <table:table-cell office:value-type="float" office:value="485.5">
            <text:p>485.5</text:p>
          </table:table-cell>
          <table:table-cell table:formula="of:=[.F883]/[.A883]" office:value-type="float" office:value="1.01967949929641">
            <text:p>1.02</text:p>
          </table:table-cell>
          <table:table-cell office:value-type="float" office:value="495.74">
            <text:p>495.74</text:p>
          </table:table-cell>
          <table:table-cell table:formula="of:=[.H883]/[.A883]" office:value-type="float" office:value="1.04118623065129">
            <text:p>1.04</text:p>
          </table:table-cell>
          <table:table-cell office:value-type="float" office:value="487.4">
            <text:p>487.4</text:p>
          </table:table-cell>
          <table:table-cell table:formula="of:=[.J883]/[.A883]" office:value-type="float" office:value="1.02367000609077">
            <text:p>1.02</text:p>
          </table:table-cell>
          <table:table-cell table:number-columns-repeated="5"/>
        </table:table-row>
        <table:table-row table:style-name="ro1">
          <table:table-cell office:value-type="float" office:value="446.64">
            <text:p>446.64</text:p>
          </table:table-cell>
          <table:table-cell office:value-type="float" office:value="470.01">
            <text:p>470.01</text:p>
          </table:table-cell>
          <table:table-cell table:formula="of:=[.B884]/[.A884]" office:value-type="float" office:value="1.05232401934444">
            <text:p>1.05</text:p>
          </table:table-cell>
          <table:table-cell office:value-type="float" office:value="451.33">
            <text:p>451.33</text:p>
          </table:table-cell>
          <table:table-cell table:formula="of:=[.D884]/[.A884]" office:value-type="float" office:value="1.0105006269031">
            <text:p>1.01</text:p>
          </table:table-cell>
          <table:table-cell office:value-type="float" office:value="455.43">
            <text:p>455.43</text:p>
          </table:table-cell>
          <table:table-cell table:formula="of:=[.F884]/[.A884]" office:value-type="float" office:value="1.01968027941967">
            <text:p>1.02</text:p>
          </table:table-cell>
          <table:table-cell office:value-type="float" office:value="470.01">
            <text:p>470.01</text:p>
          </table:table-cell>
          <table:table-cell table:formula="of:=[.H884]/[.A884]" office:value-type="float" office:value="1.05232401934444">
            <text:p>1.05</text:p>
          </table:table-cell>
          <table:table-cell office:value-type="float" office:value="451.91">
            <text:p>451.91</text:p>
          </table:table-cell>
          <table:table-cell table:formula="of:=[.J884]/[.A884]" office:value-type="float" office:value="1.01179921189325">
            <text:p>1.01</text:p>
          </table:table-cell>
          <table:table-cell table:number-columns-repeated="5"/>
        </table:table-row>
        <table:table-row table:style-name="ro1">
          <table:table-cell office:value-type="float" office:value="113.8">
            <text:p>113.8</text:p>
          </table:table-cell>
          <table:table-cell office:value-type="float" office:value="116.63">
            <text:p>116.63</text:p>
          </table:table-cell>
          <table:table-cell table:formula="of:=[.B885]/[.A885]" office:value-type="float" office:value="1.02486818980668">
            <text:p>1.02</text:p>
          </table:table-cell>
          <table:table-cell office:value-type="float" office:value="115.46">
            <text:p>115.46</text:p>
          </table:table-cell>
          <table:table-cell table:formula="of:=[.D885]/[.A885]" office:value-type="float" office:value="1.01458699472759">
            <text:p>1.01</text:p>
          </table:table-cell>
          <table:table-cell office:value-type="float" office:value="116.04">
            <text:p>116.04</text:p>
          </table:table-cell>
          <table:table-cell table:formula="of:=[.F885]/[.A885]" office:value-type="float" office:value="1.01968365553603">
            <text:p>1.02</text:p>
          </table:table-cell>
          <table:table-cell office:value-type="float" office:value="116.63">
            <text:p>116.63</text:p>
          </table:table-cell>
          <table:table-cell table:formula="of:=[.H885]/[.A885]" office:value-type="float" office:value="1.02486818980668">
            <text:p>1.02</text:p>
          </table:table-cell>
          <table:table-cell office:value-type="float" office:value="115.46">
            <text:p>115.46</text:p>
          </table:table-cell>
          <table:table-cell table:formula="of:=[.J885]/[.A885]" office:value-type="float" office:value="1.01458699472759">
            <text:p>1.01</text:p>
          </table:table-cell>
          <table:table-cell table:number-columns-repeated="5"/>
        </table:table-row>
        <table:table-row table:style-name="ro1">
          <table:table-cell office:value-type="float" office:value="161.04">
            <text:p>161.04</text:p>
          </table:table-cell>
          <table:table-cell office:value-type="float" office:value="166.21">
            <text:p>166.21</text:p>
          </table:table-cell>
          <table:table-cell table:formula="of:=[.B886]/[.A886]" office:value-type="float" office:value="1.03210382513661">
            <text:p>1.03</text:p>
          </table:table-cell>
          <table:table-cell office:value-type="float" office:value="163.04">
            <text:p>163.04</text:p>
          </table:table-cell>
          <table:table-cell table:formula="of:=[.D886]/[.A886]" office:value-type="float" office:value="1.01241927471436">
            <text:p>1.01</text:p>
          </table:table-cell>
          <table:table-cell office:value-type="float" office:value="164.21">
            <text:p>164.21</text:p>
          </table:table-cell>
          <table:table-cell table:formula="of:=[.F886]/[.A886]" office:value-type="float" office:value="1.01968455042226">
            <text:p>1.02</text:p>
          </table:table-cell>
          <table:table-cell office:value-type="float" office:value="165.38">
            <text:p>165.38</text:p>
          </table:table-cell>
          <table:table-cell table:formula="of:=[.H886]/[.A886]" office:value-type="float" office:value="1.02694982613015">
            <text:p>1.03</text:p>
          </table:table-cell>
          <table:table-cell office:value-type="float" office:value="163.04">
            <text:p>163.04</text:p>
          </table:table-cell>
          <table:table-cell table:formula="of:=[.J886]/[.A886]" office:value-type="float" office:value="1.01241927471436">
            <text:p>1.01</text:p>
          </table:table-cell>
          <table:table-cell table:number-columns-repeated="5"/>
        </table:table-row>
        <table:table-row table:style-name="ro1">
          <table:table-cell office:value-type="float" office:value="364.69">
            <text:p>364.69</text:p>
          </table:table-cell>
          <table:table-cell office:value-type="float" office:value="369.18">
            <text:p>369.18</text:p>
          </table:table-cell>
          <table:table-cell table:formula="of:=[.B887]/[.A887]" office:value-type="float" office:value="1.01231182648277">
            <text:p>1.01</text:p>
          </table:table-cell>
          <table:table-cell office:value-type="float" office:value="367.18">
            <text:p>367.18</text:p>
          </table:table-cell>
          <table:table-cell table:formula="of:=[.D887]/[.A887]" office:value-type="float" office:value="1.00682771669089">
            <text:p>1.01</text:p>
          </table:table-cell>
          <table:table-cell office:value-type="float" office:value="371.87">
            <text:p>371.87</text:p>
          </table:table-cell>
          <table:table-cell table:formula="of:=[.F887]/[.A887]" office:value-type="float" office:value="1.01968795415284">
            <text:p>1.02</text:p>
          </table:table-cell>
          <table:table-cell office:value-type="float" office:value="367.18">
            <text:p>367.18</text:p>
          </table:table-cell>
          <table:table-cell table:formula="of:=[.H887]/[.A887]" office:value-type="float" office:value="1.00682771669089">
            <text:p>1.01</text:p>
          </table:table-cell>
          <table:table-cell office:value-type="float" office:value="367.18">
            <text:p>367.18</text:p>
          </table:table-cell>
          <table:table-cell table:formula="of:=[.J887]/[.A887]" office:value-type="float" office:value="1.00682771669089">
            <text:p>1.01</text:p>
          </table:table-cell>
          <table:table-cell table:number-columns-repeated="5"/>
        </table:table-row>
        <table:table-row table:style-name="ro1">
          <table:table-cell office:value-type="float" office:value="225.62">
            <text:p>225.62</text:p>
          </table:table-cell>
          <table:table-cell office:value-type="float" office:value="234.17">
            <text:p>234.17</text:p>
          </table:table-cell>
          <table:table-cell table:formula="of:=[.B888]/[.A888]" office:value-type="float" office:value="1.03789557663328">
            <text:p>1.04</text:p>
          </table:table-cell>
          <table:table-cell office:value-type="float" office:value="230.07">
            <text:p>230.07</text:p>
          </table:table-cell>
          <table:table-cell table:formula="of:=[.D888]/[.A888]" office:value-type="float" office:value="1.01972342877404">
            <text:p>1.02</text:p>
          </table:table-cell>
          <table:table-cell office:value-type="float" office:value="230.07">
            <text:p>230.07</text:p>
          </table:table-cell>
          <table:table-cell table:formula="of:=[.F888]/[.A888]" office:value-type="float" office:value="1.01972342877404">
            <text:p>1.02</text:p>
          </table:table-cell>
          <table:table-cell office:value-type="float" office:value="232.99">
            <text:p>232.99</text:p>
          </table:table-cell>
          <table:table-cell table:formula="of:=[.H888]/[.A888]" office:value-type="float" office:value="1.03266554383477">
            <text:p>1.03</text:p>
          </table:table-cell>
          <table:table-cell office:value-type="float" office:value="230.07">
            <text:p>230.07</text:p>
          </table:table-cell>
          <table:table-cell table:formula="of:=[.J888]/[.A888]" office:value-type="float" office:value="1.01972342877404">
            <text:p>1.02</text:p>
          </table:table-cell>
          <table:table-cell table:number-columns-repeated="5"/>
        </table:table-row>
        <table:table-row table:style-name="ro1">
          <table:table-cell office:value-type="float" office:value="439.06">
            <text:p>439.06</text:p>
          </table:table-cell>
          <table:table-cell office:value-type="float" office:value="452.09">
            <text:p>452.09</text:p>
          </table:table-cell>
          <table:table-cell table:formula="of:=[.B889]/[.A889]" office:value-type="float" office:value="1.02967703730697">
            <text:p>1.03</text:p>
          </table:table-cell>
          <table:table-cell office:value-type="float" office:value="450.09">
            <text:p>450.09</text:p>
          </table:table-cell>
          <table:table-cell table:formula="of:=[.D889]/[.A889]" office:value-type="float" office:value="1.02512185122762">
            <text:p>1.03</text:p>
          </table:table-cell>
          <table:table-cell office:value-type="float" office:value="447.74">
            <text:p>447.74</text:p>
          </table:table-cell>
          <table:table-cell table:formula="of:=[.F889]/[.A889]" office:value-type="float" office:value="1.01976950758439">
            <text:p>1.02</text:p>
          </table:table-cell>
          <table:table-cell office:value-type="float" office:value="448.57">
            <text:p>448.57</text:p>
          </table:table-cell>
          <table:table-cell table:formula="of:=[.H889]/[.A889]" office:value-type="float" office:value="1.02165990980732">
            <text:p>1.02</text:p>
          </table:table-cell>
          <table:table-cell office:value-type="float" office:value="443.74">
            <text:p>443.74</text:p>
          </table:table-cell>
          <table:table-cell table:formula="of:=[.J889]/[.A889]" office:value-type="float" office:value="1.01065913542568">
            <text:p>1.01</text:p>
          </table:table-cell>
          <table:table-cell table:number-columns-repeated="5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18.42">
            <text:p>518.42</text:p>
          </table:table-cell>
          <table:table-cell table:formula="of:=[.B890]/[.A890]" office:value-type="float" office:value="1.01452054794521">
            <text:p>1.01</text:p>
          </table:table-cell>
          <table:table-cell office:value-type="float" office:value="515.59">
            <text:p>515.59</text:p>
          </table:table-cell>
          <table:table-cell table:formula="of:=[.D890]/[.A890]" office:value-type="float" office:value="1.00898238747554">
            <text:p>1.01</text:p>
          </table:table-cell>
          <table:table-cell office:value-type="float" office:value="521.14">
            <text:p>521.14</text:p>
          </table:table-cell>
          <table:table-cell table:formula="of:=[.F890]/[.A890]" office:value-type="float" office:value="1.01984344422701">
            <text:p>1.02</text:p>
          </table:table-cell>
          <table:table-cell office:value-type="float" office:value="518.42">
            <text:p>518.42</text:p>
          </table:table-cell>
          <table:table-cell table:formula="of:=[.H890]/[.A890]" office:value-type="float" office:value="1.01452054794521">
            <text:p>1.01</text:p>
          </table:table-cell>
          <table:table-cell office:value-type="float" office:value="516.07">
            <text:p>516.07</text:p>
          </table:table-cell>
          <table:table-cell table:formula="of:=[.J890]/[.A890]" office:value-type="float" office:value="1.0099217221135">
            <text:p>1.01</text:p>
          </table:table-cell>
          <table:table-cell table:number-columns-repeated="5"/>
        </table:table-row>
        <table:table-row table:style-name="ro1">
          <table:table-cell office:value-type="float" office:value="425.81">
            <text:p>425.81</text:p>
          </table:table-cell>
          <table:table-cell office:value-type="float" office:value="435.67">
            <text:p>435.67</text:p>
          </table:table-cell>
          <table:table-cell table:formula="of:=[.B891]/[.A891]" office:value-type="float" office:value="1.0231558676405">
            <text:p>1.02</text:p>
          </table:table-cell>
          <table:table-cell office:value-type="float" office:value="431.91">
            <text:p>431.91</text:p>
          </table:table-cell>
          <table:table-cell table:formula="of:=[.D891]/[.A891]" office:value-type="float" office:value="1.01432563819544">
            <text:p>1.01</text:p>
          </table:table-cell>
          <table:table-cell office:value-type="float" office:value="434.26">
            <text:p>434.26</text:p>
          </table:table-cell>
          <table:table-cell table:formula="of:=[.F891]/[.A891]" office:value-type="float" office:value="1.0198445315986">
            <text:p>1.02</text:p>
          </table:table-cell>
          <table:table-cell office:value-type="float" office:value="434.26">
            <text:p>434.26</text:p>
          </table:table-cell>
          <table:table-cell table:formula="of:=[.H891]/[.A891]" office:value-type="float" office:value="1.0198445315986">
            <text:p>1.02</text:p>
          </table:table-cell>
          <table:table-cell office:value-type="float" office:value="431.91">
            <text:p>431.91</text:p>
          </table:table-cell>
          <table:table-cell table:formula="of:=[.J891]/[.A891]" office:value-type="float" office:value="1.01432563819544">
            <text:p>1.01</text:p>
          </table:table-cell>
          <table:table-cell table:number-columns-repeated="5"/>
        </table:table-row>
        <table:table-row table:style-name="ro1">
          <table:table-cell office:value-type="float" office:value="511.07">
            <text:p>511.07</text:p>
          </table:table-cell>
          <table:table-cell office:value-type="float" office:value="533.62">
            <text:p>533.62</text:p>
          </table:table-cell>
          <table:table-cell table:formula="of:=[.B892]/[.A892]" office:value-type="float" office:value="1.04412311425049">
            <text:p>1.04</text:p>
          </table:table-cell>
          <table:table-cell office:value-type="float" office:value="523.03">
            <text:p>523.03</text:p>
          </table:table-cell>
          <table:table-cell table:formula="of:=[.D892]/[.A892]" office:value-type="float" office:value="1.02340188232532">
            <text:p>1.02</text:p>
          </table:table-cell>
          <table:table-cell office:value-type="float" office:value="521.27">
            <text:p>521.27</text:p>
          </table:table-cell>
          <table:table-cell table:formula="of:=[.F892]/[.A892]" office:value-type="float" office:value="1.01995812706674">
            <text:p>1.02</text:p>
          </table:table-cell>
          <table:table-cell office:value-type="float" office:value="527.27">
            <text:p>527.27</text:p>
          </table:table-cell>
          <table:table-cell table:formula="of:=[.H892]/[.A892]" office:value-type="float" office:value="1.03169820181188">
            <text:p>1.03</text:p>
          </table:table-cell>
          <table:table-cell office:value-type="float" office:value="521.27">
            <text:p>521.27</text:p>
          </table:table-cell>
          <table:table-cell table:formula="of:=[.J892]/[.A892]" office:value-type="float" office:value="1.01995812706674">
            <text:p>1.02</text:p>
          </table:table-cell>
          <table:table-cell table:number-columns-repeated="5"/>
        </table:table-row>
        <table:table-row table:style-name="ro1">
          <table:table-cell office:value-type="float" office:value="88.01">
            <text:p>88.01</text:p>
          </table:table-cell>
          <table:table-cell office:value-type="float" office:value="94.6">
            <text:p>94.6</text:p>
          </table:table-cell>
          <table:table-cell table:formula="of:=[.B893]/[.A893]" office:value-type="float" office:value="1.07487785478923">
            <text:p>1.07</text:p>
          </table:table-cell>
          <table:table-cell office:value-type="float" office:value="88.01">
            <text:p>88.01</text:p>
          </table:table-cell>
          <table:table-cell table:formula="of:=[.D893]/[.A893]" office:value-type="float" office:value="1">
            <text:p>1</text:p>
          </table:table-cell>
          <table:table-cell office:value-type="float" office:value="89.77">
            <text:p>89.77</text:p>
          </table:table-cell>
          <table:table-cell table:formula="of:=[.F893]/[.A893]" office:value-type="float" office:value="1.01999772753096">
            <text:p>1.02</text:p>
          </table:table-cell>
          <table:table-cell office:value-type="float" office:value="94.6">
            <text:p>94.6</text:p>
          </table:table-cell>
          <table:table-cell table:formula="of:=[.H893]/[.A893]" office:value-type="float" office:value="1.07487785478923">
            <text:p>1.07</text:p>
          </table:table-cell>
          <table:table-cell office:value-type="float" office:value="88.01">
            <text:p>88.01</text:p>
          </table:table-cell>
          <table:table-cell table:formula="of:=[.J893]/[.A8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7.28">
            <text:p>117.28</text:p>
          </table:table-cell>
          <table:table-cell office:value-type="float" office:value="131.53">
            <text:p>131.53</text:p>
          </table:table-cell>
          <table:table-cell table:formula="of:=[.B894]/[.A894]" office:value-type="float" office:value="1.12150409276944">
            <text:p>1.12</text:p>
          </table:table-cell>
          <table:table-cell office:value-type="float" office:value="119.63">
            <text:p>119.63</text:p>
          </table:table-cell>
          <table:table-cell table:formula="of:=[.D894]/[.A894]" office:value-type="float" office:value="1.02003751705321">
            <text:p>1.02</text:p>
          </table:table-cell>
          <table:table-cell office:value-type="float" office:value="119.63">
            <text:p>119.63</text:p>
          </table:table-cell>
          <table:table-cell table:formula="of:=[.F894]/[.A894]" office:value-type="float" office:value="1.02003751705321">
            <text:p>1.02</text:p>
          </table:table-cell>
          <table:table-cell office:value-type="float" office:value="117.28">
            <text:p>117.28</text:p>
          </table:table-cell>
          <table:table-cell table:formula="of:=[.H894]/[.A894]" office:value-type="float" office:value="1">
            <text:p>1</text:p>
          </table:table-cell>
          <table:table-cell office:value-type="float" office:value="117.28">
            <text:p>117.28</text:p>
          </table:table-cell>
          <table:table-cell table:formula="of:=[.J894]/[.A8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7.43">
            <text:p>507.43</text:p>
          </table:table-cell>
          <table:table-cell office:value-type="float" office:value="526.11">
            <text:p>526.11</text:p>
          </table:table-cell>
          <table:table-cell table:formula="of:=[.B895]/[.A895]" office:value-type="float" office:value="1.03681295942297">
            <text:p>1.04</text:p>
          </table:table-cell>
          <table:table-cell office:value-type="float" office:value="518.8">
            <text:p>518.8</text:p>
          </table:table-cell>
          <table:table-cell table:formula="of:=[.D895]/[.A895]" office:value-type="float" office:value="1.02240703151174">
            <text:p>1.02</text:p>
          </table:table-cell>
          <table:table-cell office:value-type="float" office:value="517.63">
            <text:p>517.63</text:p>
          </table:table-cell>
          <table:table-cell table:formula="of:=[.F895]/[.A895]" office:value-type="float" office:value="1.02010129475987">
            <text:p>1.02</text:p>
          </table:table-cell>
          <table:table-cell office:value-type="float" office:value="524.94">
            <text:p>524.94</text:p>
          </table:table-cell>
          <table:table-cell table:formula="of:=[.H895]/[.A895]" office:value-type="float" office:value="1.03450722267111">
            <text:p>1.03</text:p>
          </table:table-cell>
          <table:table-cell office:value-type="float" office:value="518.8">
            <text:p>518.8</text:p>
          </table:table-cell>
          <table:table-cell table:formula="of:=[.J895]/[.A895]" office:value-type="float" office:value="1.02240703151174">
            <text:p>1.02</text:p>
          </table:table-cell>
          <table:table-cell table:number-columns-repeated="5"/>
        </table:table-row>
        <table:table-row table:style-name="ro1">
          <table:table-cell office:value-type="float" office:value="231.25">
            <text:p>231.25</text:p>
          </table:table-cell>
          <table:table-cell office:value-type="float" office:value="244.67">
            <text:p>244.67</text:p>
          </table:table-cell>
          <table:table-cell table:formula="of:=[.B896]/[.A896]" office:value-type="float" office:value="1.05803243243243">
            <text:p>1.06</text:p>
          </table:table-cell>
          <table:table-cell office:value-type="float" office:value="238.18">
            <text:p>238.18</text:p>
          </table:table-cell>
          <table:table-cell table:formula="of:=[.D896]/[.A896]" office:value-type="float" office:value="1.02996756756757">
            <text:p>1.03</text:p>
          </table:table-cell>
          <table:table-cell office:value-type="float" office:value="235.94">
            <text:p>235.94</text:p>
          </table:table-cell>
          <table:table-cell table:formula="of:=[.F896]/[.A896]" office:value-type="float" office:value="1.02028108108108">
            <text:p>1.02</text:p>
          </table:table-cell>
          <table:table-cell office:value-type="float" office:value="244.67">
            <text:p>244.67</text:p>
          </table:table-cell>
          <table:table-cell table:formula="of:=[.H896]/[.A896]" office:value-type="float" office:value="1.05803243243243">
            <text:p>1.06</text:p>
          </table:table-cell>
          <table:table-cell office:value-type="float" office:value="236.81">
            <text:p>236.81</text:p>
          </table:table-cell>
          <table:table-cell table:formula="of:=[.J896]/[.A896]" office:value-type="float" office:value="1.02404324324324">
            <text:p>1.02</text:p>
          </table:table-cell>
          <table:table-cell table:number-columns-repeated="5"/>
        </table:table-row>
        <table:table-row table:style-name="ro1">
          <table:table-cell office:value-type="float" office:value="456.73">
            <text:p>456.73</text:p>
          </table:table-cell>
          <table:table-cell office:value-type="float" office:value="470.73">
            <text:p>470.73</text:p>
          </table:table-cell>
          <table:table-cell table:formula="of:=[.B897]/[.A897]" office:value-type="float" office:value="1.03065268320452">
            <text:p>1.03</text:p>
          </table:table-cell>
          <table:table-cell office:value-type="float" office:value="465.9">
            <text:p>465.9</text:p>
          </table:table-cell>
          <table:table-cell table:formula="of:=[.D897]/[.A897]" office:value-type="float" office:value="1.02007750749896">
            <text:p>1.02</text:p>
          </table:table-cell>
          <table:table-cell office:value-type="float" office:value="466">
            <text:p>466</text:p>
          </table:table-cell>
          <table:table-cell table:formula="of:=[.F897]/[.A897]" office:value-type="float" office:value="1.02029645523614">
            <text:p>1.02</text:p>
          </table:table-cell>
          <table:table-cell office:value-type="float" office:value="470.73">
            <text:p>470.73</text:p>
          </table:table-cell>
          <table:table-cell table:formula="of:=[.H897]/[.A897]" office:value-type="float" office:value="1.03065268320452">
            <text:p>1.03</text:p>
          </table:table-cell>
          <table:table-cell office:value-type="float" office:value="462.97">
            <text:p>462.97</text:p>
          </table:table-cell>
          <table:table-cell table:formula="of:=[.J897]/[.A897]" office:value-type="float" office:value="1.01366233879973">
            <text:p>1.01</text:p>
          </table:table-cell>
          <table:table-cell table:number-columns-repeated="5"/>
        </table:table-row>
        <table:table-row table:style-name="ro1">
          <table:table-cell office:value-type="float" office:value="467.96">
            <text:p>467.96</text:p>
          </table:table-cell>
          <table:table-cell office:value-type="float" office:value="485.81">
            <text:p>485.81</text:p>
          </table:table-cell>
          <table:table-cell table:formula="of:=[.B898]/[.A898]" office:value-type="float" office:value="1.0381442858364">
            <text:p>1.04</text:p>
          </table:table-cell>
          <table:table-cell office:value-type="float" office:value="473.57">
            <text:p>473.57</text:p>
          </table:table-cell>
          <table:table-cell table:formula="of:=[.D898]/[.A898]" office:value-type="float" office:value="1.01198820412001">
            <text:p>1.01</text:p>
          </table:table-cell>
          <table:table-cell office:value-type="float" office:value="477.47">
            <text:p>477.47</text:p>
          </table:table-cell>
          <table:table-cell table:formula="of:=[.F898]/[.A898]" office:value-type="float" office:value="1.02032224976494">
            <text:p>1.02</text:p>
          </table:table-cell>
          <table:table-cell office:value-type="float" office:value="483.47">
            <text:p>483.47</text:p>
          </table:table-cell>
          <table:table-cell table:formula="of:=[.H898]/[.A898]" office:value-type="float" office:value="1.03314385844944">
            <text:p>1.03</text:p>
          </table:table-cell>
          <table:table-cell office:value-type="float" office:value="471.81">
            <text:p>471.81</text:p>
          </table:table-cell>
          <table:table-cell table:formula="of:=[.J898]/[.A898]" office:value-type="float" office:value="1.00822719890589">
            <text:p>1.01</text:p>
          </table:table-cell>
          <table:table-cell table:number-columns-repeated="5"/>
        </table:table-row>
        <table:table-row table:style-name="ro1">
          <table:table-cell office:value-type="float" office:value="344.27">
            <text:p>344.27</text:p>
          </table:table-cell>
          <table:table-cell office:value-type="float" office:value="356.72">
            <text:p>356.72</text:p>
          </table:table-cell>
          <table:table-cell table:formula="of:=[.B899]/[.A899]" office:value-type="float" office:value="1.03616347634124">
            <text:p>1.04</text:p>
          </table:table-cell>
          <table:table-cell office:value-type="float" office:value="352.03">
            <text:p>352.03</text:p>
          </table:table-cell>
          <table:table-cell table:formula="of:=[.D899]/[.A899]" office:value-type="float" office:value="1.02254044790426">
            <text:p>1.02</text:p>
          </table:table-cell>
          <table:table-cell office:value-type="float" office:value="351.3">
            <text:p>351.3</text:p>
          </table:table-cell>
          <table:table-cell table:formula="of:=[.F899]/[.A899]" office:value-type="float" office:value="1.020420019171">
            <text:p>1.02</text:p>
          </table:table-cell>
          <table:table-cell office:value-type="float" office:value="356.72">
            <text:p>356.72</text:p>
          </table:table-cell>
          <table:table-cell table:formula="of:=[.H899]/[.A899]" office:value-type="float" office:value="1.03616347634124">
            <text:p>1.04</text:p>
          </table:table-cell>
          <table:table-cell office:value-type="float" office:value="351.45">
            <text:p>351.45</text:p>
          </table:table-cell>
          <table:table-cell table:formula="of:=[.J899]/[.A899]" office:value-type="float" office:value="1.02085572370523">
            <text:p>1.02</text:p>
          </table:table-cell>
          <table:table-cell table:number-columns-repeated="5"/>
        </table:table-row>
        <table:table-row table:style-name="ro1">
          <table:table-cell office:value-type="float" office:value="441.66">
            <text:p>441.66</text:p>
          </table:table-cell>
          <table:table-cell office:value-type="float" office:value="453.17">
            <text:p>453.17</text:p>
          </table:table-cell>
          <table:table-cell table:formula="of:=[.B900]/[.A900]" office:value-type="float" office:value="1.02606077072861">
            <text:p>1.03</text:p>
          </table:table-cell>
          <table:table-cell office:value-type="float" office:value="450.59">
            <text:p>450.59</text:p>
          </table:table-cell>
          <table:table-cell table:formula="of:=[.D900]/[.A900]" office:value-type="float" office:value="1.02021917311959">
            <text:p>1.02</text:p>
          </table:table-cell>
          <table:table-cell office:value-type="float" office:value="450.69">
            <text:p>450.69</text:p>
          </table:table-cell>
          <table:table-cell table:formula="of:=[.F900]/[.A900]" office:value-type="float" office:value="1.02044559163157">
            <text:p>1.02</text:p>
          </table:table-cell>
          <table:table-cell office:value-type="float" office:value="453.17">
            <text:p>453.17</text:p>
          </table:table-cell>
          <table:table-cell table:formula="of:=[.H900]/[.A900]" office:value-type="float" office:value="1.02606077072861">
            <text:p>1.03</text:p>
          </table:table-cell>
          <table:table-cell office:value-type="float" office:value="446.83">
            <text:p>446.83</text:p>
          </table:table-cell>
          <table:table-cell table:formula="of:=[.J900]/[.A900]" office:value-type="float" office:value="1.01170583706924">
            <text:p>1.01</text:p>
          </table:table-cell>
          <table:table-cell table:number-columns-repeated="5"/>
        </table:table-row>
        <table:table-row table:style-name="ro1">
          <table:table-cell office:value-type="float" office:value="40.31">
            <text:p>40.31</text:p>
          </table:table-cell>
          <table:table-cell office:value-type="float" office:value="51.63">
            <text:p>51.63</text:p>
          </table:table-cell>
          <table:table-cell table:formula="of:=[.B901]/[.A901]" office:value-type="float" office:value="1.28082361696849">
            <text:p>1.28</text:p>
          </table:table-cell>
          <table:table-cell office:value-type="float" office:value="41.14">
            <text:p>41.14</text:p>
          </table:table-cell>
          <table:table-cell table:formula="of:=[.D901]/[.A901]" office:value-type="float" office:value="1.02059042421235">
            <text:p>1.02</text:p>
          </table:table-cell>
          <table:table-cell office:value-type="float" office:value="41.14">
            <text:p>41.14</text:p>
          </table:table-cell>
          <table:table-cell table:formula="of:=[.F901]/[.A901]" office:value-type="float" office:value="1.02059042421235">
            <text:p>1.02</text:p>
          </table:table-cell>
          <table:table-cell office:value-type="float" office:value="51.63">
            <text:p>51.63</text:p>
          </table:table-cell>
          <table:table-cell table:formula="of:=[.H901]/[.A901]" office:value-type="float" office:value="1.28082361696849">
            <text:p>1.28</text:p>
          </table:table-cell>
          <table:table-cell office:value-type="float" office:value="41.14">
            <text:p>41.14</text:p>
          </table:table-cell>
          <table:table-cell table:formula="of:=[.J901]/[.A901]" office:value-type="float" office:value="1.02059042421235">
            <text:p>1.02</text:p>
          </table:table-cell>
          <table:table-cell table:number-columns-repeated="5"/>
        </table:table-row>
        <table:table-row table:style-name="ro1">
          <table:table-cell office:value-type="float" office:value="478.44">
            <text:p>478.44</text:p>
          </table:table-cell>
          <table:table-cell office:value-type="float" office:value="493.47">
            <text:p>493.47</text:p>
          </table:table-cell>
          <table:table-cell table:formula="of:=[.B902]/[.A902]" office:value-type="float" office:value="1.03141459744169">
            <text:p>1.03</text:p>
          </table:table-cell>
          <table:table-cell office:value-type="float" office:value="491.23">
            <text:p>491.23</text:p>
          </table:table-cell>
          <table:table-cell table:formula="of:=[.D902]/[.A902]" office:value-type="float" office:value="1.02673271465597">
            <text:p>1.03</text:p>
          </table:table-cell>
          <table:table-cell office:value-type="float" office:value="488.3">
            <text:p>488.3</text:p>
          </table:table-cell>
          <table:table-cell table:formula="of:=[.F902]/[.A902]" office:value-type="float" office:value="1.02060864476214">
            <text:p>1.02</text:p>
          </table:table-cell>
          <table:table-cell office:value-type="float" office:value="490.54">
            <text:p>490.54</text:p>
          </table:table-cell>
          <table:table-cell table:formula="of:=[.H902]/[.A902]" office:value-type="float" office:value="1.02529052754786">
            <text:p>1.03</text:p>
          </table:table-cell>
          <table:table-cell office:value-type="float" office:value="488.88">
            <text:p>488.88</text:p>
          </table:table-cell>
          <table:table-cell table:formula="of:=[.J902]/[.A902]" office:value-type="float" office:value="1.02182091798345">
            <text:p>1.02</text:p>
          </table:table-cell>
          <table:table-cell table:number-columns-repeated="5"/>
        </table:table-row>
        <table:table-row table:style-name="ro1">
          <table:table-cell office:value-type="float" office:value="352.41">
            <text:p>352.41</text:p>
          </table:table-cell>
          <table:table-cell office:value-type="float" office:value="358.17">
            <text:p>358.17</text:p>
          </table:table-cell>
          <table:table-cell table:formula="of:=[.B903]/[.A903]" office:value-type="float" office:value="1.01634459862092">
            <text:p>1.02</text:p>
          </table:table-cell>
          <table:table-cell office:value-type="float" office:value="357.92">
            <text:p>357.92</text:p>
          </table:table-cell>
          <table:table-cell table:formula="of:=[.D903]/[.A903]" office:value-type="float" office:value="1.01563519763911">
            <text:p>1.02</text:p>
          </table:table-cell>
          <table:table-cell office:value-type="float" office:value="359.68">
            <text:p>359.68</text:p>
          </table:table-cell>
          <table:table-cell table:formula="of:=[.F903]/[.A903]" office:value-type="float" office:value="1.02062938055106">
            <text:p>1.02</text:p>
          </table:table-cell>
          <table:table-cell office:value-type="float" office:value="356.17">
            <text:p>356.17</text:p>
          </table:table-cell>
          <table:table-cell table:formula="of:=[.H903]/[.A903]" office:value-type="float" office:value="1.01066939076644">
            <text:p>1.01</text:p>
          </table:table-cell>
          <table:table-cell office:value-type="float" office:value="353.82">
            <text:p>353.82</text:p>
          </table:table-cell>
          <table:table-cell table:formula="of:=[.J903]/[.A903]" office:value-type="float" office:value="1.00400102153741">
            <text:p>1</text:p>
          </table:table-cell>
          <table:table-cell table:number-columns-repeated="5"/>
        </table:table-row>
        <table:table-row table:style-name="ro1">
          <table:table-cell office:value-type="float" office:value="282.78">
            <text:p>282.78</text:p>
          </table:table-cell>
          <table:table-cell office:value-type="float" office:value="292.05">
            <text:p>292.05</text:p>
          </table:table-cell>
          <table:table-cell table:formula="of:=[.B904]/[.A904]" office:value-type="float" office:value="1.03278166772756">
            <text:p>1.03</text:p>
          </table:table-cell>
          <table:table-cell office:value-type="float" office:value="287.46">
            <text:p>287.46</text:p>
          </table:table-cell>
          <table:table-cell table:formula="of:=[.D904]/[.A904]" office:value-type="float" office:value="1.01654996817314">
            <text:p>1.02</text:p>
          </table:table-cell>
          <table:table-cell office:value-type="float" office:value="288.63">
            <text:p>288.63</text:p>
          </table:table-cell>
          <table:table-cell table:formula="of:=[.F904]/[.A904]" office:value-type="float" office:value="1.02068746021642">
            <text:p>1.02</text:p>
          </table:table-cell>
          <table:table-cell office:value-type="float" office:value="292.05">
            <text:p>292.05</text:p>
          </table:table-cell>
          <table:table-cell table:formula="of:=[.H904]/[.A904]" office:value-type="float" office:value="1.03278166772756">
            <text:p>1.03</text:p>
          </table:table-cell>
          <table:table-cell office:value-type="float" office:value="287.46">
            <text:p>287.46</text:p>
          </table:table-cell>
          <table:table-cell table:formula="of:=[.J904]/[.A904]" office:value-type="float" office:value="1.01654996817314">
            <text:p>1.02</text:p>
          </table:table-cell>
          <table:table-cell table:number-columns-repeated="5"/>
        </table:table-row>
        <table:table-row table:style-name="ro1">
          <table:table-cell office:value-type="float" office:value="205.02">
            <text:p>205.02</text:p>
          </table:table-cell>
          <table:table-cell office:value-type="float" office:value="225.07">
            <text:p>225.07</text:p>
          </table:table-cell>
          <table:table-cell table:formula="of:=[.B905]/[.A905]" office:value-type="float" office:value="1.09779533704029">
            <text:p>1.1</text:p>
          </table:table-cell>
          <table:table-cell office:value-type="float" office:value="208.1">
            <text:p>208.1</text:p>
          </table:table-cell>
          <table:table-cell table:formula="of:=[.D905]/[.A905]" office:value-type="float" office:value="1.01502292459272">
            <text:p>1.02</text:p>
          </table:table-cell>
          <table:table-cell office:value-type="float" office:value="209.27">
            <text:p>209.27</text:p>
          </table:table-cell>
          <table:table-cell table:formula="of:=[.F905]/[.A905]" office:value-type="float" office:value="1.02072968490879">
            <text:p>1.02</text:p>
          </table:table-cell>
          <table:table-cell office:value-type="float" office:value="210.68">
            <text:p>210.68</text:p>
          </table:table-cell>
          <table:table-cell table:formula="of:=[.H905]/[.A905]" office:value-type="float" office:value="1.02760706272559">
            <text:p>1.03</text:p>
          </table:table-cell>
          <table:table-cell office:value-type="float" office:value="208.68">
            <text:p>208.68</text:p>
          </table:table-cell>
          <table:table-cell table:formula="of:=[.J905]/[.A905]" office:value-type="float" office:value="1.01785191688616">
            <text:p>1.02</text:p>
          </table:table-cell>
          <table:table-cell table:number-columns-repeated="5"/>
        </table:table-row>
        <table:table-row table:style-name="ro1">
          <table:table-cell office:value-type="float" office:value="324.41">
            <text:p>324.41</text:p>
          </table:table-cell>
          <table:table-cell office:value-type="float" office:value="350.79">
            <text:p>350.79</text:p>
          </table:table-cell>
          <table:table-cell table:formula="of:=[.B906]/[.A906]" office:value-type="float" office:value="1.08131685213156">
            <text:p>1.08</text:p>
          </table:table-cell>
          <table:table-cell office:value-type="float" office:value="336.69">
            <text:p>336.69</text:p>
          </table:table-cell>
          <table:table-cell table:formula="of:=[.D906]/[.A906]" office:value-type="float" office:value="1.03785333374434">
            <text:p>1.04</text:p>
          </table:table-cell>
          <table:table-cell office:value-type="float" office:value="331.14">
            <text:p>331.14</text:p>
          </table:table-cell>
          <table:table-cell table:formula="of:=[.F906]/[.A906]" office:value-type="float" office:value="1.02074535310256">
            <text:p>1.02</text:p>
          </table:table-cell>
          <table:table-cell office:value-type="float" office:value="337.28">
            <text:p>337.28</text:p>
          </table:table-cell>
          <table:table-cell table:formula="of:=[.H906]/[.A906]" office:value-type="float" office:value="1.03967201997472">
            <text:p>1.04</text:p>
          </table:table-cell>
          <table:table-cell office:value-type="float" office:value="335.52">
            <text:p>335.52</text:p>
          </table:table-cell>
          <table:table-cell table:formula="of:=[.J906]/[.A906]" office:value-type="float" office:value="1.03424678647391">
            <text:p>1.03</text:p>
          </table:table-cell>
          <table:table-cell table:number-columns-repeated="5"/>
        </table:table-row>
        <table:table-row table:style-name="ro1">
          <table:table-cell office:value-type="float" office:value="136.07">
            <text:p>136.07</text:p>
          </table:table-cell>
          <table:table-cell office:value-type="float" office:value="140.07">
            <text:p>140.07</text:p>
          </table:table-cell>
          <table:table-cell table:formula="of:=[.B907]/[.A907]" office:value-type="float" office:value="1.0293966340854">
            <text:p>1.03</text:p>
          </table:table-cell>
          <table:table-cell office:value-type="float" office:value="139.49">
            <text:p>139.49</text:p>
          </table:table-cell>
          <table:table-cell table:formula="of:=[.D907]/[.A907]" office:value-type="float" office:value="1.02513412214301">
            <text:p>1.03</text:p>
          </table:table-cell>
          <table:table-cell office:value-type="float" office:value="138.9">
            <text:p>138.9</text:p>
          </table:table-cell>
          <table:table-cell table:formula="of:=[.F907]/[.A907]" office:value-type="float" office:value="1.02079811861542">
            <text:p>1.02</text:p>
          </table:table-cell>
          <table:table-cell office:value-type="float" office:value="140.07">
            <text:p>140.07</text:p>
          </table:table-cell>
          <table:table-cell table:formula="of:=[.H907]/[.A907]" office:value-type="float" office:value="1.0293966340854">
            <text:p>1.03</text:p>
          </table:table-cell>
          <table:table-cell office:value-type="float" office:value="138.9">
            <text:p>138.9</text:p>
          </table:table-cell>
          <table:table-cell table:formula="of:=[.J907]/[.A907]" office:value-type="float" office:value="1.02079811861542">
            <text:p>1.02</text:p>
          </table:table-cell>
          <table:table-cell table:number-columns-repeated="5"/>
        </table:table-row>
        <table:table-row table:style-name="ro1">
          <table:table-cell office:value-type="float" office:value="497.03">
            <text:p>497.03</text:p>
          </table:table-cell>
          <table:table-cell office:value-type="float" office:value="519.17">
            <text:p>519.17</text:p>
          </table:table-cell>
          <table:table-cell table:formula="of:=[.B908]/[.A908]" office:value-type="float" office:value="1.04454459489367">
            <text:p>1.04</text:p>
          </table:table-cell>
          <table:table-cell office:value-type="float" office:value="505.61">
            <text:p>505.61</text:p>
          </table:table-cell>
          <table:table-cell table:formula="of:=[.D908]/[.A908]" office:value-type="float" office:value="1.01726253948454">
            <text:p>1.02</text:p>
          </table:table-cell>
          <table:table-cell office:value-type="float" office:value="507.37">
            <text:p>507.37</text:p>
          </table:table-cell>
          <table:table-cell table:formula="of:=[.F908]/[.A908]" office:value-type="float" office:value="1.02080357322496">
            <text:p>1.02</text:p>
          </table:table-cell>
          <table:table-cell office:value-type="float" office:value="505.61">
            <text:p>505.61</text:p>
          </table:table-cell>
          <table:table-cell table:formula="of:=[.H908]/[.A908]" office:value-type="float" office:value="1.01726253948454">
            <text:p>1.02</text:p>
          </table:table-cell>
          <table:table-cell office:value-type="float" office:value="506.2">
            <text:p>506.2</text:p>
          </table:table-cell>
          <table:table-cell table:formula="of:=[.J908]/[.A908]" office:value-type="float" office:value="1.01844959056797">
            <text:p>1.02</text:p>
          </table:table-cell>
          <table:table-cell table:number-columns-repeated="5"/>
        </table:table-row>
        <table:table-row table:style-name="ro1">
          <table:table-cell office:value-type="float" office:value="281.37">
            <text:p>281.37</text:p>
          </table:table-cell>
          <table:table-cell office:value-type="float" office:value="290.99">
            <text:p>290.99</text:p>
          </table:table-cell>
          <table:table-cell table:formula="of:=[.B909]/[.A909]" office:value-type="float" office:value="1.03418985677222">
            <text:p>1.03</text:p>
          </table:table-cell>
          <table:table-cell office:value-type="float" office:value="284.89">
            <text:p>284.89</text:p>
          </table:table-cell>
          <table:table-cell table:formula="of:=[.D909]/[.A909]" office:value-type="float" office:value="1.0125102178626">
            <text:p>1.01</text:p>
          </table:table-cell>
          <table:table-cell office:value-type="float" office:value="287.23">
            <text:p>287.23</text:p>
          </table:table-cell>
          <table:table-cell table:formula="of:=[.F909]/[.A909]" office:value-type="float" office:value="1.0208266695099">
            <text:p>1.02</text:p>
          </table:table-cell>
          <table:table-cell office:value-type="float" office:value="290.99">
            <text:p>290.99</text:p>
          </table:table-cell>
          <table:table-cell table:formula="of:=[.H909]/[.A909]" office:value-type="float" office:value="1.03418985677222">
            <text:p>1.03</text:p>
          </table:table-cell>
          <table:table-cell office:value-type="float" office:value="286.06">
            <text:p>286.06</text:p>
          </table:table-cell>
          <table:table-cell table:formula="of:=[.J909]/[.A909]" office:value-type="float" office:value="1.01666844368625">
            <text:p>1.02</text:p>
          </table:table-cell>
          <table:table-cell table:number-columns-repeated="5"/>
        </table:table-row>
        <table:table-row table:style-name="ro1">
          <table:table-cell office:value-type="float" office:value="263.01">
            <text:p>263.01</text:p>
          </table:table-cell>
          <table:table-cell office:value-type="float" office:value="272.56">
            <text:p>272.56</text:p>
          </table:table-cell>
          <table:table-cell table:formula="of:=[.B910]/[.A910]" office:value-type="float" office:value="1.03631040644842">
            <text:p>1.04</text:p>
          </table:table-cell>
          <table:table-cell office:value-type="float" office:value="266.66">
            <text:p>266.66</text:p>
          </table:table-cell>
          <table:table-cell table:formula="of:=[.D910]/[.A910]" office:value-type="float" office:value="1.01387779932322">
            <text:p>1.01</text:p>
          </table:table-cell>
          <table:table-cell office:value-type="float" office:value="268.52">
            <text:p>268.52</text:p>
          </table:table-cell>
          <table:table-cell table:formula="of:=[.F910]/[.A910]" office:value-type="float" office:value="1.02094977377286">
            <text:p>1.02</text:p>
          </table:table-cell>
          <table:table-cell office:value-type="float" office:value="272.56">
            <text:p>272.56</text:p>
          </table:table-cell>
          <table:table-cell table:formula="of:=[.H910]/[.A910]" office:value-type="float" office:value="1.03631040644842">
            <text:p>1.04</text:p>
          </table:table-cell>
          <table:table-cell office:value-type="float" office:value="266.08">
            <text:p>266.08</text:p>
          </table:table-cell>
          <table:table-cell table:formula="of:=[.J910]/[.A910]" office:value-type="float" office:value="1.01167255997871">
            <text:p>1.01</text:p>
          </table:table-cell>
          <table:table-cell table:number-columns-repeated="5"/>
        </table:table-row>
        <table:table-row table:style-name="ro1">
          <table:table-cell office:value-type="float" office:value="306.43">
            <text:p>306.43</text:p>
          </table:table-cell>
          <table:table-cell office:value-type="float" office:value="318.05">
            <text:p>318.05</text:p>
          </table:table-cell>
          <table:table-cell table:formula="of:=[.B911]/[.A911]" office:value-type="float" office:value="1.03792056913488">
            <text:p>1.04</text:p>
          </table:table-cell>
          <table:table-cell office:value-type="float" office:value="311.71">
            <text:p>311.71</text:p>
          </table:table-cell>
          <table:table-cell table:formula="of:=[.D911]/[.A911]" office:value-type="float" office:value="1.01723068890122">
            <text:p>1.02</text:p>
          </table:table-cell>
          <table:table-cell office:value-type="float" office:value="312.88">
            <text:p>312.88</text:p>
          </table:table-cell>
          <table:table-cell table:formula="of:=[.F911]/[.A911]" office:value-type="float" office:value="1.0210488529191">
            <text:p>1.02</text:p>
          </table:table-cell>
          <table:table-cell office:value-type="float" office:value="318.05">
            <text:p>318.05</text:p>
          </table:table-cell>
          <table:table-cell table:formula="of:=[.H911]/[.A911]" office:value-type="float" office:value="1.03792056913488">
            <text:p>1.04</text:p>
          </table:table-cell>
          <table:table-cell office:value-type="float" office:value="313.46">
            <text:p>313.46</text:p>
          </table:table-cell>
          <table:table-cell table:formula="of:=[.J911]/[.A911]" office:value-type="float" office:value="1.02294161798779">
            <text:p>1.02</text:p>
          </table:table-cell>
          <table:table-cell table:number-columns-repeated="5"/>
        </table:table-row>
        <table:table-row table:style-name="ro1">
          <table:table-cell office:value-type="float" office:value="263.91">
            <text:p>263.91</text:p>
          </table:table-cell>
          <table:table-cell office:value-type="float" office:value="282.98">
            <text:p>282.98</text:p>
          </table:table-cell>
          <table:table-cell table:formula="of:=[.B912]/[.A912]" office:value-type="float" office:value="1.0722594823993">
            <text:p>1.07</text:p>
          </table:table-cell>
          <table:table-cell office:value-type="float" office:value="273.08">
            <text:p>273.08</text:p>
          </table:table-cell>
          <table:table-cell table:formula="of:=[.D912]/[.A912]" office:value-type="float" office:value="1.03474669394869">
            <text:p>1.03</text:p>
          </table:table-cell>
          <table:table-cell office:value-type="float" office:value="269.47">
            <text:p>269.47</text:p>
          </table:table-cell>
          <table:table-cell table:formula="of:=[.F912]/[.A912]" office:value-type="float" office:value="1.02106778826115">
            <text:p>1.02</text:p>
          </table:table-cell>
          <table:table-cell office:value-type="float" office:value="282.98">
            <text:p>282.98</text:p>
          </table:table-cell>
          <table:table-cell table:formula="of:=[.H912]/[.A912]" office:value-type="float" office:value="1.0722594823993">
            <text:p>1.07</text:p>
          </table:table-cell>
          <table:table-cell office:value-type="float" office:value="266.15">
            <text:p>266.15</text:p>
          </table:table-cell>
          <table:table-cell table:formula="of:=[.J912]/[.A912]" office:value-type="float" office:value="1.00848774203327">
            <text:p>1.01</text:p>
          </table:table-cell>
          <table:table-cell table:number-columns-repeated="5"/>
        </table:table-row>
        <table:table-row table:style-name="ro1">
          <table:table-cell office:value-type="float" office:value="27.97">
            <text:p>27.97</text:p>
          </table:table-cell>
          <table:table-cell office:value-type="float" office:value="32.31">
            <text:p>32.31</text:p>
          </table:table-cell>
          <table:table-cell table:formula="of:=[.B913]/[.A913]" office:value-type="float" office:value="1.15516624955309">
            <text:p>1.16</text:p>
          </table:table-cell>
          <table:table-cell office:value-type="float" office:value="28.8">
            <text:p>28.8</text:p>
          </table:table-cell>
          <table:table-cell table:formula="of:=[.D913]/[.A913]" office:value-type="float" office:value="1.02967465141223">
            <text:p>1.03</text:p>
          </table:table-cell>
          <table:table-cell office:value-type="float" office:value="28.56">
            <text:p>28.56</text:p>
          </table:table-cell>
          <table:table-cell table:formula="of:=[.F913]/[.A913]" office:value-type="float" office:value="1.02109402931713">
            <text:p>1.02</text:p>
          </table:table-cell>
          <table:table-cell office:value-type="float" office:value="32.31">
            <text:p>32.31</text:p>
          </table:table-cell>
          <table:table-cell table:formula="of:=[.H913]/[.A913]" office:value-type="float" office:value="1.15516624955309">
            <text:p>1.16</text:p>
          </table:table-cell>
          <table:table-cell office:value-type="float" office:value="28.8">
            <text:p>28.8</text:p>
          </table:table-cell>
          <table:table-cell table:formula="of:=[.J913]/[.A913]" office:value-type="float" office:value="1.02967465141223">
            <text:p>1.03</text:p>
          </table:table-cell>
          <table:table-cell table:number-columns-repeated="5"/>
        </table:table-row>
        <table:table-row table:style-name="ro1">
          <table:table-cell office:value-type="float" office:value="110.61">
            <text:p>110.61</text:p>
          </table:table-cell>
          <table:table-cell office:value-type="float" office:value="124.85">
            <text:p>124.85</text:p>
          </table:table-cell>
          <table:table-cell table:formula="of:=[.B914]/[.A914]" office:value-type="float" office:value="1.12874062019709">
            <text:p>1.13</text:p>
          </table:table-cell>
          <table:table-cell office:value-type="float" office:value="112.95">
            <text:p>112.95</text:p>
          </table:table-cell>
          <table:table-cell table:formula="of:=[.D914]/[.A914]" office:value-type="float" office:value="1.02115541090317">
            <text:p>1.02</text:p>
          </table:table-cell>
          <table:table-cell office:value-type="float" office:value="112.95">
            <text:p>112.95</text:p>
          </table:table-cell>
          <table:table-cell table:formula="of:=[.F914]/[.A914]" office:value-type="float" office:value="1.02115541090317">
            <text:p>1.02</text:p>
          </table:table-cell>
          <table:table-cell office:value-type="float" office:value="124.85">
            <text:p>124.85</text:p>
          </table:table-cell>
          <table:table-cell table:formula="of:=[.H914]/[.A914]" office:value-type="float" office:value="1.12874062019709">
            <text:p>1.13</text:p>
          </table:table-cell>
          <table:table-cell office:value-type="float" office:value="112.37">
            <text:p>112.37</text:p>
          </table:table-cell>
          <table:table-cell table:formula="of:=[.J914]/[.A914]" office:value-type="float" office:value="1.01591176204683">
            <text:p>1.02</text:p>
          </table:table-cell>
          <table:table-cell table:number-columns-repeated="5"/>
        </table:table-row>
        <table:table-row table:style-name="ro1">
          <table:table-cell office:value-type="float" office:value="315.89">
            <text:p>315.89</text:p>
          </table:table-cell>
          <table:table-cell office:value-type="float" office:value="323.75">
            <text:p>323.75</text:p>
          </table:table-cell>
          <table:table-cell table:formula="of:=[.B915]/[.A915]" office:value-type="float" office:value="1.02488207920479">
            <text:p>1.02</text:p>
          </table:table-cell>
          <table:table-cell office:value-type="float" office:value="322.58">
            <text:p>322.58</text:p>
          </table:table-cell>
          <table:table-cell table:formula="of:=[.D915]/[.A915]" office:value-type="float" office:value="1.02117825825446">
            <text:p>1.02</text:p>
          </table:table-cell>
          <table:table-cell office:value-type="float" office:value="322.58">
            <text:p>322.58</text:p>
          </table:table-cell>
          <table:table-cell table:formula="of:=[.F915]/[.A915]" office:value-type="float" office:value="1.02117825825446">
            <text:p>1.02</text:p>
          </table:table-cell>
          <table:table-cell office:value-type="float" office:value="322.58">
            <text:p>322.58</text:p>
          </table:table-cell>
          <table:table-cell table:formula="of:=[.H915]/[.A915]" office:value-type="float" office:value="1.02117825825446">
            <text:p>1.02</text:p>
          </table:table-cell>
          <table:table-cell office:value-type="float" office:value="320.23">
            <text:p>320.23</text:p>
          </table:table-cell>
          <table:table-cell table:formula="of:=[.J915]/[.A915]" office:value-type="float" office:value="1.01373895976448">
            <text:p>1.01</text:p>
          </table:table-cell>
          <table:table-cell table:number-columns-repeated="5"/>
        </table:table-row>
        <table:table-row table:style-name="ro1">
          <table:table-cell office:value-type="float" office:value="275.86">
            <text:p>275.86</text:p>
          </table:table-cell>
          <table:table-cell office:value-type="float" office:value="281.37">
            <text:p>281.37</text:p>
          </table:table-cell>
          <table:table-cell table:formula="of:=[.B916]/[.A916]" office:value-type="float" office:value="1.01997389980425">
            <text:p>1.02</text:p>
          </table:table-cell>
          <table:table-cell office:value-type="float" office:value="278.2">
            <text:p>278.2</text:p>
          </table:table-cell>
          <table:table-cell table:formula="of:=[.D916]/[.A916]" office:value-type="float" office:value="1.00848256361923">
            <text:p>1.01</text:p>
          </table:table-cell>
          <table:table-cell office:value-type="float" office:value="281.72">
            <text:p>281.72</text:p>
          </table:table-cell>
          <table:table-cell table:formula="of:=[.F916]/[.A916]" office:value-type="float" office:value="1.02124265931994">
            <text:p>1.02</text:p>
          </table:table-cell>
          <table:table-cell office:value-type="float" office:value="281.37">
            <text:p>281.37</text:p>
          </table:table-cell>
          <table:table-cell table:formula="of:=[.H916]/[.A916]" office:value-type="float" office:value="1.01997389980425">
            <text:p>1.02</text:p>
          </table:table-cell>
          <table:table-cell office:value-type="float" office:value="279.37">
            <text:p>279.37</text:p>
          </table:table-cell>
          <table:table-cell table:formula="of:=[.J916]/[.A916]" office:value-type="float" office:value="1.01272384542884">
            <text:p>1.01</text:p>
          </table:table-cell>
          <table:table-cell table:number-columns-repeated="5"/>
        </table:table-row>
        <table:table-row table:style-name="ro1">
          <table:table-cell office:value-type="float" office:value="253.11">
            <text:p>253.11</text:p>
          </table:table-cell>
          <table:table-cell office:value-type="float" office:value="264.08">
            <text:p>264.08</text:p>
          </table:table-cell>
          <table:table-cell table:formula="of:=[.B917]/[.A917]" office:value-type="float" office:value="1.04334083995101">
            <text:p>1.04</text:p>
          </table:table-cell>
          <table:table-cell office:value-type="float" office:value="260.18">
            <text:p>260.18</text:p>
          </table:table-cell>
          <table:table-cell table:formula="of:=[.D917]/[.A917]" office:value-type="float" office:value="1.02793251945794">
            <text:p>1.03</text:p>
          </table:table-cell>
          <table:table-cell office:value-type="float" office:value="258.52">
            <text:p>258.52</text:p>
          </table:table-cell>
          <table:table-cell table:formula="of:=[.F917]/[.A917]" office:value-type="float" office:value="1.02137410611987">
            <text:p>1.02</text:p>
          </table:table-cell>
          <table:table-cell office:value-type="float" office:value="264.08">
            <text:p>264.08</text:p>
          </table:table-cell>
          <table:table-cell table:formula="of:=[.H917]/[.A917]" office:value-type="float" office:value="1.04334083995101">
            <text:p>1.04</text:p>
          </table:table-cell>
          <table:table-cell office:value-type="float" office:value="259.01">
            <text:p>259.01</text:p>
          </table:table-cell>
          <table:table-cell table:formula="of:=[.J917]/[.A917]" office:value-type="float" office:value="1.02331002331002">
            <text:p>1.02</text:p>
          </table:table-cell>
          <table:table-cell table:number-columns-repeated="5"/>
        </table:table-row>
        <table:table-row table:style-name="ro1">
          <table:table-cell office:value-type="float" office:value="483.29">
            <text:p>483.29</text:p>
          </table:table-cell>
          <table:table-cell office:value-type="float" office:value="499.04">
            <text:p>499.04</text:p>
          </table:table-cell>
          <table:table-cell table:formula="of:=[.B918]/[.A918]" office:value-type="float" office:value="1.0325891286805">
            <text:p>1.03</text:p>
          </table:table-cell>
          <table:table-cell office:value-type="float" office:value="493.04">
            <text:p>493.04</text:p>
          </table:table-cell>
          <table:table-cell table:formula="of:=[.D918]/[.A918]" office:value-type="float" office:value="1.0201742225165">
            <text:p>1.02</text:p>
          </table:table-cell>
          <table:table-cell office:value-type="float" office:value="493.63">
            <text:p>493.63</text:p>
          </table:table-cell>
          <table:table-cell table:formula="of:=[.F918]/[.A918]" office:value-type="float" office:value="1.02139502162263">
            <text:p>1.02</text:p>
          </table:table-cell>
          <table:table-cell office:value-type="float" office:value="490.7">
            <text:p>490.7</text:p>
          </table:table-cell>
          <table:table-cell table:formula="of:=[.H918]/[.A918]" office:value-type="float" office:value="1.01533240911254">
            <text:p>1.02</text:p>
          </table:table-cell>
          <table:table-cell office:value-type="float" office:value="492.46">
            <text:p>492.46</text:p>
          </table:table-cell>
          <table:table-cell table:formula="of:=[.J918]/[.A918]" office:value-type="float" office:value="1.01897411492065">
            <text:p>1.02</text:p>
          </table:table-cell>
          <table:table-cell table:number-columns-repeated="5"/>
        </table:table-row>
        <table:table-row table:style-name="ro1">
          <table:table-cell office:value-type="float" office:value="207.79">
            <text:p>207.79</text:p>
          </table:table-cell>
          <table:table-cell office:value-type="float" office:value="210.48">
            <text:p>210.48</text:p>
          </table:table-cell>
          <table:table-cell table:formula="of:=[.B919]/[.A919]" office:value-type="float" office:value="1.01294576254873">
            <text:p>1.01</text:p>
          </table:table-cell>
          <table:table-cell office:value-type="float" office:value="208.72">
            <text:p>208.72</text:p>
          </table:table-cell>
          <table:table-cell table:formula="of:=[.D919]/[.A919]" office:value-type="float" office:value="1.00447567255402">
            <text:p>1</text:p>
          </table:table-cell>
          <table:table-cell office:value-type="float" office:value="212.24">
            <text:p>212.24</text:p>
          </table:table-cell>
          <table:table-cell table:formula="of:=[.F919]/[.A919]" office:value-type="float" office:value="1.02141585254343">
            <text:p>1.02</text:p>
          </table:table-cell>
          <table:table-cell office:value-type="float" office:value="210.48">
            <text:p>210.48</text:p>
          </table:table-cell>
          <table:table-cell table:formula="of:=[.H919]/[.A919]" office:value-type="float" office:value="1.01294576254873">
            <text:p>1.01</text:p>
          </table:table-cell>
          <table:table-cell office:value-type="float" office:value="208.72">
            <text:p>208.72</text:p>
          </table:table-cell>
          <table:table-cell table:formula="of:=[.J919]/[.A919]" office:value-type="float" office:value="1.00447567255402">
            <text:p>1</text:p>
          </table:table-cell>
          <table:table-cell table:number-columns-repeated="5"/>
        </table:table-row>
        <table:table-row table:style-name="ro1">
          <table:table-cell office:value-type="float" office:value="377.79">
            <text:p>377.79</text:p>
          </table:table-cell>
          <table:table-cell office:value-type="float" office:value="390.72">
            <text:p>390.72</text:p>
          </table:table-cell>
          <table:table-cell table:formula="of:=[.B920]/[.A920]" office:value-type="float" office:value="1.03422536329707">
            <text:p>1.03</text:p>
          </table:table-cell>
          <table:table-cell office:value-type="float" office:value="387.55">
            <text:p>387.55</text:p>
          </table:table-cell>
          <table:table-cell table:formula="of:=[.D920]/[.A920]" office:value-type="float" office:value="1.02583445829694">
            <text:p>1.03</text:p>
          </table:table-cell>
          <table:table-cell office:value-type="float" office:value="385.89">
            <text:p>385.89</text:p>
          </table:table-cell>
          <table:table-cell table:formula="of:=[.F920]/[.A920]" office:value-type="float" office:value="1.02144048280791">
            <text:p>1.02</text:p>
          </table:table-cell>
          <table:table-cell office:value-type="float" office:value="390.72">
            <text:p>390.72</text:p>
          </table:table-cell>
          <table:table-cell table:formula="of:=[.H920]/[.A920]" office:value-type="float" office:value="1.03422536329707">
            <text:p>1.03</text:p>
          </table:table-cell>
          <table:table-cell office:value-type="float" office:value="386.96">
            <text:p>386.96</text:p>
          </table:table-cell>
          <table:table-cell table:formula="of:=[.J920]/[.A920]" office:value-type="float" office:value="1.0242727441171">
            <text:p>1.02</text:p>
          </table:table-cell>
          <table:table-cell table:number-columns-repeated="5"/>
        </table:table-row>
        <table:table-row table:style-name="ro1">
          <table:table-cell office:value-type="float" office:value="162.44">
            <text:p>162.44</text:p>
          </table:table-cell>
          <table:table-cell office:value-type="float" office:value="187.57">
            <text:p>187.57</text:p>
          </table:table-cell>
          <table:table-cell table:formula="of:=[.B921]/[.A921]" office:value-type="float" office:value="1.15470327505541">
            <text:p>1.15</text:p>
          </table:table-cell>
          <table:table-cell office:value-type="float" office:value="167.85">
            <text:p>167.85</text:p>
          </table:table-cell>
          <table:table-cell table:formula="of:=[.D921]/[.A921]" office:value-type="float" office:value="1.03330460477715">
            <text:p>1.03</text:p>
          </table:table-cell>
          <table:table-cell office:value-type="float" office:value="165.95">
            <text:p>165.95</text:p>
          </table:table-cell>
          <table:table-cell table:formula="of:=[.F921]/[.A921]" office:value-type="float" office:value="1.02160797833046">
            <text:p>1.02</text:p>
          </table:table-cell>
          <table:table-cell office:value-type="float" office:value="187.57">
            <text:p>187.57</text:p>
          </table:table-cell>
          <table:table-cell table:formula="of:=[.H921]/[.A921]" office:value-type="float" office:value="1.15470327505541">
            <text:p>1.15</text:p>
          </table:table-cell>
          <table:table-cell office:value-type="float" office:value="165.37">
            <text:p>165.37</text:p>
          </table:table-cell>
          <table:table-cell table:formula="of:=[.J921]/[.A921]" office:value-type="float" office:value="1.01803742920463">
            <text:p>1.02</text:p>
          </table:table-cell>
          <table:table-cell table:number-columns-repeated="5"/>
        </table:table-row>
        <table:table-row table:style-name="ro1">
          <table:table-cell office:value-type="float" office:value="503.14">
            <text:p>503.14</text:p>
          </table:table-cell>
          <table:table-cell office:value-type="float" office:value="521">
            <text:p>521</text:p>
          </table:table-cell>
          <table:table-cell table:formula="of:=[.B922]/[.A922]" office:value-type="float" office:value="1.03549707834797">
            <text:p>1.04</text:p>
          </table:table-cell>
          <table:table-cell office:value-type="float" office:value="511.24">
            <text:p>511.24</text:p>
          </table:table-cell>
          <table:table-cell table:formula="of:=[.D922]/[.A922]" office:value-type="float" office:value="1.01609889891482">
            <text:p>1.02</text:p>
          </table:table-cell>
          <table:table-cell office:value-type="float" office:value="514.07">
            <text:p>514.07</text:p>
          </table:table-cell>
          <table:table-cell table:formula="of:=[.F922]/[.A922]" office:value-type="float" office:value="1.02172357594308">
            <text:p>1.02</text:p>
          </table:table-cell>
          <table:table-cell office:value-type="float" office:value="521">
            <text:p>521</text:p>
          </table:table-cell>
          <table:table-cell table:formula="of:=[.H922]/[.A922]" office:value-type="float" office:value="1.03549707834797">
            <text:p>1.04</text:p>
          </table:table-cell>
          <table:table-cell office:value-type="float" office:value="508.32">
            <text:p>508.32</text:p>
          </table:table-cell>
          <table:table-cell table:formula="of:=[.J922]/[.A922]" office:value-type="float" office:value="1.01029534523194">
            <text:p>1.01</text:p>
          </table:table-cell>
          <table:table-cell table:number-columns-repeated="5"/>
        </table:table-row>
        <table:table-row table:style-name="ro1">
          <table:table-cell office:value-type="float" office:value="269.33">
            <text:p>269.33</text:p>
          </table:table-cell>
          <table:table-cell office:value-type="float" office:value="283.92">
            <text:p>283.92</text:p>
          </table:table-cell>
          <table:table-cell table:formula="of:=[.B923]/[.A923]" office:value-type="float" office:value="1.0541714625181">
            <text:p>1.05</text:p>
          </table:table-cell>
          <table:table-cell office:value-type="float" office:value="274.5">
            <text:p>274.5</text:p>
          </table:table-cell>
          <table:table-cell table:formula="of:=[.D923]/[.A923]" office:value-type="float" office:value="1.01919578212602">
            <text:p>1.02</text:p>
          </table:table-cell>
          <table:table-cell office:value-type="float" office:value="275.19">
            <text:p>275.19</text:p>
          </table:table-cell>
          <table:table-cell table:formula="of:=[.F923]/[.A923]" office:value-type="float" office:value="1.02175769502098">
            <text:p>1.02</text:p>
          </table:table-cell>
          <table:table-cell office:value-type="float" office:value="280.99">
            <text:p>280.99</text:p>
          </table:table-cell>
          <table:table-cell table:formula="of:=[.H923]/[.A923]" office:value-type="float" office:value="1.04329261500761">
            <text:p>1.04</text:p>
          </table:table-cell>
          <table:table-cell office:value-type="float" office:value="273.33">
            <text:p>273.33</text:p>
          </table:table-cell>
          <table:table-cell table:formula="of:=[.J923]/[.A923]" office:value-type="float" office:value="1.0148516689563">
            <text:p>1.01</text:p>
          </table:table-cell>
          <table:table-cell table:number-columns-repeated="5"/>
        </table:table-row>
        <table:table-row table:style-name="ro1">
          <table:table-cell office:value-type="float" office:value="447.42">
            <text:p>447.42</text:p>
          </table:table-cell>
          <table:table-cell office:value-type="float" office:value="462">
            <text:p>462</text:p>
          </table:table-cell>
          <table:table-cell table:formula="of:=[.B924]/[.A924]" office:value-type="float" office:value="1.03258683116535">
            <text:p>1.03</text:p>
          </table:table-cell>
          <table:table-cell office:value-type="float" office:value="458.93">
            <text:p>458.93</text:p>
          </table:table-cell>
          <table:table-cell table:formula="of:=[.D924]/[.A924]" office:value-type="float" office:value="1.02572526932189">
            <text:p>1.03</text:p>
          </table:table-cell>
          <table:table-cell office:value-type="float" office:value="457.17">
            <text:p>457.17</text:p>
          </table:table-cell>
          <table:table-cell table:formula="of:=[.F924]/[.A924]" office:value-type="float" office:value="1.02179160520316">
            <text:p>1.02</text:p>
          </table:table-cell>
          <table:table-cell office:value-type="float" office:value="462">
            <text:p>462</text:p>
          </table:table-cell>
          <table:table-cell table:formula="of:=[.H924]/[.A924]" office:value-type="float" office:value="1.03258683116535">
            <text:p>1.03</text:p>
          </table:table-cell>
          <table:table-cell office:value-type="float" office:value="456.59">
            <text:p>456.59</text:p>
          </table:table-cell>
          <table:table-cell table:formula="of:=[.J924]/[.A924]" office:value-type="float" office:value="1.02049528407313">
            <text:p>1.02</text:p>
          </table:table-cell>
          <table:table-cell table:number-columns-repeated="5"/>
        </table:table-row>
        <table:table-row table:style-name="ro1">
          <table:table-cell office:value-type="float" office:value="412.07">
            <text:p>412.07</text:p>
          </table:table-cell>
          <table:table-cell office:value-type="float" office:value="426.03">
            <text:p>426.03</text:p>
          </table:table-cell>
          <table:table-cell table:formula="of:=[.B925]/[.A925]" office:value-type="float" office:value="1.03387773921906">
            <text:p>1.03</text:p>
          </table:table-cell>
          <table:table-cell office:value-type="float" office:value="420.52">
            <text:p>420.52</text:p>
          </table:table-cell>
          <table:table-cell table:formula="of:=[.D925]/[.A925]" office:value-type="float" office:value="1.02050622467057">
            <text:p>1.02</text:p>
          </table:table-cell>
          <table:table-cell office:value-type="float" office:value="421.1">
            <text:p>421.1</text:p>
          </table:table-cell>
          <table:table-cell table:formula="of:=[.F925]/[.A925]" office:value-type="float" office:value="1.02191375251778">
            <text:p>1.02</text:p>
          </table:table-cell>
          <table:table-cell office:value-type="float" office:value="425.45">
            <text:p>425.45</text:p>
          </table:table-cell>
          <table:table-cell table:formula="of:=[.H925]/[.A925]" office:value-type="float" office:value="1.03247021137185">
            <text:p>1.03</text:p>
          </table:table-cell>
          <table:table-cell office:value-type="float" office:value="419.35">
            <text:p>419.35</text:p>
          </table:table-cell>
          <table:table-cell table:formula="of:=[.J925]/[.A925]" office:value-type="float" office:value="1.01766690125464">
            <text:p>1.02</text:p>
          </table:table-cell>
          <table:table-cell table:number-columns-repeated="5"/>
        </table:table-row>
        <table:table-row table:style-name="ro1">
          <table:table-cell office:value-type="float" office:value="380.1">
            <text:p>380.1</text:p>
          </table:table-cell>
          <table:table-cell office:value-type="float" office:value="383.17">
            <text:p>383.17</text:p>
          </table:table-cell>
          <table:table-cell table:formula="of:=[.B926]/[.A926]" office:value-type="float" office:value="1.00807682188898">
            <text:p>1.01</text:p>
          </table:table-cell>
          <table:table-cell office:value-type="float" office:value="383.17">
            <text:p>383.17</text:p>
          </table:table-cell>
          <table:table-cell table:formula="of:=[.D926]/[.A926]" office:value-type="float" office:value="1.00807682188898">
            <text:p>1.01</text:p>
          </table:table-cell>
          <table:table-cell office:value-type="float" office:value="388.45">
            <text:p>388.45</text:p>
          </table:table-cell>
          <table:table-cell table:formula="of:=[.F926]/[.A926]" office:value-type="float" office:value="1.02196790318337">
            <text:p>1.02</text:p>
          </table:table-cell>
          <table:table-cell office:value-type="float" office:value="383.17">
            <text:p>383.17</text:p>
          </table:table-cell>
          <table:table-cell table:formula="of:=[.H926]/[.A926]" office:value-type="float" office:value="1.00807682188898">
            <text:p>1.01</text:p>
          </table:table-cell>
          <table:table-cell office:value-type="float" office:value="384.35">
            <text:p>384.35</text:p>
          </table:table-cell>
          <table:table-cell table:formula="of:=[.J926]/[.A926]" office:value-type="float" office:value="1.01118126808735">
            <text:p>1.01</text:p>
          </table:table-cell>
          <table:table-cell table:number-columns-repeated="5"/>
        </table:table-row>
        <table:table-row table:style-name="ro1">
          <table:table-cell office:value-type="float" office:value="416.42">
            <text:p>416.42</text:p>
          </table:table-cell>
          <table:table-cell office:value-type="float" office:value="439.49">
            <text:p>439.49</text:p>
          </table:table-cell>
          <table:table-cell table:formula="of:=[.B927]/[.A927]" office:value-type="float" office:value="1.05540079727199">
            <text:p>1.06</text:p>
          </table:table-cell>
          <table:table-cell office:value-type="float" office:value="421.59">
            <text:p>421.59</text:p>
          </table:table-cell>
          <table:table-cell table:formula="of:=[.D927]/[.A927]" office:value-type="float" office:value="1.01241534988713">
            <text:p>1.01</text:p>
          </table:table-cell>
          <table:table-cell office:value-type="float" office:value="425.59">
            <text:p>425.59</text:p>
          </table:table-cell>
          <table:table-cell table:formula="of:=[.F927]/[.A927]" office:value-type="float" office:value="1.02202103645358">
            <text:p>1.02</text:p>
          </table:table-cell>
          <table:table-cell office:value-type="float" office:value="439.49">
            <text:p>439.49</text:p>
          </table:table-cell>
          <table:table-cell table:formula="of:=[.H927]/[.A927]" office:value-type="float" office:value="1.05540079727199">
            <text:p>1.06</text:p>
          </table:table-cell>
          <table:table-cell office:value-type="float" office:value="418.66">
            <text:p>418.66</text:p>
          </table:table-cell>
          <table:table-cell table:formula="of:=[.J927]/[.A927]" office:value-type="float" office:value="1.00537918447721">
            <text:p>1.01</text:p>
          </table:table-cell>
          <table:table-cell table:number-columns-repeated="5"/>
        </table:table-row>
        <table:table-row table:style-name="ro1">
          <table:table-cell office:value-type="float" office:value="420.59">
            <text:p>420.59</text:p>
          </table:table-cell>
          <table:table-cell office:value-type="float" office:value="438.24">
            <text:p>438.24</text:p>
          </table:table-cell>
          <table:table-cell table:formula="of:=[.B928]/[.A928]" office:value-type="float" office:value="1.0419648588887">
            <text:p>1.04</text:p>
          </table:table-cell>
          <table:table-cell office:value-type="float" office:value="429.17">
            <text:p>429.17</text:p>
          </table:table-cell>
          <table:table-cell table:formula="of:=[.D928]/[.A928]" office:value-type="float" office:value="1.02039991440595">
            <text:p>1.02</text:p>
          </table:table-cell>
          <table:table-cell office:value-type="float" office:value="429.86">
            <text:p>429.86</text:p>
          </table:table-cell>
          <table:table-cell table:formula="of:=[.F928]/[.A928]" office:value-type="float" office:value="1.02204046696308">
            <text:p>1.02</text:p>
          </table:table-cell>
          <table:table-cell office:value-type="float" office:value="438.24">
            <text:p>438.24</text:p>
          </table:table-cell>
          <table:table-cell table:formula="of:=[.H928]/[.A928]" office:value-type="float" office:value="1.0419648588887">
            <text:p>1.04</text:p>
          </table:table-cell>
          <table:table-cell office:value-type="float" office:value="427.42">
            <text:p>427.42</text:p>
          </table:table-cell>
          <table:table-cell table:formula="of:=[.J928]/[.A928]" office:value-type="float" office:value="1.01623909270311">
            <text:p>1.02</text:p>
          </table:table-cell>
          <table:table-cell table:number-columns-repeated="5"/>
        </table:table-row>
        <table:table-row table:style-name="ro1">
          <table:table-cell office:value-type="float" office:value="342.23">
            <text:p>342.23</text:p>
          </table:table-cell>
          <table:table-cell office:value-type="float" office:value="360.58">
            <text:p>360.58</text:p>
          </table:table-cell>
          <table:table-cell table:formula="of:=[.B929]/[.A929]" office:value-type="float" office:value="1.05361891125851">
            <text:p>1.05</text:p>
          </table:table-cell>
          <table:table-cell office:value-type="float" office:value="352.09">
            <text:p>352.09</text:p>
          </table:table-cell>
          <table:table-cell table:formula="of:=[.D929]/[.A929]" office:value-type="float" office:value="1.02881103351547">
            <text:p>1.03</text:p>
          </table:table-cell>
          <table:table-cell office:value-type="float" office:value="349.85">
            <text:p>349.85</text:p>
          </table:table-cell>
          <table:table-cell table:formula="of:=[.F929]/[.A929]" office:value-type="float" office:value="1.02226572772697">
            <text:p>1.02</text:p>
          </table:table-cell>
          <table:table-cell office:value-type="float" office:value="360.58">
            <text:p>360.58</text:p>
          </table:table-cell>
          <table:table-cell table:formula="of:=[.H929]/[.A929]" office:value-type="float" office:value="1.05361891125851">
            <text:p>1.05</text:p>
          </table:table-cell>
          <table:table-cell office:value-type="float" office:value="346.82">
            <text:p>346.82</text:p>
          </table:table-cell>
          <table:table-cell table:formula="of:=[.J929]/[.A929]" office:value-type="float" office:value="1.01341203284341">
            <text:p>1.01</text:p>
          </table:table-cell>
          <table:table-cell table:number-columns-repeated="5"/>
        </table:table-row>
        <table:table-row table:style-name="ro1">
          <table:table-cell office:value-type="float" office:value="273.81">
            <text:p>273.81</text:p>
          </table:table-cell>
          <table:table-cell office:value-type="float" office:value="282.74">
            <text:p>282.74</text:p>
          </table:table-cell>
          <table:table-cell table:formula="of:=[.B930]/[.A930]" office:value-type="float" office:value="1.03261385632373">
            <text:p>1.03</text:p>
          </table:table-cell>
          <table:table-cell office:value-type="float" office:value="280.49">
            <text:p>280.49</text:p>
          </table:table-cell>
          <table:table-cell table:formula="of:=[.D930]/[.A930]" office:value-type="float" office:value="1.02439647931047">
            <text:p>1.02</text:p>
          </table:table-cell>
          <table:table-cell office:value-type="float" office:value="279.91">
            <text:p>279.91</text:p>
          </table:table-cell>
          <table:table-cell table:formula="of:=[.F930]/[.A930]" office:value-type="float" office:value="1.02227822212483">
            <text:p>1.02</text:p>
          </table:table-cell>
          <table:table-cell office:value-type="float" office:value="282.74">
            <text:p>282.74</text:p>
          </table:table-cell>
          <table:table-cell table:formula="of:=[.H930]/[.A930]" office:value-type="float" office:value="1.03261385632373">
            <text:p>1.03</text:p>
          </table:table-cell>
          <table:table-cell office:value-type="float" office:value="279.91">
            <text:p>279.91</text:p>
          </table:table-cell>
          <table:table-cell table:formula="of:=[.J930]/[.A930]" office:value-type="float" office:value="1.02227822212483">
            <text:p>1.02</text:p>
          </table:table-cell>
          <table:table-cell table:number-columns-repeated="5"/>
        </table:table-row>
        <table:table-row table:style-name="ro1">
          <table:table-cell office:value-type="float" office:value="130.84">
            <text:p>130.84</text:p>
          </table:table-cell>
          <table:table-cell office:value-type="float" office:value="169.23">
            <text:p>169.23</text:p>
          </table:table-cell>
          <table:table-cell table:formula="of:=[.B931]/[.A931]" office:value-type="float" office:value="1.29341180067258">
            <text:p>1.29</text:p>
          </table:table-cell>
          <table:table-cell office:value-type="float" office:value="137.43">
            <text:p>137.43</text:p>
          </table:table-cell>
          <table:table-cell table:formula="of:=[.D931]/[.A931]" office:value-type="float" office:value="1.05036686028737">
            <text:p>1.05</text:p>
          </table:table-cell>
          <table:table-cell office:value-type="float" office:value="133.77">
            <text:p>133.77</text:p>
          </table:table-cell>
          <table:table-cell table:formula="of:=[.F931]/[.A931]" office:value-type="float" office:value="1.02239376337511">
            <text:p>1.02</text:p>
          </table:table-cell>
          <table:table-cell office:value-type="float" office:value="169.23">
            <text:p>169.23</text:p>
          </table:table-cell>
          <table:table-cell table:formula="of:=[.H931]/[.A931]" office:value-type="float" office:value="1.29341180067258">
            <text:p>1.29</text:p>
          </table:table-cell>
          <table:table-cell office:value-type="float" office:value="135.67">
            <text:p>135.67</text:p>
          </table:table-cell>
          <table:table-cell table:formula="of:=[.J931]/[.A931]" office:value-type="float" office:value="1.036915316417">
            <text:p>1.04</text:p>
          </table:table-cell>
          <table:table-cell table:number-columns-repeated="5"/>
        </table:table-row>
        <table:table-row table:style-name="ro1">
          <table:table-cell office:value-type="float" office:value="247.2">
            <text:p>247.2</text:p>
          </table:table-cell>
          <table:table-cell office:value-type="float" office:value="252.02">
            <text:p>252.02</text:p>
          </table:table-cell>
          <table:table-cell table:formula="of:=[.B932]/[.A932]" office:value-type="float" office:value="1.01949838187702">
            <text:p>1.02</text:p>
          </table:table-cell>
          <table:table-cell office:value-type="float" office:value="250.27">
            <text:p>250.27</text:p>
          </table:table-cell>
          <table:table-cell table:formula="of:=[.D932]/[.A932]" office:value-type="float" office:value="1.01241909385113">
            <text:p>1.01</text:p>
          </table:table-cell>
          <table:table-cell office:value-type="float" office:value="252.75">
            <text:p>252.75</text:p>
          </table:table-cell>
          <table:table-cell table:formula="of:=[.F932]/[.A932]" office:value-type="float" office:value="1.02245145631068">
            <text:p>1.02</text:p>
          </table:table-cell>
          <table:table-cell office:value-type="float" office:value="252.02">
            <text:p>252.02</text:p>
          </table:table-cell>
          <table:table-cell table:formula="of:=[.H932]/[.A932]" office:value-type="float" office:value="1.01949838187702">
            <text:p>1.02</text:p>
          </table:table-cell>
          <table:table-cell office:value-type="float" office:value="249.68">
            <text:p>249.68</text:p>
          </table:table-cell>
          <table:table-cell table:formula="of:=[.J932]/[.A932]" office:value-type="float" office:value="1.01003236245955">
            <text:p>1.01</text:p>
          </table:table-cell>
          <table:table-cell table:number-columns-repeated="5"/>
        </table:table-row>
        <table:table-row table:style-name="ro1">
          <table:table-cell office:value-type="float" office:value="323.42">
            <text:p>323.42</text:p>
          </table:table-cell>
          <table:table-cell office:value-type="float" office:value="336.93">
            <text:p>336.93</text:p>
          </table:table-cell>
          <table:table-cell table:formula="of:=[.B933]/[.A933]" office:value-type="float" office:value="1.0417723084534">
            <text:p>1.04</text:p>
          </table:table-cell>
          <table:table-cell office:value-type="float" office:value="330.1">
            <text:p>330.1</text:p>
          </table:table-cell>
          <table:table-cell table:formula="of:=[.D933]/[.A933]" office:value-type="float" office:value="1.02065425762167">
            <text:p>1.02</text:p>
          </table:table-cell>
          <table:table-cell office:value-type="float" office:value="330.69">
            <text:p>330.69</text:p>
          </table:table-cell>
          <table:table-cell table:formula="of:=[.F933]/[.A933]" office:value-type="float" office:value="1.0224785109146">
            <text:p>1.02</text:p>
          </table:table-cell>
          <table:table-cell office:value-type="float" office:value="331.52">
            <text:p>331.52</text:p>
          </table:table-cell>
          <table:table-cell table:formula="of:=[.H933]/[.A933]" office:value-type="float" office:value="1.02504483334364">
            <text:p>1.03</text:p>
          </table:table-cell>
          <table:table-cell office:value-type="float" office:value="328.93">
            <text:p>328.93</text:p>
          </table:table-cell>
          <table:table-cell table:formula="of:=[.J933]/[.A933]" office:value-type="float" office:value="1.01703667058314">
            <text:p>1.02</text:p>
          </table:table-cell>
          <table:table-cell table:number-columns-repeated="5"/>
        </table:table-row>
        <table:table-row table:style-name="ro1">
          <table:table-cell office:value-type="float" office:value="207.35">
            <text:p>207.35</text:p>
          </table:table-cell>
          <table:table-cell office:value-type="float" office:value="225.69">
            <text:p>225.69</text:p>
          </table:table-cell>
          <table:table-cell table:formula="of:=[.B934]/[.A934]" office:value-type="float" office:value="1.08844948155293">
            <text:p>1.09</text:p>
          </table:table-cell>
          <table:table-cell office:value-type="float" office:value="210.87">
            <text:p>210.87</text:p>
          </table:table-cell>
          <table:table-cell table:formula="of:=[.D934]/[.A934]" office:value-type="float" office:value="1.01697612732096">
            <text:p>1.02</text:p>
          </table:table-cell>
          <table:table-cell office:value-type="float" office:value="212.04">
            <text:p>212.04</text:p>
          </table:table-cell>
          <table:table-cell table:formula="of:=[.F934]/[.A934]" office:value-type="float" office:value="1.0226187605498">
            <text:p>1.02</text:p>
          </table:table-cell>
          <table:table-cell office:value-type="float" office:value="225.69">
            <text:p>225.69</text:p>
          </table:table-cell>
          <table:table-cell table:formula="of:=[.H934]/[.A934]" office:value-type="float" office:value="1.08844948155293">
            <text:p>1.09</text:p>
          </table:table-cell>
          <table:table-cell office:value-type="float" office:value="209.69">
            <text:p>209.69</text:p>
          </table:table-cell>
          <table:table-cell table:formula="of:=[.J934]/[.A934]" office:value-type="float" office:value="1.01128526645768">
            <text:p>1.01</text:p>
          </table:table-cell>
          <table:table-cell table:number-columns-repeated="5"/>
        </table:table-row>
        <table:table-row table:style-name="ro1">
          <table:table-cell office:value-type="float" office:value="317.43">
            <text:p>317.43</text:p>
          </table:table-cell>
          <table:table-cell office:value-type="float" office:value="326.99">
            <text:p>326.99</text:p>
          </table:table-cell>
          <table:table-cell table:formula="of:=[.B935]/[.A935]" office:value-type="float" office:value="1.03011687616167">
            <text:p>1.03</text:p>
          </table:table-cell>
          <table:table-cell office:value-type="float" office:value="321.58">
            <text:p>321.58</text:p>
          </table:table-cell>
          <table:table-cell table:formula="of:=[.D935]/[.A935]" office:value-type="float" office:value="1.01307374854299">
            <text:p>1.01</text:p>
          </table:table-cell>
          <table:table-cell office:value-type="float" office:value="324.61">
            <text:p>324.61</text:p>
          </table:table-cell>
          <table:table-cell table:formula="of:=[.F935]/[.A935]" office:value-type="float" office:value="1.02261916012979">
            <text:p>1.02</text:p>
          </table:table-cell>
          <table:table-cell office:value-type="float" office:value="326.99">
            <text:p>326.99</text:p>
          </table:table-cell>
          <table:table-cell table:formula="of:=[.H935]/[.A935]" office:value-type="float" office:value="1.03011687616167">
            <text:p>1.03</text:p>
          </table:table-cell>
          <table:table-cell office:value-type="float" office:value="321.58">
            <text:p>321.58</text:p>
          </table:table-cell>
          <table:table-cell table:formula="of:=[.J935]/[.A935]" office:value-type="float" office:value="1.01307374854299">
            <text:p>1.01</text:p>
          </table:table-cell>
          <table:table-cell table:number-columns-repeated="5"/>
        </table:table-row>
        <table:table-row table:style-name="ro1">
          <table:table-cell office:value-type="float" office:value="269.38">
            <text:p>269.38</text:p>
          </table:table-cell>
          <table:table-cell office:value-type="float" office:value="279.48">
            <text:p>279.48</text:p>
          </table:table-cell>
          <table:table-cell table:formula="of:=[.B936]/[.A936]" office:value-type="float" office:value="1.03749350360086">
            <text:p>1.04</text:p>
          </table:table-cell>
          <table:table-cell office:value-type="float" office:value="275.48">
            <text:p>275.48</text:p>
          </table:table-cell>
          <table:table-cell table:formula="of:=[.D936]/[.A936]" office:value-type="float" office:value="1.02264459128369">
            <text:p>1.02</text:p>
          </table:table-cell>
          <table:table-cell office:value-type="float" office:value="275.48">
            <text:p>275.48</text:p>
          </table:table-cell>
          <table:table-cell table:formula="of:=[.F936]/[.A936]" office:value-type="float" office:value="1.02264459128369">
            <text:p>1.02</text:p>
          </table:table-cell>
          <table:table-cell office:value-type="float" office:value="279.48">
            <text:p>279.48</text:p>
          </table:table-cell>
          <table:table-cell table:formula="of:=[.H936]/[.A936]" office:value-type="float" office:value="1.03749350360086">
            <text:p>1.04</text:p>
          </table:table-cell>
          <table:table-cell office:value-type="float" office:value="276.89">
            <text:p>276.89</text:p>
          </table:table-cell>
          <table:table-cell table:formula="of:=[.J936]/[.A936]" office:value-type="float" office:value="1.02787883287549">
            <text:p>1.03</text:p>
          </table:table-cell>
          <table:table-cell table:number-columns-repeated="5"/>
        </table:table-row>
        <table:table-row table:style-name="ro1">
          <table:table-cell office:value-type="float" office:value="450.1">
            <text:p>450.1</text:p>
          </table:table-cell>
          <table:table-cell office:value-type="float" office:value="467.48">
            <text:p>467.48</text:p>
          </table:table-cell>
          <table:table-cell table:formula="of:=[.B937]/[.A937]" office:value-type="float" office:value="1.03861364141302">
            <text:p>1.04</text:p>
          </table:table-cell>
          <table:table-cell office:value-type="float" office:value="461.82">
            <text:p>461.82</text:p>
          </table:table-cell>
          <table:table-cell table:formula="of:=[.D937]/[.A937]" office:value-type="float" office:value="1.02603865807598">
            <text:p>1.03</text:p>
          </table:table-cell>
          <table:table-cell office:value-type="float" office:value="460.3">
            <text:p>460.3</text:p>
          </table:table-cell>
          <table:table-cell table:formula="of:=[.F937]/[.A937]" office:value-type="float" office:value="1.02266163074872">
            <text:p>1.02</text:p>
          </table:table-cell>
          <table:table-cell office:value-type="float" office:value="465.72">
            <text:p>465.72</text:p>
          </table:table-cell>
          <table:table-cell table:formula="of:=[.H937]/[.A937]" office:value-type="float" office:value="1.03470339924461">
            <text:p>1.03</text:p>
          </table:table-cell>
          <table:table-cell office:value-type="float" office:value="459.48">
            <text:p>459.48</text:p>
          </table:table-cell>
          <table:table-cell table:formula="of:=[.J937]/[.A937]" office:value-type="float" office:value="1.02083981337481">
            <text:p>1.02</text:p>
          </table:table-cell>
          <table:table-cell table:number-columns-repeated="5"/>
        </table:table-row>
        <table:table-row table:style-name="ro1">
          <table:table-cell office:value-type="float" office:value="51.53">
            <text:p>51.53</text:p>
          </table:table-cell>
          <table:table-cell office:value-type="float" office:value="62.6">
            <text:p>62.6</text:p>
          </table:table-cell>
          <table:table-cell table:formula="of:=[.B938]/[.A938]" office:value-type="float" office:value="1.2148263147681">
            <text:p>1.21</text:p>
          </table:table-cell>
          <table:table-cell office:value-type="float" office:value="54.01">
            <text:p>54.01</text:p>
          </table:table-cell>
          <table:table-cell table:formula="of:=[.D938]/[.A938]" office:value-type="float" office:value="1.04812730448283">
            <text:p>1.05</text:p>
          </table:table-cell>
          <table:table-cell office:value-type="float" office:value="52.7">
            <text:p>52.7</text:p>
          </table:table-cell>
          <table:table-cell table:formula="of:=[.F938]/[.A938]" office:value-type="float" office:value="1.02270522026004">
            <text:p>1.02</text:p>
          </table:table-cell>
          <table:table-cell office:value-type="float" office:value="62.6">
            <text:p>62.6</text:p>
          </table:table-cell>
          <table:table-cell table:formula="of:=[.H938]/[.A938]" office:value-type="float" office:value="1.2148263147681">
            <text:p>1.21</text:p>
          </table:table-cell>
          <table:table-cell office:value-type="float" office:value="54.01">
            <text:p>54.01</text:p>
          </table:table-cell>
          <table:table-cell table:formula="of:=[.J938]/[.A938]" office:value-type="float" office:value="1.04812730448283">
            <text:p>1.05</text:p>
          </table:table-cell>
          <table:table-cell table:number-columns-repeated="5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93.61">
            <text:p>193.61</text:p>
          </table:table-cell>
          <table:table-cell table:formula="of:=[.B939]/[.A939]" office:value-type="float" office:value="1.07501388117712">
            <text:p>1.08</text:p>
          </table:table-cell>
          <table:table-cell office:value-type="float" office:value="185.37">
            <text:p>185.37</text:p>
          </table:table-cell>
          <table:table-cell table:formula="of:=[.D939]/[.A939]" office:value-type="float" office:value="1.02926152137701">
            <text:p>1.03</text:p>
          </table:table-cell>
          <table:table-cell office:value-type="float" office:value="184.2">
            <text:p>184.2</text:p>
          </table:table-cell>
          <table:table-cell table:formula="of:=[.F939]/[.A939]" office:value-type="float" office:value="1.02276513048307">
            <text:p>1.02</text:p>
          </table:table-cell>
          <table:table-cell office:value-type="float" office:value="193.61">
            <text:p>193.61</text:p>
          </table:table-cell>
          <table:table-cell table:formula="of:=[.H939]/[.A939]" office:value-type="float" office:value="1.07501388117712">
            <text:p>1.08</text:p>
          </table:table-cell>
          <table:table-cell office:value-type="float" office:value="184.2">
            <text:p>184.2</text:p>
          </table:table-cell>
          <table:table-cell table:formula="of:=[.J939]/[.A939]" office:value-type="float" office:value="1.02276513048307">
            <text:p>1.02</text:p>
          </table:table-cell>
          <table:table-cell table:number-columns-repeated="5"/>
        </table:table-row>
        <table:table-row table:style-name="ro1">
          <table:table-cell office:value-type="float" office:value="209.74">
            <text:p>209.74</text:p>
          </table:table-cell>
          <table:table-cell office:value-type="float" office:value="218.28">
            <text:p>218.28</text:p>
          </table:table-cell>
          <table:table-cell table:formula="of:=[.B940]/[.A940]" office:value-type="float" office:value="1.0407170782874">
            <text:p>1.04</text:p>
          </table:table-cell>
          <table:table-cell office:value-type="float" office:value="212.76">
            <text:p>212.76</text:p>
          </table:table-cell>
          <table:table-cell table:formula="of:=[.D940]/[.A940]" office:value-type="float" office:value="1.01439877944121">
            <text:p>1.01</text:p>
          </table:table-cell>
          <table:table-cell office:value-type="float" office:value="214.52">
            <text:p>214.52</text:p>
          </table:table-cell>
          <table:table-cell table:formula="of:=[.F940]/[.A940]" office:value-type="float" office:value="1.02279012110232">
            <text:p>1.02</text:p>
          </table:table-cell>
          <table:table-cell office:value-type="float" office:value="218.28">
            <text:p>218.28</text:p>
          </table:table-cell>
          <table:table-cell table:formula="of:=[.H940]/[.A940]" office:value-type="float" office:value="1.0407170782874">
            <text:p>1.04</text:p>
          </table:table-cell>
          <table:table-cell office:value-type="float" office:value="212.76">
            <text:p>212.76</text:p>
          </table:table-cell>
          <table:table-cell table:formula="of:=[.J940]/[.A940]" office:value-type="float" office:value="1.01439877944121">
            <text:p>1.01</text:p>
          </table:table-cell>
          <table:table-cell table:number-columns-repeated="5"/>
        </table:table-row>
        <table:table-row table:style-name="ro1">
          <table:table-cell office:value-type="float" office:value="359.72">
            <text:p>359.72</text:p>
          </table:table-cell>
          <table:table-cell office:value-type="float" office:value="370.26">
            <text:p>370.26</text:p>
          </table:table-cell>
          <table:table-cell table:formula="of:=[.B941]/[.A941]" office:value-type="float" office:value="1.02930056710775">
            <text:p>1.03</text:p>
          </table:table-cell>
          <table:table-cell office:value-type="float" office:value="366.75">
            <text:p>366.75</text:p>
          </table:table-cell>
          <table:table-cell table:formula="of:=[.D941]/[.A941]" office:value-type="float" office:value="1.01954297787168">
            <text:p>1.02</text:p>
          </table:table-cell>
          <table:table-cell office:value-type="float" office:value="367.92">
            <text:p>367.92</text:p>
          </table:table-cell>
          <table:table-cell table:formula="of:=[.F941]/[.A941]" office:value-type="float" office:value="1.02279550761704">
            <text:p>1.02</text:p>
          </table:table-cell>
          <table:table-cell office:value-type="float" office:value="368.5">
            <text:p>368.5</text:p>
          </table:table-cell>
          <table:table-cell table:formula="of:=[.H941]/[.A941]" office:value-type="float" office:value="1.02440787278995">
            <text:p>1.02</text:p>
          </table:table-cell>
          <table:table-cell office:value-type="float" office:value="365.58">
            <text:p>365.58</text:p>
          </table:table-cell>
          <table:table-cell table:formula="of:=[.J941]/[.A941]" office:value-type="float" office:value="1.01629044812632">
            <text:p>1.02</text:p>
          </table:table-cell>
          <table:table-cell table:number-columns-repeated="5"/>
        </table:table-row>
        <table:table-row table:style-name="ro1">
          <table:table-cell office:value-type="float" office:value="436.5">
            <text:p>436.5</text:p>
          </table:table-cell>
          <table:table-cell office:value-type="float" office:value="455.29">
            <text:p>455.29</text:p>
          </table:table-cell>
          <table:table-cell table:formula="of:=[.B942]/[.A942]" office:value-type="float" office:value="1.04304696449026">
            <text:p>1.04</text:p>
          </table:table-cell>
          <table:table-cell office:value-type="float" office:value="447.63">
            <text:p>447.63</text:p>
          </table:table-cell>
          <table:table-cell table:formula="of:=[.D942]/[.A942]" office:value-type="float" office:value="1.02549828178694">
            <text:p>1.03</text:p>
          </table:table-cell>
          <table:table-cell office:value-type="float" office:value="446.46">
            <text:p>446.46</text:p>
          </table:table-cell>
          <table:table-cell table:formula="of:=[.F942]/[.A942]" office:value-type="float" office:value="1.02281786941581">
            <text:p>1.02</text:p>
          </table:table-cell>
          <table:table-cell office:value-type="float" office:value="454.7">
            <text:p>454.7</text:p>
          </table:table-cell>
          <table:table-cell table:formula="of:=[.H942]/[.A942]" office:value-type="float" office:value="1.04169530355097">
            <text:p>1.04</text:p>
          </table:table-cell>
          <table:table-cell office:value-type="float" office:value="446.46">
            <text:p>446.46</text:p>
          </table:table-cell>
          <table:table-cell table:formula="of:=[.J942]/[.A942]" office:value-type="float" office:value="1.02281786941581">
            <text:p>1.02</text:p>
          </table:table-cell>
          <table:table-cell table:number-columns-repeated="5"/>
        </table:table-row>
        <table:table-row table:style-name="ro1">
          <table:table-cell office:value-type="float" office:value="293.19">
            <text:p>293.19</text:p>
          </table:table-cell>
          <table:table-cell office:value-type="float" office:value="298.95">
            <text:p>298.95</text:p>
          </table:table-cell>
          <table:table-cell table:formula="of:=[.B943]/[.A943]" office:value-type="float" office:value="1.01964596336846">
            <text:p>1.02</text:p>
          </table:table-cell>
          <table:table-cell office:value-type="float" office:value="299.88">
            <text:p>299.88</text:p>
          </table:table-cell>
          <table:table-cell table:formula="of:=[.D943]/[.A943]" office:value-type="float" office:value="1.02281796787066">
            <text:p>1.02</text:p>
          </table:table-cell>
          <table:table-cell office:value-type="float" office:value="299.88">
            <text:p>299.88</text:p>
          </table:table-cell>
          <table:table-cell table:formula="of:=[.F943]/[.A943]" office:value-type="float" office:value="1.02281796787066">
            <text:p>1.02</text:p>
          </table:table-cell>
          <table:table-cell office:value-type="float" office:value="298.95">
            <text:p>298.95</text:p>
          </table:table-cell>
          <table:table-cell table:formula="of:=[.H943]/[.A943]" office:value-type="float" office:value="1.01964596336846">
            <text:p>1.02</text:p>
          </table:table-cell>
          <table:table-cell office:value-type="float" office:value="298.12">
            <text:p>298.12</text:p>
          </table:table-cell>
          <table:table-cell table:formula="of:=[.J943]/[.A943]" office:value-type="float" office:value="1.01681503461919">
            <text:p>1.02</text:p>
          </table:table-cell>
          <table:table-cell table:number-columns-repeated="5"/>
        </table:table-row>
        <table:table-row table:style-name="ro1">
          <table:table-cell office:value-type="float" office:value="446.87">
            <text:p>446.87</text:p>
          </table:table-cell>
          <table:table-cell office:value-type="float" office:value="463.76">
            <text:p>463.76</text:p>
          </table:table-cell>
          <table:table-cell table:formula="of:=[.B944]/[.A944]" office:value-type="float" office:value="1.03779622709065">
            <text:p>1.04</text:p>
          </table:table-cell>
          <table:table-cell office:value-type="float" office:value="460.59">
            <text:p>460.59</text:p>
          </table:table-cell>
          <table:table-cell table:formula="of:=[.D944]/[.A944]" office:value-type="float" office:value="1.03070244142592">
            <text:p>1.03</text:p>
          </table:table-cell>
          <table:table-cell office:value-type="float" office:value="457.07">
            <text:p>457.07</text:p>
          </table:table-cell>
          <table:table-cell table:formula="of:=[.F944]/[.A944]" office:value-type="float" office:value="1.0228254302146">
            <text:p>1.02</text:p>
          </table:table-cell>
          <table:table-cell office:value-type="float" office:value="462">
            <text:p>462</text:p>
          </table:table-cell>
          <table:table-cell table:formula="of:=[.H944]/[.A944]" office:value-type="float" office:value="1.033857721485">
            <text:p>1.03</text:p>
          </table:table-cell>
          <table:table-cell office:value-type="float" office:value="461.17">
            <text:p>461.17</text:p>
          </table:table-cell>
          <table:table-cell table:formula="of:=[.J944]/[.A944]" office:value-type="float" office:value="1.03200035804596">
            <text:p>1.03</text:p>
          </table:table-cell>
          <table:table-cell table:number-columns-repeated="5"/>
        </table:table-row>
        <table:table-row table:style-name="ro1">
          <table:table-cell office:value-type="float" office:value="486.03">
            <text:p>486.03</text:p>
          </table:table-cell>
          <table:table-cell office:value-type="float" office:value="512.19">
            <text:p>512.19</text:p>
          </table:table-cell>
          <table:table-cell table:formula="of:=[.B945]/[.A945]" office:value-type="float" office:value="1.05382383803469">
            <text:p>1.05</text:p>
          </table:table-cell>
          <table:table-cell office:value-type="float" office:value="500.09">
            <text:p>500.09</text:p>
          </table:table-cell>
          <table:table-cell table:formula="of:=[.D945]/[.A945]" office:value-type="float" office:value="1.02892825545748">
            <text:p>1.03</text:p>
          </table:table-cell>
          <table:table-cell office:value-type="float" office:value="497.16">
            <text:p>497.16</text:p>
          </table:table-cell>
          <table:table-cell table:formula="of:=[.F945]/[.A945]" office:value-type="float" office:value="1.0228998209987">
            <text:p>1.02</text:p>
          </table:table-cell>
          <table:table-cell office:value-type="float" office:value="509.84">
            <text:p>509.84</text:p>
          </table:table-cell>
          <table:table-cell table:formula="of:=[.H945]/[.A945]" office:value-type="float" office:value="1.04898874555069">
            <text:p>1.05</text:p>
          </table:table-cell>
          <table:table-cell office:value-type="float" office:value="497.5">
            <text:p>497.5</text:p>
          </table:table-cell>
          <table:table-cell table:formula="of:=[.J945]/[.A945]" office:value-type="float" office:value="1.02359936629426">
            <text:p>1.02</text:p>
          </table:table-cell>
          <table:table-cell table:number-columns-repeated="5"/>
        </table:table-row>
        <table:table-row table:style-name="ro1">
          <table:table-cell office:value-type="float" office:value="476.19">
            <text:p>476.19</text:p>
          </table:table-cell>
          <table:table-cell office:value-type="float" office:value="487.7">
            <text:p>487.7</text:p>
          </table:table-cell>
          <table:table-cell table:formula="of:=[.B946]/[.A946]" office:value-type="float" office:value="1.02417102417102">
            <text:p>1.02</text:p>
          </table:table-cell>
          <table:table-cell office:value-type="float" office:value="485.94">
            <text:p>485.94</text:p>
          </table:table-cell>
          <table:table-cell table:formula="of:=[.D946]/[.A946]" office:value-type="float" office:value="1.02047502047502">
            <text:p>1.02</text:p>
          </table:table-cell>
          <table:table-cell office:value-type="float" office:value="487.11">
            <text:p>487.11</text:p>
          </table:table-cell>
          <table:table-cell table:formula="of:=[.F946]/[.A946]" office:value-type="float" office:value="1.02293202293202">
            <text:p>1.02</text:p>
          </table:table-cell>
          <table:table-cell office:value-type="float" office:value="484.77">
            <text:p>484.77</text:p>
          </table:table-cell>
          <table:table-cell table:formula="of:=[.H946]/[.A946]" office:value-type="float" office:value="1.01801801801802">
            <text:p>1.02</text:p>
          </table:table-cell>
          <table:table-cell office:value-type="float" office:value="483.01">
            <text:p>483.01</text:p>
          </table:table-cell>
          <table:table-cell table:formula="of:=[.J946]/[.A946]" office:value-type="float" office:value="1.01432201432201">
            <text:p>1.01</text:p>
          </table:table-cell>
          <table:table-cell table:number-columns-repeated="5"/>
        </table:table-row>
        <table:table-row table:style-name="ro1">
          <table:table-cell office:value-type="float" office:value="91.5">
            <text:p>91.5</text:p>
          </table:table-cell>
          <table:table-cell office:value-type="float" office:value="99.6">
            <text:p>99.6</text:p>
          </table:table-cell>
          <table:table-cell table:formula="of:=[.B947]/[.A947]" office:value-type="float" office:value="1.08852459016393">
            <text:p>1.09</text:p>
          </table:table-cell>
          <table:table-cell office:value-type="float" office:value="94.18">
            <text:p>94.18</text:p>
          </table:table-cell>
          <table:table-cell table:formula="of:=[.D947]/[.A947]" office:value-type="float" office:value="1.02928961748634">
            <text:p>1.03</text:p>
          </table:table-cell>
          <table:table-cell office:value-type="float" office:value="93.6">
            <text:p>93.6</text:p>
          </table:table-cell>
          <table:table-cell table:formula="of:=[.F947]/[.A947]" office:value-type="float" office:value="1.02295081967213">
            <text:p>1.02</text:p>
          </table:table-cell>
          <table:table-cell office:value-type="float" office:value="99.6">
            <text:p>99.6</text:p>
          </table:table-cell>
          <table:table-cell table:formula="of:=[.H947]/[.A947]" office:value-type="float" office:value="1.08852459016393">
            <text:p>1.09</text:p>
          </table:table-cell>
          <table:table-cell office:value-type="float" office:value="91.84">
            <text:p>91.84</text:p>
          </table:table-cell>
          <table:table-cell table:formula="of:=[.J947]/[.A947]" office:value-type="float" office:value="1.00371584699454">
            <text:p>1</text:p>
          </table:table-cell>
          <table:table-cell table:number-columns-repeated="5"/>
        </table:table-row>
        <table:table-row table:style-name="ro1">
          <table:table-cell office:value-type="float" office:value="203.79">
            <text:p>203.79</text:p>
          </table:table-cell>
          <table:table-cell office:value-type="float" office:value="212.48">
            <text:p>212.48</text:p>
          </table:table-cell>
          <table:table-cell table:formula="of:=[.B948]/[.A948]" office:value-type="float" office:value="1.04264193532558">
            <text:p>1.04</text:p>
          </table:table-cell>
          <table:table-cell office:value-type="float" office:value="211.31">
            <text:p>211.31</text:p>
          </table:table-cell>
          <table:table-cell table:formula="of:=[.D948]/[.A948]" office:value-type="float" office:value="1.03690073114481">
            <text:p>1.04</text:p>
          </table:table-cell>
          <table:table-cell office:value-type="float" office:value="208.48">
            <text:p>208.48</text:p>
          </table:table-cell>
          <table:table-cell table:formula="of:=[.F948]/[.A948]" office:value-type="float" office:value="1.0230138868443">
            <text:p>1.02</text:p>
          </table:table-cell>
          <table:table-cell office:value-type="float" office:value="212.48">
            <text:p>212.48</text:p>
          </table:table-cell>
          <table:table-cell table:formula="of:=[.H948]/[.A948]" office:value-type="float" office:value="1.04264193532558">
            <text:p>1.04</text:p>
          </table:table-cell>
          <table:table-cell office:value-type="float" office:value="208.38">
            <text:p>208.38</text:p>
          </table:table-cell>
          <table:table-cell table:formula="of:=[.J948]/[.A948]" office:value-type="float" office:value="1.02252318563227">
            <text:p>1.02</text:p>
          </table:table-cell>
          <table:table-cell table:number-columns-repeated="5"/>
        </table:table-row>
        <table:table-row table:style-name="ro1">
          <table:table-cell office:value-type="float" office:value="463.36">
            <text:p>463.36</text:p>
          </table:table-cell>
          <table:table-cell office:value-type="float" office:value="475.6">
            <text:p>475.6</text:p>
          </table:table-cell>
          <table:table-cell table:formula="of:=[.B949]/[.A949]" office:value-type="float" office:value="1.02641574585635">
            <text:p>1.03</text:p>
          </table:table-cell>
          <table:table-cell office:value-type="float" office:value="467.6">
            <text:p>467.6</text:p>
          </table:table-cell>
          <table:table-cell table:formula="of:=[.D949]/[.A949]" office:value-type="float" office:value="1.00915055248619">
            <text:p>1.01</text:p>
          </table:table-cell>
          <table:table-cell office:value-type="float" office:value="474.04">
            <text:p>474.04</text:p>
          </table:table-cell>
          <table:table-cell table:formula="of:=[.F949]/[.A949]" office:value-type="float" office:value="1.02304903314917">
            <text:p>1.02</text:p>
          </table:table-cell>
          <table:table-cell office:value-type="float" office:value="475.6">
            <text:p>475.6</text:p>
          </table:table-cell>
          <table:table-cell table:formula="of:=[.H949]/[.A949]" office:value-type="float" office:value="1.02641574585635">
            <text:p>1.03</text:p>
          </table:table-cell>
          <table:table-cell office:value-type="float" office:value="469.94">
            <text:p>469.94</text:p>
          </table:table-cell>
          <table:table-cell table:formula="of:=[.J949]/[.A949]" office:value-type="float" office:value="1.01420062154696">
            <text:p>1.01</text:p>
          </table:table-cell>
          <table:table-cell table:number-columns-repeated="5"/>
        </table:table-row>
        <table:table-row table:style-name="ro1">
          <table:table-cell office:value-type="float" office:value="192.69">
            <text:p>192.69</text:p>
          </table:table-cell>
          <table:table-cell office:value-type="float" office:value="199.97">
            <text:p>199.97</text:p>
          </table:table-cell>
          <table:table-cell table:formula="of:=[.B950]/[.A950]" office:value-type="float" office:value="1.03778089158752">
            <text:p>1.04</text:p>
          </table:table-cell>
          <table:table-cell office:value-type="float" office:value="197.72">
            <text:p>197.72</text:p>
          </table:table-cell>
          <table:table-cell table:formula="of:=[.D950]/[.A950]" office:value-type="float" office:value="1.02610410503918">
            <text:p>1.03</text:p>
          </table:table-cell>
          <table:table-cell office:value-type="float" office:value="197.14">
            <text:p>197.14</text:p>
          </table:table-cell>
          <table:table-cell table:formula="of:=[.F950]/[.A950]" office:value-type="float" office:value="1.02309408895117">
            <text:p>1.02</text:p>
          </table:table-cell>
          <table:table-cell office:value-type="float" office:value="199.97">
            <text:p>199.97</text:p>
          </table:table-cell>
          <table:table-cell table:formula="of:=[.H950]/[.A950]" office:value-type="float" office:value="1.03778089158752">
            <text:p>1.04</text:p>
          </table:table-cell>
          <table:table-cell office:value-type="float" office:value="195.97">
            <text:p>195.97</text:p>
          </table:table-cell>
          <table:table-cell table:formula="of:=[.J950]/[.A950]" office:value-type="float" office:value="1.01702215994603">
            <text:p>1.02</text:p>
          </table:table-cell>
          <table:table-cell table:number-columns-repeated="5"/>
        </table:table-row>
        <table:table-row table:style-name="ro1">
          <table:table-cell office:value-type="float" office:value="183.36">
            <text:p>183.36</text:p>
          </table:table-cell>
          <table:table-cell office:value-type="float" office:value="189.01">
            <text:p>189.01</text:p>
          </table:table-cell>
          <table:table-cell table:formula="of:=[.B951]/[.A951]" office:value-type="float" office:value="1.03081369982548">
            <text:p>1.03</text:p>
          </table:table-cell>
          <table:table-cell office:value-type="float" office:value="185.84">
            <text:p>185.84</text:p>
          </table:table-cell>
          <table:table-cell table:formula="of:=[.D951]/[.A951]" office:value-type="float" office:value="1.01352530541012">
            <text:p>1.01</text:p>
          </table:table-cell>
          <table:table-cell office:value-type="float" office:value="187.6">
            <text:p>187.6</text:p>
          </table:table-cell>
          <table:table-cell table:formula="of:=[.F951]/[.A951]" office:value-type="float" office:value="1.02312390924956">
            <text:p>1.02</text:p>
          </table:table-cell>
          <table:table-cell office:value-type="float" office:value="189.01">
            <text:p>189.01</text:p>
          </table:table-cell>
          <table:table-cell table:formula="of:=[.H951]/[.A951]" office:value-type="float" office:value="1.03081369982548">
            <text:p>1.03</text:p>
          </table:table-cell>
          <table:table-cell office:value-type="float" office:value="185.84">
            <text:p>185.84</text:p>
          </table:table-cell>
          <table:table-cell table:formula="of:=[.J951]/[.A951]" office:value-type="float" office:value="1.01352530541012">
            <text:p>1.01</text:p>
          </table:table-cell>
          <table:table-cell table:number-columns-repeated="5"/>
        </table:table-row>
        <table:table-row table:style-name="ro1">
          <table:table-cell office:value-type="float" office:value="359.13">
            <text:p>359.13</text:p>
          </table:table-cell>
          <table:table-cell office:value-type="float" office:value="363.62">
            <text:p>363.62</text:p>
          </table:table-cell>
          <table:table-cell table:formula="of:=[.B952]/[.A952]" office:value-type="float" office:value="1.01250243644363">
            <text:p>1.01</text:p>
          </table:table-cell>
          <table:table-cell office:value-type="float" office:value="363.37">
            <text:p>363.37</text:p>
          </table:table-cell>
          <table:table-cell table:formula="of:=[.D952]/[.A952]" office:value-type="float" office:value="1.01180630969287">
            <text:p>1.01</text:p>
          </table:table-cell>
          <table:table-cell office:value-type="float" office:value="367.48">
            <text:p>367.48</text:p>
          </table:table-cell>
          <table:table-cell table:formula="of:=[.F952]/[.A952]" office:value-type="float" office:value="1.02325063347534">
            <text:p>1.02</text:p>
          </table:table-cell>
          <table:table-cell office:value-type="float" office:value="363.62">
            <text:p>363.62</text:p>
          </table:table-cell>
          <table:table-cell table:formula="of:=[.H952]/[.A952]" office:value-type="float" office:value="1.01250243644363">
            <text:p>1.01</text:p>
          </table:table-cell>
          <table:table-cell office:value-type="float" office:value="362.79">
            <text:p>362.79</text:p>
          </table:table-cell>
          <table:table-cell table:formula="of:=[.J952]/[.A952]" office:value-type="float" office:value="1.01019129563111">
            <text:p>1.01</text:p>
          </table:table-cell>
          <table:table-cell table:number-columns-repeated="5"/>
        </table:table-row>
        <table:table-row table:style-name="ro1">
          <table:table-cell office:value-type="float" office:value="171.91">
            <text:p>171.91</text:p>
          </table:table-cell>
          <table:table-cell office:value-type="float" office:value="189.57">
            <text:p>189.57</text:p>
          </table:table-cell>
          <table:table-cell table:formula="of:=[.B953]/[.A953]" office:value-type="float" office:value="1.10272817171776">
            <text:p>1.1</text:p>
          </table:table-cell>
          <table:table-cell office:value-type="float" office:value="175.91">
            <text:p>175.91</text:p>
          </table:table-cell>
          <table:table-cell table:formula="of:=[.D953]/[.A953]" office:value-type="float" office:value="1.02326798906405">
            <text:p>1.02</text:p>
          </table:table-cell>
          <table:table-cell office:value-type="float" office:value="175.91">
            <text:p>175.91</text:p>
          </table:table-cell>
          <table:table-cell table:formula="of:=[.F953]/[.A953]" office:value-type="float" office:value="1.02326798906405">
            <text:p>1.02</text:p>
          </table:table-cell>
          <table:table-cell office:value-type="float" office:value="189.57">
            <text:p>189.57</text:p>
          </table:table-cell>
          <table:table-cell table:formula="of:=[.H953]/[.A953]" office:value-type="float" office:value="1.10272817171776">
            <text:p>1.1</text:p>
          </table:table-cell>
          <table:table-cell office:value-type="float" office:value="173.67">
            <text:p>173.67</text:p>
          </table:table-cell>
          <table:table-cell table:formula="of:=[.J953]/[.A953]" office:value-type="float" office:value="1.01023791518818">
            <text:p>1.01</text:p>
          </table:table-cell>
          <table:table-cell table:number-columns-repeated="5"/>
        </table:table-row>
        <table:table-row table:style-name="ro1">
          <table:table-cell office:value-type="float" office:value="125.75">
            <text:p>125.75</text:p>
          </table:table-cell>
          <table:table-cell office:value-type="float" office:value="139.61">
            <text:p>139.61</text:p>
          </table:table-cell>
          <table:table-cell table:formula="of:=[.B954]/[.A954]" office:value-type="float" office:value="1.11021868787276">
            <text:p>1.11</text:p>
          </table:table-cell>
          <table:table-cell office:value-type="float" office:value="125.75">
            <text:p>125.75</text:p>
          </table:table-cell>
          <table:table-cell table:formula="of:=[.D954]/[.A954]" office:value-type="float" office:value="1">
            <text:p>1</text:p>
          </table:table-cell>
          <table:table-cell office:value-type="float" office:value="128.68">
            <text:p>128.68</text:p>
          </table:table-cell>
          <table:table-cell table:formula="of:=[.F954]/[.A954]" office:value-type="float" office:value="1.02330019880716">
            <text:p>1.02</text:p>
          </table:table-cell>
          <table:table-cell office:value-type="float" office:value="139.61">
            <text:p>139.61</text:p>
          </table:table-cell>
          <table:table-cell table:formula="of:=[.H954]/[.A954]" office:value-type="float" office:value="1.11021868787276">
            <text:p>1.11</text:p>
          </table:table-cell>
          <table:table-cell office:value-type="float" office:value="125.75">
            <text:p>125.75</text:p>
          </table:table-cell>
          <table:table-cell table:formula="of:=[.J954]/[.A9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8.69">
            <text:p>428.69</text:p>
          </table:table-cell>
          <table:table-cell office:value-type="float" office:value="453.66">
            <text:p>453.66</text:p>
          </table:table-cell>
          <table:table-cell table:formula="of:=[.B955]/[.A955]" office:value-type="float" office:value="1.05824721826961">
            <text:p>1.06</text:p>
          </table:table-cell>
          <table:table-cell office:value-type="float" office:value="432.35">
            <text:p>432.35</text:p>
          </table:table-cell>
          <table:table-cell table:formula="of:=[.D955]/[.A955]" office:value-type="float" office:value="1.00853763792018">
            <text:p>1.01</text:p>
          </table:table-cell>
          <table:table-cell office:value-type="float" office:value="438.69">
            <text:p>438.69</text:p>
          </table:table-cell>
          <table:table-cell table:formula="of:=[.F955]/[.A955]" office:value-type="float" office:value="1.02332687956332">
            <text:p>1.02</text:p>
          </table:table-cell>
          <table:table-cell office:value-type="float" office:value="453.66">
            <text:p>453.66</text:p>
          </table:table-cell>
          <table:table-cell table:formula="of:=[.H955]/[.A955]" office:value-type="float" office:value="1.05824721826961">
            <text:p>1.06</text:p>
          </table:table-cell>
          <table:table-cell office:value-type="float" office:value="431.76">
            <text:p>431.76</text:p>
          </table:table-cell>
          <table:table-cell table:formula="of:=[.J955]/[.A955]" office:value-type="float" office:value="1.00716135202594">
            <text:p>1.01</text:p>
          </table:table-cell>
          <table:table-cell table:number-columns-repeated="5"/>
        </table:table-row>
        <table:table-row table:style-name="ro1">
          <table:table-cell office:value-type="float" office:value="367.93">
            <text:p>367.93</text:p>
          </table:table-cell>
          <table:table-cell office:value-type="float" office:value="382.03">
            <text:p>382.03</text:p>
          </table:table-cell>
          <table:table-cell table:formula="of:=[.B956]/[.A956]" office:value-type="float" office:value="1.03832250699861">
            <text:p>1.04</text:p>
          </table:table-cell>
          <table:table-cell office:value-type="float" office:value="377.35">
            <text:p>377.35</text:p>
          </table:table-cell>
          <table:table-cell table:formula="of:=[.D956]/[.A956]" office:value-type="float" office:value="1.02560269616503">
            <text:p>1.03</text:p>
          </table:table-cell>
          <table:table-cell office:value-type="float" office:value="376.52">
            <text:p>376.52</text:p>
          </table:table-cell>
          <table:table-cell table:formula="of:=[.F956]/[.A956]" office:value-type="float" office:value="1.02334683227788">
            <text:p>1.02</text:p>
          </table:table-cell>
          <table:table-cell office:value-type="float" office:value="382.03">
            <text:p>382.03</text:p>
          </table:table-cell>
          <table:table-cell table:formula="of:=[.H956]/[.A956]" office:value-type="float" office:value="1.03832250699861">
            <text:p>1.04</text:p>
          </table:table-cell>
          <table:table-cell office:value-type="float" office:value="377.35">
            <text:p>377.35</text:p>
          </table:table-cell>
          <table:table-cell table:formula="of:=[.J956]/[.A956]" office:value-type="float" office:value="1.02560269616503">
            <text:p>1.03</text:p>
          </table:table-cell>
          <table:table-cell table:number-columns-repeated="5"/>
        </table:table-row>
        <table:table-row table:style-name="ro1">
          <table:table-cell office:value-type="float" office:value="411.27">
            <text:p>411.27</text:p>
          </table:table-cell>
          <table:table-cell office:value-type="float" office:value="430.98">
            <text:p>430.98</text:p>
          </table:table-cell>
          <table:table-cell table:formula="of:=[.B957]/[.A957]" office:value-type="float" office:value="1.04792472098621">
            <text:p>1.05</text:p>
          </table:table-cell>
          <table:table-cell office:value-type="float" office:value="422.64">
            <text:p>422.64</text:p>
          </table:table-cell>
          <table:table-cell table:formula="of:=[.D957]/[.A957]" office:value-type="float" office:value="1.02764607192355">
            <text:p>1.03</text:p>
          </table:table-cell>
          <table:table-cell office:value-type="float" office:value="420.88">
            <text:p>420.88</text:p>
          </table:table-cell>
          <table:table-cell table:formula="of:=[.F957]/[.A957]" office:value-type="float" office:value="1.02336664478323">
            <text:p>1.02</text:p>
          </table:table-cell>
          <table:table-cell office:value-type="float" office:value="429.81">
            <text:p>429.81</text:p>
          </table:table-cell>
          <table:table-cell table:formula="of:=[.H957]/[.A957]" office:value-type="float" office:value="1.04507987453498">
            <text:p>1.05</text:p>
          </table:table-cell>
          <table:table-cell office:value-type="float" office:value="424.4">
            <text:p>424.4</text:p>
          </table:table-cell>
          <table:table-cell table:formula="of:=[.J957]/[.A957]" office:value-type="float" office:value="1.03192549906388">
            <text:p>1.03</text:p>
          </table:table-cell>
          <table:table-cell table:number-columns-repeated="5"/>
        </table:table-row>
        <table:table-row table:style-name="ro1">
          <table:table-cell office:value-type="float" office:value="231.68">
            <text:p>231.68</text:p>
          </table:table-cell>
          <table:table-cell office:value-type="float" office:value="234.17">
            <text:p>234.17</text:p>
          </table:table-cell>
          <table:table-cell table:formula="of:=[.B958]/[.A958]" office:value-type="float" office:value="1.01074758287293">
            <text:p>1.01</text:p>
          </table:table-cell>
          <table:table-cell office:value-type="float" office:value="234.17">
            <text:p>234.17</text:p>
          </table:table-cell>
          <table:table-cell table:formula="of:=[.D958]/[.A958]" office:value-type="float" office:value="1.01074758287293">
            <text:p>1.01</text:p>
          </table:table-cell>
          <table:table-cell office:value-type="float" office:value="237.1">
            <text:p>237.1</text:p>
          </table:table-cell>
          <table:table-cell table:formula="of:=[.F958]/[.A958]" office:value-type="float" office:value="1.02339433701657">
            <text:p>1.02</text:p>
          </table:table-cell>
          <table:table-cell office:value-type="float" office:value="234.17">
            <text:p>234.17</text:p>
          </table:table-cell>
          <table:table-cell table:formula="of:=[.H958]/[.A958]" office:value-type="float" office:value="1.01074758287293">
            <text:p>1.01</text:p>
          </table:table-cell>
          <table:table-cell office:value-type="float" office:value="234.17">
            <text:p>234.17</text:p>
          </table:table-cell>
          <table:table-cell table:formula="of:=[.J958]/[.A958]" office:value-type="float" office:value="1.01074758287293">
            <text:p>1.01</text:p>
          </table:table-cell>
          <table:table-cell table:number-columns-repeated="5"/>
        </table:table-row>
        <table:table-row table:style-name="ro1">
          <table:table-cell office:value-type="float" office:value="331.53">
            <text:p>331.53</text:p>
          </table:table-cell>
          <table:table-cell office:value-type="float" office:value="340.02">
            <text:p>340.02</text:p>
          </table:table-cell>
          <table:table-cell table:formula="of:=[.B959]/[.A959]" office:value-type="float" office:value="1.02560854221337">
            <text:p>1.03</text:p>
          </table:table-cell>
          <table:table-cell office:value-type="float" office:value="338.61">
            <text:p>338.61</text:p>
          </table:table-cell>
          <table:table-cell table:formula="of:=[.D959]/[.A959]" office:value-type="float" office:value="1.02135553343589">
            <text:p>1.02</text:p>
          </table:table-cell>
          <table:table-cell office:value-type="float" office:value="339.29">
            <text:p>339.29</text:p>
          </table:table-cell>
          <table:table-cell table:formula="of:=[.F959]/[.A959]" office:value-type="float" office:value="1.02340662986758">
            <text:p>1.02</text:p>
          </table:table-cell>
          <table:table-cell office:value-type="float" office:value="340.02">
            <text:p>340.02</text:p>
          </table:table-cell>
          <table:table-cell table:formula="of:=[.H959]/[.A959]" office:value-type="float" office:value="1.02560854221337">
            <text:p>1.03</text:p>
          </table:table-cell>
          <table:table-cell office:value-type="float" office:value="336.85">
            <text:p>336.85</text:p>
          </table:table-cell>
          <table:table-cell table:formula="of:=[.J959]/[.A959]" office:value-type="float" office:value="1.01604681325974">
            <text:p>1.02</text:p>
          </table:table-cell>
          <table:table-cell table:number-columns-repeated="5"/>
        </table:table-row>
        <table:table-row table:style-name="ro1">
          <table:table-cell office:value-type="float" office:value="471.19">
            <text:p>471.19</text:p>
          </table:table-cell>
          <table:table-cell office:value-type="float" office:value="481.19">
            <text:p>481.19</text:p>
          </table:table-cell>
          <table:table-cell table:formula="of:=[.B960]/[.A960]" office:value-type="float" office:value="1.02122286126616">
            <text:p>1.02</text:p>
          </table:table-cell>
          <table:table-cell office:value-type="float" office:value="481.53">
            <text:p>481.53</text:p>
          </table:table-cell>
          <table:table-cell table:formula="of:=[.D960]/[.A960]" office:value-type="float" office:value="1.02194443854921">
            <text:p>1.02</text:p>
          </table:table-cell>
          <table:table-cell office:value-type="float" office:value="482.22">
            <text:p>482.22</text:p>
          </table:table-cell>
          <table:table-cell table:formula="of:=[.F960]/[.A960]" office:value-type="float" office:value="1.02340881597657">
            <text:p>1.02</text:p>
          </table:table-cell>
          <table:table-cell office:value-type="float" office:value="480.01">
            <text:p>480.01</text:p>
          </table:table-cell>
          <table:table-cell table:formula="of:=[.H960]/[.A960]" office:value-type="float" office:value="1.01871856363675">
            <text:p>1.02</text:p>
          </table:table-cell>
          <table:table-cell office:value-type="float" office:value="480.94">
            <text:p>480.94</text:p>
          </table:table-cell>
          <table:table-cell table:formula="of:=[.J960]/[.A960]" office:value-type="float" office:value="1.0206922897345">
            <text:p>1.02</text:p>
          </table:table-cell>
          <table:table-cell table:number-columns-repeated="5"/>
        </table:table-row>
        <table:table-row table:style-name="ro1">
          <table:table-cell office:value-type="float" office:value="466.59">
            <text:p>466.59</text:p>
          </table:table-cell>
          <table:table-cell office:value-type="float" office:value="481.32">
            <text:p>481.32</text:p>
          </table:table-cell>
          <table:table-cell table:formula="of:=[.B961]/[.A961]" office:value-type="float" office:value="1.03156947212756">
            <text:p>1.03</text:p>
          </table:table-cell>
          <table:table-cell office:value-type="float" office:value="476.83">
            <text:p>476.83</text:p>
          </table:table-cell>
          <table:table-cell table:formula="of:=[.D961]/[.A961]" office:value-type="float" office:value="1.02194646263315">
            <text:p>1.02</text:p>
          </table:table-cell>
          <table:table-cell office:value-type="float" office:value="477.52">
            <text:p>477.52</text:p>
          </table:table-cell>
          <table:table-cell table:formula="of:=[.F961]/[.A961]" office:value-type="float" office:value="1.02342527700979">
            <text:p>1.02</text:p>
          </table:table-cell>
          <table:table-cell office:value-type="float" office:value="481.32">
            <text:p>481.32</text:p>
          </table:table-cell>
          <table:table-cell table:formula="of:=[.H961]/[.A961]" office:value-type="float" office:value="1.03156947212756">
            <text:p>1.03</text:p>
          </table:table-cell>
          <table:table-cell office:value-type="float" office:value="475.66">
            <text:p>475.66</text:p>
          </table:table-cell>
          <table:table-cell table:formula="of:=[.J961]/[.A961]" office:value-type="float" office:value="1.01943890782057">
            <text:p>1.02</text:p>
          </table:table-cell>
          <table:table-cell table:number-columns-repeated="5"/>
        </table:table-row>
        <table:table-row table:style-name="ro1">
          <table:table-cell office:value-type="float" office:value="484.42">
            <text:p>484.42</text:p>
          </table:table-cell>
          <table:table-cell office:value-type="float" office:value="510.87">
            <text:p>510.87</text:p>
          </table:table-cell>
          <table:table-cell table:formula="of:=[.B962]/[.A962]" office:value-type="float" office:value="1.05460137896866">
            <text:p>1.05</text:p>
          </table:table-cell>
          <table:table-cell office:value-type="float" office:value="505.7">
            <text:p>505.7</text:p>
          </table:table-cell>
          <table:table-cell table:formula="of:=[.D962]/[.A962]" office:value-type="float" office:value="1.04392882209653">
            <text:p>1.04</text:p>
          </table:table-cell>
          <table:table-cell office:value-type="float" office:value="495.8">
            <text:p>495.8</text:p>
          </table:table-cell>
          <table:table-cell table:formula="of:=[.F962]/[.A962]" office:value-type="float" office:value="1.02349201106478">
            <text:p>1.02</text:p>
          </table:table-cell>
          <table:table-cell office:value-type="float" office:value="504.77">
            <text:p>504.77</text:p>
          </table:table-cell>
          <table:table-cell table:formula="of:=[.H962]/[.A962]" office:value-type="float" office:value="1.04200900045415">
            <text:p>1.04</text:p>
          </table:table-cell>
          <table:table-cell office:value-type="float" office:value="503.94">
            <text:p>503.94</text:p>
          </table:table-cell>
          <table:table-cell table:formula="of:=[.J962]/[.A962]" office:value-type="float" office:value="1.04029561124644">
            <text:p>1.04</text:p>
          </table:table-cell>
          <table:table-cell table:number-columns-repeated="5"/>
        </table:table-row>
        <table:table-row table:style-name="ro1">
          <table:table-cell office:value-type="float" office:value="85.11">
            <text:p>85.11</text:p>
          </table:table-cell>
          <table:table-cell office:value-type="float" office:value="88.53">
            <text:p>88.53</text:p>
          </table:table-cell>
          <table:table-cell table:formula="of:=[.B963]/[.A963]" office:value-type="float" office:value="1.04018329221008">
            <text:p>1.04</text:p>
          </table:table-cell>
          <table:table-cell office:value-type="float" office:value="87.11">
            <text:p>87.11</text:p>
          </table:table-cell>
          <table:table-cell table:formula="of:=[.D963]/[.A963]" office:value-type="float" office:value="1.02349900129245">
            <text:p>1.02</text:p>
          </table:table-cell>
          <table:table-cell office:value-type="float" office:value="87.11">
            <text:p>87.11</text:p>
          </table:table-cell>
          <table:table-cell table:formula="of:=[.F963]/[.A963]" office:value-type="float" office:value="1.02349900129245">
            <text:p>1.02</text:p>
          </table:table-cell>
          <table:table-cell office:value-type="float" office:value="87.11">
            <text:p>87.11</text:p>
          </table:table-cell>
          <table:table-cell table:formula="of:=[.H963]/[.A963]" office:value-type="float" office:value="1.02349900129245">
            <text:p>1.02</text:p>
          </table:table-cell>
          <table:table-cell office:value-type="float" office:value="87.11">
            <text:p>87.11</text:p>
          </table:table-cell>
          <table:table-cell table:formula="of:=[.J963]/[.A963]" office:value-type="float" office:value="1.02349900129245">
            <text:p>1.02</text:p>
          </table:table-cell>
          <table:table-cell table:number-columns-repeated="5"/>
        </table:table-row>
        <table:table-row table:style-name="ro1">
          <table:table-cell office:value-type="float" office:value="254.52">
            <text:p>254.52</text:p>
          </table:table-cell>
          <table:table-cell office:value-type="float" office:value="259.01">
            <text:p>259.01</text:p>
          </table:table-cell>
          <table:table-cell table:formula="of:=[.B964]/[.A964]" office:value-type="float" office:value="1.01764104981927">
            <text:p>1.02</text:p>
          </table:table-cell>
          <table:table-cell office:value-type="float" office:value="257.59">
            <text:p>257.59</text:p>
          </table:table-cell>
          <table:table-cell table:formula="of:=[.D964]/[.A964]" office:value-type="float" office:value="1.01206192047776">
            <text:p>1.01</text:p>
          </table:table-cell>
          <table:table-cell office:value-type="float" office:value="260.52">
            <text:p>260.52</text:p>
          </table:table-cell>
          <table:table-cell table:formula="of:=[.F964]/[.A964]" office:value-type="float" office:value="1.02357378595002">
            <text:p>1.02</text:p>
          </table:table-cell>
          <table:table-cell office:value-type="float" office:value="258.42">
            <text:p>258.42</text:p>
          </table:table-cell>
          <table:table-cell table:formula="of:=[.H964]/[.A964]" office:value-type="float" office:value="1.01532296086752">
            <text:p>1.02</text:p>
          </table:table-cell>
          <table:table-cell office:value-type="float" office:value="257.01">
            <text:p>257.01</text:p>
          </table:table-cell>
          <table:table-cell table:formula="of:=[.J964]/[.A964]" office:value-type="float" office:value="1.00978312116926">
            <text:p>1.01</text:p>
          </table:table-cell>
          <table:table-cell table:number-columns-repeated="5"/>
        </table:table-row>
        <table:table-row table:style-name="ro1">
          <table:table-cell office:value-type="float" office:value="323.19">
            <text:p>323.19</text:p>
          </table:table-cell>
          <table:table-cell office:value-type="float" office:value="375.82">
            <text:p>375.82</text:p>
          </table:table-cell>
          <table:table-cell table:formula="of:=[.B965]/[.A965]" office:value-type="float" office:value="1.16284538506761">
            <text:p>1.16</text:p>
          </table:table-cell>
          <table:table-cell office:value-type="float" office:value="325.53">
            <text:p>325.53</text:p>
          </table:table-cell>
          <table:table-cell table:formula="of:=[.D965]/[.A965]" office:value-type="float" office:value="1.0072403230298">
            <text:p>1.01</text:p>
          </table:table-cell>
          <table:table-cell office:value-type="float" office:value="330.81">
            <text:p>330.81</text:p>
          </table:table-cell>
          <table:table-cell table:formula="of:=[.F965]/[.A965]" office:value-type="float" office:value="1.02357746217395">
            <text:p>1.02</text:p>
          </table:table-cell>
          <table:table-cell office:value-type="float" office:value="375.82">
            <text:p>375.82</text:p>
          </table:table-cell>
          <table:table-cell table:formula="of:=[.H965]/[.A965]" office:value-type="float" office:value="1.16284538506761">
            <text:p>1.16</text:p>
          </table:table-cell>
          <table:table-cell office:value-type="float" office:value="324.95">
            <text:p>324.95</text:p>
          </table:table-cell>
          <table:table-cell table:formula="of:=[.J965]/[.A965]" office:value-type="float" office:value="1.00544571304805">
            <text:p>1.01</text:p>
          </table:table-cell>
          <table:table-cell table:number-columns-repeated="5"/>
        </table:table-row>
        <table:table-row table:style-name="ro1">
          <table:table-cell office:value-type="float" office:value="278.88">
            <text:p>278.88</text:p>
          </table:table-cell>
          <table:table-cell office:value-type="float" office:value="289.85">
            <text:p>289.85</text:p>
          </table:table-cell>
          <table:table-cell table:formula="of:=[.B966]/[.A966]" office:value-type="float" office:value="1.03933591508893">
            <text:p>1.04</text:p>
          </table:table-cell>
          <table:table-cell office:value-type="float" office:value="281.95">
            <text:p>281.95</text:p>
          </table:table-cell>
          <table:table-cell table:formula="of:=[.D966]/[.A966]" office:value-type="float" office:value="1.01100831899025">
            <text:p>1.01</text:p>
          </table:table-cell>
          <table:table-cell office:value-type="float" office:value="285.46">
            <text:p>285.46</text:p>
          </table:table-cell>
          <table:table-cell table:formula="of:=[.F966]/[.A966]" office:value-type="float" office:value="1.02359437751004">
            <text:p>1.02</text:p>
          </table:table-cell>
          <table:table-cell office:value-type="float" office:value="284.53">
            <text:p>284.53</text:p>
          </table:table-cell>
          <table:table-cell table:formula="of:=[.H966]/[.A966]" office:value-type="float" office:value="1.02025960986804">
            <text:p>1.02</text:p>
          </table:table-cell>
          <table:table-cell office:value-type="float" office:value="282.53">
            <text:p>282.53</text:p>
          </table:table-cell>
          <table:table-cell table:formula="of:=[.J966]/[.A966]" office:value-type="float" office:value="1.01308806655192">
            <text:p>1.01</text:p>
          </table:table-cell>
          <table:table-cell table:number-columns-repeated="5"/>
        </table:table-row>
        <table:table-row table:style-name="ro1">
          <table:table-cell office:value-type="float" office:value="199.81">
            <text:p>199.81</text:p>
          </table:table-cell>
          <table:table-cell office:value-type="float" office:value="216.3">
            <text:p>216.3</text:p>
          </table:table-cell>
          <table:table-cell table:formula="of:=[.B967]/[.A967]" office:value-type="float" office:value="1.08252840198188">
            <text:p>1.08</text:p>
          </table:table-cell>
          <table:table-cell office:value-type="float" office:value="202.3">
            <text:p>202.3</text:p>
          </table:table-cell>
          <table:table-cell table:formula="of:=[.D967]/[.A967]" office:value-type="float" office:value="1.01246183874681">
            <text:p>1.01</text:p>
          </table:table-cell>
          <table:table-cell office:value-type="float" office:value="204.54">
            <text:p>204.54</text:p>
          </table:table-cell>
          <table:table-cell table:formula="of:=[.F967]/[.A967]" office:value-type="float" office:value="1.02367248886442">
            <text:p>1.02</text:p>
          </table:table-cell>
          <table:table-cell office:value-type="float" office:value="212.78">
            <text:p>212.78</text:p>
          </table:table-cell>
          <table:table-cell table:formula="of:=[.H967]/[.A967]" office:value-type="float" office:value="1.06491166608278">
            <text:p>1.06</text:p>
          </table:table-cell>
          <table:table-cell office:value-type="float" office:value="202.3">
            <text:p>202.3</text:p>
          </table:table-cell>
          <table:table-cell table:formula="of:=[.J967]/[.A967]" office:value-type="float" office:value="1.01246183874681">
            <text:p>1.01</text:p>
          </table:table-cell>
          <table:table-cell table:number-columns-repeated="5"/>
        </table:table-row>
        <table:table-row table:style-name="ro1">
          <table:table-cell office:value-type="float" office:value="499.61">
            <text:p>499.61</text:p>
          </table:table-cell>
          <table:table-cell office:value-type="float" office:value="507.61">
            <text:p>507.61</text:p>
          </table:table-cell>
          <table:table-cell table:formula="of:=[.B968]/[.A968]" office:value-type="float" office:value="1.016012489742">
            <text:p>1.02</text:p>
          </table:table-cell>
          <table:table-cell office:value-type="float" office:value="506.78">
            <text:p>506.78</text:p>
          </table:table-cell>
          <table:table-cell table:formula="of:=[.D968]/[.A968]" office:value-type="float" office:value="1.01435119393127">
            <text:p>1.01</text:p>
          </table:table-cell>
          <table:table-cell office:value-type="float" office:value="511.47">
            <text:p>511.47</text:p>
          </table:table-cell>
          <table:table-cell table:formula="of:=[.F968]/[.A968]" office:value-type="float" office:value="1.02373851604251">
            <text:p>1.02</text:p>
          </table:table-cell>
          <table:table-cell office:value-type="float" office:value="507.61">
            <text:p>507.61</text:p>
          </table:table-cell>
          <table:table-cell table:formula="of:=[.H968]/[.A968]" office:value-type="float" office:value="1.016012489742">
            <text:p>1.02</text:p>
          </table:table-cell>
          <table:table-cell office:value-type="float" office:value="506.2">
            <text:p>506.2</text:p>
          </table:table-cell>
          <table:table-cell table:formula="of:=[.J968]/[.A968]" office:value-type="float" office:value="1.01319028842497">
            <text:p>1.01</text:p>
          </table:table-cell>
          <table:table-cell table:number-columns-repeated="5"/>
        </table:table-row>
        <table:table-row table:style-name="ro1">
          <table:table-cell office:value-type="float" office:value="123.3">
            <text:p>123.3</text:p>
          </table:table-cell>
          <table:table-cell office:value-type="float" office:value="128.57">
            <text:p>128.57</text:p>
          </table:table-cell>
          <table:table-cell table:formula="of:=[.B969]/[.A969]" office:value-type="float" office:value="1.04274128142741">
            <text:p>1.04</text:p>
          </table:table-cell>
          <table:table-cell office:value-type="float" office:value="127.4">
            <text:p>127.4</text:p>
          </table:table-cell>
          <table:table-cell table:formula="of:=[.D969]/[.A969]" office:value-type="float" office:value="1.03325223033252">
            <text:p>1.03</text:p>
          </table:table-cell>
          <table:table-cell office:value-type="float" office:value="126.23">
            <text:p>126.23</text:p>
          </table:table-cell>
          <table:table-cell table:formula="of:=[.F969]/[.A969]" office:value-type="float" office:value="1.02376317923763">
            <text:p>1.02</text:p>
          </table:table-cell>
          <table:table-cell office:value-type="float" office:value="128.57">
            <text:p>128.57</text:p>
          </table:table-cell>
          <table:table-cell table:formula="of:=[.H969]/[.A969]" office:value-type="float" office:value="1.04274128142741">
            <text:p>1.04</text:p>
          </table:table-cell>
          <table:table-cell office:value-type="float" office:value="127.4">
            <text:p>127.4</text:p>
          </table:table-cell>
          <table:table-cell table:formula="of:=[.J969]/[.A969]" office:value-type="float" office:value="1.03325223033252">
            <text:p>1.03</text:p>
          </table:table-cell>
          <table:table-cell table:number-columns-repeated="5"/>
        </table:table-row>
        <table:table-row table:style-name="ro1">
          <table:table-cell office:value-type="float" office:value="123.28">
            <text:p>123.28</text:p>
          </table:table-cell>
          <table:table-cell office:value-type="float" office:value="127.28">
            <text:p>127.28</text:p>
          </table:table-cell>
          <table:table-cell table:formula="of:=[.B970]/[.A970]" office:value-type="float" office:value="1.0324464633355">
            <text:p>1.03</text:p>
          </table:table-cell>
          <table:table-cell office:value-type="float" office:value="123.28">
            <text:p>123.28</text:p>
          </table:table-cell>
          <table:table-cell table:formula="of:=[.D970]/[.A970]" office:value-type="float" office:value="1">
            <text:p>1</text:p>
          </table:table-cell>
          <table:table-cell office:value-type="float" office:value="126.21">
            <text:p>126.21</text:p>
          </table:table-cell>
          <table:table-cell table:formula="of:=[.F970]/[.A970]" office:value-type="float" office:value="1.02376703439325">
            <text:p>1.02</text:p>
          </table:table-cell>
          <table:table-cell office:value-type="float" office:value="127.28">
            <text:p>127.28</text:p>
          </table:table-cell>
          <table:table-cell table:formula="of:=[.H970]/[.A970]" office:value-type="float" office:value="1.0324464633355">
            <text:p>1.03</text:p>
          </table:table-cell>
          <table:table-cell office:value-type="float" office:value="123.28">
            <text:p>123.28</text:p>
          </table:table-cell>
          <table:table-cell table:formula="of:=[.J970]/[.A9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5.81">
            <text:p>245.81</text:p>
          </table:table-cell>
          <table:table-cell office:value-type="float" office:value="252.98">
            <text:p>252.98</text:p>
          </table:table-cell>
          <table:table-cell table:formula="of:=[.B971]/[.A971]" office:value-type="float" office:value="1.02916887026565">
            <text:p>1.03</text:p>
          </table:table-cell>
          <table:table-cell office:value-type="float" office:value="246.98">
            <text:p>246.98</text:p>
          </table:table-cell>
          <table:table-cell table:formula="of:=[.D971]/[.A971]" office:value-type="float" office:value="1.00475977380904">
            <text:p>1</text:p>
          </table:table-cell>
          <table:table-cell office:value-type="float" office:value="251.66">
            <text:p>251.66</text:p>
          </table:table-cell>
          <table:table-cell table:formula="of:=[.F971]/[.A971]" office:value-type="float" office:value="1.0237988690452">
            <text:p>1.02</text:p>
          </table:table-cell>
          <table:table-cell office:value-type="float" office:value="252.98">
            <text:p>252.98</text:p>
          </table:table-cell>
          <table:table-cell table:formula="of:=[.H971]/[.A971]" office:value-type="float" office:value="1.02916887026565">
            <text:p>1.03</text:p>
          </table:table-cell>
          <table:table-cell office:value-type="float" office:value="246.39">
            <text:p>246.39</text:p>
          </table:table-cell>
          <table:table-cell table:formula="of:=[.J971]/[.A971]" office:value-type="float" office:value="1.00235954599081">
            <text:p>1</text:p>
          </table:table-cell>
          <table:table-cell table:number-columns-repeated="5"/>
        </table:table-row>
        <table:table-row table:style-name="ro1">
          <table:table-cell office:value-type="float" office:value="191.92">
            <text:p>191.92</text:p>
          </table:table-cell>
          <table:table-cell office:value-type="float" office:value="207.72">
            <text:p>207.72</text:p>
          </table:table-cell>
          <table:table-cell table:formula="of:=[.B972]/[.A972]" office:value-type="float" office:value="1.08232596915381">
            <text:p>1.08</text:p>
          </table:table-cell>
          <table:table-cell office:value-type="float" office:value="193.58">
            <text:p>193.58</text:p>
          </table:table-cell>
          <table:table-cell table:formula="of:=[.D972]/[.A972]" office:value-type="float" office:value="1.00864943726553">
            <text:p>1.01</text:p>
          </table:table-cell>
          <table:table-cell office:value-type="float" office:value="196.51">
            <text:p>196.51</text:p>
          </table:table-cell>
          <table:table-cell table:formula="of:=[.F972]/[.A972]" office:value-type="float" office:value="1.02391621508962">
            <text:p>1.02</text:p>
          </table:table-cell>
          <table:table-cell office:value-type="float" office:value="199.38">
            <text:p>199.38</text:p>
          </table:table-cell>
          <table:table-cell table:formula="of:=[.H972]/[.A972]" office:value-type="float" office:value="1.0388703626511">
            <text:p>1.04</text:p>
          </table:table-cell>
          <table:table-cell office:value-type="float" office:value="193.58">
            <text:p>193.58</text:p>
          </table:table-cell>
          <table:table-cell table:formula="of:=[.J972]/[.A972]" office:value-type="float" office:value="1.00864943726553">
            <text:p>1.01</text:p>
          </table:table-cell>
          <table:table-cell table:number-columns-repeated="5"/>
        </table:table-row>
        <table:table-row table:style-name="ro1">
          <table:table-cell office:value-type="float" office:value="499.56">
            <text:p>499.56</text:p>
          </table:table-cell>
          <table:table-cell office:value-type="float" office:value="542.35">
            <text:p>542.35</text:p>
          </table:table-cell>
          <table:table-cell table:formula="of:=[.B973]/[.A973]" office:value-type="float" office:value="1.08565537673152">
            <text:p>1.09</text:p>
          </table:table-cell>
          <table:table-cell office:value-type="float" office:value="514.45">
            <text:p>514.45</text:p>
          </table:table-cell>
          <table:table-cell table:formula="of:=[.D973]/[.A973]" office:value-type="float" office:value="1.02980622948194">
            <text:p>1.03</text:p>
          </table:table-cell>
          <table:table-cell office:value-type="float" office:value="511.52">
            <text:p>511.52</text:p>
          </table:table-cell>
          <table:table-cell table:formula="of:=[.F973]/[.A973]" office:value-type="float" office:value="1.02394106813996">
            <text:p>1.02</text:p>
          </table:table-cell>
          <table:table-cell office:value-type="float" office:value="542.35">
            <text:p>542.35</text:p>
          </table:table-cell>
          <table:table-cell table:formula="of:=[.H973]/[.A973]" office:value-type="float" office:value="1.08565537673152">
            <text:p>1.09</text:p>
          </table:table-cell>
          <table:table-cell office:value-type="float" office:value="513.27">
            <text:p>513.27</text:p>
          </table:table-cell>
          <table:table-cell table:formula="of:=[.J973]/[.A973]" office:value-type="float" office:value="1.02744415085275">
            <text:p>1.03</text:p>
          </table:table-cell>
          <table:table-cell table:number-columns-repeated="5"/>
        </table:table-row>
        <table:table-row table:style-name="ro1">
          <table:table-cell office:value-type="float" office:value="341.69">
            <text:p>341.69</text:p>
          </table:table-cell>
          <table:table-cell office:value-type="float" office:value="366.43">
            <text:p>366.43</text:p>
          </table:table-cell>
          <table:table-cell table:formula="of:=[.B974]/[.A974]" office:value-type="float" office:value="1.07240481137874">
            <text:p>1.07</text:p>
          </table:table-cell>
          <table:table-cell office:value-type="float" office:value="353.16">
            <text:p>353.16</text:p>
          </table:table-cell>
          <table:table-cell table:formula="of:=[.D974]/[.A974]" office:value-type="float" office:value="1.03356843922854">
            <text:p>1.03</text:p>
          </table:table-cell>
          <table:table-cell office:value-type="float" office:value="349.89">
            <text:p>349.89</text:p>
          </table:table-cell>
          <table:table-cell table:formula="of:=[.F974]/[.A974]" office:value-type="float" office:value="1.02399836108754">
            <text:p>1.02</text:p>
          </table:table-cell>
          <table:table-cell office:value-type="float" office:value="366.43">
            <text:p>366.43</text:p>
          </table:table-cell>
          <table:table-cell table:formula="of:=[.H974]/[.A974]" office:value-type="float" office:value="1.07240481137874">
            <text:p>1.07</text:p>
          </table:table-cell>
          <table:table-cell office:value-type="float" office:value="352.58">
            <text:p>352.58</text:p>
          </table:table-cell>
          <table:table-cell table:formula="of:=[.J974]/[.A974]" office:value-type="float" office:value="1.03187099417601">
            <text:p>1.03</text:p>
          </table:table-cell>
          <table:table-cell table:number-columns-repeated="5"/>
        </table:table-row>
        <table:table-row table:style-name="ro1">
          <table:table-cell office:value-type="float" office:value="194.31">
            <text:p>194.31</text:p>
          </table:table-cell>
          <table:table-cell office:value-type="float" office:value="208.02">
            <text:p>208.02</text:p>
          </table:table-cell>
          <table:table-cell table:formula="of:=[.B975]/[.A975]" office:value-type="float" office:value="1.07055735680099">
            <text:p>1.07</text:p>
          </table:table-cell>
          <table:table-cell office:value-type="float" office:value="198.99">
            <text:p>198.99</text:p>
          </table:table-cell>
          <table:table-cell table:formula="of:=[.D975]/[.A975]" office:value-type="float" office:value="1.02408522464104">
            <text:p>1.02</text:p>
          </table:table-cell>
          <table:table-cell office:value-type="float" office:value="198.99">
            <text:p>198.99</text:p>
          </table:table-cell>
          <table:table-cell table:formula="of:=[.F975]/[.A975]" office:value-type="float" office:value="1.02408522464104">
            <text:p>1.02</text:p>
          </table:table-cell>
          <table:table-cell office:value-type="float" office:value="208.02">
            <text:p>208.02</text:p>
          </table:table-cell>
          <table:table-cell table:formula="of:=[.H975]/[.A975]" office:value-type="float" office:value="1.07055735680099">
            <text:p>1.07</text:p>
          </table:table-cell>
          <table:table-cell office:value-type="float" office:value="198.99">
            <text:p>198.99</text:p>
          </table:table-cell>
          <table:table-cell table:formula="of:=[.J975]/[.A975]" office:value-type="float" office:value="1.02408522464104">
            <text:p>1.02</text:p>
          </table:table-cell>
          <table:table-cell table:number-columns-repeated="5"/>
        </table:table-row>
        <table:table-row table:style-name="ro1">
          <table:table-cell office:value-type="float" office:value="398.84">
            <text:p>398.84</text:p>
          </table:table-cell>
          <table:table-cell office:value-type="float" office:value="408.11">
            <text:p>408.11</text:p>
          </table:table-cell>
          <table:table-cell table:formula="of:=[.B976]/[.A976]" office:value-type="float" office:value="1.02324240296861">
            <text:p>1.02</text:p>
          </table:table-cell>
          <table:table-cell office:value-type="float" office:value="406.11">
            <text:p>406.11</text:p>
          </table:table-cell>
          <table:table-cell table:formula="of:=[.D976]/[.A976]" office:value-type="float" office:value="1.01822786079631">
            <text:p>1.02</text:p>
          </table:table-cell>
          <table:table-cell office:value-type="float" office:value="408.46">
            <text:p>408.46</text:p>
          </table:table-cell>
          <table:table-cell table:formula="of:=[.F976]/[.A976]" office:value-type="float" office:value="1.02411994784876">
            <text:p>1.02</text:p>
          </table:table-cell>
          <table:table-cell office:value-type="float" office:value="407.53">
            <text:p>407.53</text:p>
          </table:table-cell>
          <table:table-cell table:formula="of:=[.H976]/[.A976]" office:value-type="float" office:value="1.02178818573864">
            <text:p>1.02</text:p>
          </table:table-cell>
          <table:table-cell office:value-type="float" office:value="404.36">
            <text:p>404.36</text:p>
          </table:table-cell>
          <table:table-cell table:formula="of:=[.J976]/[.A976]" office:value-type="float" office:value="1.01384013639555">
            <text:p>1.01</text:p>
          </table:table-cell>
          <table:table-cell table:number-columns-repeated="5"/>
        </table:table-row>
        <table:table-row table:style-name="ro1">
          <table:table-cell office:value-type="float" office:value="412.36">
            <text:p>412.36</text:p>
          </table:table-cell>
          <table:table-cell office:value-type="float" office:value="427.83">
            <text:p>427.83</text:p>
          </table:table-cell>
          <table:table-cell table:formula="of:=[.B977]/[.A977]" office:value-type="float" office:value="1.0375157629256">
            <text:p>1.04</text:p>
          </table:table-cell>
          <table:table-cell office:value-type="float" office:value="424.66">
            <text:p>424.66</text:p>
          </table:table-cell>
          <table:table-cell table:formula="of:=[.D977]/[.A977]" office:value-type="float" office:value="1.02982830536425">
            <text:p>1.03</text:p>
          </table:table-cell>
          <table:table-cell office:value-type="float" office:value="422.32">
            <text:p>422.32</text:p>
          </table:table-cell>
          <table:table-cell table:formula="of:=[.F977]/[.A977]" office:value-type="float" office:value="1.02415365214861">
            <text:p>1.02</text:p>
          </table:table-cell>
          <table:table-cell office:value-type="float" office:value="427">
            <text:p>427</text:p>
          </table:table-cell>
          <table:table-cell table:formula="of:=[.H977]/[.A977]" office:value-type="float" office:value="1.03550295857988">
            <text:p>1.04</text:p>
          </table:table-cell>
          <table:table-cell office:value-type="float" office:value="424.07">
            <text:p>424.07</text:p>
          </table:table-cell>
          <table:table-cell table:formula="of:=[.J977]/[.A977]" office:value-type="float" office:value="1.02839751673295">
            <text:p>1.03</text:p>
          </table:table-cell>
          <table:table-cell table:number-columns-repeated="5"/>
        </table:table-row>
        <table:table-row table:style-name="ro1">
          <table:table-cell office:value-type="float" office:value="363.66">
            <text:p>363.66</text:p>
          </table:table-cell>
          <table:table-cell office:value-type="float" office:value="375.86">
            <text:p>375.86</text:p>
          </table:table-cell>
          <table:table-cell table:formula="of:=[.B978]/[.A978]" office:value-type="float" office:value="1.03354781939174">
            <text:p>1.03</text:p>
          </table:table-cell>
          <table:table-cell office:value-type="float" office:value="370.1">
            <text:p>370.1</text:p>
          </table:table-cell>
          <table:table-cell table:formula="of:=[.D978]/[.A978]" office:value-type="float" office:value="1.01770884892482">
            <text:p>1.02</text:p>
          </table:table-cell>
          <table:table-cell office:value-type="float" office:value="372.45">
            <text:p>372.45</text:p>
          </table:table-cell>
          <table:table-cell table:formula="of:=[.F978]/[.A978]" office:value-type="float" office:value="1.02417092888962">
            <text:p>1.02</text:p>
          </table:table-cell>
          <table:table-cell office:value-type="float" office:value="374.69">
            <text:p>374.69</text:p>
          </table:table-cell>
          <table:table-cell table:formula="of:=[.H978]/[.A978]" office:value-type="float" office:value="1.03033052851565">
            <text:p>1.03</text:p>
          </table:table-cell>
          <table:table-cell office:value-type="float" office:value="370.1">
            <text:p>370.1</text:p>
          </table:table-cell>
          <table:table-cell table:formula="of:=[.J978]/[.A978]" office:value-type="float" office:value="1.01770884892482">
            <text:p>1.02</text:p>
          </table:table-cell>
          <table:table-cell table:number-columns-repeated="5"/>
        </table:table-row>
        <table:table-row table:style-name="ro1">
          <table:table-cell office:value-type="float" office:value="495.99">
            <text:p>495.99</text:p>
          </table:table-cell>
          <table:table-cell office:value-type="float" office:value="509.16">
            <text:p>509.16</text:p>
          </table:table-cell>
          <table:table-cell table:formula="of:=[.B979]/[.A979]" office:value-type="float" office:value="1.02655295469667">
            <text:p>1.03</text:p>
          </table:table-cell>
          <table:table-cell office:value-type="float" office:value="507.99">
            <text:p>507.99</text:p>
          </table:table-cell>
          <table:table-cell table:formula="of:=[.D979]/[.A979]" office:value-type="float" office:value="1.02419403617008">
            <text:p>1.02</text:p>
          </table:table-cell>
          <table:table-cell office:value-type="float" office:value="507.99">
            <text:p>507.99</text:p>
          </table:table-cell>
          <table:table-cell table:formula="of:=[.F979]/[.A979]" office:value-type="float" office:value="1.02419403617008">
            <text:p>1.02</text:p>
          </table:table-cell>
          <table:table-cell office:value-type="float" office:value="503.4">
            <text:p>503.4</text:p>
          </table:table-cell>
          <table:table-cell table:formula="of:=[.H979]/[.A979]" office:value-type="float" office:value="1.01493981733503">
            <text:p>1.01</text:p>
          </table:table-cell>
          <table:table-cell office:value-type="float" office:value="507.4">
            <text:p>507.4</text:p>
          </table:table-cell>
          <table:table-cell table:formula="of:=[.J979]/[.A979]" office:value-type="float" office:value="1.02300449605839">
            <text:p>1.02</text:p>
          </table:table-cell>
          <table:table-cell table:number-columns-repeated="5"/>
        </table:table-row>
        <table:table-row table:style-name="ro1">
          <table:table-cell office:value-type="float" office:value="227.89">
            <text:p>227.89</text:p>
          </table:table-cell>
          <table:table-cell office:value-type="float" office:value="240.04">
            <text:p>240.04</text:p>
          </table:table-cell>
          <table:table-cell table:formula="of:=[.B980]/[.A980]" office:value-type="float" office:value="1.05331519592786">
            <text:p>1.05</text:p>
          </table:table-cell>
          <table:table-cell office:value-type="float" office:value="231.55">
            <text:p>231.55</text:p>
          </table:table-cell>
          <table:table-cell table:formula="of:=[.D980]/[.A980]" office:value-type="float" office:value="1.0160603800079">
            <text:p>1.02</text:p>
          </table:table-cell>
          <table:table-cell office:value-type="float" office:value="233.41">
            <text:p>233.41</text:p>
          </table:table-cell>
          <table:table-cell table:formula="of:=[.F980]/[.A980]" office:value-type="float" office:value="1.02422221247093">
            <text:p>1.02</text:p>
          </table:table-cell>
          <table:table-cell office:value-type="float" office:value="240.04">
            <text:p>240.04</text:p>
          </table:table-cell>
          <table:table-cell table:formula="of:=[.H980]/[.A980]" office:value-type="float" office:value="1.05331519592786">
            <text:p>1.05</text:p>
          </table:table-cell>
          <table:table-cell office:value-type="float" office:value="230.38">
            <text:p>230.38</text:p>
          </table:table-cell>
          <table:table-cell table:formula="of:=[.J980]/[.A980]" office:value-type="float" office:value="1.01092632410373">
            <text:p>1.01</text:p>
          </table:table-cell>
          <table:table-cell table:number-columns-repeated="5"/>
        </table:table-row>
        <table:table-row table:style-name="ro1">
          <table:table-cell office:value-type="float" office:value="279.85">
            <text:p>279.85</text:p>
          </table:table-cell>
          <table:table-cell office:value-type="float" office:value="286.88">
            <text:p>286.88</text:p>
          </table:table-cell>
          <table:table-cell table:formula="of:=[.B981]/[.A981]" office:value-type="float" office:value="1.0251206003216">
            <text:p>1.03</text:p>
          </table:table-cell>
          <table:table-cell office:value-type="float" office:value="281.36">
            <text:p>281.36</text:p>
          </table:table-cell>
          <table:table-cell table:formula="of:=[.D981]/[.A981]" office:value-type="float" office:value="1.00539574772199">
            <text:p>1.01</text:p>
          </table:table-cell>
          <table:table-cell office:value-type="float" office:value="286.63">
            <text:p>286.63</text:p>
          </table:table-cell>
          <table:table-cell table:formula="of:=[.F981]/[.A981]" office:value-type="float" office:value="1.02422726460604">
            <text:p>1.02</text:p>
          </table:table-cell>
          <table:table-cell office:value-type="float" office:value="286.88">
            <text:p>286.88</text:p>
          </table:table-cell>
          <table:table-cell table:formula="of:=[.H981]/[.A981]" office:value-type="float" office:value="1.0251206003216">
            <text:p>1.03</text:p>
          </table:table-cell>
          <table:table-cell office:value-type="float" office:value="282.53">
            <text:p>282.53</text:p>
          </table:table-cell>
          <table:table-cell table:formula="of:=[.J981]/[.A981]" office:value-type="float" office:value="1.00957655887082">
            <text:p>1.01</text:p>
          </table:table-cell>
          <table:table-cell table:number-columns-repeated="5"/>
        </table:table-row>
        <table:table-row table:style-name="ro1">
          <table:table-cell office:value-type="float" office:value="420.46">
            <text:p>420.46</text:p>
          </table:table-cell>
          <table:table-cell office:value-type="float" office:value="433.49">
            <text:p>433.49</text:p>
          </table:table-cell>
          <table:table-cell table:formula="of:=[.B982]/[.A982]" office:value-type="float" office:value="1.03098986823955">
            <text:p>1.03</text:p>
          </table:table-cell>
          <table:table-cell office:value-type="float" office:value="432.42">
            <text:p>432.42</text:p>
          </table:table-cell>
          <table:table-cell table:formula="of:=[.D982]/[.A982]" office:value-type="float" office:value="1.02844503638872">
            <text:p>1.03</text:p>
          </table:table-cell>
          <table:table-cell office:value-type="float" office:value="430.66">
            <text:p>430.66</text:p>
          </table:table-cell>
          <table:table-cell table:formula="of:=[.F982]/[.A982]" office:value-type="float" office:value="1.02425914474623">
            <text:p>1.02</text:p>
          </table:table-cell>
          <table:table-cell office:value-type="float" office:value="428.9">
            <text:p>428.9</text:p>
          </table:table-cell>
          <table:table-cell table:formula="of:=[.H982]/[.A982]" office:value-type="float" office:value="1.02007325310374">
            <text:p>1.02</text:p>
          </table:table-cell>
          <table:table-cell office:value-type="float" office:value="430.66">
            <text:p>430.66</text:p>
          </table:table-cell>
          <table:table-cell table:formula="of:=[.J982]/[.A982]" office:value-type="float" office:value="1.02425914474623">
            <text:p>1.02</text:p>
          </table:table-cell>
          <table:table-cell table:number-columns-repeated="5"/>
        </table:table-row>
        <table:table-row table:style-name="ro1">
          <table:table-cell office:value-type="float" office:value="295.15">
            <text:p>295.15</text:p>
          </table:table-cell>
          <table:table-cell office:value-type="float" office:value="307.05">
            <text:p>307.05</text:p>
          </table:table-cell>
          <table:table-cell table:formula="of:=[.B983]/[.A983]" office:value-type="float" office:value="1.04031848212773">
            <text:p>1.04</text:p>
          </table:table-cell>
          <table:table-cell office:value-type="float" office:value="297.63">
            <text:p>297.63</text:p>
          </table:table-cell>
          <table:table-cell table:formula="of:=[.D983]/[.A983]" office:value-type="float" office:value="1.00840250719973">
            <text:p>1.01</text:p>
          </table:table-cell>
          <table:table-cell office:value-type="float" office:value="302.32">
            <text:p>302.32</text:p>
          </table:table-cell>
          <table:table-cell table:formula="of:=[.F983]/[.A983]" office:value-type="float" office:value="1.02429273250889">
            <text:p>1.02</text:p>
          </table:table-cell>
          <table:table-cell office:value-type="float" office:value="307.05">
            <text:p>307.05</text:p>
          </table:table-cell>
          <table:table-cell table:formula="of:=[.H983]/[.A983]" office:value-type="float" office:value="1.04031848212773">
            <text:p>1.04</text:p>
          </table:table-cell>
          <table:table-cell office:value-type="float" office:value="302.22">
            <text:p>302.22</text:p>
          </table:table-cell>
          <table:table-cell table:formula="of:=[.J983]/[.A983]" office:value-type="float" office:value="1.02395392173471">
            <text:p>1.02</text:p>
          </table:table-cell>
          <table:table-cell table:number-columns-repeated="5"/>
        </table:table-row>
        <table:table-row table:style-name="ro1">
          <table:table-cell office:value-type="float" office:value="23.83">
            <text:p>23.83</text:p>
          </table:table-cell>
          <table:table-cell office:value-type="float" office:value="32.66">
            <text:p>32.66</text:p>
          </table:table-cell>
          <table:table-cell table:formula="of:=[.B984]/[.A984]" office:value-type="float" office:value="1.37054133445237">
            <text:p>1.37</text:p>
          </table:table-cell>
          <table:table-cell office:value-type="float" office:value="24.41">
            <text:p>24.41</text:p>
          </table:table-cell>
          <table:table-cell table:formula="of:=[.D984]/[.A984]" office:value-type="float" office:value="1.02433906840118">
            <text:p>1.02</text:p>
          </table:table-cell>
          <table:table-cell office:value-type="float" office:value="24.41">
            <text:p>24.41</text:p>
          </table:table-cell>
          <table:table-cell table:formula="of:=[.F984]/[.A984]" office:value-type="float" office:value="1.02433906840118">
            <text:p>1.02</text:p>
          </table:table-cell>
          <table:table-cell office:value-type="float" office:value="32.66">
            <text:p>32.66</text:p>
          </table:table-cell>
          <table:table-cell table:formula="of:=[.H984]/[.A984]" office:value-type="float" office:value="1.37054133445237">
            <text:p>1.37</text:p>
          </table:table-cell>
          <table:table-cell office:value-type="float" office:value="24.41">
            <text:p>24.41</text:p>
          </table:table-cell>
          <table:table-cell table:formula="of:=[.J984]/[.A984]" office:value-type="float" office:value="1.02433906840118">
            <text:p>1.02</text:p>
          </table:table-cell>
          <table:table-cell table:number-columns-repeated="5"/>
        </table:table-row>
        <table:table-row table:style-name="ro1">
          <table:table-cell office:value-type="float" office:value="384.66">
            <text:p>384.66</text:p>
          </table:table-cell>
          <table:table-cell office:value-type="float" office:value="398.62">
            <text:p>398.62</text:p>
          </table:table-cell>
          <table:table-cell table:formula="of:=[.B985]/[.A985]" office:value-type="float" office:value="1.03629179015234">
            <text:p>1.04</text:p>
          </table:table-cell>
          <table:table-cell office:value-type="float" office:value="395.2">
            <text:p>395.2</text:p>
          </table:table-cell>
          <table:table-cell table:formula="of:=[.D985]/[.A985]" office:value-type="float" office:value="1.02740082150471">
            <text:p>1.03</text:p>
          </table:table-cell>
          <table:table-cell office:value-type="float" office:value="394.03">
            <text:p>394.03</text:p>
          </table:table-cell>
          <table:table-cell table:formula="of:=[.F985]/[.A985]" office:value-type="float" office:value="1.02435917433578">
            <text:p>1.02</text:p>
          </table:table-cell>
          <table:table-cell office:value-type="float" office:value="396.86">
            <text:p>396.86</text:p>
          </table:table-cell>
          <table:table-cell table:formula="of:=[.H985]/[.A985]" office:value-type="float" office:value="1.03171632090677">
            <text:p>1.03</text:p>
          </table:table-cell>
          <table:table-cell office:value-type="float" office:value="394.03">
            <text:p>394.03</text:p>
          </table:table-cell>
          <table:table-cell table:formula="of:=[.J985]/[.A985]" office:value-type="float" office:value="1.02435917433578">
            <text:p>1.02</text:p>
          </table:table-cell>
          <table:table-cell table:number-columns-repeated="5"/>
        </table:table-row>
        <table:table-row table:style-name="ro1">
          <table:table-cell office:value-type="float" office:value="376.14">
            <text:p>376.14</text:p>
          </table:table-cell>
          <table:table-cell office:value-type="float" office:value="391.07">
            <text:p>391.07</text:p>
          </table:table-cell>
          <table:table-cell table:formula="of:=[.B986]/[.A986]" office:value-type="float" office:value="1.03969266762376">
            <text:p>1.04</text:p>
          </table:table-cell>
          <table:table-cell office:value-type="float" office:value="383.56">
            <text:p>383.56</text:p>
          </table:table-cell>
          <table:table-cell table:formula="of:=[.D986]/[.A986]" office:value-type="float" office:value="1.01972669750625">
            <text:p>1.02</text:p>
          </table:table-cell>
          <table:table-cell office:value-type="float" office:value="385.32">
            <text:p>385.32</text:p>
          </table:table-cell>
          <table:table-cell table:formula="of:=[.F986]/[.A986]" office:value-type="float" office:value="1.0244058063487">
            <text:p>1.02</text:p>
          </table:table-cell>
          <table:table-cell office:value-type="float" office:value="391.07">
            <text:p>391.07</text:p>
          </table:table-cell>
          <table:table-cell table:formula="of:=[.H986]/[.A986]" office:value-type="float" office:value="1.03969266762376">
            <text:p>1.04</text:p>
          </table:table-cell>
          <table:table-cell office:value-type="float" office:value="383.56">
            <text:p>383.56</text:p>
          </table:table-cell>
          <table:table-cell table:formula="of:=[.J986]/[.A986]" office:value-type="float" office:value="1.01972669750625">
            <text:p>1.02</text:p>
          </table:table-cell>
          <table:table-cell table:number-columns-repeated="5"/>
        </table:table-row>
        <table:table-row table:style-name="ro1">
          <table:table-cell office:value-type="float" office:value="222.05">
            <text:p>222.05</text:p>
          </table:table-cell>
          <table:table-cell office:value-type="float" office:value="237.85">
            <text:p>237.85</text:p>
          </table:table-cell>
          <table:table-cell table:formula="of:=[.B987]/[.A987]" office:value-type="float" office:value="1.07115514523756">
            <text:p>1.07</text:p>
          </table:table-cell>
          <table:table-cell office:value-type="float" office:value="222.64">
            <text:p>222.64</text:p>
          </table:table-cell>
          <table:table-cell table:formula="of:=[.D987]/[.A987]" office:value-type="float" office:value="1.0026570592209">
            <text:p>1</text:p>
          </table:table-cell>
          <table:table-cell office:value-type="float" office:value="227.47">
            <text:p>227.47</text:p>
          </table:table-cell>
          <table:table-cell table:formula="of:=[.F987]/[.A987]" office:value-type="float" office:value="1.02440891691061">
            <text:p>1.02</text:p>
          </table:table-cell>
          <table:table-cell office:value-type="float" office:value="237.85">
            <text:p>237.85</text:p>
          </table:table-cell>
          <table:table-cell table:formula="of:=[.H987]/[.A987]" office:value-type="float" office:value="1.07115514523756">
            <text:p>1.07</text:p>
          </table:table-cell>
          <table:table-cell office:value-type="float" office:value="223.23">
            <text:p>223.23</text:p>
          </table:table-cell>
          <table:table-cell table:formula="of:=[.J987]/[.A987]" office:value-type="float" office:value="1.00531411844179">
            <text:p>1.01</text:p>
          </table:table-cell>
          <table:table-cell table:number-columns-repeated="5"/>
        </table:table-row>
        <table:table-row table:style-name="ro1">
          <table:table-cell office:value-type="float" office:value="389.8">
            <text:p>389.8</text:p>
          </table:table-cell>
          <table:table-cell office:value-type="float" office:value="399.46">
            <text:p>399.46</text:p>
          </table:table-cell>
          <table:table-cell table:formula="of:=[.B988]/[.A988]" office:value-type="float" office:value="1.02478193945613">
            <text:p>1.02</text:p>
          </table:table-cell>
          <table:table-cell office:value-type="float" office:value="394.04">
            <text:p>394.04</text:p>
          </table:table-cell>
          <table:table-cell table:formula="of:=[.D988]/[.A988]" office:value-type="float" office:value="1.0108773730118">
            <text:p>1.01</text:p>
          </table:table-cell>
          <table:table-cell office:value-type="float" office:value="399.32">
            <text:p>399.32</text:p>
          </table:table-cell>
          <table:table-cell table:formula="of:=[.F988]/[.A988]" office:value-type="float" office:value="1.02442278091329">
            <text:p>1.02</text:p>
          </table:table-cell>
          <table:table-cell office:value-type="float" office:value="399.46">
            <text:p>399.46</text:p>
          </table:table-cell>
          <table:table-cell table:formula="of:=[.H988]/[.A988]" office:value-type="float" office:value="1.02478193945613">
            <text:p>1.02</text:p>
          </table:table-cell>
          <table:table-cell office:value-type="float" office:value="392.29">
            <text:p>392.29</text:p>
          </table:table-cell>
          <table:table-cell table:formula="of:=[.J988]/[.A988]" office:value-type="float" office:value="1.00638789122627">
            <text:p>1.01</text:p>
          </table:table-cell>
          <table:table-cell table:number-columns-repeated="5"/>
        </table:table-row>
        <table:table-row table:style-name="ro1">
          <table:table-cell office:value-type="float" office:value="471.09">
            <text:p>471.09</text:p>
          </table:table-cell>
          <table:table-cell office:value-type="float" office:value="485.33">
            <text:p>485.33</text:p>
          </table:table-cell>
          <table:table-cell table:formula="of:=[.B989]/[.A989]" office:value-type="float" office:value="1.03022776964062">
            <text:p>1.03</text:p>
          </table:table-cell>
          <table:table-cell office:value-type="float" office:value="478.5">
            <text:p>478.5</text:p>
          </table:table-cell>
          <table:table-cell table:formula="of:=[.D989]/[.A989]" office:value-type="float" office:value="1.01572947844361">
            <text:p>1.02</text:p>
          </table:table-cell>
          <table:table-cell office:value-type="float" office:value="482.6">
            <text:p>482.6</text:p>
          </table:table-cell>
          <table:table-cell table:formula="of:=[.F989]/[.A989]" office:value-type="float" office:value="1.02443269863508">
            <text:p>1.02</text:p>
          </table:table-cell>
          <table:table-cell office:value-type="float" office:value="478.5">
            <text:p>478.5</text:p>
          </table:table-cell>
          <table:table-cell table:formula="of:=[.H989]/[.A989]" office:value-type="float" office:value="1.01572947844361">
            <text:p>1.02</text:p>
          </table:table-cell>
          <table:table-cell office:value-type="float" office:value="477.91">
            <text:p>477.91</text:p>
          </table:table-cell>
          <table:table-cell table:formula="of:=[.J989]/[.A989]" office:value-type="float" office:value="1.01447706383069">
            <text:p>1.01</text:p>
          </table:table-cell>
          <table:table-cell table:number-columns-repeated="5"/>
        </table:table-row>
        <table:table-row table:style-name="ro1">
          <table:table-cell office:value-type="float" office:value="47.87">
            <text:p>47.87</text:p>
          </table:table-cell>
          <table:table-cell office:value-type="float" office:value="61.18">
            <text:p>61.18</text:p>
          </table:table-cell>
          <table:table-cell table:formula="of:=[.B990]/[.A990]" office:value-type="float" office:value="1.27804470440777">
            <text:p>1.28</text:p>
          </table:table-cell>
          <table:table-cell office:value-type="float" office:value="50.21">
            <text:p>50.21</text:p>
          </table:table-cell>
          <table:table-cell table:formula="of:=[.D990]/[.A990]" office:value-type="float" office:value="1.04888238980572">
            <text:p>1.05</text:p>
          </table:table-cell>
          <table:table-cell office:value-type="float" office:value="49.04">
            <text:p>49.04</text:p>
          </table:table-cell>
          <table:table-cell table:formula="of:=[.F990]/[.A990]" office:value-type="float" office:value="1.02444119490286">
            <text:p>1.02</text:p>
          </table:table-cell>
          <table:table-cell office:value-type="float" office:value="61.18">
            <text:p>61.18</text:p>
          </table:table-cell>
          <table:table-cell table:formula="of:=[.H990]/[.A990]" office:value-type="float" office:value="1.27804470440777">
            <text:p>1.28</text:p>
          </table:table-cell>
          <table:table-cell office:value-type="float" office:value="49.04">
            <text:p>49.04</text:p>
          </table:table-cell>
          <table:table-cell table:formula="of:=[.J990]/[.A990]" office:value-type="float" office:value="1.02444119490286">
            <text:p>1.02</text:p>
          </table:table-cell>
          <table:table-cell table:number-columns-repeated="5"/>
        </table:table-row>
        <table:table-row table:style-name="ro1">
          <table:table-cell office:value-type="float" office:value="95.4">
            <text:p>95.4</text:p>
          </table:table-cell>
          <table:table-cell office:value-type="float" office:value="112.08">
            <text:p>112.08</text:p>
          </table:table-cell>
          <table:table-cell table:formula="of:=[.B991]/[.A991]" office:value-type="float" office:value="1.1748427672956">
            <text:p>1.17</text:p>
          </table:table-cell>
          <table:table-cell office:value-type="float" office:value="97.74">
            <text:p>97.74</text:p>
          </table:table-cell>
          <table:table-cell table:formula="of:=[.D991]/[.A991]" office:value-type="float" office:value="1.02452830188679">
            <text:p>1.02</text:p>
          </table:table-cell>
          <table:table-cell office:value-type="float" office:value="97.74">
            <text:p>97.74</text:p>
          </table:table-cell>
          <table:table-cell table:formula="of:=[.F991]/[.A991]" office:value-type="float" office:value="1.02452830188679">
            <text:p>1.02</text:p>
          </table:table-cell>
          <table:table-cell office:value-type="float" office:value="112.08">
            <text:p>112.08</text:p>
          </table:table-cell>
          <table:table-cell table:formula="of:=[.H991]/[.A991]" office:value-type="float" office:value="1.1748427672956">
            <text:p>1.17</text:p>
          </table:table-cell>
          <table:table-cell office:value-type="float" office:value="97.74">
            <text:p>97.74</text:p>
          </table:table-cell>
          <table:table-cell table:formula="of:=[.J991]/[.A991]" office:value-type="float" office:value="1.02452830188679">
            <text:p>1.02</text:p>
          </table:table-cell>
          <table:table-cell table:number-columns-repeated="5"/>
        </table:table-row>
        <table:table-row table:style-name="ro1">
          <table:table-cell office:value-type="float" office:value="353.58">
            <text:p>353.58</text:p>
          </table:table-cell>
          <table:table-cell office:value-type="float" office:value="372.16">
            <text:p>372.16</text:p>
          </table:table-cell>
          <table:table-cell table:formula="of:=[.B992]/[.A992]" office:value-type="float" office:value="1.05254822105323">
            <text:p>1.05</text:p>
          </table:table-cell>
          <table:table-cell office:value-type="float" office:value="356.99">
            <text:p>356.99</text:p>
          </table:table-cell>
          <table:table-cell table:formula="of:=[.D992]/[.A992]" office:value-type="float" office:value="1.0096442106454">
            <text:p>1.01</text:p>
          </table:table-cell>
          <table:table-cell office:value-type="float" office:value="362.26">
            <text:p>362.26</text:p>
          </table:table-cell>
          <table:table-cell table:formula="of:=[.F992]/[.A992]" office:value-type="float" office:value="1.02454889982465">
            <text:p>1.02</text:p>
          </table:table-cell>
          <table:table-cell office:value-type="float" office:value="372.16">
            <text:p>372.16</text:p>
          </table:table-cell>
          <table:table-cell table:formula="of:=[.H992]/[.A992]" office:value-type="float" office:value="1.05254822105323">
            <text:p>1.05</text:p>
          </table:table-cell>
          <table:table-cell office:value-type="float" office:value="356.4">
            <text:p>356.4</text:p>
          </table:table-cell>
          <table:table-cell table:formula="of:=[.J992]/[.A992]" office:value-type="float" office:value="1.00797556422875">
            <text:p>1.01</text:p>
          </table:table-cell>
          <table:table-cell table:number-columns-repeated="5"/>
        </table:table-row>
        <table:table-row table:style-name="ro1">
          <table:table-cell office:value-type="float" office:value="486.51">
            <text:p>486.51</text:p>
          </table:table-cell>
          <table:table-cell office:value-type="float" office:value="513.06">
            <text:p>513.06</text:p>
          </table:table-cell>
          <table:table-cell table:formula="of:=[.B993]/[.A993]" office:value-type="float" office:value="1.05457236233582">
            <text:p>1.05</text:p>
          </table:table-cell>
          <table:table-cell office:value-type="float" office:value="501.2">
            <text:p>501.2</text:p>
          </table:table-cell>
          <table:table-cell table:formula="of:=[.D993]/[.A993]" office:value-type="float" office:value="1.03019465170295">
            <text:p>1.03</text:p>
          </table:table-cell>
          <table:table-cell office:value-type="float" office:value="498.47">
            <text:p>498.47</text:p>
          </table:table-cell>
          <table:table-cell table:formula="of:=[.F993]/[.A993]" office:value-type="float" office:value="1.02458325625373">
            <text:p>1.02</text:p>
          </table:table-cell>
          <table:table-cell office:value-type="float" office:value="509.06">
            <text:p>509.06</text:p>
          </table:table-cell>
          <table:table-cell table:formula="of:=[.H993]/[.A993]" office:value-type="float" office:value="1.0463505375018">
            <text:p>1.05</text:p>
          </table:table-cell>
          <table:table-cell office:value-type="float" office:value="500.03">
            <text:p>500.03</text:p>
          </table:table-cell>
          <table:table-cell table:formula="of:=[.J993]/[.A993]" office:value-type="float" office:value="1.02778976793899">
            <text:p>1.03</text:p>
          </table:table-cell>
          <table:table-cell table:number-columns-repeated="5"/>
        </table:table-row>
        <table:table-row table:style-name="ro1">
          <table:table-cell office:value-type="float" office:value="452.29">
            <text:p>452.29</text:p>
          </table:table-cell>
          <table:table-cell office:value-type="float" office:value="464.24">
            <text:p>464.24</text:p>
          </table:table-cell>
          <table:table-cell table:formula="of:=[.B994]/[.A994]" office:value-type="float" office:value="1.02642110150567">
            <text:p>1.03</text:p>
          </table:table-cell>
          <table:table-cell office:value-type="float" office:value="459.32">
            <text:p>459.32</text:p>
          </table:table-cell>
          <table:table-cell table:formula="of:=[.D994]/[.A994]" office:value-type="float" office:value="1.01554312498618">
            <text:p>1.02</text:p>
          </table:table-cell>
          <table:table-cell office:value-type="float" office:value="463.42">
            <text:p>463.42</text:p>
          </table:table-cell>
          <table:table-cell table:formula="of:=[.F994]/[.A994]" office:value-type="float" office:value="1.02460810541909">
            <text:p>1.02</text:p>
          </table:table-cell>
          <table:table-cell office:value-type="float" office:value="461.66">
            <text:p>461.66</text:p>
          </table:table-cell>
          <table:table-cell table:formula="of:=[.H994]/[.A994]" office:value-type="float" office:value="1.02071679674545">
            <text:p>1.02</text:p>
          </table:table-cell>
          <table:table-cell office:value-type="float" office:value="459.32">
            <text:p>459.32</text:p>
          </table:table-cell>
          <table:table-cell table:formula="of:=[.J994]/[.A994]" office:value-type="float" office:value="1.01554312498618">
            <text:p>1.02</text:p>
          </table:table-cell>
          <table:table-cell table:number-columns-repeated="5"/>
        </table:table-row>
        <table:table-row table:style-name="ro1">
          <table:table-cell office:value-type="float" office:value="267.18">
            <text:p>267.18</text:p>
          </table:table-cell>
          <table:table-cell office:value-type="float" office:value="291.32">
            <text:p>291.32</text:p>
          </table:table-cell>
          <table:table-cell table:formula="of:=[.B995]/[.A995]" office:value-type="float" office:value="1.0903510741822">
            <text:p>1.09</text:p>
          </table:table-cell>
          <table:table-cell office:value-type="float" office:value="281.08">
            <text:p>281.08</text:p>
          </table:table-cell>
          <table:table-cell table:formula="of:=[.D995]/[.A995]" office:value-type="float" office:value="1.05202485215959">
            <text:p>1.05</text:p>
          </table:table-cell>
          <table:table-cell office:value-type="float" office:value="273.76">
            <text:p>273.76</text:p>
          </table:table-cell>
          <table:table-cell table:formula="of:=[.F995]/[.A995]" office:value-type="float" office:value="1.02462759188562">
            <text:p>1.02</text:p>
          </table:table-cell>
          <table:table-cell office:value-type="float" office:value="291.32">
            <text:p>291.32</text:p>
          </table:table-cell>
          <table:table-cell table:formula="of:=[.H995]/[.A995]" office:value-type="float" office:value="1.0903510741822">
            <text:p>1.09</text:p>
          </table:table-cell>
          <table:table-cell office:value-type="float" office:value="281.66">
            <text:p>281.66</text:p>
          </table:table-cell>
          <table:table-cell table:formula="of:=[.J995]/[.A995]" office:value-type="float" office:value="1.05419567332884">
            <text:p>1.05</text:p>
          </table:table-cell>
          <table:table-cell table:number-columns-repeated="5"/>
        </table:table-row>
        <table:table-row table:style-name="ro1">
          <table:table-cell office:value-type="float" office:value="432.67">
            <text:p>432.67</text:p>
          </table:table-cell>
          <table:table-cell office:value-type="float" office:value="449.74">
            <text:p>449.74</text:p>
          </table:table-cell>
          <table:table-cell table:formula="of:=[.B996]/[.A996]" office:value-type="float" office:value="1.03945270067257">
            <text:p>1.04</text:p>
          </table:table-cell>
          <table:table-cell office:value-type="float" office:value="439.84">
            <text:p>439.84</text:p>
          </table:table-cell>
          <table:table-cell table:formula="of:=[.D996]/[.A996]" office:value-type="float" office:value="1.01657152102064">
            <text:p>1.02</text:p>
          </table:table-cell>
          <table:table-cell office:value-type="float" office:value="443.36">
            <text:p>443.36</text:p>
          </table:table-cell>
          <table:table-cell table:formula="of:=[.F996]/[.A996]" office:value-type="float" office:value="1.02470705156355">
            <text:p>1.02</text:p>
          </table:table-cell>
          <table:table-cell office:value-type="float" office:value="449.74">
            <text:p>449.74</text:p>
          </table:table-cell>
          <table:table-cell table:formula="of:=[.H996]/[.A996]" office:value-type="float" office:value="1.03945270067257">
            <text:p>1.04</text:p>
          </table:table-cell>
          <table:table-cell office:value-type="float" office:value="439.84">
            <text:p>439.84</text:p>
          </table:table-cell>
          <table:table-cell table:formula="of:=[.J996]/[.A996]" office:value-type="float" office:value="1.01657152102064">
            <text:p>1.02</text:p>
          </table:table-cell>
          <table:table-cell table:number-columns-repeated="5"/>
        </table:table-row>
        <table:table-row table:style-name="ro1">
          <table:table-cell office:value-type="float" office:value="198.48">
            <text:p>198.48</text:p>
          </table:table-cell>
          <table:table-cell office:value-type="float" office:value="220.04">
            <text:p>220.04</text:p>
          </table:table-cell>
          <table:table-cell table:formula="of:=[.B997]/[.A997]" office:value-type="float" office:value="1.10862555421201">
            <text:p>1.11</text:p>
          </table:table-cell>
          <table:table-cell office:value-type="float" office:value="201.55">
            <text:p>201.55</text:p>
          </table:table-cell>
          <table:table-cell table:formula="of:=[.D997]/[.A997]" office:value-type="float" office:value="1.01546755340588">
            <text:p>1.02</text:p>
          </table:table-cell>
          <table:table-cell office:value-type="float" office:value="203.41">
            <text:p>203.41</text:p>
          </table:table-cell>
          <table:table-cell table:formula="of:=[.F997]/[.A997]" office:value-type="float" office:value="1.02483877468763">
            <text:p>1.02</text:p>
          </table:table-cell>
          <table:table-cell office:value-type="float" office:value="220.04">
            <text:p>220.04</text:p>
          </table:table-cell>
          <table:table-cell table:formula="of:=[.H997]/[.A997]" office:value-type="float" office:value="1.10862555421201">
            <text:p>1.11</text:p>
          </table:table-cell>
          <table:table-cell office:value-type="float" office:value="201.55">
            <text:p>201.55</text:p>
          </table:table-cell>
          <table:table-cell table:formula="of:=[.J997]/[.A997]" office:value-type="float" office:value="1.01546755340588">
            <text:p>1.02</text:p>
          </table:table-cell>
          <table:table-cell table:number-columns-repeated="5"/>
        </table:table-row>
        <table:table-row table:style-name="ro1">
          <table:table-cell office:value-type="float" office:value="235.09">
            <text:p>235.09</text:p>
          </table:table-cell>
          <table:table-cell office:value-type="float" office:value="256.36">
            <text:p>256.36</text:p>
          </table:table-cell>
          <table:table-cell table:formula="of:=[.B998]/[.A998]" office:value-type="float" office:value="1.09047598791952">
            <text:p>1.09</text:p>
          </table:table-cell>
          <table:table-cell office:value-type="float" office:value="238.61">
            <text:p>238.61</text:p>
          </table:table-cell>
          <table:table-cell table:formula="of:=[.D998]/[.A998]" office:value-type="float" office:value="1.01497298906802">
            <text:p>1.01</text:p>
          </table:table-cell>
          <table:table-cell office:value-type="float" office:value="240.95">
            <text:p>240.95</text:p>
          </table:table-cell>
          <table:table-cell table:formula="of:=[.F998]/[.A998]" office:value-type="float" office:value="1.02492662384619">
            <text:p>1.02</text:p>
          </table:table-cell>
          <table:table-cell office:value-type="float" office:value="256.36">
            <text:p>256.36</text:p>
          </table:table-cell>
          <table:table-cell table:formula="of:=[.H998]/[.A998]" office:value-type="float" office:value="1.09047598791952">
            <text:p>1.09</text:p>
          </table:table-cell>
          <table:table-cell office:value-type="float" office:value="238.02">
            <text:p>238.02</text:p>
          </table:table-cell>
          <table:table-cell table:formula="of:=[.J998]/[.A998]" office:value-type="float" office:value="1.01246331192309">
            <text:p>1.01</text:p>
          </table:table-cell>
          <table:table-cell table:number-columns-repeated="5"/>
        </table:table-row>
        <table:table-row table:style-name="ro1">
          <table:table-cell office:value-type="float" office:value="323.68">
            <text:p>323.68</text:p>
          </table:table-cell>
          <table:table-cell office:value-type="float" office:value="330.4">
            <text:p>330.4</text:p>
          </table:table-cell>
          <table:table-cell table:formula="of:=[.B999]/[.A999]" office:value-type="float" office:value="1.02076124567474">
            <text:p>1.02</text:p>
          </table:table-cell>
          <table:table-cell office:value-type="float" office:value="329.09">
            <text:p>329.09</text:p>
          </table:table-cell>
          <table:table-cell table:formula="of:=[.D999]/[.A999]" office:value-type="float" office:value="1.0167140385566">
            <text:p>1.02</text:p>
          </table:table-cell>
          <table:table-cell office:value-type="float" office:value="331.78">
            <text:p>331.78</text:p>
          </table:table-cell>
          <table:table-cell table:formula="of:=[.F999]/[.A999]" office:value-type="float" office:value="1.02502471576866">
            <text:p>1.03</text:p>
          </table:table-cell>
          <table:table-cell office:value-type="float" office:value="330.4">
            <text:p>330.4</text:p>
          </table:table-cell>
          <table:table-cell table:formula="of:=[.H999]/[.A999]" office:value-type="float" office:value="1.02076124567474">
            <text:p>1.02</text:p>
          </table:table-cell>
          <table:table-cell office:value-type="float" office:value="328.5">
            <text:p>328.5</text:p>
          </table:table-cell>
          <table:table-cell table:formula="of:=[.J999]/[.A999]" office:value-type="float" office:value="1.01489125061789">
            <text:p>1.01</text:p>
          </table:table-cell>
          <table:table-cell table:number-columns-repeated="5"/>
        </table:table-row>
        <table:table-row table:style-name="ro1">
          <table:table-cell office:value-type="float" office:value="406.29">
            <text:p>406.29</text:p>
          </table:table-cell>
          <table:table-cell office:value-type="float" office:value="437.07">
            <text:p>437.07</text:p>
          </table:table-cell>
          <table:table-cell table:formula="of:=[.B1000]/[.A1000]" office:value-type="float" office:value="1.07575869452854">
            <text:p>1.08</text:p>
          </table:table-cell>
          <table:table-cell office:value-type="float" office:value="417.66">
            <text:p>417.66</text:p>
          </table:table-cell>
          <table:table-cell table:formula="of:=[.D1000]/[.A1000]" office:value-type="float" office:value="1.02798493686775">
            <text:p>1.03</text:p>
          </table:table-cell>
          <table:table-cell office:value-type="float" office:value="416.49">
            <text:p>416.49</text:p>
          </table:table-cell>
          <table:table-cell table:formula="of:=[.F1000]/[.A1000]" office:value-type="float" office:value="1.02510522040907">
            <text:p>1.03</text:p>
          </table:table-cell>
          <table:table-cell office:value-type="float" office:value="436.49">
            <text:p>436.49</text:p>
          </table:table-cell>
          <table:table-cell table:formula="of:=[.H1000]/[.A1000]" office:value-type="float" office:value="1.07433114277979">
            <text:p>1.07</text:p>
          </table:table-cell>
          <table:table-cell office:value-type="float" office:value="416.49">
            <text:p>416.49</text:p>
          </table:table-cell>
          <table:table-cell table:formula="of:=[.J1000]/[.A1000]" office:value-type="float" office:value="1.02510522040907">
            <text:p>1.03</text:p>
          </table:table-cell>
          <table:table-cell table:number-columns-repeated="5"/>
        </table:table-row>
        <table:table-row table:style-name="ro1">
          <table:table-cell office:value-type="float" office:value="264.95">
            <text:p>264.95</text:p>
          </table:table-cell>
          <table:table-cell office:value-type="float" office:value="281.78">
            <text:p>281.78</text:p>
          </table:table-cell>
          <table:table-cell table:formula="of:=[.B1001]/[.A1001]" office:value-type="float" office:value="1.06352141913569">
            <text:p>1.06</text:p>
          </table:table-cell>
          <table:table-cell office:value-type="float" office:value="270.46">
            <text:p>270.46</text:p>
          </table:table-cell>
          <table:table-cell table:formula="of:=[.D1001]/[.A1001]" office:value-type="float" office:value="1.02079637667484">
            <text:p>1.02</text:p>
          </table:table-cell>
          <table:table-cell office:value-type="float" office:value="271.63">
            <text:p>271.63</text:p>
          </table:table-cell>
          <table:table-cell table:formula="of:=[.F1001]/[.A1001]" office:value-type="float" office:value="1.02521230420834">
            <text:p>1.03</text:p>
          </table:table-cell>
          <table:table-cell office:value-type="float" office:value="281.78">
            <text:p>281.78</text:p>
          </table:table-cell>
          <table:table-cell table:formula="of:=[.H1001]/[.A1001]" office:value-type="float" office:value="1.06352141913569">
            <text:p>1.06</text:p>
          </table:table-cell>
          <table:table-cell office:value-type="float" office:value="271.39">
            <text:p>271.39</text:p>
          </table:table-cell>
          <table:table-cell table:formula="of:=[.J1001]/[.A1001]" office:value-type="float" office:value="1.02430647291942">
            <text:p>1.02</text:p>
          </table:table-cell>
          <table:table-cell table:number-columns-repeated="5"/>
        </table:table-row>
        <table:table-row table:style-name="ro1">
          <table:table-cell office:value-type="float" office:value="255.39">
            <text:p>255.39</text:p>
          </table:table-cell>
          <table:table-cell office:value-type="float" office:value="271.84">
            <text:p>271.84</text:p>
          </table:table-cell>
          <table:table-cell table:formula="of:=[.B1002]/[.A1002]" office:value-type="float" office:value="1.06441129253299">
            <text:p>1.06</text:p>
          </table:table-cell>
          <table:table-cell office:value-type="float" office:value="265.84">
            <text:p>265.84</text:p>
          </table:table-cell>
          <table:table-cell table:formula="of:=[.D1002]/[.A1002]" office:value-type="float" office:value="1.04091781197384">
            <text:p>1.04</text:p>
          </table:table-cell>
          <table:table-cell office:value-type="float" office:value="261.84">
            <text:p>261.84</text:p>
          </table:table-cell>
          <table:table-cell table:formula="of:=[.F1002]/[.A1002]" office:value-type="float" office:value="1.02525549160108">
            <text:p>1.03</text:p>
          </table:table-cell>
          <table:table-cell office:value-type="float" office:value="271.84">
            <text:p>271.84</text:p>
          </table:table-cell>
          <table:table-cell table:formula="of:=[.H1002]/[.A1002]" office:value-type="float" office:value="1.06441129253299">
            <text:p>1.06</text:p>
          </table:table-cell>
          <table:table-cell office:value-type="float" office:value="265.25">
            <text:p>265.25</text:p>
          </table:table-cell>
          <table:table-cell table:formula="of:=[.J1002]/[.A1002]" office:value-type="float" office:value="1.03860761971886">
            <text:p>1.04</text:p>
          </table:table-cell>
          <table:table-cell table:number-columns-repeated="5"/>
        </table:table-row>
        <table:table-row table:style-name="ro1">
          <table:table-cell office:value-type="float" office:value="185.69">
            <text:p>185.69</text:p>
          </table:table-cell>
          <table:table-cell office:value-type="float" office:value="190.97">
            <text:p>190.97</text:p>
          </table:table-cell>
          <table:table-cell table:formula="of:=[.B1003]/[.A1003]" office:value-type="float" office:value="1.02843448758684">
            <text:p>1.03</text:p>
          </table:table-cell>
          <table:table-cell office:value-type="float" office:value="190.38">
            <text:p>190.38</text:p>
          </table:table-cell>
          <table:table-cell table:formula="of:=[.D1003]/[.A1003]" office:value-type="float" office:value="1.02525714901179">
            <text:p>1.03</text:p>
          </table:table-cell>
          <table:table-cell office:value-type="float" office:value="190.38">
            <text:p>190.38</text:p>
          </table:table-cell>
          <table:table-cell table:formula="of:=[.F1003]/[.A1003]" office:value-type="float" office:value="1.02525714901179">
            <text:p>1.03</text:p>
          </table:table-cell>
          <table:table-cell office:value-type="float" office:value="190.97">
            <text:p>190.97</text:p>
          </table:table-cell>
          <table:table-cell table:formula="of:=[.H1003]/[.A1003]" office:value-type="float" office:value="1.02843448758684">
            <text:p>1.03</text:p>
          </table:table-cell>
          <table:table-cell office:value-type="float" office:value="190.38">
            <text:p>190.38</text:p>
          </table:table-cell>
          <table:table-cell table:formula="of:=[.J1003]/[.A1003]" office:value-type="float" office:value="1.02525714901179">
            <text:p>1.03</text:p>
          </table:table-cell>
          <table:table-cell table:number-columns-repeated="5"/>
        </table:table-row>
        <table:table-row table:style-name="ro1">
          <table:table-cell office:value-type="float" office:value="148.78">
            <text:p>148.78</text:p>
          </table:table-cell>
          <table:table-cell office:value-type="float" office:value="153.37">
            <text:p>153.37</text:p>
          </table:table-cell>
          <table:table-cell table:formula="of:=[.B1004]/[.A1004]" office:value-type="float" office:value="1.03085092082269">
            <text:p>1.03</text:p>
          </table:table-cell>
          <table:table-cell office:value-type="float" office:value="153.12">
            <text:p>153.12</text:p>
          </table:table-cell>
          <table:table-cell table:formula="of:=[.D1004]/[.A1004]" office:value-type="float" office:value="1.02917058744455">
            <text:p>1.03</text:p>
          </table:table-cell>
          <table:table-cell office:value-type="float" office:value="152.54">
            <text:p>152.54</text:p>
          </table:table-cell>
          <table:table-cell table:formula="of:=[.F1004]/[.A1004]" office:value-type="float" office:value="1.02527221400726">
            <text:p>1.03</text:p>
          </table:table-cell>
          <table:table-cell office:value-type="float" office:value="153.37">
            <text:p>153.37</text:p>
          </table:table-cell>
          <table:table-cell table:formula="of:=[.H1004]/[.A1004]" office:value-type="float" office:value="1.03085092082269">
            <text:p>1.03</text:p>
          </table:table-cell>
          <table:table-cell office:value-type="float" office:value="151.37">
            <text:p>151.37</text:p>
          </table:table-cell>
          <table:table-cell table:formula="of:=[.J1004]/[.A1004]" office:value-type="float" office:value="1.01740825379755">
            <text:p>1.02</text:p>
          </table:table-cell>
          <table:table-cell table:number-columns-repeated="5"/>
        </table:table-row>
        <table:table-row table:style-name="ro1">
          <table:table-cell office:value-type="float" office:value="69.57">
            <text:p>69.57</text:p>
          </table:table-cell>
          <table:table-cell office:value-type="float" office:value="92.05">
            <text:p>92.05</text:p>
          </table:table-cell>
          <table:table-cell table:formula="of:=[.B1005]/[.A1005]" office:value-type="float" office:value="1.32312778496478">
            <text:p>1.32</text:p>
          </table:table-cell>
          <table:table-cell office:value-type="float" office:value="74.84">
            <text:p>74.84</text:p>
          </table:table-cell>
          <table:table-cell table:formula="of:=[.D1005]/[.A1005]" office:value-type="float" office:value="1.07575104211585">
            <text:p>1.08</text:p>
          </table:table-cell>
          <table:table-cell office:value-type="float" office:value="71.33">
            <text:p>71.33</text:p>
          </table:table-cell>
          <table:table-cell table:formula="of:=[.F1005]/[.A1005]" office:value-type="float" office:value="1.02529826074457">
            <text:p>1.03</text:p>
          </table:table-cell>
          <table:table-cell office:value-type="float" office:value="92.05">
            <text:p>92.05</text:p>
          </table:table-cell>
          <table:table-cell table:formula="of:=[.H1005]/[.A1005]" office:value-type="float" office:value="1.32312778496478">
            <text:p>1.32</text:p>
          </table:table-cell>
          <table:table-cell office:value-type="float" office:value="71.33">
            <text:p>71.33</text:p>
          </table:table-cell>
          <table:table-cell table:formula="of:=[.J1005]/[.A1005]" office:value-type="float" office:value="1.02529826074457">
            <text:p>1.03</text:p>
          </table:table-cell>
          <table:table-cell table:number-columns-repeated="5"/>
        </table:table-row>
        <table:table-row table:style-name="ro1">
          <table:table-cell office:value-type="float" office:value="115.2">
            <text:p>115.2</text:p>
          </table:table-cell>
          <table:table-cell office:value-type="float" office:value="119.54">
            <text:p>119.54</text:p>
          </table:table-cell>
          <table:table-cell table:formula="of:=[.B1006]/[.A1006]" office:value-type="float" office:value="1.03767361111111">
            <text:p>1.04</text:p>
          </table:table-cell>
          <table:table-cell office:value-type="float" office:value="117.54">
            <text:p>117.54</text:p>
          </table:table-cell>
          <table:table-cell table:formula="of:=[.D1006]/[.A1006]" office:value-type="float" office:value="1.0203125">
            <text:p>1.02</text:p>
          </table:table-cell>
          <table:table-cell office:value-type="float" office:value="118.12">
            <text:p>118.12</text:p>
          </table:table-cell>
          <table:table-cell table:formula="of:=[.F1006]/[.A1006]" office:value-type="float" office:value="1.02534722222222">
            <text:p>1.03</text:p>
          </table:table-cell>
          <table:table-cell office:value-type="float" office:value="119.54">
            <text:p>119.54</text:p>
          </table:table-cell>
          <table:table-cell table:formula="of:=[.H1006]/[.A1006]" office:value-type="float" office:value="1.03767361111111">
            <text:p>1.04</text:p>
          </table:table-cell>
          <table:table-cell office:value-type="float" office:value="115.78">
            <text:p>115.78</text:p>
          </table:table-cell>
          <table:table-cell table:formula="of:=[.J1006]/[.A1006]" office:value-type="float" office:value="1.00503472222222">
            <text:p>1.01</text:p>
          </table:table-cell>
          <table:table-cell table:number-columns-repeated="5"/>
        </table:table-row>
        <table:table-row table:style-name="ro1">
          <table:table-cell office:value-type="float" office:value="471.22">
            <text:p>471.22</text:p>
          </table:table-cell>
          <table:table-cell office:value-type="float" office:value="491.66">
            <text:p>491.66</text:p>
          </table:table-cell>
          <table:table-cell table:formula="of:=[.B1007]/[.A1007]" office:value-type="float" office:value="1.04337676669072">
            <text:p>1.04</text:p>
          </table:table-cell>
          <table:table-cell office:value-type="float" office:value="480.83">
            <text:p>480.83</text:p>
          </table:table-cell>
          <table:table-cell table:formula="of:=[.D1007]/[.A1007]" office:value-type="float" office:value="1.02039387122788">
            <text:p>1.02</text:p>
          </table:table-cell>
          <table:table-cell office:value-type="float" office:value="483.17">
            <text:p>483.17</text:p>
          </table:table-cell>
          <table:table-cell table:formula="of:=[.F1007]/[.A1007]" office:value-type="float" office:value="1.02535970459658">
            <text:p>1.03</text:p>
          </table:table-cell>
          <table:table-cell office:value-type="float" office:value="491.07">
            <text:p>491.07</text:p>
          </table:table-cell>
          <table:table-cell table:formula="of:=[.H1007]/[.A1007]" office:value-type="float" office:value="1.04212469759348">
            <text:p>1.04</text:p>
          </table:table-cell>
          <table:table-cell office:value-type="float" office:value="479.66">
            <text:p>479.66</text:p>
          </table:table-cell>
          <table:table-cell table:formula="of:=[.J1007]/[.A1007]" office:value-type="float" office:value="1.01791095454353">
            <text:p>1.02</text:p>
          </table:table-cell>
          <table:table-cell table:number-columns-repeated="5"/>
        </table:table-row>
        <table:table-row table:style-name="ro1">
          <table:table-cell office:value-type="float" office:value="407.97">
            <text:p>407.97</text:p>
          </table:table-cell>
          <table:table-cell office:value-type="float" office:value="438.9">
            <text:p>438.9</text:p>
          </table:table-cell>
          <table:table-cell table:formula="of:=[.B1008]/[.A1008]" office:value-type="float" office:value="1.07581439811751">
            <text:p>1.08</text:p>
          </table:table-cell>
          <table:table-cell office:value-type="float" office:value="415.39">
            <text:p>415.39</text:p>
          </table:table-cell>
          <table:table-cell table:formula="of:=[.D1008]/[.A1008]" office:value-type="float" office:value="1.0181876118342">
            <text:p>1.02</text:p>
          </table:table-cell>
          <table:table-cell office:value-type="float" office:value="418.32">
            <text:p>418.32</text:p>
          </table:table-cell>
          <table:table-cell table:formula="of:=[.F1008]/[.A1008]" office:value-type="float" office:value="1.02536951246415">
            <text:p>1.03</text:p>
          </table:table-cell>
          <table:table-cell office:value-type="float" office:value="438.9">
            <text:p>438.9</text:p>
          </table:table-cell>
          <table:table-cell table:formula="of:=[.H1008]/[.A1008]" office:value-type="float" office:value="1.07581439811751">
            <text:p>1.08</text:p>
          </table:table-cell>
          <table:table-cell office:value-type="float" office:value="414.22">
            <text:p>414.22</text:p>
          </table:table-cell>
          <table:table-cell table:formula="of:=[.J1008]/[.A1008]" office:value-type="float" office:value="1.01531975390347">
            <text:p>1.02</text:p>
          </table:table-cell>
          <table:table-cell table:number-columns-repeated="5"/>
        </table:table-row>
        <table:table-row table:style-name="ro1">
          <table:table-cell office:value-type="float" office:value="368.92">
            <text:p>368.92</text:p>
          </table:table-cell>
          <table:table-cell office:value-type="float" office:value="386.92">
            <text:p>386.92</text:p>
          </table:table-cell>
          <table:table-cell table:formula="of:=[.B1009]/[.A1009]" office:value-type="float" office:value="1.04879106581373">
            <text:p>1.05</text:p>
          </table:table-cell>
          <table:table-cell office:value-type="float" office:value="371.99">
            <text:p>371.99</text:p>
          </table:table-cell>
          <table:table-cell table:formula="of:=[.D1009]/[.A1009]" office:value-type="float" office:value="1.00832158733601">
            <text:p>1.01</text:p>
          </table:table-cell>
          <table:table-cell office:value-type="float" office:value="378.33">
            <text:p>378.33</text:p>
          </table:table-cell>
          <table:table-cell table:formula="of:=[.F1009]/[.A1009]" office:value-type="float" office:value="1.02550688496151">
            <text:p>1.03</text:p>
          </table:table-cell>
          <table:table-cell office:value-type="float" office:value="386.92">
            <text:p>386.92</text:p>
          </table:table-cell>
          <table:table-cell table:formula="of:=[.H1009]/[.A1009]" office:value-type="float" office:value="1.04879106581373">
            <text:p>1.05</text:p>
          </table:table-cell>
          <table:table-cell office:value-type="float" office:value="372.58">
            <text:p>372.58</text:p>
          </table:table-cell>
          <table:table-cell table:formula="of:=[.J1009]/[.A1009]" office:value-type="float" office:value="1.00992085004879">
            <text:p>1.01</text:p>
          </table:table-cell>
          <table:table-cell table:number-columns-repeated="5"/>
        </table:table-row>
        <table:table-row table:style-name="ro1">
          <table:table-cell office:value-type="float" office:value="436.13">
            <text:p>436.13</text:p>
          </table:table-cell>
          <table:table-cell office:value-type="float" office:value="459.16">
            <text:p>459.16</text:p>
          </table:table-cell>
          <table:table-cell table:formula="of:=[.B1010]/[.A1010]" office:value-type="float" office:value="1.05280535620113">
            <text:p>1.05</text:p>
          </table:table-cell>
          <table:table-cell office:value-type="float" office:value="444.33">
            <text:p>444.33</text:p>
          </table:table-cell>
          <table:table-cell table:formula="of:=[.D1010]/[.A1010]" office:value-type="float" office:value="1.01880173342811">
            <text:p>1.02</text:p>
          </table:table-cell>
          <table:table-cell office:value-type="float" office:value="447.26">
            <text:p>447.26</text:p>
          </table:table-cell>
          <table:table-cell table:formula="of:=[.F1010]/[.A1010]" office:value-type="float" office:value="1.02551991378717">
            <text:p>1.03</text:p>
          </table:table-cell>
          <table:table-cell office:value-type="float" office:value="456.81">
            <text:p>456.81</text:p>
          </table:table-cell>
          <table:table-cell table:formula="of:=[.H1010]/[.A1010]" office:value-type="float" office:value="1.04741705454796">
            <text:p>1.05</text:p>
          </table:table-cell>
          <table:table-cell office:value-type="float" office:value="443.16">
            <text:p>443.16</text:p>
          </table:table-cell>
          <table:table-cell table:formula="of:=[.J1010]/[.A1010]" office:value-type="float" office:value="1.01611904707312">
            <text:p>1.02</text:p>
          </table:table-cell>
          <table:table-cell table:number-columns-repeated="5"/>
        </table:table-row>
        <table:table-row table:style-name="ro1">
          <table:table-cell office:value-type="float" office:value="391.46">
            <text:p>391.46</text:p>
          </table:table-cell>
          <table:table-cell office:value-type="float" office:value="415.22">
            <text:p>415.22</text:p>
          </table:table-cell>
          <table:table-cell table:formula="of:=[.B1011]/[.A1011]" office:value-type="float" office:value="1.06069585653707">
            <text:p>1.06</text:p>
          </table:table-cell>
          <table:table-cell office:value-type="float" office:value="404.39">
            <text:p>404.39</text:p>
          </table:table-cell>
          <table:table-cell table:formula="of:=[.D1011]/[.A1011]" office:value-type="float" office:value="1.0330301946559">
            <text:p>1.03</text:p>
          </table:table-cell>
          <table:table-cell office:value-type="float" office:value="401.46">
            <text:p>401.46</text:p>
          </table:table-cell>
          <table:table-cell table:formula="of:=[.F1011]/[.A1011]" office:value-type="float" office:value="1.02554539416543">
            <text:p>1.03</text:p>
          </table:table-cell>
          <table:table-cell office:value-type="float" office:value="411.11">
            <text:p>411.11</text:p>
          </table:table-cell>
          <table:table-cell table:formula="of:=[.H1011]/[.A1011]" office:value-type="float" office:value="1.05019669953507">
            <text:p>1.05</text:p>
          </table:table-cell>
          <table:table-cell office:value-type="float" office:value="401.46">
            <text:p>401.46</text:p>
          </table:table-cell>
          <table:table-cell table:formula="of:=[.J1011]/[.A1011]" office:value-type="float" office:value="1.02554539416543">
            <text:p>1.03</text:p>
          </table:table-cell>
          <table:table-cell table:number-columns-repeated="5"/>
        </table:table-row>
        <table:table-row table:style-name="ro1">
          <table:table-cell office:value-type="float" office:value="500.85">
            <text:p>500.85</text:p>
          </table:table-cell>
          <table:table-cell office:value-type="float" office:value="523.01">
            <text:p>523.01</text:p>
          </table:table-cell>
          <table:table-cell table:formula="of:=[.B1012]/[.A1012]" office:value-type="float" office:value="1.04424478386743">
            <text:p>1.04</text:p>
          </table:table-cell>
          <table:table-cell office:value-type="float" office:value="513.74">
            <text:p>513.74</text:p>
          </table:table-cell>
          <table:table-cell table:formula="of:=[.D1012]/[.A1012]" office:value-type="float" office:value="1.02573624837776">
            <text:p>1.03</text:p>
          </table:table-cell>
          <table:table-cell office:value-type="float" office:value="513.74">
            <text:p>513.74</text:p>
          </table:table-cell>
          <table:table-cell table:formula="of:=[.F1012]/[.A1012]" office:value-type="float" office:value="1.02573624837776">
            <text:p>1.03</text:p>
          </table:table-cell>
          <table:table-cell office:value-type="float" office:value="517.84">
            <text:p>517.84</text:p>
          </table:table-cell>
          <table:table-cell table:formula="of:=[.H1012]/[.A1012]" office:value-type="float" office:value="1.03392233203554">
            <text:p>1.03</text:p>
          </table:table-cell>
          <table:table-cell office:value-type="float" office:value="513.16">
            <text:p>513.16</text:p>
          </table:table-cell>
          <table:table-cell table:formula="of:=[.J1012]/[.A1012]" office:value-type="float" office:value="1.02457821703105">
            <text:p>1.02</text:p>
          </table:table-cell>
          <table:table-cell table:number-columns-repeated="5"/>
        </table:table-row>
        <table:table-row table:style-name="ro1">
          <table:table-cell office:value-type="float" office:value="232.87">
            <text:p>232.87</text:p>
          </table:table-cell>
          <table:table-cell office:value-type="float" office:value="240.52">
            <text:p>240.52</text:p>
          </table:table-cell>
          <table:table-cell table:formula="of:=[.B1013]/[.A1013]" office:value-type="float" office:value="1.03285094688023">
            <text:p>1.03</text:p>
          </table:table-cell>
          <table:table-cell office:value-type="float" office:value="235.94">
            <text:p>235.94</text:p>
          </table:table-cell>
          <table:table-cell table:formula="of:=[.D1013]/[.A1013]" office:value-type="float" office:value="1.01318332116632">
            <text:p>1.01</text:p>
          </table:table-cell>
          <table:table-cell office:value-type="float" office:value="238.87">
            <text:p>238.87</text:p>
          </table:table-cell>
          <table:table-cell table:formula="of:=[.F1013]/[.A1013]" office:value-type="float" office:value="1.02576544853352">
            <text:p>1.03</text:p>
          </table:table-cell>
          <table:table-cell office:value-type="float" office:value="236.18">
            <text:p>236.18</text:p>
          </table:table-cell>
          <table:table-cell table:formula="of:=[.H1013]/[.A1013]" office:value-type="float" office:value="1.01421393910766">
            <text:p>1.01</text:p>
          </table:table-cell>
          <table:table-cell office:value-type="float" office:value="236.52">
            <text:p>236.52</text:p>
          </table:table-cell>
          <table:table-cell table:formula="of:=[.J1013]/[.A1013]" office:value-type="float" office:value="1.01567398119122">
            <text:p>1.02</text:p>
          </table:table-cell>
          <table:table-cell table:number-columns-repeated="5"/>
        </table:table-row>
        <table:table-row table:style-name="ro1">
          <table:table-cell office:value-type="float" office:value="55.11">
            <text:p>55.11</text:p>
          </table:table-cell>
          <table:table-cell office:value-type="float" office:value="63.11">
            <text:p>63.11</text:p>
          </table:table-cell>
          <table:table-cell table:formula="of:=[.B1014]/[.A1014]" office:value-type="float" office:value="1.1451642170205">
            <text:p>1.15</text:p>
          </table:table-cell>
          <table:table-cell office:value-type="float" office:value="55.7">
            <text:p>55.7</text:p>
          </table:table-cell>
          <table:table-cell table:formula="of:=[.D1014]/[.A1014]" office:value-type="float" office:value="1.01070586100526">
            <text:p>1.01</text:p>
          </table:table-cell>
          <table:table-cell office:value-type="float" office:value="56.53">
            <text:p>56.53</text:p>
          </table:table-cell>
          <table:table-cell table:formula="of:=[.F1014]/[.A1014]" office:value-type="float" office:value="1.02576664852114">
            <text:p>1.03</text:p>
          </table:table-cell>
          <table:table-cell office:value-type="float" office:value="63.11">
            <text:p>63.11</text:p>
          </table:table-cell>
          <table:table-cell table:formula="of:=[.H1014]/[.A1014]" office:value-type="float" office:value="1.1451642170205">
            <text:p>1.15</text:p>
          </table:table-cell>
          <table:table-cell office:value-type="float" office:value="55.7">
            <text:p>55.7</text:p>
          </table:table-cell>
          <table:table-cell table:formula="of:=[.J1014]/[.A1014]" office:value-type="float" office:value="1.01070586100526">
            <text:p>1.01</text:p>
          </table:table-cell>
          <table:table-cell table:number-columns-repeated="5"/>
        </table:table-row>
        <table:table-row table:style-name="ro1">
          <table:table-cell office:value-type="float" office:value="77.43">
            <text:p>77.43</text:p>
          </table:table-cell>
          <table:table-cell office:value-type="float" office:value="85.33">
            <text:p>85.33</text:p>
          </table:table-cell>
          <table:table-cell table:formula="of:=[.B1015]/[.A1015]" office:value-type="float" office:value="1.10202763786646">
            <text:p>1.1</text:p>
          </table:table-cell>
          <table:table-cell office:value-type="float" office:value="80.01">
            <text:p>80.01</text:p>
          </table:table-cell>
          <table:table-cell table:formula="of:=[.D1015]/[.A1015]" office:value-type="float" office:value="1.03332041844246">
            <text:p>1.03</text:p>
          </table:table-cell>
          <table:table-cell office:value-type="float" office:value="79.43">
            <text:p>79.43</text:p>
          </table:table-cell>
          <table:table-cell table:formula="of:=[.F1015]/[.A1015]" office:value-type="float" office:value="1.02582978173834">
            <text:p>1.03</text:p>
          </table:table-cell>
          <table:table-cell office:value-type="float" office:value="81.08">
            <text:p>81.08</text:p>
          </table:table-cell>
          <table:table-cell table:formula="of:=[.H1015]/[.A1015]" office:value-type="float" office:value="1.04713935167248">
            <text:p>1.05</text:p>
          </table:table-cell>
          <table:table-cell office:value-type="float" office:value="78.84">
            <text:p>78.84</text:p>
          </table:table-cell>
          <table:table-cell table:formula="of:=[.J1015]/[.A1015]" office:value-type="float" office:value="1.01820999612553">
            <text:p>1.02</text:p>
          </table:table-cell>
          <table:table-cell table:number-columns-repeated="5"/>
        </table:table-row>
        <table:table-row table:style-name="ro1">
          <table:table-cell office:value-type="float" office:value="135.1">
            <text:p>135.1</text:p>
          </table:table-cell>
          <table:table-cell office:value-type="float" office:value="138.02">
            <text:p>138.02</text:p>
          </table:table-cell>
          <table:table-cell table:formula="of:=[.B1016]/[.A1016]" office:value-type="float" office:value="1.02161361954108">
            <text:p>1.02</text:p>
          </table:table-cell>
          <table:table-cell office:value-type="float" office:value="136.27">
            <text:p>136.27</text:p>
          </table:table-cell>
          <table:table-cell table:formula="of:=[.D1016]/[.A1016]" office:value-type="float" office:value="1.00866025166543">
            <text:p>1.01</text:p>
          </table:table-cell>
          <table:table-cell office:value-type="float" office:value="138.61">
            <text:p>138.61</text:p>
          </table:table-cell>
          <table:table-cell table:formula="of:=[.F1016]/[.A1016]" office:value-type="float" office:value="1.0259807549963">
            <text:p>1.03</text:p>
          </table:table-cell>
          <table:table-cell office:value-type="float" office:value="138.02">
            <text:p>138.02</text:p>
          </table:table-cell>
          <table:table-cell table:formula="of:=[.H1016]/[.A1016]" office:value-type="float" office:value="1.02161361954108">
            <text:p>1.02</text:p>
          </table:table-cell>
          <table:table-cell office:value-type="float" office:value="135.1">
            <text:p>135.1</text:p>
          </table:table-cell>
          <table:table-cell table:formula="of:=[.J1016]/[.A10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2.68">
            <text:p>112.68</text:p>
          </table:table-cell>
          <table:table-cell office:value-type="float" office:value="117.02">
            <text:p>117.02</text:p>
          </table:table-cell>
          <table:table-cell table:formula="of:=[.B1017]/[.A1017]" office:value-type="float" office:value="1.03851615193468">
            <text:p>1.04</text:p>
          </table:table-cell>
          <table:table-cell office:value-type="float" office:value="115.61">
            <text:p>115.61</text:p>
          </table:table-cell>
          <table:table-cell table:formula="of:=[.D1017]/[.A1017]" office:value-type="float" office:value="1.0260028399006">
            <text:p>1.03</text:p>
          </table:table-cell>
          <table:table-cell office:value-type="float" office:value="115.61">
            <text:p>115.61</text:p>
          </table:table-cell>
          <table:table-cell table:formula="of:=[.F1017]/[.A1017]" office:value-type="float" office:value="1.0260028399006">
            <text:p>1.03</text:p>
          </table:table-cell>
          <table:table-cell office:value-type="float" office:value="117.02">
            <text:p>117.02</text:p>
          </table:table-cell>
          <table:table-cell table:formula="of:=[.H1017]/[.A1017]" office:value-type="float" office:value="1.03851615193468">
            <text:p>1.04</text:p>
          </table:table-cell>
          <table:table-cell office:value-type="float" office:value="115.61">
            <text:p>115.61</text:p>
          </table:table-cell>
          <table:table-cell table:formula="of:=[.J1017]/[.A1017]" office:value-type="float" office:value="1.0260028399006">
            <text:p>1.03</text:p>
          </table:table-cell>
          <table:table-cell table:number-columns-repeated="5"/>
        </table:table-row>
        <table:table-row table:style-name="ro1">
          <table:table-cell office:value-type="float" office:value="301.61">
            <text:p>301.61</text:p>
          </table:table-cell>
          <table:table-cell office:value-type="float" office:value="326.15">
            <text:p>326.15</text:p>
          </table:table-cell>
          <table:table-cell table:formula="of:=[.B1018]/[.A1018]" office:value-type="float" office:value="1.08136335002155">
            <text:p>1.08</text:p>
          </table:table-cell>
          <table:table-cell office:value-type="float" office:value="314.74">
            <text:p>314.74</text:p>
          </table:table-cell>
          <table:table-cell table:formula="of:=[.D1018]/[.A1018]" office:value-type="float" office:value="1.04353303935546">
            <text:p>1.04</text:p>
          </table:table-cell>
          <table:table-cell office:value-type="float" office:value="309.46">
            <text:p>309.46</text:p>
          </table:table-cell>
          <table:table-cell table:formula="of:=[.F1018]/[.A1018]" office:value-type="float" office:value="1.02602698849508">
            <text:p>1.03</text:p>
          </table:table-cell>
          <table:table-cell office:value-type="float" office:value="322.49">
            <text:p>322.49</text:p>
          </table:table-cell>
          <table:table-cell table:formula="of:=[.H1018]/[.A1018]" office:value-type="float" office:value="1.06922847385697">
            <text:p>1.07</text:p>
          </table:table-cell>
          <table:table-cell office:value-type="float" office:value="310.63">
            <text:p>310.63</text:p>
          </table:table-cell>
          <table:table-cell table:formula="of:=[.J1018]/[.A1018]" office:value-type="float" office:value="1.02990617021982">
            <text:p>1.03</text:p>
          </table:table-cell>
          <table:table-cell table:number-columns-repeated="5"/>
        </table:table-row>
        <table:table-row table:style-name="ro1">
          <table:table-cell office:value-type="float" office:value="477.96">
            <text:p>477.96</text:p>
          </table:table-cell>
          <table:table-cell office:value-type="float" office:value="492.98">
            <text:p>492.98</text:p>
          </table:table-cell>
          <table:table-cell table:formula="of:=[.B1019]/[.A1019]" office:value-type="float" office:value="1.03142522386811">
            <text:p>1.03</text:p>
          </table:table-cell>
          <table:table-cell office:value-type="float" office:value="493.33">
            <text:p>493.33</text:p>
          </table:table-cell>
          <table:table-cell table:formula="of:=[.D1019]/[.A1019]" office:value-type="float" office:value="1.03215750271989">
            <text:p>1.03</text:p>
          </table:table-cell>
          <table:table-cell office:value-type="float" office:value="490.4">
            <text:p>490.4</text:p>
          </table:table-cell>
          <table:table-cell table:formula="of:=[.F1019]/[.A1019]" office:value-type="float" office:value="1.02602728261779">
            <text:p>1.03</text:p>
          </table:table-cell>
          <table:table-cell office:value-type="float" office:value="492.4">
            <text:p>492.4</text:p>
          </table:table-cell>
          <table:table-cell table:formula="of:=[.H1019]/[.A1019]" office:value-type="float" office:value="1.03021173319943">
            <text:p>1.03</text:p>
          </table:table-cell>
          <table:table-cell office:value-type="float" office:value="489.81">
            <text:p>489.81</text:p>
          </table:table-cell>
          <table:table-cell table:formula="of:=[.J1019]/[.A1019]" office:value-type="float" office:value="1.02479286969621">
            <text:p>1.02</text:p>
          </table:table-cell>
          <table:table-cell table:number-columns-repeated="5"/>
        </table:table-row>
        <table:table-row table:style-name="ro1">
          <table:table-cell office:value-type="float" office:value="166.88">
            <text:p>166.88</text:p>
          </table:table-cell>
          <table:table-cell office:value-type="float" office:value="171.71">
            <text:p>171.71</text:p>
          </table:table-cell>
          <table:table-cell table:formula="of:=[.B1020]/[.A1020]" office:value-type="float" office:value="1.02894295302013">
            <text:p>1.03</text:p>
          </table:table-cell>
          <table:table-cell office:value-type="float" office:value="171.12">
            <text:p>171.12</text:p>
          </table:table-cell>
          <table:table-cell table:formula="of:=[.D1020]/[.A1020]" office:value-type="float" office:value="1.02540747842761">
            <text:p>1.03</text:p>
          </table:table-cell>
          <table:table-cell office:value-type="float" office:value="171.23">
            <text:p>171.23</text:p>
          </table:table-cell>
          <table:table-cell table:formula="of:=[.F1020]/[.A1020]" office:value-type="float" office:value="1.02606663470757">
            <text:p>1.03</text:p>
          </table:table-cell>
          <table:table-cell office:value-type="float" office:value="171.71">
            <text:p>171.71</text:p>
          </table:table-cell>
          <table:table-cell table:formula="of:=[.H1020]/[.A1020]" office:value-type="float" office:value="1.02894295302013">
            <text:p>1.03</text:p>
          </table:table-cell>
          <table:table-cell office:value-type="float" office:value="171.12">
            <text:p>171.12</text:p>
          </table:table-cell>
          <table:table-cell table:formula="of:=[.J1020]/[.A1020]" office:value-type="float" office:value="1.02540747842761">
            <text:p>1.03</text:p>
          </table:table-cell>
          <table:table-cell table:number-columns-repeated="5"/>
        </table:table-row>
        <table:table-row table:style-name="ro1">
          <table:table-cell office:value-type="float" office:value="291.88">
            <text:p>291.88</text:p>
          </table:table-cell>
          <table:table-cell office:value-type="float" office:value="303.05">
            <text:p>303.05</text:p>
          </table:table-cell>
          <table:table-cell table:formula="of:=[.B1021]/[.A1021]" office:value-type="float" office:value="1.03826915170618">
            <text:p>1.04</text:p>
          </table:table-cell>
          <table:table-cell office:value-type="float" office:value="298.81">
            <text:p>298.81</text:p>
          </table:table-cell>
          <table:table-cell table:formula="of:=[.D1021]/[.A1021]" office:value-type="float" office:value="1.02374263395916">
            <text:p>1.02</text:p>
          </table:table-cell>
          <table:table-cell office:value-type="float" office:value="299.49">
            <text:p>299.49</text:p>
          </table:table-cell>
          <table:table-cell table:formula="of:=[.F1021]/[.A1021]" office:value-type="float" office:value="1.02607235850349">
            <text:p>1.03</text:p>
          </table:table-cell>
          <table:table-cell office:value-type="float" office:value="303.05">
            <text:p>303.05</text:p>
          </table:table-cell>
          <table:table-cell table:formula="of:=[.H1021]/[.A1021]" office:value-type="float" office:value="1.03826915170618">
            <text:p>1.04</text:p>
          </table:table-cell>
          <table:table-cell office:value-type="float" office:value="297.05">
            <text:p>297.05</text:p>
          </table:table-cell>
          <table:table-cell table:formula="of:=[.J1021]/[.A1021]" office:value-type="float" office:value="1.01771275866795">
            <text:p>1.02</text:p>
          </table:table-cell>
          <table:table-cell table:number-columns-repeated="5"/>
        </table:table-row>
        <table:table-row table:style-name="ro1">
          <table:table-cell office:value-type="float" office:value="450.56">
            <text:p>450.56</text:p>
          </table:table-cell>
          <table:table-cell office:value-type="float" office:value="456.8">
            <text:p>456.8</text:p>
          </table:table-cell>
          <table:table-cell table:formula="of:=[.B1022]/[.A1022]" office:value-type="float" office:value="1.01384943181818">
            <text:p>1.01</text:p>
          </table:table-cell>
          <table:table-cell office:value-type="float" office:value="455.97">
            <text:p>455.97</text:p>
          </table:table-cell>
          <table:table-cell table:formula="of:=[.D1022]/[.A1022]" office:value-type="float" office:value="1.01200727982955">
            <text:p>1.01</text:p>
          </table:table-cell>
          <table:table-cell office:value-type="float" office:value="462.32">
            <text:p>462.32</text:p>
          </table:table-cell>
          <table:table-cell table:formula="of:=[.F1022]/[.A1022]" office:value-type="float" office:value="1.02610085227273">
            <text:p>1.03</text:p>
          </table:table-cell>
          <table:table-cell office:value-type="float" office:value="456.22">
            <text:p>456.22</text:p>
          </table:table-cell>
          <table:table-cell table:formula="of:=[.H1022]/[.A1022]" office:value-type="float" office:value="1.01256214488636">
            <text:p>1.01</text:p>
          </table:table-cell>
          <table:table-cell office:value-type="float" office:value="455.39">
            <text:p>455.39</text:p>
          </table:table-cell>
          <table:table-cell table:formula="of:=[.J1022]/[.A1022]" office:value-type="float" office:value="1.01071999289773">
            <text:p>1.01</text:p>
          </table:table-cell>
          <table:table-cell table:number-columns-repeated="5"/>
        </table:table-row>
        <table:table-row table:style-name="ro1">
          <table:table-cell office:value-type="float" office:value="220.45">
            <text:p>220.45</text:p>
          </table:table-cell>
          <table:table-cell office:value-type="float" office:value="223.87">
            <text:p>223.87</text:p>
          </table:table-cell>
          <table:table-cell table:formula="of:=[.B1023]/[.A1023]" office:value-type="float" office:value="1.01551372193241">
            <text:p>1.02</text:p>
          </table:table-cell>
          <table:table-cell office:value-type="float" office:value="222.69">
            <text:p>222.69</text:p>
          </table:table-cell>
          <table:table-cell table:formula="of:=[.D1023]/[.A1023]" office:value-type="float" office:value="1.01016103424813">
            <text:p>1.01</text:p>
          </table:table-cell>
          <table:table-cell office:value-type="float" office:value="226.21">
            <text:p>226.21</text:p>
          </table:table-cell>
          <table:table-cell table:formula="of:=[.F1023]/[.A1023]" office:value-type="float" office:value="1.0261283737809">
            <text:p>1.03</text:p>
          </table:table-cell>
          <table:table-cell office:value-type="float" office:value="223.87">
            <text:p>223.87</text:p>
          </table:table-cell>
          <table:table-cell table:formula="of:=[.H1023]/[.A1023]" office:value-type="float" office:value="1.01551372193241">
            <text:p>1.02</text:p>
          </table:table-cell>
          <table:table-cell office:value-type="float" office:value="223.28">
            <text:p>223.28</text:p>
          </table:table-cell>
          <table:table-cell table:formula="of:=[.J1023]/[.A1023]" office:value-type="float" office:value="1.01283737809027">
            <text:p>1.01</text:p>
          </table:table-cell>
          <table:table-cell table:number-columns-repeated="5"/>
        </table:table-row>
        <table:table-row table:style-name="ro1">
          <table:table-cell office:value-type="float" office:value="344.73">
            <text:p>344.73</text:p>
          </table:table-cell>
          <table:table-cell office:value-type="float" office:value="366.79">
            <text:p>366.79</text:p>
          </table:table-cell>
          <table:table-cell table:formula="of:=[.B1024]/[.A1024]" office:value-type="float" office:value="1.06399210976706">
            <text:p>1.06</text:p>
          </table:table-cell>
          <table:table-cell office:value-type="float" office:value="354.35">
            <text:p>354.35</text:p>
          </table:table-cell>
          <table:table-cell table:formula="of:=[.D1024]/[.A1024]" office:value-type="float" office:value="1.02790589736896">
            <text:p>1.03</text:p>
          </table:table-cell>
          <table:table-cell office:value-type="float" office:value="353.76">
            <text:p>353.76</text:p>
          </table:table-cell>
          <table:table-cell table:formula="of:=[.F1024]/[.A1024]" office:value-type="float" office:value="1.02619441301888">
            <text:p>1.03</text:p>
          </table:table-cell>
          <table:table-cell office:value-type="float" office:value="366.79">
            <text:p>366.79</text:p>
          </table:table-cell>
          <table:table-cell table:formula="of:=[.H1024]/[.A1024]" office:value-type="float" office:value="1.06399210976706">
            <text:p>1.06</text:p>
          </table:table-cell>
          <table:table-cell office:value-type="float" office:value="357.27">
            <text:p>357.27</text:p>
          </table:table-cell>
          <table:table-cell table:formula="of:=[.J1024]/[.A1024]" office:value-type="float" office:value="1.03637629449134">
            <text:p>1.04</text:p>
          </table:table-cell>
          <table:table-cell table:number-columns-repeated="5"/>
        </table:table-row>
        <table:table-row table:style-name="ro1">
          <table:table-cell office:value-type="float" office:value="196.31">
            <text:p>196.31</text:p>
          </table:table-cell>
          <table:table-cell office:value-type="float" office:value="208.17">
            <text:p>208.17</text:p>
          </table:table-cell>
          <table:table-cell table:formula="of:=[.B1025]/[.A1025]" office:value-type="float" office:value="1.060414650298">
            <text:p>1.06</text:p>
          </table:table-cell>
          <table:table-cell office:value-type="float" office:value="200.89">
            <text:p>200.89</text:p>
          </table:table-cell>
          <table:table-cell table:formula="of:=[.D1025]/[.A1025]" office:value-type="float" office:value="1.0233304467424">
            <text:p>1.02</text:p>
          </table:table-cell>
          <table:table-cell office:value-type="float" office:value="201.48">
            <text:p>201.48</text:p>
          </table:table-cell>
          <table:table-cell table:formula="of:=[.F1025]/[.A1025]" office:value-type="float" office:value="1.02633589730528">
            <text:p>1.03</text:p>
          </table:table-cell>
          <table:table-cell office:value-type="float" office:value="208.17">
            <text:p>208.17</text:p>
          </table:table-cell>
          <table:table-cell table:formula="of:=[.H1025]/[.A1025]" office:value-type="float" office:value="1.060414650298">
            <text:p>1.06</text:p>
          </table:table-cell>
          <table:table-cell office:value-type="float" office:value="201.48">
            <text:p>201.48</text:p>
          </table:table-cell>
          <table:table-cell table:formula="of:=[.J1025]/[.A1025]" office:value-type="float" office:value="1.02633589730528">
            <text:p>1.03</text:p>
          </table:table-cell>
          <table:table-cell table:number-columns-repeated="5"/>
        </table:table-row>
        <table:table-row table:style-name="ro1">
          <table:table-cell office:value-type="float" office:value="351.9">
            <text:p>351.9</text:p>
          </table:table-cell>
          <table:table-cell office:value-type="float" office:value="363.27">
            <text:p>363.27</text:p>
          </table:table-cell>
          <table:table-cell table:formula="of:=[.B1026]/[.A1026]" office:value-type="float" office:value="1.03231031543052">
            <text:p>1.03</text:p>
          </table:table-cell>
          <table:table-cell office:value-type="float" office:value="358.35">
            <text:p>358.35</text:p>
          </table:table-cell>
          <table:table-cell table:formula="of:=[.D1026]/[.A1026]" office:value-type="float" office:value="1.01832907075874">
            <text:p>1.02</text:p>
          </table:table-cell>
          <table:table-cell office:value-type="float" office:value="361.27">
            <text:p>361.27</text:p>
          </table:table-cell>
          <table:table-cell table:formula="of:=[.F1026]/[.A1026]" office:value-type="float" office:value="1.02662688263711">
            <text:p>1.03</text:p>
          </table:table-cell>
          <table:table-cell office:value-type="float" office:value="363.27">
            <text:p>363.27</text:p>
          </table:table-cell>
          <table:table-cell table:formula="of:=[.H1026]/[.A1026]" office:value-type="float" office:value="1.03231031543052">
            <text:p>1.03</text:p>
          </table:table-cell>
          <table:table-cell office:value-type="float" office:value="361.27">
            <text:p>361.27</text:p>
          </table:table-cell>
          <table:table-cell table:formula="of:=[.J1026]/[.A1026]" office:value-type="float" office:value="1.02662688263711">
            <text:p>1.03</text:p>
          </table:table-cell>
          <table:table-cell table:number-columns-repeated="5"/>
        </table:table-row>
        <table:table-row table:style-name="ro1">
          <table:table-cell office:value-type="float" office:value="66.08">
            <text:p>66.08</text:p>
          </table:table-cell>
          <table:table-cell office:value-type="float" office:value="72.67">
            <text:p>72.67</text:p>
          </table:table-cell>
          <table:table-cell table:formula="of:=[.B1027]/[.A1027]" office:value-type="float" office:value="1.09972760290557">
            <text:p>1.1</text:p>
          </table:table-cell>
          <table:table-cell office:value-type="float" office:value="67.84">
            <text:p>67.84</text:p>
          </table:table-cell>
          <table:table-cell table:formula="of:=[.D1027]/[.A1027]" office:value-type="float" office:value="1.02663438256659">
            <text:p>1.03</text:p>
          </table:table-cell>
          <table:table-cell office:value-type="float" office:value="67.84">
            <text:p>67.84</text:p>
          </table:table-cell>
          <table:table-cell table:formula="of:=[.F1027]/[.A1027]" office:value-type="float" office:value="1.02663438256659">
            <text:p>1.03</text:p>
          </table:table-cell>
          <table:table-cell office:value-type="float" office:value="72.67">
            <text:p>72.67</text:p>
          </table:table-cell>
          <table:table-cell table:formula="of:=[.H1027]/[.A1027]" office:value-type="float" office:value="1.09972760290557">
            <text:p>1.1</text:p>
          </table:table-cell>
          <table:table-cell office:value-type="float" office:value="67.25">
            <text:p>67.25</text:p>
          </table:table-cell>
          <table:table-cell table:formula="of:=[.J1027]/[.A1027]" office:value-type="float" office:value="1.01770581113801">
            <text:p>1.02</text:p>
          </table:table-cell>
          <table:table-cell table:number-columns-repeated="5"/>
        </table:table-row>
        <table:table-row table:style-name="ro1">
          <table:table-cell office:value-type="float" office:value="22.14">
            <text:p>22.14</text:p>
          </table:table-cell>
          <table:table-cell office:value-type="float" office:value="34.73">
            <text:p>34.73</text:p>
          </table:table-cell>
          <table:table-cell table:formula="of:=[.B1028]/[.A1028]" office:value-type="float" office:value="1.56865401987353">
            <text:p>1.57</text:p>
          </table:table-cell>
          <table:table-cell office:value-type="float" office:value="24.49">
            <text:p>24.49</text:p>
          </table:table-cell>
          <table:table-cell table:formula="of:=[.D1028]/[.A1028]" office:value-type="float" office:value="1.10614272809395">
            <text:p>1.11</text:p>
          </table:table-cell>
          <table:table-cell office:value-type="float" office:value="22.73">
            <text:p>22.73</text:p>
          </table:table-cell>
          <table:table-cell table:formula="of:=[.F1028]/[.A1028]" office:value-type="float" office:value="1.02664859981933">
            <text:p>1.03</text:p>
          </table:table-cell>
          <table:table-cell office:value-type="float" office:value="34.73">
            <text:p>34.73</text:p>
          </table:table-cell>
          <table:table-cell table:formula="of:=[.H1028]/[.A1028]" office:value-type="float" office:value="1.56865401987353">
            <text:p>1.57</text:p>
          </table:table-cell>
          <table:table-cell office:value-type="float" office:value="24.49">
            <text:p>24.49</text:p>
          </table:table-cell>
          <table:table-cell table:formula="of:=[.J1028]/[.A1028]" office:value-type="float" office:value="1.10614272809395">
            <text:p>1.11</text:p>
          </table:table-cell>
          <table:table-cell table:number-columns-repeated="5"/>
        </table:table-row>
        <table:table-row table:style-name="ro1">
          <table:table-cell office:value-type="float" office:value="243.62">
            <text:p>243.62</text:p>
          </table:table-cell>
          <table:table-cell office:value-type="float" office:value="255.76">
            <text:p>255.76</text:p>
          </table:table-cell>
          <table:table-cell table:formula="of:=[.B1029]/[.A1029]" office:value-type="float" office:value="1.04983170511452">
            <text:p>1.05</text:p>
          </table:table-cell>
          <table:table-cell office:value-type="float" office:value="247.76">
            <text:p>247.76</text:p>
          </table:table-cell>
          <table:table-cell table:formula="of:=[.D1029]/[.A1029]" office:value-type="float" office:value="1.01699367867991">
            <text:p>1.02</text:p>
          </table:table-cell>
          <table:table-cell office:value-type="float" office:value="250.21">
            <text:p>250.21</text:p>
          </table:table-cell>
          <table:table-cell table:formula="of:=[.F1029]/[.A1029]" office:value-type="float" office:value="1.02705032427551">
            <text:p>1.03</text:p>
          </table:table-cell>
          <table:table-cell office:value-type="float" office:value="255.76">
            <text:p>255.76</text:p>
          </table:table-cell>
          <table:table-cell table:formula="of:=[.H1029]/[.A1029]" office:value-type="float" office:value="1.04983170511452">
            <text:p>1.05</text:p>
          </table:table-cell>
          <table:table-cell office:value-type="float" office:value="247.76">
            <text:p>247.76</text:p>
          </table:table-cell>
          <table:table-cell table:formula="of:=[.J1029]/[.A1029]" office:value-type="float" office:value="1.01699367867991">
            <text:p>1.02</text:p>
          </table:table-cell>
          <table:table-cell table:number-columns-repeated="5"/>
        </table:table-row>
        <table:table-row table:style-name="ro1">
          <table:table-cell office:value-type="float" office:value="82.74">
            <text:p>82.74</text:p>
          </table:table-cell>
          <table:table-cell office:value-type="float" office:value="85.23">
            <text:p>85.23</text:p>
          </table:table-cell>
          <table:table-cell table:formula="of:=[.B1030]/[.A1030]" office:value-type="float" office:value="1.03009427121102">
            <text:p>1.03</text:p>
          </table:table-cell>
          <table:table-cell office:value-type="float" office:value="84.98">
            <text:p>84.98</text:p>
          </table:table-cell>
          <table:table-cell table:formula="of:=[.D1030]/[.A1030]" office:value-type="float" office:value="1.02707275803723">
            <text:p>1.03</text:p>
          </table:table-cell>
          <table:table-cell office:value-type="float" office:value="84.98">
            <text:p>84.98</text:p>
          </table:table-cell>
          <table:table-cell table:formula="of:=[.F1030]/[.A1030]" office:value-type="float" office:value="1.02707275803723">
            <text:p>1.03</text:p>
          </table:table-cell>
          <table:table-cell office:value-type="float" office:value="85.23">
            <text:p>85.23</text:p>
          </table:table-cell>
          <table:table-cell table:formula="of:=[.H1030]/[.A1030]" office:value-type="float" office:value="1.03009427121102">
            <text:p>1.03</text:p>
          </table:table-cell>
          <table:table-cell office:value-type="float" office:value="84.98">
            <text:p>84.98</text:p>
          </table:table-cell>
          <table:table-cell table:formula="of:=[.J1030]/[.A1030]" office:value-type="float" office:value="1.02707275803723">
            <text:p>1.03</text:p>
          </table:table-cell>
          <table:table-cell table:number-columns-repeated="5"/>
        </table:table-row>
        <table:table-row table:style-name="ro1">
          <table:table-cell office:value-type="float" office:value="419.06">
            <text:p>419.06</text:p>
          </table:table-cell>
          <table:table-cell office:value-type="float" office:value="441.26">
            <text:p>441.26</text:p>
          </table:table-cell>
          <table:table-cell table:formula="of:=[.B1031]/[.A1031]" office:value-type="float" office:value="1.05297570753591">
            <text:p>1.05</text:p>
          </table:table-cell>
          <table:table-cell office:value-type="float" office:value="432.09">
            <text:p>432.09</text:p>
          </table:table-cell>
          <table:table-cell table:formula="of:=[.D1031]/[.A1031]" office:value-type="float" office:value="1.0310933995132">
            <text:p>1.03</text:p>
          </table:table-cell>
          <table:table-cell office:value-type="float" office:value="430.43">
            <text:p>430.43</text:p>
          </table:table-cell>
          <table:table-cell table:formula="of:=[.F1031]/[.A1031]" office:value-type="float" office:value="1.02713215291366">
            <text:p>1.03</text:p>
          </table:table-cell>
          <table:table-cell office:value-type="float" office:value="439.5">
            <text:p>439.5</text:p>
          </table:table-cell>
          <table:table-cell table:formula="of:=[.H1031]/[.A1031]" office:value-type="float" office:value="1.04877583162316">
            <text:p>1.05</text:p>
          </table:table-cell>
          <table:table-cell office:value-type="float" office:value="424.57">
            <text:p>424.57</text:p>
          </table:table-cell>
          <table:table-cell table:formula="of:=[.J1031]/[.A1031]" office:value-type="float" office:value="1.01314847515869">
            <text:p>1.01</text:p>
          </table:table-cell>
          <table:table-cell table:number-columns-repeated="5"/>
        </table:table-row>
        <table:table-row table:style-name="ro1">
          <table:table-cell office:value-type="float" office:value="434.03">
            <text:p>434.03</text:p>
          </table:table-cell>
          <table:table-cell office:value-type="float" office:value="441.2">
            <text:p>441.2</text:p>
          </table:table-cell>
          <table:table-cell table:formula="of:=[.B1032]/[.A1032]" office:value-type="float" office:value="1.01651959541967">
            <text:p>1.02</text:p>
          </table:table-cell>
          <table:table-cell office:value-type="float" office:value="437.55">
            <text:p>437.55</text:p>
          </table:table-cell>
          <table:table-cell table:formula="of:=[.D1032]/[.A1032]" office:value-type="float" office:value="1.0081100384766">
            <text:p>1.01</text:p>
          </table:table-cell>
          <table:table-cell office:value-type="float" office:value="445.83">
            <text:p>445.83</text:p>
          </table:table-cell>
          <table:table-cell table:formula="of:=[.F1032]/[.A1032]" office:value-type="float" office:value="1.02718706080225">
            <text:p>1.03</text:p>
          </table:table-cell>
          <table:table-cell office:value-type="float" office:value="441.2">
            <text:p>441.2</text:p>
          </table:table-cell>
          <table:table-cell table:formula="of:=[.H1032]/[.A1032]" office:value-type="float" office:value="1.01651959541967">
            <text:p>1.02</text:p>
          </table:table-cell>
          <table:table-cell office:value-type="float" office:value="437.45">
            <text:p>437.45</text:p>
          </table:table-cell>
          <table:table-cell table:formula="of:=[.J1032]/[.A1032]" office:value-type="float" office:value="1.00787963965625">
            <text:p>1.01</text:p>
          </table:table-cell>
          <table:table-cell table:number-columns-repeated="5"/>
        </table:table-row>
        <table:table-row table:style-name="ro1">
          <table:table-cell office:value-type="float" office:value="487.37">
            <text:p>487.37</text:p>
          </table:table-cell>
          <table:table-cell office:value-type="float" office:value="495.61">
            <text:p>495.61</text:p>
          </table:table-cell>
          <table:table-cell table:formula="of:=[.B1033]/[.A1033]" office:value-type="float" office:value="1.01690707265527">
            <text:p>1.02</text:p>
          </table:table-cell>
          <table:table-cell office:value-type="float" office:value="495.37">
            <text:p>495.37</text:p>
          </table:table-cell>
          <table:table-cell table:formula="of:=[.D1033]/[.A1033]" office:value-type="float" office:value="1.0164146336459">
            <text:p>1.02</text:p>
          </table:table-cell>
          <table:table-cell office:value-type="float" office:value="500.64">
            <text:p>500.64</text:p>
          </table:table-cell>
          <table:table-cell table:formula="of:=[.F1033]/[.A1033]" office:value-type="float" office:value="1.02722777356013">
            <text:p>1.03</text:p>
          </table:table-cell>
          <table:table-cell office:value-type="float" office:value="495.61">
            <text:p>495.61</text:p>
          </table:table-cell>
          <table:table-cell table:formula="of:=[.H1033]/[.A1033]" office:value-type="float" office:value="1.01690707265527">
            <text:p>1.02</text:p>
          </table:table-cell>
          <table:table-cell office:value-type="float" office:value="495.37">
            <text:p>495.37</text:p>
          </table:table-cell>
          <table:table-cell table:formula="of:=[.J1033]/[.A1033]" office:value-type="float" office:value="1.0164146336459">
            <text:p>1.02</text:p>
          </table:table-cell>
          <table:table-cell table:number-columns-repeated="5"/>
        </table:table-row>
        <table:table-row table:style-name="ro1">
          <table:table-cell office:value-type="float" office:value="112.5">
            <text:p>112.5</text:p>
          </table:table-cell>
          <table:table-cell office:value-type="float" office:value="128.25">
            <text:p>128.25</text:p>
          </table:table-cell>
          <table:table-cell table:formula="of:=[.B1034]/[.A1034]" office:value-type="float" office:value="1.14">
            <text:p>1.14</text:p>
          </table:table-cell>
          <table:table-cell office:value-type="float" office:value="124.25">
            <text:p>124.25</text:p>
          </table:table-cell>
          <table:table-cell table:formula="of:=[.D1034]/[.A1034]" office:value-type="float" office:value="1.10444444444444">
            <text:p>1.1</text:p>
          </table:table-cell>
          <table:table-cell office:value-type="float" office:value="115.57">
            <text:p>115.57</text:p>
          </table:table-cell>
          <table:table-cell table:formula="of:=[.F1034]/[.A1034]" office:value-type="float" office:value="1.02728888888889">
            <text:p>1.03</text:p>
          </table:table-cell>
          <table:table-cell office:value-type="float" office:value="128.25">
            <text:p>128.25</text:p>
          </table:table-cell>
          <table:table-cell table:formula="of:=[.H1034]/[.A1034]" office:value-type="float" office:value="1.14">
            <text:p>1.14</text:p>
          </table:table-cell>
          <table:table-cell office:value-type="float" office:value="122.5">
            <text:p>122.5</text:p>
          </table:table-cell>
          <table:table-cell table:formula="of:=[.J1034]/[.A1034]" office:value-type="float" office:value="1.08888888888889">
            <text:p>1.09</text:p>
          </table:table-cell>
          <table:table-cell table:number-columns-repeated="5"/>
        </table:table-row>
        <table:table-row table:style-name="ro1">
          <table:table-cell office:value-type="float" office:value="457.14">
            <text:p>457.14</text:p>
          </table:table-cell>
          <table:table-cell office:value-type="float" office:value="473.69">
            <text:p>473.69</text:p>
          </table:table-cell>
          <table:table-cell table:formula="of:=[.B1035]/[.A1035]" office:value-type="float" office:value="1.03620335127095">
            <text:p>1.04</text:p>
          </table:table-cell>
          <table:table-cell office:value-type="float" office:value="467.93">
            <text:p>467.93</text:p>
          </table:table-cell>
          <table:table-cell table:formula="of:=[.D1035]/[.A1035]" office:value-type="float" office:value="1.02360327252045">
            <text:p>1.02</text:p>
          </table:table-cell>
          <table:table-cell office:value-type="float" office:value="469.69">
            <text:p>469.69</text:p>
          </table:table-cell>
          <table:table-cell table:formula="of:=[.F1035]/[.A1035]" office:value-type="float" office:value="1.0274532965831">
            <text:p>1.03</text:p>
          </table:table-cell>
          <table:table-cell office:value-type="float" office:value="473.1">
            <text:p>473.1</text:p>
          </table:table-cell>
          <table:table-cell table:formula="of:=[.H1035]/[.A1035]" office:value-type="float" office:value="1.03491271820449">
            <text:p>1.03</text:p>
          </table:table-cell>
          <table:table-cell office:value-type="float" office:value="467.35">
            <text:p>467.35</text:p>
          </table:table-cell>
          <table:table-cell table:formula="of:=[.J1035]/[.A1035]" office:value-type="float" office:value="1.02233451459072">
            <text:p>1.02</text:p>
          </table:table-cell>
          <table:table-cell table:number-columns-repeated="5"/>
        </table:table-row>
        <table:table-row table:style-name="ro1">
          <table:table-cell office:value-type="float" office:value="426.07">
            <text:p>426.07</text:p>
          </table:table-cell>
          <table:table-cell office:value-type="float" office:value="448.48">
            <text:p>448.48</text:p>
          </table:table-cell>
          <table:table-cell table:formula="of:=[.B1036]/[.A1036]" office:value-type="float" office:value="1.05259699110475">
            <text:p>1.05</text:p>
          </table:table-cell>
          <table:table-cell office:value-type="float" office:value="439.55">
            <text:p>439.55</text:p>
          </table:table-cell>
          <table:table-cell table:formula="of:=[.D1036]/[.A1036]" office:value-type="float" office:value="1.03163799375689">
            <text:p>1.03</text:p>
          </table:table-cell>
          <table:table-cell office:value-type="float" office:value="437.79">
            <text:p>437.79</text:p>
          </table:table-cell>
          <table:table-cell table:formula="of:=[.F1036]/[.A1036]" office:value-type="float" office:value="1.02750721712395">
            <text:p>1.03</text:p>
          </table:table-cell>
          <table:table-cell office:value-type="float" office:value="448.48">
            <text:p>448.48</text:p>
          </table:table-cell>
          <table:table-cell table:formula="of:=[.H1036]/[.A1036]" office:value-type="float" office:value="1.05259699110475">
            <text:p>1.05</text:p>
          </table:table-cell>
          <table:table-cell office:value-type="float" office:value="435.45">
            <text:p>435.45</text:p>
          </table:table-cell>
          <table:table-cell table:formula="of:=[.J1036]/[.A1036]" office:value-type="float" office:value="1.02201516182787">
            <text:p>1.02</text:p>
          </table:table-cell>
          <table:table-cell table:number-columns-repeated="5"/>
        </table:table-row>
        <table:table-row table:style-name="ro1">
          <table:table-cell office:value-type="float" office:value="430.7">
            <text:p>430.7</text:p>
          </table:table-cell>
          <table:table-cell office:value-type="float" office:value="449.77">
            <text:p>449.77</text:p>
          </table:table-cell>
          <table:table-cell table:formula="of:=[.B1037]/[.A1037]" office:value-type="float" office:value="1.0442767587648">
            <text:p>1.04</text:p>
          </table:table-cell>
          <table:table-cell office:value-type="float" office:value="440.46">
            <text:p>440.46</text:p>
          </table:table-cell>
          <table:table-cell table:formula="of:=[.D1037]/[.A1037]" office:value-type="float" office:value="1.02266078476898">
            <text:p>1.02</text:p>
          </table:table-cell>
          <table:table-cell office:value-type="float" office:value="442.56">
            <text:p>442.56</text:p>
          </table:table-cell>
          <table:table-cell table:formula="of:=[.F1037]/[.A1037]" office:value-type="float" office:value="1.02753656837706">
            <text:p>1.03</text:p>
          </table:table-cell>
          <table:table-cell office:value-type="float" office:value="449.77">
            <text:p>449.77</text:p>
          </table:table-cell>
          <table:table-cell table:formula="of:=[.H1037]/[.A1037]" office:value-type="float" office:value="1.0442767587648">
            <text:p>1.04</text:p>
          </table:table-cell>
          <table:table-cell office:value-type="float" office:value="439.87">
            <text:p>439.87</text:p>
          </table:table-cell>
          <table:table-cell table:formula="of:=[.J1037]/[.A1037]" office:value-type="float" office:value="1.02129092175528">
            <text:p>1.02</text:p>
          </table:table-cell>
          <table:table-cell table:number-columns-repeated="5"/>
        </table:table-row>
        <table:table-row table:style-name="ro1">
          <table:table-cell office:value-type="float" office:value="471.61">
            <text:p>471.61</text:p>
          </table:table-cell>
          <table:table-cell office:value-type="float" office:value="496.78">
            <text:p>496.78</text:p>
          </table:table-cell>
          <table:table-cell table:formula="of:=[.B1038]/[.A1038]" office:value-type="float" office:value="1.05337036958504">
            <text:p>1.05</text:p>
          </table:table-cell>
          <table:table-cell office:value-type="float" office:value="481.13">
            <text:p>481.13</text:p>
          </table:table-cell>
          <table:table-cell table:formula="of:=[.D1038]/[.A1038]" office:value-type="float" office:value="1.0201861707767">
            <text:p>1.02</text:p>
          </table:table-cell>
          <table:table-cell office:value-type="float" office:value="484.64">
            <text:p>484.64</text:p>
          </table:table-cell>
          <table:table-cell table:formula="of:=[.F1038]/[.A1038]" office:value-type="float" office:value="1.02762876105256">
            <text:p>1.03</text:p>
          </table:table-cell>
          <table:table-cell office:value-type="float" office:value="496.78">
            <text:p>496.78</text:p>
          </table:table-cell>
          <table:table-cell table:formula="of:=[.H1038]/[.A1038]" office:value-type="float" office:value="1.05337036958504">
            <text:p>1.05</text:p>
          </table:table-cell>
          <table:table-cell office:value-type="float" office:value="479.96">
            <text:p>479.96</text:p>
          </table:table-cell>
          <table:table-cell table:formula="of:=[.J1038]/[.A1038]" office:value-type="float" office:value="1.01770530735141">
            <text:p>1.02</text:p>
          </table:table-cell>
          <table:table-cell table:number-columns-repeated="5"/>
        </table:table-row>
        <table:table-row table:style-name="ro1">
          <table:table-cell office:value-type="float" office:value="347.66">
            <text:p>347.66</text:p>
          </table:table-cell>
          <table:table-cell office:value-type="float" office:value="361.37">
            <text:p>361.37</text:p>
          </table:table-cell>
          <table:table-cell table:formula="of:=[.B1039]/[.A1039]" office:value-type="float" office:value="1.03943508025082">
            <text:p>1.04</text:p>
          </table:table-cell>
          <table:table-cell office:value-type="float" office:value="355.52">
            <text:p>355.52</text:p>
          </table:table-cell>
          <table:table-cell table:formula="of:=[.D1039]/[.A1039]" office:value-type="float" office:value="1.02260829546108">
            <text:p>1.02</text:p>
          </table:table-cell>
          <table:table-cell office:value-type="float" office:value="357.27">
            <text:p>357.27</text:p>
          </table:table-cell>
          <table:table-cell table:formula="of:=[.F1039]/[.A1039]" office:value-type="float" office:value="1.02764194903066">
            <text:p>1.03</text:p>
          </table:table-cell>
          <table:table-cell office:value-type="float" office:value="361.37">
            <text:p>361.37</text:p>
          </table:table-cell>
          <table:table-cell table:formula="of:=[.H1039]/[.A1039]" office:value-type="float" office:value="1.03943508025082">
            <text:p>1.04</text:p>
          </table:table-cell>
          <table:table-cell office:value-type="float" office:value="357.86">
            <text:p>357.86</text:p>
          </table:table-cell>
          <table:table-cell table:formula="of:=[.J1039]/[.A1039]" office:value-type="float" office:value="1.02933900937698">
            <text:p>1.03</text:p>
          </table:table-cell>
          <table:table-cell table:number-columns-repeated="5"/>
        </table:table-row>
        <table:table-row table:style-name="ro1">
          <table:table-cell office:value-type="float" office:value="220.15">
            <text:p>220.15</text:p>
          </table:table-cell>
          <table:table-cell office:value-type="float" office:value="239.08">
            <text:p>239.08</text:p>
          </table:table-cell>
          <table:table-cell table:formula="of:=[.B1040]/[.A1040]" office:value-type="float" office:value="1.0859868271633">
            <text:p>1.09</text:p>
          </table:table-cell>
          <table:table-cell office:value-type="float" office:value="226.84">
            <text:p>226.84</text:p>
          </table:table-cell>
          <table:table-cell table:formula="of:=[.D1040]/[.A1040]" office:value-type="float" office:value="1.03038837156484">
            <text:p>1.03</text:p>
          </table:table-cell>
          <table:table-cell office:value-type="float" office:value="226.25">
            <text:p>226.25</text:p>
          </table:table-cell>
          <table:table-cell table:formula="of:=[.F1040]/[.A1040]" office:value-type="float" office:value="1.02770838064956">
            <text:p>1.03</text:p>
          </table:table-cell>
          <table:table-cell office:value-type="float" office:value="239.08">
            <text:p>239.08</text:p>
          </table:table-cell>
          <table:table-cell table:formula="of:=[.H1040]/[.A1040]" office:value-type="float" office:value="1.0859868271633">
            <text:p>1.09</text:p>
          </table:table-cell>
          <table:table-cell office:value-type="float" office:value="223.91">
            <text:p>223.91</text:p>
          </table:table-cell>
          <table:table-cell table:formula="of:=[.J1040]/[.A1040]" office:value-type="float" office:value="1.01707926413809">
            <text:p>1.02</text:p>
          </table:table-cell>
          <table:table-cell table:number-columns-repeated="5"/>
        </table:table-row>
        <table:table-row table:style-name="ro1">
          <table:table-cell office:value-type="float" office:value="110.01">
            <text:p>110.01</text:p>
          </table:table-cell>
          <table:table-cell office:value-type="float" office:value="120.4">
            <text:p>120.4</text:p>
          </table:table-cell>
          <table:table-cell table:formula="of:=[.B1041]/[.A1041]" office:value-type="float" office:value="1.09444595945823">
            <text:p>1.09</text:p>
          </table:table-cell>
          <table:table-cell office:value-type="float" office:value="113.08">
            <text:p>113.08</text:p>
          </table:table-cell>
          <table:table-cell table:formula="of:=[.D1041]/[.A1041]" office:value-type="float" office:value="1.02790655394964">
            <text:p>1.03</text:p>
          </table:table-cell>
          <table:table-cell office:value-type="float" office:value="113.08">
            <text:p>113.08</text:p>
          </table:table-cell>
          <table:table-cell table:formula="of:=[.F1041]/[.A1041]" office:value-type="float" office:value="1.02790655394964">
            <text:p>1.03</text:p>
          </table:table-cell>
          <table:table-cell office:value-type="float" office:value="120.4">
            <text:p>120.4</text:p>
          </table:table-cell>
          <table:table-cell table:formula="of:=[.H1041]/[.A1041]" office:value-type="float" office:value="1.09444595945823">
            <text:p>1.09</text:p>
          </table:table-cell>
          <table:table-cell office:value-type="float" office:value="113.08">
            <text:p>113.08</text:p>
          </table:table-cell>
          <table:table-cell table:formula="of:=[.J1041]/[.A1041]" office:value-type="float" office:value="1.02790655394964">
            <text:p>1.03</text:p>
          </table:table-cell>
          <table:table-cell table:number-columns-repeated="5"/>
        </table:table-row>
        <table:table-row table:style-name="ro1">
          <table:table-cell office:value-type="float" office:value="299.68">
            <text:p>299.68</text:p>
          </table:table-cell>
          <table:table-cell office:value-type="float" office:value="318.11">
            <text:p>318.11</text:p>
          </table:table-cell>
          <table:table-cell table:formula="of:=[.B1042]/[.A1042]" office:value-type="float" office:value="1.06149893219434">
            <text:p>1.06</text:p>
          </table:table-cell>
          <table:table-cell office:value-type="float" office:value="306.89">
            <text:p>306.89</text:p>
          </table:table-cell>
          <table:table-cell table:formula="of:=[.D1042]/[.A1042]" office:value-type="float" office:value="1.02405899626268">
            <text:p>1.02</text:p>
          </table:table-cell>
          <table:table-cell office:value-type="float" office:value="308.07">
            <text:p>308.07</text:p>
          </table:table-cell>
          <table:table-cell table:formula="of:=[.F1042]/[.A1042]" office:value-type="float" office:value="1.02799652963161">
            <text:p>1.03</text:p>
          </table:table-cell>
          <table:table-cell office:value-type="float" office:value="318.11">
            <text:p>318.11</text:p>
          </table:table-cell>
          <table:table-cell table:formula="of:=[.H1042]/[.A1042]" office:value-type="float" office:value="1.06149893219434">
            <text:p>1.06</text:p>
          </table:table-cell>
          <table:table-cell office:value-type="float" office:value="306.89">
            <text:p>306.89</text:p>
          </table:table-cell>
          <table:table-cell table:formula="of:=[.J1042]/[.A1042]" office:value-type="float" office:value="1.02405899626268">
            <text:p>1.02</text:p>
          </table:table-cell>
          <table:table-cell table:number-columns-repeated="5"/>
        </table:table-row>
        <table:table-row table:style-name="ro1">
          <table:table-cell office:value-type="float" office:value="460.37">
            <text:p>460.37</text:p>
          </table:table-cell>
          <table:table-cell office:value-type="float" office:value="471.74">
            <text:p>471.74</text:p>
          </table:table-cell>
          <table:table-cell table:formula="of:=[.B1043]/[.A1043]" office:value-type="float" office:value="1.02469752590308">
            <text:p>1.02</text:p>
          </table:table-cell>
          <table:table-cell office:value-type="float" office:value="471.5">
            <text:p>471.5</text:p>
          </table:table-cell>
          <table:table-cell table:formula="of:=[.D1043]/[.A1043]" office:value-type="float" office:value="1.0241762060951">
            <text:p>1.02</text:p>
          </table:table-cell>
          <table:table-cell office:value-type="float" office:value="473.26">
            <text:p>473.26</text:p>
          </table:table-cell>
          <table:table-cell table:formula="of:=[.F1043]/[.A1043]" office:value-type="float" office:value="1.02799921802029">
            <text:p>1.03</text:p>
          </table:table-cell>
          <table:table-cell office:value-type="float" office:value="468.81">
            <text:p>468.81</text:p>
          </table:table-cell>
          <table:table-cell table:formula="of:=[.H1043]/[.A1043]" office:value-type="float" office:value="1.01833307991398">
            <text:p>1.02</text:p>
          </table:table-cell>
          <table:table-cell office:value-type="float" office:value="469.16">
            <text:p>469.16</text:p>
          </table:table-cell>
          <table:table-cell table:formula="of:=[.J1043]/[.A1043]" office:value-type="float" office:value="1.01909333796729">
            <text:p>1.02</text:p>
          </table:table-cell>
          <table:table-cell table:number-columns-repeated="5"/>
        </table:table-row>
        <table:table-row table:style-name="ro1">
          <table:table-cell office:value-type="float" office:value="468.34">
            <text:p>468.34</text:p>
          </table:table-cell>
          <table:table-cell office:value-type="float" office:value="488.5">
            <text:p>488.5</text:p>
          </table:table-cell>
          <table:table-cell table:formula="of:=[.B1044]/[.A1044]" office:value-type="float" office:value="1.04304565059572">
            <text:p>1.04</text:p>
          </table:table-cell>
          <table:table-cell office:value-type="float" office:value="483.81">
            <text:p>483.81</text:p>
          </table:table-cell>
          <table:table-cell table:formula="of:=[.D1044]/[.A1044]" office:value-type="float" office:value="1.03303155826963">
            <text:p>1.03</text:p>
          </table:table-cell>
          <table:table-cell office:value-type="float" office:value="481.47">
            <text:p>481.47</text:p>
          </table:table-cell>
          <table:table-cell table:formula="of:=[.F1044]/[.A1044]" office:value-type="float" office:value="1.0280351881112">
            <text:p>1.03</text:p>
          </table:table-cell>
          <table:table-cell office:value-type="float" office:value="487.91">
            <text:p>487.91</text:p>
          </table:table-cell>
          <table:table-cell table:formula="of:=[.H1044]/[.A1044]" office:value-type="float" office:value="1.0417858820515">
            <text:p>1.04</text:p>
          </table:table-cell>
          <table:table-cell office:value-type="float" office:value="482.06">
            <text:p>482.06</text:p>
          </table:table-cell>
          <table:table-cell table:formula="of:=[.J1044]/[.A1044]" office:value-type="float" office:value="1.02929495665542">
            <text:p>1.03</text:p>
          </table:table-cell>
          <table:table-cell table:number-columns-repeated="5"/>
        </table:table-row>
        <table:table-row table:style-name="ro1">
          <table:table-cell office:value-type="float" office:value="113.05">
            <text:p>113.05</text:p>
          </table:table-cell>
          <table:table-cell office:value-type="float" office:value="116.47">
            <text:p>116.47</text:p>
          </table:table-cell>
          <table:table-cell table:formula="of:=[.B1045]/[.A1045]" office:value-type="float" office:value="1.03025210084034">
            <text:p>1.03</text:p>
          </table:table-cell>
          <table:table-cell office:value-type="float" office:value="116.81">
            <text:p>116.81</text:p>
          </table:table-cell>
          <table:table-cell table:formula="of:=[.D1045]/[.A1045]" office:value-type="float" office:value="1.03325961963733">
            <text:p>1.03</text:p>
          </table:table-cell>
          <table:table-cell office:value-type="float" office:value="116.23">
            <text:p>116.23</text:p>
          </table:table-cell>
          <table:table-cell table:formula="of:=[.F1045]/[.A1045]" office:value-type="float" office:value="1.0281291463954">
            <text:p>1.03</text:p>
          </table:table-cell>
          <table:table-cell office:value-type="float" office:value="116.47">
            <text:p>116.47</text:p>
          </table:table-cell>
          <table:table-cell table:formula="of:=[.H1045]/[.A1045]" office:value-type="float" office:value="1.03025210084034">
            <text:p>1.03</text:p>
          </table:table-cell>
          <table:table-cell office:value-type="float" office:value="116.23">
            <text:p>116.23</text:p>
          </table:table-cell>
          <table:table-cell table:formula="of:=[.J1045]/[.A1045]" office:value-type="float" office:value="1.0281291463954">
            <text:p>1.03</text:p>
          </table:table-cell>
          <table:table-cell table:number-columns-repeated="5"/>
        </table:table-row>
        <table:table-row table:style-name="ro1">
          <table:table-cell office:value-type="float" office:value="507.7">
            <text:p>507.7</text:p>
          </table:table-cell>
          <table:table-cell office:value-type="float" office:value="523.8">
            <text:p>523.8</text:p>
          </table:table-cell>
          <table:table-cell table:formula="of:=[.B1046]/[.A1046]" office:value-type="float" office:value="1.03171164073272">
            <text:p>1.03</text:p>
          </table:table-cell>
          <table:table-cell office:value-type="float" office:value="519.07">
            <text:p>519.07</text:p>
          </table:table-cell>
          <table:table-cell table:formula="of:=[.D1046]/[.A1046]" office:value-type="float" office:value="1.02239511522553">
            <text:p>1.02</text:p>
          </table:table-cell>
          <table:table-cell office:value-type="float" office:value="522">
            <text:p>522</text:p>
          </table:table-cell>
          <table:table-cell table:formula="of:=[.F1046]/[.A1046]" office:value-type="float" office:value="1.02816623990546">
            <text:p>1.03</text:p>
          </table:table-cell>
          <table:table-cell office:value-type="float" office:value="523.8">
            <text:p>523.8</text:p>
          </table:table-cell>
          <table:table-cell table:formula="of:=[.H1046]/[.A1046]" office:value-type="float" office:value="1.03171164073272">
            <text:p>1.03</text:p>
          </table:table-cell>
          <table:table-cell office:value-type="float" office:value="516.72">
            <text:p>516.72</text:p>
          </table:table-cell>
          <table:table-cell table:formula="of:=[.J1046]/[.A1046]" office:value-type="float" office:value="1.01776639747883">
            <text:p>1.02</text:p>
          </table:table-cell>
          <table:table-cell table:number-columns-repeated="5"/>
        </table:table-row>
        <table:table-row table:style-name="ro1">
          <table:table-cell office:value-type="float" office:value="220.09">
            <text:p>220.09</text:p>
          </table:table-cell>
          <table:table-cell office:value-type="float" office:value="225.71">
            <text:p>225.71</text:p>
          </table:table-cell>
          <table:table-cell table:formula="of:=[.B1047]/[.A1047]" office:value-type="float" office:value="1.02553500840565">
            <text:p>1.03</text:p>
          </table:table-cell>
          <table:table-cell office:value-type="float" office:value="226.29">
            <text:p>226.29</text:p>
          </table:table-cell>
          <table:table-cell table:formula="of:=[.D1047]/[.A1047]" office:value-type="float" office:value="1.02817029397065">
            <text:p>1.03</text:p>
          </table:table-cell>
          <table:table-cell office:value-type="float" office:value="226.29">
            <text:p>226.29</text:p>
          </table:table-cell>
          <table:table-cell table:formula="of:=[.F1047]/[.A1047]" office:value-type="float" office:value="1.02817029397065">
            <text:p>1.03</text:p>
          </table:table-cell>
          <table:table-cell office:value-type="float" office:value="225.71">
            <text:p>225.71</text:p>
          </table:table-cell>
          <table:table-cell table:formula="of:=[.H1047]/[.A1047]" office:value-type="float" office:value="1.02553500840565">
            <text:p>1.03</text:p>
          </table:table-cell>
          <table:table-cell office:value-type="float" office:value="225.71">
            <text:p>225.71</text:p>
          </table:table-cell>
          <table:table-cell table:formula="of:=[.J1047]/[.A1047]" office:value-type="float" office:value="1.02553500840565">
            <text:p>1.03</text:p>
          </table:table-cell>
          <table:table-cell table:number-columns-repeated="5"/>
        </table:table-row>
        <table:table-row table:style-name="ro1">
          <table:table-cell office:value-type="float" office:value="403.49">
            <text:p>403.49</text:p>
          </table:table-cell>
          <table:table-cell office:value-type="float" office:value="417.1">
            <text:p>417.1</text:p>
          </table:table-cell>
          <table:table-cell table:formula="of:=[.B1048]/[.A1048]" office:value-type="float" office:value="1.03373069964559">
            <text:p>1.03</text:p>
          </table:table-cell>
          <table:table-cell office:value-type="float" office:value="413.69">
            <text:p>413.69</text:p>
          </table:table-cell>
          <table:table-cell table:formula="of:=[.D1048]/[.A1048]" office:value-type="float" office:value="1.02527943691293">
            <text:p>1.03</text:p>
          </table:table-cell>
          <table:table-cell office:value-type="float" office:value="414.86">
            <text:p>414.86</text:p>
          </table:table-cell>
          <table:table-cell table:formula="of:=[.F1048]/[.A1048]" office:value-type="float" office:value="1.02817913702942">
            <text:p>1.03</text:p>
          </table:table-cell>
          <table:table-cell office:value-type="float" office:value="417.1">
            <text:p>417.1</text:p>
          </table:table-cell>
          <table:table-cell table:formula="of:=[.H1048]/[.A1048]" office:value-type="float" office:value="1.03373069964559">
            <text:p>1.03</text:p>
          </table:table-cell>
          <table:table-cell office:value-type="float" office:value="412.52">
            <text:p>412.52</text:p>
          </table:table-cell>
          <table:table-cell table:formula="of:=[.J1048]/[.A1048]" office:value-type="float" office:value="1.02237973679645">
            <text:p>1.02</text:p>
          </table:table-cell>
          <table:table-cell table:number-columns-repeated="5"/>
        </table:table-row>
        <table:table-row table:style-name="ro1">
          <table:table-cell office:value-type="float" office:value="174.33">
            <text:p>174.33</text:p>
          </table:table-cell>
          <table:table-cell office:value-type="float" office:value="181.74">
            <text:p>181.74</text:p>
          </table:table-cell>
          <table:table-cell table:formula="of:=[.B1049]/[.A1049]" office:value-type="float" office:value="1.04250559284116">
            <text:p>1.04</text:p>
          </table:table-cell>
          <table:table-cell office:value-type="float" office:value="180.08">
            <text:p>180.08</text:p>
          </table:table-cell>
          <table:table-cell table:formula="of:=[.D1049]/[.A1049]" office:value-type="float" office:value="1.03298342224517">
            <text:p>1.03</text:p>
          </table:table-cell>
          <table:table-cell office:value-type="float" office:value="179.25">
            <text:p>179.25</text:p>
          </table:table-cell>
          <table:table-cell table:formula="of:=[.F1049]/[.A1049]" office:value-type="float" office:value="1.02822233694717">
            <text:p>1.03</text:p>
          </table:table-cell>
          <table:table-cell office:value-type="float" office:value="177.98">
            <text:p>177.98</text:p>
          </table:table-cell>
          <table:table-cell table:formula="of:=[.H1049]/[.A1049]" office:value-type="float" office:value="1.0209373028165">
            <text:p>1.02</text:p>
          </table:table-cell>
          <table:table-cell office:value-type="float" office:value="178.67">
            <text:p>178.67</text:p>
          </table:table-cell>
          <table:table-cell table:formula="of:=[.J1049]/[.A1049]" office:value-type="float" office:value="1.02489531348592">
            <text:p>1.02</text:p>
          </table:table-cell>
          <table:table-cell table:number-columns-repeated="5"/>
        </table:table-row>
        <table:table-row table:style-name="ro1">
          <table:table-cell office:value-type="float" office:value="428.04">
            <text:p>428.04</text:p>
          </table:table-cell>
          <table:table-cell office:value-type="float" office:value="436.29">
            <text:p>436.29</text:p>
          </table:table-cell>
          <table:table-cell table:formula="of:=[.B1050]/[.A1050]" office:value-type="float" office:value="1.01927389963555">
            <text:p>1.02</text:p>
          </table:table-cell>
          <table:table-cell office:value-type="float" office:value="436.04">
            <text:p>436.04</text:p>
          </table:table-cell>
          <table:table-cell table:formula="of:=[.D1050]/[.A1050]" office:value-type="float" office:value="1.01868984207083">
            <text:p>1.02</text:p>
          </table:table-cell>
          <table:table-cell office:value-type="float" office:value="440.14">
            <text:p>440.14</text:p>
          </table:table-cell>
          <table:table-cell table:formula="of:=[.F1050]/[.A1050]" office:value-type="float" office:value="1.02826838613214">
            <text:p>1.03</text:p>
          </table:table-cell>
          <table:table-cell office:value-type="float" office:value="435.46">
            <text:p>435.46</text:p>
          </table:table-cell>
          <table:table-cell table:formula="of:=[.H1050]/[.A1050]" office:value-type="float" office:value="1.0173348285207">
            <text:p>1.02</text:p>
          </table:table-cell>
          <table:table-cell office:value-type="float" office:value="434.87">
            <text:p>434.87</text:p>
          </table:table-cell>
          <table:table-cell table:formula="of:=[.J1050]/[.A1050]" office:value-type="float" office:value="1.01595645266798">
            <text:p>1.02</text:p>
          </table:table-cell>
          <table:table-cell table:number-columns-repeated="5"/>
        </table:table-row>
        <table:table-row table:style-name="ro1">
          <table:table-cell office:value-type="float" office:value="477.35">
            <text:p>477.35</text:p>
          </table:table-cell>
          <table:table-cell office:value-type="float" office:value="505.45">
            <text:p>505.45</text:p>
          </table:table-cell>
          <table:table-cell table:formula="of:=[.B1051]/[.A1051]" office:value-type="float" office:value="1.05886665968367">
            <text:p>1.06</text:p>
          </table:table-cell>
          <table:table-cell office:value-type="float" office:value="488.96">
            <text:p>488.96</text:p>
          </table:table-cell>
          <table:table-cell table:formula="of:=[.D1051]/[.A1051]" office:value-type="float" office:value="1.02432177647429">
            <text:p>1.02</text:p>
          </table:table-cell>
          <table:table-cell office:value-type="float" office:value="490.86">
            <text:p>490.86</text:p>
          </table:table-cell>
          <table:table-cell table:formula="of:=[.F1051]/[.A1051]" office:value-type="float" office:value="1.02830208442443">
            <text:p>1.03</text:p>
          </table:table-cell>
          <table:table-cell office:value-type="float" office:value="505.45">
            <text:p>505.45</text:p>
          </table:table-cell>
          <table:table-cell table:formula="of:=[.H1051]/[.A1051]" office:value-type="float" office:value="1.05886665968367">
            <text:p>1.06</text:p>
          </table:table-cell>
          <table:table-cell office:value-type="float" office:value="487.55">
            <text:p>487.55</text:p>
          </table:table-cell>
          <table:table-cell table:formula="of:=[.J1051]/[.A1051]" office:value-type="float" office:value="1.0213679689955">
            <text:p>1.02</text:p>
          </table:table-cell>
          <table:table-cell table:number-columns-repeated="5"/>
        </table:table-row>
        <table:table-row table:style-name="ro1">
          <table:table-cell office:value-type="float" office:value="441.81">
            <text:p>441.81</text:p>
          </table:table-cell>
          <table:table-cell office:value-type="float" office:value="472.26">
            <text:p>472.26</text:p>
          </table:table-cell>
          <table:table-cell table:formula="of:=[.B1052]/[.A1052]" office:value-type="float" office:value="1.06892102940178">
            <text:p>1.07</text:p>
          </table:table-cell>
          <table:table-cell office:value-type="float" office:value="453.77">
            <text:p>453.77</text:p>
          </table:table-cell>
          <table:table-cell table:formula="of:=[.D1052]/[.A1052]" office:value-type="float" office:value="1.02707046015255">
            <text:p>1.03</text:p>
          </table:table-cell>
          <table:table-cell office:value-type="float" office:value="454.36">
            <text:p>454.36</text:p>
          </table:table-cell>
          <table:table-cell table:formula="of:=[.F1052]/[.A1052]" office:value-type="float" office:value="1.02840587582898">
            <text:p>1.03</text:p>
          </table:table-cell>
          <table:table-cell office:value-type="float" office:value="469.33">
            <text:p>469.33</text:p>
          </table:table-cell>
          <table:table-cell table:formula="of:=[.H1052]/[.A1052]" office:value-type="float" office:value="1.06228921934768">
            <text:p>1.06</text:p>
          </table:table-cell>
          <table:table-cell office:value-type="float" office:value="451.43">
            <text:p>451.43</text:p>
          </table:table-cell>
          <table:table-cell table:formula="of:=[.J1052]/[.A1052]" office:value-type="float" office:value="1.02177406577488">
            <text:p>1.02</text:p>
          </table:table-cell>
          <table:table-cell table:number-columns-repeated="5"/>
        </table:table-row>
        <table:table-row table:style-name="ro1">
          <table:table-cell office:value-type="float" office:value="453.13">
            <text:p>453.13</text:p>
          </table:table-cell>
          <table:table-cell office:value-type="float" office:value="469.33">
            <text:p>469.33</text:p>
          </table:table-cell>
          <table:table-cell table:formula="of:=[.B1053]/[.A1053]" office:value-type="float" office:value="1.0357513296405">
            <text:p>1.04</text:p>
          </table:table-cell>
          <table:table-cell office:value-type="float" office:value="462.5">
            <text:p>462.5</text:p>
          </table:table-cell>
          <table:table-cell table:formula="of:=[.D1053]/[.A1053]" office:value-type="float" office:value="1.02067839251429">
            <text:p>1.02</text:p>
          </table:table-cell>
          <table:table-cell office:value-type="float" office:value="466.01">
            <text:p>466.01</text:p>
          </table:table-cell>
          <table:table-cell table:formula="of:=[.F1053]/[.A1053]" office:value-type="float" office:value="1.0284245139364">
            <text:p>1.03</text:p>
          </table:table-cell>
          <table:table-cell office:value-type="float" office:value="466.98">
            <text:p>466.98</text:p>
          </table:table-cell>
          <table:table-cell table:formula="of:=[.H1053]/[.A1053]" office:value-type="float" office:value="1.03056517997043">
            <text:p>1.03</text:p>
          </table:table-cell>
          <table:table-cell office:value-type="float" office:value="460.74">
            <text:p>460.74</text:p>
          </table:table-cell>
          <table:table-cell table:formula="of:=[.J1053]/[.A1053]" office:value-type="float" office:value="1.01679429744224">
            <text:p>1.02</text:p>
          </table:table-cell>
          <table:table-cell table:number-columns-repeated="5"/>
        </table:table-row>
        <table:table-row table:style-name="ro1">
          <table:table-cell office:value-type="float" office:value="169.62">
            <text:p>169.62</text:p>
          </table:table-cell>
          <table:table-cell office:value-type="float" office:value="175.62">
            <text:p>175.62</text:p>
          </table:table-cell>
          <table:table-cell table:formula="of:=[.B1054]/[.A1054]" office:value-type="float" office:value="1.03537318712416">
            <text:p>1.04</text:p>
          </table:table-cell>
          <table:table-cell office:value-type="float" office:value="173.87">
            <text:p>173.87</text:p>
          </table:table-cell>
          <table:table-cell table:formula="of:=[.D1054]/[.A1054]" office:value-type="float" office:value="1.02505600754628">
            <text:p>1.03</text:p>
          </table:table-cell>
          <table:table-cell office:value-type="float" office:value="174.45">
            <text:p>174.45</text:p>
          </table:table-cell>
          <table:table-cell table:formula="of:=[.F1054]/[.A1054]" office:value-type="float" office:value="1.02847541563495">
            <text:p>1.03</text:p>
          </table:table-cell>
          <table:table-cell office:value-type="float" office:value="175.62">
            <text:p>175.62</text:p>
          </table:table-cell>
          <table:table-cell table:formula="of:=[.H1054]/[.A1054]" office:value-type="float" office:value="1.03537318712416">
            <text:p>1.04</text:p>
          </table:table-cell>
          <table:table-cell office:value-type="float" office:value="173.87">
            <text:p>173.87</text:p>
          </table:table-cell>
          <table:table-cell table:formula="of:=[.J1054]/[.A1054]" office:value-type="float" office:value="1.02505600754628">
            <text:p>1.03</text:p>
          </table:table-cell>
          <table:table-cell table:number-columns-repeated="5"/>
        </table:table-row>
        <table:table-row table:style-name="ro1">
          <table:table-cell office:value-type="float" office:value="303.43">
            <text:p>303.43</text:p>
          </table:table-cell>
          <table:table-cell office:value-type="float" office:value="314.02">
            <text:p>314.02</text:p>
          </table:table-cell>
          <table:table-cell table:formula="of:=[.B1055]/[.A1055]" office:value-type="float" office:value="1.03490096562634">
            <text:p>1.03</text:p>
          </table:table-cell>
          <table:table-cell office:value-type="float" office:value="306.36">
            <text:p>306.36</text:p>
          </table:table-cell>
          <table:table-cell table:formula="of:=[.D1055]/[.A1055]" office:value-type="float" office:value="1.00965626338859">
            <text:p>1.01</text:p>
          </table:table-cell>
          <table:table-cell office:value-type="float" office:value="312.12">
            <text:p>312.12</text:p>
          </table:table-cell>
          <table:table-cell table:formula="of:=[.F1055]/[.A1055]" office:value-type="float" office:value="1.02863922486241">
            <text:p>1.03</text:p>
          </table:table-cell>
          <table:table-cell office:value-type="float" office:value="314.02">
            <text:p>314.02</text:p>
          </table:table-cell>
          <table:table-cell table:formula="of:=[.H1055]/[.A1055]" office:value-type="float" office:value="1.03490096562634">
            <text:p>1.03</text:p>
          </table:table-cell>
          <table:table-cell office:value-type="float" office:value="309.68">
            <text:p>309.68</text:p>
          </table:table-cell>
          <table:table-cell table:formula="of:=[.J1055]/[.A1055]" office:value-type="float" office:value="1.0205978314603">
            <text:p>1.02</text:p>
          </table:table-cell>
          <table:table-cell table:number-columns-repeated="5"/>
        </table:table-row>
        <table:table-row table:style-name="ro1">
          <table:table-cell office:value-type="float" office:value="214.88">
            <text:p>214.88</text:p>
          </table:table-cell>
          <table:table-cell office:value-type="float" office:value="252.01">
            <text:p>252.01</text:p>
          </table:table-cell>
          <table:table-cell table:formula="of:=[.B1056]/[.A1056]" office:value-type="float" office:value="1.17279411764706">
            <text:p>1.17</text:p>
          </table:table-cell>
          <table:table-cell office:value-type="float" office:value="242.74">
            <text:p>242.74</text:p>
          </table:table-cell>
          <table:table-cell table:formula="of:=[.D1056]/[.A1056]" office:value-type="float" office:value="1.12965376023827">
            <text:p>1.13</text:p>
          </table:table-cell>
          <table:table-cell office:value-type="float" office:value="221.08">
            <text:p>221.08</text:p>
          </table:table-cell>
          <table:table-cell table:formula="of:=[.F1056]/[.A1056]" office:value-type="float" office:value="1.02885331347729">
            <text:p>1.03</text:p>
          </table:table-cell>
          <table:table-cell office:value-type="float" office:value="252.01">
            <text:p>252.01</text:p>
          </table:table-cell>
          <table:table-cell table:formula="of:=[.H1056]/[.A1056]" office:value-type="float" office:value="1.17279411764706">
            <text:p>1.17</text:p>
          </table:table-cell>
          <table:table-cell office:value-type="float" office:value="224.39">
            <text:p>224.39</text:p>
          </table:table-cell>
          <table:table-cell table:formula="of:=[.J1056]/[.A1056]" office:value-type="float" office:value="1.04425725986597">
            <text:p>1.04</text:p>
          </table:table-cell>
          <table:table-cell table:number-columns-repeated="5"/>
        </table:table-row>
        <table:table-row table:style-name="ro1">
          <table:table-cell office:value-type="float" office:value="251.92">
            <text:p>251.92</text:p>
          </table:table-cell>
          <table:table-cell office:value-type="float" office:value="293.68">
            <text:p>293.68</text:p>
          </table:table-cell>
          <table:table-cell table:formula="of:=[.B1057]/[.A1057]" office:value-type="float" office:value="1.1657669101302">
            <text:p>1.17</text:p>
          </table:table-cell>
          <table:table-cell office:value-type="float" office:value="262.12">
            <text:p>262.12</text:p>
          </table:table-cell>
          <table:table-cell table:formula="of:=[.D1057]/[.A1057]" office:value-type="float" office:value="1.040489044141">
            <text:p>1.04</text:p>
          </table:table-cell>
          <table:table-cell office:value-type="float" office:value="259.19">
            <text:p>259.19</text:p>
          </table:table-cell>
          <table:table-cell table:formula="of:=[.F1057]/[.A1057]" office:value-type="float" office:value="1.02885836773579">
            <text:p>1.03</text:p>
          </table:table-cell>
          <table:table-cell office:value-type="float" office:value="287.19">
            <text:p>287.19</text:p>
          </table:table-cell>
          <table:table-cell table:formula="of:=[.H1057]/[.A1057]" office:value-type="float" office:value="1.14000476341696">
            <text:p>1.14</text:p>
          </table:table-cell>
          <table:table-cell office:value-type="float" office:value="255.68">
            <text:p>255.68</text:p>
          </table:table-cell>
          <table:table-cell table:formula="of:=[.J1057]/[.A1057]" office:value-type="float" office:value="1.01492537313433">
            <text:p>1.01</text:p>
          </table:table-cell>
          <table:table-cell table:number-columns-repeated="5"/>
        </table:table-row>
        <table:table-row table:style-name="ro1">
          <table:table-cell office:value-type="float" office:value="499.96">
            <text:p>499.96</text:p>
          </table:table-cell>
          <table:table-cell office:value-type="float" office:value="515.13">
            <text:p>515.13</text:p>
          </table:table-cell>
          <table:table-cell table:formula="of:=[.B1058]/[.A1058]" office:value-type="float" office:value="1.03034242739419">
            <text:p>1.03</text:p>
          </table:table-cell>
          <table:table-cell office:value-type="float" office:value="510.88">
            <text:p>510.88</text:p>
          </table:table-cell>
          <table:table-cell table:formula="of:=[.D1058]/[.A1058]" office:value-type="float" office:value="1.02184174733979">
            <text:p>1.02</text:p>
          </table:table-cell>
          <table:table-cell office:value-type="float" office:value="514.4">
            <text:p>514.4</text:p>
          </table:table-cell>
          <table:table-cell table:formula="of:=[.F1058]/[.A1058]" office:value-type="float" office:value="1.02888231058485">
            <text:p>1.03</text:p>
          </table:table-cell>
          <table:table-cell office:value-type="float" office:value="514.54">
            <text:p>514.54</text:p>
          </table:table-cell>
          <table:table-cell table:formula="of:=[.H1058]/[.A1058]" office:value-type="float" office:value="1.02916233298664">
            <text:p>1.03</text:p>
          </table:table-cell>
          <table:table-cell office:value-type="float" office:value="510.3">
            <text:p>510.3</text:p>
          </table:table-cell>
          <table:table-cell table:formula="of:=[.J1058]/[.A1058]" office:value-type="float" office:value="1.02068165453236">
            <text:p>1.02</text:p>
          </table:table-cell>
          <table:table-cell table:number-columns-repeated="5"/>
        </table:table-row>
        <table:table-row table:style-name="ro1">
          <table:table-cell office:value-type="float" office:value="308.99">
            <text:p>308.99</text:p>
          </table:table-cell>
          <table:table-cell office:value-type="float" office:value="327.92">
            <text:p>327.92</text:p>
          </table:table-cell>
          <table:table-cell table:formula="of:=[.B1059]/[.A1059]" office:value-type="float" office:value="1.06126411857989">
            <text:p>1.06</text:p>
          </table:table-cell>
          <table:table-cell office:value-type="float" office:value="315.82">
            <text:p>315.82</text:p>
          </table:table-cell>
          <table:table-cell table:formula="of:=[.D1059]/[.A1059]" office:value-type="float" office:value="1.02210427521926">
            <text:p>1.02</text:p>
          </table:table-cell>
          <table:table-cell office:value-type="float" office:value="317.92">
            <text:p>317.92</text:p>
          </table:table-cell>
          <table:table-cell table:formula="of:=[.F1059]/[.A1059]" office:value-type="float" office:value="1.02890061167028">
            <text:p>1.03</text:p>
          </table:table-cell>
          <table:table-cell office:value-type="float" office:value="327.92">
            <text:p>327.92</text:p>
          </table:table-cell>
          <table:table-cell table:formula="of:=[.H1059]/[.A1059]" office:value-type="float" office:value="1.06126411857989">
            <text:p>1.06</text:p>
          </table:table-cell>
          <table:table-cell office:value-type="float" office:value="315.82">
            <text:p>315.82</text:p>
          </table:table-cell>
          <table:table-cell table:formula="of:=[.J1059]/[.A1059]" office:value-type="float" office:value="1.02210427521926">
            <text:p>1.02</text:p>
          </table:table-cell>
          <table:table-cell table:number-columns-repeated="5"/>
        </table:table-row>
        <table:table-row table:style-name="ro1">
          <table:table-cell office:value-type="float" office:value="222.08">
            <text:p>222.08</text:p>
          </table:table-cell>
          <table:table-cell office:value-type="float" office:value="229.11">
            <text:p>229.11</text:p>
          </table:table-cell>
          <table:table-cell table:formula="of:=[.B1060]/[.A1060]" office:value-type="float" office:value="1.03165525936599">
            <text:p>1.03</text:p>
          </table:table-cell>
          <table:table-cell office:value-type="float" office:value="225.59">
            <text:p>225.59</text:p>
          </table:table-cell>
          <table:table-cell table:formula="of:=[.D1060]/[.A1060]" office:value-type="float" office:value="1.01580511527378">
            <text:p>1.02</text:p>
          </table:table-cell>
          <table:table-cell office:value-type="float" office:value="228.52">
            <text:p>228.52</text:p>
          </table:table-cell>
          <table:table-cell table:formula="of:=[.F1060]/[.A1060]" office:value-type="float" office:value="1.02899855907781">
            <text:p>1.03</text:p>
          </table:table-cell>
          <table:table-cell office:value-type="float" office:value="229.11">
            <text:p>229.11</text:p>
          </table:table-cell>
          <table:table-cell table:formula="of:=[.H1060]/[.A1060]" office:value-type="float" office:value="1.03165525936599">
            <text:p>1.03</text:p>
          </table:table-cell>
          <table:table-cell office:value-type="float" office:value="225.59">
            <text:p>225.59</text:p>
          </table:table-cell>
          <table:table-cell table:formula="of:=[.J1060]/[.A1060]" office:value-type="float" office:value="1.01580511527378">
            <text:p>1.02</text:p>
          </table:table-cell>
          <table:table-cell table:number-columns-repeated="5"/>
        </table:table-row>
        <table:table-row table:style-name="ro1">
          <table:table-cell office:value-type="float" office:value="327.43">
            <text:p>327.43</text:p>
          </table:table-cell>
          <table:table-cell office:value-type="float" office:value="339.82">
            <text:p>339.82</text:p>
          </table:table-cell>
          <table:table-cell table:formula="of:=[.B1061]/[.A1061]" office:value-type="float" office:value="1.03784014903949">
            <text:p>1.04</text:p>
          </table:table-cell>
          <table:table-cell office:value-type="float" office:value="329.92">
            <text:p>329.92</text:p>
          </table:table-cell>
          <table:table-cell table:formula="of:=[.D1061]/[.A1061]" office:value-type="float" office:value="1.00760467886266">
            <text:p>1.01</text:p>
          </table:table-cell>
          <table:table-cell office:value-type="float" office:value="336.95">
            <text:p>336.95</text:p>
          </table:table-cell>
          <table:table-cell table:formula="of:=[.F1061]/[.A1061]" office:value-type="float" office:value="1.0290749167761">
            <text:p>1.03</text:p>
          </table:table-cell>
          <table:table-cell office:value-type="float" office:value="338.4">
            <text:p>338.4</text:p>
          </table:table-cell>
          <table:table-cell table:formula="of:=[.H1061]/[.A1061]" office:value-type="float" office:value="1.03350334422625">
            <text:p>1.03</text:p>
          </table:table-cell>
          <table:table-cell office:value-type="float" office:value="329.92">
            <text:p>329.92</text:p>
          </table:table-cell>
          <table:table-cell table:formula="of:=[.J1061]/[.A1061]" office:value-type="float" office:value="1.00760467886266">
            <text:p>1.01</text:p>
          </table:table-cell>
          <table:table-cell table:number-columns-repeated="5"/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104.33">
            <text:p>104.33</text:p>
          </table:table-cell>
          <table:table-cell table:formula="of:=[.B1062]/[.A1062]" office:value-type="float" office:value="1.07280205655527">
            <text:p>1.07</text:p>
          </table:table-cell>
          <table:table-cell office:value-type="float" office:value="100.08">
            <text:p>100.08</text:p>
          </table:table-cell>
          <table:table-cell table:formula="of:=[.D1062]/[.A1062]" office:value-type="float" office:value="1.02910025706941">
            <text:p>1.03</text:p>
          </table:table-cell>
          <table:table-cell office:value-type="float" office:value="100.08">
            <text:p>100.08</text:p>
          </table:table-cell>
          <table:table-cell table:formula="of:=[.F1062]/[.A1062]" office:value-type="float" office:value="1.02910025706941">
            <text:p>1.03</text:p>
          </table:table-cell>
          <table:table-cell office:value-type="float" office:value="104.33">
            <text:p>104.33</text:p>
          </table:table-cell>
          <table:table-cell table:formula="of:=[.H1062]/[.A1062]" office:value-type="float" office:value="1.07280205655527">
            <text:p>1.07</text:p>
          </table:table-cell>
          <table:table-cell office:value-type="float" office:value="100.08">
            <text:p>100.08</text:p>
          </table:table-cell>
          <table:table-cell table:formula="of:=[.J1062]/[.A1062]" office:value-type="float" office:value="1.02910025706941">
            <text:p>1.03</text:p>
          </table:table-cell>
          <table:table-cell table:number-columns-repeated="5"/>
        </table:table-row>
        <table:table-row table:style-name="ro1">
          <table:table-cell office:value-type="float" office:value="188.87">
            <text:p>188.87</text:p>
          </table:table-cell>
          <table:table-cell office:value-type="float" office:value="210.28">
            <text:p>210.28</text:p>
          </table:table-cell>
          <table:table-cell table:formula="of:=[.B1063]/[.A1063]" office:value-type="float" office:value="1.113358394663">
            <text:p>1.11</text:p>
          </table:table-cell>
          <table:table-cell office:value-type="float" office:value="194.38">
            <text:p>194.38</text:p>
          </table:table-cell>
          <table:table-cell table:formula="of:=[.D1063]/[.A1063]" office:value-type="float" office:value="1.02917350558585">
            <text:p>1.03</text:p>
          </table:table-cell>
          <table:table-cell office:value-type="float" office:value="194.38">
            <text:p>194.38</text:p>
          </table:table-cell>
          <table:table-cell table:formula="of:=[.F1063]/[.A1063]" office:value-type="float" office:value="1.02917350558585">
            <text:p>1.03</text:p>
          </table:table-cell>
          <table:table-cell office:value-type="float" office:value="210.28">
            <text:p>210.28</text:p>
          </table:table-cell>
          <table:table-cell table:formula="of:=[.H1063]/[.A1063]" office:value-type="float" office:value="1.113358394663">
            <text:p>1.11</text:p>
          </table:table-cell>
          <table:table-cell office:value-type="float" office:value="192.62">
            <text:p>192.62</text:p>
          </table:table-cell>
          <table:table-cell table:formula="of:=[.J1063]/[.A1063]" office:value-type="float" office:value="1.01985492666914">
            <text:p>1.02</text:p>
          </table:table-cell>
          <table:table-cell table:number-columns-repeated="5"/>
        </table:table-row>
        <table:table-row table:style-name="ro1">
          <table:table-cell office:value-type="float" office:value="438.06">
            <text:p>438.06</text:p>
          </table:table-cell>
          <table:table-cell office:value-type="float" office:value="451.91">
            <text:p>451.91</text:p>
          </table:table-cell>
          <table:table-cell table:formula="of:=[.B1064]/[.A1064]" office:value-type="float" office:value="1.03161667351504">
            <text:p>1.03</text:p>
          </table:table-cell>
          <table:table-cell office:value-type="float" office:value="446.74">
            <text:p>446.74</text:p>
          </table:table-cell>
          <table:table-cell table:formula="of:=[.D1064]/[.A1064]" office:value-type="float" office:value="1.0198146372643">
            <text:p>1.02</text:p>
          </table:table-cell>
          <table:table-cell office:value-type="float" office:value="450.84">
            <text:p>450.84</text:p>
          </table:table-cell>
          <table:table-cell table:formula="of:=[.F1064]/[.A1064]" office:value-type="float" office:value="1.02917408574168">
            <text:p>1.03</text:p>
          </table:table-cell>
          <table:table-cell office:value-type="float" office:value="445.57">
            <text:p>445.57</text:p>
          </table:table-cell>
          <table:table-cell table:formula="of:=[.H1064]/[.A1064]" office:value-type="float" office:value="1.01714377025978">
            <text:p>1.02</text:p>
          </table:table-cell>
          <table:table-cell office:value-type="float" office:value="443.81">
            <text:p>443.81</text:p>
          </table:table-cell>
          <table:table-cell table:formula="of:=[.J1064]/[.A1064]" office:value-type="float" office:value="1.01312605579144">
            <text:p>1.01</text:p>
          </table:table-cell>
          <table:table-cell table:number-columns-repeated="5"/>
        </table:table-row>
        <table:table-row table:style-name="ro1">
          <table:table-cell office:value-type="float" office:value="426.26">
            <text:p>426.26</text:p>
          </table:table-cell>
          <table:table-cell office:value-type="float" office:value="436.26">
            <text:p>436.26</text:p>
          </table:table-cell>
          <table:table-cell table:formula="of:=[.B1065]/[.A1065]" office:value-type="float" office:value="1.02345986017923">
            <text:p>1.02</text:p>
          </table:table-cell>
          <table:table-cell office:value-type="float" office:value="432.84">
            <text:p>432.84</text:p>
          </table:table-cell>
          <table:table-cell table:formula="of:=[.D1065]/[.A1065]" office:value-type="float" office:value="1.01543658799794">
            <text:p>1.02</text:p>
          </table:table-cell>
          <table:table-cell office:value-type="float" office:value="438.7">
            <text:p>438.7</text:p>
          </table:table-cell>
          <table:table-cell table:formula="of:=[.F1065]/[.A1065]" office:value-type="float" office:value="1.02918406606297">
            <text:p>1.03</text:p>
          </table:table-cell>
          <table:table-cell office:value-type="float" office:value="436.26">
            <text:p>436.26</text:p>
          </table:table-cell>
          <table:table-cell table:formula="of:=[.H1065]/[.A1065]" office:value-type="float" office:value="1.02345986017923">
            <text:p>1.02</text:p>
          </table:table-cell>
          <table:table-cell office:value-type="float" office:value="428.74">
            <text:p>428.74</text:p>
          </table:table-cell>
          <table:table-cell table:formula="of:=[.J1065]/[.A1065]" office:value-type="float" office:value="1.00581804532445">
            <text:p>1.01</text:p>
          </table:table-cell>
          <table:table-cell table:number-columns-repeated="5"/>
        </table:table-row>
        <table:table-row table:style-name="ro1">
          <table:table-cell office:value-type="float" office:value="200.72">
            <text:p>200.72</text:p>
          </table:table-cell>
          <table:table-cell office:value-type="float" office:value="210.92">
            <text:p>210.92</text:p>
          </table:table-cell>
          <table:table-cell table:formula="of:=[.B1066]/[.A1066]" office:value-type="float" office:value="1.05081705858908">
            <text:p>1.05</text:p>
          </table:table-cell>
          <table:table-cell office:value-type="float" office:value="204.82">
            <text:p>204.82</text:p>
          </table:table-cell>
          <table:table-cell table:formula="of:=[.D1066]/[.A1066]" office:value-type="float" office:value="1.02042646472698">
            <text:p>1.02</text:p>
          </table:table-cell>
          <table:table-cell office:value-type="float" office:value="206.58">
            <text:p>206.58</text:p>
          </table:table-cell>
          <table:table-cell table:formula="of:=[.F1066]/[.A1066]" office:value-type="float" office:value="1.02919489836588">
            <text:p>1.03</text:p>
          </table:table-cell>
          <table:table-cell office:value-type="float" office:value="210.92">
            <text:p>210.92</text:p>
          </table:table-cell>
          <table:table-cell table:formula="of:=[.H1066]/[.A1066]" office:value-type="float" office:value="1.05081705858908">
            <text:p>1.05</text:p>
          </table:table-cell>
          <table:table-cell office:value-type="float" office:value="205.41">
            <text:p>205.41</text:p>
          </table:table-cell>
          <table:table-cell table:formula="of:=[.J1066]/[.A1066]" office:value-type="float" office:value="1.02336588282184">
            <text:p>1.02</text:p>
          </table:table-cell>
          <table:table-cell table:number-columns-repeated="5"/>
        </table:table-row>
        <table:table-row table:style-name="ro1">
          <table:table-cell office:value-type="float" office:value="359.62">
            <text:p>359.62</text:p>
          </table:table-cell>
          <table:table-cell office:value-type="float" office:value="376.89">
            <text:p>376.89</text:p>
          </table:table-cell>
          <table:table-cell table:formula="of:=[.B1067]/[.A1067]" office:value-type="float" office:value="1.04802291307491">
            <text:p>1.05</text:p>
          </table:table-cell>
          <table:table-cell office:value-type="float" office:value="367.23">
            <text:p>367.23</text:p>
          </table:table-cell>
          <table:table-cell table:formula="of:=[.D1067]/[.A1067]" office:value-type="float" office:value="1.02116122573828">
            <text:p>1.02</text:p>
          </table:table-cell>
          <table:table-cell office:value-type="float" office:value="370.16">
            <text:p>370.16</text:p>
          </table:table-cell>
          <table:table-cell table:formula="of:=[.F1067]/[.A1067]" office:value-type="float" office:value="1.02930871475446">
            <text:p>1.03</text:p>
          </table:table-cell>
          <table:table-cell office:value-type="float" office:value="376.89">
            <text:p>376.89</text:p>
          </table:table-cell>
          <table:table-cell table:formula="of:=[.H1067]/[.A1067]" office:value-type="float" office:value="1.04802291307491">
            <text:p>1.05</text:p>
          </table:table-cell>
          <table:table-cell office:value-type="float" office:value="367.23">
            <text:p>367.23</text:p>
          </table:table-cell>
          <table:table-cell table:formula="of:=[.J1067]/[.A1067]" office:value-type="float" office:value="1.02116122573828">
            <text:p>1.02</text:p>
          </table:table-cell>
          <table:table-cell table:number-columns-repeated="5"/>
        </table:table-row>
        <table:table-row table:style-name="ro1">
          <table:table-cell office:value-type="float" office:value="449.64">
            <text:p>449.64</text:p>
          </table:table-cell>
          <table:table-cell office:value-type="float" office:value="459.36">
            <text:p>459.36</text:p>
          </table:table-cell>
          <table:table-cell table:formula="of:=[.B1068]/[.A1068]" office:value-type="float" office:value="1.02161729383507">
            <text:p>1.02</text:p>
          </table:table-cell>
          <table:table-cell office:value-type="float" office:value="458.19">
            <text:p>458.19</text:p>
          </table:table-cell>
          <table:table-cell table:formula="of:=[.D1068]/[.A1068]" office:value-type="float" office:value="1.01901521216974">
            <text:p>1.02</text:p>
          </table:table-cell>
          <table:table-cell office:value-type="float" office:value="462.87">
            <text:p>462.87</text:p>
          </table:table-cell>
          <table:table-cell table:formula="of:=[.F1068]/[.A1068]" office:value-type="float" office:value="1.02942353883106">
            <text:p>1.03</text:p>
          </table:table-cell>
          <table:table-cell office:value-type="float" office:value="458.77">
            <text:p>458.77</text:p>
          </table:table-cell>
          <table:table-cell table:formula="of:=[.H1068]/[.A1068]" office:value-type="float" office:value="1.02030513299529">
            <text:p>1.02</text:p>
          </table:table-cell>
          <table:table-cell office:value-type="float" office:value="458.19">
            <text:p>458.19</text:p>
          </table:table-cell>
          <table:table-cell table:formula="of:=[.J1068]/[.A1068]" office:value-type="float" office:value="1.01901521216974">
            <text:p>1.02</text:p>
          </table:table-cell>
          <table:table-cell table:number-columns-repeated="5"/>
        </table:table-row>
        <table:table-row table:style-name="ro1">
          <table:table-cell office:value-type="float" office:value="397.33">
            <text:p>397.33</text:p>
          </table:table-cell>
          <table:table-cell office:value-type="float" office:value="425.19">
            <text:p>425.19</text:p>
          </table:table-cell>
          <table:table-cell table:formula="of:=[.B1069]/[.A1069]" office:value-type="float" office:value="1.070118037903">
            <text:p>1.07</text:p>
          </table:table-cell>
          <table:table-cell office:value-type="float" office:value="404.36">
            <text:p>404.36</text:p>
          </table:table-cell>
          <table:table-cell table:formula="of:=[.D1069]/[.A1069]" office:value-type="float" office:value="1.01769310145219">
            <text:p>1.02</text:p>
          </table:table-cell>
          <table:table-cell office:value-type="float" office:value="409.04">
            <text:p>409.04</text:p>
          </table:table-cell>
          <table:table-cell table:formula="of:=[.F1069]/[.A1069]" office:value-type="float" office:value="1.02947172375607">
            <text:p>1.03</text:p>
          </table:table-cell>
          <table:table-cell office:value-type="float" office:value="425.19">
            <text:p>425.19</text:p>
          </table:table-cell>
          <table:table-cell table:formula="of:=[.H1069]/[.A1069]" office:value-type="float" office:value="1.070118037903">
            <text:p>1.07</text:p>
          </table:table-cell>
          <table:table-cell office:value-type="float" office:value="402.6">
            <text:p>402.6</text:p>
          </table:table-cell>
          <table:table-cell table:formula="of:=[.J1069]/[.A1069]" office:value-type="float" office:value="1.01326353409005">
            <text:p>1.01</text:p>
          </table:table-cell>
          <table:table-cell table:number-columns-repeated="5"/>
        </table:table-row>
        <table:table-row table:style-name="ro1">
          <table:table-cell office:value-type="float" office:value="281.95">
            <text:p>281.95</text:p>
          </table:table-cell>
          <table:table-cell office:value-type="float" office:value="318.78">
            <text:p>318.78</text:p>
          </table:table-cell>
          <table:table-cell table:formula="of:=[.B1070]/[.A1070]" office:value-type="float" office:value="1.13062599751729">
            <text:p>1.13</text:p>
          </table:table-cell>
          <table:table-cell office:value-type="float" office:value="286.19">
            <text:p>286.19</text:p>
          </table:table-cell>
          <table:table-cell table:formula="of:=[.D1070]/[.A1070]" office:value-type="float" office:value="1.01503812732754">
            <text:p>1.02</text:p>
          </table:table-cell>
          <table:table-cell office:value-type="float" office:value="290.29">
            <text:p>290.29</text:p>
          </table:table-cell>
          <table:table-cell table:formula="of:=[.F1070]/[.A1070]" office:value-type="float" office:value="1.02957971271502">
            <text:p>1.03</text:p>
          </table:table-cell>
          <table:table-cell office:value-type="float" office:value="318.78">
            <text:p>318.78</text:p>
          </table:table-cell>
          <table:table-cell table:formula="of:=[.H1070]/[.A1070]" office:value-type="float" office:value="1.13062599751729">
            <text:p>1.13</text:p>
          </table:table-cell>
          <table:table-cell office:value-type="float" office:value="285.61">
            <text:p>285.61</text:p>
          </table:table-cell>
          <table:table-cell table:formula="of:=[.J1070]/[.A1070]" office:value-type="float" office:value="1.01298102500443">
            <text:p>1.01</text:p>
          </table:table-cell>
          <table:table-cell table:number-columns-repeated="5"/>
        </table:table-row>
        <table:table-row table:style-name="ro1">
          <table:table-cell office:value-type="float" office:value="182.79">
            <text:p>182.79</text:p>
          </table:table-cell>
          <table:table-cell office:value-type="float" office:value="215.48">
            <text:p>215.48</text:p>
          </table:table-cell>
          <table:table-cell table:formula="of:=[.B1071]/[.A1071]" office:value-type="float" office:value="1.17883910498386">
            <text:p>1.18</text:p>
          </table:table-cell>
          <table:table-cell office:value-type="float" office:value="192.89">
            <text:p>192.89</text:p>
          </table:table-cell>
          <table:table-cell table:formula="of:=[.D1071]/[.A1071]" office:value-type="float" office:value="1.05525466382187">
            <text:p>1.06</text:p>
          </table:table-cell>
          <table:table-cell office:value-type="float" office:value="188.21">
            <text:p>188.21</text:p>
          </table:table-cell>
          <table:table-cell table:formula="of:=[.F1071]/[.A1071]" office:value-type="float" office:value="1.02965151266481">
            <text:p>1.03</text:p>
          </table:table-cell>
          <table:table-cell office:value-type="float" office:value="215.48">
            <text:p>215.48</text:p>
          </table:table-cell>
          <table:table-cell table:formula="of:=[.H1071]/[.A1071]" office:value-type="float" office:value="1.17883910498386">
            <text:p>1.18</text:p>
          </table:table-cell>
          <table:table-cell office:value-type="float" office:value="187.04">
            <text:p>187.04</text:p>
          </table:table-cell>
          <table:table-cell table:formula="of:=[.J1071]/[.A1071]" office:value-type="float" office:value="1.02325072487554">
            <text:p>1.02</text:p>
          </table:table-cell>
          <table:table-cell table:number-columns-repeated="5"/>
        </table:table-row>
        <table:table-row table:style-name="ro1">
          <table:table-cell office:value-type="float" office:value="117.77">
            <text:p>117.77</text:p>
          </table:table-cell>
          <table:table-cell office:value-type="float" office:value="125.04">
            <text:p>125.04</text:p>
          </table:table-cell>
          <table:table-cell table:formula="of:=[.B1072]/[.A1072]" office:value-type="float" office:value="1.06173049163624">
            <text:p>1.06</text:p>
          </table:table-cell>
          <table:table-cell office:value-type="float" office:value="117.77">
            <text:p>117.77</text:p>
          </table:table-cell>
          <table:table-cell table:formula="of:=[.D1072]/[.A1072]" office:value-type="float" office:value="1">
            <text:p>1</text:p>
          </table:table-cell>
          <table:table-cell office:value-type="float" office:value="121.28">
            <text:p>121.28</text:p>
          </table:table-cell>
          <table:table-cell table:formula="of:=[.F1072]/[.A1072]" office:value-type="float" office:value="1.02980385497155">
            <text:p>1.03</text:p>
          </table:table-cell>
          <table:table-cell office:value-type="float" office:value="125.04">
            <text:p>125.04</text:p>
          </table:table-cell>
          <table:table-cell table:formula="of:=[.H1072]/[.A1072]" office:value-type="float" office:value="1.06173049163624">
            <text:p>1.06</text:p>
          </table:table-cell>
          <table:table-cell office:value-type="float" office:value="117.77">
            <text:p>117.77</text:p>
          </table:table-cell>
          <table:table-cell table:formula="of:=[.J1072]/[.A10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3.37">
            <text:p>483.37</text:p>
          </table:table-cell>
          <table:table-cell office:value-type="float" office:value="495.37">
            <text:p>495.37</text:p>
          </table:table-cell>
          <table:table-cell table:formula="of:=[.B1073]/[.A1073]" office:value-type="float" office:value="1.02482570287771">
            <text:p>1.02</text:p>
          </table:table-cell>
          <table:table-cell office:value-type="float" office:value="493.71">
            <text:p>493.71</text:p>
          </table:table-cell>
          <table:table-cell table:formula="of:=[.D1073]/[.A1073]" office:value-type="float" office:value="1.0213914806463">
            <text:p>1.02</text:p>
          </table:table-cell>
          <table:table-cell office:value-type="float" office:value="497.81">
            <text:p>497.81</text:p>
          </table:table-cell>
          <table:table-cell table:formula="of:=[.F1073]/[.A1073]" office:value-type="float" office:value="1.02987359579618">
            <text:p>1.03</text:p>
          </table:table-cell>
          <table:table-cell office:value-type="float" office:value="495.37">
            <text:p>495.37</text:p>
          </table:table-cell>
          <table:table-cell table:formula="of:=[.H1073]/[.A1073]" office:value-type="float" office:value="1.02482570287771">
            <text:p>1.02</text:p>
          </table:table-cell>
          <table:table-cell office:value-type="float" office:value="493.13">
            <text:p>493.13</text:p>
          </table:table-cell>
          <table:table-cell table:formula="of:=[.J1073]/[.A1073]" office:value-type="float" office:value="1.02019157167387">
            <text:p>1.02</text:p>
          </table:table-cell>
          <table:table-cell table:number-columns-repeated="5"/>
        </table:table-row>
        <table:table-row table:style-name="ro1">
          <table:table-cell office:value-type="float" office:value="125.71">
            <text:p>125.71</text:p>
          </table:table-cell>
          <table:table-cell office:value-type="float" office:value="134.05">
            <text:p>134.05</text:p>
          </table:table-cell>
          <table:table-cell table:formula="of:=[.B1074]/[.A1074]" office:value-type="float" office:value="1.06634317078991">
            <text:p>1.07</text:p>
          </table:table-cell>
          <table:table-cell office:value-type="float" office:value="130.05">
            <text:p>130.05</text:p>
          </table:table-cell>
          <table:table-cell table:formula="of:=[.D1074]/[.A1074]" office:value-type="float" office:value="1.03452390422401">
            <text:p>1.03</text:p>
          </table:table-cell>
          <table:table-cell office:value-type="float" office:value="129.47">
            <text:p>129.47</text:p>
          </table:table-cell>
          <table:table-cell table:formula="of:=[.F1074]/[.A1074]" office:value-type="float" office:value="1.02991011057195">
            <text:p>1.03</text:p>
          </table:table-cell>
          <table:table-cell office:value-type="float" office:value="134.05">
            <text:p>134.05</text:p>
          </table:table-cell>
          <table:table-cell table:formula="of:=[.H1074]/[.A1074]" office:value-type="float" office:value="1.06634317078991">
            <text:p>1.07</text:p>
          </table:table-cell>
          <table:table-cell office:value-type="float" office:value="129.47">
            <text:p>129.47</text:p>
          </table:table-cell>
          <table:table-cell table:formula="of:=[.J1074]/[.A1074]" office:value-type="float" office:value="1.02991011057195">
            <text:p>1.03</text:p>
          </table:table-cell>
          <table:table-cell table:number-columns-repeated="5"/>
        </table:table-row>
        <table:table-row table:style-name="ro1">
          <table:table-cell office:value-type="float" office:value="344.23">
            <text:p>344.23</text:p>
          </table:table-cell>
          <table:table-cell office:value-type="float" office:value="350.48">
            <text:p>350.48</text:p>
          </table:table-cell>
          <table:table-cell table:formula="of:=[.B1075]/[.A1075]" office:value-type="float" office:value="1.01815646515411">
            <text:p>1.02</text:p>
          </table:table-cell>
          <table:table-cell office:value-type="float" office:value="351.65">
            <text:p>351.65</text:p>
          </table:table-cell>
          <table:table-cell table:formula="of:=[.D1075]/[.A1075]" office:value-type="float" office:value="1.02155535543096">
            <text:p>1.02</text:p>
          </table:table-cell>
          <table:table-cell office:value-type="float" office:value="354.58">
            <text:p>354.58</text:p>
          </table:table-cell>
          <table:table-cell table:formula="of:=[.F1075]/[.A1075]" office:value-type="float" office:value="1.03006710629521">
            <text:p>1.03</text:p>
          </table:table-cell>
          <table:table-cell office:value-type="float" office:value="350.48">
            <text:p>350.48</text:p>
          </table:table-cell>
          <table:table-cell table:formula="of:=[.H1075]/[.A1075]" office:value-type="float" office:value="1.01815646515411">
            <text:p>1.02</text:p>
          </table:table-cell>
          <table:table-cell office:value-type="float" office:value="351.06">
            <text:p>351.06</text:p>
          </table:table-cell>
          <table:table-cell table:formula="of:=[.J1075]/[.A1075]" office:value-type="float" office:value="1.01984138512041">
            <text:p>1.02</text:p>
          </table:table-cell>
          <table:table-cell table:number-columns-repeated="5"/>
        </table:table-row>
        <table:table-row table:style-name="ro1">
          <table:table-cell office:value-type="float" office:value="483.48">
            <text:p>483.48</text:p>
          </table:table-cell>
          <table:table-cell office:value-type="float" office:value="516.21">
            <text:p>516.21</text:p>
          </table:table-cell>
          <table:table-cell table:formula="of:=[.B1076]/[.A1076]" office:value-type="float" office:value="1.06769669893274">
            <text:p>1.07</text:p>
          </table:table-cell>
          <table:table-cell office:value-type="float" office:value="495.14">
            <text:p>495.14</text:p>
          </table:table-cell>
          <table:table-cell table:formula="of:=[.D1076]/[.A1076]" office:value-type="float" office:value="1.02411681972367">
            <text:p>1.02</text:p>
          </table:table-cell>
          <table:table-cell office:value-type="float" office:value="498.07">
            <text:p>498.07</text:p>
          </table:table-cell>
          <table:table-cell table:formula="of:=[.F1076]/[.A1076]" office:value-type="float" office:value="1.03017704972284">
            <text:p>1.03</text:p>
          </table:table-cell>
          <table:table-cell office:value-type="float" office:value="516.21">
            <text:p>516.21</text:p>
          </table:table-cell>
          <table:table-cell table:formula="of:=[.H1076]/[.A1076]" office:value-type="float" office:value="1.06769669893274">
            <text:p>1.07</text:p>
          </table:table-cell>
          <table:table-cell office:value-type="float" office:value="492.8">
            <text:p>492.8</text:p>
          </table:table-cell>
          <table:table-cell table:formula="of:=[.J1076]/[.A1076]" office:value-type="float" office:value="1.01927690907587">
            <text:p>1.02</text:p>
          </table:table-cell>
          <table:table-cell table:number-columns-repeated="5"/>
        </table:table-row>
        <table:table-row table:style-name="ro1">
          <table:table-cell office:value-type="float" office:value="309.55">
            <text:p>309.55</text:p>
          </table:table-cell>
          <table:table-cell office:value-type="float" office:value="324.48">
            <text:p>324.48</text:p>
          </table:table-cell>
          <table:table-cell table:formula="of:=[.B1077]/[.A1077]" office:value-type="float" office:value="1.04823130350509">
            <text:p>1.05</text:p>
          </table:table-cell>
          <table:table-cell office:value-type="float" office:value="315.4">
            <text:p>315.4</text:p>
          </table:table-cell>
          <table:table-cell table:formula="of:=[.D1077]/[.A1077]" office:value-type="float" office:value="1.01889840090454">
            <text:p>1.02</text:p>
          </table:table-cell>
          <table:table-cell office:value-type="float" office:value="318.92">
            <text:p>318.92</text:p>
          </table:table-cell>
          <table:table-cell table:formula="of:=[.F1077]/[.A1077]" office:value-type="float" office:value="1.03026974640607">
            <text:p>1.03</text:p>
          </table:table-cell>
          <table:table-cell office:value-type="float" office:value="324.48">
            <text:p>324.48</text:p>
          </table:table-cell>
          <table:table-cell table:formula="of:=[.H1077]/[.A1077]" office:value-type="float" office:value="1.04823130350509">
            <text:p>1.05</text:p>
          </table:table-cell>
          <table:table-cell office:value-type="float" office:value="315.4">
            <text:p>315.4</text:p>
          </table:table-cell>
          <table:table-cell table:formula="of:=[.J1077]/[.A1077]" office:value-type="float" office:value="1.01889840090454">
            <text:p>1.02</text:p>
          </table:table-cell>
          <table:table-cell table:number-columns-repeated="5"/>
        </table:table-row>
        <table:table-row table:style-name="ro1">
          <table:table-cell office:value-type="float" office:value="334.65">
            <text:p>334.65</text:p>
          </table:table-cell>
          <table:table-cell office:value-type="float" office:value="362.84">
            <text:p>362.84</text:p>
          </table:table-cell>
          <table:table-cell table:formula="of:=[.B1078]/[.A1078]" office:value-type="float" office:value="1.08423726281189">
            <text:p>1.08</text:p>
          </table:table-cell>
          <table:table-cell office:value-type="float" office:value="348.59">
            <text:p>348.59</text:p>
          </table:table-cell>
          <table:table-cell table:formula="of:=[.D1078]/[.A1078]" office:value-type="float" office:value="1.04165546092933">
            <text:p>1.04</text:p>
          </table:table-cell>
          <table:table-cell office:value-type="float" office:value="344.79">
            <text:p>344.79</text:p>
          </table:table-cell>
          <table:table-cell table:formula="of:=[.F1078]/[.A1078]" office:value-type="float" office:value="1.03030031376065">
            <text:p>1.03</text:p>
          </table:table-cell>
          <table:table-cell office:value-type="float" office:value="357.52">
            <text:p>357.52</text:p>
          </table:table-cell>
          <table:table-cell table:formula="of:=[.H1078]/[.A1078]" office:value-type="float" office:value="1.06834005677574">
            <text:p>1.07</text:p>
          </table:table-cell>
          <table:table-cell office:value-type="float" office:value="347.42">
            <text:p>347.42</text:p>
          </table:table-cell>
          <table:table-cell table:formula="of:=[.J1078]/[.A1078]" office:value-type="float" office:value="1.03815927088002">
            <text:p>1.04</text:p>
          </table:table-cell>
          <table:table-cell table:number-columns-repeated="5"/>
        </table:table-row>
        <table:table-row table:style-name="ro1">
          <table:table-cell office:value-type="float" office:value="333.19">
            <text:p>333.19</text:p>
          </table:table-cell>
          <table:table-cell office:value-type="float" office:value="346.85">
            <text:p>346.85</text:p>
          </table:table-cell>
          <table:table-cell table:formula="of:=[.B1079]/[.A1079]" office:value-type="float" office:value="1.04099762898046">
            <text:p>1.04</text:p>
          </table:table-cell>
          <table:table-cell office:value-type="float" office:value="335.68">
            <text:p>335.68</text:p>
          </table:table-cell>
          <table:table-cell table:formula="of:=[.D1079]/[.A1079]" office:value-type="float" office:value="1.0074732134818">
            <text:p>1.01</text:p>
          </table:table-cell>
          <table:table-cell office:value-type="float" office:value="343.29">
            <text:p>343.29</text:p>
          </table:table-cell>
          <table:table-cell table:formula="of:=[.F1079]/[.A1079]" office:value-type="float" office:value="1.03031303460488">
            <text:p>1.03</text:p>
          </table:table-cell>
          <table:table-cell office:value-type="float" office:value="346.85">
            <text:p>346.85</text:p>
          </table:table-cell>
          <table:table-cell table:formula="of:=[.H1079]/[.A1079]" office:value-type="float" office:value="1.04099762898046">
            <text:p>1.04</text:p>
          </table:table-cell>
          <table:table-cell office:value-type="float" office:value="336.26">
            <text:p>336.26</text:p>
          </table:table-cell>
          <table:table-cell table:formula="of:=[.J1079]/[.A1079]" office:value-type="float" office:value="1.00921396200366">
            <text:p>1.01</text:p>
          </table:table-cell>
          <table:table-cell table:number-columns-repeated="5"/>
        </table:table-row>
        <table:table-row table:style-name="ro1">
          <table:table-cell office:value-type="float" office:value="323.28">
            <text:p>323.28</text:p>
          </table:table-cell>
          <table:table-cell office:value-type="float" office:value="336.98">
            <text:p>336.98</text:p>
          </table:table-cell>
          <table:table-cell table:formula="of:=[.B1080]/[.A1080]" office:value-type="float" office:value="1.04237812422668">
            <text:p>1.04</text:p>
          </table:table-cell>
          <table:table-cell office:value-type="float" office:value="335.32">
            <text:p>335.32</text:p>
          </table:table-cell>
          <table:table-cell table:formula="of:=[.D1080]/[.A1080]" office:value-type="float" office:value="1.03724325661965">
            <text:p>1.04</text:p>
          </table:table-cell>
          <table:table-cell office:value-type="float" office:value="333.08">
            <text:p>333.08</text:p>
          </table:table-cell>
          <table:table-cell table:formula="of:=[.F1080]/[.A1080]" office:value-type="float" office:value="1.0303142786439">
            <text:p>1.03</text:p>
          </table:table-cell>
          <table:table-cell office:value-type="float" office:value="329.32">
            <text:p>329.32</text:p>
          </table:table-cell>
          <table:table-cell table:formula="of:=[.H1080]/[.A1080]" office:value-type="float" office:value="1.01868349418461">
            <text:p>1.02</text:p>
          </table:table-cell>
          <table:table-cell office:value-type="float" office:value="326.49">
            <text:p>326.49</text:p>
          </table:table-cell>
          <table:table-cell table:formula="of:=[.J1080]/[.A1080]" office:value-type="float" office:value="1.00992947290275">
            <text:p>1.01</text:p>
          </table:table-cell>
          <table:table-cell table:number-columns-repeated="5"/>
        </table:table-row>
        <table:table-row table:style-name="ro1">
          <table:table-cell office:value-type="float" office:value="259.23">
            <text:p>259.23</text:p>
          </table:table-cell>
          <table:table-cell office:value-type="float" office:value="283.19">
            <text:p>283.19</text:p>
          </table:table-cell>
          <table:table-cell table:formula="of:=[.B1081]/[.A1081]" office:value-type="float" office:value="1.09242757396906">
            <text:p>1.09</text:p>
          </table:table-cell>
          <table:table-cell office:value-type="float" office:value="271.78">
            <text:p>271.78</text:p>
          </table:table-cell>
          <table:table-cell table:formula="of:=[.D1081]/[.A1081]" office:value-type="float" office:value="1.0484126065656">
            <text:p>1.05</text:p>
          </table:table-cell>
          <table:table-cell office:value-type="float" office:value="267.09">
            <text:p>267.09</text:p>
          </table:table-cell>
          <table:table-cell table:formula="of:=[.F1081]/[.A1081]" office:value-type="float" office:value="1.03032056474945">
            <text:p>1.03</text:p>
          </table:table-cell>
          <table:table-cell office:value-type="float" office:value="283.19">
            <text:p>283.19</text:p>
          </table:table-cell>
          <table:table-cell table:formula="of:=[.H1081]/[.A1081]" office:value-type="float" office:value="1.09242757396906">
            <text:p>1.09</text:p>
          </table:table-cell>
          <table:table-cell office:value-type="float" office:value="264.16">
            <text:p>264.16</text:p>
          </table:table-cell>
          <table:table-cell table:formula="of:=[.J1081]/[.A1081]" office:value-type="float" office:value="1.01901786058712">
            <text:p>1.02</text:p>
          </table:table-cell>
          <table:table-cell table:number-columns-repeated="5"/>
        </table:table-row>
        <table:table-row table:style-name="ro1">
          <table:table-cell office:value-type="float" office:value="318.57">
            <text:p>318.57</text:p>
          </table:table-cell>
          <table:table-cell office:value-type="float" office:value="328.71">
            <text:p>328.71</text:p>
          </table:table-cell>
          <table:table-cell table:formula="of:=[.B1082]/[.A1082]" office:value-type="float" office:value="1.03182973914681">
            <text:p>1.03</text:p>
          </table:table-cell>
          <table:table-cell office:value-type="float" office:value="325.3">
            <text:p>325.3</text:p>
          </table:table-cell>
          <table:table-cell table:formula="of:=[.D1082]/[.A1082]" office:value-type="float" office:value="1.021125655272">
            <text:p>1.02</text:p>
          </table:table-cell>
          <table:table-cell office:value-type="float" office:value="328.23">
            <text:p>328.23</text:p>
          </table:table-cell>
          <table:table-cell table:formula="of:=[.F1082]/[.A1082]" office:value-type="float" office:value="1.03032300593276">
            <text:p>1.03</text:p>
          </table:table-cell>
          <table:table-cell office:value-type="float" office:value="328.71">
            <text:p>328.71</text:p>
          </table:table-cell>
          <table:table-cell table:formula="of:=[.H1082]/[.A1082]" office:value-type="float" office:value="1.03182973914681">
            <text:p>1.03</text:p>
          </table:table-cell>
          <table:table-cell office:value-type="float" office:value="324.71">
            <text:p>324.71</text:p>
          </table:table-cell>
          <table:table-cell table:formula="of:=[.J1082]/[.A1082]" office:value-type="float" office:value="1.01927362902973">
            <text:p>1.02</text:p>
          </table:table-cell>
          <table:table-cell table:number-columns-repeated="5"/>
        </table:table-row>
        <table:table-row table:style-name="ro1">
          <table:table-cell office:value-type="float" office:value="282.68">
            <text:p>282.68</text:p>
          </table:table-cell>
          <table:table-cell office:value-type="float" office:value="293.61">
            <text:p>293.61</text:p>
          </table:table-cell>
          <table:table-cell table:formula="of:=[.B1083]/[.A1083]" office:value-type="float" office:value="1.03866562897977">
            <text:p>1.04</text:p>
          </table:table-cell>
          <table:table-cell office:value-type="float" office:value="290.09">
            <text:p>290.09</text:p>
          </table:table-cell>
          <table:table-cell table:formula="of:=[.D1083]/[.A1083]" office:value-type="float" office:value="1.02621338616103">
            <text:p>1.03</text:p>
          </table:table-cell>
          <table:table-cell office:value-type="float" office:value="291.26">
            <text:p>291.26</text:p>
          </table:table-cell>
          <table:table-cell table:formula="of:=[.F1083]/[.A1083]" office:value-type="float" office:value="1.03035234187067">
            <text:p>1.03</text:p>
          </table:table-cell>
          <table:table-cell office:value-type="float" office:value="293.61">
            <text:p>293.61</text:p>
          </table:table-cell>
          <table:table-cell table:formula="of:=[.H1083]/[.A1083]" office:value-type="float" office:value="1.03866562897977">
            <text:p>1.04</text:p>
          </table:table-cell>
          <table:table-cell office:value-type="float" office:value="288.92">
            <text:p>288.92</text:p>
          </table:table-cell>
          <table:table-cell table:formula="of:=[.J1083]/[.A1083]" office:value-type="float" office:value="1.02207443045139">
            <text:p>1.02</text:p>
          </table:table-cell>
          <table:table-cell table:number-columns-repeated="5"/>
        </table:table-row>
        <table:table-row table:style-name="ro1">
          <table:table-cell office:value-type="float" office:value="502.94">
            <text:p>502.94</text:p>
          </table:table-cell>
          <table:table-cell office:value-type="float" office:value="518.7">
            <text:p>518.7</text:p>
          </table:table-cell>
          <table:table-cell table:formula="of:=[.B1084]/[.A1084]" office:value-type="float" office:value="1.03133574581461">
            <text:p>1.03</text:p>
          </table:table-cell>
          <table:table-cell office:value-type="float" office:value="512.46">
            <text:p>512.46</text:p>
          </table:table-cell>
          <table:table-cell table:formula="of:=[.D1084]/[.A1084]" office:value-type="float" office:value="1.01892869924842">
            <text:p>1.02</text:p>
          </table:table-cell>
          <table:table-cell office:value-type="float" office:value="518.22">
            <text:p>518.22</text:p>
          </table:table-cell>
          <table:table-cell table:formula="of:=[.F1084]/[.A1084]" office:value-type="float" office:value="1.03038135761721">
            <text:p>1.03</text:p>
          </table:table-cell>
          <table:table-cell office:value-type="float" office:value="518.7">
            <text:p>518.7</text:p>
          </table:table-cell>
          <table:table-cell table:formula="of:=[.H1084]/[.A1084]" office:value-type="float" office:value="1.03133574581461">
            <text:p>1.03</text:p>
          </table:table-cell>
          <table:table-cell office:value-type="float" office:value="509.53">
            <text:p>509.53</text:p>
          </table:table-cell>
          <table:table-cell table:formula="of:=[.J1084]/[.A1084]" office:value-type="float" office:value="1.01310295462679">
            <text:p>1.01</text:p>
          </table:table-cell>
          <table:table-cell table:number-columns-repeated="5"/>
        </table:table-row>
        <table:table-row table:style-name="ro1">
          <table:table-cell office:value-type="float" office:value="451.22">
            <text:p>451.22</text:p>
          </table:table-cell>
          <table:table-cell office:value-type="float" office:value="480.69">
            <text:p>480.69</text:p>
          </table:table-cell>
          <table:table-cell table:formula="of:=[.B1085]/[.A1085]" office:value-type="float" office:value="1.06531182128452">
            <text:p>1.07</text:p>
          </table:table-cell>
          <table:table-cell office:value-type="float" office:value="466.69">
            <text:p>466.69</text:p>
          </table:table-cell>
          <table:table-cell table:formula="of:=[.D1085]/[.A1085]" office:value-type="float" office:value="1.03428482780019">
            <text:p>1.03</text:p>
          </table:table-cell>
          <table:table-cell office:value-type="float" office:value="464.93">
            <text:p>464.93</text:p>
          </table:table-cell>
          <table:table-cell table:formula="of:=[.F1085]/[.A1085]" office:value-type="float" office:value="1.03038429147644">
            <text:p>1.03</text:p>
          </table:table-cell>
          <table:table-cell office:value-type="float" office:value="480.69">
            <text:p>480.69</text:p>
          </table:table-cell>
          <table:table-cell table:formula="of:=[.H1085]/[.A1085]" office:value-type="float" office:value="1.06531182128452">
            <text:p>1.07</text:p>
          </table:table-cell>
          <table:table-cell office:value-type="float" office:value="462">
            <text:p>462</text:p>
          </table:table-cell>
          <table:table-cell table:formula="of:=[.J1085]/[.A1085]" office:value-type="float" office:value="1.02389078498294">
            <text:p>1.02</text:p>
          </table:table-cell>
          <table:table-cell table:number-columns-repeated="5"/>
        </table:table-row>
        <table:table-row table:style-name="ro1">
          <table:table-cell office:value-type="float" office:value="211.15">
            <text:p>211.15</text:p>
          </table:table-cell>
          <table:table-cell office:value-type="float" office:value="221.25">
            <text:p>221.25</text:p>
          </table:table-cell>
          <table:table-cell table:formula="of:=[.B1086]/[.A1086]" office:value-type="float" office:value="1.04783329386692">
            <text:p>1.05</text:p>
          </table:table-cell>
          <table:table-cell office:value-type="float" office:value="214.91">
            <text:p>214.91</text:p>
          </table:table-cell>
          <table:table-cell table:formula="of:=[.D1086]/[.A1086]" office:value-type="float" office:value="1.01780724603363">
            <text:p>1.02</text:p>
          </table:table-cell>
          <table:table-cell office:value-type="float" office:value="217.59">
            <text:p>217.59</text:p>
          </table:table-cell>
          <table:table-cell table:formula="of:=[.F1086]/[.A1086]" office:value-type="float" office:value="1.03049964480227">
            <text:p>1.03</text:p>
          </table:table-cell>
          <table:table-cell office:value-type="float" office:value="221.25">
            <text:p>221.25</text:p>
          </table:table-cell>
          <table:table-cell table:formula="of:=[.H1086]/[.A1086]" office:value-type="float" office:value="1.04783329386692">
            <text:p>1.05</text:p>
          </table:table-cell>
          <table:table-cell office:value-type="float" office:value="214.32">
            <text:p>214.32</text:p>
          </table:table-cell>
          <table:table-cell table:formula="of:=[.J1086]/[.A1086]" office:value-type="float" office:value="1.01501302391665">
            <text:p>1.02</text:p>
          </table:table-cell>
          <table:table-cell table:number-columns-repeated="5"/>
        </table:table-row>
        <table:table-row table:style-name="ro1">
          <table:table-cell office:value-type="float" office:value="126.2">
            <text:p>126.2</text:p>
          </table:table-cell>
          <table:table-cell office:value-type="float" office:value="135.12">
            <text:p>135.12</text:p>
          </table:table-cell>
          <table:table-cell table:formula="of:=[.B1087]/[.A1087]" office:value-type="float" office:value="1.07068145800317">
            <text:p>1.07</text:p>
          </table:table-cell>
          <table:table-cell office:value-type="float" office:value="130.54">
            <text:p>130.54</text:p>
          </table:table-cell>
          <table:table-cell table:formula="of:=[.D1087]/[.A1087]" office:value-type="float" office:value="1.03438985736926">
            <text:p>1.03</text:p>
          </table:table-cell>
          <table:table-cell office:value-type="float" office:value="130.05">
            <text:p>130.05</text:p>
          </table:table-cell>
          <table:table-cell table:formula="of:=[.F1087]/[.A1087]" office:value-type="float" office:value="1.03050713153724">
            <text:p>1.03</text:p>
          </table:table-cell>
          <table:table-cell office:value-type="float" office:value="135.12">
            <text:p>135.12</text:p>
          </table:table-cell>
          <table:table-cell table:formula="of:=[.H1087]/[.A1087]" office:value-type="float" office:value="1.07068145800317">
            <text:p>1.07</text:p>
          </table:table-cell>
          <table:table-cell office:value-type="float" office:value="127.02">
            <text:p>127.02</text:p>
          </table:table-cell>
          <table:table-cell table:formula="of:=[.J1087]/[.A1087]" office:value-type="float" office:value="1.00649762282092">
            <text:p>1.01</text:p>
          </table:table-cell>
          <table:table-cell table:number-columns-repeated="5"/>
        </table:table-row>
        <table:table-row table:style-name="ro1">
          <table:table-cell office:value-type="float" office:value="511.17">
            <text:p>511.17</text:p>
          </table:table-cell>
          <table:table-cell office:value-type="float" office:value="528.34">
            <text:p>528.34</text:p>
          </table:table-cell>
          <table:table-cell table:formula="of:=[.B1088]/[.A1088]" office:value-type="float" office:value="1.03358960815384">
            <text:p>1.03</text:p>
          </table:table-cell>
          <table:table-cell office:value-type="float" office:value="520.93">
            <text:p>520.93</text:p>
          </table:table-cell>
          <table:table-cell table:formula="of:=[.D1088]/[.A1088]" office:value-type="float" office:value="1.01909345227615">
            <text:p>1.02</text:p>
          </table:table-cell>
          <table:table-cell office:value-type="float" office:value="526.78">
            <text:p>526.78</text:p>
          </table:table-cell>
          <table:table-cell table:formula="of:=[.F1088]/[.A1088]" office:value-type="float" office:value="1.0305377858638">
            <text:p>1.03</text:p>
          </table:table-cell>
          <table:table-cell office:value-type="float" office:value="527.17">
            <text:p>527.17</text:p>
          </table:table-cell>
          <table:table-cell table:formula="of:=[.H1088]/[.A1088]" office:value-type="float" office:value="1.03130074143631">
            <text:p>1.03</text:p>
          </table:table-cell>
          <table:table-cell office:value-type="float" office:value="521.51">
            <text:p>521.51</text:p>
          </table:table-cell>
          <table:table-cell table:formula="of:=[.J1088]/[.A1088]" office:value-type="float" office:value="1.02022810415322">
            <text:p>1.02</text:p>
          </table:table-cell>
          <table:table-cell table:number-columns-repeated="5"/>
        </table:table-row>
        <table:table-row table:style-name="ro1">
          <table:table-cell office:value-type="float" office:value="382.32">
            <text:p>382.32</text:p>
          </table:table-cell>
          <table:table-cell office:value-type="float" office:value="420.37">
            <text:p>420.37</text:p>
          </table:table-cell>
          <table:table-cell table:formula="of:=[.B1089]/[.A1089]" office:value-type="float" office:value="1.09952395898724">
            <text:p>1.1</text:p>
          </table:table-cell>
          <table:table-cell office:value-type="float" office:value="396.96">
            <text:p>396.96</text:p>
          </table:table-cell>
          <table:table-cell table:formula="of:=[.D1089]/[.A1089]" office:value-type="float" office:value="1.03829252981795">
            <text:p>1.04</text:p>
          </table:table-cell>
          <table:table-cell office:value-type="float" office:value="394.03">
            <text:p>394.03</text:p>
          </table:table-cell>
          <table:table-cell table:formula="of:=[.F1089]/[.A1089]" office:value-type="float" office:value="1.03062879263444">
            <text:p>1.03</text:p>
          </table:table-cell>
          <table:table-cell office:value-type="float" office:value="419.79">
            <text:p>419.79</text:p>
          </table:table-cell>
          <table:table-cell table:formula="of:=[.H1089]/[.A1089]" office:value-type="float" office:value="1.0980069052103">
            <text:p>1.1</text:p>
          </table:table-cell>
          <table:table-cell office:value-type="float" office:value="395.79">
            <text:p>395.79</text:p>
          </table:table-cell>
          <table:table-cell table:formula="of:=[.J1089]/[.A1089]" office:value-type="float" office:value="1.03523226616447">
            <text:p>1.04</text:p>
          </table:table-cell>
          <table:table-cell table:number-columns-repeated="5"/>
        </table:table-row>
        <table:table-row table:style-name="ro1">
          <table:table-cell office:value-type="float" office:value="95.51">
            <text:p>95.51</text:p>
          </table:table-cell>
          <table:table-cell office:value-type="float" office:value="104.2">
            <text:p>104.2</text:p>
          </table:table-cell>
          <table:table-cell table:formula="of:=[.B1090]/[.A1090]" office:value-type="float" office:value="1.09098523714794">
            <text:p>1.09</text:p>
          </table:table-cell>
          <table:table-cell office:value-type="float" office:value="98.44">
            <text:p>98.44</text:p>
          </table:table-cell>
          <table:table-cell table:formula="of:=[.D1090]/[.A1090]" office:value-type="float" office:value="1.03067741597738">
            <text:p>1.03</text:p>
          </table:table-cell>
          <table:table-cell office:value-type="float" office:value="98.44">
            <text:p>98.44</text:p>
          </table:table-cell>
          <table:table-cell table:formula="of:=[.F1090]/[.A1090]" office:value-type="float" office:value="1.03067741597738">
            <text:p>1.03</text:p>
          </table:table-cell>
          <table:table-cell office:value-type="float" office:value="95.51">
            <text:p>95.51</text:p>
          </table:table-cell>
          <table:table-cell table:formula="of:=[.H1090]/[.A1090]" office:value-type="float" office:value="1">
            <text:p>1</text:p>
          </table:table-cell>
          <table:table-cell office:value-type="float" office:value="95.51">
            <text:p>95.51</text:p>
          </table:table-cell>
          <table:table-cell table:formula="of:=[.J1090]/[.A10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7.58">
            <text:p>427.58</text:p>
          </table:table-cell>
          <table:table-cell office:value-type="float" office:value="464.23">
            <text:p>464.23</text:p>
          </table:table-cell>
          <table:table-cell table:formula="of:=[.B1091]/[.A1091]" office:value-type="float" office:value="1.08571495392675">
            <text:p>1.09</text:p>
          </table:table-cell>
          <table:table-cell office:value-type="float" office:value="440.71">
            <text:p>440.71</text:p>
          </table:table-cell>
          <table:table-cell table:formula="of:=[.D1091]/[.A1091]" office:value-type="float" office:value="1.03070770382151">
            <text:p>1.03</text:p>
          </table:table-cell>
          <table:table-cell office:value-type="float" office:value="440.71">
            <text:p>440.71</text:p>
          </table:table-cell>
          <table:table-cell table:formula="of:=[.F1091]/[.A1091]" office:value-type="float" office:value="1.03070770382151">
            <text:p>1.03</text:p>
          </table:table-cell>
          <table:table-cell office:value-type="float" office:value="459.54">
            <text:p>459.54</text:p>
          </table:table-cell>
          <table:table-cell table:formula="of:=[.H1091]/[.A1091]" office:value-type="float" office:value="1.07474624631648">
            <text:p>1.07</text:p>
          </table:table-cell>
          <table:table-cell office:value-type="float" office:value="434.27">
            <text:p>434.27</text:p>
          </table:table-cell>
          <table:table-cell table:formula="of:=[.J1091]/[.A1091]" office:value-type="float" office:value="1.01564619486412">
            <text:p>1.02</text:p>
          </table:table-cell>
          <table:table-cell table:number-columns-repeated="5"/>
        </table:table-row>
        <table:table-row table:style-name="ro1">
          <table:table-cell office:value-type="float" office:value="175.71">
            <text:p>175.71</text:p>
          </table:table-cell>
          <table:table-cell office:value-type="float" office:value="187.37">
            <text:p>187.37</text:p>
          </table:table-cell>
          <table:table-cell table:formula="of:=[.B1092]/[.A1092]" office:value-type="float" office:value="1.06635934209777">
            <text:p>1.07</text:p>
          </table:table-cell>
          <table:table-cell office:value-type="float" office:value="178.2">
            <text:p>178.2</text:p>
          </table:table-cell>
          <table:table-cell table:formula="of:=[.D1092]/[.A1092]" office:value-type="float" office:value="1.01417107734335">
            <text:p>1.01</text:p>
          </table:table-cell>
          <table:table-cell office:value-type="float" office:value="181.12">
            <text:p>181.12</text:p>
          </table:table-cell>
          <table:table-cell table:formula="of:=[.F1092]/[.A1092]" office:value-type="float" office:value="1.03078936884639">
            <text:p>1.03</text:p>
          </table:table-cell>
          <table:table-cell office:value-type="float" office:value="178.2">
            <text:p>178.2</text:p>
          </table:table-cell>
          <table:table-cell table:formula="of:=[.H1092]/[.A1092]" office:value-type="float" office:value="1.01417107734335">
            <text:p>1.01</text:p>
          </table:table-cell>
          <table:table-cell office:value-type="float" office:value="178.2">
            <text:p>178.2</text:p>
          </table:table-cell>
          <table:table-cell table:formula="of:=[.J1092]/[.A1092]" office:value-type="float" office:value="1.01417107734335">
            <text:p>1.01</text:p>
          </table:table-cell>
          <table:table-cell table:number-columns-repeated="5"/>
        </table:table-row>
        <table:table-row table:style-name="ro1">
          <table:table-cell office:value-type="float" office:value="109.85">
            <text:p>109.85</text:p>
          </table:table-cell>
          <table:table-cell office:value-type="float" office:value="114.1">
            <text:p>114.1</text:p>
          </table:table-cell>
          <table:table-cell table:formula="of:=[.B1093]/[.A1093]" office:value-type="float" office:value="1.03868912152936">
            <text:p>1.04</text:p>
          </table:table-cell>
          <table:table-cell office:value-type="float" office:value="112.1">
            <text:p>112.1</text:p>
          </table:table-cell>
          <table:table-cell table:formula="of:=[.D1093]/[.A1093]" office:value-type="float" office:value="1.02048247610378">
            <text:p>1.02</text:p>
          </table:table-cell>
          <table:table-cell office:value-type="float" office:value="113.27">
            <text:p>113.27</text:p>
          </table:table-cell>
          <table:table-cell table:formula="of:=[.F1093]/[.A1093]" office:value-type="float" office:value="1.03113336367774">
            <text:p>1.03</text:p>
          </table:table-cell>
          <table:table-cell office:value-type="float" office:value="114.1">
            <text:p>114.1</text:p>
          </table:table-cell>
          <table:table-cell table:formula="of:=[.H1093]/[.A1093]" office:value-type="float" office:value="1.03868912152936">
            <text:p>1.04</text:p>
          </table:table-cell>
          <table:table-cell office:value-type="float" office:value="112.1">
            <text:p>112.1</text:p>
          </table:table-cell>
          <table:table-cell table:formula="of:=[.J1093]/[.A1093]" office:value-type="float" office:value="1.02048247610378">
            <text:p>1.02</text:p>
          </table:table-cell>
          <table:table-cell table:number-columns-repeated="5"/>
        </table:table-row>
        <table:table-row table:style-name="ro1">
          <table:table-cell office:value-type="float" office:value="383.16">
            <text:p>383.16</text:p>
          </table:table-cell>
          <table:table-cell office:value-type="float" office:value="398.43">
            <text:p>398.43</text:p>
          </table:table-cell>
          <table:table-cell table:formula="of:=[.B1094]/[.A1094]" office:value-type="float" office:value="1.03985280300658">
            <text:p>1.04</text:p>
          </table:table-cell>
          <table:table-cell office:value-type="float" office:value="393.36">
            <text:p>393.36</text:p>
          </table:table-cell>
          <table:table-cell table:formula="of:=[.D1094]/[.A1094]" office:value-type="float" office:value="1.02662073285312">
            <text:p>1.03</text:p>
          </table:table-cell>
          <table:table-cell office:value-type="float" office:value="395.11">
            <text:p>395.11</text:p>
          </table:table-cell>
          <table:table-cell table:formula="of:=[.F1094]/[.A1094]" office:value-type="float" office:value="1.03118801545046">
            <text:p>1.03</text:p>
          </table:table-cell>
          <table:table-cell office:value-type="float" office:value="395.84">
            <text:p>395.84</text:p>
          </table:table-cell>
          <table:table-cell table:formula="of:=[.H1094]/[.A1094]" office:value-type="float" office:value="1.0330932247625">
            <text:p>1.03</text:p>
          </table:table-cell>
          <table:table-cell office:value-type="float" office:value="390.43">
            <text:p>390.43</text:p>
          </table:table-cell>
          <table:table-cell table:formula="of:=[.J1094]/[.A1094]" office:value-type="float" office:value="1.01897379684727">
            <text:p>1.02</text:p>
          </table:table-cell>
          <table:table-cell table:number-columns-repeated="5"/>
        </table:table-row>
        <table:table-row table:style-name="ro1">
          <table:table-cell office:value-type="float" office:value="243.28">
            <text:p>243.28</text:p>
          </table:table-cell>
          <table:table-cell office:value-type="float" office:value="258.07">
            <text:p>258.07</text:p>
          </table:table-cell>
          <table:table-cell table:formula="of:=[.B1095]/[.A1095]" office:value-type="float" office:value="1.06079414666228">
            <text:p>1.06</text:p>
          </table:table-cell>
          <table:table-cell office:value-type="float" office:value="248.55">
            <text:p>248.55</text:p>
          </table:table-cell>
          <table:table-cell table:formula="of:=[.D1095]/[.A1095]" office:value-type="float" office:value="1.02166228214403">
            <text:p>1.02</text:p>
          </table:table-cell>
          <table:table-cell office:value-type="float" office:value="250.89">
            <text:p>250.89</text:p>
          </table:table-cell>
          <table:table-cell table:formula="of:=[.F1095]/[.A1095]" office:value-type="float" office:value="1.03128082867478">
            <text:p>1.03</text:p>
          </table:table-cell>
          <table:table-cell office:value-type="float" office:value="258.07">
            <text:p>258.07</text:p>
          </table:table-cell>
          <table:table-cell table:formula="of:=[.H1095]/[.A1095]" office:value-type="float" office:value="1.06079414666228">
            <text:p>1.06</text:p>
          </table:table-cell>
          <table:table-cell office:value-type="float" office:value="247.97">
            <text:p>247.97</text:p>
          </table:table-cell>
          <table:table-cell table:formula="of:=[.J1095]/[.A1095]" office:value-type="float" office:value="1.0192781979612">
            <text:p>1.02</text:p>
          </table:table-cell>
          <table:table-cell table:number-columns-repeated="5"/>
        </table:table-row>
        <table:table-row table:style-name="ro1">
          <table:table-cell office:value-type="float" office:value="399.3">
            <text:p>399.3</text:p>
          </table:table-cell>
          <table:table-cell office:value-type="float" office:value="415.26">
            <text:p>415.26</text:p>
          </table:table-cell>
          <table:table-cell table:formula="of:=[.B1096]/[.A1096]" office:value-type="float" office:value="1.03996994740796">
            <text:p>1.04</text:p>
          </table:table-cell>
          <table:table-cell office:value-type="float" office:value="408.33">
            <text:p>408.33</text:p>
          </table:table-cell>
          <table:table-cell table:formula="of:=[.D1096]/[.A1096]" office:value-type="float" office:value="1.02261457550714">
            <text:p>1.02</text:p>
          </table:table-cell>
          <table:table-cell office:value-type="float" office:value="411.84">
            <text:p>411.84</text:p>
          </table:table-cell>
          <table:table-cell table:formula="of:=[.F1096]/[.A1096]" office:value-type="float" office:value="1.03140495867769">
            <text:p>1.03</text:p>
          </table:table-cell>
          <table:table-cell office:value-type="float" office:value="414.67">
            <text:p>414.67</text:p>
          </table:table-cell>
          <table:table-cell table:formula="of:=[.H1096]/[.A1096]" office:value-type="float" office:value="1.03849236163286">
            <text:p>1.04</text:p>
          </table:table-cell>
          <table:table-cell office:value-type="float" office:value="406.57">
            <text:p>406.57</text:p>
          </table:table-cell>
          <table:table-cell table:formula="of:=[.J1096]/[.A1096]" office:value-type="float" office:value="1.01820686200852">
            <text:p>1.02</text:p>
          </table:table-cell>
          <table:table-cell table:number-columns-repeated="5"/>
        </table:table-row>
        <table:table-row table:style-name="ro1">
          <table:table-cell office:value-type="float" office:value="416.78">
            <text:p>416.78</text:p>
          </table:table-cell>
          <table:table-cell office:value-type="float" office:value="432.84">
            <text:p>432.84</text:p>
          </table:table-cell>
          <table:table-cell table:formula="of:=[.B1097]/[.A1097]" office:value-type="float" office:value="1.03853351888286">
            <text:p>1.04</text:p>
          </table:table-cell>
          <table:table-cell office:value-type="float" office:value="431.09">
            <text:p>431.09</text:p>
          </table:table-cell>
          <table:table-cell table:formula="of:=[.D1097]/[.A1097]" office:value-type="float" office:value="1.03433466097222">
            <text:p>1.03</text:p>
          </table:table-cell>
          <table:table-cell office:value-type="float" office:value="429.91">
            <text:p>429.91</text:p>
          </table:table-cell>
          <table:table-cell table:formula="of:=[.F1097]/[.A1097]" office:value-type="float" office:value="1.03150343106675">
            <text:p>1.03</text:p>
          </table:table-cell>
          <table:table-cell office:value-type="float" office:value="431.67">
            <text:p>431.67</text:p>
          </table:table-cell>
          <table:table-cell table:formula="of:=[.H1097]/[.A1097]" office:value-type="float" office:value="1.03572628245117">
            <text:p>1.04</text:p>
          </table:table-cell>
          <table:table-cell office:value-type="float" office:value="426.98">
            <text:p>426.98</text:p>
          </table:table-cell>
          <table:table-cell table:formula="of:=[.J1097]/[.A1097]" office:value-type="float" office:value="1.02447334325064">
            <text:p>1.02</text:p>
          </table:table-cell>
          <table:table-cell table:number-columns-repeated="5"/>
        </table:table-row>
        <table:table-row table:style-name="ro1">
          <table:table-cell office:value-type="float" office:value="408.11">
            <text:p>408.11</text:p>
          </table:table-cell>
          <table:table-cell office:value-type="float" office:value="428.56">
            <text:p>428.56</text:p>
          </table:table-cell>
          <table:table-cell table:formula="of:=[.B1098]/[.A1098]" office:value-type="float" office:value="1.05010903922962">
            <text:p>1.05</text:p>
          </table:table-cell>
          <table:table-cell office:value-type="float" office:value="418.07">
            <text:p>418.07</text:p>
          </table:table-cell>
          <table:table-cell table:formula="of:=[.D1098]/[.A1098]" office:value-type="float" office:value="1.02440518487663">
            <text:p>1.02</text:p>
          </table:table-cell>
          <table:table-cell office:value-type="float" office:value="421">
            <text:p>421</text:p>
          </table:table-cell>
          <table:table-cell table:formula="of:=[.F1098]/[.A1098]" office:value-type="float" office:value="1.03158462179314">
            <text:p>1.03</text:p>
          </table:table-cell>
          <table:table-cell office:value-type="float" office:value="427.97">
            <text:p>427.97</text:p>
          </table:table-cell>
          <table:table-cell table:formula="of:=[.H1098]/[.A1098]" office:value-type="float" office:value="1.04866335056725">
            <text:p>1.05</text:p>
          </table:table-cell>
          <table:table-cell office:value-type="float" office:value="416.9">
            <text:p>416.9</text:p>
          </table:table-cell>
          <table:table-cell table:formula="of:=[.J1098]/[.A1098]" office:value-type="float" office:value="1.02153831074955">
            <text:p>1.02</text:p>
          </table:table-cell>
          <table:table-cell table:number-columns-repeated="5"/>
        </table:table-row>
        <table:table-row table:style-name="ro1">
          <table:table-cell office:value-type="float" office:value="259.19">
            <text:p>259.19</text:p>
          </table:table-cell>
          <table:table-cell office:value-type="float" office:value="264.46">
            <text:p>264.46</text:p>
          </table:table-cell>
          <table:table-cell table:formula="of:=[.B1099]/[.A1099]" office:value-type="float" office:value="1.0203325745592">
            <text:p>1.02</text:p>
          </table:table-cell>
          <table:table-cell office:value-type="float" office:value="265.63">
            <text:p>265.63</text:p>
          </table:table-cell>
          <table:table-cell table:formula="of:=[.D1099]/[.A1099]" office:value-type="float" office:value="1.02484663760176">
            <text:p>1.02</text:p>
          </table:table-cell>
          <table:table-cell office:value-type="float" office:value="267.39">
            <text:p>267.39</text:p>
          </table:table-cell>
          <table:table-cell table:formula="of:=[.F1099]/[.A1099]" office:value-type="float" office:value="1.0316370230333">
            <text:p>1.03</text:p>
          </table:table-cell>
          <table:table-cell office:value-type="float" office:value="261.53">
            <text:p>261.53</text:p>
          </table:table-cell>
          <table:table-cell table:formula="of:=[.H1099]/[.A1099]" office:value-type="float" office:value="1.00902812608511">
            <text:p>1.01</text:p>
          </table:table-cell>
          <table:table-cell office:value-type="float" office:value="263.29">
            <text:p>263.29</text:p>
          </table:table-cell>
          <table:table-cell table:formula="of:=[.J1099]/[.A1099]" office:value-type="float" office:value="1.01581851151665">
            <text:p>1.02</text:p>
          </table:table-cell>
          <table:table-cell table:number-columns-repeated="5"/>
        </table:table-row>
        <table:table-row table:style-name="ro1">
          <table:table-cell office:value-type="float" office:value="356.24">
            <text:p>356.24</text:p>
          </table:table-cell>
          <table:table-cell office:value-type="float" office:value="363.07">
            <text:p>363.07</text:p>
          </table:table-cell>
          <table:table-cell table:formula="of:=[.B1100]/[.A1100]" office:value-type="float" office:value="1.0191724679991">
            <text:p>1.02</text:p>
          </table:table-cell>
          <table:table-cell office:value-type="float" office:value="362.24">
            <text:p>362.24</text:p>
          </table:table-cell>
          <table:table-cell table:formula="of:=[.D1100]/[.A1100]" office:value-type="float" office:value="1.01684257803728">
            <text:p>1.02</text:p>
          </table:table-cell>
          <table:table-cell office:value-type="float" office:value="367.52">
            <text:p>367.52</text:p>
          </table:table-cell>
          <table:table-cell table:formula="of:=[.F1100]/[.A1100]" office:value-type="float" office:value="1.03166404671008">
            <text:p>1.03</text:p>
          </table:table-cell>
          <table:table-cell office:value-type="float" office:value="363.07">
            <text:p>363.07</text:p>
          </table:table-cell>
          <table:table-cell table:formula="of:=[.H1100]/[.A1100]" office:value-type="float" office:value="1.0191724679991">
            <text:p>1.02</text:p>
          </table:table-cell>
          <table:table-cell office:value-type="float" office:value="359.32">
            <text:p>359.32</text:p>
          </table:table-cell>
          <table:table-cell table:formula="of:=[.J1100]/[.A1100]" office:value-type="float" office:value="1.0086458567258">
            <text:p>1.01</text:p>
          </table:table-cell>
          <table:table-cell table:number-columns-repeated="5"/>
        </table:table-row>
        <table:table-row table:style-name="ro1">
          <table:table-cell office:value-type="float" office:value="169.48">
            <text:p>169.48</text:p>
          </table:table-cell>
          <table:table-cell office:value-type="float" office:value="184.94">
            <text:p>184.94</text:p>
          </table:table-cell>
          <table:table-cell table:formula="of:=[.B1101]/[.A1101]" office:value-type="float" office:value="1.0912202029738">
            <text:p>1.09</text:p>
          </table:table-cell>
          <table:table-cell office:value-type="float" office:value="178.11">
            <text:p>178.11</text:p>
          </table:table-cell>
          <table:table-cell table:formula="of:=[.D1101]/[.A1101]" office:value-type="float" office:value="1.05092046259146">
            <text:p>1.05</text:p>
          </table:table-cell>
          <table:table-cell office:value-type="float" office:value="174.89">
            <text:p>174.89</text:p>
          </table:table-cell>
          <table:table-cell table:formula="of:=[.F1101]/[.A1101]" office:value-type="float" office:value="1.0319211706396">
            <text:p>1.03</text:p>
          </table:table-cell>
          <table:table-cell office:value-type="float" office:value="184.94">
            <text:p>184.94</text:p>
          </table:table-cell>
          <table:table-cell table:formula="of:=[.H1101]/[.A1101]" office:value-type="float" office:value="1.0912202029738">
            <text:p>1.09</text:p>
          </table:table-cell>
          <table:table-cell office:value-type="float" office:value="178.11">
            <text:p>178.11</text:p>
          </table:table-cell>
          <table:table-cell table:formula="of:=[.J1101]/[.A1101]" office:value-type="float" office:value="1.05092046259146">
            <text:p>1.05</text:p>
          </table:table-cell>
          <table:table-cell table:number-columns-repeated="5"/>
        </table:table-row>
        <table:table-row table:style-name="ro1">
          <table:table-cell office:value-type="float" office:value="402.8">
            <text:p>402.8</text:p>
          </table:table-cell>
          <table:table-cell office:value-type="float" office:value="414.76">
            <text:p>414.76</text:p>
          </table:table-cell>
          <table:table-cell table:formula="of:=[.B1102]/[.A1102]" office:value-type="float" office:value="1.02969215491559">
            <text:p>1.03</text:p>
          </table:table-cell>
          <table:table-cell office:value-type="float" office:value="409.83">
            <text:p>409.83</text:p>
          </table:table-cell>
          <table:table-cell table:formula="of:=[.D1102]/[.A1102]" office:value-type="float" office:value="1.01745283018868">
            <text:p>1.02</text:p>
          </table:table-cell>
          <table:table-cell office:value-type="float" office:value="415.69">
            <text:p>415.69</text:p>
          </table:table-cell>
          <table:table-cell table:formula="of:=[.F1102]/[.A1102]" office:value-type="float" office:value="1.03200099304866">
            <text:p>1.03</text:p>
          </table:table-cell>
          <table:table-cell office:value-type="float" office:value="414.17">
            <text:p>414.17</text:p>
          </table:table-cell>
          <table:table-cell table:formula="of:=[.H1102]/[.A1102]" office:value-type="float" office:value="1.028227408143">
            <text:p>1.03</text:p>
          </table:table-cell>
          <table:table-cell office:value-type="float" office:value="408.66">
            <text:p>408.66</text:p>
          </table:table-cell>
          <table:table-cell table:formula="of:=[.J1102]/[.A1102]" office:value-type="float" office:value="1.01454816285998">
            <text:p>1.01</text:p>
          </table:table-cell>
          <table:table-cell table:number-columns-repeated="5"/>
        </table:table-row>
        <table:table-row table:style-name="ro1">
          <table:table-cell office:value-type="float" office:value="128.07">
            <text:p>128.07</text:p>
          </table:table-cell>
          <table:table-cell office:value-type="float" office:value="137.1">
            <text:p>137.1</text:p>
          </table:table-cell>
          <table:table-cell table:formula="of:=[.B1103]/[.A1103]" office:value-type="float" office:value="1.07050831576482">
            <text:p>1.07</text:p>
          </table:table-cell>
          <table:table-cell office:value-type="float" office:value="129.24">
            <text:p>129.24</text:p>
          </table:table-cell>
          <table:table-cell table:formula="of:=[.D1103]/[.A1103]" office:value-type="float" office:value="1.00913562895292">
            <text:p>1.01</text:p>
          </table:table-cell>
          <table:table-cell office:value-type="float" office:value="132.17">
            <text:p>132.17</text:p>
          </table:table-cell>
          <table:table-cell table:formula="of:=[.F1103]/[.A1103]" office:value-type="float" office:value="1.03201374248458">
            <text:p>1.03</text:p>
          </table:table-cell>
          <table:table-cell office:value-type="float" office:value="137.1">
            <text:p>137.1</text:p>
          </table:table-cell>
          <table:table-cell table:formula="of:=[.H1103]/[.A1103]" office:value-type="float" office:value="1.07050831576482">
            <text:p>1.07</text:p>
          </table:table-cell>
          <table:table-cell office:value-type="float" office:value="132.99">
            <text:p>132.99</text:p>
          </table:table-cell>
          <table:table-cell table:formula="of:=[.J1103]/[.A1103]" office:value-type="float" office:value="1.03841649098149">
            <text:p>1.04</text:p>
          </table:table-cell>
          <table:table-cell table:number-columns-repeated="5"/>
        </table:table-row>
        <table:table-row table:style-name="ro1">
          <table:table-cell office:value-type="float" office:value="262.74">
            <text:p>262.74</text:p>
          </table:table-cell>
          <table:table-cell office:value-type="float" office:value="271.91">
            <text:p>271.91</text:p>
          </table:table-cell>
          <table:table-cell table:formula="of:=[.B1104]/[.A1104]" office:value-type="float" office:value="1.03490142346046">
            <text:p>1.03</text:p>
          </table:table-cell>
          <table:table-cell office:value-type="float" office:value="267.66">
            <text:p>267.66</text:p>
          </table:table-cell>
          <table:table-cell table:formula="of:=[.D1104]/[.A1104]" office:value-type="float" office:value="1.01872573646951">
            <text:p>1.02</text:p>
          </table:table-cell>
          <table:table-cell office:value-type="float" office:value="271.18">
            <text:p>271.18</text:p>
          </table:table-cell>
          <table:table-cell table:formula="of:=[.F1104]/[.A1104]" office:value-type="float" office:value="1.03212301134201">
            <text:p>1.03</text:p>
          </table:table-cell>
          <table:table-cell office:value-type="float" office:value="271.91">
            <text:p>271.91</text:p>
          </table:table-cell>
          <table:table-cell table:formula="of:=[.H1104]/[.A1104]" office:value-type="float" office:value="1.03490142346046">
            <text:p>1.03</text:p>
          </table:table-cell>
          <table:table-cell office:value-type="float" office:value="268.84">
            <text:p>268.84</text:p>
          </table:table-cell>
          <table:table-cell table:formula="of:=[.J1104]/[.A1104]" office:value-type="float" office:value="1.023216868387">
            <text:p>1.02</text:p>
          </table:table-cell>
          <table:table-cell table:number-columns-repeated="5"/>
        </table:table-row>
        <table:table-row table:style-name="ro1">
          <table:table-cell office:value-type="float" office:value="336.74">
            <text:p>336.74</text:p>
          </table:table-cell>
          <table:table-cell office:value-type="float" office:value="341.22">
            <text:p>341.22</text:p>
          </table:table-cell>
          <table:table-cell table:formula="of:=[.B1105]/[.A1105]" office:value-type="float" office:value="1.01330403278494">
            <text:p>1.01</text:p>
          </table:table-cell>
          <table:table-cell office:value-type="float" office:value="340.05">
            <text:p>340.05</text:p>
          </table:table-cell>
          <table:table-cell table:formula="of:=[.D1105]/[.A1105]" office:value-type="float" office:value="1.00982954207994">
            <text:p>1.01</text:p>
          </table:table-cell>
          <table:table-cell office:value-type="float" office:value="347.56">
            <text:p>347.56</text:p>
          </table:table-cell>
          <table:table-cell table:formula="of:=[.F1105]/[.A1105]" office:value-type="float" office:value="1.03213161489577">
            <text:p>1.03</text:p>
          </table:table-cell>
          <table:table-cell office:value-type="float" office:value="341.22">
            <text:p>341.22</text:p>
          </table:table-cell>
          <table:table-cell table:formula="of:=[.H1105]/[.A1105]" office:value-type="float" office:value="1.01330403278494">
            <text:p>1.01</text:p>
          </table:table-cell>
          <table:table-cell office:value-type="float" office:value="340.05">
            <text:p>340.05</text:p>
          </table:table-cell>
          <table:table-cell table:formula="of:=[.J1105]/[.A1105]" office:value-type="float" office:value="1.00982954207994">
            <text:p>1.01</text:p>
          </table:table-cell>
          <table:table-cell table:number-columns-repeated="5"/>
        </table:table-row>
        <table:table-row table:style-name="ro1">
          <table:table-cell office:value-type="float" office:value="467.36">
            <text:p>467.36</text:p>
          </table:table-cell>
          <table:table-cell office:value-type="float" office:value="492.57">
            <text:p>492.57</text:p>
          </table:table-cell>
          <table:table-cell table:formula="of:=[.B1106]/[.A1106]" office:value-type="float" office:value="1.0539412872304">
            <text:p>1.05</text:p>
          </table:table-cell>
          <table:table-cell office:value-type="float" office:value="478.29">
            <text:p>478.29</text:p>
          </table:table-cell>
          <table:table-cell table:formula="of:=[.D1106]/[.A1106]" office:value-type="float" office:value="1.02338668264293">
            <text:p>1.02</text:p>
          </table:table-cell>
          <table:table-cell office:value-type="float" office:value="482.39">
            <text:p>482.39</text:p>
          </table:table-cell>
          <table:table-cell table:formula="of:=[.F1106]/[.A1106]" office:value-type="float" office:value="1.03215936323177">
            <text:p>1.03</text:p>
          </table:table-cell>
          <table:table-cell office:value-type="float" office:value="477.94">
            <text:p>477.94</text:p>
          </table:table-cell>
          <table:table-cell table:formula="of:=[.H1106]/[.A1106]" office:value-type="float" office:value="1.02263779527559">
            <text:p>1.02</text:p>
          </table:table-cell>
          <table:table-cell office:value-type="float" office:value="477.7">
            <text:p>477.7</text:p>
          </table:table-cell>
          <table:table-cell table:formula="of:=[.J1106]/[.A1106]" office:value-type="float" office:value="1.02212427250941">
            <text:p>1.02</text:p>
          </table:table-cell>
          <table:table-cell table:number-columns-repeated="5"/>
        </table:table-row>
        <table:table-row table:style-name="ro1">
          <table:table-cell office:value-type="float" office:value="166.85">
            <text:p>166.85</text:p>
          </table:table-cell>
          <table:table-cell office:value-type="float" office:value="173.44">
            <text:p>173.44</text:p>
          </table:table-cell>
          <table:table-cell table:formula="of:=[.B1107]/[.A1107]" office:value-type="float" office:value="1.03949655379083">
            <text:p>1.04</text:p>
          </table:table-cell>
          <table:table-cell office:value-type="float" office:value="169.34">
            <text:p>169.34</text:p>
          </table:table-cell>
          <table:table-cell table:formula="of:=[.D1107]/[.A1107]" office:value-type="float" office:value="1.01492358405754">
            <text:p>1.01</text:p>
          </table:table-cell>
          <table:table-cell office:value-type="float" office:value="172.27">
            <text:p>172.27</text:p>
          </table:table-cell>
          <table:table-cell table:formula="of:=[.F1107]/[.A1107]" office:value-type="float" office:value="1.03248426730596">
            <text:p>1.03</text:p>
          </table:table-cell>
          <table:table-cell office:value-type="float" office:value="169.34">
            <text:p>169.34</text:p>
          </table:table-cell>
          <table:table-cell table:formula="of:=[.H1107]/[.A1107]" office:value-type="float" office:value="1.01492358405754">
            <text:p>1.01</text:p>
          </table:table-cell>
          <table:table-cell office:value-type="float" office:value="169.34">
            <text:p>169.34</text:p>
          </table:table-cell>
          <table:table-cell table:formula="of:=[.J1107]/[.A1107]" office:value-type="float" office:value="1.01492358405754">
            <text:p>1.01</text:p>
          </table:table-cell>
          <table:table-cell table:number-columns-repeated="5"/>
        </table:table-row>
        <table:table-row table:style-name="ro1">
          <table:table-cell office:value-type="float" office:value="425.74">
            <text:p>425.74</text:p>
          </table:table-cell>
          <table:table-cell office:value-type="float" office:value="440.77">
            <text:p>440.77</text:p>
          </table:table-cell>
          <table:table-cell table:formula="of:=[.B1108]/[.A1108]" office:value-type="float" office:value="1.03530323671725">
            <text:p>1.04</text:p>
          </table:table-cell>
          <table:table-cell office:value-type="float" office:value="438.43">
            <text:p>438.43</text:p>
          </table:table-cell>
          <table:table-cell table:formula="of:=[.D1108]/[.A1108]" office:value-type="float" office:value="1.02980692441396">
            <text:p>1.03</text:p>
          </table:table-cell>
          <table:table-cell office:value-type="float" office:value="439.6">
            <text:p>439.6</text:p>
          </table:table-cell>
          <table:table-cell table:formula="of:=[.F1108]/[.A1108]" office:value-type="float" office:value="1.0325550805656">
            <text:p>1.03</text:p>
          </table:table-cell>
          <table:table-cell office:value-type="float" office:value="440.77">
            <text:p>440.77</text:p>
          </table:table-cell>
          <table:table-cell table:formula="of:=[.H1108]/[.A1108]" office:value-type="float" office:value="1.03530323671725">
            <text:p>1.04</text:p>
          </table:table-cell>
          <table:table-cell office:value-type="float" office:value="434.91">
            <text:p>434.91</text:p>
          </table:table-cell>
          <table:table-cell table:formula="of:=[.J1108]/[.A1108]" office:value-type="float" office:value="1.02153896744492">
            <text:p>1.02</text:p>
          </table:table-cell>
          <table:table-cell table:number-columns-repeated="5"/>
        </table:table-row>
        <table:table-row table:style-name="ro1">
          <table:table-cell office:value-type="float" office:value="299.2">
            <text:p>299.2</text:p>
          </table:table-cell>
          <table:table-cell office:value-type="float" office:value="311.89">
            <text:p>311.89</text:p>
          </table:table-cell>
          <table:table-cell table:formula="of:=[.B1109]/[.A1109]" office:value-type="float" office:value="1.04241310160428">
            <text:p>1.04</text:p>
          </table:table-cell>
          <table:table-cell office:value-type="float" office:value="304.27">
            <text:p>304.27</text:p>
          </table:table-cell>
          <table:table-cell table:formula="of:=[.D1109]/[.A1109]" office:value-type="float" office:value="1.01694518716578">
            <text:p>1.02</text:p>
          </table:table-cell>
          <table:table-cell office:value-type="float" office:value="308.96">
            <text:p>308.96</text:p>
          </table:table-cell>
          <table:table-cell table:formula="of:=[.F1109]/[.A1109]" office:value-type="float" office:value="1.03262032085561">
            <text:p>1.03</text:p>
          </table:table-cell>
          <table:table-cell office:value-type="float" office:value="311.89">
            <text:p>311.89</text:p>
          </table:table-cell>
          <table:table-cell table:formula="of:=[.H1109]/[.A1109]" office:value-type="float" office:value="1.04241310160428">
            <text:p>1.04</text:p>
          </table:table-cell>
          <table:table-cell office:value-type="float" office:value="305.45">
            <text:p>305.45</text:p>
          </table:table-cell>
          <table:table-cell table:formula="of:=[.J1109]/[.A1109]" office:value-type="float" office:value="1.02088903743316">
            <text:p>1.02</text:p>
          </table:table-cell>
          <table:table-cell table:number-columns-repeated="5"/>
        </table:table-row>
        <table:table-row table:style-name="ro1">
          <table:table-cell office:value-type="float" office:value="316.15">
            <text:p>316.15</text:p>
          </table:table-cell>
          <table:table-cell office:value-type="float" office:value="330.39">
            <text:p>330.39</text:p>
          </table:table-cell>
          <table:table-cell table:formula="of:=[.B1110]/[.A1110]" office:value-type="float" office:value="1.04504191048553">
            <text:p>1.05</text:p>
          </table:table-cell>
          <table:table-cell office:value-type="float" office:value="323.32">
            <text:p>323.32</text:p>
          </table:table-cell>
          <table:table-cell table:formula="of:=[.D1110]/[.A1110]" office:value-type="float" office:value="1.02267910801835">
            <text:p>1.02</text:p>
          </table:table-cell>
          <table:table-cell office:value-type="float" office:value="326.53">
            <text:p>326.53</text:p>
          </table:table-cell>
          <table:table-cell table:formula="of:=[.F1110]/[.A1110]" office:value-type="float" office:value="1.03283251621066">
            <text:p>1.03</text:p>
          </table:table-cell>
          <table:table-cell office:value-type="float" office:value="323.91">
            <text:p>323.91</text:p>
          </table:table-cell>
          <table:table-cell table:formula="of:=[.H1110]/[.A1110]" office:value-type="float" office:value="1.0245453107702">
            <text:p>1.02</text:p>
          </table:table-cell>
          <table:table-cell office:value-type="float" office:value="323.32">
            <text:p>323.32</text:p>
          </table:table-cell>
          <table:table-cell table:formula="of:=[.J1110]/[.A1110]" office:value-type="float" office:value="1.02267910801835">
            <text:p>1.02</text:p>
          </table:table-cell>
          <table:table-cell table:number-columns-repeated="5"/>
        </table:table-row>
        <table:table-row table:style-name="ro1">
          <table:table-cell office:value-type="float" office:value="142.41">
            <text:p>142.41</text:p>
          </table:table-cell>
          <table:table-cell office:value-type="float" office:value="156.51">
            <text:p>156.51</text:p>
          </table:table-cell>
          <table:table-cell table:formula="of:=[.B1111]/[.A1111]" office:value-type="float" office:value="1.0990099009901">
            <text:p>1.1</text:p>
          </table:table-cell>
          <table:table-cell office:value-type="float" office:value="150.85">
            <text:p>150.85</text:p>
          </table:table-cell>
          <table:table-cell table:formula="of:=[.D1111]/[.A1111]" office:value-type="float" office:value="1.05926550101819">
            <text:p>1.06</text:p>
          </table:table-cell>
          <table:table-cell office:value-type="float" office:value="147.1">
            <text:p>147.1</text:p>
          </table:table-cell>
          <table:table-cell table:formula="of:=[.F1111]/[.A1111]" office:value-type="float" office:value="1.0329330805421">
            <text:p>1.03</text:p>
          </table:table-cell>
          <table:table-cell office:value-type="float" office:value="156.51">
            <text:p>156.51</text:p>
          </table:table-cell>
          <table:table-cell table:formula="of:=[.H1111]/[.A1111]" office:value-type="float" office:value="1.0990099009901">
            <text:p>1.1</text:p>
          </table:table-cell>
          <table:table-cell office:value-type="float" office:value="144.41">
            <text:p>144.41</text:p>
          </table:table-cell>
          <table:table-cell table:formula="of:=[.J1111]/[.A1111]" office:value-type="float" office:value="1.01404395758725">
            <text:p>1.01</text:p>
          </table:table-cell>
          <table:table-cell table:number-columns-repeated="5"/>
        </table:table-row>
        <table:table-row table:style-name="ro1">
          <table:table-cell office:value-type="float" office:value="270.99">
            <text:p>270.99</text:p>
          </table:table-cell>
          <table:table-cell office:value-type="float" office:value="300.95">
            <text:p>300.95</text:p>
          </table:table-cell>
          <table:table-cell table:formula="of:=[.B1112]/[.A1112]" office:value-type="float" office:value="1.11055758515074">
            <text:p>1.11</text:p>
          </table:table-cell>
          <table:table-cell office:value-type="float" office:value="281.19">
            <text:p>281.19</text:p>
          </table:table-cell>
          <table:table-cell table:formula="of:=[.D1112]/[.A1112]" office:value-type="float" office:value="1.03763976530499">
            <text:p>1.04</text:p>
          </table:table-cell>
          <table:table-cell office:value-type="float" office:value="280.02">
            <text:p>280.02</text:p>
          </table:table-cell>
          <table:table-cell table:formula="of:=[.F1112]/[.A1112]" office:value-type="float" office:value="1.03332226281413">
            <text:p>1.03</text:p>
          </table:table-cell>
          <table:table-cell office:value-type="float" office:value="300.95">
            <text:p>300.95</text:p>
          </table:table-cell>
          <table:table-cell table:formula="of:=[.H1112]/[.A1112]" office:value-type="float" office:value="1.11055758515074">
            <text:p>1.11</text:p>
          </table:table-cell>
          <table:table-cell office:value-type="float" office:value="275.33">
            <text:p>275.33</text:p>
          </table:table-cell>
          <table:table-cell table:formula="of:=[.J1112]/[.A1112]" office:value-type="float" office:value="1.01601535111997">
            <text:p>1.02</text:p>
          </table:table-cell>
          <table:table-cell table:number-columns-repeated="5"/>
        </table:table-row>
        <table:table-row table:style-name="ro1">
          <table:table-cell office:value-type="float" office:value="253.56">
            <text:p>253.56</text:p>
          </table:table-cell>
          <table:table-cell office:value-type="float" office:value="271.28">
            <text:p>271.28</text:p>
          </table:table-cell>
          <table:table-cell table:formula="of:=[.B1113]/[.A1113]" office:value-type="float" office:value="1.06988483988011">
            <text:p>1.07</text:p>
          </table:table-cell>
          <table:table-cell office:value-type="float" office:value="264.35">
            <text:p>264.35</text:p>
          </table:table-cell>
          <table:table-cell table:formula="of:=[.D1113]/[.A1113]" office:value-type="float" office:value="1.0425540306042">
            <text:p>1.04</text:p>
          </table:table-cell>
          <table:table-cell office:value-type="float" office:value="262.01">
            <text:p>262.01</text:p>
          </table:table-cell>
          <table:table-cell table:formula="of:=[.F1113]/[.A1113]" office:value-type="float" office:value="1.03332544565389">
            <text:p>1.03</text:p>
          </table:table-cell>
          <table:table-cell office:value-type="float" office:value="269.28">
            <text:p>269.28</text:p>
          </table:table-cell>
          <table:table-cell table:formula="of:=[.H1113]/[.A1113]" office:value-type="float" office:value="1.0619971604354">
            <text:p>1.06</text:p>
          </table:table-cell>
          <table:table-cell office:value-type="float" office:value="264.94">
            <text:p>264.94</text:p>
          </table:table-cell>
          <table:table-cell table:formula="of:=[.J1113]/[.A1113]" office:value-type="float" office:value="1.04488089604038">
            <text:p>1.04</text:p>
          </table:table-cell>
          <table:table-cell table:number-columns-repeated="5"/>
        </table:table-row>
        <table:table-row table:style-name="ro1">
          <table:table-cell office:value-type="float" office:value="122.81">
            <text:p>122.81</text:p>
          </table:table-cell>
          <table:table-cell office:value-type="float" office:value="133.25">
            <text:p>133.25</text:p>
          </table:table-cell>
          <table:table-cell table:formula="of:=[.B1114]/[.A1114]" office:value-type="float" office:value="1.0850093640583">
            <text:p>1.09</text:p>
          </table:table-cell>
          <table:table-cell office:value-type="float" office:value="126.91">
            <text:p>126.91</text:p>
          </table:table-cell>
          <table:table-cell table:formula="of:=[.D1114]/[.A1114]" office:value-type="float" office:value="1.03338490350949">
            <text:p>1.03</text:p>
          </table:table-cell>
          <table:table-cell office:value-type="float" office:value="126.91">
            <text:p>126.91</text:p>
          </table:table-cell>
          <table:table-cell table:formula="of:=[.F1114]/[.A1114]" office:value-type="float" office:value="1.03338490350949">
            <text:p>1.03</text:p>
          </table:table-cell>
          <table:table-cell office:value-type="float" office:value="133.25">
            <text:p>133.25</text:p>
          </table:table-cell>
          <table:table-cell table:formula="of:=[.H1114]/[.A1114]" office:value-type="float" office:value="1.0850093640583">
            <text:p>1.09</text:p>
          </table:table-cell>
          <table:table-cell office:value-type="float" office:value="126.91">
            <text:p>126.91</text:p>
          </table:table-cell>
          <table:table-cell table:formula="of:=[.J1114]/[.A1114]" office:value-type="float" office:value="1.03338490350949">
            <text:p>1.03</text:p>
          </table:table-cell>
          <table:table-cell table:number-columns-repeated="5"/>
        </table:table-row>
        <table:table-row table:style-name="ro1">
          <table:table-cell office:value-type="float" office:value="319.62">
            <text:p>319.62</text:p>
          </table:table-cell>
          <table:table-cell office:value-type="float" office:value="332.1">
            <text:p>332.1</text:p>
          </table:table-cell>
          <table:table-cell table:formula="of:=[.B1115]/[.A1115]" office:value-type="float" office:value="1.03904636756148">
            <text:p>1.04</text:p>
          </table:table-cell>
          <table:table-cell office:value-type="float" office:value="324.45">
            <text:p>324.45</text:p>
          </table:table-cell>
          <table:table-cell table:formula="of:=[.D1115]/[.A1115]" office:value-type="float" office:value="1.01511169513798">
            <text:p>1.02</text:p>
          </table:table-cell>
          <table:table-cell office:value-type="float" office:value="330.3">
            <text:p>330.3</text:p>
          </table:table-cell>
          <table:table-cell table:formula="of:=[.F1115]/[.A1115]" office:value-type="float" office:value="1.03341467993242">
            <text:p>1.03</text:p>
          </table:table-cell>
          <table:table-cell office:value-type="float" office:value="332.1">
            <text:p>332.1</text:p>
          </table:table-cell>
          <table:table-cell table:formula="of:=[.H1115]/[.A1115]" office:value-type="float" office:value="1.03904636756148">
            <text:p>1.04</text:p>
          </table:table-cell>
          <table:table-cell office:value-type="float" office:value="323.86">
            <text:p>323.86</text:p>
          </table:table-cell>
          <table:table-cell table:formula="of:=[.J1115]/[.A1115]" office:value-type="float" office:value="1.01326575308178">
            <text:p>1.01</text:p>
          </table:table-cell>
          <table:table-cell table:number-columns-repeated="5"/>
        </table:table-row>
        <table:table-row table:style-name="ro1">
          <table:table-cell office:value-type="float" office:value="235.05">
            <text:p>235.05</text:p>
          </table:table-cell>
          <table:table-cell office:value-type="float" office:value="251.69">
            <text:p>251.69</text:p>
          </table:table-cell>
          <table:table-cell table:formula="of:=[.B1116]/[.A1116]" office:value-type="float" office:value="1.07079344820251">
            <text:p>1.07</text:p>
          </table:table-cell>
          <table:table-cell office:value-type="float" office:value="248.18">
            <text:p>248.18</text:p>
          </table:table-cell>
          <table:table-cell table:formula="of:=[.D1116]/[.A1116]" office:value-type="float" office:value="1.05586045522229">
            <text:p>1.06</text:p>
          </table:table-cell>
          <table:table-cell office:value-type="float" office:value="242.91">
            <text:p>242.91</text:p>
          </table:table-cell>
          <table:table-cell table:formula="of:=[.F1116]/[.A1116]" office:value-type="float" office:value="1.0334396936822">
            <text:p>1.03</text:p>
          </table:table-cell>
          <table:table-cell office:value-type="float" office:value="252.28">
            <text:p>252.28</text:p>
          </table:table-cell>
          <table:table-cell table:formula="of:=[.H1116]/[.A1116]" office:value-type="float" office:value="1.07330355243565">
            <text:p>1.07</text:p>
          </table:table-cell>
          <table:table-cell office:value-type="float" office:value="242.91">
            <text:p>242.91</text:p>
          </table:table-cell>
          <table:table-cell table:formula="of:=[.J1116]/[.A1116]" office:value-type="float" office:value="1.0334396936822">
            <text:p>1.03</text:p>
          </table:table-cell>
          <table:table-cell table:number-columns-repeated="5"/>
        </table:table-row>
        <table:table-row table:style-name="ro1">
          <table:table-cell office:value-type="float" office:value="294.38">
            <text:p>294.38</text:p>
          </table:table-cell>
          <table:table-cell office:value-type="float" office:value="326.52">
            <text:p>326.52</text:p>
          </table:table-cell>
          <table:table-cell table:formula="of:=[.B1117]/[.A1117]" office:value-type="float" office:value="1.10917861267749">
            <text:p>1.11</text:p>
          </table:table-cell>
          <table:table-cell office:value-type="float" office:value="305.35">
            <text:p>305.35</text:p>
          </table:table-cell>
          <table:table-cell table:formula="of:=[.D1117]/[.A1117]" office:value-type="float" office:value="1.03726475983423">
            <text:p>1.04</text:p>
          </table:table-cell>
          <table:table-cell office:value-type="float" office:value="304.24">
            <text:p>304.24</text:p>
          </table:table-cell>
          <table:table-cell table:formula="of:=[.F1117]/[.A1117]" office:value-type="float" office:value="1.03349412324207">
            <text:p>1.03</text:p>
          </table:table-cell>
          <table:table-cell office:value-type="float" office:value="309.45">
            <text:p>309.45</text:p>
          </table:table-cell>
          <table:table-cell table:formula="of:=[.H1117]/[.A1117]" office:value-type="float" office:value="1.0511923364359">
            <text:p>1.05</text:p>
          </table:table-cell>
          <table:table-cell office:value-type="float" office:value="297.79">
            <text:p>297.79</text:p>
          </table:table-cell>
          <table:table-cell table:formula="of:=[.J1117]/[.A1117]" office:value-type="float" office:value="1.01158366736871">
            <text:p>1.01</text:p>
          </table:table-cell>
          <table:table-cell table:number-columns-repeated="5"/>
        </table:table-row>
        <table:table-row table:style-name="ro1">
          <table:table-cell office:value-type="float" office:value="509.96">
            <text:p>509.96</text:p>
          </table:table-cell>
          <table:table-cell office:value-type="float" office:value="537.42">
            <text:p>537.42</text:p>
          </table:table-cell>
          <table:table-cell table:formula="of:=[.B1118]/[.A1118]" office:value-type="float" office:value="1.0538473605773">
            <text:p>1.05</text:p>
          </table:table-cell>
          <table:table-cell office:value-type="float" office:value="517.37">
            <text:p>517.37</text:p>
          </table:table-cell>
          <table:table-cell table:formula="of:=[.D1118]/[.A1118]" office:value-type="float" office:value="1.0145305514158">
            <text:p>1.01</text:p>
          </table:table-cell>
          <table:table-cell office:value-type="float" office:value="527.07">
            <text:p>527.07</text:p>
          </table:table-cell>
          <table:table-cell table:formula="of:=[.F1118]/[.A1118]" office:value-type="float" office:value="1.03355165110989">
            <text:p>1.03</text:p>
          </table:table-cell>
          <table:table-cell office:value-type="float" office:value="523.62">
            <text:p>523.62</text:p>
          </table:table-cell>
          <table:table-cell table:formula="of:=[.H1118]/[.A1118]" office:value-type="float" office:value="1.02678641462075">
            <text:p>1.03</text:p>
          </table:table-cell>
          <table:table-cell office:value-type="float" office:value="516.79">
            <text:p>516.79</text:p>
          </table:table-cell>
          <table:table-cell table:formula="of:=[.J1118]/[.A1118]" office:value-type="float" office:value="1.01339320731038">
            <text:p>1.01</text:p>
          </table:table-cell>
          <table:table-cell table:number-columns-repeated="5"/>
        </table:table-row>
        <table:table-row table:style-name="ro1">
          <table:table-cell office:value-type="float" office:value="464.37">
            <text:p>464.37</text:p>
          </table:table-cell>
          <table:table-cell office:value-type="float" office:value="492.57">
            <text:p>492.57</text:p>
          </table:table-cell>
          <table:table-cell table:formula="of:=[.B1119]/[.A1119]" office:value-type="float" office:value="1.06072743717294">
            <text:p>1.06</text:p>
          </table:table-cell>
          <table:table-cell office:value-type="float" office:value="481.4">
            <text:p>481.4</text:p>
          </table:table-cell>
          <table:table-cell table:formula="of:=[.D1119]/[.A1119]" office:value-type="float" office:value="1.03667334237785">
            <text:p>1.04</text:p>
          </table:table-cell>
          <table:table-cell office:value-type="float" office:value="479.98">
            <text:p>479.98</text:p>
          </table:table-cell>
          <table:table-cell table:formula="of:=[.F1119]/[.A1119]" office:value-type="float" office:value="1.03361543596701">
            <text:p>1.03</text:p>
          </table:table-cell>
          <table:table-cell office:value-type="float" office:value="491.98">
            <text:p>491.98</text:p>
          </table:table-cell>
          <table:table-cell table:formula="of:=[.H1119]/[.A1119]" office:value-type="float" office:value="1.05945689859379">
            <text:p>1.06</text:p>
          </table:table-cell>
          <table:table-cell office:value-type="float" office:value="479.64">
            <text:p>479.64</text:p>
          </table:table-cell>
          <table:table-cell table:formula="of:=[.J1119]/[.A1119]" office:value-type="float" office:value="1.03288326119258">
            <text:p>1.03</text:p>
          </table:table-cell>
          <table:table-cell table:number-columns-repeated="5"/>
        </table:table-row>
        <table:table-row table:style-name="ro1">
          <table:table-cell office:value-type="float" office:value="316.13">
            <text:p>316.13</text:p>
          </table:table-cell>
          <table:table-cell office:value-type="float" office:value="322.03">
            <text:p>322.03</text:p>
          </table:table-cell>
          <table:table-cell table:formula="of:=[.B1120]/[.A1120]" office:value-type="float" office:value="1.01866320817385">
            <text:p>1.02</text:p>
          </table:table-cell>
          <table:table-cell office:value-type="float" office:value="318.62">
            <text:p>318.62</text:p>
          </table:table-cell>
          <table:table-cell table:formula="of:=[.D1120]/[.A1120]" office:value-type="float" office:value="1.00787650650049">
            <text:p>1.01</text:p>
          </table:table-cell>
          <table:table-cell office:value-type="float" office:value="326.82">
            <text:p>326.82</text:p>
          </table:table-cell>
          <table:table-cell table:formula="of:=[.F1120]/[.A1120]" office:value-type="float" office:value="1.03381520260652">
            <text:p>1.03</text:p>
          </table:table-cell>
          <table:table-cell office:value-type="float" office:value="322.03">
            <text:p>322.03</text:p>
          </table:table-cell>
          <table:table-cell table:formula="of:=[.H1120]/[.A1120]" office:value-type="float" office:value="1.01866320817385">
            <text:p>1.02</text:p>
          </table:table-cell>
          <table:table-cell office:value-type="float" office:value="318.62">
            <text:p>318.62</text:p>
          </table:table-cell>
          <table:table-cell table:formula="of:=[.J1120]/[.A1120]" office:value-type="float" office:value="1.00787650650049">
            <text:p>1.01</text:p>
          </table:table-cell>
          <table:table-cell table:number-columns-repeated="5"/>
        </table:table-row>
        <table:table-row table:style-name="ro1">
          <table:table-cell office:value-type="float" office:value="369.53">
            <text:p>369.53</text:p>
          </table:table-cell>
          <table:table-cell office:value-type="float" office:value="384.22">
            <text:p>384.22</text:p>
          </table:table-cell>
          <table:table-cell table:formula="of:=[.B1121]/[.A1121]" office:value-type="float" office:value="1.03975320001082">
            <text:p>1.04</text:p>
          </table:table-cell>
          <table:table-cell office:value-type="float" office:value="378.56">
            <text:p>378.56</text:p>
          </table:table-cell>
          <table:table-cell table:formula="of:=[.D1121]/[.A1121]" office:value-type="float" office:value="1.02443644629665">
            <text:p>1.02</text:p>
          </table:table-cell>
          <table:table-cell office:value-type="float" office:value="382.07">
            <text:p>382.07</text:p>
          </table:table-cell>
          <table:table-cell table:formula="of:=[.F1121]/[.A1121]" office:value-type="float" office:value="1.03393499851162">
            <text:p>1.03</text:p>
          </table:table-cell>
          <table:table-cell office:value-type="float" office:value="383.63">
            <text:p>383.63</text:p>
          </table:table-cell>
          <table:table-cell table:formula="of:=[.H1121]/[.A1121]" office:value-type="float" office:value="1.03815657727383">
            <text:p>1.04</text:p>
          </table:table-cell>
          <table:table-cell office:value-type="float" office:value="377.97">
            <text:p>377.97</text:p>
          </table:table-cell>
          <table:table-cell table:formula="of:=[.J1121]/[.A1121]" office:value-type="float" office:value="1.02283982355966">
            <text:p>1.02</text:p>
          </table:table-cell>
          <table:table-cell table:number-columns-repeated="5"/>
        </table:table-row>
        <table:table-row table:style-name="ro1">
          <table:table-cell office:value-type="float" office:value="135.15">
            <text:p>135.15</text:p>
          </table:table-cell>
          <table:table-cell office:value-type="float" office:value="146.57">
            <text:p>146.57</text:p>
          </table:table-cell>
          <table:table-cell table:formula="of:=[.B1122]/[.A1122]" office:value-type="float" office:value="1.08449870514243">
            <text:p>1.08</text:p>
          </table:table-cell>
          <table:table-cell office:value-type="float" office:value="138.57">
            <text:p>138.57</text:p>
          </table:table-cell>
          <table:table-cell table:formula="of:=[.D1122]/[.A1122]" office:value-type="float" office:value="1.02530521642619">
            <text:p>1.03</text:p>
          </table:table-cell>
          <table:table-cell office:value-type="float" office:value="139.74">
            <text:p>139.74</text:p>
          </table:table-cell>
          <table:table-cell table:formula="of:=[.F1122]/[.A1122]" office:value-type="float" office:value="1.03396226415094">
            <text:p>1.03</text:p>
          </table:table-cell>
          <table:table-cell office:value-type="float" office:value="140.81">
            <text:p>140.81</text:p>
          </table:table-cell>
          <table:table-cell table:formula="of:=[.H1122]/[.A1122]" office:value-type="float" office:value="1.04187939326674">
            <text:p>1.04</text:p>
          </table:table-cell>
          <table:table-cell office:value-type="float" office:value="136.23">
            <text:p>136.23</text:p>
          </table:table-cell>
          <table:table-cell table:formula="of:=[.J1122]/[.A1122]" office:value-type="float" office:value="1.00799112097669">
            <text:p>1.01</text:p>
          </table:table-cell>
          <table:table-cell table:number-columns-repeated="5"/>
        </table:table-row>
        <table:table-row table:style-name="ro1">
          <table:table-cell office:value-type="float" office:value="246.32">
            <text:p>246.32</text:p>
          </table:table-cell>
          <table:table-cell office:value-type="float" office:value="266.38">
            <text:p>266.38</text:p>
          </table:table-cell>
          <table:table-cell table:formula="of:=[.B1123]/[.A1123]" office:value-type="float" office:value="1.08143877882429">
            <text:p>1.08</text:p>
          </table:table-cell>
          <table:table-cell office:value-type="float" office:value="260.04">
            <text:p>260.04</text:p>
          </table:table-cell>
          <table:table-cell table:formula="of:=[.D1123]/[.A1123]" office:value-type="float" office:value="1.05569990256577">
            <text:p>1.06</text:p>
          </table:table-cell>
          <table:table-cell office:value-type="float" office:value="254.76">
            <text:p>254.76</text:p>
          </table:table-cell>
          <table:table-cell table:formula="of:=[.F1123]/[.A1123]" office:value-type="float" office:value="1.0342643715492">
            <text:p>1.03</text:p>
          </table:table-cell>
          <table:table-cell office:value-type="float" office:value="266.38">
            <text:p>266.38</text:p>
          </table:table-cell>
          <table:table-cell table:formula="of:=[.H1123]/[.A1123]" office:value-type="float" office:value="1.08143877882429">
            <text:p>1.08</text:p>
          </table:table-cell>
          <table:table-cell office:value-type="float" office:value="254.18">
            <text:p>254.18</text:p>
          </table:table-cell>
          <table:table-cell table:formula="of:=[.J1123]/[.A1123]" office:value-type="float" office:value="1.03190971094511">
            <text:p>1.03</text:p>
          </table:table-cell>
          <table:table-cell table:number-columns-repeated="5"/>
        </table:table-row>
        <table:table-row table:style-name="ro1">
          <table:table-cell office:value-type="float" office:value="259.98">
            <text:p>259.98</text:p>
          </table:table-cell>
          <table:table-cell office:value-type="float" office:value="263.88">
            <text:p>263.88</text:p>
          </table:table-cell>
          <table:table-cell table:formula="of:=[.B1124]/[.A1124]" office:value-type="float" office:value="1.01500115393492">
            <text:p>1.02</text:p>
          </table:table-cell>
          <table:table-cell office:value-type="float" office:value="263.05">
            <text:p>263.05</text:p>
          </table:table-cell>
          <table:table-cell table:formula="of:=[.D1124]/[.A1124]" office:value-type="float" office:value="1.01180860066159">
            <text:p>1.01</text:p>
          </table:table-cell>
          <table:table-cell office:value-type="float" office:value="268.91">
            <text:p>268.91</text:p>
          </table:table-cell>
          <table:table-cell table:formula="of:=[.F1124]/[.A1124]" office:value-type="float" office:value="1.03434879606124">
            <text:p>1.03</text:p>
          </table:table-cell>
          <table:table-cell office:value-type="float" office:value="263.88">
            <text:p>263.88</text:p>
          </table:table-cell>
          <table:table-cell table:formula="of:=[.H1124]/[.A1124]" office:value-type="float" office:value="1.01500115393492">
            <text:p>1.02</text:p>
          </table:table-cell>
          <table:table-cell office:value-type="float" office:value="263.63">
            <text:p>263.63</text:p>
          </table:table-cell>
          <table:table-cell table:formula="of:=[.J1124]/[.A1124]" office:value-type="float" office:value="1.01403954150319">
            <text:p>1.01</text:p>
          </table:table-cell>
          <table:table-cell table:number-columns-repeated="5"/>
        </table:table-row>
        <table:table-row table:style-name="ro1">
          <table:table-cell office:value-type="float" office:value="376.2">
            <text:p>376.2</text:p>
          </table:table-cell>
          <table:table-cell office:value-type="float" office:value="393.62">
            <text:p>393.62</text:p>
          </table:table-cell>
          <table:table-cell table:formula="of:=[.B1125]/[.A1125]" office:value-type="float" office:value="1.04630515683147">
            <text:p>1.05</text:p>
          </table:table-cell>
          <table:table-cell office:value-type="float" office:value="386.79">
            <text:p>386.79</text:p>
          </table:table-cell>
          <table:table-cell table:formula="of:=[.D1125]/[.A1125]" office:value-type="float" office:value="1.02814992025518">
            <text:p>1.03</text:p>
          </table:table-cell>
          <table:table-cell office:value-type="float" office:value="389.13">
            <text:p>389.13</text:p>
          </table:table-cell>
          <table:table-cell table:formula="of:=[.F1125]/[.A1125]" office:value-type="float" office:value="1.03437001594896">
            <text:p>1.03</text:p>
          </table:table-cell>
          <table:table-cell office:value-type="float" office:value="392.45">
            <text:p>392.45</text:p>
          </table:table-cell>
          <table:table-cell table:formula="of:=[.H1125]/[.A1125]" office:value-type="float" office:value="1.04319510898458">
            <text:p>1.04</text:p>
          </table:table-cell>
          <table:table-cell office:value-type="float" office:value="385.62">
            <text:p>385.62</text:p>
          </table:table-cell>
          <table:table-cell table:formula="of:=[.J1125]/[.A1125]" office:value-type="float" office:value="1.02503987240829">
            <text:p>1.03</text:p>
          </table:table-cell>
          <table:table-cell table:number-columns-repeated="5"/>
        </table:table-row>
        <table:table-row table:style-name="ro1">
          <table:table-cell office:value-type="float" office:value="194.42">
            <text:p>194.42</text:p>
          </table:table-cell>
          <table:table-cell office:value-type="float" office:value="216.87">
            <text:p>216.87</text:p>
          </table:table-cell>
          <table:table-cell table:formula="of:=[.B1126]/[.A1126]" office:value-type="float" office:value="1.11547165929431">
            <text:p>1.12</text:p>
          </table:table-cell>
          <table:table-cell office:value-type="float" office:value="198.18">
            <text:p>198.18</text:p>
          </table:table-cell>
          <table:table-cell table:formula="of:=[.D1126]/[.A1126]" office:value-type="float" office:value="1.01933957411789">
            <text:p>1.02</text:p>
          </table:table-cell>
          <table:table-cell office:value-type="float" office:value="201.11">
            <text:p>201.11</text:p>
          </table:table-cell>
          <table:table-cell table:formula="of:=[.F1126]/[.A1126]" office:value-type="float" office:value="1.03441004011933">
            <text:p>1.03</text:p>
          </table:table-cell>
          <table:table-cell office:value-type="float" office:value="216.87">
            <text:p>216.87</text:p>
          </table:table-cell>
          <table:table-cell table:formula="of:=[.H1126]/[.A1126]" office:value-type="float" office:value="1.11547165929431">
            <text:p>1.12</text:p>
          </table:table-cell>
          <table:table-cell office:value-type="float" office:value="197.59">
            <text:p>197.59</text:p>
          </table:table-cell>
          <table:table-cell table:formula="of:=[.J1126]/[.A1126]" office:value-type="float" office:value="1.01630490690258">
            <text:p>1.02</text:p>
          </table:table-cell>
          <table:table-cell table:number-columns-repeated="5"/>
        </table:table-row>
        <table:table-row table:style-name="ro1">
          <table:table-cell office:value-type="float" office:value="490.17">
            <text:p>490.17</text:p>
          </table:table-cell>
          <table:table-cell office:value-type="float" office:value="527.3">
            <text:p>527.3</text:p>
          </table:table-cell>
          <table:table-cell table:formula="of:=[.B1127]/[.A1127]" office:value-type="float" office:value="1.07574922985903">
            <text:p>1.08</text:p>
          </table:table-cell>
          <table:table-cell office:value-type="float" office:value="504.13">
            <text:p>504.13</text:p>
          </table:table-cell>
          <table:table-cell table:formula="of:=[.D1127]/[.A1127]" office:value-type="float" office:value="1.02847991513149">
            <text:p>1.03</text:p>
          </table:table-cell>
          <table:table-cell office:value-type="float" office:value="507.06">
            <text:p>507.06</text:p>
          </table:table-cell>
          <table:table-cell table:formula="of:=[.F1127]/[.A1127]" office:value-type="float" office:value="1.03445743313544">
            <text:p>1.03</text:p>
          </table:table-cell>
          <table:table-cell office:value-type="float" office:value="527.3">
            <text:p>527.3</text:p>
          </table:table-cell>
          <table:table-cell table:formula="of:=[.H1127]/[.A1127]" office:value-type="float" office:value="1.07574922985903">
            <text:p>1.08</text:p>
          </table:table-cell>
          <table:table-cell office:value-type="float" office:value="500.03">
            <text:p>500.03</text:p>
          </table:table-cell>
          <table:table-cell table:formula="of:=[.J1127]/[.A1127]" office:value-type="float" office:value="1.02011547014301">
            <text:p>1.02</text:p>
          </table:table-cell>
          <table:table-cell table:number-columns-repeated="5"/>
        </table:table-row>
        <table:table-row table:style-name="ro1">
          <table:table-cell office:value-type="float" office:value="499.17">
            <text:p>499.17</text:p>
          </table:table-cell>
          <table:table-cell office:value-type="float" office:value="511.61">
            <text:p>511.61</text:p>
          </table:table-cell>
          <table:table-cell table:formula="of:=[.B1128]/[.A1128]" office:value-type="float" office:value="1.02492136947333">
            <text:p>1.02</text:p>
          </table:table-cell>
          <table:table-cell office:value-type="float" office:value="509.96">
            <text:p>509.96</text:p>
          </table:table-cell>
          <table:table-cell table:formula="of:=[.D1128]/[.A1128]" office:value-type="float" office:value="1.02161588236473">
            <text:p>1.02</text:p>
          </table:table-cell>
          <table:table-cell office:value-type="float" office:value="516.4">
            <text:p>516.4</text:p>
          </table:table-cell>
          <table:table-cell table:formula="of:=[.F1128]/[.A1128]" office:value-type="float" office:value="1.03451729871587">
            <text:p>1.03</text:p>
          </table:table-cell>
          <table:table-cell office:value-type="float" office:value="511.03">
            <text:p>511.03</text:p>
          </table:table-cell>
          <table:table-cell table:formula="of:=[.H1128]/[.A1128]" office:value-type="float" office:value="1.02375944067151">
            <text:p>1.02</text:p>
          </table:table-cell>
          <table:table-cell office:value-type="float" office:value="509.37">
            <text:p>509.37</text:p>
          </table:table-cell>
          <table:table-cell table:formula="of:=[.J1128]/[.A1128]" office:value-type="float" office:value="1.02043392030771">
            <text:p>1.02</text:p>
          </table:table-cell>
          <table:table-cell table:number-columns-repeated="5"/>
        </table:table-row>
        <table:table-row table:style-name="ro1">
          <table:table-cell office:value-type="float" office:value="227.97">
            <text:p>227.97</text:p>
          </table:table-cell>
          <table:table-cell office:value-type="float" office:value="242.36">
            <text:p>242.36</text:p>
          </table:table-cell>
          <table:table-cell table:formula="of:=[.B1129]/[.A1129]" office:value-type="float" office:value="1.06312234065886">
            <text:p>1.06</text:p>
          </table:table-cell>
          <table:table-cell office:value-type="float" office:value="231.04">
            <text:p>231.04</text:p>
          </table:table-cell>
          <table:table-cell table:formula="of:=[.D1129]/[.A1129]" office:value-type="float" office:value="1.01346668421284">
            <text:p>1.01</text:p>
          </table:table-cell>
          <table:table-cell office:value-type="float" office:value="235.87">
            <text:p>235.87</text:p>
          </table:table-cell>
          <table:table-cell table:formula="of:=[.F1129]/[.A1129]" office:value-type="float" office:value="1.03465368250208">
            <text:p>1.03</text:p>
          </table:table-cell>
          <table:table-cell office:value-type="float" office:value="242.36">
            <text:p>242.36</text:p>
          </table:table-cell>
          <table:table-cell table:formula="of:=[.H1129]/[.A1129]" office:value-type="float" office:value="1.06312234065886">
            <text:p>1.06</text:p>
          </table:table-cell>
          <table:table-cell office:value-type="float" office:value="234.94">
            <text:p>234.94</text:p>
          </table:table-cell>
          <table:table-cell table:formula="of:=[.J1129]/[.A1129]" office:value-type="float" office:value="1.03057419835943">
            <text:p>1.03</text:p>
          </table:table-cell>
          <table:table-cell table:number-columns-repeated="5"/>
        </table:table-row>
        <table:table-row table:style-name="ro1">
          <table:table-cell office:value-type="float" office:value="365.62">
            <text:p>365.62</text:p>
          </table:table-cell>
          <table:table-cell office:value-type="float" office:value="378.45">
            <text:p>378.45</text:p>
          </table:table-cell>
          <table:table-cell table:formula="of:=[.B1130]/[.A1130]" office:value-type="float" office:value="1.03509107816859">
            <text:p>1.04</text:p>
          </table:table-cell>
          <table:table-cell office:value-type="float" office:value="373.28">
            <text:p>373.28</text:p>
          </table:table-cell>
          <table:table-cell table:formula="of:=[.D1130]/[.A1130]" office:value-type="float" office:value="1.02095071385592">
            <text:p>1.02</text:p>
          </table:table-cell>
          <table:table-cell office:value-type="float" office:value="378.35">
            <text:p>378.35</text:p>
          </table:table-cell>
          <table:table-cell table:formula="of:=[.F1130]/[.A1130]" office:value-type="float" office:value="1.03481757015481">
            <text:p>1.03</text:p>
          </table:table-cell>
          <table:table-cell office:value-type="float" office:value="375.28">
            <text:p>375.28</text:p>
          </table:table-cell>
          <table:table-cell table:formula="of:=[.H1130]/[.A1130]" office:value-type="float" office:value="1.02642087413161">
            <text:p>1.03</text:p>
          </table:table-cell>
          <table:table-cell office:value-type="float" office:value="370.35">
            <text:p>370.35</text:p>
          </table:table-cell>
          <table:table-cell table:formula="of:=[.J1130]/[.A1130]" office:value-type="float" office:value="1.01293692905202">
            <text:p>1.01</text:p>
          </table:table-cell>
          <table:table-cell table:number-columns-repeated="5"/>
        </table:table-row>
        <table:table-row table:style-name="ro1">
          <table:table-cell office:value-type="float" office:value="493.8">
            <text:p>493.8</text:p>
          </table:table-cell>
          <table:table-cell office:value-type="float" office:value="509.85">
            <text:p>509.85</text:p>
          </table:table-cell>
          <table:table-cell table:formula="of:=[.B1131]/[.A1131]" office:value-type="float" office:value="1.03250303766707">
            <text:p>1.03</text:p>
          </table:table-cell>
          <table:table-cell office:value-type="float" office:value="507.51">
            <text:p>507.51</text:p>
          </table:table-cell>
          <table:table-cell table:formula="of:=[.D1131]/[.A1131]" office:value-type="float" office:value="1.02776427703524">
            <text:p>1.03</text:p>
          </table:table-cell>
          <table:table-cell office:value-type="float" office:value="511.03">
            <text:p>511.03</text:p>
          </table:table-cell>
          <table:table-cell table:formula="of:=[.F1131]/[.A1131]" office:value-type="float" office:value="1.0348926690968">
            <text:p>1.03</text:p>
          </table:table-cell>
          <table:table-cell office:value-type="float" office:value="509.27">
            <text:p>509.27</text:p>
          </table:table-cell>
          <table:table-cell table:formula="of:=[.H1131]/[.A1131]" office:value-type="float" office:value="1.03132847306602">
            <text:p>1.03</text:p>
          </table:table-cell>
          <table:table-cell office:value-type="float" office:value="503.41">
            <text:p>503.41</text:p>
          </table:table-cell>
          <table:table-cell table:formula="of:=[.J1131]/[.A1131]" office:value-type="float" office:value="1.01946132037262">
            <text:p>1.02</text:p>
          </table:table-cell>
          <table:table-cell table:number-columns-repeated="5"/>
        </table:table-row>
        <table:table-row table:style-name="ro1">
          <table:table-cell office:value-type="float" office:value="332.83">
            <text:p>332.83</text:p>
          </table:table-cell>
          <table:table-cell office:value-type="float" office:value="360">
            <text:p>360</text:p>
          </table:table-cell>
          <table:table-cell table:formula="of:=[.B1132]/[.A1132]" office:value-type="float" office:value="1.08163326623201">
            <text:p>1.08</text:p>
          </table:table-cell>
          <table:table-cell office:value-type="float" office:value="343.32">
            <text:p>343.32</text:p>
          </table:table-cell>
          <table:table-cell table:formula="of:=[.D1132]/[.A1132]" office:value-type="float" office:value="1.03151759156326">
            <text:p>1.03</text:p>
          </table:table-cell>
          <table:table-cell office:value-type="float" office:value="344.49">
            <text:p>344.49</text:p>
          </table:table-cell>
          <table:table-cell table:formula="of:=[.F1132]/[.A1132]" office:value-type="float" office:value="1.03503289967851">
            <text:p>1.04</text:p>
          </table:table-cell>
          <table:table-cell office:value-type="float" office:value="356.93">
            <text:p>356.93</text:p>
          </table:table-cell>
          <table:table-cell table:formula="of:=[.H1132]/[.A1132]" office:value-type="float" office:value="1.07240933810053">
            <text:p>1.07</text:p>
          </table:table-cell>
          <table:table-cell office:value-type="float" office:value="343.32">
            <text:p>343.32</text:p>
          </table:table-cell>
          <table:table-cell table:formula="of:=[.J1132]/[.A1132]" office:value-type="float" office:value="1.03151759156326">
            <text:p>1.03</text:p>
          </table:table-cell>
          <table:table-cell table:number-columns-repeated="5"/>
        </table:table-row>
        <table:table-row table:style-name="ro1">
          <table:table-cell office:value-type="float" office:value="353.22">
            <text:p>353.22</text:p>
          </table:table-cell>
          <table:table-cell office:value-type="float" office:value="370.15">
            <text:p>370.15</text:p>
          </table:table-cell>
          <table:table-cell table:formula="of:=[.B1133]/[.A1133]" office:value-type="float" office:value="1.04793046826341">
            <text:p>1.05</text:p>
          </table:table-cell>
          <table:table-cell office:value-type="float" office:value="360.98">
            <text:p>360.98</text:p>
          </table:table-cell>
          <table:table-cell table:formula="of:=[.D1133]/[.A1133]" office:value-type="float" office:value="1.02196931091105">
            <text:p>1.02</text:p>
          </table:table-cell>
          <table:table-cell office:value-type="float" office:value="365.61">
            <text:p>365.61</text:p>
          </table:table-cell>
          <table:table-cell table:formula="of:=[.F1133]/[.A1133]" office:value-type="float" office:value="1.03507728894174">
            <text:p>1.04</text:p>
          </table:table-cell>
          <table:table-cell office:value-type="float" office:value="364.74">
            <text:p>364.74</text:p>
          </table:table-cell>
          <table:table-cell table:formula="of:=[.H1133]/[.A1133]" office:value-type="float" office:value="1.03261423475454">
            <text:p>1.03</text:p>
          </table:table-cell>
          <table:table-cell office:value-type="float" office:value="360.39">
            <text:p>360.39</text:p>
          </table:table-cell>
          <table:table-cell table:formula="of:=[.J1133]/[.A1133]" office:value-type="float" office:value="1.02029896381858">
            <text:p>1.02</text:p>
          </table:table-cell>
          <table:table-cell table:number-columns-repeated="5"/>
        </table:table-row>
        <table:table-row table:style-name="ro1">
          <table:table-cell office:value-type="float" office:value="254.42">
            <text:p>254.42</text:p>
          </table:table-cell>
          <table:table-cell office:value-type="float" office:value="257.49">
            <text:p>257.49</text:p>
          </table:table-cell>
          <table:table-cell table:formula="of:=[.B1134]/[.A1134]" office:value-type="float" office:value="1.01206666142599">
            <text:p>1.01</text:p>
          </table:table-cell>
          <table:table-cell office:value-type="float" office:value="259.25">
            <text:p>259.25</text:p>
          </table:table-cell>
          <table:table-cell table:formula="of:=[.D1134]/[.A1134]" office:value-type="float" office:value="1.01898435657574">
            <text:p>1.02</text:p>
          </table:table-cell>
          <table:table-cell office:value-type="float" office:value="263.35">
            <text:p>263.35</text:p>
          </table:table-cell>
          <table:table-cell table:formula="of:=[.F1134]/[.A1134]" office:value-type="float" office:value="1.03509944186778">
            <text:p>1.04</text:p>
          </table:table-cell>
          <table:table-cell office:value-type="float" office:value="257.49">
            <text:p>257.49</text:p>
          </table:table-cell>
          <table:table-cell table:formula="of:=[.H1134]/[.A1134]" office:value-type="float" office:value="1.01206666142599">
            <text:p>1.01</text:p>
          </table:table-cell>
          <table:table-cell office:value-type="float" office:value="259.84">
            <text:p>259.84</text:p>
          </table:table-cell>
          <table:table-cell table:formula="of:=[.J1134]/[.A1134]" office:value-type="float" office:value="1.02130335665435">
            <text:p>1.02</text:p>
          </table:table-cell>
          <table:table-cell table:number-columns-repeated="5"/>
        </table:table-row>
        <table:table-row table:style-name="ro1">
          <table:table-cell office:value-type="float" office:value="191.83">
            <text:p>191.83</text:p>
          </table:table-cell>
          <table:table-cell office:value-type="float" office:value="199.24">
            <text:p>199.24</text:p>
          </table:table-cell>
          <table:table-cell table:formula="of:=[.B1135]/[.A1135]" office:value-type="float" office:value="1.03862795183235">
            <text:p>1.04</text:p>
          </table:table-cell>
          <table:table-cell office:value-type="float" office:value="198.66">
            <text:p>198.66</text:p>
          </table:table-cell>
          <table:table-cell table:formula="of:=[.D1135]/[.A1135]" office:value-type="float" office:value="1.03560444143252">
            <text:p>1.04</text:p>
          </table:table-cell>
          <table:table-cell office:value-type="float" office:value="198.66">
            <text:p>198.66</text:p>
          </table:table-cell>
          <table:table-cell table:formula="of:=[.F1135]/[.A1135]" office:value-type="float" office:value="1.03560444143252">
            <text:p>1.04</text:p>
          </table:table-cell>
          <table:table-cell office:value-type="float" office:value="199.24">
            <text:p>199.24</text:p>
          </table:table-cell>
          <table:table-cell table:formula="of:=[.H1135]/[.A1135]" office:value-type="float" office:value="1.03862795183235">
            <text:p>1.04</text:p>
          </table:table-cell>
          <table:table-cell office:value-type="float" office:value="192.66">
            <text:p>192.66</text:p>
          </table:table-cell>
          <table:table-cell table:formula="of:=[.J1135]/[.A1135]" office:value-type="float" office:value="1.00432674764114">
            <text:p>1</text:p>
          </table:table-cell>
          <table:table-cell table:number-columns-repeated="5"/>
        </table:table-row>
        <table:table-row table:style-name="ro1">
          <table:table-cell office:value-type="float" office:value="220.59">
            <text:p>220.59</text:p>
          </table:table-cell>
          <table:table-cell office:value-type="float" office:value="241.48">
            <text:p>241.48</text:p>
          </table:table-cell>
          <table:table-cell table:formula="of:=[.B1136]/[.A1136]" office:value-type="float" office:value="1.09470057572873">
            <text:p>1.09</text:p>
          </table:table-cell>
          <table:table-cell office:value-type="float" office:value="233.72">
            <text:p>233.72</text:p>
          </table:table-cell>
          <table:table-cell table:formula="of:=[.D1136]/[.A1136]" office:value-type="float" office:value="1.05952219048914">
            <text:p>1.06</text:p>
          </table:table-cell>
          <table:table-cell office:value-type="float" office:value="228.45">
            <text:p>228.45</text:p>
          </table:table-cell>
          <table:table-cell table:formula="of:=[.F1136]/[.A1136]" office:value-type="float" office:value="1.03563171494628">
            <text:p>1.04</text:p>
          </table:table-cell>
          <table:table-cell office:value-type="float" office:value="241.48">
            <text:p>241.48</text:p>
          </table:table-cell>
          <table:table-cell table:formula="of:=[.H1136]/[.A1136]" office:value-type="float" office:value="1.09470057572873">
            <text:p>1.09</text:p>
          </table:table-cell>
          <table:table-cell office:value-type="float" office:value="228.45">
            <text:p>228.45</text:p>
          </table:table-cell>
          <table:table-cell table:formula="of:=[.J1136]/[.A1136]" office:value-type="float" office:value="1.03563171494628">
            <text:p>1.04</text:p>
          </table:table-cell>
          <table:table-cell table:number-columns-repeated="5"/>
        </table:table-row>
        <table:table-row table:style-name="ro1">
          <table:table-cell office:value-type="float" office:value="218.62">
            <text:p>218.62</text:p>
          </table:table-cell>
          <table:table-cell office:value-type="float" office:value="242.24">
            <text:p>242.24</text:p>
          </table:table-cell>
          <table:table-cell table:formula="of:=[.B1137]/[.A1137]" office:value-type="float" office:value="1.10804135028817">
            <text:p>1.11</text:p>
          </table:table-cell>
          <table:table-cell office:value-type="float" office:value="225.89">
            <text:p>225.89</text:p>
          </table:table-cell>
          <table:table-cell table:formula="of:=[.D1137]/[.A1137]" office:value-type="float" office:value="1.03325404812003">
            <text:p>1.03</text:p>
          </table:table-cell>
          <table:table-cell office:value-type="float" office:value="226.48">
            <text:p>226.48</text:p>
          </table:table-cell>
          <table:table-cell table:formula="of:=[.F1137]/[.A1137]" office:value-type="float" office:value="1.03595279480377">
            <text:p>1.04</text:p>
          </table:table-cell>
          <table:table-cell office:value-type="float" office:value="233.41">
            <text:p>233.41</text:p>
          </table:table-cell>
          <table:table-cell table:formula="of:=[.H1137]/[.A1137]" office:value-type="float" office:value="1.06765163297045">
            <text:p>1.07</text:p>
          </table:table-cell>
          <table:table-cell office:value-type="float" office:value="225.31">
            <text:p>225.31</text:p>
          </table:table-cell>
          <table:table-cell table:formula="of:=[.J1137]/[.A1137]" office:value-type="float" office:value="1.0306010429055">
            <text:p>1.03</text:p>
          </table:table-cell>
          <table:table-cell table:number-columns-repeated="5"/>
        </table:table-row>
        <table:table-row table:style-name="ro1">
          <table:table-cell office:value-type="float" office:value="219.12">
            <text:p>219.12</text:p>
          </table:table-cell>
          <table:table-cell office:value-type="float" office:value="222.63">
            <text:p>222.63</text:p>
          </table:table-cell>
          <table:table-cell table:formula="of:=[.B1138]/[.A1138]" office:value-type="float" office:value="1.01601861993428">
            <text:p>1.02</text:p>
          </table:table-cell>
          <table:table-cell office:value-type="float" office:value="220.63">
            <text:p>220.63</text:p>
          </table:table-cell>
          <table:table-cell table:formula="of:=[.D1138]/[.A1138]" office:value-type="float" office:value="1.00689120116831">
            <text:p>1.01</text:p>
          </table:table-cell>
          <table:table-cell office:value-type="float" office:value="227.08">
            <text:p>227.08</text:p>
          </table:table-cell>
          <table:table-cell table:formula="of:=[.F1138]/[.A1138]" office:value-type="float" office:value="1.03632712668857">
            <text:p>1.04</text:p>
          </table:table-cell>
          <table:table-cell office:value-type="float" office:value="222.63">
            <text:p>222.63</text:p>
          </table:table-cell>
          <table:table-cell table:formula="of:=[.H1138]/[.A1138]" office:value-type="float" office:value="1.01601861993428">
            <text:p>1.02</text:p>
          </table:table-cell>
          <table:table-cell office:value-type="float" office:value="220.63">
            <text:p>220.63</text:p>
          </table:table-cell>
          <table:table-cell table:formula="of:=[.J1138]/[.A1138]" office:value-type="float" office:value="1.00689120116831">
            <text:p>1.01</text:p>
          </table:table-cell>
          <table:table-cell table:number-columns-repeated="5"/>
        </table:table-row>
        <table:table-row table:style-name="ro1">
          <table:table-cell office:value-type="float" office:value="378.52">
            <text:p>378.52</text:p>
          </table:table-cell>
          <table:table-cell office:value-type="float" office:value="401.45">
            <text:p>401.45</text:p>
          </table:table-cell>
          <table:table-cell table:formula="of:=[.B1139]/[.A1139]" office:value-type="float" office:value="1.06057804079045">
            <text:p>1.06</text:p>
          </table:table-cell>
          <table:table-cell office:value-type="float" office:value="390.76">
            <text:p>390.76</text:p>
          </table:table-cell>
          <table:table-cell table:formula="of:=[.D1139]/[.A1139]" office:value-type="float" office:value="1.03233646835042">
            <text:p>1.03</text:p>
          </table:table-cell>
          <table:table-cell office:value-type="float" office:value="392.37">
            <text:p>392.37</text:p>
          </table:table-cell>
          <table:table-cell table:formula="of:=[.F1139]/[.A1139]" office:value-type="float" office:value="1.03658987636056">
            <text:p>1.04</text:p>
          </table:table-cell>
          <table:table-cell office:value-type="float" office:value="401.45">
            <text:p>401.45</text:p>
          </table:table-cell>
          <table:table-cell table:formula="of:=[.H1139]/[.A1139]" office:value-type="float" office:value="1.06057804079045">
            <text:p>1.06</text:p>
          </table:table-cell>
          <table:table-cell office:value-type="float" office:value="386.52">
            <text:p>386.52</text:p>
          </table:table-cell>
          <table:table-cell table:formula="of:=[.J1139]/[.A1139]" office:value-type="float" office:value="1.02113494663426">
            <text:p>1.02</text:p>
          </table:table-cell>
          <table:table-cell table:number-columns-repeated="5"/>
        </table:table-row>
        <table:table-row table:style-name="ro1">
          <table:table-cell office:value-type="float" office:value="253.46">
            <text:p>253.46</text:p>
          </table:table-cell>
          <table:table-cell office:value-type="float" office:value="263.91">
            <text:p>263.91</text:p>
          </table:table-cell>
          <table:table-cell table:formula="of:=[.B1140]/[.A1140]" office:value-type="float" office:value="1.04122938530735">
            <text:p>1.04</text:p>
          </table:table-cell>
          <table:table-cell office:value-type="float" office:value="263.32">
            <text:p>263.32</text:p>
          </table:table-cell>
          <table:table-cell table:formula="of:=[.D1140]/[.A1140]" office:value-type="float" office:value="1.03890160183066">
            <text:p>1.04</text:p>
          </table:table-cell>
          <table:table-cell office:value-type="float" office:value="262.74">
            <text:p>262.74</text:p>
          </table:table-cell>
          <table:table-cell table:formula="of:=[.F1140]/[.A1140]" office:value-type="float" office:value="1.03661327231121">
            <text:p>1.04</text:p>
          </table:table-cell>
          <table:table-cell office:value-type="float" office:value="263.91">
            <text:p>263.91</text:p>
          </table:table-cell>
          <table:table-cell table:formula="of:=[.H1140]/[.A1140]" office:value-type="float" office:value="1.04122938530735">
            <text:p>1.04</text:p>
          </table:table-cell>
          <table:table-cell office:value-type="float" office:value="257.56">
            <text:p>257.56</text:p>
          </table:table-cell>
          <table:table-cell table:formula="of:=[.J1140]/[.A1140]" office:value-type="float" office:value="1.01617612246508">
            <text:p>1.02</text:p>
          </table:table-cell>
          <table:table-cell table:number-columns-repeated="5"/>
        </table:table-row>
        <table:table-row table:style-name="ro1">
          <table:table-cell office:value-type="float" office:value="335.86">
            <text:p>335.86</text:p>
          </table:table-cell>
          <table:table-cell office:value-type="float" office:value="353.43">
            <text:p>353.43</text:p>
          </table:table-cell>
          <table:table-cell table:formula="of:=[.B1141]/[.A1141]" office:value-type="float" office:value="1.05231346394331">
            <text:p>1.05</text:p>
          </table:table-cell>
          <table:table-cell office:value-type="float" office:value="345.82">
            <text:p>345.82</text:p>
          </table:table-cell>
          <table:table-cell table:formula="of:=[.D1141]/[.A1141]" office:value-type="float" office:value="1.02965521348181">
            <text:p>1.03</text:p>
          </table:table-cell>
          <table:table-cell office:value-type="float" office:value="348.16">
            <text:p>348.16</text:p>
          </table:table-cell>
          <table:table-cell table:formula="of:=[.F1141]/[.A1141]" office:value-type="float" office:value="1.03662240219139">
            <text:p>1.04</text:p>
          </table:table-cell>
          <table:table-cell office:value-type="float" office:value="353.43">
            <text:p>353.43</text:p>
          </table:table-cell>
          <table:table-cell table:formula="of:=[.H1141]/[.A1141]" office:value-type="float" office:value="1.05231346394331">
            <text:p>1.05</text:p>
          </table:table-cell>
          <table:table-cell office:value-type="float" office:value="344.65">
            <text:p>344.65</text:p>
          </table:table-cell>
          <table:table-cell table:formula="of:=[.J1141]/[.A1141]" office:value-type="float" office:value="1.02617161912702">
            <text:p>1.03</text:p>
          </table:table-cell>
          <table:table-cell table:number-columns-repeated="5"/>
        </table:table-row>
        <table:table-row table:style-name="ro1">
          <table:table-cell office:value-type="float" office:value="176.41">
            <text:p>176.41</text:p>
          </table:table-cell>
          <table:table-cell office:value-type="float" office:value="188.79">
            <text:p>188.79</text:p>
          </table:table-cell>
          <table:table-cell table:formula="of:=[.B1142]/[.A1142]" office:value-type="float" office:value="1.07017742758347">
            <text:p>1.07</text:p>
          </table:table-cell>
          <table:table-cell office:value-type="float" office:value="184.07">
            <text:p>184.07</text:p>
          </table:table-cell>
          <table:table-cell table:formula="of:=[.D1142]/[.A1142]" office:value-type="float" office:value="1.04342157474066">
            <text:p>1.04</text:p>
          </table:table-cell>
          <table:table-cell office:value-type="float" office:value="182.89">
            <text:p>182.89</text:p>
          </table:table-cell>
          <table:table-cell table:formula="of:=[.F1142]/[.A1142]" office:value-type="float" office:value="1.03673261152996">
            <text:p>1.04</text:p>
          </table:table-cell>
          <table:table-cell office:value-type="float" office:value="188.79">
            <text:p>188.79</text:p>
          </table:table-cell>
          <table:table-cell table:formula="of:=[.H1142]/[.A1142]" office:value-type="float" office:value="1.07017742758347">
            <text:p>1.07</text:p>
          </table:table-cell>
          <table:table-cell office:value-type="float" office:value="188.55">
            <text:p>188.55</text:p>
          </table:table-cell>
          <table:table-cell table:formula="of:=[.J1142]/[.A1142]" office:value-type="float" office:value="1.06881696048977">
            <text:p>1.07</text:p>
          </table:table-cell>
          <table:table-cell table:number-columns-repeated="5"/>
        </table:table-row>
        <table:table-row table:style-name="ro1">
          <table:table-cell office:value-type="float" office:value="418.01">
            <text:p>418.01</text:p>
          </table:table-cell>
          <table:table-cell office:value-type="float" office:value="443">
            <text:p>443</text:p>
          </table:table-cell>
          <table:table-cell table:formula="of:=[.B1143]/[.A1143]" office:value-type="float" office:value="1.05978325877371">
            <text:p>1.06</text:p>
          </table:table-cell>
          <table:table-cell office:value-type="float" office:value="433.97">
            <text:p>433.97</text:p>
          </table:table-cell>
          <table:table-cell table:formula="of:=[.D1143]/[.A1143]" office:value-type="float" office:value="1.03818090476304">
            <text:p>1.04</text:p>
          </table:table-cell>
          <table:table-cell office:value-type="float" office:value="433.39">
            <text:p>433.39</text:p>
          </table:table-cell>
          <table:table-cell table:formula="of:=[.F1143]/[.A1143]" office:value-type="float" office:value="1.03679337814885">
            <text:p>1.04</text:p>
          </table:table-cell>
          <table:table-cell office:value-type="float" office:value="434.66">
            <text:p>434.66</text:p>
          </table:table-cell>
          <table:table-cell table:formula="of:=[.H1143]/[.A1143]" office:value-type="float" office:value="1.03983158297648">
            <text:p>1.04</text:p>
          </table:table-cell>
          <table:table-cell office:value-type="float" office:value="431.14">
            <text:p>431.14</text:p>
          </table:table-cell>
          <table:table-cell table:formula="of:=[.J1143]/[.A1143]" office:value-type="float" office:value="1.03141073180067">
            <text:p>1.03</text:p>
          </table:table-cell>
          <table:table-cell table:number-columns-repeated="5"/>
        </table:table-row>
        <table:table-row table:style-name="ro1">
          <table:table-cell office:value-type="float" office:value="212.97">
            <text:p>212.97</text:p>
          </table:table-cell>
          <table:table-cell office:value-type="float" office:value="241.37">
            <text:p>241.37</text:p>
          </table:table-cell>
          <table:table-cell table:formula="of:=[.B1144]/[.A1144]" office:value-type="float" office:value="1.13335211532141">
            <text:p>1.13</text:p>
          </table:table-cell>
          <table:table-cell office:value-type="float" office:value="226.68">
            <text:p>226.68</text:p>
          </table:table-cell>
          <table:table-cell table:formula="of:=[.D1144]/[.A1144]" office:value-type="float" office:value="1.06437526412171">
            <text:p>1.06</text:p>
          </table:table-cell>
          <table:table-cell office:value-type="float" office:value="220.82">
            <text:p>220.82</text:p>
          </table:table-cell>
          <table:table-cell table:formula="of:=[.F1144]/[.A1144]" office:value-type="float" office:value="1.03685965159412">
            <text:p>1.04</text:p>
          </table:table-cell>
          <table:table-cell office:value-type="float" office:value="241.37">
            <text:p>241.37</text:p>
          </table:table-cell>
          <table:table-cell table:formula="of:=[.H1144]/[.A1144]" office:value-type="float" office:value="1.13335211532141">
            <text:p>1.13</text:p>
          </table:table-cell>
          <table:table-cell office:value-type="float" office:value="220.82">
            <text:p>220.82</text:p>
          </table:table-cell>
          <table:table-cell table:formula="of:=[.J1144]/[.A1144]" office:value-type="float" office:value="1.03685965159412">
            <text:p>1.04</text:p>
          </table:table-cell>
          <table:table-cell table:number-columns-repeated="5"/>
        </table:table-row>
        <table:table-row table:style-name="ro1">
          <table:table-cell office:value-type="float" office:value="63.33">
            <text:p>63.33</text:p>
          </table:table-cell>
          <table:table-cell office:value-type="float" office:value="68.01">
            <text:p>68.01</text:p>
          </table:table-cell>
          <table:table-cell table:formula="of:=[.B1145]/[.A1145]" office:value-type="float" office:value="1.07389862624349">
            <text:p>1.07</text:p>
          </table:table-cell>
          <table:table-cell office:value-type="float" office:value="65.67">
            <text:p>65.67</text:p>
          </table:table-cell>
          <table:table-cell table:formula="of:=[.D1145]/[.A1145]" office:value-type="float" office:value="1.03694931312174">
            <text:p>1.04</text:p>
          </table:table-cell>
          <table:table-cell office:value-type="float" office:value="65.67">
            <text:p>65.67</text:p>
          </table:table-cell>
          <table:table-cell table:formula="of:=[.F1145]/[.A1145]" office:value-type="float" office:value="1.03694931312174">
            <text:p>1.04</text:p>
          </table:table-cell>
          <table:table-cell office:value-type="float" office:value="68.01">
            <text:p>68.01</text:p>
          </table:table-cell>
          <table:table-cell table:formula="of:=[.H1145]/[.A1145]" office:value-type="float" office:value="1.07389862624349">
            <text:p>1.07</text:p>
          </table:table-cell>
          <table:table-cell office:value-type="float" office:value="65.67">
            <text:p>65.67</text:p>
          </table:table-cell>
          <table:table-cell table:formula="of:=[.J1145]/[.A1145]" office:value-type="float" office:value="1.03694931312174">
            <text:p>1.04</text:p>
          </table:table-cell>
          <table:table-cell table:number-columns-repeated="5"/>
        </table:table-row>
        <table:table-row table:style-name="ro1">
          <table:table-cell office:value-type="float" office:value="110.88">
            <text:p>110.88</text:p>
          </table:table-cell>
          <table:table-cell office:value-type="float" office:value="120.74">
            <text:p>120.74</text:p>
          </table:table-cell>
          <table:table-cell table:formula="of:=[.B1146]/[.A1146]" office:value-type="float" office:value="1.08892496392496">
            <text:p>1.09</text:p>
          </table:table-cell>
          <table:table-cell office:value-type="float" office:value="116.15">
            <text:p>116.15</text:p>
          </table:table-cell>
          <table:table-cell table:formula="of:=[.D1146]/[.A1146]" office:value-type="float" office:value="1.04752886002886">
            <text:p>1.05</text:p>
          </table:table-cell>
          <table:table-cell office:value-type="float" office:value="114.98">
            <text:p>114.98</text:p>
          </table:table-cell>
          <table:table-cell table:formula="of:=[.F1146]/[.A1146]" office:value-type="float" office:value="1.03697691197691">
            <text:p>1.04</text:p>
          </table:table-cell>
          <table:table-cell office:value-type="float" office:value="116.05">
            <text:p>116.05</text:p>
          </table:table-cell>
          <table:table-cell table:formula="of:=[.H1146]/[.A1146]" office:value-type="float" office:value="1.04662698412698">
            <text:p>1.05</text:p>
          </table:table-cell>
          <table:table-cell office:value-type="float" office:value="113.23">
            <text:p>113.23</text:p>
          </table:table-cell>
          <table:table-cell table:formula="of:=[.J1146]/[.A1146]" office:value-type="float" office:value="1.02119408369408">
            <text:p>1.02</text:p>
          </table:table-cell>
          <table:table-cell table:number-columns-repeated="5"/>
        </table:table-row>
        <table:table-row table:style-name="ro1">
          <table:table-cell office:value-type="float" office:value="455.73">
            <text:p>455.73</text:p>
          </table:table-cell>
          <table:table-cell office:value-type="float" office:value="474.96">
            <text:p>474.96</text:p>
          </table:table-cell>
          <table:table-cell table:formula="of:=[.B1147]/[.A1147]" office:value-type="float" office:value="1.04219603712725">
            <text:p>1.04</text:p>
          </table:table-cell>
          <table:table-cell office:value-type="float" office:value="469.45">
            <text:p>469.45</text:p>
          </table:table-cell>
          <table:table-cell table:formula="of:=[.D1147]/[.A1147]" office:value-type="float" office:value="1.03010554494986">
            <text:p>1.03</text:p>
          </table:table-cell>
          <table:table-cell office:value-type="float" office:value="472.62">
            <text:p>472.62</text:p>
          </table:table-cell>
          <table:table-cell table:formula="of:=[.F1147]/[.A1147]" office:value-type="float" office:value="1.03706141794484">
            <text:p>1.04</text:p>
          </table:table-cell>
          <table:table-cell office:value-type="float" office:value="474.37">
            <text:p>474.37</text:p>
          </table:table-cell>
          <table:table-cell table:formula="of:=[.H1147]/[.A1147]" office:value-type="float" office:value="1.04090141092313">
            <text:p>1.04</text:p>
          </table:table-cell>
          <table:table-cell office:value-type="float" office:value="468.27">
            <text:p>468.27</text:p>
          </table:table-cell>
          <table:table-cell table:formula="of:=[.J1147]/[.A1147]" office:value-type="float" office:value="1.02751629254164">
            <text:p>1.03</text:p>
          </table:table-cell>
          <table:table-cell table:number-columns-repeated="5"/>
        </table:table-row>
        <table:table-row table:style-name="ro1">
          <table:table-cell office:value-type="float" office:value="212.01">
            <text:p>212.01</text:p>
          </table:table-cell>
          <table:table-cell office:value-type="float" office:value="254.55">
            <text:p>254.55</text:p>
          </table:table-cell>
          <table:table-cell table:formula="of:=[.B1148]/[.A1148]" office:value-type="float" office:value="1.2006509126928">
            <text:p>1.2</text:p>
          </table:table-cell>
          <table:table-cell office:value-type="float" office:value="224.55">
            <text:p>224.55</text:p>
          </table:table-cell>
          <table:table-cell table:formula="of:=[.D1148]/[.A1148]" office:value-type="float" office:value="1.05914815338899">
            <text:p>1.06</text:p>
          </table:table-cell>
          <table:table-cell office:value-type="float" office:value="219.87">
            <text:p>219.87</text:p>
          </table:table-cell>
          <table:table-cell table:formula="of:=[.F1148]/[.A1148]" office:value-type="float" office:value="1.0370737229376">
            <text:p>1.04</text:p>
          </table:table-cell>
          <table:table-cell office:value-type="float" office:value="254.55">
            <text:p>254.55</text:p>
          </table:table-cell>
          <table:table-cell table:formula="of:=[.H1148]/[.A1148]" office:value-type="float" office:value="1.2006509126928">
            <text:p>1.2</text:p>
          </table:table-cell>
          <table:table-cell office:value-type="float" office:value="219.28">
            <text:p>219.28</text:p>
          </table:table-cell>
          <table:table-cell table:formula="of:=[.J1148]/[.A1148]" office:value-type="float" office:value="1.03429083533796">
            <text:p>1.03</text:p>
          </table:table-cell>
          <table:table-cell table:number-columns-repeated="5"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18.73">
            <text:p>18.73</text:p>
          </table:table-cell>
          <table:table-cell table:formula="of:=[.B1149]/[.A1149]" office:value-type="float" office:value="1.17798742138365">
            <text:p>1.18</text:p>
          </table:table-cell>
          <table:table-cell office:value-type="float" office:value="15.9">
            <text:p>15.9</text:p>
          </table:table-cell>
          <table:table-cell table:formula="of:=[.D1149]/[.A1149]" office:value-type="float" office:value="1">
            <text:p>1</text:p>
          </table:table-cell>
          <table:table-cell office:value-type="float" office:value="16.49">
            <text:p>16.49</text:p>
          </table:table-cell>
          <table:table-cell table:formula="of:=[.F1149]/[.A1149]" office:value-type="float" office:value="1.03710691823899">
            <text:p>1.04</text:p>
          </table:table-cell>
          <table:table-cell office:value-type="float" office:value="18.73">
            <text:p>18.73</text:p>
          </table:table-cell>
          <table:table-cell table:formula="of:=[.H1149]/[.A1149]" office:value-type="float" office:value="1.17798742138365">
            <text:p>1.18</text:p>
          </table:table-cell>
          <table:table-cell office:value-type="float" office:value="16.49">
            <text:p>16.49</text:p>
          </table:table-cell>
          <table:table-cell table:formula="of:=[.J1149]/[.A1149]" office:value-type="float" office:value="1.03710691823899">
            <text:p>1.04</text:p>
          </table:table-cell>
          <table:table-cell table:number-columns-repeated="5"/>
        </table:table-row>
        <table:table-row table:style-name="ro1">
          <table:table-cell office:value-type="float" office:value="291.82">
            <text:p>291.82</text:p>
          </table:table-cell>
          <table:table-cell office:value-type="float" office:value="309.82">
            <text:p>309.82</text:p>
          </table:table-cell>
          <table:table-cell table:formula="of:=[.B1150]/[.A1150]" office:value-type="float" office:value="1.06168185868001">
            <text:p>1.06</text:p>
          </table:table-cell>
          <table:table-cell office:value-type="float" office:value="299.82">
            <text:p>299.82</text:p>
          </table:table-cell>
          <table:table-cell table:formula="of:=[.D1150]/[.A1150]" office:value-type="float" office:value="1.02741415941334">
            <text:p>1.03</text:p>
          </table:table-cell>
          <table:table-cell office:value-type="float" office:value="302.75">
            <text:p>302.75</text:p>
          </table:table-cell>
          <table:table-cell table:formula="of:=[.F1150]/[.A1150]" office:value-type="float" office:value="1.03745459529847">
            <text:p>1.04</text:p>
          </table:table-cell>
          <table:table-cell office:value-type="float" office:value="309.82">
            <text:p>309.82</text:p>
          </table:table-cell>
          <table:table-cell table:formula="of:=[.H1150]/[.A1150]" office:value-type="float" office:value="1.06168185868001">
            <text:p>1.06</text:p>
          </table:table-cell>
          <table:table-cell office:value-type="float" office:value="298.06">
            <text:p>298.06</text:p>
          </table:table-cell>
          <table:table-cell table:formula="of:=[.J1150]/[.A1150]" office:value-type="float" office:value="1.0213830443424">
            <text:p>1.02</text:p>
          </table:table-cell>
          <table:table-cell table:number-columns-repeated="5"/>
        </table:table-row>
        <table:table-row table:style-name="ro1">
          <table:table-cell office:value-type="float" office:value="192.34">
            <text:p>192.34</text:p>
          </table:table-cell>
          <table:table-cell office:value-type="float" office:value="199.61">
            <text:p>199.61</text:p>
          </table:table-cell>
          <table:table-cell table:formula="of:=[.B1151]/[.A1151]" office:value-type="float" office:value="1.0377976499948">
            <text:p>1.04</text:p>
          </table:table-cell>
          <table:table-cell office:value-type="float" office:value="197.85">
            <text:p>197.85</text:p>
          </table:table-cell>
          <table:table-cell table:formula="of:=[.D1151]/[.A1151]" office:value-type="float" office:value="1.02864718727254">
            <text:p>1.03</text:p>
          </table:table-cell>
          <table:table-cell office:value-type="float" office:value="199.61">
            <text:p>199.61</text:p>
          </table:table-cell>
          <table:table-cell table:formula="of:=[.F1151]/[.A1151]" office:value-type="float" office:value="1.0377976499948">
            <text:p>1.04</text:p>
          </table:table-cell>
          <table:table-cell office:value-type="float" office:value="199.61">
            <text:p>199.61</text:p>
          </table:table-cell>
          <table:table-cell table:formula="of:=[.H1151]/[.A1151]" office:value-type="float" office:value="1.0377976499948">
            <text:p>1.04</text:p>
          </table:table-cell>
          <table:table-cell office:value-type="float" office:value="197.27">
            <text:p>197.27</text:p>
          </table:table-cell>
          <table:table-cell table:formula="of:=[.J1151]/[.A1151]" office:value-type="float" office:value="1.02563169387543">
            <text:p>1.03</text:p>
          </table:table-cell>
          <table:table-cell table:number-columns-repeated="5"/>
        </table:table-row>
        <table:table-row table:style-name="ro1">
          <table:table-cell office:value-type="float" office:value="207.52">
            <text:p>207.52</text:p>
          </table:table-cell>
          <table:table-cell office:value-type="float" office:value="243.92">
            <text:p>243.92</text:p>
          </table:table-cell>
          <table:table-cell table:formula="of:=[.B1152]/[.A1152]" office:value-type="float" office:value="1.17540478026214">
            <text:p>1.18</text:p>
          </table:table-cell>
          <table:table-cell office:value-type="float" office:value="220.07">
            <text:p>220.07</text:p>
          </table:table-cell>
          <table:table-cell table:formula="of:=[.D1152]/[.A1152]" office:value-type="float" office:value="1.06047609868928">
            <text:p>1.06</text:p>
          </table:table-cell>
          <table:table-cell office:value-type="float" office:value="215.38">
            <text:p>215.38</text:p>
          </table:table-cell>
          <table:table-cell table:formula="of:=[.F1152]/[.A1152]" office:value-type="float" office:value="1.03787586738628">
            <text:p>1.04</text:p>
          </table:table-cell>
          <table:table-cell office:value-type="float" office:value="243.92">
            <text:p>243.92</text:p>
          </table:table-cell>
          <table:table-cell table:formula="of:=[.H1152]/[.A1152]" office:value-type="float" office:value="1.17540478026214">
            <text:p>1.18</text:p>
          </table:table-cell>
          <table:table-cell office:value-type="float" office:value="214.79">
            <text:p>214.79</text:p>
          </table:table-cell>
          <table:table-cell table:formula="of:=[.J1152]/[.A1152]" office:value-type="float" office:value="1.03503276792598">
            <text:p>1.04</text:p>
          </table:table-cell>
          <table:table-cell table:number-columns-repeated="5"/>
        </table:table-row>
        <table:table-row table:style-name="ro1">
          <table:table-cell office:value-type="float" office:value="397.27">
            <text:p>397.27</text:p>
          </table:table-cell>
          <table:table-cell office:value-type="float" office:value="420.83">
            <text:p>420.83</text:p>
          </table:table-cell>
          <table:table-cell table:formula="of:=[.B1153]/[.A1153]" office:value-type="float" office:value="1.05930475495255">
            <text:p>1.06</text:p>
          </table:table-cell>
          <table:table-cell office:value-type="float" office:value="405.27">
            <text:p>405.27</text:p>
          </table:table-cell>
          <table:table-cell table:formula="of:=[.D1153]/[.A1153]" office:value-type="float" office:value="1.02013743801445">
            <text:p>1.02</text:p>
          </table:table-cell>
          <table:table-cell office:value-type="float" office:value="412.45">
            <text:p>412.45</text:p>
          </table:table-cell>
          <table:table-cell table:formula="of:=[.F1153]/[.A1153]" office:value-type="float" office:value="1.03821078863242">
            <text:p>1.04</text:p>
          </table:table-cell>
          <table:table-cell office:value-type="float" office:value="420.83">
            <text:p>420.83</text:p>
          </table:table-cell>
          <table:table-cell table:formula="of:=[.H1153]/[.A1153]" office:value-type="float" office:value="1.05930475495255">
            <text:p>1.06</text:p>
          </table:table-cell>
          <table:table-cell office:value-type="float" office:value="405.86">
            <text:p>405.86</text:p>
          </table:table-cell>
          <table:table-cell table:formula="of:=[.J1153]/[.A1153]" office:value-type="float" office:value="1.02162257406801">
            <text:p>1.02</text:p>
          </table:table-cell>
          <table:table-cell table:number-columns-repeated="5"/>
        </table:table-row>
        <table:table-row table:style-name="ro1">
          <table:table-cell office:value-type="float" office:value="414.8">
            <text:p>414.8</text:p>
          </table:table-cell>
          <table:table-cell office:value-type="float" office:value="430.56">
            <text:p>430.56</text:p>
          </table:table-cell>
          <table:table-cell table:formula="of:=[.B1154]/[.A1154]" office:value-type="float" office:value="1.03799421407907">
            <text:p>1.04</text:p>
          </table:table-cell>
          <table:table-cell office:value-type="float" office:value="425.97">
            <text:p>425.97</text:p>
          </table:table-cell>
          <table:table-cell table:formula="of:=[.D1154]/[.A1154]" office:value-type="float" office:value="1.02692864030858">
            <text:p>1.03</text:p>
          </table:table-cell>
          <table:table-cell office:value-type="float" office:value="430.66">
            <text:p>430.66</text:p>
          </table:table-cell>
          <table:table-cell table:formula="of:=[.F1154]/[.A1154]" office:value-type="float" office:value="1.03823529411765">
            <text:p>1.04</text:p>
          </table:table-cell>
          <table:table-cell office:value-type="float" office:value="429.39">
            <text:p>429.39</text:p>
          </table:table-cell>
          <table:table-cell table:formula="of:=[.H1154]/[.A1154]" office:value-type="float" office:value="1.03517357762777">
            <text:p>1.04</text:p>
          </table:table-cell>
          <table:table-cell office:value-type="float" office:value="424.8">
            <text:p>424.8</text:p>
          </table:table-cell>
          <table:table-cell table:formula="of:=[.J1154]/[.A1154]" office:value-type="float" office:value="1.02410800385728">
            <text:p>1.02</text:p>
          </table:table-cell>
          <table:table-cell table:number-columns-repeated="5"/>
        </table:table-row>
        <table:table-row table:style-name="ro1">
          <table:table-cell office:value-type="float" office:value="359.59">
            <text:p>359.59</text:p>
          </table:table-cell>
          <table:table-cell office:value-type="float" office:value="385.24">
            <text:p>385.24</text:p>
          </table:table-cell>
          <table:table-cell table:formula="of:=[.B1155]/[.A1155]" office:value-type="float" office:value="1.07133123835479">
            <text:p>1.07</text:p>
          </table:table-cell>
          <table:table-cell office:value-type="float" office:value="371.83">
            <text:p>371.83</text:p>
          </table:table-cell>
          <table:table-cell table:formula="of:=[.D1155]/[.A1155]" office:value-type="float" office:value="1.03403876637281">
            <text:p>1.03</text:p>
          </table:table-cell>
          <table:table-cell office:value-type="float" office:value="373.35">
            <text:p>373.35</text:p>
          </table:table-cell>
          <table:table-cell table:formula="of:=[.F1155]/[.A1155]" office:value-type="float" office:value="1.03826580271976">
            <text:p>1.04</text:p>
          </table:table-cell>
          <table:table-cell office:value-type="float" office:value="382.07">
            <text:p>382.07</text:p>
          </table:table-cell>
          <table:table-cell table:formula="of:=[.H1155]/[.A1155]" office:value-type="float" office:value="1.06251564281543">
            <text:p>1.06</text:p>
          </table:table-cell>
          <table:table-cell office:value-type="float" office:value="371.24">
            <text:p>371.24</text:p>
          </table:table-cell>
          <table:table-cell table:formula="of:=[.J1155]/[.A1155]" office:value-type="float" office:value="1.03239800884341">
            <text:p>1.03</text:p>
          </table:table-cell>
          <table:table-cell table:number-columns-repeated="5"/>
        </table:table-row>
        <table:table-row table:style-name="ro1">
          <table:table-cell office:value-type="float" office:value="101.7">
            <text:p>101.7</text:p>
          </table:table-cell>
          <table:table-cell office:value-type="float" office:value="106.18">
            <text:p>106.18</text:p>
          </table:table-cell>
          <table:table-cell table:formula="of:=[.B1156]/[.A1156]" office:value-type="float" office:value="1.04405113077679">
            <text:p>1.04</text:p>
          </table:table-cell>
          <table:table-cell office:value-type="float" office:value="105.01">
            <text:p>105.01</text:p>
          </table:table-cell>
          <table:table-cell table:formula="of:=[.D1156]/[.A1156]" office:value-type="float" office:value="1.03254670599803">
            <text:p>1.03</text:p>
          </table:table-cell>
          <table:table-cell office:value-type="float" office:value="105.6">
            <text:p>105.6</text:p>
          </table:table-cell>
          <table:table-cell table:formula="of:=[.F1156]/[.A1156]" office:value-type="float" office:value="1.03834808259587">
            <text:p>1.04</text:p>
          </table:table-cell>
          <table:table-cell office:value-type="float" office:value="106.18">
            <text:p>106.18</text:p>
          </table:table-cell>
          <table:table-cell table:formula="of:=[.H1156]/[.A1156]" office:value-type="float" office:value="1.04405113077679">
            <text:p>1.04</text:p>
          </table:table-cell>
          <table:table-cell office:value-type="float" office:value="105.01">
            <text:p>105.01</text:p>
          </table:table-cell>
          <table:table-cell table:formula="of:=[.J1156]/[.A1156]" office:value-type="float" office:value="1.03254670599803">
            <text:p>1.03</text:p>
          </table:table-cell>
          <table:table-cell table:number-columns-repeated="5"/>
        </table:table-row>
        <table:table-row table:style-name="ro1">
          <table:table-cell office:value-type="float" office:value="101.7">
            <text:p>101.7</text:p>
          </table:table-cell>
          <table:table-cell office:value-type="float" office:value="106.18">
            <text:p>106.18</text:p>
          </table:table-cell>
          <table:table-cell table:formula="of:=[.B1157]/[.A1157]" office:value-type="float" office:value="1.04405113077679">
            <text:p>1.04</text:p>
          </table:table-cell>
          <table:table-cell office:value-type="float" office:value="105.01">
            <text:p>105.01</text:p>
          </table:table-cell>
          <table:table-cell table:formula="of:=[.D1157]/[.A1157]" office:value-type="float" office:value="1.03254670599803">
            <text:p>1.03</text:p>
          </table:table-cell>
          <table:table-cell office:value-type="float" office:value="105.6">
            <text:p>105.6</text:p>
          </table:table-cell>
          <table:table-cell table:formula="of:=[.F1157]/[.A1157]" office:value-type="float" office:value="1.03834808259587">
            <text:p>1.04</text:p>
          </table:table-cell>
          <table:table-cell office:value-type="float" office:value="106.18">
            <text:p>106.18</text:p>
          </table:table-cell>
          <table:table-cell table:formula="of:=[.H1157]/[.A1157]" office:value-type="float" office:value="1.04405113077679">
            <text:p>1.04</text:p>
          </table:table-cell>
          <table:table-cell office:value-type="float" office:value="105.01">
            <text:p>105.01</text:p>
          </table:table-cell>
          <table:table-cell table:formula="of:=[.J1157]/[.A1157]" office:value-type="float" office:value="1.03254670599803">
            <text:p>1.03</text:p>
          </table:table-cell>
          <table:table-cell table:number-columns-repeated="5"/>
        </table:table-row>
        <table:table-row table:style-name="ro1">
          <table:table-cell office:value-type="float" office:value="167.21">
            <text:p>167.21</text:p>
          </table:table-cell>
          <table:table-cell office:value-type="float" office:value="187.75">
            <text:p>187.75</text:p>
          </table:table-cell>
          <table:table-cell table:formula="of:=[.B1158]/[.A1158]" office:value-type="float" office:value="1.12283954308953">
            <text:p>1.12</text:p>
          </table:table-cell>
          <table:table-cell office:value-type="float" office:value="170.72">
            <text:p>170.72</text:p>
          </table:table-cell>
          <table:table-cell table:formula="of:=[.D1158]/[.A1158]" office:value-type="float" office:value="1.02099156748998">
            <text:p>1.02</text:p>
          </table:table-cell>
          <table:table-cell office:value-type="float" office:value="173.65">
            <text:p>173.65</text:p>
          </table:table-cell>
          <table:table-cell table:formula="of:=[.F1158]/[.A1158]" office:value-type="float" office:value="1.03851444291609">
            <text:p>1.04</text:p>
          </table:table-cell>
          <table:table-cell office:value-type="float" office:value="187.75">
            <text:p>187.75</text:p>
          </table:table-cell>
          <table:table-cell table:formula="of:=[.H1158]/[.A1158]" office:value-type="float" office:value="1.12283954308953">
            <text:p>1.12</text:p>
          </table:table-cell>
          <table:table-cell office:value-type="float" office:value="170.72">
            <text:p>170.72</text:p>
          </table:table-cell>
          <table:table-cell table:formula="of:=[.J1158]/[.A1158]" office:value-type="float" office:value="1.02099156748998">
            <text:p>1.02</text:p>
          </table:table-cell>
          <table:table-cell table:number-columns-repeated="5"/>
        </table:table-row>
        <table:table-row table:style-name="ro1">
          <table:table-cell office:value-type="float" office:value="495.62">
            <text:p>495.62</text:p>
          </table:table-cell>
          <table:table-cell office:value-type="float" office:value="521.78">
            <text:p>521.78</text:p>
          </table:table-cell>
          <table:table-cell table:formula="of:=[.B1159]/[.A1159]" office:value-type="float" office:value="1.05278237359267">
            <text:p>1.05</text:p>
          </table:table-cell>
          <table:table-cell office:value-type="float" office:value="514.17">
            <text:p>514.17</text:p>
          </table:table-cell>
          <table:table-cell table:formula="of:=[.D1159]/[.A1159]" office:value-type="float" office:value="1.03742786812477">
            <text:p>1.04</text:p>
          </table:table-cell>
          <table:table-cell office:value-type="float" office:value="514.75">
            <text:p>514.75</text:p>
          </table:table-cell>
          <table:table-cell table:formula="of:=[.F1159]/[.A1159]" office:value-type="float" office:value="1.03859811952706">
            <text:p>1.04</text:p>
          </table:table-cell>
          <table:table-cell office:value-type="float" office:value="521.2">
            <text:p>521.2</text:p>
          </table:table-cell>
          <table:table-cell table:formula="of:=[.H1159]/[.A1159]" office:value-type="float" office:value="1.05161212219039">
            <text:p>1.05</text:p>
          </table:table-cell>
          <table:table-cell office:value-type="float" office:value="506.41">
            <text:p>506.41</text:p>
          </table:table-cell>
          <table:table-cell table:formula="of:=[.J1159]/[.A1159]" office:value-type="float" office:value="1.02177071143215">
            <text:p>1.02</text:p>
          </table:table-cell>
          <table:table-cell table:number-columns-repeated="5"/>
        </table:table-row>
        <table:table-row table:style-name="ro1">
          <table:table-cell office:value-type="float" office:value="116.28">
            <text:p>116.28</text:p>
          </table:table-cell>
          <table:table-cell office:value-type="float" office:value="125.25">
            <text:p>125.25</text:p>
          </table:table-cell>
          <table:table-cell table:formula="of:=[.B1160]/[.A1160]" office:value-type="float" office:value="1.07714138286894">
            <text:p>1.08</text:p>
          </table:table-cell>
          <table:table-cell office:value-type="float" office:value="122.08">
            <text:p>122.08</text:p>
          </table:table-cell>
          <table:table-cell table:formula="of:=[.D1160]/[.A1160]" office:value-type="float" office:value="1.04987960096319">
            <text:p>1.05</text:p>
          </table:table-cell>
          <table:table-cell office:value-type="float" office:value="120.77">
            <text:p>120.77</text:p>
          </table:table-cell>
          <table:table-cell table:formula="of:=[.F1160]/[.A1160]" office:value-type="float" office:value="1.03861369109047">
            <text:p>1.04</text:p>
          </table:table-cell>
          <table:table-cell office:value-type="float" office:value="125.25">
            <text:p>125.25</text:p>
          </table:table-cell>
          <table:table-cell table:formula="of:=[.H1160]/[.A1160]" office:value-type="float" office:value="1.07714138286894">
            <text:p>1.08</text:p>
          </table:table-cell>
          <table:table-cell office:value-type="float" office:value="122.08">
            <text:p>122.08</text:p>
          </table:table-cell>
          <table:table-cell table:formula="of:=[.J1160]/[.A1160]" office:value-type="float" office:value="1.04987960096319">
            <text:p>1.05</text:p>
          </table:table-cell>
          <table:table-cell table:number-columns-repeated="5"/>
        </table:table-row>
        <table:table-row table:style-name="ro1">
          <table:table-cell office:value-type="float" office:value="190.62">
            <text:p>190.62</text:p>
          </table:table-cell>
          <table:table-cell office:value-type="float" office:value="202.72">
            <text:p>202.72</text:p>
          </table:table-cell>
          <table:table-cell table:formula="of:=[.B1161]/[.A1161]" office:value-type="float" office:value="1.06347707480852">
            <text:p>1.06</text:p>
          </table:table-cell>
          <table:table-cell office:value-type="float" office:value="195.65">
            <text:p>195.65</text:p>
          </table:table-cell>
          <table:table-cell table:formula="of:=[.D1161]/[.A1161]" office:value-type="float" office:value="1.02638757737908">
            <text:p>1.03</text:p>
          </table:table-cell>
          <table:table-cell office:value-type="float" office:value="197.99">
            <text:p>197.99</text:p>
          </table:table-cell>
          <table:table-cell table:formula="of:=[.F1161]/[.A1161]" office:value-type="float" office:value="1.03866330920155">
            <text:p>1.04</text:p>
          </table:table-cell>
          <table:table-cell office:value-type="float" office:value="202.72">
            <text:p>202.72</text:p>
          </table:table-cell>
          <table:table-cell table:formula="of:=[.H1161]/[.A1161]" office:value-type="float" office:value="1.06347707480852">
            <text:p>1.06</text:p>
          </table:table-cell>
          <table:table-cell office:value-type="float" office:value="195.65">
            <text:p>195.65</text:p>
          </table:table-cell>
          <table:table-cell table:formula="of:=[.J1161]/[.A1161]" office:value-type="float" office:value="1.02638757737908">
            <text:p>1.03</text:p>
          </table:table-cell>
          <table:table-cell table:number-columns-repeated="5"/>
        </table:table-row>
        <table:table-row table:style-name="ro1">
          <table:table-cell office:value-type="float" office:value="296.85">
            <text:p>296.85</text:p>
          </table:table-cell>
          <table:table-cell office:value-type="float" office:value="307.43">
            <text:p>307.43</text:p>
          </table:table-cell>
          <table:table-cell table:formula="of:=[.B1162]/[.A1162]" office:value-type="float" office:value="1.03564089607546">
            <text:p>1.04</text:p>
          </table:table-cell>
          <table:table-cell office:value-type="float" office:value="306.02">
            <text:p>306.02</text:p>
          </table:table-cell>
          <table:table-cell table:formula="of:=[.D1162]/[.A1162]" office:value-type="float" office:value="1.03089102240189">
            <text:p>1.03</text:p>
          </table:table-cell>
          <table:table-cell office:value-type="float" office:value="308.36">
            <text:p>308.36</text:p>
          </table:table-cell>
          <table:table-cell table:formula="of:=[.F1162]/[.A1162]" office:value-type="float" office:value="1.03877379147718">
            <text:p>1.04</text:p>
          </table:table-cell>
          <table:table-cell office:value-type="float" office:value="306.61">
            <text:p>306.61</text:p>
          </table:table-cell>
          <table:table-cell table:formula="of:=[.H1162]/[.A1162]" office:value-type="float" office:value="1.03287855819437">
            <text:p>1.03</text:p>
          </table:table-cell>
          <table:table-cell office:value-type="float" office:value="306.61">
            <text:p>306.61</text:p>
          </table:table-cell>
          <table:table-cell table:formula="of:=[.J1162]/[.A1162]" office:value-type="float" office:value="1.03287855819437">
            <text:p>1.03</text:p>
          </table:table-cell>
          <table:table-cell table:number-columns-repeated="5"/>
        </table:table-row>
        <table:table-row table:style-name="ro1">
          <table:table-cell office:value-type="float" office:value="230.59">
            <text:p>230.59</text:p>
          </table:table-cell>
          <table:table-cell office:value-type="float" office:value="238.94">
            <text:p>238.94</text:p>
          </table:table-cell>
          <table:table-cell table:formula="of:=[.B1163]/[.A1163]" office:value-type="float" office:value="1.03621145756538">
            <text:p>1.04</text:p>
          </table:table-cell>
          <table:table-cell office:value-type="float" office:value="234.35">
            <text:p>234.35</text:p>
          </table:table-cell>
          <table:table-cell table:formula="of:=[.D1163]/[.A1163]" office:value-type="float" office:value="1.01630599765818">
            <text:p>1.02</text:p>
          </table:table-cell>
          <table:table-cell office:value-type="float" office:value="239.62">
            <text:p>239.62</text:p>
          </table:table-cell>
          <table:table-cell table:formula="of:=[.F1163]/[.A1163]" office:value-type="float" office:value="1.03916041458866">
            <text:p>1.04</text:p>
          </table:table-cell>
          <table:table-cell office:value-type="float" office:value="238.94">
            <text:p>238.94</text:p>
          </table:table-cell>
          <table:table-cell table:formula="of:=[.H1163]/[.A1163]" office:value-type="float" office:value="1.03621145756538">
            <text:p>1.04</text:p>
          </table:table-cell>
          <table:table-cell office:value-type="float" office:value="233.76">
            <text:p>233.76</text:p>
          </table:table-cell>
          <table:table-cell table:formula="of:=[.J1163]/[.A1163]" office:value-type="float" office:value="1.01374734377033">
            <text:p>1.01</text:p>
          </table:table-cell>
          <table:table-cell table:number-columns-repeated="5"/>
        </table:table-row>
        <table:table-row table:style-name="ro1">
          <table:table-cell office:value-type="float" office:value="474.17">
            <text:p>474.17</text:p>
          </table:table-cell>
          <table:table-cell office:value-type="float" office:value="499.2">
            <text:p>499.2</text:p>
          </table:table-cell>
          <table:table-cell table:formula="of:=[.B1164]/[.A1164]" office:value-type="float" office:value="1.0527869751355">
            <text:p>1.05</text:p>
          </table:table-cell>
          <table:table-cell office:value-type="float" office:value="492.85">
            <text:p>492.85</text:p>
          </table:table-cell>
          <table:table-cell table:formula="of:=[.D1164]/[.A1164]" office:value-type="float" office:value="1.03939515363688">
            <text:p>1.04</text:p>
          </table:table-cell>
          <table:table-cell office:value-type="float" office:value="492.85">
            <text:p>492.85</text:p>
          </table:table-cell>
          <table:table-cell table:formula="of:=[.F1164]/[.A1164]" office:value-type="float" office:value="1.03939515363688">
            <text:p>1.04</text:p>
          </table:table-cell>
          <table:table-cell office:value-type="float" office:value="499.2">
            <text:p>499.2</text:p>
          </table:table-cell>
          <table:table-cell table:formula="of:=[.H1164]/[.A1164]" office:value-type="float" office:value="1.0527869751355">
            <text:p>1.05</text:p>
          </table:table-cell>
          <table:table-cell office:value-type="float" office:value="492.27">
            <text:p>492.27</text:p>
          </table:table-cell>
          <table:table-cell table:formula="of:=[.J1164]/[.A1164]" office:value-type="float" office:value="1.03817196364173">
            <text:p>1.04</text:p>
          </table:table-cell>
          <table:table-cell table:number-columns-repeated="5"/>
        </table:table-row>
        <table:table-row table:style-name="ro1">
          <table:table-cell office:value-type="float" office:value="89.18">
            <text:p>89.18</text:p>
          </table:table-cell>
          <table:table-cell office:value-type="float" office:value="106.84">
            <text:p>106.84</text:p>
          </table:table-cell>
          <table:table-cell table:formula="of:=[.B1165]/[.A1165]" office:value-type="float" office:value="1.19802646333259">
            <text:p>1.2</text:p>
          </table:table-cell>
          <table:table-cell office:value-type="float" office:value="90.36">
            <text:p>90.36</text:p>
          </table:table-cell>
          <table:table-cell table:formula="of:=[.D1165]/[.A1165]" office:value-type="float" office:value="1.01323166629289">
            <text:p>1.01</text:p>
          </table:table-cell>
          <table:table-cell office:value-type="float" office:value="92.7">
            <text:p>92.7</text:p>
          </table:table-cell>
          <table:table-cell table:formula="of:=[.F1165]/[.A1165]" office:value-type="float" office:value="1.03947073334828">
            <text:p>1.04</text:p>
          </table:table-cell>
          <table:table-cell office:value-type="float" office:value="102.25">
            <text:p>102.25</text:p>
          </table:table-cell>
          <table:table-cell table:formula="of:=[.H1165]/[.A1165]" office:value-type="float" office:value="1.14655752410854">
            <text:p>1.15</text:p>
          </table:table-cell>
          <table:table-cell office:value-type="float" office:value="90.36">
            <text:p>90.36</text:p>
          </table:table-cell>
          <table:table-cell table:formula="of:=[.J1165]/[.A1165]" office:value-type="float" office:value="1.01323166629289">
            <text:p>1.01</text:p>
          </table:table-cell>
          <table:table-cell table:number-columns-repeated="5"/>
        </table:table-row>
        <table:table-row table:style-name="ro1">
          <table:table-cell office:value-type="float" office:value="290.82">
            <text:p>290.82</text:p>
          </table:table-cell>
          <table:table-cell office:value-type="float" office:value="304.68">
            <text:p>304.68</text:p>
          </table:table-cell>
          <table:table-cell table:formula="of:=[.B1166]/[.A1166]" office:value-type="float" office:value="1.04765834536827">
            <text:p>1.05</text:p>
          </table:table-cell>
          <table:table-cell office:value-type="float" office:value="299.99">
            <text:p>299.99</text:p>
          </table:table-cell>
          <table:table-cell table:formula="of:=[.D1166]/[.A1166]" office:value-type="float" office:value="1.03153153153153">
            <text:p>1.03</text:p>
          </table:table-cell>
          <table:table-cell office:value-type="float" office:value="302.33">
            <text:p>302.33</text:p>
          </table:table-cell>
          <table:table-cell table:formula="of:=[.F1166]/[.A1166]" office:value-type="float" office:value="1.03957774568462">
            <text:p>1.04</text:p>
          </table:table-cell>
          <table:table-cell office:value-type="float" office:value="304.68">
            <text:p>304.68</text:p>
          </table:table-cell>
          <table:table-cell table:formula="of:=[.H1166]/[.A1166]" office:value-type="float" office:value="1.04765834536827">
            <text:p>1.05</text:p>
          </table:table-cell>
          <table:table-cell office:value-type="float" office:value="297.65">
            <text:p>297.65</text:p>
          </table:table-cell>
          <table:table-cell table:formula="of:=[.J1166]/[.A1166]" office:value-type="float" office:value="1.02348531737845">
            <text:p>1.02</text:p>
          </table:table-cell>
          <table:table-cell table:number-columns-repeated="5"/>
        </table:table-row>
        <table:table-row table:style-name="ro1">
          <table:table-cell office:value-type="float" office:value="333.03">
            <text:p>333.03</text:p>
          </table:table-cell>
          <table:table-cell office:value-type="float" office:value="345.96">
            <text:p>345.96</text:p>
          </table:table-cell>
          <table:table-cell table:formula="of:=[.B1167]/[.A1167]" office:value-type="float" office:value="1.03882533105126">
            <text:p>1.04</text:p>
          </table:table-cell>
          <table:table-cell office:value-type="float" office:value="342.2">
            <text:p>342.2</text:p>
          </table:table-cell>
          <table:table-cell table:formula="of:=[.D1167]/[.A1167]" office:value-type="float" office:value="1.02753505690178">
            <text:p>1.03</text:p>
          </table:table-cell>
          <table:table-cell office:value-type="float" office:value="346.3">
            <text:p>346.3</text:p>
          </table:table-cell>
          <table:table-cell table:formula="of:=[.F1167]/[.A1167]" office:value-type="float" office:value="1.03984626009669">
            <text:p>1.04</text:p>
          </table:table-cell>
          <table:table-cell office:value-type="float" office:value="345.96">
            <text:p>345.96</text:p>
          </table:table-cell>
          <table:table-cell table:formula="of:=[.H1167]/[.A1167]" office:value-type="float" office:value="1.03882533105126">
            <text:p>1.04</text:p>
          </table:table-cell>
          <table:table-cell office:value-type="float" office:value="340.45">
            <text:p>340.45</text:p>
          </table:table-cell>
          <table:table-cell table:formula="of:=[.J1167]/[.A1167]" office:value-type="float" office:value="1.0222802750503">
            <text:p>1.02</text:p>
          </table:table-cell>
          <table:table-cell table:number-columns-repeated="5"/>
        </table:table-row>
        <table:table-row table:style-name="ro1">
          <table:table-cell office:value-type="float" office:value="499.78">
            <text:p>499.78</text:p>
          </table:table-cell>
          <table:table-cell office:value-type="float" office:value="529.6">
            <text:p>529.6</text:p>
          </table:table-cell>
          <table:table-cell table:formula="of:=[.B1168]/[.A1168]" office:value-type="float" office:value="1.05966625315139">
            <text:p>1.06</text:p>
          </table:table-cell>
          <table:table-cell office:value-type="float" office:value="518.57">
            <text:p>518.57</text:p>
          </table:table-cell>
          <table:table-cell table:formula="of:=[.D1168]/[.A1168]" office:value-type="float" office:value="1.03759654247869">
            <text:p>1.04</text:p>
          </table:table-cell>
          <table:table-cell office:value-type="float" office:value="519.74">
            <text:p>519.74</text:p>
          </table:table-cell>
          <table:table-cell table:formula="of:=[.F1168]/[.A1168]" office:value-type="float" office:value="1.03993757253191">
            <text:p>1.04</text:p>
          </table:table-cell>
          <table:table-cell office:value-type="float" office:value="529.01">
            <text:p>529.01</text:p>
          </table:table-cell>
          <table:table-cell table:formula="of:=[.H1168]/[.A1168]" office:value-type="float" office:value="1.05848573372284">
            <text:p>1.06</text:p>
          </table:table-cell>
          <table:table-cell office:value-type="float" office:value="517.98">
            <text:p>517.98</text:p>
          </table:table-cell>
          <table:table-cell table:formula="of:=[.J1168]/[.A1168]" office:value-type="float" office:value="1.03641602305014">
            <text:p>1.04</text:p>
          </table:table-cell>
          <table:table-cell table:number-columns-repeated="5"/>
        </table:table-row>
        <table:table-row table:style-name="ro1">
          <table:table-cell office:value-type="float" office:value="241.69">
            <text:p>241.69</text:p>
          </table:table-cell>
          <table:table-cell office:value-type="float" office:value="258.28">
            <text:p>258.28</text:p>
          </table:table-cell>
          <table:table-cell table:formula="of:=[.B1169]/[.A1169]" office:value-type="float" office:value="1.06864164839257">
            <text:p>1.07</text:p>
          </table:table-cell>
          <table:table-cell office:value-type="float" office:value="250.76">
            <text:p>250.76</text:p>
          </table:table-cell>
          <table:table-cell table:formula="of:=[.D1169]/[.A1169]" office:value-type="float" office:value="1.03752741114651">
            <text:p>1.04</text:p>
          </table:table-cell>
          <table:table-cell office:value-type="float" office:value="251.35">
            <text:p>251.35</text:p>
          </table:table-cell>
          <table:table-cell table:formula="of:=[.F1169]/[.A1169]" office:value-type="float" office:value="1.03996855476023">
            <text:p>1.04</text:p>
          </table:table-cell>
          <table:table-cell office:value-type="float" office:value="258.28">
            <text:p>258.28</text:p>
          </table:table-cell>
          <table:table-cell table:formula="of:=[.H1169]/[.A1169]" office:value-type="float" office:value="1.06864164839257">
            <text:p>1.07</text:p>
          </table:table-cell>
          <table:table-cell office:value-type="float" office:value="251.01">
            <text:p>251.01</text:p>
          </table:table-cell>
          <table:table-cell table:formula="of:=[.J1169]/[.A1169]" office:value-type="float" office:value="1.03856179403368">
            <text:p>1.04</text:p>
          </table:table-cell>
          <table:table-cell table:number-columns-repeated="5"/>
        </table:table-row>
        <table:table-row table:style-name="ro1">
          <table:table-cell office:value-type="float" office:value="135.11">
            <text:p>135.11</text:p>
          </table:table-cell>
          <table:table-cell office:value-type="float" office:value="142.77">
            <text:p>142.77</text:p>
          </table:table-cell>
          <table:table-cell table:formula="of:=[.B1170]/[.A1170]" office:value-type="float" office:value="1.0566945451854">
            <text:p>1.06</text:p>
          </table:table-cell>
          <table:table-cell office:value-type="float" office:value="141.11">
            <text:p>141.11</text:p>
          </table:table-cell>
          <table:table-cell table:formula="of:=[.D1170]/[.A1170]" office:value-type="float" office:value="1.04440825993635">
            <text:p>1.04</text:p>
          </table:table-cell>
          <table:table-cell office:value-type="float" office:value="140.53">
            <text:p>140.53</text:p>
          </table:table-cell>
          <table:table-cell table:formula="of:=[.F1170]/[.A1170]" office:value-type="float" office:value="1.04011546147583">
            <text:p>1.04</text:p>
          </table:table-cell>
          <table:table-cell office:value-type="float" office:value="142.77">
            <text:p>142.77</text:p>
          </table:table-cell>
          <table:table-cell table:formula="of:=[.H1170]/[.A1170]" office:value-type="float" office:value="1.0566945451854">
            <text:p>1.06</text:p>
          </table:table-cell>
          <table:table-cell office:value-type="float" office:value="137.6">
            <text:p>137.6</text:p>
          </table:table-cell>
          <table:table-cell table:formula="of:=[.J1170]/[.A1170]" office:value-type="float" office:value="1.01842942787358">
            <text:p>1.02</text:p>
          </table:table-cell>
          <table:table-cell table:number-columns-repeated="5"/>
        </table:table-row>
        <table:table-row table:style-name="ro1">
          <table:table-cell office:value-type="float" office:value="465.75">
            <text:p>465.75</text:p>
          </table:table-cell>
          <table:table-cell office:value-type="float" office:value="504.93">
            <text:p>504.93</text:p>
          </table:table-cell>
          <table:table-cell table:formula="of:=[.B1171]/[.A1171]" office:value-type="float" office:value="1.08412238325282">
            <text:p>1.08</text:p>
          </table:table-cell>
          <table:table-cell office:value-type="float" office:value="484.44">
            <text:p>484.44</text:p>
          </table:table-cell>
          <table:table-cell table:formula="of:=[.D1171]/[.A1171]" office:value-type="float" office:value="1.04012882447665">
            <text:p>1.04</text:p>
          </table:table-cell>
          <table:table-cell office:value-type="float" office:value="484.44">
            <text:p>484.44</text:p>
          </table:table-cell>
          <table:table-cell table:formula="of:=[.F1171]/[.A1171]" office:value-type="float" office:value="1.04012882447665">
            <text:p>1.04</text:p>
          </table:table-cell>
          <table:table-cell office:value-type="float" office:value="496.34">
            <text:p>496.34</text:p>
          </table:table-cell>
          <table:table-cell table:formula="of:=[.H1171]/[.A1171]" office:value-type="float" office:value="1.06567901234568">
            <text:p>1.07</text:p>
          </table:table-cell>
          <table:table-cell office:value-type="float" office:value="480.34">
            <text:p>480.34</text:p>
          </table:table-cell>
          <table:table-cell table:formula="of:=[.J1171]/[.A1171]" office:value-type="float" office:value="1.0313258185722">
            <text:p>1.03</text:p>
          </table:table-cell>
          <table:table-cell table:number-columns-repeated="5"/>
        </table:table-row>
        <table:table-row table:style-name="ro1">
          <table:table-cell office:value-type="float" office:value="366.35">
            <text:p>366.35</text:p>
          </table:table-cell>
          <table:table-cell office:value-type="float" office:value="378.73">
            <text:p>378.73</text:p>
          </table:table-cell>
          <table:table-cell table:formula="of:=[.B1172]/[.A1172]" office:value-type="float" office:value="1.03379282107274">
            <text:p>1.03</text:p>
          </table:table-cell>
          <table:table-cell office:value-type="float" office:value="371.17">
            <text:p>371.17</text:p>
          </table:table-cell>
          <table:table-cell table:formula="of:=[.D1172]/[.A1172]" office:value-type="float" office:value="1.01315681725126">
            <text:p>1.01</text:p>
          </table:table-cell>
          <table:table-cell office:value-type="float" office:value="381.13">
            <text:p>381.13</text:p>
          </table:table-cell>
          <table:table-cell table:formula="of:=[.F1172]/[.A1172]" office:value-type="float" office:value="1.04034393339702">
            <text:p>1.04</text:p>
          </table:table-cell>
          <table:table-cell office:value-type="float" office:value="378.73">
            <text:p>378.73</text:p>
          </table:table-cell>
          <table:table-cell table:formula="of:=[.H1172]/[.A1172]" office:value-type="float" office:value="1.03379282107274">
            <text:p>1.03</text:p>
          </table:table-cell>
          <table:table-cell office:value-type="float" office:value="370.59">
            <text:p>370.59</text:p>
          </table:table-cell>
          <table:table-cell table:formula="of:=[.J1172]/[.A1172]" office:value-type="float" office:value="1.01157363177289">
            <text:p>1.01</text:p>
          </table:table-cell>
          <table:table-cell table:number-columns-repeated="5"/>
        </table:table-row>
        <table:table-row table:style-name="ro1">
          <table:table-cell office:value-type="float" office:value="58.21">
            <text:p>58.21</text:p>
          </table:table-cell>
          <table:table-cell office:value-type="float" office:value="66.94">
            <text:p>66.94</text:p>
          </table:table-cell>
          <table:table-cell table:formula="of:=[.B1173]/[.A1173]" office:value-type="float" office:value="1.14997423123175">
            <text:p>1.15</text:p>
          </table:table-cell>
          <table:table-cell office:value-type="float" office:value="59.87">
            <text:p>59.87</text:p>
          </table:table-cell>
          <table:table-cell table:formula="of:=[.D1173]/[.A1173]" office:value-type="float" office:value="1.02851743686652">
            <text:p>1.03</text:p>
          </table:table-cell>
          <table:table-cell office:value-type="float" office:value="60.56">
            <text:p>60.56</text:p>
          </table:table-cell>
          <table:table-cell table:formula="of:=[.F1173]/[.A1173]" office:value-type="float" office:value="1.04037107026284">
            <text:p>1.04</text:p>
          </table:table-cell>
          <table:table-cell office:value-type="float" office:value="66.94">
            <text:p>66.94</text:p>
          </table:table-cell>
          <table:table-cell table:formula="of:=[.H1173]/[.A1173]" office:value-type="float" office:value="1.14997423123175">
            <text:p>1.15</text:p>
          </table:table-cell>
          <table:table-cell office:value-type="float" office:value="59.87">
            <text:p>59.87</text:p>
          </table:table-cell>
          <table:table-cell table:formula="of:=[.J1173]/[.A1173]" office:value-type="float" office:value="1.02851743686652">
            <text:p>1.03</text:p>
          </table:table-cell>
          <table:table-cell table:number-columns-repeated="5"/>
        </table:table-row>
        <table:table-row table:style-name="ro1">
          <table:table-cell office:value-type="float" office:value="159.48">
            <text:p>159.48</text:p>
          </table:table-cell>
          <table:table-cell office:value-type="float" office:value="168.51">
            <text:p>168.51</text:p>
          </table:table-cell>
          <table:table-cell table:formula="of:=[.B1174]/[.A1174]" office:value-type="float" office:value="1.0566215199398">
            <text:p>1.06</text:p>
          </table:table-cell>
          <table:table-cell office:value-type="float" office:value="168.27">
            <text:p>168.27</text:p>
          </table:table-cell>
          <table:table-cell table:formula="of:=[.D1174]/[.A1174]" office:value-type="float" office:value="1.05511662904439">
            <text:p>1.06</text:p>
          </table:table-cell>
          <table:table-cell office:value-type="float" office:value="165.92">
            <text:p>165.92</text:p>
          </table:table-cell>
          <table:table-cell table:formula="of:=[.F1174]/[.A1174]" office:value-type="float" office:value="1.04038123902684">
            <text:p>1.04</text:p>
          </table:table-cell>
          <table:table-cell office:value-type="float" office:value="168.51">
            <text:p>168.51</text:p>
          </table:table-cell>
          <table:table-cell table:formula="of:=[.H1174]/[.A1174]" office:value-type="float" office:value="1.0566215199398">
            <text:p>1.06</text:p>
          </table:table-cell>
          <table:table-cell office:value-type="float" office:value="165.34">
            <text:p>165.34</text:p>
          </table:table-cell>
          <table:table-cell table:formula="of:=[.J1174]/[.A1174]" office:value-type="float" office:value="1.03674441936293">
            <text:p>1.04</text:p>
          </table:table-cell>
          <table:table-cell table:number-columns-repeated="5"/>
        </table:table-row>
        <table:table-row table:style-name="ro1">
          <table:table-cell office:value-type="float" office:value="179.55">
            <text:p>179.55</text:p>
          </table:table-cell>
          <table:table-cell office:value-type="float" office:value="218.34">
            <text:p>218.34</text:p>
          </table:table-cell>
          <table:table-cell table:formula="of:=[.B1175]/[.A1175]" office:value-type="float" office:value="1.21604010025063">
            <text:p>1.22</text:p>
          </table:table-cell>
          <table:table-cell office:value-type="float" office:value="192.1">
            <text:p>192.1</text:p>
          </table:table-cell>
          <table:table-cell table:formula="of:=[.D1175]/[.A1175]" office:value-type="float" office:value="1.06989696463381">
            <text:p>1.07</text:p>
          </table:table-cell>
          <table:table-cell office:value-type="float" office:value="186.82">
            <text:p>186.82</text:p>
          </table:table-cell>
          <table:table-cell table:formula="of:=[.F1175]/[.A1175]" office:value-type="float" office:value="1.04049011417432">
            <text:p>1.04</text:p>
          </table:table-cell>
          <table:table-cell office:value-type="float" office:value="218.34">
            <text:p>218.34</text:p>
          </table:table-cell>
          <table:table-cell table:formula="of:=[.H1175]/[.A1175]" office:value-type="float" office:value="1.21604010025063">
            <text:p>1.22</text:p>
          </table:table-cell>
          <table:table-cell office:value-type="float" office:value="186.82">
            <text:p>186.82</text:p>
          </table:table-cell>
          <table:table-cell table:formula="of:=[.J1175]/[.A1175]" office:value-type="float" office:value="1.04049011417432">
            <text:p>1.04</text:p>
          </table:table-cell>
          <table:table-cell table:number-columns-repeated="5"/>
        </table:table-row>
        <table:table-row table:style-name="ro1">
          <table:table-cell office:value-type="float" office:value="179.11">
            <text:p>179.11</text:p>
          </table:table-cell>
          <table:table-cell office:value-type="float" office:value="206.97">
            <text:p>206.97</text:p>
          </table:table-cell>
          <table:table-cell table:formula="of:=[.B1176]/[.A1176]" office:value-type="float" office:value="1.15554687063816">
            <text:p>1.16</text:p>
          </table:table-cell>
          <table:table-cell office:value-type="float" office:value="189.89">
            <text:p>189.89</text:p>
          </table:table-cell>
          <table:table-cell table:formula="of:=[.D1176]/[.A1176]" office:value-type="float" office:value="1.06018647758361">
            <text:p>1.06</text:p>
          </table:table-cell>
          <table:table-cell office:value-type="float" office:value="186.38">
            <text:p>186.38</text:p>
          </table:table-cell>
          <table:table-cell table:formula="of:=[.F1176]/[.A1176]" office:value-type="float" office:value="1.04058958182123">
            <text:p>1.04</text:p>
          </table:table-cell>
          <table:table-cell office:value-type="float" office:value="206.97">
            <text:p>206.97</text:p>
          </table:table-cell>
          <table:table-cell table:formula="of:=[.H1176]/[.A1176]" office:value-type="float" office:value="1.15554687063816">
            <text:p>1.16</text:p>
          </table:table-cell>
          <table:table-cell office:value-type="float" office:value="189.89">
            <text:p>189.89</text:p>
          </table:table-cell>
          <table:table-cell table:formula="of:=[.J1176]/[.A1176]" office:value-type="float" office:value="1.06018647758361">
            <text:p>1.06</text:p>
          </table:table-cell>
          <table:table-cell table:number-columns-repeated="5"/>
        </table:table-row>
        <table:table-row table:style-name="ro1">
          <table:table-cell office:value-type="float" office:value="65.33">
            <text:p>65.33</text:p>
          </table:table-cell>
          <table:table-cell office:value-type="float" office:value="92.7">
            <text:p>92.7</text:p>
          </table:table-cell>
          <table:table-cell table:formula="of:=[.B1177]/[.A1177]" office:value-type="float" office:value="1.41894994642584">
            <text:p>1.42</text:p>
          </table:table-cell>
          <table:table-cell office:value-type="float" office:value="68.01">
            <text:p>68.01</text:p>
          </table:table-cell>
          <table:table-cell table:formula="of:=[.D1177]/[.A1177]" office:value-type="float" office:value="1.04102250114802">
            <text:p>1.04</text:p>
          </table:table-cell>
          <table:table-cell office:value-type="float" office:value="68.01">
            <text:p>68.01</text:p>
          </table:table-cell>
          <table:table-cell table:formula="of:=[.F1177]/[.A1177]" office:value-type="float" office:value="1.04102250114802">
            <text:p>1.04</text:p>
          </table:table-cell>
          <table:table-cell office:value-type="float" office:value="92.7">
            <text:p>92.7</text:p>
          </table:table-cell>
          <table:table-cell table:formula="of:=[.H1177]/[.A1177]" office:value-type="float" office:value="1.41894994642584">
            <text:p>1.42</text:p>
          </table:table-cell>
          <table:table-cell office:value-type="float" office:value="68.01">
            <text:p>68.01</text:p>
          </table:table-cell>
          <table:table-cell table:formula="of:=[.J1177]/[.A1177]" office:value-type="float" office:value="1.04102250114802">
            <text:p>1.04</text:p>
          </table:table-cell>
          <table:table-cell table:number-columns-repeated="5"/>
        </table:table-row>
        <table:table-row table:style-name="ro1">
          <table:table-cell office:value-type="float" office:value="239.27">
            <text:p>239.27</text:p>
          </table:table-cell>
          <table:table-cell office:value-type="float" office:value="243.41">
            <text:p>243.41</text:p>
          </table:table-cell>
          <table:table-cell table:formula="of:=[.B1178]/[.A1178]" office:value-type="float" office:value="1.01730262882936">
            <text:p>1.02</text:p>
          </table:table-cell>
          <table:table-cell office:value-type="float" office:value="243.99">
            <text:p>243.99</text:p>
          </table:table-cell>
          <table:table-cell table:formula="of:=[.D1178]/[.A1178]" office:value-type="float" office:value="1.01972666861704">
            <text:p>1.02</text:p>
          </table:table-cell>
          <table:table-cell office:value-type="float" office:value="249.17">
            <text:p>249.17</text:p>
          </table:table-cell>
          <table:table-cell table:formula="of:=[.F1178]/[.A1178]" office:value-type="float" office:value="1.04137585154846">
            <text:p>1.04</text:p>
          </table:table-cell>
          <table:table-cell office:value-type="float" office:value="243.41">
            <text:p>243.41</text:p>
          </table:table-cell>
          <table:table-cell table:formula="of:=[.H1178]/[.A1178]" office:value-type="float" office:value="1.01730262882936">
            <text:p>1.02</text:p>
          </table:table-cell>
          <table:table-cell office:value-type="float" office:value="243.99">
            <text:p>243.99</text:p>
          </table:table-cell>
          <table:table-cell table:formula="of:=[.J1178]/[.A1178]" office:value-type="float" office:value="1.01972666861704">
            <text:p>1.02</text:p>
          </table:table-cell>
          <table:table-cell table:number-columns-repeated="5"/>
        </table:table-row>
        <table:table-row table:style-name="ro1">
          <table:table-cell office:value-type="float" office:value="203.87">
            <text:p>203.87</text:p>
          </table:table-cell>
          <table:table-cell office:value-type="float" office:value="231.92">
            <text:p>231.92</text:p>
          </table:table-cell>
          <table:table-cell table:formula="of:=[.B1179]/[.A1179]" office:value-type="float" office:value="1.13758767842252">
            <text:p>1.14</text:p>
          </table:table-cell>
          <table:table-cell office:value-type="float" office:value="214.65">
            <text:p>214.65</text:p>
          </table:table-cell>
          <table:table-cell table:formula="of:=[.D1179]/[.A1179]" office:value-type="float" office:value="1.05287683327611">
            <text:p>1.05</text:p>
          </table:table-cell>
          <table:table-cell office:value-type="float" office:value="212.31">
            <text:p>212.31</text:p>
          </table:table-cell>
          <table:table-cell table:formula="of:=[.F1179]/[.A1179]" office:value-type="float" office:value="1.04139893069113">
            <text:p>1.04</text:p>
          </table:table-cell>
          <table:table-cell office:value-type="float" office:value="231.92">
            <text:p>231.92</text:p>
          </table:table-cell>
          <table:table-cell table:formula="of:=[.H1179]/[.A1179]" office:value-type="float" office:value="1.13758767842252">
            <text:p>1.14</text:p>
          </table:table-cell>
          <table:table-cell office:value-type="float" office:value="214.65">
            <text:p>214.65</text:p>
          </table:table-cell>
          <table:table-cell table:formula="of:=[.J1179]/[.A1179]" office:value-type="float" office:value="1.05287683327611">
            <text:p>1.05</text:p>
          </table:table-cell>
          <table:table-cell table:number-columns-repeated="5"/>
        </table:table-row>
        <table:table-row table:style-name="ro1">
          <table:table-cell office:value-type="float" office:value="56.46">
            <text:p>56.46</text:p>
          </table:table-cell>
          <table:table-cell office:value-type="float" office:value="67.63">
            <text:p>67.63</text:p>
          </table:table-cell>
          <table:table-cell table:formula="of:=[.B1180]/[.A1180]" office:value-type="float" office:value="1.19783917817924">
            <text:p>1.2</text:p>
          </table:table-cell>
          <table:table-cell office:value-type="float" office:value="58.8">
            <text:p>58.8</text:p>
          </table:table-cell>
          <table:table-cell table:formula="of:=[.D1180]/[.A1180]" office:value-type="float" office:value="1.04144527098831">
            <text:p>1.04</text:p>
          </table:table-cell>
          <table:table-cell office:value-type="float" office:value="58.8">
            <text:p>58.8</text:p>
          </table:table-cell>
          <table:table-cell table:formula="of:=[.F1180]/[.A1180]" office:value-type="float" office:value="1.04144527098831">
            <text:p>1.04</text:p>
          </table:table-cell>
          <table:table-cell office:value-type="float" office:value="67.63">
            <text:p>67.63</text:p>
          </table:table-cell>
          <table:table-cell table:formula="of:=[.H1180]/[.A1180]" office:value-type="float" office:value="1.19783917817924">
            <text:p>1.2</text:p>
          </table:table-cell>
          <table:table-cell office:value-type="float" office:value="58.21">
            <text:p>58.21</text:p>
          </table:table-cell>
          <table:table-cell table:formula="of:=[.J1180]/[.A1180]" office:value-type="float" office:value="1.03099539496989">
            <text:p>1.03</text:p>
          </table:table-cell>
          <table:table-cell table:number-columns-repeated="5"/>
        </table:table-row>
        <table:table-row table:style-name="ro1">
          <table:table-cell office:value-type="float" office:value="499.06">
            <text:p>499.06</text:p>
          </table:table-cell>
          <table:table-cell office:value-type="float" office:value="549.68">
            <text:p>549.68</text:p>
          </table:table-cell>
          <table:table-cell table:formula="of:=[.B1181]/[.A1181]" office:value-type="float" office:value="1.10143068969663">
            <text:p>1.1</text:p>
          </table:table-cell>
          <table:table-cell office:value-type="float" office:value="509.16">
            <text:p>509.16</text:p>
          </table:table-cell>
          <table:table-cell table:formula="of:=[.D1181]/[.A1181]" office:value-type="float" office:value="1.02023804752936">
            <text:p>1.02</text:p>
          </table:table-cell>
          <table:table-cell office:value-type="float" office:value="519.78">
            <text:p>519.78</text:p>
          </table:table-cell>
          <table:table-cell table:formula="of:=[.F1181]/[.A1181]" office:value-type="float" office:value="1.04151805394141">
            <text:p>1.04</text:p>
          </table:table-cell>
          <table:table-cell office:value-type="float" office:value="509.16">
            <text:p>509.16</text:p>
          </table:table-cell>
          <table:table-cell table:formula="of:=[.H1181]/[.A1181]" office:value-type="float" office:value="1.02023804752936">
            <text:p>1.02</text:p>
          </table:table-cell>
          <table:table-cell office:value-type="float" office:value="507.98">
            <text:p>507.98</text:p>
          </table:table-cell>
          <table:table-cell table:formula="of:=[.J1181]/[.A1181]" office:value-type="float" office:value="1.01787360237246">
            <text:p>1.02</text:p>
          </table:table-cell>
          <table:table-cell table:number-columns-repeated="5"/>
        </table:table-row>
        <table:table-row table:style-name="ro1">
          <table:table-cell office:value-type="float" office:value="408.39">
            <text:p>408.39</text:p>
          </table:table-cell>
          <table:table-cell office:value-type="float" office:value="437.11">
            <text:p>437.11</text:p>
          </table:table-cell>
          <table:table-cell table:formula="of:=[.B1182]/[.A1182]" office:value-type="float" office:value="1.07032493449889">
            <text:p>1.07</text:p>
          </table:table-cell>
          <table:table-cell office:value-type="float" office:value="421.32">
            <text:p>421.32</text:p>
          </table:table-cell>
          <table:table-cell table:formula="of:=[.D1182]/[.A1182]" office:value-type="float" office:value="1.03166091236318">
            <text:p>1.03</text:p>
          </table:table-cell>
          <table:table-cell office:value-type="float" office:value="425.42">
            <text:p>425.42</text:p>
          </table:table-cell>
          <table:table-cell table:formula="of:=[.F1182]/[.A1182]" office:value-type="float" office:value="1.04170033546365">
            <text:p>1.04</text:p>
          </table:table-cell>
          <table:table-cell office:value-type="float" office:value="437.11">
            <text:p>437.11</text:p>
          </table:table-cell>
          <table:table-cell table:formula="of:=[.H1182]/[.A1182]" office:value-type="float" office:value="1.07032493449889">
            <text:p>1.07</text:p>
          </table:table-cell>
          <table:table-cell office:value-type="float" office:value="420.14">
            <text:p>420.14</text:p>
          </table:table-cell>
          <table:table-cell table:formula="of:=[.J1182]/[.A1182]" office:value-type="float" office:value="1.02877151742207">
            <text:p>1.03</text:p>
          </table:table-cell>
          <table:table-cell table:number-columns-repeated="5"/>
        </table:table-row>
        <table:table-row table:style-name="ro1">
          <table:table-cell office:value-type="float" office:value="486.54">
            <text:p>486.54</text:p>
          </table:table-cell>
          <table:table-cell office:value-type="float" office:value="504.4">
            <text:p>504.4</text:p>
          </table:table-cell>
          <table:table-cell table:formula="of:=[.B1183]/[.A1183]" office:value-type="float" office:value="1.03670818432195">
            <text:p>1.04</text:p>
          </table:table-cell>
          <table:table-cell office:value-type="float" office:value="501.23">
            <text:p>501.23</text:p>
          </table:table-cell>
          <table:table-cell table:formula="of:=[.D1183]/[.A1183]" office:value-type="float" office:value="1.03019278990422">
            <text:p>1.03</text:p>
          </table:table-cell>
          <table:table-cell office:value-type="float" office:value="506.84">
            <text:p>506.84</text:p>
          </table:table-cell>
          <table:table-cell table:formula="of:=[.F1183]/[.A1183]" office:value-type="float" office:value="1.04172318822707">
            <text:p>1.04</text:p>
          </table:table-cell>
          <table:table-cell office:value-type="float" office:value="504.4">
            <text:p>504.4</text:p>
          </table:table-cell>
          <table:table-cell table:formula="of:=[.H1183]/[.A1183]" office:value-type="float" office:value="1.03670818432195">
            <text:p>1.04</text:p>
          </table:table-cell>
          <table:table-cell office:value-type="float" office:value="502.4">
            <text:p>502.4</text:p>
          </table:table-cell>
          <table:table-cell table:formula="of:=[.J1183]/[.A1183]" office:value-type="float" office:value="1.03259752538332">
            <text:p>1.03</text:p>
          </table:table-cell>
          <table:table-cell table:number-columns-repeated="5"/>
        </table:table-row>
        <table:table-row table:style-name="ro1">
          <table:table-cell office:value-type="float" office:value="84.11">
            <text:p>84.11</text:p>
          </table:table-cell>
          <table:table-cell office:value-type="float" office:value="88.46">
            <text:p>88.46</text:p>
          </table:table-cell>
          <table:table-cell table:formula="of:=[.B1184]/[.A1184]" office:value-type="float" office:value="1.05171798834859">
            <text:p>1.05</text:p>
          </table:table-cell>
          <table:table-cell office:value-type="float" office:value="87.87">
            <text:p>87.87</text:p>
          </table:table-cell>
          <table:table-cell table:formula="of:=[.D1184]/[.A1184]" office:value-type="float" office:value="1.04470336464154">
            <text:p>1.04</text:p>
          </table:table-cell>
          <table:table-cell office:value-type="float" office:value="87.63">
            <text:p>87.63</text:p>
          </table:table-cell>
          <table:table-cell table:formula="of:=[.F1184]/[.A1184]" office:value-type="float" office:value="1.04184995838783">
            <text:p>1.04</text:p>
          </table:table-cell>
          <table:table-cell office:value-type="float" office:value="88.46">
            <text:p>88.46</text:p>
          </table:table-cell>
          <table:table-cell table:formula="of:=[.H1184]/[.A1184]" office:value-type="float" office:value="1.05171798834859">
            <text:p>1.05</text:p>
          </table:table-cell>
          <table:table-cell office:value-type="float" office:value="87.87">
            <text:p>87.87</text:p>
          </table:table-cell>
          <table:table-cell table:formula="of:=[.J1184]/[.A1184]" office:value-type="float" office:value="1.04470336464154">
            <text:p>1.04</text:p>
          </table:table-cell>
          <table:table-cell table:number-columns-repeated="5"/>
        </table:table-row>
        <table:table-row table:style-name="ro1">
          <table:table-cell office:value-type="float" office:value="215.55">
            <text:p>215.55</text:p>
          </table:table-cell>
          <table:table-cell office:value-type="float" office:value="223.89">
            <text:p>223.89</text:p>
          </table:table-cell>
          <table:table-cell table:formula="of:=[.B1185]/[.A1185]" office:value-type="float" office:value="1.03869171885873">
            <text:p>1.04</text:p>
          </table:table-cell>
          <table:table-cell office:value-type="float" office:value="221.07">
            <text:p>221.07</text:p>
          </table:table-cell>
          <table:table-cell table:formula="of:=[.D1185]/[.A1185]" office:value-type="float" office:value="1.02560890744607">
            <text:p>1.03</text:p>
          </table:table-cell>
          <table:table-cell office:value-type="float" office:value="224.58">
            <text:p>224.58</text:p>
          </table:table-cell>
          <table:table-cell table:formula="of:=[.F1185]/[.A1185]" office:value-type="float" office:value="1.04189283228949">
            <text:p>1.04</text:p>
          </table:table-cell>
          <table:table-cell office:value-type="float" office:value="223.89">
            <text:p>223.89</text:p>
          </table:table-cell>
          <table:table-cell table:formula="of:=[.H1185]/[.A1185]" office:value-type="float" office:value="1.03869171885873">
            <text:p>1.04</text:p>
          </table:table-cell>
          <table:table-cell office:value-type="float" office:value="221.65">
            <text:p>221.65</text:p>
          </table:table-cell>
          <table:table-cell table:formula="of:=[.J1185]/[.A1185]" office:value-type="float" office:value="1.02829969844584">
            <text:p>1.03</text:p>
          </table:table-cell>
          <table:table-cell table:number-columns-repeated="5"/>
        </table:table-row>
        <table:table-row table:style-name="ro1">
          <table:table-cell office:value-type="float" office:value="495.78">
            <text:p>495.78</text:p>
          </table:table-cell>
          <table:table-cell office:value-type="float" office:value="518.47">
            <text:p>518.47</text:p>
          </table:table-cell>
          <table:table-cell table:formula="of:=[.B1186]/[.A1186]" office:value-type="float" office:value="1.04576626729598">
            <text:p>1.05</text:p>
          </table:table-cell>
          <table:table-cell office:value-type="float" office:value="510.47">
            <text:p>510.47</text:p>
          </table:table-cell>
          <table:table-cell table:formula="of:=[.D1186]/[.A1186]" office:value-type="float" office:value="1.02963007785711">
            <text:p>1.03</text:p>
          </table:table-cell>
          <table:table-cell office:value-type="float" office:value="516.67">
            <text:p>516.67</text:p>
          </table:table-cell>
          <table:table-cell table:formula="of:=[.F1186]/[.A1186]" office:value-type="float" office:value="1.04213562467223">
            <text:p>1.04</text:p>
          </table:table-cell>
          <table:table-cell office:value-type="float" office:value="518.47">
            <text:p>518.47</text:p>
          </table:table-cell>
          <table:table-cell table:formula="of:=[.H1186]/[.A1186]" office:value-type="float" office:value="1.04576626729598">
            <text:p>1.05</text:p>
          </table:table-cell>
          <table:table-cell office:value-type="float" office:value="511.06">
            <text:p>511.06</text:p>
          </table:table-cell>
          <table:table-cell table:formula="of:=[.J1186]/[.A1186]" office:value-type="float" office:value="1.03082012182823">
            <text:p>1.03</text:p>
          </table:table-cell>
          <table:table-cell table:number-columns-repeated="5"/>
        </table:table-row>
        <table:table-row table:style-name="ro1">
          <table:table-cell office:value-type="float" office:value="415.53">
            <text:p>415.53</text:p>
          </table:table-cell>
          <table:table-cell office:value-type="float" office:value="433.63">
            <text:p>433.63</text:p>
          </table:table-cell>
          <table:table-cell table:formula="of:=[.B1187]/[.A1187]" office:value-type="float" office:value="1.0435588284841">
            <text:p>1.04</text:p>
          </table:table-cell>
          <table:table-cell office:value-type="float" office:value="431.97">
            <text:p>431.97</text:p>
          </table:table-cell>
          <table:table-cell table:formula="of:=[.D1187]/[.A1187]" office:value-type="float" office:value="1.03956393040214">
            <text:p>1.04</text:p>
          </table:table-cell>
          <table:table-cell office:value-type="float" office:value="433.14">
            <text:p>433.14</text:p>
          </table:table-cell>
          <table:table-cell table:formula="of:=[.F1187]/[.A1187]" office:value-type="float" office:value="1.04237961158039">
            <text:p>1.04</text:p>
          </table:table-cell>
          <table:table-cell office:value-type="float" office:value="433.63">
            <text:p>433.63</text:p>
          </table:table-cell>
          <table:table-cell table:formula="of:=[.H1187]/[.A1187]" office:value-type="float" office:value="1.0435588284841">
            <text:p>1.04</text:p>
          </table:table-cell>
          <table:table-cell office:value-type="float" office:value="427.29">
            <text:p>427.29</text:p>
          </table:table-cell>
          <table:table-cell table:formula="of:=[.J1187]/[.A1187]" office:value-type="float" office:value="1.02830120568912">
            <text:p>1.03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29.61">
            <text:p>529.61</text:p>
          </table:table-cell>
          <table:table-cell table:formula="of:=[.B1188]/[.A1188]" office:value-type="float" office:value="1.03439453125">
            <text:p>1.03</text:p>
          </table:table-cell>
          <table:table-cell office:value-type="float" office:value="526.1">
            <text:p>526.1</text:p>
          </table:table-cell>
          <table:table-cell table:formula="of:=[.D1188]/[.A1188]" office:value-type="float" office:value="1.0275390625">
            <text:p>1.03</text:p>
          </table:table-cell>
          <table:table-cell office:value-type="float" office:value="533.71">
            <text:p>533.71</text:p>
          </table:table-cell>
          <table:table-cell table:formula="of:=[.F1188]/[.A1188]" office:value-type="float" office:value="1.04240234375">
            <text:p>1.04</text:p>
          </table:table-cell>
          <table:table-cell office:value-type="float" office:value="529.03">
            <text:p>529.03</text:p>
          </table:table-cell>
          <table:table-cell table:formula="of:=[.H1188]/[.A1188]" office:value-type="float" office:value="1.03326171875">
            <text:p>1.03</text:p>
          </table:table-cell>
          <table:table-cell office:value-type="float" office:value="526.1">
            <text:p>526.1</text:p>
          </table:table-cell>
          <table:table-cell table:formula="of:=[.J1188]/[.A1188]" office:value-type="float" office:value="1.0275390625">
            <text:p>1.03</text:p>
          </table:table-cell>
          <table:table-cell table:number-columns-repeated="5"/>
        </table:table-row>
        <table:table-row table:style-name="ro1">
          <table:table-cell office:value-type="float" office:value="287.26">
            <text:p>287.26</text:p>
          </table:table-cell>
          <table:table-cell office:value-type="float" office:value="302.63">
            <text:p>302.63</text:p>
          </table:table-cell>
          <table:table-cell table:formula="of:=[.B1189]/[.A1189]" office:value-type="float" office:value="1.05350553505535">
            <text:p>1.05</text:p>
          </table:table-cell>
          <table:table-cell office:value-type="float" office:value="295.95">
            <text:p>295.95</text:p>
          </table:table-cell>
          <table:table-cell table:formula="of:=[.D1189]/[.A1189]" office:value-type="float" office:value="1.03025134024925">
            <text:p>1.03</text:p>
          </table:table-cell>
          <table:table-cell office:value-type="float" office:value="299.46">
            <text:p>299.46</text:p>
          </table:table-cell>
          <table:table-cell table:formula="of:=[.F1189]/[.A1189]" office:value-type="float" office:value="1.04247023602311">
            <text:p>1.04</text:p>
          </table:table-cell>
          <table:table-cell office:value-type="float" office:value="302.63">
            <text:p>302.63</text:p>
          </table:table-cell>
          <table:table-cell table:formula="of:=[.H1189]/[.A1189]" office:value-type="float" office:value="1.05350553505535">
            <text:p>1.05</text:p>
          </table:table-cell>
          <table:table-cell office:value-type="float" office:value="298.88">
            <text:p>298.88</text:p>
          </table:table-cell>
          <table:table-cell table:formula="of:=[.J1189]/[.A1189]" office:value-type="float" office:value="1.04045115922857">
            <text:p>1.04</text:p>
          </table:table-cell>
          <table:table-cell table:number-columns-repeated="5"/>
        </table:table-row>
        <table:table-row table:style-name="ro1">
          <table:table-cell office:value-type="float" office:value="207.27">
            <text:p>207.27</text:p>
          </table:table-cell>
          <table:table-cell office:value-type="float" office:value="222.58">
            <text:p>222.58</text:p>
          </table:table-cell>
          <table:table-cell table:formula="of:=[.B1190]/[.A1190]" office:value-type="float" office:value="1.07386500699571">
            <text:p>1.07</text:p>
          </table:table-cell>
          <table:table-cell office:value-type="float" office:value="212.68">
            <text:p>212.68</text:p>
          </table:table-cell>
          <table:table-cell table:formula="of:=[.D1190]/[.A1190]" office:value-type="float" office:value="1.0261012206301">
            <text:p>1.03</text:p>
          </table:table-cell>
          <table:table-cell office:value-type="float" office:value="216.1">
            <text:p>216.1</text:p>
          </table:table-cell>
          <table:table-cell table:formula="of:=[.F1190]/[.A1190]" office:value-type="float" office:value="1.04260143773822">
            <text:p>1.04</text:p>
          </table:table-cell>
          <table:table-cell office:value-type="float" office:value="212.68">
            <text:p>212.68</text:p>
          </table:table-cell>
          <table:table-cell table:formula="of:=[.H1190]/[.A1190]" office:value-type="float" office:value="1.0261012206301">
            <text:p>1.03</text:p>
          </table:table-cell>
          <table:table-cell office:value-type="float" office:value="212.68">
            <text:p>212.68</text:p>
          </table:table-cell>
          <table:table-cell table:formula="of:=[.J1190]/[.A1190]" office:value-type="float" office:value="1.0261012206301">
            <text:p>1.03</text:p>
          </table:table-cell>
          <table:table-cell table:number-columns-repeated="5"/>
        </table:table-row>
        <table:table-row table:style-name="ro1">
          <table:table-cell office:value-type="float" office:value="178.21">
            <text:p>178.21</text:p>
          </table:table-cell>
          <table:table-cell office:value-type="float" office:value="186.41">
            <text:p>186.41</text:p>
          </table:table-cell>
          <table:table-cell table:formula="of:=[.B1191]/[.A1191]" office:value-type="float" office:value="1.04601313057629">
            <text:p>1.05</text:p>
          </table:table-cell>
          <table:table-cell office:value-type="float" office:value="186.41">
            <text:p>186.41</text:p>
          </table:table-cell>
          <table:table-cell table:formula="of:=[.D1191]/[.A1191]" office:value-type="float" office:value="1.04601313057629">
            <text:p>1.05</text:p>
          </table:table-cell>
          <table:table-cell office:value-type="float" office:value="185.82">
            <text:p>185.82</text:p>
          </table:table-cell>
          <table:table-cell table:formula="of:=[.F1191]/[.A1191]" office:value-type="float" office:value="1.04270242971775">
            <text:p>1.04</text:p>
          </table:table-cell>
          <table:table-cell office:value-type="float" office:value="186.41">
            <text:p>186.41</text:p>
          </table:table-cell>
          <table:table-cell table:formula="of:=[.H1191]/[.A1191]" office:value-type="float" office:value="1.04601313057629">
            <text:p>1.05</text:p>
          </table:table-cell>
          <table:table-cell office:value-type="float" office:value="184.07">
            <text:p>184.07</text:p>
          </table:table-cell>
          <table:table-cell table:formula="of:=[.J1191]/[.A1191]" office:value-type="float" office:value="1.03288255428988">
            <text:p>1.03</text:p>
          </table:table-cell>
          <table:table-cell table:number-columns-repeated="5"/>
        </table:table-row>
        <table:table-row table:style-name="ro1">
          <table:table-cell office:value-type="float" office:value="273.71">
            <text:p>273.71</text:p>
          </table:table-cell>
          <table:table-cell office:value-type="float" office:value="287.12">
            <text:p>287.12</text:p>
          </table:table-cell>
          <table:table-cell table:formula="of:=[.B1192]/[.A1192]" office:value-type="float" office:value="1.04899346023163">
            <text:p>1.05</text:p>
          </table:table-cell>
          <table:table-cell office:value-type="float" office:value="282.53">
            <text:p>282.53</text:p>
          </table:table-cell>
          <table:table-cell table:formula="of:=[.D1192]/[.A1192]" office:value-type="float" office:value="1.0322238865953">
            <text:p>1.03</text:p>
          </table:table-cell>
          <table:table-cell office:value-type="float" office:value="285.46">
            <text:p>285.46</text:p>
          </table:table-cell>
          <table:table-cell table:formula="of:=[.F1192]/[.A1192]" office:value-type="float" office:value="1.04292864710825">
            <text:p>1.04</text:p>
          </table:table-cell>
          <table:table-cell office:value-type="float" office:value="287.12">
            <text:p>287.12</text:p>
          </table:table-cell>
          <table:table-cell table:formula="of:=[.H1192]/[.A1192]" office:value-type="float" office:value="1.04899346023163">
            <text:p>1.05</text:p>
          </table:table-cell>
          <table:table-cell office:value-type="float" office:value="280.78">
            <text:p>280.78</text:p>
          </table:table-cell>
          <table:table-cell table:formula="of:=[.J1192]/[.A1192]" office:value-type="float" office:value="1.02583025830258">
            <text:p>1.03</text:p>
          </table:table-cell>
          <table:table-cell table:number-columns-repeated="5"/>
        </table:table-row>
        <table:table-row table:style-name="ro1">
          <table:table-cell office:value-type="float" office:value="506.88">
            <text:p>506.88</text:p>
          </table:table-cell>
          <table:table-cell office:value-type="float" office:value="543.75">
            <text:p>543.75</text:p>
          </table:table-cell>
          <table:table-cell table:formula="of:=[.B1193]/[.A1193]" office:value-type="float" office:value="1.07273910984848">
            <text:p>1.07</text:p>
          </table:table-cell>
          <table:table-cell office:value-type="float" office:value="516.06">
            <text:p>516.06</text:p>
          </table:table-cell>
          <table:table-cell table:formula="of:=[.D1193]/[.A1193]" office:value-type="float" office:value="1.01811079545455">
            <text:p>1.02</text:p>
          </table:table-cell>
          <table:table-cell office:value-type="float" office:value="529.13">
            <text:p>529.13</text:p>
          </table:table-cell>
          <table:table-cell table:formula="of:=[.F1193]/[.A1193]" office:value-type="float" office:value="1.04389599116162">
            <text:p>1.04</text:p>
          </table:table-cell>
          <table:table-cell office:value-type="float" office:value="515.47">
            <text:p>515.47</text:p>
          </table:table-cell>
          <table:table-cell table:formula="of:=[.H1193]/[.A1193]" office:value-type="float" office:value="1.01694681186869">
            <text:p>1.02</text:p>
          </table:table-cell>
          <table:table-cell office:value-type="float" office:value="516.06">
            <text:p>516.06</text:p>
          </table:table-cell>
          <table:table-cell table:formula="of:=[.J1193]/[.A1193]" office:value-type="float" office:value="1.01811079545455">
            <text:p>1.02</text:p>
          </table:table-cell>
          <table:table-cell table:number-columns-repeated="5"/>
        </table:table-row>
        <table:table-row table:style-name="ro1">
          <table:table-cell office:value-type="float" office:value="257.37">
            <text:p>257.37</text:p>
          </table:table-cell>
          <table:table-cell office:value-type="float" office:value="287.17">
            <text:p>287.17</text:p>
          </table:table-cell>
          <table:table-cell table:formula="of:=[.B1194]/[.A1194]" office:value-type="float" office:value="1.11578661071609">
            <text:p>1.12</text:p>
          </table:table-cell>
          <table:table-cell office:value-type="float" office:value="268.68">
            <text:p>268.68</text:p>
          </table:table-cell>
          <table:table-cell table:formula="of:=[.D1194]/[.A1194]" office:value-type="float" office:value="1.04394451567782">
            <text:p>1.04</text:p>
          </table:table-cell>
          <table:table-cell office:value-type="float" office:value="268.68">
            <text:p>268.68</text:p>
          </table:table-cell>
          <table:table-cell table:formula="of:=[.F1194]/[.A1194]" office:value-type="float" office:value="1.04394451567782">
            <text:p>1.04</text:p>
          </table:table-cell>
          <table:table-cell office:value-type="float" office:value="287.17">
            <text:p>287.17</text:p>
          </table:table-cell>
          <table:table-cell table:formula="of:=[.H1194]/[.A1194]" office:value-type="float" office:value="1.11578661071609">
            <text:p>1.12</text:p>
          </table:table-cell>
          <table:table-cell office:value-type="float" office:value="268.68">
            <text:p>268.68</text:p>
          </table:table-cell>
          <table:table-cell table:formula="of:=[.J1194]/[.A1194]" office:value-type="float" office:value="1.04394451567782">
            <text:p>1.04</text:p>
          </table:table-cell>
          <table:table-cell table:number-columns-repeated="5"/>
        </table:table-row>
        <table:table-row table:style-name="ro1">
          <table:table-cell office:value-type="float" office:value="301.48">
            <text:p>301.48</text:p>
          </table:table-cell>
          <table:table-cell office:value-type="float" office:value="318.4">
            <text:p>318.4</text:p>
          </table:table-cell>
          <table:table-cell table:formula="of:=[.B1195]/[.A1195]" office:value-type="float" office:value="1.05612312591217">
            <text:p>1.06</text:p>
          </table:table-cell>
          <table:table-cell office:value-type="float" office:value="310.65">
            <text:p>310.65</text:p>
          </table:table-cell>
          <table:table-cell table:formula="of:=[.D1195]/[.A1195]" office:value-type="float" office:value="1.03041661138384">
            <text:p>1.03</text:p>
          </table:table-cell>
          <table:table-cell office:value-type="float" office:value="314.75">
            <text:p>314.75</text:p>
          </table:table-cell>
          <table:table-cell table:formula="of:=[.F1195]/[.A1195]" office:value-type="float" office:value="1.04401618681173">
            <text:p>1.04</text:p>
          </table:table-cell>
          <table:table-cell office:value-type="float" office:value="318.4">
            <text:p>318.4</text:p>
          </table:table-cell>
          <table:table-cell table:formula="of:=[.H1195]/[.A1195]" office:value-type="float" office:value="1.05612312591217">
            <text:p>1.06</text:p>
          </table:table-cell>
          <table:table-cell office:value-type="float" office:value="309.48">
            <text:p>309.48</text:p>
          </table:table-cell>
          <table:table-cell table:formula="of:=[.J1195]/[.A1195]" office:value-type="float" office:value="1.02653575693247">
            <text:p>1.03</text:p>
          </table:table-cell>
          <table:table-cell table:number-columns-repeated="5"/>
        </table:table-row>
        <table:table-row table:style-name="ro1">
          <table:table-cell office:value-type="float" office:value="149.15">
            <text:p>149.15</text:p>
          </table:table-cell>
          <table:table-cell office:value-type="float" office:value="161.88">
            <text:p>161.88</text:p>
          </table:table-cell>
          <table:table-cell table:formula="of:=[.B1196]/[.A1196]" office:value-type="float" office:value="1.08535031847134">
            <text:p>1.09</text:p>
          </table:table-cell>
          <table:table-cell office:value-type="float" office:value="151.64">
            <text:p>151.64</text:p>
          </table:table-cell>
          <table:table-cell table:formula="of:=[.D1196]/[.A1196]" office:value-type="float" office:value="1.01669460274891">
            <text:p>1.02</text:p>
          </table:table-cell>
          <table:table-cell office:value-type="float" office:value="155.74">
            <text:p>155.74</text:p>
          </table:table-cell>
          <table:table-cell table:formula="of:=[.F1196]/[.A1196]" office:value-type="float" office:value="1.04418370767684">
            <text:p>1.04</text:p>
          </table:table-cell>
          <table:table-cell office:value-type="float" office:value="161.88">
            <text:p>161.88</text:p>
          </table:table-cell>
          <table:table-cell table:formula="of:=[.H1196]/[.A1196]" office:value-type="float" office:value="1.08535031847134">
            <text:p>1.09</text:p>
          </table:table-cell>
          <table:table-cell office:value-type="float" office:value="151.64">
            <text:p>151.64</text:p>
          </table:table-cell>
          <table:table-cell table:formula="of:=[.J1196]/[.A1196]" office:value-type="float" office:value="1.01669460274891">
            <text:p>1.02</text:p>
          </table:table-cell>
          <table:table-cell table:number-columns-repeated="5"/>
        </table:table-row>
        <table:table-row table:style-name="ro1">
          <table:table-cell office:value-type="float" office:value="145.34">
            <text:p>145.34</text:p>
          </table:table-cell>
          <table:table-cell office:value-type="float" office:value="157.78">
            <text:p>157.78</text:p>
          </table:table-cell>
          <table:table-cell table:formula="of:=[.B1197]/[.A1197]" office:value-type="float" office:value="1.08559240401816">
            <text:p>1.09</text:p>
          </table:table-cell>
          <table:table-cell office:value-type="float" office:value="152.02">
            <text:p>152.02</text:p>
          </table:table-cell>
          <table:table-cell table:formula="of:=[.D1197]/[.A1197]" office:value-type="float" office:value="1.04596119444062">
            <text:p>1.05</text:p>
          </table:table-cell>
          <table:table-cell office:value-type="float" office:value="151.78">
            <text:p>151.78</text:p>
          </table:table-cell>
          <table:table-cell table:formula="of:=[.F1197]/[.A1197]" office:value-type="float" office:value="1.04430989404156">
            <text:p>1.04</text:p>
          </table:table-cell>
          <table:table-cell office:value-type="float" office:value="157.78">
            <text:p>157.78</text:p>
          </table:table-cell>
          <table:table-cell table:formula="of:=[.H1197]/[.A1197]" office:value-type="float" office:value="1.08559240401816">
            <text:p>1.09</text:p>
          </table:table-cell>
          <table:table-cell office:value-type="float" office:value="150.02">
            <text:p>150.02</text:p>
          </table:table-cell>
          <table:table-cell table:formula="of:=[.J1197]/[.A1197]" office:value-type="float" office:value="1.03220035778175">
            <text:p>1.03</text:p>
          </table:table-cell>
          <table:table-cell table:number-columns-repeated="5"/>
        </table:table-row>
        <table:table-row table:style-name="ro1">
          <table:table-cell office:value-type="float" office:value="216.69">
            <text:p>216.69</text:p>
          </table:table-cell>
          <table:table-cell office:value-type="float" office:value="244.65">
            <text:p>244.65</text:p>
          </table:table-cell>
          <table:table-cell table:formula="of:=[.B1198]/[.A1198]" office:value-type="float" office:value="1.12903225806452">
            <text:p>1.13</text:p>
          </table:table-cell>
          <table:table-cell office:value-type="float" office:value="227.48">
            <text:p>227.48</text:p>
          </table:table-cell>
          <table:table-cell table:formula="of:=[.D1198]/[.A1198]" office:value-type="float" office:value="1.04979463750058">
            <text:p>1.05</text:p>
          </table:table-cell>
          <table:table-cell office:value-type="float" office:value="226.31">
            <text:p>226.31</text:p>
          </table:table-cell>
          <table:table-cell table:formula="of:=[.F1198]/[.A1198]" office:value-type="float" office:value="1.04439521897642">
            <text:p>1.04</text:p>
          </table:table-cell>
          <table:table-cell office:value-type="float" office:value="244.65">
            <text:p>244.65</text:p>
          </table:table-cell>
          <table:table-cell table:formula="of:=[.H1198]/[.A1198]" office:value-type="float" office:value="1.12903225806452">
            <text:p>1.13</text:p>
          </table:table-cell>
          <table:table-cell office:value-type="float" office:value="229.24">
            <text:p>229.24</text:p>
          </table:table-cell>
          <table:table-cell table:formula="of:=[.J1198]/[.A1198]" office:value-type="float" office:value="1.05791683972495">
            <text:p>1.06</text:p>
          </table:table-cell>
          <table:table-cell table:number-columns-repeated="5"/>
        </table:table-row>
        <table:table-row table:style-name="ro1">
          <table:table-cell office:value-type="float" office:value="100.94">
            <text:p>100.94</text:p>
          </table:table-cell>
          <table:table-cell office:value-type="float" office:value="123.67">
            <text:p>123.67</text:p>
          </table:table-cell>
          <table:table-cell table:formula="of:=[.B1199]/[.A1199]" office:value-type="float" office:value="1.22518327719437">
            <text:p>1.23</text:p>
          </table:table-cell>
          <table:table-cell office:value-type="float" office:value="106.01">
            <text:p>106.01</text:p>
          </table:table-cell>
          <table:table-cell table:formula="of:=[.D1199]/[.A1199]" office:value-type="float" office:value="1.05022785813354">
            <text:p>1.05</text:p>
          </table:table-cell>
          <table:table-cell office:value-type="float" office:value="105.43">
            <text:p>105.43</text:p>
          </table:table-cell>
          <table:table-cell table:formula="of:=[.F1199]/[.A1199]" office:value-type="float" office:value="1.04448187041807">
            <text:p>1.04</text:p>
          </table:table-cell>
          <table:table-cell office:value-type="float" office:value="123.67">
            <text:p>123.67</text:p>
          </table:table-cell>
          <table:table-cell table:formula="of:=[.H1199]/[.A1199]" office:value-type="float" office:value="1.22518327719437">
            <text:p>1.23</text:p>
          </table:table-cell>
          <table:table-cell office:value-type="float" office:value="104.25">
            <text:p>104.25</text:p>
          </table:table-cell>
          <table:table-cell table:formula="of:=[.J1199]/[.A1199]" office:value-type="float" office:value="1.03279175747969">
            <text:p>1.03</text:p>
          </table:table-cell>
          <table:table-cell table:number-columns-repeated="5"/>
        </table:table-row>
        <table:table-row table:style-name="ro1">
          <table:table-cell office:value-type="float" office:value="486.34">
            <text:p>486.34</text:p>
          </table:table-cell>
          <table:table-cell office:value-type="float" office:value="508.78">
            <text:p>508.78</text:p>
          </table:table-cell>
          <table:table-cell table:formula="of:=[.B1200]/[.A1200]" office:value-type="float" office:value="1.04614056010199">
            <text:p>1.05</text:p>
          </table:table-cell>
          <table:table-cell office:value-type="float" office:value="501.03">
            <text:p>501.03</text:p>
          </table:table-cell>
          <table:table-cell table:formula="of:=[.D1200]/[.A1200]" office:value-type="float" office:value="1.03020520623432">
            <text:p>1.03</text:p>
          </table:table-cell>
          <table:table-cell office:value-type="float" office:value="508.06">
            <text:p>508.06</text:p>
          </table:table-cell>
          <table:table-cell table:formula="of:=[.F1200]/[.A1200]" office:value-type="float" office:value="1.04466011432331">
            <text:p>1.04</text:p>
          </table:table-cell>
          <table:table-cell office:value-type="float" office:value="508.2">
            <text:p>508.2</text:p>
          </table:table-cell>
          <table:table-cell table:formula="of:=[.H1200]/[.A1200]" office:value-type="float" office:value="1.04494797878028">
            <text:p>1.04</text:p>
          </table:table-cell>
          <table:table-cell office:value-type="float" office:value="501.03">
            <text:p>501.03</text:p>
          </table:table-cell>
          <table:table-cell table:formula="of:=[.J1200]/[.A1200]" office:value-type="float" office:value="1.03020520623432">
            <text:p>1.03</text:p>
          </table:table-cell>
          <table:table-cell table:number-columns-repeated="5"/>
        </table:table-row>
        <table:table-row table:style-name="ro1">
          <table:table-cell office:value-type="float" office:value="286.12">
            <text:p>286.12</text:p>
          </table:table-cell>
          <table:table-cell office:value-type="float" office:value="301.25">
            <text:p>301.25</text:p>
          </table:table-cell>
          <table:table-cell table:formula="of:=[.B1201]/[.A1201]" office:value-type="float" office:value="1.05287991052705">
            <text:p>1.05</text:p>
          </table:table-cell>
          <table:table-cell office:value-type="float" office:value="296.91">
            <text:p>296.91</text:p>
          </table:table-cell>
          <table:table-cell table:formula="of:=[.D1201]/[.A1201]" office:value-type="float" office:value="1.03771144974137">
            <text:p>1.04</text:p>
          </table:table-cell>
          <table:table-cell office:value-type="float" office:value="298.91">
            <text:p>298.91</text:p>
          </table:table-cell>
          <table:table-cell table:formula="of:=[.F1201]/[.A1201]" office:value-type="float" office:value="1.04470152383615">
            <text:p>1.04</text:p>
          </table:table-cell>
          <table:table-cell office:value-type="float" office:value="300.66">
            <text:p>300.66</text:p>
          </table:table-cell>
          <table:table-cell table:formula="of:=[.H1201]/[.A1201]" office:value-type="float" office:value="1.05081783866909">
            <text:p>1.05</text:p>
          </table:table-cell>
          <table:table-cell office:value-type="float" office:value="292.81">
            <text:p>292.81</text:p>
          </table:table-cell>
          <table:table-cell table:formula="of:=[.J1201]/[.A1201]" office:value-type="float" office:value="1.02338179784706">
            <text:p>1.02</text:p>
          </table:table-cell>
          <table:table-cell table:number-columns-repeated="5"/>
        </table:table-row>
        <table:table-row table:style-name="ro1">
          <table:table-cell office:value-type="float" office:value="420.22">
            <text:p>420.22</text:p>
          </table:table-cell>
          <table:table-cell office:value-type="float" office:value="440.52">
            <text:p>440.52</text:p>
          </table:table-cell>
          <table:table-cell table:formula="of:=[.B1202]/[.A1202]" office:value-type="float" office:value="1.0483080291276">
            <text:p>1.05</text:p>
          </table:table-cell>
          <table:table-cell office:value-type="float" office:value="435.59">
            <text:p>435.59</text:p>
          </table:table-cell>
          <table:table-cell table:formula="of:=[.D1202]/[.A1202]" office:value-type="float" office:value="1.03657607919661">
            <text:p>1.04</text:p>
          </table:table-cell>
          <table:table-cell office:value-type="float" office:value="439.1">
            <text:p>439.1</text:p>
          </table:table-cell>
          <table:table-cell table:formula="of:=[.F1202]/[.A1202]" office:value-type="float" office:value="1.04492884679454">
            <text:p>1.04</text:p>
          </table:table-cell>
          <table:table-cell office:value-type="float" office:value="439.93">
            <text:p>439.93</text:p>
          </table:table-cell>
          <table:table-cell table:formula="of:=[.H1202]/[.A1202]" office:value-type="float" office:value="1.04690400266527">
            <text:p>1.05</text:p>
          </table:table-cell>
          <table:table-cell office:value-type="float" office:value="431.83">
            <text:p>431.83</text:p>
          </table:table-cell>
          <table:table-cell table:formula="of:=[.J1202]/[.A1202]" office:value-type="float" office:value="1.0276283851316">
            <text:p>1.03</text:p>
          </table:table-cell>
          <table:table-cell table:number-columns-repeated="5"/>
        </table:table-row>
        <table:table-row table:style-name="ro1">
          <table:table-cell office:value-type="float" office:value="469.57">
            <text:p>469.57</text:p>
          </table:table-cell>
          <table:table-cell office:value-type="float" office:value="487.09">
            <text:p>487.09</text:p>
          </table:table-cell>
          <table:table-cell table:formula="of:=[.B1203]/[.A1203]" office:value-type="float" office:value="1.03731073109441">
            <text:p>1.04</text:p>
          </table:table-cell>
          <table:table-cell office:value-type="float" office:value="483.67">
            <text:p>483.67</text:p>
          </table:table-cell>
          <table:table-cell table:formula="of:=[.D1203]/[.A1203]" office:value-type="float" office:value="1.03002747194242">
            <text:p>1.03</text:p>
          </table:table-cell>
          <table:table-cell office:value-type="float" office:value="490.7">
            <text:p>490.7</text:p>
          </table:table-cell>
          <table:table-cell table:formula="of:=[.F1203]/[.A1203]" office:value-type="float" office:value="1.04499861575484">
            <text:p>1.04</text:p>
          </table:table-cell>
          <table:table-cell office:value-type="float" office:value="486.5">
            <text:p>486.5</text:p>
          </table:table-cell>
          <table:table-cell table:formula="of:=[.H1203]/[.A1203]" office:value-type="float" office:value="1.03605426241029">
            <text:p>1.04</text:p>
          </table:table-cell>
          <table:table-cell office:value-type="float" office:value="483.09">
            <text:p>483.09</text:p>
          </table:table-cell>
          <table:table-cell table:formula="of:=[.J1203]/[.A1203]" office:value-type="float" office:value="1.02879229933769">
            <text:p>1.03</text:p>
          </table:table-cell>
          <table:table-cell table:number-columns-repeated="5"/>
        </table:table-row>
        <table:table-row table:style-name="ro1">
          <table:table-cell office:value-type="float" office:value="85.25">
            <text:p>85.25</text:p>
          </table:table-cell>
          <table:table-cell office:value-type="float" office:value="91.11">
            <text:p>91.11</text:p>
          </table:table-cell>
          <table:table-cell table:formula="of:=[.B1204]/[.A1204]" office:value-type="float" office:value="1.06873900293255">
            <text:p>1.07</text:p>
          </table:table-cell>
          <table:table-cell office:value-type="float" office:value="87.94">
            <text:p>87.94</text:p>
          </table:table-cell>
          <table:table-cell table:formula="of:=[.D1204]/[.A1204]" office:value-type="float" office:value="1.03155425219941">
            <text:p>1.03</text:p>
          </table:table-cell>
          <table:table-cell office:value-type="float" office:value="89.11">
            <text:p>89.11</text:p>
          </table:table-cell>
          <table:table-cell table:formula="of:=[.F1204]/[.A1204]" office:value-type="float" office:value="1.04527859237537">
            <text:p>1.05</text:p>
          </table:table-cell>
          <table:table-cell office:value-type="float" office:value="91.11">
            <text:p>91.11</text:p>
          </table:table-cell>
          <table:table-cell table:formula="of:=[.H1204]/[.A1204]" office:value-type="float" office:value="1.06873900293255">
            <text:p>1.07</text:p>
          </table:table-cell>
          <table:table-cell office:value-type="float" office:value="87.36">
            <text:p>87.36</text:p>
          </table:table-cell>
          <table:table-cell table:formula="of:=[.J1204]/[.A1204]" office:value-type="float" office:value="1.02475073313783">
            <text:p>1.02</text:p>
          </table:table-cell>
          <table:table-cell table:number-columns-repeated="5"/>
        </table:table-row>
        <table:table-row table:style-name="ro1">
          <table:table-cell office:value-type="float" office:value="479.06">
            <text:p>479.06</text:p>
          </table:table-cell>
          <table:table-cell office:value-type="float" office:value="497.64">
            <text:p>497.64</text:p>
          </table:table-cell>
          <table:table-cell table:formula="of:=[.B1205]/[.A1205]" office:value-type="float" office:value="1.03878428589321">
            <text:p>1.04</text:p>
          </table:table-cell>
          <table:table-cell office:value-type="float" office:value="493.16">
            <text:p>493.16</text:p>
          </table:table-cell>
          <table:table-cell table:formula="of:=[.D1205]/[.A1205]" office:value-type="float" office:value="1.02943263891788">
            <text:p>1.03</text:p>
          </table:table-cell>
          <table:table-cell office:value-type="float" office:value="500.77">
            <text:p>500.77</text:p>
          </table:table-cell>
          <table:table-cell table:formula="of:=[.F1205]/[.A1205]" office:value-type="float" office:value="1.04531791424874">
            <text:p>1.05</text:p>
          </table:table-cell>
          <table:table-cell office:value-type="float" office:value="492.57">
            <text:p>492.57</text:p>
          </table:table-cell>
          <table:table-cell table:formula="of:=[.H1205]/[.A1205]" office:value-type="float" office:value="1.02820106040997">
            <text:p>1.03</text:p>
          </table:table-cell>
          <table:table-cell office:value-type="float" office:value="492.57">
            <text:p>492.57</text:p>
          </table:table-cell>
          <table:table-cell table:formula="of:=[.J1205]/[.A1205]" office:value-type="float" office:value="1.02820106040997">
            <text:p>1.03</text:p>
          </table:table-cell>
          <table:table-cell table:number-columns-repeated="5"/>
        </table:table-row>
        <table:table-row table:style-name="ro1">
          <table:table-cell office:value-type="float" office:value="51.63">
            <text:p>51.63</text:p>
          </table:table-cell>
          <table:table-cell office:value-type="float" office:value="54.21">
            <text:p>54.21</text:p>
          </table:table-cell>
          <table:table-cell table:formula="of:=[.B1206]/[.A1206]" office:value-type="float" office:value="1.04997094712377">
            <text:p>1.05</text:p>
          </table:table-cell>
          <table:table-cell office:value-type="float" office:value="51.63">
            <text:p>51.63</text:p>
          </table:table-cell>
          <table:table-cell table:formula="of:=[.D1206]/[.A1206]" office:value-type="float" office:value="1">
            <text:p>1</text:p>
          </table:table-cell>
          <table:table-cell office:value-type="float" office:value="53.97">
            <text:p>53.97</text:p>
          </table:table-cell>
          <table:table-cell table:formula="of:=[.F1206]/[.A1206]" office:value-type="float" office:value="1.04532248692621">
            <text:p>1.05</text:p>
          </table:table-cell>
          <table:table-cell office:value-type="float" office:value="54.21">
            <text:p>54.21</text:p>
          </table:table-cell>
          <table:table-cell table:formula="of:=[.H1206]/[.A1206]" office:value-type="float" office:value="1.04997094712377">
            <text:p>1.05</text:p>
          </table:table-cell>
          <table:table-cell office:value-type="float" office:value="51.63">
            <text:p>51.63</text:p>
          </table:table-cell>
          <table:table-cell table:formula="of:=[.J1206]/[.A12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3.14">
            <text:p>73.14</text:p>
          </table:table-cell>
          <table:table-cell office:value-type="float" office:value="79.38">
            <text:p>79.38</text:p>
          </table:table-cell>
          <table:table-cell table:formula="of:=[.B1207]/[.A1207]" office:value-type="float" office:value="1.08531583264971">
            <text:p>1.09</text:p>
          </table:table-cell>
          <table:table-cell office:value-type="float" office:value="76.46">
            <text:p>76.46</text:p>
          </table:table-cell>
          <table:table-cell table:formula="of:=[.D1207]/[.A1207]" office:value-type="float" office:value="1.04539239814055">
            <text:p>1.05</text:p>
          </table:table-cell>
          <table:table-cell office:value-type="float" office:value="76.46">
            <text:p>76.46</text:p>
          </table:table-cell>
          <table:table-cell table:formula="of:=[.F1207]/[.A1207]" office:value-type="float" office:value="1.04539239814055">
            <text:p>1.05</text:p>
          </table:table-cell>
          <table:table-cell office:value-type="float" office:value="79.38">
            <text:p>79.38</text:p>
          </table:table-cell>
          <table:table-cell table:formula="of:=[.H1207]/[.A1207]" office:value-type="float" office:value="1.08531583264971">
            <text:p>1.09</text:p>
          </table:table-cell>
          <table:table-cell office:value-type="float" office:value="76.46">
            <text:p>76.46</text:p>
          </table:table-cell>
          <table:table-cell table:formula="of:=[.J1207]/[.A1207]" office:value-type="float" office:value="1.04539239814055">
            <text:p>1.05</text:p>
          </table:table-cell>
          <table:table-cell table:number-columns-repeated="5"/>
        </table:table-row>
        <table:table-row table:style-name="ro1">
          <table:table-cell office:value-type="float" office:value="187.25">
            <text:p>187.25</text:p>
          </table:table-cell>
          <table:table-cell office:value-type="float" office:value="230.44">
            <text:p>230.44</text:p>
          </table:table-cell>
          <table:table-cell table:formula="of:=[.B1208]/[.A1208]" office:value-type="float" office:value="1.23065420560748">
            <text:p>1.23</text:p>
          </table:table-cell>
          <table:table-cell office:value-type="float" office:value="200.48">
            <text:p>200.48</text:p>
          </table:table-cell>
          <table:table-cell table:formula="of:=[.D1208]/[.A1208]" office:value-type="float" office:value="1.07065420560748">
            <text:p>1.07</text:p>
          </table:table-cell>
          <table:table-cell office:value-type="float" office:value="195.79">
            <text:p>195.79</text:p>
          </table:table-cell>
          <table:table-cell table:formula="of:=[.F1208]/[.A1208]" office:value-type="float" office:value="1.04560747663551">
            <text:p>1.05</text:p>
          </table:table-cell>
          <table:table-cell office:value-type="float" office:value="230.44">
            <text:p>230.44</text:p>
          </table:table-cell>
          <table:table-cell table:formula="of:=[.H1208]/[.A1208]" office:value-type="float" office:value="1.23065420560748">
            <text:p>1.23</text:p>
          </table:table-cell>
          <table:table-cell office:value-type="float" office:value="195.79">
            <text:p>195.79</text:p>
          </table:table-cell>
          <table:table-cell table:formula="of:=[.J1208]/[.A1208]" office:value-type="float" office:value="1.04560747663551">
            <text:p>1.05</text:p>
          </table:table-cell>
          <table:table-cell table:number-columns-repeated="5"/>
        </table:table-row>
        <table:table-row table:style-name="ro1">
          <table:table-cell office:value-type="float" office:value="153.41">
            <text:p>153.41</text:p>
          </table:table-cell>
          <table:table-cell office:value-type="float" office:value="173.02">
            <text:p>173.02</text:p>
          </table:table-cell>
          <table:table-cell table:formula="of:=[.B1209]/[.A1209]" office:value-type="float" office:value="1.1278273906525">
            <text:p>1.13</text:p>
          </table:table-cell>
          <table:table-cell office:value-type="float" office:value="159.85">
            <text:p>159.85</text:p>
          </table:table-cell>
          <table:table-cell table:formula="of:=[.D1209]/[.A1209]" office:value-type="float" office:value="1.04197901049475">
            <text:p>1.04</text:p>
          </table:table-cell>
          <table:table-cell office:value-type="float" office:value="160.44">
            <text:p>160.44</text:p>
          </table:table-cell>
          <table:table-cell table:formula="of:=[.F1209]/[.A1209]" office:value-type="float" office:value="1.04582491363014">
            <text:p>1.05</text:p>
          </table:table-cell>
          <table:table-cell office:value-type="float" office:value="173.02">
            <text:p>173.02</text:p>
          </table:table-cell>
          <table:table-cell table:formula="of:=[.H1209]/[.A1209]" office:value-type="float" office:value="1.1278273906525">
            <text:p>1.13</text:p>
          </table:table-cell>
          <table:table-cell office:value-type="float" office:value="159.27">
            <text:p>159.27</text:p>
          </table:table-cell>
          <table:table-cell table:formula="of:=[.J1209]/[.A1209]" office:value-type="float" office:value="1.03819829215827">
            <text:p>1.04</text:p>
          </table:table-cell>
          <table:table-cell table:number-columns-repeated="5"/>
        </table:table-row>
        <table:table-row table:style-name="ro1">
          <table:table-cell office:value-type="float" office:value="190.76">
            <text:p>190.76</text:p>
          </table:table-cell>
          <table:table-cell office:value-type="float" office:value="212.82">
            <text:p>212.82</text:p>
          </table:table-cell>
          <table:table-cell table:formula="of:=[.B1210]/[.A1210]" office:value-type="float" office:value="1.11564269238834">
            <text:p>1.12</text:p>
          </table:table-cell>
          <table:table-cell office:value-type="float" office:value="203.07">
            <text:p>203.07</text:p>
          </table:table-cell>
          <table:table-cell table:formula="of:=[.D1210]/[.A1210]" office:value-type="float" office:value="1.06453134829105">
            <text:p>1.06</text:p>
          </table:table-cell>
          <table:table-cell office:value-type="float" office:value="199.55">
            <text:p>199.55</text:p>
          </table:table-cell>
          <table:table-cell table:formula="of:=[.F1210]/[.A1210]" office:value-type="float" office:value="1.04607884252464">
            <text:p>1.05</text:p>
          </table:table-cell>
          <table:table-cell office:value-type="float" office:value="212.82">
            <text:p>212.82</text:p>
          </table:table-cell>
          <table:table-cell table:formula="of:=[.H1210]/[.A1210]" office:value-type="float" office:value="1.11564269238834">
            <text:p>1.12</text:p>
          </table:table-cell>
          <table:table-cell office:value-type="float" office:value="199.55">
            <text:p>199.55</text:p>
          </table:table-cell>
          <table:table-cell table:formula="of:=[.J1210]/[.A1210]" office:value-type="float" office:value="1.04607884252464">
            <text:p>1.05</text:p>
          </table:table-cell>
          <table:table-cell table:number-columns-repeated="5"/>
        </table:table-row>
        <table:table-row table:style-name="ro1">
          <table:table-cell office:value-type="float" office:value="138.07">
            <text:p>138.07</text:p>
          </table:table-cell>
          <table:table-cell office:value-type="float" office:value="164.36">
            <text:p>164.36</text:p>
          </table:table-cell>
          <table:table-cell table:formula="of:=[.B1211]/[.A1211]" office:value-type="float" office:value="1.19041066125878">
            <text:p>1.19</text:p>
          </table:table-cell>
          <table:table-cell office:value-type="float" office:value="144.56">
            <text:p>144.56</text:p>
          </table:table-cell>
          <table:table-cell table:formula="of:=[.D1211]/[.A1211]" office:value-type="float" office:value="1.04700514231911">
            <text:p>1.05</text:p>
          </table:table-cell>
          <table:table-cell office:value-type="float" office:value="144.56">
            <text:p>144.56</text:p>
          </table:table-cell>
          <table:table-cell table:formula="of:=[.F1211]/[.A1211]" office:value-type="float" office:value="1.04700514231911">
            <text:p>1.05</text:p>
          </table:table-cell>
          <table:table-cell office:value-type="float" office:value="164.36">
            <text:p>164.36</text:p>
          </table:table-cell>
          <table:table-cell table:formula="of:=[.H1211]/[.A1211]" office:value-type="float" office:value="1.19041066125878">
            <text:p>1.19</text:p>
          </table:table-cell>
          <table:table-cell office:value-type="float" office:value="146.36">
            <text:p>146.36</text:p>
          </table:table-cell>
          <table:table-cell table:formula="of:=[.J1211]/[.A1211]" office:value-type="float" office:value="1.06004200767727">
            <text:p>1.06</text:p>
          </table:table-cell>
          <table:table-cell table:number-columns-repeated="5"/>
        </table:table-row>
        <table:table-row table:style-name="ro1">
          <table:table-cell office:value-type="float" office:value="205.94">
            <text:p>205.94</text:p>
          </table:table-cell>
          <table:table-cell office:value-type="float" office:value="215.07">
            <text:p>215.07</text:p>
          </table:table-cell>
          <table:table-cell table:formula="of:=[.B1212]/[.A1212]" office:value-type="float" office:value="1.04433330096145">
            <text:p>1.04</text:p>
          </table:table-cell>
          <table:table-cell office:value-type="float" office:value="210.97">
            <text:p>210.97</text:p>
          </table:table-cell>
          <table:table-cell table:formula="of:=[.D1212]/[.A1212]" office:value-type="float" office:value="1.02442458968632">
            <text:p>1.02</text:p>
          </table:table-cell>
          <table:table-cell office:value-type="float" office:value="215.65">
            <text:p>215.65</text:p>
          </table:table-cell>
          <table:table-cell table:formula="of:=[.F1212]/[.A1212]" office:value-type="float" office:value="1.04714965523939">
            <text:p>1.05</text:p>
          </table:table-cell>
          <table:table-cell office:value-type="float" office:value="215.07">
            <text:p>215.07</text:p>
          </table:table-cell>
          <table:table-cell table:formula="of:=[.H1212]/[.A1212]" office:value-type="float" office:value="1.04433330096145">
            <text:p>1.04</text:p>
          </table:table-cell>
          <table:table-cell office:value-type="float" office:value="209.21">
            <text:p>209.21</text:p>
          </table:table-cell>
          <table:table-cell table:formula="of:=[.J1212]/[.A1212]" office:value-type="float" office:value="1.01587841118772">
            <text:p>1.02</text:p>
          </table:table-cell>
          <table:table-cell table:number-columns-repeated="5"/>
        </table:table-row>
        <table:table-row table:style-name="ro1">
          <table:table-cell office:value-type="float" office:value="54.53">
            <text:p>54.53</text:p>
          </table:table-cell>
          <table:table-cell office:value-type="float" office:value="59.46">
            <text:p>59.46</text:p>
          </table:table-cell>
          <table:table-cell table:formula="of:=[.B1213]/[.A1213]" office:value-type="float" office:value="1.09040894920227">
            <text:p>1.09</text:p>
          </table:table-cell>
          <table:table-cell office:value-type="float" office:value="55.46">
            <text:p>55.46</text:p>
          </table:table-cell>
          <table:table-cell table:formula="of:=[.D1213]/[.A1213]" office:value-type="float" office:value="1.01705483220246">
            <text:p>1.02</text:p>
          </table:table-cell>
          <table:table-cell office:value-type="float" office:value="57.21">
            <text:p>57.21</text:p>
          </table:table-cell>
          <table:table-cell table:formula="of:=[.F1213]/[.A1213]" office:value-type="float" office:value="1.04914725838988">
            <text:p>1.05</text:p>
          </table:table-cell>
          <table:table-cell office:value-type="float" office:value="59.46">
            <text:p>59.46</text:p>
          </table:table-cell>
          <table:table-cell table:formula="of:=[.H1213]/[.A1213]" office:value-type="float" office:value="1.09040894920227">
            <text:p>1.09</text:p>
          </table:table-cell>
          <table:table-cell office:value-type="float" office:value="54.87">
            <text:p>54.87</text:p>
          </table:table-cell>
          <table:table-cell table:formula="of:=[.J1213]/[.A1213]" office:value-type="float" office:value="1.00623509994498">
            <text:p>1.01</text:p>
          </table:table-cell>
          <table:table-cell table:number-columns-repeated="5"/>
        </table:table-row>
        <table:table-row table:style-name="ro1">
          <table:table-cell office:value-type="float" office:value="284.58">
            <text:p>284.58</text:p>
          </table:table-cell>
          <table:table-cell office:value-type="float" office:value="306.24">
            <text:p>306.24</text:p>
          </table:table-cell>
          <table:table-cell table:formula="of:=[.B1214]/[.A1214]" office:value-type="float" office:value="1.07611216529623">
            <text:p>1.08</text:p>
          </table:table-cell>
          <table:table-cell office:value-type="float" office:value="298.58">
            <text:p>298.58</text:p>
          </table:table-cell>
          <table:table-cell table:formula="of:=[.D1214]/[.A1214]" office:value-type="float" office:value="1.04919530536229">
            <text:p>1.05</text:p>
          </table:table-cell>
          <table:table-cell office:value-type="float" office:value="298.58">
            <text:p>298.58</text:p>
          </table:table-cell>
          <table:table-cell table:formula="of:=[.F1214]/[.A1214]" office:value-type="float" office:value="1.04919530536229">
            <text:p>1.05</text:p>
          </table:table-cell>
          <table:table-cell office:value-type="float" office:value="306.24">
            <text:p>306.24</text:p>
          </table:table-cell>
          <table:table-cell table:formula="of:=[.H1214]/[.A1214]" office:value-type="float" office:value="1.07611216529623">
            <text:p>1.08</text:p>
          </table:table-cell>
          <table:table-cell office:value-type="float" office:value="296.82">
            <text:p>296.82</text:p>
          </table:table-cell>
          <table:table-cell table:formula="of:=[.J1214]/[.A1214]" office:value-type="float" office:value="1.04301075268817">
            <text:p>1.04</text:p>
          </table:table-cell>
          <table:table-cell table:number-columns-repeated="5"/>
        </table:table-row>
        <table:table-row table:style-name="ro1">
          <table:table-cell office:value-type="float" office:value="149.89">
            <text:p>149.89</text:p>
          </table:table-cell>
          <table:table-cell office:value-type="float" office:value="167.12">
            <text:p>167.12</text:p>
          </table:table-cell>
          <table:table-cell table:formula="of:=[.B1215]/[.A1215]" office:value-type="float" office:value="1.1149509640403">
            <text:p>1.11</text:p>
          </table:table-cell>
          <table:table-cell office:value-type="float" office:value="157.27">
            <text:p>157.27</text:p>
          </table:table-cell>
          <table:table-cell table:formula="of:=[.D1215]/[.A1215]" office:value-type="float" office:value="1.04923610647808">
            <text:p>1.05</text:p>
          </table:table-cell>
          <table:table-cell office:value-type="float" office:value="157.27">
            <text:p>157.27</text:p>
          </table:table-cell>
          <table:table-cell table:formula="of:=[.F1215]/[.A1215]" office:value-type="float" office:value="1.04923610647808">
            <text:p>1.05</text:p>
          </table:table-cell>
          <table:table-cell office:value-type="float" office:value="167.12">
            <text:p>167.12</text:p>
          </table:table-cell>
          <table:table-cell table:formula="of:=[.H1215]/[.A1215]" office:value-type="float" office:value="1.1149509640403">
            <text:p>1.11</text:p>
          </table:table-cell>
          <table:table-cell office:value-type="float" office:value="157.27">
            <text:p>157.27</text:p>
          </table:table-cell>
          <table:table-cell table:formula="of:=[.J1215]/[.A1215]" office:value-type="float" office:value="1.04923610647808">
            <text:p>1.05</text:p>
          </table:table-cell>
          <table:table-cell table:number-columns-repeated="5"/>
        </table:table-row>
        <table:table-row table:style-name="ro1">
          <table:table-cell office:value-type="float" office:value="266.92">
            <text:p>266.92</text:p>
          </table:table-cell>
          <table:table-cell office:value-type="float" office:value="291.16">
            <text:p>291.16</text:p>
          </table:table-cell>
          <table:table-cell table:formula="of:=[.B1216]/[.A1216]" office:value-type="float" office:value="1.09081372695939">
            <text:p>1.09</text:p>
          </table:table-cell>
          <table:table-cell office:value-type="float" office:value="278.92">
            <text:p>278.92</text:p>
          </table:table-cell>
          <table:table-cell table:formula="of:=[.D1216]/[.A1216]" office:value-type="float" office:value="1.04495729057395">
            <text:p>1.04</text:p>
          </table:table-cell>
          <table:table-cell office:value-type="float" office:value="280.09">
            <text:p>280.09</text:p>
          </table:table-cell>
          <table:table-cell table:formula="of:=[.F1216]/[.A1216]" office:value-type="float" office:value="1.04934062640492">
            <text:p>1.05</text:p>
          </table:table-cell>
          <table:table-cell office:value-type="float" office:value="291.16">
            <text:p>291.16</text:p>
          </table:table-cell>
          <table:table-cell table:formula="of:=[.H1216]/[.A1216]" office:value-type="float" office:value="1.09081372695939">
            <text:p>1.09</text:p>
          </table:table-cell>
          <table:table-cell office:value-type="float" office:value="276.58">
            <text:p>276.58</text:p>
          </table:table-cell>
          <table:table-cell table:formula="of:=[.J1216]/[.A1216]" office:value-type="float" office:value="1.03619061891203">
            <text:p>1.04</text:p>
          </table:table-cell>
          <table:table-cell table:number-columns-repeated="5"/>
        </table:table-row>
        <table:table-row table:style-name="ro1">
          <table:table-cell office:value-type="float" office:value="306.26">
            <text:p>306.26</text:p>
          </table:table-cell>
          <table:table-cell office:value-type="float" office:value="326.71">
            <text:p>326.71</text:p>
          </table:table-cell>
          <table:table-cell table:formula="of:=[.B1217]/[.A1217]" office:value-type="float" office:value="1.06677332985045">
            <text:p>1.07</text:p>
          </table:table-cell>
          <table:table-cell office:value-type="float" office:value="323.78">
            <text:p>323.78</text:p>
          </table:table-cell>
          <table:table-cell table:formula="of:=[.D1217]/[.A1217]" office:value-type="float" office:value="1.05720629530464">
            <text:p>1.06</text:p>
          </table:table-cell>
          <table:table-cell office:value-type="float" office:value="321.43">
            <text:p>321.43</text:p>
          </table:table-cell>
          <table:table-cell table:formula="of:=[.F1217]/[.A1217]" office:value-type="float" office:value="1.04953307647097">
            <text:p>1.05</text:p>
          </table:table-cell>
          <table:table-cell office:value-type="float" office:value="326.12">
            <text:p>326.12</text:p>
          </table:table-cell>
          <table:table-cell table:formula="of:=[.H1217]/[.A1217]" office:value-type="float" office:value="1.06484686214328">
            <text:p>1.06</text:p>
          </table:table-cell>
          <table:table-cell office:value-type="float" office:value="321.43">
            <text:p>321.43</text:p>
          </table:table-cell>
          <table:table-cell table:formula="of:=[.J1217]/[.A1217]" office:value-type="float" office:value="1.04953307647097">
            <text:p>1.05</text:p>
          </table:table-cell>
          <table:table-cell table:number-columns-repeated="5"/>
        </table:table-row>
        <table:table-row table:style-name="ro1">
          <table:table-cell office:value-type="float" office:value="189.79">
            <text:p>189.79</text:p>
          </table:table-cell>
          <table:table-cell office:value-type="float" office:value="199.79">
            <text:p>199.79</text:p>
          </table:table-cell>
          <table:table-cell table:formula="of:=[.B1218]/[.A1218]" office:value-type="float" office:value="1.05268981505875">
            <text:p>1.05</text:p>
          </table:table-cell>
          <table:table-cell office:value-type="float" office:value="194.04">
            <text:p>194.04</text:p>
          </table:table-cell>
          <table:table-cell table:formula="of:=[.D1218]/[.A1218]" office:value-type="float" office:value="1.02239317139997">
            <text:p>1.02</text:p>
          </table:table-cell>
          <table:table-cell office:value-type="float" office:value="199.31">
            <text:p>199.31</text:p>
          </table:table-cell>
          <table:table-cell table:formula="of:=[.F1218]/[.A1218]" office:value-type="float" office:value="1.05016070393593">
            <text:p>1.05</text:p>
          </table:table-cell>
          <table:table-cell office:value-type="float" office:value="195.45">
            <text:p>195.45</text:p>
          </table:table-cell>
          <table:table-cell table:formula="of:=[.H1218]/[.A1218]" office:value-type="float" office:value="1.02982243532325">
            <text:p>1.03</text:p>
          </table:table-cell>
          <table:table-cell office:value-type="float" office:value="194.04">
            <text:p>194.04</text:p>
          </table:table-cell>
          <table:table-cell table:formula="of:=[.J1218]/[.A1218]" office:value-type="float" office:value="1.02239317139997">
            <text:p>1.02</text:p>
          </table:table-cell>
          <table:table-cell table:number-columns-repeated="5"/>
        </table:table-row>
        <table:table-row table:style-name="ro1">
          <table:table-cell office:value-type="float" office:value="400.9">
            <text:p>400.9</text:p>
          </table:table-cell>
          <table:table-cell office:value-type="float" office:value="449.35">
            <text:p>449.35</text:p>
          </table:table-cell>
          <table:table-cell table:formula="of:=[.B1219]/[.A1219]" office:value-type="float" office:value="1.12085308056872">
            <text:p>1.12</text:p>
          </table:table-cell>
          <table:table-cell office:value-type="float" office:value="405.24">
            <text:p>405.24</text:p>
          </table:table-cell>
          <table:table-cell table:formula="of:=[.D1219]/[.A1219]" office:value-type="float" office:value="1.01082564230481">
            <text:p>1.01</text:p>
          </table:table-cell>
          <table:table-cell office:value-type="float" office:value="421.24">
            <text:p>421.24</text:p>
          </table:table-cell>
          <table:table-cell table:formula="of:=[.F1219]/[.A1219]" office:value-type="float" office:value="1.05073584435021">
            <text:p>1.05</text:p>
          </table:table-cell>
          <table:table-cell office:value-type="float" office:value="449.35">
            <text:p>449.35</text:p>
          </table:table-cell>
          <table:table-cell table:formula="of:=[.H1219]/[.A1219]" office:value-type="float" office:value="1.12085308056872">
            <text:p>1.12</text:p>
          </table:table-cell>
          <table:table-cell office:value-type="float" office:value="405.83">
            <text:p>405.83</text:p>
          </table:table-cell>
          <table:table-cell table:formula="of:=[.J1219]/[.A1219]" office:value-type="float" office:value="1.01229733100524">
            <text:p>1.01</text:p>
          </table:table-cell>
          <table:table-cell table:number-columns-repeated="5"/>
        </table:table-row>
        <table:table-row table:style-name="ro1">
          <table:table-cell office:value-type="float" office:value="187.97">
            <text:p>187.97</text:p>
          </table:table-cell>
          <table:table-cell office:value-type="float" office:value="210.95">
            <text:p>210.95</text:p>
          </table:table-cell>
          <table:table-cell table:formula="of:=[.B1220]/[.A1220]" office:value-type="float" office:value="1.12225355109858">
            <text:p>1.12</text:p>
          </table:table-cell>
          <table:table-cell office:value-type="float" office:value="202.27">
            <text:p>202.27</text:p>
          </table:table-cell>
          <table:table-cell table:formula="of:=[.D1220]/[.A1220]" office:value-type="float" office:value="1.07607596956961">
            <text:p>1.08</text:p>
          </table:table-cell>
          <table:table-cell office:value-type="float" office:value="197.58">
            <text:p>197.58</text:p>
          </table:table-cell>
          <table:table-cell table:formula="of:=[.F1220]/[.A1220]" office:value-type="float" office:value="1.05112517954993">
            <text:p>1.05</text:p>
          </table:table-cell>
          <table:table-cell office:value-type="float" office:value="210.95">
            <text:p>210.95</text:p>
          </table:table-cell>
          <table:table-cell table:formula="of:=[.H1220]/[.A1220]" office:value-type="float" office:value="1.12225355109858">
            <text:p>1.12</text:p>
          </table:table-cell>
          <table:table-cell office:value-type="float" office:value="197.58">
            <text:p>197.58</text:p>
          </table:table-cell>
          <table:table-cell table:formula="of:=[.J1220]/[.A1220]" office:value-type="float" office:value="1.05112517954993">
            <text:p>1.05</text:p>
          </table:table-cell>
          <table:table-cell table:number-columns-repeated="5"/>
        </table:table-row>
        <table:table-row table:style-name="ro1">
          <table:table-cell office:value-type="float" office:value="44.11">
            <text:p>44.11</text:p>
          </table:table-cell>
          <table:table-cell office:value-type="float" office:value="64.84">
            <text:p>64.84</text:p>
          </table:table-cell>
          <table:table-cell table:formula="of:=[.B1221]/[.A1221]" office:value-type="float" office:value="1.4699614599864">
            <text:p>1.47</text:p>
          </table:table-cell>
          <table:table-cell office:value-type="float" office:value="46.46">
            <text:p>46.46</text:p>
          </table:table-cell>
          <table:table-cell table:formula="of:=[.D1221]/[.A1221]" office:value-type="float" office:value="1.0532759011562">
            <text:p>1.05</text:p>
          </table:table-cell>
          <table:table-cell office:value-type="float" office:value="46.46">
            <text:p>46.46</text:p>
          </table:table-cell>
          <table:table-cell table:formula="of:=[.F1221]/[.A1221]" office:value-type="float" office:value="1.0532759011562">
            <text:p>1.05</text:p>
          </table:table-cell>
          <table:table-cell office:value-type="float" office:value="64.84">
            <text:p>64.84</text:p>
          </table:table-cell>
          <table:table-cell table:formula="of:=[.H1221]/[.A1221]" office:value-type="float" office:value="1.4699614599864">
            <text:p>1.47</text:p>
          </table:table-cell>
          <table:table-cell office:value-type="float" office:value="47.43">
            <text:p>47.43</text:p>
          </table:table-cell>
          <table:table-cell table:formula="of:=[.J1221]/[.A1221]" office:value-type="float" office:value="1.07526637950578">
            <text:p>1.08</text:p>
          </table:table-cell>
          <table:table-cell table:number-columns-repeated="5"/>
        </table:table-row>
        <table:table-row table:style-name="ro1">
          <table:table-cell office:value-type="float" office:value="11.07">
            <text:p>11.07</text:p>
          </table:table-cell>
          <table:table-cell office:value-type="float" office:value="24.14">
            <text:p>24.14</text:p>
          </table:table-cell>
          <table:table-cell table:formula="of:=[.B1222]/[.A1222]" office:value-type="float" office:value="2.1806684733514">
            <text:p>2.18</text:p>
          </table:table-cell>
          <table:table-cell office:value-type="float" office:value="14.83">
            <text:p>14.83</text:p>
          </table:table-cell>
          <table:table-cell table:formula="of:=[.D1222]/[.A1222]" office:value-type="float" office:value="1.33965672990063">
            <text:p>1.34</text:p>
          </table:table-cell>
          <table:table-cell office:value-type="float" office:value="11.66">
            <text:p>11.66</text:p>
          </table:table-cell>
          <table:table-cell table:formula="of:=[.F1222]/[.A1222]" office:value-type="float" office:value="1.05329719963866">
            <text:p>1.05</text:p>
          </table:table-cell>
          <table:table-cell office:value-type="float" office:value="24.14">
            <text:p>24.14</text:p>
          </table:table-cell>
          <table:table-cell table:formula="of:=[.H1222]/[.A1222]" office:value-type="float" office:value="2.1806684733514">
            <text:p>2.18</text:p>
          </table:table-cell>
          <table:table-cell office:value-type="float" office:value="14.83">
            <text:p>14.83</text:p>
          </table:table-cell>
          <table:table-cell table:formula="of:=[.J1222]/[.A1222]" office:value-type="float" office:value="1.33965672990063">
            <text:p>1.34</text:p>
          </table:table-cell>
          <table:table-cell table:number-columns-repeated="5"/>
        </table:table-row>
        <table:table-row table:style-name="ro1">
          <table:table-cell office:value-type="float" office:value="168.72">
            <text:p>168.72</text:p>
          </table:table-cell>
          <table:table-cell office:value-type="float" office:value="180.34">
            <text:p>180.34</text:p>
          </table:table-cell>
          <table:table-cell table:formula="of:=[.B1223]/[.A1223]" office:value-type="float" office:value="1.06887150308203">
            <text:p>1.07</text:p>
          </table:table-cell>
          <table:table-cell office:value-type="float" office:value="178.34">
            <text:p>178.34</text:p>
          </table:table-cell>
          <table:table-cell table:formula="of:=[.D1223]/[.A1223]" office:value-type="float" office:value="1.05701754385965">
            <text:p>1.06</text:p>
          </table:table-cell>
          <table:table-cell office:value-type="float" office:value="177.75">
            <text:p>177.75</text:p>
          </table:table-cell>
          <table:table-cell table:formula="of:=[.F1223]/[.A1223]" office:value-type="float" office:value="1.05352062588905">
            <text:p>1.05</text:p>
          </table:table-cell>
          <table:table-cell office:value-type="float" office:value="180.34">
            <text:p>180.34</text:p>
          </table:table-cell>
          <table:table-cell table:formula="of:=[.H1223]/[.A1223]" office:value-type="float" office:value="1.06887150308203">
            <text:p>1.07</text:p>
          </table:table-cell>
          <table:table-cell office:value-type="float" office:value="175.99">
            <text:p>175.99</text:p>
          </table:table-cell>
          <table:table-cell table:formula="of:=[.J1223]/[.A1223]" office:value-type="float" office:value="1.04308914177335">
            <text:p>1.04</text:p>
          </table:table-cell>
          <table:table-cell table:number-columns-repeated="5"/>
        </table:table-row>
        <table:table-row table:style-name="ro1">
          <table:table-cell office:value-type="float" office:value="139.34">
            <text:p>139.34</text:p>
          </table:table-cell>
          <table:table-cell office:value-type="float" office:value="157.3">
            <text:p>157.3</text:p>
          </table:table-cell>
          <table:table-cell table:formula="of:=[.B1224]/[.A1224]" office:value-type="float" office:value="1.12889335438496">
            <text:p>1.13</text:p>
          </table:table-cell>
          <table:table-cell office:value-type="float" office:value="150.37">
            <text:p>150.37</text:p>
          </table:table-cell>
          <table:table-cell table:formula="of:=[.D1224]/[.A1224]" office:value-type="float" office:value="1.07915889191905">
            <text:p>1.08</text:p>
          </table:table-cell>
          <table:table-cell office:value-type="float" office:value="146.85">
            <text:p>146.85</text:p>
          </table:table-cell>
          <table:table-cell table:formula="of:=[.F1224]/[.A1224]" office:value-type="float" office:value="1.05389694273001">
            <text:p>1.05</text:p>
          </table:table-cell>
          <table:table-cell office:value-type="float" office:value="157.3">
            <text:p>157.3</text:p>
          </table:table-cell>
          <table:table-cell table:formula="of:=[.H1224]/[.A1224]" office:value-type="float" office:value="1.12889335438496">
            <text:p>1.13</text:p>
          </table:table-cell>
          <table:table-cell office:value-type="float" office:value="146.85">
            <text:p>146.85</text:p>
          </table:table-cell>
          <table:table-cell table:formula="of:=[.J1224]/[.A1224]" office:value-type="float" office:value="1.05389694273001">
            <text:p>1.05</text:p>
          </table:table-cell>
          <table:table-cell table:number-columns-repeated="5"/>
        </table:table-row>
        <table:table-row table:style-name="ro1">
          <table:table-cell office:value-type="float" office:value="156.02">
            <text:p>156.02</text:p>
          </table:table-cell>
          <table:table-cell office:value-type="float" office:value="173.74">
            <text:p>173.74</text:p>
          </table:table-cell>
          <table:table-cell table:formula="of:=[.B1225]/[.A1225]" office:value-type="float" office:value="1.11357518266889">
            <text:p>1.11</text:p>
          </table:table-cell>
          <table:table-cell office:value-type="float" office:value="167.3">
            <text:p>167.3</text:p>
          </table:table-cell>
          <table:table-cell table:formula="of:=[.D1225]/[.A1225]" office:value-type="float" office:value="1.07229842327907">
            <text:p>1.07</text:p>
          </table:table-cell>
          <table:table-cell office:value-type="float" office:value="164.47">
            <text:p>164.47</text:p>
          </table:table-cell>
          <table:table-cell table:formula="of:=[.F1225]/[.A1225]" office:value-type="float" office:value="1.05415972311242">
            <text:p>1.05</text:p>
          </table:table-cell>
          <table:table-cell office:value-type="float" office:value="173.74">
            <text:p>173.74</text:p>
          </table:table-cell>
          <table:table-cell table:formula="of:=[.H1225]/[.A1225]" office:value-type="float" office:value="1.11357518266889">
            <text:p>1.11</text:p>
          </table:table-cell>
          <table:table-cell office:value-type="float" office:value="166.12">
            <text:p>166.12</text:p>
          </table:table-cell>
          <table:table-cell table:formula="of:=[.J1225]/[.A1225]" office:value-type="float" office:value="1.06473529034739">
            <text:p>1.06</text:p>
          </table:table-cell>
          <table:table-cell table:number-columns-repeated="5"/>
        </table:table-row>
        <table:table-row table:style-name="ro1">
          <table:table-cell office:value-type="float" office:value="143.88">
            <text:p>143.88</text:p>
          </table:table-cell>
          <table:table-cell office:value-type="float" office:value="149.44">
            <text:p>149.44</text:p>
          </table:table-cell>
          <table:table-cell table:formula="of:=[.B1226]/[.A1226]" office:value-type="float" office:value="1.03864331387267">
            <text:p>1.04</text:p>
          </table:table-cell>
          <table:table-cell office:value-type="float" office:value="150.02">
            <text:p>150.02</text:p>
          </table:table-cell>
          <table:table-cell table:formula="of:=[.D1226]/[.A1226]" office:value-type="float" office:value="1.04267445093133">
            <text:p>1.04</text:p>
          </table:table-cell>
          <table:table-cell office:value-type="float" office:value="151.78">
            <text:p>151.78</text:p>
          </table:table-cell>
          <table:table-cell table:formula="of:=[.F1226]/[.A1226]" office:value-type="float" office:value="1.05490686683347">
            <text:p>1.05</text:p>
          </table:table-cell>
          <table:table-cell office:value-type="float" office:value="149.44">
            <text:p>149.44</text:p>
          </table:table-cell>
          <table:table-cell table:formula="of:=[.H1226]/[.A1226]" office:value-type="float" office:value="1.03864331387267">
            <text:p>1.04</text:p>
          </table:table-cell>
          <table:table-cell office:value-type="float" office:value="150.02">
            <text:p>150.02</text:p>
          </table:table-cell>
          <table:table-cell table:formula="of:=[.J1226]/[.A1226]" office:value-type="float" office:value="1.04267445093133">
            <text:p>1.04</text:p>
          </table:table-cell>
          <table:table-cell table:number-columns-repeated="5"/>
        </table:table-row>
        <table:table-row table:style-name="ro1">
          <table:table-cell office:value-type="float" office:value="351.43">
            <text:p>351.43</text:p>
          </table:table-cell>
          <table:table-cell office:value-type="float" office:value="368.06">
            <text:p>368.06</text:p>
          </table:table-cell>
          <table:table-cell table:formula="of:=[.B1227]/[.A1227]" office:value-type="float" office:value="1.04732094584981">
            <text:p>1.05</text:p>
          </table:table-cell>
          <table:table-cell office:value-type="float" office:value="367.48">
            <text:p>367.48</text:p>
          </table:table-cell>
          <table:table-cell table:formula="of:=[.D1227]/[.A1227]" office:value-type="float" office:value="1.04567054605469">
            <text:p>1.05</text:p>
          </table:table-cell>
          <table:table-cell office:value-type="float" office:value="370.99">
            <text:p>370.99</text:p>
          </table:table-cell>
          <table:table-cell table:formula="of:=[.F1227]/[.A1227]" office:value-type="float" office:value="1.05565831033207">
            <text:p>1.06</text:p>
          </table:table-cell>
          <table:table-cell office:value-type="float" office:value="368.06">
            <text:p>368.06</text:p>
          </table:table-cell>
          <table:table-cell table:formula="of:=[.H1227]/[.A1227]" office:value-type="float" office:value="1.04732094584981">
            <text:p>1.05</text:p>
          </table:table-cell>
          <table:table-cell office:value-type="float" office:value="366.89">
            <text:p>366.89</text:p>
          </table:table-cell>
          <table:table-cell table:formula="of:=[.J1227]/[.A1227]" office:value-type="float" office:value="1.04399169109069">
            <text:p>1.04</text:p>
          </table:table-cell>
          <table:table-cell table:number-columns-repeated="5"/>
        </table:table-row>
        <table:table-row table:style-name="ro1">
          <table:table-cell office:value-type="float" office:value="227.66">
            <text:p>227.66</text:p>
          </table:table-cell>
          <table:table-cell office:value-type="float" office:value="276.65">
            <text:p>276.65</text:p>
          </table:table-cell>
          <table:table-cell table:formula="of:=[.B1228]/[.A1228]" office:value-type="float" office:value="1.21518931740315">
            <text:p>1.22</text:p>
          </table:table-cell>
          <table:table-cell office:value-type="float" office:value="243.14">
            <text:p>243.14</text:p>
          </table:table-cell>
          <table:table-cell table:formula="of:=[.D1228]/[.A1228]" office:value-type="float" office:value="1.06799613458666">
            <text:p>1.07</text:p>
          </table:table-cell>
          <table:table-cell office:value-type="float" office:value="240.79">
            <text:p>240.79</text:p>
          </table:table-cell>
          <table:table-cell table:formula="of:=[.F1228]/[.A1228]" office:value-type="float" office:value="1.05767372397435">
            <text:p>1.06</text:p>
          </table:table-cell>
          <table:table-cell office:value-type="float" office:value="276.65">
            <text:p>276.65</text:p>
          </table:table-cell>
          <table:table-cell table:formula="of:=[.H1228]/[.A1228]" office:value-type="float" office:value="1.21518931740315">
            <text:p>1.22</text:p>
          </table:table-cell>
          <table:table-cell office:value-type="float" office:value="237.28">
            <text:p>237.28</text:p>
          </table:table-cell>
          <table:table-cell table:formula="of:=[.J1228]/[.A1228]" office:value-type="float" office:value="1.04225599578319">
            <text:p>1.04</text:p>
          </table:table-cell>
          <table:table-cell table:number-columns-repeated="5"/>
        </table:table-row>
        <table:table-row table:style-name="ro1">
          <table:table-cell office:value-type="float" office:value="34.66">
            <text:p>34.66</text:p>
          </table:table-cell>
          <table:table-cell office:value-type="float" office:value="37.83">
            <text:p>37.83</text:p>
          </table:table-cell>
          <table:table-cell table:formula="of:=[.B1229]/[.A1229]" office:value-type="float" office:value="1.09145989613387">
            <text:p>1.09</text:p>
          </table:table-cell>
          <table:table-cell office:value-type="float" office:value="35.49">
            <text:p>35.49</text:p>
          </table:table-cell>
          <table:table-cell table:formula="of:=[.D1229]/[.A1229]" office:value-type="float" office:value="1.02394691286786">
            <text:p>1.02</text:p>
          </table:table-cell>
          <table:table-cell office:value-type="float" office:value="36.66">
            <text:p>36.66</text:p>
          </table:table-cell>
          <table:table-cell table:formula="of:=[.F1229]/[.A1229]" office:value-type="float" office:value="1.05770340450087">
            <text:p>1.06</text:p>
          </table:table-cell>
          <table:table-cell office:value-type="float" office:value="37.83">
            <text:p>37.83</text:p>
          </table:table-cell>
          <table:table-cell table:formula="of:=[.H1229]/[.A1229]" office:value-type="float" office:value="1.09145989613387">
            <text:p>1.09</text:p>
          </table:table-cell>
          <table:table-cell office:value-type="float" office:value="33.83">
            <text:p>33.83</text:p>
          </table:table-cell>
          <table:table-cell table:formula="of:=[.J1229]/[.A1229]" office:value-type="float" office:value="0.976053087132141">
            <text:p>0.98</text:p>
          </table:table-cell>
          <table:table-cell table:number-columns-repeated="5"/>
        </table:table-row>
        <table:table-row table:style-name="ro1">
          <table:table-cell office:value-type="float" office:value="52.66">
            <text:p>52.66</text:p>
          </table:table-cell>
          <table:table-cell office:value-type="float" office:value="60.31">
            <text:p>60.31</text:p>
          </table:table-cell>
          <table:table-cell table:formula="of:=[.B1230]/[.A1230]" office:value-type="float" office:value="1.14527155336119">
            <text:p>1.15</text:p>
          </table:table-cell>
          <table:table-cell office:value-type="float" office:value="52.66">
            <text:p>52.66</text:p>
          </table:table-cell>
          <table:table-cell table:formula="of:=[.D1230]/[.A1230]" office:value-type="float" office:value="1">
            <text:p>1</text:p>
          </table:table-cell>
          <table:table-cell office:value-type="float" office:value="55.73">
            <text:p>55.73</text:p>
          </table:table-cell>
          <table:table-cell table:formula="of:=[.F1230]/[.A1230]" office:value-type="float" office:value="1.05829851879985">
            <text:p>1.06</text:p>
          </table:table-cell>
          <table:table-cell office:value-type="float" office:value="52.66">
            <text:p>52.66</text:p>
          </table:table-cell>
          <table:table-cell table:formula="of:=[.H1230]/[.A1230]" office:value-type="float" office:value="1">
            <text:p>1</text:p>
          </table:table-cell>
          <table:table-cell office:value-type="float" office:value="52.66">
            <text:p>52.66</text:p>
          </table:table-cell>
          <table:table-cell table:formula="of:=[.J1230]/[.A12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9.24">
            <text:p>139.24</text:p>
          </table:table-cell>
          <table:table-cell office:value-type="float" office:value="165.54">
            <text:p>165.54</text:p>
          </table:table-cell>
          <table:table-cell table:formula="of:=[.B1231]/[.A1231]" office:value-type="float" office:value="1.18888250502729">
            <text:p>1.19</text:p>
          </table:table-cell>
          <table:table-cell office:value-type="float" office:value="146.27">
            <text:p>146.27</text:p>
          </table:table-cell>
          <table:table-cell table:formula="of:=[.D1231]/[.A1231]" office:value-type="float" office:value="1.05048836541224">
            <text:p>1.05</text:p>
          </table:table-cell>
          <table:table-cell office:value-type="float" office:value="147.44">
            <text:p>147.44</text:p>
          </table:table-cell>
          <table:table-cell table:formula="of:=[.F1231]/[.A1231]" office:value-type="float" office:value="1.05889112324045">
            <text:p>1.06</text:p>
          </table:table-cell>
          <table:table-cell office:value-type="float" office:value="165.54">
            <text:p>165.54</text:p>
          </table:table-cell>
          <table:table-cell table:formula="of:=[.H1231]/[.A1231]" office:value-type="float" office:value="1.18888250502729">
            <text:p>1.19</text:p>
          </table:table-cell>
          <table:table-cell office:value-type="float" office:value="146.27">
            <text:p>146.27</text:p>
          </table:table-cell>
          <table:table-cell table:formula="of:=[.J1231]/[.A1231]" office:value-type="float" office:value="1.05048836541224">
            <text:p>1.05</text:p>
          </table:table-cell>
          <table:table-cell table:number-columns-repeated="5"/>
        </table:table-row>
        <table:table-row table:style-name="ro1">
          <table:table-cell office:value-type="float" office:value="231.35">
            <text:p>231.35</text:p>
          </table:table-cell>
          <table:table-cell office:value-type="float" office:value="258.82">
            <text:p>258.82</text:p>
          </table:table-cell>
          <table:table-cell table:formula="of:=[.B1232]/[.A1232]" office:value-type="float" office:value="1.11873784309488">
            <text:p>1.12</text:p>
          </table:table-cell>
          <table:table-cell office:value-type="float" office:value="244.48">
            <text:p>244.48</text:p>
          </table:table-cell>
          <table:table-cell table:formula="of:=[.D1232]/[.A1232]" office:value-type="float" office:value="1.05675383617895">
            <text:p>1.06</text:p>
          </table:table-cell>
          <table:table-cell office:value-type="float" office:value="245.07">
            <text:p>245.07</text:p>
          </table:table-cell>
          <table:table-cell table:formula="of:=[.F1232]/[.A1232]" office:value-type="float" office:value="1.05930408472012">
            <text:p>1.06</text:p>
          </table:table-cell>
          <table:table-cell office:value-type="float" office:value="254.82">
            <text:p>254.82</text:p>
          </table:table-cell>
          <table:table-cell table:formula="of:=[.H1232]/[.A1232]" office:value-type="float" office:value="1.10144802247677">
            <text:p>1.1</text:p>
          </table:table-cell>
          <table:table-cell office:value-type="float" office:value="239.21">
            <text:p>239.21</text:p>
          </table:table-cell>
          <table:table-cell table:formula="of:=[.J1232]/[.A1232]" office:value-type="float" office:value="1.03397449751459">
            <text:p>1.03</text:p>
          </table:table-cell>
          <table:table-cell table:number-columns-repeated="5"/>
        </table:table-row>
        <table:table-row table:style-name="ro1">
          <table:table-cell office:value-type="float" office:value="19.56">
            <text:p>19.56</text:p>
          </table:table-cell>
          <table:table-cell office:value-type="float" office:value="28.73">
            <text:p>28.73</text:p>
          </table:table-cell>
          <table:table-cell table:formula="of:=[.B1233]/[.A1233]" office:value-type="float" office:value="1.46881390593047">
            <text:p>1.47</text:p>
          </table:table-cell>
          <table:table-cell office:value-type="float" office:value="21.9">
            <text:p>21.9</text:p>
          </table:table-cell>
          <table:table-cell table:formula="of:=[.D1233]/[.A1233]" office:value-type="float" office:value="1.11963190184049">
            <text:p>1.12</text:p>
          </table:table-cell>
          <table:table-cell office:value-type="float" office:value="20.73">
            <text:p>20.73</text:p>
          </table:table-cell>
          <table:table-cell table:formula="of:=[.F1233]/[.A1233]" office:value-type="float" office:value="1.05981595092025">
            <text:p>1.06</text:p>
          </table:table-cell>
          <table:table-cell office:value-type="float" office:value="28.73">
            <text:p>28.73</text:p>
          </table:table-cell>
          <table:table-cell table:formula="of:=[.H1233]/[.A1233]" office:value-type="float" office:value="1.46881390593047">
            <text:p>1.47</text:p>
          </table:table-cell>
          <table:table-cell office:value-type="float" office:value="20.14">
            <text:p>20.14</text:p>
          </table:table-cell>
          <table:table-cell table:formula="of:=[.J1233]/[.A1233]" office:value-type="float" office:value="1.02965235173824">
            <text:p>1.03</text:p>
          </table:table-cell>
          <table:table-cell table:number-columns-repeated="5"/>
        </table:table-row>
        <table:table-row table:style-name="ro1">
          <table:table-cell office:value-type="float" office:value="311.71">
            <text:p>311.71</text:p>
          </table:table-cell>
          <table:table-cell office:value-type="float" office:value="339.85">
            <text:p>339.85</text:p>
          </table:table-cell>
          <table:table-cell table:formula="of:=[.B1234]/[.A1234]" office:value-type="float" office:value="1.09027621827981">
            <text:p>1.09</text:p>
          </table:table-cell>
          <table:table-cell office:value-type="float" office:value="328.33">
            <text:p>328.33</text:p>
          </table:table-cell>
          <table:table-cell table:formula="of:=[.D1234]/[.A1234]" office:value-type="float" office:value="1.05331878990087">
            <text:p>1.05</text:p>
          </table:table-cell>
          <table:table-cell office:value-type="float" office:value="330.68">
            <text:p>330.68</text:p>
          </table:table-cell>
          <table:table-cell table:formula="of:=[.F1234]/[.A1234]" office:value-type="float" office:value="1.06085784864137">
            <text:p>1.06</text:p>
          </table:table-cell>
          <table:table-cell office:value-type="float" office:value="339.85">
            <text:p>339.85</text:p>
          </table:table-cell>
          <table:table-cell table:formula="of:=[.H1234]/[.A1234]" office:value-type="float" office:value="1.09027621827981">
            <text:p>1.09</text:p>
          </table:table-cell>
          <table:table-cell office:value-type="float" office:value="328.92">
            <text:p>328.92</text:p>
          </table:table-cell>
          <table:table-cell table:formula="of:=[.J1234]/[.A1234]" office:value-type="float" office:value="1.05521157486125">
            <text:p>1.06</text:p>
          </table:table-cell>
          <table:table-cell table:number-columns-repeated="5"/>
        </table:table-row>
        <table:table-row table:style-name="ro1">
          <table:table-cell office:value-type="float" office:value="94.33">
            <text:p>94.33</text:p>
          </table:table-cell>
          <table:table-cell office:value-type="float" office:value="104.18">
            <text:p>104.18</text:p>
          </table:table-cell>
          <table:table-cell table:formula="of:=[.B1235]/[.A1235]" office:value-type="float" office:value="1.10442065090639">
            <text:p>1.1</text:p>
          </table:table-cell>
          <table:table-cell office:value-type="float" office:value="100.08">
            <text:p>100.08</text:p>
          </table:table-cell>
          <table:table-cell table:formula="of:=[.D1235]/[.A1235]" office:value-type="float" office:value="1.06095621753419">
            <text:p>1.06</text:p>
          </table:table-cell>
          <table:table-cell office:value-type="float" office:value="100.08">
            <text:p>100.08</text:p>
          </table:table-cell>
          <table:table-cell table:formula="of:=[.F1235]/[.A1235]" office:value-type="float" office:value="1.06095621753419">
            <text:p>1.06</text:p>
          </table:table-cell>
          <table:table-cell office:value-type="float" office:value="104.18">
            <text:p>104.18</text:p>
          </table:table-cell>
          <table:table-cell table:formula="of:=[.H1235]/[.A1235]" office:value-type="float" office:value="1.10442065090639">
            <text:p>1.1</text:p>
          </table:table-cell>
          <table:table-cell office:value-type="float" office:value="99.5">
            <text:p>99.5</text:p>
          </table:table-cell>
          <table:table-cell table:formula="of:=[.J1235]/[.A1235]" office:value-type="float" office:value="1.05480759037422">
            <text:p>1.05</text:p>
          </table:table-cell>
          <table:table-cell table:number-columns-repeated="5"/>
        </table:table-row>
        <table:table-row table:style-name="ro1">
          <table:table-cell office:value-type="float" office:value="182.85">
            <text:p>182.85</text:p>
          </table:table-cell>
          <table:table-cell office:value-type="float" office:value="200.31">
            <text:p>200.31</text:p>
          </table:table-cell>
          <table:table-cell table:formula="of:=[.B1236]/[.A1236]" office:value-type="float" office:value="1.0954881050041">
            <text:p>1.1</text:p>
          </table:table-cell>
          <table:table-cell office:value-type="float" office:value="186.51">
            <text:p>186.51</text:p>
          </table:table-cell>
          <table:table-cell table:formula="of:=[.D1236]/[.A1236]" office:value-type="float" office:value="1.02001640689089">
            <text:p>1.02</text:p>
          </table:table-cell>
          <table:table-cell office:value-type="float" office:value="194.17">
            <text:p>194.17</text:p>
          </table:table-cell>
          <table:table-cell table:formula="of:=[.F1236]/[.A1236]" office:value-type="float" office:value="1.06190866830736">
            <text:p>1.06</text:p>
          </table:table-cell>
          <table:table-cell office:value-type="float" office:value="185.34">
            <text:p>185.34</text:p>
          </table:table-cell>
          <table:table-cell table:formula="of:=[.H1236]/[.A1236]" office:value-type="float" office:value="1.01361771944217">
            <text:p>1.01</text:p>
          </table:table-cell>
          <table:table-cell office:value-type="float" office:value="185.92">
            <text:p>185.92</text:p>
          </table:table-cell>
          <table:table-cell table:formula="of:=[.J1236]/[.A1236]" office:value-type="float" office:value="1.01678971834837">
            <text:p>1.02</text:p>
          </table:table-cell>
          <table:table-cell table:number-columns-repeated="5"/>
        </table:table-row>
        <table:table-row table:style-name="ro1">
          <table:table-cell office:value-type="float" office:value="197.24">
            <text:p>197.24</text:p>
          </table:table-cell>
          <table:table-cell office:value-type="float" office:value="216.71">
            <text:p>216.71</text:p>
          </table:table-cell>
          <table:table-cell table:formula="of:=[.B1237]/[.A1237]" office:value-type="float" office:value="1.09871222875684">
            <text:p>1.1</text:p>
          </table:table-cell>
          <table:table-cell office:value-type="float" office:value="211.44">
            <text:p>211.44</text:p>
          </table:table-cell>
          <table:table-cell table:formula="of:=[.D1237]/[.A1237]" office:value-type="float" office:value="1.07199351044413">
            <text:p>1.07</text:p>
          </table:table-cell>
          <table:table-cell office:value-type="float" office:value="209.68">
            <text:p>209.68</text:p>
          </table:table-cell>
          <table:table-cell table:formula="of:=[.F1237]/[.A1237]" office:value-type="float" office:value="1.06307037112148">
            <text:p>1.06</text:p>
          </table:table-cell>
          <table:table-cell office:value-type="float" office:value="214.95">
            <text:p>214.95</text:p>
          </table:table-cell>
          <table:table-cell table:formula="of:=[.H1237]/[.A1237]" office:value-type="float" office:value="1.08978908943419">
            <text:p>1.09</text:p>
          </table:table-cell>
          <table:table-cell office:value-type="float" office:value="206.17">
            <text:p>206.17</text:p>
          </table:table-cell>
          <table:table-cell table:formula="of:=[.J1237]/[.A1237]" office:value-type="float" office:value="1.04527479213141">
            <text:p>1.05</text:p>
          </table:table-cell>
          <table:table-cell table:number-columns-repeated="5"/>
        </table:table-row>
        <table:table-row table:style-name="ro1">
          <table:table-cell office:value-type="float" office:value="292.74">
            <text:p>292.74</text:p>
          </table:table-cell>
          <table:table-cell office:value-type="float" office:value="318.29">
            <text:p>318.29</text:p>
          </table:table-cell>
          <table:table-cell table:formula="of:=[.B1238]/[.A1238]" office:value-type="float" office:value="1.08727881396461">
            <text:p>1.09</text:p>
          </table:table-cell>
          <table:table-cell office:value-type="float" office:value="309.36">
            <text:p>309.36</text:p>
          </table:table-cell>
          <table:table-cell table:formula="of:=[.D1238]/[.A1238]" office:value-type="float" office:value="1.05677392908383">
            <text:p>1.06</text:p>
          </table:table-cell>
          <table:table-cell office:value-type="float" office:value="311.71">
            <text:p>311.71</text:p>
          </table:table-cell>
          <table:table-cell table:formula="of:=[.F1238]/[.A1238]" office:value-type="float" office:value="1.06480153036824">
            <text:p>1.06</text:p>
          </table:table-cell>
          <table:table-cell office:value-type="float" office:value="318.29">
            <text:p>318.29</text:p>
          </table:table-cell>
          <table:table-cell table:formula="of:=[.H1238]/[.A1238]" office:value-type="float" office:value="1.08727881396461">
            <text:p>1.09</text:p>
          </table:table-cell>
          <table:table-cell office:value-type="float" office:value="309.36">
            <text:p>309.36</text:p>
          </table:table-cell>
          <table:table-cell table:formula="of:=[.J1238]/[.A1238]" office:value-type="float" office:value="1.05677392908383">
            <text:p>1.06</text:p>
          </table:table-cell>
          <table:table-cell table:number-columns-repeated="5"/>
        </table:table-row>
        <table:table-row table:style-name="ro1">
          <table:table-cell office:value-type="float" office:value="279.45">
            <text:p>279.45</text:p>
          </table:table-cell>
          <table:table-cell office:value-type="float" office:value="302.32">
            <text:p>302.32</text:p>
          </table:table-cell>
          <table:table-cell table:formula="of:=[.B1239]/[.A1239]" office:value-type="float" office:value="1.08183932724996">
            <text:p>1.08</text:p>
          </table:table-cell>
          <table:table-cell office:value-type="float" office:value="293.01">
            <text:p>293.01</text:p>
          </table:table-cell>
          <table:table-cell table:formula="of:=[.D1239]/[.A1239]" office:value-type="float" office:value="1.04852388620505">
            <text:p>1.05</text:p>
          </table:table-cell>
          <table:table-cell office:value-type="float" office:value="297.59">
            <text:p>297.59</text:p>
          </table:table-cell>
          <table:table-cell table:formula="of:=[.F1239]/[.A1239]" office:value-type="float" office:value="1.06491322240115">
            <text:p>1.06</text:p>
          </table:table-cell>
          <table:table-cell office:value-type="float" office:value="296.08">
            <text:p>296.08</text:p>
          </table:table-cell>
          <table:table-cell table:formula="of:=[.H1239]/[.A1239]" office:value-type="float" office:value="1.05950975129719">
            <text:p>1.06</text:p>
          </table:table-cell>
          <table:table-cell office:value-type="float" office:value="292.42">
            <text:p>292.42</text:p>
          </table:table-cell>
          <table:table-cell table:formula="of:=[.J1239]/[.A1239]" office:value-type="float" office:value="1.04641259617105">
            <text:p>1.05</text:p>
          </table:table-cell>
          <table:table-cell table:number-columns-repeated="5"/>
        </table:table-row>
        <table:table-row table:style-name="ro1">
          <table:table-cell office:value-type="float" office:value="81.6">
            <text:p>81.6</text:p>
          </table:table-cell>
          <table:table-cell office:value-type="float" office:value="97.05">
            <text:p>97.05</text:p>
          </table:table-cell>
          <table:table-cell table:formula="of:=[.B1240]/[.A1240]" office:value-type="float" office:value="1.18933823529412">
            <text:p>1.19</text:p>
          </table:table-cell>
          <table:table-cell office:value-type="float" office:value="89.15">
            <text:p>89.15</text:p>
          </table:table-cell>
          <table:table-cell table:formula="of:=[.D1240]/[.A1240]" office:value-type="float" office:value="1.09252450980392">
            <text:p>1.09</text:p>
          </table:table-cell>
          <table:table-cell office:value-type="float" office:value="87.01">
            <text:p>87.01</text:p>
          </table:table-cell>
          <table:table-cell table:formula="of:=[.F1240]/[.A1240]" office:value-type="float" office:value="1.06629901960784">
            <text:p>1.07</text:p>
          </table:table-cell>
          <table:table-cell office:value-type="float" office:value="91.4">
            <text:p>91.4</text:p>
          </table:table-cell>
          <table:table-cell table:formula="of:=[.H1240]/[.A1240]" office:value-type="float" office:value="1.12009803921569">
            <text:p>1.12</text:p>
          </table:table-cell>
          <table:table-cell office:value-type="float" office:value="89.15">
            <text:p>89.15</text:p>
          </table:table-cell>
          <table:table-cell table:formula="of:=[.J1240]/[.A1240]" office:value-type="float" office:value="1.09252450980392">
            <text:p>1.09</text:p>
          </table:table-cell>
          <table:table-cell table:number-columns-repeated="5"/>
        </table:table-row>
        <table:table-row table:style-name="ro1">
          <table:table-cell office:value-type="float" office:value="34.04">
            <text:p>34.04</text:p>
          </table:table-cell>
          <table:table-cell office:value-type="float" office:value="34.63">
            <text:p>34.63</text:p>
          </table:table-cell>
          <table:table-cell table:formula="of:=[.B1241]/[.A1241]" office:value-type="float" office:value="1.01733254994125">
            <text:p>1.02</text:p>
          </table:table-cell>
          <table:table-cell office:value-type="float" office:value="34.63">
            <text:p>34.63</text:p>
          </table:table-cell>
          <table:table-cell table:formula="of:=[.D1241]/[.A1241]" office:value-type="float" office:value="1.01733254994125">
            <text:p>1.02</text:p>
          </table:table-cell>
          <table:table-cell office:value-type="float" office:value="36.38">
            <text:p>36.38</text:p>
          </table:table-cell>
          <table:table-cell table:formula="of:=[.F1241]/[.A1241]" office:value-type="float" office:value="1.06874265569918">
            <text:p>1.07</text:p>
          </table:table-cell>
          <table:table-cell office:value-type="float" office:value="34.63">
            <text:p>34.63</text:p>
          </table:table-cell>
          <table:table-cell table:formula="of:=[.H1241]/[.A1241]" office:value-type="float" office:value="1.01733254994125">
            <text:p>1.02</text:p>
          </table:table-cell>
          <table:table-cell office:value-type="float" office:value="34.63">
            <text:p>34.63</text:p>
          </table:table-cell>
          <table:table-cell table:formula="of:=[.J1241]/[.A1241]" office:value-type="float" office:value="1.01733254994125">
            <text:p>1.02</text:p>
          </table:table-cell>
          <table:table-cell table:number-columns-repeated="5"/>
        </table:table-row>
        <table:table-row table:style-name="ro1">
          <table:table-cell office:value-type="float" office:value="264.95">
            <text:p>264.95</text:p>
          </table:table-cell>
          <table:table-cell office:value-type="float" office:value="299.09">
            <text:p>299.09</text:p>
          </table:table-cell>
          <table:table-cell table:formula="of:=[.B1242]/[.A1242]" office:value-type="float" office:value="1.12885450084922">
            <text:p>1.13</text:p>
          </table:table-cell>
          <table:table-cell office:value-type="float" office:value="283.33">
            <text:p>283.33</text:p>
          </table:table-cell>
          <table:table-cell table:formula="of:=[.D1242]/[.A1242]" office:value-type="float" office:value="1.06937157954331">
            <text:p>1.07</text:p>
          </table:table-cell>
          <table:table-cell office:value-type="float" office:value="283.33">
            <text:p>283.33</text:p>
          </table:table-cell>
          <table:table-cell table:formula="of:=[.F1242]/[.A1242]" office:value-type="float" office:value="1.06937157954331">
            <text:p>1.07</text:p>
          </table:table-cell>
          <table:table-cell office:value-type="float" office:value="299.09">
            <text:p>299.09</text:p>
          </table:table-cell>
          <table:table-cell table:formula="of:=[.H1242]/[.A1242]" office:value-type="float" office:value="1.12885450084922">
            <text:p>1.13</text:p>
          </table:table-cell>
          <table:table-cell office:value-type="float" office:value="283.92">
            <text:p>283.92</text:p>
          </table:table-cell>
          <table:table-cell table:formula="of:=[.J1242]/[.A1242]" office:value-type="float" office:value="1.07159841479524">
            <text:p>1.07</text:p>
          </table:table-cell>
          <table:table-cell table:number-columns-repeated="5"/>
        </table:table-row>
        <table:table-row table:style-name="ro1">
          <table:table-cell office:value-type="float" office:value="271.16">
            <text:p>271.16</text:p>
          </table:table-cell>
          <table:table-cell office:value-type="float" office:value="296.82">
            <text:p>296.82</text:p>
          </table:table-cell>
          <table:table-cell table:formula="of:=[.B1243]/[.A1243]" office:value-type="float" office:value="1.09463047647146">
            <text:p>1.09</text:p>
          </table:table-cell>
          <table:table-cell office:value-type="float" office:value="281.99">
            <text:p>281.99</text:p>
          </table:table-cell>
          <table:table-cell table:formula="of:=[.D1243]/[.A1243]" office:value-type="float" office:value="1.03993951910311">
            <text:p>1.04</text:p>
          </table:table-cell>
          <table:table-cell office:value-type="float" office:value="290.05">
            <text:p>290.05</text:p>
          </table:table-cell>
          <table:table-cell table:formula="of:=[.F1243]/[.A1243]" office:value-type="float" office:value="1.06966366720755">
            <text:p>1.07</text:p>
          </table:table-cell>
          <table:table-cell office:value-type="float" office:value="288.23">
            <text:p>288.23</text:p>
          </table:table-cell>
          <table:table-cell table:formula="of:=[.H1243]/[.A1243]" office:value-type="float" office:value="1.06295176279687">
            <text:p>1.06</text:p>
          </table:table-cell>
          <table:table-cell office:value-type="float" office:value="280.82">
            <text:p>280.82</text:p>
          </table:table-cell>
          <table:table-cell table:formula="of:=[.J1243]/[.A1243]" office:value-type="float" office:value="1.03562472341053">
            <text:p>1.04</text:p>
          </table:table-cell>
          <table:table-cell table:number-columns-repeated="5"/>
        </table:table-row>
        <table:table-row table:style-name="ro1">
          <table:table-cell office:value-type="float" office:value="98.46">
            <text:p>98.46</text:p>
          </table:table-cell>
          <table:table-cell office:value-type="float" office:value="106.25">
            <text:p>106.25</text:p>
          </table:table-cell>
          <table:table-cell table:formula="of:=[.B1244]/[.A1244]" office:value-type="float" office:value="1.07911842372537">
            <text:p>1.08</text:p>
          </table:table-cell>
          <table:table-cell office:value-type="float" office:value="104.25">
            <text:p>104.25</text:p>
          </table:table-cell>
          <table:table-cell table:formula="of:=[.D1244]/[.A1244]" office:value-type="float" office:value="1.0588056063376">
            <text:p>1.06</text:p>
          </table:table-cell>
          <table:table-cell office:value-type="float" office:value="105.43">
            <text:p>105.43</text:p>
          </table:table-cell>
          <table:table-cell table:formula="of:=[.F1244]/[.A1244]" office:value-type="float" office:value="1.07079016859638">
            <text:p>1.07</text:p>
          </table:table-cell>
          <table:table-cell office:value-type="float" office:value="106.25">
            <text:p>106.25</text:p>
          </table:table-cell>
          <table:table-cell table:formula="of:=[.H1244]/[.A1244]" office:value-type="float" office:value="1.07911842372537">
            <text:p>1.08</text:p>
          </table:table-cell>
          <table:table-cell office:value-type="float" office:value="104.84">
            <text:p>104.84</text:p>
          </table:table-cell>
          <table:table-cell table:formula="of:=[.J1244]/[.A1244]" office:value-type="float" office:value="1.06479788746699">
            <text:p>1.06</text:p>
          </table:table-cell>
          <table:table-cell table:number-columns-repeated="5"/>
        </table:table-row>
        <table:table-row table:style-name="ro1">
          <table:table-cell office:value-type="float" office:value="168.18">
            <text:p>168.18</text:p>
          </table:table-cell>
          <table:table-cell office:value-type="float" office:value="192.47">
            <text:p>192.47</text:p>
          </table:table-cell>
          <table:table-cell table:formula="of:=[.B1245]/[.A1245]" office:value-type="float" office:value="1.14442858841717">
            <text:p>1.14</text:p>
          </table:table-cell>
          <table:table-cell office:value-type="float" office:value="178.95">
            <text:p>178.95</text:p>
          </table:table-cell>
          <table:table-cell table:formula="of:=[.D1245]/[.A1245]" office:value-type="float" office:value="1.06403853014627">
            <text:p>1.06</text:p>
          </table:table-cell>
          <table:table-cell office:value-type="float" office:value="180.12">
            <text:p>180.12</text:p>
          </table:table-cell>
          <table:table-cell table:formula="of:=[.F1245]/[.A1245]" office:value-type="float" office:value="1.07099536211202">
            <text:p>1.07</text:p>
          </table:table-cell>
          <table:table-cell office:value-type="float" office:value="192.47">
            <text:p>192.47</text:p>
          </table:table-cell>
          <table:table-cell table:formula="of:=[.H1245]/[.A1245]" office:value-type="float" office:value="1.14442858841717">
            <text:p>1.14</text:p>
          </table:table-cell>
          <table:table-cell office:value-type="float" office:value="172.08">
            <text:p>172.08</text:p>
          </table:table-cell>
          <table:table-cell table:formula="of:=[.J1245]/[.A1245]" office:value-type="float" office:value="1.02318943988584">
            <text:p>1.02</text:p>
          </table:table-cell>
          <table:table-cell table:number-columns-repeated="5"/>
        </table:table-row>
        <table:table-row table:style-name="ro1">
          <table:table-cell office:value-type="float" office:value="167.97">
            <text:p>167.97</text:p>
          </table:table-cell>
          <table:table-cell office:value-type="float" office:value="211.78">
            <text:p>211.78</text:p>
          </table:table-cell>
          <table:table-cell table:formula="of:=[.B1246]/[.A1246]" office:value-type="float" office:value="1.26082038459249">
            <text:p>1.26</text:p>
          </table:table-cell>
          <table:table-cell office:value-type="float" office:value="180.51">
            <text:p>180.51</text:p>
          </table:table-cell>
          <table:table-cell table:formula="of:=[.D1246]/[.A1246]" office:value-type="float" office:value="1.07465618860511">
            <text:p>1.07</text:p>
          </table:table-cell>
          <table:table-cell office:value-type="float" office:value="179.92">
            <text:p>179.92</text:p>
          </table:table-cell>
          <table:table-cell table:formula="of:=[.F1246]/[.A1246]" office:value-type="float" office:value="1.07114365660535">
            <text:p>1.07</text:p>
          </table:table-cell>
          <table:table-cell office:value-type="float" office:value="211.78">
            <text:p>211.78</text:p>
          </table:table-cell>
          <table:table-cell table:formula="of:=[.H1246]/[.A1246]" office:value-type="float" office:value="1.26082038459249">
            <text:p>1.26</text:p>
          </table:table-cell>
          <table:table-cell office:value-type="float" office:value="175.24">
            <text:p>175.24</text:p>
          </table:table-cell>
          <table:table-cell table:formula="of:=[.J1246]/[.A1246]" office:value-type="float" office:value="1.04328153836995">
            <text:p>1.04</text:p>
          </table:table-cell>
          <table:table-cell table:number-columns-repeated="5"/>
        </table:table-row>
        <table:table-row table:style-name="ro1">
          <table:table-cell office:value-type="float" office:value="167.45">
            <text:p>167.45</text:p>
          </table:table-cell>
          <table:table-cell office:value-type="float" office:value="193.51">
            <text:p>193.51</text:p>
          </table:table-cell>
          <table:table-cell table:formula="of:=[.B1247]/[.A1247]" office:value-type="float" office:value="1.15562854583458">
            <text:p>1.16</text:p>
          </table:table-cell>
          <table:table-cell office:value-type="float" office:value="179.99">
            <text:p>179.99</text:p>
          </table:table-cell>
          <table:table-cell table:formula="of:=[.D1247]/[.A1247]" office:value-type="float" office:value="1.0748880262765">
            <text:p>1.07</text:p>
          </table:table-cell>
          <table:table-cell office:value-type="float" office:value="179.41">
            <text:p>179.41</text:p>
          </table:table-cell>
          <table:table-cell table:formula="of:=[.F1247]/[.A1247]" office:value-type="float" office:value="1.07142430576291">
            <text:p>1.07</text:p>
          </table:table-cell>
          <table:table-cell office:value-type="float" office:value="193.51">
            <text:p>193.51</text:p>
          </table:table-cell>
          <table:table-cell table:formula="of:=[.H1247]/[.A1247]" office:value-type="float" office:value="1.15562854583458">
            <text:p>1.16</text:p>
          </table:table-cell>
          <table:table-cell office:value-type="float" office:value="174.72">
            <text:p>174.72</text:p>
          </table:table-cell>
          <table:table-cell table:formula="of:=[.J1247]/[.A1247]" office:value-type="float" office:value="1.04341594505823">
            <text:p>1.04</text:p>
          </table:table-cell>
          <table:table-cell table:number-columns-repeated="5"/>
        </table:table-row>
        <table:table-row table:style-name="ro1">
          <table:table-cell office:value-type="float" office:value="235.49">
            <text:p>235.49</text:p>
          </table:table-cell>
          <table:table-cell office:value-type="float" office:value="258.56">
            <text:p>258.56</text:p>
          </table:table-cell>
          <table:table-cell table:formula="of:=[.B1248]/[.A1248]" office:value-type="float" office:value="1.09796594335216">
            <text:p>1.1</text:p>
          </table:table-cell>
          <table:table-cell office:value-type="float" office:value="247.05">
            <text:p>247.05</text:p>
          </table:table-cell>
          <table:table-cell table:formula="of:=[.D1248]/[.A1248]" office:value-type="float" office:value="1.04908913329653">
            <text:p>1.05</text:p>
          </table:table-cell>
          <table:table-cell office:value-type="float" office:value="252.32">
            <text:p>252.32</text:p>
          </table:table-cell>
          <table:table-cell table:formula="of:=[.F1248]/[.A1248]" office:value-type="float" office:value="1.0714680028876">
            <text:p>1.07</text:p>
          </table:table-cell>
          <table:table-cell office:value-type="float" office:value="258.56">
            <text:p>258.56</text:p>
          </table:table-cell>
          <table:table-cell table:formula="of:=[.H1248]/[.A1248]" office:value-type="float" office:value="1.09796594335216">
            <text:p>1.1</text:p>
          </table:table-cell>
          <table:table-cell office:value-type="float" office:value="247.05">
            <text:p>247.05</text:p>
          </table:table-cell>
          <table:table-cell table:formula="of:=[.J1248]/[.A1248]" office:value-type="float" office:value="1.04908913329653">
            <text:p>1.05</text:p>
          </table:table-cell>
          <table:table-cell table:number-columns-repeated="5"/>
        </table:table-row>
        <table:table-row table:style-name="ro1">
          <table:table-cell office:value-type="float" office:value="78.9">
            <text:p>78.9</text:p>
          </table:table-cell>
          <table:table-cell office:value-type="float" office:value="111.73">
            <text:p>111.73</text:p>
          </table:table-cell>
          <table:table-cell table:formula="of:=[.B1249]/[.A1249]" office:value-type="float" office:value="1.41609632446134">
            <text:p>1.42</text:p>
          </table:table-cell>
          <table:table-cell office:value-type="float" office:value="84.66">
            <text:p>84.66</text:p>
          </table:table-cell>
          <table:table-cell table:formula="of:=[.D1249]/[.A1249]" office:value-type="float" office:value="1.07300380228137">
            <text:p>1.07</text:p>
          </table:table-cell>
          <table:table-cell office:value-type="float" office:value="84.66">
            <text:p>84.66</text:p>
          </table:table-cell>
          <table:table-cell table:formula="of:=[.F1249]/[.A1249]" office:value-type="float" office:value="1.07300380228137">
            <text:p>1.07</text:p>
          </table:table-cell>
          <table:table-cell office:value-type="float" office:value="111.73">
            <text:p>111.73</text:p>
          </table:table-cell>
          <table:table-cell table:formula="of:=[.H1249]/[.A1249]" office:value-type="float" office:value="1.41609632446134">
            <text:p>1.42</text:p>
          </table:table-cell>
          <table:table-cell office:value-type="float" office:value="84.66">
            <text:p>84.66</text:p>
          </table:table-cell>
          <table:table-cell table:formula="of:=[.J1249]/[.A1249]" office:value-type="float" office:value="1.07300380228137">
            <text:p>1.07</text:p>
          </table:table-cell>
          <table:table-cell table:number-columns-repeated="5"/>
        </table:table-row>
        <table:table-row table:style-name="ro1">
          <table:table-cell office:value-type="float" office:value="322.02">
            <text:p>322.02</text:p>
          </table:table-cell>
          <table:table-cell office:value-type="float" office:value="355.33">
            <text:p>355.33</text:p>
          </table:table-cell>
          <table:table-cell table:formula="of:=[.B1250]/[.A1250]" office:value-type="float" office:value="1.10344078007577">
            <text:p>1.1</text:p>
          </table:table-cell>
          <table:table-cell office:value-type="float" office:value="343.82">
            <text:p>343.82</text:p>
          </table:table-cell>
          <table:table-cell table:formula="of:=[.D1250]/[.A1250]" office:value-type="float" office:value="1.06769765853053">
            <text:p>1.07</text:p>
          </table:table-cell>
          <table:table-cell office:value-type="float" office:value="345.58">
            <text:p>345.58</text:p>
          </table:table-cell>
          <table:table-cell table:formula="of:=[.F1250]/[.A1250]" office:value-type="float" office:value="1.07316315756785">
            <text:p>1.07</text:p>
          </table:table-cell>
          <table:table-cell office:value-type="float" office:value="355.33">
            <text:p>355.33</text:p>
          </table:table-cell>
          <table:table-cell table:formula="of:=[.H1250]/[.A1250]" office:value-type="float" office:value="1.10344078007577">
            <text:p>1.1</text:p>
          </table:table-cell>
          <table:table-cell office:value-type="float" office:value="344.4">
            <text:p>344.4</text:p>
          </table:table-cell>
          <table:table-cell table:formula="of:=[.J1250]/[.A1250]" office:value-type="float" office:value="1.0694987888951">
            <text:p>1.07</text:p>
          </table:table-cell>
          <table:table-cell table:number-columns-repeated="5"/>
        </table:table-row>
        <table:table-row table:style-name="ro1">
          <table:table-cell office:value-type="float" office:value="109.82">
            <text:p>109.82</text:p>
          </table:table-cell>
          <table:table-cell office:value-type="float" office:value="129.92">
            <text:p>129.92</text:p>
          </table:table-cell>
          <table:table-cell table:formula="of:=[.B1251]/[.A1251]" office:value-type="float" office:value="1.18302677107995">
            <text:p>1.18</text:p>
          </table:table-cell>
          <table:table-cell office:value-type="float" office:value="110.99">
            <text:p>110.99</text:p>
          </table:table-cell>
          <table:table-cell table:formula="of:=[.D1251]/[.A1251]" office:value-type="float" office:value="1.01065379712256">
            <text:p>1.01</text:p>
          </table:table-cell>
          <table:table-cell office:value-type="float" office:value="118.02">
            <text:p>118.02</text:p>
          </table:table-cell>
          <table:table-cell table:formula="of:=[.F1251]/[.A1251]" office:value-type="float" office:value="1.07466763795301">
            <text:p>1.07</text:p>
          </table:table-cell>
          <table:table-cell office:value-type="float" office:value="129.92">
            <text:p>129.92</text:p>
          </table:table-cell>
          <table:table-cell table:formula="of:=[.H1251]/[.A1251]" office:value-type="float" office:value="1.18302677107995">
            <text:p>1.18</text:p>
          </table:table-cell>
          <table:table-cell office:value-type="float" office:value="110.99">
            <text:p>110.99</text:p>
          </table:table-cell>
          <table:table-cell table:formula="of:=[.J1251]/[.A1251]" office:value-type="float" office:value="1.01065379712256">
            <text:p>1.01</text:p>
          </table:table-cell>
          <table:table-cell table:number-columns-repeated="5"/>
        </table:table-row>
        <table:table-row table:style-name="ro1">
          <table:table-cell office:value-type="float" office:value="77.53">
            <text:p>77.53</text:p>
          </table:table-cell>
          <table:table-cell office:value-type="float" office:value="90.6">
            <text:p>90.6</text:p>
          </table:table-cell>
          <table:table-cell table:formula="of:=[.B1252]/[.A1252]" office:value-type="float" office:value="1.16857990455308">
            <text:p>1.17</text:p>
          </table:table-cell>
          <table:table-cell office:value-type="float" office:value="83.53">
            <text:p>83.53</text:p>
          </table:table-cell>
          <table:table-cell table:formula="of:=[.D1252]/[.A1252]" office:value-type="float" office:value="1.07738939765252">
            <text:p>1.08</text:p>
          </table:table-cell>
          <table:table-cell office:value-type="float" office:value="83.53">
            <text:p>83.53</text:p>
          </table:table-cell>
          <table:table-cell table:formula="of:=[.F1252]/[.A1252]" office:value-type="float" office:value="1.07738939765252">
            <text:p>1.08</text:p>
          </table:table-cell>
          <table:table-cell office:value-type="float" office:value="90.6">
            <text:p>90.6</text:p>
          </table:table-cell>
          <table:table-cell table:formula="of:=[.H1252]/[.A1252]" office:value-type="float" office:value="1.16857990455308">
            <text:p>1.17</text:p>
          </table:table-cell>
          <table:table-cell office:value-type="float" office:value="83.53">
            <text:p>83.53</text:p>
          </table:table-cell>
          <table:table-cell table:formula="of:=[.J1252]/[.A1252]" office:value-type="float" office:value="1.07738939765252">
            <text:p>1.08</text:p>
          </table:table-cell>
          <table:table-cell table:number-columns-repeated="5"/>
        </table:table-row>
        <table:table-row table:style-name="ro1">
          <table:table-cell office:value-type="float" office:value="84.91">
            <text:p>84.91</text:p>
          </table:table-cell>
          <table:table-cell office:value-type="float" office:value="95.3">
            <text:p>95.3</text:p>
          </table:table-cell>
          <table:table-cell table:formula="of:=[.B1253]/[.A1253]" office:value-type="float" office:value="1.12236485690731">
            <text:p>1.12</text:p>
          </table:table-cell>
          <table:table-cell office:value-type="float" office:value="91.64">
            <text:p>91.64</text:p>
          </table:table-cell>
          <table:table-cell table:formula="of:=[.D1253]/[.A1253]" office:value-type="float" office:value="1.07926039335767">
            <text:p>1.08</text:p>
          </table:table-cell>
          <table:table-cell office:value-type="float" office:value="91.64">
            <text:p>91.64</text:p>
          </table:table-cell>
          <table:table-cell table:formula="of:=[.F1253]/[.A1253]" office:value-type="float" office:value="1.07926039335767">
            <text:p>1.08</text:p>
          </table:table-cell>
          <table:table-cell office:value-type="float" office:value="95.05">
            <text:p>95.05</text:p>
          </table:table-cell>
          <table:table-cell table:formula="of:=[.H1253]/[.A1253]" office:value-type="float" office:value="1.119420562949">
            <text:p>1.12</text:p>
          </table:table-cell>
          <table:table-cell office:value-type="float" office:value="91.64">
            <text:p>91.64</text:p>
          </table:table-cell>
          <table:table-cell table:formula="of:=[.J1253]/[.A1253]" office:value-type="float" office:value="1.07926039335767">
            <text:p>1.08</text:p>
          </table:table-cell>
          <table:table-cell table:number-columns-repeated="5"/>
        </table:table-row>
        <table:table-row table:style-name="ro1">
          <table:table-cell office:value-type="float" office:value="69.5">
            <text:p>69.5</text:p>
          </table:table-cell>
          <table:table-cell office:value-type="float" office:value="100.67">
            <text:p>100.67</text:p>
          </table:table-cell>
          <table:table-cell table:formula="of:=[.B1254]/[.A1254]" office:value-type="float" office:value="1.44848920863309">
            <text:p>1.45</text:p>
          </table:table-cell>
          <table:table-cell office:value-type="float" office:value="75.36">
            <text:p>75.36</text:p>
          </table:table-cell>
          <table:table-cell table:formula="of:=[.D1254]/[.A1254]" office:value-type="float" office:value="1.08431654676259">
            <text:p>1.08</text:p>
          </table:table-cell>
          <table:table-cell office:value-type="float" office:value="75.36">
            <text:p>75.36</text:p>
          </table:table-cell>
          <table:table-cell table:formula="of:=[.F1254]/[.A1254]" office:value-type="float" office:value="1.08431654676259">
            <text:p>1.08</text:p>
          </table:table-cell>
          <table:table-cell office:value-type="float" office:value="97.15">
            <text:p>97.15</text:p>
          </table:table-cell>
          <table:table-cell table:formula="of:=[.H1254]/[.A1254]" office:value-type="float" office:value="1.39784172661871">
            <text:p>1.4</text:p>
          </table:table-cell>
          <table:table-cell office:value-type="float" office:value="75.36">
            <text:p>75.36</text:p>
          </table:table-cell>
          <table:table-cell table:formula="of:=[.J1254]/[.A1254]" office:value-type="float" office:value="1.08431654676259">
            <text:p>1.08</text:p>
          </table:table-cell>
          <table:table-cell table:number-columns-repeated="5"/>
        </table:table-row>
        <table:table-row table:style-name="ro1">
          <table:table-cell office:value-type="float" office:value="161.31">
            <text:p>161.31</text:p>
          </table:table-cell>
          <table:table-cell office:value-type="float" office:value="182.4">
            <text:p>182.4</text:p>
          </table:table-cell>
          <table:table-cell table:formula="of:=[.B1255]/[.A1255]" office:value-type="float" office:value="1.13074204946996">
            <text:p>1.13</text:p>
          </table:table-cell>
          <table:table-cell office:value-type="float" office:value="173.95">
            <text:p>173.95</text:p>
          </table:table-cell>
          <table:table-cell table:formula="of:=[.D1255]/[.A1255]" office:value-type="float" office:value="1.07835844027029">
            <text:p>1.08</text:p>
          </table:table-cell>
          <table:table-cell office:value-type="float" office:value="175.12">
            <text:p>175.12</text:p>
          </table:table-cell>
          <table:table-cell table:formula="of:=[.F1255]/[.A1255]" office:value-type="float" office:value="1.08561155539024">
            <text:p>1.09</text:p>
          </table:table-cell>
          <table:table-cell office:value-type="float" office:value="182.4">
            <text:p>182.4</text:p>
          </table:table-cell>
          <table:table-cell table:formula="of:=[.H1255]/[.A1255]" office:value-type="float" office:value="1.13074204946996">
            <text:p>1.13</text:p>
          </table:table-cell>
          <table:table-cell office:value-type="float" office:value="169.27">
            <text:p>169.27</text:p>
          </table:table-cell>
          <table:table-cell table:formula="of:=[.J1255]/[.A1255]" office:value-type="float" office:value="1.04934597979047">
            <text:p>1.05</text:p>
          </table:table-cell>
          <table:table-cell table:number-columns-repeated="5"/>
        </table:table-row>
        <table:table-row table:style-name="ro1">
          <table:table-cell office:value-type="float" office:value="47.46">
            <text:p>47.46</text:p>
          </table:table-cell>
          <table:table-cell office:value-type="float" office:value="50.38">
            <text:p>50.38</text:p>
          </table:table-cell>
          <table:table-cell table:formula="of:=[.B1256]/[.A1256]" office:value-type="float" office:value="1.06152549515381">
            <text:p>1.06</text:p>
          </table:table-cell>
          <table:table-cell office:value-type="float" office:value="50.97">
            <text:p>50.97</text:p>
          </table:table-cell>
          <table:table-cell table:formula="of:=[.D1256]/[.A1256]" office:value-type="float" office:value="1.07395701643489">
            <text:p>1.07</text:p>
          </table:table-cell>
          <table:table-cell office:value-type="float" office:value="51.56">
            <text:p>51.56</text:p>
          </table:table-cell>
          <table:table-cell table:formula="of:=[.F1256]/[.A1256]" office:value-type="float" office:value="1.08638853771597">
            <text:p>1.09</text:p>
          </table:table-cell>
          <table:table-cell office:value-type="float" office:value="50.38">
            <text:p>50.38</text:p>
          </table:table-cell>
          <table:table-cell table:formula="of:=[.H1256]/[.A1256]" office:value-type="float" office:value="1.06152549515381">
            <text:p>1.06</text:p>
          </table:table-cell>
          <table:table-cell office:value-type="float" office:value="50.97">
            <text:p>50.97</text:p>
          </table:table-cell>
          <table:table-cell table:formula="of:=[.J1256]/[.A1256]" office:value-type="float" office:value="1.07395701643489">
            <text:p>1.07</text:p>
          </table:table-cell>
          <table:table-cell table:number-columns-repeated="5"/>
        </table:table-row>
        <table:table-row table:style-name="ro1">
          <table:table-cell office:value-type="float" office:value="26.97">
            <text:p>26.97</text:p>
          </table:table-cell>
          <table:table-cell office:value-type="float" office:value="43.46">
            <text:p>43.46</text:p>
          </table:table-cell>
          <table:table-cell table:formula="of:=[.B1257]/[.A1257]" office:value-type="float" office:value="1.61142009640341">
            <text:p>1.61</text:p>
          </table:table-cell>
          <table:table-cell office:value-type="float" office:value="28.73">
            <text:p>28.73</text:p>
          </table:table-cell>
          <table:table-cell table:formula="of:=[.D1257]/[.A1257]" office:value-type="float" office:value="1.06525769373378">
            <text:p>1.07</text:p>
          </table:table-cell>
          <table:table-cell office:value-type="float" office:value="29.31">
            <text:p>29.31</text:p>
          </table:table-cell>
          <table:table-cell table:formula="of:=[.F1257]/[.A1257]" office:value-type="float" office:value="1.08676307007786">
            <text:p>1.09</text:p>
          </table:table-cell>
          <table:table-cell office:value-type="float" office:value="43.46">
            <text:p>43.46</text:p>
          </table:table-cell>
          <table:table-cell table:formula="of:=[.H1257]/[.A1257]" office:value-type="float" office:value="1.61142009640341">
            <text:p>1.61</text:p>
          </table:table-cell>
          <table:table-cell office:value-type="float" office:value="28.73">
            <text:p>28.73</text:p>
          </table:table-cell>
          <table:table-cell table:formula="of:=[.J1257]/[.A1257]" office:value-type="float" office:value="1.06525769373378">
            <text:p>1.07</text:p>
          </table:table-cell>
          <table:table-cell table:number-columns-repeated="5"/>
        </table:table-row>
        <table:table-row table:style-name="ro1">
          <table:table-cell office:value-type="float" office:value="154.17">
            <text:p>154.17</text:p>
          </table:table-cell>
          <table:table-cell office:value-type="float" office:value="182.75">
            <text:p>182.75</text:p>
          </table:table-cell>
          <table:table-cell table:formula="of:=[.B1258]/[.A1258]" office:value-type="float" office:value="1.18537977557242">
            <text:p>1.19</text:p>
          </table:table-cell>
          <table:table-cell office:value-type="float" office:value="166.17">
            <text:p>166.17</text:p>
          </table:table-cell>
          <table:table-cell table:formula="of:=[.D1258]/[.A1258]" office:value-type="float" office:value="1.07783615489395">
            <text:p>1.08</text:p>
          </table:table-cell>
          <table:table-cell office:value-type="float" office:value="167.92">
            <text:p>167.92</text:p>
          </table:table-cell>
          <table:table-cell table:formula="of:=[.F1258]/[.A1258]" office:value-type="float" office:value="1.08918726081598">
            <text:p>1.09</text:p>
          </table:table-cell>
          <table:table-cell office:value-type="float" office:value="182.75">
            <text:p>182.75</text:p>
          </table:table-cell>
          <table:table-cell table:formula="of:=[.H1258]/[.A1258]" office:value-type="float" office:value="1.18537977557242">
            <text:p>1.19</text:p>
          </table:table-cell>
          <table:table-cell office:value-type="float" office:value="166.17">
            <text:p>166.17</text:p>
          </table:table-cell>
          <table:table-cell table:formula="of:=[.J1258]/[.A1258]" office:value-type="float" office:value="1.07783615489395">
            <text:p>1.08</text:p>
          </table:table-cell>
          <table:table-cell table:number-columns-repeated="5"/>
        </table:table-row>
        <table:table-row table:style-name="ro1">
          <table:table-cell office:value-type="float" office:value="79.43">
            <text:p>79.43</text:p>
          </table:table-cell>
          <table:table-cell office:value-type="float" office:value="92.7">
            <text:p>92.7</text:p>
          </table:table-cell>
          <table:table-cell table:formula="of:=[.B1259]/[.A1259]" office:value-type="float" office:value="1.16706534055143">
            <text:p>1.17</text:p>
          </table:table-cell>
          <table:table-cell office:value-type="float" office:value="86.7">
            <text:p>86.7</text:p>
          </table:table-cell>
          <table:table-cell table:formula="of:=[.D1259]/[.A1259]" office:value-type="float" office:value="1.091527130807">
            <text:p>1.09</text:p>
          </table:table-cell>
          <table:table-cell office:value-type="float" office:value="86.7">
            <text:p>86.7</text:p>
          </table:table-cell>
          <table:table-cell table:formula="of:=[.F1259]/[.A1259]" office:value-type="float" office:value="1.091527130807">
            <text:p>1.09</text:p>
          </table:table-cell>
          <table:table-cell office:value-type="float" office:value="86.7">
            <text:p>86.7</text:p>
          </table:table-cell>
          <table:table-cell table:formula="of:=[.H1259]/[.A1259]" office:value-type="float" office:value="1.091527130807">
            <text:p>1.09</text:p>
          </table:table-cell>
          <table:table-cell office:value-type="float" office:value="83.53">
            <text:p>83.53</text:p>
          </table:table-cell>
          <table:table-cell table:formula="of:=[.J1259]/[.A1259]" office:value-type="float" office:value="1.05161777665869">
            <text:p>1.05</text:p>
          </table:table-cell>
          <table:table-cell table:number-columns-repeated="5"/>
        </table:table-row>
        <table:table-row table:style-name="ro1">
          <table:table-cell office:value-type="float" office:value="200.58">
            <text:p>200.58</text:p>
          </table:table-cell>
          <table:table-cell office:value-type="float" office:value="228.04">
            <text:p>228.04</text:p>
          </table:table-cell>
          <table:table-cell table:formula="of:=[.B1260]/[.A1260]" office:value-type="float" office:value="1.13690298135407">
            <text:p>1.14</text:p>
          </table:table-cell>
          <table:table-cell office:value-type="float" office:value="223.21">
            <text:p>223.21</text:p>
          </table:table-cell>
          <table:table-cell table:formula="of:=[.D1260]/[.A1260]" office:value-type="float" office:value="1.11282281383986">
            <text:p>1.11</text:p>
          </table:table-cell>
          <table:table-cell office:value-type="float" office:value="224.38">
            <text:p>224.38</text:p>
          </table:table-cell>
          <table:table-cell table:formula="of:=[.F1260]/[.A1260]" office:value-type="float" office:value="1.1186558978961">
            <text:p>1.12</text:p>
          </table:table-cell>
          <table:table-cell office:value-type="float" office:value="228.04">
            <text:p>228.04</text:p>
          </table:table-cell>
          <table:table-cell table:formula="of:=[.H1260]/[.A1260]" office:value-type="float" office:value="1.13690298135407">
            <text:p>1.14</text:p>
          </table:table-cell>
          <table:table-cell office:value-type="float" office:value="223.21">
            <text:p>223.21</text:p>
          </table:table-cell>
          <table:table-cell table:formula="of:=[.J1260]/[.A1260]" office:value-type="float" office:value="1.11282281383986">
            <text:p>1.11</text:p>
          </table:table-cell>
          <table:table-cell table:number-columns-repeated="5"/>
        </table:table-row>
        <table:table-row table:style-name="ro1">
          <table:table-cell office:value-type="float" office:value="98.57">
            <text:p>98.57</text:p>
          </table:table-cell>
          <table:table-cell office:value-type="float" office:value="114.95">
            <text:p>114.95</text:p>
          </table:table-cell>
          <table:table-cell table:formula="of:=[.B1261]/[.A1261]" office:value-type="float" office:value="1.16617632139596">
            <text:p>1.17</text:p>
          </table:table-cell>
          <table:table-cell office:value-type="float" office:value="110.71">
            <text:p>110.71</text:p>
          </table:table-cell>
          <table:table-cell table:formula="of:=[.D1261]/[.A1261]" office:value-type="float" office:value="1.12316120523486">
            <text:p>1.12</text:p>
          </table:table-cell>
          <table:table-cell office:value-type="float" office:value="110.71">
            <text:p>110.71</text:p>
          </table:table-cell>
          <table:table-cell table:formula="of:=[.F1261]/[.A1261]" office:value-type="float" office:value="1.12316120523486">
            <text:p>1.12</text:p>
          </table:table-cell>
          <table:table-cell office:value-type="float" office:value="114.95">
            <text:p>114.95</text:p>
          </table:table-cell>
          <table:table-cell table:formula="of:=[.H1261]/[.A1261]" office:value-type="float" office:value="1.16617632139596">
            <text:p>1.17</text:p>
          </table:table-cell>
          <table:table-cell office:value-type="float" office:value="99.74">
            <text:p>99.74</text:p>
          </table:table-cell>
          <table:table-cell table:formula="of:=[.J1261]/[.A1261]" office:value-type="float" office:value="1.01186973724257">
            <text:p>1.01</text:p>
          </table:table-cell>
          <table:table-cell table:number-columns-repeated="5"/>
        </table:table-row>
        <table:table-row table:style-name="ro1">
          <table:table-cell office:value-type="float" office:value="39.21">
            <text:p>39.21</text:p>
          </table:table-cell>
          <table:table-cell office:value-type="float" office:value="56.73">
            <text:p>56.73</text:p>
          </table:table-cell>
          <table:table-cell table:formula="of:=[.B1262]/[.A1262]" office:value-type="float" office:value="1.44682478959449">
            <text:p>1.45</text:p>
          </table:table-cell>
          <table:table-cell office:value-type="float" office:value="44.38">
            <text:p>44.38</text:p>
          </table:table-cell>
          <table:table-cell table:formula="of:=[.D1262]/[.A1262]" office:value-type="float" office:value="1.13185411884723">
            <text:p>1.13</text:p>
          </table:table-cell>
          <table:table-cell office:value-type="float" office:value="44.38">
            <text:p>44.38</text:p>
          </table:table-cell>
          <table:table-cell table:formula="of:=[.F1262]/[.A1262]" office:value-type="float" office:value="1.13185411884723">
            <text:p>1.13</text:p>
          </table:table-cell>
          <table:table-cell office:value-type="float" office:value="56.73">
            <text:p>56.73</text:p>
          </table:table-cell>
          <table:table-cell table:formula="of:=[.H1262]/[.A1262]" office:value-type="float" office:value="1.44682478959449">
            <text:p>1.45</text:p>
          </table:table-cell>
          <table:table-cell office:value-type="float" office:value="44.38">
            <text:p>44.38</text:p>
          </table:table-cell>
          <table:table-cell table:formula="of:=[.J1262]/[.A1262]" office:value-type="float" office:value="1.13185411884723">
            <text:p>1.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.83">
            <text:p>3.83</text:p>
          </table:table-cell>
          <table:table-cell table:formula="of:=[.B1263]/[.A1263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D1263]/[.A1263]" office:value-type="float" office:value="1.15143603133159">
            <text:p>1.15</text:p>
          </table:table-cell>
          <table:table-cell office:value-type="float" office:value="4.41">
            <text:p>4.41</text:p>
          </table:table-cell>
          <table:table-cell table:formula="of:=[.F1263]/[.A1263]" office:value-type="float" office:value="1.15143603133159">
            <text:p>1.15</text:p>
          </table:table-cell>
          <table:table-cell office:value-type="float" office:value="4.41">
            <text:p>4.41</text:p>
          </table:table-cell>
          <table:table-cell table:formula="of:=[.H1263]/[.A1263]" office:value-type="float" office:value="1.15143603133159">
            <text:p>1.15</text:p>
          </table:table-cell>
          <table:table-cell office:value-type="float" office:value="4.41">
            <text:p>4.41</text:p>
          </table:table-cell>
          <table:table-cell table:formula="of:=[.J1263]/[.A1263]" office:value-type="float" office:value="1.15143603133159">
            <text:p>1.15</text:p>
          </table:table-cell>
          <table:table-cell table:number-columns-repeated="5"/>
        </table:table-row>
        <table:table-row table:style-name="ro1">
          <table:table-cell office:value-type="float" office:value="22.07">
            <text:p>22.07</text:p>
          </table:table-cell>
          <table:table-cell office:value-type="float" office:value="37.83">
            <text:p>37.83</text:p>
          </table:table-cell>
          <table:table-cell table:formula="of:=[.B1264]/[.A1264]" office:value-type="float" office:value="1.71409152695967">
            <text:p>1.71</text:p>
          </table:table-cell>
          <table:table-cell office:value-type="float" office:value="32.66">
            <text:p>32.66</text:p>
          </table:table-cell>
          <table:table-cell table:formula="of:=[.D1264]/[.A1264]" office:value-type="float" office:value="1.47983688264613">
            <text:p>1.48</text:p>
          </table:table-cell>
          <table:table-cell office:value-type="float" office:value="32.66">
            <text:p>32.66</text:p>
          </table:table-cell>
          <table:table-cell table:formula="of:=[.F1264]/[.A1264]" office:value-type="float" office:value="1.47983688264613">
            <text:p>1.48</text:p>
          </table:table-cell>
          <table:table-cell office:value-type="float" office:value="22.07">
            <text:p>22.07</text:p>
          </table:table-cell>
          <table:table-cell table:formula="of:=[.H1264]/[.A1264]" office:value-type="float" office:value="1">
            <text:p>1</text:p>
          </table:table-cell>
          <table:table-cell office:value-type="float" office:value="22.07">
            <text:p>22.07</text:p>
          </table:table-cell>
          <table:table-cell table:formula="of:=[.J1264]/[.A1264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MJ104857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1/19/2014</text:date>, <text:time>12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51S</meta:editing-duration>
    <meta:editing-cycles>14</meta:editing-cycles>
    <meta:generator>OpenOffice.org/3.4.1$Win32 OpenOffice.org_project/341m1$Build-9593</meta:generator>
    <dc:date>2014-01-19T12:44:20.18</dc:date>
    <dc:creator>Ryan Tuck</dc:creator>
    <meta:document-statistic meta:table-count="3" meta:cell-count="13912" meta:object-count="0"/>
    <meta:user-defined meta:name="Info 1"/>
    <meta:user-defined meta:name="Info 2"/>
    <meta:user-defined meta:name="Info 3"/>
    <meta:user-defined meta:name="Info 4"/>
  </office:meta>
</office:document-meta>
</file>